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Mono" svg:font-family="'Noto Mono'" style:font-family-generic="modern" style:font-pitch="fixed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0.868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1.871cm"/>
    </style:style>
    <style:style style:name="co17" style:family="table-column">
      <style:table-column-properties fo:break-before="auto" style:column-width="4.757cm"/>
    </style:style>
    <style:style style:name="co18" style:family="table-column">
      <style:table-column-properties fo:break-before="auto" style:column-width="4.616cm"/>
    </style:style>
    <style:style style:name="co19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0.76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3.129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1.619cm"/>
    </style:style>
    <style:style style:name="co24" style:family="table-column">
      <style:table-column-properties fo:break-before="auto" style:column-width="1.6cm"/>
    </style:style>
    <style:style style:name="co25" style:family="table-column">
      <style:table-column-properties fo:break-before="auto" style:column-width="0.579cm"/>
    </style:style>
    <style:style style:name="co26" style:family="table-column">
      <style:table-column-properties fo:break-before="auto" style:column-width="0.975cm"/>
    </style:style>
    <style:style style:name="co27" style:family="table-column">
      <style:table-column-properties fo:break-before="auto" style:column-width="2.27cm"/>
    </style:style>
    <style:style style:name="co28" style:family="table-column">
      <style:table-column-properties fo:break-before="auto" style:column-width="2.228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51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52cm" fo:break-before="auto" style:use-optimal-row-height="false"/>
    </style:style>
    <style:style style:name="ro7" style:family="table-row">
      <style:table-row-properties style:row-height="0.462cm" fo:break-before="auto" style:use-optimal-row-height="false"/>
    </style:style>
    <style:style style:name="ro8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iriam Libre"/>
    </style:style>
    <style:style style:name="ce17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Miriam Libre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"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Sans Pro" fo:font-size="9pt" style:font-size-asian="9pt" style:font-size-complex="9pt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9pt" style:font-size-asian="9pt" style:font-size-complex="9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86" style:family="table-cell" style:parent-style-name="Default" style:data-style-name="N100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87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9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1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2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4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5" style:family="table-cell" style:parent-style-name="Default" style:data-style-name="N100">
      <style:table-cell-properties fo:background-color="#bbe33d"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6" style:family="table-cell" style:parent-style-name="Default" style:data-style-name="N100">
      <style:table-cell-properties fo:border-bottom="0.74pt solid #000000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8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2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Miriam Libre"/>
    </style:style>
    <style:style style:name="ce230" style:family="table-cell" style:parent-style-name="Default">
      <style:text-properties style:font-name="Source Sans Pro" fo:font-size="9pt" style:font-size-asian="9pt" style:font-size-complex="9pt"/>
    </style:style>
    <style:style style:name="ce231" style:family="table-cell" style:parent-style-name="Default">
      <style:text-properties style:font-name="Liberation Mono" fo:font-size="9pt" style:font-size-asian="9pt" style:font-size-complex="9pt"/>
    </style:style>
    <style:style style:name="ce23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280" style:family="table-cell" style:parent-style-name="Default">
      <style:text-properties style:font-name="Arial Narrow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9pt" style:font-size-asian="9pt" style:font-size-complex="9pt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 Narrow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3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rlito" fo:font-size="10pt" style:font-size-asian="10pt" style:font-size-complex="10pt"/>
    </style:style>
    <style:style style:name="ce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3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40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iriam Libre"/>
    </style:style>
    <style:style style:name="ce9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Miriam Libre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Sans Pro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3" style:family="table-cell" style:parent-style-name="Default" style:data-style-name="N100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4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4" style:family="table-cell" style:parent-style-name="Default" style:data-style-name="N100">
      <style:table-cell-properties fo:background-color="#bbe33d"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5" style:family="table-cell" style:parent-style-name="Default" style:data-style-name="N100">
      <style:table-cell-properties fo:border-bottom="0.74pt solid #000000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Miriam Libre"/>
    </style:style>
    <style:style style:name="ce119" style:family="table-cell" style:parent-style-name="Default">
      <style:text-properties style:font-name="Source Sans Pro" fo:font-size="9pt" style:font-size-asian="9pt" style:font-size-complex="9pt"/>
    </style:style>
    <style:style style:name="ce120" style:family="table-cell" style:parent-style-name="Default">
      <style:text-properties style:font-name="Liberation Mono" fo:font-size="9pt" style:font-size-asian="9pt" style:font-size-complex="9pt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35" style:family="table-cell" style:parent-style-name="Default">
      <style:text-properties style:font-name="Carlito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rlito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9pt" style:font-size-asian="9pt" style:font-size-complex="9pt"/>
    </style:style>
    <style:style style:name="ce3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b7b3c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6" style:family="table-cell" style:parent-style-name="Default" style:data-style-name="N100">
      <style:table-cell-properties fo:background-color="#ffd7d7" style:text-align-source="fix" style:repeat-content="false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5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40" style:family="table-cell" style:parent-style-name="Default" style:data-style-name="N100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50" style:family="table-cell" style:parent-style-name="Default" style:data-style-name="N100">
      <style:table-cell-properties fo:background-color="#5eb91e" style:text-align-source="fix" style:repeat-content="false" fo:border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51" style:family="table-cell" style:parent-style-name="Default" style:data-style-name="N100"/>
    <style:style style:name="ce149" style:family="table-cell" style:parent-style-name="Default" style:data-style-name="N100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#ffd7d7" style:text-align-source="fix" style:repeat-content="fals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5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5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36" style:family="table-cell" style:parent-style-name="Default">
      <style:text-properties style:font-name="Carlito" fo:font-size="9pt" style:font-size-asian="9pt" style:font-size-complex="9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251" style:family="table-cell" style:parent-style-name="Default">
      <style:text-properties style:font-name="Arial Narrow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9pt" style:font-size-asian="9pt" style:font-size-complex="9pt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 Narrow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Arial Narrow" fo:font-size="8pt" style:font-size-asian="8pt" style:font-size-complex="8pt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6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Noto Mono" fo:font-size="9pt" fo:font-weight="normal" style:font-size-asian="9pt" style:font-weight-asian="normal" style:font-size-complex="9pt" style:font-weight-complex="normal"/>
    </style:style>
    <style:style style:name="ce185" style:family="table-cell" style:parent-style-name="Default">
      <style:table-cell-properties style:vertical-align="middle"/>
      <style:text-properties fo:color="#000000" style:font-name="Noto Mono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Miriam Libr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0.74pt solid #000000" fo:border-right="none" fo:border-top="0.74pt solid #000000"/>
      <style:text-properties style:font-name="Arial Narrow" fo:font-size="9pt" style:font-size-asian="9pt" style:font-size-complex="9pt"/>
    </style:style>
    <style:style style:name="ce190" style:family="table-cell" style:parent-style-name="Default">
      <style:table-cell-properties fo:border-bottom="none" fo:border-left="0.74pt solid #000000" fo:border-right="none" fo:border-top="none"/>
      <style:text-properties style:font-name="Arial Narrow" fo:font-size="9pt" style:font-size-asian="9pt" style:font-size-complex="9pt"/>
    </style:style>
    <style:style style:name="ce191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size="9pt" style:font-size-asian="9pt" style:font-size-complex="9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Mono" fo:font-size="9pt" style:font-size-asian="9pt" style:font-size-complex="9pt"/>
    </style:style>
    <style:style style:name="ce19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Mono" fo:font-size="9pt" style:font-size-asian="9pt" style:font-size-complex="9pt"/>
    </style:style>
    <style:style style:name="ce19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Mono" fo:font-size="9pt" style:font-size-asian="9pt" style:font-size-complex="9p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Noto Mono" fo:font-size="9pt" fo:font-weight="normal" style:font-size-asian="9pt" style:font-weight-asian="normal" style:font-size-complex="9pt" style:font-weight-complex="normal"/>
    </style:style>
    <style:style style:name="ce197" style:family="table-cell" style:parent-style-name="Default">
      <style:table-cell-properties fo:border-bottom="none" fo:border-left="none" fo:border-right="none" fo:border-top="0.74pt solid #000000"/>
      <style:text-properties style:font-name="Arial Narrow" fo:font-size="9pt" style:font-size-asian="9pt" style:font-size-complex="9pt"/>
    </style:style>
    <style:style style:name="ce137" style:family="table-cell" style:parent-style-name="Default">
      <style:text-properties style:font-name="Arial Narrow" fo:font-size="9pt" style:font-size-asian="9pt" style:font-size-complex="9pt"/>
    </style:style>
    <style:style style:name="ce199" style:family="table-cell" style:parent-style-name="Default">
      <style:table-cell-properties fo:border-bottom="0.74pt solid #000000" fo:border-left="none" fo:border-right="none" fo:border-top="none"/>
      <style:text-properties style:font-name="Arial Narrow" fo:font-size="9pt" style:font-size-asian="9pt" style:font-size-complex="9pt"/>
    </style:style>
    <style:style style:name="ce20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Liberation Mono" fo:font-size="9pt" style:font-size-asian="9pt" style:font-size-complex="9pt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Mono"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Miriam Libre" fo:font-size="8pt" style:font-size-asian="8pt" style:font-size-complex="8pt"/>
    </style:style>
    <style:style style:name="ce203" style:family="table-cell" style:parent-style-name="Default">
      <style:table-cell-properties fo:border-bottom="none" fo:border-left="none" fo:border-right="0.74pt solid #000000" fo:border-top="0.74pt solid #000000"/>
      <style:text-properties style:font-name="Arial Narrow" fo:font-size="9pt" style:font-size-asian="9pt" style:font-size-complex="9pt"/>
    </style:style>
    <style:style style:name="ce204" style:family="table-cell" style:parent-style-name="Default">
      <style:table-cell-properties fo:border-bottom="none" fo:border-left="none" fo:border-right="0.74pt solid #000000" fo:border-top="none"/>
      <style:text-properties style:font-name="Arial Narrow" fo:font-size="9pt" style:font-size-asian="9pt" style:font-size-complex="9pt"/>
    </style:style>
    <style:style style:name="ce205" style:family="table-cell" style:parent-style-name="Default">
      <style:table-cell-properties fo:border-bottom="0.74pt solid #000000" fo:border-left="none" fo:border-right="0.74pt solid #000000" fo:border-top="none"/>
      <style:text-properties style:font-name="Arial Narrow" fo:font-size="9pt" style:font-size-asian="9pt" style:font-size-complex="9pt"/>
    </style:style>
    <style:style style:name="ce20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Mono" fo:font-size="9pt" style:font-size-asian="9pt" style:font-size-complex="9pt"/>
    </style:style>
    <style:style style:name="ce20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Mono" fo:font-size="9pt" style:font-size-asian="9pt" style:font-size-complex="9pt"/>
    </style:style>
    <style:style style:name="ce20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Mono" fo:font-size="9pt" style:font-size-asian="9pt" style:font-size-complex="9pt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</style:style>
    <style:style style:name="ce212" style:family="table-cell" style:parent-style-name="Default">
      <style:table-cell-properties fo:border-bottom="none" fo:border-left="none" fo:border-right="none" fo:border-top="0.74pt solid #000000"/>
    </style:style>
    <style:style style:name="ce213" style:family="table-cell" style:parent-style-name="Default">
      <style:table-cell-properties fo:border-bottom="0.74pt solid #000000" fo:border-left="none" fo:border-right="none" fo:border-top="none"/>
    </style:style>
    <style:style style:name="ce214" style:family="table-cell" style:parent-style-name="Default">
      <style:table-cell-properties fo:border-bottom="none" fo:border-left="none" fo:border-right="0.74pt solid #000000" fo:border-top="0.74pt solid #000000"/>
    </style:style>
    <style:style style:name="ce215" style:family="table-cell" style:parent-style-name="Default">
      <style:table-cell-properties fo:border-bottom="none" fo:border-left="none" fo:border-right="0.74pt solid #000000" fo:border-top="none"/>
    </style:style>
    <style:style style:name="ce216" style:family="table-cell" style:parent-style-name="Default">
      <style:table-cell-properties fo:border-bottom="0.74pt solid #000000" fo:border-left="none" fo:border-right="0.74pt solid #000000" fo:border-top="none"/>
    </style:style>
    <style:style style:name="ce217" style:family="table-cell" style:parent-style-name="Default">
      <style:table-cell-properties style:vertical-align="middle"/>
      <style:text-properties fo:color="#000000" style:font-name="Noto Mono" fo:font-size="9pt" fo:font-weight="normal" style:font-size-asian="9pt" style:font-weight-asian="normal" style:font-size-complex="9pt" style:font-weight-complex="normal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rlito"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1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1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2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2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rlito" fo:font-size="10pt" style:font-size-asian="10pt" style:font-size-complex="10pt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Miriam Libre" fo:font-size="8pt" style:font-size-asian="8pt" style:font-size-complex="8pt"/>
    </style:style>
    <style:style style:name="ce324" style:family="table-cell" style:parent-style-name="Default" style:data-style-name="N0"/>
    <style:style style:name="ce234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fo:border="0.74pt solid #000000"/>
    </style:style>
    <style:style style:name="ce23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Miriam Libr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 byte" table:style-name="ta1">
        <office:forms form:automatic-focus="false" form:apply-design-mode="false"/>
        <table:table-column table:style-name="co1" table:number-columns-repeated="1023" table:default-cell-style-name="ce94"/>
        <table:table-column table:style-name="co2" table:default-cell-style-name="Default"/>
        <table:table-row table:style-name="ro1">
          <table:table-cell table:style-name="ce92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0" calcext:value-type="float">
            <text:p>0</text:p>
          </table:table-cell>
          <table:table-cell table:style-name="ce101" office:value-type="string" calcext:value-type="string">
            <text:p>NOP</text:p>
          </table:table-cell>
          <table:table-cell table:style-name="ce107" office:value-type="string" calcext:value-type="string">
            <text:p>LD_RR_NN</text:p>
          </table:table-cell>
          <table:table-cell table:style-name="ce107" office:value-type="string" calcext:value-type="string">
            <text:p>LD_rr_A</text:p>
          </table:table-cell>
          <table:table-cell table:style-name="ce107" office:value-type="string" calcext:value-type="string">
            <text:p>INC_RR</text:p>
          </table:table-cell>
          <table:table-cell table:style-name="ce107" office:value-type="string" calcext:value-type="string">
            <text:p>INC_R</text:p>
          </table:table-cell>
          <table:table-cell table:style-name="ce107" office:value-type="string" calcext:value-type="string">
            <text:p>DEC_R</text:p>
          </table:table-cell>
          <table:table-cell table:style-name="ce107" office:value-type="string" calcext:value-type="string">
            <text:p>LD_R_N</text:p>
          </table:table-cell>
          <table:table-cell table:style-name="ce107" office:value-type="string" calcext:value-type="string">
            <text:p>RLCA</text:p>
          </table:table-cell>
          <table:table-cell table:style-name="ce107" office:value-type="string" calcext:value-type="string">
            <text:p>EX_AF_AF</text:p>
          </table:table-cell>
          <table:table-cell table:style-name="ce107" office:value-type="string" calcext:value-type="string">
            <text:p>ADD_HL_RR</text:p>
          </table:table-cell>
          <table:table-cell table:style-name="ce107" office:value-type="string" calcext:value-type="string">
            <text:p>LD_A_rr</text:p>
          </table:table-cell>
          <table:table-cell table:style-name="ce107" office:value-type="string" calcext:value-type="string">
            <text:p>DEC_RR</text:p>
          </table:table-cell>
          <table:table-cell table:style-name="ce107" office:value-type="string" calcext:value-type="string">
            <text:p>INC_R</text:p>
          </table:table-cell>
          <table:table-cell table:style-name="ce107" office:value-type="string" calcext:value-type="string">
            <text:p>DEC_R</text:p>
          </table:table-cell>
          <table:table-cell table:style-name="ce107" office:value-type="string" calcext:value-type="string">
            <text:p>LD_R_N</text:p>
          </table:table-cell>
          <table:table-cell table:style-name="ce116" office:value-type="string" calcext:value-type="string">
            <text:p>RRCA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1" calcext:value-type="float">
            <text:p>1</text:p>
          </table:table-cell>
          <table:table-cell table:style-name="ce102" office:value-type="string" calcext:value-type="string">
            <text:p>DJNZ_D</text:p>
          </table:table-cell>
          <table:table-cell table:style-name="ce108" office:value-type="string" calcext:value-type="string">
            <text:p>LD_RR_NN</text:p>
          </table:table-cell>
          <table:table-cell table:style-name="ce108" office:value-type="string" calcext:value-type="string">
            <text:p>LD_rr_A</text:p>
          </table:table-cell>
          <table:table-cell table:style-name="ce108" office:value-type="string" calcext:value-type="string">
            <text:p>INC_RR</text:p>
          </table:table-cell>
          <table:table-cell table:style-name="ce108" office:value-type="string" calcext:value-type="string">
            <text:p>INC_R</text:p>
          </table:table-cell>
          <table:table-cell table:style-name="ce108" office:value-type="string" calcext:value-type="string">
            <text:p>DEC_R</text:p>
          </table:table-cell>
          <table:table-cell table:style-name="ce108" office:value-type="string" calcext:value-type="string">
            <text:p>LD_R_N</text:p>
          </table:table-cell>
          <table:table-cell table:style-name="ce109" office:value-type="string" calcext:value-type="string">
            <text:p>RLA</text:p>
          </table:table-cell>
          <table:table-cell table:style-name="ce109" office:value-type="string" calcext:value-type="string">
            <text:p>JR_D</text:p>
          </table:table-cell>
          <table:table-cell table:style-name="ce108" office:value-type="string" calcext:value-type="string">
            <text:p>ADD_HL_RR</text:p>
          </table:table-cell>
          <table:table-cell table:style-name="ce108" office:value-type="string" calcext:value-type="string">
            <text:p>LD_A_rr</text:p>
          </table:table-cell>
          <table:table-cell table:style-name="ce108" office:value-type="string" calcext:value-type="string">
            <text:p>DEC_RR</text:p>
          </table:table-cell>
          <table:table-cell table:style-name="ce108" office:value-type="string" calcext:value-type="string">
            <text:p>INC_R</text:p>
          </table:table-cell>
          <table:table-cell table:style-name="ce108" office:value-type="string" calcext:value-type="string">
            <text:p>DEC_R</text:p>
          </table:table-cell>
          <table:table-cell table:style-name="ce108" office:value-type="string" calcext:value-type="string">
            <text:p>LD_R_N</text:p>
          </table:table-cell>
          <table:table-cell table:style-name="ce117" office:value-type="string" calcext:value-type="string">
            <text:p>RRA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2" calcext:value-type="float">
            <text:p>2</text:p>
          </table:table-cell>
          <table:table-cell table:style-name="ce102" office:value-type="string" calcext:value-type="string">
            <text:p>JR_C_D</text:p>
          </table:table-cell>
          <table:table-cell table:style-name="ce108" office:value-type="string" calcext:value-type="string">
            <text:p>LD_RR_NN</text:p>
          </table:table-cell>
          <table:table-cell table:style-name="ce108" office:value-type="string" calcext:value-type="string">
            <text:p>LD_nn_HL</text:p>
          </table:table-cell>
          <table:table-cell table:style-name="ce108" office:value-type="string" calcext:value-type="string">
            <text:p>INC_RR</text:p>
          </table:table-cell>
          <table:table-cell table:style-name="ce108" office:value-type="string" calcext:value-type="string">
            <text:p>INC_R</text:p>
          </table:table-cell>
          <table:table-cell table:style-name="ce108" office:value-type="string" calcext:value-type="string">
            <text:p>DEC_R</text:p>
          </table:table-cell>
          <table:table-cell table:style-name="ce108" office:value-type="string" calcext:value-type="string">
            <text:p>LD_R_N</text:p>
          </table:table-cell>
          <table:table-cell table:style-name="ce109" office:value-type="string" calcext:value-type="string">
            <text:p>DAA</text:p>
          </table:table-cell>
          <table:table-cell table:style-name="ce109" office:value-type="string" calcext:value-type="string">
            <text:p>JR_C_D</text:p>
          </table:table-cell>
          <table:table-cell table:style-name="ce108" office:value-type="string" calcext:value-type="string">
            <text:p>ADD_HL_RR</text:p>
          </table:table-cell>
          <table:table-cell table:style-name="ce109" office:value-type="string" calcext:value-type="string">
            <text:p>LD_HL_nn</text:p>
          </table:table-cell>
          <table:table-cell table:style-name="ce108" office:value-type="string" calcext:value-type="string">
            <text:p>DEC_RR</text:p>
          </table:table-cell>
          <table:table-cell table:style-name="ce108" office:value-type="string" calcext:value-type="string">
            <text:p>INC_R</text:p>
          </table:table-cell>
          <table:table-cell table:style-name="ce108" office:value-type="string" calcext:value-type="string">
            <text:p>DEC_R</text:p>
          </table:table-cell>
          <table:table-cell table:style-name="ce108" office:value-type="string" calcext:value-type="string">
            <text:p>LD_R_N</text:p>
          </table:table-cell>
          <table:table-cell table:style-name="ce117" office:value-type="string" calcext:value-type="string">
            <text:p>CPL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102" office:value-type="string" calcext:value-type="string">
            <text:p>JR_C_D</text:p>
          </table:table-cell>
          <table:table-cell table:style-name="ce108" office:value-type="string" calcext:value-type="string">
            <text:p>LD_RR_NN</text:p>
          </table:table-cell>
          <table:table-cell table:style-name="ce108" office:value-type="string" calcext:value-type="string">
            <text:p>LD_nn_A</text:p>
          </table:table-cell>
          <table:table-cell table:style-name="ce108" office:value-type="string" calcext:value-type="string">
            <text:p>INC_RR</text:p>
          </table:table-cell>
          <table:table-cell table:style-name="ce108" office:value-type="string" calcext:value-type="string">
            <text:p>INC_hl</text:p>
          </table:table-cell>
          <table:table-cell table:style-name="ce108" office:value-type="string" calcext:value-type="string">
            <text:p>DEC_hl</text:p>
          </table:table-cell>
          <table:table-cell table:style-name="ce108" office:value-type="string" calcext:value-type="string">
            <text:p>LD_hl_N</text:p>
          </table:table-cell>
          <table:table-cell table:style-name="ce109" office:value-type="string" calcext:value-type="string">
            <text:p>SCF</text:p>
          </table:table-cell>
          <table:table-cell table:style-name="ce109" office:value-type="string" calcext:value-type="string">
            <text:p>JR_C_D</text:p>
          </table:table-cell>
          <table:table-cell table:style-name="ce108" office:value-type="string" calcext:value-type="string">
            <text:p>ADD_HL_RR</text:p>
          </table:table-cell>
          <table:table-cell table:style-name="ce109" office:value-type="string" calcext:value-type="string">
            <text:p>LD_A_nn</text:p>
          </table:table-cell>
          <table:table-cell table:style-name="ce108" office:value-type="string" calcext:value-type="string">
            <text:p>DEC_RR</text:p>
          </table:table-cell>
          <table:table-cell table:style-name="ce108" office:value-type="string" calcext:value-type="string">
            <text:p>INC_R</text:p>
          </table:table-cell>
          <table:table-cell table:style-name="ce108" office:value-type="string" calcext:value-type="string">
            <text:p>DEC_R</text:p>
          </table:table-cell>
          <table:table-cell table:style-name="ce108" office:value-type="string" calcext:value-type="string">
            <text:p>LD_R_N</text:p>
          </table:table-cell>
          <table:table-cell table:style-name="ce117" office:value-type="string" calcext:value-type="string">
            <text:p>CCF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102" office:value-type="string" calcext:value-type="string">
            <text:p>LD_R_R</text:p>
          </table:table-cell>
          <table:table-cell table:number-columns-repeated="5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number-columns-repeated="7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style-name="ce117" office:value-type="string" calcext:value-type="string">
            <text:p>LD_R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102" office:value-type="string" calcext:value-type="string">
            <text:p>LD_R_R</text:p>
          </table:table-cell>
          <table:table-cell table:number-columns-repeated="5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number-columns-repeated="7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style-name="ce117" office:value-type="string" calcext:value-type="string">
            <text:p>LD_R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6" calcext:value-type="float">
            <text:p>6</text:p>
          </table:table-cell>
          <table:table-cell table:style-name="ce102" office:value-type="string" calcext:value-type="string">
            <text:p>LD_R_R</text:p>
          </table:table-cell>
          <table:table-cell table:number-columns-repeated="5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number-columns-repeated="7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style-name="ce117" office:value-type="string" calcext:value-type="string">
            <text:p>LD_R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7" calcext:value-type="float">
            <text:p>7</text:p>
          </table:table-cell>
          <table:table-cell table:style-name="ce102" office:value-type="string" calcext:value-type="string">
            <text:p>LD_hl_R</text:p>
          </table:table-cell>
          <table:table-cell table:number-columns-repeated="5" table:style-name="ce108" office:value-type="string" calcext:value-type="string">
            <text:p>LD_hl_R</text:p>
          </table:table-cell>
          <table:table-cell table:style-name="ce108" office:value-type="string" calcext:value-type="string">
            <text:p>HALT</text:p>
          </table:table-cell>
          <table:table-cell table:style-name="ce108" office:value-type="string" calcext:value-type="string">
            <text:p>LD_hl_R</text:p>
          </table:table-cell>
          <table:table-cell table:number-columns-repeated="6" table:style-name="ce108" office:value-type="string" calcext:value-type="string">
            <text:p>LD_R_R</text:p>
          </table:table-cell>
          <table:table-cell table:style-name="ce108" office:value-type="string" calcext:value-type="string">
            <text:p>LD_R_hl</text:p>
          </table:table-cell>
          <table:table-cell table:style-name="ce117" office:value-type="string" calcext:value-type="string">
            <text:p>LD_R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8" calcext:value-type="float">
            <text:p>8</text:p>
          </table:table-cell>
          <table:table-cell table:number-columns-repeated="6" table:style-name="ce103" office:value-type="string" calcext:value-type="string">
            <text:p>ADD_R</text:p>
          </table:table-cell>
          <table:table-cell table:style-name="ce103" office:value-type="string" calcext:value-type="string">
            <text:p>ADD_hl</text:p>
          </table:table-cell>
          <table:table-cell table:style-name="ce103" office:value-type="string" calcext:value-type="string">
            <text:p>ADD_R</text:p>
          </table:table-cell>
          <table:table-cell table:number-columns-repeated="6" table:style-name="ce103" office:value-type="string" calcext:value-type="string">
            <text:p>ADC_R</text:p>
          </table:table-cell>
          <table:table-cell table:style-name="ce103" office:value-type="string" calcext:value-type="string">
            <text:p>ADC_hl</text:p>
          </table:table-cell>
          <table:table-cell table:style-name="ce103" office:value-type="string" calcext:value-type="string">
            <text:p>ADC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float" office:value="9" calcext:value-type="float">
            <text:p>9</text:p>
          </table:table-cell>
          <table:table-cell table:number-columns-repeated="6" table:style-name="ce103" office:value-type="string" calcext:value-type="string">
            <text:p>SUB_R</text:p>
          </table:table-cell>
          <table:table-cell table:style-name="ce103" office:value-type="string" calcext:value-type="string">
            <text:p>SUB_hl</text:p>
          </table:table-cell>
          <table:table-cell table:style-name="ce103" office:value-type="string" calcext:value-type="string">
            <text:p>SUB_R</text:p>
          </table:table-cell>
          <table:table-cell table:number-columns-repeated="6" table:style-name="ce103" office:value-type="string" calcext:value-type="string">
            <text:p>SBC_R</text:p>
          </table:table-cell>
          <table:table-cell table:style-name="ce103" office:value-type="string" calcext:value-type="string">
            <text:p>SBC_hl</text:p>
          </table:table-cell>
          <table:table-cell table:style-name="ce103" office:value-type="string" calcext:value-type="string">
            <text:p>SBC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A</text:p>
          </table:table-cell>
          <table:table-cell table:number-columns-repeated="6" table:style-name="ce103" office:value-type="string" calcext:value-type="string">
            <text:p>AND_R</text:p>
          </table:table-cell>
          <table:table-cell table:style-name="ce103" office:value-type="string" calcext:value-type="string">
            <text:p>AND_hl</text:p>
          </table:table-cell>
          <table:table-cell table:style-name="ce103" office:value-type="string" calcext:value-type="string">
            <text:p>AND_R</text:p>
          </table:table-cell>
          <table:table-cell table:number-columns-repeated="6" table:style-name="ce103" office:value-type="string" calcext:value-type="string">
            <text:p>XOR_R</text:p>
          </table:table-cell>
          <table:table-cell table:style-name="ce103" office:value-type="string" calcext:value-type="string">
            <text:p>XOR_hl</text:p>
          </table:table-cell>
          <table:table-cell table:style-name="ce103" office:value-type="string" calcext:value-type="string">
            <text:p>XOR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B</text:p>
          </table:table-cell>
          <table:table-cell table:number-columns-repeated="6" table:style-name="ce103" office:value-type="string" calcext:value-type="string">
            <text:p>OR_R</text:p>
          </table:table-cell>
          <table:table-cell table:style-name="ce103" office:value-type="string" calcext:value-type="string">
            <text:p>OR_hl</text:p>
          </table:table-cell>
          <table:table-cell table:style-name="ce103" office:value-type="string" calcext:value-type="string">
            <text:p>OR_R</text:p>
          </table:table-cell>
          <table:table-cell table:number-columns-repeated="6" table:style-name="ce103" office:value-type="string" calcext:value-type="string">
            <text:p>CP_R</text:p>
          </table:table-cell>
          <table:table-cell table:style-name="ce103" office:value-type="string" calcext:value-type="string">
            <text:p>CP_hl</text:p>
          </table:table-cell>
          <table:table-cell table:style-name="ce103" office:value-type="string" calcext:value-type="string">
            <text:p>CP_R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C</text:p>
          </table:table-cell>
          <table:table-cell table:style-name="ce102" office:value-type="string" calcext:value-type="string">
            <text:p>RET_C</text:p>
          </table:table-cell>
          <table:table-cell table:style-name="ce109" office:value-type="string" calcext:value-type="string">
            <text:p>POP_RR</text:p>
          </table:table-cell>
          <table:table-cell table:style-name="ce109" office:value-type="string" calcext:value-type="string">
            <text:p>JP_C_NN</text:p>
          </table:table-cell>
          <table:table-cell table:style-name="ce109" office:value-type="string" calcext:value-type="string">
            <text:p>JP_NN</text:p>
          </table:table-cell>
          <table:table-cell table:style-name="ce109" office:value-type="string" calcext:value-type="string">
            <text:p>CALL_C_NN</text:p>
          </table:table-cell>
          <table:table-cell table:style-name="ce109" office:value-type="string" calcext:value-type="string">
            <text:p>PUSH_RR</text:p>
          </table:table-cell>
          <table:table-cell table:style-name="ce109" office:value-type="string" calcext:value-type="string">
            <text:p>ADD_N</text:p>
          </table:table-cell>
          <table:table-cell table:style-name="ce109" office:value-type="string" calcext:value-type="string">
            <text:p>RST</text:p>
          </table:table-cell>
          <table:table-cell table:style-name="ce109" office:value-type="string" calcext:value-type="string">
            <text:p>RET_C</text:p>
          </table:table-cell>
          <table:table-cell table:style-name="ce109" office:value-type="string" calcext:value-type="string">
            <text:p>RET</text:p>
          </table:table-cell>
          <table:table-cell table:style-name="ce109" office:value-type="string" calcext:value-type="string">
            <text:p>JP_C_NN</text:p>
          </table:table-cell>
          <table:table-cell table:style-name="ce114" office:value-type="string" calcext:value-type="string">
            <text:p>BITS</text:p>
          </table:table-cell>
          <table:table-cell table:style-name="ce109" office:value-type="string" calcext:value-type="string">
            <text:p>CALL_C_NN</text:p>
          </table:table-cell>
          <table:table-cell table:style-name="ce109" office:value-type="string" calcext:value-type="string">
            <text:p>CALL_NN</text:p>
          </table:table-cell>
          <table:table-cell table:style-name="ce109" office:value-type="string" calcext:value-type="string">
            <text:p>ADC_N</text:p>
          </table:table-cell>
          <table:table-cell table:style-name="ce109" office:value-type="string" calcext:value-type="string">
            <text:p>RST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D</text:p>
          </table:table-cell>
          <table:table-cell table:style-name="ce102" office:value-type="string" calcext:value-type="string">
            <text:p>RET_C</text:p>
          </table:table-cell>
          <table:table-cell table:style-name="ce109" office:value-type="string" calcext:value-type="string">
            <text:p>POP_RR</text:p>
          </table:table-cell>
          <table:table-cell table:style-name="ce109" office:value-type="string" calcext:value-type="string">
            <text:p>JP_C_NN</text:p>
          </table:table-cell>
          <table:table-cell table:style-name="ce109" office:value-type="string" calcext:value-type="string">
            <text:p>OUT_n_A</text:p>
          </table:table-cell>
          <table:table-cell table:style-name="ce109" office:value-type="string" calcext:value-type="string">
            <text:p>CALL_C_NN</text:p>
          </table:table-cell>
          <table:table-cell table:style-name="ce109" office:value-type="string" calcext:value-type="string">
            <text:p>PUSH_RR</text:p>
          </table:table-cell>
          <table:table-cell table:style-name="ce109" office:value-type="string" calcext:value-type="string">
            <text:p>SUB_N</text:p>
          </table:table-cell>
          <table:table-cell table:style-name="ce109" office:value-type="string" calcext:value-type="string">
            <text:p>RST</text:p>
          </table:table-cell>
          <table:table-cell table:style-name="ce109" office:value-type="string" calcext:value-type="string">
            <text:p>RET_C</text:p>
          </table:table-cell>
          <table:table-cell table:style-name="ce109" office:value-type="string" calcext:value-type="string">
            <text:p>EXX</text:p>
          </table:table-cell>
          <table:table-cell table:style-name="ce109" office:value-type="string" calcext:value-type="string">
            <text:p>JP_C_NN</text:p>
          </table:table-cell>
          <table:table-cell table:style-name="ce109" office:value-type="string" calcext:value-type="string">
            <text:p>IN_A_n</text:p>
          </table:table-cell>
          <table:table-cell table:style-name="ce109" office:value-type="string" calcext:value-type="string">
            <text:p>CALL_C_NN</text:p>
          </table:table-cell>
          <table:table-cell table:style-name="ce114" office:value-type="string" calcext:value-type="string">
            <text:p>REGS_IND</text:p>
          </table:table-cell>
          <table:table-cell table:style-name="ce109" office:value-type="string" calcext:value-type="string">
            <text:p>SBC_N</text:p>
          </table:table-cell>
          <table:table-cell table:style-name="ce109" office:value-type="string" calcext:value-type="string">
            <text:p>RST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E</text:p>
          </table:table-cell>
          <table:table-cell table:style-name="ce102" office:value-type="string" calcext:value-type="string">
            <text:p>RET_C</text:p>
          </table:table-cell>
          <table:table-cell table:style-name="ce109" office:value-type="string" calcext:value-type="string">
            <text:p>POP_RR</text:p>
          </table:table-cell>
          <table:table-cell table:style-name="ce109" office:value-type="string" calcext:value-type="string">
            <text:p>JP_C_NN</text:p>
          </table:table-cell>
          <table:table-cell table:style-name="ce109" office:value-type="string" calcext:value-type="string">
            <text:p>EX_sp_HL</text:p>
          </table:table-cell>
          <table:table-cell table:style-name="ce109" office:value-type="string" calcext:value-type="string">
            <text:p>CALL_C_NN</text:p>
          </table:table-cell>
          <table:table-cell table:style-name="ce109" office:value-type="string" calcext:value-type="string">
            <text:p>PUSH_RR</text:p>
          </table:table-cell>
          <table:table-cell table:style-name="ce109" office:value-type="string" calcext:value-type="string">
            <text:p>AND_N</text:p>
          </table:table-cell>
          <table:table-cell table:style-name="ce109" office:value-type="string" calcext:value-type="string">
            <text:p>RST</text:p>
          </table:table-cell>
          <table:table-cell table:style-name="ce109" office:value-type="string" calcext:value-type="string">
            <text:p>RET_C</text:p>
          </table:table-cell>
          <table:table-cell table:style-name="ce109" office:value-type="string" calcext:value-type="string">
            <text:p>JP_hl</text:p>
          </table:table-cell>
          <table:table-cell table:style-name="ce109" office:value-type="string" calcext:value-type="string">
            <text:p>JP_C_NN</text:p>
          </table:table-cell>
          <table:table-cell table:style-name="ce109" office:value-type="string" calcext:value-type="string">
            <text:p>EX_DE_HL</text:p>
          </table:table-cell>
          <table:table-cell table:style-name="ce109" office:value-type="string" calcext:value-type="string">
            <text:p>CALL_C_NN</text:p>
          </table:table-cell>
          <table:table-cell table:style-name="ce114" office:value-type="string" calcext:value-type="string">
            <text:p>MISC</text:p>
          </table:table-cell>
          <table:table-cell table:style-name="ce109" office:value-type="string" calcext:value-type="string">
            <text:p>XOR_N</text:p>
          </table:table-cell>
          <table:table-cell table:style-name="ce109" office:value-type="string" calcext:value-type="string">
            <text:p>RST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1">
          <table:table-cell table:style-name="ce93" office:value-type="string" calcext:value-type="string">
            <text:p>F</text:p>
          </table:table-cell>
          <table:table-cell table:style-name="ce104" office:value-type="string" calcext:value-type="string">
            <text:p>RET_C</text:p>
          </table:table-cell>
          <table:table-cell table:style-name="ce110" office:value-type="string" calcext:value-type="string">
            <text:p>POP_RR</text:p>
          </table:table-cell>
          <table:table-cell table:style-name="ce110" office:value-type="string" calcext:value-type="string">
            <text:p>JP_C_NN</text:p>
          </table:table-cell>
          <table:table-cell table:style-name="ce110" office:value-type="string" calcext:value-type="string">
            <text:p>DI</text:p>
          </table:table-cell>
          <table:table-cell table:style-name="ce110" office:value-type="string" calcext:value-type="string">
            <text:p>CALL_C_NN</text:p>
          </table:table-cell>
          <table:table-cell table:style-name="ce110" office:value-type="string" calcext:value-type="string">
            <text:p>PUSH_RR</text:p>
          </table:table-cell>
          <table:table-cell table:style-name="ce110" office:value-type="string" calcext:value-type="string">
            <text:p>OR_N</text:p>
          </table:table-cell>
          <table:table-cell table:style-name="ce109" office:value-type="string" calcext:value-type="string">
            <text:p>RST</text:p>
          </table:table-cell>
          <table:table-cell table:style-name="ce110" office:value-type="string" calcext:value-type="string">
            <text:p>RET_C</text:p>
          </table:table-cell>
          <table:table-cell table:style-name="ce113" office:value-type="string" calcext:value-type="string">
            <text:p>LD_SP_HL</text:p>
          </table:table-cell>
          <table:table-cell table:style-name="ce110" office:value-type="string" calcext:value-type="string">
            <text:p>JP_C_NN</text:p>
          </table:table-cell>
          <table:table-cell table:style-name="ce110" office:value-type="string" calcext:value-type="string">
            <text:p>EI</text:p>
          </table:table-cell>
          <table:table-cell table:style-name="ce110" office:value-type="string" calcext:value-type="string">
            <text:p>CALL_C_NN</text:p>
          </table:table-cell>
          <table:table-cell table:style-name="ce115" office:value-type="string" calcext:value-type="string">
            <text:p>REGS_IND</text:p>
          </table:table-cell>
          <table:table-cell table:style-name="ce110" office:value-type="string" calcext:value-type="string">
            <text:p>CP_N</text:p>
          </table:table-cell>
          <table:table-cell table:style-name="ce109" office:value-type="string" calcext:value-type="string">
            <text:p>RST</text:p>
          </table:table-cell>
          <table:table-cell table:style-name="ce118"/>
          <table:table-cell table:style-name="ce92" table:number-columns-repeated="1005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5" office:value-type="string" calcext:value-type="string">
            <text:p>R</text:p>
          </table:table-cell>
          <table:table-cell table:style-name="ce105" office:value-type="string" calcext:value-type="string" table:number-columns-spanned="3" table:number-rows-spanned="1">
            <text:p>registro de 8 bits</text:p>
          </table:table-cell>
          <table:covered-table-cell table:style-name="ce95"/>
          <table:covered-table-cell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RR</text:p>
          </table:table-cell>
          <table:table-cell table:style-name="ce105" office:value-type="string" calcext:value-type="string" table:number-columns-spanned="3" table:number-rows-spanned="1">
            <text:p>registro de 16 bits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II</text:p>
          </table:table-cell>
          <table:table-cell table:style-name="ce105" office:value-type="string" calcext:value-type="string" table:number-columns-spanned="3" table:number-rows-spanned="1">
            <text:p>registro de índice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N</text:p>
          </table:table-cell>
          <table:table-cell table:style-name="ce105" office:value-type="string" calcext:value-type="string" table:number-columns-spanned="3" table:number-rows-spanned="1">
            <text:p>valor de 8 bits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NN</text:p>
          </table:table-cell>
          <table:table-cell table:style-name="ce105" office:value-type="string" calcext:value-type="string" table:number-columns-spanned="3" table:number-rows-spanned="1">
            <text:p>valor de 16 bits</text:p>
          </table:table-cell>
          <table:covered-table-cell table:number-columns-repeated="2" table:style-name="ce111"/>
          <table:table-cell table:number-columns-repeated="3"/>
          <table:table-cell table:style-name="ce112"/>
          <table:table-cell table:number-columns-repeated="1016"/>
        </table:table-row>
        <table:table-row table:style-name="ro2">
          <table:table-cell table:style-name="ce95" office:value-type="string" calcext:value-type="string">
            <text:p>C</text:p>
          </table:table-cell>
          <table:table-cell table:style-name="ce105" office:value-type="string" calcext:value-type="string" table:number-columns-spanned="3" table:number-rows-spanned="1">
            <text:p>condicion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D</text:p>
          </table:table-cell>
          <table:table-cell table:style-name="ce105" office:value-type="string" calcext:value-type="string" table:number-columns-spanned="3" table:number-rows-spanned="1">
            <text:p>valor de 8 bits con signo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105" office:value-type="string" calcext:value-type="string" table:number-columns-spanned="3" table:number-rows-spanned="1">
            <text:p>valor de 0 a 7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Rr</text:p>
          </table:table-cell>
          <table:table-cell table:style-name="ce105" office:value-type="string" calcext:value-type="string" table:number-columns-spanned="3" table:number-rows-spanned="1">
            <text:p>registro R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Ri</text:p>
          </table:table-cell>
          <table:table-cell table:style-name="ce105" office:value-type="string" calcext:value-type="string" table:number-columns-spanned="3" table:number-rows-spanned="1">
            <text:p>registro I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A</text:p>
          </table:table-cell>
          <table:table-cell table:style-name="ce105" office:value-type="string" calcext:value-type="string" table:number-columns-spanned="3" table:number-rows-spanned="1">
            <text:p>registro A</text:p>
          </table:table-cell>
          <table:covered-table-cell table:number-columns-repeated="2" table:style-name="ce111"/>
          <table:table-cell table:number-columns-repeated="1020"/>
        </table:table-row>
        <table:table-row table:style-name="ro2">
          <table:table-cell table:style-name="ce95" office:value-type="string" calcext:value-type="string">
            <text:p>c</text:p>
          </table:table-cell>
          <table:table-cell table:style-name="ce105" office:value-type="string" calcext:value-type="string" table:number-columns-spanned="3" table:number-rows-spanned="1">
            <text:p>©</text:p>
          </table:table-cell>
          <table:covered-table-cell table:number-columns-repeated="2" table:style-name="ce111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96" office:value-type="string" calcext:value-type="string">
            <text:p>void (*instrucciones[256])() = {</text:p>
          </table:table-cell>
          <table:table-cell table:number-columns-repeated="1023"/>
        </table:table-row>
        <table:table-row table:style-name="ro3">
          <table:table-cell table:style-name="ce97"/>
          <table:table-cell table:style-name="ce106" table:formula="of:=COM.MICROSOFT.CONCAT(&quot;&amp;Z80::&quot;;[.B2];&quot;, &quot;)" office:value-type="string" office:string-value="&amp;Z80::NOP, " calcext:value-type="string">
            <text:p>&amp;Z80::NOP, </text:p>
          </table:table-cell>
          <table:table-cell table:style-name="ce106" table:formula="of:=COM.MICROSOFT.CONCAT(&quot;&amp;Z80::&quot;;[.C2];&quot;, &quot;)" office:value-type="string" office:string-value="&amp;Z80::LD_RR_NN, " calcext:value-type="string">
            <text:p>&amp;Z80::LD_RR_NN, </text:p>
          </table:table-cell>
          <table:table-cell table:style-name="ce106" table:formula="of:=COM.MICROSOFT.CONCAT(&quot;&amp;Z80::&quot;;[.D2];&quot;, &quot;)" office:value-type="string" office:string-value="&amp;Z80::LD_rr_A, " calcext:value-type="string">
            <text:p>&amp;Z80::LD_rr_A, </text:p>
          </table:table-cell>
          <table:table-cell table:style-name="ce106" table:formula="of:=COM.MICROSOFT.CONCAT(&quot;&amp;Z80::&quot;;[.E2];&quot;, &quot;)" office:value-type="string" office:string-value="&amp;Z80::INC_RR, " calcext:value-type="string">
            <text:p>&amp;Z80::INC_RR, </text:p>
          </table:table-cell>
          <table:table-cell table:style-name="ce106" table:formula="of:=COM.MICROSOFT.CONCAT(&quot;&amp;Z80::&quot;;[.F2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G2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H2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I2];&quot;, &quot;)" office:value-type="string" office:string-value="&amp;Z80::RLCA, " calcext:value-type="string">
            <text:p>&amp;Z80::RLCA, </text:p>
          </table:table-cell>
          <table:table-cell table:style-name="ce106" table:formula="of:=COM.MICROSOFT.CONCAT(&quot;&amp;Z80::&quot;;[.J2];&quot;, &quot;)" office:value-type="string" office:string-value="&amp;Z80::EX_AF_AF, " calcext:value-type="string">
            <text:p>&amp;Z80::EX_AF_AF, </text:p>
          </table:table-cell>
          <table:table-cell table:style-name="ce106" table:formula="of:=COM.MICROSOFT.CONCAT(&quot;&amp;Z80::&quot;;[.K2];&quot;, &quot;)" office:value-type="string" office:string-value="&amp;Z80::ADD_HL_RR, " calcext:value-type="string">
            <text:p>&amp;Z80::ADD_HL_RR, </text:p>
          </table:table-cell>
          <table:table-cell table:style-name="ce106" table:formula="of:=COM.MICROSOFT.CONCAT(&quot;&amp;Z80::&quot;;[.L2];&quot;, &quot;)" office:value-type="string" office:string-value="&amp;Z80::LD_A_rr, " calcext:value-type="string">
            <text:p>&amp;Z80::LD_A_rr, </text:p>
          </table:table-cell>
          <table:table-cell table:style-name="ce106" table:formula="of:=COM.MICROSOFT.CONCAT(&quot;&amp;Z80::&quot;;[.M2];&quot;, &quot;)" office:value-type="string" office:string-value="&amp;Z80::DEC_RR, " calcext:value-type="string">
            <text:p>&amp;Z80::DEC_RR, </text:p>
          </table:table-cell>
          <table:table-cell table:style-name="ce106" table:formula="of:=COM.MICROSOFT.CONCAT(&quot;&amp;Z80::&quot;;[.N2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O2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P2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Q2];&quot;, &quot;)" office:value-type="string" office:string-value="&amp;Z80::RRCA, " calcext:value-type="string">
            <text:p>&amp;Z80::RRCA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3];&quot;, &quot;)" office:value-type="string" office:string-value="&amp;Z80::DJNZ_D, " calcext:value-type="string">
            <text:p>&amp;Z80::DJNZ_D, </text:p>
          </table:table-cell>
          <table:table-cell table:style-name="ce106" table:formula="of:=COM.MICROSOFT.CONCAT(&quot;&amp;Z80::&quot;;[.C3];&quot;, &quot;)" office:value-type="string" office:string-value="&amp;Z80::LD_RR_NN, " calcext:value-type="string">
            <text:p>&amp;Z80::LD_RR_NN, </text:p>
          </table:table-cell>
          <table:table-cell table:style-name="ce106" table:formula="of:=COM.MICROSOFT.CONCAT(&quot;&amp;Z80::&quot;;[.D3];&quot;, &quot;)" office:value-type="string" office:string-value="&amp;Z80::LD_rr_A, " calcext:value-type="string">
            <text:p>&amp;Z80::LD_rr_A, </text:p>
          </table:table-cell>
          <table:table-cell table:style-name="ce106" table:formula="of:=COM.MICROSOFT.CONCAT(&quot;&amp;Z80::&quot;;[.E3];&quot;, &quot;)" office:value-type="string" office:string-value="&amp;Z80::INC_RR, " calcext:value-type="string">
            <text:p>&amp;Z80::INC_RR, </text:p>
          </table:table-cell>
          <table:table-cell table:style-name="ce106" table:formula="of:=COM.MICROSOFT.CONCAT(&quot;&amp;Z80::&quot;;[.F3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G3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H3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I3];&quot;, &quot;)" office:value-type="string" office:string-value="&amp;Z80::RLA, " calcext:value-type="string">
            <text:p>&amp;Z80::RLA, </text:p>
          </table:table-cell>
          <table:table-cell table:style-name="ce106" table:formula="of:=COM.MICROSOFT.CONCAT(&quot;&amp;Z80::&quot;;[.J3];&quot;, &quot;)" office:value-type="string" office:string-value="&amp;Z80::JR_D, " calcext:value-type="string">
            <text:p>&amp;Z80::JR_D, </text:p>
          </table:table-cell>
          <table:table-cell table:style-name="ce106" table:formula="of:=COM.MICROSOFT.CONCAT(&quot;&amp;Z80::&quot;;[.K3];&quot;, &quot;)" office:value-type="string" office:string-value="&amp;Z80::ADD_HL_RR, " calcext:value-type="string">
            <text:p>&amp;Z80::ADD_HL_RR, </text:p>
          </table:table-cell>
          <table:table-cell table:style-name="ce106" table:formula="of:=COM.MICROSOFT.CONCAT(&quot;&amp;Z80::&quot;;[.L3];&quot;, &quot;)" office:value-type="string" office:string-value="&amp;Z80::LD_A_rr, " calcext:value-type="string">
            <text:p>&amp;Z80::LD_A_rr, </text:p>
          </table:table-cell>
          <table:table-cell table:style-name="ce106" table:formula="of:=COM.MICROSOFT.CONCAT(&quot;&amp;Z80::&quot;;[.M3];&quot;, &quot;)" office:value-type="string" office:string-value="&amp;Z80::DEC_RR, " calcext:value-type="string">
            <text:p>&amp;Z80::DEC_RR, </text:p>
          </table:table-cell>
          <table:table-cell table:style-name="ce106" table:formula="of:=COM.MICROSOFT.CONCAT(&quot;&amp;Z80::&quot;;[.N3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O3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P3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Q3];&quot;, &quot;)" office:value-type="string" office:string-value="&amp;Z80::RRA, " calcext:value-type="string">
            <text:p>&amp;Z80::RRA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4];&quot;, &quot;)" office:value-type="string" office:string-value="&amp;Z80::JR_C_D, " calcext:value-type="string">
            <text:p>&amp;Z80::JR_C_D, </text:p>
          </table:table-cell>
          <table:table-cell table:style-name="ce106" table:formula="of:=COM.MICROSOFT.CONCAT(&quot;&amp;Z80::&quot;;[.C4];&quot;, &quot;)" office:value-type="string" office:string-value="&amp;Z80::LD_RR_NN, " calcext:value-type="string">
            <text:p>&amp;Z80::LD_RR_NN, </text:p>
          </table:table-cell>
          <table:table-cell table:style-name="ce106" table:formula="of:=COM.MICROSOFT.CONCAT(&quot;&amp;Z80::&quot;;[.D4];&quot;, &quot;)" office:value-type="string" office:string-value="&amp;Z80::LD_nn_HL, " calcext:value-type="string">
            <text:p>&amp;Z80::LD_nn_HL, </text:p>
          </table:table-cell>
          <table:table-cell table:style-name="ce106" table:formula="of:=COM.MICROSOFT.CONCAT(&quot;&amp;Z80::&quot;;[.E4];&quot;, &quot;)" office:value-type="string" office:string-value="&amp;Z80::INC_RR, " calcext:value-type="string">
            <text:p>&amp;Z80::INC_RR, </text:p>
          </table:table-cell>
          <table:table-cell table:style-name="ce106" table:formula="of:=COM.MICROSOFT.CONCAT(&quot;&amp;Z80::&quot;;[.F4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G4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H4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I4];&quot;, &quot;)" office:value-type="string" office:string-value="&amp;Z80::DAA, " calcext:value-type="string">
            <text:p>&amp;Z80::DAA, </text:p>
          </table:table-cell>
          <table:table-cell table:style-name="ce106" table:formula="of:=COM.MICROSOFT.CONCAT(&quot;&amp;Z80::&quot;;[.J4];&quot;, &quot;)" office:value-type="string" office:string-value="&amp;Z80::JR_C_D, " calcext:value-type="string">
            <text:p>&amp;Z80::JR_C_D, </text:p>
          </table:table-cell>
          <table:table-cell table:style-name="ce106" table:formula="of:=COM.MICROSOFT.CONCAT(&quot;&amp;Z80::&quot;;[.K4];&quot;, &quot;)" office:value-type="string" office:string-value="&amp;Z80::ADD_HL_RR, " calcext:value-type="string">
            <text:p>&amp;Z80::ADD_HL_RR, </text:p>
          </table:table-cell>
          <table:table-cell table:style-name="ce106" table:formula="of:=COM.MICROSOFT.CONCAT(&quot;&amp;Z80::&quot;;[.L4];&quot;, &quot;)" office:value-type="string" office:string-value="&amp;Z80::LD_HL_nn, " calcext:value-type="string">
            <text:p>&amp;Z80::LD_HL_nn, </text:p>
          </table:table-cell>
          <table:table-cell table:style-name="ce106" table:formula="of:=COM.MICROSOFT.CONCAT(&quot;&amp;Z80::&quot;;[.M4];&quot;, &quot;)" office:value-type="string" office:string-value="&amp;Z80::DEC_RR, " calcext:value-type="string">
            <text:p>&amp;Z80::DEC_RR, </text:p>
          </table:table-cell>
          <table:table-cell table:style-name="ce106" table:formula="of:=COM.MICROSOFT.CONCAT(&quot;&amp;Z80::&quot;;[.N4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O4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P4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Q4];&quot;, &quot;)" office:value-type="string" office:string-value="&amp;Z80::CPL, " calcext:value-type="string">
            <text:p>&amp;Z80::CPL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5];&quot;, &quot;)" office:value-type="string" office:string-value="&amp;Z80::JR_C_D, " calcext:value-type="string">
            <text:p>&amp;Z80::JR_C_D, </text:p>
          </table:table-cell>
          <table:table-cell table:style-name="ce106" table:formula="of:=COM.MICROSOFT.CONCAT(&quot;&amp;Z80::&quot;;[.C5];&quot;, &quot;)" office:value-type="string" office:string-value="&amp;Z80::LD_RR_NN, " calcext:value-type="string">
            <text:p>&amp;Z80::LD_RR_NN, </text:p>
          </table:table-cell>
          <table:table-cell table:style-name="ce106" table:formula="of:=COM.MICROSOFT.CONCAT(&quot;&amp;Z80::&quot;;[.D5];&quot;, &quot;)" office:value-type="string" office:string-value="&amp;Z80::LD_nn_A, " calcext:value-type="string">
            <text:p>&amp;Z80::LD_nn_A, </text:p>
          </table:table-cell>
          <table:table-cell table:style-name="ce106" table:formula="of:=COM.MICROSOFT.CONCAT(&quot;&amp;Z80::&quot;;[.E5];&quot;, &quot;)" office:value-type="string" office:string-value="&amp;Z80::INC_RR, " calcext:value-type="string">
            <text:p>&amp;Z80::INC_RR, </text:p>
          </table:table-cell>
          <table:table-cell table:style-name="ce106" table:formula="of:=COM.MICROSOFT.CONCAT(&quot;&amp;Z80::&quot;;[.F5];&quot;, &quot;)" office:value-type="string" office:string-value="&amp;Z80::INC_hl, " calcext:value-type="string">
            <text:p>&amp;Z80::INC_hl, </text:p>
          </table:table-cell>
          <table:table-cell table:style-name="ce106" table:formula="of:=COM.MICROSOFT.CONCAT(&quot;&amp;Z80::&quot;;[.G5];&quot;, &quot;)" office:value-type="string" office:string-value="&amp;Z80::DEC_hl, " calcext:value-type="string">
            <text:p>&amp;Z80::DEC_hl, </text:p>
          </table:table-cell>
          <table:table-cell table:style-name="ce106" table:formula="of:=COM.MICROSOFT.CONCAT(&quot;&amp;Z80::&quot;;[.H5];&quot;, &quot;)" office:value-type="string" office:string-value="&amp;Z80::LD_hl_N, " calcext:value-type="string">
            <text:p>&amp;Z80::LD_hl_N, </text:p>
          </table:table-cell>
          <table:table-cell table:style-name="ce106" table:formula="of:=COM.MICROSOFT.CONCAT(&quot;&amp;Z80::&quot;;[.I5];&quot;, &quot;)" office:value-type="string" office:string-value="&amp;Z80::SCF, " calcext:value-type="string">
            <text:p>&amp;Z80::SCF, </text:p>
          </table:table-cell>
          <table:table-cell table:style-name="ce106" table:formula="of:=COM.MICROSOFT.CONCAT(&quot;&amp;Z80::&quot;;[.J5];&quot;, &quot;)" office:value-type="string" office:string-value="&amp;Z80::JR_C_D, " calcext:value-type="string">
            <text:p>&amp;Z80::JR_C_D, </text:p>
          </table:table-cell>
          <table:table-cell table:style-name="ce106" table:formula="of:=COM.MICROSOFT.CONCAT(&quot;&amp;Z80::&quot;;[.K5];&quot;, &quot;)" office:value-type="string" office:string-value="&amp;Z80::ADD_HL_RR, " calcext:value-type="string">
            <text:p>&amp;Z80::ADD_HL_RR, </text:p>
          </table:table-cell>
          <table:table-cell table:style-name="ce106" table:formula="of:=COM.MICROSOFT.CONCAT(&quot;&amp;Z80::&quot;;[.L5];&quot;, &quot;)" office:value-type="string" office:string-value="&amp;Z80::LD_A_nn, " calcext:value-type="string">
            <text:p>&amp;Z80::LD_A_nn, </text:p>
          </table:table-cell>
          <table:table-cell table:style-name="ce106" table:formula="of:=COM.MICROSOFT.CONCAT(&quot;&amp;Z80::&quot;;[.M5];&quot;, &quot;)" office:value-type="string" office:string-value="&amp;Z80::DEC_RR, " calcext:value-type="string">
            <text:p>&amp;Z80::DEC_RR, </text:p>
          </table:table-cell>
          <table:table-cell table:style-name="ce106" table:formula="of:=COM.MICROSOFT.CONCAT(&quot;&amp;Z80::&quot;;[.N5];&quot;, &quot;)" office:value-type="string" office:string-value="&amp;Z80::INC_R, " calcext:value-type="string">
            <text:p>&amp;Z80::INC_R, </text:p>
          </table:table-cell>
          <table:table-cell table:style-name="ce106" table:formula="of:=COM.MICROSOFT.CONCAT(&quot;&amp;Z80::&quot;;[.O5];&quot;, &quot;)" office:value-type="string" office:string-value="&amp;Z80::DEC_R, " calcext:value-type="string">
            <text:p>&amp;Z80::DEC_R, </text:p>
          </table:table-cell>
          <table:table-cell table:style-name="ce106" table:formula="of:=COM.MICROSOFT.CONCAT(&quot;&amp;Z80::&quot;;[.P5];&quot;, &quot;)" office:value-type="string" office:string-value="&amp;Z80::LD_R_N, " calcext:value-type="string">
            <text:p>&amp;Z80::LD_R_N, </text:p>
          </table:table-cell>
          <table:table-cell table:style-name="ce106" table:formula="of:=COM.MICROSOFT.CONCAT(&quot;&amp;Z80::&quot;;[.Q5];&quot;, &quot;)" office:value-type="string" office:string-value="&amp;Z80::CCF, " calcext:value-type="string">
            <text:p>&amp;Z80::CCF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C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D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E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F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G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H6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I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J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K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L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M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N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O6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P6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Q6];&quot;, &quot;)" office:value-type="string" office:string-value="&amp;Z80::LD_R_R, " calcext:value-type="string">
            <text:p>&amp;Z80::LD_R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C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D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E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F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G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H7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I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J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K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L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M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N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O7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P7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Q7];&quot;, &quot;)" office:value-type="string" office:string-value="&amp;Z80::LD_R_R, " calcext:value-type="string">
            <text:p>&amp;Z80::LD_R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C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D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E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F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G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H8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I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J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K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L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M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N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O8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P8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Q8];&quot;, &quot;)" office:value-type="string" office:string-value="&amp;Z80::LD_R_R, " calcext:value-type="string">
            <text:p>&amp;Z80::LD_R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C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D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E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F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G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H9];&quot;, &quot;)" office:value-type="string" office:string-value="&amp;Z80::HALT, " calcext:value-type="string">
            <text:p>&amp;Z80::HALT, </text:p>
          </table:table-cell>
          <table:table-cell table:style-name="ce106" table:formula="of:=COM.MICROSOFT.CONCAT(&quot;&amp;Z80::&quot;;[.I9];&quot;, &quot;)" office:value-type="string" office:string-value="&amp;Z80::LD_hl_R, " calcext:value-type="string">
            <text:p>&amp;Z80::LD_hl_R, </text:p>
          </table:table-cell>
          <table:table-cell table:style-name="ce106" table:formula="of:=COM.MICROSOFT.CONCAT(&quot;&amp;Z80::&quot;;[.J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K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L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M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N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O9];&quot;, &quot;)" office:value-type="string" office:string-value="&amp;Z80::LD_R_R, " calcext:value-type="string">
            <text:p>&amp;Z80::LD_R_R, </text:p>
          </table:table-cell>
          <table:table-cell table:style-name="ce106" table:formula="of:=COM.MICROSOFT.CONCAT(&quot;&amp;Z80::&quot;;[.P9];&quot;, &quot;)" office:value-type="string" office:string-value="&amp;Z80::LD_R_hl, " calcext:value-type="string">
            <text:p>&amp;Z80::LD_R_hl, </text:p>
          </table:table-cell>
          <table:table-cell table:style-name="ce106" table:formula="of:=COM.MICROSOFT.CONCAT(&quot;&amp;Z80::&quot;;[.Q9];&quot;, &quot;)" office:value-type="string" office:string-value="&amp;Z80::LD_R_R, " calcext:value-type="string">
            <text:p>&amp;Z80::LD_R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C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D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E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F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G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H10];&quot;, &quot;)" office:value-type="string" office:string-value="&amp;Z80::ADD_hl, " calcext:value-type="string">
            <text:p>&amp;Z80::ADD_hl, </text:p>
          </table:table-cell>
          <table:table-cell table:style-name="ce106" table:formula="of:=COM.MICROSOFT.CONCAT(&quot;&amp;Z80::&quot;;[.I10];&quot;, &quot;)" office:value-type="string" office:string-value="&amp;Z80::ADD_R, " calcext:value-type="string">
            <text:p>&amp;Z80::ADD_R, </text:p>
          </table:table-cell>
          <table:table-cell table:style-name="ce106" table:formula="of:=COM.MICROSOFT.CONCAT(&quot;&amp;Z80::&quot;;[.J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K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L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M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N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O10];&quot;, &quot;)" office:value-type="string" office:string-value="&amp;Z80::ADC_R, " calcext:value-type="string">
            <text:p>&amp;Z80::ADC_R, </text:p>
          </table:table-cell>
          <table:table-cell table:style-name="ce106" table:formula="of:=COM.MICROSOFT.CONCAT(&quot;&amp;Z80::&quot;;[.P10];&quot;, &quot;)" office:value-type="string" office:string-value="&amp;Z80::ADC_hl, " calcext:value-type="string">
            <text:p>&amp;Z80::ADC_hl, </text:p>
          </table:table-cell>
          <table:table-cell table:style-name="ce106" table:formula="of:=COM.MICROSOFT.CONCAT(&quot;&amp;Z80::&quot;;[.Q10];&quot;, &quot;)" office:value-type="string" office:string-value="&amp;Z80::ADC_R, " calcext:value-type="string">
            <text:p>&amp;Z80::ADC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C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D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E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F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G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H11];&quot;, &quot;)" office:value-type="string" office:string-value="&amp;Z80::SUB_hl, " calcext:value-type="string">
            <text:p>&amp;Z80::SUB_hl, </text:p>
          </table:table-cell>
          <table:table-cell table:style-name="ce106" table:formula="of:=COM.MICROSOFT.CONCAT(&quot;&amp;Z80::&quot;;[.I11];&quot;, &quot;)" office:value-type="string" office:string-value="&amp;Z80::SUB_R, " calcext:value-type="string">
            <text:p>&amp;Z80::SUB_R, </text:p>
          </table:table-cell>
          <table:table-cell table:style-name="ce106" table:formula="of:=COM.MICROSOFT.CONCAT(&quot;&amp;Z80::&quot;;[.J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K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L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M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N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O11];&quot;, &quot;)" office:value-type="string" office:string-value="&amp;Z80::SBC_R, " calcext:value-type="string">
            <text:p>&amp;Z80::SBC_R, </text:p>
          </table:table-cell>
          <table:table-cell table:style-name="ce106" table:formula="of:=COM.MICROSOFT.CONCAT(&quot;&amp;Z80::&quot;;[.P11];&quot;, &quot;)" office:value-type="string" office:string-value="&amp;Z80::SBC_hl, " calcext:value-type="string">
            <text:p>&amp;Z80::SBC_hl, </text:p>
          </table:table-cell>
          <table:table-cell table:style-name="ce106" table:formula="of:=COM.MICROSOFT.CONCAT(&quot;&amp;Z80::&quot;;[.Q11];&quot;, &quot;)" office:value-type="string" office:string-value="&amp;Z80::SBC_R, " calcext:value-type="string">
            <text:p>&amp;Z80::SBC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C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D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E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F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G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H12];&quot;, &quot;)" office:value-type="string" office:string-value="&amp;Z80::AND_hl, " calcext:value-type="string">
            <text:p>&amp;Z80::AND_hl, </text:p>
          </table:table-cell>
          <table:table-cell table:style-name="ce106" table:formula="of:=COM.MICROSOFT.CONCAT(&quot;&amp;Z80::&quot;;[.I12];&quot;, &quot;)" office:value-type="string" office:string-value="&amp;Z80::AND_R, " calcext:value-type="string">
            <text:p>&amp;Z80::AND_R, </text:p>
          </table:table-cell>
          <table:table-cell table:style-name="ce106" table:formula="of:=COM.MICROSOFT.CONCAT(&quot;&amp;Z80::&quot;;[.J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K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L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M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N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O12];&quot;, &quot;)" office:value-type="string" office:string-value="&amp;Z80::XOR_R, " calcext:value-type="string">
            <text:p>&amp;Z80::XOR_R, </text:p>
          </table:table-cell>
          <table:table-cell table:style-name="ce106" table:formula="of:=COM.MICROSOFT.CONCAT(&quot;&amp;Z80::&quot;;[.P12];&quot;, &quot;)" office:value-type="string" office:string-value="&amp;Z80::XOR_hl, " calcext:value-type="string">
            <text:p>&amp;Z80::XOR_hl, </text:p>
          </table:table-cell>
          <table:table-cell table:style-name="ce106" table:formula="of:=COM.MICROSOFT.CONCAT(&quot;&amp;Z80::&quot;;[.Q12];&quot;, &quot;)" office:value-type="string" office:string-value="&amp;Z80::XOR_R, " calcext:value-type="string">
            <text:p>&amp;Z80::XOR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C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D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E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F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G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H13];&quot;, &quot;)" office:value-type="string" office:string-value="&amp;Z80::OR_hl, " calcext:value-type="string">
            <text:p>&amp;Z80::OR_hl, </text:p>
          </table:table-cell>
          <table:table-cell table:style-name="ce106" table:formula="of:=COM.MICROSOFT.CONCAT(&quot;&amp;Z80::&quot;;[.I13];&quot;, &quot;)" office:value-type="string" office:string-value="&amp;Z80::OR_R, " calcext:value-type="string">
            <text:p>&amp;Z80::OR_R, </text:p>
          </table:table-cell>
          <table:table-cell table:style-name="ce106" table:formula="of:=COM.MICROSOFT.CONCAT(&quot;&amp;Z80::&quot;;[.J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K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L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M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N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O13];&quot;, &quot;)" office:value-type="string" office:string-value="&amp;Z80::CP_R, " calcext:value-type="string">
            <text:p>&amp;Z80::CP_R, </text:p>
          </table:table-cell>
          <table:table-cell table:style-name="ce106" table:formula="of:=COM.MICROSOFT.CONCAT(&quot;&amp;Z80::&quot;;[.P13];&quot;, &quot;)" office:value-type="string" office:string-value="&amp;Z80::CP_hl, " calcext:value-type="string">
            <text:p>&amp;Z80::CP_hl, </text:p>
          </table:table-cell>
          <table:table-cell table:style-name="ce106" table:formula="of:=COM.MICROSOFT.CONCAT(&quot;&amp;Z80::&quot;;[.Q13];&quot;, &quot;)" office:value-type="string" office:string-value="&amp;Z80::CP_R, " calcext:value-type="string">
            <text:p>&amp;Z80::CP_R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4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C14];&quot;, &quot;)" office:value-type="string" office:string-value="&amp;Z80::POP_RR, " calcext:value-type="string">
            <text:p>&amp;Z80::POP_RR, </text:p>
          </table:table-cell>
          <table:table-cell table:style-name="ce106" table:formula="of:=COM.MICROSOFT.CONCAT(&quot;&amp;Z80::&quot;;[.D14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E14];&quot;, &quot;)" office:value-type="string" office:string-value="&amp;Z80::JP_NN, " calcext:value-type="string">
            <text:p>&amp;Z80::JP_NN, </text:p>
          </table:table-cell>
          <table:table-cell table:style-name="ce106" table:formula="of:=COM.MICROSOFT.CONCAT(&quot;&amp;Z80::&quot;;[.F14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G14];&quot;, &quot;)" office:value-type="string" office:string-value="&amp;Z80::PUSH_RR, " calcext:value-type="string">
            <text:p>&amp;Z80::PUSH_RR, </text:p>
          </table:table-cell>
          <table:table-cell table:style-name="ce106" table:formula="of:=COM.MICROSOFT.CONCAT(&quot;&amp;Z80::&quot;;[.H14];&quot;, &quot;)" office:value-type="string" office:string-value="&amp;Z80::ADD_N, " calcext:value-type="string">
            <text:p>&amp;Z80::ADD_N, </text:p>
          </table:table-cell>
          <table:table-cell table:style-name="ce106" table:formula="of:=COM.MICROSOFT.CONCAT(&quot;&amp;Z80::&quot;;[.I14];&quot;, &quot;)" office:value-type="string" office:string-value="&amp;Z80::RST, " calcext:value-type="string">
            <text:p>&amp;Z80::RST, </text:p>
          </table:table-cell>
          <table:table-cell table:style-name="ce106" table:formula="of:=COM.MICROSOFT.CONCAT(&quot;&amp;Z80::&quot;;[.J14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K14];&quot;, &quot;)" office:value-type="string" office:string-value="&amp;Z80::RET, " calcext:value-type="string">
            <text:p>&amp;Z80::RET, </text:p>
          </table:table-cell>
          <table:table-cell table:style-name="ce106" table:formula="of:=COM.MICROSOFT.CONCAT(&quot;&amp;Z80::&quot;;[.L14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M14];&quot;, &quot;)" office:value-type="string" office:string-value="&amp;Z80::BITS, " calcext:value-type="string">
            <text:p>&amp;Z80::BITS, </text:p>
          </table:table-cell>
          <table:table-cell table:style-name="ce106" table:formula="of:=COM.MICROSOFT.CONCAT(&quot;&amp;Z80::&quot;;[.N14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O14];&quot;, &quot;)" office:value-type="string" office:string-value="&amp;Z80::CALL_NN, " calcext:value-type="string">
            <text:p>&amp;Z80::CALL_NN, </text:p>
          </table:table-cell>
          <table:table-cell table:style-name="ce106" table:formula="of:=COM.MICROSOFT.CONCAT(&quot;&amp;Z80::&quot;;[.P14];&quot;, &quot;)" office:value-type="string" office:string-value="&amp;Z80::ADC_N, " calcext:value-type="string">
            <text:p>&amp;Z80::ADC_N, </text:p>
          </table:table-cell>
          <table:table-cell table:style-name="ce106" table:formula="of:=COM.MICROSOFT.CONCAT(&quot;&amp;Z80::&quot;;[.Q14];&quot;, &quot;)" office:value-type="string" office:string-value="&amp;Z80::RST, " calcext:value-type="string">
            <text:p>&amp;Z80::RST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5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C15];&quot;, &quot;)" office:value-type="string" office:string-value="&amp;Z80::POP_RR, " calcext:value-type="string">
            <text:p>&amp;Z80::POP_RR, </text:p>
          </table:table-cell>
          <table:table-cell table:style-name="ce106" table:formula="of:=COM.MICROSOFT.CONCAT(&quot;&amp;Z80::&quot;;[.D15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E15];&quot;, &quot;)" office:value-type="string" office:string-value="&amp;Z80::OUT_n_A, " calcext:value-type="string">
            <text:p>&amp;Z80::OUT_n_A, </text:p>
          </table:table-cell>
          <table:table-cell table:style-name="ce106" table:formula="of:=COM.MICROSOFT.CONCAT(&quot;&amp;Z80::&quot;;[.F15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G15];&quot;, &quot;)" office:value-type="string" office:string-value="&amp;Z80::PUSH_RR, " calcext:value-type="string">
            <text:p>&amp;Z80::PUSH_RR, </text:p>
          </table:table-cell>
          <table:table-cell table:style-name="ce106" table:formula="of:=COM.MICROSOFT.CONCAT(&quot;&amp;Z80::&quot;;[.H15];&quot;, &quot;)" office:value-type="string" office:string-value="&amp;Z80::SUB_N, " calcext:value-type="string">
            <text:p>&amp;Z80::SUB_N, </text:p>
          </table:table-cell>
          <table:table-cell table:style-name="ce106" table:formula="of:=COM.MICROSOFT.CONCAT(&quot;&amp;Z80::&quot;;[.I15];&quot;, &quot;)" office:value-type="string" office:string-value="&amp;Z80::RST, " calcext:value-type="string">
            <text:p>&amp;Z80::RST, </text:p>
          </table:table-cell>
          <table:table-cell table:style-name="ce106" table:formula="of:=COM.MICROSOFT.CONCAT(&quot;&amp;Z80::&quot;;[.J15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K15];&quot;, &quot;)" office:value-type="string" office:string-value="&amp;Z80::EXX, " calcext:value-type="string">
            <text:p>&amp;Z80::EXX, </text:p>
          </table:table-cell>
          <table:table-cell table:style-name="ce106" table:formula="of:=COM.MICROSOFT.CONCAT(&quot;&amp;Z80::&quot;;[.L15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M15];&quot;, &quot;)" office:value-type="string" office:string-value="&amp;Z80::IN_A_n, " calcext:value-type="string">
            <text:p>&amp;Z80::IN_A_n, </text:p>
          </table:table-cell>
          <table:table-cell table:style-name="ce106" table:formula="of:=COM.MICROSOFT.CONCAT(&quot;&amp;Z80::&quot;;[.N15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O15];&quot;, &quot;)" office:value-type="string" office:string-value="&amp;Z80::REGS_IND, " calcext:value-type="string">
            <text:p>&amp;Z80::REGS_IND, </text:p>
          </table:table-cell>
          <table:table-cell table:style-name="ce106" table:formula="of:=COM.MICROSOFT.CONCAT(&quot;&amp;Z80::&quot;;[.P15];&quot;, &quot;)" office:value-type="string" office:string-value="&amp;Z80::SBC_N, " calcext:value-type="string">
            <text:p>&amp;Z80::SBC_N, </text:p>
          </table:table-cell>
          <table:table-cell table:style-name="ce106" table:formula="of:=COM.MICROSOFT.CONCAT(&quot;&amp;Z80::&quot;;[.Q15];&quot;, &quot;)" office:value-type="string" office:string-value="&amp;Z80::RST, " calcext:value-type="string">
            <text:p>&amp;Z80::RST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6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C16];&quot;, &quot;)" office:value-type="string" office:string-value="&amp;Z80::POP_RR, " calcext:value-type="string">
            <text:p>&amp;Z80::POP_RR, </text:p>
          </table:table-cell>
          <table:table-cell table:style-name="ce106" table:formula="of:=COM.MICROSOFT.CONCAT(&quot;&amp;Z80::&quot;;[.D16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E16];&quot;, &quot;)" office:value-type="string" office:string-value="&amp;Z80::EX_sp_HL, " calcext:value-type="string">
            <text:p>&amp;Z80::EX_sp_HL, </text:p>
          </table:table-cell>
          <table:table-cell table:style-name="ce106" table:formula="of:=COM.MICROSOFT.CONCAT(&quot;&amp;Z80::&quot;;[.F16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G16];&quot;, &quot;)" office:value-type="string" office:string-value="&amp;Z80::PUSH_RR, " calcext:value-type="string">
            <text:p>&amp;Z80::PUSH_RR, </text:p>
          </table:table-cell>
          <table:table-cell table:style-name="ce106" table:formula="of:=COM.MICROSOFT.CONCAT(&quot;&amp;Z80::&quot;;[.H16];&quot;, &quot;)" office:value-type="string" office:string-value="&amp;Z80::AND_N, " calcext:value-type="string">
            <text:p>&amp;Z80::AND_N, </text:p>
          </table:table-cell>
          <table:table-cell table:style-name="ce106" table:formula="of:=COM.MICROSOFT.CONCAT(&quot;&amp;Z80::&quot;;[.I16];&quot;, &quot;)" office:value-type="string" office:string-value="&amp;Z80::RST, " calcext:value-type="string">
            <text:p>&amp;Z80::RST, </text:p>
          </table:table-cell>
          <table:table-cell table:style-name="ce106" table:formula="of:=COM.MICROSOFT.CONCAT(&quot;&amp;Z80::&quot;;[.J16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K16];&quot;, &quot;)" office:value-type="string" office:string-value="&amp;Z80::JP_hl, " calcext:value-type="string">
            <text:p>&amp;Z80::JP_hl, </text:p>
          </table:table-cell>
          <table:table-cell table:style-name="ce106" table:formula="of:=COM.MICROSOFT.CONCAT(&quot;&amp;Z80::&quot;;[.L16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M16];&quot;, &quot;)" office:value-type="string" office:string-value="&amp;Z80::EX_DE_HL, " calcext:value-type="string">
            <text:p>&amp;Z80::EX_DE_HL, </text:p>
          </table:table-cell>
          <table:table-cell table:style-name="ce106" table:formula="of:=COM.MICROSOFT.CONCAT(&quot;&amp;Z80::&quot;;[.N16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O16];&quot;, &quot;)" office:value-type="string" office:string-value="&amp;Z80::MISC, " calcext:value-type="string">
            <text:p>&amp;Z80::MISC, </text:p>
          </table:table-cell>
          <table:table-cell table:style-name="ce106" table:formula="of:=COM.MICROSOFT.CONCAT(&quot;&amp;Z80::&quot;;[.P16];&quot;, &quot;)" office:value-type="string" office:string-value="&amp;Z80::XOR_N, " calcext:value-type="string">
            <text:p>&amp;Z80::XOR_N, </text:p>
          </table:table-cell>
          <table:table-cell table:style-name="ce106" table:formula="of:=COM.MICROSOFT.CONCAT(&quot;&amp;Z80::&quot;;[.Q16];&quot;, &quot;)" office:value-type="string" office:string-value="&amp;Z80::RST, " calcext:value-type="string">
            <text:p>&amp;Z80::RST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7"/>
          <table:table-cell table:style-name="ce106" table:formula="of:=COM.MICROSOFT.CONCAT(&quot;&amp;Z80::&quot;;[.B17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C17];&quot;, &quot;)" office:value-type="string" office:string-value="&amp;Z80::POP_RR, " calcext:value-type="string">
            <text:p>&amp;Z80::POP_RR, </text:p>
          </table:table-cell>
          <table:table-cell table:style-name="ce106" table:formula="of:=COM.MICROSOFT.CONCAT(&quot;&amp;Z80::&quot;;[.D17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E17];&quot;, &quot;)" office:value-type="string" office:string-value="&amp;Z80::DI, " calcext:value-type="string">
            <text:p>&amp;Z80::DI, </text:p>
          </table:table-cell>
          <table:table-cell table:style-name="ce106" table:formula="of:=COM.MICROSOFT.CONCAT(&quot;&amp;Z80::&quot;;[.F17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G17];&quot;, &quot;)" office:value-type="string" office:string-value="&amp;Z80::PUSH_RR, " calcext:value-type="string">
            <text:p>&amp;Z80::PUSH_RR, </text:p>
          </table:table-cell>
          <table:table-cell table:style-name="ce106" table:formula="of:=COM.MICROSOFT.CONCAT(&quot;&amp;Z80::&quot;;[.H17];&quot;, &quot;)" office:value-type="string" office:string-value="&amp;Z80::OR_N, " calcext:value-type="string">
            <text:p>&amp;Z80::OR_N, </text:p>
          </table:table-cell>
          <table:table-cell table:style-name="ce106" table:formula="of:=COM.MICROSOFT.CONCAT(&quot;&amp;Z80::&quot;;[.I17];&quot;, &quot;)" office:value-type="string" office:string-value="&amp;Z80::RST, " calcext:value-type="string">
            <text:p>&amp;Z80::RST, </text:p>
          </table:table-cell>
          <table:table-cell table:style-name="ce106" table:formula="of:=COM.MICROSOFT.CONCAT(&quot;&amp;Z80::&quot;;[.J17];&quot;, &quot;)" office:value-type="string" office:string-value="&amp;Z80::RET_C, " calcext:value-type="string">
            <text:p>&amp;Z80::RET_C, </text:p>
          </table:table-cell>
          <table:table-cell table:style-name="ce106" table:formula="of:=COM.MICROSOFT.CONCAT(&quot;&amp;Z80::&quot;;[.K17];&quot;, &quot;)" office:value-type="string" office:string-value="&amp;Z80::LD_SP_HL, " calcext:value-type="string">
            <text:p>&amp;Z80::LD_SP_HL, </text:p>
          </table:table-cell>
          <table:table-cell table:style-name="ce106" table:formula="of:=COM.MICROSOFT.CONCAT(&quot;&amp;Z80::&quot;;[.L17];&quot;, &quot;)" office:value-type="string" office:string-value="&amp;Z80::JP_C_NN, " calcext:value-type="string">
            <text:p>&amp;Z80::JP_C_NN, </text:p>
          </table:table-cell>
          <table:table-cell table:style-name="ce106" table:formula="of:=COM.MICROSOFT.CONCAT(&quot;&amp;Z80::&quot;;[.M17];&quot;, &quot;)" office:value-type="string" office:string-value="&amp;Z80::EI, " calcext:value-type="string">
            <text:p>&amp;Z80::EI, </text:p>
          </table:table-cell>
          <table:table-cell table:style-name="ce106" table:formula="of:=COM.MICROSOFT.CONCAT(&quot;&amp;Z80::&quot;;[.N17];&quot;, &quot;)" office:value-type="string" office:string-value="&amp;Z80::CALL_C_NN, " calcext:value-type="string">
            <text:p>&amp;Z80::CALL_C_NN, </text:p>
          </table:table-cell>
          <table:table-cell table:style-name="ce106" table:formula="of:=COM.MICROSOFT.CONCAT(&quot;&amp;Z80::&quot;;[.O17];&quot;, &quot;)" office:value-type="string" office:string-value="&amp;Z80::REGS_IND, " calcext:value-type="string">
            <text:p>&amp;Z80::REGS_IND, </text:p>
          </table:table-cell>
          <table:table-cell table:style-name="ce106" table:formula="of:=COM.MICROSOFT.CONCAT(&quot;&amp;Z80::&quot;;[.P17];&quot;, &quot;)" office:value-type="string" office:string-value="&amp;Z80::CP_N, " calcext:value-type="string">
            <text:p>&amp;Z80::CP_N, </text:p>
          </table:table-cell>
          <table:table-cell table:style-name="ce106" table:formula="of:=COM.MICROSOFT.CONCAT(&quot;&amp;Z80::&quot;;[.Q17];&quot;, &quot;)" office:value-type="string" office:string-value="&amp;Z80::RST, " calcext:value-type="string">
            <text:p>&amp;Z80::RST, </text:p>
          </table:table-cell>
          <table:table-cell table:style-name="ce97" table:number-columns-repeated="1006"/>
          <table:table-cell table:style-name="ce119"/>
        </table:table-row>
        <table:table-row table:style-name="ro3">
          <table:table-cell table:style-name="ce98" office:value-type="string" calcext:value-type="string">
            <text:p>};</text:p>
          </table:table-cell>
          <table:table-cell table:style-name="ce97" table:number-columns-repeated="1022"/>
          <table:table-cell table:style-name="ce119"/>
        </table:table-row>
        <table:table-row table:style-name="ro2" table:number-rows-repeated="2">
          <table:table-cell table:style-name="ce97" table:number-columns-repeated="1023"/>
          <table:table-cell table:style-name="ce119"/>
        </table:table-row>
        <table:table-row table:style-name="ro2">
          <table:table-cell table:style-name="ce99" office:value-type="string" calcext:value-type="string">
            <text:p>void (*instrucciones_principales[256])() = {</text:p>
          </table:table-cell>
          <table:table-cell table:style-name="ce100" table:number-columns-repeated="1022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36:.Q36])" office:value-type="string" office:string-value="&amp;Z80::NOP, &amp;Z80::LD_RR_NN, &amp;Z80::LD_rr_A, &amp;Z80::INC_RR, &amp;Z80::INC_R, &amp;Z80::DEC_R, &amp;Z80::LD_R_N, &amp;Z80::RLCA, &amp;Z80::EX_AF_AF, &amp;Z80::ADD_HL_RR, &amp;Z80::LD_A_rr, &amp;Z80::DEC_RR, &amp;Z80::INC_R, &amp;Z80::DEC_R, &amp;Z80::LD_R_N, &amp;Z80::RRCA, " calcext:value-type="string">
            <text:p>&amp;Z80::NOP, &amp;Z80::LD_RR_NN, &amp;Z80::LD_rr_A, &amp;Z80::INC_RR, &amp;Z80::INC_R, &amp;Z80::DEC_R, &amp;Z80::LD_R_N, &amp;Z80::RLCA, &amp;Z80::EX_AF_AF, &amp;Z80::ADD_HL_RR, &amp;Z80::LD_A_rr, &amp;Z80::DEC_RR, &amp;Z80::INC_R, &amp;Z80::DEC_R, &amp;Z80::LD_R_N, &amp;Z80::RRCA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37:.Q37])" office:value-type="string" office:string-value="&amp;Z80::DJNZ_D, &amp;Z80::LD_RR_NN, &amp;Z80::LD_rr_A, &amp;Z80::INC_RR, &amp;Z80::INC_R, &amp;Z80::DEC_R, &amp;Z80::LD_R_N, &amp;Z80::RLA, &amp;Z80::JR_D, &amp;Z80::ADD_HL_RR, &amp;Z80::LD_A_rr, &amp;Z80::DEC_RR, &amp;Z80::INC_R, &amp;Z80::DEC_R, &amp;Z80::LD_R_N, &amp;Z80::RRA, " calcext:value-type="string">
            <text:p>&amp;Z80::DJNZ_D, &amp;Z80::LD_RR_NN, &amp;Z80::LD_rr_A, &amp;Z80::INC_RR, &amp;Z80::INC_R, &amp;Z80::DEC_R, &amp;Z80::LD_R_N, &amp;Z80::RLA, &amp;Z80::JR_D, &amp;Z80::ADD_HL_RR, &amp;Z80::LD_A_rr, &amp;Z80::DEC_RR, &amp;Z80::INC_R, &amp;Z80::DEC_R, &amp;Z80::LD_R_N, &amp;Z80::RRA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38:.Q38])" office:value-type="string" office:string-value="&amp;Z80::JR_C_D, &amp;Z80::LD_RR_NN, &amp;Z80::LD_nn_HL, &amp;Z80::INC_RR, &amp;Z80::INC_R, &amp;Z80::DEC_R, &amp;Z80::LD_R_N, &amp;Z80::DAA, &amp;Z80::JR_C_D, &amp;Z80::ADD_HL_RR, &amp;Z80::LD_HL_nn, &amp;Z80::DEC_RR, &amp;Z80::INC_R, &amp;Z80::DEC_R, &amp;Z80::LD_R_N, &amp;Z80::CPL, " calcext:value-type="string">
            <text:p>&amp;Z80::JR_C_D, &amp;Z80::LD_RR_NN, &amp;Z80::LD_nn_HL, &amp;Z80::INC_RR, &amp;Z80::INC_R, &amp;Z80::DEC_R, &amp;Z80::LD_R_N, &amp;Z80::DAA, &amp;Z80::JR_C_D, &amp;Z80::ADD_HL_RR, &amp;Z80::LD_HL_nn, &amp;Z80::DEC_RR, &amp;Z80::INC_R, &amp;Z80::DEC_R, &amp;Z80::LD_R_N, &amp;Z80::CPL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39:.Q39])" office:value-type="string" office:string-value="&amp;Z80::JR_C_D, &amp;Z80::LD_RR_NN, &amp;Z80::LD_nn_A, &amp;Z80::INC_RR, &amp;Z80::INC_hl, &amp;Z80::DEC_hl, &amp;Z80::LD_hl_N, &amp;Z80::SCF, &amp;Z80::JR_C_D, &amp;Z80::ADD_HL_RR, &amp;Z80::LD_A_nn, &amp;Z80::DEC_RR, &amp;Z80::INC_R, &amp;Z80::DEC_R, &amp;Z80::LD_R_N, &amp;Z80::CCF, " calcext:value-type="string">
            <text:p>&amp;Z80::JR_C_D, &amp;Z80::LD_RR_NN, &amp;Z80::LD_nn_A, &amp;Z80::INC_RR, &amp;Z80::INC_hl, &amp;Z80::DEC_hl, &amp;Z80::LD_hl_N, &amp;Z80::SCF, &amp;Z80::JR_C_D, &amp;Z80::ADD_HL_RR, &amp;Z80::LD_A_nn, &amp;Z80::DEC_RR, &amp;Z80::INC_R, &amp;Z80::DEC_R, &amp;Z80::LD_R_N, &amp;Z80::CCF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0:.Q40])" office:value-type="string" office:string-value="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" calcext:value-type="string">
            <text:p>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1:.Q41])" office:value-type="string" office:string-value="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" calcext:value-type="string">
            <text:p>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2:.Q42])" office:value-type="string" office:string-value="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" calcext:value-type="string">
            <text:p>&amp;Z80::LD_R_R, &amp;Z80::LD_R_R, &amp;Z80::LD_R_R, &amp;Z80::LD_R_R, &amp;Z80::LD_R_R, &amp;Z80::LD_R_R, &amp;Z80::LD_R_hl, &amp;Z80::LD_R_R, &amp;Z80::LD_R_R, &amp;Z80::LD_R_R, &amp;Z80::LD_R_R, &amp;Z80::LD_R_R, &amp;Z80::LD_R_R, &amp;Z80::LD_R_R, &amp;Z80::LD_R_hl, &amp;Z80::LD_R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3:.Q43])" office:value-type="string" office:string-value="&amp;Z80::LD_hl_R, &amp;Z80::LD_hl_R, &amp;Z80::LD_hl_R, &amp;Z80::LD_hl_R, &amp;Z80::LD_hl_R, &amp;Z80::LD_hl_R, &amp;Z80::HALT, &amp;Z80::LD_hl_R, &amp;Z80::LD_R_R, &amp;Z80::LD_R_R, &amp;Z80::LD_R_R, &amp;Z80::LD_R_R, &amp;Z80::LD_R_R, &amp;Z80::LD_R_R, &amp;Z80::LD_R_hl, &amp;Z80::LD_R_R, " calcext:value-type="string">
            <text:p>&amp;Z80::LD_hl_R, &amp;Z80::LD_hl_R, &amp;Z80::LD_hl_R, &amp;Z80::LD_hl_R, &amp;Z80::LD_hl_R, &amp;Z80::LD_hl_R, &amp;Z80::HALT, &amp;Z80::LD_hl_R, &amp;Z80::LD_R_R, &amp;Z80::LD_R_R, &amp;Z80::LD_R_R, &amp;Z80::LD_R_R, &amp;Z80::LD_R_R, &amp;Z80::LD_R_R, &amp;Z80::LD_R_hl, &amp;Z80::LD_R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4:.Q44])" office:value-type="string" office:string-value="&amp;Z80::ADD_R, &amp;Z80::ADD_R, &amp;Z80::ADD_R, &amp;Z80::ADD_R, &amp;Z80::ADD_R, &amp;Z80::ADD_R, &amp;Z80::ADD_hl, &amp;Z80::ADD_R, &amp;Z80::ADC_R, &amp;Z80::ADC_R, &amp;Z80::ADC_R, &amp;Z80::ADC_R, &amp;Z80::ADC_R, &amp;Z80::ADC_R, &amp;Z80::ADC_hl, &amp;Z80::ADC_R, " calcext:value-type="string">
            <text:p>&amp;Z80::ADD_R, &amp;Z80::ADD_R, &amp;Z80::ADD_R, &amp;Z80::ADD_R, &amp;Z80::ADD_R, &amp;Z80::ADD_R, &amp;Z80::ADD_hl, &amp;Z80::ADD_R, &amp;Z80::ADC_R, &amp;Z80::ADC_R, &amp;Z80::ADC_R, &amp;Z80::ADC_R, &amp;Z80::ADC_R, &amp;Z80::ADC_R, &amp;Z80::ADC_hl, &amp;Z80::ADC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5:.Q45])" office:value-type="string" office:string-value="&amp;Z80::SUB_R, &amp;Z80::SUB_R, &amp;Z80::SUB_R, &amp;Z80::SUB_R, &amp;Z80::SUB_R, &amp;Z80::SUB_R, &amp;Z80::SUB_hl, &amp;Z80::SUB_R, &amp;Z80::SBC_R, &amp;Z80::SBC_R, &amp;Z80::SBC_R, &amp;Z80::SBC_R, &amp;Z80::SBC_R, &amp;Z80::SBC_R, &amp;Z80::SBC_hl, &amp;Z80::SBC_R, " calcext:value-type="string">
            <text:p>&amp;Z80::SUB_R, &amp;Z80::SUB_R, &amp;Z80::SUB_R, &amp;Z80::SUB_R, &amp;Z80::SUB_R, &amp;Z80::SUB_R, &amp;Z80::SUB_hl, &amp;Z80::SUB_R, &amp;Z80::SBC_R, &amp;Z80::SBC_R, &amp;Z80::SBC_R, &amp;Z80::SBC_R, &amp;Z80::SBC_R, &amp;Z80::SBC_R, &amp;Z80::SBC_hl, &amp;Z80::SBC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6:.Q46])" office:value-type="string" office:string-value="&amp;Z80::AND_R, &amp;Z80::AND_R, &amp;Z80::AND_R, &amp;Z80::AND_R, &amp;Z80::AND_R, &amp;Z80::AND_R, &amp;Z80::AND_hl, &amp;Z80::AND_R, &amp;Z80::XOR_R, &amp;Z80::XOR_R, &amp;Z80::XOR_R, &amp;Z80::XOR_R, &amp;Z80::XOR_R, &amp;Z80::XOR_R, &amp;Z80::XOR_hl, &amp;Z80::XOR_R, " calcext:value-type="string">
            <text:p>&amp;Z80::AND_R, &amp;Z80::AND_R, &amp;Z80::AND_R, &amp;Z80::AND_R, &amp;Z80::AND_R, &amp;Z80::AND_R, &amp;Z80::AND_hl, &amp;Z80::AND_R, &amp;Z80::XOR_R, &amp;Z80::XOR_R, &amp;Z80::XOR_R, &amp;Z80::XOR_R, &amp;Z80::XOR_R, &amp;Z80::XOR_R, &amp;Z80::XOR_hl, &amp;Z80::XOR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7:.Q47])" office:value-type="string" office:string-value="&amp;Z80::OR_R, &amp;Z80::OR_R, &amp;Z80::OR_R, &amp;Z80::OR_R, &amp;Z80::OR_R, &amp;Z80::OR_R, &amp;Z80::OR_hl, &amp;Z80::OR_R, &amp;Z80::CP_R, &amp;Z80::CP_R, &amp;Z80::CP_R, &amp;Z80::CP_R, &amp;Z80::CP_R, &amp;Z80::CP_R, &amp;Z80::CP_hl, &amp;Z80::CP_R, " calcext:value-type="string">
            <text:p>&amp;Z80::OR_R, &amp;Z80::OR_R, &amp;Z80::OR_R, &amp;Z80::OR_R, &amp;Z80::OR_R, &amp;Z80::OR_R, &amp;Z80::OR_hl, &amp;Z80::OR_R, &amp;Z80::CP_R, &amp;Z80::CP_R, &amp;Z80::CP_R, &amp;Z80::CP_R, &amp;Z80::CP_R, &amp;Z80::CP_R, &amp;Z80::CP_hl, &amp;Z80::CP_R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8:.Q48])" office:value-type="string" office:string-value="&amp;Z80::RET_C, &amp;Z80::POP_RR, &amp;Z80::JP_C_NN, &amp;Z80::JP_NN, &amp;Z80::CALL_C_NN, &amp;Z80::PUSH_RR, &amp;Z80::ADD_N, &amp;Z80::RST, &amp;Z80::RET_C, &amp;Z80::RET, &amp;Z80::JP_C_NN, &amp;Z80::BITS, &amp;Z80::CALL_C_NN, &amp;Z80::CALL_NN, &amp;Z80::ADC_N, &amp;Z80::RST, " calcext:value-type="string">
            <text:p>&amp;Z80::RET_C, &amp;Z80::POP_RR, &amp;Z80::JP_C_NN, &amp;Z80::JP_NN, &amp;Z80::CALL_C_NN, &amp;Z80::PUSH_RR, &amp;Z80::ADD_N, &amp;Z80::RST, &amp;Z80::RET_C, &amp;Z80::RET, &amp;Z80::JP_C_NN, &amp;Z80::BITS, &amp;Z80::CALL_C_NN, &amp;Z80::CALL_NN, &amp;Z80::ADC_N, &amp;Z80::RST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9:.Q49])" office:value-type="string" office:string-value="&amp;Z80::RET_C, &amp;Z80::POP_RR, &amp;Z80::JP_C_NN, &amp;Z80::OUT_n_A, &amp;Z80::CALL_C_NN, &amp;Z80::PUSH_RR, &amp;Z80::SUB_N, &amp;Z80::RST, &amp;Z80::RET_C, &amp;Z80::EXX, &amp;Z80::JP_C_NN, &amp;Z80::IN_A_n, &amp;Z80::CALL_C_NN, &amp;Z80::REGS_IND, &amp;Z80::SBC_N, &amp;Z80::RST, " calcext:value-type="string">
            <text:p>&amp;Z80::RET_C, &amp;Z80::POP_RR, &amp;Z80::JP_C_NN, &amp;Z80::OUT_n_A, &amp;Z80::CALL_C_NN, &amp;Z80::PUSH_RR, &amp;Z80::SUB_N, &amp;Z80::RST, &amp;Z80::RET_C, &amp;Z80::EXX, &amp;Z80::JP_C_NN, &amp;Z80::IN_A_n, &amp;Z80::CALL_C_NN, &amp;Z80::REGS_IND, &amp;Z80::SBC_N, &amp;Z80::RST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0:.Q50])" office:value-type="string" office:string-value="&amp;Z80::RET_C, &amp;Z80::POP_RR, &amp;Z80::JP_C_NN, &amp;Z80::EX_sp_HL, &amp;Z80::CALL_C_NN, &amp;Z80::PUSH_RR, &amp;Z80::AND_N, &amp;Z80::RST, &amp;Z80::RET_C, &amp;Z80::JP_hl, &amp;Z80::JP_C_NN, &amp;Z80::EX_DE_HL, &amp;Z80::CALL_C_NN, &amp;Z80::MISC, &amp;Z80::XOR_N, &amp;Z80::RST, " calcext:value-type="string">
            <text:p>&amp;Z80::RET_C, &amp;Z80::POP_RR, &amp;Z80::JP_C_NN, &amp;Z80::EX_sp_HL, &amp;Z80::CALL_C_NN, &amp;Z80::PUSH_RR, &amp;Z80::AND_N, &amp;Z80::RST, &amp;Z80::RET_C, &amp;Z80::JP_hl, &amp;Z80::JP_C_NN, &amp;Z80::EX_DE_HL, &amp;Z80::CALL_C_NN, &amp;Z80::MISC, &amp;Z80::XOR_N, &amp;Z80::RST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1:.Q51])" office:value-type="string" office:string-value="&amp;Z80::RET_C, &amp;Z80::POP_RR, &amp;Z80::JP_C_NN, &amp;Z80::DI, &amp;Z80::CALL_C_NN, &amp;Z80::PUSH_RR, &amp;Z80::OR_N, &amp;Z80::RST, &amp;Z80::RET_C, &amp;Z80::LD_SP_HL, &amp;Z80::JP_C_NN, &amp;Z80::EI, &amp;Z80::CALL_C_NN, &amp;Z80::REGS_IND, &amp;Z80::CP_N, &amp;Z80::RST, " calcext:value-type="string">
            <text:p>&amp;Z80::RET_C, &amp;Z80::POP_RR, &amp;Z80::JP_C_NN, &amp;Z80::DI, &amp;Z80::CALL_C_NN, &amp;Z80::PUSH_RR, &amp;Z80::OR_N, &amp;Z80::RST, &amp;Z80::RET_C, &amp;Z80::LD_SP_HL, &amp;Z80::JP_C_NN, &amp;Z80::EI, &amp;Z80::CALL_C_NN, &amp;Z80::REGS_IND, &amp;Z80::CP_N, &amp;Z80::RST, </text:p>
          </table:table-cell>
          <table:table-cell table:style-name="ce100" table:number-columns-repeated="1021"/>
          <table:table-cell table:style-name="ce120"/>
        </table:table-row>
        <table:table-row table:style-name="ro2">
          <table:table-cell table:style-name="ce99" office:value-type="string" calcext:value-type="string">
            <text:p>};</text:p>
          </table:table-cell>
          <table:table-cell table:style-name="ce100" table:number-columns-repeated="1022"/>
          <table:table-cell table:style-name="ce1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ts" table:style-name="ta1">
        <table:table-column table:style-name="co3" table:default-cell-style-name="Default"/>
        <table:table-column table:style-name="co3" table:default-cell-style-name="ce106"/>
        <table:table-column table:style-name="co3" table:number-columns-repeated="3" table:default-cell-style-name="ce100"/>
        <table:table-column table:style-name="co3" table:number-columns-repeated="1019" table:default-cell-style-name="Default"/>
        <table:table-row table:style-name="ro4">
          <table:table-cell table:style-name="ce92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number-columns-repeated="1007"/>
        </table:table-row>
        <table:table-row table:style-name="ro4">
          <table:table-cell table:style-name="ce93" office:value-type="float" office:value="0" calcext:value-type="float">
            <text:p>0</text:p>
          </table:table-cell>
          <table:table-cell table:style-name="ce121" office:value-type="string" calcext:value-type="string">
            <text:p>RLC_R</text:p>
          </table:table-cell>
          <table:table-cell table:number-columns-repeated="5" table:style-name="ce124" office:value-type="string" calcext:value-type="string">
            <text:p>RLC_R</text:p>
          </table:table-cell>
          <table:table-cell table:style-name="ce124" office:value-type="string" calcext:value-type="string">
            <text:p>RLC_hl</text:p>
          </table:table-cell>
          <table:table-cell table:style-name="ce124" office:value-type="string" calcext:value-type="string">
            <text:p>RLC_R</text:p>
          </table:table-cell>
          <table:table-cell table:number-columns-repeated="6" table:style-name="ce124" office:value-type="string" calcext:value-type="string">
            <text:p>RRC_R</text:p>
          </table:table-cell>
          <table:table-cell table:style-name="ce124" office:value-type="string" calcext:value-type="string">
            <text:p>RRC_hl</text:p>
          </table:table-cell>
          <table:table-cell table:style-name="ce128" office:value-type="string" calcext:value-type="string">
            <text:p>RRC_R</text:p>
          </table:table-cell>
          <table:table-cell/>
          <table:table-cell table:style-name="ce131" office:value-type="string" calcext:value-type="string">
            <text:p>rlc_r</text:p>
          </table:table-cell>
          <table:table-cell table:number-columns-repeated="1005"/>
        </table:table-row>
        <table:table-row table:style-name="ro4">
          <table:table-cell table:style-name="ce93" office:value-type="float" office:value="1" calcext:value-type="float">
            <text:p>1</text:p>
          </table:table-cell>
          <table:table-cell table:style-name="ce122" office:value-type="string" calcext:value-type="string">
            <text:p>RL_R</text:p>
          </table:table-cell>
          <table:table-cell table:number-columns-repeated="5" table:style-name="ce125" office:value-type="string" calcext:value-type="string">
            <text:p>RL_R</text:p>
          </table:table-cell>
          <table:table-cell table:style-name="ce125" office:value-type="string" calcext:value-type="string">
            <text:p>RL_hl</text:p>
          </table:table-cell>
          <table:table-cell table:style-name="ce125" office:value-type="string" calcext:value-type="string">
            <text:p>RL_R</text:p>
          </table:table-cell>
          <table:table-cell table:number-columns-repeated="6" table:style-name="ce127" office:value-type="string" calcext:value-type="string">
            <text:p>RR_R</text:p>
          </table:table-cell>
          <table:table-cell table:style-name="ce127" office:value-type="string" calcext:value-type="string">
            <text:p>RR_hl</text:p>
          </table:table-cell>
          <table:table-cell table:style-name="ce129" office:value-type="string" calcext:value-type="string">
            <text:p>RR_R</text:p>
          </table:table-cell>
          <table:table-cell/>
          <table:table-cell table:style-name="ce132" office:value-type="string" calcext:value-type="string">
            <text:p>rlc_hl</text:p>
          </table:table-cell>
          <table:table-cell table:number-columns-repeated="1005"/>
        </table:table-row>
        <table:table-row table:style-name="ro4">
          <table:table-cell table:style-name="ce93" office:value-type="float" office:value="2" calcext:value-type="float">
            <text:p>2</text:p>
          </table:table-cell>
          <table:table-cell table:style-name="ce122" office:value-type="string" calcext:value-type="string">
            <text:p>SLA_R</text:p>
          </table:table-cell>
          <table:table-cell table:number-columns-repeated="5" table:style-name="ce125" office:value-type="string" calcext:value-type="string">
            <text:p>SLA_R</text:p>
          </table:table-cell>
          <table:table-cell table:style-name="ce125" office:value-type="string" calcext:value-type="string">
            <text:p>SLA_hl</text:p>
          </table:table-cell>
          <table:table-cell table:style-name="ce125" office:value-type="string" calcext:value-type="string">
            <text:p>SLA_R</text:p>
          </table:table-cell>
          <table:table-cell table:number-columns-repeated="6" table:style-name="ce127" office:value-type="string" calcext:value-type="string">
            <text:p>SRA_R</text:p>
          </table:table-cell>
          <table:table-cell table:style-name="ce127" office:value-type="string" calcext:value-type="string">
            <text:p>SRA_hl</text:p>
          </table:table-cell>
          <table:table-cell table:style-name="ce129" office:value-type="string" calcext:value-type="string">
            <text:p>SRA_R</text:p>
          </table:table-cell>
          <table:table-cell/>
          <table:table-cell table:style-name="ce132" office:value-type="string" calcext:value-type="string">
            <text:p>rrc_r</text:p>
          </table:table-cell>
          <table:table-cell table:number-columns-repeated="1005"/>
        </table:table-row>
        <table:table-row table:style-name="ro4">
          <table:table-cell table:style-name="ce93" office:value-type="float" office:value="3" calcext:value-type="float">
            <text:p>3</text:p>
          </table:table-cell>
          <table:table-cell table:style-name="ce122" office:value-type="string" calcext:value-type="string">
            <text:p>SLL_R</text:p>
          </table:table-cell>
          <table:table-cell table:number-columns-repeated="5" table:style-name="ce125" office:value-type="string" calcext:value-type="string">
            <text:p>SLL_R</text:p>
          </table:table-cell>
          <table:table-cell table:style-name="ce125" office:value-type="string" calcext:value-type="string">
            <text:p>SLL_hl</text:p>
          </table:table-cell>
          <table:table-cell table:style-name="ce125" office:value-type="string" calcext:value-type="string">
            <text:p>SLL_R</text:p>
          </table:table-cell>
          <table:table-cell table:number-columns-repeated="6" table:style-name="ce127" office:value-type="string" calcext:value-type="string">
            <text:p>SRL_R</text:p>
          </table:table-cell>
          <table:table-cell table:style-name="ce127" office:value-type="string" calcext:value-type="string">
            <text:p>SRL_hl</text:p>
          </table:table-cell>
          <table:table-cell table:style-name="ce129" office:value-type="string" calcext:value-type="string">
            <text:p>SRL_R</text:p>
          </table:table-cell>
          <table:table-cell/>
          <table:table-cell table:style-name="ce132" office:value-type="string" calcext:value-type="string">
            <text:p>rrc_hl</text:p>
          </table:table-cell>
          <table:table-cell table:number-columns-repeated="1005"/>
        </table:table-row>
        <table:table-row table:style-name="ro4">
          <table:table-cell table:style-name="ce93" office:value-type="float" office:value="4" calcext:value-type="float">
            <text:p>4</text:p>
          </table:table-cell>
          <table:table-cell table:style-name="ce122" office:value-type="string" calcext:value-type="string">
            <text:p>BIT_B_R</text:p>
          </table:table-cell>
          <table:table-cell table:number-columns-repeated="5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number-columns-repeated="7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style-name="ce129" office:value-type="string" calcext:value-type="string">
            <text:p>BIT_B_R</text:p>
          </table:table-cell>
          <table:table-cell/>
          <table:table-cell table:style-name="ce133" office:value-type="string" calcext:value-type="string">
            <text:p>rl_r</text:p>
          </table:table-cell>
          <table:table-cell table:number-columns-repeated="1005"/>
        </table:table-row>
        <table:table-row table:style-name="ro4">
          <table:table-cell table:style-name="ce93" office:value-type="float" office:value="5" calcext:value-type="float">
            <text:p>5</text:p>
          </table:table-cell>
          <table:table-cell table:style-name="ce122" office:value-type="string" calcext:value-type="string">
            <text:p>BIT_B_R</text:p>
          </table:table-cell>
          <table:table-cell table:number-columns-repeated="5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number-columns-repeated="7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style-name="ce129" office:value-type="string" calcext:value-type="string">
            <text:p>BIT_B_R</text:p>
          </table:table-cell>
          <table:table-cell/>
          <table:table-cell table:style-name="ce125" office:value-type="string" calcext:value-type="string">
            <text:p>rl_hl</text:p>
          </table:table-cell>
          <table:table-cell table:number-columns-repeated="1005"/>
        </table:table-row>
        <table:table-row table:style-name="ro4">
          <table:table-cell table:style-name="ce93" office:value-type="float" office:value="6" calcext:value-type="float">
            <text:p>6</text:p>
          </table:table-cell>
          <table:table-cell table:style-name="ce122" office:value-type="string" calcext:value-type="string">
            <text:p>BIT_B_R</text:p>
          </table:table-cell>
          <table:table-cell table:number-columns-repeated="5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number-columns-repeated="7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style-name="ce129" office:value-type="string" calcext:value-type="string">
            <text:p>BIT_B_R</text:p>
          </table:table-cell>
          <table:table-cell/>
          <table:table-cell table:style-name="ce127" office:value-type="string" calcext:value-type="string">
            <text:p>rr_r</text:p>
          </table:table-cell>
          <table:table-cell table:number-columns-repeated="1005"/>
        </table:table-row>
        <table:table-row table:style-name="ro4">
          <table:table-cell table:style-name="ce93" office:value-type="float" office:value="7" calcext:value-type="float">
            <text:p>7</text:p>
          </table:table-cell>
          <table:table-cell table:style-name="ce122" office:value-type="string" calcext:value-type="string">
            <text:p>BIT_B_R</text:p>
          </table:table-cell>
          <table:table-cell table:number-columns-repeated="5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number-columns-repeated="7" table:style-name="ce125" office:value-type="string" calcext:value-type="string">
            <text:p>BIT_B_R</text:p>
          </table:table-cell>
          <table:table-cell table:style-name="ce125" office:value-type="string" calcext:value-type="string">
            <text:p>BIT_B_hl</text:p>
          </table:table-cell>
          <table:table-cell table:style-name="ce129" office:value-type="string" calcext:value-type="string">
            <text:p>BIT_B_R</text:p>
          </table:table-cell>
          <table:table-cell/>
          <table:table-cell table:style-name="ce127" office:value-type="string" calcext:value-type="string">
            <text:p>rr_hl</text:p>
          </table:table-cell>
          <table:table-cell table:number-columns-repeated="1005"/>
        </table:table-row>
        <table:table-row table:style-name="ro4">
          <table:table-cell table:style-name="ce93" office:value-type="float" office:value="8" calcext:value-type="float">
            <text:p>8</text:p>
          </table:table-cell>
          <table:table-cell table:style-name="ce122" office:value-type="string" calcext:value-type="string">
            <text:p>RES_B_R</text:p>
          </table:table-cell>
          <table:table-cell table:number-columns-repeated="5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number-columns-repeated="7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style-name="ce129" office:value-type="string" calcext:value-type="string">
            <text:p>RES_B_R</text:p>
          </table:table-cell>
          <table:table-cell/>
          <table:table-cell table:style-name="ce125" office:value-type="string" calcext:value-type="string">
            <text:p>sla_r</text:p>
          </table:table-cell>
          <table:table-cell table:number-columns-repeated="1005"/>
        </table:table-row>
        <table:table-row table:style-name="ro4">
          <table:table-cell table:style-name="ce93" office:value-type="float" office:value="9" calcext:value-type="float">
            <text:p>9</text:p>
          </table:table-cell>
          <table:table-cell table:style-name="ce122" office:value-type="string" calcext:value-type="string">
            <text:p>RES_B_R</text:p>
          </table:table-cell>
          <table:table-cell table:number-columns-repeated="5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number-columns-repeated="7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style-name="ce129" office:value-type="string" calcext:value-type="string">
            <text:p>RES_B_R</text:p>
          </table:table-cell>
          <table:table-cell/>
          <table:table-cell table:style-name="ce125" office:value-type="string" calcext:value-type="string">
            <text:p>sla_hl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A</text:p>
          </table:table-cell>
          <table:table-cell table:style-name="ce122" office:value-type="string" calcext:value-type="string">
            <text:p>RES_B_R</text:p>
          </table:table-cell>
          <table:table-cell table:number-columns-repeated="5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number-columns-repeated="7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style-name="ce129" office:value-type="string" calcext:value-type="string">
            <text:p>RES_B_R</text:p>
          </table:table-cell>
          <table:table-cell/>
          <table:table-cell table:style-name="ce127" office:value-type="string" calcext:value-type="string">
            <text:p>sra_r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B</text:p>
          </table:table-cell>
          <table:table-cell table:style-name="ce122" office:value-type="string" calcext:value-type="string">
            <text:p>RES_B_R</text:p>
          </table:table-cell>
          <table:table-cell table:number-columns-repeated="5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number-columns-repeated="7" table:style-name="ce125" office:value-type="string" calcext:value-type="string">
            <text:p>RES_B_R</text:p>
          </table:table-cell>
          <table:table-cell table:style-name="ce125" office:value-type="string" calcext:value-type="string">
            <text:p>RES_B_hl</text:p>
          </table:table-cell>
          <table:table-cell table:style-name="ce129" office:value-type="string" calcext:value-type="string">
            <text:p>RES_B_R</text:p>
          </table:table-cell>
          <table:table-cell/>
          <table:table-cell table:style-name="ce127" office:value-type="string" calcext:value-type="string">
            <text:p>sra_hl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C</text:p>
          </table:table-cell>
          <table:table-cell table:style-name="ce122" office:value-type="string" calcext:value-type="string">
            <text:p>SET_B_R</text:p>
          </table:table-cell>
          <table:table-cell table:number-columns-repeated="5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number-columns-repeated="7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style-name="ce129" office:value-type="string" calcext:value-type="string">
            <text:p>SET_B_R</text:p>
          </table:table-cell>
          <table:table-cell/>
          <table:table-cell table:style-name="ce133" office:value-type="string" calcext:value-type="string">
            <text:p>bit_b_r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D</text:p>
          </table:table-cell>
          <table:table-cell table:style-name="ce122" office:value-type="string" calcext:value-type="string">
            <text:p>SET_B_R</text:p>
          </table:table-cell>
          <table:table-cell table:number-columns-repeated="5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number-columns-repeated="7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style-name="ce129" office:value-type="string" calcext:value-type="string">
            <text:p>SET_B_R</text:p>
          </table:table-cell>
          <table:table-cell/>
          <table:table-cell table:style-name="ce127" office:value-type="string" calcext:value-type="string">
            <text:p>bit_b_hl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E</text:p>
          </table:table-cell>
          <table:table-cell table:style-name="ce122" office:value-type="string" calcext:value-type="string">
            <text:p>SET_B_R</text:p>
          </table:table-cell>
          <table:table-cell table:number-columns-repeated="5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number-columns-repeated="7" table:style-name="ce125" office:value-type="string" calcext:value-type="string">
            <text:p>SET_B_R</text:p>
          </table:table-cell>
          <table:table-cell table:style-name="ce125" office:value-type="string" calcext:value-type="string">
            <text:p>SET_B_hl</text:p>
          </table:table-cell>
          <table:table-cell table:style-name="ce129" office:value-type="string" calcext:value-type="string">
            <text:p>SET_B_R</text:p>
          </table:table-cell>
          <table:table-cell/>
          <table:table-cell table:style-name="ce133" office:value-type="string" calcext:value-type="string">
            <text:p>res_b_r</text:p>
          </table:table-cell>
          <table:table-cell table:number-columns-repeated="1005"/>
        </table:table-row>
        <table:table-row table:style-name="ro4">
          <table:table-cell table:style-name="ce93" office:value-type="string" calcext:value-type="string">
            <text:p>F</text:p>
          </table:table-cell>
          <table:table-cell table:style-name="ce123" office:value-type="string" calcext:value-type="string">
            <text:p>SET_B_R</text:p>
          </table:table-cell>
          <table:table-cell table:number-columns-repeated="5" table:style-name="ce126" office:value-type="string" calcext:value-type="string">
            <text:p>SET_B_R</text:p>
          </table:table-cell>
          <table:table-cell table:style-name="ce126" office:value-type="string" calcext:value-type="string">
            <text:p>SET_B_hl</text:p>
          </table:table-cell>
          <table:table-cell table:number-columns-repeated="7" table:style-name="ce126" office:value-type="string" calcext:value-type="string">
            <text:p>SET_B_R</text:p>
          </table:table-cell>
          <table:table-cell table:style-name="ce126" office:value-type="string" calcext:value-type="string">
            <text:p>SET_B_hl</text:p>
          </table:table-cell>
          <table:table-cell table:style-name="ce130" office:value-type="string" calcext:value-type="string">
            <text:p>SET_B_R</text:p>
          </table:table-cell>
          <table:table-cell/>
          <table:table-cell table:style-name="ce127" office:value-type="string" calcext:value-type="string">
            <text:p>res_b_hl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4"/>
          <table:table-cell table:number-columns-repeated="13"/>
          <table:table-cell table:style-name="ce133" office:value-type="string" calcext:value-type="string">
            <text:p>set_b_r</text:p>
          </table:table-cell>
          <table:table-cell table:number-columns-repeated="1005"/>
        </table:table-row>
        <table:table-row table:style-name="ro2">
          <table:table-cell/>
          <table:table-cell table:style-name="ce94"/>
          <table:table-cell table:style-name="ce96"/>
          <table:table-cell table:style-name="Default" table:number-columns-repeated="2"/>
          <table:table-cell table:number-columns-repeated="13"/>
          <table:table-cell table:style-name="ce125" office:value-type="string" calcext:value-type="string">
            <text:p>set_b_hl</text:p>
          </table:table-cell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R</text:p>
          </table:table-cell>
          <table:table-cell table:style-name="ce96" office:value-type="string" calcext:value-type="string">
            <text:p>registro de 8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RR</text:p>
          </table:table-cell>
          <table:table-cell table:style-name="ce96" office:value-type="string" calcext:value-type="string">
            <text:p>registro de 16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II</text:p>
          </table:table-cell>
          <table:table-cell table:style-name="ce96" office:value-type="string" calcext:value-type="string">
            <text:p>registro de índice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</text:p>
          </table:table-cell>
          <table:table-cell table:style-name="ce96" office:value-type="string" calcext:value-type="string">
            <text:p>valor de 8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N</text:p>
          </table:table-cell>
          <table:table-cell table:style-name="ce96" office:value-type="string" calcext:value-type="string">
            <text:p>valor de 16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C</text:p>
          </table:table-cell>
          <table:table-cell table:style-name="ce96" office:value-type="string" calcext:value-type="string">
            <text:p>condicion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D</text:p>
          </table:table-cell>
          <table:table-cell table:style-name="ce96" office:value-type="string" calcext:value-type="string">
            <text:p>valor de 8 bits con signo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B</text:p>
          </table:table-cell>
          <table:table-cell table:style-name="ce96" office:value-type="string" calcext:value-type="string">
            <text:p>valor de 0 a 7</text:p>
          </table:table-cell>
          <table:table-cell table:style-name="ce94" table:number-columns-repeated="2"/>
          <table:table-cell table:number-columns-repeated="1019"/>
        </table:table-row>
        <table:table-row table:style-name="ro2">
          <table:table-cell/>
          <table:table-cell table:style-name="ce94"/>
          <table:table-cell table:style-name="ce96"/>
          <table:table-cell table:style-name="ce94" table:number-columns-repeated="2"/>
          <table:table-cell table:number-columns-repeated="1019"/>
        </table:table-row>
        <table:table-row table:style-name="ro2" table:number-rows-repeated="10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96" office:value-type="string" calcext:value-type="string">
            <text:p>void (*instrucciones_bits[256])() = {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06"/>
          <table:table-cell table:formula="of:=COM.MICROSOFT.CONCAT(&quot;&amp;Z80::&quot;;[.B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C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D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E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F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G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H2];&quot;, &quot;)" office:value-type="string" office:string-value="&amp;Z80::RLC_hl, " calcext:value-type="string">
            <text:p>&amp;Z80::RLC_hl, </text:p>
          </table:table-cell>
          <table:table-cell table:style-name="ce106" table:formula="of:=COM.MICROSOFT.CONCAT(&quot;&amp;Z80::&quot;;[.I2];&quot;, &quot;)" office:value-type="string" office:string-value="&amp;Z80::RLC_R, " calcext:value-type="string">
            <text:p>&amp;Z80::RLC_R, </text:p>
          </table:table-cell>
          <table:table-cell table:style-name="ce106" table:formula="of:=COM.MICROSOFT.CONCAT(&quot;&amp;Z80::&quot;;[.J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K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L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M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N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O2];&quot;, &quot;)" office:value-type="string" office:string-value="&amp;Z80::RRC_R, " calcext:value-type="string">
            <text:p>&amp;Z80::RRC_R, </text:p>
          </table:table-cell>
          <table:table-cell table:style-name="ce106" table:formula="of:=COM.MICROSOFT.CONCAT(&quot;&amp;Z80::&quot;;[.P2];&quot;, &quot;)" office:value-type="string" office:string-value="&amp;Z80::RRC_hl, " calcext:value-type="string">
            <text:p>&amp;Z80::RRC_hl, </text:p>
          </table:table-cell>
          <table:table-cell table:style-name="ce106" table:formula="of:=COM.MICROSOFT.CONCAT(&quot;&amp;Z80::&quot;;[.Q2];&quot;, &quot;)" office:value-type="string" office:string-value="&amp;Z80::RRC_R, " calcext:value-type="string">
            <text:p>&amp;Z80::RRC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C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D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E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F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G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H3];&quot;, &quot;)" office:value-type="string" office:string-value="&amp;Z80::RL_hl, " calcext:value-type="string">
            <text:p>&amp;Z80::RL_hl, </text:p>
          </table:table-cell>
          <table:table-cell table:style-name="ce106" table:formula="of:=COM.MICROSOFT.CONCAT(&quot;&amp;Z80::&quot;;[.I3];&quot;, &quot;)" office:value-type="string" office:string-value="&amp;Z80::RL_R, " calcext:value-type="string">
            <text:p>&amp;Z80::RL_R, </text:p>
          </table:table-cell>
          <table:table-cell table:style-name="ce106" table:formula="of:=COM.MICROSOFT.CONCAT(&quot;&amp;Z80::&quot;;[.J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K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L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M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N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O3];&quot;, &quot;)" office:value-type="string" office:string-value="&amp;Z80::RR_R, " calcext:value-type="string">
            <text:p>&amp;Z80::RR_R, </text:p>
          </table:table-cell>
          <table:table-cell table:style-name="ce106" table:formula="of:=COM.MICROSOFT.CONCAT(&quot;&amp;Z80::&quot;;[.P3];&quot;, &quot;)" office:value-type="string" office:string-value="&amp;Z80::RR_hl, " calcext:value-type="string">
            <text:p>&amp;Z80::RR_hl, </text:p>
          </table:table-cell>
          <table:table-cell table:style-name="ce106" table:formula="of:=COM.MICROSOFT.CONCAT(&quot;&amp;Z80::&quot;;[.Q3];&quot;, &quot;)" office:value-type="string" office:string-value="&amp;Z80::RR_R, " calcext:value-type="string">
            <text:p>&amp;Z80::RR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C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D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E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F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G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H4];&quot;, &quot;)" office:value-type="string" office:string-value="&amp;Z80::SLA_hl, " calcext:value-type="string">
            <text:p>&amp;Z80::SLA_hl, </text:p>
          </table:table-cell>
          <table:table-cell table:style-name="ce106" table:formula="of:=COM.MICROSOFT.CONCAT(&quot;&amp;Z80::&quot;;[.I4];&quot;, &quot;)" office:value-type="string" office:string-value="&amp;Z80::SLA_R, " calcext:value-type="string">
            <text:p>&amp;Z80::SLA_R, </text:p>
          </table:table-cell>
          <table:table-cell table:style-name="ce106" table:formula="of:=COM.MICROSOFT.CONCAT(&quot;&amp;Z80::&quot;;[.J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K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L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M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N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O4];&quot;, &quot;)" office:value-type="string" office:string-value="&amp;Z80::SRA_R, " calcext:value-type="string">
            <text:p>&amp;Z80::SRA_R, </text:p>
          </table:table-cell>
          <table:table-cell table:style-name="ce106" table:formula="of:=COM.MICROSOFT.CONCAT(&quot;&amp;Z80::&quot;;[.P4];&quot;, &quot;)" office:value-type="string" office:string-value="&amp;Z80::SRA_hl, " calcext:value-type="string">
            <text:p>&amp;Z80::SRA_hl, </text:p>
          </table:table-cell>
          <table:table-cell table:style-name="ce106" table:formula="of:=COM.MICROSOFT.CONCAT(&quot;&amp;Z80::&quot;;[.Q4];&quot;, &quot;)" office:value-type="string" office:string-value="&amp;Z80::SRA_R, " calcext:value-type="string">
            <text:p>&amp;Z80::SRA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C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D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E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F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G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H5];&quot;, &quot;)" office:value-type="string" office:string-value="&amp;Z80::SLL_hl, " calcext:value-type="string">
            <text:p>&amp;Z80::SLL_hl, </text:p>
          </table:table-cell>
          <table:table-cell table:style-name="ce106" table:formula="of:=COM.MICROSOFT.CONCAT(&quot;&amp;Z80::&quot;;[.I5];&quot;, &quot;)" office:value-type="string" office:string-value="&amp;Z80::SLL_R, " calcext:value-type="string">
            <text:p>&amp;Z80::SLL_R, </text:p>
          </table:table-cell>
          <table:table-cell table:style-name="ce106" table:formula="of:=COM.MICROSOFT.CONCAT(&quot;&amp;Z80::&quot;;[.J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K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L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M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N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O5];&quot;, &quot;)" office:value-type="string" office:string-value="&amp;Z80::SRL_R, " calcext:value-type="string">
            <text:p>&amp;Z80::SRL_R, </text:p>
          </table:table-cell>
          <table:table-cell table:style-name="ce106" table:formula="of:=COM.MICROSOFT.CONCAT(&quot;&amp;Z80::&quot;;[.P5];&quot;, &quot;)" office:value-type="string" office:string-value="&amp;Z80::SRL_hl, " calcext:value-type="string">
            <text:p>&amp;Z80::SRL_hl, </text:p>
          </table:table-cell>
          <table:table-cell table:style-name="ce106" table:formula="of:=COM.MICROSOFT.CONCAT(&quot;&amp;Z80::&quot;;[.Q5];&quot;, &quot;)" office:value-type="string" office:string-value="&amp;Z80::SRL_R, " calcext:value-type="string">
            <text:p>&amp;Z80::SRL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C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D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E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F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G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H6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I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J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K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L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M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N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O6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P6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Q6];&quot;, &quot;)" office:value-type="string" office:string-value="&amp;Z80::BIT_B_R, " calcext:value-type="string">
            <text:p>&amp;Z80::BI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C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D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E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F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G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H7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I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J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K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L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M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N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O7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P7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Q7];&quot;, &quot;)" office:value-type="string" office:string-value="&amp;Z80::BIT_B_R, " calcext:value-type="string">
            <text:p>&amp;Z80::BI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C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D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E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F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G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H8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I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J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K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L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M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N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O8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P8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Q8];&quot;, &quot;)" office:value-type="string" office:string-value="&amp;Z80::BIT_B_R, " calcext:value-type="string">
            <text:p>&amp;Z80::BI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C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D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E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F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G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H9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I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J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K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L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M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N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O9];&quot;, &quot;)" office:value-type="string" office:string-value="&amp;Z80::BIT_B_R, " calcext:value-type="string">
            <text:p>&amp;Z80::BIT_B_R, </text:p>
          </table:table-cell>
          <table:table-cell table:style-name="ce106" table:formula="of:=COM.MICROSOFT.CONCAT(&quot;&amp;Z80::&quot;;[.P9];&quot;, &quot;)" office:value-type="string" office:string-value="&amp;Z80::BIT_B_hl, " calcext:value-type="string">
            <text:p>&amp;Z80::BIT_B_hl, </text:p>
          </table:table-cell>
          <table:table-cell table:style-name="ce106" table:formula="of:=COM.MICROSOFT.CONCAT(&quot;&amp;Z80::&quot;;[.Q9];&quot;, &quot;)" office:value-type="string" office:string-value="&amp;Z80::BIT_B_R, " calcext:value-type="string">
            <text:p>&amp;Z80::BI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C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D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E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F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G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H10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I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J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K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L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M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N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O10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P10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Q10];&quot;, &quot;)" office:value-type="string" office:string-value="&amp;Z80::RES_B_R, " calcext:value-type="string">
            <text:p>&amp;Z80::RES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C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D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E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F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G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H11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I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J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K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L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M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N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O11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P11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Q11];&quot;, &quot;)" office:value-type="string" office:string-value="&amp;Z80::RES_B_R, " calcext:value-type="string">
            <text:p>&amp;Z80::RES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C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D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E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F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G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H12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I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J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K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L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M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N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O12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P12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Q12];&quot;, &quot;)" office:value-type="string" office:string-value="&amp;Z80::RES_B_R, " calcext:value-type="string">
            <text:p>&amp;Z80::RES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C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D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E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F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G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H13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I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J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K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L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M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N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O13];&quot;, &quot;)" office:value-type="string" office:string-value="&amp;Z80::RES_B_R, " calcext:value-type="string">
            <text:p>&amp;Z80::RES_B_R, </text:p>
          </table:table-cell>
          <table:table-cell table:style-name="ce106" table:formula="of:=COM.MICROSOFT.CONCAT(&quot;&amp;Z80::&quot;;[.P13];&quot;, &quot;)" office:value-type="string" office:string-value="&amp;Z80::RES_B_hl, " calcext:value-type="string">
            <text:p>&amp;Z80::RES_B_hl, </text:p>
          </table:table-cell>
          <table:table-cell table:style-name="ce106" table:formula="of:=COM.MICROSOFT.CONCAT(&quot;&amp;Z80::&quot;;[.Q13];&quot;, &quot;)" office:value-type="string" office:string-value="&amp;Z80::RES_B_R, " calcext:value-type="string">
            <text:p>&amp;Z80::RES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C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D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E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F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G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H14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I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J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K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L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M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N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O14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P14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Q14];&quot;, &quot;)" office:value-type="string" office:string-value="&amp;Z80::SET_B_R, " calcext:value-type="string">
            <text:p>&amp;Z80::SE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C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D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E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F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G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H15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I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J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K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L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M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N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O15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P15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Q15];&quot;, &quot;)" office:value-type="string" office:string-value="&amp;Z80::SET_B_R, " calcext:value-type="string">
            <text:p>&amp;Z80::SE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C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D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E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F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G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H16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I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J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K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L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M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N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O16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P16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Q16];&quot;, &quot;)" office:value-type="string" office:string-value="&amp;Z80::SET_B_R, " calcext:value-type="string">
            <text:p>&amp;Z80::SET_B_R, </text:p>
          </table:table-cell>
          <table:table-cell table:style-name="ce106" table:number-columns-repeated="1007"/>
        </table:table-row>
        <table:table-row table:style-name="ro2">
          <table:table-cell table:style-name="ce106"/>
          <table:table-cell table:formula="of:=COM.MICROSOFT.CONCAT(&quot;&amp;Z80::&quot;;[.B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C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D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E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F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G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H17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I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J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K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L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M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N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O17];&quot;, &quot;)" office:value-type="string" office:string-value="&amp;Z80::SET_B_R, " calcext:value-type="string">
            <text:p>&amp;Z80::SET_B_R, </text:p>
          </table:table-cell>
          <table:table-cell table:style-name="ce106" table:formula="of:=COM.MICROSOFT.CONCAT(&quot;&amp;Z80::&quot;;[.P17];&quot;, &quot;)" office:value-type="string" office:string-value="&amp;Z80::SET_B_hl, " calcext:value-type="string">
            <text:p>&amp;Z80::SET_B_hl, </text:p>
          </table:table-cell>
          <table:table-cell table:style-name="ce106" table:formula="of:=COM.MICROSOFT.CONCAT(&quot;&amp;Z80::&quot;;[.Q17];&quot;, &quot;)" office:value-type="string" office:string-value="&amp;Z80::SET_B_R, " calcext:value-type="string">
            <text:p>&amp;Z80::SET_B_R, </text:p>
          </table:table-cell>
          <table:table-cell table:style-name="ce106" table:number-columns-repeated="1007"/>
        </table:table-row>
        <table:table-row table:style-name="ro2">
          <table:table-cell table:style-name="ce98" office:value-type="string" calcext:value-type="string">
            <text:p>};</text:p>
          </table:table-cell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99" office:value-type="string" calcext:value-type="string">
            <text:p>void (*instrucciones_bits[256])() = {</text:p>
          </table:table-cell>
          <table:table-cell table:style-name="ce100"/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0:.Q40])" office:value-type="string" office:string-value="&amp;Z80::RLC_R, &amp;Z80::RLC_R, &amp;Z80::RLC_R, &amp;Z80::RLC_R, &amp;Z80::RLC_R, &amp;Z80::RLC_R, &amp;Z80::RLC_hl, &amp;Z80::RLC_R, &amp;Z80::RRC_R, &amp;Z80::RRC_R, &amp;Z80::RRC_R, &amp;Z80::RRC_R, &amp;Z80::RRC_R, &amp;Z80::RRC_R, &amp;Z80::RRC_hl, &amp;Z80::RRC_R, " calcext:value-type="string">
            <text:p>&amp;Z80::RLC_R, &amp;Z80::RLC_R, &amp;Z80::RLC_R, &amp;Z80::RLC_R, &amp;Z80::RLC_R, &amp;Z80::RLC_R, &amp;Z80::RLC_hl, &amp;Z80::RLC_R, &amp;Z80::RRC_R, &amp;Z80::RRC_R, &amp;Z80::RRC_R, &amp;Z80::RRC_R, &amp;Z80::RRC_R, &amp;Z80::RRC_R, &amp;Z80::RRC_hl, &amp;Z80::RRC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1:.Q41])" office:value-type="string" office:string-value="&amp;Z80::RL_R, &amp;Z80::RL_R, &amp;Z80::RL_R, &amp;Z80::RL_R, &amp;Z80::RL_R, &amp;Z80::RL_R, &amp;Z80::RL_hl, &amp;Z80::RL_R, &amp;Z80::RR_R, &amp;Z80::RR_R, &amp;Z80::RR_R, &amp;Z80::RR_R, &amp;Z80::RR_R, &amp;Z80::RR_R, &amp;Z80::RR_hl, &amp;Z80::RR_R, " calcext:value-type="string">
            <text:p>&amp;Z80::RL_R, &amp;Z80::RL_R, &amp;Z80::RL_R, &amp;Z80::RL_R, &amp;Z80::RL_R, &amp;Z80::RL_R, &amp;Z80::RL_hl, &amp;Z80::RL_R, &amp;Z80::RR_R, &amp;Z80::RR_R, &amp;Z80::RR_R, &amp;Z80::RR_R, &amp;Z80::RR_R, &amp;Z80::RR_R, &amp;Z80::RR_hl, &amp;Z80::RR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2:.Q42])" office:value-type="string" office:string-value="&amp;Z80::SLA_R, &amp;Z80::SLA_R, &amp;Z80::SLA_R, &amp;Z80::SLA_R, &amp;Z80::SLA_R, &amp;Z80::SLA_R, &amp;Z80::SLA_hl, &amp;Z80::SLA_R, &amp;Z80::SRA_R, &amp;Z80::SRA_R, &amp;Z80::SRA_R, &amp;Z80::SRA_R, &amp;Z80::SRA_R, &amp;Z80::SRA_R, &amp;Z80::SRA_hl, &amp;Z80::SRA_R, " calcext:value-type="string">
            <text:p>&amp;Z80::SLA_R, &amp;Z80::SLA_R, &amp;Z80::SLA_R, &amp;Z80::SLA_R, &amp;Z80::SLA_R, &amp;Z80::SLA_R, &amp;Z80::SLA_hl, &amp;Z80::SLA_R, &amp;Z80::SRA_R, &amp;Z80::SRA_R, &amp;Z80::SRA_R, &amp;Z80::SRA_R, &amp;Z80::SRA_R, &amp;Z80::SRA_R, &amp;Z80::SRA_hl, &amp;Z80::SRA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3:.Q43])" office:value-type="string" office:string-value="&amp;Z80::SLL_R, &amp;Z80::SLL_R, &amp;Z80::SLL_R, &amp;Z80::SLL_R, &amp;Z80::SLL_R, &amp;Z80::SLL_R, &amp;Z80::SLL_hl, &amp;Z80::SLL_R, &amp;Z80::SRL_R, &amp;Z80::SRL_R, &amp;Z80::SRL_R, &amp;Z80::SRL_R, &amp;Z80::SRL_R, &amp;Z80::SRL_R, &amp;Z80::SRL_hl, &amp;Z80::SRL_R, " calcext:value-type="string">
            <text:p>&amp;Z80::SLL_R, &amp;Z80::SLL_R, &amp;Z80::SLL_R, &amp;Z80::SLL_R, &amp;Z80::SLL_R, &amp;Z80::SLL_R, &amp;Z80::SLL_hl, &amp;Z80::SLL_R, &amp;Z80::SRL_R, &amp;Z80::SRL_R, &amp;Z80::SRL_R, &amp;Z80::SRL_R, &amp;Z80::SRL_R, &amp;Z80::SRL_R, &amp;Z80::SRL_hl, &amp;Z80::SRL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4:.Q44])" office:value-type="string" office:string-value="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" calcext:value-type="string">
            <text:p>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5:.Q45])" office:value-type="string" office:string-value="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" calcext:value-type="string">
            <text:p>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6:.Q46])" office:value-type="string" office:string-value="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" calcext:value-type="string">
            <text:p>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7:.Q47])" office:value-type="string" office:string-value="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" calcext:value-type="string">
            <text:p>&amp;Z80::BIT_B_R, &amp;Z80::BIT_B_R, &amp;Z80::BIT_B_R, &amp;Z80::BIT_B_R, &amp;Z80::BIT_B_R, &amp;Z80::BIT_B_R, &amp;Z80::BIT_B_hl, &amp;Z80::BIT_B_R, &amp;Z80::BIT_B_R, &amp;Z80::BIT_B_R, &amp;Z80::BIT_B_R, &amp;Z80::BIT_B_R, &amp;Z80::BIT_B_R, &amp;Z80::BIT_B_R, &amp;Z80::BIT_B_hl, &amp;Z80::BI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8:.Q48])" office:value-type="string" office:string-value="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" calcext:value-type="string">
            <text:p>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9:.Q49])" office:value-type="string" office:string-value="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" calcext:value-type="string">
            <text:p>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0:.Q50])" office:value-type="string" office:string-value="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" calcext:value-type="string">
            <text:p>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1:.Q51])" office:value-type="string" office:string-value="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" calcext:value-type="string">
            <text:p>&amp;Z80::RES_B_R, &amp;Z80::RES_B_R, &amp;Z80::RES_B_R, &amp;Z80::RES_B_R, &amp;Z80::RES_B_R, &amp;Z80::RES_B_R, &amp;Z80::RES_B_hl, &amp;Z80::RES_B_R, &amp;Z80::RES_B_R, &amp;Z80::RES_B_R, &amp;Z80::RES_B_R, &amp;Z80::RES_B_R, &amp;Z80::RES_B_R, &amp;Z80::RES_B_R, &amp;Z80::RES_B_hl, &amp;Z80::RES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2:.Q52])" office:value-type="string" office:string-value="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" calcext:value-type="string">
            <text:p>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3:.Q53])" office:value-type="string" office:string-value="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" calcext:value-type="string">
            <text:p>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4:.Q54])" office:value-type="string" office:string-value="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" calcext:value-type="string">
            <text:p>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5:.Q55])" office:value-type="string" office:string-value="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" calcext:value-type="string">
            <text:p>&amp;Z80::SET_B_R, &amp;Z80::SET_B_R, &amp;Z80::SET_B_R, &amp;Z80::SET_B_R, &amp;Z80::SET_B_R, &amp;Z80::SET_B_R, &amp;Z80::SET_B_hl, &amp;Z80::SET_B_R, &amp;Z80::SET_B_R, &amp;Z80::SET_B_R, &amp;Z80::SET_B_R, &amp;Z80::SET_B_R, &amp;Z80::SET_B_R, &amp;Z80::SET_B_R, &amp;Z80::SET_B_hl, &amp;Z80::SET_B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99" office:value-type="string" calcext:value-type="string">
            <text:p>};</text:p>
          </table:table-cell>
          <table:table-cell table:style-name="ce100"/>
          <table:table-cell table:number-columns-repeated="3"/>
          <table:table-cell table:style-name="ce100" table:number-columns-repeated="1018"/>
          <table:table-cell table:style-name="ce120"/>
        </table:table-row>
      </table:table>
      <table:table table:name="DD,FD  (ix,iy)  indice" table:style-name="ta1">
        <office:forms form:automatic-focus="false" form:apply-design-mode="false"/>
        <table:table-column table:style-name="co13" table:default-cell-style-name="ce39"/>
        <table:table-column table:style-name="co14" table:number-columns-repeated="17" table:default-cell-style-name="ce39"/>
        <table:table-column table:style-name="co15" table:default-cell-style-name="ce39"/>
        <table:table-column table:style-name="co14" table:default-cell-style-name="ce39"/>
        <table:table-column table:style-name="co16" table:default-cell-style-name="ce39"/>
        <table:table-column table:style-name="co14" table:number-columns-repeated="1002" table:default-cell-style-name="ce39"/>
        <table:table-column table:style-name="co20" table:default-cell-style-name="Default"/>
        <table:table-row table:style-name="ro4">
          <table:table-cell table:style-name="ce92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0" calcext:value-type="float">
            <text:p>0</text:p>
          </table:table-cell>
          <table:table-cell table:style-name="ce40"/>
          <table:table-cell table:style-name="ce44" table:number-columns-repeated="3"/>
          <table:table-cell table:style-name="ce146" office:value-type="string" calcext:value-type="string">
            <text:p>q_INC_R</text:p>
          </table:table-cell>
          <table:table-cell table:style-name="ce146" office:value-type="string" calcext:value-type="string">
            <text:p>q_DEC_R</text:p>
          </table:table-cell>
          <table:table-cell table:style-name="ce146" office:value-type="string" calcext:value-type="string">
            <text:p>q_LD_R_N</text:p>
          </table:table-cell>
          <table:table-cell table:style-name="ce44" table:number-columns-repeated="2"/>
          <table:table-cell table:style-name="ce42" office:value-type="string" calcext:value-type="string">
            <text:p>ADD_II_RR</text:p>
          </table:table-cell>
          <table:table-cell table:style-name="ce44" table:number-columns-repeated="2"/>
          <table:table-cell table:style-name="ce146" office:value-type="string" calcext:value-type="string">
            <text:p>q_INC_R</text:p>
          </table:table-cell>
          <table:table-cell table:style-name="ce146" office:value-type="string" calcext:value-type="string">
            <text:p>q_DEC_R</text:p>
          </table:table-cell>
          <table:table-cell table:style-name="ce146" office:value-type="string" calcext:value-type="string">
            <text:p>q_LD_R_N</text:p>
          </table:table-cell>
          <table:table-cell table:style-name="ce52"/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1" calcext:value-type="float">
            <text:p>1</text:p>
          </table:table-cell>
          <table:table-cell table:style-name="ce41"/>
          <table:table-cell table:style-name="ce45" table:number-columns-repeated="3"/>
          <table:table-cell table:style-name="ce140" office:value-type="string" calcext:value-type="string">
            <text:p>q_INC_R</text:p>
          </table:table-cell>
          <table:table-cell table:style-name="ce140" office:value-type="string" calcext:value-type="string">
            <text:p>q_DEC_R</text:p>
          </table:table-cell>
          <table:table-cell table:style-name="ce140" office:value-type="string" calcext:value-type="string">
            <text:p>q_LD_R_N</text:p>
          </table:table-cell>
          <table:table-cell table:style-name="ce45"/>
          <table:table-cell table:style-name="ce49"/>
          <table:table-cell table:style-name="ce42" office:value-type="string" calcext:value-type="string">
            <text:p>ADD_II_RR</text:p>
          </table:table-cell>
          <table:table-cell table:style-name="ce49" table:number-columns-repeated="2"/>
          <table:table-cell table:style-name="ce149" office:value-type="string" calcext:value-type="string">
            <text:p>q_INC_R</text:p>
          </table:table-cell>
          <table:table-cell table:style-name="ce149" office:value-type="string" calcext:value-type="string">
            <text:p>q_DEC_R</text:p>
          </table:table-cell>
          <table:table-cell table:style-name="ce149" office:value-type="string" calcext:value-type="string">
            <text:p>q_LD_R_N</text:p>
          </table:table-cell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2" calcext:value-type="float">
            <text:p>2</text:p>
          </table:table-cell>
          <table:table-cell table:style-name="ce41"/>
          <table:table-cell table:style-name="ce42" office:value-type="string" calcext:value-type="string">
            <text:p>LD_II_NN</text:p>
          </table:table-cell>
          <table:table-cell table:style-name="ce42" office:value-type="string" calcext:value-type="string">
            <text:p>LD_nn_II</text:p>
          </table:table-cell>
          <table:table-cell table:style-name="ce42" office:value-type="string" calcext:value-type="string">
            <text:p>INC_II</text:p>
          </table:table-cell>
          <table:table-cell table:style-name="ce42" office:value-type="string" calcext:value-type="string">
            <text:p>INC_Ih</text:p>
          </table:table-cell>
          <table:table-cell table:style-name="ce42" office:value-type="string" calcext:value-type="string">
            <text:p>DEC_Ih</text:p>
          </table:table-cell>
          <table:table-cell table:style-name="ce42" office:value-type="string" calcext:value-type="string">
            <text:p>LD_I_N</text:p>
          </table:table-cell>
          <table:table-cell table:style-name="ce45"/>
          <table:table-cell table:style-name="ce49"/>
          <table:table-cell table:style-name="ce42" office:value-type="string" calcext:value-type="string">
            <text:p>ADD_II_RR</text:p>
          </table:table-cell>
          <table:table-cell table:style-name="ce42" office:value-type="string" calcext:value-type="string">
            <text:p>LD_II_nn</text:p>
          </table:table-cell>
          <table:table-cell table:style-name="ce42" office:value-type="string" calcext:value-type="string">
            <text:p>DEC_II</text:p>
          </table:table-cell>
          <table:table-cell table:style-name="ce42" office:value-type="string" calcext:value-type="string">
            <text:p>INC_Il</text:p>
          </table:table-cell>
          <table:table-cell table:style-name="ce42" office:value-type="string" calcext:value-type="string">
            <text:p>DEC_Il</text:p>
          </table:table-cell>
          <table:table-cell table:style-name="ce48" office:value-type="string" calcext:value-type="string">
            <text:p>LD_I_N</text:p>
          </table:table-cell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3" calcext:value-type="float">
            <text:p>3</text:p>
          </table:table-cell>
          <table:table-cell table:style-name="ce41"/>
          <table:table-cell table:style-name="ce45" table:number-columns-repeated="3"/>
          <table:table-cell table:style-name="ce42" office:value-type="string" calcext:value-type="string">
            <text:p>INC_ii_d</text:p>
          </table:table-cell>
          <table:table-cell table:style-name="ce42" office:value-type="string" calcext:value-type="string">
            <text:p>DEC_ii_d</text:p>
          </table:table-cell>
          <table:table-cell table:style-name="ce42" office:value-type="string" calcext:value-type="string">
            <text:p>LD_ii_d_N</text:p>
          </table:table-cell>
          <table:table-cell table:style-name="ce45"/>
          <table:table-cell table:style-name="ce49"/>
          <table:table-cell table:style-name="ce42" office:value-type="string" calcext:value-type="string">
            <text:p>ADD_II_RR</text:p>
          </table:table-cell>
          <table:table-cell table:style-name="ce49" table:number-columns-repeated="2"/>
          <table:table-cell table:style-name="ce149" office:value-type="string" calcext:value-type="string">
            <text:p><text:span text:style-name="T1">q_</text:span>INC_R</text:p>
          </table:table-cell>
          <table:table-cell table:style-name="ce149" office:value-type="string" calcext:value-type="string">
            <text:p><text:span text:style-name="T1">q_</text:span>DEC_R</text:p>
          </table:table-cell>
          <table:table-cell table:style-name="ce149" office:value-type="string" calcext:value-type="string">
            <text:p><text:span text:style-name="T1">q_</text:span>LD_R_N</text:p>
          </table:table-cell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4" calcext:value-type="float">
            <text:p>4</text:p>
          </table:table-cell>
          <table:table-cell table:number-columns-repeated="6" table:style-name="ce141" office:value-type="string" calcext:value-type="string">
            <text:p>LD_R_S</text:p>
          </table:table-cell>
          <table:table-cell table:style-name="ce155" office:value-type="string" calcext:value-type="string">
            <text:p>LD_B_ii_d</text:p>
          </table:table-cell>
          <table:table-cell table:number-columns-repeated="7" table:style-name="ce141" office:value-type="string" calcext:value-type="string">
            <text:p>LD_R_S</text:p>
          </table:table-cell>
          <table:table-cell table:style-name="ce155" office:value-type="string" calcext:value-type="string">
            <text:p>LD_C_ii_d</text:p>
          </table:table-cell>
          <table:table-cell table:style-name="ce141" office:value-type="string" calcext:value-type="string">
            <text:p>LD_R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5" calcext:value-type="float">
            <text:p>5</text:p>
          </table:table-cell>
          <table:table-cell table:number-columns-repeated="6" table:style-name="ce141" office:value-type="string" calcext:value-type="string">
            <text:p>LD_R_S</text:p>
          </table:table-cell>
          <table:table-cell table:style-name="ce155" office:value-type="string" calcext:value-type="string">
            <text:p>LD_D_ii_d</text:p>
          </table:table-cell>
          <table:table-cell table:number-columns-repeated="7" table:style-name="ce141" office:value-type="string" calcext:value-type="string">
            <text:p>LD_R_S</text:p>
          </table:table-cell>
          <table:table-cell table:style-name="ce155" office:value-type="string" calcext:value-type="string">
            <text:p>LD_E_ii_d</text:p>
          </table:table-cell>
          <table:table-cell table:style-name="ce141" office:value-type="string" calcext:value-type="string">
            <text:p>LD_R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6" calcext:value-type="float">
            <text:p>6</text:p>
          </table:table-cell>
          <table:table-cell table:number-columns-repeated="6" table:style-name="ce42" office:value-type="string" calcext:value-type="string">
            <text:p>LD_I_S</text:p>
          </table:table-cell>
          <table:table-cell table:style-name="ce155" office:value-type="string" calcext:value-type="string">
            <text:p>LD_H_ii_d</text:p>
          </table:table-cell>
          <table:table-cell table:number-columns-repeated="7" table:style-name="ce42" office:value-type="string" calcext:value-type="string">
            <text:p>LD_I_S</text:p>
          </table:table-cell>
          <table:table-cell table:style-name="ce155" office:value-type="string" calcext:value-type="string">
            <text:p>LD_L_ii_d</text:p>
          </table:table-cell>
          <table:table-cell table:style-name="ce42" office:value-type="string" calcext:value-type="string">
            <text:p>LD_I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7" calcext:value-type="float">
            <text:p>7</text:p>
          </table:table-cell>
          <table:table-cell table:number-columns-repeated="6" table:style-name="ce42" office:value-type="string" calcext:value-type="string">
            <text:p>LD_ii_d_R</text:p>
          </table:table-cell>
          <table:table-cell table:style-name="ce45"/>
          <table:table-cell table:style-name="ce42" office:value-type="string" calcext:value-type="string">
            <text:p>LD_ii_d_R</text:p>
          </table:table-cell>
          <table:table-cell table:number-columns-repeated="6" table:style-name="ce141" office:value-type="string" calcext:value-type="string">
            <text:p>LD_R_S</text:p>
          </table:table-cell>
          <table:table-cell table:style-name="ce155" office:value-type="string" calcext:value-type="string">
            <text:p>LD_A_ii_d</text:p>
          </table:table-cell>
          <table:table-cell table:style-name="ce141" office:value-type="string" calcext:value-type="string">
            <text:p>LD_R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8" calcext:value-type="float">
            <text:p>8</text:p>
          </table:table-cell>
          <table:table-cell table:number-columns-repeated="6" table:style-name="ce103" office:value-type="string" calcext:value-type="string">
            <text:p>ADD_S</text:p>
          </table:table-cell>
          <table:table-cell table:style-name="ce103" office:value-type="string" calcext:value-type="string">
            <text:p>ADD_ii_d</text:p>
          </table:table-cell>
          <table:table-cell table:style-name="ce103" office:value-type="string" calcext:value-type="string">
            <text:p>ADD_S</text:p>
          </table:table-cell>
          <table:table-cell table:number-columns-repeated="6" table:style-name="ce103" office:value-type="string" calcext:value-type="string">
            <text:p>ADC_S</text:p>
          </table:table-cell>
          <table:table-cell table:style-name="ce103" office:value-type="string" calcext:value-type="string">
            <text:p>ADC_ii_d</text:p>
          </table:table-cell>
          <table:table-cell table:style-name="ce103" office:value-type="string" calcext:value-type="string">
            <text:p>ADC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float" office:value="9" calcext:value-type="float">
            <text:p>9</text:p>
          </table:table-cell>
          <table:table-cell table:number-columns-repeated="6" table:style-name="ce103" office:value-type="string" calcext:value-type="string">
            <text:p>SUB_S</text:p>
          </table:table-cell>
          <table:table-cell table:style-name="ce103" office:value-type="string" calcext:value-type="string">
            <text:p>SUB_ii_d</text:p>
          </table:table-cell>
          <table:table-cell table:style-name="ce103" office:value-type="string" calcext:value-type="string">
            <text:p>SUB_S</text:p>
          </table:table-cell>
          <table:table-cell table:number-columns-repeated="4" table:style-name="ce103" office:value-type="string" calcext:value-type="string">
            <text:p>SBC_S</text:p>
          </table:table-cell>
          <table:table-cell table:number-columns-repeated="2" table:style-name="ce103" office:value-type="string" calcext:value-type="string">
            <text:p>SUB_S</text:p>
          </table:table-cell>
          <table:table-cell table:style-name="ce103" office:value-type="string" calcext:value-type="string">
            <text:p>SUB_ii_d</text:p>
          </table:table-cell>
          <table:table-cell table:style-name="ce103" office:value-type="string" calcext:value-type="string">
            <text:p>SBC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A</text:p>
          </table:table-cell>
          <table:table-cell table:number-columns-repeated="6" table:style-name="ce103" office:value-type="string" calcext:value-type="string">
            <text:p>AND_S</text:p>
          </table:table-cell>
          <table:table-cell table:style-name="ce103" office:value-type="string" calcext:value-type="string">
            <text:p>AND_ii_d</text:p>
          </table:table-cell>
          <table:table-cell table:style-name="ce103" office:value-type="string" calcext:value-type="string">
            <text:p>AND_S</text:p>
          </table:table-cell>
          <table:table-cell table:number-columns-repeated="6" table:style-name="ce103" office:value-type="string" calcext:value-type="string">
            <text:p>XOR_S</text:p>
          </table:table-cell>
          <table:table-cell table:style-name="ce103" office:value-type="string" calcext:value-type="string">
            <text:p>XOR_ii_d</text:p>
          </table:table-cell>
          <table:table-cell table:style-name="ce103" office:value-type="string" calcext:value-type="string">
            <text:p>XOR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B</text:p>
          </table:table-cell>
          <table:table-cell table:number-columns-repeated="3" table:style-name="ce103" office:value-type="string" calcext:value-type="string">
            <text:p>OR_S</text:p>
          </table:table-cell>
          <table:table-cell table:style-name="ce151" office:value-type="string" calcext:value-type="string">
            <text:p>OR_S</text:p>
          </table:table-cell>
          <table:table-cell table:number-columns-repeated="2" table:style-name="ce103" office:value-type="string" calcext:value-type="string">
            <text:p>OR_S</text:p>
          </table:table-cell>
          <table:table-cell table:style-name="ce103" office:value-type="string" calcext:value-type="string">
            <text:p>OR_ii_d</text:p>
          </table:table-cell>
          <table:table-cell table:style-name="ce103" office:value-type="string" calcext:value-type="string">
            <text:p>OR_S</text:p>
          </table:table-cell>
          <table:table-cell table:number-columns-repeated="6" table:style-name="ce103" office:value-type="string" calcext:value-type="string">
            <text:p>CP_S</text:p>
          </table:table-cell>
          <table:table-cell table:style-name="ce103" office:value-type="string" calcext:value-type="string">
            <text:p>CP_ii_d</text:p>
          </table:table-cell>
          <table:table-cell table:style-name="ce103" office:value-type="string" calcext:value-type="string">
            <text:p>CP_S</text:p>
          </table:table-cell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C</text:p>
          </table:table-cell>
          <table:table-cell table:style-name="ce41"/>
          <table:table-cell table:style-name="ce45" table:number-columns-repeated="10"/>
          <table:table-cell table:style-name="ce50" office:value-type="string" calcext:value-type="string">
            <text:p>IND_BITS</text:p>
          </table:table-cell>
          <table:table-cell table:style-name="ce45" table:number-columns-repeated="3"/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D</text:p>
          </table:table-cell>
          <table:table-cell table:style-name="ce41"/>
          <table:table-cell table:style-name="ce45" table:number-columns-repeated="10"/>
          <table:table-cell table:style-name="ce51"/>
          <table:table-cell table:style-name="ce45" table:number-columns-repeated="3"/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E</text:p>
          </table:table-cell>
          <table:table-cell table:style-name="ce41"/>
          <table:table-cell table:style-name="ce46" office:value-type="string" calcext:value-type="string">
            <text:p>POP_II</text:p>
          </table:table-cell>
          <table:table-cell table:style-name="ce46"/>
          <table:table-cell table:style-name="ce46" office:value-type="string" calcext:value-type="string">
            <text:p>EX_sp_II</text:p>
          </table:table-cell>
          <table:table-cell table:style-name="ce46"/>
          <table:table-cell table:style-name="ce46" office:value-type="string" calcext:value-type="string">
            <text:p>PUSH_II</text:p>
          </table:table-cell>
          <table:table-cell table:style-name="ce45" table:number-columns-repeated="3"/>
          <table:table-cell table:style-name="ce45" office:value-type="string" calcext:value-type="string">
            <text:p>JP_ii</text:p>
          </table:table-cell>
          <table:table-cell table:style-name="ce45" table:number-columns-repeated="5"/>
          <table:table-cell table:style-name="ce53"/>
          <table:table-cell table:style-name="Default" table:number-columns-repeated="1006"/>
          <table:table-cell/>
        </table:table-row>
        <table:table-row table:style-name="ro4">
          <table:table-cell table:style-name="ce93" office:value-type="string" calcext:value-type="string">
            <text:p>F</text:p>
          </table:table-cell>
          <table:table-cell table:style-name="ce43"/>
          <table:table-cell table:style-name="ce47" table:number-columns-repeated="8"/>
          <table:table-cell table:style-name="ce47" office:value-type="string" calcext:value-type="string">
            <text:p>LD_SP_II</text:p>
          </table:table-cell>
          <table:table-cell table:style-name="ce47" table:number-columns-repeated="5"/>
          <table:table-cell table:style-name="ce54"/>
          <table:table-cell table:style-name="Default" table:number-columns-repeated="1006"/>
          <table:table-cell/>
        </table:table-row>
        <table:table-row table:style-name="ro2">
          <table:table-cell table:style-name="Default" table:number-columns-repeated="1023"/>
          <table:table-cell/>
        </table:table-row>
        <table:table-row table:style-name="ro2">
          <table:table-cell table:style-name="ce94" office:value-type="string" calcext:value-type="string">
            <text:p>R</text:p>
          </table:table-cell>
          <table:table-cell table:style-name="ce96" office:value-type="string" calcext:value-type="string">
            <text:p>registro principal de 8 bits</text:p>
          </table:table-cell>
          <table:table-cell table:style-name="ce94"/>
          <table:table-cell table:style-name="ce96"/>
          <table:table-cell table:style-name="ce94"/>
          <table:table-cell table:style-name="ce147" office:value-type="string" calcext:value-type="string">
            <text:p>q_</text:p>
          </table:table-cell>
          <table:table-cell table:style-name="ce96" office:value-type="string" calcext:value-type="string">
            <text:p>instrucciones del juego principal</text:p>
          </table:table-cell>
          <table:table-cell table:style-name="ce94" table:number-columns-repeated="3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RR</text:p>
          </table:table-cell>
          <table:table-cell table:style-name="ce96" office:value-type="string" calcext:value-type="string">
            <text:p>registro de 16 bits</text:p>
          </table:table-cell>
          <table:table-cell table:style-name="ce94"/>
          <table:table-cell table:style-name="ce96"/>
          <table:table-cell table:style-name="ce94" table:number-columns-repeated="2"/>
          <table:table-cell table:style-name="ce96"/>
          <table:table-cell table:style-name="ce94" table:number-columns-repeated="3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II</text:p>
          </table:table-cell>
          <table:table-cell table:style-name="ce96" office:value-type="string" calcext:value-type="string">
            <text:p>registro de índice 16 bits</text:p>
          </table:table-cell>
          <table:table-cell table:style-name="ce94"/>
          <table:table-cell table:style-name="ce96"/>
          <table:table-cell table:style-name="ce94" table:number-columns-repeated="6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II</text:p>
          </table:table-cell>
          <table:table-cell table:style-name="ce96" office:value-type="string" calcext:value-type="string">
            <text:p>registro de índice de 8 bits</text:p>
          </table:table-cell>
          <table:table-cell table:style-name="ce94"/>
          <table:table-cell table:style-name="ce96"/>
          <table:table-cell table:style-name="ce94" table:number-columns-repeated="6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N</text:p>
          </table:table-cell>
          <table:table-cell table:style-name="ce96" office:value-type="string" calcext:value-type="string">
            <text:p>valor de 8 bits</text:p>
          </table:table-cell>
          <table:table-cell table:style-name="ce94"/>
          <table:table-cell table:style-name="ce96"/>
          <table:table-cell table:style-name="ce94" table:number-columns-repeated="6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NN</text:p>
          </table:table-cell>
          <table:table-cell table:style-name="ce96" office:value-type="string" calcext:value-type="string">
            <text:p>valor de 16 bits</text:p>
          </table:table-cell>
          <table:table-cell table:style-name="ce94"/>
          <table:table-cell table:style-name="ce96"/>
          <table:table-cell table:style-name="ce94" table:number-columns-repeated="6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C</text:p>
          </table:table-cell>
          <table:table-cell table:style-name="ce96" office:value-type="string" calcext:value-type="string">
            <text:p>condicion</text:p>
          </table:table-cell>
          <table:table-cell table:style-name="ce94" table:number-columns-repeated="8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D</text:p>
          </table:table-cell>
          <table:table-cell table:style-name="ce96" office:value-type="string" calcext:value-type="string">
            <text:p>valor de 8 bits con signo</text:p>
          </table:table-cell>
          <table:table-cell table:style-name="ce94" table:number-columns-repeated="8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B</text:p>
          </table:table-cell>
          <table:table-cell table:style-name="ce96" office:value-type="string" calcext:value-type="string">
            <text:p>valor de 0 a 7</text:p>
          </table:table-cell>
          <table:table-cell table:style-name="ce94" table:number-columns-repeated="8"/>
          <table:table-cell table:style-name="Default" table:number-columns-repeated="1013"/>
          <table:table-cell/>
        </table:table-row>
        <table:table-row table:style-name="ro2">
          <table:table-cell table:style-name="ce94" office:value-type="string" calcext:value-type="string">
            <text:p>S</text:p>
          </table:table-cell>
          <table:table-cell table:style-name="ce96" office:value-type="string" calcext:value-type="string">
            <text:p>registro principal o de indice de 8 bits (b,c,e,d,Xh,Xl,a)</text:p>
          </table:table-cell>
          <table:table-cell table:style-name="ce94" table:number-columns-repeated="8"/>
          <table:table-cell table:style-name="Default" table:number-columns-repeated="1013"/>
          <table:table-cell/>
        </table:table-row>
        <table:table-row table:style-name="ro2">
          <table:table-cell table:style-name="Default"/>
          <table:table-cell table:style-name="ce94" table:number-columns-repeated="4"/>
          <table:table-cell table:style-name="Default" table:number-columns-repeated="1018"/>
          <table:table-cell/>
        </table:table-row>
        <table:table-row table:style-name="ro2">
          <table:table-cell table:style-name="Default"/>
          <table:table-cell table:style-name="ce94"/>
          <table:table-cell table:style-name="ce96"/>
          <table:table-cell table:style-name="ce94" table:number-columns-repeated="2"/>
          <table:table-cell table:style-name="Default" table:number-columns-repeated="1018"/>
          <table:table-cell/>
        </table:table-row>
        <table:table-row table:style-name="ro2">
          <table:table-cell table:style-name="Default"/>
          <table:table-cell table:style-name="ce94"/>
          <table:table-cell table:style-name="Default" table:number-columns-repeated="1021"/>
          <table:table-cell/>
        </table:table-row>
        <table:table-row table:style-name="ro2">
          <table:table-cell table:style-name="Default" table:number-columns-repeated="1023"/>
          <table:table-cell/>
        </table:table-row>
        <table:table-row table:style-name="ro2">
          <table:table-cell table:style-name="ce35" table:number-columns-repeated="1023"/>
          <table:table-cell/>
        </table:table-row>
        <table:table-row table:style-name="ro5">
          <table:table-cell table:style-name="ce106" office:value-type="string" calcext:value-type="string">
            <text:p>void (*instrucciones_ii[256])() = { </text:p>
          </table:table-cell>
          <table:table-cell table:style-name="ce106" table:number-columns-repeated="1023"/>
        </table:table-row>
        <table:table-row table:style-name="ro5">
          <table:table-cell table:style-name="ce106"/>
          <table:table-cell table:style-name="ce106" table:formula="of:=COM.MICROSOFT.CONCAT( IF([.B2]=&quot;&quot;; &quot;nullptr&quot;; COM.MICROSOFT.CONCAT(&quot;&amp;Z80::&quot;;[.B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2]=&quot;&quot;; &quot;nullptr&quot;; COM.MICROSOFT.CONCAT(&quot;&amp;Z80::&quot;;[.C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2]=&quot;&quot;; &quot;nullptr&quot;; COM.MICROSOFT.CONCAT(&quot;&amp;Z80::&quot;;[.D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2]=&quot;&quot;; &quot;nullptr&quot;; COM.MICROSOFT.CONCAT(&quot;&amp;Z80::&quot;;[.E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2]=&quot;&quot;; &quot;nullptr&quot;; COM.MICROSOFT.CONCAT(&quot;&amp;Z80::&quot;;[.F2]) ); &quot;, &quot; )" office:value-type="string" office:string-value="&amp;Z80::q_INC_R, " calcext:value-type="string">
            <text:p>&amp;Z80::q_INC_R, </text:p>
          </table:table-cell>
          <table:table-cell table:style-name="ce106" table:formula="of:=COM.MICROSOFT.CONCAT( IF([.G2]=&quot;&quot;; &quot;nullptr&quot;; COM.MICROSOFT.CONCAT(&quot;&amp;Z80::&quot;;[.G2]) ); &quot;, &quot; )" office:value-type="string" office:string-value="&amp;Z80::q_DEC_R, " calcext:value-type="string">
            <text:p>&amp;Z80::q_DEC_R, </text:p>
          </table:table-cell>
          <table:table-cell table:style-name="ce106" table:formula="of:=COM.MICROSOFT.CONCAT( IF([.H2]=&quot;&quot;; &quot;nullptr&quot;; COM.MICROSOFT.CONCAT(&quot;&amp;Z80::&quot;;[.H2]) ); &quot;, &quot; )" office:value-type="string" office:string-value="&amp;Z80::q_LD_R_N, " calcext:value-type="string">
            <text:p>&amp;Z80::q_LD_R_N, </text:p>
          </table:table-cell>
          <table:table-cell table:style-name="ce106" table:formula="of:=COM.MICROSOFT.CONCAT( IF([.I2]=&quot;&quot;; &quot;nullptr&quot;; COM.MICROSOFT.CONCAT(&quot;&amp;Z80::&quot;;[.I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2]=&quot;&quot;; &quot;nullptr&quot;; COM.MICROSOFT.CONCAT(&quot;&amp;Z80::&quot;;[.J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2]=&quot;&quot;; &quot;nullptr&quot;; COM.MICROSOFT.CONCAT(&quot;&amp;Z80::&quot;;[.K2]) ); &quot;, &quot; )" office:value-type="string" office:string-value="&amp;Z80::ADD_II_RR, " calcext:value-type="string">
            <text:p>&amp;Z80::ADD_II_RR, </text:p>
          </table:table-cell>
          <table:table-cell table:style-name="ce106" table:formula="of:=COM.MICROSOFT.CONCAT( IF([.L2]=&quot;&quot;; &quot;nullptr&quot;; COM.MICROSOFT.CONCAT(&quot;&amp;Z80::&quot;;[.L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2]=&quot;&quot;; &quot;nullptr&quot;; COM.MICROSOFT.CONCAT(&quot;&amp;Z80::&quot;;[.M2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2]=&quot;&quot;; &quot;nullptr&quot;; COM.MICROSOFT.CONCAT(&quot;&amp;Z80::&quot;;[.N2]) ); &quot;, &quot; )" office:value-type="string" office:string-value="&amp;Z80::q_INC_R, " calcext:value-type="string">
            <text:p>&amp;Z80::q_INC_R, </text:p>
          </table:table-cell>
          <table:table-cell table:style-name="ce106" table:formula="of:=COM.MICROSOFT.CONCAT( IF([.O2]=&quot;&quot;; &quot;nullptr&quot;; COM.MICROSOFT.CONCAT(&quot;&amp;Z80::&quot;;[.O2]) ); &quot;, &quot; )" office:value-type="string" office:string-value="&amp;Z80::q_DEC_R, " calcext:value-type="string">
            <text:p>&amp;Z80::q_DEC_R, </text:p>
          </table:table-cell>
          <table:table-cell table:style-name="ce106" table:formula="of:=COM.MICROSOFT.CONCAT( IF([.P2]=&quot;&quot;; &quot;nullptr&quot;; COM.MICROSOFT.CONCAT(&quot;&amp;Z80::&quot;;[.P2]) ); &quot;, &quot; )" office:value-type="string" office:string-value="&amp;Z80::q_LD_R_N, " calcext:value-type="string">
            <text:p>&amp;Z80::q_LD_R_N, </text:p>
          </table:table-cell>
          <table:table-cell table:style-name="ce106" table:formula="of:=COM.MICROSOFT.CONCAT( IF([.Q2]=&quot;&quot;; &quot;nullptr&quot;; COM.MICROSOFT.CONCAT(&quot;&amp;Z80::&quot;;[.Q2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3]=&quot;&quot;; &quot;nullptr&quot;; COM.MICROSOFT.CONCAT(&quot;&amp;Z80::&quot;;[.B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3]=&quot;&quot;; &quot;nullptr&quot;; COM.MICROSOFT.CONCAT(&quot;&amp;Z80::&quot;;[.C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3]=&quot;&quot;; &quot;nullptr&quot;; COM.MICROSOFT.CONCAT(&quot;&amp;Z80::&quot;;[.D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3]=&quot;&quot;; &quot;nullptr&quot;; COM.MICROSOFT.CONCAT(&quot;&amp;Z80::&quot;;[.E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3]=&quot;&quot;; &quot;nullptr&quot;; COM.MICROSOFT.CONCAT(&quot;&amp;Z80::&quot;;[.F3]) ); &quot;, &quot; )" office:value-type="string" office:string-value="&amp;Z80::q_INC_R, " calcext:value-type="string">
            <text:p>&amp;Z80::q_INC_R, </text:p>
          </table:table-cell>
          <table:table-cell table:style-name="ce106" table:formula="of:=COM.MICROSOFT.CONCAT( IF([.G3]=&quot;&quot;; &quot;nullptr&quot;; COM.MICROSOFT.CONCAT(&quot;&amp;Z80::&quot;;[.G3]) ); &quot;, &quot; )" office:value-type="string" office:string-value="&amp;Z80::q_DEC_R, " calcext:value-type="string">
            <text:p>&amp;Z80::q_DEC_R, </text:p>
          </table:table-cell>
          <table:table-cell table:style-name="ce106" table:formula="of:=COM.MICROSOFT.CONCAT( IF([.H3]=&quot;&quot;; &quot;nullptr&quot;; COM.MICROSOFT.CONCAT(&quot;&amp;Z80::&quot;;[.H3]) ); &quot;, &quot; )" office:value-type="string" office:string-value="&amp;Z80::q_LD_R_N, " calcext:value-type="string">
            <text:p>&amp;Z80::q_LD_R_N, </text:p>
          </table:table-cell>
          <table:table-cell table:style-name="ce106" table:formula="of:=COM.MICROSOFT.CONCAT( IF([.I3]=&quot;&quot;; &quot;nullptr&quot;; COM.MICROSOFT.CONCAT(&quot;&amp;Z80::&quot;;[.I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3]=&quot;&quot;; &quot;nullptr&quot;; COM.MICROSOFT.CONCAT(&quot;&amp;Z80::&quot;;[.J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3]=&quot;&quot;; &quot;nullptr&quot;; COM.MICROSOFT.CONCAT(&quot;&amp;Z80::&quot;;[.K3]) ); &quot;, &quot; )" office:value-type="string" office:string-value="&amp;Z80::ADD_II_RR, " calcext:value-type="string">
            <text:p>&amp;Z80::ADD_II_RR, </text:p>
          </table:table-cell>
          <table:table-cell table:style-name="ce106" table:formula="of:=COM.MICROSOFT.CONCAT( IF([.L3]=&quot;&quot;; &quot;nullptr&quot;; COM.MICROSOFT.CONCAT(&quot;&amp;Z80::&quot;;[.L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3]=&quot;&quot;; &quot;nullptr&quot;; COM.MICROSOFT.CONCAT(&quot;&amp;Z80::&quot;;[.M3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3]=&quot;&quot;; &quot;nullptr&quot;; COM.MICROSOFT.CONCAT(&quot;&amp;Z80::&quot;;[.N3]) ); &quot;, &quot; )" office:value-type="string" office:string-value="&amp;Z80::q_INC_R, " calcext:value-type="string">
            <text:p>&amp;Z80::q_INC_R, </text:p>
          </table:table-cell>
          <table:table-cell table:style-name="ce106" table:formula="of:=COM.MICROSOFT.CONCAT( IF([.O3]=&quot;&quot;; &quot;nullptr&quot;; COM.MICROSOFT.CONCAT(&quot;&amp;Z80::&quot;;[.O3]) ); &quot;, &quot; )" office:value-type="string" office:string-value="&amp;Z80::q_DEC_R, " calcext:value-type="string">
            <text:p>&amp;Z80::q_DEC_R, </text:p>
          </table:table-cell>
          <table:table-cell table:style-name="ce106" table:formula="of:=COM.MICROSOFT.CONCAT( IF([.P3]=&quot;&quot;; &quot;nullptr&quot;; COM.MICROSOFT.CONCAT(&quot;&amp;Z80::&quot;;[.P3]) ); &quot;, &quot; )" office:value-type="string" office:string-value="&amp;Z80::q_LD_R_N, " calcext:value-type="string">
            <text:p>&amp;Z80::q_LD_R_N, </text:p>
          </table:table-cell>
          <table:table-cell table:style-name="ce106" table:formula="of:=COM.MICROSOFT.CONCAT( IF([.Q3]=&quot;&quot;; &quot;nullptr&quot;; COM.MICROSOFT.CONCAT(&quot;&amp;Z80::&quot;;[.Q3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4]=&quot;&quot;; &quot;nullptr&quot;; COM.MICROSOFT.CONCAT(&quot;&amp;Z80::&quot;;[.B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4]=&quot;&quot;; &quot;nullptr&quot;; COM.MICROSOFT.CONCAT(&quot;&amp;Z80::&quot;;[.C4]) ); &quot;, &quot; )" office:value-type="string" office:string-value="&amp;Z80::LD_II_NN, " calcext:value-type="string">
            <text:p>&amp;Z80::LD_II_NN, </text:p>
          </table:table-cell>
          <table:table-cell table:style-name="ce106" table:formula="of:=COM.MICROSOFT.CONCAT( IF([.D4]=&quot;&quot;; &quot;nullptr&quot;; COM.MICROSOFT.CONCAT(&quot;&amp;Z80::&quot;;[.D4]) ); &quot;, &quot; )" office:value-type="string" office:string-value="&amp;Z80::LD_nn_II, " calcext:value-type="string">
            <text:p>&amp;Z80::LD_nn_II, </text:p>
          </table:table-cell>
          <table:table-cell table:style-name="ce106" table:formula="of:=COM.MICROSOFT.CONCAT( IF([.E4]=&quot;&quot;; &quot;nullptr&quot;; COM.MICROSOFT.CONCAT(&quot;&amp;Z80::&quot;;[.E4]) ); &quot;, &quot; )" office:value-type="string" office:string-value="&amp;Z80::INC_II, " calcext:value-type="string">
            <text:p>&amp;Z80::INC_II, </text:p>
          </table:table-cell>
          <table:table-cell table:style-name="ce106" table:formula="of:=COM.MICROSOFT.CONCAT( IF([.F4]=&quot;&quot;; &quot;nullptr&quot;; COM.MICROSOFT.CONCAT(&quot;&amp;Z80::&quot;;[.F4]) ); &quot;, &quot; )" office:value-type="string" office:string-value="&amp;Z80::INC_Ih, " calcext:value-type="string">
            <text:p>&amp;Z80::INC_Ih, </text:p>
          </table:table-cell>
          <table:table-cell table:style-name="ce106" table:formula="of:=COM.MICROSOFT.CONCAT( IF([.G4]=&quot;&quot;; &quot;nullptr&quot;; COM.MICROSOFT.CONCAT(&quot;&amp;Z80::&quot;;[.G4]) ); &quot;, &quot; )" office:value-type="string" office:string-value="&amp;Z80::DEC_Ih, " calcext:value-type="string">
            <text:p>&amp;Z80::DEC_Ih, </text:p>
          </table:table-cell>
          <table:table-cell table:style-name="ce106" table:formula="of:=COM.MICROSOFT.CONCAT( IF([.H4]=&quot;&quot;; &quot;nullptr&quot;; COM.MICROSOFT.CONCAT(&quot;&amp;Z80::&quot;;[.H4]) ); &quot;, &quot; )" office:value-type="string" office:string-value="&amp;Z80::LD_I_N, " calcext:value-type="string">
            <text:p>&amp;Z80::LD_I_N, </text:p>
          </table:table-cell>
          <table:table-cell table:style-name="ce106" table:formula="of:=COM.MICROSOFT.CONCAT( IF([.I4]=&quot;&quot;; &quot;nullptr&quot;; COM.MICROSOFT.CONCAT(&quot;&amp;Z80::&quot;;[.I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4]=&quot;&quot;; &quot;nullptr&quot;; COM.MICROSOFT.CONCAT(&quot;&amp;Z80::&quot;;[.J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4]=&quot;&quot;; &quot;nullptr&quot;; COM.MICROSOFT.CONCAT(&quot;&amp;Z80::&quot;;[.K4]) ); &quot;, &quot; )" office:value-type="string" office:string-value="&amp;Z80::ADD_II_RR, " calcext:value-type="string">
            <text:p>&amp;Z80::ADD_II_RR, </text:p>
          </table:table-cell>
          <table:table-cell table:style-name="ce106" table:formula="of:=COM.MICROSOFT.CONCAT( IF([.L4]=&quot;&quot;; &quot;nullptr&quot;; COM.MICROSOFT.CONCAT(&quot;&amp;Z80::&quot;;[.L4]) ); &quot;, &quot; )" office:value-type="string" office:string-value="&amp;Z80::LD_II_nn, " calcext:value-type="string">
            <text:p>&amp;Z80::LD_II_nn, </text:p>
          </table:table-cell>
          <table:table-cell table:style-name="ce106" table:formula="of:=COM.MICROSOFT.CONCAT( IF([.M4]=&quot;&quot;; &quot;nullptr&quot;; COM.MICROSOFT.CONCAT(&quot;&amp;Z80::&quot;;[.M4]) ); &quot;, &quot; )" office:value-type="string" office:string-value="&amp;Z80::DEC_II, " calcext:value-type="string">
            <text:p>&amp;Z80::DEC_II, </text:p>
          </table:table-cell>
          <table:table-cell table:style-name="ce106" table:formula="of:=COM.MICROSOFT.CONCAT( IF([.N4]=&quot;&quot;; &quot;nullptr&quot;; COM.MICROSOFT.CONCAT(&quot;&amp;Z80::&quot;;[.N4]) ); &quot;, &quot; )" office:value-type="string" office:string-value="&amp;Z80::INC_Il, " calcext:value-type="string">
            <text:p>&amp;Z80::INC_Il, </text:p>
          </table:table-cell>
          <table:table-cell table:style-name="ce106" table:formula="of:=COM.MICROSOFT.CONCAT( IF([.O4]=&quot;&quot;; &quot;nullptr&quot;; COM.MICROSOFT.CONCAT(&quot;&amp;Z80::&quot;;[.O4]) ); &quot;, &quot; )" office:value-type="string" office:string-value="&amp;Z80::DEC_Il, " calcext:value-type="string">
            <text:p>&amp;Z80::DEC_Il, </text:p>
          </table:table-cell>
          <table:table-cell table:style-name="ce106" table:formula="of:=COM.MICROSOFT.CONCAT( IF([.P4]=&quot;&quot;; &quot;nullptr&quot;; COM.MICROSOFT.CONCAT(&quot;&amp;Z80::&quot;;[.P4]) ); &quot;, &quot; )" office:value-type="string" office:string-value="&amp;Z80::LD_I_N, " calcext:value-type="string">
            <text:p>&amp;Z80::LD_I_N, </text:p>
          </table:table-cell>
          <table:table-cell table:style-name="ce106" table:formula="of:=COM.MICROSOFT.CONCAT( IF([.Q4]=&quot;&quot;; &quot;nullptr&quot;; COM.MICROSOFT.CONCAT(&quot;&amp;Z80::&quot;;[.Q4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5]=&quot;&quot;; &quot;nullptr&quot;; COM.MICROSOFT.CONCAT(&quot;&amp;Z80::&quot;;[.B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5]=&quot;&quot;; &quot;nullptr&quot;; COM.MICROSOFT.CONCAT(&quot;&amp;Z80::&quot;;[.C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5]=&quot;&quot;; &quot;nullptr&quot;; COM.MICROSOFT.CONCAT(&quot;&amp;Z80::&quot;;[.D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5]=&quot;&quot;; &quot;nullptr&quot;; COM.MICROSOFT.CONCAT(&quot;&amp;Z80::&quot;;[.E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5]=&quot;&quot;; &quot;nullptr&quot;; COM.MICROSOFT.CONCAT(&quot;&amp;Z80::&quot;;[.F5]) ); &quot;, &quot; )" office:value-type="string" office:string-value="&amp;Z80::INC_ii_d, " calcext:value-type="string">
            <text:p>&amp;Z80::INC_ii_d, </text:p>
          </table:table-cell>
          <table:table-cell table:style-name="ce106" table:formula="of:=COM.MICROSOFT.CONCAT( IF([.G5]=&quot;&quot;; &quot;nullptr&quot;; COM.MICROSOFT.CONCAT(&quot;&amp;Z80::&quot;;[.G5]) ); &quot;, &quot; )" office:value-type="string" office:string-value="&amp;Z80::DEC_ii_d, " calcext:value-type="string">
            <text:p>&amp;Z80::DEC_ii_d, </text:p>
          </table:table-cell>
          <table:table-cell table:style-name="ce106" table:formula="of:=COM.MICROSOFT.CONCAT( IF([.H5]=&quot;&quot;; &quot;nullptr&quot;; COM.MICROSOFT.CONCAT(&quot;&amp;Z80::&quot;;[.H5]) ); &quot;, &quot; )" office:value-type="string" office:string-value="&amp;Z80::LD_ii_d_N, " calcext:value-type="string">
            <text:p>&amp;Z80::LD_ii_d_N, </text:p>
          </table:table-cell>
          <table:table-cell table:style-name="ce106" table:formula="of:=COM.MICROSOFT.CONCAT( IF([.I5]=&quot;&quot;; &quot;nullptr&quot;; COM.MICROSOFT.CONCAT(&quot;&amp;Z80::&quot;;[.I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5]=&quot;&quot;; &quot;nullptr&quot;; COM.MICROSOFT.CONCAT(&quot;&amp;Z80::&quot;;[.J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5]=&quot;&quot;; &quot;nullptr&quot;; COM.MICROSOFT.CONCAT(&quot;&amp;Z80::&quot;;[.K5]) ); &quot;, &quot; )" office:value-type="string" office:string-value="&amp;Z80::ADD_II_RR, " calcext:value-type="string">
            <text:p>&amp;Z80::ADD_II_RR, </text:p>
          </table:table-cell>
          <table:table-cell table:style-name="ce106" table:formula="of:=COM.MICROSOFT.CONCAT( IF([.L5]=&quot;&quot;; &quot;nullptr&quot;; COM.MICROSOFT.CONCAT(&quot;&amp;Z80::&quot;;[.L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5]=&quot;&quot;; &quot;nullptr&quot;; COM.MICROSOFT.CONCAT(&quot;&amp;Z80::&quot;;[.M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5]=&quot;&quot;; &quot;nullptr&quot;; COM.MICROSOFT.CONCAT(&quot;&amp;Z80::&quot;;[.N5]) ); &quot;, &quot; )" office:value-type="string" office:string-value="&amp;Z80::q_INC_R, " calcext:value-type="string">
            <text:p>&amp;Z80::q_INC_R, </text:p>
          </table:table-cell>
          <table:table-cell table:style-name="ce106" table:formula="of:=COM.MICROSOFT.CONCAT( IF([.O5]=&quot;&quot;; &quot;nullptr&quot;; COM.MICROSOFT.CONCAT(&quot;&amp;Z80::&quot;;[.O5]) ); &quot;, &quot; )" office:value-type="string" office:string-value="&amp;Z80::q_DEC_R, " calcext:value-type="string">
            <text:p>&amp;Z80::q_DEC_R, </text:p>
          </table:table-cell>
          <table:table-cell table:style-name="ce106" table:formula="of:=COM.MICROSOFT.CONCAT( IF([.P5]=&quot;&quot;; &quot;nullptr&quot;; COM.MICROSOFT.CONCAT(&quot;&amp;Z80::&quot;;[.P5]) ); &quot;, &quot; )" office:value-type="string" office:string-value="&amp;Z80::q_LD_R_N, " calcext:value-type="string">
            <text:p>&amp;Z80::q_LD_R_N, </text:p>
          </table:table-cell>
          <table:table-cell table:style-name="ce106" table:formula="of:=COM.MICROSOFT.CONCAT( IF([.Q5]=&quot;&quot;; &quot;nullptr&quot;; COM.MICROSOFT.CONCAT(&quot;&amp;Z80::&quot;;[.Q5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6]=&quot;&quot;; &quot;nullptr&quot;; COM.MICROSOFT.CONCAT(&quot;&amp;Z80::&quot;;[.B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C6]=&quot;&quot;; &quot;nullptr&quot;; COM.MICROSOFT.CONCAT(&quot;&amp;Z80::&quot;;[.C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D6]=&quot;&quot;; &quot;nullptr&quot;; COM.MICROSOFT.CONCAT(&quot;&amp;Z80::&quot;;[.D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E6]=&quot;&quot;; &quot;nullptr&quot;; COM.MICROSOFT.CONCAT(&quot;&amp;Z80::&quot;;[.E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F6]=&quot;&quot;; &quot;nullptr&quot;; COM.MICROSOFT.CONCAT(&quot;&amp;Z80::&quot;;[.F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G6]=&quot;&quot;; &quot;nullptr&quot;; COM.MICROSOFT.CONCAT(&quot;&amp;Z80::&quot;;[.G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H6]=&quot;&quot;; &quot;nullptr&quot;; COM.MICROSOFT.CONCAT(&quot;&amp;Z80::&quot;;[.H6]) ); &quot;, &quot; )" office:value-type="string" office:string-value="&amp;Z80::LD_B_ii_d, " calcext:value-type="string">
            <text:p>&amp;Z80::LD_B_ii_d, </text:p>
          </table:table-cell>
          <table:table-cell table:style-name="ce106" table:formula="of:=COM.MICROSOFT.CONCAT( IF([.I6]=&quot;&quot;; &quot;nullptr&quot;; COM.MICROSOFT.CONCAT(&quot;&amp;Z80::&quot;;[.I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J6]=&quot;&quot;; &quot;nullptr&quot;; COM.MICROSOFT.CONCAT(&quot;&amp;Z80::&quot;;[.J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K6]=&quot;&quot;; &quot;nullptr&quot;; COM.MICROSOFT.CONCAT(&quot;&amp;Z80::&quot;;[.K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L6]=&quot;&quot;; &quot;nullptr&quot;; COM.MICROSOFT.CONCAT(&quot;&amp;Z80::&quot;;[.L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M6]=&quot;&quot;; &quot;nullptr&quot;; COM.MICROSOFT.CONCAT(&quot;&amp;Z80::&quot;;[.M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N6]=&quot;&quot;; &quot;nullptr&quot;; COM.MICROSOFT.CONCAT(&quot;&amp;Z80::&quot;;[.N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O6]=&quot;&quot;; &quot;nullptr&quot;; COM.MICROSOFT.CONCAT(&quot;&amp;Z80::&quot;;[.O6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P6]=&quot;&quot;; &quot;nullptr&quot;; COM.MICROSOFT.CONCAT(&quot;&amp;Z80::&quot;;[.P6]) ); &quot;, &quot; )" office:value-type="string" office:string-value="&amp;Z80::LD_C_ii_d, " calcext:value-type="string">
            <text:p>&amp;Z80::LD_C_ii_d, </text:p>
          </table:table-cell>
          <table:table-cell table:style-name="ce106" table:formula="of:=COM.MICROSOFT.CONCAT( IF([.Q6]=&quot;&quot;; &quot;nullptr&quot;; COM.MICROSOFT.CONCAT(&quot;&amp;Z80::&quot;;[.Q6]) ); &quot;, &quot; )" office:value-type="string" office:string-value="&amp;Z80::LD_R_S, " calcext:value-type="string">
            <text:p>&amp;Z80::LD_R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7]=&quot;&quot;; &quot;nullptr&quot;; COM.MICROSOFT.CONCAT(&quot;&amp;Z80::&quot;;[.B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C7]=&quot;&quot;; &quot;nullptr&quot;; COM.MICROSOFT.CONCAT(&quot;&amp;Z80::&quot;;[.C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D7]=&quot;&quot;; &quot;nullptr&quot;; COM.MICROSOFT.CONCAT(&quot;&amp;Z80::&quot;;[.D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E7]=&quot;&quot;; &quot;nullptr&quot;; COM.MICROSOFT.CONCAT(&quot;&amp;Z80::&quot;;[.E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F7]=&quot;&quot;; &quot;nullptr&quot;; COM.MICROSOFT.CONCAT(&quot;&amp;Z80::&quot;;[.F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G7]=&quot;&quot;; &quot;nullptr&quot;; COM.MICROSOFT.CONCAT(&quot;&amp;Z80::&quot;;[.G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H7]=&quot;&quot;; &quot;nullptr&quot;; COM.MICROSOFT.CONCAT(&quot;&amp;Z80::&quot;;[.H7]) ); &quot;, &quot; )" office:value-type="string" office:string-value="&amp;Z80::LD_D_ii_d, " calcext:value-type="string">
            <text:p>&amp;Z80::LD_D_ii_d, </text:p>
          </table:table-cell>
          <table:table-cell table:style-name="ce106" table:formula="of:=COM.MICROSOFT.CONCAT( IF([.I7]=&quot;&quot;; &quot;nullptr&quot;; COM.MICROSOFT.CONCAT(&quot;&amp;Z80::&quot;;[.I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J7]=&quot;&quot;; &quot;nullptr&quot;; COM.MICROSOFT.CONCAT(&quot;&amp;Z80::&quot;;[.J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K7]=&quot;&quot;; &quot;nullptr&quot;; COM.MICROSOFT.CONCAT(&quot;&amp;Z80::&quot;;[.K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L7]=&quot;&quot;; &quot;nullptr&quot;; COM.MICROSOFT.CONCAT(&quot;&amp;Z80::&quot;;[.L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M7]=&quot;&quot;; &quot;nullptr&quot;; COM.MICROSOFT.CONCAT(&quot;&amp;Z80::&quot;;[.M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N7]=&quot;&quot;; &quot;nullptr&quot;; COM.MICROSOFT.CONCAT(&quot;&amp;Z80::&quot;;[.N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O7]=&quot;&quot;; &quot;nullptr&quot;; COM.MICROSOFT.CONCAT(&quot;&amp;Z80::&quot;;[.O7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P7]=&quot;&quot;; &quot;nullptr&quot;; COM.MICROSOFT.CONCAT(&quot;&amp;Z80::&quot;;[.P7]) ); &quot;, &quot; )" office:value-type="string" office:string-value="&amp;Z80::LD_E_ii_d, " calcext:value-type="string">
            <text:p>&amp;Z80::LD_E_ii_d, </text:p>
          </table:table-cell>
          <table:table-cell table:style-name="ce106" table:formula="of:=COM.MICROSOFT.CONCAT( IF([.Q7]=&quot;&quot;; &quot;nullptr&quot;; COM.MICROSOFT.CONCAT(&quot;&amp;Z80::&quot;;[.Q7]) ); &quot;, &quot; )" office:value-type="string" office:string-value="&amp;Z80::LD_R_S, " calcext:value-type="string">
            <text:p>&amp;Z80::LD_R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8]=&quot;&quot;; &quot;nullptr&quot;; COM.MICROSOFT.CONCAT(&quot;&amp;Z80::&quot;;[.B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C8]=&quot;&quot;; &quot;nullptr&quot;; COM.MICROSOFT.CONCAT(&quot;&amp;Z80::&quot;;[.C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D8]=&quot;&quot;; &quot;nullptr&quot;; COM.MICROSOFT.CONCAT(&quot;&amp;Z80::&quot;;[.D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E8]=&quot;&quot;; &quot;nullptr&quot;; COM.MICROSOFT.CONCAT(&quot;&amp;Z80::&quot;;[.E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F8]=&quot;&quot;; &quot;nullptr&quot;; COM.MICROSOFT.CONCAT(&quot;&amp;Z80::&quot;;[.F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G8]=&quot;&quot;; &quot;nullptr&quot;; COM.MICROSOFT.CONCAT(&quot;&amp;Z80::&quot;;[.G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H8]=&quot;&quot;; &quot;nullptr&quot;; COM.MICROSOFT.CONCAT(&quot;&amp;Z80::&quot;;[.H8]) ); &quot;, &quot; )" office:value-type="string" office:string-value="&amp;Z80::LD_H_ii_d, " calcext:value-type="string">
            <text:p>&amp;Z80::LD_H_ii_d, </text:p>
          </table:table-cell>
          <table:table-cell table:style-name="ce106" table:formula="of:=COM.MICROSOFT.CONCAT( IF([.I8]=&quot;&quot;; &quot;nullptr&quot;; COM.MICROSOFT.CONCAT(&quot;&amp;Z80::&quot;;[.I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J8]=&quot;&quot;; &quot;nullptr&quot;; COM.MICROSOFT.CONCAT(&quot;&amp;Z80::&quot;;[.J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K8]=&quot;&quot;; &quot;nullptr&quot;; COM.MICROSOFT.CONCAT(&quot;&amp;Z80::&quot;;[.K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L8]=&quot;&quot;; &quot;nullptr&quot;; COM.MICROSOFT.CONCAT(&quot;&amp;Z80::&quot;;[.L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M8]=&quot;&quot;; &quot;nullptr&quot;; COM.MICROSOFT.CONCAT(&quot;&amp;Z80::&quot;;[.M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N8]=&quot;&quot;; &quot;nullptr&quot;; COM.MICROSOFT.CONCAT(&quot;&amp;Z80::&quot;;[.N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O8]=&quot;&quot;; &quot;nullptr&quot;; COM.MICROSOFT.CONCAT(&quot;&amp;Z80::&quot;;[.O8]) ); &quot;, &quot; )" office:value-type="string" office:string-value="&amp;Z80::LD_I_S, " calcext:value-type="string">
            <text:p>&amp;Z80::LD_I_S, </text:p>
          </table:table-cell>
          <table:table-cell table:style-name="ce106" table:formula="of:=COM.MICROSOFT.CONCAT( IF([.P8]=&quot;&quot;; &quot;nullptr&quot;; COM.MICROSOFT.CONCAT(&quot;&amp;Z80::&quot;;[.P8]) ); &quot;, &quot; )" office:value-type="string" office:string-value="&amp;Z80::LD_L_ii_d, " calcext:value-type="string">
            <text:p>&amp;Z80::LD_L_ii_d, </text:p>
          </table:table-cell>
          <table:table-cell table:style-name="ce106" table:formula="of:=COM.MICROSOFT.CONCAT( IF([.Q8]=&quot;&quot;; &quot;nullptr&quot;; COM.MICROSOFT.CONCAT(&quot;&amp;Z80::&quot;;[.Q8]) ); &quot;, &quot; )" office:value-type="string" office:string-value="&amp;Z80::LD_I_S, " calcext:value-type="string">
            <text:p>&amp;Z80::LD_I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9]=&quot;&quot;; &quot;nullptr&quot;; COM.MICROSOFT.CONCAT(&quot;&amp;Z80::&quot;;[.B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C9]=&quot;&quot;; &quot;nullptr&quot;; COM.MICROSOFT.CONCAT(&quot;&amp;Z80::&quot;;[.C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D9]=&quot;&quot;; &quot;nullptr&quot;; COM.MICROSOFT.CONCAT(&quot;&amp;Z80::&quot;;[.D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E9]=&quot;&quot;; &quot;nullptr&quot;; COM.MICROSOFT.CONCAT(&quot;&amp;Z80::&quot;;[.E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F9]=&quot;&quot;; &quot;nullptr&quot;; COM.MICROSOFT.CONCAT(&quot;&amp;Z80::&quot;;[.F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G9]=&quot;&quot;; &quot;nullptr&quot;; COM.MICROSOFT.CONCAT(&quot;&amp;Z80::&quot;;[.G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H9]=&quot;&quot;; &quot;nullptr&quot;; COM.MICROSOFT.CONCAT(&quot;&amp;Z80::&quot;;[.H9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I9]=&quot;&quot;; &quot;nullptr&quot;; COM.MICROSOFT.CONCAT(&quot;&amp;Z80::&quot;;[.I9]) ); &quot;, &quot; )" office:value-type="string" office:string-value="&amp;Z80::LD_ii_d_R, " calcext:value-type="string">
            <text:p>&amp;Z80::LD_ii_d_R, </text:p>
          </table:table-cell>
          <table:table-cell table:style-name="ce106" table:formula="of:=COM.MICROSOFT.CONCAT( IF([.J9]=&quot;&quot;; &quot;nullptr&quot;; COM.MICROSOFT.CONCAT(&quot;&amp;Z80::&quot;;[.J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K9]=&quot;&quot;; &quot;nullptr&quot;; COM.MICROSOFT.CONCAT(&quot;&amp;Z80::&quot;;[.K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L9]=&quot;&quot;; &quot;nullptr&quot;; COM.MICROSOFT.CONCAT(&quot;&amp;Z80::&quot;;[.L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M9]=&quot;&quot;; &quot;nullptr&quot;; COM.MICROSOFT.CONCAT(&quot;&amp;Z80::&quot;;[.M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N9]=&quot;&quot;; &quot;nullptr&quot;; COM.MICROSOFT.CONCAT(&quot;&amp;Z80::&quot;;[.N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O9]=&quot;&quot;; &quot;nullptr&quot;; COM.MICROSOFT.CONCAT(&quot;&amp;Z80::&quot;;[.O9]) ); &quot;, &quot; )" office:value-type="string" office:string-value="&amp;Z80::LD_R_S, " calcext:value-type="string">
            <text:p>&amp;Z80::LD_R_S, </text:p>
          </table:table-cell>
          <table:table-cell table:style-name="ce106" table:formula="of:=COM.MICROSOFT.CONCAT( IF([.P9]=&quot;&quot;; &quot;nullptr&quot;; COM.MICROSOFT.CONCAT(&quot;&amp;Z80::&quot;;[.P9]) ); &quot;, &quot; )" office:value-type="string" office:string-value="&amp;Z80::LD_A_ii_d, " calcext:value-type="string">
            <text:p>&amp;Z80::LD_A_ii_d, </text:p>
          </table:table-cell>
          <table:table-cell table:style-name="ce106" table:formula="of:=COM.MICROSOFT.CONCAT( IF([.Q9]=&quot;&quot;; &quot;nullptr&quot;; COM.MICROSOFT.CONCAT(&quot;&amp;Z80::&quot;;[.Q9]) ); &quot;, &quot; )" office:value-type="string" office:string-value="&amp;Z80::LD_R_S, " calcext:value-type="string">
            <text:p>&amp;Z80::LD_R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0]=&quot;&quot;; &quot;nullptr&quot;; COM.MICROSOFT.CONCAT(&quot;&amp;Z80::&quot;;[.B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C10]=&quot;&quot;; &quot;nullptr&quot;; COM.MICROSOFT.CONCAT(&quot;&amp;Z80::&quot;;[.C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D10]=&quot;&quot;; &quot;nullptr&quot;; COM.MICROSOFT.CONCAT(&quot;&amp;Z80::&quot;;[.D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E10]=&quot;&quot;; &quot;nullptr&quot;; COM.MICROSOFT.CONCAT(&quot;&amp;Z80::&quot;;[.E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F10]=&quot;&quot;; &quot;nullptr&quot;; COM.MICROSOFT.CONCAT(&quot;&amp;Z80::&quot;;[.F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G10]=&quot;&quot;; &quot;nullptr&quot;; COM.MICROSOFT.CONCAT(&quot;&amp;Z80::&quot;;[.G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H10]=&quot;&quot;; &quot;nullptr&quot;; COM.MICROSOFT.CONCAT(&quot;&amp;Z80::&quot;;[.H10]) ); &quot;, &quot; )" office:value-type="string" office:string-value="&amp;Z80::ADD_ii_d, " calcext:value-type="string">
            <text:p>&amp;Z80::ADD_ii_d, </text:p>
          </table:table-cell>
          <table:table-cell table:style-name="ce106" table:formula="of:=COM.MICROSOFT.CONCAT( IF([.I10]=&quot;&quot;; &quot;nullptr&quot;; COM.MICROSOFT.CONCAT(&quot;&amp;Z80::&quot;;[.I10]) ); &quot;, &quot; )" office:value-type="string" office:string-value="&amp;Z80::ADD_S, " calcext:value-type="string">
            <text:p>&amp;Z80::ADD_S, </text:p>
          </table:table-cell>
          <table:table-cell table:style-name="ce106" table:formula="of:=COM.MICROSOFT.CONCAT( IF([.J10]=&quot;&quot;; &quot;nullptr&quot;; COM.MICROSOFT.CONCAT(&quot;&amp;Z80::&quot;;[.J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K10]=&quot;&quot;; &quot;nullptr&quot;; COM.MICROSOFT.CONCAT(&quot;&amp;Z80::&quot;;[.K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L10]=&quot;&quot;; &quot;nullptr&quot;; COM.MICROSOFT.CONCAT(&quot;&amp;Z80::&quot;;[.L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M10]=&quot;&quot;; &quot;nullptr&quot;; COM.MICROSOFT.CONCAT(&quot;&amp;Z80::&quot;;[.M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N10]=&quot;&quot;; &quot;nullptr&quot;; COM.MICROSOFT.CONCAT(&quot;&amp;Z80::&quot;;[.N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O10]=&quot;&quot;; &quot;nullptr&quot;; COM.MICROSOFT.CONCAT(&quot;&amp;Z80::&quot;;[.O10]) ); &quot;, &quot; )" office:value-type="string" office:string-value="&amp;Z80::ADC_S, " calcext:value-type="string">
            <text:p>&amp;Z80::ADC_S, </text:p>
          </table:table-cell>
          <table:table-cell table:style-name="ce106" table:formula="of:=COM.MICROSOFT.CONCAT( IF([.P10]=&quot;&quot;; &quot;nullptr&quot;; COM.MICROSOFT.CONCAT(&quot;&amp;Z80::&quot;;[.P10]) ); &quot;, &quot; )" office:value-type="string" office:string-value="&amp;Z80::ADC_ii_d, " calcext:value-type="string">
            <text:p>&amp;Z80::ADC_ii_d, </text:p>
          </table:table-cell>
          <table:table-cell table:style-name="ce106" table:formula="of:=COM.MICROSOFT.CONCAT( IF([.Q10]=&quot;&quot;; &quot;nullptr&quot;; COM.MICROSOFT.CONCAT(&quot;&amp;Z80::&quot;;[.Q10]) ); &quot;, &quot; )" office:value-type="string" office:string-value="&amp;Z80::ADC_S, " calcext:value-type="string">
            <text:p>&amp;Z80::ADC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1]=&quot;&quot;; &quot;nullptr&quot;; COM.MICROSOFT.CONCAT(&quot;&amp;Z80::&quot;;[.B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C11]=&quot;&quot;; &quot;nullptr&quot;; COM.MICROSOFT.CONCAT(&quot;&amp;Z80::&quot;;[.C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D11]=&quot;&quot;; &quot;nullptr&quot;; COM.MICROSOFT.CONCAT(&quot;&amp;Z80::&quot;;[.D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E11]=&quot;&quot;; &quot;nullptr&quot;; COM.MICROSOFT.CONCAT(&quot;&amp;Z80::&quot;;[.E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F11]=&quot;&quot;; &quot;nullptr&quot;; COM.MICROSOFT.CONCAT(&quot;&amp;Z80::&quot;;[.F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G11]=&quot;&quot;; &quot;nullptr&quot;; COM.MICROSOFT.CONCAT(&quot;&amp;Z80::&quot;;[.G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H11]=&quot;&quot;; &quot;nullptr&quot;; COM.MICROSOFT.CONCAT(&quot;&amp;Z80::&quot;;[.H11]) ); &quot;, &quot; )" office:value-type="string" office:string-value="&amp;Z80::SUB_ii_d, " calcext:value-type="string">
            <text:p>&amp;Z80::SUB_ii_d, </text:p>
          </table:table-cell>
          <table:table-cell table:style-name="ce106" table:formula="of:=COM.MICROSOFT.CONCAT( IF([.I11]=&quot;&quot;; &quot;nullptr&quot;; COM.MICROSOFT.CONCAT(&quot;&amp;Z80::&quot;;[.I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J11]=&quot;&quot;; &quot;nullptr&quot;; COM.MICROSOFT.CONCAT(&quot;&amp;Z80::&quot;;[.J11]) ); &quot;, &quot; )" office:value-type="string" office:string-value="&amp;Z80::SBC_S, " calcext:value-type="string">
            <text:p>&amp;Z80::SBC_S, </text:p>
          </table:table-cell>
          <table:table-cell table:style-name="ce106" table:formula="of:=COM.MICROSOFT.CONCAT( IF([.K11]=&quot;&quot;; &quot;nullptr&quot;; COM.MICROSOFT.CONCAT(&quot;&amp;Z80::&quot;;[.K11]) ); &quot;, &quot; )" office:value-type="string" office:string-value="&amp;Z80::SBC_S, " calcext:value-type="string">
            <text:p>&amp;Z80::SBC_S, </text:p>
          </table:table-cell>
          <table:table-cell table:style-name="ce106" table:formula="of:=COM.MICROSOFT.CONCAT( IF([.L11]=&quot;&quot;; &quot;nullptr&quot;; COM.MICROSOFT.CONCAT(&quot;&amp;Z80::&quot;;[.L11]) ); &quot;, &quot; )" office:value-type="string" office:string-value="&amp;Z80::SBC_S, " calcext:value-type="string">
            <text:p>&amp;Z80::SBC_S, </text:p>
          </table:table-cell>
          <table:table-cell table:style-name="ce106" table:formula="of:=COM.MICROSOFT.CONCAT( IF([.M11]=&quot;&quot;; &quot;nullptr&quot;; COM.MICROSOFT.CONCAT(&quot;&amp;Z80::&quot;;[.M11]) ); &quot;, &quot; )" office:value-type="string" office:string-value="&amp;Z80::SBC_S, " calcext:value-type="string">
            <text:p>&amp;Z80::SBC_S, </text:p>
          </table:table-cell>
          <table:table-cell table:style-name="ce106" table:formula="of:=COM.MICROSOFT.CONCAT( IF([.N11]=&quot;&quot;; &quot;nullptr&quot;; COM.MICROSOFT.CONCAT(&quot;&amp;Z80::&quot;;[.N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O11]=&quot;&quot;; &quot;nullptr&quot;; COM.MICROSOFT.CONCAT(&quot;&amp;Z80::&quot;;[.O11]) ); &quot;, &quot; )" office:value-type="string" office:string-value="&amp;Z80::SUB_S, " calcext:value-type="string">
            <text:p>&amp;Z80::SUB_S, </text:p>
          </table:table-cell>
          <table:table-cell table:style-name="ce106" table:formula="of:=COM.MICROSOFT.CONCAT( IF([.P11]=&quot;&quot;; &quot;nullptr&quot;; COM.MICROSOFT.CONCAT(&quot;&amp;Z80::&quot;;[.P11]) ); &quot;, &quot; )" office:value-type="string" office:string-value="&amp;Z80::SUB_ii_d, " calcext:value-type="string">
            <text:p>&amp;Z80::SUB_ii_d, </text:p>
          </table:table-cell>
          <table:table-cell table:style-name="ce106" table:formula="of:=COM.MICROSOFT.CONCAT( IF([.Q11]=&quot;&quot;; &quot;nullptr&quot;; COM.MICROSOFT.CONCAT(&quot;&amp;Z80::&quot;;[.Q11]) ); &quot;, &quot; )" office:value-type="string" office:string-value="&amp;Z80::SBC_S, " calcext:value-type="string">
            <text:p>&amp;Z80::SBC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2]=&quot;&quot;; &quot;nullptr&quot;; COM.MICROSOFT.CONCAT(&quot;&amp;Z80::&quot;;[.B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C12]=&quot;&quot;; &quot;nullptr&quot;; COM.MICROSOFT.CONCAT(&quot;&amp;Z80::&quot;;[.C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D12]=&quot;&quot;; &quot;nullptr&quot;; COM.MICROSOFT.CONCAT(&quot;&amp;Z80::&quot;;[.D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E12]=&quot;&quot;; &quot;nullptr&quot;; COM.MICROSOFT.CONCAT(&quot;&amp;Z80::&quot;;[.E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F12]=&quot;&quot;; &quot;nullptr&quot;; COM.MICROSOFT.CONCAT(&quot;&amp;Z80::&quot;;[.F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G12]=&quot;&quot;; &quot;nullptr&quot;; COM.MICROSOFT.CONCAT(&quot;&amp;Z80::&quot;;[.G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H12]=&quot;&quot;; &quot;nullptr&quot;; COM.MICROSOFT.CONCAT(&quot;&amp;Z80::&quot;;[.H12]) ); &quot;, &quot; )" office:value-type="string" office:string-value="&amp;Z80::AND_ii_d, " calcext:value-type="string">
            <text:p>&amp;Z80::AND_ii_d, </text:p>
          </table:table-cell>
          <table:table-cell table:style-name="ce106" table:formula="of:=COM.MICROSOFT.CONCAT( IF([.I12]=&quot;&quot;; &quot;nullptr&quot;; COM.MICROSOFT.CONCAT(&quot;&amp;Z80::&quot;;[.I12]) ); &quot;, &quot; )" office:value-type="string" office:string-value="&amp;Z80::AND_S, " calcext:value-type="string">
            <text:p>&amp;Z80::AND_S, </text:p>
          </table:table-cell>
          <table:table-cell table:style-name="ce106" table:formula="of:=COM.MICROSOFT.CONCAT( IF([.J12]=&quot;&quot;; &quot;nullptr&quot;; COM.MICROSOFT.CONCAT(&quot;&amp;Z80::&quot;;[.J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K12]=&quot;&quot;; &quot;nullptr&quot;; COM.MICROSOFT.CONCAT(&quot;&amp;Z80::&quot;;[.K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L12]=&quot;&quot;; &quot;nullptr&quot;; COM.MICROSOFT.CONCAT(&quot;&amp;Z80::&quot;;[.L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M12]=&quot;&quot;; &quot;nullptr&quot;; COM.MICROSOFT.CONCAT(&quot;&amp;Z80::&quot;;[.M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N12]=&quot;&quot;; &quot;nullptr&quot;; COM.MICROSOFT.CONCAT(&quot;&amp;Z80::&quot;;[.N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O12]=&quot;&quot;; &quot;nullptr&quot;; COM.MICROSOFT.CONCAT(&quot;&amp;Z80::&quot;;[.O12]) ); &quot;, &quot; )" office:value-type="string" office:string-value="&amp;Z80::XOR_S, " calcext:value-type="string">
            <text:p>&amp;Z80::XOR_S, </text:p>
          </table:table-cell>
          <table:table-cell table:style-name="ce106" table:formula="of:=COM.MICROSOFT.CONCAT( IF([.P12]=&quot;&quot;; &quot;nullptr&quot;; COM.MICROSOFT.CONCAT(&quot;&amp;Z80::&quot;;[.P12]) ); &quot;, &quot; )" office:value-type="string" office:string-value="&amp;Z80::XOR_ii_d, " calcext:value-type="string">
            <text:p>&amp;Z80::XOR_ii_d, </text:p>
          </table:table-cell>
          <table:table-cell table:style-name="ce106" table:formula="of:=COM.MICROSOFT.CONCAT( IF([.Q12]=&quot;&quot;; &quot;nullptr&quot;; COM.MICROSOFT.CONCAT(&quot;&amp;Z80::&quot;;[.Q12]) ); &quot;, &quot; )" office:value-type="string" office:string-value="&amp;Z80::XOR_S, " calcext:value-type="string">
            <text:p>&amp;Z80::XOR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3]=&quot;&quot;; &quot;nullptr&quot;; COM.MICROSOFT.CONCAT(&quot;&amp;Z80::&quot;;[.B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C13]=&quot;&quot;; &quot;nullptr&quot;; COM.MICROSOFT.CONCAT(&quot;&amp;Z80::&quot;;[.C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D13]=&quot;&quot;; &quot;nullptr&quot;; COM.MICROSOFT.CONCAT(&quot;&amp;Z80::&quot;;[.D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E13]=&quot;&quot;; &quot;nullptr&quot;; COM.MICROSOFT.CONCAT(&quot;&amp;Z80::&quot;;[.E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F13]=&quot;&quot;; &quot;nullptr&quot;; COM.MICROSOFT.CONCAT(&quot;&amp;Z80::&quot;;[.F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G13]=&quot;&quot;; &quot;nullptr&quot;; COM.MICROSOFT.CONCAT(&quot;&amp;Z80::&quot;;[.G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H13]=&quot;&quot;; &quot;nullptr&quot;; COM.MICROSOFT.CONCAT(&quot;&amp;Z80::&quot;;[.H13]) ); &quot;, &quot; )" office:value-type="string" office:string-value="&amp;Z80::OR_ii_d, " calcext:value-type="string">
            <text:p>&amp;Z80::OR_ii_d, </text:p>
          </table:table-cell>
          <table:table-cell table:style-name="ce106" table:formula="of:=COM.MICROSOFT.CONCAT( IF([.I13]=&quot;&quot;; &quot;nullptr&quot;; COM.MICROSOFT.CONCAT(&quot;&amp;Z80::&quot;;[.I13]) ); &quot;, &quot; )" office:value-type="string" office:string-value="&amp;Z80::OR_S, " calcext:value-type="string">
            <text:p>&amp;Z80::OR_S, </text:p>
          </table:table-cell>
          <table:table-cell table:style-name="ce106" table:formula="of:=COM.MICROSOFT.CONCAT( IF([.J13]=&quot;&quot;; &quot;nullptr&quot;; COM.MICROSOFT.CONCAT(&quot;&amp;Z80::&quot;;[.J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K13]=&quot;&quot;; &quot;nullptr&quot;; COM.MICROSOFT.CONCAT(&quot;&amp;Z80::&quot;;[.K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L13]=&quot;&quot;; &quot;nullptr&quot;; COM.MICROSOFT.CONCAT(&quot;&amp;Z80::&quot;;[.L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M13]=&quot;&quot;; &quot;nullptr&quot;; COM.MICROSOFT.CONCAT(&quot;&amp;Z80::&quot;;[.M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N13]=&quot;&quot;; &quot;nullptr&quot;; COM.MICROSOFT.CONCAT(&quot;&amp;Z80::&quot;;[.N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O13]=&quot;&quot;; &quot;nullptr&quot;; COM.MICROSOFT.CONCAT(&quot;&amp;Z80::&quot;;[.O13]) ); &quot;, &quot; )" office:value-type="string" office:string-value="&amp;Z80::CP_S, " calcext:value-type="string">
            <text:p>&amp;Z80::CP_S, </text:p>
          </table:table-cell>
          <table:table-cell table:style-name="ce106" table:formula="of:=COM.MICROSOFT.CONCAT( IF([.P13]=&quot;&quot;; &quot;nullptr&quot;; COM.MICROSOFT.CONCAT(&quot;&amp;Z80::&quot;;[.P13]) ); &quot;, &quot; )" office:value-type="string" office:string-value="&amp;Z80::CP_ii_d, " calcext:value-type="string">
            <text:p>&amp;Z80::CP_ii_d, </text:p>
          </table:table-cell>
          <table:table-cell table:style-name="ce106" table:formula="of:=COM.MICROSOFT.CONCAT( IF([.Q13]=&quot;&quot;; &quot;nullptr&quot;; COM.MICROSOFT.CONCAT(&quot;&amp;Z80::&quot;;[.Q13]) ); &quot;, &quot; )" office:value-type="string" office:string-value="&amp;Z80::CP_S, " calcext:value-type="string">
            <text:p>&amp;Z80::CP_S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4]=&quot;&quot;; &quot;nullptr&quot;; COM.MICROSOFT.CONCAT(&quot;&amp;Z80::&quot;;[.B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14]=&quot;&quot;; &quot;nullptr&quot;; COM.MICROSOFT.CONCAT(&quot;&amp;Z80::&quot;;[.C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14]=&quot;&quot;; &quot;nullptr&quot;; COM.MICROSOFT.CONCAT(&quot;&amp;Z80::&quot;;[.D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14]=&quot;&quot;; &quot;nullptr&quot;; COM.MICROSOFT.CONCAT(&quot;&amp;Z80::&quot;;[.E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14]=&quot;&quot;; &quot;nullptr&quot;; COM.MICROSOFT.CONCAT(&quot;&amp;Z80::&quot;;[.F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G14]=&quot;&quot;; &quot;nullptr&quot;; COM.MICROSOFT.CONCAT(&quot;&amp;Z80::&quot;;[.G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H14]=&quot;&quot;; &quot;nullptr&quot;; COM.MICROSOFT.CONCAT(&quot;&amp;Z80::&quot;;[.H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I14]=&quot;&quot;; &quot;nullptr&quot;; COM.MICROSOFT.CONCAT(&quot;&amp;Z80::&quot;;[.I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14]=&quot;&quot;; &quot;nullptr&quot;; COM.MICROSOFT.CONCAT(&quot;&amp;Z80::&quot;;[.J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14]=&quot;&quot;; &quot;nullptr&quot;; COM.MICROSOFT.CONCAT(&quot;&amp;Z80::&quot;;[.K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L14]=&quot;&quot;; &quot;nullptr&quot;; COM.MICROSOFT.CONCAT(&quot;&amp;Z80::&quot;;[.L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14]=&quot;&quot;; &quot;nullptr&quot;; COM.MICROSOFT.CONCAT(&quot;&amp;Z80::&quot;;[.M14]) ); &quot;, &quot; )" office:value-type="string" office:string-value="&amp;Z80::IND_BITS, " calcext:value-type="string">
            <text:p>&amp;Z80::IND_BITS, </text:p>
          </table:table-cell>
          <table:table-cell table:style-name="ce106" table:formula="of:=COM.MICROSOFT.CONCAT( IF([.N14]=&quot;&quot;; &quot;nullptr&quot;; COM.MICROSOFT.CONCAT(&quot;&amp;Z80::&quot;;[.N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O14]=&quot;&quot;; &quot;nullptr&quot;; COM.MICROSOFT.CONCAT(&quot;&amp;Z80::&quot;;[.O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P14]=&quot;&quot;; &quot;nullptr&quot;; COM.MICROSOFT.CONCAT(&quot;&amp;Z80::&quot;;[.P14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Q14]=&quot;&quot;; &quot;nullptr&quot;; COM.MICROSOFT.CONCAT(&quot;&amp;Z80::&quot;;[.Q14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5]=&quot;&quot;; &quot;nullptr&quot;; COM.MICROSOFT.CONCAT(&quot;&amp;Z80::&quot;;[.B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15]=&quot;&quot;; &quot;nullptr&quot;; COM.MICROSOFT.CONCAT(&quot;&amp;Z80::&quot;;[.C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15]=&quot;&quot;; &quot;nullptr&quot;; COM.MICROSOFT.CONCAT(&quot;&amp;Z80::&quot;;[.D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15]=&quot;&quot;; &quot;nullptr&quot;; COM.MICROSOFT.CONCAT(&quot;&amp;Z80::&quot;;[.E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15]=&quot;&quot;; &quot;nullptr&quot;; COM.MICROSOFT.CONCAT(&quot;&amp;Z80::&quot;;[.F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G15]=&quot;&quot;; &quot;nullptr&quot;; COM.MICROSOFT.CONCAT(&quot;&amp;Z80::&quot;;[.G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H15]=&quot;&quot;; &quot;nullptr&quot;; COM.MICROSOFT.CONCAT(&quot;&amp;Z80::&quot;;[.H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I15]=&quot;&quot;; &quot;nullptr&quot;; COM.MICROSOFT.CONCAT(&quot;&amp;Z80::&quot;;[.I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15]=&quot;&quot;; &quot;nullptr&quot;; COM.MICROSOFT.CONCAT(&quot;&amp;Z80::&quot;;[.J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15]=&quot;&quot;; &quot;nullptr&quot;; COM.MICROSOFT.CONCAT(&quot;&amp;Z80::&quot;;[.K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L15]=&quot;&quot;; &quot;nullptr&quot;; COM.MICROSOFT.CONCAT(&quot;&amp;Z80::&quot;;[.L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15]=&quot;&quot;; &quot;nullptr&quot;; COM.MICROSOFT.CONCAT(&quot;&amp;Z80::&quot;;[.M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15]=&quot;&quot;; &quot;nullptr&quot;; COM.MICROSOFT.CONCAT(&quot;&amp;Z80::&quot;;[.N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O15]=&quot;&quot;; &quot;nullptr&quot;; COM.MICROSOFT.CONCAT(&quot;&amp;Z80::&quot;;[.O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P15]=&quot;&quot;; &quot;nullptr&quot;; COM.MICROSOFT.CONCAT(&quot;&amp;Z80::&quot;;[.P15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Q15]=&quot;&quot;; &quot;nullptr&quot;; COM.MICROSOFT.CONCAT(&quot;&amp;Z80::&quot;;[.Q15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6]=&quot;&quot;; &quot;nullptr&quot;; COM.MICROSOFT.CONCAT(&quot;&amp;Z80::&quot;;[.B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16]=&quot;&quot;; &quot;nullptr&quot;; COM.MICROSOFT.CONCAT(&quot;&amp;Z80::&quot;;[.C16]) ); &quot;, &quot; )" office:value-type="string" office:string-value="&amp;Z80::POP_II, " calcext:value-type="string">
            <text:p>&amp;Z80::POP_II, </text:p>
          </table:table-cell>
          <table:table-cell table:style-name="ce106" table:formula="of:=COM.MICROSOFT.CONCAT( IF([.D16]=&quot;&quot;; &quot;nullptr&quot;; COM.MICROSOFT.CONCAT(&quot;&amp;Z80::&quot;;[.D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16]=&quot;&quot;; &quot;nullptr&quot;; COM.MICROSOFT.CONCAT(&quot;&amp;Z80::&quot;;[.E16]) ); &quot;, &quot; )" office:value-type="string" office:string-value="&amp;Z80::EX_sp_II, " calcext:value-type="string">
            <text:p>&amp;Z80::EX_sp_II, </text:p>
          </table:table-cell>
          <table:table-cell table:style-name="ce106" table:formula="of:=COM.MICROSOFT.CONCAT( IF([.F16]=&quot;&quot;; &quot;nullptr&quot;; COM.MICROSOFT.CONCAT(&quot;&amp;Z80::&quot;;[.F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G16]=&quot;&quot;; &quot;nullptr&quot;; COM.MICROSOFT.CONCAT(&quot;&amp;Z80::&quot;;[.G16]) ); &quot;, &quot; )" office:value-type="string" office:string-value="&amp;Z80::PUSH_II, " calcext:value-type="string">
            <text:p>&amp;Z80::PUSH_II, </text:p>
          </table:table-cell>
          <table:table-cell table:style-name="ce106" table:formula="of:=COM.MICROSOFT.CONCAT( IF([.H16]=&quot;&quot;; &quot;nullptr&quot;; COM.MICROSOFT.CONCAT(&quot;&amp;Z80::&quot;;[.H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I16]=&quot;&quot;; &quot;nullptr&quot;; COM.MICROSOFT.CONCAT(&quot;&amp;Z80::&quot;;[.I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16]=&quot;&quot;; &quot;nullptr&quot;; COM.MICROSOFT.CONCAT(&quot;&amp;Z80::&quot;;[.J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16]=&quot;&quot;; &quot;nullptr&quot;; COM.MICROSOFT.CONCAT(&quot;&amp;Z80::&quot;;[.K16]) ); &quot;, &quot; )" office:value-type="string" office:string-value="&amp;Z80::JP_ii, " calcext:value-type="string">
            <text:p>&amp;Z80::JP_ii, </text:p>
          </table:table-cell>
          <table:table-cell table:style-name="ce106" table:formula="of:=COM.MICROSOFT.CONCAT( IF([.L16]=&quot;&quot;; &quot;nullptr&quot;; COM.MICROSOFT.CONCAT(&quot;&amp;Z80::&quot;;[.L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16]=&quot;&quot;; &quot;nullptr&quot;; COM.MICROSOFT.CONCAT(&quot;&amp;Z80::&quot;;[.M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16]=&quot;&quot;; &quot;nullptr&quot;; COM.MICROSOFT.CONCAT(&quot;&amp;Z80::&quot;;[.N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O16]=&quot;&quot;; &quot;nullptr&quot;; COM.MICROSOFT.CONCAT(&quot;&amp;Z80::&quot;;[.O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P16]=&quot;&quot;; &quot;nullptr&quot;; COM.MICROSOFT.CONCAT(&quot;&amp;Z80::&quot;;[.P16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Q16]=&quot;&quot;; &quot;nullptr&quot;; COM.MICROSOFT.CONCAT(&quot;&amp;Z80::&quot;;[.Q16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/>
          <table:table-cell table:style-name="ce106" table:formula="of:=COM.MICROSOFT.CONCAT( IF([.B17]=&quot;&quot;; &quot;nullptr&quot;; COM.MICROSOFT.CONCAT(&quot;&amp;Z80::&quot;;[.B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C17]=&quot;&quot;; &quot;nullptr&quot;; COM.MICROSOFT.CONCAT(&quot;&amp;Z80::&quot;;[.C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D17]=&quot;&quot;; &quot;nullptr&quot;; COM.MICROSOFT.CONCAT(&quot;&amp;Z80::&quot;;[.D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E17]=&quot;&quot;; &quot;nullptr&quot;; COM.MICROSOFT.CONCAT(&quot;&amp;Z80::&quot;;[.E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F17]=&quot;&quot;; &quot;nullptr&quot;; COM.MICROSOFT.CONCAT(&quot;&amp;Z80::&quot;;[.F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G17]=&quot;&quot;; &quot;nullptr&quot;; COM.MICROSOFT.CONCAT(&quot;&amp;Z80::&quot;;[.G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H17]=&quot;&quot;; &quot;nullptr&quot;; COM.MICROSOFT.CONCAT(&quot;&amp;Z80::&quot;;[.H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I17]=&quot;&quot;; &quot;nullptr&quot;; COM.MICROSOFT.CONCAT(&quot;&amp;Z80::&quot;;[.I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J17]=&quot;&quot;; &quot;nullptr&quot;; COM.MICROSOFT.CONCAT(&quot;&amp;Z80::&quot;;[.J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K17]=&quot;&quot;; &quot;nullptr&quot;; COM.MICROSOFT.CONCAT(&quot;&amp;Z80::&quot;;[.K17]) ); &quot;, &quot; )" office:value-type="string" office:string-value="&amp;Z80::LD_SP_II, " calcext:value-type="string">
            <text:p>&amp;Z80::LD_SP_II, </text:p>
          </table:table-cell>
          <table:table-cell table:style-name="ce106" table:formula="of:=COM.MICROSOFT.CONCAT( IF([.L17]=&quot;&quot;; &quot;nullptr&quot;; COM.MICROSOFT.CONCAT(&quot;&amp;Z80::&quot;;[.L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M17]=&quot;&quot;; &quot;nullptr&quot;; COM.MICROSOFT.CONCAT(&quot;&amp;Z80::&quot;;[.M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N17]=&quot;&quot;; &quot;nullptr&quot;; COM.MICROSOFT.CONCAT(&quot;&amp;Z80::&quot;;[.N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O17]=&quot;&quot;; &quot;nullptr&quot;; COM.MICROSOFT.CONCAT(&quot;&amp;Z80::&quot;;[.O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P17]=&quot;&quot;; &quot;nullptr&quot;; COM.MICROSOFT.CONCAT(&quot;&amp;Z80::&quot;;[.P17]) ); &quot;, &quot; )" office:value-type="string" office:string-value="nullptr, " calcext:value-type="string">
            <text:p>nullptr, </text:p>
          </table:table-cell>
          <table:table-cell table:style-name="ce106" table:formula="of:=COM.MICROSOFT.CONCAT( IF([.Q17]=&quot;&quot;; &quot;nullptr&quot;; COM.MICROSOFT.CONCAT(&quot;&amp;Z80::&quot;;[.Q17]) ); &quot;, &quot; )" office:value-type="string" office:string-value="nullptr, " calcext:value-type="string">
            <text:p>nullptr, </text:p>
          </table:table-cell>
          <table:table-cell table:style-name="ce106" table:number-columns-repeated="1007"/>
        </table:table-row>
        <table:table-row table:style-name="ro5">
          <table:table-cell table:style-name="ce106" office:value-type="string" calcext:value-type="string">
            <text:p>};</text:p>
          </table:table-cell>
          <table:table-cell table:style-name="ce106" table:number-columns-repeated="1023"/>
        </table:table-row>
        <table:table-row table:style-name="ro2">
          <table:table-cell table:style-name="ce35" table:number-columns-repeated="1023"/>
          <table:table-cell/>
        </table:table-row>
        <table:table-row table:style-name="ro2">
          <table:table-cell table:style-name="Default" table:number-columns-repeated="1023"/>
          <table:table-cell/>
        </table:table-row>
        <table:table-row table:style-name="ro2">
          <table:table-cell table:style-name="ce37" office:value-type="string" calcext:value-type="string">
            <text:p>void (Z80::*instrucciones_indice[256])() = {</text:p>
          </table:table-cell>
          <table:table-cell table:style-name="ce38" table:number-columns-repeated="17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35:.Q35])" office:value-type="string" office:string-value="nullptr, nullptr, nullptr, nullptr, &amp;Z80::q_INC_R, &amp;Z80::q_DEC_R, &amp;Z80::q_LD_R_N, nullptr, nullptr, &amp;Z80::ADD_II_RR, nullptr, nullptr, &amp;Z80::q_INC_R, &amp;Z80::q_DEC_R, &amp;Z80::q_LD_R_N, nullptr, " calcext:value-type="string">
            <text:p>nullptr, nullptr, nullptr, nullptr, &amp;Z80::q_INC_R, &amp;Z80::q_DEC_R, &amp;Z80::q_LD_R_N, nullptr, nullptr, &amp;Z80::ADD_II_RR, nullptr, nullptr, &amp;Z80::q_INC_R, &amp;Z80::q_DEC_R, &amp;Z80::q_LD_R_N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36:.Q36])" office:value-type="string" office:string-value="nullptr, nullptr, nullptr, nullptr, &amp;Z80::q_INC_R, &amp;Z80::q_DEC_R, &amp;Z80::q_LD_R_N, nullptr, nullptr, &amp;Z80::ADD_II_RR, nullptr, nullptr, &amp;Z80::q_INC_R, &amp;Z80::q_DEC_R, &amp;Z80::q_LD_R_N, nullptr, " calcext:value-type="string">
            <text:p>nullptr, nullptr, nullptr, nullptr, &amp;Z80::q_INC_R, &amp;Z80::q_DEC_R, &amp;Z80::q_LD_R_N, nullptr, nullptr, &amp;Z80::ADD_II_RR, nullptr, nullptr, &amp;Z80::q_INC_R, &amp;Z80::q_DEC_R, &amp;Z80::q_LD_R_N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37:.Q37])" office:value-type="string" office:string-value="nullptr, &amp;Z80::LD_II_NN, &amp;Z80::LD_nn_II, &amp;Z80::INC_II, &amp;Z80::INC_Ih, &amp;Z80::DEC_Ih, &amp;Z80::LD_I_N, nullptr, nullptr, &amp;Z80::ADD_II_RR, &amp;Z80::LD_II_nn, &amp;Z80::DEC_II, &amp;Z80::INC_Il, &amp;Z80::DEC_Il, &amp;Z80::LD_I_N, nullptr, " calcext:value-type="string">
            <text:p>nullptr, &amp;Z80::LD_II_NN, &amp;Z80::LD_nn_II, &amp;Z80::INC_II, &amp;Z80::INC_Ih, &amp;Z80::DEC_Ih, &amp;Z80::LD_I_N, nullptr, nullptr, &amp;Z80::ADD_II_RR, &amp;Z80::LD_II_nn, &amp;Z80::DEC_II, &amp;Z80::INC_Il, &amp;Z80::DEC_Il, &amp;Z80::LD_I_N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38:.Q38])" office:value-type="string" office:string-value="nullptr, nullptr, nullptr, nullptr, &amp;Z80::INC_ii_d, &amp;Z80::DEC_ii_d, &amp;Z80::LD_ii_d_N, nullptr, nullptr, &amp;Z80::ADD_II_RR, nullptr, nullptr, &amp;Z80::q_INC_R, &amp;Z80::q_DEC_R, &amp;Z80::q_LD_R_N, nullptr, " calcext:value-type="string">
            <text:p>nullptr, nullptr, nullptr, nullptr, &amp;Z80::INC_ii_d, &amp;Z80::DEC_ii_d, &amp;Z80::LD_ii_d_N, nullptr, nullptr, &amp;Z80::ADD_II_RR, nullptr, nullptr, &amp;Z80::q_INC_R, &amp;Z80::q_DEC_R, &amp;Z80::q_LD_R_N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39:.Q39])" office:value-type="string" office:string-value="&amp;Z80::LD_R_S, &amp;Z80::LD_R_S, &amp;Z80::LD_R_S, &amp;Z80::LD_R_S, &amp;Z80::LD_R_S, &amp;Z80::LD_R_S, &amp;Z80::LD_B_ii_d, &amp;Z80::LD_R_S, &amp;Z80::LD_R_S, &amp;Z80::LD_R_S, &amp;Z80::LD_R_S, &amp;Z80::LD_R_S, &amp;Z80::LD_R_S, &amp;Z80::LD_R_S, &amp;Z80::LD_C_ii_d, &amp;Z80::LD_R_S, " calcext:value-type="string">
            <text:p>&amp;Z80::LD_R_S, &amp;Z80::LD_R_S, &amp;Z80::LD_R_S, &amp;Z80::LD_R_S, &amp;Z80::LD_R_S, &amp;Z80::LD_R_S, &amp;Z80::LD_B_ii_d, &amp;Z80::LD_R_S, &amp;Z80::LD_R_S, &amp;Z80::LD_R_S, &amp;Z80::LD_R_S, &amp;Z80::LD_R_S, &amp;Z80::LD_R_S, &amp;Z80::LD_R_S, &amp;Z80::LD_C_ii_d, &amp;Z80::LD_R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0:.Q40])" office:value-type="string" office:string-value="&amp;Z80::LD_R_S, &amp;Z80::LD_R_S, &amp;Z80::LD_R_S, &amp;Z80::LD_R_S, &amp;Z80::LD_R_S, &amp;Z80::LD_R_S, &amp;Z80::LD_D_ii_d, &amp;Z80::LD_R_S, &amp;Z80::LD_R_S, &amp;Z80::LD_R_S, &amp;Z80::LD_R_S, &amp;Z80::LD_R_S, &amp;Z80::LD_R_S, &amp;Z80::LD_R_S, &amp;Z80::LD_E_ii_d, &amp;Z80::LD_R_S, " calcext:value-type="string">
            <text:p>&amp;Z80::LD_R_S, &amp;Z80::LD_R_S, &amp;Z80::LD_R_S, &amp;Z80::LD_R_S, &amp;Z80::LD_R_S, &amp;Z80::LD_R_S, &amp;Z80::LD_D_ii_d, &amp;Z80::LD_R_S, &amp;Z80::LD_R_S, &amp;Z80::LD_R_S, &amp;Z80::LD_R_S, &amp;Z80::LD_R_S, &amp;Z80::LD_R_S, &amp;Z80::LD_R_S, &amp;Z80::LD_E_ii_d, &amp;Z80::LD_R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1:.Q41])" office:value-type="string" office:string-value="&amp;Z80::LD_I_S, &amp;Z80::LD_I_S, &amp;Z80::LD_I_S, &amp;Z80::LD_I_S, &amp;Z80::LD_I_S, &amp;Z80::LD_I_S, &amp;Z80::LD_H_ii_d, &amp;Z80::LD_I_S, &amp;Z80::LD_I_S, &amp;Z80::LD_I_S, &amp;Z80::LD_I_S, &amp;Z80::LD_I_S, &amp;Z80::LD_I_S, &amp;Z80::LD_I_S, &amp;Z80::LD_L_ii_d, &amp;Z80::LD_I_S, " calcext:value-type="string">
            <text:p>&amp;Z80::LD_I_S, &amp;Z80::LD_I_S, &amp;Z80::LD_I_S, &amp;Z80::LD_I_S, &amp;Z80::LD_I_S, &amp;Z80::LD_I_S, &amp;Z80::LD_H_ii_d, &amp;Z80::LD_I_S, &amp;Z80::LD_I_S, &amp;Z80::LD_I_S, &amp;Z80::LD_I_S, &amp;Z80::LD_I_S, &amp;Z80::LD_I_S, &amp;Z80::LD_I_S, &amp;Z80::LD_L_ii_d, &amp;Z80::LD_I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2:.Q42])" office:value-type="string" office:string-value="&amp;Z80::LD_ii_d_R, &amp;Z80::LD_ii_d_R, &amp;Z80::LD_ii_d_R, &amp;Z80::LD_ii_d_R, &amp;Z80::LD_ii_d_R, &amp;Z80::LD_ii_d_R, nullptr, &amp;Z80::LD_ii_d_R, &amp;Z80::LD_R_S, &amp;Z80::LD_R_S, &amp;Z80::LD_R_S, &amp;Z80::LD_R_S, &amp;Z80::LD_R_S, &amp;Z80::LD_R_S, &amp;Z80::LD_A_ii_d, &amp;Z80::LD_R_S, " calcext:value-type="string">
            <text:p>&amp;Z80::LD_ii_d_R, &amp;Z80::LD_ii_d_R, &amp;Z80::LD_ii_d_R, &amp;Z80::LD_ii_d_R, &amp;Z80::LD_ii_d_R, &amp;Z80::LD_ii_d_R, nullptr, &amp;Z80::LD_ii_d_R, &amp;Z80::LD_R_S, &amp;Z80::LD_R_S, &amp;Z80::LD_R_S, &amp;Z80::LD_R_S, &amp;Z80::LD_R_S, &amp;Z80::LD_R_S, &amp;Z80::LD_A_ii_d, &amp;Z80::LD_R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3:.Q43])" office:value-type="string" office:string-value="&amp;Z80::ADD_S, &amp;Z80::ADD_S, &amp;Z80::ADD_S, &amp;Z80::ADD_S, &amp;Z80::ADD_S, &amp;Z80::ADD_S, &amp;Z80::ADD_ii_d, &amp;Z80::ADD_S, &amp;Z80::ADC_S, &amp;Z80::ADC_S, &amp;Z80::ADC_S, &amp;Z80::ADC_S, &amp;Z80::ADC_S, &amp;Z80::ADC_S, &amp;Z80::ADC_ii_d, &amp;Z80::ADC_S, " calcext:value-type="string">
            <text:p>&amp;Z80::ADD_S, &amp;Z80::ADD_S, &amp;Z80::ADD_S, &amp;Z80::ADD_S, &amp;Z80::ADD_S, &amp;Z80::ADD_S, &amp;Z80::ADD_ii_d, &amp;Z80::ADD_S, &amp;Z80::ADC_S, &amp;Z80::ADC_S, &amp;Z80::ADC_S, &amp;Z80::ADC_S, &amp;Z80::ADC_S, &amp;Z80::ADC_S, &amp;Z80::ADC_ii_d, &amp;Z80::ADC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4:.Q44])" office:value-type="string" office:string-value="&amp;Z80::SUB_S, &amp;Z80::SUB_S, &amp;Z80::SUB_S, &amp;Z80::SUB_S, &amp;Z80::SUB_S, &amp;Z80::SUB_S, &amp;Z80::SUB_ii_d, &amp;Z80::SUB_S, &amp;Z80::SBC_S, &amp;Z80::SBC_S, &amp;Z80::SBC_S, &amp;Z80::SBC_S, &amp;Z80::SUB_S, &amp;Z80::SUB_S, &amp;Z80::SUB_ii_d, &amp;Z80::SBC_S, " calcext:value-type="string">
            <text:p>&amp;Z80::SUB_S, &amp;Z80::SUB_S, &amp;Z80::SUB_S, &amp;Z80::SUB_S, &amp;Z80::SUB_S, &amp;Z80::SUB_S, &amp;Z80::SUB_ii_d, &amp;Z80::SUB_S, &amp;Z80::SBC_S, &amp;Z80::SBC_S, &amp;Z80::SBC_S, &amp;Z80::SBC_S, &amp;Z80::SUB_S, &amp;Z80::SUB_S, &amp;Z80::SUB_ii_d, &amp;Z80::SBC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5:.Q45])" office:value-type="string" office:string-value="&amp;Z80::AND_S, &amp;Z80::AND_S, &amp;Z80::AND_S, &amp;Z80::AND_S, &amp;Z80::AND_S, &amp;Z80::AND_S, &amp;Z80::AND_ii_d, &amp;Z80::AND_S, &amp;Z80::XOR_S, &amp;Z80::XOR_S, &amp;Z80::XOR_S, &amp;Z80::XOR_S, &amp;Z80::XOR_S, &amp;Z80::XOR_S, &amp;Z80::XOR_ii_d, &amp;Z80::XOR_S, " calcext:value-type="string">
            <text:p>&amp;Z80::AND_S, &amp;Z80::AND_S, &amp;Z80::AND_S, &amp;Z80::AND_S, &amp;Z80::AND_S, &amp;Z80::AND_S, &amp;Z80::AND_ii_d, &amp;Z80::AND_S, &amp;Z80::XOR_S, &amp;Z80::XOR_S, &amp;Z80::XOR_S, &amp;Z80::XOR_S, &amp;Z80::XOR_S, &amp;Z80::XOR_S, &amp;Z80::XOR_ii_d, &amp;Z80::XOR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6:.Q46])" office:value-type="string" office:string-value="&amp;Z80::OR_S, &amp;Z80::OR_S, &amp;Z80::OR_S, &amp;Z80::OR_S, &amp;Z80::OR_S, &amp;Z80::OR_S, &amp;Z80::OR_ii_d, &amp;Z80::OR_S, &amp;Z80::CP_S, &amp;Z80::CP_S, &amp;Z80::CP_S, &amp;Z80::CP_S, &amp;Z80::CP_S, &amp;Z80::CP_S, &amp;Z80::CP_ii_d, &amp;Z80::CP_S, " calcext:value-type="string">
            <text:p>&amp;Z80::OR_S, &amp;Z80::OR_S, &amp;Z80::OR_S, &amp;Z80::OR_S, &amp;Z80::OR_S, &amp;Z80::OR_S, &amp;Z80::OR_ii_d, &amp;Z80::OR_S, &amp;Z80::CP_S, &amp;Z80::CP_S, &amp;Z80::CP_S, &amp;Z80::CP_S, &amp;Z80::CP_S, &amp;Z80::CP_S, &amp;Z80::CP_ii_d, &amp;Z80::CP_S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7:.Q47])" office:value-type="string" office:string-value="nullptr, nullptr, nullptr, nullptr, nullptr, nullptr, nullptr, nullptr, nullptr, nullptr, nullptr, &amp;Z80::IND_BITS, nullptr, nullptr, nullptr, nullptr, " calcext:value-type="string">
            <text:p>nullptr, nullptr, nullptr, nullptr, nullptr, nullptr, nullptr, nullptr, nullptr, nullptr, nullptr, &amp;Z80::IND_BITS, nullptr, nullptr, nullptr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8:.Q48])" office:value-type="string" office:string-value="nullptr, nullptr, nullptr, nullptr, nullptr, nullptr, nullptr, nullptr, nullptr, nullptr, nullptr, nullptr, nullptr, nullptr, nullptr, nullptr, " calcext:value-type="string">
            <text:p>nullptr, nullptr, nullptr, nullptr, nullptr, nullptr, nullptr, nullptr, nullptr, nullptr, nullptr, nullptr, nullptr, nullptr, nullptr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49:.Q49])" office:value-type="string" office:string-value="nullptr, &amp;Z80::POP_II, nullptr, &amp;Z80::EX_sp_II, nullptr, &amp;Z80::PUSH_II, nullptr, nullptr, nullptr, &amp;Z80::JP_ii, nullptr, nullptr, nullptr, nullptr, nullptr, nullptr, " calcext:value-type="string">
            <text:p>nullptr, &amp;Z80::POP_II, nullptr, &amp;Z80::EX_sp_II, nullptr, &amp;Z80::PUSH_II, nullptr, nullptr, nullptr, &amp;Z80::JP_ii, nullptr, nullptr, nullptr, nullptr, nullptr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8"/>
          <table:table-cell table:style-name="ce37" table:formula="of:=COM.MICROSOFT.CONCAT([.B50:.Q50])" office:value-type="string" office:string-value="nullptr, nullptr, nullptr, nullptr, nullptr, nullptr, nullptr, nullptr, nullptr, &amp;Z80::LD_SP_II, nullptr, nullptr, nullptr, nullptr, nullptr, nullptr, " calcext:value-type="string">
            <text:p>nullptr, nullptr, nullptr, nullptr, nullptr, nullptr, nullptr, nullptr, nullptr, &amp;Z80::LD_SP_II, nullptr, nullptr, nullptr, nullptr, nullptr, nullptr, </text:p>
          </table:table-cell>
          <table:table-cell table:style-name="ce38" table:number-columns-repeated="16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>
          <table:table-cell table:style-name="ce37" office:value-type="string" calcext:value-type="string">
            <text:p>};</text:p>
          </table:table-cell>
          <table:table-cell table:style-name="ce38" table:number-columns-repeated="17"/>
          <table:table-cell table:style-name="ce35"/>
          <table:table-cell table:style-name="ce38" table:number-columns-repeated="1003"/>
          <table:table-cell table:style-name="ce36"/>
          <table:table-cell/>
        </table:table-row>
        <table:table-row table:style-name="ro2" table:number-rows-repeated="3">
          <table:table-cell table:style-name="Default" table:number-columns-repeated="1023"/>
          <table:table-cell/>
        </table:table-row>
        <table:table-row table:style-name="ro2">
          <table:table-cell/>
          <table:table-cell table:formula="of:=[.B$2]" office:value-type="float" office:value="0" calcext:value-type="float">
            <text:p>0</text:p>
          </table:table-cell>
          <table:table-cell table:number-columns-repeated="16"/>
          <table:table-cell table:formula="of:=COM.MICROSOFT.CONCAT([.B75:.Q75])">
            <text:p/>
          </table:table-cell>
          <table:table-cell/>
          <table:table-cell table:formula="of:=IF([.T75]=&quot;&quot;; &quot;&quot;; COM.MICROSOFT.CONCAT(&quot;void &quot;;[.T75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3]" office:value-type="float" office:value="0" calcext:value-type="float">
            <text:p>0</text:p>
          </table:table-cell>
          <table:table-cell table:number-columns-repeated="16"/>
          <table:table-cell table:formula="of:=COM.MICROSOFT.CONCAT([.B76:.Q76])">
            <text:p/>
          </table:table-cell>
          <table:table-cell/>
          <table:table-cell table:formula="of:=IF([.T76]=&quot;&quot;; &quot;&quot;; COM.MICROSOFT.CONCAT(&quot;void &quot;;[.T76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4]" office:value-type="float" office:value="0" calcext:value-type="float">
            <text:p>0</text:p>
          </table:table-cell>
          <table:table-cell table:number-columns-repeated="16"/>
          <table:table-cell table:formula="of:=COM.MICROSOFT.CONCAT([.B77:.Q77])">
            <text:p/>
          </table:table-cell>
          <table:table-cell/>
          <table:table-cell table:formula="of:=IF([.T77]=&quot;&quot;; &quot;&quot;; COM.MICROSOFT.CONCAT(&quot;void &quot;;[.T77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5]" office:value-type="float" office:value="0" calcext:value-type="float">
            <text:p>0</text:p>
          </table:table-cell>
          <table:table-cell table:number-columns-repeated="16"/>
          <table:table-cell table:formula="of:=COM.MICROSOFT.CONCAT([.B78:.Q78])">
            <text:p/>
          </table:table-cell>
          <table:table-cell/>
          <table:table-cell table:formula="of:=IF([.T78]=&quot;&quot;; &quot;&quot;; COM.MICROSOFT.CONCAT(&quot;void &quot;;[.T78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6]" office:value-type="string" office:string-value="LD_R_S" calcext:value-type="string">
            <text:p>LD_R_S</text:p>
          </table:table-cell>
          <table:table-cell table:number-columns-repeated="16"/>
          <table:table-cell table:formula="of:=COM.MICROSOFT.CONCAT([.B79:.Q79])" office:value-type="string" office:string-value="LD_R_S" calcext:value-type="string">
            <text:p>LD_R_S</text:p>
          </table:table-cell>
          <table:table-cell/>
          <table:table-cell table:formula="of:=IF([.T79]=&quot;&quot;; &quot;&quot;; COM.MICROSOFT.CONCAT(&quot;void &quot;;[.T79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7]" office:value-type="string" office:string-value="LD_R_S" calcext:value-type="string">
            <text:p>LD_R_S</text:p>
          </table:table-cell>
          <table:table-cell table:number-columns-repeated="16"/>
          <table:table-cell table:formula="of:=COM.MICROSOFT.CONCAT([.B80:.Q80])" office:value-type="string" office:string-value="LD_R_S" calcext:value-type="string">
            <text:p>LD_R_S</text:p>
          </table:table-cell>
          <table:table-cell/>
          <table:table-cell table:formula="of:=IF([.T80]=&quot;&quot;; &quot;&quot;; COM.MICROSOFT.CONCAT(&quot;void &quot;;[.T80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8]" office:value-type="string" office:string-value="LD_I_S" calcext:value-type="string">
            <text:p>LD_I_S</text:p>
          </table:table-cell>
          <table:table-cell table:number-columns-repeated="16"/>
          <table:table-cell table:formula="of:=COM.MICROSOFT.CONCAT([.B81:.Q81])" office:value-type="string" office:string-value="LD_I_S" calcext:value-type="string">
            <text:p>LD_I_S</text:p>
          </table:table-cell>
          <table:table-cell/>
          <table:table-cell table:formula="of:=IF([.T81]=&quot;&quot;; &quot;&quot;; COM.MICROSOFT.CONCAT(&quot;void &quot;;[.T81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9]" office:value-type="string" office:string-value="LD_ii_d_R" calcext:value-type="string">
            <text:p>LD_ii_d_R</text:p>
          </table:table-cell>
          <table:table-cell table:number-columns-repeated="16"/>
          <table:table-cell table:formula="of:=COM.MICROSOFT.CONCAT([.B82:.Q82])" office:value-type="string" office:string-value="LD_ii_d_R" calcext:value-type="string">
            <text:p>LD_ii_d_R</text:p>
          </table:table-cell>
          <table:table-cell/>
          <table:table-cell table:formula="of:=IF([.T82]=&quot;&quot;; &quot;&quot;; COM.MICROSOFT.CONCAT(&quot;void &quot;;[.T82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0]" office:value-type="string" office:string-value="ADD_S" calcext:value-type="string">
            <text:p>ADD_S</text:p>
          </table:table-cell>
          <table:table-cell table:number-columns-repeated="16"/>
          <table:table-cell table:formula="of:=COM.MICROSOFT.CONCAT([.B83:.Q83])" office:value-type="string" office:string-value="ADD_S" calcext:value-type="string">
            <text:p>ADD_S</text:p>
          </table:table-cell>
          <table:table-cell/>
          <table:table-cell table:formula="of:=IF([.T83]=&quot;&quot;; &quot;&quot;; COM.MICROSOFT.CONCAT(&quot;void &quot;;[.T83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1]" office:value-type="string" office:string-value="SUB_S" calcext:value-type="string">
            <text:p>SUB_S</text:p>
          </table:table-cell>
          <table:table-cell table:number-columns-repeated="16"/>
          <table:table-cell table:formula="of:=COM.MICROSOFT.CONCAT([.B84:.Q84])" office:value-type="string" office:string-value="SUB_S" calcext:value-type="string">
            <text:p>SUB_S</text:p>
          </table:table-cell>
          <table:table-cell/>
          <table:table-cell table:formula="of:=IF([.T84]=&quot;&quot;; &quot;&quot;; COM.MICROSOFT.CONCAT(&quot;void &quot;;[.T84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2]" office:value-type="string" office:string-value="AND_S" calcext:value-type="string">
            <text:p>AND_S</text:p>
          </table:table-cell>
          <table:table-cell table:number-columns-repeated="16"/>
          <table:table-cell table:formula="of:=COM.MICROSOFT.CONCAT([.B85:.Q85])" office:value-type="string" office:string-value="AND_S" calcext:value-type="string">
            <text:p>AND_S</text:p>
          </table:table-cell>
          <table:table-cell/>
          <table:table-cell table:formula="of:=IF([.T85]=&quot;&quot;; &quot;&quot;; COM.MICROSOFT.CONCAT(&quot;void &quot;;[.T85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3]" office:value-type="string" office:string-value="OR_S" calcext:value-type="string">
            <text:p>OR_S</text:p>
          </table:table-cell>
          <table:table-cell table:number-columns-repeated="16"/>
          <table:table-cell table:formula="of:=COM.MICROSOFT.CONCAT([.B86:.Q86])" office:value-type="string" office:string-value="OR_S" calcext:value-type="string">
            <text:p>OR_S</text:p>
          </table:table-cell>
          <table:table-cell/>
          <table:table-cell table:formula="of:=IF([.T86]=&quot;&quot;; &quot;&quot;; COM.MICROSOFT.CONCAT(&quot;void &quot;;[.T86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4]" office:value-type="float" office:value="0" calcext:value-type="float">
            <text:p>0</text:p>
          </table:table-cell>
          <table:table-cell table:number-columns-repeated="16"/>
          <table:table-cell table:formula="of:=COM.MICROSOFT.CONCAT([.B87:.Q87])">
            <text:p/>
          </table:table-cell>
          <table:table-cell/>
          <table:table-cell table:formula="of:=IF([.T87]=&quot;&quot;; &quot;&quot;; COM.MICROSOFT.CONCAT(&quot;void &quot;;[.T87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5]" office:value-type="float" office:value="0" calcext:value-type="float">
            <text:p>0</text:p>
          </table:table-cell>
          <table:table-cell table:number-columns-repeated="16"/>
          <table:table-cell table:formula="of:=COM.MICROSOFT.CONCAT([.B88:.Q88])">
            <text:p/>
          </table:table-cell>
          <table:table-cell/>
          <table:table-cell table:formula="of:=IF([.T88]=&quot;&quot;; &quot;&quot;; COM.MICROSOFT.CONCAT(&quot;void &quot;;[.T88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6]" office:value-type="float" office:value="0" calcext:value-type="float">
            <text:p>0</text:p>
          </table:table-cell>
          <table:table-cell table:number-columns-repeated="16"/>
          <table:table-cell table:formula="of:=COM.MICROSOFT.CONCAT([.B89:.Q89])">
            <text:p/>
          </table:table-cell>
          <table:table-cell/>
          <table:table-cell table:formula="of:=IF([.T89]=&quot;&quot;; &quot;&quot;; COM.MICROSOFT.CONCAT(&quot;void &quot;;[.T89];&quot;() {}&quot;))">
            <text:p/>
          </table:table-cell>
          <table:table-cell table:number-columns-repeated="1003"/>
        </table:table-row>
        <table:table-row table:style-name="ro2">
          <table:table-cell/>
          <table:table-cell table:formula="of:=[.B$17]" office:value-type="float" office:value="0" calcext:value-type="float">
            <text:p>0</text:p>
          </table:table-cell>
          <table:table-cell table:number-columns-repeated="16"/>
          <table:table-cell table:formula="of:=COM.MICROSOFT.CONCAT([.B90:.Q90])">
            <text:p/>
          </table:table-cell>
          <table:table-cell/>
          <table:table-cell table:formula="of:=IF([.T90]=&quot;&quot;; &quot;&quot;; COM.MICROSOFT.CONCAT(&quot;void &quot;;[.T90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2]" office:value-type="float" office:value="0" calcext:value-type="float">
            <text:p>0</text:p>
          </table:table-cell>
          <table:table-cell table:number-columns-repeated="15"/>
          <table:table-cell table:formula="of:=COM.MICROSOFT.CONCAT([.B91:.Q91])">
            <text:p/>
          </table:table-cell>
          <table:table-cell/>
          <table:table-cell table:formula="of:=IF([.T91]=&quot;&quot;; &quot;&quot;; COM.MICROSOFT.CONCAT(&quot;void &quot;;[.T91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3]" office:value-type="float" office:value="0" calcext:value-type="float">
            <text:p>0</text:p>
          </table:table-cell>
          <table:table-cell table:number-columns-repeated="15"/>
          <table:table-cell table:formula="of:=COM.MICROSOFT.CONCAT([.B92:.Q92])">
            <text:p/>
          </table:table-cell>
          <table:table-cell/>
          <table:table-cell table:formula="of:=IF([.T92]=&quot;&quot;; &quot;&quot;; COM.MICROSOFT.CONCAT(&quot;void &quot;;[.T92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4]" office:value-type="string" office:string-value="LD_II_NN" calcext:value-type="string">
            <text:p>LD_II_NN</text:p>
          </table:table-cell>
          <table:table-cell table:number-columns-repeated="15"/>
          <table:table-cell table:formula="of:=COM.MICROSOFT.CONCAT([.B93:.Q93])" office:value-type="string" office:string-value="LD_II_NN" calcext:value-type="string">
            <text:p>LD_II_NN</text:p>
          </table:table-cell>
          <table:table-cell/>
          <table:table-cell table:formula="of:=IF([.T93]=&quot;&quot;; &quot;&quot;; COM.MICROSOFT.CONCAT(&quot;void &quot;;[.T93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5]" office:value-type="float" office:value="0" calcext:value-type="float">
            <text:p>0</text:p>
          </table:table-cell>
          <table:table-cell table:number-columns-repeated="15"/>
          <table:table-cell table:formula="of:=COM.MICROSOFT.CONCAT([.B94:.Q94])">
            <text:p/>
          </table:table-cell>
          <table:table-cell/>
          <table:table-cell table:formula="of:=IF([.T94]=&quot;&quot;; &quot;&quot;; COM.MICROSOFT.CONCAT(&quot;void &quot;;[.T94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6]" office:value-type="string" office:string-value="LD_R_S" calcext:value-type="string">
            <text:p>LD_R_S</text:p>
          </table:table-cell>
          <table:table-cell table:number-columns-repeated="15"/>
          <table:table-cell table:formula="of:=COM.MICROSOFT.CONCAT([.B95:.Q95])" office:value-type="string" office:string-value="LD_R_S" calcext:value-type="string">
            <text:p>LD_R_S</text:p>
          </table:table-cell>
          <table:table-cell/>
          <table:table-cell table:formula="of:=IF([.T95]=&quot;&quot;; &quot;&quot;; COM.MICROSOFT.CONCAT(&quot;void &quot;;[.T95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7]" office:value-type="string" office:string-value="LD_R_S" calcext:value-type="string">
            <text:p>LD_R_S</text:p>
          </table:table-cell>
          <table:table-cell table:number-columns-repeated="15"/>
          <table:table-cell table:formula="of:=COM.MICROSOFT.CONCAT([.B96:.Q96])" office:value-type="string" office:string-value="LD_R_S" calcext:value-type="string">
            <text:p>LD_R_S</text:p>
          </table:table-cell>
          <table:table-cell/>
          <table:table-cell table:formula="of:=IF([.T96]=&quot;&quot;; &quot;&quot;; COM.MICROSOFT.CONCAT(&quot;void &quot;;[.T96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8]" office:value-type="string" office:string-value="LD_I_S" calcext:value-type="string">
            <text:p>LD_I_S</text:p>
          </table:table-cell>
          <table:table-cell table:number-columns-repeated="15"/>
          <table:table-cell table:formula="of:=COM.MICROSOFT.CONCAT([.B97:.Q97])" office:value-type="string" office:string-value="LD_I_S" calcext:value-type="string">
            <text:p>LD_I_S</text:p>
          </table:table-cell>
          <table:table-cell/>
          <table:table-cell table:formula="of:=IF([.T97]=&quot;&quot;; &quot;&quot;; COM.MICROSOFT.CONCAT(&quot;void &quot;;[.T97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9]" office:value-type="string" office:string-value="LD_ii_d_R" calcext:value-type="string">
            <text:p>LD_ii_d_R</text:p>
          </table:table-cell>
          <table:table-cell table:number-columns-repeated="15"/>
          <table:table-cell table:formula="of:=COM.MICROSOFT.CONCAT([.B98:.Q98])" office:value-type="string" office:string-value="LD_ii_d_R" calcext:value-type="string">
            <text:p>LD_ii_d_R</text:p>
          </table:table-cell>
          <table:table-cell/>
          <table:table-cell table:formula="of:=IF([.T98]=&quot;&quot;; &quot;&quot;; COM.MICROSOFT.CONCAT(&quot;void &quot;;[.T98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0]" office:value-type="string" office:string-value="ADD_S" calcext:value-type="string">
            <text:p>ADD_S</text:p>
          </table:table-cell>
          <table:table-cell table:number-columns-repeated="15"/>
          <table:table-cell table:formula="of:=COM.MICROSOFT.CONCAT([.B99:.Q99])" office:value-type="string" office:string-value="ADD_S" calcext:value-type="string">
            <text:p>ADD_S</text:p>
          </table:table-cell>
          <table:table-cell/>
          <table:table-cell table:formula="of:=IF([.T99]=&quot;&quot;; &quot;&quot;; COM.MICROSOFT.CONCAT(&quot;void &quot;;[.T99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1]" office:value-type="string" office:string-value="SUB_S" calcext:value-type="string">
            <text:p>SUB_S</text:p>
          </table:table-cell>
          <table:table-cell table:number-columns-repeated="15"/>
          <table:table-cell table:formula="of:=COM.MICROSOFT.CONCAT([.B100:.Q100])" office:value-type="string" office:string-value="SUB_S" calcext:value-type="string">
            <text:p>SUB_S</text:p>
          </table:table-cell>
          <table:table-cell/>
          <table:table-cell table:formula="of:=IF([.T100]=&quot;&quot;; &quot;&quot;; COM.MICROSOFT.CONCAT(&quot;void &quot;;[.T100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2]" office:value-type="string" office:string-value="AND_S" calcext:value-type="string">
            <text:p>AND_S</text:p>
          </table:table-cell>
          <table:table-cell table:number-columns-repeated="15"/>
          <table:table-cell table:formula="of:=COM.MICROSOFT.CONCAT([.B101:.Q101])" office:value-type="string" office:string-value="AND_S" calcext:value-type="string">
            <text:p>AND_S</text:p>
          </table:table-cell>
          <table:table-cell/>
          <table:table-cell table:formula="of:=IF([.T101]=&quot;&quot;; &quot;&quot;; COM.MICROSOFT.CONCAT(&quot;void &quot;;[.T101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3]" office:value-type="string" office:string-value="OR_S" calcext:value-type="string">
            <text:p>OR_S</text:p>
          </table:table-cell>
          <table:table-cell table:number-columns-repeated="15"/>
          <table:table-cell table:formula="of:=COM.MICROSOFT.CONCAT([.B102:.Q102])" office:value-type="string" office:string-value="OR_S" calcext:value-type="string">
            <text:p>OR_S</text:p>
          </table:table-cell>
          <table:table-cell/>
          <table:table-cell table:formula="of:=IF([.T102]=&quot;&quot;; &quot;&quot;; COM.MICROSOFT.CONCAT(&quot;void &quot;;[.T102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4]" office:value-type="float" office:value="0" calcext:value-type="float">
            <text:p>0</text:p>
          </table:table-cell>
          <table:table-cell table:number-columns-repeated="15"/>
          <table:table-cell table:formula="of:=COM.MICROSOFT.CONCAT([.B103:.Q103])">
            <text:p/>
          </table:table-cell>
          <table:table-cell/>
          <table:table-cell table:formula="of:=IF([.T103]=&quot;&quot;; &quot;&quot;; COM.MICROSOFT.CONCAT(&quot;void &quot;;[.T103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5]" office:value-type="float" office:value="0" calcext:value-type="float">
            <text:p>0</text:p>
          </table:table-cell>
          <table:table-cell table:number-columns-repeated="15"/>
          <table:table-cell table:formula="of:=COM.MICROSOFT.CONCAT([.B104:.Q104])">
            <text:p/>
          </table:table-cell>
          <table:table-cell/>
          <table:table-cell table:formula="of:=IF([.T104]=&quot;&quot;; &quot;&quot;; COM.MICROSOFT.CONCAT(&quot;void &quot;;[.T104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6]" office:value-type="string" office:string-value="POP_II" calcext:value-type="string">
            <text:p>POP_II</text:p>
          </table:table-cell>
          <table:table-cell table:number-columns-repeated="15"/>
          <table:table-cell table:formula="of:=COM.MICROSOFT.CONCAT([.B105:.Q105])" office:value-type="string" office:string-value="POP_II" calcext:value-type="string">
            <text:p>POP_II</text:p>
          </table:table-cell>
          <table:table-cell/>
          <table:table-cell table:formula="of:=IF([.T105]=&quot;&quot;; &quot;&quot;; COM.MICROSOFT.CONCAT(&quot;void &quot;;[.T105];&quot;() {}&quot;))">
            <text:p/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[.C$17]" office:value-type="float" office:value="0" calcext:value-type="float">
            <text:p>0</text:p>
          </table:table-cell>
          <table:table-cell table:number-columns-repeated="15"/>
          <table:table-cell table:formula="of:=COM.MICROSOFT.CONCAT([.B106:.Q106])">
            <text:p/>
          </table:table-cell>
          <table:table-cell/>
          <table:table-cell table:formula="of:=IF([.T106]=&quot;&quot;; &quot;&quot;; COM.MICROSOFT.CONCAT(&quot;void &quot;;[.T106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2]" office:value-type="float" office:value="0" calcext:value-type="float">
            <text:p>0</text:p>
          </table:table-cell>
          <table:table-cell table:number-columns-repeated="14"/>
          <table:table-cell table:formula="of:=COM.MICROSOFT.CONCAT([.B107:.Q107])">
            <text:p/>
          </table:table-cell>
          <table:table-cell/>
          <table:table-cell table:formula="of:=IF([.T107]=&quot;&quot;; &quot;&quot;; COM.MICROSOFT.CONCAT(&quot;void &quot;;[.T107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3]" office:value-type="float" office:value="0" calcext:value-type="float">
            <text:p>0</text:p>
          </table:table-cell>
          <table:table-cell table:number-columns-repeated="14"/>
          <table:table-cell table:formula="of:=COM.MICROSOFT.CONCAT([.B108:.Q108])">
            <text:p/>
          </table:table-cell>
          <table:table-cell/>
          <table:table-cell table:formula="of:=IF([.T108]=&quot;&quot;; &quot;&quot;; COM.MICROSOFT.CONCAT(&quot;void &quot;;[.T108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4]" office:value-type="string" office:string-value="LD_nn_II" calcext:value-type="string">
            <text:p>LD_nn_II</text:p>
          </table:table-cell>
          <table:table-cell table:number-columns-repeated="14"/>
          <table:table-cell table:formula="of:=COM.MICROSOFT.CONCAT([.B109:.Q109])" office:value-type="string" office:string-value="LD_nn_II" calcext:value-type="string">
            <text:p>LD_nn_II</text:p>
          </table:table-cell>
          <table:table-cell/>
          <table:table-cell table:formula="of:=IF([.T109]=&quot;&quot;; &quot;&quot;; COM.MICROSOFT.CONCAT(&quot;void &quot;;[.T109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5]" office:value-type="float" office:value="0" calcext:value-type="float">
            <text:p>0</text:p>
          </table:table-cell>
          <table:table-cell table:number-columns-repeated="14"/>
          <table:table-cell table:formula="of:=COM.MICROSOFT.CONCAT([.B110:.Q110])">
            <text:p/>
          </table:table-cell>
          <table:table-cell/>
          <table:table-cell table:formula="of:=IF([.T110]=&quot;&quot;; &quot;&quot;; COM.MICROSOFT.CONCAT(&quot;void &quot;;[.T110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6]" office:value-type="string" office:string-value="LD_R_S" calcext:value-type="string">
            <text:p>LD_R_S</text:p>
          </table:table-cell>
          <table:table-cell table:number-columns-repeated="14"/>
          <table:table-cell table:formula="of:=COM.MICROSOFT.CONCAT([.B111:.Q111])" office:value-type="string" office:string-value="LD_R_S" calcext:value-type="string">
            <text:p>LD_R_S</text:p>
          </table:table-cell>
          <table:table-cell/>
          <table:table-cell table:formula="of:=IF([.T111]=&quot;&quot;; &quot;&quot;; COM.MICROSOFT.CONCAT(&quot;void &quot;;[.T111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7]" office:value-type="string" office:string-value="LD_R_S" calcext:value-type="string">
            <text:p>LD_R_S</text:p>
          </table:table-cell>
          <table:table-cell table:number-columns-repeated="14"/>
          <table:table-cell table:formula="of:=COM.MICROSOFT.CONCAT([.B112:.Q112])" office:value-type="string" office:string-value="LD_R_S" calcext:value-type="string">
            <text:p>LD_R_S</text:p>
          </table:table-cell>
          <table:table-cell/>
          <table:table-cell table:formula="of:=IF([.T112]=&quot;&quot;; &quot;&quot;; COM.MICROSOFT.CONCAT(&quot;void &quot;;[.T112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8]" office:value-type="string" office:string-value="LD_I_S" calcext:value-type="string">
            <text:p>LD_I_S</text:p>
          </table:table-cell>
          <table:table-cell table:number-columns-repeated="14"/>
          <table:table-cell table:formula="of:=COM.MICROSOFT.CONCAT([.B113:.Q113])" office:value-type="string" office:string-value="LD_I_S" calcext:value-type="string">
            <text:p>LD_I_S</text:p>
          </table:table-cell>
          <table:table-cell/>
          <table:table-cell table:formula="of:=IF([.T113]=&quot;&quot;; &quot;&quot;; COM.MICROSOFT.CONCAT(&quot;void &quot;;[.T113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9]" office:value-type="string" office:string-value="LD_ii_d_R" calcext:value-type="string">
            <text:p>LD_ii_d_R</text:p>
          </table:table-cell>
          <table:table-cell table:number-columns-repeated="14"/>
          <table:table-cell table:formula="of:=COM.MICROSOFT.CONCAT([.B114:.Q114])" office:value-type="string" office:string-value="LD_ii_d_R" calcext:value-type="string">
            <text:p>LD_ii_d_R</text:p>
          </table:table-cell>
          <table:table-cell/>
          <table:table-cell table:formula="of:=IF([.T114]=&quot;&quot;; &quot;&quot;; COM.MICROSOFT.CONCAT(&quot;void &quot;;[.T114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0]" office:value-type="string" office:string-value="ADD_S" calcext:value-type="string">
            <text:p>ADD_S</text:p>
          </table:table-cell>
          <table:table-cell table:number-columns-repeated="14"/>
          <table:table-cell table:formula="of:=COM.MICROSOFT.CONCAT([.B115:.Q115])" office:value-type="string" office:string-value="ADD_S" calcext:value-type="string">
            <text:p>ADD_S</text:p>
          </table:table-cell>
          <table:table-cell/>
          <table:table-cell table:formula="of:=IF([.T115]=&quot;&quot;; &quot;&quot;; COM.MICROSOFT.CONCAT(&quot;void &quot;;[.T115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1]" office:value-type="string" office:string-value="SUB_S" calcext:value-type="string">
            <text:p>SUB_S</text:p>
          </table:table-cell>
          <table:table-cell table:number-columns-repeated="14"/>
          <table:table-cell table:formula="of:=COM.MICROSOFT.CONCAT([.B116:.Q116])" office:value-type="string" office:string-value="SUB_S" calcext:value-type="string">
            <text:p>SUB_S</text:p>
          </table:table-cell>
          <table:table-cell/>
          <table:table-cell table:formula="of:=IF([.T116]=&quot;&quot;; &quot;&quot;; COM.MICROSOFT.CONCAT(&quot;void &quot;;[.T116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2]" office:value-type="string" office:string-value="AND_S" calcext:value-type="string">
            <text:p>AND_S</text:p>
          </table:table-cell>
          <table:table-cell table:number-columns-repeated="14"/>
          <table:table-cell table:formula="of:=COM.MICROSOFT.CONCAT([.B117:.Q117])" office:value-type="string" office:string-value="AND_S" calcext:value-type="string">
            <text:p>AND_S</text:p>
          </table:table-cell>
          <table:table-cell/>
          <table:table-cell table:formula="of:=IF([.T117]=&quot;&quot;; &quot;&quot;; COM.MICROSOFT.CONCAT(&quot;void &quot;;[.T117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3]" office:value-type="string" office:string-value="OR_S" calcext:value-type="string">
            <text:p>OR_S</text:p>
          </table:table-cell>
          <table:table-cell table:number-columns-repeated="14"/>
          <table:table-cell table:formula="of:=COM.MICROSOFT.CONCAT([.B118:.Q118])" office:value-type="string" office:string-value="OR_S" calcext:value-type="string">
            <text:p>OR_S</text:p>
          </table:table-cell>
          <table:table-cell/>
          <table:table-cell table:formula="of:=IF([.T118]=&quot;&quot;; &quot;&quot;; COM.MICROSOFT.CONCAT(&quot;void &quot;;[.T118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4]" office:value-type="float" office:value="0" calcext:value-type="float">
            <text:p>0</text:p>
          </table:table-cell>
          <table:table-cell table:number-columns-repeated="14"/>
          <table:table-cell table:formula="of:=COM.MICROSOFT.CONCAT([.B119:.Q119])">
            <text:p/>
          </table:table-cell>
          <table:table-cell/>
          <table:table-cell table:formula="of:=IF([.T119]=&quot;&quot;; &quot;&quot;; COM.MICROSOFT.CONCAT(&quot;void &quot;;[.T119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5]" office:value-type="float" office:value="0" calcext:value-type="float">
            <text:p>0</text:p>
          </table:table-cell>
          <table:table-cell table:number-columns-repeated="14"/>
          <table:table-cell table:formula="of:=COM.MICROSOFT.CONCAT([.B120:.Q120])">
            <text:p/>
          </table:table-cell>
          <table:table-cell/>
          <table:table-cell table:formula="of:=IF([.T120]=&quot;&quot;; &quot;&quot;; COM.MICROSOFT.CONCAT(&quot;void &quot;;[.T120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6]" office:value-type="float" office:value="0" calcext:value-type="float">
            <text:p>0</text:p>
          </table:table-cell>
          <table:table-cell table:number-columns-repeated="14"/>
          <table:table-cell table:formula="of:=COM.MICROSOFT.CONCAT([.B121:.Q121])">
            <text:p/>
          </table:table-cell>
          <table:table-cell/>
          <table:table-cell table:formula="of:=IF([.T121]=&quot;&quot;; &quot;&quot;; COM.MICROSOFT.CONCAT(&quot;void &quot;;[.T121];&quot;() {}&quot;))">
            <text:p/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[.D$17]" office:value-type="float" office:value="0" calcext:value-type="float">
            <text:p>0</text:p>
          </table:table-cell>
          <table:table-cell table:number-columns-repeated="14"/>
          <table:table-cell table:formula="of:=COM.MICROSOFT.CONCAT([.B122:.Q122])">
            <text:p/>
          </table:table-cell>
          <table:table-cell/>
          <table:table-cell table:formula="of:=IF([.T122]=&quot;&quot;; &quot;&quot;; COM.MICROSOFT.CONCAT(&quot;void &quot;;[.T122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2]" office:value-type="float" office:value="0" calcext:value-type="float">
            <text:p>0</text:p>
          </table:table-cell>
          <table:table-cell table:number-columns-repeated="13"/>
          <table:table-cell table:formula="of:=COM.MICROSOFT.CONCAT([.B123:.Q123])">
            <text:p/>
          </table:table-cell>
          <table:table-cell/>
          <table:table-cell table:formula="of:=IF([.T123]=&quot;&quot;; &quot;&quot;; COM.MICROSOFT.CONCAT(&quot;void &quot;;[.T123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3]" office:value-type="float" office:value="0" calcext:value-type="float">
            <text:p>0</text:p>
          </table:table-cell>
          <table:table-cell table:number-columns-repeated="13"/>
          <table:table-cell table:formula="of:=COM.MICROSOFT.CONCAT([.B124:.Q124])">
            <text:p/>
          </table:table-cell>
          <table:table-cell/>
          <table:table-cell table:formula="of:=IF([.T124]=&quot;&quot;; &quot;&quot;; COM.MICROSOFT.CONCAT(&quot;void &quot;;[.T124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4]" office:value-type="string" office:string-value="INC_II" calcext:value-type="string">
            <text:p>INC_II</text:p>
          </table:table-cell>
          <table:table-cell table:number-columns-repeated="13"/>
          <table:table-cell table:formula="of:=COM.MICROSOFT.CONCAT([.B125:.Q125])" office:value-type="string" office:string-value="INC_II" calcext:value-type="string">
            <text:p>INC_II</text:p>
          </table:table-cell>
          <table:table-cell/>
          <table:table-cell table:formula="of:=IF([.T125]=&quot;&quot;; &quot;&quot;; COM.MICROSOFT.CONCAT(&quot;void &quot;;[.T125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5]" office:value-type="float" office:value="0" calcext:value-type="float">
            <text:p>0</text:p>
          </table:table-cell>
          <table:table-cell table:number-columns-repeated="13"/>
          <table:table-cell table:formula="of:=COM.MICROSOFT.CONCAT([.B126:.Q126])">
            <text:p/>
          </table:table-cell>
          <table:table-cell/>
          <table:table-cell table:formula="of:=IF([.T126]=&quot;&quot;; &quot;&quot;; COM.MICROSOFT.CONCAT(&quot;void &quot;;[.T126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6]" office:value-type="string" office:string-value="LD_R_S" calcext:value-type="string">
            <text:p>LD_R_S</text:p>
          </table:table-cell>
          <table:table-cell table:number-columns-repeated="13"/>
          <table:table-cell table:formula="of:=COM.MICROSOFT.CONCAT([.B127:.Q127])" office:value-type="string" office:string-value="LD_R_S" calcext:value-type="string">
            <text:p>LD_R_S</text:p>
          </table:table-cell>
          <table:table-cell/>
          <table:table-cell table:formula="of:=IF([.T127]=&quot;&quot;; &quot;&quot;; COM.MICROSOFT.CONCAT(&quot;void &quot;;[.T127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7]" office:value-type="string" office:string-value="LD_R_S" calcext:value-type="string">
            <text:p>LD_R_S</text:p>
          </table:table-cell>
          <table:table-cell table:number-columns-repeated="13"/>
          <table:table-cell table:formula="of:=COM.MICROSOFT.CONCAT([.B128:.Q128])" office:value-type="string" office:string-value="LD_R_S" calcext:value-type="string">
            <text:p>LD_R_S</text:p>
          </table:table-cell>
          <table:table-cell/>
          <table:table-cell table:formula="of:=IF([.T128]=&quot;&quot;; &quot;&quot;; COM.MICROSOFT.CONCAT(&quot;void &quot;;[.T128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8]" office:value-type="string" office:string-value="LD_I_S" calcext:value-type="string">
            <text:p>LD_I_S</text:p>
          </table:table-cell>
          <table:table-cell table:number-columns-repeated="13"/>
          <table:table-cell table:formula="of:=COM.MICROSOFT.CONCAT([.B129:.Q129])" office:value-type="string" office:string-value="LD_I_S" calcext:value-type="string">
            <text:p>LD_I_S</text:p>
          </table:table-cell>
          <table:table-cell/>
          <table:table-cell table:formula="of:=IF([.T129]=&quot;&quot;; &quot;&quot;; COM.MICROSOFT.CONCAT(&quot;void &quot;;[.T129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9]" office:value-type="string" office:string-value="LD_ii_d_R" calcext:value-type="string">
            <text:p>LD_ii_d_R</text:p>
          </table:table-cell>
          <table:table-cell table:number-columns-repeated="13"/>
          <table:table-cell table:formula="of:=COM.MICROSOFT.CONCAT([.B130:.Q130])" office:value-type="string" office:string-value="LD_ii_d_R" calcext:value-type="string">
            <text:p>LD_ii_d_R</text:p>
          </table:table-cell>
          <table:table-cell/>
          <table:table-cell table:formula="of:=IF([.T130]=&quot;&quot;; &quot;&quot;; COM.MICROSOFT.CONCAT(&quot;void &quot;;[.T130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0]" office:value-type="string" office:string-value="ADD_S" calcext:value-type="string">
            <text:p>ADD_S</text:p>
          </table:table-cell>
          <table:table-cell table:number-columns-repeated="13"/>
          <table:table-cell table:formula="of:=COM.MICROSOFT.CONCAT([.B131:.Q131])" office:value-type="string" office:string-value="ADD_S" calcext:value-type="string">
            <text:p>ADD_S</text:p>
          </table:table-cell>
          <table:table-cell/>
          <table:table-cell table:formula="of:=IF([.T131]=&quot;&quot;; &quot;&quot;; COM.MICROSOFT.CONCAT(&quot;void &quot;;[.T131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1]" office:value-type="string" office:string-value="SUB_S" calcext:value-type="string">
            <text:p>SUB_S</text:p>
          </table:table-cell>
          <table:table-cell table:number-columns-repeated="13"/>
          <table:table-cell table:formula="of:=COM.MICROSOFT.CONCAT([.B132:.Q132])" office:value-type="string" office:string-value="SUB_S" calcext:value-type="string">
            <text:p>SUB_S</text:p>
          </table:table-cell>
          <table:table-cell/>
          <table:table-cell table:formula="of:=IF([.T132]=&quot;&quot;; &quot;&quot;; COM.MICROSOFT.CONCAT(&quot;void &quot;;[.T132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2]" office:value-type="string" office:string-value="AND_S" calcext:value-type="string">
            <text:p>AND_S</text:p>
          </table:table-cell>
          <table:table-cell table:number-columns-repeated="13"/>
          <table:table-cell table:formula="of:=COM.MICROSOFT.CONCAT([.B133:.Q133])" office:value-type="string" office:string-value="AND_S" calcext:value-type="string">
            <text:p>AND_S</text:p>
          </table:table-cell>
          <table:table-cell/>
          <table:table-cell table:formula="of:=IF([.T133]=&quot;&quot;; &quot;&quot;; COM.MICROSOFT.CONCAT(&quot;void &quot;;[.T133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3]" office:value-type="string" office:string-value="OR_S" calcext:value-type="string">
            <text:p>OR_S</text:p>
          </table:table-cell>
          <table:table-cell table:number-columns-repeated="13"/>
          <table:table-cell table:formula="of:=COM.MICROSOFT.CONCAT([.B134:.Q134])" office:value-type="string" office:string-value="OR_S" calcext:value-type="string">
            <text:p>OR_S</text:p>
          </table:table-cell>
          <table:table-cell/>
          <table:table-cell table:formula="of:=IF([.T134]=&quot;&quot;; &quot;&quot;; COM.MICROSOFT.CONCAT(&quot;void &quot;;[.T134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4]" office:value-type="float" office:value="0" calcext:value-type="float">
            <text:p>0</text:p>
          </table:table-cell>
          <table:table-cell table:number-columns-repeated="13"/>
          <table:table-cell table:formula="of:=COM.MICROSOFT.CONCAT([.B135:.Q135])">
            <text:p/>
          </table:table-cell>
          <table:table-cell/>
          <table:table-cell table:formula="of:=IF([.T135]=&quot;&quot;; &quot;&quot;; COM.MICROSOFT.CONCAT(&quot;void &quot;;[.T135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5]" office:value-type="float" office:value="0" calcext:value-type="float">
            <text:p>0</text:p>
          </table:table-cell>
          <table:table-cell table:number-columns-repeated="13"/>
          <table:table-cell table:formula="of:=COM.MICROSOFT.CONCAT([.B136:.Q136])">
            <text:p/>
          </table:table-cell>
          <table:table-cell/>
          <table:table-cell table:formula="of:=IF([.T136]=&quot;&quot;; &quot;&quot;; COM.MICROSOFT.CONCAT(&quot;void &quot;;[.T136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6]" office:value-type="string" office:string-value="EX_sp_II" calcext:value-type="string">
            <text:p>EX_sp_II</text:p>
          </table:table-cell>
          <table:table-cell table:number-columns-repeated="13"/>
          <table:table-cell table:formula="of:=COM.MICROSOFT.CONCAT([.B137:.Q137])" office:value-type="string" office:string-value="EX_sp_II" calcext:value-type="string">
            <text:p>EX_sp_II</text:p>
          </table:table-cell>
          <table:table-cell/>
          <table:table-cell table:formula="of:=IF([.T137]=&quot;&quot;; &quot;&quot;; COM.MICROSOFT.CONCAT(&quot;void &quot;;[.T137];&quot;() {}&quot;))">
            <text:p/>
          </table:table-cell>
          <table:table-cell table:number-columns-repeated="1003"/>
        </table:table-row>
        <table:table-row table:style-name="ro2">
          <table:table-cell table:number-columns-repeated="4"/>
          <table:table-cell table:formula="of:=[.E$17]" office:value-type="float" office:value="0" calcext:value-type="float">
            <text:p>0</text:p>
          </table:table-cell>
          <table:table-cell table:number-columns-repeated="13"/>
          <table:table-cell table:formula="of:=COM.MICROSOFT.CONCAT([.B138:.Q138])">
            <text:p/>
          </table:table-cell>
          <table:table-cell/>
          <table:table-cell table:formula="of:=IF([.T138]=&quot;&quot;; &quot;&quot;; COM.MICROSOFT.CONCAT(&quot;void &quot;;[.T138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2]" office:value-type="string" office:string-value="q_INC_R" calcext:value-type="string">
            <text:p>q_INC_R</text:p>
          </table:table-cell>
          <table:table-cell table:number-columns-repeated="12"/>
          <table:table-cell table:formula="of:=COM.MICROSOFT.CONCAT([.B139:.Q139])" office:value-type="string" office:string-value="q_INC_R" calcext:value-type="string">
            <text:p>q_INC_R</text:p>
          </table:table-cell>
          <table:table-cell/>
          <table:table-cell table:formula="of:=IF([.T139]=&quot;&quot;; &quot;&quot;; COM.MICROSOFT.CONCAT(&quot;void &quot;;[.T139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3]" office:value-type="string" office:string-value="q_INC_R" calcext:value-type="string">
            <text:p>q_INC_R</text:p>
          </table:table-cell>
          <table:table-cell table:number-columns-repeated="12"/>
          <table:table-cell table:formula="of:=COM.MICROSOFT.CONCAT([.B140:.Q140])" office:value-type="string" office:string-value="q_INC_R" calcext:value-type="string">
            <text:p>q_INC_R</text:p>
          </table:table-cell>
          <table:table-cell/>
          <table:table-cell table:formula="of:=IF([.T140]=&quot;&quot;; &quot;&quot;; COM.MICROSOFT.CONCAT(&quot;void &quot;;[.T140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4]" office:value-type="string" office:string-value="INC_Ih" calcext:value-type="string">
            <text:p>INC_Ih</text:p>
          </table:table-cell>
          <table:table-cell table:number-columns-repeated="12"/>
          <table:table-cell table:formula="of:=COM.MICROSOFT.CONCAT([.B141:.Q141])" office:value-type="string" office:string-value="INC_Ih" calcext:value-type="string">
            <text:p>INC_Ih</text:p>
          </table:table-cell>
          <table:table-cell/>
          <table:table-cell table:formula="of:=IF([.T141]=&quot;&quot;; &quot;&quot;; COM.MICROSOFT.CONCAT(&quot;void &quot;;[.T141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5]" office:value-type="string" office:string-value="INC_ii_d" calcext:value-type="string">
            <text:p>INC_ii_d</text:p>
          </table:table-cell>
          <table:table-cell table:number-columns-repeated="12"/>
          <table:table-cell table:formula="of:=COM.MICROSOFT.CONCAT([.B142:.Q142])" office:value-type="string" office:string-value="INC_ii_d" calcext:value-type="string">
            <text:p>INC_ii_d</text:p>
          </table:table-cell>
          <table:table-cell/>
          <table:table-cell table:formula="of:=IF([.T142]=&quot;&quot;; &quot;&quot;; COM.MICROSOFT.CONCAT(&quot;void &quot;;[.T142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6]" office:value-type="string" office:string-value="LD_R_S" calcext:value-type="string">
            <text:p>LD_R_S</text:p>
          </table:table-cell>
          <table:table-cell table:number-columns-repeated="12"/>
          <table:table-cell table:formula="of:=COM.MICROSOFT.CONCAT([.B143:.Q143])" office:value-type="string" office:string-value="LD_R_S" calcext:value-type="string">
            <text:p>LD_R_S</text:p>
          </table:table-cell>
          <table:table-cell/>
          <table:table-cell table:formula="of:=IF([.T143]=&quot;&quot;; &quot;&quot;; COM.MICROSOFT.CONCAT(&quot;void &quot;;[.T143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7]" office:value-type="string" office:string-value="LD_R_S" calcext:value-type="string">
            <text:p>LD_R_S</text:p>
          </table:table-cell>
          <table:table-cell table:number-columns-repeated="12"/>
          <table:table-cell table:formula="of:=COM.MICROSOFT.CONCAT([.B144:.Q144])" office:value-type="string" office:string-value="LD_R_S" calcext:value-type="string">
            <text:p>LD_R_S</text:p>
          </table:table-cell>
          <table:table-cell/>
          <table:table-cell table:formula="of:=IF([.T144]=&quot;&quot;; &quot;&quot;; COM.MICROSOFT.CONCAT(&quot;void &quot;;[.T144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8]" office:value-type="string" office:string-value="LD_I_S" calcext:value-type="string">
            <text:p>LD_I_S</text:p>
          </table:table-cell>
          <table:table-cell table:number-columns-repeated="12"/>
          <table:table-cell table:formula="of:=COM.MICROSOFT.CONCAT([.B145:.Q145])" office:value-type="string" office:string-value="LD_I_S" calcext:value-type="string">
            <text:p>LD_I_S</text:p>
          </table:table-cell>
          <table:table-cell/>
          <table:table-cell table:formula="of:=IF([.T145]=&quot;&quot;; &quot;&quot;; COM.MICROSOFT.CONCAT(&quot;void &quot;;[.T145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9]" office:value-type="string" office:string-value="LD_ii_d_R" calcext:value-type="string">
            <text:p>LD_ii_d_R</text:p>
          </table:table-cell>
          <table:table-cell table:number-columns-repeated="12"/>
          <table:table-cell table:formula="of:=COM.MICROSOFT.CONCAT([.B146:.Q146])" office:value-type="string" office:string-value="LD_ii_d_R" calcext:value-type="string">
            <text:p>LD_ii_d_R</text:p>
          </table:table-cell>
          <table:table-cell/>
          <table:table-cell table:formula="of:=IF([.T146]=&quot;&quot;; &quot;&quot;; COM.MICROSOFT.CONCAT(&quot;void &quot;;[.T146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0]" office:value-type="string" office:string-value="ADD_S" calcext:value-type="string">
            <text:p>ADD_S</text:p>
          </table:table-cell>
          <table:table-cell table:number-columns-repeated="12"/>
          <table:table-cell table:formula="of:=COM.MICROSOFT.CONCAT([.B147:.Q147])" office:value-type="string" office:string-value="ADD_S" calcext:value-type="string">
            <text:p>ADD_S</text:p>
          </table:table-cell>
          <table:table-cell/>
          <table:table-cell table:formula="of:=IF([.T147]=&quot;&quot;; &quot;&quot;; COM.MICROSOFT.CONCAT(&quot;void &quot;;[.T147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1]" office:value-type="string" office:string-value="SUB_S" calcext:value-type="string">
            <text:p>SUB_S</text:p>
          </table:table-cell>
          <table:table-cell table:number-columns-repeated="12"/>
          <table:table-cell table:formula="of:=COM.MICROSOFT.CONCAT([.B148:.Q148])" office:value-type="string" office:string-value="SUB_S" calcext:value-type="string">
            <text:p>SUB_S</text:p>
          </table:table-cell>
          <table:table-cell/>
          <table:table-cell table:formula="of:=IF([.T148]=&quot;&quot;; &quot;&quot;; COM.MICROSOFT.CONCAT(&quot;void &quot;;[.T148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2]" office:value-type="string" office:string-value="AND_S" calcext:value-type="string">
            <text:p>AND_S</text:p>
          </table:table-cell>
          <table:table-cell table:number-columns-repeated="12"/>
          <table:table-cell table:formula="of:=COM.MICROSOFT.CONCAT([.B149:.Q149])" office:value-type="string" office:string-value="AND_S" calcext:value-type="string">
            <text:p>AND_S</text:p>
          </table:table-cell>
          <table:table-cell/>
          <table:table-cell table:formula="of:=IF([.T149]=&quot;&quot;; &quot;&quot;; COM.MICROSOFT.CONCAT(&quot;void &quot;;[.T149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3]" office:value-type="string" office:string-value="OR_S" calcext:value-type="string">
            <text:p>OR_S</text:p>
          </table:table-cell>
          <table:table-cell table:number-columns-repeated="12"/>
          <table:table-cell table:formula="of:=COM.MICROSOFT.CONCAT([.B150:.Q150])" office:value-type="string" office:string-value="OR_S" calcext:value-type="string">
            <text:p>OR_S</text:p>
          </table:table-cell>
          <table:table-cell/>
          <table:table-cell table:formula="of:=IF([.T150]=&quot;&quot;; &quot;&quot;; COM.MICROSOFT.CONCAT(&quot;void &quot;;[.T150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4]" office:value-type="float" office:value="0" calcext:value-type="float">
            <text:p>0</text:p>
          </table:table-cell>
          <table:table-cell table:number-columns-repeated="12"/>
          <table:table-cell table:formula="of:=COM.MICROSOFT.CONCAT([.B151:.Q151])">
            <text:p/>
          </table:table-cell>
          <table:table-cell/>
          <table:table-cell table:formula="of:=IF([.T151]=&quot;&quot;; &quot;&quot;; COM.MICROSOFT.CONCAT(&quot;void &quot;;[.T151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5]" office:value-type="float" office:value="0" calcext:value-type="float">
            <text:p>0</text:p>
          </table:table-cell>
          <table:table-cell table:number-columns-repeated="12"/>
          <table:table-cell table:formula="of:=COM.MICROSOFT.CONCAT([.B152:.Q152])">
            <text:p/>
          </table:table-cell>
          <table:table-cell/>
          <table:table-cell table:formula="of:=IF([.T152]=&quot;&quot;; &quot;&quot;; COM.MICROSOFT.CONCAT(&quot;void &quot;;[.T152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6]" office:value-type="float" office:value="0" calcext:value-type="float">
            <text:p>0</text:p>
          </table:table-cell>
          <table:table-cell table:number-columns-repeated="12"/>
          <table:table-cell table:formula="of:=COM.MICROSOFT.CONCAT([.B153:.Q153])">
            <text:p/>
          </table:table-cell>
          <table:table-cell/>
          <table:table-cell table:formula="of:=IF([.T153]=&quot;&quot;; &quot;&quot;; COM.MICROSOFT.CONCAT(&quot;void &quot;;[.T153];&quot;() {}&quot;))">
            <text:p/>
          </table:table-cell>
          <table:table-cell table:number-columns-repeated="1003"/>
        </table:table-row>
        <table:table-row table:style-name="ro2">
          <table:table-cell table:number-columns-repeated="5"/>
          <table:table-cell table:formula="of:=[.F$17]" office:value-type="float" office:value="0" calcext:value-type="float">
            <text:p>0</text:p>
          </table:table-cell>
          <table:table-cell table:number-columns-repeated="12"/>
          <table:table-cell table:formula="of:=COM.MICROSOFT.CONCAT([.B154:.Q154])">
            <text:p/>
          </table:table-cell>
          <table:table-cell/>
          <table:table-cell table:formula="of:=IF([.T154]=&quot;&quot;; &quot;&quot;; COM.MICROSOFT.CONCAT(&quot;void &quot;;[.T154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2]" office:value-type="string" office:string-value="q_DEC_R" calcext:value-type="string">
            <text:p>q_DEC_R</text:p>
          </table:table-cell>
          <table:table-cell table:number-columns-repeated="11"/>
          <table:table-cell table:formula="of:=COM.MICROSOFT.CONCAT([.B155:.Q155])" office:value-type="string" office:string-value="q_DEC_R" calcext:value-type="string">
            <text:p>q_DEC_R</text:p>
          </table:table-cell>
          <table:table-cell/>
          <table:table-cell table:formula="of:=IF([.T155]=&quot;&quot;; &quot;&quot;; COM.MICROSOFT.CONCAT(&quot;void &quot;;[.T155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3]" office:value-type="string" office:string-value="q_DEC_R" calcext:value-type="string">
            <text:p>q_DEC_R</text:p>
          </table:table-cell>
          <table:table-cell table:number-columns-repeated="11"/>
          <table:table-cell table:formula="of:=COM.MICROSOFT.CONCAT([.B156:.Q156])" office:value-type="string" office:string-value="q_DEC_R" calcext:value-type="string">
            <text:p>q_DEC_R</text:p>
          </table:table-cell>
          <table:table-cell/>
          <table:table-cell table:formula="of:=IF([.T156]=&quot;&quot;; &quot;&quot;; COM.MICROSOFT.CONCAT(&quot;void &quot;;[.T156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4]" office:value-type="string" office:string-value="DEC_Ih" calcext:value-type="string">
            <text:p>DEC_Ih</text:p>
          </table:table-cell>
          <table:table-cell table:number-columns-repeated="11"/>
          <table:table-cell table:formula="of:=COM.MICROSOFT.CONCAT([.B157:.Q157])" office:value-type="string" office:string-value="DEC_Ih" calcext:value-type="string">
            <text:p>DEC_Ih</text:p>
          </table:table-cell>
          <table:table-cell/>
          <table:table-cell table:formula="of:=IF([.T157]=&quot;&quot;; &quot;&quot;; COM.MICROSOFT.CONCAT(&quot;void &quot;;[.T157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5]" office:value-type="string" office:string-value="DEC_ii_d" calcext:value-type="string">
            <text:p>DEC_ii_d</text:p>
          </table:table-cell>
          <table:table-cell table:number-columns-repeated="11"/>
          <table:table-cell table:formula="of:=COM.MICROSOFT.CONCAT([.B158:.Q158])" office:value-type="string" office:string-value="DEC_ii_d" calcext:value-type="string">
            <text:p>DEC_ii_d</text:p>
          </table:table-cell>
          <table:table-cell/>
          <table:table-cell table:formula="of:=IF([.T158]=&quot;&quot;; &quot;&quot;; COM.MICROSOFT.CONCAT(&quot;void &quot;;[.T158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6]" office:value-type="string" office:string-value="LD_R_S" calcext:value-type="string">
            <text:p>LD_R_S</text:p>
          </table:table-cell>
          <table:table-cell table:number-columns-repeated="11"/>
          <table:table-cell table:formula="of:=COM.MICROSOFT.CONCAT([.B159:.Q159])" office:value-type="string" office:string-value="LD_R_S" calcext:value-type="string">
            <text:p>LD_R_S</text:p>
          </table:table-cell>
          <table:table-cell/>
          <table:table-cell table:formula="of:=IF([.T159]=&quot;&quot;; &quot;&quot;; COM.MICROSOFT.CONCAT(&quot;void &quot;;[.T159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7]" office:value-type="string" office:string-value="LD_R_S" calcext:value-type="string">
            <text:p>LD_R_S</text:p>
          </table:table-cell>
          <table:table-cell table:number-columns-repeated="11"/>
          <table:table-cell table:formula="of:=COM.MICROSOFT.CONCAT([.B160:.Q160])" office:value-type="string" office:string-value="LD_R_S" calcext:value-type="string">
            <text:p>LD_R_S</text:p>
          </table:table-cell>
          <table:table-cell/>
          <table:table-cell table:formula="of:=IF([.T160]=&quot;&quot;; &quot;&quot;; COM.MICROSOFT.CONCAT(&quot;void &quot;;[.T160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8]" office:value-type="string" office:string-value="LD_I_S" calcext:value-type="string">
            <text:p>LD_I_S</text:p>
          </table:table-cell>
          <table:table-cell table:number-columns-repeated="11"/>
          <table:table-cell table:formula="of:=COM.MICROSOFT.CONCAT([.B161:.Q161])" office:value-type="string" office:string-value="LD_I_S" calcext:value-type="string">
            <text:p>LD_I_S</text:p>
          </table:table-cell>
          <table:table-cell/>
          <table:table-cell table:formula="of:=IF([.T161]=&quot;&quot;; &quot;&quot;; COM.MICROSOFT.CONCAT(&quot;void &quot;;[.T161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9]" office:value-type="string" office:string-value="LD_ii_d_R" calcext:value-type="string">
            <text:p>LD_ii_d_R</text:p>
          </table:table-cell>
          <table:table-cell table:number-columns-repeated="11"/>
          <table:table-cell table:formula="of:=COM.MICROSOFT.CONCAT([.B162:.Q162])" office:value-type="string" office:string-value="LD_ii_d_R" calcext:value-type="string">
            <text:p>LD_ii_d_R</text:p>
          </table:table-cell>
          <table:table-cell/>
          <table:table-cell table:formula="of:=IF([.T162]=&quot;&quot;; &quot;&quot;; COM.MICROSOFT.CONCAT(&quot;void &quot;;[.T162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0]" office:value-type="string" office:string-value="ADD_S" calcext:value-type="string">
            <text:p>ADD_S</text:p>
          </table:table-cell>
          <table:table-cell table:number-columns-repeated="11"/>
          <table:table-cell table:formula="of:=COM.MICROSOFT.CONCAT([.B163:.Q163])" office:value-type="string" office:string-value="ADD_S" calcext:value-type="string">
            <text:p>ADD_S</text:p>
          </table:table-cell>
          <table:table-cell/>
          <table:table-cell table:formula="of:=IF([.T163]=&quot;&quot;; &quot;&quot;; COM.MICROSOFT.CONCAT(&quot;void &quot;;[.T163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1]" office:value-type="string" office:string-value="SUB_S" calcext:value-type="string">
            <text:p>SUB_S</text:p>
          </table:table-cell>
          <table:table-cell table:number-columns-repeated="11"/>
          <table:table-cell table:formula="of:=COM.MICROSOFT.CONCAT([.B164:.Q164])" office:value-type="string" office:string-value="SUB_S" calcext:value-type="string">
            <text:p>SUB_S</text:p>
          </table:table-cell>
          <table:table-cell/>
          <table:table-cell table:formula="of:=IF([.T164]=&quot;&quot;; &quot;&quot;; COM.MICROSOFT.CONCAT(&quot;void &quot;;[.T164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2]" office:value-type="string" office:string-value="AND_S" calcext:value-type="string">
            <text:p>AND_S</text:p>
          </table:table-cell>
          <table:table-cell table:number-columns-repeated="11"/>
          <table:table-cell table:formula="of:=COM.MICROSOFT.CONCAT([.B165:.Q165])" office:value-type="string" office:string-value="AND_S" calcext:value-type="string">
            <text:p>AND_S</text:p>
          </table:table-cell>
          <table:table-cell/>
          <table:table-cell table:formula="of:=IF([.T165]=&quot;&quot;; &quot;&quot;; COM.MICROSOFT.CONCAT(&quot;void &quot;;[.T165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3]" office:value-type="string" office:string-value="OR_S" calcext:value-type="string">
            <text:p>OR_S</text:p>
          </table:table-cell>
          <table:table-cell table:number-columns-repeated="11"/>
          <table:table-cell table:formula="of:=COM.MICROSOFT.CONCAT([.B166:.Q166])" office:value-type="string" office:string-value="OR_S" calcext:value-type="string">
            <text:p>OR_S</text:p>
          </table:table-cell>
          <table:table-cell/>
          <table:table-cell table:formula="of:=IF([.T166]=&quot;&quot;; &quot;&quot;; COM.MICROSOFT.CONCAT(&quot;void &quot;;[.T166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4]" office:value-type="float" office:value="0" calcext:value-type="float">
            <text:p>0</text:p>
          </table:table-cell>
          <table:table-cell table:number-columns-repeated="11"/>
          <table:table-cell table:formula="of:=COM.MICROSOFT.CONCAT([.B167:.Q167])">
            <text:p/>
          </table:table-cell>
          <table:table-cell/>
          <table:table-cell table:formula="of:=IF([.T167]=&quot;&quot;; &quot;&quot;; COM.MICROSOFT.CONCAT(&quot;void &quot;;[.T167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5]" office:value-type="float" office:value="0" calcext:value-type="float">
            <text:p>0</text:p>
          </table:table-cell>
          <table:table-cell table:number-columns-repeated="11"/>
          <table:table-cell table:formula="of:=COM.MICROSOFT.CONCAT([.B168:.Q168])">
            <text:p/>
          </table:table-cell>
          <table:table-cell/>
          <table:table-cell table:formula="of:=IF([.T168]=&quot;&quot;; &quot;&quot;; COM.MICROSOFT.CONCAT(&quot;void &quot;;[.T168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6]" office:value-type="string" office:string-value="PUSH_II" calcext:value-type="string">
            <text:p>PUSH_II</text:p>
          </table:table-cell>
          <table:table-cell table:number-columns-repeated="11"/>
          <table:table-cell table:formula="of:=COM.MICROSOFT.CONCAT([.B169:.Q169])" office:value-type="string" office:string-value="PUSH_II" calcext:value-type="string">
            <text:p>PUSH_II</text:p>
          </table:table-cell>
          <table:table-cell/>
          <table:table-cell table:formula="of:=IF([.T169]=&quot;&quot;; &quot;&quot;; COM.MICROSOFT.CONCAT(&quot;void &quot;;[.T169];&quot;() {}&quot;))">
            <text:p/>
          </table:table-cell>
          <table:table-cell table:number-columns-repeated="1003"/>
        </table:table-row>
        <table:table-row table:style-name="ro2">
          <table:table-cell table:number-columns-repeated="6"/>
          <table:table-cell table:formula="of:=[.G$17]" office:value-type="float" office:value="0" calcext:value-type="float">
            <text:p>0</text:p>
          </table:table-cell>
          <table:table-cell table:number-columns-repeated="11"/>
          <table:table-cell table:formula="of:=COM.MICROSOFT.CONCAT([.B170:.Q170])">
            <text:p/>
          </table:table-cell>
          <table:table-cell/>
          <table:table-cell table:formula="of:=IF([.T170]=&quot;&quot;; &quot;&quot;; COM.MICROSOFT.CONCAT(&quot;void &quot;;[.T170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2]" office:value-type="string" office:string-value="q_LD_R_N" calcext:value-type="string">
            <text:p>q_LD_R_N</text:p>
          </table:table-cell>
          <table:table-cell table:number-columns-repeated="10"/>
          <table:table-cell table:formula="of:=COM.MICROSOFT.CONCAT([.B171:.Q171])" office:value-type="string" office:string-value="q_LD_R_N" calcext:value-type="string">
            <text:p>q_LD_R_N</text:p>
          </table:table-cell>
          <table:table-cell/>
          <table:table-cell table:formula="of:=IF([.T171]=&quot;&quot;; &quot;&quot;; COM.MICROSOFT.CONCAT(&quot;void &quot;;[.T171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3]" office:value-type="string" office:string-value="q_LD_R_N" calcext:value-type="string">
            <text:p>q_LD_R_N</text:p>
          </table:table-cell>
          <table:table-cell table:number-columns-repeated="10"/>
          <table:table-cell table:formula="of:=COM.MICROSOFT.CONCAT([.B172:.Q172])" office:value-type="string" office:string-value="q_LD_R_N" calcext:value-type="string">
            <text:p>q_LD_R_N</text:p>
          </table:table-cell>
          <table:table-cell/>
          <table:table-cell table:formula="of:=IF([.T172]=&quot;&quot;; &quot;&quot;; COM.MICROSOFT.CONCAT(&quot;void &quot;;[.T172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4]" office:value-type="string" office:string-value="LD_I_N" calcext:value-type="string">
            <text:p>LD_I_N</text:p>
          </table:table-cell>
          <table:table-cell table:number-columns-repeated="10"/>
          <table:table-cell table:formula="of:=COM.MICROSOFT.CONCAT([.B173:.Q173])" office:value-type="string" office:string-value="LD_I_N" calcext:value-type="string">
            <text:p>LD_I_N</text:p>
          </table:table-cell>
          <table:table-cell/>
          <table:table-cell table:formula="of:=IF([.T173]=&quot;&quot;; &quot;&quot;; COM.MICROSOFT.CONCAT(&quot;void &quot;;[.T173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5]" office:value-type="string" office:string-value="LD_ii_d_N" calcext:value-type="string">
            <text:p>LD_ii_d_N</text:p>
          </table:table-cell>
          <table:table-cell table:number-columns-repeated="10"/>
          <table:table-cell table:formula="of:=COM.MICROSOFT.CONCAT([.B174:.Q174])" office:value-type="string" office:string-value="LD_ii_d_N" calcext:value-type="string">
            <text:p>LD_ii_d_N</text:p>
          </table:table-cell>
          <table:table-cell/>
          <table:table-cell table:formula="of:=IF([.T174]=&quot;&quot;; &quot;&quot;; COM.MICROSOFT.CONCAT(&quot;void &quot;;[.T174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6]" office:value-type="string" office:string-value="LD_B_ii_d" calcext:value-type="string">
            <text:p>LD_B_ii_d</text:p>
          </table:table-cell>
          <table:table-cell table:number-columns-repeated="10"/>
          <table:table-cell table:formula="of:=COM.MICROSOFT.CONCAT([.B175:.Q175])" office:value-type="string" office:string-value="LD_B_ii_d" calcext:value-type="string">
            <text:p>LD_B_ii_d</text:p>
          </table:table-cell>
          <table:table-cell/>
          <table:table-cell table:formula="of:=IF([.T175]=&quot;&quot;; &quot;&quot;; COM.MICROSOFT.CONCAT(&quot;void &quot;;[.T175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7]" office:value-type="string" office:string-value="LD_D_ii_d" calcext:value-type="string">
            <text:p>LD_D_ii_d</text:p>
          </table:table-cell>
          <table:table-cell table:number-columns-repeated="10"/>
          <table:table-cell table:formula="of:=COM.MICROSOFT.CONCAT([.B176:.Q176])" office:value-type="string" office:string-value="LD_D_ii_d" calcext:value-type="string">
            <text:p>LD_D_ii_d</text:p>
          </table:table-cell>
          <table:table-cell/>
          <table:table-cell table:formula="of:=IF([.T176]=&quot;&quot;; &quot;&quot;; COM.MICROSOFT.CONCAT(&quot;void &quot;;[.T176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8]" office:value-type="string" office:string-value="LD_H_ii_d" calcext:value-type="string">
            <text:p>LD_H_ii_d</text:p>
          </table:table-cell>
          <table:table-cell table:number-columns-repeated="10"/>
          <table:table-cell table:formula="of:=COM.MICROSOFT.CONCAT([.B177:.Q177])" office:value-type="string" office:string-value="LD_H_ii_d" calcext:value-type="string">
            <text:p>LD_H_ii_d</text:p>
          </table:table-cell>
          <table:table-cell/>
          <table:table-cell table:formula="of:=IF([.T177]=&quot;&quot;; &quot;&quot;; COM.MICROSOFT.CONCAT(&quot;void &quot;;[.T177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9]" office:value-type="float" office:value="0" calcext:value-type="float">
            <text:p>0</text:p>
          </table:table-cell>
          <table:table-cell table:number-columns-repeated="10"/>
          <table:table-cell table:formula="of:=COM.MICROSOFT.CONCAT([.B178:.Q178])">
            <text:p/>
          </table:table-cell>
          <table:table-cell/>
          <table:table-cell table:formula="of:=IF([.T178]=&quot;&quot;; &quot;&quot;; COM.MICROSOFT.CONCAT(&quot;void &quot;;[.T178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0]" office:value-type="string" office:string-value="ADD_ii_d" calcext:value-type="string">
            <text:p>ADD_ii_d</text:p>
          </table:table-cell>
          <table:table-cell table:number-columns-repeated="10"/>
          <table:table-cell table:formula="of:=COM.MICROSOFT.CONCAT([.B179:.Q179])" office:value-type="string" office:string-value="ADD_ii_d" calcext:value-type="string">
            <text:p>ADD_ii_d</text:p>
          </table:table-cell>
          <table:table-cell/>
          <table:table-cell table:formula="of:=IF([.T179]=&quot;&quot;; &quot;&quot;; COM.MICROSOFT.CONCAT(&quot;void &quot;;[.T179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1]" office:value-type="string" office:string-value="SUB_ii_d" calcext:value-type="string">
            <text:p>SUB_ii_d</text:p>
          </table:table-cell>
          <table:table-cell table:number-columns-repeated="10"/>
          <table:table-cell table:formula="of:=COM.MICROSOFT.CONCAT([.B180:.Q180])" office:value-type="string" office:string-value="SUB_ii_d" calcext:value-type="string">
            <text:p>SUB_ii_d</text:p>
          </table:table-cell>
          <table:table-cell/>
          <table:table-cell table:formula="of:=IF([.T180]=&quot;&quot;; &quot;&quot;; COM.MICROSOFT.CONCAT(&quot;void &quot;;[.T180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2]" office:value-type="string" office:string-value="AND_ii_d" calcext:value-type="string">
            <text:p>AND_ii_d</text:p>
          </table:table-cell>
          <table:table-cell table:number-columns-repeated="10"/>
          <table:table-cell table:formula="of:=COM.MICROSOFT.CONCAT([.B181:.Q181])" office:value-type="string" office:string-value="AND_ii_d" calcext:value-type="string">
            <text:p>AND_ii_d</text:p>
          </table:table-cell>
          <table:table-cell/>
          <table:table-cell table:formula="of:=IF([.T181]=&quot;&quot;; &quot;&quot;; COM.MICROSOFT.CONCAT(&quot;void &quot;;[.T181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3]" office:value-type="string" office:string-value="OR_ii_d" calcext:value-type="string">
            <text:p>OR_ii_d</text:p>
          </table:table-cell>
          <table:table-cell table:number-columns-repeated="10"/>
          <table:table-cell table:formula="of:=COM.MICROSOFT.CONCAT([.B182:.Q182])" office:value-type="string" office:string-value="OR_ii_d" calcext:value-type="string">
            <text:p>OR_ii_d</text:p>
          </table:table-cell>
          <table:table-cell/>
          <table:table-cell table:formula="of:=IF([.T182]=&quot;&quot;; &quot;&quot;; COM.MICROSOFT.CONCAT(&quot;void &quot;;[.T182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4]" office:value-type="float" office:value="0" calcext:value-type="float">
            <text:p>0</text:p>
          </table:table-cell>
          <table:table-cell table:number-columns-repeated="10"/>
          <table:table-cell table:formula="of:=COM.MICROSOFT.CONCAT([.B183:.Q183])">
            <text:p/>
          </table:table-cell>
          <table:table-cell/>
          <table:table-cell table:formula="of:=IF([.T183]=&quot;&quot;; &quot;&quot;; COM.MICROSOFT.CONCAT(&quot;void &quot;;[.T183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5]" office:value-type="float" office:value="0" calcext:value-type="float">
            <text:p>0</text:p>
          </table:table-cell>
          <table:table-cell table:number-columns-repeated="10"/>
          <table:table-cell table:formula="of:=COM.MICROSOFT.CONCAT([.B184:.Q184])">
            <text:p/>
          </table:table-cell>
          <table:table-cell/>
          <table:table-cell table:formula="of:=IF([.T184]=&quot;&quot;; &quot;&quot;; COM.MICROSOFT.CONCAT(&quot;void &quot;;[.T184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6]" office:value-type="float" office:value="0" calcext:value-type="float">
            <text:p>0</text:p>
          </table:table-cell>
          <table:table-cell table:number-columns-repeated="10"/>
          <table:table-cell table:formula="of:=COM.MICROSOFT.CONCAT([.B185:.Q185])">
            <text:p/>
          </table:table-cell>
          <table:table-cell/>
          <table:table-cell table:formula="of:=IF([.T185]=&quot;&quot;; &quot;&quot;; COM.MICROSOFT.CONCAT(&quot;void &quot;;[.T185];&quot;() {}&quot;))">
            <text:p/>
          </table:table-cell>
          <table:table-cell table:number-columns-repeated="1003"/>
        </table:table-row>
        <table:table-row table:style-name="ro2">
          <table:table-cell table:number-columns-repeated="7"/>
          <table:table-cell table:formula="of:=[.H$17]" office:value-type="float" office:value="0" calcext:value-type="float">
            <text:p>0</text:p>
          </table:table-cell>
          <table:table-cell table:number-columns-repeated="10"/>
          <table:table-cell table:formula="of:=COM.MICROSOFT.CONCAT([.B186:.Q186])">
            <text:p/>
          </table:table-cell>
          <table:table-cell/>
          <table:table-cell table:formula="of:=IF([.T186]=&quot;&quot;; &quot;&quot;; COM.MICROSOFT.CONCAT(&quot;void &quot;;[.T186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2]" office:value-type="float" office:value="0" calcext:value-type="float">
            <text:p>0</text:p>
          </table:table-cell>
          <table:table-cell table:number-columns-repeated="9"/>
          <table:table-cell table:formula="of:=COM.MICROSOFT.CONCAT([.B187:.Q187])">
            <text:p/>
          </table:table-cell>
          <table:table-cell/>
          <table:table-cell table:formula="of:=IF([.T187]=&quot;&quot;; &quot;&quot;; COM.MICROSOFT.CONCAT(&quot;void &quot;;[.T187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3]" office:value-type="float" office:value="0" calcext:value-type="float">
            <text:p>0</text:p>
          </table:table-cell>
          <table:table-cell table:number-columns-repeated="9"/>
          <table:table-cell table:formula="of:=COM.MICROSOFT.CONCAT([.B188:.Q188])">
            <text:p/>
          </table:table-cell>
          <table:table-cell/>
          <table:table-cell table:formula="of:=IF([.T188]=&quot;&quot;; &quot;&quot;; COM.MICROSOFT.CONCAT(&quot;void &quot;;[.T188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4]" office:value-type="float" office:value="0" calcext:value-type="float">
            <text:p>0</text:p>
          </table:table-cell>
          <table:table-cell table:number-columns-repeated="9"/>
          <table:table-cell table:formula="of:=COM.MICROSOFT.CONCAT([.B189:.Q189])">
            <text:p/>
          </table:table-cell>
          <table:table-cell/>
          <table:table-cell table:formula="of:=IF([.T189]=&quot;&quot;; &quot;&quot;; COM.MICROSOFT.CONCAT(&quot;void &quot;;[.T189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5]" office:value-type="float" office:value="0" calcext:value-type="float">
            <text:p>0</text:p>
          </table:table-cell>
          <table:table-cell table:number-columns-repeated="9"/>
          <table:table-cell table:formula="of:=COM.MICROSOFT.CONCAT([.B190:.Q190])">
            <text:p/>
          </table:table-cell>
          <table:table-cell/>
          <table:table-cell table:formula="of:=IF([.T190]=&quot;&quot;; &quot;&quot;; COM.MICROSOFT.CONCAT(&quot;void &quot;;[.T190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6]" office:value-type="string" office:string-value="LD_R_S" calcext:value-type="string">
            <text:p>LD_R_S</text:p>
          </table:table-cell>
          <table:table-cell table:number-columns-repeated="9"/>
          <table:table-cell table:formula="of:=COM.MICROSOFT.CONCAT([.B191:.Q191])" office:value-type="string" office:string-value="LD_R_S" calcext:value-type="string">
            <text:p>LD_R_S</text:p>
          </table:table-cell>
          <table:table-cell/>
          <table:table-cell table:formula="of:=IF([.T191]=&quot;&quot;; &quot;&quot;; COM.MICROSOFT.CONCAT(&quot;void &quot;;[.T191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7]" office:value-type="string" office:string-value="LD_R_S" calcext:value-type="string">
            <text:p>LD_R_S</text:p>
          </table:table-cell>
          <table:table-cell table:number-columns-repeated="9"/>
          <table:table-cell table:formula="of:=COM.MICROSOFT.CONCAT([.B192:.Q192])" office:value-type="string" office:string-value="LD_R_S" calcext:value-type="string">
            <text:p>LD_R_S</text:p>
          </table:table-cell>
          <table:table-cell/>
          <table:table-cell table:formula="of:=IF([.T192]=&quot;&quot;; &quot;&quot;; COM.MICROSOFT.CONCAT(&quot;void &quot;;[.T192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8]" office:value-type="string" office:string-value="LD_I_S" calcext:value-type="string">
            <text:p>LD_I_S</text:p>
          </table:table-cell>
          <table:table-cell table:number-columns-repeated="9"/>
          <table:table-cell table:formula="of:=COM.MICROSOFT.CONCAT([.B193:.Q193])" office:value-type="string" office:string-value="LD_I_S" calcext:value-type="string">
            <text:p>LD_I_S</text:p>
          </table:table-cell>
          <table:table-cell/>
          <table:table-cell table:formula="of:=IF([.T193]=&quot;&quot;; &quot;&quot;; COM.MICROSOFT.CONCAT(&quot;void &quot;;[.T193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9]" office:value-type="string" office:string-value="LD_ii_d_R" calcext:value-type="string">
            <text:p>LD_ii_d_R</text:p>
          </table:table-cell>
          <table:table-cell table:number-columns-repeated="9"/>
          <table:table-cell table:formula="of:=COM.MICROSOFT.CONCAT([.B194:.Q194])" office:value-type="string" office:string-value="LD_ii_d_R" calcext:value-type="string">
            <text:p>LD_ii_d_R</text:p>
          </table:table-cell>
          <table:table-cell/>
          <table:table-cell table:formula="of:=IF([.T194]=&quot;&quot;; &quot;&quot;; COM.MICROSOFT.CONCAT(&quot;void &quot;;[.T194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0]" office:value-type="string" office:string-value="ADD_S" calcext:value-type="string">
            <text:p>ADD_S</text:p>
          </table:table-cell>
          <table:table-cell table:number-columns-repeated="9"/>
          <table:table-cell table:formula="of:=COM.MICROSOFT.CONCAT([.B195:.Q195])" office:value-type="string" office:string-value="ADD_S" calcext:value-type="string">
            <text:p>ADD_S</text:p>
          </table:table-cell>
          <table:table-cell/>
          <table:table-cell table:formula="of:=IF([.T195]=&quot;&quot;; &quot;&quot;; COM.MICROSOFT.CONCAT(&quot;void &quot;;[.T195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1]" office:value-type="string" office:string-value="SUB_S" calcext:value-type="string">
            <text:p>SUB_S</text:p>
          </table:table-cell>
          <table:table-cell table:number-columns-repeated="9"/>
          <table:table-cell table:formula="of:=COM.MICROSOFT.CONCAT([.B196:.Q196])" office:value-type="string" office:string-value="SUB_S" calcext:value-type="string">
            <text:p>SUB_S</text:p>
          </table:table-cell>
          <table:table-cell/>
          <table:table-cell table:formula="of:=IF([.T196]=&quot;&quot;; &quot;&quot;; COM.MICROSOFT.CONCAT(&quot;void &quot;;[.T196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2]" office:value-type="string" office:string-value="AND_S" calcext:value-type="string">
            <text:p>AND_S</text:p>
          </table:table-cell>
          <table:table-cell table:number-columns-repeated="9"/>
          <table:table-cell table:formula="of:=COM.MICROSOFT.CONCAT([.B197:.Q197])" office:value-type="string" office:string-value="AND_S" calcext:value-type="string">
            <text:p>AND_S</text:p>
          </table:table-cell>
          <table:table-cell/>
          <table:table-cell table:formula="of:=IF([.T197]=&quot;&quot;; &quot;&quot;; COM.MICROSOFT.CONCAT(&quot;void &quot;;[.T197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3]" office:value-type="string" office:string-value="OR_S" calcext:value-type="string">
            <text:p>OR_S</text:p>
          </table:table-cell>
          <table:table-cell table:number-columns-repeated="9"/>
          <table:table-cell table:formula="of:=COM.MICROSOFT.CONCAT([.B198:.Q198])" office:value-type="string" office:string-value="OR_S" calcext:value-type="string">
            <text:p>OR_S</text:p>
          </table:table-cell>
          <table:table-cell/>
          <table:table-cell table:formula="of:=IF([.T198]=&quot;&quot;; &quot;&quot;; COM.MICROSOFT.CONCAT(&quot;void &quot;;[.T198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4]" office:value-type="float" office:value="0" calcext:value-type="float">
            <text:p>0</text:p>
          </table:table-cell>
          <table:table-cell table:number-columns-repeated="9"/>
          <table:table-cell table:formula="of:=COM.MICROSOFT.CONCAT([.B199:.Q199])">
            <text:p/>
          </table:table-cell>
          <table:table-cell/>
          <table:table-cell table:formula="of:=IF([.T199]=&quot;&quot;; &quot;&quot;; COM.MICROSOFT.CONCAT(&quot;void &quot;;[.T199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5]" office:value-type="float" office:value="0" calcext:value-type="float">
            <text:p>0</text:p>
          </table:table-cell>
          <table:table-cell table:number-columns-repeated="9"/>
          <table:table-cell table:formula="of:=COM.MICROSOFT.CONCAT([.B200:.Q200])">
            <text:p/>
          </table:table-cell>
          <table:table-cell/>
          <table:table-cell table:formula="of:=IF([.T200]=&quot;&quot;; &quot;&quot;; COM.MICROSOFT.CONCAT(&quot;void &quot;;[.T200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6]" office:value-type="float" office:value="0" calcext:value-type="float">
            <text:p>0</text:p>
          </table:table-cell>
          <table:table-cell table:number-columns-repeated="9"/>
          <table:table-cell table:formula="of:=COM.MICROSOFT.CONCAT([.B201:.Q201])">
            <text:p/>
          </table:table-cell>
          <table:table-cell/>
          <table:table-cell table:formula="of:=IF([.T201]=&quot;&quot;; &quot;&quot;; COM.MICROSOFT.CONCAT(&quot;void &quot;;[.T201];&quot;() {}&quot;))">
            <text:p/>
          </table:table-cell>
          <table:table-cell table:number-columns-repeated="1003"/>
        </table:table-row>
        <table:table-row table:style-name="ro2">
          <table:table-cell table:number-columns-repeated="8"/>
          <table:table-cell table:formula="of:=[.I$17]" office:value-type="float" office:value="0" calcext:value-type="float">
            <text:p>0</text:p>
          </table:table-cell>
          <table:table-cell table:number-columns-repeated="9"/>
          <table:table-cell table:formula="of:=COM.MICROSOFT.CONCAT([.B202:.Q202])">
            <text:p/>
          </table:table-cell>
          <table:table-cell/>
          <table:table-cell table:formula="of:=IF([.T202]=&quot;&quot;; &quot;&quot;; COM.MICROSOFT.CONCAT(&quot;void &quot;;[.T202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2]" office:value-type="float" office:value="0" calcext:value-type="float">
            <text:p>0</text:p>
          </table:table-cell>
          <table:table-cell table:number-columns-repeated="8"/>
          <table:table-cell table:formula="of:=COM.MICROSOFT.CONCAT([.B203:.Q203])">
            <text:p/>
          </table:table-cell>
          <table:table-cell/>
          <table:table-cell table:formula="of:=IF([.T203]=&quot;&quot;; &quot;&quot;; COM.MICROSOFT.CONCAT(&quot;void &quot;;[.T203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3]" office:value-type="float" office:value="0" calcext:value-type="float">
            <text:p>0</text:p>
          </table:table-cell>
          <table:table-cell table:number-columns-repeated="8"/>
          <table:table-cell table:formula="of:=COM.MICROSOFT.CONCAT([.B204:.Q204])">
            <text:p/>
          </table:table-cell>
          <table:table-cell/>
          <table:table-cell table:formula="of:=IF([.T204]=&quot;&quot;; &quot;&quot;; COM.MICROSOFT.CONCAT(&quot;void &quot;;[.T204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4]" office:value-type="float" office:value="0" calcext:value-type="float">
            <text:p>0</text:p>
          </table:table-cell>
          <table:table-cell table:number-columns-repeated="8"/>
          <table:table-cell table:formula="of:=COM.MICROSOFT.CONCAT([.B205:.Q205])">
            <text:p/>
          </table:table-cell>
          <table:table-cell/>
          <table:table-cell table:formula="of:=IF([.T205]=&quot;&quot;; &quot;&quot;; COM.MICROSOFT.CONCAT(&quot;void &quot;;[.T205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5]" office:value-type="float" office:value="0" calcext:value-type="float">
            <text:p>0</text:p>
          </table:table-cell>
          <table:table-cell table:number-columns-repeated="8"/>
          <table:table-cell table:formula="of:=COM.MICROSOFT.CONCAT([.B206:.Q206])">
            <text:p/>
          </table:table-cell>
          <table:table-cell/>
          <table:table-cell table:formula="of:=IF([.T206]=&quot;&quot;; &quot;&quot;; COM.MICROSOFT.CONCAT(&quot;void &quot;;[.T206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6]" office:value-type="string" office:string-value="LD_R_S" calcext:value-type="string">
            <text:p>LD_R_S</text:p>
          </table:table-cell>
          <table:table-cell table:number-columns-repeated="8"/>
          <table:table-cell table:formula="of:=COM.MICROSOFT.CONCAT([.B207:.Q207])" office:value-type="string" office:string-value="LD_R_S" calcext:value-type="string">
            <text:p>LD_R_S</text:p>
          </table:table-cell>
          <table:table-cell/>
          <table:table-cell table:formula="of:=IF([.T207]=&quot;&quot;; &quot;&quot;; COM.MICROSOFT.CONCAT(&quot;void &quot;;[.T207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7]" office:value-type="string" office:string-value="LD_R_S" calcext:value-type="string">
            <text:p>LD_R_S</text:p>
          </table:table-cell>
          <table:table-cell table:number-columns-repeated="8"/>
          <table:table-cell table:formula="of:=COM.MICROSOFT.CONCAT([.B208:.Q208])" office:value-type="string" office:string-value="LD_R_S" calcext:value-type="string">
            <text:p>LD_R_S</text:p>
          </table:table-cell>
          <table:table-cell/>
          <table:table-cell table:formula="of:=IF([.T208]=&quot;&quot;; &quot;&quot;; COM.MICROSOFT.CONCAT(&quot;void &quot;;[.T208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8]" office:value-type="string" office:string-value="LD_I_S" calcext:value-type="string">
            <text:p>LD_I_S</text:p>
          </table:table-cell>
          <table:table-cell table:number-columns-repeated="8"/>
          <table:table-cell table:formula="of:=COM.MICROSOFT.CONCAT([.B209:.Q209])" office:value-type="string" office:string-value="LD_I_S" calcext:value-type="string">
            <text:p>LD_I_S</text:p>
          </table:table-cell>
          <table:table-cell/>
          <table:table-cell table:formula="of:=IF([.T209]=&quot;&quot;; &quot;&quot;; COM.MICROSOFT.CONCAT(&quot;void &quot;;[.T209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9]" office:value-type="string" office:string-value="LD_R_S" calcext:value-type="string">
            <text:p>LD_R_S</text:p>
          </table:table-cell>
          <table:table-cell table:number-columns-repeated="8"/>
          <table:table-cell table:formula="of:=COM.MICROSOFT.CONCAT([.B210:.Q210])" office:value-type="string" office:string-value="LD_R_S" calcext:value-type="string">
            <text:p>LD_R_S</text:p>
          </table:table-cell>
          <table:table-cell/>
          <table:table-cell table:formula="of:=IF([.T210]=&quot;&quot;; &quot;&quot;; COM.MICROSOFT.CONCAT(&quot;void &quot;;[.T210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0]" office:value-type="string" office:string-value="ADC_S" calcext:value-type="string">
            <text:p>ADC_S</text:p>
          </table:table-cell>
          <table:table-cell table:number-columns-repeated="8"/>
          <table:table-cell table:formula="of:=COM.MICROSOFT.CONCAT([.B211:.Q211])" office:value-type="string" office:string-value="ADC_S" calcext:value-type="string">
            <text:p>ADC_S</text:p>
          </table:table-cell>
          <table:table-cell/>
          <table:table-cell table:formula="of:=IF([.T211]=&quot;&quot;; &quot;&quot;; COM.MICROSOFT.CONCAT(&quot;void &quot;;[.T211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1]" office:value-type="string" office:string-value="SBC_S" calcext:value-type="string">
            <text:p>SBC_S</text:p>
          </table:table-cell>
          <table:table-cell table:number-columns-repeated="8"/>
          <table:table-cell table:formula="of:=COM.MICROSOFT.CONCAT([.B212:.Q212])" office:value-type="string" office:string-value="SBC_S" calcext:value-type="string">
            <text:p>SBC_S</text:p>
          </table:table-cell>
          <table:table-cell/>
          <table:table-cell table:formula="of:=IF([.T212]=&quot;&quot;; &quot;&quot;; COM.MICROSOFT.CONCAT(&quot;void &quot;;[.T212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2]" office:value-type="string" office:string-value="XOR_S" calcext:value-type="string">
            <text:p>XOR_S</text:p>
          </table:table-cell>
          <table:table-cell table:number-columns-repeated="8"/>
          <table:table-cell table:formula="of:=COM.MICROSOFT.CONCAT([.B213:.Q213])" office:value-type="string" office:string-value="XOR_S" calcext:value-type="string">
            <text:p>XOR_S</text:p>
          </table:table-cell>
          <table:table-cell/>
          <table:table-cell table:formula="of:=IF([.T213]=&quot;&quot;; &quot;&quot;; COM.MICROSOFT.CONCAT(&quot;void &quot;;[.T213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3]" office:value-type="string" office:string-value="CP_S" calcext:value-type="string">
            <text:p>CP_S</text:p>
          </table:table-cell>
          <table:table-cell table:number-columns-repeated="8"/>
          <table:table-cell table:formula="of:=COM.MICROSOFT.CONCAT([.B214:.Q214])" office:value-type="string" office:string-value="CP_S" calcext:value-type="string">
            <text:p>CP_S</text:p>
          </table:table-cell>
          <table:table-cell/>
          <table:table-cell table:formula="of:=IF([.T214]=&quot;&quot;; &quot;&quot;; COM.MICROSOFT.CONCAT(&quot;void &quot;;[.T214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4]" office:value-type="float" office:value="0" calcext:value-type="float">
            <text:p>0</text:p>
          </table:table-cell>
          <table:table-cell table:number-columns-repeated="8"/>
          <table:table-cell table:formula="of:=COM.MICROSOFT.CONCAT([.B215:.Q215])">
            <text:p/>
          </table:table-cell>
          <table:table-cell/>
          <table:table-cell table:formula="of:=IF([.T215]=&quot;&quot;; &quot;&quot;; COM.MICROSOFT.CONCAT(&quot;void &quot;;[.T215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5]" office:value-type="float" office:value="0" calcext:value-type="float">
            <text:p>0</text:p>
          </table:table-cell>
          <table:table-cell table:number-columns-repeated="8"/>
          <table:table-cell table:formula="of:=COM.MICROSOFT.CONCAT([.B216:.Q216])">
            <text:p/>
          </table:table-cell>
          <table:table-cell/>
          <table:table-cell table:formula="of:=IF([.T216]=&quot;&quot;; &quot;&quot;; COM.MICROSOFT.CONCAT(&quot;void &quot;;[.T216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6]" office:value-type="float" office:value="0" calcext:value-type="float">
            <text:p>0</text:p>
          </table:table-cell>
          <table:table-cell table:number-columns-repeated="8"/>
          <table:table-cell table:formula="of:=COM.MICROSOFT.CONCAT([.B217:.Q217])">
            <text:p/>
          </table:table-cell>
          <table:table-cell/>
          <table:table-cell table:formula="of:=IF([.T217]=&quot;&quot;; &quot;&quot;; COM.MICROSOFT.CONCAT(&quot;void &quot;;[.T217];&quot;() {}&quot;))">
            <text:p/>
          </table:table-cell>
          <table:table-cell table:number-columns-repeated="1003"/>
        </table:table-row>
        <table:table-row table:style-name="ro2">
          <table:table-cell table:number-columns-repeated="9"/>
          <table:table-cell table:formula="of:=[.J$17]" office:value-type="float" office:value="0" calcext:value-type="float">
            <text:p>0</text:p>
          </table:table-cell>
          <table:table-cell table:number-columns-repeated="8"/>
          <table:table-cell table:formula="of:=COM.MICROSOFT.CONCAT([.B218:.Q218])">
            <text:p/>
          </table:table-cell>
          <table:table-cell/>
          <table:table-cell table:formula="of:=IF([.T218]=&quot;&quot;; &quot;&quot;; COM.MICROSOFT.CONCAT(&quot;void &quot;;[.T21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2]" office:value-type="string" office:string-value="ADD_II_RR" calcext:value-type="string">
            <text:p>ADD_II_RR</text:p>
          </table:table-cell>
          <table:table-cell table:number-columns-repeated="7"/>
          <table:table-cell table:formula="of:=COM.MICROSOFT.CONCAT([.B219:.Q219])" office:value-type="string" office:string-value="ADD_II_RR" calcext:value-type="string">
            <text:p>ADD_II_RR</text:p>
          </table:table-cell>
          <table:table-cell/>
          <table:table-cell table:formula="of:=IF([.T219]=&quot;&quot;; &quot;&quot;; COM.MICROSOFT.CONCAT(&quot;void &quot;;[.T21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3]" office:value-type="string" office:string-value="ADD_II_RR" calcext:value-type="string">
            <text:p>ADD_II_RR</text:p>
          </table:table-cell>
          <table:table-cell table:number-columns-repeated="7"/>
          <table:table-cell table:formula="of:=COM.MICROSOFT.CONCAT([.B220:.Q220])" office:value-type="string" office:string-value="ADD_II_RR" calcext:value-type="string">
            <text:p>ADD_II_RR</text:p>
          </table:table-cell>
          <table:table-cell/>
          <table:table-cell table:formula="of:=IF([.T220]=&quot;&quot;; &quot;&quot;; COM.MICROSOFT.CONCAT(&quot;void &quot;;[.T22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4]" office:value-type="string" office:string-value="ADD_II_RR" calcext:value-type="string">
            <text:p>ADD_II_RR</text:p>
          </table:table-cell>
          <table:table-cell table:number-columns-repeated="7"/>
          <table:table-cell table:formula="of:=COM.MICROSOFT.CONCAT([.B221:.Q221])" office:value-type="string" office:string-value="ADD_II_RR" calcext:value-type="string">
            <text:p>ADD_II_RR</text:p>
          </table:table-cell>
          <table:table-cell/>
          <table:table-cell table:formula="of:=IF([.T221]=&quot;&quot;; &quot;&quot;; COM.MICROSOFT.CONCAT(&quot;void &quot;;[.T22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5]" office:value-type="string" office:string-value="ADD_II_RR" calcext:value-type="string">
            <text:p>ADD_II_RR</text:p>
          </table:table-cell>
          <table:table-cell table:number-columns-repeated="7"/>
          <table:table-cell table:formula="of:=COM.MICROSOFT.CONCAT([.B222:.Q222])" office:value-type="string" office:string-value="ADD_II_RR" calcext:value-type="string">
            <text:p>ADD_II_RR</text:p>
          </table:table-cell>
          <table:table-cell/>
          <table:table-cell table:formula="of:=IF([.T222]=&quot;&quot;; &quot;&quot;; COM.MICROSOFT.CONCAT(&quot;void &quot;;[.T22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6]" office:value-type="string" office:string-value="LD_R_S" calcext:value-type="string">
            <text:p>LD_R_S</text:p>
          </table:table-cell>
          <table:table-cell table:number-columns-repeated="7"/>
          <table:table-cell table:formula="of:=COM.MICROSOFT.CONCAT([.B223:.Q223])" office:value-type="string" office:string-value="LD_R_S" calcext:value-type="string">
            <text:p>LD_R_S</text:p>
          </table:table-cell>
          <table:table-cell/>
          <table:table-cell table:formula="of:=IF([.T223]=&quot;&quot;; &quot;&quot;; COM.MICROSOFT.CONCAT(&quot;void &quot;;[.T22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7]" office:value-type="string" office:string-value="LD_R_S" calcext:value-type="string">
            <text:p>LD_R_S</text:p>
          </table:table-cell>
          <table:table-cell table:number-columns-repeated="7"/>
          <table:table-cell table:formula="of:=COM.MICROSOFT.CONCAT([.B224:.Q224])" office:value-type="string" office:string-value="LD_R_S" calcext:value-type="string">
            <text:p>LD_R_S</text:p>
          </table:table-cell>
          <table:table-cell/>
          <table:table-cell table:formula="of:=IF([.T224]=&quot;&quot;; &quot;&quot;; COM.MICROSOFT.CONCAT(&quot;void &quot;;[.T22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8]" office:value-type="string" office:string-value="LD_I_S" calcext:value-type="string">
            <text:p>LD_I_S</text:p>
          </table:table-cell>
          <table:table-cell table:number-columns-repeated="7"/>
          <table:table-cell table:formula="of:=COM.MICROSOFT.CONCAT([.B225:.Q225])" office:value-type="string" office:string-value="LD_I_S" calcext:value-type="string">
            <text:p>LD_I_S</text:p>
          </table:table-cell>
          <table:table-cell/>
          <table:table-cell table:formula="of:=IF([.T225]=&quot;&quot;; &quot;&quot;; COM.MICROSOFT.CONCAT(&quot;void &quot;;[.T22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9]" office:value-type="string" office:string-value="LD_R_S" calcext:value-type="string">
            <text:p>LD_R_S</text:p>
          </table:table-cell>
          <table:table-cell table:number-columns-repeated="7"/>
          <table:table-cell table:formula="of:=COM.MICROSOFT.CONCAT([.B226:.Q226])" office:value-type="string" office:string-value="LD_R_S" calcext:value-type="string">
            <text:p>LD_R_S</text:p>
          </table:table-cell>
          <table:table-cell/>
          <table:table-cell table:formula="of:=IF([.T226]=&quot;&quot;; &quot;&quot;; COM.MICROSOFT.CONCAT(&quot;void &quot;;[.T22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0]" office:value-type="string" office:string-value="ADC_S" calcext:value-type="string">
            <text:p>ADC_S</text:p>
          </table:table-cell>
          <table:table-cell table:number-columns-repeated="7"/>
          <table:table-cell table:formula="of:=COM.MICROSOFT.CONCAT([.B227:.Q227])" office:value-type="string" office:string-value="ADC_S" calcext:value-type="string">
            <text:p>ADC_S</text:p>
          </table:table-cell>
          <table:table-cell/>
          <table:table-cell table:formula="of:=IF([.T227]=&quot;&quot;; &quot;&quot;; COM.MICROSOFT.CONCAT(&quot;void &quot;;[.T22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1]" office:value-type="string" office:string-value="SBC_S" calcext:value-type="string">
            <text:p>SBC_S</text:p>
          </table:table-cell>
          <table:table-cell table:number-columns-repeated="7"/>
          <table:table-cell table:formula="of:=COM.MICROSOFT.CONCAT([.B228:.Q228])" office:value-type="string" office:string-value="SBC_S" calcext:value-type="string">
            <text:p>SBC_S</text:p>
          </table:table-cell>
          <table:table-cell/>
          <table:table-cell table:formula="of:=IF([.T228]=&quot;&quot;; &quot;&quot;; COM.MICROSOFT.CONCAT(&quot;void &quot;;[.T22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2]" office:value-type="string" office:string-value="XOR_S" calcext:value-type="string">
            <text:p>XOR_S</text:p>
          </table:table-cell>
          <table:table-cell table:number-columns-repeated="7"/>
          <table:table-cell table:formula="of:=COM.MICROSOFT.CONCAT([.B229:.Q229])" office:value-type="string" office:string-value="XOR_S" calcext:value-type="string">
            <text:p>XOR_S</text:p>
          </table:table-cell>
          <table:table-cell/>
          <table:table-cell table:formula="of:=IF([.T229]=&quot;&quot;; &quot;&quot;; COM.MICROSOFT.CONCAT(&quot;void &quot;;[.T22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3]" office:value-type="string" office:string-value="CP_S" calcext:value-type="string">
            <text:p>CP_S</text:p>
          </table:table-cell>
          <table:table-cell table:number-columns-repeated="7"/>
          <table:table-cell table:formula="of:=COM.MICROSOFT.CONCAT([.B230:.Q230])" office:value-type="string" office:string-value="CP_S" calcext:value-type="string">
            <text:p>CP_S</text:p>
          </table:table-cell>
          <table:table-cell/>
          <table:table-cell table:formula="of:=IF([.T230]=&quot;&quot;; &quot;&quot;; COM.MICROSOFT.CONCAT(&quot;void &quot;;[.T23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4]" office:value-type="float" office:value="0" calcext:value-type="float">
            <text:p>0</text:p>
          </table:table-cell>
          <table:table-cell table:number-columns-repeated="7"/>
          <table:table-cell table:formula="of:=COM.MICROSOFT.CONCAT([.B231:.Q231])">
            <text:p/>
          </table:table-cell>
          <table:table-cell/>
          <table:table-cell table:formula="of:=IF([.T231]=&quot;&quot;; &quot;&quot;; COM.MICROSOFT.CONCAT(&quot;void &quot;;[.T23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5]" office:value-type="float" office:value="0" calcext:value-type="float">
            <text:p>0</text:p>
          </table:table-cell>
          <table:table-cell table:number-columns-repeated="7"/>
          <table:table-cell table:formula="of:=COM.MICROSOFT.CONCAT([.B232:.Q232])">
            <text:p/>
          </table:table-cell>
          <table:table-cell/>
          <table:table-cell table:formula="of:=IF([.T232]=&quot;&quot;; &quot;&quot;; COM.MICROSOFT.CONCAT(&quot;void &quot;;[.T23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6]" office:value-type="string" office:string-value="JP_ii" calcext:value-type="string">
            <text:p>JP_ii</text:p>
          </table:table-cell>
          <table:table-cell table:number-columns-repeated="7"/>
          <table:table-cell table:formula="of:=COM.MICROSOFT.CONCAT([.B233:.Q233])" office:value-type="string" office:string-value="JP_ii" calcext:value-type="string">
            <text:p>JP_ii</text:p>
          </table:table-cell>
          <table:table-cell/>
          <table:table-cell table:formula="of:=IF([.T233]=&quot;&quot;; &quot;&quot;; COM.MICROSOFT.CONCAT(&quot;void &quot;;[.T23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0"/>
          <table:table-cell table:formula="of:=[.K$17]" office:value-type="string" office:string-value="LD_SP_II" calcext:value-type="string">
            <text:p>LD_SP_II</text:p>
          </table:table-cell>
          <table:table-cell table:number-columns-repeated="7"/>
          <table:table-cell table:formula="of:=COM.MICROSOFT.CONCAT([.B234:.Q234])" office:value-type="string" office:string-value="LD_SP_II" calcext:value-type="string">
            <text:p>LD_SP_II</text:p>
          </table:table-cell>
          <table:table-cell/>
          <table:table-cell table:formula="of:=IF([.T234]=&quot;&quot;; &quot;&quot;; COM.MICROSOFT.CONCAT(&quot;void &quot;;[.T23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2]" office:value-type="float" office:value="0" calcext:value-type="float">
            <text:p>0</text:p>
          </table:table-cell>
          <table:table-cell table:number-columns-repeated="6"/>
          <table:table-cell table:formula="of:=COM.MICROSOFT.CONCAT([.B235:.Q235])">
            <text:p/>
          </table:table-cell>
          <table:table-cell/>
          <table:table-cell table:formula="of:=IF([.T235]=&quot;&quot;; &quot;&quot;; COM.MICROSOFT.CONCAT(&quot;void &quot;;[.T23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3]" office:value-type="float" office:value="0" calcext:value-type="float">
            <text:p>0</text:p>
          </table:table-cell>
          <table:table-cell table:number-columns-repeated="6"/>
          <table:table-cell table:formula="of:=COM.MICROSOFT.CONCAT([.B236:.Q236])">
            <text:p/>
          </table:table-cell>
          <table:table-cell/>
          <table:table-cell table:formula="of:=IF([.T236]=&quot;&quot;; &quot;&quot;; COM.MICROSOFT.CONCAT(&quot;void &quot;;[.T23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4]" office:value-type="string" office:string-value="LD_II_nn" calcext:value-type="string">
            <text:p>LD_II_nn</text:p>
          </table:table-cell>
          <table:table-cell table:number-columns-repeated="6"/>
          <table:table-cell table:formula="of:=COM.MICROSOFT.CONCAT([.B237:.Q237])" office:value-type="string" office:string-value="LD_II_nn" calcext:value-type="string">
            <text:p>LD_II_nn</text:p>
          </table:table-cell>
          <table:table-cell/>
          <table:table-cell table:formula="of:=IF([.T237]=&quot;&quot;; &quot;&quot;; COM.MICROSOFT.CONCAT(&quot;void &quot;;[.T23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5]" office:value-type="float" office:value="0" calcext:value-type="float">
            <text:p>0</text:p>
          </table:table-cell>
          <table:table-cell table:number-columns-repeated="6"/>
          <table:table-cell table:formula="of:=COM.MICROSOFT.CONCAT([.B238:.Q238])">
            <text:p/>
          </table:table-cell>
          <table:table-cell/>
          <table:table-cell table:formula="of:=IF([.T238]=&quot;&quot;; &quot;&quot;; COM.MICROSOFT.CONCAT(&quot;void &quot;;[.T23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6]" office:value-type="string" office:string-value="LD_R_S" calcext:value-type="string">
            <text:p>LD_R_S</text:p>
          </table:table-cell>
          <table:table-cell table:number-columns-repeated="6"/>
          <table:table-cell table:formula="of:=COM.MICROSOFT.CONCAT([.B239:.Q239])" office:value-type="string" office:string-value="LD_R_S" calcext:value-type="string">
            <text:p>LD_R_S</text:p>
          </table:table-cell>
          <table:table-cell/>
          <table:table-cell table:formula="of:=IF([.T239]=&quot;&quot;; &quot;&quot;; COM.MICROSOFT.CONCAT(&quot;void &quot;;[.T23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7]" office:value-type="string" office:string-value="LD_R_S" calcext:value-type="string">
            <text:p>LD_R_S</text:p>
          </table:table-cell>
          <table:table-cell table:number-columns-repeated="6"/>
          <table:table-cell table:formula="of:=COM.MICROSOFT.CONCAT([.B240:.Q240])" office:value-type="string" office:string-value="LD_R_S" calcext:value-type="string">
            <text:p>LD_R_S</text:p>
          </table:table-cell>
          <table:table-cell/>
          <table:table-cell table:formula="of:=IF([.T240]=&quot;&quot;; &quot;&quot;; COM.MICROSOFT.CONCAT(&quot;void &quot;;[.T24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8]" office:value-type="string" office:string-value="LD_I_S" calcext:value-type="string">
            <text:p>LD_I_S</text:p>
          </table:table-cell>
          <table:table-cell table:number-columns-repeated="6"/>
          <table:table-cell table:formula="of:=COM.MICROSOFT.CONCAT([.B241:.Q241])" office:value-type="string" office:string-value="LD_I_S" calcext:value-type="string">
            <text:p>LD_I_S</text:p>
          </table:table-cell>
          <table:table-cell/>
          <table:table-cell table:formula="of:=IF([.T241]=&quot;&quot;; &quot;&quot;; COM.MICROSOFT.CONCAT(&quot;void &quot;;[.T24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9]" office:value-type="string" office:string-value="LD_R_S" calcext:value-type="string">
            <text:p>LD_R_S</text:p>
          </table:table-cell>
          <table:table-cell table:number-columns-repeated="6"/>
          <table:table-cell table:formula="of:=COM.MICROSOFT.CONCAT([.B242:.Q242])" office:value-type="string" office:string-value="LD_R_S" calcext:value-type="string">
            <text:p>LD_R_S</text:p>
          </table:table-cell>
          <table:table-cell/>
          <table:table-cell table:formula="of:=IF([.T242]=&quot;&quot;; &quot;&quot;; COM.MICROSOFT.CONCAT(&quot;void &quot;;[.T24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0]" office:value-type="string" office:string-value="ADC_S" calcext:value-type="string">
            <text:p>ADC_S</text:p>
          </table:table-cell>
          <table:table-cell table:number-columns-repeated="6"/>
          <table:table-cell table:formula="of:=COM.MICROSOFT.CONCAT([.B243:.Q243])" office:value-type="string" office:string-value="ADC_S" calcext:value-type="string">
            <text:p>ADC_S</text:p>
          </table:table-cell>
          <table:table-cell/>
          <table:table-cell table:formula="of:=IF([.T243]=&quot;&quot;; &quot;&quot;; COM.MICROSOFT.CONCAT(&quot;void &quot;;[.T24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1]" office:value-type="string" office:string-value="SBC_S" calcext:value-type="string">
            <text:p>SBC_S</text:p>
          </table:table-cell>
          <table:table-cell table:number-columns-repeated="6"/>
          <table:table-cell table:formula="of:=COM.MICROSOFT.CONCAT([.B244:.Q244])" office:value-type="string" office:string-value="SBC_S" calcext:value-type="string">
            <text:p>SBC_S</text:p>
          </table:table-cell>
          <table:table-cell/>
          <table:table-cell table:formula="of:=IF([.T244]=&quot;&quot;; &quot;&quot;; COM.MICROSOFT.CONCAT(&quot;void &quot;;[.T24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2]" office:value-type="string" office:string-value="XOR_S" calcext:value-type="string">
            <text:p>XOR_S</text:p>
          </table:table-cell>
          <table:table-cell table:number-columns-repeated="6"/>
          <table:table-cell table:formula="of:=COM.MICROSOFT.CONCAT([.B245:.Q245])" office:value-type="string" office:string-value="XOR_S" calcext:value-type="string">
            <text:p>XOR_S</text:p>
          </table:table-cell>
          <table:table-cell/>
          <table:table-cell table:formula="of:=IF([.T245]=&quot;&quot;; &quot;&quot;; COM.MICROSOFT.CONCAT(&quot;void &quot;;[.T24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3]" office:value-type="string" office:string-value="CP_S" calcext:value-type="string">
            <text:p>CP_S</text:p>
          </table:table-cell>
          <table:table-cell table:number-columns-repeated="6"/>
          <table:table-cell table:formula="of:=COM.MICROSOFT.CONCAT([.B246:.Q246])" office:value-type="string" office:string-value="CP_S" calcext:value-type="string">
            <text:p>CP_S</text:p>
          </table:table-cell>
          <table:table-cell/>
          <table:table-cell table:formula="of:=IF([.T246]=&quot;&quot;; &quot;&quot;; COM.MICROSOFT.CONCAT(&quot;void &quot;;[.T24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4]" office:value-type="float" office:value="0" calcext:value-type="float">
            <text:p>0</text:p>
          </table:table-cell>
          <table:table-cell table:number-columns-repeated="6"/>
          <table:table-cell table:formula="of:=COM.MICROSOFT.CONCAT([.B247:.Q247])">
            <text:p/>
          </table:table-cell>
          <table:table-cell/>
          <table:table-cell table:formula="of:=IF([.T247]=&quot;&quot;; &quot;&quot;; COM.MICROSOFT.CONCAT(&quot;void &quot;;[.T24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5]" office:value-type="float" office:value="0" calcext:value-type="float">
            <text:p>0</text:p>
          </table:table-cell>
          <table:table-cell table:number-columns-repeated="6"/>
          <table:table-cell table:formula="of:=COM.MICROSOFT.CONCAT([.B248:.Q248])">
            <text:p/>
          </table:table-cell>
          <table:table-cell/>
          <table:table-cell table:formula="of:=IF([.T248]=&quot;&quot;; &quot;&quot;; COM.MICROSOFT.CONCAT(&quot;void &quot;;[.T24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6]" office:value-type="float" office:value="0" calcext:value-type="float">
            <text:p>0</text:p>
          </table:table-cell>
          <table:table-cell table:number-columns-repeated="6"/>
          <table:table-cell table:formula="of:=COM.MICROSOFT.CONCAT([.B249:.Q249])">
            <text:p/>
          </table:table-cell>
          <table:table-cell/>
          <table:table-cell table:formula="of:=IF([.T249]=&quot;&quot;; &quot;&quot;; COM.MICROSOFT.CONCAT(&quot;void &quot;;[.T24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1"/>
          <table:table-cell table:formula="of:=[.L$17]" office:value-type="float" office:value="0" calcext:value-type="float">
            <text:p>0</text:p>
          </table:table-cell>
          <table:table-cell table:number-columns-repeated="6"/>
          <table:table-cell table:formula="of:=COM.MICROSOFT.CONCAT([.B250:.Q250])">
            <text:p/>
          </table:table-cell>
          <table:table-cell/>
          <table:table-cell table:formula="of:=IF([.T250]=&quot;&quot;; &quot;&quot;; COM.MICROSOFT.CONCAT(&quot;void &quot;;[.T25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2]" office:value-type="float" office:value="0" calcext:value-type="float">
            <text:p>0</text:p>
          </table:table-cell>
          <table:table-cell table:number-columns-repeated="5"/>
          <table:table-cell table:formula="of:=COM.MICROSOFT.CONCAT([.B251:.Q251])">
            <text:p/>
          </table:table-cell>
          <table:table-cell/>
          <table:table-cell table:formula="of:=IF([.T251]=&quot;&quot;; &quot;&quot;; COM.MICROSOFT.CONCAT(&quot;void &quot;;[.T25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3]" office:value-type="float" office:value="0" calcext:value-type="float">
            <text:p>0</text:p>
          </table:table-cell>
          <table:table-cell table:number-columns-repeated="5"/>
          <table:table-cell table:formula="of:=COM.MICROSOFT.CONCAT([.B252:.Q252])">
            <text:p/>
          </table:table-cell>
          <table:table-cell/>
          <table:table-cell table:formula="of:=IF([.T252]=&quot;&quot;; &quot;&quot;; COM.MICROSOFT.CONCAT(&quot;void &quot;;[.T25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4]" office:value-type="string" office:string-value="DEC_II" calcext:value-type="string">
            <text:p>DEC_II</text:p>
          </table:table-cell>
          <table:table-cell table:number-columns-repeated="5"/>
          <table:table-cell table:formula="of:=COM.MICROSOFT.CONCAT([.B253:.Q253])" office:value-type="string" office:string-value="DEC_II" calcext:value-type="string">
            <text:p>DEC_II</text:p>
          </table:table-cell>
          <table:table-cell/>
          <table:table-cell table:formula="of:=IF([.T253]=&quot;&quot;; &quot;&quot;; COM.MICROSOFT.CONCAT(&quot;void &quot;;[.T25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5]" office:value-type="float" office:value="0" calcext:value-type="float">
            <text:p>0</text:p>
          </table:table-cell>
          <table:table-cell table:number-columns-repeated="5"/>
          <table:table-cell table:formula="of:=COM.MICROSOFT.CONCAT([.B254:.Q254])">
            <text:p/>
          </table:table-cell>
          <table:table-cell/>
          <table:table-cell table:formula="of:=IF([.T254]=&quot;&quot;; &quot;&quot;; COM.MICROSOFT.CONCAT(&quot;void &quot;;[.T25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6]" office:value-type="string" office:string-value="LD_R_S" calcext:value-type="string">
            <text:p>LD_R_S</text:p>
          </table:table-cell>
          <table:table-cell table:number-columns-repeated="5"/>
          <table:table-cell table:formula="of:=COM.MICROSOFT.CONCAT([.B255:.Q255])" office:value-type="string" office:string-value="LD_R_S" calcext:value-type="string">
            <text:p>LD_R_S</text:p>
          </table:table-cell>
          <table:table-cell/>
          <table:table-cell table:formula="of:=IF([.T255]=&quot;&quot;; &quot;&quot;; COM.MICROSOFT.CONCAT(&quot;void &quot;;[.T25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7]" office:value-type="string" office:string-value="LD_R_S" calcext:value-type="string">
            <text:p>LD_R_S</text:p>
          </table:table-cell>
          <table:table-cell table:number-columns-repeated="5"/>
          <table:table-cell table:formula="of:=COM.MICROSOFT.CONCAT([.B256:.Q256])" office:value-type="string" office:string-value="LD_R_S" calcext:value-type="string">
            <text:p>LD_R_S</text:p>
          </table:table-cell>
          <table:table-cell/>
          <table:table-cell table:formula="of:=IF([.T256]=&quot;&quot;; &quot;&quot;; COM.MICROSOFT.CONCAT(&quot;void &quot;;[.T25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8]" office:value-type="string" office:string-value="LD_I_S" calcext:value-type="string">
            <text:p>LD_I_S</text:p>
          </table:table-cell>
          <table:table-cell table:number-columns-repeated="5"/>
          <table:table-cell table:formula="of:=COM.MICROSOFT.CONCAT([.B257:.Q257])" office:value-type="string" office:string-value="LD_I_S" calcext:value-type="string">
            <text:p>LD_I_S</text:p>
          </table:table-cell>
          <table:table-cell/>
          <table:table-cell table:formula="of:=IF([.T257]=&quot;&quot;; &quot;&quot;; COM.MICROSOFT.CONCAT(&quot;void &quot;;[.T25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9]" office:value-type="string" office:string-value="LD_R_S" calcext:value-type="string">
            <text:p>LD_R_S</text:p>
          </table:table-cell>
          <table:table-cell table:number-columns-repeated="5"/>
          <table:table-cell table:formula="of:=COM.MICROSOFT.CONCAT([.B258:.Q258])" office:value-type="string" office:string-value="LD_R_S" calcext:value-type="string">
            <text:p>LD_R_S</text:p>
          </table:table-cell>
          <table:table-cell/>
          <table:table-cell table:formula="of:=IF([.T258]=&quot;&quot;; &quot;&quot;; COM.MICROSOFT.CONCAT(&quot;void &quot;;[.T25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0]" office:value-type="string" office:string-value="ADC_S" calcext:value-type="string">
            <text:p>ADC_S</text:p>
          </table:table-cell>
          <table:table-cell table:number-columns-repeated="5"/>
          <table:table-cell table:formula="of:=COM.MICROSOFT.CONCAT([.B259:.Q259])" office:value-type="string" office:string-value="ADC_S" calcext:value-type="string">
            <text:p>ADC_S</text:p>
          </table:table-cell>
          <table:table-cell/>
          <table:table-cell table:formula="of:=IF([.T259]=&quot;&quot;; &quot;&quot;; COM.MICROSOFT.CONCAT(&quot;void &quot;;[.T25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1]" office:value-type="string" office:string-value="SBC_S" calcext:value-type="string">
            <text:p>SBC_S</text:p>
          </table:table-cell>
          <table:table-cell table:number-columns-repeated="5"/>
          <table:table-cell table:formula="of:=COM.MICROSOFT.CONCAT([.B260:.Q260])" office:value-type="string" office:string-value="SBC_S" calcext:value-type="string">
            <text:p>SBC_S</text:p>
          </table:table-cell>
          <table:table-cell/>
          <table:table-cell table:formula="of:=IF([.T260]=&quot;&quot;; &quot;&quot;; COM.MICROSOFT.CONCAT(&quot;void &quot;;[.T26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2]" office:value-type="string" office:string-value="XOR_S" calcext:value-type="string">
            <text:p>XOR_S</text:p>
          </table:table-cell>
          <table:table-cell table:number-columns-repeated="5"/>
          <table:table-cell table:formula="of:=COM.MICROSOFT.CONCAT([.B261:.Q261])" office:value-type="string" office:string-value="XOR_S" calcext:value-type="string">
            <text:p>XOR_S</text:p>
          </table:table-cell>
          <table:table-cell/>
          <table:table-cell table:formula="of:=IF([.T261]=&quot;&quot;; &quot;&quot;; COM.MICROSOFT.CONCAT(&quot;void &quot;;[.T26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3]" office:value-type="string" office:string-value="CP_S" calcext:value-type="string">
            <text:p>CP_S</text:p>
          </table:table-cell>
          <table:table-cell table:number-columns-repeated="5"/>
          <table:table-cell table:formula="of:=COM.MICROSOFT.CONCAT([.B262:.Q262])" office:value-type="string" office:string-value="CP_S" calcext:value-type="string">
            <text:p>CP_S</text:p>
          </table:table-cell>
          <table:table-cell/>
          <table:table-cell table:formula="of:=IF([.T262]=&quot;&quot;; &quot;&quot;; COM.MICROSOFT.CONCAT(&quot;void &quot;;[.T26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4]" office:value-type="string" office:string-value="IND_BITS" calcext:value-type="string">
            <text:p>IND_BITS</text:p>
          </table:table-cell>
          <table:table-cell table:number-columns-repeated="5"/>
          <table:table-cell table:formula="of:=COM.MICROSOFT.CONCAT([.B263:.Q263])" office:value-type="string" office:string-value="IND_BITS" calcext:value-type="string">
            <text:p>IND_BITS</text:p>
          </table:table-cell>
          <table:table-cell/>
          <table:table-cell table:formula="of:=IF([.T263]=&quot;&quot;; &quot;&quot;; COM.MICROSOFT.CONCAT(&quot;void &quot;;[.T26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5]" office:value-type="float" office:value="0" calcext:value-type="float">
            <text:p>0</text:p>
          </table:table-cell>
          <table:table-cell table:number-columns-repeated="5"/>
          <table:table-cell table:formula="of:=COM.MICROSOFT.CONCAT([.B264:.Q264])">
            <text:p/>
          </table:table-cell>
          <table:table-cell/>
          <table:table-cell table:formula="of:=IF([.T264]=&quot;&quot;; &quot;&quot;; COM.MICROSOFT.CONCAT(&quot;void &quot;;[.T26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6]" office:value-type="float" office:value="0" calcext:value-type="float">
            <text:p>0</text:p>
          </table:table-cell>
          <table:table-cell table:number-columns-repeated="5"/>
          <table:table-cell table:formula="of:=COM.MICROSOFT.CONCAT([.B265:.Q265])">
            <text:p/>
          </table:table-cell>
          <table:table-cell/>
          <table:table-cell table:formula="of:=IF([.T265]=&quot;&quot;; &quot;&quot;; COM.MICROSOFT.CONCAT(&quot;void &quot;;[.T26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2"/>
          <table:table-cell table:formula="of:=[.M$17]" office:value-type="float" office:value="0" calcext:value-type="float">
            <text:p>0</text:p>
          </table:table-cell>
          <table:table-cell table:number-columns-repeated="5"/>
          <table:table-cell table:formula="of:=COM.MICROSOFT.CONCAT([.B266:.Q266])">
            <text:p/>
          </table:table-cell>
          <table:table-cell/>
          <table:table-cell table:formula="of:=IF([.T266]=&quot;&quot;; &quot;&quot;; COM.MICROSOFT.CONCAT(&quot;void &quot;;[.T26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2]" office:value-type="string" office:string-value="q_INC_R" calcext:value-type="string">
            <text:p>q_INC_R</text:p>
          </table:table-cell>
          <table:table-cell table:number-columns-repeated="4"/>
          <table:table-cell table:formula="of:=COM.MICROSOFT.CONCAT([.B267:.Q267])" office:value-type="string" office:string-value="q_INC_R" calcext:value-type="string">
            <text:p>q_INC_R</text:p>
          </table:table-cell>
          <table:table-cell/>
          <table:table-cell table:formula="of:=IF([.T267]=&quot;&quot;; &quot;&quot;; COM.MICROSOFT.CONCAT(&quot;void &quot;;[.T26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3]" office:value-type="string" office:string-value="q_INC_R" calcext:value-type="string">
            <text:p>q_INC_R</text:p>
          </table:table-cell>
          <table:table-cell table:number-columns-repeated="4"/>
          <table:table-cell table:formula="of:=COM.MICROSOFT.CONCAT([.B268:.Q268])" office:value-type="string" office:string-value="q_INC_R" calcext:value-type="string">
            <text:p>q_INC_R</text:p>
          </table:table-cell>
          <table:table-cell/>
          <table:table-cell table:formula="of:=IF([.T268]=&quot;&quot;; &quot;&quot;; COM.MICROSOFT.CONCAT(&quot;void &quot;;[.T26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4]" office:value-type="string" office:string-value="INC_Il" calcext:value-type="string">
            <text:p>INC_Il</text:p>
          </table:table-cell>
          <table:table-cell table:number-columns-repeated="4"/>
          <table:table-cell table:formula="of:=COM.MICROSOFT.CONCAT([.B269:.Q269])" office:value-type="string" office:string-value="INC_Il" calcext:value-type="string">
            <text:p>INC_Il</text:p>
          </table:table-cell>
          <table:table-cell/>
          <table:table-cell table:formula="of:=IF([.T269]=&quot;&quot;; &quot;&quot;; COM.MICROSOFT.CONCAT(&quot;void &quot;;[.T26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5]" office:value-type="string" office:string-value="q_INC_R" calcext:value-type="string">
            <text:p>q_INC_R</text:p>
          </table:table-cell>
          <table:table-cell table:number-columns-repeated="4"/>
          <table:table-cell table:formula="of:=COM.MICROSOFT.CONCAT([.B270:.Q270])" office:value-type="string" office:string-value="q_INC_R" calcext:value-type="string">
            <text:p>q_INC_R</text:p>
          </table:table-cell>
          <table:table-cell/>
          <table:table-cell table:formula="of:=IF([.T270]=&quot;&quot;; &quot;&quot;; COM.MICROSOFT.CONCAT(&quot;void &quot;;[.T27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6]" office:value-type="string" office:string-value="LD_R_S" calcext:value-type="string">
            <text:p>LD_R_S</text:p>
          </table:table-cell>
          <table:table-cell table:number-columns-repeated="4"/>
          <table:table-cell table:formula="of:=COM.MICROSOFT.CONCAT([.B271:.Q271])" office:value-type="string" office:string-value="LD_R_S" calcext:value-type="string">
            <text:p>LD_R_S</text:p>
          </table:table-cell>
          <table:table-cell/>
          <table:table-cell table:formula="of:=IF([.T271]=&quot;&quot;; &quot;&quot;; COM.MICROSOFT.CONCAT(&quot;void &quot;;[.T27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7]" office:value-type="string" office:string-value="LD_R_S" calcext:value-type="string">
            <text:p>LD_R_S</text:p>
          </table:table-cell>
          <table:table-cell table:number-columns-repeated="4"/>
          <table:table-cell table:formula="of:=COM.MICROSOFT.CONCAT([.B272:.Q272])" office:value-type="string" office:string-value="LD_R_S" calcext:value-type="string">
            <text:p>LD_R_S</text:p>
          </table:table-cell>
          <table:table-cell/>
          <table:table-cell table:formula="of:=IF([.T272]=&quot;&quot;; &quot;&quot;; COM.MICROSOFT.CONCAT(&quot;void &quot;;[.T27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8]" office:value-type="string" office:string-value="LD_I_S" calcext:value-type="string">
            <text:p>LD_I_S</text:p>
          </table:table-cell>
          <table:table-cell table:number-columns-repeated="4"/>
          <table:table-cell table:formula="of:=COM.MICROSOFT.CONCAT([.B273:.Q273])" office:value-type="string" office:string-value="LD_I_S" calcext:value-type="string">
            <text:p>LD_I_S</text:p>
          </table:table-cell>
          <table:table-cell/>
          <table:table-cell table:formula="of:=IF([.T273]=&quot;&quot;; &quot;&quot;; COM.MICROSOFT.CONCAT(&quot;void &quot;;[.T27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9]" office:value-type="string" office:string-value="LD_R_S" calcext:value-type="string">
            <text:p>LD_R_S</text:p>
          </table:table-cell>
          <table:table-cell table:number-columns-repeated="4"/>
          <table:table-cell table:formula="of:=COM.MICROSOFT.CONCAT([.B274:.Q274])" office:value-type="string" office:string-value="LD_R_S" calcext:value-type="string">
            <text:p>LD_R_S</text:p>
          </table:table-cell>
          <table:table-cell/>
          <table:table-cell table:formula="of:=IF([.T274]=&quot;&quot;; &quot;&quot;; COM.MICROSOFT.CONCAT(&quot;void &quot;;[.T27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0]" office:value-type="string" office:string-value="ADC_S" calcext:value-type="string">
            <text:p>ADC_S</text:p>
          </table:table-cell>
          <table:table-cell table:number-columns-repeated="4"/>
          <table:table-cell table:formula="of:=COM.MICROSOFT.CONCAT([.B275:.Q275])" office:value-type="string" office:string-value="ADC_S" calcext:value-type="string">
            <text:p>ADC_S</text:p>
          </table:table-cell>
          <table:table-cell/>
          <table:table-cell table:formula="of:=IF([.T275]=&quot;&quot;; &quot;&quot;; COM.MICROSOFT.CONCAT(&quot;void &quot;;[.T27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1]" office:value-type="string" office:string-value="SUB_S" calcext:value-type="string">
            <text:p>SUB_S</text:p>
          </table:table-cell>
          <table:table-cell table:number-columns-repeated="4"/>
          <table:table-cell table:formula="of:=COM.MICROSOFT.CONCAT([.B276:.Q276])" office:value-type="string" office:string-value="SUB_S" calcext:value-type="string">
            <text:p>SUB_S</text:p>
          </table:table-cell>
          <table:table-cell/>
          <table:table-cell table:formula="of:=IF([.T276]=&quot;&quot;; &quot;&quot;; COM.MICROSOFT.CONCAT(&quot;void &quot;;[.T27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2]" office:value-type="string" office:string-value="XOR_S" calcext:value-type="string">
            <text:p>XOR_S</text:p>
          </table:table-cell>
          <table:table-cell table:number-columns-repeated="4"/>
          <table:table-cell table:formula="of:=COM.MICROSOFT.CONCAT([.B277:.Q277])" office:value-type="string" office:string-value="XOR_S" calcext:value-type="string">
            <text:p>XOR_S</text:p>
          </table:table-cell>
          <table:table-cell/>
          <table:table-cell table:formula="of:=IF([.T277]=&quot;&quot;; &quot;&quot;; COM.MICROSOFT.CONCAT(&quot;void &quot;;[.T27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3]" office:value-type="string" office:string-value="CP_S" calcext:value-type="string">
            <text:p>CP_S</text:p>
          </table:table-cell>
          <table:table-cell table:number-columns-repeated="4"/>
          <table:table-cell table:formula="of:=COM.MICROSOFT.CONCAT([.B278:.Q278])" office:value-type="string" office:string-value="CP_S" calcext:value-type="string">
            <text:p>CP_S</text:p>
          </table:table-cell>
          <table:table-cell/>
          <table:table-cell table:formula="of:=IF([.T278]=&quot;&quot;; &quot;&quot;; COM.MICROSOFT.CONCAT(&quot;void &quot;;[.T27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4]" office:value-type="float" office:value="0" calcext:value-type="float">
            <text:p>0</text:p>
          </table:table-cell>
          <table:table-cell table:number-columns-repeated="4"/>
          <table:table-cell table:formula="of:=COM.MICROSOFT.CONCAT([.B279:.Q279])">
            <text:p/>
          </table:table-cell>
          <table:table-cell/>
          <table:table-cell table:formula="of:=IF([.T279]=&quot;&quot;; &quot;&quot;; COM.MICROSOFT.CONCAT(&quot;void &quot;;[.T27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5]" office:value-type="float" office:value="0" calcext:value-type="float">
            <text:p>0</text:p>
          </table:table-cell>
          <table:table-cell table:number-columns-repeated="4"/>
          <table:table-cell table:formula="of:=COM.MICROSOFT.CONCAT([.B280:.Q280])">
            <text:p/>
          </table:table-cell>
          <table:table-cell/>
          <table:table-cell table:formula="of:=IF([.T280]=&quot;&quot;; &quot;&quot;; COM.MICROSOFT.CONCAT(&quot;void &quot;;[.T28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6]" office:value-type="float" office:value="0" calcext:value-type="float">
            <text:p>0</text:p>
          </table:table-cell>
          <table:table-cell table:number-columns-repeated="4"/>
          <table:table-cell table:formula="of:=COM.MICROSOFT.CONCAT([.B281:.Q281])">
            <text:p/>
          </table:table-cell>
          <table:table-cell/>
          <table:table-cell table:formula="of:=IF([.T281]=&quot;&quot;; &quot;&quot;; COM.MICROSOFT.CONCAT(&quot;void &quot;;[.T28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3"/>
          <table:table-cell table:formula="of:=[.N$17]" office:value-type="float" office:value="0" calcext:value-type="float">
            <text:p>0</text:p>
          </table:table-cell>
          <table:table-cell table:number-columns-repeated="4"/>
          <table:table-cell table:formula="of:=COM.MICROSOFT.CONCAT([.B282:.Q282])">
            <text:p/>
          </table:table-cell>
          <table:table-cell/>
          <table:table-cell table:formula="of:=IF([.T282]=&quot;&quot;; &quot;&quot;; COM.MICROSOFT.CONCAT(&quot;void &quot;;[.T28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2]" office:value-type="string" office:string-value="q_DEC_R" calcext:value-type="string">
            <text:p>q_DEC_R</text:p>
          </table:table-cell>
          <table:table-cell table:number-columns-repeated="3"/>
          <table:table-cell table:formula="of:=COM.MICROSOFT.CONCAT([.B283:.Q283])" office:value-type="string" office:string-value="q_DEC_R" calcext:value-type="string">
            <text:p>q_DEC_R</text:p>
          </table:table-cell>
          <table:table-cell/>
          <table:table-cell table:formula="of:=IF([.T283]=&quot;&quot;; &quot;&quot;; COM.MICROSOFT.CONCAT(&quot;void &quot;;[.T28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3]" office:value-type="string" office:string-value="q_DEC_R" calcext:value-type="string">
            <text:p>q_DEC_R</text:p>
          </table:table-cell>
          <table:table-cell table:number-columns-repeated="3"/>
          <table:table-cell table:formula="of:=COM.MICROSOFT.CONCAT([.B284:.Q284])" office:value-type="string" office:string-value="q_DEC_R" calcext:value-type="string">
            <text:p>q_DEC_R</text:p>
          </table:table-cell>
          <table:table-cell/>
          <table:table-cell table:formula="of:=IF([.T284]=&quot;&quot;; &quot;&quot;; COM.MICROSOFT.CONCAT(&quot;void &quot;;[.T28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4]" office:value-type="string" office:string-value="DEC_Il" calcext:value-type="string">
            <text:p>DEC_Il</text:p>
          </table:table-cell>
          <table:table-cell table:number-columns-repeated="3"/>
          <table:table-cell table:formula="of:=COM.MICROSOFT.CONCAT([.B285:.Q285])" office:value-type="string" office:string-value="DEC_Il" calcext:value-type="string">
            <text:p>DEC_Il</text:p>
          </table:table-cell>
          <table:table-cell/>
          <table:table-cell table:formula="of:=IF([.T285]=&quot;&quot;; &quot;&quot;; COM.MICROSOFT.CONCAT(&quot;void &quot;;[.T28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5]" office:value-type="string" office:string-value="q_DEC_R" calcext:value-type="string">
            <text:p>q_DEC_R</text:p>
          </table:table-cell>
          <table:table-cell table:number-columns-repeated="3"/>
          <table:table-cell table:formula="of:=COM.MICROSOFT.CONCAT([.B286:.Q286])" office:value-type="string" office:string-value="q_DEC_R" calcext:value-type="string">
            <text:p>q_DEC_R</text:p>
          </table:table-cell>
          <table:table-cell/>
          <table:table-cell table:formula="of:=IF([.T286]=&quot;&quot;; &quot;&quot;; COM.MICROSOFT.CONCAT(&quot;void &quot;;[.T28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6]" office:value-type="string" office:string-value="LD_R_S" calcext:value-type="string">
            <text:p>LD_R_S</text:p>
          </table:table-cell>
          <table:table-cell table:number-columns-repeated="3"/>
          <table:table-cell table:formula="of:=COM.MICROSOFT.CONCAT([.B287:.Q287])" office:value-type="string" office:string-value="LD_R_S" calcext:value-type="string">
            <text:p>LD_R_S</text:p>
          </table:table-cell>
          <table:table-cell/>
          <table:table-cell table:formula="of:=IF([.T287]=&quot;&quot;; &quot;&quot;; COM.MICROSOFT.CONCAT(&quot;void &quot;;[.T28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7]" office:value-type="string" office:string-value="LD_R_S" calcext:value-type="string">
            <text:p>LD_R_S</text:p>
          </table:table-cell>
          <table:table-cell table:number-columns-repeated="3"/>
          <table:table-cell table:formula="of:=COM.MICROSOFT.CONCAT([.B288:.Q288])" office:value-type="string" office:string-value="LD_R_S" calcext:value-type="string">
            <text:p>LD_R_S</text:p>
          </table:table-cell>
          <table:table-cell/>
          <table:table-cell table:formula="of:=IF([.T288]=&quot;&quot;; &quot;&quot;; COM.MICROSOFT.CONCAT(&quot;void &quot;;[.T28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8]" office:value-type="string" office:string-value="LD_I_S" calcext:value-type="string">
            <text:p>LD_I_S</text:p>
          </table:table-cell>
          <table:table-cell table:number-columns-repeated="3"/>
          <table:table-cell table:formula="of:=COM.MICROSOFT.CONCAT([.B289:.Q289])" office:value-type="string" office:string-value="LD_I_S" calcext:value-type="string">
            <text:p>LD_I_S</text:p>
          </table:table-cell>
          <table:table-cell/>
          <table:table-cell table:formula="of:=IF([.T289]=&quot;&quot;; &quot;&quot;; COM.MICROSOFT.CONCAT(&quot;void &quot;;[.T28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9]" office:value-type="string" office:string-value="LD_R_S" calcext:value-type="string">
            <text:p>LD_R_S</text:p>
          </table:table-cell>
          <table:table-cell table:number-columns-repeated="3"/>
          <table:table-cell table:formula="of:=COM.MICROSOFT.CONCAT([.B290:.Q290])" office:value-type="string" office:string-value="LD_R_S" calcext:value-type="string">
            <text:p>LD_R_S</text:p>
          </table:table-cell>
          <table:table-cell/>
          <table:table-cell table:formula="of:=IF([.T290]=&quot;&quot;; &quot;&quot;; COM.MICROSOFT.CONCAT(&quot;void &quot;;[.T29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0]" office:value-type="string" office:string-value="ADC_S" calcext:value-type="string">
            <text:p>ADC_S</text:p>
          </table:table-cell>
          <table:table-cell table:number-columns-repeated="3"/>
          <table:table-cell table:formula="of:=COM.MICROSOFT.CONCAT([.B291:.Q291])" office:value-type="string" office:string-value="ADC_S" calcext:value-type="string">
            <text:p>ADC_S</text:p>
          </table:table-cell>
          <table:table-cell/>
          <table:table-cell table:formula="of:=IF([.T291]=&quot;&quot;; &quot;&quot;; COM.MICROSOFT.CONCAT(&quot;void &quot;;[.T29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1]" office:value-type="string" office:string-value="SUB_S" calcext:value-type="string">
            <text:p>SUB_S</text:p>
          </table:table-cell>
          <table:table-cell table:number-columns-repeated="3"/>
          <table:table-cell table:formula="of:=COM.MICROSOFT.CONCAT([.B292:.Q292])" office:value-type="string" office:string-value="SUB_S" calcext:value-type="string">
            <text:p>SUB_S</text:p>
          </table:table-cell>
          <table:table-cell/>
          <table:table-cell table:formula="of:=IF([.T292]=&quot;&quot;; &quot;&quot;; COM.MICROSOFT.CONCAT(&quot;void &quot;;[.T29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2]" office:value-type="string" office:string-value="XOR_S" calcext:value-type="string">
            <text:p>XOR_S</text:p>
          </table:table-cell>
          <table:table-cell table:number-columns-repeated="3"/>
          <table:table-cell table:formula="of:=COM.MICROSOFT.CONCAT([.B293:.Q293])" office:value-type="string" office:string-value="XOR_S" calcext:value-type="string">
            <text:p>XOR_S</text:p>
          </table:table-cell>
          <table:table-cell/>
          <table:table-cell table:formula="of:=IF([.T293]=&quot;&quot;; &quot;&quot;; COM.MICROSOFT.CONCAT(&quot;void &quot;;[.T29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3]" office:value-type="string" office:string-value="CP_S" calcext:value-type="string">
            <text:p>CP_S</text:p>
          </table:table-cell>
          <table:table-cell table:number-columns-repeated="3"/>
          <table:table-cell table:formula="of:=COM.MICROSOFT.CONCAT([.B294:.Q294])" office:value-type="string" office:string-value="CP_S" calcext:value-type="string">
            <text:p>CP_S</text:p>
          </table:table-cell>
          <table:table-cell/>
          <table:table-cell table:formula="of:=IF([.T294]=&quot;&quot;; &quot;&quot;; COM.MICROSOFT.CONCAT(&quot;void &quot;;[.T29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4]" office:value-type="float" office:value="0" calcext:value-type="float">
            <text:p>0</text:p>
          </table:table-cell>
          <table:table-cell table:number-columns-repeated="3"/>
          <table:table-cell table:formula="of:=COM.MICROSOFT.CONCAT([.B295:.Q295])">
            <text:p/>
          </table:table-cell>
          <table:table-cell/>
          <table:table-cell table:formula="of:=IF([.T295]=&quot;&quot;; &quot;&quot;; COM.MICROSOFT.CONCAT(&quot;void &quot;;[.T29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5]" office:value-type="float" office:value="0" calcext:value-type="float">
            <text:p>0</text:p>
          </table:table-cell>
          <table:table-cell table:number-columns-repeated="3"/>
          <table:table-cell table:formula="of:=COM.MICROSOFT.CONCAT([.B296:.Q296])">
            <text:p/>
          </table:table-cell>
          <table:table-cell/>
          <table:table-cell table:formula="of:=IF([.T296]=&quot;&quot;; &quot;&quot;; COM.MICROSOFT.CONCAT(&quot;void &quot;;[.T29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6]" office:value-type="float" office:value="0" calcext:value-type="float">
            <text:p>0</text:p>
          </table:table-cell>
          <table:table-cell table:number-columns-repeated="3"/>
          <table:table-cell table:formula="of:=COM.MICROSOFT.CONCAT([.B297:.Q297])">
            <text:p/>
          </table:table-cell>
          <table:table-cell/>
          <table:table-cell table:formula="of:=IF([.T297]=&quot;&quot;; &quot;&quot;; COM.MICROSOFT.CONCAT(&quot;void &quot;;[.T29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4"/>
          <table:table-cell table:formula="of:=[.O$17]" office:value-type="float" office:value="0" calcext:value-type="float">
            <text:p>0</text:p>
          </table:table-cell>
          <table:table-cell table:number-columns-repeated="3"/>
          <table:table-cell table:formula="of:=COM.MICROSOFT.CONCAT([.B298:.Q298])">
            <text:p/>
          </table:table-cell>
          <table:table-cell/>
          <table:table-cell table:formula="of:=IF([.T298]=&quot;&quot;; &quot;&quot;; COM.MICROSOFT.CONCAT(&quot;void &quot;;[.T29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2]" office:value-type="string" office:string-value="q_LD_R_N" calcext:value-type="string">
            <text:p>q_LD_R_N</text:p>
          </table:table-cell>
          <table:table-cell table:number-columns-repeated="2"/>
          <table:table-cell table:formula="of:=COM.MICROSOFT.CONCAT([.B299:.Q299])" office:value-type="string" office:string-value="q_LD_R_N" calcext:value-type="string">
            <text:p>q_LD_R_N</text:p>
          </table:table-cell>
          <table:table-cell/>
          <table:table-cell table:formula="of:=IF([.T299]=&quot;&quot;; &quot;&quot;; COM.MICROSOFT.CONCAT(&quot;void &quot;;[.T29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3]" office:value-type="string" office:string-value="q_LD_R_N" calcext:value-type="string">
            <text:p>q_LD_R_N</text:p>
          </table:table-cell>
          <table:table-cell table:number-columns-repeated="2"/>
          <table:table-cell table:formula="of:=COM.MICROSOFT.CONCAT([.B300:.Q300])" office:value-type="string" office:string-value="q_LD_R_N" calcext:value-type="string">
            <text:p>q_LD_R_N</text:p>
          </table:table-cell>
          <table:table-cell/>
          <table:table-cell table:formula="of:=IF([.T300]=&quot;&quot;; &quot;&quot;; COM.MICROSOFT.CONCAT(&quot;void &quot;;[.T30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4]" office:value-type="string" office:string-value="LD_I_N" calcext:value-type="string">
            <text:p>LD_I_N</text:p>
          </table:table-cell>
          <table:table-cell table:number-columns-repeated="2"/>
          <table:table-cell table:formula="of:=COM.MICROSOFT.CONCAT([.B301:.Q301])" office:value-type="string" office:string-value="LD_I_N" calcext:value-type="string">
            <text:p>LD_I_N</text:p>
          </table:table-cell>
          <table:table-cell/>
          <table:table-cell table:formula="of:=IF([.T301]=&quot;&quot;; &quot;&quot;; COM.MICROSOFT.CONCAT(&quot;void &quot;;[.T30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5]" office:value-type="string" office:string-value="q_LD_R_N" calcext:value-type="string">
            <text:p>q_LD_R_N</text:p>
          </table:table-cell>
          <table:table-cell table:number-columns-repeated="2"/>
          <table:table-cell table:formula="of:=COM.MICROSOFT.CONCAT([.B302:.Q302])" office:value-type="string" office:string-value="q_LD_R_N" calcext:value-type="string">
            <text:p>q_LD_R_N</text:p>
          </table:table-cell>
          <table:table-cell/>
          <table:table-cell table:formula="of:=IF([.T302]=&quot;&quot;; &quot;&quot;; COM.MICROSOFT.CONCAT(&quot;void &quot;;[.T30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6]" office:value-type="string" office:string-value="LD_C_ii_d" calcext:value-type="string">
            <text:p>LD_C_ii_d</text:p>
          </table:table-cell>
          <table:table-cell table:number-columns-repeated="2"/>
          <table:table-cell table:formula="of:=COM.MICROSOFT.CONCAT([.B303:.Q303])" office:value-type="string" office:string-value="LD_C_ii_d" calcext:value-type="string">
            <text:p>LD_C_ii_d</text:p>
          </table:table-cell>
          <table:table-cell/>
          <table:table-cell table:formula="of:=IF([.T303]=&quot;&quot;; &quot;&quot;; COM.MICROSOFT.CONCAT(&quot;void &quot;;[.T30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7]" office:value-type="string" office:string-value="LD_E_ii_d" calcext:value-type="string">
            <text:p>LD_E_ii_d</text:p>
          </table:table-cell>
          <table:table-cell table:number-columns-repeated="2"/>
          <table:table-cell table:formula="of:=COM.MICROSOFT.CONCAT([.B304:.Q304])" office:value-type="string" office:string-value="LD_E_ii_d" calcext:value-type="string">
            <text:p>LD_E_ii_d</text:p>
          </table:table-cell>
          <table:table-cell/>
          <table:table-cell table:formula="of:=IF([.T304]=&quot;&quot;; &quot;&quot;; COM.MICROSOFT.CONCAT(&quot;void &quot;;[.T30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8]" office:value-type="string" office:string-value="LD_L_ii_d" calcext:value-type="string">
            <text:p>LD_L_ii_d</text:p>
          </table:table-cell>
          <table:table-cell table:number-columns-repeated="2"/>
          <table:table-cell table:formula="of:=COM.MICROSOFT.CONCAT([.B305:.Q305])" office:value-type="string" office:string-value="LD_L_ii_d" calcext:value-type="string">
            <text:p>LD_L_ii_d</text:p>
          </table:table-cell>
          <table:table-cell/>
          <table:table-cell table:formula="of:=IF([.T305]=&quot;&quot;; &quot;&quot;; COM.MICROSOFT.CONCAT(&quot;void &quot;;[.T30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9]" office:value-type="string" office:string-value="LD_A_ii_d" calcext:value-type="string">
            <text:p>LD_A_ii_d</text:p>
          </table:table-cell>
          <table:table-cell table:number-columns-repeated="2"/>
          <table:table-cell table:formula="of:=COM.MICROSOFT.CONCAT([.B306:.Q306])" office:value-type="string" office:string-value="LD_A_ii_d" calcext:value-type="string">
            <text:p>LD_A_ii_d</text:p>
          </table:table-cell>
          <table:table-cell/>
          <table:table-cell table:formula="of:=IF([.T306]=&quot;&quot;; &quot;&quot;; COM.MICROSOFT.CONCAT(&quot;void &quot;;[.T30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0]" office:value-type="string" office:string-value="ADC_ii_d" calcext:value-type="string">
            <text:p>ADC_ii_d</text:p>
          </table:table-cell>
          <table:table-cell table:number-columns-repeated="2"/>
          <table:table-cell table:formula="of:=COM.MICROSOFT.CONCAT([.B307:.Q307])" office:value-type="string" office:string-value="ADC_ii_d" calcext:value-type="string">
            <text:p>ADC_ii_d</text:p>
          </table:table-cell>
          <table:table-cell/>
          <table:table-cell table:formula="of:=IF([.T307]=&quot;&quot;; &quot;&quot;; COM.MICROSOFT.CONCAT(&quot;void &quot;;[.T30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1]" office:value-type="string" office:string-value="SUB_ii_d" calcext:value-type="string">
            <text:p>SUB_ii_d</text:p>
          </table:table-cell>
          <table:table-cell table:number-columns-repeated="2"/>
          <table:table-cell table:formula="of:=COM.MICROSOFT.CONCAT([.B308:.Q308])" office:value-type="string" office:string-value="SUB_ii_d" calcext:value-type="string">
            <text:p>SUB_ii_d</text:p>
          </table:table-cell>
          <table:table-cell/>
          <table:table-cell table:formula="of:=IF([.T308]=&quot;&quot;; &quot;&quot;; COM.MICROSOFT.CONCAT(&quot;void &quot;;[.T30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2]" office:value-type="string" office:string-value="XOR_ii_d" calcext:value-type="string">
            <text:p>XOR_ii_d</text:p>
          </table:table-cell>
          <table:table-cell table:number-columns-repeated="2"/>
          <table:table-cell table:formula="of:=COM.MICROSOFT.CONCAT([.B309:.Q309])" office:value-type="string" office:string-value="XOR_ii_d" calcext:value-type="string">
            <text:p>XOR_ii_d</text:p>
          </table:table-cell>
          <table:table-cell/>
          <table:table-cell table:formula="of:=IF([.T309]=&quot;&quot;; &quot;&quot;; COM.MICROSOFT.CONCAT(&quot;void &quot;;[.T30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3]" office:value-type="string" office:string-value="CP_ii_d" calcext:value-type="string">
            <text:p>CP_ii_d</text:p>
          </table:table-cell>
          <table:table-cell table:number-columns-repeated="2"/>
          <table:table-cell table:formula="of:=COM.MICROSOFT.CONCAT([.B310:.Q310])" office:value-type="string" office:string-value="CP_ii_d" calcext:value-type="string">
            <text:p>CP_ii_d</text:p>
          </table:table-cell>
          <table:table-cell/>
          <table:table-cell table:formula="of:=IF([.T310]=&quot;&quot;; &quot;&quot;; COM.MICROSOFT.CONCAT(&quot;void &quot;;[.T31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4]" office:value-type="float" office:value="0" calcext:value-type="float">
            <text:p>0</text:p>
          </table:table-cell>
          <table:table-cell table:number-columns-repeated="2"/>
          <table:table-cell table:formula="of:=COM.MICROSOFT.CONCAT([.B311:.Q311])">
            <text:p/>
          </table:table-cell>
          <table:table-cell/>
          <table:table-cell table:formula="of:=IF([.T311]=&quot;&quot;; &quot;&quot;; COM.MICROSOFT.CONCAT(&quot;void &quot;;[.T31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5]" office:value-type="float" office:value="0" calcext:value-type="float">
            <text:p>0</text:p>
          </table:table-cell>
          <table:table-cell table:number-columns-repeated="2"/>
          <table:table-cell table:formula="of:=COM.MICROSOFT.CONCAT([.B312:.Q312])">
            <text:p/>
          </table:table-cell>
          <table:table-cell/>
          <table:table-cell table:formula="of:=IF([.T312]=&quot;&quot;; &quot;&quot;; COM.MICROSOFT.CONCAT(&quot;void &quot;;[.T31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6]" office:value-type="float" office:value="0" calcext:value-type="float">
            <text:p>0</text:p>
          </table:table-cell>
          <table:table-cell table:number-columns-repeated="2"/>
          <table:table-cell table:formula="of:=COM.MICROSOFT.CONCAT([.B313:.Q313])">
            <text:p/>
          </table:table-cell>
          <table:table-cell/>
          <table:table-cell table:formula="of:=IF([.T313]=&quot;&quot;; &quot;&quot;; COM.MICROSOFT.CONCAT(&quot;void &quot;;[.T31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5"/>
          <table:table-cell table:formula="of:=[.P$17]" office:value-type="float" office:value="0" calcext:value-type="float">
            <text:p>0</text:p>
          </table:table-cell>
          <table:table-cell table:number-columns-repeated="2"/>
          <table:table-cell table:formula="of:=COM.MICROSOFT.CONCAT([.B314:.Q314])">
            <text:p/>
          </table:table-cell>
          <table:table-cell/>
          <table:table-cell table:formula="of:=IF([.T314]=&quot;&quot;; &quot;&quot;; COM.MICROSOFT.CONCAT(&quot;void &quot;;[.T31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2]" office:value-type="float" office:value="0" calcext:value-type="float">
            <text:p>0</text:p>
          </table:table-cell>
          <table:table-cell/>
          <table:table-cell table:formula="of:=COM.MICROSOFT.CONCAT([.B315:.Q315])">
            <text:p/>
          </table:table-cell>
          <table:table-cell/>
          <table:table-cell table:formula="of:=IF([.T315]=&quot;&quot;; &quot;&quot;; COM.MICROSOFT.CONCAT(&quot;void &quot;;[.T31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3]" office:value-type="float" office:value="0" calcext:value-type="float">
            <text:p>0</text:p>
          </table:table-cell>
          <table:table-cell/>
          <table:table-cell table:formula="of:=COM.MICROSOFT.CONCAT([.B316:.Q316])">
            <text:p/>
          </table:table-cell>
          <table:table-cell/>
          <table:table-cell table:formula="of:=IF([.T316]=&quot;&quot;; &quot;&quot;; COM.MICROSOFT.CONCAT(&quot;void &quot;;[.T31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4]" office:value-type="float" office:value="0" calcext:value-type="float">
            <text:p>0</text:p>
          </table:table-cell>
          <table:table-cell/>
          <table:table-cell table:formula="of:=COM.MICROSOFT.CONCAT([.B317:.Q317])">
            <text:p/>
          </table:table-cell>
          <table:table-cell/>
          <table:table-cell table:formula="of:=IF([.T317]=&quot;&quot;; &quot;&quot;; COM.MICROSOFT.CONCAT(&quot;void &quot;;[.T31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5]" office:value-type="float" office:value="0" calcext:value-type="float">
            <text:p>0</text:p>
          </table:table-cell>
          <table:table-cell/>
          <table:table-cell table:formula="of:=COM.MICROSOFT.CONCAT([.B318:.Q318])">
            <text:p/>
          </table:table-cell>
          <table:table-cell/>
          <table:table-cell table:formula="of:=IF([.T318]=&quot;&quot;; &quot;&quot;; COM.MICROSOFT.CONCAT(&quot;void &quot;;[.T31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6]" office:value-type="string" office:string-value="LD_R_S" calcext:value-type="string">
            <text:p>LD_R_S</text:p>
          </table:table-cell>
          <table:table-cell/>
          <table:table-cell table:formula="of:=COM.MICROSOFT.CONCAT([.B319:.Q319])" office:value-type="string" office:string-value="LD_R_S" calcext:value-type="string">
            <text:p>LD_R_S</text:p>
          </table:table-cell>
          <table:table-cell/>
          <table:table-cell table:formula="of:=IF([.T319]=&quot;&quot;; &quot;&quot;; COM.MICROSOFT.CONCAT(&quot;void &quot;;[.T31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7]" office:value-type="string" office:string-value="LD_R_S" calcext:value-type="string">
            <text:p>LD_R_S</text:p>
          </table:table-cell>
          <table:table-cell/>
          <table:table-cell table:formula="of:=COM.MICROSOFT.CONCAT([.B320:.Q320])" office:value-type="string" office:string-value="LD_R_S" calcext:value-type="string">
            <text:p>LD_R_S</text:p>
          </table:table-cell>
          <table:table-cell/>
          <table:table-cell table:formula="of:=IF([.T320]=&quot;&quot;; &quot;&quot;; COM.MICROSOFT.CONCAT(&quot;void &quot;;[.T320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8]" office:value-type="string" office:string-value="LD_I_S" calcext:value-type="string">
            <text:p>LD_I_S</text:p>
          </table:table-cell>
          <table:table-cell/>
          <table:table-cell table:formula="of:=COM.MICROSOFT.CONCAT([.B321:.Q321])" office:value-type="string" office:string-value="LD_I_S" calcext:value-type="string">
            <text:p>LD_I_S</text:p>
          </table:table-cell>
          <table:table-cell/>
          <table:table-cell table:formula="of:=IF([.T321]=&quot;&quot;; &quot;&quot;; COM.MICROSOFT.CONCAT(&quot;void &quot;;[.T321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9]" office:value-type="string" office:string-value="LD_R_S" calcext:value-type="string">
            <text:p>LD_R_S</text:p>
          </table:table-cell>
          <table:table-cell/>
          <table:table-cell table:formula="of:=COM.MICROSOFT.CONCAT([.B322:.Q322])" office:value-type="string" office:string-value="LD_R_S" calcext:value-type="string">
            <text:p>LD_R_S</text:p>
          </table:table-cell>
          <table:table-cell/>
          <table:table-cell table:formula="of:=IF([.T322]=&quot;&quot;; &quot;&quot;; COM.MICROSOFT.CONCAT(&quot;void &quot;;[.T322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0]" office:value-type="string" office:string-value="ADC_S" calcext:value-type="string">
            <text:p>ADC_S</text:p>
          </table:table-cell>
          <table:table-cell/>
          <table:table-cell table:formula="of:=COM.MICROSOFT.CONCAT([.B323:.Q323])" office:value-type="string" office:string-value="ADC_S" calcext:value-type="string">
            <text:p>ADC_S</text:p>
          </table:table-cell>
          <table:table-cell/>
          <table:table-cell table:formula="of:=IF([.T323]=&quot;&quot;; &quot;&quot;; COM.MICROSOFT.CONCAT(&quot;void &quot;;[.T323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1]" office:value-type="string" office:string-value="SBC_S" calcext:value-type="string">
            <text:p>SBC_S</text:p>
          </table:table-cell>
          <table:table-cell/>
          <table:table-cell table:formula="of:=COM.MICROSOFT.CONCAT([.B324:.Q324])" office:value-type="string" office:string-value="SBC_S" calcext:value-type="string">
            <text:p>SBC_S</text:p>
          </table:table-cell>
          <table:table-cell/>
          <table:table-cell table:formula="of:=IF([.T324]=&quot;&quot;; &quot;&quot;; COM.MICROSOFT.CONCAT(&quot;void &quot;;[.T324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2]" office:value-type="string" office:string-value="XOR_S" calcext:value-type="string">
            <text:p>XOR_S</text:p>
          </table:table-cell>
          <table:table-cell/>
          <table:table-cell table:formula="of:=COM.MICROSOFT.CONCAT([.B325:.Q325])" office:value-type="string" office:string-value="XOR_S" calcext:value-type="string">
            <text:p>XOR_S</text:p>
          </table:table-cell>
          <table:table-cell/>
          <table:table-cell table:formula="of:=IF([.T325]=&quot;&quot;; &quot;&quot;; COM.MICROSOFT.CONCAT(&quot;void &quot;;[.T325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3]" office:value-type="string" office:string-value="CP_S" calcext:value-type="string">
            <text:p>CP_S</text:p>
          </table:table-cell>
          <table:table-cell/>
          <table:table-cell table:formula="of:=COM.MICROSOFT.CONCAT([.B326:.Q326])" office:value-type="string" office:string-value="CP_S" calcext:value-type="string">
            <text:p>CP_S</text:p>
          </table:table-cell>
          <table:table-cell/>
          <table:table-cell table:formula="of:=IF([.T326]=&quot;&quot;; &quot;&quot;; COM.MICROSOFT.CONCAT(&quot;void &quot;;[.T326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4]" office:value-type="float" office:value="0" calcext:value-type="float">
            <text:p>0</text:p>
          </table:table-cell>
          <table:table-cell/>
          <table:table-cell table:formula="of:=COM.MICROSOFT.CONCAT([.B327:.Q327])">
            <text:p/>
          </table:table-cell>
          <table:table-cell/>
          <table:table-cell table:formula="of:=IF([.T327]=&quot;&quot;; &quot;&quot;; COM.MICROSOFT.CONCAT(&quot;void &quot;;[.T327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5]" office:value-type="float" office:value="0" calcext:value-type="float">
            <text:p>0</text:p>
          </table:table-cell>
          <table:table-cell/>
          <table:table-cell table:formula="of:=COM.MICROSOFT.CONCAT([.B328:.Q328])">
            <text:p/>
          </table:table-cell>
          <table:table-cell/>
          <table:table-cell table:formula="of:=IF([.T328]=&quot;&quot;; &quot;&quot;; COM.MICROSOFT.CONCAT(&quot;void &quot;;[.T328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6]" office:value-type="float" office:value="0" calcext:value-type="float">
            <text:p>0</text:p>
          </table:table-cell>
          <table:table-cell/>
          <table:table-cell table:formula="of:=COM.MICROSOFT.CONCAT([.B329:.Q329])">
            <text:p/>
          </table:table-cell>
          <table:table-cell/>
          <table:table-cell table:formula="of:=IF([.T329]=&quot;&quot;; &quot;&quot;; COM.MICROSOFT.CONCAT(&quot;void &quot;;[.T329];&quot;() {}&quot;))">
            <text:p/>
          </table:table-cell>
          <table:table-cell table:number-columns-repeated="1003"/>
        </table:table-row>
        <table:table-row table:style-name="ro2">
          <table:table-cell table:number-columns-repeated="16"/>
          <table:table-cell table:formula="of:=[.Q$17]" office:value-type="float" office:value="0" calcext:value-type="float">
            <text:p>0</text:p>
          </table:table-cell>
          <table:table-cell/>
          <table:table-cell table:formula="of:=COM.MICROSOFT.CONCAT([.B330:.Q330])">
            <text:p/>
          </table:table-cell>
          <table:table-cell/>
          <table:table-cell table:formula="of:=IF([.T330]=&quot;&quot;; &quot;&quot;; COM.MICROSOFT.CONCAT(&quot;void &quot;;[.T330];&quot;() {}&quot;))">
            <text:p/>
          </table:table-cell>
          <table:table-cell table:number-columns-repeated="1003"/>
        </table:table-row>
      </table:table>
      <table:table table:name="indice_bits" table:style-name="ta1">
        <table:table-column table:style-name="co9" table:default-cell-style-name="Default"/>
        <table:table-column table:style-name="co10" table:default-cell-style-name="ce125"/>
        <table:table-column table:style-name="co10" table:number-columns-repeated="3" table:default-cell-style-name="ce100"/>
        <table:table-column table:style-name="co10" table:number-columns-repeated="12" table:default-cell-style-name="Default"/>
        <table:table-column table:style-name="co11" table:default-cell-style-name="Default"/>
        <table:table-column table:style-name="co11" table:default-cell-style-name="ce127"/>
        <table:table-column table:style-name="co11" table:number-columns-repeated="1005" table:default-cell-style-name="Default"/>
        <table:table-row table:style-name="ro4">
          <table:table-cell table:style-name="ce92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/>
          <table:table-cell table:style-name="Default"/>
          <table:table-cell table:number-columns-repeated="1005"/>
        </table:table-row>
        <table:table-row table:style-name="ro4"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RLC_ii_d_R</text:p>
          </table:table-cell>
          <table:table-cell table:number-columns-repeated="5" table:style-name="ce125" office:value-type="string" calcext:value-type="string">
            <text:p>RLC_ii_d_R</text:p>
          </table:table-cell>
          <table:table-cell table:style-name="ce125" office:value-type="string" calcext:value-type="string">
            <text:p>RLC_ii_d</text:p>
          </table:table-cell>
          <table:table-cell table:style-name="ce125" office:value-type="string" calcext:value-type="string">
            <text:p>RLC_ii_d_R</text:p>
          </table:table-cell>
          <table:table-cell table:number-columns-repeated="6" table:style-name="ce125" office:value-type="string" calcext:value-type="string">
            <text:p>RRC_ii_d_R</text:p>
          </table:table-cell>
          <table:table-cell table:style-name="ce125" office:value-type="string" calcext:value-type="string">
            <text:p>RRC_ii_d</text:p>
          </table:table-cell>
          <table:table-cell table:style-name="ce125" office:value-type="string" calcext:value-type="string">
            <text:p>RRC_ii_d_R</text:p>
          </table:table-cell>
          <table:table-cell/>
          <table:table-cell table:style-name="ce132"/>
          <table:table-cell table:number-columns-repeated="1005"/>
        </table:table-row>
        <table:table-row table:style-name="ro4"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RL_ii_d_R</text:p>
          </table:table-cell>
          <table:table-cell table:number-columns-repeated="5" table:style-name="ce125" office:value-type="string" calcext:value-type="string">
            <text:p>RL_ii_d_R</text:p>
          </table:table-cell>
          <table:table-cell table:style-name="ce125" office:value-type="string" calcext:value-type="string">
            <text:p>RL_ii_d</text:p>
          </table:table-cell>
          <table:table-cell table:style-name="ce125" office:value-type="string" calcext:value-type="string">
            <text:p>RL_ii_d_R</text:p>
          </table:table-cell>
          <table:table-cell table:number-columns-repeated="6" table:style-name="ce127" office:value-type="string" calcext:value-type="string">
            <text:p>RR_ii_d_R</text:p>
          </table:table-cell>
          <table:table-cell table:style-name="ce127" office:value-type="string" calcext:value-type="string">
            <text:p>RR_ii_d</text:p>
          </table:table-cell>
          <table:table-cell table:style-name="ce127" office:value-type="string" calcext:value-type="string">
            <text:p>RR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float" office:value="2" calcext:value-type="float">
            <text:p>2</text:p>
          </table:table-cell>
          <table:table-cell office:value-type="string" calcext:value-type="string">
            <text:p>SLA_ii_d_R</text:p>
          </table:table-cell>
          <table:table-cell table:number-columns-repeated="5" table:style-name="ce125" office:value-type="string" calcext:value-type="string">
            <text:p>SLA_ii_d_R</text:p>
          </table:table-cell>
          <table:table-cell table:style-name="ce125" office:value-type="string" calcext:value-type="string">
            <text:p>SLA_ii_d</text:p>
          </table:table-cell>
          <table:table-cell table:style-name="ce125" office:value-type="string" calcext:value-type="string">
            <text:p>SLA_ii_d_R</text:p>
          </table:table-cell>
          <table:table-cell table:number-columns-repeated="6" table:style-name="ce127" office:value-type="string" calcext:value-type="string">
            <text:p>SRA_ii_d_R</text:p>
          </table:table-cell>
          <table:table-cell table:style-name="ce127" office:value-type="string" calcext:value-type="string">
            <text:p>SRA_ii_d</text:p>
          </table:table-cell>
          <table:table-cell table:style-name="ce127" office:value-type="string" calcext:value-type="string">
            <text:p>SRA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float" office:value="3" calcext:value-type="float">
            <text:p>3</text:p>
          </table:table-cell>
          <table:table-cell office:value-type="string" calcext:value-type="string">
            <text:p>SLL_ii_d_R</text:p>
          </table:table-cell>
          <table:table-cell table:number-columns-repeated="5" table:style-name="ce125" office:value-type="string" calcext:value-type="string">
            <text:p>SLL_ii_d_R</text:p>
          </table:table-cell>
          <table:table-cell table:style-name="ce125" office:value-type="string" calcext:value-type="string">
            <text:p>SLL_ii_d</text:p>
          </table:table-cell>
          <table:table-cell table:style-name="ce125" office:value-type="string" calcext:value-type="string">
            <text:p>SLL_ii_d_R</text:p>
          </table:table-cell>
          <table:table-cell table:number-columns-repeated="6" table:style-name="ce127" office:value-type="string" calcext:value-type="string">
            <text:p>SRL_ii_d_R</text:p>
          </table:table-cell>
          <table:table-cell table:style-name="ce127" office:value-type="string" calcext:value-type="string">
            <text:p>SRL_ii_d</text:p>
          </table:table-cell>
          <table:table-cell table:style-name="ce127" office:value-type="string" calcext:value-type="string">
            <text:p>SRL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float" office:value="4" calcext:value-type="float">
            <text:p>4</text:p>
          </table:table-cell>
          <table:table-cell office:value-type="string" calcext:value-type="string">
            <text:p>BIT_B_ii_d_R</text:p>
          </table:table-cell>
          <table:table-cell table:number-columns-repeated="5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number-columns-repeated="7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style-name="ce125" office:value-type="string" calcext:value-type="string">
            <text:p>BIT_B_ii_d_R</text:p>
          </table:table-cell>
          <table:table-cell table:number-columns-repeated="1007"/>
        </table:table-row>
        <table:table-row table:style-name="ro4">
          <table:table-cell table:style-name="ce93" office:value-type="float" office:value="5" calcext:value-type="float">
            <text:p>5</text:p>
          </table:table-cell>
          <table:table-cell office:value-type="string" calcext:value-type="string">
            <text:p>BIT_B_ii_d_R</text:p>
          </table:table-cell>
          <table:table-cell table:number-columns-repeated="5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number-columns-repeated="7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style-name="ce125" office:value-type="string" calcext:value-type="string">
            <text:p>BIT_B_ii_d_R</text:p>
          </table:table-cell>
          <table:table-cell table:number-columns-repeated="1007"/>
        </table:table-row>
        <table:table-row table:style-name="ro4">
          <table:table-cell table:style-name="ce93" office:value-type="float" office:value="6" calcext:value-type="float">
            <text:p>6</text:p>
          </table:table-cell>
          <table:table-cell office:value-type="string" calcext:value-type="string">
            <text:p>BIT_B_ii_d_R</text:p>
          </table:table-cell>
          <table:table-cell table:number-columns-repeated="5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number-columns-repeated="7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style-name="ce125" office:value-type="string" calcext:value-type="string">
            <text:p>BIT_B_ii_d_R</text:p>
          </table:table-cell>
          <table:table-cell table:number-columns-repeated="1007"/>
        </table:table-row>
        <table:table-row table:style-name="ro4">
          <table:table-cell table:style-name="ce93" office:value-type="float" office:value="7" calcext:value-type="float">
            <text:p>7</text:p>
          </table:table-cell>
          <table:table-cell office:value-type="string" calcext:value-type="string">
            <text:p>BIT_B_ii_d_R</text:p>
          </table:table-cell>
          <table:table-cell table:number-columns-repeated="5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number-columns-repeated="7" table:style-name="ce125" office:value-type="string" calcext:value-type="string">
            <text:p>BIT_B_ii_d_R</text:p>
          </table:table-cell>
          <table:table-cell table:style-name="ce127" office:value-type="string" calcext:value-type="string">
            <text:p>BIT_B_ii_d</text:p>
          </table:table-cell>
          <table:table-cell table:style-name="ce125" office:value-type="string" calcext:value-type="string">
            <text:p>BIT_B_ii_d_R</text:p>
          </table:table-cell>
          <table:table-cell table:number-columns-repeated="1007"/>
        </table:table-row>
        <table:table-row table:style-name="ro4">
          <table:table-cell table:style-name="ce93" office:value-type="float" office:value="8" calcext:value-type="float">
            <text:p>8</text:p>
          </table:table-cell>
          <table:table-cell office:value-type="string" calcext:value-type="string">
            <text:p>RES_B_ii_d_R</text:p>
          </table:table-cell>
          <table:table-cell table:number-columns-repeated="5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number-columns-repeated="7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style-name="ce125" office:value-type="string" calcext:value-type="string">
            <text:p>RES_B_ii_d_R</text:p>
          </table:table-cell>
          <table:table-cell table:number-columns-repeated="1007"/>
        </table:table-row>
        <table:table-row table:style-name="ro4">
          <table:table-cell table:style-name="ce93" office:value-type="float" office:value="9" calcext:value-type="float">
            <text:p>9</text:p>
          </table:table-cell>
          <table:table-cell office:value-type="string" calcext:value-type="string">
            <text:p>RES_B_ii_d_R</text:p>
          </table:table-cell>
          <table:table-cell table:number-columns-repeated="5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number-columns-repeated="7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style-name="ce125" office:value-type="string" calcext:value-type="string">
            <text:p>RES_B_ii_d_R</text:p>
          </table:table-cell>
          <table:table-cell table:number-columns-repeated="1007"/>
        </table:table-row>
        <table:table-row table:style-name="ro4">
          <table:table-cell table:style-name="ce93" office:value-type="string" calcext:value-type="string">
            <text:p>A</text:p>
          </table:table-cell>
          <table:table-cell office:value-type="string" calcext:value-type="string">
            <text:p>RES_B_ii_d_R</text:p>
          </table:table-cell>
          <table:table-cell table:number-columns-repeated="5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number-columns-repeated="7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style-name="ce125" office:value-type="string" calcext:value-type="string">
            <text:p>RES_B_ii_d_R</text:p>
          </table:table-cell>
          <table:table-cell table:number-columns-repeated="1007"/>
        </table:table-row>
        <table:table-row table:style-name="ro4">
          <table:table-cell table:style-name="ce93" office:value-type="string" calcext:value-type="string">
            <text:p>B</text:p>
          </table:table-cell>
          <table:table-cell office:value-type="string" calcext:value-type="string">
            <text:p>RES_B_ii_d_R</text:p>
          </table:table-cell>
          <table:table-cell table:number-columns-repeated="5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number-columns-repeated="7" table:style-name="ce125" office:value-type="string" calcext:value-type="string">
            <text:p>RES_B_ii_d_R</text:p>
          </table:table-cell>
          <table:table-cell table:style-name="ce127" office:value-type="string" calcext:value-type="string">
            <text:p>RES_B_ii_d</text:p>
          </table:table-cell>
          <table:table-cell table:style-name="ce125" office:value-type="string" calcext:value-type="string">
            <text:p>RES_B_ii_d_R</text:p>
          </table:table-cell>
          <table:table-cell table:number-columns-repeated="1007"/>
        </table:table-row>
        <table:table-row table:style-name="ro4">
          <table:table-cell table:style-name="ce93" office:value-type="string" calcext:value-type="string">
            <text:p>C</text:p>
          </table:table-cell>
          <table:table-cell office:value-type="string" calcext:value-type="string">
            <text:p>SET_B_ii_d_R</text:p>
          </table:table-cell>
          <table:table-cell table:number-columns-repeated="5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number-columns-repeated="7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style-name="ce125" office:value-type="string" calcext:value-type="string">
            <text:p>SET_B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string" calcext:value-type="string">
            <text:p>D</text:p>
          </table:table-cell>
          <table:table-cell office:value-type="string" calcext:value-type="string">
            <text:p>SET_B_ii_d_R</text:p>
          </table:table-cell>
          <table:table-cell table:number-columns-repeated="5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number-columns-repeated="7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style-name="ce125" office:value-type="string" calcext:value-type="string">
            <text:p>SET_B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string" calcext:value-type="string">
            <text:p>E</text:p>
          </table:table-cell>
          <table:table-cell office:value-type="string" calcext:value-type="string">
            <text:p>SET_B_ii_d_R</text:p>
          </table:table-cell>
          <table:table-cell table:number-columns-repeated="5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number-columns-repeated="7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style-name="ce125" office:value-type="string" calcext:value-type="string">
            <text:p>SET_B_ii_d_R</text:p>
          </table:table-cell>
          <table:table-cell/>
          <table:table-cell table:style-name="ce125"/>
          <table:table-cell table:number-columns-repeated="1005"/>
        </table:table-row>
        <table:table-row table:style-name="ro4">
          <table:table-cell table:style-name="ce93" office:value-type="string" calcext:value-type="string">
            <text:p>F</text:p>
          </table:table-cell>
          <table:table-cell office:value-type="string" calcext:value-type="string">
            <text:p>SET_B_ii_d_R</text:p>
          </table:table-cell>
          <table:table-cell table:number-columns-repeated="5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number-columns-repeated="7" table:style-name="ce125" office:value-type="string" calcext:value-type="string">
            <text:p>SET_B_ii_d_R</text:p>
          </table:table-cell>
          <table:table-cell table:style-name="ce125" office:value-type="string" calcext:value-type="string">
            <text:p>SET_B_ii_d</text:p>
          </table:table-cell>
          <table:table-cell table:style-name="ce125" office:value-type="string" calcext:value-type="string">
            <text:p>SET_B_ii_d_R</text:p>
          </table:table-cell>
          <table:table-cell/>
          <table:table-cell table:style-name="ce254"/>
          <table:table-cell table:number-columns-repeated="1005"/>
        </table:table-row>
        <table:table-row table:style-name="ro2">
          <table:table-cell/>
          <table:table-cell table:style-name="Default" table:number-columns-repeated="4"/>
          <table:table-cell table:number-columns-repeated="13"/>
          <table:table-cell table:style-name="ce132"/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b</text:p>
          </table:table-cell>
          <table:table-cell table:style-name="Default" office:value-type="string" calcext:value-type="string">
            <text:p>bit</text:p>
          </table:table-cell>
          <table:table-cell table:style-name="Default"/>
          <table:table-cell table:style-name="Default" office:value-type="string" calcext:value-type="string">
            <text:p>De 0 a 7</text:p>
          </table:table-cell>
          <table:table-cell table:number-columns-repeated="13"/>
          <table:table-cell table:style-name="ce125"/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r</text:p>
          </table:table-cell>
          <table:table-cell table:style-name="ce96" office:value-type="string" calcext:value-type="string">
            <text:p>registro de 8 bits</text:p>
          </table:table-cell>
          <table:table-cell table:style-name="ce94"/>
          <table:table-cell table:style-name="ce96" office:value-type="string" calcext:value-type="string">
            <text:p>a b c d e h l</text:p>
          </table:table-cell>
          <table:table-cell table:number-columns-repeated="13"/>
          <table:table-cell table:style-name="ce125"/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rr</text:p>
          </table:table-cell>
          <table:table-cell table:style-name="ce96" office:value-type="string" calcext:value-type="string">
            <text:p>registro de 16 bits</text:p>
          </table:table-cell>
          <table:table-cell table:style-name="ce94"/>
          <table:table-cell table:style-name="ce96" office:value-type="string" calcext:value-type="string">
            <text:p>bc de hl sp</text:p>
          </table:table-cell>
          <table:table-cell table:number-columns-repeated="13"/>
          <table:table-cell table:style-name="ce125"/>
          <table:table-cell table:number-columns-repeated="1005"/>
        </table:table-row>
        <table:table-row table:style-name="ro2">
          <table:table-cell/>
          <table:table-cell table:style-name="ce94" office:value-type="string" calcext:value-type="string">
            <text:p>ir</text:p>
          </table:table-cell>
          <table:table-cell table:style-name="ce96" office:value-type="string" calcext:value-type="string">
            <text:p>registro de índice</text:p>
          </table:table-cell>
          <table:table-cell table:style-name="ce94"/>
          <table:table-cell table:style-name="ce96" office:value-type="string" calcext:value-type="string">
            <text:p>ix iy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</text:p>
          </table:table-cell>
          <table:table-cell table:style-name="ce96" office:value-type="string" calcext:value-type="string">
            <text:p>valor de 8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n</text:p>
          </table:table-cell>
          <table:table-cell table:style-name="ce96" office:value-type="string" calcext:value-type="string">
            <text:p>valor de 16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dd)</text:p>
          </table:table-cell>
          <table:table-cell table:style-name="ce96" office:value-type="string" calcext:value-type="string">
            <text:p>direccion de 16 bits</text:p>
          </table:table-cell>
          <table:table-cell table:style-name="ce94"/>
          <table:table-cell table:style-name="ce96" office:value-type="string" calcext:value-type="string">
            <text:p>(dd)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ss)</text:p>
          </table:table-cell>
          <table:table-cell table:style-name="ce96" office:value-type="string" calcext:value-type="string">
            <text:p>indirección</text:p>
          </table:table-cell>
          <table:table-cell table:style-name="ce94"/>
          <table:table-cell table:style-name="ce96" office:value-type="string" calcext:value-type="string">
            <text:p>(bc) (de) (hl)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condicion</text:p>
          </table:table-cell>
          <table:table-cell table:style-name="ce94"/>
          <table:table-cell table:style-name="ce94" office:value-type="string" calcext:value-type="string">
            <text:p>c z nc nz …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hl)</text:p>
          </table:table-cell>
          <table:table-cell table:style-name="ce96" office:value-type="string" calcext:value-type="string">
            <text:p>indireccion_hl</text:p>
          </table:table-cell>
          <table:table-cell table:style-name="ce94"/>
          <table:table-cell table:style-name="ce94" office:value-type="string" calcext:value-type="string">
            <text:p>(hl)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3"/>
          <table:table-cell table:style-name="ce125"/>
          <table:table-cell table:number-columns-repeated="1005"/>
        </table:table-row>
        <table:table-row table:style-name="ro2">
          <table:table-cell/>
          <table:table-cell table:style-name="Default" table:number-columns-repeated="4"/>
          <table:table-cell table:number-columns-repeated="13"/>
          <table:table-cell table:style-name="ce254"/>
          <table:table-cell table:number-columns-repeated="1005"/>
        </table:table-row>
        <table:table-row table:style-name="ro2">
          <table:table-cell/>
          <table:table-cell table:style-name="Default" table:number-columns-repeated="4"/>
          <table:table-cell table:number-columns-repeated="13"/>
          <table:table-cell table:style-name="ce132"/>
          <table:table-cell table:number-columns-repeated="1005"/>
        </table:table-row>
        <table:table-row table:style-name="ro2" table:number-rows-repeated="4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71" office:value-type="string" calcext:value-type="string">
            <text:p>void (*instrucciones_ii_bits[256])() = {</text:p>
          </table:table-cell>
          <table:table-cell table:style-name="ce251" table:number-columns-repeated="17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C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D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E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F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G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H2];&quot;, &quot;)" office:value-type="string" office:string-value="&amp;Z80::RLC_ii_d, " calcext:value-type="string">
            <text:p>&amp;Z80::RLC_ii_d, </text:p>
          </table:table-cell>
          <table:table-cell table:style-name="ce253" table:formula="of:=COM.MICROSOFT.CONCAT(&quot;&amp;Z80::&quot;;[.I2];&quot;, &quot;)" office:value-type="string" office:string-value="&amp;Z80::RLC_ii_d_R, " calcext:value-type="string">
            <text:p>&amp;Z80::RLC_ii_d_R, </text:p>
          </table:table-cell>
          <table:table-cell table:style-name="ce253" table:formula="of:=COM.MICROSOFT.CONCAT(&quot;&amp;Z80::&quot;;[.J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K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L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M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N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O2];&quot;, &quot;)" office:value-type="string" office:string-value="&amp;Z80::RRC_ii_d_R, " calcext:value-type="string">
            <text:p>&amp;Z80::RRC_ii_d_R, </text:p>
          </table:table-cell>
          <table:table-cell table:style-name="ce253" table:formula="of:=COM.MICROSOFT.CONCAT(&quot;&amp;Z80::&quot;;[.P2];&quot;, &quot;)" office:value-type="string" office:string-value="&amp;Z80::RRC_ii_d, " calcext:value-type="string">
            <text:p>&amp;Z80::RRC_ii_d, </text:p>
          </table:table-cell>
          <table:table-cell table:style-name="ce253" table:formula="of:=COM.MICROSOFT.CONCAT(&quot;&amp;Z80::&quot;;[.Q2];&quot;, &quot;)" office:value-type="string" office:string-value="&amp;Z80::RRC_ii_d_R, " calcext:value-type="string">
            <text:p>&amp;Z80::RRC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C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D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E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F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G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H3];&quot;, &quot;)" office:value-type="string" office:string-value="&amp;Z80::RL_ii_d, " calcext:value-type="string">
            <text:p>&amp;Z80::RL_ii_d, </text:p>
          </table:table-cell>
          <table:table-cell table:style-name="ce253" table:formula="of:=COM.MICROSOFT.CONCAT(&quot;&amp;Z80::&quot;;[.I3];&quot;, &quot;)" office:value-type="string" office:string-value="&amp;Z80::RL_ii_d_R, " calcext:value-type="string">
            <text:p>&amp;Z80::RL_ii_d_R, </text:p>
          </table:table-cell>
          <table:table-cell table:style-name="ce253" table:formula="of:=COM.MICROSOFT.CONCAT(&quot;&amp;Z80::&quot;;[.J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K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L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M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N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O3];&quot;, &quot;)" office:value-type="string" office:string-value="&amp;Z80::RR_ii_d_R, " calcext:value-type="string">
            <text:p>&amp;Z80::RR_ii_d_R, </text:p>
          </table:table-cell>
          <table:table-cell table:style-name="ce253" table:formula="of:=COM.MICROSOFT.CONCAT(&quot;&amp;Z80::&quot;;[.P3];&quot;, &quot;)" office:value-type="string" office:string-value="&amp;Z80::RR_ii_d, " calcext:value-type="string">
            <text:p>&amp;Z80::RR_ii_d, </text:p>
          </table:table-cell>
          <table:table-cell table:style-name="ce253" table:formula="of:=COM.MICROSOFT.CONCAT(&quot;&amp;Z80::&quot;;[.Q3];&quot;, &quot;)" office:value-type="string" office:string-value="&amp;Z80::RR_ii_d_R, " calcext:value-type="string">
            <text:p>&amp;Z80::RR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C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D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E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F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G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H4];&quot;, &quot;)" office:value-type="string" office:string-value="&amp;Z80::SLA_ii_d, " calcext:value-type="string">
            <text:p>&amp;Z80::SLA_ii_d, </text:p>
          </table:table-cell>
          <table:table-cell table:style-name="ce253" table:formula="of:=COM.MICROSOFT.CONCAT(&quot;&amp;Z80::&quot;;[.I4];&quot;, &quot;)" office:value-type="string" office:string-value="&amp;Z80::SLA_ii_d_R, " calcext:value-type="string">
            <text:p>&amp;Z80::SLA_ii_d_R, </text:p>
          </table:table-cell>
          <table:table-cell table:style-name="ce253" table:formula="of:=COM.MICROSOFT.CONCAT(&quot;&amp;Z80::&quot;;[.J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K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L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M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N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O4];&quot;, &quot;)" office:value-type="string" office:string-value="&amp;Z80::SRA_ii_d_R, " calcext:value-type="string">
            <text:p>&amp;Z80::SRA_ii_d_R, </text:p>
          </table:table-cell>
          <table:table-cell table:style-name="ce253" table:formula="of:=COM.MICROSOFT.CONCAT(&quot;&amp;Z80::&quot;;[.P4];&quot;, &quot;)" office:value-type="string" office:string-value="&amp;Z80::SRA_ii_d, " calcext:value-type="string">
            <text:p>&amp;Z80::SRA_ii_d, </text:p>
          </table:table-cell>
          <table:table-cell table:style-name="ce253" table:formula="of:=COM.MICROSOFT.CONCAT(&quot;&amp;Z80::&quot;;[.Q4];&quot;, &quot;)" office:value-type="string" office:string-value="&amp;Z80::SRA_ii_d_R, " calcext:value-type="string">
            <text:p>&amp;Z80::SRA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C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D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E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F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G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H5];&quot;, &quot;)" office:value-type="string" office:string-value="&amp;Z80::SLL_ii_d, " calcext:value-type="string">
            <text:p>&amp;Z80::SLL_ii_d, </text:p>
          </table:table-cell>
          <table:table-cell table:style-name="ce253" table:formula="of:=COM.MICROSOFT.CONCAT(&quot;&amp;Z80::&quot;;[.I5];&quot;, &quot;)" office:value-type="string" office:string-value="&amp;Z80::SLL_ii_d_R, " calcext:value-type="string">
            <text:p>&amp;Z80::SLL_ii_d_R, </text:p>
          </table:table-cell>
          <table:table-cell table:style-name="ce253" table:formula="of:=COM.MICROSOFT.CONCAT(&quot;&amp;Z80::&quot;;[.J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K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L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M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N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O5];&quot;, &quot;)" office:value-type="string" office:string-value="&amp;Z80::SRL_ii_d_R, " calcext:value-type="string">
            <text:p>&amp;Z80::SRL_ii_d_R, </text:p>
          </table:table-cell>
          <table:table-cell table:style-name="ce253" table:formula="of:=COM.MICROSOFT.CONCAT(&quot;&amp;Z80::&quot;;[.P5];&quot;, &quot;)" office:value-type="string" office:string-value="&amp;Z80::SRL_ii_d, " calcext:value-type="string">
            <text:p>&amp;Z80::SRL_ii_d, </text:p>
          </table:table-cell>
          <table:table-cell table:style-name="ce253" table:formula="of:=COM.MICROSOFT.CONCAT(&quot;&amp;Z80::&quot;;[.Q5];&quot;, &quot;)" office:value-type="string" office:string-value="&amp;Z80::SRL_ii_d_R, " calcext:value-type="string">
            <text:p>&amp;Z80::SRL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C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D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E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F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G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H6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I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J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K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L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M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N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O6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P6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Q6];&quot;, &quot;)" office:value-type="string" office:string-value="&amp;Z80::BIT_B_ii_d_R, " calcext:value-type="string">
            <text:p>&amp;Z80::BIT_B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C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D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E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F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G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H7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I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J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K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L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M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N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O7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P7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Q7];&quot;, &quot;)" office:value-type="string" office:string-value="&amp;Z80::BIT_B_ii_d_R, " calcext:value-type="string">
            <text:p>&amp;Z80::BIT_B_ii_d_R, </text:p>
          </table:table-cell>
          <table:table-cell table:style-name="ce251"/>
          <table:table-cell table:style-name="ce255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C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D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E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F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G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H8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I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J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K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L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M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N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O8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P8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Q8];&quot;, &quot;)" office:value-type="string" office:string-value="&amp;Z80::BIT_B_ii_d_R, " calcext:value-type="string">
            <text:p>&amp;Z80::BIT_B_ii_d_R, </text:p>
          </table:table-cell>
          <table:table-cell table:style-name="ce251"/>
          <table:table-cell table:style-name="ce256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C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D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E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F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G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H9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I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J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K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L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M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N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O9];&quot;, &quot;)" office:value-type="string" office:string-value="&amp;Z80::BIT_B_ii_d_R, " calcext:value-type="string">
            <text:p>&amp;Z80::BIT_B_ii_d_R, </text:p>
          </table:table-cell>
          <table:table-cell table:style-name="ce253" table:formula="of:=COM.MICROSOFT.CONCAT(&quot;&amp;Z80::&quot;;[.P9];&quot;, &quot;)" office:value-type="string" office:string-value="&amp;Z80::BIT_B_ii_d, " calcext:value-type="string">
            <text:p>&amp;Z80::BIT_B_ii_d, </text:p>
          </table:table-cell>
          <table:table-cell table:style-name="ce253" table:formula="of:=COM.MICROSOFT.CONCAT(&quot;&amp;Z80::&quot;;[.Q9];&quot;, &quot;)" office:value-type="string" office:string-value="&amp;Z80::BIT_B_ii_d_R, " calcext:value-type="string">
            <text:p>&amp;Z80::BIT_B_ii_d_R, </text:p>
          </table:table-cell>
          <table:table-cell table:style-name="ce251"/>
          <table:table-cell table:style-name="ce256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C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D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E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F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G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H10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I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J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K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L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M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N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O10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P10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Q10];&quot;, &quot;)" office:value-type="string" office:string-value="&amp;Z80::RES_B_ii_d_R, " calcext:value-type="string">
            <text:p>&amp;Z80::RES_B_ii_d_R, </text:p>
          </table:table-cell>
          <table:table-cell table:style-name="ce251"/>
          <table:table-cell table:style-name="ce256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C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D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E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F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G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H11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I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J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K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L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M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N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O11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P11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Q11];&quot;, &quot;)" office:value-type="string" office:string-value="&amp;Z80::RES_B_ii_d_R, " calcext:value-type="string">
            <text:p>&amp;Z80::RES_B_ii_d_R, </text:p>
          </table:table-cell>
          <table:table-cell table:style-name="ce251"/>
          <table:table-cell table:style-name="ce257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C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D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E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F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G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H12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I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J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K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L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M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N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O12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P12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Q12];&quot;, &quot;)" office:value-type="string" office:string-value="&amp;Z80::RES_B_ii_d_R, " calcext:value-type="string">
            <text:p>&amp;Z80::RES_B_ii_d_R, </text:p>
          </table:table-cell>
          <table:table-cell table:style-name="ce251"/>
          <table:table-cell table:style-name="ce258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C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D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E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F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G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H13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I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J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K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L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M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N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O13];&quot;, &quot;)" office:value-type="string" office:string-value="&amp;Z80::RES_B_ii_d_R, " calcext:value-type="string">
            <text:p>&amp;Z80::RES_B_ii_d_R, </text:p>
          </table:table-cell>
          <table:table-cell table:style-name="ce253" table:formula="of:=COM.MICROSOFT.CONCAT(&quot;&amp;Z80::&quot;;[.P13];&quot;, &quot;)" office:value-type="string" office:string-value="&amp;Z80::RES_B_ii_d, " calcext:value-type="string">
            <text:p>&amp;Z80::RES_B_ii_d, </text:p>
          </table:table-cell>
          <table:table-cell table:style-name="ce253" table:formula="of:=COM.MICROSOFT.CONCAT(&quot;&amp;Z80::&quot;;[.Q13];&quot;, &quot;)" office:value-type="string" office:string-value="&amp;Z80::RES_B_ii_d_R, " calcext:value-type="string">
            <text:p>&amp;Z80::RES_B_ii_d_R, </text:p>
          </table:table-cell>
          <table:table-cell table:style-name="ce251"/>
          <table:table-cell table:style-name="ce259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C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D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E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F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G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H14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I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J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K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L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M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N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O14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P14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Q14];&quot;, &quot;)" office:value-type="string" office:string-value="&amp;Z80::SET_B_ii_d_R, " calcext:value-type="string">
            <text:p>&amp;Z80::SET_B_ii_d_R, </text:p>
          </table:table-cell>
          <table:table-cell table:style-name="ce251"/>
          <table:table-cell table:style-name="ce259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C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D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E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F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G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H15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I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J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K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L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M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N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O15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P15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Q15];&quot;, &quot;)" office:value-type="string" office:string-value="&amp;Z80::SET_B_ii_d_R, " calcext:value-type="string">
            <text:p>&amp;Z80::SET_B_ii_d_R, </text:p>
          </table:table-cell>
          <table:table-cell table:style-name="ce251"/>
          <table:table-cell table:style-name="ce259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C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D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E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F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G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H16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I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J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K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L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M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N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O16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P16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Q16];&quot;, &quot;)" office:value-type="string" office:string-value="&amp;Z80::SET_B_ii_d_R, " calcext:value-type="string">
            <text:p>&amp;Z80::SET_B_ii_d_R, </text:p>
          </table:table-cell>
          <table:table-cell table:style-name="ce251"/>
          <table:table-cell table:style-name="ce259"/>
          <table:table-cell table:style-name="ce251" table:number-columns-repeated="1005"/>
        </table:table-row>
        <table:table-row table:style-name="ro2">
          <table:table-cell table:style-name="ce251"/>
          <table:table-cell table:style-name="ce253" table:formula="of:=COM.MICROSOFT.CONCAT(&quot;&amp;Z80::&quot;;[.B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C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D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E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F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G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H17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I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J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K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L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M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N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O17];&quot;, &quot;)" office:value-type="string" office:string-value="&amp;Z80::SET_B_ii_d_R, " calcext:value-type="string">
            <text:p>&amp;Z80::SET_B_ii_d_R, </text:p>
          </table:table-cell>
          <table:table-cell table:style-name="ce253" table:formula="of:=COM.MICROSOFT.CONCAT(&quot;&amp;Z80::&quot;;[.P17];&quot;, &quot;)" office:value-type="string" office:string-value="&amp;Z80::SET_B_ii_d, " calcext:value-type="string">
            <text:p>&amp;Z80::SET_B_ii_d, </text:p>
          </table:table-cell>
          <table:table-cell table:style-name="ce253" table:formula="of:=COM.MICROSOFT.CONCAT(&quot;&amp;Z80::&quot;;[.Q17];&quot;, &quot;)" office:value-type="string" office:string-value="&amp;Z80::SET_B_ii_d_R, " calcext:value-type="string">
            <text:p>&amp;Z80::SET_B_ii_d_R, </text:p>
          </table:table-cell>
          <table:table-cell table:style-name="ce251"/>
          <table:table-cell table:style-name="ce259"/>
          <table:table-cell table:style-name="ce251" table:number-columns-repeated="1005"/>
        </table:table-row>
        <table:table-row table:style-name="ro2">
          <table:table-cell table:style-name="ce252" office:value-type="string" calcext:value-type="string">
            <text:p>};</text:p>
          </table:table-cell>
          <table:table-cell table:style-name="ce251" table:number-columns-repeated="17"/>
          <table:table-cell table:style-name="ce259"/>
          <table:table-cell table:style-name="ce251" table:number-columns-repeated="1005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3"/>
          <table:table-cell table:style-name="ce260"/>
          <table:table-cell table:number-columns-repeated="1005"/>
        </table:table-row>
        <table:table-row table:style-name="ro2">
          <table:table-cell table:style-name="ce99" office:value-type="string" calcext:value-type="string">
            <text:p>void (*instrucciones_indice_bits[256])() = {</text:p>
          </table:table-cell>
          <table:table-cell table:style-name="ce100"/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0:.Q40])" office:value-type="string" office:string-value="&amp;Z80::RLC_ii_d_R, &amp;Z80::RLC_ii_d_R, &amp;Z80::RLC_ii_d_R, &amp;Z80::RLC_ii_d_R, &amp;Z80::RLC_ii_d_R, &amp;Z80::RLC_ii_d_R, &amp;Z80::RLC_ii_d, &amp;Z80::RLC_ii_d_R, &amp;Z80::RRC_ii_d_R, &amp;Z80::RRC_ii_d_R, &amp;Z80::RRC_ii_d_R, &amp;Z80::RRC_ii_d_R, &amp;Z80::RRC_ii_d_R, &amp;Z80::RRC_ii_d_R, &amp;Z80::RRC_ii_d, &amp;Z80::RRC_ii_d_R, " calcext:value-type="string">
            <text:p>&amp;Z80::RLC_ii_d_R, &amp;Z80::RLC_ii_d_R, &amp;Z80::RLC_ii_d_R, &amp;Z80::RLC_ii_d_R, &amp;Z80::RLC_ii_d_R, &amp;Z80::RLC_ii_d_R, &amp;Z80::RLC_ii_d, &amp;Z80::RLC_ii_d_R, &amp;Z80::RRC_ii_d_R, &amp;Z80::RRC_ii_d_R, &amp;Z80::RRC_ii_d_R, &amp;Z80::RRC_ii_d_R, &amp;Z80::RRC_ii_d_R, &amp;Z80::RRC_ii_d_R, &amp;Z80::RRC_ii_d, &amp;Z80::RRC_ii_d_R, </text:p>
          </table:table-cell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1:.Q41])" office:value-type="string" office:string-value="&amp;Z80::RL_ii_d_R, &amp;Z80::RL_ii_d_R, &amp;Z80::RL_ii_d_R, &amp;Z80::RL_ii_d_R, &amp;Z80::RL_ii_d_R, &amp;Z80::RL_ii_d_R, &amp;Z80::RL_ii_d, &amp;Z80::RL_ii_d_R, &amp;Z80::RR_ii_d_R, &amp;Z80::RR_ii_d_R, &amp;Z80::RR_ii_d_R, &amp;Z80::RR_ii_d_R, &amp;Z80::RR_ii_d_R, &amp;Z80::RR_ii_d_R, &amp;Z80::RR_ii_d, &amp;Z80::RR_ii_d_R, " calcext:value-type="string">
            <text:p>&amp;Z80::RL_ii_d_R, &amp;Z80::RL_ii_d_R, &amp;Z80::RL_ii_d_R, &amp;Z80::RL_ii_d_R, &amp;Z80::RL_ii_d_R, &amp;Z80::RL_ii_d_R, &amp;Z80::RL_ii_d, &amp;Z80::RL_ii_d_R, &amp;Z80::RR_ii_d_R, &amp;Z80::RR_ii_d_R, &amp;Z80::RR_ii_d_R, &amp;Z80::RR_ii_d_R, &amp;Z80::RR_ii_d_R, &amp;Z80::RR_ii_d_R, &amp;Z80::RR_ii_d, &amp;Z80::RR_ii_d_R, </text:p>
          </table:table-cell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2:.Q42])" office:value-type="string" office:string-value="&amp;Z80::SLA_ii_d_R, &amp;Z80::SLA_ii_d_R, &amp;Z80::SLA_ii_d_R, &amp;Z80::SLA_ii_d_R, &amp;Z80::SLA_ii_d_R, &amp;Z80::SLA_ii_d_R, &amp;Z80::SLA_ii_d, &amp;Z80::SLA_ii_d_R, &amp;Z80::SRA_ii_d_R, &amp;Z80::SRA_ii_d_R, &amp;Z80::SRA_ii_d_R, &amp;Z80::SRA_ii_d_R, &amp;Z80::SRA_ii_d_R, &amp;Z80::SRA_ii_d_R, &amp;Z80::SRA_ii_d, &amp;Z80::SRA_ii_d_R, " calcext:value-type="string">
            <text:p>&amp;Z80::SLA_ii_d_R, &amp;Z80::SLA_ii_d_R, &amp;Z80::SLA_ii_d_R, &amp;Z80::SLA_ii_d_R, &amp;Z80::SLA_ii_d_R, &amp;Z80::SLA_ii_d_R, &amp;Z80::SLA_ii_d, &amp;Z80::SLA_ii_d_R, &amp;Z80::SRA_ii_d_R, &amp;Z80::SRA_ii_d_R, &amp;Z80::SRA_ii_d_R, &amp;Z80::SRA_ii_d_R, &amp;Z80::SRA_ii_d_R, &amp;Z80::SRA_ii_d_R, &amp;Z80::SRA_ii_d, &amp;Z80::SRA_ii_d_R, </text:p>
          </table:table-cell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3:.Q43])" office:value-type="string" office:string-value="&amp;Z80::SLL_ii_d_R, &amp;Z80::SLL_ii_d_R, &amp;Z80::SLL_ii_d_R, &amp;Z80::SLL_ii_d_R, &amp;Z80::SLL_ii_d_R, &amp;Z80::SLL_ii_d_R, &amp;Z80::SLL_ii_d, &amp;Z80::SLL_ii_d_R, &amp;Z80::SRL_ii_d_R, &amp;Z80::SRL_ii_d_R, &amp;Z80::SRL_ii_d_R, &amp;Z80::SRL_ii_d_R, &amp;Z80::SRL_ii_d_R, &amp;Z80::SRL_ii_d_R, &amp;Z80::SRL_ii_d, &amp;Z80::SRL_ii_d_R, " calcext:value-type="string">
            <text:p>&amp;Z80::SLL_ii_d_R, &amp;Z80::SLL_ii_d_R, &amp;Z80::SLL_ii_d_R, &amp;Z80::SLL_ii_d_R, &amp;Z80::SLL_ii_d_R, &amp;Z80::SLL_ii_d_R, &amp;Z80::SLL_ii_d, &amp;Z80::SLL_ii_d_R, &amp;Z80::SRL_ii_d_R, &amp;Z80::SRL_ii_d_R, &amp;Z80::SRL_ii_d_R, &amp;Z80::SRL_ii_d_R, &amp;Z80::SRL_ii_d_R, &amp;Z80::SRL_ii_d_R, &amp;Z80::SRL_ii_d, &amp;Z80::SRL_ii_d_R, </text:p>
          </table:table-cell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4:.Q44])" office:value-type="string" office:string-value="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" calcext:value-type="string">
            <text:p>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</text:p>
          </table:table-cell>
          <table:table-cell table:number-columns-repeated="3"/>
          <table:table-cell table:style-name="ce100" table:number-columns-repeated="13"/>
          <table:table-cell table:style-name="ce260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5:.Q45])" office:value-type="string" office:string-value="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" calcext:value-type="string">
            <text:p>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</text:p>
          </table:table-cell>
          <table:table-cell table:number-columns-repeated="3"/>
          <table:table-cell table:style-name="ce100" table:number-columns-repeated="13"/>
          <table:table-cell table:style-name="ce261"/>
          <table:table-cell table:style-name="ce100" table:number-columns-repeated="1004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6:.Q46])" office:value-type="string" office:string-value="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" calcext:value-type="string">
            <text:p>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7:.Q47])" office:value-type="string" office:string-value="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" calcext:value-type="string">
            <text:p>&amp;Z80::BIT_B_ii_d_R, &amp;Z80::BIT_B_ii_d_R, &amp;Z80::BIT_B_ii_d_R, &amp;Z80::BIT_B_ii_d_R, &amp;Z80::BIT_B_ii_d_R, &amp;Z80::BIT_B_ii_d_R, &amp;Z80::BIT_B_ii_d, &amp;Z80::BIT_B_ii_d_R, &amp;Z80::BIT_B_ii_d_R, &amp;Z80::BIT_B_ii_d_R, &amp;Z80::BIT_B_ii_d_R, &amp;Z80::BIT_B_ii_d_R, &amp;Z80::BIT_B_ii_d_R, &amp;Z80::BIT_B_ii_d_R, &amp;Z80::BIT_B_ii_d, &amp;Z80::BI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8:.Q48])" office:value-type="string" office:string-value="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" calcext:value-type="string">
            <text:p>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49:.Q49])" office:value-type="string" office:string-value="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" calcext:value-type="string">
            <text:p>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0:.Q50])" office:value-type="string" office:string-value="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" calcext:value-type="string">
            <text:p>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1:.Q51])" office:value-type="string" office:string-value="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" calcext:value-type="string">
            <text:p>&amp;Z80::RES_B_ii_d_R, &amp;Z80::RES_B_ii_d_R, &amp;Z80::RES_B_ii_d_R, &amp;Z80::RES_B_ii_d_R, &amp;Z80::RES_B_ii_d_R, &amp;Z80::RES_B_ii_d_R, &amp;Z80::RES_B_ii_d, &amp;Z80::RES_B_ii_d_R, &amp;Z80::RES_B_ii_d_R, &amp;Z80::RES_B_ii_d_R, &amp;Z80::RES_B_ii_d_R, &amp;Z80::RES_B_ii_d_R, &amp;Z80::RES_B_ii_d_R, &amp;Z80::RES_B_ii_d_R, &amp;Z80::RES_B_ii_d, &amp;Z80::RES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2:.Q52])" office:value-type="string" office:string-value="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" calcext:value-type="string">
            <text:p>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3:.Q53])" office:value-type="string" office:string-value="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" calcext:value-type="string">
            <text:p>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4:.Q54])" office:value-type="string" office:string-value="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" calcext:value-type="string">
            <text:p>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100"/>
          <table:table-cell table:style-name="ce99" table:formula="of:=COM.MICROSOFT.CONCAT([.B55:.Q55])" office:value-type="string" office:string-value="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" calcext:value-type="string">
            <text:p>&amp;Z80::SET_B_ii_d_R, &amp;Z80::SET_B_ii_d_R, &amp;Z80::SET_B_ii_d_R, &amp;Z80::SET_B_ii_d_R, &amp;Z80::SET_B_ii_d_R, &amp;Z80::SET_B_ii_d_R, &amp;Z80::SET_B_ii_d, &amp;Z80::SET_B_ii_d_R, &amp;Z80::SET_B_ii_d_R, &amp;Z80::SET_B_ii_d_R, &amp;Z80::SET_B_ii_d_R, &amp;Z80::SET_B_ii_d_R, &amp;Z80::SET_B_ii_d_R, &amp;Z80::SET_B_ii_d_R, &amp;Z80::SET_B_ii_d, &amp;Z80::SET_B_ii_d_R, </text:p>
          </table:table-cell>
          <table:table-cell table:number-columns-repeated="3"/>
          <table:table-cell table:style-name="ce100" table:number-columns-repeated="1018"/>
          <table:table-cell table:style-name="ce120"/>
        </table:table-row>
        <table:table-row table:style-name="ro2">
          <table:table-cell table:style-name="ce99" office:value-type="string" calcext:value-type="string">
            <text:p>};</text:p>
          </table:table-cell>
          <table:table-cell table:style-name="ce100"/>
          <table:table-cell table:number-columns-repeated="3"/>
          <table:table-cell table:style-name="ce100" table:number-columns-repeated="1018"/>
          <table:table-cell table:style-name="ce120"/>
        </table:table-row>
      </table:table>
      <table:table table:name="ED  misc" table:style-name="ta1">
        <office:forms form:automatic-focus="false" form:apply-design-mode="false"/>
        <table:table-column table:style-name="co21" table:default-cell-style-name="Default"/>
        <table:table-column table:style-name="co21" table:number-columns-repeated="2" table:default-cell-style-name="ce185"/>
        <table:table-column table:style-name="co22" table:default-cell-style-name="ce185"/>
        <table:table-column table:style-name="co21" table:default-cell-style-name="ce185"/>
        <table:table-column table:style-name="co21" table:number-columns-repeated="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number-columns-repeated="5" table:default-cell-style-name="Default"/>
        <table:table-column table:style-name="co25" table:number-columns-repeated="16" table:default-cell-style-name="Default"/>
        <table:table-column table:style-name="co21" table:number-columns-repeated="989" table:default-cell-style-name="Default"/>
        <table:table-column table:style-name="co20" table:default-cell-style-name="Default"/>
        <table:table-row table:style-name="ro4">
          <table:table-cell table:style-name="ce92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number-columns-repeated="1007"/>
        </table:table-row>
        <table:table-row table:style-name="ro4">
          <table:table-cell table:style-name="ce93" office:value-type="float" office:value="0" calcext:value-type="float">
            <text:p>0</text:p>
          </table:table-cell>
          <table:table-cell table:style-name="ce40"/>
          <table:table-cell table:style-name="ce44" table:number-columns-repeated="14"/>
          <table:table-cell table:style-name="ce52"/>
          <table:table-cell table:number-columns-repeated="1007"/>
        </table:table-row>
        <table:table-row table:style-name="ro4">
          <table:table-cell table:style-name="ce93" office:value-type="float" office:value="1" calcext:value-type="float">
            <text:p>1</text:p>
          </table:table-cell>
          <table:table-cell table:style-name="ce41"/>
          <table:table-cell table:style-name="ce45" table:number-columns-repeated="7"/>
          <table:table-cell table:style-name="ce49" table:number-columns-repeated="7"/>
          <table:table-cell table:style-name="ce53"/>
          <table:table-cell table:number-columns-repeated="1007"/>
        </table:table-row>
        <table:table-row table:style-name="ro4">
          <table:table-cell table:style-name="ce93" office:value-type="float" office:value="2" calcext:value-type="float">
            <text:p>2</text:p>
          </table:table-cell>
          <table:table-cell table:style-name="ce41"/>
          <table:table-cell table:style-name="ce45" table:number-columns-repeated="7"/>
          <table:table-cell table:style-name="ce49" table:number-columns-repeated="7"/>
          <table:table-cell table:style-name="ce53"/>
          <table:table-cell table:number-columns-repeated="1007"/>
        </table:table-row>
        <table:table-row table:style-name="ro4">
          <table:table-cell table:style-name="ce93" office:value-type="float" office:value="3" calcext:value-type="float">
            <text:p>3</text:p>
          </table:table-cell>
          <table:table-cell table:style-name="ce41"/>
          <table:table-cell table:style-name="ce45" table:number-columns-repeated="7"/>
          <table:table-cell table:style-name="ce49" table:number-columns-repeated="7"/>
          <table:table-cell table:style-name="ce53"/>
          <table:table-cell table:number-columns-repeated="1007"/>
        </table:table-row>
        <table:table-row table:style-name="ro4">
          <table:table-cell table:style-name="ce93" office:value-type="float" office:value="4" calcext:value-type="float">
            <text:p>4</text:p>
          </table:table-cell>
          <table:table-cell table:style-name="ce156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SBC_HL_RR</text:p>
          </table:table-cell>
          <table:table-cell table:style-name="ce49" office:value-type="string" calcext:value-type="string">
            <text:p>LD_nn_RR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N</text:p>
          </table:table-cell>
          <table:table-cell table:style-name="ce159" office:value-type="string" calcext:value-type="string">
            <text:p>IM0</text:p>
          </table:table-cell>
          <table:table-cell table:style-name="ce49" office:value-type="string" calcext:value-type="string">
            <text:p>LD_Ri_A</text:p>
          </table:table-cell>
          <table:table-cell table:style-name="ce49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ADC_HL_RR</text:p>
          </table:table-cell>
          <table:table-cell table:style-name="ce49" office:value-type="string" calcext:value-type="string">
            <text:p>LD_RR_nn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I</text:p>
          </table:table-cell>
          <table:table-cell table:style-name="ce49"/>
          <table:table-cell table:style-name="ce53" office:value-type="string" calcext:value-type="string">
            <text:p>LD_Rr_A</text:p>
          </table:table-cell>
          <table:table-cell table:number-columns-repeated="1007"/>
        </table:table-row>
        <table:table-row table:style-name="ro4">
          <table:table-cell table:style-name="ce93" office:value-type="float" office:value="5" calcext:value-type="float">
            <text:p>5</text:p>
          </table:table-cell>
          <table:table-cell table:style-name="ce156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SBC_HL_RR</text:p>
          </table:table-cell>
          <table:table-cell table:style-name="ce49" office:value-type="string" calcext:value-type="string">
            <text:p>LD_nn_RR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N</text:p>
          </table:table-cell>
          <table:table-cell table:style-name="ce159" office:value-type="string" calcext:value-type="string">
            <text:p>IM1</text:p>
          </table:table-cell>
          <table:table-cell table:style-name="ce49" office:value-type="string" calcext:value-type="string">
            <text:p>LD_A_Ri</text:p>
          </table:table-cell>
          <table:table-cell table:style-name="ce49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ADC_HL_RR</text:p>
          </table:table-cell>
          <table:table-cell table:style-name="ce49" office:value-type="string" calcext:value-type="string">
            <text:p>LD_RR_nn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I</text:p>
          </table:table-cell>
          <table:table-cell table:style-name="ce159" office:value-type="string" calcext:value-type="string">
            <text:p>IM2</text:p>
          </table:table-cell>
          <table:table-cell table:style-name="ce53" office:value-type="string" calcext:value-type="string">
            <text:p>LD_A_Rr</text:p>
          </table:table-cell>
          <table:table-cell table:number-columns-repeated="1007"/>
        </table:table-row>
        <table:table-row table:style-name="ro4">
          <table:table-cell table:style-name="ce93" office:value-type="float" office:value="6" calcext:value-type="float">
            <text:p>6</text:p>
          </table:table-cell>
          <table:table-cell table:style-name="ce156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SBC_HL_RR</text:p>
          </table:table-cell>
          <table:table-cell table:style-name="ce49" office:value-type="string" calcext:value-type="string">
            <text:p>LD_nn_RR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N</text:p>
          </table:table-cell>
          <table:table-cell table:style-name="ce49"/>
          <table:table-cell table:style-name="ce49" office:value-type="string" calcext:value-type="string">
            <text:p>RRD</text:p>
          </table:table-cell>
          <table:table-cell table:style-name="ce49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ADC_HL_RR</text:p>
          </table:table-cell>
          <table:table-cell table:style-name="ce49" office:value-type="string" calcext:value-type="string">
            <text:p>LD_RR_nn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I</text:p>
          </table:table-cell>
          <table:table-cell table:style-name="ce49"/>
          <table:table-cell table:style-name="ce53" office:value-type="string" calcext:value-type="string">
            <text:p>RLD</text:p>
          </table:table-cell>
          <table:table-cell table:number-columns-repeated="1007"/>
        </table:table-row>
        <table:table-row table:style-name="ro4">
          <table:table-cell table:style-name="ce93" office:value-type="float" office:value="7" calcext:value-type="float">
            <text:p>7</text:p>
          </table:table-cell>
          <table:table-cell table:style-name="ce156" office:value-type="string" calcext:value-type="string">
            <text:p>IN_R_c</text:p>
          </table:table-cell>
          <table:table-cell table:style-name="ce49" office:value-type="string" calcext:value-type="string">
            <text:p>OUT_c_0</text:p>
          </table:table-cell>
          <table:table-cell table:style-name="ce49" office:value-type="string" calcext:value-type="string">
            <text:p>SBC_HL_RR</text:p>
          </table:table-cell>
          <table:table-cell table:style-name="ce49" office:value-type="string" calcext:value-type="string">
            <text:p>LD_nn_RR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N</text:p>
          </table:table-cell>
          <table:table-cell table:style-name="ce49" table:number-columns-repeated="2"/>
          <table:table-cell table:style-name="ce49" office:value-type="string" calcext:value-type="string">
            <text:p>IN_R_c</text:p>
          </table:table-cell>
          <table:table-cell table:style-name="ce49" office:value-type="string" calcext:value-type="string">
            <text:p>OUT_c_R</text:p>
          </table:table-cell>
          <table:table-cell table:style-name="ce49" office:value-type="string" calcext:value-type="string">
            <text:p>ADC_HL_RR</text:p>
          </table:table-cell>
          <table:table-cell table:style-name="ce49" office:value-type="string" calcext:value-type="string">
            <text:p>LD_RR_nn</text:p>
          </table:table-cell>
          <table:table-cell table:style-name="ce49" office:value-type="string" calcext:value-type="string">
            <text:p>NEG</text:p>
          </table:table-cell>
          <table:table-cell table:style-name="ce49" office:value-type="string" calcext:value-type="string">
            <text:p>RETI</text:p>
          </table:table-cell>
          <table:table-cell table:style-name="ce49"/>
          <table:table-cell table:style-name="ce53"/>
          <table:table-cell table:number-columns-repeated="1007"/>
        </table:table-row>
        <table:table-row table:style-name="ro4">
          <table:table-cell table:style-name="ce93" office:value-type="float" office:value="8" calcext:value-type="float">
            <text:p>8</text:p>
          </table:table-cell>
          <table:table-cell table:style-name="ce41"/>
          <table:table-cell table:style-name="ce49" table:number-columns-repeated="14"/>
          <table:table-cell table:style-name="ce53"/>
          <table:table-cell table:number-columns-repeated="1007"/>
        </table:table-row>
        <table:table-row table:style-name="ro4">
          <table:table-cell table:style-name="ce93" office:value-type="float" office:value="9" calcext:value-type="float">
            <text:p>9</text:p>
          </table:table-cell>
          <table:table-cell table:style-name="ce41"/>
          <table:table-cell table:style-name="ce49" table:number-columns-repeated="14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A</text:p>
          </table:table-cell>
          <table:table-cell table:style-name="ce41" office:value-type="string" calcext:value-type="string">
            <text:p>LDI</text:p>
          </table:table-cell>
          <table:table-cell table:style-name="ce45" office:value-type="string" calcext:value-type="string">
            <text:p>CPI</text:p>
          </table:table-cell>
          <table:table-cell table:style-name="ce45" office:value-type="string" calcext:value-type="string">
            <text:p>INI</text:p>
          </table:table-cell>
          <table:table-cell table:style-name="ce45" office:value-type="string" calcext:value-type="string">
            <text:p>OUTI</text:p>
          </table:table-cell>
          <table:table-cell table:style-name="ce45" table:number-columns-repeated="4"/>
          <table:table-cell table:style-name="ce45" office:value-type="string" calcext:value-type="string">
            <text:p>LDD</text:p>
          </table:table-cell>
          <table:table-cell table:style-name="ce45" office:value-type="string" calcext:value-type="string">
            <text:p>CPD</text:p>
          </table:table-cell>
          <table:table-cell table:style-name="ce45" office:value-type="string" calcext:value-type="string">
            <text:p>IND</text:p>
          </table:table-cell>
          <table:table-cell table:style-name="ce45" office:value-type="string" calcext:value-type="string">
            <text:p>OUTD</text:p>
          </table:table-cell>
          <table:table-cell table:style-name="ce49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B</text:p>
          </table:table-cell>
          <table:table-cell table:style-name="ce45" office:value-type="string" calcext:value-type="string">
            <text:p>LDIR</text:p>
          </table:table-cell>
          <table:table-cell table:style-name="ce45" office:value-type="string" calcext:value-type="string">
            <text:p>CPIR</text:p>
          </table:table-cell>
          <table:table-cell table:style-name="ce45" office:value-type="string" calcext:value-type="string">
            <text:p>INIR</text:p>
          </table:table-cell>
          <table:table-cell table:style-name="ce45" office:value-type="string" calcext:value-type="string">
            <text:p>OTIR</text:p>
          </table:table-cell>
          <table:table-cell table:style-name="ce45" table:number-columns-repeated="4"/>
          <table:table-cell table:style-name="ce45" office:value-type="string" calcext:value-type="string">
            <text:p>LDDR</text:p>
          </table:table-cell>
          <table:table-cell table:style-name="ce45" office:value-type="string" calcext:value-type="string">
            <text:p>CPDR</text:p>
          </table:table-cell>
          <table:table-cell table:style-name="ce45" office:value-type="string" calcext:value-type="string">
            <text:p>INDR</text:p>
          </table:table-cell>
          <table:table-cell table:style-name="ce45" office:value-type="string" calcext:value-type="string">
            <text:p>OTDR</text:p>
          </table:table-cell>
          <table:table-cell table:style-name="ce49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C</text:p>
          </table:table-cell>
          <table:table-cell table:style-name="ce45" table:number-columns-repeated="15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D</text:p>
          </table:table-cell>
          <table:table-cell table:style-name="ce41"/>
          <table:table-cell table:style-name="ce45" table:number-columns-repeated="14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E</text:p>
          </table:table-cell>
          <table:table-cell table:style-name="Default" table:number-columns-repeated="4"/>
          <table:table-cell table:number-columns-repeated="8"/>
          <table:table-cell table:style-name="ce45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3" office:value-type="string" calcext:value-type="string">
            <text:p>F</text:p>
          </table:table-cell>
          <table:table-cell table:style-name="ce56" table:number-columns-repeated="12"/>
          <table:table-cell table:style-name="ce47" table:number-columns-repeated="3"/>
          <table:table-cell table:style-name="ce54"/>
          <table:table-cell table:number-columns-repeated="1007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b</text:p>
          </table:table-cell>
          <table:table-cell table:style-name="Default" office:value-type="string" calcext:value-type="string">
            <text:p>bit</text:p>
          </table:table-cell>
          <table:table-cell table:style-name="Default"/>
          <table:table-cell table:style-name="Default" office:value-type="string" calcext:value-type="string">
            <text:p>De 0 a 7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r</text:p>
          </table:table-cell>
          <table:table-cell table:style-name="ce96" office:value-type="string" calcext:value-type="string">
            <text:p>registro de 8 bits</text:p>
          </table:table-cell>
          <table:table-cell table:style-name="ce94"/>
          <table:table-cell table:style-name="ce96" office:value-type="string" calcext:value-type="string">
            <text:p>a b c d e h l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rr</text:p>
          </table:table-cell>
          <table:table-cell table:style-name="ce96" office:value-type="string" calcext:value-type="string">
            <text:p>registro de 16 bits</text:p>
          </table:table-cell>
          <table:table-cell table:style-name="ce94"/>
          <table:table-cell table:style-name="ce96" office:value-type="string" calcext:value-type="string">
            <text:p>bc de hl sp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ir</text:p>
          </table:table-cell>
          <table:table-cell table:style-name="ce96" office:value-type="string" calcext:value-type="string">
            <text:p>registro de índice</text:p>
          </table:table-cell>
          <table:table-cell table:style-name="ce94"/>
          <table:table-cell table:style-name="ce96" office:value-type="string" calcext:value-type="string">
            <text:p>ix iy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</text:p>
          </table:table-cell>
          <table:table-cell table:style-name="ce96" office:value-type="string" calcext:value-type="string">
            <text:p>valor de 8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nn</text:p>
          </table:table-cell>
          <table:table-cell table:style-name="ce96" office:value-type="string" calcext:value-type="string">
            <text:p>valor de 16 bits</text:p>
          </table:table-cell>
          <table:table-cell table:style-name="ce94"/>
          <table:table-cell table:style-name="ce96"/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dd)</text:p>
          </table:table-cell>
          <table:table-cell table:style-name="ce96" office:value-type="string" calcext:value-type="string">
            <text:p>direccion de 16 bits</text:p>
          </table:table-cell>
          <table:table-cell table:style-name="ce94"/>
          <table:table-cell table:style-name="ce96" office:value-type="string" calcext:value-type="string">
            <text:p>(dd)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ss)</text:p>
          </table:table-cell>
          <table:table-cell table:style-name="ce96" office:value-type="string" calcext:value-type="string">
            <text:p>indirección</text:p>
          </table:table-cell>
          <table:table-cell table:style-name="ce94"/>
          <table:table-cell table:style-name="ce96" office:value-type="string" calcext:value-type="string">
            <text:p>(bc) (de) (hl)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condicion</text:p>
          </table:table-cell>
          <table:table-cell table:style-name="ce94"/>
          <table:table-cell table:style-name="ce94" office:value-type="string" calcext:value-type="string">
            <text:p>c z nc nz …</text:p>
          </table:table-cell>
          <table:table-cell table:number-columns-repeated="1019"/>
        </table:table-row>
        <table:table-row table:style-name="ro2">
          <table:table-cell/>
          <table:table-cell table:style-name="ce94" office:value-type="string" calcext:value-type="string">
            <text:p>(hl)</text:p>
          </table:table-cell>
          <table:table-cell table:style-name="ce96" office:value-type="string" calcext:value-type="string">
            <text:p>indireccion_hl</text:p>
          </table:table-cell>
          <table:table-cell table:style-name="ce94"/>
          <table:table-cell table:style-name="ce94" office:value-type="string" calcext:value-type="string">
            <text:p>(hl)</text:p>
          </table:table-cell>
          <table:table-cell table:number-columns-repeated="1019"/>
        </table:table-row>
        <table:table-row table:style-name="ro2" table:number-rows-repeated="4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188" office:value-type="string" calcext:value-type="string" table:number-columns-spanned="16" table:number-rows-spanned="1">
            <text:p>cadenas de cada celda</text:p>
          </table:table-cell>
          <table:covered-table-cell table:number-columns-repeated="3" table:style-name="Default"/>
          <table:covered-table-cell table:number-columns-repeated="12"/>
          <table:table-cell/>
          <table:table-cell table:style-name="ce188" office:value-type="string" calcext:value-type="string" table:number-columns-spanned="16" table:number-rows-spanned="1">
            <text:p>tam de cada celda, y tam de cada columna</text:p>
          </table:table-cell>
          <table:covered-table-cell table:number-columns-repeated="15"/>
          <table:table-cell table:number-columns-repeated="990"/>
        </table:table-row>
        <table:table-row table:style-name="ro2">
          <table:table-cell/>
          <table:table-cell table:style-name="ce189" table:formula="of:=IF([.B2]=&quot;&quot;; &quot;nullptr&quot;; COM.MICROSOFT.CONCAT(&quot;&amp;Z80::&quot;;[.B2]))" office:value-type="string" office:string-value="nullptr" calcext:value-type="string">
            <text:p>nullptr</text:p>
          </table:table-cell>
          <table:table-cell table:style-name="ce197" table:formula="of:=IF([.C2]=&quot;&quot;; &quot;nullptr&quot;; COM.MICROSOFT.CONCAT(&quot;&amp;Z80::&quot;;[.C2]))" office:value-type="string" office:string-value="nullptr" calcext:value-type="string">
            <text:p>nullptr</text:p>
          </table:table-cell>
          <table:table-cell table:style-name="ce197" table:formula="of:=IF([.D2]=&quot;&quot;; &quot;nullptr&quot;; COM.MICROSOFT.CONCAT(&quot;&amp;Z80::&quot;;[.D2]))" office:value-type="string" office:string-value="nullptr" calcext:value-type="string">
            <text:p>nullptr</text:p>
          </table:table-cell>
          <table:table-cell table:style-name="ce197" table:formula="of:=IF([.E2]=&quot;&quot;; &quot;nullptr&quot;; COM.MICROSOFT.CONCAT(&quot;&amp;Z80::&quot;;[.E2]))" office:value-type="string" office:string-value="nullptr" calcext:value-type="string">
            <text:p>nullptr</text:p>
          </table:table-cell>
          <table:table-cell table:style-name="ce197" table:formula="of:=IF([.F2]=&quot;&quot;; &quot;nullptr&quot;; COM.MICROSOFT.CONCAT(&quot;&amp;Z80::&quot;;[.F2]))" office:value-type="string" office:string-value="nullptr" calcext:value-type="string">
            <text:p>nullptr</text:p>
          </table:table-cell>
          <table:table-cell table:style-name="ce197" table:formula="of:=IF([.G2]=&quot;&quot;; &quot;nullptr&quot;; COM.MICROSOFT.CONCAT(&quot;&amp;Z80::&quot;;[.G2]))" office:value-type="string" office:string-value="nullptr" calcext:value-type="string">
            <text:p>nullptr</text:p>
          </table:table-cell>
          <table:table-cell table:style-name="ce197" table:formula="of:=IF([.H2]=&quot;&quot;; &quot;nullptr&quot;; COM.MICROSOFT.CONCAT(&quot;&amp;Z80::&quot;;[.H2]))" office:value-type="string" office:string-value="nullptr" calcext:value-type="string">
            <text:p>nullptr</text:p>
          </table:table-cell>
          <table:table-cell table:style-name="ce197" table:formula="of:=IF([.I2]=&quot;&quot;; &quot;nullptr&quot;; COM.MICROSOFT.CONCAT(&quot;&amp;Z80::&quot;;[.I2]))" office:value-type="string" office:string-value="nullptr" calcext:value-type="string">
            <text:p>nullptr</text:p>
          </table:table-cell>
          <table:table-cell table:style-name="ce197" table:formula="of:=IF([.J2]=&quot;&quot;; &quot;nullptr&quot;; COM.MICROSOFT.CONCAT(&quot;&amp;Z80::&quot;;[.J2]))" office:value-type="string" office:string-value="nullptr" calcext:value-type="string">
            <text:p>nullptr</text:p>
          </table:table-cell>
          <table:table-cell table:style-name="ce197" table:formula="of:=IF([.K2]=&quot;&quot;; &quot;nullptr&quot;; COM.MICROSOFT.CONCAT(&quot;&amp;Z80::&quot;;[.K2]))" office:value-type="string" office:string-value="nullptr" calcext:value-type="string">
            <text:p>nullptr</text:p>
          </table:table-cell>
          <table:table-cell table:style-name="ce197" table:formula="of:=IF([.L2]=&quot;&quot;; &quot;nullptr&quot;; COM.MICROSOFT.CONCAT(&quot;&amp;Z80::&quot;;[.L2]))" office:value-type="string" office:string-value="nullptr" calcext:value-type="string">
            <text:p>nullptr</text:p>
          </table:table-cell>
          <table:table-cell table:style-name="ce197" table:formula="of:=IF([.M2]=&quot;&quot;; &quot;nullptr&quot;; COM.MICROSOFT.CONCAT(&quot;&amp;Z80::&quot;;[.M2]))" office:value-type="string" office:string-value="nullptr" calcext:value-type="string">
            <text:p>nullptr</text:p>
          </table:table-cell>
          <table:table-cell table:style-name="ce197" table:formula="of:=IF([.N2]=&quot;&quot;; &quot;nullptr&quot;; COM.MICROSOFT.CONCAT(&quot;&amp;Z80::&quot;;[.N2]))" office:value-type="string" office:string-value="nullptr" calcext:value-type="string">
            <text:p>nullptr</text:p>
          </table:table-cell>
          <table:table-cell table:style-name="ce197" table:formula="of:=IF([.O2]=&quot;&quot;; &quot;nullptr&quot;; COM.MICROSOFT.CONCAT(&quot;&amp;Z80::&quot;;[.O2]))" office:value-type="string" office:string-value="nullptr" calcext:value-type="string">
            <text:p>nullptr</text:p>
          </table:table-cell>
          <table:table-cell table:style-name="ce197" table:formula="of:=IF([.P2]=&quot;&quot;; &quot;nullptr&quot;; COM.MICROSOFT.CONCAT(&quot;&amp;Z80::&quot;;[.P2]))" office:value-type="string" office:string-value="nullptr" calcext:value-type="string">
            <text:p>nullptr</text:p>
          </table:table-cell>
          <table:table-cell table:style-name="ce203" table:formula="of:=IF([.Q2]=&quot;&quot;; &quot;nullptr&quot;; COM.MICROSOFT.CONCAT(&quot;&amp;Z80::&quot;;[.Q2]))" office:value-type="string" office:string-value="nullptr" calcext:value-type="string">
            <text:p>nullptr</text:p>
          </table:table-cell>
          <table:table-cell/>
          <table:table-cell table:style-name="ce209" table:formula="of:=LEN([.B34])" office:value-type="float" office:value="7" calcext:value-type="float">
            <text:p>7</text:p>
          </table:table-cell>
          <table:table-cell table:style-name="ce212" table:formula="of:=LEN([.C34])" office:value-type="float" office:value="7" calcext:value-type="float">
            <text:p>7</text:p>
          </table:table-cell>
          <table:table-cell table:style-name="ce212" table:formula="of:=LEN([.D34])" office:value-type="float" office:value="7" calcext:value-type="float">
            <text:p>7</text:p>
          </table:table-cell>
          <table:table-cell table:style-name="ce212" table:formula="of:=LEN([.E34])" office:value-type="float" office:value="7" calcext:value-type="float">
            <text:p>7</text:p>
          </table:table-cell>
          <table:table-cell table:style-name="ce212" table:formula="of:=LEN([.F34])" office:value-type="float" office:value="7" calcext:value-type="float">
            <text:p>7</text:p>
          </table:table-cell>
          <table:table-cell table:style-name="ce212" table:formula="of:=LEN([.G34])" office:value-type="float" office:value="7" calcext:value-type="float">
            <text:p>7</text:p>
          </table:table-cell>
          <table:table-cell table:style-name="ce212" table:formula="of:=LEN([.H34])" office:value-type="float" office:value="7" calcext:value-type="float">
            <text:p>7</text:p>
          </table:table-cell>
          <table:table-cell table:style-name="ce212" table:formula="of:=LEN([.I34])" office:value-type="float" office:value="7" calcext:value-type="float">
            <text:p>7</text:p>
          </table:table-cell>
          <table:table-cell table:style-name="ce212" table:formula="of:=LEN([.J34])" office:value-type="float" office:value="7" calcext:value-type="float">
            <text:p>7</text:p>
          </table:table-cell>
          <table:table-cell table:style-name="ce212" table:formula="of:=LEN([.K34])" office:value-type="float" office:value="7" calcext:value-type="float">
            <text:p>7</text:p>
          </table:table-cell>
          <table:table-cell table:style-name="ce212" table:formula="of:=LEN([.L34])" office:value-type="float" office:value="7" calcext:value-type="float">
            <text:p>7</text:p>
          </table:table-cell>
          <table:table-cell table:style-name="ce212" table:formula="of:=LEN([.M34])" office:value-type="float" office:value="7" calcext:value-type="float">
            <text:p>7</text:p>
          </table:table-cell>
          <table:table-cell table:style-name="ce212" table:formula="of:=LEN([.N34])" office:value-type="float" office:value="7" calcext:value-type="float">
            <text:p>7</text:p>
          </table:table-cell>
          <table:table-cell table:style-name="ce212" table:formula="of:=LEN([.O34])" office:value-type="float" office:value="7" calcext:value-type="float">
            <text:p>7</text:p>
          </table:table-cell>
          <table:table-cell table:style-name="ce212" table:formula="of:=LEN([.P34])" office:value-type="float" office:value="7" calcext:value-type="float">
            <text:p>7</text:p>
          </table:table-cell>
          <table:table-cell table:style-name="ce214" table:formula="of:=LEN([.Q34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3]=&quot;&quot;; &quot;nullptr&quot;; COM.MICROSOFT.CONCAT(&quot;&amp;Z80::&quot;;[.B3]))" office:value-type="string" office:string-value="nullptr" calcext:value-type="string">
            <text:p>nullptr</text:p>
          </table:table-cell>
          <table:table-cell table:style-name="ce137" table:formula="of:=IF([.C3]=&quot;&quot;; &quot;nullptr&quot;; COM.MICROSOFT.CONCAT(&quot;&amp;Z80::&quot;;[.C3]))" office:value-type="string" office:string-value="nullptr" calcext:value-type="string">
            <text:p>nullptr</text:p>
          </table:table-cell>
          <table:table-cell table:style-name="ce137" table:formula="of:=IF([.D3]=&quot;&quot;; &quot;nullptr&quot;; COM.MICROSOFT.CONCAT(&quot;&amp;Z80::&quot;;[.D3]))" office:value-type="string" office:string-value="nullptr" calcext:value-type="string">
            <text:p>nullptr</text:p>
          </table:table-cell>
          <table:table-cell table:style-name="ce137" table:formula="of:=IF([.E3]=&quot;&quot;; &quot;nullptr&quot;; COM.MICROSOFT.CONCAT(&quot;&amp;Z80::&quot;;[.E3]))" office:value-type="string" office:string-value="nullptr" calcext:value-type="string">
            <text:p>nullptr</text:p>
          </table:table-cell>
          <table:table-cell table:style-name="ce137" table:formula="of:=IF([.F3]=&quot;&quot;; &quot;nullptr&quot;; COM.MICROSOFT.CONCAT(&quot;&amp;Z80::&quot;;[.F3]))" office:value-type="string" office:string-value="nullptr" calcext:value-type="string">
            <text:p>nullptr</text:p>
          </table:table-cell>
          <table:table-cell table:style-name="ce137" table:formula="of:=IF([.G3]=&quot;&quot;; &quot;nullptr&quot;; COM.MICROSOFT.CONCAT(&quot;&amp;Z80::&quot;;[.G3]))" office:value-type="string" office:string-value="nullptr" calcext:value-type="string">
            <text:p>nullptr</text:p>
          </table:table-cell>
          <table:table-cell table:style-name="ce137" table:formula="of:=IF([.H3]=&quot;&quot;; &quot;nullptr&quot;; COM.MICROSOFT.CONCAT(&quot;&amp;Z80::&quot;;[.H3]))" office:value-type="string" office:string-value="nullptr" calcext:value-type="string">
            <text:p>nullptr</text:p>
          </table:table-cell>
          <table:table-cell table:style-name="ce137" table:formula="of:=IF([.I3]=&quot;&quot;; &quot;nullptr&quot;; COM.MICROSOFT.CONCAT(&quot;&amp;Z80::&quot;;[.I3]))" office:value-type="string" office:string-value="nullptr" calcext:value-type="string">
            <text:p>nullptr</text:p>
          </table:table-cell>
          <table:table-cell table:style-name="ce137" table:formula="of:=IF([.J3]=&quot;&quot;; &quot;nullptr&quot;; COM.MICROSOFT.CONCAT(&quot;&amp;Z80::&quot;;[.J3]))" office:value-type="string" office:string-value="nullptr" calcext:value-type="string">
            <text:p>nullptr</text:p>
          </table:table-cell>
          <table:table-cell table:style-name="ce137" table:formula="of:=IF([.K3]=&quot;&quot;; &quot;nullptr&quot;; COM.MICROSOFT.CONCAT(&quot;&amp;Z80::&quot;;[.K3]))" office:value-type="string" office:string-value="nullptr" calcext:value-type="string">
            <text:p>nullptr</text:p>
          </table:table-cell>
          <table:table-cell table:style-name="ce137" table:formula="of:=IF([.L3]=&quot;&quot;; &quot;nullptr&quot;; COM.MICROSOFT.CONCAT(&quot;&amp;Z80::&quot;;[.L3]))" office:value-type="string" office:string-value="nullptr" calcext:value-type="string">
            <text:p>nullptr</text:p>
          </table:table-cell>
          <table:table-cell table:style-name="ce137" table:formula="of:=IF([.M3]=&quot;&quot;; &quot;nullptr&quot;; COM.MICROSOFT.CONCAT(&quot;&amp;Z80::&quot;;[.M3]))" office:value-type="string" office:string-value="nullptr" calcext:value-type="string">
            <text:p>nullptr</text:p>
          </table:table-cell>
          <table:table-cell table:style-name="ce137" table:formula="of:=IF([.N3]=&quot;&quot;; &quot;nullptr&quot;; COM.MICROSOFT.CONCAT(&quot;&amp;Z80::&quot;;[.N3]))" office:value-type="string" office:string-value="nullptr" calcext:value-type="string">
            <text:p>nullptr</text:p>
          </table:table-cell>
          <table:table-cell table:style-name="ce137" table:formula="of:=IF([.O3]=&quot;&quot;; &quot;nullptr&quot;; COM.MICROSOFT.CONCAT(&quot;&amp;Z80::&quot;;[.O3]))" office:value-type="string" office:string-value="nullptr" calcext:value-type="string">
            <text:p>nullptr</text:p>
          </table:table-cell>
          <table:table-cell table:style-name="ce137" table:formula="of:=IF([.P3]=&quot;&quot;; &quot;nullptr&quot;; COM.MICROSOFT.CONCAT(&quot;&amp;Z80::&quot;;[.P3]))" office:value-type="string" office:string-value="nullptr" calcext:value-type="string">
            <text:p>nullptr</text:p>
          </table:table-cell>
          <table:table-cell table:style-name="ce204" table:formula="of:=IF([.Q3]=&quot;&quot;; &quot;nullptr&quot;; COM.MICROSOFT.CONCAT(&quot;&amp;Z80::&quot;;[.Q3]))" office:value-type="string" office:string-value="nullptr" calcext:value-type="string">
            <text:p>nullptr</text:p>
          </table:table-cell>
          <table:table-cell/>
          <table:table-cell table:style-name="ce210" table:formula="of:=LEN([.B35])" office:value-type="float" office:value="7" calcext:value-type="float">
            <text:p>7</text:p>
          </table:table-cell>
          <table:table-cell table:formula="of:=LEN([.C35])" office:value-type="float" office:value="7" calcext:value-type="float">
            <text:p>7</text:p>
          </table:table-cell>
          <table:table-cell table:formula="of:=LEN([.D35])" office:value-type="float" office:value="7" calcext:value-type="float">
            <text:p>7</text:p>
          </table:table-cell>
          <table:table-cell table:formula="of:=LEN([.E35])" office:value-type="float" office:value="7" calcext:value-type="float">
            <text:p>7</text:p>
          </table:table-cell>
          <table:table-cell table:formula="of:=LEN([.F35])" office:value-type="float" office:value="7" calcext:value-type="float">
            <text:p>7</text:p>
          </table:table-cell>
          <table:table-cell table:formula="of:=LEN([.G35])" office:value-type="float" office:value="7" calcext:value-type="float">
            <text:p>7</text:p>
          </table:table-cell>
          <table:table-cell table:formula="of:=LEN([.H35])" office:value-type="float" office:value="7" calcext:value-type="float">
            <text:p>7</text:p>
          </table:table-cell>
          <table:table-cell table:formula="of:=LEN([.I35])" office:value-type="float" office:value="7" calcext:value-type="float">
            <text:p>7</text:p>
          </table:table-cell>
          <table:table-cell table:formula="of:=LEN([.J35])" office:value-type="float" office:value="7" calcext:value-type="float">
            <text:p>7</text:p>
          </table:table-cell>
          <table:table-cell table:formula="of:=LEN([.K35])" office:value-type="float" office:value="7" calcext:value-type="float">
            <text:p>7</text:p>
          </table:table-cell>
          <table:table-cell table:formula="of:=LEN([.L35])" office:value-type="float" office:value="7" calcext:value-type="float">
            <text:p>7</text:p>
          </table:table-cell>
          <table:table-cell table:formula="of:=LEN([.M35])" office:value-type="float" office:value="7" calcext:value-type="float">
            <text:p>7</text:p>
          </table:table-cell>
          <table:table-cell table:formula="of:=LEN([.N35])" office:value-type="float" office:value="7" calcext:value-type="float">
            <text:p>7</text:p>
          </table:table-cell>
          <table:table-cell table:formula="of:=LEN([.O35])" office:value-type="float" office:value="7" calcext:value-type="float">
            <text:p>7</text:p>
          </table:table-cell>
          <table:table-cell table:formula="of:=LEN([.P35])" office:value-type="float" office:value="7" calcext:value-type="float">
            <text:p>7</text:p>
          </table:table-cell>
          <table:table-cell table:style-name="ce215" table:formula="of:=LEN([.Q35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4]=&quot;&quot;; &quot;nullptr&quot;; COM.MICROSOFT.CONCAT(&quot;&amp;Z80::&quot;;[.B4]))" office:value-type="string" office:string-value="nullptr" calcext:value-type="string">
            <text:p>nullptr</text:p>
          </table:table-cell>
          <table:table-cell table:style-name="ce137" table:formula="of:=IF([.C4]=&quot;&quot;; &quot;nullptr&quot;; COM.MICROSOFT.CONCAT(&quot;&amp;Z80::&quot;;[.C4]))" office:value-type="string" office:string-value="nullptr" calcext:value-type="string">
            <text:p>nullptr</text:p>
          </table:table-cell>
          <table:table-cell table:style-name="ce137" table:formula="of:=IF([.D4]=&quot;&quot;; &quot;nullptr&quot;; COM.MICROSOFT.CONCAT(&quot;&amp;Z80::&quot;;[.D4]))" office:value-type="string" office:string-value="nullptr" calcext:value-type="string">
            <text:p>nullptr</text:p>
          </table:table-cell>
          <table:table-cell table:style-name="ce137" table:formula="of:=IF([.E4]=&quot;&quot;; &quot;nullptr&quot;; COM.MICROSOFT.CONCAT(&quot;&amp;Z80::&quot;;[.E4]))" office:value-type="string" office:string-value="nullptr" calcext:value-type="string">
            <text:p>nullptr</text:p>
          </table:table-cell>
          <table:table-cell table:style-name="ce137" table:formula="of:=IF([.F4]=&quot;&quot;; &quot;nullptr&quot;; COM.MICROSOFT.CONCAT(&quot;&amp;Z80::&quot;;[.F4]))" office:value-type="string" office:string-value="nullptr" calcext:value-type="string">
            <text:p>nullptr</text:p>
          </table:table-cell>
          <table:table-cell table:style-name="ce137" table:formula="of:=IF([.G4]=&quot;&quot;; &quot;nullptr&quot;; COM.MICROSOFT.CONCAT(&quot;&amp;Z80::&quot;;[.G4]))" office:value-type="string" office:string-value="nullptr" calcext:value-type="string">
            <text:p>nullptr</text:p>
          </table:table-cell>
          <table:table-cell table:style-name="ce137" table:formula="of:=IF([.H4]=&quot;&quot;; &quot;nullptr&quot;; COM.MICROSOFT.CONCAT(&quot;&amp;Z80::&quot;;[.H4]))" office:value-type="string" office:string-value="nullptr" calcext:value-type="string">
            <text:p>nullptr</text:p>
          </table:table-cell>
          <table:table-cell table:style-name="ce137" table:formula="of:=IF([.I4]=&quot;&quot;; &quot;nullptr&quot;; COM.MICROSOFT.CONCAT(&quot;&amp;Z80::&quot;;[.I4]))" office:value-type="string" office:string-value="nullptr" calcext:value-type="string">
            <text:p>nullptr</text:p>
          </table:table-cell>
          <table:table-cell table:style-name="ce137" table:formula="of:=IF([.J4]=&quot;&quot;; &quot;nullptr&quot;; COM.MICROSOFT.CONCAT(&quot;&amp;Z80::&quot;;[.J4]))" office:value-type="string" office:string-value="nullptr" calcext:value-type="string">
            <text:p>nullptr</text:p>
          </table:table-cell>
          <table:table-cell table:style-name="ce137" table:formula="of:=IF([.K4]=&quot;&quot;; &quot;nullptr&quot;; COM.MICROSOFT.CONCAT(&quot;&amp;Z80::&quot;;[.K4]))" office:value-type="string" office:string-value="nullptr" calcext:value-type="string">
            <text:p>nullptr</text:p>
          </table:table-cell>
          <table:table-cell table:style-name="ce137" table:formula="of:=IF([.L4]=&quot;&quot;; &quot;nullptr&quot;; COM.MICROSOFT.CONCAT(&quot;&amp;Z80::&quot;;[.L4]))" office:value-type="string" office:string-value="nullptr" calcext:value-type="string">
            <text:p>nullptr</text:p>
          </table:table-cell>
          <table:table-cell table:style-name="ce137" table:formula="of:=IF([.M4]=&quot;&quot;; &quot;nullptr&quot;; COM.MICROSOFT.CONCAT(&quot;&amp;Z80::&quot;;[.M4]))" office:value-type="string" office:string-value="nullptr" calcext:value-type="string">
            <text:p>nullptr</text:p>
          </table:table-cell>
          <table:table-cell table:style-name="ce137" table:formula="of:=IF([.N4]=&quot;&quot;; &quot;nullptr&quot;; COM.MICROSOFT.CONCAT(&quot;&amp;Z80::&quot;;[.N4]))" office:value-type="string" office:string-value="nullptr" calcext:value-type="string">
            <text:p>nullptr</text:p>
          </table:table-cell>
          <table:table-cell table:style-name="ce137" table:formula="of:=IF([.O4]=&quot;&quot;; &quot;nullptr&quot;; COM.MICROSOFT.CONCAT(&quot;&amp;Z80::&quot;;[.O4]))" office:value-type="string" office:string-value="nullptr" calcext:value-type="string">
            <text:p>nullptr</text:p>
          </table:table-cell>
          <table:table-cell table:style-name="ce137" table:formula="of:=IF([.P4]=&quot;&quot;; &quot;nullptr&quot;; COM.MICROSOFT.CONCAT(&quot;&amp;Z80::&quot;;[.P4]))" office:value-type="string" office:string-value="nullptr" calcext:value-type="string">
            <text:p>nullptr</text:p>
          </table:table-cell>
          <table:table-cell table:style-name="ce204" table:formula="of:=IF([.Q4]=&quot;&quot;; &quot;nullptr&quot;; COM.MICROSOFT.CONCAT(&quot;&amp;Z80::&quot;;[.Q4]))" office:value-type="string" office:string-value="nullptr" calcext:value-type="string">
            <text:p>nullptr</text:p>
          </table:table-cell>
          <table:table-cell/>
          <table:table-cell table:style-name="ce210" table:formula="of:=LEN([.B36])" office:value-type="float" office:value="7" calcext:value-type="float">
            <text:p>7</text:p>
          </table:table-cell>
          <table:table-cell table:formula="of:=LEN([.C36])" office:value-type="float" office:value="7" calcext:value-type="float">
            <text:p>7</text:p>
          </table:table-cell>
          <table:table-cell table:formula="of:=LEN([.D36])" office:value-type="float" office:value="7" calcext:value-type="float">
            <text:p>7</text:p>
          </table:table-cell>
          <table:table-cell table:formula="of:=LEN([.E36])" office:value-type="float" office:value="7" calcext:value-type="float">
            <text:p>7</text:p>
          </table:table-cell>
          <table:table-cell table:formula="of:=LEN([.F36])" office:value-type="float" office:value="7" calcext:value-type="float">
            <text:p>7</text:p>
          </table:table-cell>
          <table:table-cell table:formula="of:=LEN([.G36])" office:value-type="float" office:value="7" calcext:value-type="float">
            <text:p>7</text:p>
          </table:table-cell>
          <table:table-cell table:formula="of:=LEN([.H36])" office:value-type="float" office:value="7" calcext:value-type="float">
            <text:p>7</text:p>
          </table:table-cell>
          <table:table-cell table:formula="of:=LEN([.I36])" office:value-type="float" office:value="7" calcext:value-type="float">
            <text:p>7</text:p>
          </table:table-cell>
          <table:table-cell table:formula="of:=LEN([.J36])" office:value-type="float" office:value="7" calcext:value-type="float">
            <text:p>7</text:p>
          </table:table-cell>
          <table:table-cell table:formula="of:=LEN([.K36])" office:value-type="float" office:value="7" calcext:value-type="float">
            <text:p>7</text:p>
          </table:table-cell>
          <table:table-cell table:formula="of:=LEN([.L36])" office:value-type="float" office:value="7" calcext:value-type="float">
            <text:p>7</text:p>
          </table:table-cell>
          <table:table-cell table:formula="of:=LEN([.M36])" office:value-type="float" office:value="7" calcext:value-type="float">
            <text:p>7</text:p>
          </table:table-cell>
          <table:table-cell table:formula="of:=LEN([.N36])" office:value-type="float" office:value="7" calcext:value-type="float">
            <text:p>7</text:p>
          </table:table-cell>
          <table:table-cell table:formula="of:=LEN([.O36])" office:value-type="float" office:value="7" calcext:value-type="float">
            <text:p>7</text:p>
          </table:table-cell>
          <table:table-cell table:formula="of:=LEN([.P36])" office:value-type="float" office:value="7" calcext:value-type="float">
            <text:p>7</text:p>
          </table:table-cell>
          <table:table-cell table:style-name="ce215" table:formula="of:=LEN([.Q36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5]=&quot;&quot;; &quot;nullptr&quot;; COM.MICROSOFT.CONCAT(&quot;&amp;Z80::&quot;;[.B5]))" office:value-type="string" office:string-value="nullptr" calcext:value-type="string">
            <text:p>nullptr</text:p>
          </table:table-cell>
          <table:table-cell table:style-name="ce137" table:formula="of:=IF([.C5]=&quot;&quot;; &quot;nullptr&quot;; COM.MICROSOFT.CONCAT(&quot;&amp;Z80::&quot;;[.C5]))" office:value-type="string" office:string-value="nullptr" calcext:value-type="string">
            <text:p>nullptr</text:p>
          </table:table-cell>
          <table:table-cell table:style-name="ce137" table:formula="of:=IF([.D5]=&quot;&quot;; &quot;nullptr&quot;; COM.MICROSOFT.CONCAT(&quot;&amp;Z80::&quot;;[.D5]))" office:value-type="string" office:string-value="nullptr" calcext:value-type="string">
            <text:p>nullptr</text:p>
          </table:table-cell>
          <table:table-cell table:style-name="ce137" table:formula="of:=IF([.E5]=&quot;&quot;; &quot;nullptr&quot;; COM.MICROSOFT.CONCAT(&quot;&amp;Z80::&quot;;[.E5]))" office:value-type="string" office:string-value="nullptr" calcext:value-type="string">
            <text:p>nullptr</text:p>
          </table:table-cell>
          <table:table-cell table:style-name="ce137" table:formula="of:=IF([.F5]=&quot;&quot;; &quot;nullptr&quot;; COM.MICROSOFT.CONCAT(&quot;&amp;Z80::&quot;;[.F5]))" office:value-type="string" office:string-value="nullptr" calcext:value-type="string">
            <text:p>nullptr</text:p>
          </table:table-cell>
          <table:table-cell table:style-name="ce137" table:formula="of:=IF([.G5]=&quot;&quot;; &quot;nullptr&quot;; COM.MICROSOFT.CONCAT(&quot;&amp;Z80::&quot;;[.G5]))" office:value-type="string" office:string-value="nullptr" calcext:value-type="string">
            <text:p>nullptr</text:p>
          </table:table-cell>
          <table:table-cell table:style-name="ce137" table:formula="of:=IF([.H5]=&quot;&quot;; &quot;nullptr&quot;; COM.MICROSOFT.CONCAT(&quot;&amp;Z80::&quot;;[.H5]))" office:value-type="string" office:string-value="nullptr" calcext:value-type="string">
            <text:p>nullptr</text:p>
          </table:table-cell>
          <table:table-cell table:style-name="ce137" table:formula="of:=IF([.I5]=&quot;&quot;; &quot;nullptr&quot;; COM.MICROSOFT.CONCAT(&quot;&amp;Z80::&quot;;[.I5]))" office:value-type="string" office:string-value="nullptr" calcext:value-type="string">
            <text:p>nullptr</text:p>
          </table:table-cell>
          <table:table-cell table:style-name="ce137" table:formula="of:=IF([.J5]=&quot;&quot;; &quot;nullptr&quot;; COM.MICROSOFT.CONCAT(&quot;&amp;Z80::&quot;;[.J5]))" office:value-type="string" office:string-value="nullptr" calcext:value-type="string">
            <text:p>nullptr</text:p>
          </table:table-cell>
          <table:table-cell table:style-name="ce137" table:formula="of:=IF([.K5]=&quot;&quot;; &quot;nullptr&quot;; COM.MICROSOFT.CONCAT(&quot;&amp;Z80::&quot;;[.K5]))" office:value-type="string" office:string-value="nullptr" calcext:value-type="string">
            <text:p>nullptr</text:p>
          </table:table-cell>
          <table:table-cell table:style-name="ce137" table:formula="of:=IF([.L5]=&quot;&quot;; &quot;nullptr&quot;; COM.MICROSOFT.CONCAT(&quot;&amp;Z80::&quot;;[.L5]))" office:value-type="string" office:string-value="nullptr" calcext:value-type="string">
            <text:p>nullptr</text:p>
          </table:table-cell>
          <table:table-cell table:style-name="ce137" table:formula="of:=IF([.M5]=&quot;&quot;; &quot;nullptr&quot;; COM.MICROSOFT.CONCAT(&quot;&amp;Z80::&quot;;[.M5]))" office:value-type="string" office:string-value="nullptr" calcext:value-type="string">
            <text:p>nullptr</text:p>
          </table:table-cell>
          <table:table-cell table:style-name="ce137" table:formula="of:=IF([.N5]=&quot;&quot;; &quot;nullptr&quot;; COM.MICROSOFT.CONCAT(&quot;&amp;Z80::&quot;;[.N5]))" office:value-type="string" office:string-value="nullptr" calcext:value-type="string">
            <text:p>nullptr</text:p>
          </table:table-cell>
          <table:table-cell table:style-name="ce137" table:formula="of:=IF([.O5]=&quot;&quot;; &quot;nullptr&quot;; COM.MICROSOFT.CONCAT(&quot;&amp;Z80::&quot;;[.O5]))" office:value-type="string" office:string-value="nullptr" calcext:value-type="string">
            <text:p>nullptr</text:p>
          </table:table-cell>
          <table:table-cell table:style-name="ce137" table:formula="of:=IF([.P5]=&quot;&quot;; &quot;nullptr&quot;; COM.MICROSOFT.CONCAT(&quot;&amp;Z80::&quot;;[.P5]))" office:value-type="string" office:string-value="nullptr" calcext:value-type="string">
            <text:p>nullptr</text:p>
          </table:table-cell>
          <table:table-cell table:style-name="ce204" table:formula="of:=IF([.Q5]=&quot;&quot;; &quot;nullptr&quot;; COM.MICROSOFT.CONCAT(&quot;&amp;Z80::&quot;;[.Q5]))" office:value-type="string" office:string-value="nullptr" calcext:value-type="string">
            <text:p>nullptr</text:p>
          </table:table-cell>
          <table:table-cell/>
          <table:table-cell table:style-name="ce210" table:formula="of:=LEN([.B37])" office:value-type="float" office:value="7" calcext:value-type="float">
            <text:p>7</text:p>
          </table:table-cell>
          <table:table-cell table:formula="of:=LEN([.C37])" office:value-type="float" office:value="7" calcext:value-type="float">
            <text:p>7</text:p>
          </table:table-cell>
          <table:table-cell table:formula="of:=LEN([.D37])" office:value-type="float" office:value="7" calcext:value-type="float">
            <text:p>7</text:p>
          </table:table-cell>
          <table:table-cell table:formula="of:=LEN([.E37])" office:value-type="float" office:value="7" calcext:value-type="float">
            <text:p>7</text:p>
          </table:table-cell>
          <table:table-cell table:formula="of:=LEN([.F37])" office:value-type="float" office:value="7" calcext:value-type="float">
            <text:p>7</text:p>
          </table:table-cell>
          <table:table-cell table:formula="of:=LEN([.G37])" office:value-type="float" office:value="7" calcext:value-type="float">
            <text:p>7</text:p>
          </table:table-cell>
          <table:table-cell table:formula="of:=LEN([.H37])" office:value-type="float" office:value="7" calcext:value-type="float">
            <text:p>7</text:p>
          </table:table-cell>
          <table:table-cell table:formula="of:=LEN([.I37])" office:value-type="float" office:value="7" calcext:value-type="float">
            <text:p>7</text:p>
          </table:table-cell>
          <table:table-cell table:formula="of:=LEN([.J37])" office:value-type="float" office:value="7" calcext:value-type="float">
            <text:p>7</text:p>
          </table:table-cell>
          <table:table-cell table:formula="of:=LEN([.K37])" office:value-type="float" office:value="7" calcext:value-type="float">
            <text:p>7</text:p>
          </table:table-cell>
          <table:table-cell table:formula="of:=LEN([.L37])" office:value-type="float" office:value="7" calcext:value-type="float">
            <text:p>7</text:p>
          </table:table-cell>
          <table:table-cell table:formula="of:=LEN([.M37])" office:value-type="float" office:value="7" calcext:value-type="float">
            <text:p>7</text:p>
          </table:table-cell>
          <table:table-cell table:formula="of:=LEN([.N37])" office:value-type="float" office:value="7" calcext:value-type="float">
            <text:p>7</text:p>
          </table:table-cell>
          <table:table-cell table:formula="of:=LEN([.O37])" office:value-type="float" office:value="7" calcext:value-type="float">
            <text:p>7</text:p>
          </table:table-cell>
          <table:table-cell table:formula="of:=LEN([.P37])" office:value-type="float" office:value="7" calcext:value-type="float">
            <text:p>7</text:p>
          </table:table-cell>
          <table:table-cell table:style-name="ce215" table:formula="of:=LEN([.Q37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6]=&quot;&quot;; &quot;nullptr&quot;; COM.MICROSOFT.CONCAT(&quot;&amp;Z80::&quot;;[.B6]))" office:value-type="string" office:string-value="&amp;Z80::IN_R_c" calcext:value-type="string">
            <text:p>&amp;Z80::IN_R_c</text:p>
          </table:table-cell>
          <table:table-cell table:style-name="ce137" table:formula="of:=IF([.C6]=&quot;&quot;; &quot;nullptr&quot;; COM.MICROSOFT.CONCAT(&quot;&amp;Z80::&quot;;[.C6]))" office:value-type="string" office:string-value="&amp;Z80::OUT_c_R" calcext:value-type="string">
            <text:p>&amp;Z80::OUT_c_R</text:p>
          </table:table-cell>
          <table:table-cell table:style-name="ce137" table:formula="of:=IF([.D6]=&quot;&quot;; &quot;nullptr&quot;; COM.MICROSOFT.CONCAT(&quot;&amp;Z80::&quot;;[.D6]))" office:value-type="string" office:string-value="&amp;Z80::SBC_HL_RR" calcext:value-type="string">
            <text:p>&amp;Z80::SBC_HL_RR</text:p>
          </table:table-cell>
          <table:table-cell table:style-name="ce137" table:formula="of:=IF([.E6]=&quot;&quot;; &quot;nullptr&quot;; COM.MICROSOFT.CONCAT(&quot;&amp;Z80::&quot;;[.E6]))" office:value-type="string" office:string-value="&amp;Z80::LD_nn_RR" calcext:value-type="string">
            <text:p>&amp;Z80::LD_nn_RR</text:p>
          </table:table-cell>
          <table:table-cell table:style-name="ce137" table:formula="of:=IF([.F6]=&quot;&quot;; &quot;nullptr&quot;; COM.MICROSOFT.CONCAT(&quot;&amp;Z80::&quot;;[.F6]))" office:value-type="string" office:string-value="&amp;Z80::NEG" calcext:value-type="string">
            <text:p>&amp;Z80::NEG</text:p>
          </table:table-cell>
          <table:table-cell table:style-name="ce137" table:formula="of:=IF([.G6]=&quot;&quot;; &quot;nullptr&quot;; COM.MICROSOFT.CONCAT(&quot;&amp;Z80::&quot;;[.G6]))" office:value-type="string" office:string-value="&amp;Z80::RETN" calcext:value-type="string">
            <text:p>&amp;Z80::RETN</text:p>
          </table:table-cell>
          <table:table-cell table:style-name="ce137" table:formula="of:=IF([.H6]=&quot;&quot;; &quot;nullptr&quot;; COM.MICROSOFT.CONCAT(&quot;&amp;Z80::&quot;;[.H6]))" office:value-type="string" office:string-value="&amp;Z80::IM0" calcext:value-type="string">
            <text:p>&amp;Z80::IM0</text:p>
          </table:table-cell>
          <table:table-cell table:style-name="ce137" table:formula="of:=IF([.I6]=&quot;&quot;; &quot;nullptr&quot;; COM.MICROSOFT.CONCAT(&quot;&amp;Z80::&quot;;[.I6]))" office:value-type="string" office:string-value="&amp;Z80::LD_Ri_A" calcext:value-type="string">
            <text:p>&amp;Z80::LD_Ri_A</text:p>
          </table:table-cell>
          <table:table-cell table:style-name="ce137" table:formula="of:=IF([.J6]=&quot;&quot;; &quot;nullptr&quot;; COM.MICROSOFT.CONCAT(&quot;&amp;Z80::&quot;;[.J6]))" office:value-type="string" office:string-value="&amp;Z80::IN_R_c" calcext:value-type="string">
            <text:p>&amp;Z80::IN_R_c</text:p>
          </table:table-cell>
          <table:table-cell table:style-name="ce137" table:formula="of:=IF([.K6]=&quot;&quot;; &quot;nullptr&quot;; COM.MICROSOFT.CONCAT(&quot;&amp;Z80::&quot;;[.K6]))" office:value-type="string" office:string-value="&amp;Z80::OUT_c_R" calcext:value-type="string">
            <text:p>&amp;Z80::OUT_c_R</text:p>
          </table:table-cell>
          <table:table-cell table:style-name="ce137" table:formula="of:=IF([.L6]=&quot;&quot;; &quot;nullptr&quot;; COM.MICROSOFT.CONCAT(&quot;&amp;Z80::&quot;;[.L6]))" office:value-type="string" office:string-value="&amp;Z80::ADC_HL_RR" calcext:value-type="string">
            <text:p>&amp;Z80::ADC_HL_RR</text:p>
          </table:table-cell>
          <table:table-cell table:style-name="ce137" table:formula="of:=IF([.M6]=&quot;&quot;; &quot;nullptr&quot;; COM.MICROSOFT.CONCAT(&quot;&amp;Z80::&quot;;[.M6]))" office:value-type="string" office:string-value="&amp;Z80::LD_RR_nn" calcext:value-type="string">
            <text:p>&amp;Z80::LD_RR_nn</text:p>
          </table:table-cell>
          <table:table-cell table:style-name="ce137" table:formula="of:=IF([.N6]=&quot;&quot;; &quot;nullptr&quot;; COM.MICROSOFT.CONCAT(&quot;&amp;Z80::&quot;;[.N6]))" office:value-type="string" office:string-value="&amp;Z80::NEG" calcext:value-type="string">
            <text:p>&amp;Z80::NEG</text:p>
          </table:table-cell>
          <table:table-cell table:style-name="ce137" table:formula="of:=IF([.O6]=&quot;&quot;; &quot;nullptr&quot;; COM.MICROSOFT.CONCAT(&quot;&amp;Z80::&quot;;[.O6]))" office:value-type="string" office:string-value="&amp;Z80::RETI" calcext:value-type="string">
            <text:p>&amp;Z80::RETI</text:p>
          </table:table-cell>
          <table:table-cell table:style-name="ce137" table:formula="of:=IF([.P6]=&quot;&quot;; &quot;nullptr&quot;; COM.MICROSOFT.CONCAT(&quot;&amp;Z80::&quot;;[.P6]))" office:value-type="string" office:string-value="nullptr" calcext:value-type="string">
            <text:p>nullptr</text:p>
          </table:table-cell>
          <table:table-cell table:style-name="ce204" table:formula="of:=IF([.Q6]=&quot;&quot;; &quot;nullptr&quot;; COM.MICROSOFT.CONCAT(&quot;&amp;Z80::&quot;;[.Q6]))" office:value-type="string" office:string-value="&amp;Z80::LD_Rr_A" calcext:value-type="string">
            <text:p>&amp;Z80::LD_Rr_A</text:p>
          </table:table-cell>
          <table:table-cell/>
          <table:table-cell table:style-name="ce210" table:formula="of:=LEN([.B38])" office:value-type="float" office:value="12" calcext:value-type="float">
            <text:p>12</text:p>
          </table:table-cell>
          <table:table-cell table:formula="of:=LEN([.C38])" office:value-type="float" office:value="13" calcext:value-type="float">
            <text:p>13</text:p>
          </table:table-cell>
          <table:table-cell table:formula="of:=LEN([.D38])" office:value-type="float" office:value="15" calcext:value-type="float">
            <text:p>15</text:p>
          </table:table-cell>
          <table:table-cell table:formula="of:=LEN([.E38])" office:value-type="float" office:value="14" calcext:value-type="float">
            <text:p>14</text:p>
          </table:table-cell>
          <table:table-cell table:formula="of:=LEN([.F38])" office:value-type="float" office:value="9" calcext:value-type="float">
            <text:p>9</text:p>
          </table:table-cell>
          <table:table-cell table:formula="of:=LEN([.G38])" office:value-type="float" office:value="10" calcext:value-type="float">
            <text:p>10</text:p>
          </table:table-cell>
          <table:table-cell table:formula="of:=LEN([.H38])" office:value-type="float" office:value="9" calcext:value-type="float">
            <text:p>9</text:p>
          </table:table-cell>
          <table:table-cell table:formula="of:=LEN([.I38])" office:value-type="float" office:value="13" calcext:value-type="float">
            <text:p>13</text:p>
          </table:table-cell>
          <table:table-cell table:formula="of:=LEN([.J38])" office:value-type="float" office:value="12" calcext:value-type="float">
            <text:p>12</text:p>
          </table:table-cell>
          <table:table-cell table:formula="of:=LEN([.K38])" office:value-type="float" office:value="13" calcext:value-type="float">
            <text:p>13</text:p>
          </table:table-cell>
          <table:table-cell table:formula="of:=LEN([.L38])" office:value-type="float" office:value="15" calcext:value-type="float">
            <text:p>15</text:p>
          </table:table-cell>
          <table:table-cell table:formula="of:=LEN([.M38])" office:value-type="float" office:value="14" calcext:value-type="float">
            <text:p>14</text:p>
          </table:table-cell>
          <table:table-cell table:formula="of:=LEN([.N38])" office:value-type="float" office:value="9" calcext:value-type="float">
            <text:p>9</text:p>
          </table:table-cell>
          <table:table-cell table:formula="of:=LEN([.O38])" office:value-type="float" office:value="10" calcext:value-type="float">
            <text:p>10</text:p>
          </table:table-cell>
          <table:table-cell table:formula="of:=LEN([.P38])" office:value-type="float" office:value="7" calcext:value-type="float">
            <text:p>7</text:p>
          </table:table-cell>
          <table:table-cell table:style-name="ce215" table:formula="of:=LEN([.Q38])"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7]=&quot;&quot;; &quot;nullptr&quot;; COM.MICROSOFT.CONCAT(&quot;&amp;Z80::&quot;;[.B7]))" office:value-type="string" office:string-value="&amp;Z80::IN_R_c" calcext:value-type="string">
            <text:p>&amp;Z80::IN_R_c</text:p>
          </table:table-cell>
          <table:table-cell table:style-name="ce137" table:formula="of:=IF([.C7]=&quot;&quot;; &quot;nullptr&quot;; COM.MICROSOFT.CONCAT(&quot;&amp;Z80::&quot;;[.C7]))" office:value-type="string" office:string-value="&amp;Z80::OUT_c_R" calcext:value-type="string">
            <text:p>&amp;Z80::OUT_c_R</text:p>
          </table:table-cell>
          <table:table-cell table:style-name="ce137" table:formula="of:=IF([.D7]=&quot;&quot;; &quot;nullptr&quot;; COM.MICROSOFT.CONCAT(&quot;&amp;Z80::&quot;;[.D7]))" office:value-type="string" office:string-value="&amp;Z80::SBC_HL_RR" calcext:value-type="string">
            <text:p>&amp;Z80::SBC_HL_RR</text:p>
          </table:table-cell>
          <table:table-cell table:style-name="ce137" table:formula="of:=IF([.E7]=&quot;&quot;; &quot;nullptr&quot;; COM.MICROSOFT.CONCAT(&quot;&amp;Z80::&quot;;[.E7]))" office:value-type="string" office:string-value="&amp;Z80::LD_nn_RR" calcext:value-type="string">
            <text:p>&amp;Z80::LD_nn_RR</text:p>
          </table:table-cell>
          <table:table-cell table:style-name="ce137" table:formula="of:=IF([.F7]=&quot;&quot;; &quot;nullptr&quot;; COM.MICROSOFT.CONCAT(&quot;&amp;Z80::&quot;;[.F7]))" office:value-type="string" office:string-value="&amp;Z80::NEG" calcext:value-type="string">
            <text:p>&amp;Z80::NEG</text:p>
          </table:table-cell>
          <table:table-cell table:style-name="ce137" table:formula="of:=IF([.G7]=&quot;&quot;; &quot;nullptr&quot;; COM.MICROSOFT.CONCAT(&quot;&amp;Z80::&quot;;[.G7]))" office:value-type="string" office:string-value="&amp;Z80::RETN" calcext:value-type="string">
            <text:p>&amp;Z80::RETN</text:p>
          </table:table-cell>
          <table:table-cell table:style-name="ce137" table:formula="of:=IF([.H7]=&quot;&quot;; &quot;nullptr&quot;; COM.MICROSOFT.CONCAT(&quot;&amp;Z80::&quot;;[.H7]))" office:value-type="string" office:string-value="&amp;Z80::IM1" calcext:value-type="string">
            <text:p>&amp;Z80::IM1</text:p>
          </table:table-cell>
          <table:table-cell table:style-name="ce137" table:formula="of:=IF([.I7]=&quot;&quot;; &quot;nullptr&quot;; COM.MICROSOFT.CONCAT(&quot;&amp;Z80::&quot;;[.I7]))" office:value-type="string" office:string-value="&amp;Z80::LD_A_Ri" calcext:value-type="string">
            <text:p>&amp;Z80::LD_A_Ri</text:p>
          </table:table-cell>
          <table:table-cell table:style-name="ce137" table:formula="of:=IF([.J7]=&quot;&quot;; &quot;nullptr&quot;; COM.MICROSOFT.CONCAT(&quot;&amp;Z80::&quot;;[.J7]))" office:value-type="string" office:string-value="&amp;Z80::IN_R_c" calcext:value-type="string">
            <text:p>&amp;Z80::IN_R_c</text:p>
          </table:table-cell>
          <table:table-cell table:style-name="ce137" table:formula="of:=IF([.K7]=&quot;&quot;; &quot;nullptr&quot;; COM.MICROSOFT.CONCAT(&quot;&amp;Z80::&quot;;[.K7]))" office:value-type="string" office:string-value="&amp;Z80::OUT_c_R" calcext:value-type="string">
            <text:p>&amp;Z80::OUT_c_R</text:p>
          </table:table-cell>
          <table:table-cell table:style-name="ce137" table:formula="of:=IF([.L7]=&quot;&quot;; &quot;nullptr&quot;; COM.MICROSOFT.CONCAT(&quot;&amp;Z80::&quot;;[.L7]))" office:value-type="string" office:string-value="&amp;Z80::ADC_HL_RR" calcext:value-type="string">
            <text:p>&amp;Z80::ADC_HL_RR</text:p>
          </table:table-cell>
          <table:table-cell table:style-name="ce137" table:formula="of:=IF([.M7]=&quot;&quot;; &quot;nullptr&quot;; COM.MICROSOFT.CONCAT(&quot;&amp;Z80::&quot;;[.M7]))" office:value-type="string" office:string-value="&amp;Z80::LD_RR_nn" calcext:value-type="string">
            <text:p>&amp;Z80::LD_RR_nn</text:p>
          </table:table-cell>
          <table:table-cell table:style-name="ce137" table:formula="of:=IF([.N7]=&quot;&quot;; &quot;nullptr&quot;; COM.MICROSOFT.CONCAT(&quot;&amp;Z80::&quot;;[.N7]))" office:value-type="string" office:string-value="&amp;Z80::NEG" calcext:value-type="string">
            <text:p>&amp;Z80::NEG</text:p>
          </table:table-cell>
          <table:table-cell table:style-name="ce137" table:formula="of:=IF([.O7]=&quot;&quot;; &quot;nullptr&quot;; COM.MICROSOFT.CONCAT(&quot;&amp;Z80::&quot;;[.O7]))" office:value-type="string" office:string-value="&amp;Z80::RETI" calcext:value-type="string">
            <text:p>&amp;Z80::RETI</text:p>
          </table:table-cell>
          <table:table-cell table:style-name="ce137" table:formula="of:=IF([.P7]=&quot;&quot;; &quot;nullptr&quot;; COM.MICROSOFT.CONCAT(&quot;&amp;Z80::&quot;;[.P7]))" office:value-type="string" office:string-value="&amp;Z80::IM2" calcext:value-type="string">
            <text:p>&amp;Z80::IM2</text:p>
          </table:table-cell>
          <table:table-cell table:style-name="ce204" table:formula="of:=IF([.Q7]=&quot;&quot;; &quot;nullptr&quot;; COM.MICROSOFT.CONCAT(&quot;&amp;Z80::&quot;;[.Q7]))" office:value-type="string" office:string-value="&amp;Z80::LD_A_Rr" calcext:value-type="string">
            <text:p>&amp;Z80::LD_A_Rr</text:p>
          </table:table-cell>
          <table:table-cell/>
          <table:table-cell table:style-name="ce210" table:formula="of:=LEN([.B39])" office:value-type="float" office:value="12" calcext:value-type="float">
            <text:p>12</text:p>
          </table:table-cell>
          <table:table-cell table:formula="of:=LEN([.C39])" office:value-type="float" office:value="13" calcext:value-type="float">
            <text:p>13</text:p>
          </table:table-cell>
          <table:table-cell table:formula="of:=LEN([.D39])" office:value-type="float" office:value="15" calcext:value-type="float">
            <text:p>15</text:p>
          </table:table-cell>
          <table:table-cell table:formula="of:=LEN([.E39])" office:value-type="float" office:value="14" calcext:value-type="float">
            <text:p>14</text:p>
          </table:table-cell>
          <table:table-cell table:formula="of:=LEN([.F39])" office:value-type="float" office:value="9" calcext:value-type="float">
            <text:p>9</text:p>
          </table:table-cell>
          <table:table-cell table:formula="of:=LEN([.G39])" office:value-type="float" office:value="10" calcext:value-type="float">
            <text:p>10</text:p>
          </table:table-cell>
          <table:table-cell table:formula="of:=LEN([.H39])" office:value-type="float" office:value="9" calcext:value-type="float">
            <text:p>9</text:p>
          </table:table-cell>
          <table:table-cell table:formula="of:=LEN([.I39])" office:value-type="float" office:value="13" calcext:value-type="float">
            <text:p>13</text:p>
          </table:table-cell>
          <table:table-cell table:formula="of:=LEN([.J39])" office:value-type="float" office:value="12" calcext:value-type="float">
            <text:p>12</text:p>
          </table:table-cell>
          <table:table-cell table:formula="of:=LEN([.K39])" office:value-type="float" office:value="13" calcext:value-type="float">
            <text:p>13</text:p>
          </table:table-cell>
          <table:table-cell table:formula="of:=LEN([.L39])" office:value-type="float" office:value="15" calcext:value-type="float">
            <text:p>15</text:p>
          </table:table-cell>
          <table:table-cell table:formula="of:=LEN([.M39])" office:value-type="float" office:value="14" calcext:value-type="float">
            <text:p>14</text:p>
          </table:table-cell>
          <table:table-cell table:formula="of:=LEN([.N39])" office:value-type="float" office:value="9" calcext:value-type="float">
            <text:p>9</text:p>
          </table:table-cell>
          <table:table-cell table:formula="of:=LEN([.O39])" office:value-type="float" office:value="10" calcext:value-type="float">
            <text:p>10</text:p>
          </table:table-cell>
          <table:table-cell table:formula="of:=LEN([.P39])" office:value-type="float" office:value="9" calcext:value-type="float">
            <text:p>9</text:p>
          </table:table-cell>
          <table:table-cell table:style-name="ce215" table:formula="of:=LEN([.Q39])"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8]=&quot;&quot;; &quot;nullptr&quot;; COM.MICROSOFT.CONCAT(&quot;&amp;Z80::&quot;;[.B8]))" office:value-type="string" office:string-value="&amp;Z80::IN_R_c" calcext:value-type="string">
            <text:p>&amp;Z80::IN_R_c</text:p>
          </table:table-cell>
          <table:table-cell table:style-name="ce137" table:formula="of:=IF([.C8]=&quot;&quot;; &quot;nullptr&quot;; COM.MICROSOFT.CONCAT(&quot;&amp;Z80::&quot;;[.C8]))" office:value-type="string" office:string-value="&amp;Z80::OUT_c_R" calcext:value-type="string">
            <text:p>&amp;Z80::OUT_c_R</text:p>
          </table:table-cell>
          <table:table-cell table:style-name="ce137" table:formula="of:=IF([.D8]=&quot;&quot;; &quot;nullptr&quot;; COM.MICROSOFT.CONCAT(&quot;&amp;Z80::&quot;;[.D8]))" office:value-type="string" office:string-value="&amp;Z80::SBC_HL_RR" calcext:value-type="string">
            <text:p>&amp;Z80::SBC_HL_RR</text:p>
          </table:table-cell>
          <table:table-cell table:style-name="ce137" table:formula="of:=IF([.E8]=&quot;&quot;; &quot;nullptr&quot;; COM.MICROSOFT.CONCAT(&quot;&amp;Z80::&quot;;[.E8]))" office:value-type="string" office:string-value="&amp;Z80::LD_nn_RR" calcext:value-type="string">
            <text:p>&amp;Z80::LD_nn_RR</text:p>
          </table:table-cell>
          <table:table-cell table:style-name="ce137" table:formula="of:=IF([.F8]=&quot;&quot;; &quot;nullptr&quot;; COM.MICROSOFT.CONCAT(&quot;&amp;Z80::&quot;;[.F8]))" office:value-type="string" office:string-value="&amp;Z80::NEG" calcext:value-type="string">
            <text:p>&amp;Z80::NEG</text:p>
          </table:table-cell>
          <table:table-cell table:style-name="ce137" table:formula="of:=IF([.G8]=&quot;&quot;; &quot;nullptr&quot;; COM.MICROSOFT.CONCAT(&quot;&amp;Z80::&quot;;[.G8]))" office:value-type="string" office:string-value="&amp;Z80::RETN" calcext:value-type="string">
            <text:p>&amp;Z80::RETN</text:p>
          </table:table-cell>
          <table:table-cell table:style-name="ce137" table:formula="of:=IF([.H8]=&quot;&quot;; &quot;nullptr&quot;; COM.MICROSOFT.CONCAT(&quot;&amp;Z80::&quot;;[.H8]))" office:value-type="string" office:string-value="nullptr" calcext:value-type="string">
            <text:p>nullptr</text:p>
          </table:table-cell>
          <table:table-cell table:style-name="ce137" table:formula="of:=IF([.I8]=&quot;&quot;; &quot;nullptr&quot;; COM.MICROSOFT.CONCAT(&quot;&amp;Z80::&quot;;[.I8]))" office:value-type="string" office:string-value="&amp;Z80::RRD" calcext:value-type="string">
            <text:p>&amp;Z80::RRD</text:p>
          </table:table-cell>
          <table:table-cell table:style-name="ce137" table:formula="of:=IF([.J8]=&quot;&quot;; &quot;nullptr&quot;; COM.MICROSOFT.CONCAT(&quot;&amp;Z80::&quot;;[.J8]))" office:value-type="string" office:string-value="&amp;Z80::IN_R_c" calcext:value-type="string">
            <text:p>&amp;Z80::IN_R_c</text:p>
          </table:table-cell>
          <table:table-cell table:style-name="ce137" table:formula="of:=IF([.K8]=&quot;&quot;; &quot;nullptr&quot;; COM.MICROSOFT.CONCAT(&quot;&amp;Z80::&quot;;[.K8]))" office:value-type="string" office:string-value="&amp;Z80::OUT_c_R" calcext:value-type="string">
            <text:p>&amp;Z80::OUT_c_R</text:p>
          </table:table-cell>
          <table:table-cell table:style-name="ce137" table:formula="of:=IF([.L8]=&quot;&quot;; &quot;nullptr&quot;; COM.MICROSOFT.CONCAT(&quot;&amp;Z80::&quot;;[.L8]))" office:value-type="string" office:string-value="&amp;Z80::ADC_HL_RR" calcext:value-type="string">
            <text:p>&amp;Z80::ADC_HL_RR</text:p>
          </table:table-cell>
          <table:table-cell table:style-name="ce137" table:formula="of:=IF([.M8]=&quot;&quot;; &quot;nullptr&quot;; COM.MICROSOFT.CONCAT(&quot;&amp;Z80::&quot;;[.M8]))" office:value-type="string" office:string-value="&amp;Z80::LD_RR_nn" calcext:value-type="string">
            <text:p>&amp;Z80::LD_RR_nn</text:p>
          </table:table-cell>
          <table:table-cell table:style-name="ce137" table:formula="of:=IF([.N8]=&quot;&quot;; &quot;nullptr&quot;; COM.MICROSOFT.CONCAT(&quot;&amp;Z80::&quot;;[.N8]))" office:value-type="string" office:string-value="&amp;Z80::NEG" calcext:value-type="string">
            <text:p>&amp;Z80::NEG</text:p>
          </table:table-cell>
          <table:table-cell table:style-name="ce137" table:formula="of:=IF([.O8]=&quot;&quot;; &quot;nullptr&quot;; COM.MICROSOFT.CONCAT(&quot;&amp;Z80::&quot;;[.O8]))" office:value-type="string" office:string-value="&amp;Z80::RETI" calcext:value-type="string">
            <text:p>&amp;Z80::RETI</text:p>
          </table:table-cell>
          <table:table-cell table:style-name="ce137" table:formula="of:=IF([.P8]=&quot;&quot;; &quot;nullptr&quot;; COM.MICROSOFT.CONCAT(&quot;&amp;Z80::&quot;;[.P8]))" office:value-type="string" office:string-value="nullptr" calcext:value-type="string">
            <text:p>nullptr</text:p>
          </table:table-cell>
          <table:table-cell table:style-name="ce204" table:formula="of:=IF([.Q8]=&quot;&quot;; &quot;nullptr&quot;; COM.MICROSOFT.CONCAT(&quot;&amp;Z80::&quot;;[.Q8]))" office:value-type="string" office:string-value="&amp;Z80::RLD" calcext:value-type="string">
            <text:p>&amp;Z80::RLD</text:p>
          </table:table-cell>
          <table:table-cell/>
          <table:table-cell table:style-name="ce210" table:formula="of:=LEN([.B40])" office:value-type="float" office:value="12" calcext:value-type="float">
            <text:p>12</text:p>
          </table:table-cell>
          <table:table-cell table:formula="of:=LEN([.C40])" office:value-type="float" office:value="13" calcext:value-type="float">
            <text:p>13</text:p>
          </table:table-cell>
          <table:table-cell table:formula="of:=LEN([.D40])" office:value-type="float" office:value="15" calcext:value-type="float">
            <text:p>15</text:p>
          </table:table-cell>
          <table:table-cell table:formula="of:=LEN([.E40])" office:value-type="float" office:value="14" calcext:value-type="float">
            <text:p>14</text:p>
          </table:table-cell>
          <table:table-cell table:formula="of:=LEN([.F40])" office:value-type="float" office:value="9" calcext:value-type="float">
            <text:p>9</text:p>
          </table:table-cell>
          <table:table-cell table:formula="of:=LEN([.G40])" office:value-type="float" office:value="10" calcext:value-type="float">
            <text:p>10</text:p>
          </table:table-cell>
          <table:table-cell table:formula="of:=LEN([.H40])" office:value-type="float" office:value="7" calcext:value-type="float">
            <text:p>7</text:p>
          </table:table-cell>
          <table:table-cell table:formula="of:=LEN([.I40])" office:value-type="float" office:value="9" calcext:value-type="float">
            <text:p>9</text:p>
          </table:table-cell>
          <table:table-cell table:formula="of:=LEN([.J40])" office:value-type="float" office:value="12" calcext:value-type="float">
            <text:p>12</text:p>
          </table:table-cell>
          <table:table-cell table:formula="of:=LEN([.K40])" office:value-type="float" office:value="13" calcext:value-type="float">
            <text:p>13</text:p>
          </table:table-cell>
          <table:table-cell table:formula="of:=LEN([.L40])" office:value-type="float" office:value="15" calcext:value-type="float">
            <text:p>15</text:p>
          </table:table-cell>
          <table:table-cell table:formula="of:=LEN([.M40])" office:value-type="float" office:value="14" calcext:value-type="float">
            <text:p>14</text:p>
          </table:table-cell>
          <table:table-cell table:formula="of:=LEN([.N40])" office:value-type="float" office:value="9" calcext:value-type="float">
            <text:p>9</text:p>
          </table:table-cell>
          <table:table-cell table:formula="of:=LEN([.O40])" office:value-type="float" office:value="10" calcext:value-type="float">
            <text:p>10</text:p>
          </table:table-cell>
          <table:table-cell table:formula="of:=LEN([.P40])" office:value-type="float" office:value="7" calcext:value-type="float">
            <text:p>7</text:p>
          </table:table-cell>
          <table:table-cell table:style-name="ce215" table:formula="of:=LEN([.Q40])"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9]=&quot;&quot;; &quot;nullptr&quot;; COM.MICROSOFT.CONCAT(&quot;&amp;Z80::&quot;;[.B9]))" office:value-type="string" office:string-value="&amp;Z80::IN_R_c" calcext:value-type="string">
            <text:p>&amp;Z80::IN_R_c</text:p>
          </table:table-cell>
          <table:table-cell table:style-name="ce137" table:formula="of:=IF([.C9]=&quot;&quot;; &quot;nullptr&quot;; COM.MICROSOFT.CONCAT(&quot;&amp;Z80::&quot;;[.C9]))" office:value-type="string" office:string-value="&amp;Z80::OUT_c_0" calcext:value-type="string">
            <text:p>&amp;Z80::OUT_c_0</text:p>
          </table:table-cell>
          <table:table-cell table:style-name="ce137" table:formula="of:=IF([.D9]=&quot;&quot;; &quot;nullptr&quot;; COM.MICROSOFT.CONCAT(&quot;&amp;Z80::&quot;;[.D9]))" office:value-type="string" office:string-value="&amp;Z80::SBC_HL_RR" calcext:value-type="string">
            <text:p>&amp;Z80::SBC_HL_RR</text:p>
          </table:table-cell>
          <table:table-cell table:style-name="ce137" table:formula="of:=IF([.E9]=&quot;&quot;; &quot;nullptr&quot;; COM.MICROSOFT.CONCAT(&quot;&amp;Z80::&quot;;[.E9]))" office:value-type="string" office:string-value="&amp;Z80::LD_nn_RR" calcext:value-type="string">
            <text:p>&amp;Z80::LD_nn_RR</text:p>
          </table:table-cell>
          <table:table-cell table:style-name="ce137" table:formula="of:=IF([.F9]=&quot;&quot;; &quot;nullptr&quot;; COM.MICROSOFT.CONCAT(&quot;&amp;Z80::&quot;;[.F9]))" office:value-type="string" office:string-value="&amp;Z80::NEG" calcext:value-type="string">
            <text:p>&amp;Z80::NEG</text:p>
          </table:table-cell>
          <table:table-cell table:style-name="ce137" table:formula="of:=IF([.G9]=&quot;&quot;; &quot;nullptr&quot;; COM.MICROSOFT.CONCAT(&quot;&amp;Z80::&quot;;[.G9]))" office:value-type="string" office:string-value="&amp;Z80::RETN" calcext:value-type="string">
            <text:p>&amp;Z80::RETN</text:p>
          </table:table-cell>
          <table:table-cell table:style-name="ce137" table:formula="of:=IF([.H9]=&quot;&quot;; &quot;nullptr&quot;; COM.MICROSOFT.CONCAT(&quot;&amp;Z80::&quot;;[.H9]))" office:value-type="string" office:string-value="nullptr" calcext:value-type="string">
            <text:p>nullptr</text:p>
          </table:table-cell>
          <table:table-cell table:style-name="ce137" table:formula="of:=IF([.I9]=&quot;&quot;; &quot;nullptr&quot;; COM.MICROSOFT.CONCAT(&quot;&amp;Z80::&quot;;[.I9]))" office:value-type="string" office:string-value="nullptr" calcext:value-type="string">
            <text:p>nullptr</text:p>
          </table:table-cell>
          <table:table-cell table:style-name="ce137" table:formula="of:=IF([.J9]=&quot;&quot;; &quot;nullptr&quot;; COM.MICROSOFT.CONCAT(&quot;&amp;Z80::&quot;;[.J9]))" office:value-type="string" office:string-value="&amp;Z80::IN_R_c" calcext:value-type="string">
            <text:p>&amp;Z80::IN_R_c</text:p>
          </table:table-cell>
          <table:table-cell table:style-name="ce137" table:formula="of:=IF([.K9]=&quot;&quot;; &quot;nullptr&quot;; COM.MICROSOFT.CONCAT(&quot;&amp;Z80::&quot;;[.K9]))" office:value-type="string" office:string-value="&amp;Z80::OUT_c_R" calcext:value-type="string">
            <text:p>&amp;Z80::OUT_c_R</text:p>
          </table:table-cell>
          <table:table-cell table:style-name="ce137" table:formula="of:=IF([.L9]=&quot;&quot;; &quot;nullptr&quot;; COM.MICROSOFT.CONCAT(&quot;&amp;Z80::&quot;;[.L9]))" office:value-type="string" office:string-value="&amp;Z80::ADC_HL_RR" calcext:value-type="string">
            <text:p>&amp;Z80::ADC_HL_RR</text:p>
          </table:table-cell>
          <table:table-cell table:style-name="ce137" table:formula="of:=IF([.M9]=&quot;&quot;; &quot;nullptr&quot;; COM.MICROSOFT.CONCAT(&quot;&amp;Z80::&quot;;[.M9]))" office:value-type="string" office:string-value="&amp;Z80::LD_RR_nn" calcext:value-type="string">
            <text:p>&amp;Z80::LD_RR_nn</text:p>
          </table:table-cell>
          <table:table-cell table:style-name="ce137" table:formula="of:=IF([.N9]=&quot;&quot;; &quot;nullptr&quot;; COM.MICROSOFT.CONCAT(&quot;&amp;Z80::&quot;;[.N9]))" office:value-type="string" office:string-value="&amp;Z80::NEG" calcext:value-type="string">
            <text:p>&amp;Z80::NEG</text:p>
          </table:table-cell>
          <table:table-cell table:style-name="ce137" table:formula="of:=IF([.O9]=&quot;&quot;; &quot;nullptr&quot;; COM.MICROSOFT.CONCAT(&quot;&amp;Z80::&quot;;[.O9]))" office:value-type="string" office:string-value="&amp;Z80::RETI" calcext:value-type="string">
            <text:p>&amp;Z80::RETI</text:p>
          </table:table-cell>
          <table:table-cell table:style-name="ce137" table:formula="of:=IF([.P9]=&quot;&quot;; &quot;nullptr&quot;; COM.MICROSOFT.CONCAT(&quot;&amp;Z80::&quot;;[.P9]))" office:value-type="string" office:string-value="nullptr" calcext:value-type="string">
            <text:p>nullptr</text:p>
          </table:table-cell>
          <table:table-cell table:style-name="ce204" table:formula="of:=IF([.Q9]=&quot;&quot;; &quot;nullptr&quot;; COM.MICROSOFT.CONCAT(&quot;&amp;Z80::&quot;;[.Q9]))" office:value-type="string" office:string-value="nullptr" calcext:value-type="string">
            <text:p>nullptr</text:p>
          </table:table-cell>
          <table:table-cell/>
          <table:table-cell table:style-name="ce210" table:formula="of:=LEN([.B41])" office:value-type="float" office:value="12" calcext:value-type="float">
            <text:p>12</text:p>
          </table:table-cell>
          <table:table-cell table:formula="of:=LEN([.C41])" office:value-type="float" office:value="13" calcext:value-type="float">
            <text:p>13</text:p>
          </table:table-cell>
          <table:table-cell table:formula="of:=LEN([.D41])" office:value-type="float" office:value="15" calcext:value-type="float">
            <text:p>15</text:p>
          </table:table-cell>
          <table:table-cell table:formula="of:=LEN([.E41])" office:value-type="float" office:value="14" calcext:value-type="float">
            <text:p>14</text:p>
          </table:table-cell>
          <table:table-cell table:formula="of:=LEN([.F41])" office:value-type="float" office:value="9" calcext:value-type="float">
            <text:p>9</text:p>
          </table:table-cell>
          <table:table-cell table:formula="of:=LEN([.G41])" office:value-type="float" office:value="10" calcext:value-type="float">
            <text:p>10</text:p>
          </table:table-cell>
          <table:table-cell table:formula="of:=LEN([.H41])" office:value-type="float" office:value="7" calcext:value-type="float">
            <text:p>7</text:p>
          </table:table-cell>
          <table:table-cell table:formula="of:=LEN([.I41])" office:value-type="float" office:value="7" calcext:value-type="float">
            <text:p>7</text:p>
          </table:table-cell>
          <table:table-cell table:formula="of:=LEN([.J41])" office:value-type="float" office:value="12" calcext:value-type="float">
            <text:p>12</text:p>
          </table:table-cell>
          <table:table-cell table:formula="of:=LEN([.K41])" office:value-type="float" office:value="13" calcext:value-type="float">
            <text:p>13</text:p>
          </table:table-cell>
          <table:table-cell table:formula="of:=LEN([.L41])" office:value-type="float" office:value="15" calcext:value-type="float">
            <text:p>15</text:p>
          </table:table-cell>
          <table:table-cell table:formula="of:=LEN([.M41])" office:value-type="float" office:value="14" calcext:value-type="float">
            <text:p>14</text:p>
          </table:table-cell>
          <table:table-cell table:formula="of:=LEN([.N41])" office:value-type="float" office:value="9" calcext:value-type="float">
            <text:p>9</text:p>
          </table:table-cell>
          <table:table-cell table:formula="of:=LEN([.O41])" office:value-type="float" office:value="10" calcext:value-type="float">
            <text:p>10</text:p>
          </table:table-cell>
          <table:table-cell table:formula="of:=LEN([.P41])" office:value-type="float" office:value="7" calcext:value-type="float">
            <text:p>7</text:p>
          </table:table-cell>
          <table:table-cell table:style-name="ce215" table:formula="of:=LEN([.Q41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0]=&quot;&quot;; &quot;nullptr&quot;; COM.MICROSOFT.CONCAT(&quot;&amp;Z80::&quot;;[.B10]))" office:value-type="string" office:string-value="nullptr" calcext:value-type="string">
            <text:p>nullptr</text:p>
          </table:table-cell>
          <table:table-cell table:style-name="ce137" table:formula="of:=IF([.C10]=&quot;&quot;; &quot;nullptr&quot;; COM.MICROSOFT.CONCAT(&quot;&amp;Z80::&quot;;[.C10]))" office:value-type="string" office:string-value="nullptr" calcext:value-type="string">
            <text:p>nullptr</text:p>
          </table:table-cell>
          <table:table-cell table:style-name="ce137" table:formula="of:=IF([.D10]=&quot;&quot;; &quot;nullptr&quot;; COM.MICROSOFT.CONCAT(&quot;&amp;Z80::&quot;;[.D10]))" office:value-type="string" office:string-value="nullptr" calcext:value-type="string">
            <text:p>nullptr</text:p>
          </table:table-cell>
          <table:table-cell table:style-name="ce137" table:formula="of:=IF([.E10]=&quot;&quot;; &quot;nullptr&quot;; COM.MICROSOFT.CONCAT(&quot;&amp;Z80::&quot;;[.E10]))" office:value-type="string" office:string-value="nullptr" calcext:value-type="string">
            <text:p>nullptr</text:p>
          </table:table-cell>
          <table:table-cell table:style-name="ce137" table:formula="of:=IF([.F10]=&quot;&quot;; &quot;nullptr&quot;; COM.MICROSOFT.CONCAT(&quot;&amp;Z80::&quot;;[.F10]))" office:value-type="string" office:string-value="nullptr" calcext:value-type="string">
            <text:p>nullptr</text:p>
          </table:table-cell>
          <table:table-cell table:style-name="ce137" table:formula="of:=IF([.G10]=&quot;&quot;; &quot;nullptr&quot;; COM.MICROSOFT.CONCAT(&quot;&amp;Z80::&quot;;[.G10]))" office:value-type="string" office:string-value="nullptr" calcext:value-type="string">
            <text:p>nullptr</text:p>
          </table:table-cell>
          <table:table-cell table:style-name="ce137" table:formula="of:=IF([.H10]=&quot;&quot;; &quot;nullptr&quot;; COM.MICROSOFT.CONCAT(&quot;&amp;Z80::&quot;;[.H10]))" office:value-type="string" office:string-value="nullptr" calcext:value-type="string">
            <text:p>nullptr</text:p>
          </table:table-cell>
          <table:table-cell table:style-name="ce137" table:formula="of:=IF([.I10]=&quot;&quot;; &quot;nullptr&quot;; COM.MICROSOFT.CONCAT(&quot;&amp;Z80::&quot;;[.I10]))" office:value-type="string" office:string-value="nullptr" calcext:value-type="string">
            <text:p>nullptr</text:p>
          </table:table-cell>
          <table:table-cell table:style-name="ce137" table:formula="of:=IF([.J10]=&quot;&quot;; &quot;nullptr&quot;; COM.MICROSOFT.CONCAT(&quot;&amp;Z80::&quot;;[.J10]))" office:value-type="string" office:string-value="nullptr" calcext:value-type="string">
            <text:p>nullptr</text:p>
          </table:table-cell>
          <table:table-cell table:style-name="ce137" table:formula="of:=IF([.K10]=&quot;&quot;; &quot;nullptr&quot;; COM.MICROSOFT.CONCAT(&quot;&amp;Z80::&quot;;[.K10]))" office:value-type="string" office:string-value="nullptr" calcext:value-type="string">
            <text:p>nullptr</text:p>
          </table:table-cell>
          <table:table-cell table:style-name="ce137" table:formula="of:=IF([.L10]=&quot;&quot;; &quot;nullptr&quot;; COM.MICROSOFT.CONCAT(&quot;&amp;Z80::&quot;;[.L10]))" office:value-type="string" office:string-value="nullptr" calcext:value-type="string">
            <text:p>nullptr</text:p>
          </table:table-cell>
          <table:table-cell table:style-name="ce137" table:formula="of:=IF([.M10]=&quot;&quot;; &quot;nullptr&quot;; COM.MICROSOFT.CONCAT(&quot;&amp;Z80::&quot;;[.M10]))" office:value-type="string" office:string-value="nullptr" calcext:value-type="string">
            <text:p>nullptr</text:p>
          </table:table-cell>
          <table:table-cell table:style-name="ce137" table:formula="of:=IF([.N10]=&quot;&quot;; &quot;nullptr&quot;; COM.MICROSOFT.CONCAT(&quot;&amp;Z80::&quot;;[.N10]))" office:value-type="string" office:string-value="nullptr" calcext:value-type="string">
            <text:p>nullptr</text:p>
          </table:table-cell>
          <table:table-cell table:style-name="ce137" table:formula="of:=IF([.O10]=&quot;&quot;; &quot;nullptr&quot;; COM.MICROSOFT.CONCAT(&quot;&amp;Z80::&quot;;[.O10]))" office:value-type="string" office:string-value="nullptr" calcext:value-type="string">
            <text:p>nullptr</text:p>
          </table:table-cell>
          <table:table-cell table:style-name="ce137" table:formula="of:=IF([.P10]=&quot;&quot;; &quot;nullptr&quot;; COM.MICROSOFT.CONCAT(&quot;&amp;Z80::&quot;;[.P10]))" office:value-type="string" office:string-value="nullptr" calcext:value-type="string">
            <text:p>nullptr</text:p>
          </table:table-cell>
          <table:table-cell table:style-name="ce204" table:formula="of:=IF([.Q10]=&quot;&quot;; &quot;nullptr&quot;; COM.MICROSOFT.CONCAT(&quot;&amp;Z80::&quot;;[.Q10]))" office:value-type="string" office:string-value="nullptr" calcext:value-type="string">
            <text:p>nullptr</text:p>
          </table:table-cell>
          <table:table-cell/>
          <table:table-cell table:style-name="ce210" table:formula="of:=LEN([.B42])" office:value-type="float" office:value="7" calcext:value-type="float">
            <text:p>7</text:p>
          </table:table-cell>
          <table:table-cell table:formula="of:=LEN([.C42])" office:value-type="float" office:value="7" calcext:value-type="float">
            <text:p>7</text:p>
          </table:table-cell>
          <table:table-cell table:formula="of:=LEN([.D42])" office:value-type="float" office:value="7" calcext:value-type="float">
            <text:p>7</text:p>
          </table:table-cell>
          <table:table-cell table:formula="of:=LEN([.E42])" office:value-type="float" office:value="7" calcext:value-type="float">
            <text:p>7</text:p>
          </table:table-cell>
          <table:table-cell table:formula="of:=LEN([.F42])" office:value-type="float" office:value="7" calcext:value-type="float">
            <text:p>7</text:p>
          </table:table-cell>
          <table:table-cell table:formula="of:=LEN([.G42])" office:value-type="float" office:value="7" calcext:value-type="float">
            <text:p>7</text:p>
          </table:table-cell>
          <table:table-cell table:formula="of:=LEN([.H42])" office:value-type="float" office:value="7" calcext:value-type="float">
            <text:p>7</text:p>
          </table:table-cell>
          <table:table-cell table:formula="of:=LEN([.I42])" office:value-type="float" office:value="7" calcext:value-type="float">
            <text:p>7</text:p>
          </table:table-cell>
          <table:table-cell table:formula="of:=LEN([.J42])" office:value-type="float" office:value="7" calcext:value-type="float">
            <text:p>7</text:p>
          </table:table-cell>
          <table:table-cell table:formula="of:=LEN([.K42])" office:value-type="float" office:value="7" calcext:value-type="float">
            <text:p>7</text:p>
          </table:table-cell>
          <table:table-cell table:formula="of:=LEN([.L42])" office:value-type="float" office:value="7" calcext:value-type="float">
            <text:p>7</text:p>
          </table:table-cell>
          <table:table-cell table:formula="of:=LEN([.M42])" office:value-type="float" office:value="7" calcext:value-type="float">
            <text:p>7</text:p>
          </table:table-cell>
          <table:table-cell table:formula="of:=LEN([.N42])" office:value-type="float" office:value="7" calcext:value-type="float">
            <text:p>7</text:p>
          </table:table-cell>
          <table:table-cell table:formula="of:=LEN([.O42])" office:value-type="float" office:value="7" calcext:value-type="float">
            <text:p>7</text:p>
          </table:table-cell>
          <table:table-cell table:formula="of:=LEN([.P42])" office:value-type="float" office:value="7" calcext:value-type="float">
            <text:p>7</text:p>
          </table:table-cell>
          <table:table-cell table:style-name="ce215" table:formula="of:=LEN([.Q42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1]=&quot;&quot;; &quot;nullptr&quot;; COM.MICROSOFT.CONCAT(&quot;&amp;Z80::&quot;;[.B11]))" office:value-type="string" office:string-value="nullptr" calcext:value-type="string">
            <text:p>nullptr</text:p>
          </table:table-cell>
          <table:table-cell table:style-name="ce137" table:formula="of:=IF([.C11]=&quot;&quot;; &quot;nullptr&quot;; COM.MICROSOFT.CONCAT(&quot;&amp;Z80::&quot;;[.C11]))" office:value-type="string" office:string-value="nullptr" calcext:value-type="string">
            <text:p>nullptr</text:p>
          </table:table-cell>
          <table:table-cell table:style-name="ce137" table:formula="of:=IF([.D11]=&quot;&quot;; &quot;nullptr&quot;; COM.MICROSOFT.CONCAT(&quot;&amp;Z80::&quot;;[.D11]))" office:value-type="string" office:string-value="nullptr" calcext:value-type="string">
            <text:p>nullptr</text:p>
          </table:table-cell>
          <table:table-cell table:style-name="ce137" table:formula="of:=IF([.E11]=&quot;&quot;; &quot;nullptr&quot;; COM.MICROSOFT.CONCAT(&quot;&amp;Z80::&quot;;[.E11]))" office:value-type="string" office:string-value="nullptr" calcext:value-type="string">
            <text:p>nullptr</text:p>
          </table:table-cell>
          <table:table-cell table:style-name="ce137" table:formula="of:=IF([.F11]=&quot;&quot;; &quot;nullptr&quot;; COM.MICROSOFT.CONCAT(&quot;&amp;Z80::&quot;;[.F11]))" office:value-type="string" office:string-value="nullptr" calcext:value-type="string">
            <text:p>nullptr</text:p>
          </table:table-cell>
          <table:table-cell table:style-name="ce137" table:formula="of:=IF([.G11]=&quot;&quot;; &quot;nullptr&quot;; COM.MICROSOFT.CONCAT(&quot;&amp;Z80::&quot;;[.G11]))" office:value-type="string" office:string-value="nullptr" calcext:value-type="string">
            <text:p>nullptr</text:p>
          </table:table-cell>
          <table:table-cell table:style-name="ce137" table:formula="of:=IF([.H11]=&quot;&quot;; &quot;nullptr&quot;; COM.MICROSOFT.CONCAT(&quot;&amp;Z80::&quot;;[.H11]))" office:value-type="string" office:string-value="nullptr" calcext:value-type="string">
            <text:p>nullptr</text:p>
          </table:table-cell>
          <table:table-cell table:style-name="ce137" table:formula="of:=IF([.I11]=&quot;&quot;; &quot;nullptr&quot;; COM.MICROSOFT.CONCAT(&quot;&amp;Z80::&quot;;[.I11]))" office:value-type="string" office:string-value="nullptr" calcext:value-type="string">
            <text:p>nullptr</text:p>
          </table:table-cell>
          <table:table-cell table:style-name="ce137" table:formula="of:=IF([.J11]=&quot;&quot;; &quot;nullptr&quot;; COM.MICROSOFT.CONCAT(&quot;&amp;Z80::&quot;;[.J11]))" office:value-type="string" office:string-value="nullptr" calcext:value-type="string">
            <text:p>nullptr</text:p>
          </table:table-cell>
          <table:table-cell table:style-name="ce137" table:formula="of:=IF([.K11]=&quot;&quot;; &quot;nullptr&quot;; COM.MICROSOFT.CONCAT(&quot;&amp;Z80::&quot;;[.K11]))" office:value-type="string" office:string-value="nullptr" calcext:value-type="string">
            <text:p>nullptr</text:p>
          </table:table-cell>
          <table:table-cell table:style-name="ce137" table:formula="of:=IF([.L11]=&quot;&quot;; &quot;nullptr&quot;; COM.MICROSOFT.CONCAT(&quot;&amp;Z80::&quot;;[.L11]))" office:value-type="string" office:string-value="nullptr" calcext:value-type="string">
            <text:p>nullptr</text:p>
          </table:table-cell>
          <table:table-cell table:style-name="ce137" table:formula="of:=IF([.M11]=&quot;&quot;; &quot;nullptr&quot;; COM.MICROSOFT.CONCAT(&quot;&amp;Z80::&quot;;[.M11]))" office:value-type="string" office:string-value="nullptr" calcext:value-type="string">
            <text:p>nullptr</text:p>
          </table:table-cell>
          <table:table-cell table:style-name="ce137" table:formula="of:=IF([.N11]=&quot;&quot;; &quot;nullptr&quot;; COM.MICROSOFT.CONCAT(&quot;&amp;Z80::&quot;;[.N11]))" office:value-type="string" office:string-value="nullptr" calcext:value-type="string">
            <text:p>nullptr</text:p>
          </table:table-cell>
          <table:table-cell table:style-name="ce137" table:formula="of:=IF([.O11]=&quot;&quot;; &quot;nullptr&quot;; COM.MICROSOFT.CONCAT(&quot;&amp;Z80::&quot;;[.O11]))" office:value-type="string" office:string-value="nullptr" calcext:value-type="string">
            <text:p>nullptr</text:p>
          </table:table-cell>
          <table:table-cell table:style-name="ce137" table:formula="of:=IF([.P11]=&quot;&quot;; &quot;nullptr&quot;; COM.MICROSOFT.CONCAT(&quot;&amp;Z80::&quot;;[.P11]))" office:value-type="string" office:string-value="nullptr" calcext:value-type="string">
            <text:p>nullptr</text:p>
          </table:table-cell>
          <table:table-cell table:style-name="ce204" table:formula="of:=IF([.Q11]=&quot;&quot;; &quot;nullptr&quot;; COM.MICROSOFT.CONCAT(&quot;&amp;Z80::&quot;;[.Q11]))" office:value-type="string" office:string-value="nullptr" calcext:value-type="string">
            <text:p>nullptr</text:p>
          </table:table-cell>
          <table:table-cell/>
          <table:table-cell table:style-name="ce210" table:formula="of:=LEN([.B43])" office:value-type="float" office:value="7" calcext:value-type="float">
            <text:p>7</text:p>
          </table:table-cell>
          <table:table-cell table:formula="of:=LEN([.C43])" office:value-type="float" office:value="7" calcext:value-type="float">
            <text:p>7</text:p>
          </table:table-cell>
          <table:table-cell table:formula="of:=LEN([.D43])" office:value-type="float" office:value="7" calcext:value-type="float">
            <text:p>7</text:p>
          </table:table-cell>
          <table:table-cell table:formula="of:=LEN([.E43])" office:value-type="float" office:value="7" calcext:value-type="float">
            <text:p>7</text:p>
          </table:table-cell>
          <table:table-cell table:formula="of:=LEN([.F43])" office:value-type="float" office:value="7" calcext:value-type="float">
            <text:p>7</text:p>
          </table:table-cell>
          <table:table-cell table:formula="of:=LEN([.G43])" office:value-type="float" office:value="7" calcext:value-type="float">
            <text:p>7</text:p>
          </table:table-cell>
          <table:table-cell table:formula="of:=LEN([.H43])" office:value-type="float" office:value="7" calcext:value-type="float">
            <text:p>7</text:p>
          </table:table-cell>
          <table:table-cell table:formula="of:=LEN([.I43])" office:value-type="float" office:value="7" calcext:value-type="float">
            <text:p>7</text:p>
          </table:table-cell>
          <table:table-cell table:formula="of:=LEN([.J43])" office:value-type="float" office:value="7" calcext:value-type="float">
            <text:p>7</text:p>
          </table:table-cell>
          <table:table-cell table:formula="of:=LEN([.K43])" office:value-type="float" office:value="7" calcext:value-type="float">
            <text:p>7</text:p>
          </table:table-cell>
          <table:table-cell table:formula="of:=LEN([.L43])" office:value-type="float" office:value="7" calcext:value-type="float">
            <text:p>7</text:p>
          </table:table-cell>
          <table:table-cell table:formula="of:=LEN([.M43])" office:value-type="float" office:value="7" calcext:value-type="float">
            <text:p>7</text:p>
          </table:table-cell>
          <table:table-cell table:formula="of:=LEN([.N43])" office:value-type="float" office:value="7" calcext:value-type="float">
            <text:p>7</text:p>
          </table:table-cell>
          <table:table-cell table:formula="of:=LEN([.O43])" office:value-type="float" office:value="7" calcext:value-type="float">
            <text:p>7</text:p>
          </table:table-cell>
          <table:table-cell table:formula="of:=LEN([.P43])" office:value-type="float" office:value="7" calcext:value-type="float">
            <text:p>7</text:p>
          </table:table-cell>
          <table:table-cell table:style-name="ce215" table:formula="of:=LEN([.Q43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2]=&quot;&quot;; &quot;nullptr&quot;; COM.MICROSOFT.CONCAT(&quot;&amp;Z80::&quot;;[.B12]))" office:value-type="string" office:string-value="&amp;Z80::LDI" calcext:value-type="string">
            <text:p>&amp;Z80::LDI</text:p>
          </table:table-cell>
          <table:table-cell table:style-name="ce137" table:formula="of:=IF([.C12]=&quot;&quot;; &quot;nullptr&quot;; COM.MICROSOFT.CONCAT(&quot;&amp;Z80::&quot;;[.C12]))" office:value-type="string" office:string-value="&amp;Z80::CPI" calcext:value-type="string">
            <text:p>&amp;Z80::CPI</text:p>
          </table:table-cell>
          <table:table-cell table:style-name="ce137" table:formula="of:=IF([.D12]=&quot;&quot;; &quot;nullptr&quot;; COM.MICROSOFT.CONCAT(&quot;&amp;Z80::&quot;;[.D12]))" office:value-type="string" office:string-value="&amp;Z80::INI" calcext:value-type="string">
            <text:p>&amp;Z80::INI</text:p>
          </table:table-cell>
          <table:table-cell table:style-name="ce137" table:formula="of:=IF([.E12]=&quot;&quot;; &quot;nullptr&quot;; COM.MICROSOFT.CONCAT(&quot;&amp;Z80::&quot;;[.E12]))" office:value-type="string" office:string-value="&amp;Z80::OUTI" calcext:value-type="string">
            <text:p>&amp;Z80::OUTI</text:p>
          </table:table-cell>
          <table:table-cell table:style-name="ce137" table:formula="of:=IF([.F12]=&quot;&quot;; &quot;nullptr&quot;; COM.MICROSOFT.CONCAT(&quot;&amp;Z80::&quot;;[.F12]))" office:value-type="string" office:string-value="nullptr" calcext:value-type="string">
            <text:p>nullptr</text:p>
          </table:table-cell>
          <table:table-cell table:style-name="ce137" table:formula="of:=IF([.G12]=&quot;&quot;; &quot;nullptr&quot;; COM.MICROSOFT.CONCAT(&quot;&amp;Z80::&quot;;[.G12]))" office:value-type="string" office:string-value="nullptr" calcext:value-type="string">
            <text:p>nullptr</text:p>
          </table:table-cell>
          <table:table-cell table:style-name="ce137" table:formula="of:=IF([.H12]=&quot;&quot;; &quot;nullptr&quot;; COM.MICROSOFT.CONCAT(&quot;&amp;Z80::&quot;;[.H12]))" office:value-type="string" office:string-value="nullptr" calcext:value-type="string">
            <text:p>nullptr</text:p>
          </table:table-cell>
          <table:table-cell table:style-name="ce137" table:formula="of:=IF([.I12]=&quot;&quot;; &quot;nullptr&quot;; COM.MICROSOFT.CONCAT(&quot;&amp;Z80::&quot;;[.I12]))" office:value-type="string" office:string-value="nullptr" calcext:value-type="string">
            <text:p>nullptr</text:p>
          </table:table-cell>
          <table:table-cell table:style-name="ce137" table:formula="of:=IF([.J12]=&quot;&quot;; &quot;nullptr&quot;; COM.MICROSOFT.CONCAT(&quot;&amp;Z80::&quot;;[.J12]))" office:value-type="string" office:string-value="&amp;Z80::LDD" calcext:value-type="string">
            <text:p>&amp;Z80::LDD</text:p>
          </table:table-cell>
          <table:table-cell table:style-name="ce137" table:formula="of:=IF([.K12]=&quot;&quot;; &quot;nullptr&quot;; COM.MICROSOFT.CONCAT(&quot;&amp;Z80::&quot;;[.K12]))" office:value-type="string" office:string-value="&amp;Z80::CPD" calcext:value-type="string">
            <text:p>&amp;Z80::CPD</text:p>
          </table:table-cell>
          <table:table-cell table:style-name="ce137" table:formula="of:=IF([.L12]=&quot;&quot;; &quot;nullptr&quot;; COM.MICROSOFT.CONCAT(&quot;&amp;Z80::&quot;;[.L12]))" office:value-type="string" office:string-value="&amp;Z80::IND" calcext:value-type="string">
            <text:p>&amp;Z80::IND</text:p>
          </table:table-cell>
          <table:table-cell table:style-name="ce137" table:formula="of:=IF([.M12]=&quot;&quot;; &quot;nullptr&quot;; COM.MICROSOFT.CONCAT(&quot;&amp;Z80::&quot;;[.M12]))" office:value-type="string" office:string-value="&amp;Z80::OUTD" calcext:value-type="string">
            <text:p>&amp;Z80::OUTD</text:p>
          </table:table-cell>
          <table:table-cell table:style-name="ce137" table:formula="of:=IF([.N12]=&quot;&quot;; &quot;nullptr&quot;; COM.MICROSOFT.CONCAT(&quot;&amp;Z80::&quot;;[.N12]))" office:value-type="string" office:string-value="nullptr" calcext:value-type="string">
            <text:p>nullptr</text:p>
          </table:table-cell>
          <table:table-cell table:style-name="ce137" table:formula="of:=IF([.O12]=&quot;&quot;; &quot;nullptr&quot;; COM.MICROSOFT.CONCAT(&quot;&amp;Z80::&quot;;[.O12]))" office:value-type="string" office:string-value="nullptr" calcext:value-type="string">
            <text:p>nullptr</text:p>
          </table:table-cell>
          <table:table-cell table:style-name="ce137" table:formula="of:=IF([.P12]=&quot;&quot;; &quot;nullptr&quot;; COM.MICROSOFT.CONCAT(&quot;&amp;Z80::&quot;;[.P12]))" office:value-type="string" office:string-value="nullptr" calcext:value-type="string">
            <text:p>nullptr</text:p>
          </table:table-cell>
          <table:table-cell table:style-name="ce204" table:formula="of:=IF([.Q12]=&quot;&quot;; &quot;nullptr&quot;; COM.MICROSOFT.CONCAT(&quot;&amp;Z80::&quot;;[.Q12]))" office:value-type="string" office:string-value="nullptr" calcext:value-type="string">
            <text:p>nullptr</text:p>
          </table:table-cell>
          <table:table-cell/>
          <table:table-cell table:style-name="ce210" table:formula="of:=LEN([.B44])" office:value-type="float" office:value="9" calcext:value-type="float">
            <text:p>9</text:p>
          </table:table-cell>
          <table:table-cell table:formula="of:=LEN([.C44])" office:value-type="float" office:value="9" calcext:value-type="float">
            <text:p>9</text:p>
          </table:table-cell>
          <table:table-cell table:formula="of:=LEN([.D44])" office:value-type="float" office:value="9" calcext:value-type="float">
            <text:p>9</text:p>
          </table:table-cell>
          <table:table-cell table:formula="of:=LEN([.E44])" office:value-type="float" office:value="10" calcext:value-type="float">
            <text:p>10</text:p>
          </table:table-cell>
          <table:table-cell table:formula="of:=LEN([.F44])" office:value-type="float" office:value="7" calcext:value-type="float">
            <text:p>7</text:p>
          </table:table-cell>
          <table:table-cell table:formula="of:=LEN([.G44])" office:value-type="float" office:value="7" calcext:value-type="float">
            <text:p>7</text:p>
          </table:table-cell>
          <table:table-cell table:formula="of:=LEN([.H44])" office:value-type="float" office:value="7" calcext:value-type="float">
            <text:p>7</text:p>
          </table:table-cell>
          <table:table-cell table:formula="of:=LEN([.I44])" office:value-type="float" office:value="7" calcext:value-type="float">
            <text:p>7</text:p>
          </table:table-cell>
          <table:table-cell table:formula="of:=LEN([.J44])" office:value-type="float" office:value="9" calcext:value-type="float">
            <text:p>9</text:p>
          </table:table-cell>
          <table:table-cell table:formula="of:=LEN([.K44])" office:value-type="float" office:value="9" calcext:value-type="float">
            <text:p>9</text:p>
          </table:table-cell>
          <table:table-cell table:formula="of:=LEN([.L44])" office:value-type="float" office:value="9" calcext:value-type="float">
            <text:p>9</text:p>
          </table:table-cell>
          <table:table-cell table:formula="of:=LEN([.M44])" office:value-type="float" office:value="10" calcext:value-type="float">
            <text:p>10</text:p>
          </table:table-cell>
          <table:table-cell table:formula="of:=LEN([.N44])" office:value-type="float" office:value="7" calcext:value-type="float">
            <text:p>7</text:p>
          </table:table-cell>
          <table:table-cell table:formula="of:=LEN([.O44])" office:value-type="float" office:value="7" calcext:value-type="float">
            <text:p>7</text:p>
          </table:table-cell>
          <table:table-cell table:formula="of:=LEN([.P44])" office:value-type="float" office:value="7" calcext:value-type="float">
            <text:p>7</text:p>
          </table:table-cell>
          <table:table-cell table:style-name="ce215" table:formula="of:=LEN([.Q44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3]=&quot;&quot;; &quot;nullptr&quot;; COM.MICROSOFT.CONCAT(&quot;&amp;Z80::&quot;;[.B13]))" office:value-type="string" office:string-value="&amp;Z80::LDIR" calcext:value-type="string">
            <text:p>&amp;Z80::LDIR</text:p>
          </table:table-cell>
          <table:table-cell table:style-name="ce137" table:formula="of:=IF([.C13]=&quot;&quot;; &quot;nullptr&quot;; COM.MICROSOFT.CONCAT(&quot;&amp;Z80::&quot;;[.C13]))" office:value-type="string" office:string-value="&amp;Z80::CPIR" calcext:value-type="string">
            <text:p>&amp;Z80::CPIR</text:p>
          </table:table-cell>
          <table:table-cell table:style-name="ce137" table:formula="of:=IF([.D13]=&quot;&quot;; &quot;nullptr&quot;; COM.MICROSOFT.CONCAT(&quot;&amp;Z80::&quot;;[.D13]))" office:value-type="string" office:string-value="&amp;Z80::INIR" calcext:value-type="string">
            <text:p>&amp;Z80::INIR</text:p>
          </table:table-cell>
          <table:table-cell table:style-name="ce137" table:formula="of:=IF([.E13]=&quot;&quot;; &quot;nullptr&quot;; COM.MICROSOFT.CONCAT(&quot;&amp;Z80::&quot;;[.E13]))" office:value-type="string" office:string-value="&amp;Z80::OTIR" calcext:value-type="string">
            <text:p>&amp;Z80::OTIR</text:p>
          </table:table-cell>
          <table:table-cell table:style-name="ce137" table:formula="of:=IF([.F13]=&quot;&quot;; &quot;nullptr&quot;; COM.MICROSOFT.CONCAT(&quot;&amp;Z80::&quot;;[.F13]))" office:value-type="string" office:string-value="nullptr" calcext:value-type="string">
            <text:p>nullptr</text:p>
          </table:table-cell>
          <table:table-cell table:style-name="ce137" table:formula="of:=IF([.G13]=&quot;&quot;; &quot;nullptr&quot;; COM.MICROSOFT.CONCAT(&quot;&amp;Z80::&quot;;[.G13]))" office:value-type="string" office:string-value="nullptr" calcext:value-type="string">
            <text:p>nullptr</text:p>
          </table:table-cell>
          <table:table-cell table:style-name="ce137" table:formula="of:=IF([.H13]=&quot;&quot;; &quot;nullptr&quot;; COM.MICROSOFT.CONCAT(&quot;&amp;Z80::&quot;;[.H13]))" office:value-type="string" office:string-value="nullptr" calcext:value-type="string">
            <text:p>nullptr</text:p>
          </table:table-cell>
          <table:table-cell table:style-name="ce137" table:formula="of:=IF([.I13]=&quot;&quot;; &quot;nullptr&quot;; COM.MICROSOFT.CONCAT(&quot;&amp;Z80::&quot;;[.I13]))" office:value-type="string" office:string-value="nullptr" calcext:value-type="string">
            <text:p>nullptr</text:p>
          </table:table-cell>
          <table:table-cell table:style-name="ce137" table:formula="of:=IF([.J13]=&quot;&quot;; &quot;nullptr&quot;; COM.MICROSOFT.CONCAT(&quot;&amp;Z80::&quot;;[.J13]))" office:value-type="string" office:string-value="&amp;Z80::LDDR" calcext:value-type="string">
            <text:p>&amp;Z80::LDDR</text:p>
          </table:table-cell>
          <table:table-cell table:style-name="ce137" table:formula="of:=IF([.K13]=&quot;&quot;; &quot;nullptr&quot;; COM.MICROSOFT.CONCAT(&quot;&amp;Z80::&quot;;[.K13]))" office:value-type="string" office:string-value="&amp;Z80::CPDR" calcext:value-type="string">
            <text:p>&amp;Z80::CPDR</text:p>
          </table:table-cell>
          <table:table-cell table:style-name="ce137" table:formula="of:=IF([.L13]=&quot;&quot;; &quot;nullptr&quot;; COM.MICROSOFT.CONCAT(&quot;&amp;Z80::&quot;;[.L13]))" office:value-type="string" office:string-value="&amp;Z80::INDR" calcext:value-type="string">
            <text:p>&amp;Z80::INDR</text:p>
          </table:table-cell>
          <table:table-cell table:style-name="ce137" table:formula="of:=IF([.M13]=&quot;&quot;; &quot;nullptr&quot;; COM.MICROSOFT.CONCAT(&quot;&amp;Z80::&quot;;[.M13]))" office:value-type="string" office:string-value="&amp;Z80::OTDR" calcext:value-type="string">
            <text:p>&amp;Z80::OTDR</text:p>
          </table:table-cell>
          <table:table-cell table:style-name="ce137" table:formula="of:=IF([.N13]=&quot;&quot;; &quot;nullptr&quot;; COM.MICROSOFT.CONCAT(&quot;&amp;Z80::&quot;;[.N13]))" office:value-type="string" office:string-value="nullptr" calcext:value-type="string">
            <text:p>nullptr</text:p>
          </table:table-cell>
          <table:table-cell table:style-name="ce137" table:formula="of:=IF([.O13]=&quot;&quot;; &quot;nullptr&quot;; COM.MICROSOFT.CONCAT(&quot;&amp;Z80::&quot;;[.O13]))" office:value-type="string" office:string-value="nullptr" calcext:value-type="string">
            <text:p>nullptr</text:p>
          </table:table-cell>
          <table:table-cell table:style-name="ce137" table:formula="of:=IF([.P13]=&quot;&quot;; &quot;nullptr&quot;; COM.MICROSOFT.CONCAT(&quot;&amp;Z80::&quot;;[.P13]))" office:value-type="string" office:string-value="nullptr" calcext:value-type="string">
            <text:p>nullptr</text:p>
          </table:table-cell>
          <table:table-cell table:style-name="ce204" table:formula="of:=IF([.Q13]=&quot;&quot;; &quot;nullptr&quot;; COM.MICROSOFT.CONCAT(&quot;&amp;Z80::&quot;;[.Q13]))" office:value-type="string" office:string-value="nullptr" calcext:value-type="string">
            <text:p>nullptr</text:p>
          </table:table-cell>
          <table:table-cell/>
          <table:table-cell table:style-name="ce210" table:formula="of:=LEN([.B45])" office:value-type="float" office:value="10" calcext:value-type="float">
            <text:p>10</text:p>
          </table:table-cell>
          <table:table-cell table:formula="of:=LEN([.C45])" office:value-type="float" office:value="10" calcext:value-type="float">
            <text:p>10</text:p>
          </table:table-cell>
          <table:table-cell table:formula="of:=LEN([.D45])" office:value-type="float" office:value="10" calcext:value-type="float">
            <text:p>10</text:p>
          </table:table-cell>
          <table:table-cell table:formula="of:=LEN([.E45])" office:value-type="float" office:value="10" calcext:value-type="float">
            <text:p>10</text:p>
          </table:table-cell>
          <table:table-cell table:formula="of:=LEN([.F45])" office:value-type="float" office:value="7" calcext:value-type="float">
            <text:p>7</text:p>
          </table:table-cell>
          <table:table-cell table:formula="of:=LEN([.G45])" office:value-type="float" office:value="7" calcext:value-type="float">
            <text:p>7</text:p>
          </table:table-cell>
          <table:table-cell table:formula="of:=LEN([.H45])" office:value-type="float" office:value="7" calcext:value-type="float">
            <text:p>7</text:p>
          </table:table-cell>
          <table:table-cell table:formula="of:=LEN([.I45])" office:value-type="float" office:value="7" calcext:value-type="float">
            <text:p>7</text:p>
          </table:table-cell>
          <table:table-cell table:formula="of:=LEN([.J45])" office:value-type="float" office:value="10" calcext:value-type="float">
            <text:p>10</text:p>
          </table:table-cell>
          <table:table-cell table:formula="of:=LEN([.K45])" office:value-type="float" office:value="10" calcext:value-type="float">
            <text:p>10</text:p>
          </table:table-cell>
          <table:table-cell table:formula="of:=LEN([.L45])" office:value-type="float" office:value="10" calcext:value-type="float">
            <text:p>10</text:p>
          </table:table-cell>
          <table:table-cell table:formula="of:=LEN([.M45])" office:value-type="float" office:value="10" calcext:value-type="float">
            <text:p>10</text:p>
          </table:table-cell>
          <table:table-cell table:formula="of:=LEN([.N45])" office:value-type="float" office:value="7" calcext:value-type="float">
            <text:p>7</text:p>
          </table:table-cell>
          <table:table-cell table:formula="of:=LEN([.O45])" office:value-type="float" office:value="7" calcext:value-type="float">
            <text:p>7</text:p>
          </table:table-cell>
          <table:table-cell table:formula="of:=LEN([.P45])" office:value-type="float" office:value="7" calcext:value-type="float">
            <text:p>7</text:p>
          </table:table-cell>
          <table:table-cell table:style-name="ce215" table:formula="of:=LEN([.Q45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4]=&quot;&quot;; &quot;nullptr&quot;; COM.MICROSOFT.CONCAT(&quot;&amp;Z80::&quot;;[.B14]))" office:value-type="string" office:string-value="nullptr" calcext:value-type="string">
            <text:p>nullptr</text:p>
          </table:table-cell>
          <table:table-cell table:style-name="ce137" table:formula="of:=IF([.C14]=&quot;&quot;; &quot;nullptr&quot;; COM.MICROSOFT.CONCAT(&quot;&amp;Z80::&quot;;[.C14]))" office:value-type="string" office:string-value="nullptr" calcext:value-type="string">
            <text:p>nullptr</text:p>
          </table:table-cell>
          <table:table-cell table:style-name="ce137" table:formula="of:=IF([.D14]=&quot;&quot;; &quot;nullptr&quot;; COM.MICROSOFT.CONCAT(&quot;&amp;Z80::&quot;;[.D14]))" office:value-type="string" office:string-value="nullptr" calcext:value-type="string">
            <text:p>nullptr</text:p>
          </table:table-cell>
          <table:table-cell table:style-name="ce137" table:formula="of:=IF([.E14]=&quot;&quot;; &quot;nullptr&quot;; COM.MICROSOFT.CONCAT(&quot;&amp;Z80::&quot;;[.E14]))" office:value-type="string" office:string-value="nullptr" calcext:value-type="string">
            <text:p>nullptr</text:p>
          </table:table-cell>
          <table:table-cell table:style-name="ce137" table:formula="of:=IF([.F14]=&quot;&quot;; &quot;nullptr&quot;; COM.MICROSOFT.CONCAT(&quot;&amp;Z80::&quot;;[.F14]))" office:value-type="string" office:string-value="nullptr" calcext:value-type="string">
            <text:p>nullptr</text:p>
          </table:table-cell>
          <table:table-cell table:style-name="ce137" table:formula="of:=IF([.G14]=&quot;&quot;; &quot;nullptr&quot;; COM.MICROSOFT.CONCAT(&quot;&amp;Z80::&quot;;[.G14]))" office:value-type="string" office:string-value="nullptr" calcext:value-type="string">
            <text:p>nullptr</text:p>
          </table:table-cell>
          <table:table-cell table:style-name="ce137" table:formula="of:=IF([.H14]=&quot;&quot;; &quot;nullptr&quot;; COM.MICROSOFT.CONCAT(&quot;&amp;Z80::&quot;;[.H14]))" office:value-type="string" office:string-value="nullptr" calcext:value-type="string">
            <text:p>nullptr</text:p>
          </table:table-cell>
          <table:table-cell table:style-name="ce137" table:formula="of:=IF([.I14]=&quot;&quot;; &quot;nullptr&quot;; COM.MICROSOFT.CONCAT(&quot;&amp;Z80::&quot;;[.I14]))" office:value-type="string" office:string-value="nullptr" calcext:value-type="string">
            <text:p>nullptr</text:p>
          </table:table-cell>
          <table:table-cell table:style-name="ce137" table:formula="of:=IF([.J14]=&quot;&quot;; &quot;nullptr&quot;; COM.MICROSOFT.CONCAT(&quot;&amp;Z80::&quot;;[.J14]))" office:value-type="string" office:string-value="nullptr" calcext:value-type="string">
            <text:p>nullptr</text:p>
          </table:table-cell>
          <table:table-cell table:style-name="ce137" table:formula="of:=IF([.K14]=&quot;&quot;; &quot;nullptr&quot;; COM.MICROSOFT.CONCAT(&quot;&amp;Z80::&quot;;[.K14]))" office:value-type="string" office:string-value="nullptr" calcext:value-type="string">
            <text:p>nullptr</text:p>
          </table:table-cell>
          <table:table-cell table:style-name="ce137" table:formula="of:=IF([.L14]=&quot;&quot;; &quot;nullptr&quot;; COM.MICROSOFT.CONCAT(&quot;&amp;Z80::&quot;;[.L14]))" office:value-type="string" office:string-value="nullptr" calcext:value-type="string">
            <text:p>nullptr</text:p>
          </table:table-cell>
          <table:table-cell table:style-name="ce137" table:formula="of:=IF([.M14]=&quot;&quot;; &quot;nullptr&quot;; COM.MICROSOFT.CONCAT(&quot;&amp;Z80::&quot;;[.M14]))" office:value-type="string" office:string-value="nullptr" calcext:value-type="string">
            <text:p>nullptr</text:p>
          </table:table-cell>
          <table:table-cell table:style-name="ce137" table:formula="of:=IF([.N14]=&quot;&quot;; &quot;nullptr&quot;; COM.MICROSOFT.CONCAT(&quot;&amp;Z80::&quot;;[.N14]))" office:value-type="string" office:string-value="nullptr" calcext:value-type="string">
            <text:p>nullptr</text:p>
          </table:table-cell>
          <table:table-cell table:style-name="ce137" table:formula="of:=IF([.O14]=&quot;&quot;; &quot;nullptr&quot;; COM.MICROSOFT.CONCAT(&quot;&amp;Z80::&quot;;[.O14]))" office:value-type="string" office:string-value="nullptr" calcext:value-type="string">
            <text:p>nullptr</text:p>
          </table:table-cell>
          <table:table-cell table:style-name="ce137" table:formula="of:=IF([.P14]=&quot;&quot;; &quot;nullptr&quot;; COM.MICROSOFT.CONCAT(&quot;&amp;Z80::&quot;;[.P14]))" office:value-type="string" office:string-value="nullptr" calcext:value-type="string">
            <text:p>nullptr</text:p>
          </table:table-cell>
          <table:table-cell table:style-name="ce204" table:formula="of:=IF([.Q14]=&quot;&quot;; &quot;nullptr&quot;; COM.MICROSOFT.CONCAT(&quot;&amp;Z80::&quot;;[.Q14]))" office:value-type="string" office:string-value="nullptr" calcext:value-type="string">
            <text:p>nullptr</text:p>
          </table:table-cell>
          <table:table-cell/>
          <table:table-cell table:style-name="ce210" table:formula="of:=LEN([.B46])" office:value-type="float" office:value="7" calcext:value-type="float">
            <text:p>7</text:p>
          </table:table-cell>
          <table:table-cell table:formula="of:=LEN([.C46])" office:value-type="float" office:value="7" calcext:value-type="float">
            <text:p>7</text:p>
          </table:table-cell>
          <table:table-cell table:formula="of:=LEN([.D46])" office:value-type="float" office:value="7" calcext:value-type="float">
            <text:p>7</text:p>
          </table:table-cell>
          <table:table-cell table:formula="of:=LEN([.E46])" office:value-type="float" office:value="7" calcext:value-type="float">
            <text:p>7</text:p>
          </table:table-cell>
          <table:table-cell table:formula="of:=LEN([.F46])" office:value-type="float" office:value="7" calcext:value-type="float">
            <text:p>7</text:p>
          </table:table-cell>
          <table:table-cell table:formula="of:=LEN([.G46])" office:value-type="float" office:value="7" calcext:value-type="float">
            <text:p>7</text:p>
          </table:table-cell>
          <table:table-cell table:formula="of:=LEN([.H46])" office:value-type="float" office:value="7" calcext:value-type="float">
            <text:p>7</text:p>
          </table:table-cell>
          <table:table-cell table:formula="of:=LEN([.I46])" office:value-type="float" office:value="7" calcext:value-type="float">
            <text:p>7</text:p>
          </table:table-cell>
          <table:table-cell table:formula="of:=LEN([.J46])" office:value-type="float" office:value="7" calcext:value-type="float">
            <text:p>7</text:p>
          </table:table-cell>
          <table:table-cell table:formula="of:=LEN([.K46])" office:value-type="float" office:value="7" calcext:value-type="float">
            <text:p>7</text:p>
          </table:table-cell>
          <table:table-cell table:formula="of:=LEN([.L46])" office:value-type="float" office:value="7" calcext:value-type="float">
            <text:p>7</text:p>
          </table:table-cell>
          <table:table-cell table:formula="of:=LEN([.M46])" office:value-type="float" office:value="7" calcext:value-type="float">
            <text:p>7</text:p>
          </table:table-cell>
          <table:table-cell table:formula="of:=LEN([.N46])" office:value-type="float" office:value="7" calcext:value-type="float">
            <text:p>7</text:p>
          </table:table-cell>
          <table:table-cell table:formula="of:=LEN([.O46])" office:value-type="float" office:value="7" calcext:value-type="float">
            <text:p>7</text:p>
          </table:table-cell>
          <table:table-cell table:formula="of:=LEN([.P46])" office:value-type="float" office:value="7" calcext:value-type="float">
            <text:p>7</text:p>
          </table:table-cell>
          <table:table-cell table:style-name="ce215" table:formula="of:=LEN([.Q46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5]=&quot;&quot;; &quot;nullptr&quot;; COM.MICROSOFT.CONCAT(&quot;&amp;Z80::&quot;;[.B15]))" office:value-type="string" office:string-value="nullptr" calcext:value-type="string">
            <text:p>nullptr</text:p>
          </table:table-cell>
          <table:table-cell table:style-name="ce137" table:formula="of:=IF([.C15]=&quot;&quot;; &quot;nullptr&quot;; COM.MICROSOFT.CONCAT(&quot;&amp;Z80::&quot;;[.C15]))" office:value-type="string" office:string-value="nullptr" calcext:value-type="string">
            <text:p>nullptr</text:p>
          </table:table-cell>
          <table:table-cell table:style-name="ce137" table:formula="of:=IF([.D15]=&quot;&quot;; &quot;nullptr&quot;; COM.MICROSOFT.CONCAT(&quot;&amp;Z80::&quot;;[.D15]))" office:value-type="string" office:string-value="nullptr" calcext:value-type="string">
            <text:p>nullptr</text:p>
          </table:table-cell>
          <table:table-cell table:style-name="ce137" table:formula="of:=IF([.E15]=&quot;&quot;; &quot;nullptr&quot;; COM.MICROSOFT.CONCAT(&quot;&amp;Z80::&quot;;[.E15]))" office:value-type="string" office:string-value="nullptr" calcext:value-type="string">
            <text:p>nullptr</text:p>
          </table:table-cell>
          <table:table-cell table:style-name="ce137" table:formula="of:=IF([.F15]=&quot;&quot;; &quot;nullptr&quot;; COM.MICROSOFT.CONCAT(&quot;&amp;Z80::&quot;;[.F15]))" office:value-type="string" office:string-value="nullptr" calcext:value-type="string">
            <text:p>nullptr</text:p>
          </table:table-cell>
          <table:table-cell table:style-name="ce137" table:formula="of:=IF([.G15]=&quot;&quot;; &quot;nullptr&quot;; COM.MICROSOFT.CONCAT(&quot;&amp;Z80::&quot;;[.G15]))" office:value-type="string" office:string-value="nullptr" calcext:value-type="string">
            <text:p>nullptr</text:p>
          </table:table-cell>
          <table:table-cell table:style-name="ce137" table:formula="of:=IF([.H15]=&quot;&quot;; &quot;nullptr&quot;; COM.MICROSOFT.CONCAT(&quot;&amp;Z80::&quot;;[.H15]))" office:value-type="string" office:string-value="nullptr" calcext:value-type="string">
            <text:p>nullptr</text:p>
          </table:table-cell>
          <table:table-cell table:style-name="ce137" table:formula="of:=IF([.I15]=&quot;&quot;; &quot;nullptr&quot;; COM.MICROSOFT.CONCAT(&quot;&amp;Z80::&quot;;[.I15]))" office:value-type="string" office:string-value="nullptr" calcext:value-type="string">
            <text:p>nullptr</text:p>
          </table:table-cell>
          <table:table-cell table:style-name="ce137" table:formula="of:=IF([.J15]=&quot;&quot;; &quot;nullptr&quot;; COM.MICROSOFT.CONCAT(&quot;&amp;Z80::&quot;;[.J15]))" office:value-type="string" office:string-value="nullptr" calcext:value-type="string">
            <text:p>nullptr</text:p>
          </table:table-cell>
          <table:table-cell table:style-name="ce137" table:formula="of:=IF([.K15]=&quot;&quot;; &quot;nullptr&quot;; COM.MICROSOFT.CONCAT(&quot;&amp;Z80::&quot;;[.K15]))" office:value-type="string" office:string-value="nullptr" calcext:value-type="string">
            <text:p>nullptr</text:p>
          </table:table-cell>
          <table:table-cell table:style-name="ce137" table:formula="of:=IF([.L15]=&quot;&quot;; &quot;nullptr&quot;; COM.MICROSOFT.CONCAT(&quot;&amp;Z80::&quot;;[.L15]))" office:value-type="string" office:string-value="nullptr" calcext:value-type="string">
            <text:p>nullptr</text:p>
          </table:table-cell>
          <table:table-cell table:style-name="ce137" table:formula="of:=IF([.M15]=&quot;&quot;; &quot;nullptr&quot;; COM.MICROSOFT.CONCAT(&quot;&amp;Z80::&quot;;[.M15]))" office:value-type="string" office:string-value="nullptr" calcext:value-type="string">
            <text:p>nullptr</text:p>
          </table:table-cell>
          <table:table-cell table:style-name="ce137" table:formula="of:=IF([.N15]=&quot;&quot;; &quot;nullptr&quot;; COM.MICROSOFT.CONCAT(&quot;&amp;Z80::&quot;;[.N15]))" office:value-type="string" office:string-value="nullptr" calcext:value-type="string">
            <text:p>nullptr</text:p>
          </table:table-cell>
          <table:table-cell table:style-name="ce137" table:formula="of:=IF([.O15]=&quot;&quot;; &quot;nullptr&quot;; COM.MICROSOFT.CONCAT(&quot;&amp;Z80::&quot;;[.O15]))" office:value-type="string" office:string-value="nullptr" calcext:value-type="string">
            <text:p>nullptr</text:p>
          </table:table-cell>
          <table:table-cell table:style-name="ce137" table:formula="of:=IF([.P15]=&quot;&quot;; &quot;nullptr&quot;; COM.MICROSOFT.CONCAT(&quot;&amp;Z80::&quot;;[.P15]))" office:value-type="string" office:string-value="nullptr" calcext:value-type="string">
            <text:p>nullptr</text:p>
          </table:table-cell>
          <table:table-cell table:style-name="ce204" table:formula="of:=IF([.Q15]=&quot;&quot;; &quot;nullptr&quot;; COM.MICROSOFT.CONCAT(&quot;&amp;Z80::&quot;;[.Q15]))" office:value-type="string" office:string-value="nullptr" calcext:value-type="string">
            <text:p>nullptr</text:p>
          </table:table-cell>
          <table:table-cell/>
          <table:table-cell table:style-name="ce210" table:formula="of:=LEN([.B47])" office:value-type="float" office:value="7" calcext:value-type="float">
            <text:p>7</text:p>
          </table:table-cell>
          <table:table-cell table:formula="of:=LEN([.C47])" office:value-type="float" office:value="7" calcext:value-type="float">
            <text:p>7</text:p>
          </table:table-cell>
          <table:table-cell table:formula="of:=LEN([.D47])" office:value-type="float" office:value="7" calcext:value-type="float">
            <text:p>7</text:p>
          </table:table-cell>
          <table:table-cell table:formula="of:=LEN([.E47])" office:value-type="float" office:value="7" calcext:value-type="float">
            <text:p>7</text:p>
          </table:table-cell>
          <table:table-cell table:formula="of:=LEN([.F47])" office:value-type="float" office:value="7" calcext:value-type="float">
            <text:p>7</text:p>
          </table:table-cell>
          <table:table-cell table:formula="of:=LEN([.G47])" office:value-type="float" office:value="7" calcext:value-type="float">
            <text:p>7</text:p>
          </table:table-cell>
          <table:table-cell table:formula="of:=LEN([.H47])" office:value-type="float" office:value="7" calcext:value-type="float">
            <text:p>7</text:p>
          </table:table-cell>
          <table:table-cell table:formula="of:=LEN([.I47])" office:value-type="float" office:value="7" calcext:value-type="float">
            <text:p>7</text:p>
          </table:table-cell>
          <table:table-cell table:formula="of:=LEN([.J47])" office:value-type="float" office:value="7" calcext:value-type="float">
            <text:p>7</text:p>
          </table:table-cell>
          <table:table-cell table:formula="of:=LEN([.K47])" office:value-type="float" office:value="7" calcext:value-type="float">
            <text:p>7</text:p>
          </table:table-cell>
          <table:table-cell table:formula="of:=LEN([.L47])" office:value-type="float" office:value="7" calcext:value-type="float">
            <text:p>7</text:p>
          </table:table-cell>
          <table:table-cell table:formula="of:=LEN([.M47])" office:value-type="float" office:value="7" calcext:value-type="float">
            <text:p>7</text:p>
          </table:table-cell>
          <table:table-cell table:formula="of:=LEN([.N47])" office:value-type="float" office:value="7" calcext:value-type="float">
            <text:p>7</text:p>
          </table:table-cell>
          <table:table-cell table:formula="of:=LEN([.O47])" office:value-type="float" office:value="7" calcext:value-type="float">
            <text:p>7</text:p>
          </table:table-cell>
          <table:table-cell table:formula="of:=LEN([.P47])" office:value-type="float" office:value="7" calcext:value-type="float">
            <text:p>7</text:p>
          </table:table-cell>
          <table:table-cell table:style-name="ce215" table:formula="of:=LEN([.Q47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0" table:formula="of:=IF([.B16]=&quot;&quot;; &quot;nullptr&quot;; COM.MICROSOFT.CONCAT(&quot;&amp;Z80::&quot;;[.B16]))" office:value-type="string" office:string-value="nullptr" calcext:value-type="string">
            <text:p>nullptr</text:p>
          </table:table-cell>
          <table:table-cell table:style-name="ce137" table:formula="of:=IF([.C16]=&quot;&quot;; &quot;nullptr&quot;; COM.MICROSOFT.CONCAT(&quot;&amp;Z80::&quot;;[.C16]))" office:value-type="string" office:string-value="nullptr" calcext:value-type="string">
            <text:p>nullptr</text:p>
          </table:table-cell>
          <table:table-cell table:style-name="ce137" table:formula="of:=IF([.D16]=&quot;&quot;; &quot;nullptr&quot;; COM.MICROSOFT.CONCAT(&quot;&amp;Z80::&quot;;[.D16]))" office:value-type="string" office:string-value="nullptr" calcext:value-type="string">
            <text:p>nullptr</text:p>
          </table:table-cell>
          <table:table-cell table:style-name="ce137" table:formula="of:=IF([.E16]=&quot;&quot;; &quot;nullptr&quot;; COM.MICROSOFT.CONCAT(&quot;&amp;Z80::&quot;;[.E16]))" office:value-type="string" office:string-value="nullptr" calcext:value-type="string">
            <text:p>nullptr</text:p>
          </table:table-cell>
          <table:table-cell table:style-name="ce137" table:formula="of:=IF([.F16]=&quot;&quot;; &quot;nullptr&quot;; COM.MICROSOFT.CONCAT(&quot;&amp;Z80::&quot;;[.F16]))" office:value-type="string" office:string-value="nullptr" calcext:value-type="string">
            <text:p>nullptr</text:p>
          </table:table-cell>
          <table:table-cell table:style-name="ce137" table:formula="of:=IF([.G16]=&quot;&quot;; &quot;nullptr&quot;; COM.MICROSOFT.CONCAT(&quot;&amp;Z80::&quot;;[.G16]))" office:value-type="string" office:string-value="nullptr" calcext:value-type="string">
            <text:p>nullptr</text:p>
          </table:table-cell>
          <table:table-cell table:style-name="ce137" table:formula="of:=IF([.H16]=&quot;&quot;; &quot;nullptr&quot;; COM.MICROSOFT.CONCAT(&quot;&amp;Z80::&quot;;[.H16]))" office:value-type="string" office:string-value="nullptr" calcext:value-type="string">
            <text:p>nullptr</text:p>
          </table:table-cell>
          <table:table-cell table:style-name="ce137" table:formula="of:=IF([.I16]=&quot;&quot;; &quot;nullptr&quot;; COM.MICROSOFT.CONCAT(&quot;&amp;Z80::&quot;;[.I16]))" office:value-type="string" office:string-value="nullptr" calcext:value-type="string">
            <text:p>nullptr</text:p>
          </table:table-cell>
          <table:table-cell table:style-name="ce137" table:formula="of:=IF([.J16]=&quot;&quot;; &quot;nullptr&quot;; COM.MICROSOFT.CONCAT(&quot;&amp;Z80::&quot;;[.J16]))" office:value-type="string" office:string-value="nullptr" calcext:value-type="string">
            <text:p>nullptr</text:p>
          </table:table-cell>
          <table:table-cell table:style-name="ce137" table:formula="of:=IF([.K16]=&quot;&quot;; &quot;nullptr&quot;; COM.MICROSOFT.CONCAT(&quot;&amp;Z80::&quot;;[.K16]))" office:value-type="string" office:string-value="nullptr" calcext:value-type="string">
            <text:p>nullptr</text:p>
          </table:table-cell>
          <table:table-cell table:style-name="ce137" table:formula="of:=IF([.L16]=&quot;&quot;; &quot;nullptr&quot;; COM.MICROSOFT.CONCAT(&quot;&amp;Z80::&quot;;[.L16]))" office:value-type="string" office:string-value="nullptr" calcext:value-type="string">
            <text:p>nullptr</text:p>
          </table:table-cell>
          <table:table-cell table:style-name="ce137" table:formula="of:=IF([.M16]=&quot;&quot;; &quot;nullptr&quot;; COM.MICROSOFT.CONCAT(&quot;&amp;Z80::&quot;;[.M16]))" office:value-type="string" office:string-value="nullptr" calcext:value-type="string">
            <text:p>nullptr</text:p>
          </table:table-cell>
          <table:table-cell table:style-name="ce137" table:formula="of:=IF([.N16]=&quot;&quot;; &quot;nullptr&quot;; COM.MICROSOFT.CONCAT(&quot;&amp;Z80::&quot;;[.N16]))" office:value-type="string" office:string-value="nullptr" calcext:value-type="string">
            <text:p>nullptr</text:p>
          </table:table-cell>
          <table:table-cell table:style-name="ce137" table:formula="of:=IF([.O16]=&quot;&quot;; &quot;nullptr&quot;; COM.MICROSOFT.CONCAT(&quot;&amp;Z80::&quot;;[.O16]))" office:value-type="string" office:string-value="nullptr" calcext:value-type="string">
            <text:p>nullptr</text:p>
          </table:table-cell>
          <table:table-cell table:style-name="ce137" table:formula="of:=IF([.P16]=&quot;&quot;; &quot;nullptr&quot;; COM.MICROSOFT.CONCAT(&quot;&amp;Z80::&quot;;[.P16]))" office:value-type="string" office:string-value="nullptr" calcext:value-type="string">
            <text:p>nullptr</text:p>
          </table:table-cell>
          <table:table-cell table:style-name="ce204" table:formula="of:=IF([.Q16]=&quot;&quot;; &quot;nullptr&quot;; COM.MICROSOFT.CONCAT(&quot;&amp;Z80::&quot;;[.Q16]))" office:value-type="string" office:string-value="nullptr" calcext:value-type="string">
            <text:p>nullptr</text:p>
          </table:table-cell>
          <table:table-cell/>
          <table:table-cell table:style-name="ce210" table:formula="of:=LEN([.B48])" office:value-type="float" office:value="7" calcext:value-type="float">
            <text:p>7</text:p>
          </table:table-cell>
          <table:table-cell table:formula="of:=LEN([.C48])" office:value-type="float" office:value="7" calcext:value-type="float">
            <text:p>7</text:p>
          </table:table-cell>
          <table:table-cell table:formula="of:=LEN([.D48])" office:value-type="float" office:value="7" calcext:value-type="float">
            <text:p>7</text:p>
          </table:table-cell>
          <table:table-cell table:formula="of:=LEN([.E48])" office:value-type="float" office:value="7" calcext:value-type="float">
            <text:p>7</text:p>
          </table:table-cell>
          <table:table-cell table:formula="of:=LEN([.F48])" office:value-type="float" office:value="7" calcext:value-type="float">
            <text:p>7</text:p>
          </table:table-cell>
          <table:table-cell table:formula="of:=LEN([.G48])" office:value-type="float" office:value="7" calcext:value-type="float">
            <text:p>7</text:p>
          </table:table-cell>
          <table:table-cell table:formula="of:=LEN([.H48])" office:value-type="float" office:value="7" calcext:value-type="float">
            <text:p>7</text:p>
          </table:table-cell>
          <table:table-cell table:formula="of:=LEN([.I48])" office:value-type="float" office:value="7" calcext:value-type="float">
            <text:p>7</text:p>
          </table:table-cell>
          <table:table-cell table:formula="of:=LEN([.J48])" office:value-type="float" office:value="7" calcext:value-type="float">
            <text:p>7</text:p>
          </table:table-cell>
          <table:table-cell table:formula="of:=LEN([.K48])" office:value-type="float" office:value="7" calcext:value-type="float">
            <text:p>7</text:p>
          </table:table-cell>
          <table:table-cell table:formula="of:=LEN([.L48])" office:value-type="float" office:value="7" calcext:value-type="float">
            <text:p>7</text:p>
          </table:table-cell>
          <table:table-cell table:formula="of:=LEN([.M48])" office:value-type="float" office:value="7" calcext:value-type="float">
            <text:p>7</text:p>
          </table:table-cell>
          <table:table-cell table:formula="of:=LEN([.N48])" office:value-type="float" office:value="7" calcext:value-type="float">
            <text:p>7</text:p>
          </table:table-cell>
          <table:table-cell table:formula="of:=LEN([.O48])" office:value-type="float" office:value="7" calcext:value-type="float">
            <text:p>7</text:p>
          </table:table-cell>
          <table:table-cell table:formula="of:=LEN([.P48])" office:value-type="float" office:value="7" calcext:value-type="float">
            <text:p>7</text:p>
          </table:table-cell>
          <table:table-cell table:style-name="ce215" table:formula="of:=LEN([.Q48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ce191" table:formula="of:=IF([.B17]=&quot;&quot;; &quot;nullptr&quot;; COM.MICROSOFT.CONCAT(&quot;&amp;Z80::&quot;;[.B17]))" office:value-type="string" office:string-value="nullptr" calcext:value-type="string">
            <text:p>nullptr</text:p>
          </table:table-cell>
          <table:table-cell table:style-name="ce199" table:formula="of:=IF([.C17]=&quot;&quot;; &quot;nullptr&quot;; COM.MICROSOFT.CONCAT(&quot;&amp;Z80::&quot;;[.C17]))" office:value-type="string" office:string-value="nullptr" calcext:value-type="string">
            <text:p>nullptr</text:p>
          </table:table-cell>
          <table:table-cell table:style-name="ce199" table:formula="of:=IF([.D17]=&quot;&quot;; &quot;nullptr&quot;; COM.MICROSOFT.CONCAT(&quot;&amp;Z80::&quot;;[.D17]))" office:value-type="string" office:string-value="nullptr" calcext:value-type="string">
            <text:p>nullptr</text:p>
          </table:table-cell>
          <table:table-cell table:style-name="ce199" table:formula="of:=IF([.E17]=&quot;&quot;; &quot;nullptr&quot;; COM.MICROSOFT.CONCAT(&quot;&amp;Z80::&quot;;[.E17]))" office:value-type="string" office:string-value="nullptr" calcext:value-type="string">
            <text:p>nullptr</text:p>
          </table:table-cell>
          <table:table-cell table:style-name="ce199" table:formula="of:=IF([.F17]=&quot;&quot;; &quot;nullptr&quot;; COM.MICROSOFT.CONCAT(&quot;&amp;Z80::&quot;;[.F17]))" office:value-type="string" office:string-value="nullptr" calcext:value-type="string">
            <text:p>nullptr</text:p>
          </table:table-cell>
          <table:table-cell table:style-name="ce199" table:formula="of:=IF([.G17]=&quot;&quot;; &quot;nullptr&quot;; COM.MICROSOFT.CONCAT(&quot;&amp;Z80::&quot;;[.G17]))" office:value-type="string" office:string-value="nullptr" calcext:value-type="string">
            <text:p>nullptr</text:p>
          </table:table-cell>
          <table:table-cell table:style-name="ce199" table:formula="of:=IF([.H17]=&quot;&quot;; &quot;nullptr&quot;; COM.MICROSOFT.CONCAT(&quot;&amp;Z80::&quot;;[.H17]))" office:value-type="string" office:string-value="nullptr" calcext:value-type="string">
            <text:p>nullptr</text:p>
          </table:table-cell>
          <table:table-cell table:style-name="ce199" table:formula="of:=IF([.I17]=&quot;&quot;; &quot;nullptr&quot;; COM.MICROSOFT.CONCAT(&quot;&amp;Z80::&quot;;[.I17]))" office:value-type="string" office:string-value="nullptr" calcext:value-type="string">
            <text:p>nullptr</text:p>
          </table:table-cell>
          <table:table-cell table:style-name="ce199" table:formula="of:=IF([.J17]=&quot;&quot;; &quot;nullptr&quot;; COM.MICROSOFT.CONCAT(&quot;&amp;Z80::&quot;;[.J17]))" office:value-type="string" office:string-value="nullptr" calcext:value-type="string">
            <text:p>nullptr</text:p>
          </table:table-cell>
          <table:table-cell table:style-name="ce199" table:formula="of:=IF([.K17]=&quot;&quot;; &quot;nullptr&quot;; COM.MICROSOFT.CONCAT(&quot;&amp;Z80::&quot;;[.K17]))" office:value-type="string" office:string-value="nullptr" calcext:value-type="string">
            <text:p>nullptr</text:p>
          </table:table-cell>
          <table:table-cell table:style-name="ce199" table:formula="of:=IF([.L17]=&quot;&quot;; &quot;nullptr&quot;; COM.MICROSOFT.CONCAT(&quot;&amp;Z80::&quot;;[.L17]))" office:value-type="string" office:string-value="nullptr" calcext:value-type="string">
            <text:p>nullptr</text:p>
          </table:table-cell>
          <table:table-cell table:style-name="ce199" table:formula="of:=IF([.M17]=&quot;&quot;; &quot;nullptr&quot;; COM.MICROSOFT.CONCAT(&quot;&amp;Z80::&quot;;[.M17]))" office:value-type="string" office:string-value="nullptr" calcext:value-type="string">
            <text:p>nullptr</text:p>
          </table:table-cell>
          <table:table-cell table:style-name="ce199" table:formula="of:=IF([.N17]=&quot;&quot;; &quot;nullptr&quot;; COM.MICROSOFT.CONCAT(&quot;&amp;Z80::&quot;;[.N17]))" office:value-type="string" office:string-value="nullptr" calcext:value-type="string">
            <text:p>nullptr</text:p>
          </table:table-cell>
          <table:table-cell table:style-name="ce199" table:formula="of:=IF([.O17]=&quot;&quot;; &quot;nullptr&quot;; COM.MICROSOFT.CONCAT(&quot;&amp;Z80::&quot;;[.O17]))" office:value-type="string" office:string-value="nullptr" calcext:value-type="string">
            <text:p>nullptr</text:p>
          </table:table-cell>
          <table:table-cell table:style-name="ce199" table:formula="of:=IF([.P17]=&quot;&quot;; &quot;nullptr&quot;; COM.MICROSOFT.CONCAT(&quot;&amp;Z80::&quot;;[.P17]))" office:value-type="string" office:string-value="nullptr" calcext:value-type="string">
            <text:p>nullptr</text:p>
          </table:table-cell>
          <table:table-cell table:style-name="ce205" table:formula="of:=IF([.Q17]=&quot;&quot;; &quot;nullptr&quot;; COM.MICROSOFT.CONCAT(&quot;&amp;Z80::&quot;;[.Q17]))" office:value-type="string" office:string-value="nullptr" calcext:value-type="string">
            <text:p>nullptr</text:p>
          </table:table-cell>
          <table:table-cell/>
          <table:table-cell table:style-name="ce211" table:formula="of:=LEN([.B49])" office:value-type="float" office:value="7" calcext:value-type="float">
            <text:p>7</text:p>
          </table:table-cell>
          <table:table-cell table:style-name="ce213" table:formula="of:=LEN([.C49])" office:value-type="float" office:value="7" calcext:value-type="float">
            <text:p>7</text:p>
          </table:table-cell>
          <table:table-cell table:style-name="ce213" table:formula="of:=LEN([.D49])" office:value-type="float" office:value="7" calcext:value-type="float">
            <text:p>7</text:p>
          </table:table-cell>
          <table:table-cell table:style-name="ce213" table:formula="of:=LEN([.E49])" office:value-type="float" office:value="7" calcext:value-type="float">
            <text:p>7</text:p>
          </table:table-cell>
          <table:table-cell table:style-name="ce213" table:formula="of:=LEN([.F49])" office:value-type="float" office:value="7" calcext:value-type="float">
            <text:p>7</text:p>
          </table:table-cell>
          <table:table-cell table:style-name="ce213" table:formula="of:=LEN([.G49])" office:value-type="float" office:value="7" calcext:value-type="float">
            <text:p>7</text:p>
          </table:table-cell>
          <table:table-cell table:style-name="ce213" table:formula="of:=LEN([.H49])" office:value-type="float" office:value="7" calcext:value-type="float">
            <text:p>7</text:p>
          </table:table-cell>
          <table:table-cell table:style-name="ce213" table:formula="of:=LEN([.I49])" office:value-type="float" office:value="7" calcext:value-type="float">
            <text:p>7</text:p>
          </table:table-cell>
          <table:table-cell table:style-name="ce213" table:formula="of:=LEN([.J49])" office:value-type="float" office:value="7" calcext:value-type="float">
            <text:p>7</text:p>
          </table:table-cell>
          <table:table-cell table:style-name="ce213" table:formula="of:=LEN([.K49])" office:value-type="float" office:value="7" calcext:value-type="float">
            <text:p>7</text:p>
          </table:table-cell>
          <table:table-cell table:style-name="ce213" table:formula="of:=LEN([.L49])" office:value-type="float" office:value="7" calcext:value-type="float">
            <text:p>7</text:p>
          </table:table-cell>
          <table:table-cell table:style-name="ce213" table:formula="of:=LEN([.M49])" office:value-type="float" office:value="7" calcext:value-type="float">
            <text:p>7</text:p>
          </table:table-cell>
          <table:table-cell table:style-name="ce213" table:formula="of:=LEN([.N49])" office:value-type="float" office:value="7" calcext:value-type="float">
            <text:p>7</text:p>
          </table:table-cell>
          <table:table-cell table:style-name="ce213" table:formula="of:=LEN([.O49])" office:value-type="float" office:value="7" calcext:value-type="float">
            <text:p>7</text:p>
          </table:table-cell>
          <table:table-cell table:style-name="ce213" table:formula="of:=LEN([.P49])" office:value-type="float" office:value="7" calcext:value-type="float">
            <text:p>7</text:p>
          </table:table-cell>
          <table:table-cell table:style-name="ce216" table:formula="of:=LEN([.Q49])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table:style-name="Default" table:number-columns-repeated="4"/>
          <table:table-cell table:number-columns-repeated="13"/>
          <table:table-cell table:formula="of:=MAX([.S34:.S49])" office:value-type="float" office:value="12" calcext:value-type="float">
            <text:p>12</text:p>
          </table:table-cell>
          <table:table-cell table:formula="of:=MAX([.T34:.T49])" office:value-type="float" office:value="13" calcext:value-type="float">
            <text:p>13</text:p>
          </table:table-cell>
          <table:table-cell table:formula="of:=MAX([.U34:.U49])" office:value-type="float" office:value="15" calcext:value-type="float">
            <text:p>15</text:p>
          </table:table-cell>
          <table:table-cell table:formula="of:=MAX([.V34:.V49])" office:value-type="float" office:value="14" calcext:value-type="float">
            <text:p>14</text:p>
          </table:table-cell>
          <table:table-cell table:formula="of:=MAX([.W34:.W49])" office:value-type="float" office:value="9" calcext:value-type="float">
            <text:p>9</text:p>
          </table:table-cell>
          <table:table-cell table:formula="of:=MAX([.X34:.X49])" office:value-type="float" office:value="10" calcext:value-type="float">
            <text:p>10</text:p>
          </table:table-cell>
          <table:table-cell table:formula="of:=MAX([.Y34:.Y49])" office:value-type="float" office:value="9" calcext:value-type="float">
            <text:p>9</text:p>
          </table:table-cell>
          <table:table-cell table:formula="of:=MAX([.Z34:.Z49])" office:value-type="float" office:value="13" calcext:value-type="float">
            <text:p>13</text:p>
          </table:table-cell>
          <table:table-cell table:formula="of:=MAX([.AA34:.AA49])" office:value-type="float" office:value="12" calcext:value-type="float">
            <text:p>12</text:p>
          </table:table-cell>
          <table:table-cell table:formula="of:=MAX([.AB34:.AB49])" office:value-type="float" office:value="13" calcext:value-type="float">
            <text:p>13</text:p>
          </table:table-cell>
          <table:table-cell table:formula="of:=MAX([.AC34:.AC49])" office:value-type="float" office:value="15" calcext:value-type="float">
            <text:p>15</text:p>
          </table:table-cell>
          <table:table-cell table:formula="of:=MAX([.AD34:.AD49])" office:value-type="float" office:value="14" calcext:value-type="float">
            <text:p>14</text:p>
          </table:table-cell>
          <table:table-cell table:formula="of:=MAX([.AE34:.AE49])" office:value-type="float" office:value="9" calcext:value-type="float">
            <text:p>9</text:p>
          </table:table-cell>
          <table:table-cell table:formula="of:=MAX([.AF34:.AF49])" office:value-type="float" office:value="10" calcext:value-type="float">
            <text:p>10</text:p>
          </table:table-cell>
          <table:table-cell table:formula="of:=MAX([.AG34:.AG49])" office:value-type="float" office:value="9" calcext:value-type="float">
            <text:p>9</text:p>
          </table:table-cell>
          <table:table-cell table:formula="of:=MAX([.AH34:.AH49])"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192" office:value-type="string" calcext:value-type="string" table:number-columns-spanned="16" table:number-rows-spanned="1">
            <text:p>cadenas con espacios y comas</text:p>
          </table:table-cell>
          <table:covered-table-cell table:number-columns-repeated="15" table:style-name="ce100"/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3" table:formula="of:=COM.MICROSOFT.CONCAT([.B34]; REPT(&quot; &quot;; [.S$50]-[.S34]); &quot;, &quot; )" office:value-type="string" office:string-value="nullptr     , " calcext:value-type="string">
            <text:p>nullptr <text:s text:c="4"/>, </text:p>
          </table:table-cell>
          <table:table-cell table:style-name="ce200" table:formula="of:=COM.MICROSOFT.CONCAT([.C34]; REPT(&quot; &quot;; [.T$50]-[.T34]); &quot;, &quot; )" office:value-type="string" office:string-value="nullptr      , " calcext:value-type="string">
            <text:p>nullptr <text:s text:c="5"/>, </text:p>
          </table:table-cell>
          <table:table-cell table:style-name="ce200" table:formula="of:=COM.MICROSOFT.CONCAT([.D34]; REPT(&quot; &quot;; [.U$50]-[.U34]); &quot;, &quot; )" office:value-type="string" office:string-value="nullptr        , " calcext:value-type="string">
            <text:p>nullptr <text:s text:c="7"/>, </text:p>
          </table:table-cell>
          <table:table-cell table:style-name="ce200" table:formula="of:=COM.MICROSOFT.CONCAT([.E34]; REPT(&quot; &quot;; [.V$50]-[.V34]); &quot;, &quot; )" office:value-type="string" office:string-value="nullptr       , " calcext:value-type="string">
            <text:p>nullptr <text:s text:c="6"/>, </text:p>
          </table:table-cell>
          <table:table-cell table:style-name="ce200" table:formula="of:=COM.MICROSOFT.CONCAT([.F34]; REPT(&quot; &quot;; [.W$50]-[.W34]); &quot;, &quot; )" office:value-type="string" office:string-value="nullptr  , " calcext:value-type="string">
            <text:p>nullptr <text:s/>, </text:p>
          </table:table-cell>
          <table:table-cell table:style-name="ce200" table:formula="of:=COM.MICROSOFT.CONCAT([.G34]; REPT(&quot; &quot;; [.X$50]-[.X34]); &quot;, &quot; )" office:value-type="string" office:string-value="nullptr   , " calcext:value-type="string">
            <text:p>nullptr <text:s text:c="2"/>, </text:p>
          </table:table-cell>
          <table:table-cell table:style-name="ce200" table:formula="of:=COM.MICROSOFT.CONCAT([.H34]; REPT(&quot; &quot;; [.Y$50]-[.Y34]); &quot;, &quot; )" office:value-type="string" office:string-value="nullptr  , " calcext:value-type="string">
            <text:p>nullptr <text:s/>, </text:p>
          </table:table-cell>
          <table:table-cell table:style-name="ce200" table:formula="of:=COM.MICROSOFT.CONCAT([.I34]; REPT(&quot; &quot;; [.Z$50]-[.Z34]); &quot;, &quot; )" office:value-type="string" office:string-value="nullptr      , " calcext:value-type="string">
            <text:p>nullptr <text:s text:c="5"/>, </text:p>
          </table:table-cell>
          <table:table-cell table:style-name="ce200" table:formula="of:=COM.MICROSOFT.CONCAT([.J34]; REPT(&quot; &quot;; [.AA$50]-[.AA34]); &quot;, &quot; )" office:value-type="string" office:string-value="nullptr     , " calcext:value-type="string">
            <text:p>nullptr <text:s text:c="4"/>, </text:p>
          </table:table-cell>
          <table:table-cell table:style-name="ce200" table:formula="of:=COM.MICROSOFT.CONCAT([.K34]; REPT(&quot; &quot;; [.AB$50]-[.AB34]); &quot;, &quot; )" office:value-type="string" office:string-value="nullptr      , " calcext:value-type="string">
            <text:p>nullptr <text:s text:c="5"/>, </text:p>
          </table:table-cell>
          <table:table-cell table:style-name="ce200" table:formula="of:=COM.MICROSOFT.CONCAT([.L34]; REPT(&quot; &quot;; [.AC$50]-[.AC34]); &quot;, &quot; )" office:value-type="string" office:string-value="nullptr        , " calcext:value-type="string">
            <text:p>nullptr <text:s text:c="7"/>, </text:p>
          </table:table-cell>
          <table:table-cell table:style-name="ce200" table:formula="of:=COM.MICROSOFT.CONCAT([.M34]; REPT(&quot; &quot;; [.AD$50]-[.AD34]); &quot;, &quot; )" office:value-type="string" office:string-value="nullptr       , " calcext:value-type="string">
            <text:p>nullptr <text:s text:c="6"/>, </text:p>
          </table:table-cell>
          <table:table-cell table:style-name="ce200" table:formula="of:=COM.MICROSOFT.CONCAT([.N34]; REPT(&quot; &quot;; [.AE$50]-[.AE34]); &quot;, &quot; )" office:value-type="string" office:string-value="nullptr  , " calcext:value-type="string">
            <text:p>nullptr <text:s/>, </text:p>
          </table:table-cell>
          <table:table-cell table:style-name="ce200" table:formula="of:=COM.MICROSOFT.CONCAT([.O34]; REPT(&quot; &quot;; [.AF$50]-[.AF34]); &quot;, &quot; )" office:value-type="string" office:string-value="nullptr   , " calcext:value-type="string">
            <text:p>nullptr <text:s text:c="2"/>, </text:p>
          </table:table-cell>
          <table:table-cell table:style-name="ce200" table:formula="of:=COM.MICROSOFT.CONCAT([.P34]; REPT(&quot; &quot;; [.AG$50]-[.AG34]); &quot;, &quot; )" office:value-type="string" office:string-value="nullptr  , " calcext:value-type="string">
            <text:p>nullptr <text:s/>, </text:p>
          </table:table-cell>
          <table:table-cell table:style-name="ce206" table:formula="of:=COM.MICROSOFT.CONCAT([.Q34]; REPT(&quot; &quot;; [.AH$50]-[.AH34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35]; REPT(&quot; &quot;; [.S$50]-[.S35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35]; REPT(&quot; &quot;; [.T$50]-[.T35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35]; REPT(&quot; &quot;; [.U$50]-[.U35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35]; REPT(&quot; &quot;; [.V$50]-[.V35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35]; REPT(&quot; &quot;; [.W$50]-[.W3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35]; REPT(&quot; &quot;; [.X$50]-[.X35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35]; REPT(&quot; &quot;; [.Y$50]-[.Y3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35]; REPT(&quot; &quot;; [.Z$50]-[.Z35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35]; REPT(&quot; &quot;; [.AA$50]-[.AA35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35]; REPT(&quot; &quot;; [.AB$50]-[.AB35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35]; REPT(&quot; &quot;; [.AC$50]-[.AC35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35]; REPT(&quot; &quot;; [.AD$50]-[.AD35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35]; REPT(&quot; &quot;; [.AE$50]-[.AE3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35]; REPT(&quot; &quot;; [.AF$50]-[.AF35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35]; REPT(&quot; &quot;; [.AG$50]-[.AG35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35]; REPT(&quot; &quot;; [.AH$50]-[.AH35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36]; REPT(&quot; &quot;; [.S$50]-[.S36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36]; REPT(&quot; &quot;; [.T$50]-[.T3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36]; REPT(&quot; &quot;; [.U$50]-[.U36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36]; REPT(&quot; &quot;; [.V$50]-[.V36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36]; REPT(&quot; &quot;; [.W$50]-[.W3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36]; REPT(&quot; &quot;; [.X$50]-[.X36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36]; REPT(&quot; &quot;; [.Y$50]-[.Y3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36]; REPT(&quot; &quot;; [.Z$50]-[.Z3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36]; REPT(&quot; &quot;; [.AA$50]-[.AA36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36]; REPT(&quot; &quot;; [.AB$50]-[.AB3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36]; REPT(&quot; &quot;; [.AC$50]-[.AC36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36]; REPT(&quot; &quot;; [.AD$50]-[.AD36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36]; REPT(&quot; &quot;; [.AE$50]-[.AE3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36]; REPT(&quot; &quot;; [.AF$50]-[.AF36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36]; REPT(&quot; &quot;; [.AG$50]-[.AG36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36]; REPT(&quot; &quot;; [.AH$50]-[.AH36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37]; REPT(&quot; &quot;; [.S$50]-[.S37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37]; REPT(&quot; &quot;; [.T$50]-[.T3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37]; REPT(&quot; &quot;; [.U$50]-[.U37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37]; REPT(&quot; &quot;; [.V$50]-[.V37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37]; REPT(&quot; &quot;; [.W$50]-[.W3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37]; REPT(&quot; &quot;; [.X$50]-[.X37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37]; REPT(&quot; &quot;; [.Y$50]-[.Y3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37]; REPT(&quot; &quot;; [.Z$50]-[.Z3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37]; REPT(&quot; &quot;; [.AA$50]-[.AA37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37]; REPT(&quot; &quot;; [.AB$50]-[.AB3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37]; REPT(&quot; &quot;; [.AC$50]-[.AC37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37]; REPT(&quot; &quot;; [.AD$50]-[.AD37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37]; REPT(&quot; &quot;; [.AE$50]-[.AE3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37]; REPT(&quot; &quot;; [.AF$50]-[.AF37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37]; REPT(&quot; &quot;; [.AG$50]-[.AG37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37]; REPT(&quot; &quot;; [.AH$50]-[.AH37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38]; REPT(&quot; &quot;; [.S$50]-[.S38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C38]; REPT(&quot; &quot;; [.T$50]-[.T38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D38]; REPT(&quot; &quot;; [.U$50]-[.U38]); &quot;, &quot; )" office:value-type="string" office:string-value="&amp;Z80::SBC_HL_RR, " calcext:value-type="string">
            <text:p>&amp;Z80::SBC_HL_RR, </text:p>
          </table:table-cell>
          <table:table-cell table:style-name="ce99" table:formula="of:=COM.MICROSOFT.CONCAT([.E38]; REPT(&quot; &quot;; [.V$50]-[.V38]); &quot;, &quot; )" office:value-type="string" office:string-value="&amp;Z80::LD_nn_RR, " calcext:value-type="string">
            <text:p>&amp;Z80::LD_nn_RR, </text:p>
          </table:table-cell>
          <table:table-cell table:style-name="ce99" table:formula="of:=COM.MICROSOFT.CONCAT([.F38]; REPT(&quot; &quot;; [.W$50]-[.W38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G38]; REPT(&quot; &quot;; [.X$50]-[.X38]); &quot;, &quot; )" office:value-type="string" office:string-value="&amp;Z80::RETN, " calcext:value-type="string">
            <text:p>&amp;Z80::RETN, </text:p>
          </table:table-cell>
          <table:table-cell table:style-name="ce99" table:formula="of:=COM.MICROSOFT.CONCAT([.H38]; REPT(&quot; &quot;; [.Y$50]-[.Y38]); &quot;, &quot; )" office:value-type="string" office:string-value="&amp;Z80::IM0, " calcext:value-type="string">
            <text:p>&amp;Z80::IM0, </text:p>
          </table:table-cell>
          <table:table-cell table:style-name="ce99" table:formula="of:=COM.MICROSOFT.CONCAT([.I38]; REPT(&quot; &quot;; [.Z$50]-[.Z38]); &quot;, &quot; )" office:value-type="string" office:string-value="&amp;Z80::LD_Ri_A, " calcext:value-type="string">
            <text:p>&amp;Z80::LD_Ri_A, </text:p>
          </table:table-cell>
          <table:table-cell table:style-name="ce99" table:formula="of:=COM.MICROSOFT.CONCAT([.J38]; REPT(&quot; &quot;; [.AA$50]-[.AA38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K38]; REPT(&quot; &quot;; [.AB$50]-[.AB38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L38]; REPT(&quot; &quot;; [.AC$50]-[.AC38]); &quot;, &quot; )" office:value-type="string" office:string-value="&amp;Z80::ADC_HL_RR, " calcext:value-type="string">
            <text:p>&amp;Z80::ADC_HL_RR, </text:p>
          </table:table-cell>
          <table:table-cell table:style-name="ce99" table:formula="of:=COM.MICROSOFT.CONCAT([.M38]; REPT(&quot; &quot;; [.AD$50]-[.AD38]); &quot;, &quot; )" office:value-type="string" office:string-value="&amp;Z80::LD_RR_nn, " calcext:value-type="string">
            <text:p>&amp;Z80::LD_RR_nn, </text:p>
          </table:table-cell>
          <table:table-cell table:style-name="ce99" table:formula="of:=COM.MICROSOFT.CONCAT([.N38]; REPT(&quot; &quot;; [.AE$50]-[.AE38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O38]; REPT(&quot; &quot;; [.AF$50]-[.AF38]); &quot;, &quot; )" office:value-type="string" office:string-value="&amp;Z80::RETI, " calcext:value-type="string">
            <text:p>&amp;Z80::RETI, </text:p>
          </table:table-cell>
          <table:table-cell table:style-name="ce99" table:formula="of:=COM.MICROSOFT.CONCAT([.P38]; REPT(&quot; &quot;; [.AG$50]-[.AG38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38]; REPT(&quot; &quot;; [.AH$50]-[.AH38]); &quot;, &quot; )" office:value-type="string" office:string-value="&amp;Z80::LD_Rr_A, " calcext:value-type="string">
            <text:p>&amp;Z80::LD_Rr_A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39]; REPT(&quot; &quot;; [.S$50]-[.S39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C39]; REPT(&quot; &quot;; [.T$50]-[.T39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D39]; REPT(&quot; &quot;; [.U$50]-[.U39]); &quot;, &quot; )" office:value-type="string" office:string-value="&amp;Z80::SBC_HL_RR, " calcext:value-type="string">
            <text:p>&amp;Z80::SBC_HL_RR, </text:p>
          </table:table-cell>
          <table:table-cell table:style-name="ce99" table:formula="of:=COM.MICROSOFT.CONCAT([.E39]; REPT(&quot; &quot;; [.V$50]-[.V39]); &quot;, &quot; )" office:value-type="string" office:string-value="&amp;Z80::LD_nn_RR, " calcext:value-type="string">
            <text:p>&amp;Z80::LD_nn_RR, </text:p>
          </table:table-cell>
          <table:table-cell table:style-name="ce99" table:formula="of:=COM.MICROSOFT.CONCAT([.F39]; REPT(&quot; &quot;; [.W$50]-[.W39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G39]; REPT(&quot; &quot;; [.X$50]-[.X39]); &quot;, &quot; )" office:value-type="string" office:string-value="&amp;Z80::RETN, " calcext:value-type="string">
            <text:p>&amp;Z80::RETN, </text:p>
          </table:table-cell>
          <table:table-cell table:style-name="ce99" table:formula="of:=COM.MICROSOFT.CONCAT([.H39]; REPT(&quot; &quot;; [.Y$50]-[.Y39]); &quot;, &quot; )" office:value-type="string" office:string-value="&amp;Z80::IM1, " calcext:value-type="string">
            <text:p>&amp;Z80::IM1, </text:p>
          </table:table-cell>
          <table:table-cell table:style-name="ce99" table:formula="of:=COM.MICROSOFT.CONCAT([.I39]; REPT(&quot; &quot;; [.Z$50]-[.Z39]); &quot;, &quot; )" office:value-type="string" office:string-value="&amp;Z80::LD_A_Ri, " calcext:value-type="string">
            <text:p>&amp;Z80::LD_A_Ri, </text:p>
          </table:table-cell>
          <table:table-cell table:style-name="ce99" table:formula="of:=COM.MICROSOFT.CONCAT([.J39]; REPT(&quot; &quot;; [.AA$50]-[.AA39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K39]; REPT(&quot; &quot;; [.AB$50]-[.AB39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L39]; REPT(&quot; &quot;; [.AC$50]-[.AC39]); &quot;, &quot; )" office:value-type="string" office:string-value="&amp;Z80::ADC_HL_RR, " calcext:value-type="string">
            <text:p>&amp;Z80::ADC_HL_RR, </text:p>
          </table:table-cell>
          <table:table-cell table:style-name="ce99" table:formula="of:=COM.MICROSOFT.CONCAT([.M39]; REPT(&quot; &quot;; [.AD$50]-[.AD39]); &quot;, &quot; )" office:value-type="string" office:string-value="&amp;Z80::LD_RR_nn, " calcext:value-type="string">
            <text:p>&amp;Z80::LD_RR_nn, </text:p>
          </table:table-cell>
          <table:table-cell table:style-name="ce99" table:formula="of:=COM.MICROSOFT.CONCAT([.N39]; REPT(&quot; &quot;; [.AE$50]-[.AE39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O39]; REPT(&quot; &quot;; [.AF$50]-[.AF39]); &quot;, &quot; )" office:value-type="string" office:string-value="&amp;Z80::RETI, " calcext:value-type="string">
            <text:p>&amp;Z80::RETI, </text:p>
          </table:table-cell>
          <table:table-cell table:style-name="ce99" table:formula="of:=COM.MICROSOFT.CONCAT([.P39]; REPT(&quot; &quot;; [.AG$50]-[.AG39]); &quot;, &quot; )" office:value-type="string" office:string-value="&amp;Z80::IM2, " calcext:value-type="string">
            <text:p>&amp;Z80::IM2, </text:p>
          </table:table-cell>
          <table:table-cell table:style-name="ce207" table:formula="of:=COM.MICROSOFT.CONCAT([.Q39]; REPT(&quot; &quot;; [.AH$50]-[.AH39]); &quot;, &quot; )" office:value-type="string" office:string-value="&amp;Z80::LD_A_Rr, " calcext:value-type="string">
            <text:p>&amp;Z80::LD_A_Rr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0]; REPT(&quot; &quot;; [.S$50]-[.S40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C40]; REPT(&quot; &quot;; [.T$50]-[.T40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D40]; REPT(&quot; &quot;; [.U$50]-[.U40]); &quot;, &quot; )" office:value-type="string" office:string-value="&amp;Z80::SBC_HL_RR, " calcext:value-type="string">
            <text:p>&amp;Z80::SBC_HL_RR, </text:p>
          </table:table-cell>
          <table:table-cell table:style-name="ce99" table:formula="of:=COM.MICROSOFT.CONCAT([.E40]; REPT(&quot; &quot;; [.V$50]-[.V40]); &quot;, &quot; )" office:value-type="string" office:string-value="&amp;Z80::LD_nn_RR, " calcext:value-type="string">
            <text:p>&amp;Z80::LD_nn_RR, </text:p>
          </table:table-cell>
          <table:table-cell table:style-name="ce99" table:formula="of:=COM.MICROSOFT.CONCAT([.F40]; REPT(&quot; &quot;; [.W$50]-[.W40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G40]; REPT(&quot; &quot;; [.X$50]-[.X40]); &quot;, &quot; )" office:value-type="string" office:string-value="&amp;Z80::RETN, " calcext:value-type="string">
            <text:p>&amp;Z80::RETN, </text:p>
          </table:table-cell>
          <table:table-cell table:style-name="ce99" table:formula="of:=COM.MICROSOFT.CONCAT([.H40]; REPT(&quot; &quot;; [.Y$50]-[.Y40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0]; REPT(&quot; &quot;; [.Z$50]-[.Z40]); &quot;, &quot; )" office:value-type="string" office:string-value="&amp;Z80::RRD    , " calcext:value-type="string">
            <text:p>&amp;Z80::RRD <text:s text:c="3"/>, </text:p>
          </table:table-cell>
          <table:table-cell table:style-name="ce99" table:formula="of:=COM.MICROSOFT.CONCAT([.J40]; REPT(&quot; &quot;; [.AA$50]-[.AA40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K40]; REPT(&quot; &quot;; [.AB$50]-[.AB40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L40]; REPT(&quot; &quot;; [.AC$50]-[.AC40]); &quot;, &quot; )" office:value-type="string" office:string-value="&amp;Z80::ADC_HL_RR, " calcext:value-type="string">
            <text:p>&amp;Z80::ADC_HL_RR, </text:p>
          </table:table-cell>
          <table:table-cell table:style-name="ce99" table:formula="of:=COM.MICROSOFT.CONCAT([.M40]; REPT(&quot; &quot;; [.AD$50]-[.AD40]); &quot;, &quot; )" office:value-type="string" office:string-value="&amp;Z80::LD_RR_nn, " calcext:value-type="string">
            <text:p>&amp;Z80::LD_RR_nn, </text:p>
          </table:table-cell>
          <table:table-cell table:style-name="ce99" table:formula="of:=COM.MICROSOFT.CONCAT([.N40]; REPT(&quot; &quot;; [.AE$50]-[.AE40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O40]; REPT(&quot; &quot;; [.AF$50]-[.AF40]); &quot;, &quot; )" office:value-type="string" office:string-value="&amp;Z80::RETI, " calcext:value-type="string">
            <text:p>&amp;Z80::RETI, </text:p>
          </table:table-cell>
          <table:table-cell table:style-name="ce99" table:formula="of:=COM.MICROSOFT.CONCAT([.P40]; REPT(&quot; &quot;; [.AG$50]-[.AG40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0]; REPT(&quot; &quot;; [.AH$50]-[.AH40]); &quot;, &quot; )" office:value-type="string" office:string-value="&amp;Z80::RLD    , " calcext:value-type="string">
            <text:p>&amp;Z80::RLD <text:s text:c="3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1]; REPT(&quot; &quot;; [.S$50]-[.S41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C41]; REPT(&quot; &quot;; [.T$50]-[.T41]); &quot;, &quot; )" office:value-type="string" office:string-value="&amp;Z80::OUT_c_0, " calcext:value-type="string">
            <text:p>&amp;Z80::OUT_c_0, </text:p>
          </table:table-cell>
          <table:table-cell table:style-name="ce99" table:formula="of:=COM.MICROSOFT.CONCAT([.D41]; REPT(&quot; &quot;; [.U$50]-[.U41]); &quot;, &quot; )" office:value-type="string" office:string-value="&amp;Z80::SBC_HL_RR, " calcext:value-type="string">
            <text:p>&amp;Z80::SBC_HL_RR, </text:p>
          </table:table-cell>
          <table:table-cell table:style-name="ce99" table:formula="of:=COM.MICROSOFT.CONCAT([.E41]; REPT(&quot; &quot;; [.V$50]-[.V41]); &quot;, &quot; )" office:value-type="string" office:string-value="&amp;Z80::LD_nn_RR, " calcext:value-type="string">
            <text:p>&amp;Z80::LD_nn_RR, </text:p>
          </table:table-cell>
          <table:table-cell table:style-name="ce99" table:formula="of:=COM.MICROSOFT.CONCAT([.F41]; REPT(&quot; &quot;; [.W$50]-[.W41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G41]; REPT(&quot; &quot;; [.X$50]-[.X41]); &quot;, &quot; )" office:value-type="string" office:string-value="&amp;Z80::RETN, " calcext:value-type="string">
            <text:p>&amp;Z80::RETN, </text:p>
          </table:table-cell>
          <table:table-cell table:style-name="ce99" table:formula="of:=COM.MICROSOFT.CONCAT([.H41]; REPT(&quot; &quot;; [.Y$50]-[.Y41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1]; REPT(&quot; &quot;; [.Z$50]-[.Z41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1]; REPT(&quot; &quot;; [.AA$50]-[.AA41]); &quot;, &quot; )" office:value-type="string" office:string-value="&amp;Z80::IN_R_c, " calcext:value-type="string">
            <text:p>&amp;Z80::IN_R_c, </text:p>
          </table:table-cell>
          <table:table-cell table:style-name="ce99" table:formula="of:=COM.MICROSOFT.CONCAT([.K41]; REPT(&quot; &quot;; [.AB$50]-[.AB41]); &quot;, &quot; )" office:value-type="string" office:string-value="&amp;Z80::OUT_c_R, " calcext:value-type="string">
            <text:p>&amp;Z80::OUT_c_R, </text:p>
          </table:table-cell>
          <table:table-cell table:style-name="ce99" table:formula="of:=COM.MICROSOFT.CONCAT([.L41]; REPT(&quot; &quot;; [.AC$50]-[.AC41]); &quot;, &quot; )" office:value-type="string" office:string-value="&amp;Z80::ADC_HL_RR, " calcext:value-type="string">
            <text:p>&amp;Z80::ADC_HL_RR, </text:p>
          </table:table-cell>
          <table:table-cell table:style-name="ce99" table:formula="of:=COM.MICROSOFT.CONCAT([.M41]; REPT(&quot; &quot;; [.AD$50]-[.AD41]); &quot;, &quot; )" office:value-type="string" office:string-value="&amp;Z80::LD_RR_nn, " calcext:value-type="string">
            <text:p>&amp;Z80::LD_RR_nn, </text:p>
          </table:table-cell>
          <table:table-cell table:style-name="ce99" table:formula="of:=COM.MICROSOFT.CONCAT([.N41]; REPT(&quot; &quot;; [.AE$50]-[.AE41]); &quot;, &quot; )" office:value-type="string" office:string-value="&amp;Z80::NEG, " calcext:value-type="string">
            <text:p>&amp;Z80::NEG, </text:p>
          </table:table-cell>
          <table:table-cell table:style-name="ce99" table:formula="of:=COM.MICROSOFT.CONCAT([.O41]; REPT(&quot; &quot;; [.AF$50]-[.AF41]); &quot;, &quot; )" office:value-type="string" office:string-value="&amp;Z80::RETI, " calcext:value-type="string">
            <text:p>&amp;Z80::RETI, </text:p>
          </table:table-cell>
          <table:table-cell table:style-name="ce99" table:formula="of:=COM.MICROSOFT.CONCAT([.P41]; REPT(&quot; &quot;; [.AG$50]-[.AG41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1]; REPT(&quot; &quot;; [.AH$50]-[.AH41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2]; REPT(&quot; &quot;; [.S$50]-[.S42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42]; REPT(&quot; &quot;; [.T$50]-[.T42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42]; REPT(&quot; &quot;; [.U$50]-[.U42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42]; REPT(&quot; &quot;; [.V$50]-[.V42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42]; REPT(&quot; &quot;; [.W$50]-[.W42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2]; REPT(&quot; &quot;; [.X$50]-[.X42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2]; REPT(&quot; &quot;; [.Y$50]-[.Y42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2]; REPT(&quot; &quot;; [.Z$50]-[.Z42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2]; REPT(&quot; &quot;; [.AA$50]-[.AA42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42]; REPT(&quot; &quot;; [.AB$50]-[.AB42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42]; REPT(&quot; &quot;; [.AC$50]-[.AC42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42]; REPT(&quot; &quot;; [.AD$50]-[.AD42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42]; REPT(&quot; &quot;; [.AE$50]-[.AE42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2]; REPT(&quot; &quot;; [.AF$50]-[.AF42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2]; REPT(&quot; &quot;; [.AG$50]-[.AG42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2]; REPT(&quot; &quot;; [.AH$50]-[.AH42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3]; REPT(&quot; &quot;; [.S$50]-[.S43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43]; REPT(&quot; &quot;; [.T$50]-[.T43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43]; REPT(&quot; &quot;; [.U$50]-[.U43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43]; REPT(&quot; &quot;; [.V$50]-[.V43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43]; REPT(&quot; &quot;; [.W$50]-[.W43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3]; REPT(&quot; &quot;; [.X$50]-[.X43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3]; REPT(&quot; &quot;; [.Y$50]-[.Y43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3]; REPT(&quot; &quot;; [.Z$50]-[.Z43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3]; REPT(&quot; &quot;; [.AA$50]-[.AA43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43]; REPT(&quot; &quot;; [.AB$50]-[.AB43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43]; REPT(&quot; &quot;; [.AC$50]-[.AC43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43]; REPT(&quot; &quot;; [.AD$50]-[.AD43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43]; REPT(&quot; &quot;; [.AE$50]-[.AE43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3]; REPT(&quot; &quot;; [.AF$50]-[.AF43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3]; REPT(&quot; &quot;; [.AG$50]-[.AG43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3]; REPT(&quot; &quot;; [.AH$50]-[.AH43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4]; REPT(&quot; &quot;; [.S$50]-[.S44]); &quot;, &quot; )" office:value-type="string" office:string-value="&amp;Z80::LDI   , " calcext:value-type="string">
            <text:p>&amp;Z80::LDI <text:s text:c="2"/>, </text:p>
          </table:table-cell>
          <table:table-cell table:style-name="ce99" table:formula="of:=COM.MICROSOFT.CONCAT([.C44]; REPT(&quot; &quot;; [.T$50]-[.T44]); &quot;, &quot; )" office:value-type="string" office:string-value="&amp;Z80::CPI    , " calcext:value-type="string">
            <text:p>&amp;Z80::CPI <text:s text:c="3"/>, </text:p>
          </table:table-cell>
          <table:table-cell table:style-name="ce99" table:formula="of:=COM.MICROSOFT.CONCAT([.D44]; REPT(&quot; &quot;; [.U$50]-[.U44]); &quot;, &quot; )" office:value-type="string" office:string-value="&amp;Z80::INI      , " calcext:value-type="string">
            <text:p>&amp;Z80::INI <text:s text:c="5"/>, </text:p>
          </table:table-cell>
          <table:table-cell table:style-name="ce99" table:formula="of:=COM.MICROSOFT.CONCAT([.E44]; REPT(&quot; &quot;; [.V$50]-[.V44]); &quot;, &quot; )" office:value-type="string" office:string-value="&amp;Z80::OUTI    , " calcext:value-type="string">
            <text:p>&amp;Z80::OUTI <text:s text:c="3"/>, </text:p>
          </table:table-cell>
          <table:table-cell table:style-name="ce99" table:formula="of:=COM.MICROSOFT.CONCAT([.F44]; REPT(&quot; &quot;; [.W$50]-[.W44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4]; REPT(&quot; &quot;; [.X$50]-[.X44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4]; REPT(&quot; &quot;; [.Y$50]-[.Y44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4]; REPT(&quot; &quot;; [.Z$50]-[.Z44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4]; REPT(&quot; &quot;; [.AA$50]-[.AA44]); &quot;, &quot; )" office:value-type="string" office:string-value="&amp;Z80::LDD   , " calcext:value-type="string">
            <text:p>&amp;Z80::LDD <text:s text:c="2"/>, </text:p>
          </table:table-cell>
          <table:table-cell table:style-name="ce99" table:formula="of:=COM.MICROSOFT.CONCAT([.K44]; REPT(&quot; &quot;; [.AB$50]-[.AB44]); &quot;, &quot; )" office:value-type="string" office:string-value="&amp;Z80::CPD    , " calcext:value-type="string">
            <text:p>&amp;Z80::CPD <text:s text:c="3"/>, </text:p>
          </table:table-cell>
          <table:table-cell table:style-name="ce99" table:formula="of:=COM.MICROSOFT.CONCAT([.L44]; REPT(&quot; &quot;; [.AC$50]-[.AC44]); &quot;, &quot; )" office:value-type="string" office:string-value="&amp;Z80::IND      , " calcext:value-type="string">
            <text:p>&amp;Z80::IND <text:s text:c="5"/>, </text:p>
          </table:table-cell>
          <table:table-cell table:style-name="ce99" table:formula="of:=COM.MICROSOFT.CONCAT([.M44]; REPT(&quot; &quot;; [.AD$50]-[.AD44]); &quot;, &quot; )" office:value-type="string" office:string-value="&amp;Z80::OUTD    , " calcext:value-type="string">
            <text:p>&amp;Z80::OUTD <text:s text:c="3"/>, </text:p>
          </table:table-cell>
          <table:table-cell table:style-name="ce99" table:formula="of:=COM.MICROSOFT.CONCAT([.N44]; REPT(&quot; &quot;; [.AE$50]-[.AE44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4]; REPT(&quot; &quot;; [.AF$50]-[.AF44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4]; REPT(&quot; &quot;; [.AG$50]-[.AG44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4]; REPT(&quot; &quot;; [.AH$50]-[.AH44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5]; REPT(&quot; &quot;; [.S$50]-[.S45]); &quot;, &quot; )" office:value-type="string" office:string-value="&amp;Z80::LDIR  , " calcext:value-type="string">
            <text:p>&amp;Z80::LDIR <text:s/>, </text:p>
          </table:table-cell>
          <table:table-cell table:style-name="ce99" table:formula="of:=COM.MICROSOFT.CONCAT([.C45]; REPT(&quot; &quot;; [.T$50]-[.T45]); &quot;, &quot; )" office:value-type="string" office:string-value="&amp;Z80::CPIR   , " calcext:value-type="string">
            <text:p>&amp;Z80::CPIR <text:s text:c="2"/>, </text:p>
          </table:table-cell>
          <table:table-cell table:style-name="ce99" table:formula="of:=COM.MICROSOFT.CONCAT([.D45]; REPT(&quot; &quot;; [.U$50]-[.U45]); &quot;, &quot; )" office:value-type="string" office:string-value="&amp;Z80::INIR     , " calcext:value-type="string">
            <text:p>&amp;Z80::INIR <text:s text:c="4"/>, </text:p>
          </table:table-cell>
          <table:table-cell table:style-name="ce99" table:formula="of:=COM.MICROSOFT.CONCAT([.E45]; REPT(&quot; &quot;; [.V$50]-[.V45]); &quot;, &quot; )" office:value-type="string" office:string-value="&amp;Z80::OTIR    , " calcext:value-type="string">
            <text:p>&amp;Z80::OTIR <text:s text:c="3"/>, </text:p>
          </table:table-cell>
          <table:table-cell table:style-name="ce99" table:formula="of:=COM.MICROSOFT.CONCAT([.F45]; REPT(&quot; &quot;; [.W$50]-[.W4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5]; REPT(&quot; &quot;; [.X$50]-[.X45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5]; REPT(&quot; &quot;; [.Y$50]-[.Y4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5]; REPT(&quot; &quot;; [.Z$50]-[.Z45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5]; REPT(&quot; &quot;; [.AA$50]-[.AA45]); &quot;, &quot; )" office:value-type="string" office:string-value="&amp;Z80::LDDR  , " calcext:value-type="string">
            <text:p>&amp;Z80::LDDR <text:s/>, </text:p>
          </table:table-cell>
          <table:table-cell table:style-name="ce99" table:formula="of:=COM.MICROSOFT.CONCAT([.K45]; REPT(&quot; &quot;; [.AB$50]-[.AB45]); &quot;, &quot; )" office:value-type="string" office:string-value="&amp;Z80::CPDR   , " calcext:value-type="string">
            <text:p>&amp;Z80::CPDR <text:s text:c="2"/>, </text:p>
          </table:table-cell>
          <table:table-cell table:style-name="ce99" table:formula="of:=COM.MICROSOFT.CONCAT([.L45]; REPT(&quot; &quot;; [.AC$50]-[.AC45]); &quot;, &quot; )" office:value-type="string" office:string-value="&amp;Z80::INDR     , " calcext:value-type="string">
            <text:p>&amp;Z80::INDR <text:s text:c="4"/>, </text:p>
          </table:table-cell>
          <table:table-cell table:style-name="ce99" table:formula="of:=COM.MICROSOFT.CONCAT([.M45]; REPT(&quot; &quot;; [.AD$50]-[.AD45]); &quot;, &quot; )" office:value-type="string" office:string-value="&amp;Z80::OTDR    , " calcext:value-type="string">
            <text:p>&amp;Z80::OTDR <text:s text:c="3"/>, </text:p>
          </table:table-cell>
          <table:table-cell table:style-name="ce99" table:formula="of:=COM.MICROSOFT.CONCAT([.N45]; REPT(&quot; &quot;; [.AE$50]-[.AE45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5]; REPT(&quot; &quot;; [.AF$50]-[.AF45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5]; REPT(&quot; &quot;; [.AG$50]-[.AG45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5]; REPT(&quot; &quot;; [.AH$50]-[.AH45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6]; REPT(&quot; &quot;; [.S$50]-[.S46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46]; REPT(&quot; &quot;; [.T$50]-[.T4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46]; REPT(&quot; &quot;; [.U$50]-[.U46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46]; REPT(&quot; &quot;; [.V$50]-[.V46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46]; REPT(&quot; &quot;; [.W$50]-[.W4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6]; REPT(&quot; &quot;; [.X$50]-[.X46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6]; REPT(&quot; &quot;; [.Y$50]-[.Y4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6]; REPT(&quot; &quot;; [.Z$50]-[.Z4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6]; REPT(&quot; &quot;; [.AA$50]-[.AA46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46]; REPT(&quot; &quot;; [.AB$50]-[.AB46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46]; REPT(&quot; &quot;; [.AC$50]-[.AC46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46]; REPT(&quot; &quot;; [.AD$50]-[.AD46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46]; REPT(&quot; &quot;; [.AE$50]-[.AE46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6]; REPT(&quot; &quot;; [.AF$50]-[.AF46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6]; REPT(&quot; &quot;; [.AG$50]-[.AG46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6]; REPT(&quot; &quot;; [.AH$50]-[.AH46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7]; REPT(&quot; &quot;; [.S$50]-[.S47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47]; REPT(&quot; &quot;; [.T$50]-[.T4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47]; REPT(&quot; &quot;; [.U$50]-[.U47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47]; REPT(&quot; &quot;; [.V$50]-[.V47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47]; REPT(&quot; &quot;; [.W$50]-[.W4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7]; REPT(&quot; &quot;; [.X$50]-[.X47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7]; REPT(&quot; &quot;; [.Y$50]-[.Y4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7]; REPT(&quot; &quot;; [.Z$50]-[.Z4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7]; REPT(&quot; &quot;; [.AA$50]-[.AA47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47]; REPT(&quot; &quot;; [.AB$50]-[.AB47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47]; REPT(&quot; &quot;; [.AC$50]-[.AC47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47]; REPT(&quot; &quot;; [.AD$50]-[.AD47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47]; REPT(&quot; &quot;; [.AE$50]-[.AE47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7]; REPT(&quot; &quot;; [.AF$50]-[.AF47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7]; REPT(&quot; &quot;; [.AG$50]-[.AG47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7]; REPT(&quot; &quot;; [.AH$50]-[.AH47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4" table:formula="of:=COM.MICROSOFT.CONCAT([.B48]; REPT(&quot; &quot;; [.S$50]-[.S48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C48]; REPT(&quot; &quot;; [.T$50]-[.T48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D48]; REPT(&quot; &quot;; [.U$50]-[.U48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E48]; REPT(&quot; &quot;; [.V$50]-[.V48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F48]; REPT(&quot; &quot;; [.W$50]-[.W48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G48]; REPT(&quot; &quot;; [.X$50]-[.X48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H48]; REPT(&quot; &quot;; [.Y$50]-[.Y48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I48]; REPT(&quot; &quot;; [.Z$50]-[.Z48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J48]; REPT(&quot; &quot;; [.AA$50]-[.AA48]); &quot;, &quot; )" office:value-type="string" office:string-value="nullptr     , " calcext:value-type="string">
            <text:p>nullptr <text:s text:c="4"/>, </text:p>
          </table:table-cell>
          <table:table-cell table:style-name="ce99" table:formula="of:=COM.MICROSOFT.CONCAT([.K48]; REPT(&quot; &quot;; [.AB$50]-[.AB48]); &quot;, &quot; )" office:value-type="string" office:string-value="nullptr      , " calcext:value-type="string">
            <text:p>nullptr <text:s text:c="5"/>, </text:p>
          </table:table-cell>
          <table:table-cell table:style-name="ce99" table:formula="of:=COM.MICROSOFT.CONCAT([.L48]; REPT(&quot; &quot;; [.AC$50]-[.AC48]); &quot;, &quot; )" office:value-type="string" office:string-value="nullptr        , " calcext:value-type="string">
            <text:p>nullptr <text:s text:c="7"/>, </text:p>
          </table:table-cell>
          <table:table-cell table:style-name="ce99" table:formula="of:=COM.MICROSOFT.CONCAT([.M48]; REPT(&quot; &quot;; [.AD$50]-[.AD48]); &quot;, &quot; )" office:value-type="string" office:string-value="nullptr       , " calcext:value-type="string">
            <text:p>nullptr <text:s text:c="6"/>, </text:p>
          </table:table-cell>
          <table:table-cell table:style-name="ce99" table:formula="of:=COM.MICROSOFT.CONCAT([.N48]; REPT(&quot; &quot;; [.AE$50]-[.AE48]); &quot;, &quot; )" office:value-type="string" office:string-value="nullptr  , " calcext:value-type="string">
            <text:p>nullptr <text:s/>, </text:p>
          </table:table-cell>
          <table:table-cell table:style-name="ce99" table:formula="of:=COM.MICROSOFT.CONCAT([.O48]; REPT(&quot; &quot;; [.AF$50]-[.AF48]); &quot;, &quot; )" office:value-type="string" office:string-value="nullptr   , " calcext:value-type="string">
            <text:p>nullptr <text:s text:c="2"/>, </text:p>
          </table:table-cell>
          <table:table-cell table:style-name="ce99" table:formula="of:=COM.MICROSOFT.CONCAT([.P48]; REPT(&quot; &quot;; [.AG$50]-[.AG48]); &quot;, &quot; )" office:value-type="string" office:string-value="nullptr  , " calcext:value-type="string">
            <text:p>nullptr <text:s/>, </text:p>
          </table:table-cell>
          <table:table-cell table:style-name="ce207" table:formula="of:=COM.MICROSOFT.CONCAT([.Q48]; REPT(&quot; &quot;; [.AH$50]-[.AH48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100"/>
          <table:table-cell table:style-name="ce195" table:formula="of:=COM.MICROSOFT.CONCAT([.B49]; REPT(&quot; &quot;; [.S$50]-[.S49]); &quot;, &quot; )" office:value-type="string" office:string-value="nullptr     , " calcext:value-type="string">
            <text:p>nullptr <text:s text:c="4"/>, </text:p>
          </table:table-cell>
          <table:table-cell table:style-name="ce201" table:formula="of:=COM.MICROSOFT.CONCAT([.C49]; REPT(&quot; &quot;; [.T$50]-[.T49]); &quot;, &quot; )" office:value-type="string" office:string-value="nullptr      , " calcext:value-type="string">
            <text:p>nullptr <text:s text:c="5"/>, </text:p>
          </table:table-cell>
          <table:table-cell table:style-name="ce201" table:formula="of:=COM.MICROSOFT.CONCAT([.D49]; REPT(&quot; &quot;; [.U$50]-[.U49]); &quot;, &quot; )" office:value-type="string" office:string-value="nullptr        , " calcext:value-type="string">
            <text:p>nullptr <text:s text:c="7"/>, </text:p>
          </table:table-cell>
          <table:table-cell table:style-name="ce201" table:formula="of:=COM.MICROSOFT.CONCAT([.E49]; REPT(&quot; &quot;; [.V$50]-[.V49]); &quot;, &quot; )" office:value-type="string" office:string-value="nullptr       , " calcext:value-type="string">
            <text:p>nullptr <text:s text:c="6"/>, </text:p>
          </table:table-cell>
          <table:table-cell table:style-name="ce201" table:formula="of:=COM.MICROSOFT.CONCAT([.F49]; REPT(&quot; &quot;; [.W$50]-[.W49]); &quot;, &quot; )" office:value-type="string" office:string-value="nullptr  , " calcext:value-type="string">
            <text:p>nullptr <text:s/>, </text:p>
          </table:table-cell>
          <table:table-cell table:style-name="ce201" table:formula="of:=COM.MICROSOFT.CONCAT([.G49]; REPT(&quot; &quot;; [.X$50]-[.X49]); &quot;, &quot; )" office:value-type="string" office:string-value="nullptr   , " calcext:value-type="string">
            <text:p>nullptr <text:s text:c="2"/>, </text:p>
          </table:table-cell>
          <table:table-cell table:style-name="ce201" table:formula="of:=COM.MICROSOFT.CONCAT([.H49]; REPT(&quot; &quot;; [.Y$50]-[.Y49]); &quot;, &quot; )" office:value-type="string" office:string-value="nullptr  , " calcext:value-type="string">
            <text:p>nullptr <text:s/>, </text:p>
          </table:table-cell>
          <table:table-cell table:style-name="ce201" table:formula="of:=COM.MICROSOFT.CONCAT([.I49]; REPT(&quot; &quot;; [.Z$50]-[.Z49]); &quot;, &quot; )" office:value-type="string" office:string-value="nullptr      , " calcext:value-type="string">
            <text:p>nullptr <text:s text:c="5"/>, </text:p>
          </table:table-cell>
          <table:table-cell table:style-name="ce201" table:formula="of:=COM.MICROSOFT.CONCAT([.J49]; REPT(&quot; &quot;; [.AA$50]-[.AA49]); &quot;, &quot; )" office:value-type="string" office:string-value="nullptr     , " calcext:value-type="string">
            <text:p>nullptr <text:s text:c="4"/>, </text:p>
          </table:table-cell>
          <table:table-cell table:style-name="ce201" table:formula="of:=COM.MICROSOFT.CONCAT([.K49]; REPT(&quot; &quot;; [.AB$50]-[.AB49]); &quot;, &quot; )" office:value-type="string" office:string-value="nullptr      , " calcext:value-type="string">
            <text:p>nullptr <text:s text:c="5"/>, </text:p>
          </table:table-cell>
          <table:table-cell table:style-name="ce201" table:formula="of:=COM.MICROSOFT.CONCAT([.L49]; REPT(&quot; &quot;; [.AC$50]-[.AC49]); &quot;, &quot; )" office:value-type="string" office:string-value="nullptr        , " calcext:value-type="string">
            <text:p>nullptr <text:s text:c="7"/>, </text:p>
          </table:table-cell>
          <table:table-cell table:style-name="ce201" table:formula="of:=COM.MICROSOFT.CONCAT([.M49]; REPT(&quot; &quot;; [.AD$50]-[.AD49]); &quot;, &quot; )" office:value-type="string" office:string-value="nullptr       , " calcext:value-type="string">
            <text:p>nullptr <text:s text:c="6"/>, </text:p>
          </table:table-cell>
          <table:table-cell table:style-name="ce201" table:formula="of:=COM.MICROSOFT.CONCAT([.N49]; REPT(&quot; &quot;; [.AE$50]-[.AE49]); &quot;, &quot; )" office:value-type="string" office:string-value="nullptr  , " calcext:value-type="string">
            <text:p>nullptr <text:s/>, </text:p>
          </table:table-cell>
          <table:table-cell table:style-name="ce201" table:formula="of:=COM.MICROSOFT.CONCAT([.O49]; REPT(&quot; &quot;; [.AF$50]-[.AF49]); &quot;, &quot; )" office:value-type="string" office:string-value="nullptr   , " calcext:value-type="string">
            <text:p>nullptr <text:s text:c="2"/>, </text:p>
          </table:table-cell>
          <table:table-cell table:style-name="ce201" table:formula="of:=COM.MICROSOFT.CONCAT([.P49]; REPT(&quot; &quot;; [.AG$50]-[.AG49]); &quot;, &quot; )" office:value-type="string" office:string-value="nullptr  , " calcext:value-type="string">
            <text:p>nullptr <text:s/>, </text:p>
          </table:table-cell>
          <table:table-cell table:style-name="ce208" table:formula="of:=COM.MICROSOFT.CONCAT([.Q49]; REPT(&quot; &quot;; [.AH$50]-[.AH49]); &quot;, &quot; )" office:value-type="string" office:string-value="nullptr      , " calcext:value-type="string">
            <text:p>nullptr <text:s text:c="5"/>, </text:p>
          </table:table-cell>
          <table:table-cell table:style-name="ce100" table:number-columns-repeated="1005"/>
          <table:table-cell table:style-name="ce120"/>
          <table:table-cell/>
        </table:table-row>
        <table:table-row table:style-name="ro2">
          <table:table-cell table:style-name="ce99"/>
          <table:table-cell table:style-name="ce100" table:number-columns-repeated="1021"/>
          <table:table-cell table:style-name="ce120"/>
          <table:table-cell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6">
          <table:table-cell table:style-name="ce184" office:value-type="string" calcext:value-type="string">
            <text:p>void (*instrucciones_misc[256])() = {</text:p>
          </table:table-cell>
          <table:table-cell table:style-name="ce196" table:number-columns-repeated="1021"/>
          <table:table-cell table:style-name="ce217"/>
          <table:table-cell table:style-name="ce185"/>
        </table:table-row>
        <table:table-row table:style-name="ro6">
          <table:table-cell table:style-name="ce185"/>
          <table:table-cell table:formula="of:=COM.MICROSOFT.CONCAT([.B53:.Q54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4:.Q55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5:.Q56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6:.Q57])" office:value-type="string" office:string-value="nullptr     , nullptr      , nullptr        , nullptr       , nullptr  , nullptr   , nullptr  , nullptr      , nullptr     , nullptr      , nullptr        , nullptr       , nullptr  , nullptr   , nullptr  , nullptr      , &amp;Z80::IN_R_c, &amp;Z80::OUT_c_R, &amp;Z80::SBC_HL_RR, &amp;Z80::LD_nn_RR, &amp;Z80::NEG, &amp;Z80::RETN, &amp;Z80::IM0, &amp;Z80::LD_Ri_A, &amp;Z80::IN_R_c, &amp;Z80::OUT_c_R, &amp;Z80::ADC_HL_RR, &amp;Z80::LD_RR_nn, &amp;Z80::NEG, &amp;Z80::RETI, nullptr  , &amp;Z80::LD_Rr_A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&amp;Z80::IN_R_c, &amp;Z80::OUT_c_R, &amp;Z80::SBC_HL_RR, &amp;Z80::LD_nn_RR, &amp;Z80::NEG, &amp;Z80::RETN, &amp;Z80::IM0, &amp;Z80::LD_Ri_A, &amp;Z80::IN_R_c, &amp;Z80::OUT_c_R, &amp;Z80::ADC_HL_RR, &amp;Z80::LD_RR_nn, &amp;Z80::NEG, &amp;Z80::RETI, nullptr <text:s/>, &amp;Z80::LD_Rr_A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7:.Q58])" office:value-type="string" office:string-value="&amp;Z80::IN_R_c, &amp;Z80::OUT_c_R, &amp;Z80::SBC_HL_RR, &amp;Z80::LD_nn_RR, &amp;Z80::NEG, &amp;Z80::RETN, &amp;Z80::IM0, &amp;Z80::LD_Ri_A, &amp;Z80::IN_R_c, &amp;Z80::OUT_c_R, &amp;Z80::ADC_HL_RR, &amp;Z80::LD_RR_nn, &amp;Z80::NEG, &amp;Z80::RETI, nullptr  , &amp;Z80::LD_Rr_A, &amp;Z80::IN_R_c, &amp;Z80::OUT_c_R, &amp;Z80::SBC_HL_RR, &amp;Z80::LD_nn_RR, &amp;Z80::NEG, &amp;Z80::RETN, &amp;Z80::IM1, &amp;Z80::LD_A_Ri, &amp;Z80::IN_R_c, &amp;Z80::OUT_c_R, &amp;Z80::ADC_HL_RR, &amp;Z80::LD_RR_nn, &amp;Z80::NEG, &amp;Z80::RETI, &amp;Z80::IM2, &amp;Z80::LD_A_Rr, " calcext:value-type="string">
            <text:p>&amp;Z80::IN_R_c, &amp;Z80::OUT_c_R, &amp;Z80::SBC_HL_RR, &amp;Z80::LD_nn_RR, &amp;Z80::NEG, &amp;Z80::RETN, &amp;Z80::IM0, &amp;Z80::LD_Ri_A, &amp;Z80::IN_R_c, &amp;Z80::OUT_c_R, &amp;Z80::ADC_HL_RR, &amp;Z80::LD_RR_nn, &amp;Z80::NEG, &amp;Z80::RETI, nullptr <text:s/>, &amp;Z80::LD_Rr_A, &amp;Z80::IN_R_c, &amp;Z80::OUT_c_R, &amp;Z80::SBC_HL_RR, &amp;Z80::LD_nn_RR, &amp;Z80::NEG, &amp;Z80::RETN, &amp;Z80::IM1, &amp;Z80::LD_A_Ri, &amp;Z80::IN_R_c, &amp;Z80::OUT_c_R, &amp;Z80::ADC_HL_RR, &amp;Z80::LD_RR_nn, &amp;Z80::NEG, &amp;Z80::RETI, &amp;Z80::IM2, &amp;Z80::LD_A_Rr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8:.Q59])" office:value-type="string" office:string-value="&amp;Z80::IN_R_c, &amp;Z80::OUT_c_R, &amp;Z80::SBC_HL_RR, &amp;Z80::LD_nn_RR, &amp;Z80::NEG, &amp;Z80::RETN, &amp;Z80::IM1, &amp;Z80::LD_A_Ri, &amp;Z80::IN_R_c, &amp;Z80::OUT_c_R, &amp;Z80::ADC_HL_RR, &amp;Z80::LD_RR_nn, &amp;Z80::NEG, &amp;Z80::RETI, &amp;Z80::IM2, &amp;Z80::LD_A_Rr, &amp;Z80::IN_R_c, &amp;Z80::OUT_c_R, &amp;Z80::SBC_HL_RR, &amp;Z80::LD_nn_RR, &amp;Z80::NEG, &amp;Z80::RETN, nullptr  , &amp;Z80::RRD    , &amp;Z80::IN_R_c, &amp;Z80::OUT_c_R, &amp;Z80::ADC_HL_RR, &amp;Z80::LD_RR_nn, &amp;Z80::NEG, &amp;Z80::RETI, nullptr  , &amp;Z80::RLD    , " calcext:value-type="string">
            <text:p>&amp;Z80::IN_R_c, &amp;Z80::OUT_c_R, &amp;Z80::SBC_HL_RR, &amp;Z80::LD_nn_RR, &amp;Z80::NEG, &amp;Z80::RETN, &amp;Z80::IM1, &amp;Z80::LD_A_Ri, &amp;Z80::IN_R_c, &amp;Z80::OUT_c_R, &amp;Z80::ADC_HL_RR, &amp;Z80::LD_RR_nn, &amp;Z80::NEG, &amp;Z80::RETI, &amp;Z80::IM2, &amp;Z80::LD_A_Rr, &amp;Z80::IN_R_c, &amp;Z80::OUT_c_R, &amp;Z80::SBC_HL_RR, &amp;Z80::LD_nn_RR, &amp;Z80::NEG, &amp;Z80::RETN, nullptr <text:s/>, &amp;Z80::RRD <text:s text:c="3"/>, &amp;Z80::IN_R_c, &amp;Z80::OUT_c_R, &amp;Z80::ADC_HL_RR, &amp;Z80::LD_RR_nn, &amp;Z80::NEG, &amp;Z80::RETI, nullptr <text:s/>, &amp;Z80::RLD <text:s text:c="3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59:.Q60])" office:value-type="string" office:string-value="&amp;Z80::IN_R_c, &amp;Z80::OUT_c_R, &amp;Z80::SBC_HL_RR, &amp;Z80::LD_nn_RR, &amp;Z80::NEG, &amp;Z80::RETN, nullptr  , &amp;Z80::RRD    , &amp;Z80::IN_R_c, &amp;Z80::OUT_c_R, &amp;Z80::ADC_HL_RR, &amp;Z80::LD_RR_nn, &amp;Z80::NEG, &amp;Z80::RETI, nullptr  , &amp;Z80::RLD    , &amp;Z80::IN_R_c, &amp;Z80::OUT_c_0, &amp;Z80::SBC_HL_RR, &amp;Z80::LD_nn_RR, &amp;Z80::NEG, &amp;Z80::RETN, nullptr  , nullptr      , &amp;Z80::IN_R_c, &amp;Z80::OUT_c_R, &amp;Z80::ADC_HL_RR, &amp;Z80::LD_RR_nn, &amp;Z80::NEG, &amp;Z80::RETI, nullptr  , nullptr      , " calcext:value-type="string">
            <text:p>&amp;Z80::IN_R_c, &amp;Z80::OUT_c_R, &amp;Z80::SBC_HL_RR, &amp;Z80::LD_nn_RR, &amp;Z80::NEG, &amp;Z80::RETN, nullptr <text:s/>, &amp;Z80::RRD <text:s text:c="3"/>, &amp;Z80::IN_R_c, &amp;Z80::OUT_c_R, &amp;Z80::ADC_HL_RR, &amp;Z80::LD_RR_nn, &amp;Z80::NEG, &amp;Z80::RETI, nullptr <text:s/>, &amp;Z80::RLD <text:s text:c="3"/>, &amp;Z80::IN_R_c, &amp;Z80::OUT_c_0, &amp;Z80::SBC_HL_RR, &amp;Z80::LD_nn_RR, &amp;Z80::NEG, &amp;Z80::RETN, nullptr <text:s/>, nullptr <text:s text:c="5"/>, &amp;Z80::IN_R_c, &amp;Z80::OUT_c_R, &amp;Z80::ADC_HL_RR, &amp;Z80::LD_RR_nn, &amp;Z80::NEG, &amp;Z80::RETI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0:.Q61])" office:value-type="string" office:string-value="&amp;Z80::IN_R_c, &amp;Z80::OUT_c_0, &amp;Z80::SBC_HL_RR, &amp;Z80::LD_nn_RR, &amp;Z80::NEG, &amp;Z80::RETN, nullptr  , nullptr      , &amp;Z80::IN_R_c, &amp;Z80::OUT_c_R, &amp;Z80::ADC_HL_RR, &amp;Z80::LD_RR_nn, &amp;Z80::NEG, &amp;Z80::RETI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&amp;Z80::IN_R_c, &amp;Z80::OUT_c_0, &amp;Z80::SBC_HL_RR, &amp;Z80::LD_nn_RR, &amp;Z80::NEG, &amp;Z80::RETN, nullptr <text:s/>, nullptr <text:s text:c="5"/>, &amp;Z80::IN_R_c, &amp;Z80::OUT_c_R, &amp;Z80::ADC_HL_RR, &amp;Z80::LD_RR_nn, &amp;Z80::NEG, &amp;Z80::RETI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1:.Q62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2:.Q63])" office:value-type="string" office:string-value="nullptr     , nullptr      , nullptr        , nullptr       , nullptr  , nullptr   , nullptr  , nullptr      , nullptr     , nullptr      , nullptr        , nullptr       , nullptr  , nullptr   , nullptr  , nullptr      , &amp;Z80::LDI   , &amp;Z80::CPI    , &amp;Z80::INI      , &amp;Z80::OUTI    , nullptr  , nullptr   , nullptr  , nullptr      , &amp;Z80::LDD   , &amp;Z80::CPD    , &amp;Z80::IND      , &amp;Z80::OUTD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&amp;Z80::LDI <text:s text:c="2"/>, &amp;Z80::CPI <text:s text:c="3"/>, &amp;Z80::INI <text:s text:c="5"/>, &amp;Z80::OUTI <text:s text:c="3"/>, nullptr <text:s/>, nullptr <text:s text:c="2"/>, nullptr <text:s/>, nullptr <text:s text:c="5"/>, &amp;Z80::LDD <text:s text:c="2"/>, &amp;Z80::CPD <text:s text:c="3"/>, &amp;Z80::IND <text:s text:c="5"/>, &amp;Z80::OUTD <text:s text:c="3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3:.Q64])" office:value-type="string" office:string-value="&amp;Z80::LDI   , &amp;Z80::CPI    , &amp;Z80::INI      , &amp;Z80::OUTI    , nullptr  , nullptr   , nullptr  , nullptr      , &amp;Z80::LDD   , &amp;Z80::CPD    , &amp;Z80::IND      , &amp;Z80::OUTD    , nullptr  , nullptr   , nullptr  , nullptr      , &amp;Z80::LDIR  , &amp;Z80::CPIR   , &amp;Z80::INIR     , &amp;Z80::OTIR    , nullptr  , nullptr   , nullptr  , nullptr      , &amp;Z80::LDDR  , &amp;Z80::CPDR   , &amp;Z80::INDR     , &amp;Z80::OTDR    , nullptr  , nullptr   , nullptr  , nullptr      , " calcext:value-type="string">
            <text:p>&amp;Z80::LDI <text:s text:c="2"/>, &amp;Z80::CPI <text:s text:c="3"/>, &amp;Z80::INI <text:s text:c="5"/>, &amp;Z80::OUTI <text:s text:c="3"/>, nullptr <text:s/>, nullptr <text:s text:c="2"/>, nullptr <text:s/>, nullptr <text:s text:c="5"/>, &amp;Z80::LDD <text:s text:c="2"/>, &amp;Z80::CPD <text:s text:c="3"/>, &amp;Z80::IND <text:s text:c="5"/>, &amp;Z80::OUTD <text:s text:c="3"/>, nullptr <text:s/>, nullptr <text:s text:c="2"/>, nullptr <text:s/>, nullptr <text:s text:c="5"/>, &amp;Z80::LDIR <text:s/>, &amp;Z80::CPIR <text:s text:c="2"/>, &amp;Z80::INIR <text:s text:c="4"/>, &amp;Z80::OTIR <text:s text:c="3"/>, nullptr <text:s/>, nullptr <text:s text:c="2"/>, nullptr <text:s/>, nullptr <text:s text:c="5"/>, &amp;Z80::LDDR <text:s/>, &amp;Z80::CPDR <text:s text:c="2"/>, &amp;Z80::INDR <text:s text:c="4"/>, &amp;Z80::OTDR <text:s text:c="3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4:.Q65])" office:value-type="string" office:string-value="&amp;Z80::LDIR  , &amp;Z80::CPIR   , &amp;Z80::INIR     , &amp;Z80::OTIR    , nullptr  , nullptr   , nullptr  , nullptr      , &amp;Z80::LDDR  , &amp;Z80::CPDR   , &amp;Z80::INDR     , &amp;Z80::OTDR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&amp;Z80::LDIR <text:s/>, &amp;Z80::CPIR <text:s text:c="2"/>, &amp;Z80::INIR <text:s text:c="4"/>, &amp;Z80::OTIR <text:s text:c="3"/>, nullptr <text:s/>, nullptr <text:s text:c="2"/>, nullptr <text:s/>, nullptr <text:s text:c="5"/>, &amp;Z80::LDDR <text:s/>, &amp;Z80::CPDR <text:s text:c="2"/>, &amp;Z80::INDR <text:s text:c="4"/>, &amp;Z80::OTDR <text:s text:c="3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5:.Q66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6:.Q67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7:.Q68])" office:value-type="string" office:string-value="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/>
          <table:table-cell table:formula="of:=COM.MICROSOFT.CONCAT([.B68:.Q69])" office:value-type="string" office:string-value="nullptr     , nullptr      , nullptr        , nullptr       , nullptr  , nullptr   , nullptr  , nullptr      , nullptr     , nullptr      , nullptr        , nullptr       , nullptr  , nullptr   , nullptr  , nullptr      , " calcext:value-type="string">
            <text:p>nullptr <text:s text:c="4"/>, nullptr <text:s text:c="5"/>, nullptr <text:s text:c="7"/>, nullptr <text:s text:c="6"/>, nullptr <text:s/>, nullptr <text:s text:c="2"/>, nullptr <text:s/>, nullptr <text:s text:c="5"/>, nullptr <text:s text:c="4"/>, nullptr <text:s text:c="5"/>, nullptr <text:s text:c="7"/>, nullptr <text:s text:c="6"/>, nullptr <text:s/>, nullptr <text:s text:c="2"/>, nullptr <text:s/>, nullptr <text:s text:c="5"/>, </text:p>
          </table:table-cell>
          <table:table-cell table:number-columns-repeated="3"/>
          <table:table-cell table:style-name="ce185" table:number-columns-repeated="1019"/>
        </table:table-row>
        <table:table-row table:style-name="ro6">
          <table:table-cell table:style-name="ce185" office:value-type="string" calcext:value-type="string">
            <text:p>};</text:p>
          </table:table-cell>
          <table:table-cell table:formula="of:=COM.MICROSOFT.CONCAT([.B69:.Q70])">
            <text:p/>
          </table:table-cell>
          <table:table-cell table:number-columns-repeated="3"/>
          <table:table-cell table:style-name="ce185" table:number-columns-repeated="1019"/>
        </table:table-row>
        <table:table-row table:style-name="ro2">
          <table:table-cell/>
          <table:table-cell table:style-name="Default" table:formula="of:=COM.MICROSOFT.CONCAT([.B70:.Q71])">
            <text:p/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Default" table:formula="of:=COM.MICROSOFT.CONCAT([.B71:.Q72])">
            <text:p/>
          </table:table-cell>
          <table:table-cell table:style-name="Default" table:number-columns-repeated="3"/>
          <table:table-cell table:number-columns-repeated="1019"/>
        </table:table-row>
      </table:table>
      <table:table table:name="Hoja6" table:style-name="ta1">
        <table:table-column table:style-name="co17" table:default-cell-style-name="ce310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09" office:value-type="string" calcext:value-type="string">
            <text:p>bit_b_ii_d</text:p>
          </table:table-cell>
          <table:table-cell table:formula="of:=COM.MICROSOFT.CONCAT(&quot;void &quot;; [.A1]; &quot;() {}&quot; )" office:value-type="string" office:string-value="void bit_b_ii_d() {}" calcext:value-type="string">
            <text:p>void bit_b_ii_d() {}</text:p>
          </table:table-cell>
          <table:table-cell table:formula="of:=COM.MICROSOFT.CONCAT(&quot;void &quot;; [.A1]; &quot;();&quot; )" office:value-type="string" office:string-value="void bit_b_ii_d();" calcext:value-type="string">
            <text:p>void bit_b_ii_d();</text:p>
          </table:table-cell>
        </table:table-row>
        <table:table-row table:style-name="ro2">
          <table:table-cell office:value-type="string" calcext:value-type="string">
            <text:p>res_b_ii_d</text:p>
          </table:table-cell>
          <table:table-cell table:formula="of:=COM.MICROSOFT.CONCAT(&quot;void &quot;; [.A2]; &quot;() {}&quot; )" office:value-type="string" office:string-value="void res_b_ii_d() {}" calcext:value-type="string">
            <text:p>void res_b_ii_d() {}</text:p>
          </table:table-cell>
          <table:table-cell table:formula="of:=COM.MICROSOFT.CONCAT(&quot;void &quot;; [.A2]; &quot;();&quot; )" office:value-type="string" office:string-value="void res_b_ii_d();" calcext:value-type="string">
            <text:p>void res_b_ii_d();</text:p>
          </table:table-cell>
        </table:table-row>
        <table:table-row table:style-name="ro2">
          <table:table-cell table:style-name="ce311" office:value-type="string" calcext:value-type="string">
            <text:p>rl_hl</text:p>
          </table:table-cell>
          <table:table-cell table:formula="of:=COM.MICROSOFT.CONCAT(&quot;void &quot;; [.A3]; &quot;() {}&quot; )" office:value-type="string" office:string-value="void rl_hl() {}" calcext:value-type="string">
            <text:p>void rl_hl() {}</text:p>
          </table:table-cell>
          <table:table-cell table:formula="of:=COM.MICROSOFT.CONCAT(&quot;void &quot;; [.A3]; &quot;();&quot; )" office:value-type="string" office:string-value="void rl_hl();" calcext:value-type="string">
            <text:p>void rl_hl();</text:p>
          </table:table-cell>
        </table:table-row>
        <table:table-row table:style-name="ro2">
          <table:table-cell table:style-name="ce311" office:value-type="string" calcext:value-type="string">
            <text:p>rlc_hl</text:p>
          </table:table-cell>
          <table:table-cell table:formula="of:=COM.MICROSOFT.CONCAT(&quot;void &quot;; [.A4]; &quot;() {}&quot; )" office:value-type="string" office:string-value="void rlc_hl() {}" calcext:value-type="string">
            <text:p>void rlc_hl() {}</text:p>
          </table:table-cell>
          <table:table-cell table:formula="of:=COM.MICROSOFT.CONCAT(&quot;void &quot;; [.A4]; &quot;();&quot; )" office:value-type="string" office:string-value="void rlc_hl();" calcext:value-type="string">
            <text:p>void rlc_hl();</text:p>
          </table:table-cell>
        </table:table-row>
        <table:table-row table:style-name="ro2">
          <table:table-cell office:value-type="string" calcext:value-type="string">
            <text:p>rlc_hl</text:p>
          </table:table-cell>
          <table:table-cell table:formula="of:=COM.MICROSOFT.CONCAT(&quot;void &quot;; [.A5]; &quot;() {}&quot; )" office:value-type="string" office:string-value="void rlc_hl() {}" calcext:value-type="string">
            <text:p>void rlc_hl() {}</text:p>
          </table:table-cell>
          <table:table-cell table:formula="of:=COM.MICROSOFT.CONCAT(&quot;void &quot;; [.A5]; &quot;();&quot; )" office:value-type="string" office:string-value="void rlc_hl();" calcext:value-type="string">
            <text:p>void rlc_hl();</text:p>
          </table:table-cell>
        </table:table-row>
        <table:table-row table:style-name="ro2">
          <table:table-cell office:value-type="string" calcext:value-type="string">
            <text:p>rr_hl</text:p>
          </table:table-cell>
          <table:table-cell table:formula="of:=COM.MICROSOFT.CONCAT(&quot;void &quot;; [.A6]; &quot;() {}&quot; )" office:value-type="string" office:string-value="void rr_hl() {}" calcext:value-type="string">
            <text:p>void rr_hl() {}</text:p>
          </table:table-cell>
          <table:table-cell table:formula="of:=COM.MICROSOFT.CONCAT(&quot;void &quot;; [.A6]; &quot;();&quot; )" office:value-type="string" office:string-value="void rr_hl();" calcext:value-type="string">
            <text:p>void rr_hl();</text:p>
          </table:table-cell>
        </table:table-row>
        <table:table-row table:style-name="ro2">
          <table:table-cell table:style-name="ce312" office:value-type="string" calcext:value-type="string">
            <text:p>rr_ii_d</text:p>
          </table:table-cell>
          <table:table-cell table:formula="of:=COM.MICROSOFT.CONCAT(&quot;void &quot;; [.A7]; &quot;() {}&quot; )" office:value-type="string" office:string-value="void rr_ii_d() {}" calcext:value-type="string">
            <text:p>void rr_ii_d() {}</text:p>
          </table:table-cell>
          <table:table-cell table:formula="of:=COM.MICROSOFT.CONCAT(&quot;void &quot;; [.A7]; &quot;();&quot; )" office:value-type="string" office:string-value="void rr_ii_d();" calcext:value-type="string">
            <text:p>void rr_ii_d();</text:p>
          </table:table-cell>
        </table:table-row>
        <table:table-row table:style-name="ro2">
          <table:table-cell office:value-type="string" calcext:value-type="string">
            <text:p>rrc_ii_d</text:p>
          </table:table-cell>
          <table:table-cell table:formula="of:=COM.MICROSOFT.CONCAT(&quot;void &quot;; [.A8]; &quot;() {}&quot; )" office:value-type="string" office:string-value="void rrc_ii_d() {}" calcext:value-type="string">
            <text:p>void rrc_ii_d() {}</text:p>
          </table:table-cell>
          <table:table-cell table:formula="of:=COM.MICROSOFT.CONCAT(&quot;void &quot;; [.A8]; &quot;();&quot; )" office:value-type="string" office:string-value="void rrc_ii_d();" calcext:value-type="string">
            <text:p>void rrc_ii_d();</text:p>
          </table:table-cell>
        </table:table-row>
        <table:table-row table:style-name="ro2">
          <table:table-cell office:value-type="string" calcext:value-type="string">
            <text:p>rrc_ii_hl</text:p>
          </table:table-cell>
          <table:table-cell table:formula="of:=COM.MICROSOFT.CONCAT(&quot;void &quot;; [.A9]; &quot;() {}&quot; )" office:value-type="string" office:string-value="void rrc_ii_hl() {}" calcext:value-type="string">
            <text:p>void rrc_ii_hl() {}</text:p>
          </table:table-cell>
          <table:table-cell table:formula="of:=COM.MICROSOFT.CONCAT(&quot;void &quot;; [.A9]; &quot;();&quot; )" office:value-type="string" office:string-value="void rrc_ii_hl();" calcext:value-type="string">
            <text:p>void rrc_ii_hl();</text:p>
          </table:table-cell>
        </table:table-row>
        <table:table-row table:style-name="ro2">
          <table:table-cell office:value-type="string" calcext:value-type="string">
            <text:p>set_b_ii_d</text:p>
          </table:table-cell>
          <table:table-cell table:formula="of:=COM.MICROSOFT.CONCAT(&quot;void &quot;; [.A10]; &quot;() {}&quot; )" office:value-type="string" office:string-value="void set_b_ii_d() {}" calcext:value-type="string">
            <text:p>void set_b_ii_d() {}</text:p>
          </table:table-cell>
          <table:table-cell table:formula="of:=COM.MICROSOFT.CONCAT(&quot;void &quot;; [.A10]; &quot;();&quot; )" office:value-type="string" office:string-value="void set_b_ii_d();" calcext:value-type="string">
            <text:p>void set_b_ii_d();</text:p>
          </table:table-cell>
        </table:table-row>
        <table:table-row table:style-name="ro2">
          <table:table-cell office:value-type="string" calcext:value-type="string">
            <text:p>sla_hl</text:p>
          </table:table-cell>
          <table:table-cell table:formula="of:=COM.MICROSOFT.CONCAT(&quot;void &quot;; [.A11]; &quot;() {}&quot; )" office:value-type="string" office:string-value="void sla_hl() {}" calcext:value-type="string">
            <text:p>void sla_hl() {}</text:p>
          </table:table-cell>
          <table:table-cell table:formula="of:=COM.MICROSOFT.CONCAT(&quot;void &quot;; [.A11]; &quot;();&quot; )" office:value-type="string" office:string-value="void sla_hl();" calcext:value-type="string">
            <text:p>void sla_hl();</text:p>
          </table:table-cell>
        </table:table-row>
        <table:table-row table:style-name="ro2">
          <table:table-cell office:value-type="string" calcext:value-type="string">
            <text:p>sll_hl</text:p>
          </table:table-cell>
          <table:table-cell table:formula="of:=COM.MICROSOFT.CONCAT(&quot;void &quot;; [.A12]; &quot;() {}&quot; )" office:value-type="string" office:string-value="void sll_hl() {}" calcext:value-type="string">
            <text:p>void sll_hl() {}</text:p>
          </table:table-cell>
          <table:table-cell table:formula="of:=COM.MICROSOFT.CONCAT(&quot;void &quot;; [.A12]; &quot;();&quot; )" office:value-type="string" office:string-value="void sll_hl();" calcext:value-type="string">
            <text:p>void sll_hl();</text:p>
          </table:table-cell>
        </table:table-row>
        <table:table-row table:style-name="ro2">
          <table:table-cell table:style-name="ce313" office:value-type="string" calcext:value-type="string">
            <text:p>sra_hl</text:p>
          </table:table-cell>
          <table:table-cell table:formula="of:=COM.MICROSOFT.CONCAT(&quot;void &quot;; [.A13]; &quot;() {}&quot; )" office:value-type="string" office:string-value="void sra_hl() {}" calcext:value-type="string">
            <text:p>void sra_hl() {}</text:p>
          </table:table-cell>
          <table:table-cell table:formula="of:=COM.MICROSOFT.CONCAT(&quot;void &quot;; [.A13]; &quot;();&quot; )" office:value-type="string" office:string-value="void sra_hl();" calcext:value-type="string">
            <text:p>void sra_hl();</text:p>
          </table:table-cell>
        </table:table-row>
        <table:table-row table:style-name="ro2">
          <table:table-cell table:style-name="ce314" office:value-type="string" calcext:value-type="string">
            <text:p>sra_ii_d</text:p>
          </table:table-cell>
          <table:table-cell table:formula="of:=COM.MICROSOFT.CONCAT(&quot;void &quot;; [.A14]; &quot;() {}&quot; )" office:value-type="string" office:string-value="void sra_ii_d() {}" calcext:value-type="string">
            <text:p>void sra_ii_d() {}</text:p>
          </table:table-cell>
          <table:table-cell table:formula="of:=COM.MICROSOFT.CONCAT(&quot;void &quot;; [.A14]; &quot;();&quot; )" office:value-type="string" office:string-value="void sra_ii_d();" calcext:value-type="string">
            <text:p>void sra_ii_d();</text:p>
          </table:table-cell>
        </table:table-row>
        <table:table-row table:style-name="ro2">
          <table:table-cell table:style-name="ce315" office:value-type="string" calcext:value-type="string">
            <text:p>srl_hl</text:p>
          </table:table-cell>
          <table:table-cell table:formula="of:=COM.MICROSOFT.CONCAT(&quot;void &quot;; [.A15]; &quot;() {}&quot; )" office:value-type="string" office:string-value="void srl_hl() {}" calcext:value-type="string">
            <text:p>void srl_hl() {}</text:p>
          </table:table-cell>
          <table:table-cell table:formula="of:=COM.MICROSOFT.CONCAT(&quot;void &quot;; [.A15]; &quot;();&quot; )" office:value-type="string" office:string-value="void srl_hl();" calcext:value-type="string">
            <text:p>void srl_hl();</text:p>
          </table:table-cell>
        </table:table-row>
        <table:table-row table:style-name="ro2">
          <table:table-cell table:style-name="ce311" office:value-type="string" calcext:value-type="string">
            <text:p>srl_ii_d</text:p>
          </table:table-cell>
          <table:table-cell table:formula="of:=COM.MICROSOFT.CONCAT(&quot;void &quot;; [.A16]; &quot;() {}&quot; )" office:value-type="string" office:string-value="void srl_ii_d() {}" calcext:value-type="string">
            <text:p>void srl_ii_d() {}</text:p>
          </table:table-cell>
          <table:table-cell table:formula="of:=COM.MICROSOFT.CONCAT(&quot;void &quot;; [.A16]; &quot;();&quot; )" office:value-type="string" office:string-value="void srl_ii_d();" calcext:value-type="string">
            <text:p>void srl_ii_d();</text:p>
          </table:table-cell>
        </table:table-row>
        <table:table-row table:style-name="ro2">
          <table:table-cell/>
          <table:table-cell table:formula="of:=COM.MICROSOFT.CONCAT(&quot;void &quot;; [.A17]; &quot;() {}&quot; )" office:value-type="string" office:string-value="void () {}" calcext:value-type="string">
            <text:p>void () {}</text:p>
          </table:table-cell>
          <table:table-cell table:formula="of:=COM.MICROSOFT.CONCAT(&quot;void &quot;; [.A1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18]; &quot;() {}&quot; )" office:value-type="string" office:string-value="void () {}" calcext:value-type="string">
            <text:p>void () {}</text:p>
          </table:table-cell>
          <table:table-cell table:formula="of:=COM.MICROSOFT.CONCAT(&quot;void &quot;; [.A1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19]; &quot;() {}&quot; )" office:value-type="string" office:string-value="void () {}" calcext:value-type="string">
            <text:p>void () {}</text:p>
          </table:table-cell>
          <table:table-cell table:formula="of:=COM.MICROSOFT.CONCAT(&quot;void &quot;; [.A1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3"/>
          <table:table-cell table:formula="of:=COM.MICROSOFT.CONCAT(&quot;void &quot;; [.A20]; &quot;() {}&quot; )" office:value-type="string" office:string-value="void () {}" calcext:value-type="string">
            <text:p>void () {}</text:p>
          </table:table-cell>
          <table:table-cell table:formula="of:=COM.MICROSOFT.CONCAT(&quot;void &quot;; [.A2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21]; &quot;() {}&quot; )" office:value-type="string" office:string-value="void () {}" calcext:value-type="string">
            <text:p>void () {}</text:p>
          </table:table-cell>
          <table:table-cell table:formula="of:=COM.MICROSOFT.CONCAT(&quot;void &quot;; [.A2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09"/>
          <table:table-cell table:formula="of:=COM.MICROSOFT.CONCAT(&quot;void &quot;; [.A22]; &quot;() {}&quot; )" office:value-type="string" office:string-value="void () {}" calcext:value-type="string">
            <text:p>void () {}</text:p>
          </table:table-cell>
          <table:table-cell table:formula="of:=COM.MICROSOFT.CONCAT(&quot;void &quot;; [.A2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23]; &quot;() {}&quot; )" office:value-type="string" office:string-value="void () {}" calcext:value-type="string">
            <text:p>void () {}</text:p>
          </table:table-cell>
          <table:table-cell table:formula="of:=COM.MICROSOFT.CONCAT(&quot;void &quot;; [.A2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24]; &quot;() {}&quot; )" office:value-type="string" office:string-value="void () {}" calcext:value-type="string">
            <text:p>void () {}</text:p>
          </table:table-cell>
          <table:table-cell table:formula="of:=COM.MICROSOFT.CONCAT(&quot;void &quot;; [.A2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6"/>
          <table:table-cell table:formula="of:=COM.MICROSOFT.CONCAT(&quot;void &quot;; [.A25]; &quot;() {}&quot; )" office:value-type="string" office:string-value="void () {}" calcext:value-type="string">
            <text:p>void () {}</text:p>
          </table:table-cell>
          <table:table-cell table:formula="of:=COM.MICROSOFT.CONCAT(&quot;void &quot;; [.A2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1"/>
          <table:table-cell table:formula="of:=COM.MICROSOFT.CONCAT(&quot;void &quot;; [.A26]; &quot;() {}&quot; )" office:value-type="string" office:string-value="void () {}" calcext:value-type="string">
            <text:p>void () {}</text:p>
          </table:table-cell>
          <table:table-cell table:formula="of:=COM.MICROSOFT.CONCAT(&quot;void &quot;; [.A2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7"/>
          <table:table-cell table:formula="of:=COM.MICROSOFT.CONCAT(&quot;void &quot;; [.A27]; &quot;() {}&quot; )" office:value-type="string" office:string-value="void () {}" calcext:value-type="string">
            <text:p>void () {}</text:p>
          </table:table-cell>
          <table:table-cell table:formula="of:=COM.MICROSOFT.CONCAT(&quot;void &quot;; [.A2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28]; &quot;() {}&quot; )" office:value-type="string" office:string-value="void () {}" calcext:value-type="string">
            <text:p>void () {}</text:p>
          </table:table-cell>
          <table:table-cell table:formula="of:=COM.MICROSOFT.CONCAT(&quot;void &quot;; [.A2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4"/>
          <table:table-cell table:formula="of:=COM.MICROSOFT.CONCAT(&quot;void &quot;; [.A29]; &quot;() {}&quot; )" office:value-type="string" office:string-value="void () {}" calcext:value-type="string">
            <text:p>void () {}</text:p>
          </table:table-cell>
          <table:table-cell table:formula="of:=COM.MICROSOFT.CONCAT(&quot;void &quot;; [.A2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1"/>
          <table:table-cell table:formula="of:=COM.MICROSOFT.CONCAT(&quot;void &quot;; [.A30]; &quot;() {}&quot; )" office:value-type="string" office:string-value="void () {}" calcext:value-type="string">
            <text:p>void () {}</text:p>
          </table:table-cell>
          <table:table-cell table:formula="of:=COM.MICROSOFT.CONCAT(&quot;void &quot;; [.A3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8"/>
          <table:table-cell table:formula="of:=COM.MICROSOFT.CONCAT(&quot;void &quot;; [.A31]; &quot;() {}&quot; )" office:value-type="string" office:string-value="void () {}" calcext:value-type="string">
            <text:p>void () {}</text:p>
          </table:table-cell>
          <table:table-cell table:formula="of:=COM.MICROSOFT.CONCAT(&quot;void &quot;; [.A3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2]; &quot;() {}&quot; )" office:value-type="string" office:string-value="void () {}" calcext:value-type="string">
            <text:p>void () {}</text:p>
          </table:table-cell>
          <table:table-cell table:formula="of:=COM.MICROSOFT.CONCAT(&quot;void &quot;; [.A3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3]; &quot;() {}&quot; )" office:value-type="string" office:string-value="void () {}" calcext:value-type="string">
            <text:p>void () {}</text:p>
          </table:table-cell>
          <table:table-cell table:formula="of:=COM.MICROSOFT.CONCAT(&quot;void &quot;; [.A3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4]; &quot;() {}&quot; )" office:value-type="string" office:string-value="void () {}" calcext:value-type="string">
            <text:p>void () {}</text:p>
          </table:table-cell>
          <table:table-cell table:formula="of:=COM.MICROSOFT.CONCAT(&quot;void &quot;; [.A3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5]; &quot;() {}&quot; )" office:value-type="string" office:string-value="void () {}" calcext:value-type="string">
            <text:p>void () {}</text:p>
          </table:table-cell>
          <table:table-cell table:style-name="ce324" table:formula="of:=COM.MICROSOFT.CONCAT(&quot;void &quot;; [.A3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9"/>
          <table:table-cell table:formula="of:=COM.MICROSOFT.CONCAT(&quot;void &quot;; [.A36]; &quot;() {}&quot; )" office:value-type="string" office:string-value="void () {}" calcext:value-type="string">
            <text:p>void () {}</text:p>
          </table:table-cell>
          <table:table-cell table:formula="of:=COM.MICROSOFT.CONCAT(&quot;void &quot;; [.A3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09"/>
          <table:table-cell table:formula="of:=COM.MICROSOFT.CONCAT(&quot;void &quot;; [.A37]; &quot;() {}&quot; )" office:value-type="string" office:string-value="void () {}" calcext:value-type="string">
            <text:p>void () {}</text:p>
          </table:table-cell>
          <table:table-cell table:formula="of:=COM.MICROSOFT.CONCAT(&quot;void &quot;; [.A3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8]; &quot;() {}&quot; )" office:value-type="string" office:string-value="void () {}" calcext:value-type="string">
            <text:p>void () {}</text:p>
          </table:table-cell>
          <table:table-cell table:formula="of:=COM.MICROSOFT.CONCAT(&quot;void &quot;; [.A3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39]; &quot;() {}&quot; )" office:value-type="string" office:string-value="void () {}" calcext:value-type="string">
            <text:p>void () {}</text:p>
          </table:table-cell>
          <table:table-cell table:formula="of:=COM.MICROSOFT.CONCAT(&quot;void &quot;; [.A3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1"/>
          <table:table-cell table:formula="of:=COM.MICROSOFT.CONCAT(&quot;void &quot;; [.A40]; &quot;() {}&quot; )" office:value-type="string" office:string-value="void () {}" calcext:value-type="string">
            <text:p>void () {}</text:p>
          </table:table-cell>
          <table:table-cell table:formula="of:=COM.MICROSOFT.CONCAT(&quot;void &quot;; [.A4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1]; &quot;() {}&quot; )" office:value-type="string" office:string-value="void () {}" calcext:value-type="string">
            <text:p>void () {}</text:p>
          </table:table-cell>
          <table:table-cell table:formula="of:=COM.MICROSOFT.CONCAT(&quot;void &quot;; [.A4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6"/>
          <table:table-cell table:formula="of:=COM.MICROSOFT.CONCAT(&quot;void &quot;; [.A42]; &quot;() {}&quot; )" office:value-type="string" office:string-value="void () {}" calcext:value-type="string">
            <text:p>void () {}</text:p>
          </table:table-cell>
          <table:table-cell table:formula="of:=COM.MICROSOFT.CONCAT(&quot;void &quot;; [.A4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9"/>
          <table:table-cell table:formula="of:=COM.MICROSOFT.CONCAT(&quot;void &quot;; [.A43]; &quot;() {}&quot; )" office:value-type="string" office:string-value="void () {}" calcext:value-type="string">
            <text:p>void () {}</text:p>
          </table:table-cell>
          <table:table-cell table:formula="of:=COM.MICROSOFT.CONCAT(&quot;void &quot;; [.A4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5"/>
          <table:table-cell table:formula="of:=COM.MICROSOFT.CONCAT(&quot;void &quot;; [.A44]; &quot;() {}&quot; )" office:value-type="string" office:string-value="void () {}" calcext:value-type="string">
            <text:p>void () {}</text:p>
          </table:table-cell>
          <table:table-cell table:formula="of:=COM.MICROSOFT.CONCAT(&quot;void &quot;; [.A4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5]; &quot;() {}&quot; )" office:value-type="string" office:string-value="void () {}" calcext:value-type="string">
            <text:p>void () {}</text:p>
          </table:table-cell>
          <table:table-cell table:formula="of:=COM.MICROSOFT.CONCAT(&quot;void &quot;; [.A4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6]; &quot;() {}&quot; )" office:value-type="string" office:string-value="void () {}" calcext:value-type="string">
            <text:p>void () {}</text:p>
          </table:table-cell>
          <table:table-cell table:formula="of:=COM.MICROSOFT.CONCAT(&quot;void &quot;; [.A4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7]; &quot;() {}&quot; )" office:value-type="string" office:string-value="void () {}" calcext:value-type="string">
            <text:p>void () {}</text:p>
          </table:table-cell>
          <table:table-cell table:formula="of:=COM.MICROSOFT.CONCAT(&quot;void &quot;; [.A4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8]; &quot;() {}&quot; )" office:value-type="string" office:string-value="void () {}" calcext:value-type="string">
            <text:p>void () {}</text:p>
          </table:table-cell>
          <table:table-cell table:formula="of:=COM.MICROSOFT.CONCAT(&quot;void &quot;; [.A4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49]; &quot;() {}&quot; )" office:value-type="string" office:string-value="void () {}" calcext:value-type="string">
            <text:p>void () {}</text:p>
          </table:table-cell>
          <table:table-cell table:formula="of:=COM.MICROSOFT.CONCAT(&quot;void &quot;; [.A4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0]; &quot;() {}&quot; )" office:value-type="string" office:string-value="void () {}" calcext:value-type="string">
            <text:p>void () {}</text:p>
          </table:table-cell>
          <table:table-cell table:formula="of:=COM.MICROSOFT.CONCAT(&quot;void &quot;; [.A5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1]; &quot;() {}&quot; )" office:value-type="string" office:string-value="void () {}" calcext:value-type="string">
            <text:p>void () {}</text:p>
          </table:table-cell>
          <table:table-cell table:formula="of:=COM.MICROSOFT.CONCAT(&quot;void &quot;; [.A5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2]; &quot;() {}&quot; )" office:value-type="string" office:string-value="void () {}" calcext:value-type="string">
            <text:p>void () {}</text:p>
          </table:table-cell>
          <table:table-cell table:formula="of:=COM.MICROSOFT.CONCAT(&quot;void &quot;; [.A5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1"/>
          <table:table-cell table:formula="of:=COM.MICROSOFT.CONCAT(&quot;void &quot;; [.A53]; &quot;() {}&quot; )" office:value-type="string" office:string-value="void () {}" calcext:value-type="string">
            <text:p>void () {}</text:p>
          </table:table-cell>
          <table:table-cell table:formula="of:=COM.MICROSOFT.CONCAT(&quot;void &quot;; [.A5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4]; &quot;() {}&quot; )" office:value-type="string" office:string-value="void () {}" calcext:value-type="string">
            <text:p>void () {}</text:p>
          </table:table-cell>
          <table:table-cell table:formula="of:=COM.MICROSOFT.CONCAT(&quot;void &quot;; [.A5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8"/>
          <table:table-cell table:formula="of:=COM.MICROSOFT.CONCAT(&quot;void &quot;; [.A55]; &quot;() {}&quot; )" office:value-type="string" office:string-value="void () {}" calcext:value-type="string">
            <text:p>void () {}</text:p>
          </table:table-cell>
          <table:table-cell table:formula="of:=COM.MICROSOFT.CONCAT(&quot;void &quot;; [.A5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6]; &quot;() {}&quot; )" office:value-type="string" office:string-value="void () {}" calcext:value-type="string">
            <text:p>void () {}</text:p>
          </table:table-cell>
          <table:table-cell table:formula="of:=COM.MICROSOFT.CONCAT(&quot;void &quot;; [.A5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9"/>
          <table:table-cell table:formula="of:=COM.MICROSOFT.CONCAT(&quot;void &quot;; [.A57]; &quot;() {}&quot; )" office:value-type="string" office:string-value="void () {}" calcext:value-type="string">
            <text:p>void () {}</text:p>
          </table:table-cell>
          <table:table-cell table:formula="of:=COM.MICROSOFT.CONCAT(&quot;void &quot;; [.A5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8]; &quot;() {}&quot; )" office:value-type="string" office:string-value="void () {}" calcext:value-type="string">
            <text:p>void () {}</text:p>
          </table:table-cell>
          <table:table-cell table:formula="of:=COM.MICROSOFT.CONCAT(&quot;void &quot;; [.A5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59]; &quot;() {}&quot; )" office:value-type="string" office:string-value="void () {}" calcext:value-type="string">
            <text:p>void () {}</text:p>
          </table:table-cell>
          <table:table-cell table:formula="of:=COM.MICROSOFT.CONCAT(&quot;void &quot;; [.A5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0]; &quot;() {}&quot; )" office:value-type="string" office:string-value="void () {}" calcext:value-type="string">
            <text:p>void () {}</text:p>
          </table:table-cell>
          <table:table-cell table:formula="of:=COM.MICROSOFT.CONCAT(&quot;void &quot;; [.A6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1]; &quot;() {}&quot; )" office:value-type="string" office:string-value="void () {}" calcext:value-type="string">
            <text:p>void () {}</text:p>
          </table:table-cell>
          <table:table-cell table:formula="of:=COM.MICROSOFT.CONCAT(&quot;void &quot;; [.A6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5"/>
          <table:table-cell table:formula="of:=COM.MICROSOFT.CONCAT(&quot;void &quot;; [.A62]; &quot;() {}&quot; )" office:value-type="string" office:string-value="void () {}" calcext:value-type="string">
            <text:p>void () {}</text:p>
          </table:table-cell>
          <table:table-cell table:formula="of:=COM.MICROSOFT.CONCAT(&quot;void &quot;; [.A6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3]; &quot;() {}&quot; )" office:value-type="string" office:string-value="void () {}" calcext:value-type="string">
            <text:p>void () {}</text:p>
          </table:table-cell>
          <table:table-cell table:formula="of:=COM.MICROSOFT.CONCAT(&quot;void &quot;; [.A6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4]; &quot;() {}&quot; )" office:value-type="string" office:string-value="void () {}" calcext:value-type="string">
            <text:p>void () {}</text:p>
          </table:table-cell>
          <table:table-cell table:formula="of:=COM.MICROSOFT.CONCAT(&quot;void &quot;; [.A6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20"/>
          <table:table-cell table:formula="of:=COM.MICROSOFT.CONCAT(&quot;void &quot;; [.A65]; &quot;() {}&quot; )" office:value-type="string" office:string-value="void () {}" calcext:value-type="string">
            <text:p>void () {}</text:p>
          </table:table-cell>
          <table:table-cell table:formula="of:=COM.MICROSOFT.CONCAT(&quot;void &quot;; [.A6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6]; &quot;() {}&quot; )" office:value-type="string" office:string-value="void () {}" calcext:value-type="string">
            <text:p>void () {}</text:p>
          </table:table-cell>
          <table:table-cell table:formula="of:=COM.MICROSOFT.CONCAT(&quot;void &quot;; [.A6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7]; &quot;() {}&quot; )" office:value-type="string" office:string-value="void () {}" calcext:value-type="string">
            <text:p>void () {}</text:p>
          </table:table-cell>
          <table:table-cell table:formula="of:=COM.MICROSOFT.CONCAT(&quot;void &quot;; [.A6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7"/>
          <table:table-cell table:formula="of:=COM.MICROSOFT.CONCAT(&quot;void &quot;; [.A68]; &quot;() {}&quot; )" office:value-type="string" office:string-value="void () {}" calcext:value-type="string">
            <text:p>void () {}</text:p>
          </table:table-cell>
          <table:table-cell table:formula="of:=COM.MICROSOFT.CONCAT(&quot;void &quot;; [.A6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69]; &quot;() {}&quot; )" office:value-type="string" office:string-value="void () {}" calcext:value-type="string">
            <text:p>void () {}</text:p>
          </table:table-cell>
          <table:table-cell table:formula="of:=COM.MICROSOFT.CONCAT(&quot;void &quot;; [.A6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2"/>
          <table:table-cell table:formula="of:=COM.MICROSOFT.CONCAT(&quot;void &quot;; [.A70]; &quot;() {}&quot; )" office:value-type="string" office:string-value="void () {}" calcext:value-type="string">
            <text:p>void () {}</text:p>
          </table:table-cell>
          <table:table-cell table:formula="of:=COM.MICROSOFT.CONCAT(&quot;void &quot;; [.A7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1]; &quot;() {}&quot; )" office:value-type="string" office:string-value="void () {}" calcext:value-type="string">
            <text:p>void () {}</text:p>
          </table:table-cell>
          <table:table-cell table:formula="of:=COM.MICROSOFT.CONCAT(&quot;void &quot;; [.A7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2]; &quot;() {}&quot; )" office:value-type="string" office:string-value="void () {}" calcext:value-type="string">
            <text:p>void () {}</text:p>
          </table:table-cell>
          <table:table-cell table:formula="of:=COM.MICROSOFT.CONCAT(&quot;void &quot;; [.A7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3]; &quot;() {}&quot; )" office:value-type="string" office:string-value="void () {}" calcext:value-type="string">
            <text:p>void () {}</text:p>
          </table:table-cell>
          <table:table-cell table:formula="of:=COM.MICROSOFT.CONCAT(&quot;void &quot;; [.A7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4]; &quot;() {}&quot; )" office:value-type="string" office:string-value="void () {}" calcext:value-type="string">
            <text:p>void () {}</text:p>
          </table:table-cell>
          <table:table-cell table:formula="of:=COM.MICROSOFT.CONCAT(&quot;void &quot;; [.A74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5]; &quot;() {}&quot; )" office:value-type="string" office:string-value="void () {}" calcext:value-type="string">
            <text:p>void () {}</text:p>
          </table:table-cell>
          <table:table-cell table:formula="of:=COM.MICROSOFT.CONCAT(&quot;void &quot;; [.A75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6]; &quot;() {}&quot; )" office:value-type="string" office:string-value="void () {}" calcext:value-type="string">
            <text:p>void () {}</text:p>
          </table:table-cell>
          <table:table-cell table:formula="of:=COM.MICROSOFT.CONCAT(&quot;void &quot;; [.A76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3"/>
          <table:table-cell table:formula="of:=COM.MICROSOFT.CONCAT(&quot;void &quot;; [.A77]; &quot;() {}&quot; )" office:value-type="string" office:string-value="void () {}" calcext:value-type="string">
            <text:p>void () {}</text:p>
          </table:table-cell>
          <table:table-cell table:formula="of:=COM.MICROSOFT.CONCAT(&quot;void &quot;; [.A77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8]; &quot;() {}&quot; )" office:value-type="string" office:string-value="void () {}" calcext:value-type="string">
            <text:p>void () {}</text:p>
          </table:table-cell>
          <table:table-cell table:formula="of:=COM.MICROSOFT.CONCAT(&quot;void &quot;; [.A78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79]; &quot;() {}&quot; )" office:value-type="string" office:string-value="void () {}" calcext:value-type="string">
            <text:p>void () {}</text:p>
          </table:table-cell>
          <table:table-cell table:formula="of:=COM.MICROSOFT.CONCAT(&quot;void &quot;; [.A79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 table:style-name="ce312"/>
          <table:table-cell table:formula="of:=COM.MICROSOFT.CONCAT(&quot;void &quot;; [.A80]; &quot;() {}&quot; )" office:value-type="string" office:string-value="void () {}" calcext:value-type="string">
            <text:p>void () {}</text:p>
          </table:table-cell>
          <table:table-cell table:formula="of:=COM.MICROSOFT.CONCAT(&quot;void &quot;; [.A80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81]; &quot;() {}&quot; )" office:value-type="string" office:string-value="void () {}" calcext:value-type="string">
            <text:p>void () {}</text:p>
          </table:table-cell>
          <table:table-cell table:formula="of:=COM.MICROSOFT.CONCAT(&quot;void &quot;; [.A81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82]; &quot;() {}&quot; )" office:value-type="string" office:string-value="void () {}" calcext:value-type="string">
            <text:p>void () {}</text:p>
          </table:table-cell>
          <table:table-cell table:formula="of:=COM.MICROSOFT.CONCAT(&quot;void &quot;; [.A82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83]; &quot;() {}&quot; )" office:value-type="string" office:string-value="void () {}" calcext:value-type="string">
            <text:p>void () {}</text:p>
          </table:table-cell>
          <table:table-cell table:formula="of:=COM.MICROSOFT.CONCAT(&quot;void &quot;; [.A83]; &quot;();&quot; )" office:value-type="string" office:string-value="void ();" calcext:value-type="string">
            <text:p>void ();</text:p>
          </table:table-cell>
        </table:table-row>
        <table:table-row table:style-name="ro2">
          <table:table-cell/>
          <table:table-cell table:formula="of:=COM.MICROSOFT.CONCAT(&quot;void &quot;; [.A84]; &quot;() {}&quot; )" office:value-type="string" office:string-value="void () {}" calcext:value-type="string">
            <text:p>void () {}</text:p>
          </table:table-cell>
          <table:table-cell table:formula="of:=COM.MICROSOFT.CONCAT(&quot;void &quot;; [.A84]; &quot;();&quot; )" office:value-type="string" office:string-value="void ();" calcext:value-type="string">
            <text:p>void ();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09"/>
          <table:table-cell table:number-columns-repeated="2"/>
        </table:table-row>
        <table:table-row table:style-name="ro2">
          <table:table-cell table:style-name="ce321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>
          <table:table-cell table:style-name="ce313"/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317"/>
          <table:table-cell table:number-columns-repeated="2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18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6"/>
          <table:table-cell table:number-columns-repeated="2"/>
        </table:table-row>
        <table:table-row table:style-name="ro2">
          <table:table-cell table:style-name="ce311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2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8"/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 table:number-rows-repeated="11">
          <table:table-cell table:number-columns-repeated="3"/>
        </table:table-row>
        <table:table-row table:style-name="ro2">
          <table:table-cell table:style-name="ce314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1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18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8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09"/>
          <table:table-cell table:number-columns-repeated="2"/>
        </table:table-row>
        <table:table-row table:style-name="ro2">
          <table:table-cell table:style-name="ce312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5"/>
          <table:table-cell table:number-columns-repeated="2"/>
        </table:table-row>
        <table:table-row table:style-name="ro2">
          <table:table-cell table:style-name="ce313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22"/>
          <table:table-cell table:number-columns-repeated="2"/>
        </table:table-row>
        <table:table-row table:style-name="ro2">
          <table:table-cell table:style-name="ce319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>
          <table:table-cell table:style-name="ce312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318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 table:number-rows-repeated="2">
          <table:table-cell table:style-name="ce318"/>
          <table:table-cell table:number-columns-repeated="2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12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311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1"/>
          <table:table-cell table:number-columns-repeated="2"/>
        </table:table-row>
        <table:table-row table:style-name="ro2">
          <table:table-cell table:style-name="ce318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3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312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23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13"/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309"/>
          <table:table-cell table:number-columns-repeated="2"/>
        </table:table-row>
        <table:table-row table:style-name="ro2">
          <table:table-cell table:style-name="ce311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 table:number-rows-repeated="2">
          <table:table-cell table:style-name="ce322"/>
          <table:table-cell table:number-columns-repeated="2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19"/>
          <table:table-cell table:number-columns-repeated="2"/>
        </table:table-row>
        <table:table-row table:style-name="ro2">
          <table:table-cell table:style-name="ce320"/>
          <table:table-cell table:number-columns-repeated="2"/>
        </table:table-row>
        <table:table-row table:style-name="ro2">
          <table:table-cell table:style-name="ce319"/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20"/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11"/>
          <table:table-cell table:number-columns-repeated="2"/>
        </table:table-row>
        <table:table-row table:style-name="ro2">
          <table:table-cell table:style-name="ce313"/>
          <table:table-cell table:number-columns-repeated="2"/>
        </table:table-row>
        <table:table-row table:style-name="ro2" table:number-rows-repeated="1048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ombres instrucciones" table:style-name="ta1">
        <table:table-column table:style-name="co26" table:default-cell-style-name="Default"/>
        <table:table-column table:style-name="co27" table:number-columns-repeated="16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9" table:default-cell-style-name="ce210"/>
        <table:table-column table:style-name="co29" table:number-columns-repeated="989" table:default-cell-style-name="Default"/>
        <table:table-row table:style-name="ro2">
          <table:table-cell table:style-name="ce147"/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5" calcext:value-type="float">
            <text:p>5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8" calcext:value-type="float">
            <text:p>8</text:p>
          </table:table-cell>
          <table:table-cell table:style-name="ce234" office:value-type="float" office:value="9" calcext:value-type="float">
            <text:p>9</text:p>
          </table:table-cell>
          <table:table-cell table:style-name="ce234" office:value-type="string" calcext:value-type="string">
            <text:p>A</text:p>
          </table:table-cell>
          <table:table-cell table:style-name="ce234" office:value-type="string" calcext:value-type="string">
            <text:p>B</text:p>
          </table:table-cell>
          <table:table-cell table:style-name="ce234" office:value-type="string" calcext:value-type="string">
            <text:p>C</text:p>
          </table:table-cell>
          <table:table-cell table:style-name="ce234" office:value-type="string" calcext:value-type="string">
            <text:p>D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F</text:p>
          </table:table-cell>
          <table:table-cell table:style-name="ce147" table:number-columns-repeated="17"/>
          <table:table-cell table:style-name="ce240"/>
          <table:table-cell table:style-name="ce147" table:number-columns-repeated="989"/>
        </table:table-row>
        <table:table-row table:style-name="ro2">
          <table:table-cell/>
          <table:table-cell table:style-name="ce177" table:number-columns-repeated="16"/>
          <table:table-cell table:number-columns-repeated="1007"/>
        </table:table-row>
        <table:table-row table:style-name="ro2">
          <table:table-cell table:number-columns-repeated="2"/>
          <table:table-cell table:style-name="ce275" office:value-type="string" calcext:value-type="string">
            <text:p>MAIN</text:p>
          </table:table-cell>
          <table:table-cell table:style-name="ce177" table:number-columns-repeated="14"/>
          <table:table-cell table:number-columns-repeated="1007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6" office:value-type="string" calcext:value-type="string">
            <text:p>nop</text:p>
          </table:table-cell>
          <table:table-cell table:style-name="ce236" office:value-type="string" calcext:value-type="string">
            <text:p>ld bc,nn</text:p>
          </table:table-cell>
          <table:table-cell table:style-name="ce236" office:value-type="string" calcext:value-type="string">
            <text:p>ld (bc),a</text:p>
          </table:table-cell>
          <table:table-cell table:style-name="ce236" office:value-type="string" calcext:value-type="string">
            <text:p>inc bc</text:p>
          </table:table-cell>
          <table:table-cell table:style-name="ce236" office:value-type="string" calcext:value-type="string">
            <text:p>inc b</text:p>
          </table:table-cell>
          <table:table-cell table:style-name="ce236" office:value-type="string" calcext:value-type="string">
            <text:p>dec b</text:p>
          </table:table-cell>
          <table:table-cell table:style-name="ce236" office:value-type="string" calcext:value-type="string">
            <text:p>ld b,n</text:p>
          </table:table-cell>
          <table:table-cell table:style-name="ce236" office:value-type="string" calcext:value-type="string">
            <text:p>rlca</text:p>
          </table:table-cell>
          <table:table-cell table:style-name="ce236" office:value-type="string" calcext:value-type="string">
            <text:p>ex af,af'</text:p>
          </table:table-cell>
          <table:table-cell table:style-name="ce236" office:value-type="string" calcext:value-type="string">
            <text:p>add hl,bc</text:p>
          </table:table-cell>
          <table:table-cell table:style-name="ce236" office:value-type="string" calcext:value-type="string">
            <text:p>ld a,(bc)</text:p>
          </table:table-cell>
          <table:table-cell table:style-name="ce236" office:value-type="string" calcext:value-type="string">
            <text:p>dec bc</text:p>
          </table:table-cell>
          <table:table-cell table:style-name="ce236" office:value-type="string" calcext:value-type="string">
            <text:p>inc c</text:p>
          </table:table-cell>
          <table:table-cell table:style-name="ce236" office:value-type="string" calcext:value-type="string">
            <text:p>dec c</text:p>
          </table:table-cell>
          <table:table-cell table:style-name="ce236" office:value-type="string" calcext:value-type="string">
            <text:p>ld c,n</text:p>
          </table:table-cell>
          <table:table-cell table:style-name="ce236" office:value-type="string" calcext:value-type="string">
            <text:p>rrca</text:p>
          </table:table-cell>
          <table:table-cell table:style-name="ce234" office:value-type="float" office:value="0" calcext:value-type="float">
            <text:p>0</text:p>
          </table:table-cell>
          <table:table-cell table:formula="of:=IF( AND([.B4]&lt;&gt;&quot;&quot;; [.B4]&lt;&gt;&quot;-&quot;) ; COM.MICROSOFT.CONCAT(&quot;{&quot;;CHAR(34);[.$B$3];[.$R4];[.B$1];CHAR(34);&quot;, &quot;; CHAR(34); [.B4]; CHAR(34); &quot;},&quot;) ; &quot;&quot;)" office:value-type="string" office:string-value="{&quot;00&quot;, &quot;nop&quot;}," calcext:value-type="string">
            <text:p>{"00", "nop"},</text:p>
          </table:table-cell>
          <table:table-cell table:formula="of:=IF( AND([.C4]&lt;&gt;&quot;&quot;; [.C4]&lt;&gt;&quot;-&quot;) ; COM.MICROSOFT.CONCAT(&quot;{&quot;;CHAR(34);[.$B$3];[.$R4];[.C$1];CHAR(34);&quot;, &quot;; CHAR(34); [.C4]; CHAR(34); &quot;},&quot;) ; &quot;&quot;)" office:value-type="string" office:string-value="{&quot;01&quot;, &quot;ld bc,nn&quot;}," calcext:value-type="string">
            <text:p>{"01", "ld bc,nn"},</text:p>
          </table:table-cell>
          <table:table-cell table:formula="of:=IF( AND([.D4]&lt;&gt;&quot;&quot;; [.D4]&lt;&gt;&quot;-&quot;) ; COM.MICROSOFT.CONCAT(&quot;{&quot;;CHAR(34);[.$B$3];[.$R4];[.D$1];CHAR(34);&quot;, &quot;; CHAR(34); [.D4]; CHAR(34); &quot;},&quot;) ; &quot;&quot;)" office:value-type="string" office:string-value="{&quot;02&quot;, &quot;ld (bc),a&quot;}," calcext:value-type="string">
            <text:p>{"02", "ld (bc),a"},</text:p>
          </table:table-cell>
          <table:table-cell table:formula="of:=IF( AND([.E4]&lt;&gt;&quot;&quot;; [.E4]&lt;&gt;&quot;-&quot;) ; COM.MICROSOFT.CONCAT(&quot;{&quot;;CHAR(34);[.$B$3];[.$R4];[.E$1];CHAR(34);&quot;, &quot;; CHAR(34); [.E4]; CHAR(34); &quot;},&quot;) ; &quot;&quot;)" office:value-type="string" office:string-value="{&quot;03&quot;, &quot;inc bc&quot;}," calcext:value-type="string">
            <text:p>{"03", "inc bc"},</text:p>
          </table:table-cell>
          <table:table-cell table:formula="of:=IF( AND([.F4]&lt;&gt;&quot;&quot;; [.F4]&lt;&gt;&quot;-&quot;) ; COM.MICROSOFT.CONCAT(&quot;{&quot;;CHAR(34);[.$B$3];[.$R4];[.F$1];CHAR(34);&quot;, &quot;; CHAR(34); [.F4]; CHAR(34); &quot;},&quot;) ; &quot;&quot;)" office:value-type="string" office:string-value="{&quot;04&quot;, &quot;inc b&quot;}," calcext:value-type="string">
            <text:p>{"04", "inc b"},</text:p>
          </table:table-cell>
          <table:table-cell table:formula="of:=IF( AND([.G4]&lt;&gt;&quot;&quot;; [.G4]&lt;&gt;&quot;-&quot;) ; COM.MICROSOFT.CONCAT(&quot;{&quot;;CHAR(34);[.$B$3];[.$R4];[.G$1];CHAR(34);&quot;, &quot;; CHAR(34); [.G4]; CHAR(34); &quot;},&quot;) ; &quot;&quot;)" office:value-type="string" office:string-value="{&quot;05&quot;, &quot;dec b&quot;}," calcext:value-type="string">
            <text:p>{"05", "dec b"},</text:p>
          </table:table-cell>
          <table:table-cell table:formula="of:=IF( AND([.H4]&lt;&gt;&quot;&quot;; [.H4]&lt;&gt;&quot;-&quot;) ; COM.MICROSOFT.CONCAT(&quot;{&quot;;CHAR(34);[.$B$3];[.$R4];[.H$1];CHAR(34);&quot;, &quot;; CHAR(34); [.H4]; CHAR(34); &quot;},&quot;) ; &quot;&quot;)" office:value-type="string" office:string-value="{&quot;06&quot;, &quot;ld b,n&quot;}," calcext:value-type="string">
            <text:p>{"06", "ld b,n"},</text:p>
          </table:table-cell>
          <table:table-cell table:formula="of:=IF( AND([.I4]&lt;&gt;&quot;&quot;; [.I4]&lt;&gt;&quot;-&quot;) ; COM.MICROSOFT.CONCAT(&quot;{&quot;;CHAR(34);[.$B$3];[.$R4];[.I$1];CHAR(34);&quot;, &quot;; CHAR(34); [.I4]; CHAR(34); &quot;},&quot;) ; &quot;&quot;)" office:value-type="string" office:string-value="{&quot;07&quot;, &quot;rlca&quot;}," calcext:value-type="string">
            <text:p>{"07", "rlca"},</text:p>
          </table:table-cell>
          <table:table-cell table:formula="of:=IF( AND([.J4]&lt;&gt;&quot;&quot;; [.J4]&lt;&gt;&quot;-&quot;) ; COM.MICROSOFT.CONCAT(&quot;{&quot;;CHAR(34);[.$B$3];[.$R4];[.J$1];CHAR(34);&quot;, &quot;; CHAR(34); [.J4]; CHAR(34); &quot;},&quot;) ; &quot;&quot;)" office:value-type="string" office:string-value="{&quot;08&quot;, &quot;ex af,af'&quot;}," calcext:value-type="string">
            <text:p>{"08", "ex af,af'"},</text:p>
          </table:table-cell>
          <table:table-cell table:formula="of:=IF( AND([.K4]&lt;&gt;&quot;&quot;; [.K4]&lt;&gt;&quot;-&quot;) ; COM.MICROSOFT.CONCAT(&quot;{&quot;;CHAR(34);[.$B$3];[.$R4];[.K$1];CHAR(34);&quot;, &quot;; CHAR(34); [.K4]; CHAR(34); &quot;},&quot;) ; &quot;&quot;)" office:value-type="string" office:string-value="{&quot;09&quot;, &quot;add hl,bc&quot;}," calcext:value-type="string">
            <text:p>{"09", "add hl,bc"},</text:p>
          </table:table-cell>
          <table:table-cell table:formula="of:=IF( AND([.L4]&lt;&gt;&quot;&quot;; [.L4]&lt;&gt;&quot;-&quot;) ; COM.MICROSOFT.CONCAT(&quot;{&quot;;CHAR(34);[.$B$3];[.$R4];[.L$1];CHAR(34);&quot;, &quot;; CHAR(34); [.L4]; CHAR(34); &quot;},&quot;) ; &quot;&quot;)" office:value-type="string" office:string-value="{&quot;0A&quot;, &quot;ld a,(bc)&quot;}," calcext:value-type="string">
            <text:p>{"0A", "ld a,(bc)"},</text:p>
          </table:table-cell>
          <table:table-cell table:formula="of:=IF( AND([.M4]&lt;&gt;&quot;&quot;; [.M4]&lt;&gt;&quot;-&quot;) ; COM.MICROSOFT.CONCAT(&quot;{&quot;;CHAR(34);[.$B$3];[.$R4];[.M$1];CHAR(34);&quot;, &quot;; CHAR(34); [.M4]; CHAR(34); &quot;},&quot;) ; &quot;&quot;)" office:value-type="string" office:string-value="{&quot;0B&quot;, &quot;dec bc&quot;}," calcext:value-type="string">
            <text:p>{"0B", "dec bc"},</text:p>
          </table:table-cell>
          <table:table-cell table:formula="of:=IF( AND([.N4]&lt;&gt;&quot;&quot;; [.N4]&lt;&gt;&quot;-&quot;) ; COM.MICROSOFT.CONCAT(&quot;{&quot;;CHAR(34);[.$B$3];[.$R4];[.N$1];CHAR(34);&quot;, &quot;; CHAR(34); [.N4]; CHAR(34); &quot;},&quot;) ; &quot;&quot;)" office:value-type="string" office:string-value="{&quot;0C&quot;, &quot;inc c&quot;}," calcext:value-type="string">
            <text:p>{"0C", "inc c"},</text:p>
          </table:table-cell>
          <table:table-cell table:formula="of:=IF( AND([.O4]&lt;&gt;&quot;&quot;; [.O4]&lt;&gt;&quot;-&quot;) ; COM.MICROSOFT.CONCAT(&quot;{&quot;;CHAR(34);[.$B$3];[.$R4];[.O$1];CHAR(34);&quot;, &quot;; CHAR(34); [.O4]; CHAR(34); &quot;},&quot;) ; &quot;&quot;)" office:value-type="string" office:string-value="{&quot;0D&quot;, &quot;dec c&quot;}," calcext:value-type="string">
            <text:p>{"0D", "dec c"},</text:p>
          </table:table-cell>
          <table:table-cell table:formula="of:=IF( AND([.P4]&lt;&gt;&quot;&quot;; [.P4]&lt;&gt;&quot;-&quot;) ; COM.MICROSOFT.CONCAT(&quot;{&quot;;CHAR(34);[.$B$3];[.$R4];[.P$1];CHAR(34);&quot;, &quot;; CHAR(34); [.P4]; CHAR(34); &quot;},&quot;) ; &quot;&quot;)" office:value-type="string" office:string-value="{&quot;0E&quot;, &quot;ld c,n&quot;}," calcext:value-type="string">
            <text:p>{"0E", "ld c,n"},</text:p>
          </table:table-cell>
          <table:table-cell table:formula="of:=IF( AND([.Q4]&lt;&gt;&quot;&quot;; [.Q4]&lt;&gt;&quot;-&quot;) ; COM.MICROSOFT.CONCAT(&quot;{&quot;;CHAR(34);[.$B$3];[.$R4];[.Q$1];CHAR(34);&quot;, &quot;; CHAR(34); [.Q4]; CHAR(34); &quot;},&quot;) ; &quot;&quot;)" office:value-type="string" office:string-value="{&quot;0F&quot;, &quot;rrca&quot;}," calcext:value-type="string">
            <text:p>{"0F", "rrca"},</text:p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djnz d</text:p>
          </table:table-cell>
          <table:table-cell table:style-name="ce236" office:value-type="string" calcext:value-type="string">
            <text:p>ld de,nn</text:p>
          </table:table-cell>
          <table:table-cell table:style-name="ce236" office:value-type="string" calcext:value-type="string">
            <text:p>ld (de),a</text:p>
          </table:table-cell>
          <table:table-cell table:style-name="ce236" office:value-type="string" calcext:value-type="string">
            <text:p>inc de</text:p>
          </table:table-cell>
          <table:table-cell table:style-name="ce236" office:value-type="string" calcext:value-type="string">
            <text:p>inc d</text:p>
          </table:table-cell>
          <table:table-cell table:style-name="ce236" office:value-type="string" calcext:value-type="string">
            <text:p>dec d</text:p>
          </table:table-cell>
          <table:table-cell table:style-name="ce236" office:value-type="string" calcext:value-type="string">
            <text:p>ld d,n</text:p>
          </table:table-cell>
          <table:table-cell table:style-name="ce236" office:value-type="string" calcext:value-type="string">
            <text:p>rla</text:p>
          </table:table-cell>
          <table:table-cell table:style-name="ce236" office:value-type="string" calcext:value-type="string">
            <text:p>jr d</text:p>
          </table:table-cell>
          <table:table-cell table:style-name="ce236" office:value-type="string" calcext:value-type="string">
            <text:p>add hl,de</text:p>
          </table:table-cell>
          <table:table-cell table:style-name="ce236" office:value-type="string" calcext:value-type="string">
            <text:p>ld a,(de)</text:p>
          </table:table-cell>
          <table:table-cell table:style-name="ce236" office:value-type="string" calcext:value-type="string">
            <text:p>dec de</text:p>
          </table:table-cell>
          <table:table-cell table:style-name="ce236" office:value-type="string" calcext:value-type="string">
            <text:p>inc e</text:p>
          </table:table-cell>
          <table:table-cell table:style-name="ce236" office:value-type="string" calcext:value-type="string">
            <text:p>dec e</text:p>
          </table:table-cell>
          <table:table-cell table:style-name="ce236" office:value-type="string" calcext:value-type="string">
            <text:p>ld e,n</text:p>
          </table:table-cell>
          <table:table-cell table:style-name="ce236" office:value-type="string" calcext:value-type="string">
            <text:p>rra</text:p>
          </table:table-cell>
          <table:table-cell table:style-name="ce234" office:value-type="float" office:value="1" calcext:value-type="float">
            <text:p>1</text:p>
          </table:table-cell>
          <table:table-cell table:formula="of:=IF( AND([.B5]&lt;&gt;&quot;&quot;; [.B5]&lt;&gt;&quot;-&quot;) ; COM.MICROSOFT.CONCAT(&quot;{&quot;;CHAR(34);[.$B$3];[.$R5];[.B$1];CHAR(34);&quot;, &quot;; CHAR(34); [.B5]; CHAR(34); &quot;},&quot;) ; &quot;&quot;)" office:value-type="string" office:string-value="{&quot;10&quot;, &quot;djnz d&quot;}," calcext:value-type="string">
            <text:p>{"10", "djnz d"},</text:p>
          </table:table-cell>
          <table:table-cell table:formula="of:=IF( AND([.C5]&lt;&gt;&quot;&quot;; [.C5]&lt;&gt;&quot;-&quot;) ; COM.MICROSOFT.CONCAT(&quot;{&quot;;CHAR(34);[.$B$3];[.$R5];[.C$1];CHAR(34);&quot;, &quot;; CHAR(34); [.C5]; CHAR(34); &quot;},&quot;) ; &quot;&quot;)" office:value-type="string" office:string-value="{&quot;11&quot;, &quot;ld de,nn&quot;}," calcext:value-type="string">
            <text:p>{"11", "ld de,nn"},</text:p>
          </table:table-cell>
          <table:table-cell table:formula="of:=IF( AND([.D5]&lt;&gt;&quot;&quot;; [.D5]&lt;&gt;&quot;-&quot;) ; COM.MICROSOFT.CONCAT(&quot;{&quot;;CHAR(34);[.$B$3];[.$R5];[.D$1];CHAR(34);&quot;, &quot;; CHAR(34); [.D5]; CHAR(34); &quot;},&quot;) ; &quot;&quot;)" office:value-type="string" office:string-value="{&quot;12&quot;, &quot;ld (de),a&quot;}," calcext:value-type="string">
            <text:p>{"12", "ld (de),a"},</text:p>
          </table:table-cell>
          <table:table-cell table:formula="of:=IF( AND([.E5]&lt;&gt;&quot;&quot;; [.E5]&lt;&gt;&quot;-&quot;) ; COM.MICROSOFT.CONCAT(&quot;{&quot;;CHAR(34);[.$B$3];[.$R5];[.E$1];CHAR(34);&quot;, &quot;; CHAR(34); [.E5]; CHAR(34); &quot;},&quot;) ; &quot;&quot;)" office:value-type="string" office:string-value="{&quot;13&quot;, &quot;inc de&quot;}," calcext:value-type="string">
            <text:p>{"13", "inc de"},</text:p>
          </table:table-cell>
          <table:table-cell table:formula="of:=IF( AND([.F5]&lt;&gt;&quot;&quot;; [.F5]&lt;&gt;&quot;-&quot;) ; COM.MICROSOFT.CONCAT(&quot;{&quot;;CHAR(34);[.$B$3];[.$R5];[.F$1];CHAR(34);&quot;, &quot;; CHAR(34); [.F5]; CHAR(34); &quot;},&quot;) ; &quot;&quot;)" office:value-type="string" office:string-value="{&quot;14&quot;, &quot;inc d&quot;}," calcext:value-type="string">
            <text:p>{"14", "inc d"},</text:p>
          </table:table-cell>
          <table:table-cell table:formula="of:=IF( AND([.G5]&lt;&gt;&quot;&quot;; [.G5]&lt;&gt;&quot;-&quot;) ; COM.MICROSOFT.CONCAT(&quot;{&quot;;CHAR(34);[.$B$3];[.$R5];[.G$1];CHAR(34);&quot;, &quot;; CHAR(34); [.G5]; CHAR(34); &quot;},&quot;) ; &quot;&quot;)" office:value-type="string" office:string-value="{&quot;15&quot;, &quot;dec d&quot;}," calcext:value-type="string">
            <text:p>{"15", "dec d"},</text:p>
          </table:table-cell>
          <table:table-cell table:formula="of:=IF( AND([.H5]&lt;&gt;&quot;&quot;; [.H5]&lt;&gt;&quot;-&quot;) ; COM.MICROSOFT.CONCAT(&quot;{&quot;;CHAR(34);[.$B$3];[.$R5];[.H$1];CHAR(34);&quot;, &quot;; CHAR(34); [.H5]; CHAR(34); &quot;},&quot;) ; &quot;&quot;)" office:value-type="string" office:string-value="{&quot;16&quot;, &quot;ld d,n&quot;}," calcext:value-type="string">
            <text:p>{"16", "ld d,n"},</text:p>
          </table:table-cell>
          <table:table-cell table:formula="of:=IF( AND([.I5]&lt;&gt;&quot;&quot;; [.I5]&lt;&gt;&quot;-&quot;) ; COM.MICROSOFT.CONCAT(&quot;{&quot;;CHAR(34);[.$B$3];[.$R5];[.I$1];CHAR(34);&quot;, &quot;; CHAR(34); [.I5]; CHAR(34); &quot;},&quot;) ; &quot;&quot;)" office:value-type="string" office:string-value="{&quot;17&quot;, &quot;rla&quot;}," calcext:value-type="string">
            <text:p>{"17", "rla"},</text:p>
          </table:table-cell>
          <table:table-cell table:formula="of:=IF( AND([.J5]&lt;&gt;&quot;&quot;; [.J5]&lt;&gt;&quot;-&quot;) ; COM.MICROSOFT.CONCAT(&quot;{&quot;;CHAR(34);[.$B$3];[.$R5];[.J$1];CHAR(34);&quot;, &quot;; CHAR(34); [.J5]; CHAR(34); &quot;},&quot;) ; &quot;&quot;)" office:value-type="string" office:string-value="{&quot;18&quot;, &quot;jr d&quot;}," calcext:value-type="string">
            <text:p>{"18", "jr d"},</text:p>
          </table:table-cell>
          <table:table-cell table:formula="of:=IF( AND([.K5]&lt;&gt;&quot;&quot;; [.K5]&lt;&gt;&quot;-&quot;) ; COM.MICROSOFT.CONCAT(&quot;{&quot;;CHAR(34);[.$B$3];[.$R5];[.K$1];CHAR(34);&quot;, &quot;; CHAR(34); [.K5]; CHAR(34); &quot;},&quot;) ; &quot;&quot;)" office:value-type="string" office:string-value="{&quot;19&quot;, &quot;add hl,de&quot;}," calcext:value-type="string">
            <text:p>{"19", "add hl,de"},</text:p>
          </table:table-cell>
          <table:table-cell table:formula="of:=IF( AND([.L5]&lt;&gt;&quot;&quot;; [.L5]&lt;&gt;&quot;-&quot;) ; COM.MICROSOFT.CONCAT(&quot;{&quot;;CHAR(34);[.$B$3];[.$R5];[.L$1];CHAR(34);&quot;, &quot;; CHAR(34); [.L5]; CHAR(34); &quot;},&quot;) ; &quot;&quot;)" office:value-type="string" office:string-value="{&quot;1A&quot;, &quot;ld a,(de)&quot;}," calcext:value-type="string">
            <text:p>{"1A", "ld a,(de)"},</text:p>
          </table:table-cell>
          <table:table-cell table:formula="of:=IF( AND([.M5]&lt;&gt;&quot;&quot;; [.M5]&lt;&gt;&quot;-&quot;) ; COM.MICROSOFT.CONCAT(&quot;{&quot;;CHAR(34);[.$B$3];[.$R5];[.M$1];CHAR(34);&quot;, &quot;; CHAR(34); [.M5]; CHAR(34); &quot;},&quot;) ; &quot;&quot;)" office:value-type="string" office:string-value="{&quot;1B&quot;, &quot;dec de&quot;}," calcext:value-type="string">
            <text:p>{"1B", "dec de"},</text:p>
          </table:table-cell>
          <table:table-cell table:formula="of:=IF( AND([.N5]&lt;&gt;&quot;&quot;; [.N5]&lt;&gt;&quot;-&quot;) ; COM.MICROSOFT.CONCAT(&quot;{&quot;;CHAR(34);[.$B$3];[.$R5];[.N$1];CHAR(34);&quot;, &quot;; CHAR(34); [.N5]; CHAR(34); &quot;},&quot;) ; &quot;&quot;)" office:value-type="string" office:string-value="{&quot;1C&quot;, &quot;inc e&quot;}," calcext:value-type="string">
            <text:p>{"1C", "inc e"},</text:p>
          </table:table-cell>
          <table:table-cell table:formula="of:=IF( AND([.O5]&lt;&gt;&quot;&quot;; [.O5]&lt;&gt;&quot;-&quot;) ; COM.MICROSOFT.CONCAT(&quot;{&quot;;CHAR(34);[.$B$3];[.$R5];[.O$1];CHAR(34);&quot;, &quot;; CHAR(34); [.O5]; CHAR(34); &quot;},&quot;) ; &quot;&quot;)" office:value-type="string" office:string-value="{&quot;1D&quot;, &quot;dec e&quot;}," calcext:value-type="string">
            <text:p>{"1D", "dec e"},</text:p>
          </table:table-cell>
          <table:table-cell table:formula="of:=IF( AND([.P5]&lt;&gt;&quot;&quot;; [.P5]&lt;&gt;&quot;-&quot;) ; COM.MICROSOFT.CONCAT(&quot;{&quot;;CHAR(34);[.$B$3];[.$R5];[.P$1];CHAR(34);&quot;, &quot;; CHAR(34); [.P5]; CHAR(34); &quot;},&quot;) ; &quot;&quot;)" office:value-type="string" office:string-value="{&quot;1E&quot;, &quot;ld e,n&quot;}," calcext:value-type="string">
            <text:p>{"1E", "ld e,n"},</text:p>
          </table:table-cell>
          <table:table-cell table:formula="of:=IF( AND([.Q5]&lt;&gt;&quot;&quot;; [.Q5]&lt;&gt;&quot;-&quot;) ; COM.MICROSOFT.CONCAT(&quot;{&quot;;CHAR(34);[.$B$3];[.$R5];[.Q$1];CHAR(34);&quot;, &quot;; CHAR(34); [.Q5]; CHAR(34); &quot;},&quot;) ; &quot;&quot;)" office:value-type="string" office:string-value="{&quot;1F&quot;, &quot;rra&quot;}," calcext:value-type="string">
            <text:p>{"1F", "rra"},</text:p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6" office:value-type="string" calcext:value-type="string">
            <text:p>jr nz,d</text:p>
          </table:table-cell>
          <table:table-cell table:style-name="ce236" office:value-type="string" calcext:value-type="string">
            <text:p>ld hl,nn</text:p>
          </table:table-cell>
          <table:table-cell table:style-name="ce236" office:value-type="string" calcext:value-type="string">
            <text:p>ld (nn),hl</text:p>
          </table:table-cell>
          <table:table-cell table:style-name="ce236" office:value-type="string" calcext:value-type="string">
            <text:p>inc hl</text:p>
          </table:table-cell>
          <table:table-cell table:style-name="ce236" office:value-type="string" calcext:value-type="string">
            <text:p>inc h</text:p>
          </table:table-cell>
          <table:table-cell table:style-name="ce236" office:value-type="string" calcext:value-type="string">
            <text:p>dec h</text:p>
          </table:table-cell>
          <table:table-cell table:style-name="ce236" office:value-type="string" calcext:value-type="string">
            <text:p>ld h,n</text:p>
          </table:table-cell>
          <table:table-cell table:style-name="ce236" office:value-type="string" calcext:value-type="string">
            <text:p>daa</text:p>
          </table:table-cell>
          <table:table-cell table:style-name="ce236" office:value-type="string" calcext:value-type="string">
            <text:p>jr z,d</text:p>
          </table:table-cell>
          <table:table-cell table:style-name="ce236" office:value-type="string" calcext:value-type="string">
            <text:p>add hl,hl</text:p>
          </table:table-cell>
          <table:table-cell table:style-name="ce236" office:value-type="string" calcext:value-type="string">
            <text:p>ld hl,(nn)</text:p>
          </table:table-cell>
          <table:table-cell table:style-name="ce236" office:value-type="string" calcext:value-type="string">
            <text:p>dec hl</text:p>
          </table:table-cell>
          <table:table-cell table:style-name="ce236" office:value-type="string" calcext:value-type="string">
            <text:p>inc l</text:p>
          </table:table-cell>
          <table:table-cell table:style-name="ce236" office:value-type="string" calcext:value-type="string">
            <text:p>dec l</text:p>
          </table:table-cell>
          <table:table-cell table:style-name="ce236" office:value-type="string" calcext:value-type="string">
            <text:p>ld l,n</text:p>
          </table:table-cell>
          <table:table-cell table:style-name="ce236" office:value-type="string" calcext:value-type="string">
            <text:p>cpl</text:p>
          </table:table-cell>
          <table:table-cell table:style-name="ce234" office:value-type="float" office:value="2" calcext:value-type="float">
            <text:p>2</text:p>
          </table:table-cell>
          <table:table-cell table:formula="of:=IF( AND([.B6]&lt;&gt;&quot;&quot;; [.B6]&lt;&gt;&quot;-&quot;) ; COM.MICROSOFT.CONCAT(&quot;{&quot;;CHAR(34);[.$B$3];[.$R6];[.B$1];CHAR(34);&quot;, &quot;; CHAR(34); [.B6]; CHAR(34); &quot;},&quot;) ; &quot;&quot;)" office:value-type="string" office:string-value="{&quot;20&quot;, &quot;jr nz,d&quot;}," calcext:value-type="string">
            <text:p>{"20", "jr nz,d"},</text:p>
          </table:table-cell>
          <table:table-cell table:formula="of:=IF( AND([.C6]&lt;&gt;&quot;&quot;; [.C6]&lt;&gt;&quot;-&quot;) ; COM.MICROSOFT.CONCAT(&quot;{&quot;;CHAR(34);[.$B$3];[.$R6];[.C$1];CHAR(34);&quot;, &quot;; CHAR(34); [.C6]; CHAR(34); &quot;},&quot;) ; &quot;&quot;)" office:value-type="string" office:string-value="{&quot;21&quot;, &quot;ld hl,nn&quot;}," calcext:value-type="string">
            <text:p>{"21", "ld hl,nn"},</text:p>
          </table:table-cell>
          <table:table-cell table:formula="of:=IF( AND([.D6]&lt;&gt;&quot;&quot;; [.D6]&lt;&gt;&quot;-&quot;) ; COM.MICROSOFT.CONCAT(&quot;{&quot;;CHAR(34);[.$B$3];[.$R6];[.D$1];CHAR(34);&quot;, &quot;; CHAR(34); [.D6]; CHAR(34); &quot;},&quot;) ; &quot;&quot;)" office:value-type="string" office:string-value="{&quot;22&quot;, &quot;ld (nn),hl&quot;}," calcext:value-type="string">
            <text:p>{"22", "ld (nn),hl"},</text:p>
          </table:table-cell>
          <table:table-cell table:formula="of:=IF( AND([.E6]&lt;&gt;&quot;&quot;; [.E6]&lt;&gt;&quot;-&quot;) ; COM.MICROSOFT.CONCAT(&quot;{&quot;;CHAR(34);[.$B$3];[.$R6];[.E$1];CHAR(34);&quot;, &quot;; CHAR(34); [.E6]; CHAR(34); &quot;},&quot;) ; &quot;&quot;)" office:value-type="string" office:string-value="{&quot;23&quot;, &quot;inc hl&quot;}," calcext:value-type="string">
            <text:p>{"23", "inc hl"},</text:p>
          </table:table-cell>
          <table:table-cell table:formula="of:=IF( AND([.F6]&lt;&gt;&quot;&quot;; [.F6]&lt;&gt;&quot;-&quot;) ; COM.MICROSOFT.CONCAT(&quot;{&quot;;CHAR(34);[.$B$3];[.$R6];[.F$1];CHAR(34);&quot;, &quot;; CHAR(34); [.F6]; CHAR(34); &quot;},&quot;) ; &quot;&quot;)" office:value-type="string" office:string-value="{&quot;24&quot;, &quot;inc h&quot;}," calcext:value-type="string">
            <text:p>{"24", "inc h"},</text:p>
          </table:table-cell>
          <table:table-cell table:formula="of:=IF( AND([.G6]&lt;&gt;&quot;&quot;; [.G6]&lt;&gt;&quot;-&quot;) ; COM.MICROSOFT.CONCAT(&quot;{&quot;;CHAR(34);[.$B$3];[.$R6];[.G$1];CHAR(34);&quot;, &quot;; CHAR(34); [.G6]; CHAR(34); &quot;},&quot;) ; &quot;&quot;)" office:value-type="string" office:string-value="{&quot;25&quot;, &quot;dec h&quot;}," calcext:value-type="string">
            <text:p>{"25", "dec h"},</text:p>
          </table:table-cell>
          <table:table-cell table:formula="of:=IF( AND([.H6]&lt;&gt;&quot;&quot;; [.H6]&lt;&gt;&quot;-&quot;) ; COM.MICROSOFT.CONCAT(&quot;{&quot;;CHAR(34);[.$B$3];[.$R6];[.H$1];CHAR(34);&quot;, &quot;; CHAR(34); [.H6]; CHAR(34); &quot;},&quot;) ; &quot;&quot;)" office:value-type="string" office:string-value="{&quot;26&quot;, &quot;ld h,n&quot;}," calcext:value-type="string">
            <text:p>{"26", "ld h,n"},</text:p>
          </table:table-cell>
          <table:table-cell table:formula="of:=IF( AND([.I6]&lt;&gt;&quot;&quot;; [.I6]&lt;&gt;&quot;-&quot;) ; COM.MICROSOFT.CONCAT(&quot;{&quot;;CHAR(34);[.$B$3];[.$R6];[.I$1];CHAR(34);&quot;, &quot;; CHAR(34); [.I6]; CHAR(34); &quot;},&quot;) ; &quot;&quot;)" office:value-type="string" office:string-value="{&quot;27&quot;, &quot;daa&quot;}," calcext:value-type="string">
            <text:p>{"27", "daa"},</text:p>
          </table:table-cell>
          <table:table-cell table:formula="of:=IF( AND([.J6]&lt;&gt;&quot;&quot;; [.J6]&lt;&gt;&quot;-&quot;) ; COM.MICROSOFT.CONCAT(&quot;{&quot;;CHAR(34);[.$B$3];[.$R6];[.J$1];CHAR(34);&quot;, &quot;; CHAR(34); [.J6]; CHAR(34); &quot;},&quot;) ; &quot;&quot;)" office:value-type="string" office:string-value="{&quot;28&quot;, &quot;jr z,d&quot;}," calcext:value-type="string">
            <text:p>{"28", "jr z,d"},</text:p>
          </table:table-cell>
          <table:table-cell table:formula="of:=IF( AND([.K6]&lt;&gt;&quot;&quot;; [.K6]&lt;&gt;&quot;-&quot;) ; COM.MICROSOFT.CONCAT(&quot;{&quot;;CHAR(34);[.$B$3];[.$R6];[.K$1];CHAR(34);&quot;, &quot;; CHAR(34); [.K6]; CHAR(34); &quot;},&quot;) ; &quot;&quot;)" office:value-type="string" office:string-value="{&quot;29&quot;, &quot;add hl,hl&quot;}," calcext:value-type="string">
            <text:p>{"29", "add hl,hl"},</text:p>
          </table:table-cell>
          <table:table-cell table:formula="of:=IF( AND([.L6]&lt;&gt;&quot;&quot;; [.L6]&lt;&gt;&quot;-&quot;) ; COM.MICROSOFT.CONCAT(&quot;{&quot;;CHAR(34);[.$B$3];[.$R6];[.L$1];CHAR(34);&quot;, &quot;; CHAR(34); [.L6]; CHAR(34); &quot;},&quot;) ; &quot;&quot;)" office:value-type="string" office:string-value="{&quot;2A&quot;, &quot;ld hl,(nn)&quot;}," calcext:value-type="string">
            <text:p>{"2A", "ld hl,(nn)"},</text:p>
          </table:table-cell>
          <table:table-cell table:formula="of:=IF( AND([.M6]&lt;&gt;&quot;&quot;; [.M6]&lt;&gt;&quot;-&quot;) ; COM.MICROSOFT.CONCAT(&quot;{&quot;;CHAR(34);[.$B$3];[.$R6];[.M$1];CHAR(34);&quot;, &quot;; CHAR(34); [.M6]; CHAR(34); &quot;},&quot;) ; &quot;&quot;)" office:value-type="string" office:string-value="{&quot;2B&quot;, &quot;dec hl&quot;}," calcext:value-type="string">
            <text:p>{"2B", "dec hl"},</text:p>
          </table:table-cell>
          <table:table-cell table:formula="of:=IF( AND([.N6]&lt;&gt;&quot;&quot;; [.N6]&lt;&gt;&quot;-&quot;) ; COM.MICROSOFT.CONCAT(&quot;{&quot;;CHAR(34);[.$B$3];[.$R6];[.N$1];CHAR(34);&quot;, &quot;; CHAR(34); [.N6]; CHAR(34); &quot;},&quot;) ; &quot;&quot;)" office:value-type="string" office:string-value="{&quot;2C&quot;, &quot;inc l&quot;}," calcext:value-type="string">
            <text:p>{"2C", "inc l"},</text:p>
          </table:table-cell>
          <table:table-cell table:formula="of:=IF( AND([.O6]&lt;&gt;&quot;&quot;; [.O6]&lt;&gt;&quot;-&quot;) ; COM.MICROSOFT.CONCAT(&quot;{&quot;;CHAR(34);[.$B$3];[.$R6];[.O$1];CHAR(34);&quot;, &quot;; CHAR(34); [.O6]; CHAR(34); &quot;},&quot;) ; &quot;&quot;)" office:value-type="string" office:string-value="{&quot;2D&quot;, &quot;dec l&quot;}," calcext:value-type="string">
            <text:p>{"2D", "dec l"},</text:p>
          </table:table-cell>
          <table:table-cell table:formula="of:=IF( AND([.P6]&lt;&gt;&quot;&quot;; [.P6]&lt;&gt;&quot;-&quot;) ; COM.MICROSOFT.CONCAT(&quot;{&quot;;CHAR(34);[.$B$3];[.$R6];[.P$1];CHAR(34);&quot;, &quot;; CHAR(34); [.P6]; CHAR(34); &quot;},&quot;) ; &quot;&quot;)" office:value-type="string" office:string-value="{&quot;2E&quot;, &quot;ld l,n&quot;}," calcext:value-type="string">
            <text:p>{"2E", "ld l,n"},</text:p>
          </table:table-cell>
          <table:table-cell table:formula="of:=IF( AND([.Q6]&lt;&gt;&quot;&quot;; [.Q6]&lt;&gt;&quot;-&quot;) ; COM.MICROSOFT.CONCAT(&quot;{&quot;;CHAR(34);[.$B$3];[.$R6];[.Q$1];CHAR(34);&quot;, &quot;; CHAR(34); [.Q6]; CHAR(34); &quot;},&quot;) ; &quot;&quot;)" office:value-type="string" office:string-value="{&quot;2F&quot;, &quot;cpl&quot;}," calcext:value-type="string">
            <text:p>{"2F", "cpl"},</text:p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6" office:value-type="string" calcext:value-type="string">
            <text:p>jr nc,d</text:p>
          </table:table-cell>
          <table:table-cell table:style-name="ce236" office:value-type="string" calcext:value-type="string">
            <text:p>ld sp,nn</text:p>
          </table:table-cell>
          <table:table-cell table:style-name="ce236" office:value-type="string" calcext:value-type="string">
            <text:p>ld (nn),a</text:p>
          </table:table-cell>
          <table:table-cell table:style-name="ce236" office:value-type="string" calcext:value-type="string">
            <text:p>inc sp</text:p>
          </table:table-cell>
          <table:table-cell table:style-name="ce236" office:value-type="string" calcext:value-type="string">
            <text:p>inc (hl)</text:p>
          </table:table-cell>
          <table:table-cell table:style-name="ce236" office:value-type="string" calcext:value-type="string">
            <text:p>dec (hl)</text:p>
          </table:table-cell>
          <table:table-cell table:style-name="ce236" office:value-type="string" calcext:value-type="string">
            <text:p>ld (hl),n</text:p>
          </table:table-cell>
          <table:table-cell table:style-name="ce236" office:value-type="string" calcext:value-type="string">
            <text:p>scf</text:p>
          </table:table-cell>
          <table:table-cell table:style-name="ce236" office:value-type="string" calcext:value-type="string">
            <text:p>jr c,d</text:p>
          </table:table-cell>
          <table:table-cell table:style-name="ce236" office:value-type="string" calcext:value-type="string">
            <text:p>add hl,sp</text:p>
          </table:table-cell>
          <table:table-cell table:style-name="ce236" office:value-type="string" calcext:value-type="string">
            <text:p>ld a,(nn)</text:p>
          </table:table-cell>
          <table:table-cell table:style-name="ce236" office:value-type="string" calcext:value-type="string">
            <text:p>dec sp</text:p>
          </table:table-cell>
          <table:table-cell table:style-name="ce236" office:value-type="string" calcext:value-type="string">
            <text:p>inc a</text:p>
          </table:table-cell>
          <table:table-cell table:style-name="ce236" office:value-type="string" calcext:value-type="string">
            <text:p>dec a</text:p>
          </table:table-cell>
          <table:table-cell table:style-name="ce236" office:value-type="string" calcext:value-type="string">
            <text:p>ld a,n</text:p>
          </table:table-cell>
          <table:table-cell table:style-name="ce236" office:value-type="string" calcext:value-type="string">
            <text:p>ccf</text:p>
          </table:table-cell>
          <table:table-cell table:style-name="ce234" office:value-type="float" office:value="3" calcext:value-type="float">
            <text:p>3</text:p>
          </table:table-cell>
          <table:table-cell table:formula="of:=IF( AND([.B7]&lt;&gt;&quot;&quot;; [.B7]&lt;&gt;&quot;-&quot;) ; COM.MICROSOFT.CONCAT(&quot;{&quot;;CHAR(34);[.$B$3];[.$R7];[.B$1];CHAR(34);&quot;, &quot;; CHAR(34); [.B7]; CHAR(34); &quot;},&quot;) ; &quot;&quot;)" office:value-type="string" office:string-value="{&quot;30&quot;, &quot;jr nc,d&quot;}," calcext:value-type="string">
            <text:p>{"30", "jr nc,d"},</text:p>
          </table:table-cell>
          <table:table-cell table:formula="of:=IF( AND([.C7]&lt;&gt;&quot;&quot;; [.C7]&lt;&gt;&quot;-&quot;) ; COM.MICROSOFT.CONCAT(&quot;{&quot;;CHAR(34);[.$B$3];[.$R7];[.C$1];CHAR(34);&quot;, &quot;; CHAR(34); [.C7]; CHAR(34); &quot;},&quot;) ; &quot;&quot;)" office:value-type="string" office:string-value="{&quot;31&quot;, &quot;ld sp,nn&quot;}," calcext:value-type="string">
            <text:p>{"31", "ld sp,nn"},</text:p>
          </table:table-cell>
          <table:table-cell table:formula="of:=IF( AND([.D7]&lt;&gt;&quot;&quot;; [.D7]&lt;&gt;&quot;-&quot;) ; COM.MICROSOFT.CONCAT(&quot;{&quot;;CHAR(34);[.$B$3];[.$R7];[.D$1];CHAR(34);&quot;, &quot;; CHAR(34); [.D7]; CHAR(34); &quot;},&quot;) ; &quot;&quot;)" office:value-type="string" office:string-value="{&quot;32&quot;, &quot;ld (nn),a&quot;}," calcext:value-type="string">
            <text:p>{"32", "ld (nn),a"},</text:p>
          </table:table-cell>
          <table:table-cell table:formula="of:=IF( AND([.E7]&lt;&gt;&quot;&quot;; [.E7]&lt;&gt;&quot;-&quot;) ; COM.MICROSOFT.CONCAT(&quot;{&quot;;CHAR(34);[.$B$3];[.$R7];[.E$1];CHAR(34);&quot;, &quot;; CHAR(34); [.E7]; CHAR(34); &quot;},&quot;) ; &quot;&quot;)" office:value-type="string" office:string-value="{&quot;33&quot;, &quot;inc sp&quot;}," calcext:value-type="string">
            <text:p>{"33", "inc sp"},</text:p>
          </table:table-cell>
          <table:table-cell table:formula="of:=IF( AND([.F7]&lt;&gt;&quot;&quot;; [.F7]&lt;&gt;&quot;-&quot;) ; COM.MICROSOFT.CONCAT(&quot;{&quot;;CHAR(34);[.$B$3];[.$R7];[.F$1];CHAR(34);&quot;, &quot;; CHAR(34); [.F7]; CHAR(34); &quot;},&quot;) ; &quot;&quot;)" office:value-type="string" office:string-value="{&quot;34&quot;, &quot;inc (hl)&quot;}," calcext:value-type="string">
            <text:p>{"34", "inc (hl)"},</text:p>
          </table:table-cell>
          <table:table-cell table:formula="of:=IF( AND([.G7]&lt;&gt;&quot;&quot;; [.G7]&lt;&gt;&quot;-&quot;) ; COM.MICROSOFT.CONCAT(&quot;{&quot;;CHAR(34);[.$B$3];[.$R7];[.G$1];CHAR(34);&quot;, &quot;; CHAR(34); [.G7]; CHAR(34); &quot;},&quot;) ; &quot;&quot;)" office:value-type="string" office:string-value="{&quot;35&quot;, &quot;dec (hl)&quot;}," calcext:value-type="string">
            <text:p>{"35", "dec (hl)"},</text:p>
          </table:table-cell>
          <table:table-cell table:formula="of:=IF( AND([.H7]&lt;&gt;&quot;&quot;; [.H7]&lt;&gt;&quot;-&quot;) ; COM.MICROSOFT.CONCAT(&quot;{&quot;;CHAR(34);[.$B$3];[.$R7];[.H$1];CHAR(34);&quot;, &quot;; CHAR(34); [.H7]; CHAR(34); &quot;},&quot;) ; &quot;&quot;)" office:value-type="string" office:string-value="{&quot;36&quot;, &quot;ld (hl),n&quot;}," calcext:value-type="string">
            <text:p>{"36", "ld (hl),n"},</text:p>
          </table:table-cell>
          <table:table-cell table:formula="of:=IF( AND([.I7]&lt;&gt;&quot;&quot;; [.I7]&lt;&gt;&quot;-&quot;) ; COM.MICROSOFT.CONCAT(&quot;{&quot;;CHAR(34);[.$B$3];[.$R7];[.I$1];CHAR(34);&quot;, &quot;; CHAR(34); [.I7]; CHAR(34); &quot;},&quot;) ; &quot;&quot;)" office:value-type="string" office:string-value="{&quot;37&quot;, &quot;scf&quot;}," calcext:value-type="string">
            <text:p>{"37", "scf"},</text:p>
          </table:table-cell>
          <table:table-cell table:formula="of:=IF( AND([.J7]&lt;&gt;&quot;&quot;; [.J7]&lt;&gt;&quot;-&quot;) ; COM.MICROSOFT.CONCAT(&quot;{&quot;;CHAR(34);[.$B$3];[.$R7];[.J$1];CHAR(34);&quot;, &quot;; CHAR(34); [.J7]; CHAR(34); &quot;},&quot;) ; &quot;&quot;)" office:value-type="string" office:string-value="{&quot;38&quot;, &quot;jr c,d&quot;}," calcext:value-type="string">
            <text:p>{"38", "jr c,d"},</text:p>
          </table:table-cell>
          <table:table-cell table:formula="of:=IF( AND([.K7]&lt;&gt;&quot;&quot;; [.K7]&lt;&gt;&quot;-&quot;) ; COM.MICROSOFT.CONCAT(&quot;{&quot;;CHAR(34);[.$B$3];[.$R7];[.K$1];CHAR(34);&quot;, &quot;; CHAR(34); [.K7]; CHAR(34); &quot;},&quot;) ; &quot;&quot;)" office:value-type="string" office:string-value="{&quot;39&quot;, &quot;add hl,sp&quot;}," calcext:value-type="string">
            <text:p>{"39", "add hl,sp"},</text:p>
          </table:table-cell>
          <table:table-cell table:formula="of:=IF( AND([.L7]&lt;&gt;&quot;&quot;; [.L7]&lt;&gt;&quot;-&quot;) ; COM.MICROSOFT.CONCAT(&quot;{&quot;;CHAR(34);[.$B$3];[.$R7];[.L$1];CHAR(34);&quot;, &quot;; CHAR(34); [.L7]; CHAR(34); &quot;},&quot;) ; &quot;&quot;)" office:value-type="string" office:string-value="{&quot;3A&quot;, &quot;ld a,(nn)&quot;}," calcext:value-type="string">
            <text:p>{"3A", "ld a,(nn)"},</text:p>
          </table:table-cell>
          <table:table-cell table:formula="of:=IF( AND([.M7]&lt;&gt;&quot;&quot;; [.M7]&lt;&gt;&quot;-&quot;) ; COM.MICROSOFT.CONCAT(&quot;{&quot;;CHAR(34);[.$B$3];[.$R7];[.M$1];CHAR(34);&quot;, &quot;; CHAR(34); [.M7]; CHAR(34); &quot;},&quot;) ; &quot;&quot;)" office:value-type="string" office:string-value="{&quot;3B&quot;, &quot;dec sp&quot;}," calcext:value-type="string">
            <text:p>{"3B", "dec sp"},</text:p>
          </table:table-cell>
          <table:table-cell table:formula="of:=IF( AND([.N7]&lt;&gt;&quot;&quot;; [.N7]&lt;&gt;&quot;-&quot;) ; COM.MICROSOFT.CONCAT(&quot;{&quot;;CHAR(34);[.$B$3];[.$R7];[.N$1];CHAR(34);&quot;, &quot;; CHAR(34); [.N7]; CHAR(34); &quot;},&quot;) ; &quot;&quot;)" office:value-type="string" office:string-value="{&quot;3C&quot;, &quot;inc a&quot;}," calcext:value-type="string">
            <text:p>{"3C", "inc a"},</text:p>
          </table:table-cell>
          <table:table-cell table:formula="of:=IF( AND([.O7]&lt;&gt;&quot;&quot;; [.O7]&lt;&gt;&quot;-&quot;) ; COM.MICROSOFT.CONCAT(&quot;{&quot;;CHAR(34);[.$B$3];[.$R7];[.O$1];CHAR(34);&quot;, &quot;; CHAR(34); [.O7]; CHAR(34); &quot;},&quot;) ; &quot;&quot;)" office:value-type="string" office:string-value="{&quot;3D&quot;, &quot;dec a&quot;}," calcext:value-type="string">
            <text:p>{"3D", "dec a"},</text:p>
          </table:table-cell>
          <table:table-cell table:formula="of:=IF( AND([.P7]&lt;&gt;&quot;&quot;; [.P7]&lt;&gt;&quot;-&quot;) ; COM.MICROSOFT.CONCAT(&quot;{&quot;;CHAR(34);[.$B$3];[.$R7];[.P$1];CHAR(34);&quot;, &quot;; CHAR(34); [.P7]; CHAR(34); &quot;},&quot;) ; &quot;&quot;)" office:value-type="string" office:string-value="{&quot;3E&quot;, &quot;ld a,n&quot;}," calcext:value-type="string">
            <text:p>{"3E", "ld a,n"},</text:p>
          </table:table-cell>
          <table:table-cell table:formula="of:=IF( AND([.Q7]&lt;&gt;&quot;&quot;; [.Q7]&lt;&gt;&quot;-&quot;) ; COM.MICROSOFT.CONCAT(&quot;{&quot;;CHAR(34);[.$B$3];[.$R7];[.Q$1];CHAR(34);&quot;, &quot;; CHAR(34); [.Q7]; CHAR(34); &quot;},&quot;) ; &quot;&quot;)" office:value-type="string" office:string-value="{&quot;3F&quot;, &quot;ccf&quot;}," calcext:value-type="string">
            <text:p>{"3F", "ccf"},</text:p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d b,b</text:p>
          </table:table-cell>
          <table:table-cell table:style-name="ce236" office:value-type="string" calcext:value-type="string">
            <text:p>ld b,c</text:p>
          </table:table-cell>
          <table:table-cell table:style-name="ce236" office:value-type="string" calcext:value-type="string">
            <text:p>ld b,d</text:p>
          </table:table-cell>
          <table:table-cell table:style-name="ce236" office:value-type="string" calcext:value-type="string">
            <text:p>ld b,e</text:p>
          </table:table-cell>
          <table:table-cell table:style-name="ce236" office:value-type="string" calcext:value-type="string">
            <text:p>ld b,h</text:p>
          </table:table-cell>
          <table:table-cell table:style-name="ce236" office:value-type="string" calcext:value-type="string">
            <text:p>ld b,l</text:p>
          </table:table-cell>
          <table:table-cell table:style-name="ce236" office:value-type="string" calcext:value-type="string">
            <text:p>ld b,(hl)</text:p>
          </table:table-cell>
          <table:table-cell table:style-name="ce236" office:value-type="string" calcext:value-type="string">
            <text:p>ld b,a</text:p>
          </table:table-cell>
          <table:table-cell table:style-name="ce236" office:value-type="string" calcext:value-type="string">
            <text:p>ld c,b</text:p>
          </table:table-cell>
          <table:table-cell table:style-name="ce236" office:value-type="string" calcext:value-type="string">
            <text:p>ld c,c</text:p>
          </table:table-cell>
          <table:table-cell table:style-name="ce236" office:value-type="string" calcext:value-type="string">
            <text:p>ld c,d</text:p>
          </table:table-cell>
          <table:table-cell table:style-name="ce236" office:value-type="string" calcext:value-type="string">
            <text:p>ld c,e</text:p>
          </table:table-cell>
          <table:table-cell table:style-name="ce236" office:value-type="string" calcext:value-type="string">
            <text:p>ld c,h</text:p>
          </table:table-cell>
          <table:table-cell table:style-name="ce236" office:value-type="string" calcext:value-type="string">
            <text:p>ld c,l</text:p>
          </table:table-cell>
          <table:table-cell table:style-name="ce236" office:value-type="string" calcext:value-type="string">
            <text:p>ld c,(hl)</text:p>
          </table:table-cell>
          <table:table-cell table:style-name="ce236" office:value-type="string" calcext:value-type="string">
            <text:p>ld c,a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8]&lt;&gt;&quot;&quot;; [.B8]&lt;&gt;&quot;-&quot;) ; COM.MICROSOFT.CONCAT(&quot;{&quot;;CHAR(34);[.$B$3];[.$R8];[.B$1];CHAR(34);&quot;, &quot;; CHAR(34); [.B8]; CHAR(34); &quot;},&quot;) ; &quot;&quot;)" office:value-type="string" office:string-value="{&quot;40&quot;, &quot;ld b,b&quot;}," calcext:value-type="string">
            <text:p>{"40", "ld b,b"},</text:p>
          </table:table-cell>
          <table:table-cell table:formula="of:=IF( AND([.C8]&lt;&gt;&quot;&quot;; [.C8]&lt;&gt;&quot;-&quot;) ; COM.MICROSOFT.CONCAT(&quot;{&quot;;CHAR(34);[.$B$3];[.$R8];[.C$1];CHAR(34);&quot;, &quot;; CHAR(34); [.C8]; CHAR(34); &quot;},&quot;) ; &quot;&quot;)" office:value-type="string" office:string-value="{&quot;41&quot;, &quot;ld b,c&quot;}," calcext:value-type="string">
            <text:p>{"41", "ld b,c"},</text:p>
          </table:table-cell>
          <table:table-cell table:formula="of:=IF( AND([.D8]&lt;&gt;&quot;&quot;; [.D8]&lt;&gt;&quot;-&quot;) ; COM.MICROSOFT.CONCAT(&quot;{&quot;;CHAR(34);[.$B$3];[.$R8];[.D$1];CHAR(34);&quot;, &quot;; CHAR(34); [.D8]; CHAR(34); &quot;},&quot;) ; &quot;&quot;)" office:value-type="string" office:string-value="{&quot;42&quot;, &quot;ld b,d&quot;}," calcext:value-type="string">
            <text:p>{"42", "ld b,d"},</text:p>
          </table:table-cell>
          <table:table-cell table:formula="of:=IF( AND([.E8]&lt;&gt;&quot;&quot;; [.E8]&lt;&gt;&quot;-&quot;) ; COM.MICROSOFT.CONCAT(&quot;{&quot;;CHAR(34);[.$B$3];[.$R8];[.E$1];CHAR(34);&quot;, &quot;; CHAR(34); [.E8]; CHAR(34); &quot;},&quot;) ; &quot;&quot;)" office:value-type="string" office:string-value="{&quot;43&quot;, &quot;ld b,e&quot;}," calcext:value-type="string">
            <text:p>{"43", "ld b,e"},</text:p>
          </table:table-cell>
          <table:table-cell table:formula="of:=IF( AND([.F8]&lt;&gt;&quot;&quot;; [.F8]&lt;&gt;&quot;-&quot;) ; COM.MICROSOFT.CONCAT(&quot;{&quot;;CHAR(34);[.$B$3];[.$R8];[.F$1];CHAR(34);&quot;, &quot;; CHAR(34); [.F8]; CHAR(34); &quot;},&quot;) ; &quot;&quot;)" office:value-type="string" office:string-value="{&quot;44&quot;, &quot;ld b,h&quot;}," calcext:value-type="string">
            <text:p>{"44", "ld b,h"},</text:p>
          </table:table-cell>
          <table:table-cell table:formula="of:=IF( AND([.G8]&lt;&gt;&quot;&quot;; [.G8]&lt;&gt;&quot;-&quot;) ; COM.MICROSOFT.CONCAT(&quot;{&quot;;CHAR(34);[.$B$3];[.$R8];[.G$1];CHAR(34);&quot;, &quot;; CHAR(34); [.G8]; CHAR(34); &quot;},&quot;) ; &quot;&quot;)" office:value-type="string" office:string-value="{&quot;45&quot;, &quot;ld b,l&quot;}," calcext:value-type="string">
            <text:p>{"45", "ld b,l"},</text:p>
          </table:table-cell>
          <table:table-cell table:formula="of:=IF( AND([.H8]&lt;&gt;&quot;&quot;; [.H8]&lt;&gt;&quot;-&quot;) ; COM.MICROSOFT.CONCAT(&quot;{&quot;;CHAR(34);[.$B$3];[.$R8];[.H$1];CHAR(34);&quot;, &quot;; CHAR(34); [.H8]; CHAR(34); &quot;},&quot;) ; &quot;&quot;)" office:value-type="string" office:string-value="{&quot;46&quot;, &quot;ld b,(hl)&quot;}," calcext:value-type="string">
            <text:p>{"46", "ld b,(hl)"},</text:p>
          </table:table-cell>
          <table:table-cell table:formula="of:=IF( AND([.I8]&lt;&gt;&quot;&quot;; [.I8]&lt;&gt;&quot;-&quot;) ; COM.MICROSOFT.CONCAT(&quot;{&quot;;CHAR(34);[.$B$3];[.$R8];[.I$1];CHAR(34);&quot;, &quot;; CHAR(34); [.I8]; CHAR(34); &quot;},&quot;) ; &quot;&quot;)" office:value-type="string" office:string-value="{&quot;47&quot;, &quot;ld b,a&quot;}," calcext:value-type="string">
            <text:p>{"47", "ld b,a"},</text:p>
          </table:table-cell>
          <table:table-cell table:formula="of:=IF( AND([.J8]&lt;&gt;&quot;&quot;; [.J8]&lt;&gt;&quot;-&quot;) ; COM.MICROSOFT.CONCAT(&quot;{&quot;;CHAR(34);[.$B$3];[.$R8];[.J$1];CHAR(34);&quot;, &quot;; CHAR(34); [.J8]; CHAR(34); &quot;},&quot;) ; &quot;&quot;)" office:value-type="string" office:string-value="{&quot;48&quot;, &quot;ld c,b&quot;}," calcext:value-type="string">
            <text:p>{"48", "ld c,b"},</text:p>
          </table:table-cell>
          <table:table-cell table:formula="of:=IF( AND([.K8]&lt;&gt;&quot;&quot;; [.K8]&lt;&gt;&quot;-&quot;) ; COM.MICROSOFT.CONCAT(&quot;{&quot;;CHAR(34);[.$B$3];[.$R8];[.K$1];CHAR(34);&quot;, &quot;; CHAR(34); [.K8]; CHAR(34); &quot;},&quot;) ; &quot;&quot;)" office:value-type="string" office:string-value="{&quot;49&quot;, &quot;ld c,c&quot;}," calcext:value-type="string">
            <text:p>{"49", "ld c,c"},</text:p>
          </table:table-cell>
          <table:table-cell table:formula="of:=IF( AND([.L8]&lt;&gt;&quot;&quot;; [.L8]&lt;&gt;&quot;-&quot;) ; COM.MICROSOFT.CONCAT(&quot;{&quot;;CHAR(34);[.$B$3];[.$R8];[.L$1];CHAR(34);&quot;, &quot;; CHAR(34); [.L8]; CHAR(34); &quot;},&quot;) ; &quot;&quot;)" office:value-type="string" office:string-value="{&quot;4A&quot;, &quot;ld c,d&quot;}," calcext:value-type="string">
            <text:p>{"4A", "ld c,d"},</text:p>
          </table:table-cell>
          <table:table-cell table:formula="of:=IF( AND([.M8]&lt;&gt;&quot;&quot;; [.M8]&lt;&gt;&quot;-&quot;) ; COM.MICROSOFT.CONCAT(&quot;{&quot;;CHAR(34);[.$B$3];[.$R8];[.M$1];CHAR(34);&quot;, &quot;; CHAR(34); [.M8]; CHAR(34); &quot;},&quot;) ; &quot;&quot;)" office:value-type="string" office:string-value="{&quot;4B&quot;, &quot;ld c,e&quot;}," calcext:value-type="string">
            <text:p>{"4B", "ld c,e"},</text:p>
          </table:table-cell>
          <table:table-cell table:formula="of:=IF( AND([.N8]&lt;&gt;&quot;&quot;; [.N8]&lt;&gt;&quot;-&quot;) ; COM.MICROSOFT.CONCAT(&quot;{&quot;;CHAR(34);[.$B$3];[.$R8];[.N$1];CHAR(34);&quot;, &quot;; CHAR(34); [.N8]; CHAR(34); &quot;},&quot;) ; &quot;&quot;)" office:value-type="string" office:string-value="{&quot;4C&quot;, &quot;ld c,h&quot;}," calcext:value-type="string">
            <text:p>{"4C", "ld c,h"},</text:p>
          </table:table-cell>
          <table:table-cell table:formula="of:=IF( AND([.O8]&lt;&gt;&quot;&quot;; [.O8]&lt;&gt;&quot;-&quot;) ; COM.MICROSOFT.CONCAT(&quot;{&quot;;CHAR(34);[.$B$3];[.$R8];[.O$1];CHAR(34);&quot;, &quot;; CHAR(34); [.O8]; CHAR(34); &quot;},&quot;) ; &quot;&quot;)" office:value-type="string" office:string-value="{&quot;4D&quot;, &quot;ld c,l&quot;}," calcext:value-type="string">
            <text:p>{"4D", "ld c,l"},</text:p>
          </table:table-cell>
          <table:table-cell table:formula="of:=IF( AND([.P8]&lt;&gt;&quot;&quot;; [.P8]&lt;&gt;&quot;-&quot;) ; COM.MICROSOFT.CONCAT(&quot;{&quot;;CHAR(34);[.$B$3];[.$R8];[.P$1];CHAR(34);&quot;, &quot;; CHAR(34); [.P8]; CHAR(34); &quot;},&quot;) ; &quot;&quot;)" office:value-type="string" office:string-value="{&quot;4E&quot;, &quot;ld c,(hl)&quot;}," calcext:value-type="string">
            <text:p>{"4E", "ld c,(hl)"},</text:p>
          </table:table-cell>
          <table:table-cell table:formula="of:=IF( AND([.Q8]&lt;&gt;&quot;&quot;; [.Q8]&lt;&gt;&quot;-&quot;) ; COM.MICROSOFT.CONCAT(&quot;{&quot;;CHAR(34);[.$B$3];[.$R8];[.Q$1];CHAR(34);&quot;, &quot;; CHAR(34); [.Q8]; CHAR(34); &quot;},&quot;) ; &quot;&quot;)" office:value-type="string" office:string-value="{&quot;4F&quot;, &quot;ld c,a&quot;}," calcext:value-type="string">
            <text:p>{"4F", "ld c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style-name="ce236" office:value-type="string" calcext:value-type="string">
            <text:p>ld d,b</text:p>
          </table:table-cell>
          <table:table-cell table:style-name="ce236" office:value-type="string" calcext:value-type="string">
            <text:p>ld d,c</text:p>
          </table:table-cell>
          <table:table-cell table:style-name="ce236" office:value-type="string" calcext:value-type="string">
            <text:p>ld d,d</text:p>
          </table:table-cell>
          <table:table-cell table:style-name="ce236" office:value-type="string" calcext:value-type="string">
            <text:p>ld d,e</text:p>
          </table:table-cell>
          <table:table-cell table:style-name="ce236" office:value-type="string" calcext:value-type="string">
            <text:p>ld d,h</text:p>
          </table:table-cell>
          <table:table-cell table:style-name="ce236" office:value-type="string" calcext:value-type="string">
            <text:p>ld d,l</text:p>
          </table:table-cell>
          <table:table-cell table:style-name="ce236" office:value-type="string" calcext:value-type="string">
            <text:p>ld d,(hl)</text:p>
          </table:table-cell>
          <table:table-cell table:style-name="ce236" office:value-type="string" calcext:value-type="string">
            <text:p>ld d,a</text:p>
          </table:table-cell>
          <table:table-cell table:style-name="ce236" office:value-type="string" calcext:value-type="string">
            <text:p>ld e,b</text:p>
          </table:table-cell>
          <table:table-cell table:style-name="ce236" office:value-type="string" calcext:value-type="string">
            <text:p>ld e,c</text:p>
          </table:table-cell>
          <table:table-cell table:style-name="ce236" office:value-type="string" calcext:value-type="string">
            <text:p>ld e,d</text:p>
          </table:table-cell>
          <table:table-cell table:style-name="ce236" office:value-type="string" calcext:value-type="string">
            <text:p>ld e,e</text:p>
          </table:table-cell>
          <table:table-cell table:style-name="ce236" office:value-type="string" calcext:value-type="string">
            <text:p>ld e,h</text:p>
          </table:table-cell>
          <table:table-cell table:style-name="ce236" office:value-type="string" calcext:value-type="string">
            <text:p>ld e,l</text:p>
          </table:table-cell>
          <table:table-cell table:style-name="ce236" office:value-type="string" calcext:value-type="string">
            <text:p>ld e,(hl)</text:p>
          </table:table-cell>
          <table:table-cell table:style-name="ce236" office:value-type="string" calcext:value-type="string">
            <text:p>ld e,a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9]&lt;&gt;&quot;&quot;; [.B9]&lt;&gt;&quot;-&quot;) ; COM.MICROSOFT.CONCAT(&quot;{&quot;;CHAR(34);[.$B$3];[.$R9];[.B$1];CHAR(34);&quot;, &quot;; CHAR(34); [.B9]; CHAR(34); &quot;},&quot;) ; &quot;&quot;)" office:value-type="string" office:string-value="{&quot;50&quot;, &quot;ld d,b&quot;}," calcext:value-type="string">
            <text:p>{"50", "ld d,b"},</text:p>
          </table:table-cell>
          <table:table-cell table:formula="of:=IF( AND([.C9]&lt;&gt;&quot;&quot;; [.C9]&lt;&gt;&quot;-&quot;) ; COM.MICROSOFT.CONCAT(&quot;{&quot;;CHAR(34);[.$B$3];[.$R9];[.C$1];CHAR(34);&quot;, &quot;; CHAR(34); [.C9]; CHAR(34); &quot;},&quot;) ; &quot;&quot;)" office:value-type="string" office:string-value="{&quot;51&quot;, &quot;ld d,c&quot;}," calcext:value-type="string">
            <text:p>{"51", "ld d,c"},</text:p>
          </table:table-cell>
          <table:table-cell table:formula="of:=IF( AND([.D9]&lt;&gt;&quot;&quot;; [.D9]&lt;&gt;&quot;-&quot;) ; COM.MICROSOFT.CONCAT(&quot;{&quot;;CHAR(34);[.$B$3];[.$R9];[.D$1];CHAR(34);&quot;, &quot;; CHAR(34); [.D9]; CHAR(34); &quot;},&quot;) ; &quot;&quot;)" office:value-type="string" office:string-value="{&quot;52&quot;, &quot;ld d,d&quot;}," calcext:value-type="string">
            <text:p>{"52", "ld d,d"},</text:p>
          </table:table-cell>
          <table:table-cell table:formula="of:=IF( AND([.E9]&lt;&gt;&quot;&quot;; [.E9]&lt;&gt;&quot;-&quot;) ; COM.MICROSOFT.CONCAT(&quot;{&quot;;CHAR(34);[.$B$3];[.$R9];[.E$1];CHAR(34);&quot;, &quot;; CHAR(34); [.E9]; CHAR(34); &quot;},&quot;) ; &quot;&quot;)" office:value-type="string" office:string-value="{&quot;53&quot;, &quot;ld d,e&quot;}," calcext:value-type="string">
            <text:p>{"53", "ld d,e"},</text:p>
          </table:table-cell>
          <table:table-cell table:formula="of:=IF( AND([.F9]&lt;&gt;&quot;&quot;; [.F9]&lt;&gt;&quot;-&quot;) ; COM.MICROSOFT.CONCAT(&quot;{&quot;;CHAR(34);[.$B$3];[.$R9];[.F$1];CHAR(34);&quot;, &quot;; CHAR(34); [.F9]; CHAR(34); &quot;},&quot;) ; &quot;&quot;)" office:value-type="string" office:string-value="{&quot;54&quot;, &quot;ld d,h&quot;}," calcext:value-type="string">
            <text:p>{"54", "ld d,h"},</text:p>
          </table:table-cell>
          <table:table-cell table:formula="of:=IF( AND([.G9]&lt;&gt;&quot;&quot;; [.G9]&lt;&gt;&quot;-&quot;) ; COM.MICROSOFT.CONCAT(&quot;{&quot;;CHAR(34);[.$B$3];[.$R9];[.G$1];CHAR(34);&quot;, &quot;; CHAR(34); [.G9]; CHAR(34); &quot;},&quot;) ; &quot;&quot;)" office:value-type="string" office:string-value="{&quot;55&quot;, &quot;ld d,l&quot;}," calcext:value-type="string">
            <text:p>{"55", "ld d,l"},</text:p>
          </table:table-cell>
          <table:table-cell table:formula="of:=IF( AND([.H9]&lt;&gt;&quot;&quot;; [.H9]&lt;&gt;&quot;-&quot;) ; COM.MICROSOFT.CONCAT(&quot;{&quot;;CHAR(34);[.$B$3];[.$R9];[.H$1];CHAR(34);&quot;, &quot;; CHAR(34); [.H9]; CHAR(34); &quot;},&quot;) ; &quot;&quot;)" office:value-type="string" office:string-value="{&quot;56&quot;, &quot;ld d,(hl)&quot;}," calcext:value-type="string">
            <text:p>{"56", "ld d,(hl)"},</text:p>
          </table:table-cell>
          <table:table-cell table:formula="of:=IF( AND([.I9]&lt;&gt;&quot;&quot;; [.I9]&lt;&gt;&quot;-&quot;) ; COM.MICROSOFT.CONCAT(&quot;{&quot;;CHAR(34);[.$B$3];[.$R9];[.I$1];CHAR(34);&quot;, &quot;; CHAR(34); [.I9]; CHAR(34); &quot;},&quot;) ; &quot;&quot;)" office:value-type="string" office:string-value="{&quot;57&quot;, &quot;ld d,a&quot;}," calcext:value-type="string">
            <text:p>{"57", "ld d,a"},</text:p>
          </table:table-cell>
          <table:table-cell table:formula="of:=IF( AND([.J9]&lt;&gt;&quot;&quot;; [.J9]&lt;&gt;&quot;-&quot;) ; COM.MICROSOFT.CONCAT(&quot;{&quot;;CHAR(34);[.$B$3];[.$R9];[.J$1];CHAR(34);&quot;, &quot;; CHAR(34); [.J9]; CHAR(34); &quot;},&quot;) ; &quot;&quot;)" office:value-type="string" office:string-value="{&quot;58&quot;, &quot;ld e,b&quot;}," calcext:value-type="string">
            <text:p>{"58", "ld e,b"},</text:p>
          </table:table-cell>
          <table:table-cell table:formula="of:=IF( AND([.K9]&lt;&gt;&quot;&quot;; [.K9]&lt;&gt;&quot;-&quot;) ; COM.MICROSOFT.CONCAT(&quot;{&quot;;CHAR(34);[.$B$3];[.$R9];[.K$1];CHAR(34);&quot;, &quot;; CHAR(34); [.K9]; CHAR(34); &quot;},&quot;) ; &quot;&quot;)" office:value-type="string" office:string-value="{&quot;59&quot;, &quot;ld e,c&quot;}," calcext:value-type="string">
            <text:p>{"59", "ld e,c"},</text:p>
          </table:table-cell>
          <table:table-cell table:formula="of:=IF( AND([.L9]&lt;&gt;&quot;&quot;; [.L9]&lt;&gt;&quot;-&quot;) ; COM.MICROSOFT.CONCAT(&quot;{&quot;;CHAR(34);[.$B$3];[.$R9];[.L$1];CHAR(34);&quot;, &quot;; CHAR(34); [.L9]; CHAR(34); &quot;},&quot;) ; &quot;&quot;)" office:value-type="string" office:string-value="{&quot;5A&quot;, &quot;ld e,d&quot;}," calcext:value-type="string">
            <text:p>{"5A", "ld e,d"},</text:p>
          </table:table-cell>
          <table:table-cell table:formula="of:=IF( AND([.M9]&lt;&gt;&quot;&quot;; [.M9]&lt;&gt;&quot;-&quot;) ; COM.MICROSOFT.CONCAT(&quot;{&quot;;CHAR(34);[.$B$3];[.$R9];[.M$1];CHAR(34);&quot;, &quot;; CHAR(34); [.M9]; CHAR(34); &quot;},&quot;) ; &quot;&quot;)" office:value-type="string" office:string-value="{&quot;5B&quot;, &quot;ld e,e&quot;}," calcext:value-type="string">
            <text:p>{"5B", "ld e,e"},</text:p>
          </table:table-cell>
          <table:table-cell table:formula="of:=IF( AND([.N9]&lt;&gt;&quot;&quot;; [.N9]&lt;&gt;&quot;-&quot;) ; COM.MICROSOFT.CONCAT(&quot;{&quot;;CHAR(34);[.$B$3];[.$R9];[.N$1];CHAR(34);&quot;, &quot;; CHAR(34); [.N9]; CHAR(34); &quot;},&quot;) ; &quot;&quot;)" office:value-type="string" office:string-value="{&quot;5C&quot;, &quot;ld e,h&quot;}," calcext:value-type="string">
            <text:p>{"5C", "ld e,h"},</text:p>
          </table:table-cell>
          <table:table-cell table:formula="of:=IF( AND([.O9]&lt;&gt;&quot;&quot;; [.O9]&lt;&gt;&quot;-&quot;) ; COM.MICROSOFT.CONCAT(&quot;{&quot;;CHAR(34);[.$B$3];[.$R9];[.O$1];CHAR(34);&quot;, &quot;; CHAR(34); [.O9]; CHAR(34); &quot;},&quot;) ; &quot;&quot;)" office:value-type="string" office:string-value="{&quot;5D&quot;, &quot;ld e,l&quot;}," calcext:value-type="string">
            <text:p>{"5D", "ld e,l"},</text:p>
          </table:table-cell>
          <table:table-cell table:formula="of:=IF( AND([.P9]&lt;&gt;&quot;&quot;; [.P9]&lt;&gt;&quot;-&quot;) ; COM.MICROSOFT.CONCAT(&quot;{&quot;;CHAR(34);[.$B$3];[.$R9];[.P$1];CHAR(34);&quot;, &quot;; CHAR(34); [.P9]; CHAR(34); &quot;},&quot;) ; &quot;&quot;)" office:value-type="string" office:string-value="{&quot;5E&quot;, &quot;ld e,(hl)&quot;}," calcext:value-type="string">
            <text:p>{"5E", "ld e,(hl)"},</text:p>
          </table:table-cell>
          <table:table-cell table:formula="of:=IF( AND([.Q9]&lt;&gt;&quot;&quot;; [.Q9]&lt;&gt;&quot;-&quot;) ; COM.MICROSOFT.CONCAT(&quot;{&quot;;CHAR(34);[.$B$3];[.$R9];[.Q$1];CHAR(34);&quot;, &quot;; CHAR(34); [.Q9]; CHAR(34); &quot;},&quot;) ; &quot;&quot;)" office:value-type="string" office:string-value="{&quot;5F&quot;, &quot;ld e,a&quot;}," calcext:value-type="string">
            <text:p>{"5F", "ld e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6" office:value-type="string" calcext:value-type="string">
            <text:p>ld h,b</text:p>
          </table:table-cell>
          <table:table-cell table:style-name="ce236" office:value-type="string" calcext:value-type="string">
            <text:p>ld h,c</text:p>
          </table:table-cell>
          <table:table-cell table:style-name="ce236" office:value-type="string" calcext:value-type="string">
            <text:p>ld h,d</text:p>
          </table:table-cell>
          <table:table-cell table:style-name="ce236" office:value-type="string" calcext:value-type="string">
            <text:p>ld h,e</text:p>
          </table:table-cell>
          <table:table-cell table:style-name="ce236" office:value-type="string" calcext:value-type="string">
            <text:p>ld h,h</text:p>
          </table:table-cell>
          <table:table-cell table:style-name="ce236" office:value-type="string" calcext:value-type="string">
            <text:p>ld h,l</text:p>
          </table:table-cell>
          <table:table-cell table:style-name="ce236" office:value-type="string" calcext:value-type="string">
            <text:p>ld h,(hl)</text:p>
          </table:table-cell>
          <table:table-cell table:style-name="ce236" office:value-type="string" calcext:value-type="string">
            <text:p>ld h,a</text:p>
          </table:table-cell>
          <table:table-cell table:style-name="ce236" office:value-type="string" calcext:value-type="string">
            <text:p>ld l,b</text:p>
          </table:table-cell>
          <table:table-cell table:style-name="ce236" office:value-type="string" calcext:value-type="string">
            <text:p>ld l,c</text:p>
          </table:table-cell>
          <table:table-cell table:style-name="ce236" office:value-type="string" calcext:value-type="string">
            <text:p>ld l,d</text:p>
          </table:table-cell>
          <table:table-cell table:style-name="ce236" office:value-type="string" calcext:value-type="string">
            <text:p>ld l,e</text:p>
          </table:table-cell>
          <table:table-cell table:style-name="ce236" office:value-type="string" calcext:value-type="string">
            <text:p>ld l,h</text:p>
          </table:table-cell>
          <table:table-cell table:style-name="ce236" office:value-type="string" calcext:value-type="string">
            <text:p>ld l,l</text:p>
          </table:table-cell>
          <table:table-cell table:style-name="ce236" office:value-type="string" calcext:value-type="string">
            <text:p>ld l,(hl)</text:p>
          </table:table-cell>
          <table:table-cell table:style-name="ce236" office:value-type="string" calcext:value-type="string">
            <text:p>ld l,a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10]&lt;&gt;&quot;&quot;; [.B10]&lt;&gt;&quot;-&quot;) ; COM.MICROSOFT.CONCAT(&quot;{&quot;;CHAR(34);[.$B$3];[.$R10];[.B$1];CHAR(34);&quot;, &quot;; CHAR(34); [.B10]; CHAR(34); &quot;},&quot;) ; &quot;&quot;)" office:value-type="string" office:string-value="{&quot;60&quot;, &quot;ld h,b&quot;}," calcext:value-type="string">
            <text:p>{"60", "ld h,b"},</text:p>
          </table:table-cell>
          <table:table-cell table:formula="of:=IF( AND([.C10]&lt;&gt;&quot;&quot;; [.C10]&lt;&gt;&quot;-&quot;) ; COM.MICROSOFT.CONCAT(&quot;{&quot;;CHAR(34);[.$B$3];[.$R10];[.C$1];CHAR(34);&quot;, &quot;; CHAR(34); [.C10]; CHAR(34); &quot;},&quot;) ; &quot;&quot;)" office:value-type="string" office:string-value="{&quot;61&quot;, &quot;ld h,c&quot;}," calcext:value-type="string">
            <text:p>{"61", "ld h,c"},</text:p>
          </table:table-cell>
          <table:table-cell table:formula="of:=IF( AND([.D10]&lt;&gt;&quot;&quot;; [.D10]&lt;&gt;&quot;-&quot;) ; COM.MICROSOFT.CONCAT(&quot;{&quot;;CHAR(34);[.$B$3];[.$R10];[.D$1];CHAR(34);&quot;, &quot;; CHAR(34); [.D10]; CHAR(34); &quot;},&quot;) ; &quot;&quot;)" office:value-type="string" office:string-value="{&quot;62&quot;, &quot;ld h,d&quot;}," calcext:value-type="string">
            <text:p>{"62", "ld h,d"},</text:p>
          </table:table-cell>
          <table:table-cell table:formula="of:=IF( AND([.E10]&lt;&gt;&quot;&quot;; [.E10]&lt;&gt;&quot;-&quot;) ; COM.MICROSOFT.CONCAT(&quot;{&quot;;CHAR(34);[.$B$3];[.$R10];[.E$1];CHAR(34);&quot;, &quot;; CHAR(34); [.E10]; CHAR(34); &quot;},&quot;) ; &quot;&quot;)" office:value-type="string" office:string-value="{&quot;63&quot;, &quot;ld h,e&quot;}," calcext:value-type="string">
            <text:p>{"63", "ld h,e"},</text:p>
          </table:table-cell>
          <table:table-cell table:formula="of:=IF( AND([.F10]&lt;&gt;&quot;&quot;; [.F10]&lt;&gt;&quot;-&quot;) ; COM.MICROSOFT.CONCAT(&quot;{&quot;;CHAR(34);[.$B$3];[.$R10];[.F$1];CHAR(34);&quot;, &quot;; CHAR(34); [.F10]; CHAR(34); &quot;},&quot;) ; &quot;&quot;)" office:value-type="string" office:string-value="{&quot;64&quot;, &quot;ld h,h&quot;}," calcext:value-type="string">
            <text:p>{"64", "ld h,h"},</text:p>
          </table:table-cell>
          <table:table-cell table:formula="of:=IF( AND([.G10]&lt;&gt;&quot;&quot;; [.G10]&lt;&gt;&quot;-&quot;) ; COM.MICROSOFT.CONCAT(&quot;{&quot;;CHAR(34);[.$B$3];[.$R10];[.G$1];CHAR(34);&quot;, &quot;; CHAR(34); [.G10]; CHAR(34); &quot;},&quot;) ; &quot;&quot;)" office:value-type="string" office:string-value="{&quot;65&quot;, &quot;ld h,l&quot;}," calcext:value-type="string">
            <text:p>{"65", "ld h,l"},</text:p>
          </table:table-cell>
          <table:table-cell table:formula="of:=IF( AND([.H10]&lt;&gt;&quot;&quot;; [.H10]&lt;&gt;&quot;-&quot;) ; COM.MICROSOFT.CONCAT(&quot;{&quot;;CHAR(34);[.$B$3];[.$R10];[.H$1];CHAR(34);&quot;, &quot;; CHAR(34); [.H10]; CHAR(34); &quot;},&quot;) ; &quot;&quot;)" office:value-type="string" office:string-value="{&quot;66&quot;, &quot;ld h,(hl)&quot;}," calcext:value-type="string">
            <text:p>{"66", "ld h,(hl)"},</text:p>
          </table:table-cell>
          <table:table-cell table:formula="of:=IF( AND([.I10]&lt;&gt;&quot;&quot;; [.I10]&lt;&gt;&quot;-&quot;) ; COM.MICROSOFT.CONCAT(&quot;{&quot;;CHAR(34);[.$B$3];[.$R10];[.I$1];CHAR(34);&quot;, &quot;; CHAR(34); [.I10]; CHAR(34); &quot;},&quot;) ; &quot;&quot;)" office:value-type="string" office:string-value="{&quot;67&quot;, &quot;ld h,a&quot;}," calcext:value-type="string">
            <text:p>{"67", "ld h,a"},</text:p>
          </table:table-cell>
          <table:table-cell table:formula="of:=IF( AND([.J10]&lt;&gt;&quot;&quot;; [.J10]&lt;&gt;&quot;-&quot;) ; COM.MICROSOFT.CONCAT(&quot;{&quot;;CHAR(34);[.$B$3];[.$R10];[.J$1];CHAR(34);&quot;, &quot;; CHAR(34); [.J10]; CHAR(34); &quot;},&quot;) ; &quot;&quot;)" office:value-type="string" office:string-value="{&quot;68&quot;, &quot;ld l,b&quot;}," calcext:value-type="string">
            <text:p>{"68", "ld l,b"},</text:p>
          </table:table-cell>
          <table:table-cell table:formula="of:=IF( AND([.K10]&lt;&gt;&quot;&quot;; [.K10]&lt;&gt;&quot;-&quot;) ; COM.MICROSOFT.CONCAT(&quot;{&quot;;CHAR(34);[.$B$3];[.$R10];[.K$1];CHAR(34);&quot;, &quot;; CHAR(34); [.K10]; CHAR(34); &quot;},&quot;) ; &quot;&quot;)" office:value-type="string" office:string-value="{&quot;69&quot;, &quot;ld l,c&quot;}," calcext:value-type="string">
            <text:p>{"69", "ld l,c"},</text:p>
          </table:table-cell>
          <table:table-cell table:formula="of:=IF( AND([.L10]&lt;&gt;&quot;&quot;; [.L10]&lt;&gt;&quot;-&quot;) ; COM.MICROSOFT.CONCAT(&quot;{&quot;;CHAR(34);[.$B$3];[.$R10];[.L$1];CHAR(34);&quot;, &quot;; CHAR(34); [.L10]; CHAR(34); &quot;},&quot;) ; &quot;&quot;)" office:value-type="string" office:string-value="{&quot;6A&quot;, &quot;ld l,d&quot;}," calcext:value-type="string">
            <text:p>{"6A", "ld l,d"},</text:p>
          </table:table-cell>
          <table:table-cell table:formula="of:=IF( AND([.M10]&lt;&gt;&quot;&quot;; [.M10]&lt;&gt;&quot;-&quot;) ; COM.MICROSOFT.CONCAT(&quot;{&quot;;CHAR(34);[.$B$3];[.$R10];[.M$1];CHAR(34);&quot;, &quot;; CHAR(34); [.M10]; CHAR(34); &quot;},&quot;) ; &quot;&quot;)" office:value-type="string" office:string-value="{&quot;6B&quot;, &quot;ld l,e&quot;}," calcext:value-type="string">
            <text:p>{"6B", "ld l,e"},</text:p>
          </table:table-cell>
          <table:table-cell table:formula="of:=IF( AND([.N10]&lt;&gt;&quot;&quot;; [.N10]&lt;&gt;&quot;-&quot;) ; COM.MICROSOFT.CONCAT(&quot;{&quot;;CHAR(34);[.$B$3];[.$R10];[.N$1];CHAR(34);&quot;, &quot;; CHAR(34); [.N10]; CHAR(34); &quot;},&quot;) ; &quot;&quot;)" office:value-type="string" office:string-value="{&quot;6C&quot;, &quot;ld l,h&quot;}," calcext:value-type="string">
            <text:p>{"6C", "ld l,h"},</text:p>
          </table:table-cell>
          <table:table-cell table:formula="of:=IF( AND([.O10]&lt;&gt;&quot;&quot;; [.O10]&lt;&gt;&quot;-&quot;) ; COM.MICROSOFT.CONCAT(&quot;{&quot;;CHAR(34);[.$B$3];[.$R10];[.O$1];CHAR(34);&quot;, &quot;; CHAR(34); [.O10]; CHAR(34); &quot;},&quot;) ; &quot;&quot;)" office:value-type="string" office:string-value="{&quot;6D&quot;, &quot;ld l,l&quot;}," calcext:value-type="string">
            <text:p>{"6D", "ld l,l"},</text:p>
          </table:table-cell>
          <table:table-cell table:formula="of:=IF( AND([.P10]&lt;&gt;&quot;&quot;; [.P10]&lt;&gt;&quot;-&quot;) ; COM.MICROSOFT.CONCAT(&quot;{&quot;;CHAR(34);[.$B$3];[.$R10];[.P$1];CHAR(34);&quot;, &quot;; CHAR(34); [.P10]; CHAR(34); &quot;},&quot;) ; &quot;&quot;)" office:value-type="string" office:string-value="{&quot;6E&quot;, &quot;ld l,(hl)&quot;}," calcext:value-type="string">
            <text:p>{"6E", "ld l,(hl)"},</text:p>
          </table:table-cell>
          <table:table-cell table:formula="of:=IF( AND([.Q10]&lt;&gt;&quot;&quot;; [.Q10]&lt;&gt;&quot;-&quot;) ; COM.MICROSOFT.CONCAT(&quot;{&quot;;CHAR(34);[.$B$3];[.$R10];[.Q$1];CHAR(34);&quot;, &quot;; CHAR(34); [.Q10]; CHAR(34); &quot;},&quot;) ; &quot;&quot;)" office:value-type="string" office:string-value="{&quot;6F&quot;, &quot;ld l,a&quot;}," calcext:value-type="string">
            <text:p>{"6F", "ld l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style-name="ce236" office:value-type="string" calcext:value-type="string">
            <text:p>ld (hl),b</text:p>
          </table:table-cell>
          <table:table-cell table:style-name="ce236" office:value-type="string" calcext:value-type="string">
            <text:p>ld (hl),c</text:p>
          </table:table-cell>
          <table:table-cell table:style-name="ce236" office:value-type="string" calcext:value-type="string">
            <text:p>ld (hl),d</text:p>
          </table:table-cell>
          <table:table-cell table:style-name="ce236" office:value-type="string" calcext:value-type="string">
            <text:p>ld (hl),e</text:p>
          </table:table-cell>
          <table:table-cell table:style-name="ce236" office:value-type="string" calcext:value-type="string">
            <text:p>ld (hl),h</text:p>
          </table:table-cell>
          <table:table-cell table:style-name="ce236" office:value-type="string" calcext:value-type="string">
            <text:p>ld (hl),l</text:p>
          </table:table-cell>
          <table:table-cell table:style-name="ce236" office:value-type="string" calcext:value-type="string">
            <text:p>halt</text:p>
          </table:table-cell>
          <table:table-cell table:style-name="ce236" office:value-type="string" calcext:value-type="string">
            <text:p>ld (hl),a</text:p>
          </table:table-cell>
          <table:table-cell table:style-name="ce236" office:value-type="string" calcext:value-type="string">
            <text:p>ld a,b</text:p>
          </table:table-cell>
          <table:table-cell table:style-name="ce236" office:value-type="string" calcext:value-type="string">
            <text:p>ld a,c</text:p>
          </table:table-cell>
          <table:table-cell table:style-name="ce236" office:value-type="string" calcext:value-type="string">
            <text:p>ld a,d</text:p>
          </table:table-cell>
          <table:table-cell table:style-name="ce236" office:value-type="string" calcext:value-type="string">
            <text:p>ld a,e</text:p>
          </table:table-cell>
          <table:table-cell table:style-name="ce236" office:value-type="string" calcext:value-type="string">
            <text:p>ld a,h</text:p>
          </table:table-cell>
          <table:table-cell table:style-name="ce236" office:value-type="string" calcext:value-type="string">
            <text:p>ld a,l</text:p>
          </table:table-cell>
          <table:table-cell table:style-name="ce236" office:value-type="string" calcext:value-type="string">
            <text:p>ld a,(hl)</text:p>
          </table:table-cell>
          <table:table-cell table:style-name="ce236" office:value-type="string" calcext:value-type="string">
            <text:p>ld a,a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11]&lt;&gt;&quot;&quot;; [.B11]&lt;&gt;&quot;-&quot;) ; COM.MICROSOFT.CONCAT(&quot;{&quot;;CHAR(34);[.$B$3];[.$R11];[.B$1];CHAR(34);&quot;, &quot;; CHAR(34); [.B11]; CHAR(34); &quot;},&quot;) ; &quot;&quot;)" office:value-type="string" office:string-value="{&quot;70&quot;, &quot;ld (hl),b&quot;}," calcext:value-type="string">
            <text:p>{"70", "ld (hl),b"},</text:p>
          </table:table-cell>
          <table:table-cell table:formula="of:=IF( AND([.C11]&lt;&gt;&quot;&quot;; [.C11]&lt;&gt;&quot;-&quot;) ; COM.MICROSOFT.CONCAT(&quot;{&quot;;CHAR(34);[.$B$3];[.$R11];[.C$1];CHAR(34);&quot;, &quot;; CHAR(34); [.C11]; CHAR(34); &quot;},&quot;) ; &quot;&quot;)" office:value-type="string" office:string-value="{&quot;71&quot;, &quot;ld (hl),c&quot;}," calcext:value-type="string">
            <text:p>{"71", "ld (hl),c"},</text:p>
          </table:table-cell>
          <table:table-cell table:formula="of:=IF( AND([.D11]&lt;&gt;&quot;&quot;; [.D11]&lt;&gt;&quot;-&quot;) ; COM.MICROSOFT.CONCAT(&quot;{&quot;;CHAR(34);[.$B$3];[.$R11];[.D$1];CHAR(34);&quot;, &quot;; CHAR(34); [.D11]; CHAR(34); &quot;},&quot;) ; &quot;&quot;)" office:value-type="string" office:string-value="{&quot;72&quot;, &quot;ld (hl),d&quot;}," calcext:value-type="string">
            <text:p>{"72", "ld (hl),d"},</text:p>
          </table:table-cell>
          <table:table-cell table:formula="of:=IF( AND([.E11]&lt;&gt;&quot;&quot;; [.E11]&lt;&gt;&quot;-&quot;) ; COM.MICROSOFT.CONCAT(&quot;{&quot;;CHAR(34);[.$B$3];[.$R11];[.E$1];CHAR(34);&quot;, &quot;; CHAR(34); [.E11]; CHAR(34); &quot;},&quot;) ; &quot;&quot;)" office:value-type="string" office:string-value="{&quot;73&quot;, &quot;ld (hl),e&quot;}," calcext:value-type="string">
            <text:p>{"73", "ld (hl),e"},</text:p>
          </table:table-cell>
          <table:table-cell table:formula="of:=IF( AND([.F11]&lt;&gt;&quot;&quot;; [.F11]&lt;&gt;&quot;-&quot;) ; COM.MICROSOFT.CONCAT(&quot;{&quot;;CHAR(34);[.$B$3];[.$R11];[.F$1];CHAR(34);&quot;, &quot;; CHAR(34); [.F11]; CHAR(34); &quot;},&quot;) ; &quot;&quot;)" office:value-type="string" office:string-value="{&quot;74&quot;, &quot;ld (hl),h&quot;}," calcext:value-type="string">
            <text:p>{"74", "ld (hl),h"},</text:p>
          </table:table-cell>
          <table:table-cell table:formula="of:=IF( AND([.G11]&lt;&gt;&quot;&quot;; [.G11]&lt;&gt;&quot;-&quot;) ; COM.MICROSOFT.CONCAT(&quot;{&quot;;CHAR(34);[.$B$3];[.$R11];[.G$1];CHAR(34);&quot;, &quot;; CHAR(34); [.G11]; CHAR(34); &quot;},&quot;) ; &quot;&quot;)" office:value-type="string" office:string-value="{&quot;75&quot;, &quot;ld (hl),l&quot;}," calcext:value-type="string">
            <text:p>{"75", "ld (hl),l"},</text:p>
          </table:table-cell>
          <table:table-cell table:formula="of:=IF( AND([.H11]&lt;&gt;&quot;&quot;; [.H11]&lt;&gt;&quot;-&quot;) ; COM.MICROSOFT.CONCAT(&quot;{&quot;;CHAR(34);[.$B$3];[.$R11];[.H$1];CHAR(34);&quot;, &quot;; CHAR(34); [.H11]; CHAR(34); &quot;},&quot;) ; &quot;&quot;)" office:value-type="string" office:string-value="{&quot;76&quot;, &quot;halt&quot;}," calcext:value-type="string">
            <text:p>{"76", "halt"},</text:p>
          </table:table-cell>
          <table:table-cell table:formula="of:=IF( AND([.I11]&lt;&gt;&quot;&quot;; [.I11]&lt;&gt;&quot;-&quot;) ; COM.MICROSOFT.CONCAT(&quot;{&quot;;CHAR(34);[.$B$3];[.$R11];[.I$1];CHAR(34);&quot;, &quot;; CHAR(34); [.I11]; CHAR(34); &quot;},&quot;) ; &quot;&quot;)" office:value-type="string" office:string-value="{&quot;77&quot;, &quot;ld (hl),a&quot;}," calcext:value-type="string">
            <text:p>{"77", "ld (hl),a"},</text:p>
          </table:table-cell>
          <table:table-cell table:formula="of:=IF( AND([.J11]&lt;&gt;&quot;&quot;; [.J11]&lt;&gt;&quot;-&quot;) ; COM.MICROSOFT.CONCAT(&quot;{&quot;;CHAR(34);[.$B$3];[.$R11];[.J$1];CHAR(34);&quot;, &quot;; CHAR(34); [.J11]; CHAR(34); &quot;},&quot;) ; &quot;&quot;)" office:value-type="string" office:string-value="{&quot;78&quot;, &quot;ld a,b&quot;}," calcext:value-type="string">
            <text:p>{"78", "ld a,b"},</text:p>
          </table:table-cell>
          <table:table-cell table:formula="of:=IF( AND([.K11]&lt;&gt;&quot;&quot;; [.K11]&lt;&gt;&quot;-&quot;) ; COM.MICROSOFT.CONCAT(&quot;{&quot;;CHAR(34);[.$B$3];[.$R11];[.K$1];CHAR(34);&quot;, &quot;; CHAR(34); [.K11]; CHAR(34); &quot;},&quot;) ; &quot;&quot;)" office:value-type="string" office:string-value="{&quot;79&quot;, &quot;ld a,c&quot;}," calcext:value-type="string">
            <text:p>{"79", "ld a,c"},</text:p>
          </table:table-cell>
          <table:table-cell table:formula="of:=IF( AND([.L11]&lt;&gt;&quot;&quot;; [.L11]&lt;&gt;&quot;-&quot;) ; COM.MICROSOFT.CONCAT(&quot;{&quot;;CHAR(34);[.$B$3];[.$R11];[.L$1];CHAR(34);&quot;, &quot;; CHAR(34); [.L11]; CHAR(34); &quot;},&quot;) ; &quot;&quot;)" office:value-type="string" office:string-value="{&quot;7A&quot;, &quot;ld a,d&quot;}," calcext:value-type="string">
            <text:p>{"7A", "ld a,d"},</text:p>
          </table:table-cell>
          <table:table-cell table:formula="of:=IF( AND([.M11]&lt;&gt;&quot;&quot;; [.M11]&lt;&gt;&quot;-&quot;) ; COM.MICROSOFT.CONCAT(&quot;{&quot;;CHAR(34);[.$B$3];[.$R11];[.M$1];CHAR(34);&quot;, &quot;; CHAR(34); [.M11]; CHAR(34); &quot;},&quot;) ; &quot;&quot;)" office:value-type="string" office:string-value="{&quot;7B&quot;, &quot;ld a,e&quot;}," calcext:value-type="string">
            <text:p>{"7B", "ld a,e"},</text:p>
          </table:table-cell>
          <table:table-cell table:formula="of:=IF( AND([.N11]&lt;&gt;&quot;&quot;; [.N11]&lt;&gt;&quot;-&quot;) ; COM.MICROSOFT.CONCAT(&quot;{&quot;;CHAR(34);[.$B$3];[.$R11];[.N$1];CHAR(34);&quot;, &quot;; CHAR(34); [.N11]; CHAR(34); &quot;},&quot;) ; &quot;&quot;)" office:value-type="string" office:string-value="{&quot;7C&quot;, &quot;ld a,h&quot;}," calcext:value-type="string">
            <text:p>{"7C", "ld a,h"},</text:p>
          </table:table-cell>
          <table:table-cell table:formula="of:=IF( AND([.O11]&lt;&gt;&quot;&quot;; [.O11]&lt;&gt;&quot;-&quot;) ; COM.MICROSOFT.CONCAT(&quot;{&quot;;CHAR(34);[.$B$3];[.$R11];[.O$1];CHAR(34);&quot;, &quot;; CHAR(34); [.O11]; CHAR(34); &quot;},&quot;) ; &quot;&quot;)" office:value-type="string" office:string-value="{&quot;7D&quot;, &quot;ld a,l&quot;}," calcext:value-type="string">
            <text:p>{"7D", "ld a,l"},</text:p>
          </table:table-cell>
          <table:table-cell table:formula="of:=IF( AND([.P11]&lt;&gt;&quot;&quot;; [.P11]&lt;&gt;&quot;-&quot;) ; COM.MICROSOFT.CONCAT(&quot;{&quot;;CHAR(34);[.$B$3];[.$R11];[.P$1];CHAR(34);&quot;, &quot;; CHAR(34); [.P11]; CHAR(34); &quot;},&quot;) ; &quot;&quot;)" office:value-type="string" office:string-value="{&quot;7E&quot;, &quot;ld a,(hl)&quot;}," calcext:value-type="string">
            <text:p>{"7E", "ld a,(hl)"},</text:p>
          </table:table-cell>
          <table:table-cell table:formula="of:=IF( AND([.Q11]&lt;&gt;&quot;&quot;; [.Q11]&lt;&gt;&quot;-&quot;) ; COM.MICROSOFT.CONCAT(&quot;{&quot;;CHAR(34);[.$B$3];[.$R11];[.Q$1];CHAR(34);&quot;, &quot;; CHAR(34); [.Q11]; CHAR(34); &quot;},&quot;) ; &quot;&quot;)" office:value-type="string" office:string-value="{&quot;7F&quot;, &quot;ld a,a&quot;}," calcext:value-type="string">
            <text:p>{"7F", "ld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add a,b</text:p>
          </table:table-cell>
          <table:table-cell table:style-name="ce236" office:value-type="string" calcext:value-type="string">
            <text:p>add a,c</text:p>
          </table:table-cell>
          <table:table-cell table:style-name="ce236" office:value-type="string" calcext:value-type="string">
            <text:p>add a,d</text:p>
          </table:table-cell>
          <table:table-cell table:style-name="ce236" office:value-type="string" calcext:value-type="string">
            <text:p>add a,e</text:p>
          </table:table-cell>
          <table:table-cell table:style-name="ce236" office:value-type="string" calcext:value-type="string">
            <text:p>add a,h</text:p>
          </table:table-cell>
          <table:table-cell table:style-name="ce236" office:value-type="string" calcext:value-type="string">
            <text:p>add a,l</text:p>
          </table:table-cell>
          <table:table-cell table:style-name="ce236" office:value-type="string" calcext:value-type="string">
            <text:p>add a,(hl)</text:p>
          </table:table-cell>
          <table:table-cell table:style-name="ce236" office:value-type="string" calcext:value-type="string">
            <text:p>add a,a</text:p>
          </table:table-cell>
          <table:table-cell table:style-name="ce236" office:value-type="string" calcext:value-type="string">
            <text:p>adc a,b</text:p>
          </table:table-cell>
          <table:table-cell table:style-name="ce236" office:value-type="string" calcext:value-type="string">
            <text:p>adc a,c</text:p>
          </table:table-cell>
          <table:table-cell table:style-name="ce236" office:value-type="string" calcext:value-type="string">
            <text:p>adc a,d</text:p>
          </table:table-cell>
          <table:table-cell table:style-name="ce236" office:value-type="string" calcext:value-type="string">
            <text:p>adc a,e</text:p>
          </table:table-cell>
          <table:table-cell table:style-name="ce236" office:value-type="string" calcext:value-type="string">
            <text:p>adc a,h</text:p>
          </table:table-cell>
          <table:table-cell table:style-name="ce236" office:value-type="string" calcext:value-type="string">
            <text:p>adc a,l</text:p>
          </table:table-cell>
          <table:table-cell table:style-name="ce236" office:value-type="string" calcext:value-type="string">
            <text:p>adc a,(hl)</text:p>
          </table:table-cell>
          <table:table-cell table:style-name="ce236" office:value-type="string" calcext:value-type="string">
            <text:p>adc a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12]&lt;&gt;&quot;&quot;; [.B12]&lt;&gt;&quot;-&quot;) ; COM.MICROSOFT.CONCAT(&quot;{&quot;;CHAR(34);[.$B$3];[.$R12];[.B$1];CHAR(34);&quot;, &quot;; CHAR(34); [.B12]; CHAR(34); &quot;},&quot;) ; &quot;&quot;)" office:value-type="string" office:string-value="{&quot;80&quot;, &quot;add a,b&quot;}," calcext:value-type="string">
            <text:p>{"80", "add a,b"},</text:p>
          </table:table-cell>
          <table:table-cell table:formula="of:=IF( AND([.C12]&lt;&gt;&quot;&quot;; [.C12]&lt;&gt;&quot;-&quot;) ; COM.MICROSOFT.CONCAT(&quot;{&quot;;CHAR(34);[.$B$3];[.$R12];[.C$1];CHAR(34);&quot;, &quot;; CHAR(34); [.C12]; CHAR(34); &quot;},&quot;) ; &quot;&quot;)" office:value-type="string" office:string-value="{&quot;81&quot;, &quot;add a,c&quot;}," calcext:value-type="string">
            <text:p>{"81", "add a,c"},</text:p>
          </table:table-cell>
          <table:table-cell table:formula="of:=IF( AND([.D12]&lt;&gt;&quot;&quot;; [.D12]&lt;&gt;&quot;-&quot;) ; COM.MICROSOFT.CONCAT(&quot;{&quot;;CHAR(34);[.$B$3];[.$R12];[.D$1];CHAR(34);&quot;, &quot;; CHAR(34); [.D12]; CHAR(34); &quot;},&quot;) ; &quot;&quot;)" office:value-type="string" office:string-value="{&quot;82&quot;, &quot;add a,d&quot;}," calcext:value-type="string">
            <text:p>{"82", "add a,d"},</text:p>
          </table:table-cell>
          <table:table-cell table:formula="of:=IF( AND([.E12]&lt;&gt;&quot;&quot;; [.E12]&lt;&gt;&quot;-&quot;) ; COM.MICROSOFT.CONCAT(&quot;{&quot;;CHAR(34);[.$B$3];[.$R12];[.E$1];CHAR(34);&quot;, &quot;; CHAR(34); [.E12]; CHAR(34); &quot;},&quot;) ; &quot;&quot;)" office:value-type="string" office:string-value="{&quot;83&quot;, &quot;add a,e&quot;}," calcext:value-type="string">
            <text:p>{"83", "add a,e"},</text:p>
          </table:table-cell>
          <table:table-cell table:formula="of:=IF( AND([.F12]&lt;&gt;&quot;&quot;; [.F12]&lt;&gt;&quot;-&quot;) ; COM.MICROSOFT.CONCAT(&quot;{&quot;;CHAR(34);[.$B$3];[.$R12];[.F$1];CHAR(34);&quot;, &quot;; CHAR(34); [.F12]; CHAR(34); &quot;},&quot;) ; &quot;&quot;)" office:value-type="string" office:string-value="{&quot;84&quot;, &quot;add a,h&quot;}," calcext:value-type="string">
            <text:p>{"84", "add a,h"},</text:p>
          </table:table-cell>
          <table:table-cell table:formula="of:=IF( AND([.G12]&lt;&gt;&quot;&quot;; [.G12]&lt;&gt;&quot;-&quot;) ; COM.MICROSOFT.CONCAT(&quot;{&quot;;CHAR(34);[.$B$3];[.$R12];[.G$1];CHAR(34);&quot;, &quot;; CHAR(34); [.G12]; CHAR(34); &quot;},&quot;) ; &quot;&quot;)" office:value-type="string" office:string-value="{&quot;85&quot;, &quot;add a,l&quot;}," calcext:value-type="string">
            <text:p>{"85", "add a,l"},</text:p>
          </table:table-cell>
          <table:table-cell table:formula="of:=IF( AND([.H12]&lt;&gt;&quot;&quot;; [.H12]&lt;&gt;&quot;-&quot;) ; COM.MICROSOFT.CONCAT(&quot;{&quot;;CHAR(34);[.$B$3];[.$R12];[.H$1];CHAR(34);&quot;, &quot;; CHAR(34); [.H12]; CHAR(34); &quot;},&quot;) ; &quot;&quot;)" office:value-type="string" office:string-value="{&quot;86&quot;, &quot;add a,(hl)&quot;}," calcext:value-type="string">
            <text:p>{"86", "add a,(hl)"},</text:p>
          </table:table-cell>
          <table:table-cell table:formula="of:=IF( AND([.I12]&lt;&gt;&quot;&quot;; [.I12]&lt;&gt;&quot;-&quot;) ; COM.MICROSOFT.CONCAT(&quot;{&quot;;CHAR(34);[.$B$3];[.$R12];[.I$1];CHAR(34);&quot;, &quot;; CHAR(34); [.I12]; CHAR(34); &quot;},&quot;) ; &quot;&quot;)" office:value-type="string" office:string-value="{&quot;87&quot;, &quot;add a,a&quot;}," calcext:value-type="string">
            <text:p>{"87", "add a,a"},</text:p>
          </table:table-cell>
          <table:table-cell table:formula="of:=IF( AND([.J12]&lt;&gt;&quot;&quot;; [.J12]&lt;&gt;&quot;-&quot;) ; COM.MICROSOFT.CONCAT(&quot;{&quot;;CHAR(34);[.$B$3];[.$R12];[.J$1];CHAR(34);&quot;, &quot;; CHAR(34); [.J12]; CHAR(34); &quot;},&quot;) ; &quot;&quot;)" office:value-type="string" office:string-value="{&quot;88&quot;, &quot;adc a,b&quot;}," calcext:value-type="string">
            <text:p>{"88", "adc a,b"},</text:p>
          </table:table-cell>
          <table:table-cell table:formula="of:=IF( AND([.K12]&lt;&gt;&quot;&quot;; [.K12]&lt;&gt;&quot;-&quot;) ; COM.MICROSOFT.CONCAT(&quot;{&quot;;CHAR(34);[.$B$3];[.$R12];[.K$1];CHAR(34);&quot;, &quot;; CHAR(34); [.K12]; CHAR(34); &quot;},&quot;) ; &quot;&quot;)" office:value-type="string" office:string-value="{&quot;89&quot;, &quot;adc a,c&quot;}," calcext:value-type="string">
            <text:p>{"89", "adc a,c"},</text:p>
          </table:table-cell>
          <table:table-cell table:formula="of:=IF( AND([.L12]&lt;&gt;&quot;&quot;; [.L12]&lt;&gt;&quot;-&quot;) ; COM.MICROSOFT.CONCAT(&quot;{&quot;;CHAR(34);[.$B$3];[.$R12];[.L$1];CHAR(34);&quot;, &quot;; CHAR(34); [.L12]; CHAR(34); &quot;},&quot;) ; &quot;&quot;)" office:value-type="string" office:string-value="{&quot;8A&quot;, &quot;adc a,d&quot;}," calcext:value-type="string">
            <text:p>{"8A", "adc a,d"},</text:p>
          </table:table-cell>
          <table:table-cell table:formula="of:=IF( AND([.M12]&lt;&gt;&quot;&quot;; [.M12]&lt;&gt;&quot;-&quot;) ; COM.MICROSOFT.CONCAT(&quot;{&quot;;CHAR(34);[.$B$3];[.$R12];[.M$1];CHAR(34);&quot;, &quot;; CHAR(34); [.M12]; CHAR(34); &quot;},&quot;) ; &quot;&quot;)" office:value-type="string" office:string-value="{&quot;8B&quot;, &quot;adc a,e&quot;}," calcext:value-type="string">
            <text:p>{"8B", "adc a,e"},</text:p>
          </table:table-cell>
          <table:table-cell table:formula="of:=IF( AND([.N12]&lt;&gt;&quot;&quot;; [.N12]&lt;&gt;&quot;-&quot;) ; COM.MICROSOFT.CONCAT(&quot;{&quot;;CHAR(34);[.$B$3];[.$R12];[.N$1];CHAR(34);&quot;, &quot;; CHAR(34); [.N12]; CHAR(34); &quot;},&quot;) ; &quot;&quot;)" office:value-type="string" office:string-value="{&quot;8C&quot;, &quot;adc a,h&quot;}," calcext:value-type="string">
            <text:p>{"8C", "adc a,h"},</text:p>
          </table:table-cell>
          <table:table-cell table:formula="of:=IF( AND([.O12]&lt;&gt;&quot;&quot;; [.O12]&lt;&gt;&quot;-&quot;) ; COM.MICROSOFT.CONCAT(&quot;{&quot;;CHAR(34);[.$B$3];[.$R12];[.O$1];CHAR(34);&quot;, &quot;; CHAR(34); [.O12]; CHAR(34); &quot;},&quot;) ; &quot;&quot;)" office:value-type="string" office:string-value="{&quot;8D&quot;, &quot;adc a,l&quot;}," calcext:value-type="string">
            <text:p>{"8D", "adc a,l"},</text:p>
          </table:table-cell>
          <table:table-cell table:formula="of:=IF( AND([.P12]&lt;&gt;&quot;&quot;; [.P12]&lt;&gt;&quot;-&quot;) ; COM.MICROSOFT.CONCAT(&quot;{&quot;;CHAR(34);[.$B$3];[.$R12];[.P$1];CHAR(34);&quot;, &quot;; CHAR(34); [.P12]; CHAR(34); &quot;},&quot;) ; &quot;&quot;)" office:value-type="string" office:string-value="{&quot;8E&quot;, &quot;adc a,(hl)&quot;}," calcext:value-type="string">
            <text:p>{"8E", "adc a,(hl)"},</text:p>
          </table:table-cell>
          <table:table-cell table:formula="of:=IF( AND([.Q12]&lt;&gt;&quot;&quot;; [.Q12]&lt;&gt;&quot;-&quot;) ; COM.MICROSOFT.CONCAT(&quot;{&quot;;CHAR(34);[.$B$3];[.$R12];[.Q$1];CHAR(34);&quot;, &quot;; CHAR(34); [.Q12]; CHAR(34); &quot;},&quot;) ; &quot;&quot;)" office:value-type="string" office:string-value="{&quot;8F&quot;, &quot;adc a,a&quot;}," calcext:value-type="string">
            <text:p>{"8F", "adc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sub b</text:p>
          </table:table-cell>
          <table:table-cell table:style-name="ce236" office:value-type="string" calcext:value-type="string">
            <text:p>sub c</text:p>
          </table:table-cell>
          <table:table-cell table:style-name="ce236" office:value-type="string" calcext:value-type="string">
            <text:p>sub d</text:p>
          </table:table-cell>
          <table:table-cell table:style-name="ce236" office:value-type="string" calcext:value-type="string">
            <text:p>sub e</text:p>
          </table:table-cell>
          <table:table-cell table:style-name="ce236" office:value-type="string" calcext:value-type="string">
            <text:p>sub h</text:p>
          </table:table-cell>
          <table:table-cell table:style-name="ce236" office:value-type="string" calcext:value-type="string">
            <text:p>sub l</text:p>
          </table:table-cell>
          <table:table-cell table:style-name="ce236" office:value-type="string" calcext:value-type="string">
            <text:p>sub (hl)</text:p>
          </table:table-cell>
          <table:table-cell table:style-name="ce236" office:value-type="string" calcext:value-type="string">
            <text:p>sub a</text:p>
          </table:table-cell>
          <table:table-cell table:style-name="ce236" office:value-type="string" calcext:value-type="string">
            <text:p>sbc a,b</text:p>
          </table:table-cell>
          <table:table-cell table:style-name="ce236" office:value-type="string" calcext:value-type="string">
            <text:p>sbc a,c</text:p>
          </table:table-cell>
          <table:table-cell table:style-name="ce236" office:value-type="string" calcext:value-type="string">
            <text:p>sbc a,d</text:p>
          </table:table-cell>
          <table:table-cell table:style-name="ce236" office:value-type="string" calcext:value-type="string">
            <text:p>sbc a,e</text:p>
          </table:table-cell>
          <table:table-cell table:style-name="ce236" office:value-type="string" calcext:value-type="string">
            <text:p>sbc a,h</text:p>
          </table:table-cell>
          <table:table-cell table:style-name="ce236" office:value-type="string" calcext:value-type="string">
            <text:p>sbc a,l</text:p>
          </table:table-cell>
          <table:table-cell table:style-name="ce236" office:value-type="string" calcext:value-type="string">
            <text:p>sbc a,(hl)</text:p>
          </table:table-cell>
          <table:table-cell table:style-name="ce236" office:value-type="string" calcext:value-type="string">
            <text:p>sbc a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13]&lt;&gt;&quot;&quot;; [.B13]&lt;&gt;&quot;-&quot;) ; COM.MICROSOFT.CONCAT(&quot;{&quot;;CHAR(34);[.$B$3];[.$R13];[.B$1];CHAR(34);&quot;, &quot;; CHAR(34); [.B13]; CHAR(34); &quot;},&quot;) ; &quot;&quot;)" office:value-type="string" office:string-value="{&quot;90&quot;, &quot;sub b&quot;}," calcext:value-type="string">
            <text:p>{"90", "sub b"},</text:p>
          </table:table-cell>
          <table:table-cell table:formula="of:=IF( AND([.C13]&lt;&gt;&quot;&quot;; [.C13]&lt;&gt;&quot;-&quot;) ; COM.MICROSOFT.CONCAT(&quot;{&quot;;CHAR(34);[.$B$3];[.$R13];[.C$1];CHAR(34);&quot;, &quot;; CHAR(34); [.C13]; CHAR(34); &quot;},&quot;) ; &quot;&quot;)" office:value-type="string" office:string-value="{&quot;91&quot;, &quot;sub c&quot;}," calcext:value-type="string">
            <text:p>{"91", "sub c"},</text:p>
          </table:table-cell>
          <table:table-cell table:formula="of:=IF( AND([.D13]&lt;&gt;&quot;&quot;; [.D13]&lt;&gt;&quot;-&quot;) ; COM.MICROSOFT.CONCAT(&quot;{&quot;;CHAR(34);[.$B$3];[.$R13];[.D$1];CHAR(34);&quot;, &quot;; CHAR(34); [.D13]; CHAR(34); &quot;},&quot;) ; &quot;&quot;)" office:value-type="string" office:string-value="{&quot;92&quot;, &quot;sub d&quot;}," calcext:value-type="string">
            <text:p>{"92", "sub d"},</text:p>
          </table:table-cell>
          <table:table-cell table:formula="of:=IF( AND([.E13]&lt;&gt;&quot;&quot;; [.E13]&lt;&gt;&quot;-&quot;) ; COM.MICROSOFT.CONCAT(&quot;{&quot;;CHAR(34);[.$B$3];[.$R13];[.E$1];CHAR(34);&quot;, &quot;; CHAR(34); [.E13]; CHAR(34); &quot;},&quot;) ; &quot;&quot;)" office:value-type="string" office:string-value="{&quot;93&quot;, &quot;sub e&quot;}," calcext:value-type="string">
            <text:p>{"93", "sub e"},</text:p>
          </table:table-cell>
          <table:table-cell table:formula="of:=IF( AND([.F13]&lt;&gt;&quot;&quot;; [.F13]&lt;&gt;&quot;-&quot;) ; COM.MICROSOFT.CONCAT(&quot;{&quot;;CHAR(34);[.$B$3];[.$R13];[.F$1];CHAR(34);&quot;, &quot;; CHAR(34); [.F13]; CHAR(34); &quot;},&quot;) ; &quot;&quot;)" office:value-type="string" office:string-value="{&quot;94&quot;, &quot;sub h&quot;}," calcext:value-type="string">
            <text:p>{"94", "sub h"},</text:p>
          </table:table-cell>
          <table:table-cell table:formula="of:=IF( AND([.G13]&lt;&gt;&quot;&quot;; [.G13]&lt;&gt;&quot;-&quot;) ; COM.MICROSOFT.CONCAT(&quot;{&quot;;CHAR(34);[.$B$3];[.$R13];[.G$1];CHAR(34);&quot;, &quot;; CHAR(34); [.G13]; CHAR(34); &quot;},&quot;) ; &quot;&quot;)" office:value-type="string" office:string-value="{&quot;95&quot;, &quot;sub l&quot;}," calcext:value-type="string">
            <text:p>{"95", "sub l"},</text:p>
          </table:table-cell>
          <table:table-cell table:formula="of:=IF( AND([.H13]&lt;&gt;&quot;&quot;; [.H13]&lt;&gt;&quot;-&quot;) ; COM.MICROSOFT.CONCAT(&quot;{&quot;;CHAR(34);[.$B$3];[.$R13];[.H$1];CHAR(34);&quot;, &quot;; CHAR(34); [.H13]; CHAR(34); &quot;},&quot;) ; &quot;&quot;)" office:value-type="string" office:string-value="{&quot;96&quot;, &quot;sub (hl)&quot;}," calcext:value-type="string">
            <text:p>{"96", "sub (hl)"},</text:p>
          </table:table-cell>
          <table:table-cell table:formula="of:=IF( AND([.I13]&lt;&gt;&quot;&quot;; [.I13]&lt;&gt;&quot;-&quot;) ; COM.MICROSOFT.CONCAT(&quot;{&quot;;CHAR(34);[.$B$3];[.$R13];[.I$1];CHAR(34);&quot;, &quot;; CHAR(34); [.I13]; CHAR(34); &quot;},&quot;) ; &quot;&quot;)" office:value-type="string" office:string-value="{&quot;97&quot;, &quot;sub a&quot;}," calcext:value-type="string">
            <text:p>{"97", "sub a"},</text:p>
          </table:table-cell>
          <table:table-cell table:formula="of:=IF( AND([.J13]&lt;&gt;&quot;&quot;; [.J13]&lt;&gt;&quot;-&quot;) ; COM.MICROSOFT.CONCAT(&quot;{&quot;;CHAR(34);[.$B$3];[.$R13];[.J$1];CHAR(34);&quot;, &quot;; CHAR(34); [.J13]; CHAR(34); &quot;},&quot;) ; &quot;&quot;)" office:value-type="string" office:string-value="{&quot;98&quot;, &quot;sbc a,b&quot;}," calcext:value-type="string">
            <text:p>{"98", "sbc a,b"},</text:p>
          </table:table-cell>
          <table:table-cell table:formula="of:=IF( AND([.K13]&lt;&gt;&quot;&quot;; [.K13]&lt;&gt;&quot;-&quot;) ; COM.MICROSOFT.CONCAT(&quot;{&quot;;CHAR(34);[.$B$3];[.$R13];[.K$1];CHAR(34);&quot;, &quot;; CHAR(34); [.K13]; CHAR(34); &quot;},&quot;) ; &quot;&quot;)" office:value-type="string" office:string-value="{&quot;99&quot;, &quot;sbc a,c&quot;}," calcext:value-type="string">
            <text:p>{"99", "sbc a,c"},</text:p>
          </table:table-cell>
          <table:table-cell table:formula="of:=IF( AND([.L13]&lt;&gt;&quot;&quot;; [.L13]&lt;&gt;&quot;-&quot;) ; COM.MICROSOFT.CONCAT(&quot;{&quot;;CHAR(34);[.$B$3];[.$R13];[.L$1];CHAR(34);&quot;, &quot;; CHAR(34); [.L13]; CHAR(34); &quot;},&quot;) ; &quot;&quot;)" office:value-type="string" office:string-value="{&quot;9A&quot;, &quot;sbc a,d&quot;}," calcext:value-type="string">
            <text:p>{"9A", "sbc a,d"},</text:p>
          </table:table-cell>
          <table:table-cell table:formula="of:=IF( AND([.M13]&lt;&gt;&quot;&quot;; [.M13]&lt;&gt;&quot;-&quot;) ; COM.MICROSOFT.CONCAT(&quot;{&quot;;CHAR(34);[.$B$3];[.$R13];[.M$1];CHAR(34);&quot;, &quot;; CHAR(34); [.M13]; CHAR(34); &quot;},&quot;) ; &quot;&quot;)" office:value-type="string" office:string-value="{&quot;9B&quot;, &quot;sbc a,e&quot;}," calcext:value-type="string">
            <text:p>{"9B", "sbc a,e"},</text:p>
          </table:table-cell>
          <table:table-cell table:formula="of:=IF( AND([.N13]&lt;&gt;&quot;&quot;; [.N13]&lt;&gt;&quot;-&quot;) ; COM.MICROSOFT.CONCAT(&quot;{&quot;;CHAR(34);[.$B$3];[.$R13];[.N$1];CHAR(34);&quot;, &quot;; CHAR(34); [.N13]; CHAR(34); &quot;},&quot;) ; &quot;&quot;)" office:value-type="string" office:string-value="{&quot;9C&quot;, &quot;sbc a,h&quot;}," calcext:value-type="string">
            <text:p>{"9C", "sbc a,h"},</text:p>
          </table:table-cell>
          <table:table-cell table:formula="of:=IF( AND([.O13]&lt;&gt;&quot;&quot;; [.O13]&lt;&gt;&quot;-&quot;) ; COM.MICROSOFT.CONCAT(&quot;{&quot;;CHAR(34);[.$B$3];[.$R13];[.O$1];CHAR(34);&quot;, &quot;; CHAR(34); [.O13]; CHAR(34); &quot;},&quot;) ; &quot;&quot;)" office:value-type="string" office:string-value="{&quot;9D&quot;, &quot;sbc a,l&quot;}," calcext:value-type="string">
            <text:p>{"9D", "sbc a,l"},</text:p>
          </table:table-cell>
          <table:table-cell table:formula="of:=IF( AND([.P13]&lt;&gt;&quot;&quot;; [.P13]&lt;&gt;&quot;-&quot;) ; COM.MICROSOFT.CONCAT(&quot;{&quot;;CHAR(34);[.$B$3];[.$R13];[.P$1];CHAR(34);&quot;, &quot;; CHAR(34); [.P13]; CHAR(34); &quot;},&quot;) ; &quot;&quot;)" office:value-type="string" office:string-value="{&quot;9E&quot;, &quot;sbc a,(hl)&quot;}," calcext:value-type="string">
            <text:p>{"9E", "sbc a,(hl)"},</text:p>
          </table:table-cell>
          <table:table-cell table:formula="of:=IF( AND([.Q13]&lt;&gt;&quot;&quot;; [.Q13]&lt;&gt;&quot;-&quot;) ; COM.MICROSOFT.CONCAT(&quot;{&quot;;CHAR(34);[.$B$3];[.$R13];[.Q$1];CHAR(34);&quot;, &quot;; CHAR(34); [.Q13]; CHAR(34); &quot;},&quot;) ; &quot;&quot;)" office:value-type="string" office:string-value="{&quot;9F&quot;, &quot;sbc a,a&quot;}," calcext:value-type="string">
            <text:p>{"9F", "sbc a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and b</text:p>
          </table:table-cell>
          <table:table-cell table:style-name="ce236" office:value-type="string" calcext:value-type="string">
            <text:p>and c</text:p>
          </table:table-cell>
          <table:table-cell table:style-name="ce236" office:value-type="string" calcext:value-type="string">
            <text:p>and d</text:p>
          </table:table-cell>
          <table:table-cell table:style-name="ce236" office:value-type="string" calcext:value-type="string">
            <text:p>and e</text:p>
          </table:table-cell>
          <table:table-cell table:style-name="ce236" office:value-type="string" calcext:value-type="string">
            <text:p>and h</text:p>
          </table:table-cell>
          <table:table-cell table:style-name="ce236" office:value-type="string" calcext:value-type="string">
            <text:p>and l</text:p>
          </table:table-cell>
          <table:table-cell table:style-name="ce236" office:value-type="string" calcext:value-type="string">
            <text:p>and (hl)</text:p>
          </table:table-cell>
          <table:table-cell table:style-name="ce236" office:value-type="string" calcext:value-type="string">
            <text:p>and a</text:p>
          </table:table-cell>
          <table:table-cell table:style-name="ce236" office:value-type="string" calcext:value-type="string">
            <text:p>xor b</text:p>
          </table:table-cell>
          <table:table-cell table:style-name="ce236" office:value-type="string" calcext:value-type="string">
            <text:p>xor c</text:p>
          </table:table-cell>
          <table:table-cell table:style-name="ce236" office:value-type="string" calcext:value-type="string">
            <text:p>xor d</text:p>
          </table:table-cell>
          <table:table-cell table:style-name="ce236" office:value-type="string" calcext:value-type="string">
            <text:p>xor e</text:p>
          </table:table-cell>
          <table:table-cell table:style-name="ce236" office:value-type="string" calcext:value-type="string">
            <text:p>xor h</text:p>
          </table:table-cell>
          <table:table-cell table:style-name="ce236" office:value-type="string" calcext:value-type="string">
            <text:p>xor l</text:p>
          </table:table-cell>
          <table:table-cell table:style-name="ce236" office:value-type="string" calcext:value-type="string">
            <text:p>xor (hl)</text:p>
          </table:table-cell>
          <table:table-cell table:style-name="ce236" office:value-type="string" calcext:value-type="string">
            <text:p>xor a</text:p>
          </table:table-cell>
          <table:table-cell table:style-name="ce234" office:value-type="string" calcext:value-type="string">
            <text:p>A</text:p>
          </table:table-cell>
          <table:table-cell table:formula="of:=IF( AND([.B14]&lt;&gt;&quot;&quot;; [.B14]&lt;&gt;&quot;-&quot;) ; COM.MICROSOFT.CONCAT(&quot;{&quot;;CHAR(34);[.$B$3];[.$R14];[.B$1];CHAR(34);&quot;, &quot;; CHAR(34); [.B14]; CHAR(34); &quot;},&quot;) ; &quot;&quot;)" office:value-type="string" office:string-value="{&quot;A0&quot;, &quot;and b&quot;}," calcext:value-type="string">
            <text:p>{"A0", "and b"},</text:p>
          </table:table-cell>
          <table:table-cell table:formula="of:=IF( AND([.C14]&lt;&gt;&quot;&quot;; [.C14]&lt;&gt;&quot;-&quot;) ; COM.MICROSOFT.CONCAT(&quot;{&quot;;CHAR(34);[.$B$3];[.$R14];[.C$1];CHAR(34);&quot;, &quot;; CHAR(34); [.C14]; CHAR(34); &quot;},&quot;) ; &quot;&quot;)" office:value-type="string" office:string-value="{&quot;A1&quot;, &quot;and c&quot;}," calcext:value-type="string">
            <text:p>{"A1", "and c"},</text:p>
          </table:table-cell>
          <table:table-cell table:formula="of:=IF( AND([.D14]&lt;&gt;&quot;&quot;; [.D14]&lt;&gt;&quot;-&quot;) ; COM.MICROSOFT.CONCAT(&quot;{&quot;;CHAR(34);[.$B$3];[.$R14];[.D$1];CHAR(34);&quot;, &quot;; CHAR(34); [.D14]; CHAR(34); &quot;},&quot;) ; &quot;&quot;)" office:value-type="string" office:string-value="{&quot;A2&quot;, &quot;and d&quot;}," calcext:value-type="string">
            <text:p>{"A2", "and d"},</text:p>
          </table:table-cell>
          <table:table-cell table:formula="of:=IF( AND([.E14]&lt;&gt;&quot;&quot;; [.E14]&lt;&gt;&quot;-&quot;) ; COM.MICROSOFT.CONCAT(&quot;{&quot;;CHAR(34);[.$B$3];[.$R14];[.E$1];CHAR(34);&quot;, &quot;; CHAR(34); [.E14]; CHAR(34); &quot;},&quot;) ; &quot;&quot;)" office:value-type="string" office:string-value="{&quot;A3&quot;, &quot;and e&quot;}," calcext:value-type="string">
            <text:p>{"A3", "and e"},</text:p>
          </table:table-cell>
          <table:table-cell table:formula="of:=IF( AND([.F14]&lt;&gt;&quot;&quot;; [.F14]&lt;&gt;&quot;-&quot;) ; COM.MICROSOFT.CONCAT(&quot;{&quot;;CHAR(34);[.$B$3];[.$R14];[.F$1];CHAR(34);&quot;, &quot;; CHAR(34); [.F14]; CHAR(34); &quot;},&quot;) ; &quot;&quot;)" office:value-type="string" office:string-value="{&quot;A4&quot;, &quot;and h&quot;}," calcext:value-type="string">
            <text:p>{"A4", "and h"},</text:p>
          </table:table-cell>
          <table:table-cell table:formula="of:=IF( AND([.G14]&lt;&gt;&quot;&quot;; [.G14]&lt;&gt;&quot;-&quot;) ; COM.MICROSOFT.CONCAT(&quot;{&quot;;CHAR(34);[.$B$3];[.$R14];[.G$1];CHAR(34);&quot;, &quot;; CHAR(34); [.G14]; CHAR(34); &quot;},&quot;) ; &quot;&quot;)" office:value-type="string" office:string-value="{&quot;A5&quot;, &quot;and l&quot;}," calcext:value-type="string">
            <text:p>{"A5", "and l"},</text:p>
          </table:table-cell>
          <table:table-cell table:formula="of:=IF( AND([.H14]&lt;&gt;&quot;&quot;; [.H14]&lt;&gt;&quot;-&quot;) ; COM.MICROSOFT.CONCAT(&quot;{&quot;;CHAR(34);[.$B$3];[.$R14];[.H$1];CHAR(34);&quot;, &quot;; CHAR(34); [.H14]; CHAR(34); &quot;},&quot;) ; &quot;&quot;)" office:value-type="string" office:string-value="{&quot;A6&quot;, &quot;and (hl)&quot;}," calcext:value-type="string">
            <text:p>{"A6", "and (hl)"},</text:p>
          </table:table-cell>
          <table:table-cell table:formula="of:=IF( AND([.I14]&lt;&gt;&quot;&quot;; [.I14]&lt;&gt;&quot;-&quot;) ; COM.MICROSOFT.CONCAT(&quot;{&quot;;CHAR(34);[.$B$3];[.$R14];[.I$1];CHAR(34);&quot;, &quot;; CHAR(34); [.I14]; CHAR(34); &quot;},&quot;) ; &quot;&quot;)" office:value-type="string" office:string-value="{&quot;A7&quot;, &quot;and a&quot;}," calcext:value-type="string">
            <text:p>{"A7", "and a"},</text:p>
          </table:table-cell>
          <table:table-cell table:formula="of:=IF( AND([.J14]&lt;&gt;&quot;&quot;; [.J14]&lt;&gt;&quot;-&quot;) ; COM.MICROSOFT.CONCAT(&quot;{&quot;;CHAR(34);[.$B$3];[.$R14];[.J$1];CHAR(34);&quot;, &quot;; CHAR(34); [.J14]; CHAR(34); &quot;},&quot;) ; &quot;&quot;)" office:value-type="string" office:string-value="{&quot;A8&quot;, &quot;xor b&quot;}," calcext:value-type="string">
            <text:p>{"A8", "xor b"},</text:p>
          </table:table-cell>
          <table:table-cell table:formula="of:=IF( AND([.K14]&lt;&gt;&quot;&quot;; [.K14]&lt;&gt;&quot;-&quot;) ; COM.MICROSOFT.CONCAT(&quot;{&quot;;CHAR(34);[.$B$3];[.$R14];[.K$1];CHAR(34);&quot;, &quot;; CHAR(34); [.K14]; CHAR(34); &quot;},&quot;) ; &quot;&quot;)" office:value-type="string" office:string-value="{&quot;A9&quot;, &quot;xor c&quot;}," calcext:value-type="string">
            <text:p>{"A9", "xor c"},</text:p>
          </table:table-cell>
          <table:table-cell table:formula="of:=IF( AND([.L14]&lt;&gt;&quot;&quot;; [.L14]&lt;&gt;&quot;-&quot;) ; COM.MICROSOFT.CONCAT(&quot;{&quot;;CHAR(34);[.$B$3];[.$R14];[.L$1];CHAR(34);&quot;, &quot;; CHAR(34); [.L14]; CHAR(34); &quot;},&quot;) ; &quot;&quot;)" office:value-type="string" office:string-value="{&quot;AA&quot;, &quot;xor d&quot;}," calcext:value-type="string">
            <text:p>{"AA", "xor d"},</text:p>
          </table:table-cell>
          <table:table-cell table:formula="of:=IF( AND([.M14]&lt;&gt;&quot;&quot;; [.M14]&lt;&gt;&quot;-&quot;) ; COM.MICROSOFT.CONCAT(&quot;{&quot;;CHAR(34);[.$B$3];[.$R14];[.M$1];CHAR(34);&quot;, &quot;; CHAR(34); [.M14]; CHAR(34); &quot;},&quot;) ; &quot;&quot;)" office:value-type="string" office:string-value="{&quot;AB&quot;, &quot;xor e&quot;}," calcext:value-type="string">
            <text:p>{"AB", "xor e"},</text:p>
          </table:table-cell>
          <table:table-cell table:formula="of:=IF( AND([.N14]&lt;&gt;&quot;&quot;; [.N14]&lt;&gt;&quot;-&quot;) ; COM.MICROSOFT.CONCAT(&quot;{&quot;;CHAR(34);[.$B$3];[.$R14];[.N$1];CHAR(34);&quot;, &quot;; CHAR(34); [.N14]; CHAR(34); &quot;},&quot;) ; &quot;&quot;)" office:value-type="string" office:string-value="{&quot;AC&quot;, &quot;xor h&quot;}," calcext:value-type="string">
            <text:p>{"AC", "xor h"},</text:p>
          </table:table-cell>
          <table:table-cell table:formula="of:=IF( AND([.O14]&lt;&gt;&quot;&quot;; [.O14]&lt;&gt;&quot;-&quot;) ; COM.MICROSOFT.CONCAT(&quot;{&quot;;CHAR(34);[.$B$3];[.$R14];[.O$1];CHAR(34);&quot;, &quot;; CHAR(34); [.O14]; CHAR(34); &quot;},&quot;) ; &quot;&quot;)" office:value-type="string" office:string-value="{&quot;AD&quot;, &quot;xor l&quot;}," calcext:value-type="string">
            <text:p>{"AD", "xor l"},</text:p>
          </table:table-cell>
          <table:table-cell table:formula="of:=IF( AND([.P14]&lt;&gt;&quot;&quot;; [.P14]&lt;&gt;&quot;-&quot;) ; COM.MICROSOFT.CONCAT(&quot;{&quot;;CHAR(34);[.$B$3];[.$R14];[.P$1];CHAR(34);&quot;, &quot;; CHAR(34); [.P14]; CHAR(34); &quot;},&quot;) ; &quot;&quot;)" office:value-type="string" office:string-value="{&quot;AE&quot;, &quot;xor (hl)&quot;}," calcext:value-type="string">
            <text:p>{"AE", "xor (hl)"},</text:p>
          </table:table-cell>
          <table:table-cell table:formula="of:=IF( AND([.Q14]&lt;&gt;&quot;&quot;; [.Q14]&lt;&gt;&quot;-&quot;) ; COM.MICROSOFT.CONCAT(&quot;{&quot;;CHAR(34);[.$B$3];[.$R14];[.Q$1];CHAR(34);&quot;, &quot;; CHAR(34); [.Q14]; CHAR(34); &quot;},&quot;) ; &quot;&quot;)" office:value-type="string" office:string-value="{&quot;AF&quot;, &quot;xor a&quot;}," calcext:value-type="string">
            <text:p>{"AF", "xor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or b</text:p>
          </table:table-cell>
          <table:table-cell table:style-name="ce236" office:value-type="string" calcext:value-type="string">
            <text:p>or c</text:p>
          </table:table-cell>
          <table:table-cell table:style-name="ce236" office:value-type="string" calcext:value-type="string">
            <text:p>or d</text:p>
          </table:table-cell>
          <table:table-cell table:style-name="ce236" office:value-type="string" calcext:value-type="string">
            <text:p>or e</text:p>
          </table:table-cell>
          <table:table-cell table:style-name="ce236" office:value-type="string" calcext:value-type="string">
            <text:p>or h</text:p>
          </table:table-cell>
          <table:table-cell table:style-name="ce236" office:value-type="string" calcext:value-type="string">
            <text:p>or l</text:p>
          </table:table-cell>
          <table:table-cell table:style-name="ce236" office:value-type="string" calcext:value-type="string">
            <text:p>or (hl)</text:p>
          </table:table-cell>
          <table:table-cell table:style-name="ce236" office:value-type="string" calcext:value-type="string">
            <text:p>or a</text:p>
          </table:table-cell>
          <table:table-cell table:style-name="ce236" office:value-type="string" calcext:value-type="string">
            <text:p>cp b</text:p>
          </table:table-cell>
          <table:table-cell table:style-name="ce236" office:value-type="string" calcext:value-type="string">
            <text:p>cp c</text:p>
          </table:table-cell>
          <table:table-cell table:style-name="ce236" office:value-type="string" calcext:value-type="string">
            <text:p>cp d</text:p>
          </table:table-cell>
          <table:table-cell table:style-name="ce236" office:value-type="string" calcext:value-type="string">
            <text:p>cp e</text:p>
          </table:table-cell>
          <table:table-cell table:style-name="ce236" office:value-type="string" calcext:value-type="string">
            <text:p>cp h</text:p>
          </table:table-cell>
          <table:table-cell table:style-name="ce236" office:value-type="string" calcext:value-type="string">
            <text:p>cp l</text:p>
          </table:table-cell>
          <table:table-cell table:style-name="ce236" office:value-type="string" calcext:value-type="string">
            <text:p>cp (hl)</text:p>
          </table:table-cell>
          <table:table-cell table:style-name="ce236" office:value-type="string" calcext:value-type="string">
            <text:p>cp a</text:p>
          </table:table-cell>
          <table:table-cell table:style-name="ce234" office:value-type="string" calcext:value-type="string">
            <text:p>B</text:p>
          </table:table-cell>
          <table:table-cell table:formula="of:=IF( AND([.B15]&lt;&gt;&quot;&quot;; [.B15]&lt;&gt;&quot;-&quot;) ; COM.MICROSOFT.CONCAT(&quot;{&quot;;CHAR(34);[.$B$3];[.$R15];[.B$1];CHAR(34);&quot;, &quot;; CHAR(34); [.B15]; CHAR(34); &quot;},&quot;) ; &quot;&quot;)" office:value-type="string" office:string-value="{&quot;B0&quot;, &quot;or b&quot;}," calcext:value-type="string">
            <text:p>{"B0", "or b"},</text:p>
          </table:table-cell>
          <table:table-cell table:formula="of:=IF( AND([.C15]&lt;&gt;&quot;&quot;; [.C15]&lt;&gt;&quot;-&quot;) ; COM.MICROSOFT.CONCAT(&quot;{&quot;;CHAR(34);[.$B$3];[.$R15];[.C$1];CHAR(34);&quot;, &quot;; CHAR(34); [.C15]; CHAR(34); &quot;},&quot;) ; &quot;&quot;)" office:value-type="string" office:string-value="{&quot;B1&quot;, &quot;or c&quot;}," calcext:value-type="string">
            <text:p>{"B1", "or c"},</text:p>
          </table:table-cell>
          <table:table-cell table:formula="of:=IF( AND([.D15]&lt;&gt;&quot;&quot;; [.D15]&lt;&gt;&quot;-&quot;) ; COM.MICROSOFT.CONCAT(&quot;{&quot;;CHAR(34);[.$B$3];[.$R15];[.D$1];CHAR(34);&quot;, &quot;; CHAR(34); [.D15]; CHAR(34); &quot;},&quot;) ; &quot;&quot;)" office:value-type="string" office:string-value="{&quot;B2&quot;, &quot;or d&quot;}," calcext:value-type="string">
            <text:p>{"B2", "or d"},</text:p>
          </table:table-cell>
          <table:table-cell table:formula="of:=IF( AND([.E15]&lt;&gt;&quot;&quot;; [.E15]&lt;&gt;&quot;-&quot;) ; COM.MICROSOFT.CONCAT(&quot;{&quot;;CHAR(34);[.$B$3];[.$R15];[.E$1];CHAR(34);&quot;, &quot;; CHAR(34); [.E15]; CHAR(34); &quot;},&quot;) ; &quot;&quot;)" office:value-type="string" office:string-value="{&quot;B3&quot;, &quot;or e&quot;}," calcext:value-type="string">
            <text:p>{"B3", "or e"},</text:p>
          </table:table-cell>
          <table:table-cell table:formula="of:=IF( AND([.F15]&lt;&gt;&quot;&quot;; [.F15]&lt;&gt;&quot;-&quot;) ; COM.MICROSOFT.CONCAT(&quot;{&quot;;CHAR(34);[.$B$3];[.$R15];[.F$1];CHAR(34);&quot;, &quot;; CHAR(34); [.F15]; CHAR(34); &quot;},&quot;) ; &quot;&quot;)" office:value-type="string" office:string-value="{&quot;B4&quot;, &quot;or h&quot;}," calcext:value-type="string">
            <text:p>{"B4", "or h"},</text:p>
          </table:table-cell>
          <table:table-cell table:formula="of:=IF( AND([.G15]&lt;&gt;&quot;&quot;; [.G15]&lt;&gt;&quot;-&quot;) ; COM.MICROSOFT.CONCAT(&quot;{&quot;;CHAR(34);[.$B$3];[.$R15];[.G$1];CHAR(34);&quot;, &quot;; CHAR(34); [.G15]; CHAR(34); &quot;},&quot;) ; &quot;&quot;)" office:value-type="string" office:string-value="{&quot;B5&quot;, &quot;or l&quot;}," calcext:value-type="string">
            <text:p>{"B5", "or l"},</text:p>
          </table:table-cell>
          <table:table-cell table:formula="of:=IF( AND([.H15]&lt;&gt;&quot;&quot;; [.H15]&lt;&gt;&quot;-&quot;) ; COM.MICROSOFT.CONCAT(&quot;{&quot;;CHAR(34);[.$B$3];[.$R15];[.H$1];CHAR(34);&quot;, &quot;; CHAR(34); [.H15]; CHAR(34); &quot;},&quot;) ; &quot;&quot;)" office:value-type="string" office:string-value="{&quot;B6&quot;, &quot;or (hl)&quot;}," calcext:value-type="string">
            <text:p>{"B6", "or (hl)"},</text:p>
          </table:table-cell>
          <table:table-cell table:formula="of:=IF( AND([.I15]&lt;&gt;&quot;&quot;; [.I15]&lt;&gt;&quot;-&quot;) ; COM.MICROSOFT.CONCAT(&quot;{&quot;;CHAR(34);[.$B$3];[.$R15];[.I$1];CHAR(34);&quot;, &quot;; CHAR(34); [.I15]; CHAR(34); &quot;},&quot;) ; &quot;&quot;)" office:value-type="string" office:string-value="{&quot;B7&quot;, &quot;or a&quot;}," calcext:value-type="string">
            <text:p>{"B7", "or a"},</text:p>
          </table:table-cell>
          <table:table-cell table:formula="of:=IF( AND([.J15]&lt;&gt;&quot;&quot;; [.J15]&lt;&gt;&quot;-&quot;) ; COM.MICROSOFT.CONCAT(&quot;{&quot;;CHAR(34);[.$B$3];[.$R15];[.J$1];CHAR(34);&quot;, &quot;; CHAR(34); [.J15]; CHAR(34); &quot;},&quot;) ; &quot;&quot;)" office:value-type="string" office:string-value="{&quot;B8&quot;, &quot;cp b&quot;}," calcext:value-type="string">
            <text:p>{"B8", "cp b"},</text:p>
          </table:table-cell>
          <table:table-cell table:formula="of:=IF( AND([.K15]&lt;&gt;&quot;&quot;; [.K15]&lt;&gt;&quot;-&quot;) ; COM.MICROSOFT.CONCAT(&quot;{&quot;;CHAR(34);[.$B$3];[.$R15];[.K$1];CHAR(34);&quot;, &quot;; CHAR(34); [.K15]; CHAR(34); &quot;},&quot;) ; &quot;&quot;)" office:value-type="string" office:string-value="{&quot;B9&quot;, &quot;cp c&quot;}," calcext:value-type="string">
            <text:p>{"B9", "cp c"},</text:p>
          </table:table-cell>
          <table:table-cell table:formula="of:=IF( AND([.L15]&lt;&gt;&quot;&quot;; [.L15]&lt;&gt;&quot;-&quot;) ; COM.MICROSOFT.CONCAT(&quot;{&quot;;CHAR(34);[.$B$3];[.$R15];[.L$1];CHAR(34);&quot;, &quot;; CHAR(34); [.L15]; CHAR(34); &quot;},&quot;) ; &quot;&quot;)" office:value-type="string" office:string-value="{&quot;BA&quot;, &quot;cp d&quot;}," calcext:value-type="string">
            <text:p>{"BA", "cp d"},</text:p>
          </table:table-cell>
          <table:table-cell table:formula="of:=IF( AND([.M15]&lt;&gt;&quot;&quot;; [.M15]&lt;&gt;&quot;-&quot;) ; COM.MICROSOFT.CONCAT(&quot;{&quot;;CHAR(34);[.$B$3];[.$R15];[.M$1];CHAR(34);&quot;, &quot;; CHAR(34); [.M15]; CHAR(34); &quot;},&quot;) ; &quot;&quot;)" office:value-type="string" office:string-value="{&quot;BB&quot;, &quot;cp e&quot;}," calcext:value-type="string">
            <text:p>{"BB", "cp e"},</text:p>
          </table:table-cell>
          <table:table-cell table:formula="of:=IF( AND([.N15]&lt;&gt;&quot;&quot;; [.N15]&lt;&gt;&quot;-&quot;) ; COM.MICROSOFT.CONCAT(&quot;{&quot;;CHAR(34);[.$B$3];[.$R15];[.N$1];CHAR(34);&quot;, &quot;; CHAR(34); [.N15]; CHAR(34); &quot;},&quot;) ; &quot;&quot;)" office:value-type="string" office:string-value="{&quot;BC&quot;, &quot;cp h&quot;}," calcext:value-type="string">
            <text:p>{"BC", "cp h"},</text:p>
          </table:table-cell>
          <table:table-cell table:formula="of:=IF( AND([.O15]&lt;&gt;&quot;&quot;; [.O15]&lt;&gt;&quot;-&quot;) ; COM.MICROSOFT.CONCAT(&quot;{&quot;;CHAR(34);[.$B$3];[.$R15];[.O$1];CHAR(34);&quot;, &quot;; CHAR(34); [.O15]; CHAR(34); &quot;},&quot;) ; &quot;&quot;)" office:value-type="string" office:string-value="{&quot;BD&quot;, &quot;cp l&quot;}," calcext:value-type="string">
            <text:p>{"BD", "cp l"},</text:p>
          </table:table-cell>
          <table:table-cell table:formula="of:=IF( AND([.P15]&lt;&gt;&quot;&quot;; [.P15]&lt;&gt;&quot;-&quot;) ; COM.MICROSOFT.CONCAT(&quot;{&quot;;CHAR(34);[.$B$3];[.$R15];[.P$1];CHAR(34);&quot;, &quot;; CHAR(34); [.P15]; CHAR(34); &quot;},&quot;) ; &quot;&quot;)" office:value-type="string" office:string-value="{&quot;BE&quot;, &quot;cp (hl)&quot;}," calcext:value-type="string">
            <text:p>{"BE", "cp (hl)"},</text:p>
          </table:table-cell>
          <table:table-cell table:formula="of:=IF( AND([.Q15]&lt;&gt;&quot;&quot;; [.Q15]&lt;&gt;&quot;-&quot;) ; COM.MICROSOFT.CONCAT(&quot;{&quot;;CHAR(34);[.$B$3];[.$R15];[.Q$1];CHAR(34);&quot;, &quot;; CHAR(34); [.Q15]; CHAR(34); &quot;},&quot;) ; &quot;&quot;)" office:value-type="string" office:string-value="{&quot;BF&quot;, &quot;cp a&quot;}," calcext:value-type="string">
            <text:p>{"BF", "cp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style-name="ce236" office:value-type="string" calcext:value-type="string">
            <text:p>ret nz</text:p>
          </table:table-cell>
          <table:table-cell table:style-name="ce236" office:value-type="string" calcext:value-type="string">
            <text:p>pop bc</text:p>
          </table:table-cell>
          <table:table-cell table:style-name="ce236" office:value-type="string" calcext:value-type="string">
            <text:p>jp nz,nn</text:p>
          </table:table-cell>
          <table:table-cell table:style-name="ce236" office:value-type="string" calcext:value-type="string">
            <text:p>jp nn</text:p>
          </table:table-cell>
          <table:table-cell table:style-name="ce236" office:value-type="string" calcext:value-type="string">
            <text:p>call nz,nn</text:p>
          </table:table-cell>
          <table:table-cell table:style-name="ce236" office:value-type="string" calcext:value-type="string">
            <text:p>push bc</text:p>
          </table:table-cell>
          <table:table-cell table:style-name="ce236" office:value-type="string" calcext:value-type="string">
            <text:p>add a,n</text:p>
          </table:table-cell>
          <table:table-cell table:style-name="ce236" office:value-type="string" calcext:value-type="string">
            <text:p>rst 00h</text:p>
          </table:table-cell>
          <table:table-cell table:style-name="ce236" office:value-type="string" calcext:value-type="string">
            <text:p>ret z</text:p>
          </table:table-cell>
          <table:table-cell table:style-name="ce236" office:value-type="string" calcext:value-type="string">
            <text:p>ret</text:p>
          </table:table-cell>
          <table:table-cell table:style-name="ce236" office:value-type="string" calcext:value-type="string">
            <text:p>jp z,nn</text:p>
          </table:table-cell>
          <table:table-cell table:style-name="ce236"/>
          <table:table-cell table:style-name="ce236" office:value-type="string" calcext:value-type="string">
            <text:p>call z,nn</text:p>
          </table:table-cell>
          <table:table-cell table:style-name="ce236" office:value-type="string" calcext:value-type="string">
            <text:p>call nn</text:p>
          </table:table-cell>
          <table:table-cell table:style-name="ce236" office:value-type="string" calcext:value-type="string">
            <text:p>adc a,n</text:p>
          </table:table-cell>
          <table:table-cell table:style-name="ce236" office:value-type="string" calcext:value-type="string">
            <text:p>rst 08h</text:p>
          </table:table-cell>
          <table:table-cell table:style-name="ce234" office:value-type="string" calcext:value-type="string">
            <text:p>C</text:p>
          </table:table-cell>
          <table:table-cell table:formula="of:=IF( AND([.B16]&lt;&gt;&quot;&quot;; [.B16]&lt;&gt;&quot;-&quot;) ; COM.MICROSOFT.CONCAT(&quot;{&quot;;CHAR(34);[.$B$3];[.$R16];[.B$1];CHAR(34);&quot;, &quot;; CHAR(34); [.B16]; CHAR(34); &quot;},&quot;) ; &quot;&quot;)" office:value-type="string" office:string-value="{&quot;C0&quot;, &quot;ret nz&quot;}," calcext:value-type="string">
            <text:p>{"C0", "ret nz"},</text:p>
          </table:table-cell>
          <table:table-cell table:formula="of:=IF( AND([.C16]&lt;&gt;&quot;&quot;; [.C16]&lt;&gt;&quot;-&quot;) ; COM.MICROSOFT.CONCAT(&quot;{&quot;;CHAR(34);[.$B$3];[.$R16];[.C$1];CHAR(34);&quot;, &quot;; CHAR(34); [.C16]; CHAR(34); &quot;},&quot;) ; &quot;&quot;)" office:value-type="string" office:string-value="{&quot;C1&quot;, &quot;pop bc&quot;}," calcext:value-type="string">
            <text:p>{"C1", "pop bc"},</text:p>
          </table:table-cell>
          <table:table-cell table:formula="of:=IF( AND([.D16]&lt;&gt;&quot;&quot;; [.D16]&lt;&gt;&quot;-&quot;) ; COM.MICROSOFT.CONCAT(&quot;{&quot;;CHAR(34);[.$B$3];[.$R16];[.D$1];CHAR(34);&quot;, &quot;; CHAR(34); [.D16]; CHAR(34); &quot;},&quot;) ; &quot;&quot;)" office:value-type="string" office:string-value="{&quot;C2&quot;, &quot;jp nz,nn&quot;}," calcext:value-type="string">
            <text:p>{"C2", "jp nz,nn"},</text:p>
          </table:table-cell>
          <table:table-cell table:formula="of:=IF( AND([.E16]&lt;&gt;&quot;&quot;; [.E16]&lt;&gt;&quot;-&quot;) ; COM.MICROSOFT.CONCAT(&quot;{&quot;;CHAR(34);[.$B$3];[.$R16];[.E$1];CHAR(34);&quot;, &quot;; CHAR(34); [.E16]; CHAR(34); &quot;},&quot;) ; &quot;&quot;)" office:value-type="string" office:string-value="{&quot;C3&quot;, &quot;jp nn&quot;}," calcext:value-type="string">
            <text:p>{"C3", "jp nn"},</text:p>
          </table:table-cell>
          <table:table-cell table:formula="of:=IF( AND([.F16]&lt;&gt;&quot;&quot;; [.F16]&lt;&gt;&quot;-&quot;) ; COM.MICROSOFT.CONCAT(&quot;{&quot;;CHAR(34);[.$B$3];[.$R16];[.F$1];CHAR(34);&quot;, &quot;; CHAR(34); [.F16]; CHAR(34); &quot;},&quot;) ; &quot;&quot;)" office:value-type="string" office:string-value="{&quot;C4&quot;, &quot;call nz,nn&quot;}," calcext:value-type="string">
            <text:p>{"C4", "call nz,nn"},</text:p>
          </table:table-cell>
          <table:table-cell table:formula="of:=IF( AND([.G16]&lt;&gt;&quot;&quot;; [.G16]&lt;&gt;&quot;-&quot;) ; COM.MICROSOFT.CONCAT(&quot;{&quot;;CHAR(34);[.$B$3];[.$R16];[.G$1];CHAR(34);&quot;, &quot;; CHAR(34); [.G16]; CHAR(34); &quot;},&quot;) ; &quot;&quot;)" office:value-type="string" office:string-value="{&quot;C5&quot;, &quot;push bc&quot;}," calcext:value-type="string">
            <text:p>{"C5", "push bc"},</text:p>
          </table:table-cell>
          <table:table-cell table:formula="of:=IF( AND([.H16]&lt;&gt;&quot;&quot;; [.H16]&lt;&gt;&quot;-&quot;) ; COM.MICROSOFT.CONCAT(&quot;{&quot;;CHAR(34);[.$B$3];[.$R16];[.H$1];CHAR(34);&quot;, &quot;; CHAR(34); [.H16]; CHAR(34); &quot;},&quot;) ; &quot;&quot;)" office:value-type="string" office:string-value="{&quot;C6&quot;, &quot;add a,n&quot;}," calcext:value-type="string">
            <text:p>{"C6", "add a,n"},</text:p>
          </table:table-cell>
          <table:table-cell table:formula="of:=IF( AND([.I16]&lt;&gt;&quot;&quot;; [.I16]&lt;&gt;&quot;-&quot;) ; COM.MICROSOFT.CONCAT(&quot;{&quot;;CHAR(34);[.$B$3];[.$R16];[.I$1];CHAR(34);&quot;, &quot;; CHAR(34); [.I16]; CHAR(34); &quot;},&quot;) ; &quot;&quot;)" office:value-type="string" office:string-value="{&quot;C7&quot;, &quot;rst 00h&quot;}," calcext:value-type="string">
            <text:p>{"C7", "rst 00h"},</text:p>
          </table:table-cell>
          <table:table-cell table:formula="of:=IF( AND([.J16]&lt;&gt;&quot;&quot;; [.J16]&lt;&gt;&quot;-&quot;) ; COM.MICROSOFT.CONCAT(&quot;{&quot;;CHAR(34);[.$B$3];[.$R16];[.J$1];CHAR(34);&quot;, &quot;; CHAR(34); [.J16]; CHAR(34); &quot;},&quot;) ; &quot;&quot;)" office:value-type="string" office:string-value="{&quot;C8&quot;, &quot;ret z&quot;}," calcext:value-type="string">
            <text:p>{"C8", "ret z"},</text:p>
          </table:table-cell>
          <table:table-cell table:formula="of:=IF( AND([.K16]&lt;&gt;&quot;&quot;; [.K16]&lt;&gt;&quot;-&quot;) ; COM.MICROSOFT.CONCAT(&quot;{&quot;;CHAR(34);[.$B$3];[.$R16];[.K$1];CHAR(34);&quot;, &quot;; CHAR(34); [.K16]; CHAR(34); &quot;},&quot;) ; &quot;&quot;)" office:value-type="string" office:string-value="{&quot;C9&quot;, &quot;ret&quot;}," calcext:value-type="string">
            <text:p>{"C9", "ret"},</text:p>
          </table:table-cell>
          <table:table-cell table:formula="of:=IF( AND([.L16]&lt;&gt;&quot;&quot;; [.L16]&lt;&gt;&quot;-&quot;) ; COM.MICROSOFT.CONCAT(&quot;{&quot;;CHAR(34);[.$B$3];[.$R16];[.L$1];CHAR(34);&quot;, &quot;; CHAR(34); [.L16]; CHAR(34); &quot;},&quot;) ; &quot;&quot;)" office:value-type="string" office:string-value="{&quot;CA&quot;, &quot;jp z,nn&quot;}," calcext:value-type="string">
            <text:p>{"CA", "jp z,nn"},</text:p>
          </table:table-cell>
          <table:table-cell table:formula="of:=IF( AND([.M16]&lt;&gt;&quot;&quot;; [.M16]&lt;&gt;&quot;-&quot;) ; COM.MICROSOFT.CONCAT(&quot;{&quot;;CHAR(34);[.$B$3];[.$R16];[.M$1];CHAR(34);&quot;, &quot;; CHAR(34); [.M16]; CHAR(34); &quot;},&quot;) ; &quot;&quot;)">
            <text:p/>
          </table:table-cell>
          <table:table-cell table:formula="of:=IF( AND([.N16]&lt;&gt;&quot;&quot;; [.N16]&lt;&gt;&quot;-&quot;) ; COM.MICROSOFT.CONCAT(&quot;{&quot;;CHAR(34);[.$B$3];[.$R16];[.N$1];CHAR(34);&quot;, &quot;; CHAR(34); [.N16]; CHAR(34); &quot;},&quot;) ; &quot;&quot;)" office:value-type="string" office:string-value="{&quot;CC&quot;, &quot;call z,nn&quot;}," calcext:value-type="string">
            <text:p>{"CC", "call z,nn"},</text:p>
          </table:table-cell>
          <table:table-cell table:formula="of:=IF( AND([.O16]&lt;&gt;&quot;&quot;; [.O16]&lt;&gt;&quot;-&quot;) ; COM.MICROSOFT.CONCAT(&quot;{&quot;;CHAR(34);[.$B$3];[.$R16];[.O$1];CHAR(34);&quot;, &quot;; CHAR(34); [.O16]; CHAR(34); &quot;},&quot;) ; &quot;&quot;)" office:value-type="string" office:string-value="{&quot;CD&quot;, &quot;call nn&quot;}," calcext:value-type="string">
            <text:p>{"CD", "call nn"},</text:p>
          </table:table-cell>
          <table:table-cell table:formula="of:=IF( AND([.P16]&lt;&gt;&quot;&quot;; [.P16]&lt;&gt;&quot;-&quot;) ; COM.MICROSOFT.CONCAT(&quot;{&quot;;CHAR(34);[.$B$3];[.$R16];[.P$1];CHAR(34);&quot;, &quot;; CHAR(34); [.P16]; CHAR(34); &quot;},&quot;) ; &quot;&quot;)" office:value-type="string" office:string-value="{&quot;CE&quot;, &quot;adc a,n&quot;}," calcext:value-type="string">
            <text:p>{"CE", "adc a,n"},</text:p>
          </table:table-cell>
          <table:table-cell table:formula="of:=IF( AND([.Q16]&lt;&gt;&quot;&quot;; [.Q16]&lt;&gt;&quot;-&quot;) ; COM.MICROSOFT.CONCAT(&quot;{&quot;;CHAR(34);[.$B$3];[.$R16];[.Q$1];CHAR(34);&quot;, &quot;; CHAR(34); [.Q16]; CHAR(34); &quot;},&quot;) ; &quot;&quot;)" office:value-type="string" office:string-value="{&quot;CF&quot;, &quot;rst 08h&quot;}," calcext:value-type="string">
            <text:p>{"CF", "rst 08h"},</text:p>
          </table:table-cell>
          <table:table-cell table:number-columns-repeated="990"/>
        </table:table-row>
        <table:table-row table:style-name="ro7">
          <table:table-cell table:style-name="ce234" office:value-type="string" calcext:value-type="string">
            <text:p>D</text:p>
          </table:table-cell>
          <table:table-cell table:style-name="ce236" office:value-type="string" calcext:value-type="string">
            <text:p>ret nc</text:p>
          </table:table-cell>
          <table:table-cell table:style-name="ce236" office:value-type="string" calcext:value-type="string">
            <text:p>pop de</text:p>
          </table:table-cell>
          <table:table-cell table:style-name="ce236" office:value-type="string" calcext:value-type="string">
            <text:p>jp nc,nn</text:p>
          </table:table-cell>
          <table:table-cell table:style-name="ce236" office:value-type="string" calcext:value-type="string">
            <text:p>out (n),a</text:p>
          </table:table-cell>
          <table:table-cell table:style-name="ce236" office:value-type="string" calcext:value-type="string">
            <text:p>call nc,nn</text:p>
          </table:table-cell>
          <table:table-cell table:style-name="ce236" office:value-type="string" calcext:value-type="string">
            <text:p>push de</text:p>
          </table:table-cell>
          <table:table-cell table:style-name="ce236" office:value-type="string" calcext:value-type="string">
            <text:p>sub n</text:p>
          </table:table-cell>
          <table:table-cell table:style-name="ce236" office:value-type="string" calcext:value-type="string">
            <text:p>rst 10h</text:p>
          </table:table-cell>
          <table:table-cell table:style-name="ce236" office:value-type="string" calcext:value-type="string">
            <text:p>ret c</text:p>
          </table:table-cell>
          <table:table-cell table:style-name="ce236" office:value-type="string" calcext:value-type="string">
            <text:p>exx</text:p>
          </table:table-cell>
          <table:table-cell table:style-name="ce236" office:value-type="string" calcext:value-type="string">
            <text:p>jp c,nn</text:p>
          </table:table-cell>
          <table:table-cell table:style-name="ce236" office:value-type="string" calcext:value-type="string">
            <text:p>in a,(n)</text:p>
          </table:table-cell>
          <table:table-cell table:style-name="ce236" office:value-type="string" calcext:value-type="string">
            <text:p>call c,nn</text:p>
          </table:table-cell>
          <table:table-cell table:style-name="ce236"/>
          <table:table-cell table:style-name="ce236" office:value-type="string" calcext:value-type="string">
            <text:p>sbc a,n</text:p>
          </table:table-cell>
          <table:table-cell table:style-name="ce236" office:value-type="string" calcext:value-type="string">
            <text:p>rst 18h</text:p>
          </table:table-cell>
          <table:table-cell table:style-name="ce234" office:value-type="string" calcext:value-type="string">
            <text:p>D</text:p>
          </table:table-cell>
          <table:table-cell table:formula="of:=IF( AND([.B17]&lt;&gt;&quot;&quot;; [.B17]&lt;&gt;&quot;-&quot;) ; COM.MICROSOFT.CONCAT(&quot;{&quot;;CHAR(34);[.$B$3];[.$R17];[.B$1];CHAR(34);&quot;, &quot;; CHAR(34); [.B17]; CHAR(34); &quot;},&quot;) ; &quot;&quot;)" office:value-type="string" office:string-value="{&quot;D0&quot;, &quot;ret nc&quot;}," calcext:value-type="string">
            <text:p>{"D0", "ret nc"},</text:p>
          </table:table-cell>
          <table:table-cell table:formula="of:=IF( AND([.C17]&lt;&gt;&quot;&quot;; [.C17]&lt;&gt;&quot;-&quot;) ; COM.MICROSOFT.CONCAT(&quot;{&quot;;CHAR(34);[.$B$3];[.$R17];[.C$1];CHAR(34);&quot;, &quot;; CHAR(34); [.C17]; CHAR(34); &quot;},&quot;) ; &quot;&quot;)" office:value-type="string" office:string-value="{&quot;D1&quot;, &quot;pop de&quot;}," calcext:value-type="string">
            <text:p>{"D1", "pop de"},</text:p>
          </table:table-cell>
          <table:table-cell table:formula="of:=IF( AND([.D17]&lt;&gt;&quot;&quot;; [.D17]&lt;&gt;&quot;-&quot;) ; COM.MICROSOFT.CONCAT(&quot;{&quot;;CHAR(34);[.$B$3];[.$R17];[.D$1];CHAR(34);&quot;, &quot;; CHAR(34); [.D17]; CHAR(34); &quot;},&quot;) ; &quot;&quot;)" office:value-type="string" office:string-value="{&quot;D2&quot;, &quot;jp nc,nn&quot;}," calcext:value-type="string">
            <text:p>{"D2", "jp nc,nn"},</text:p>
          </table:table-cell>
          <table:table-cell table:formula="of:=IF( AND([.E17]&lt;&gt;&quot;&quot;; [.E17]&lt;&gt;&quot;-&quot;) ; COM.MICROSOFT.CONCAT(&quot;{&quot;;CHAR(34);[.$B$3];[.$R17];[.E$1];CHAR(34);&quot;, &quot;; CHAR(34); [.E17]; CHAR(34); &quot;},&quot;) ; &quot;&quot;)" office:value-type="string" office:string-value="{&quot;D3&quot;, &quot;out (n),a&quot;}," calcext:value-type="string">
            <text:p>{"D3", "out (n),a"},</text:p>
          </table:table-cell>
          <table:table-cell table:formula="of:=IF( AND([.F17]&lt;&gt;&quot;&quot;; [.F17]&lt;&gt;&quot;-&quot;) ; COM.MICROSOFT.CONCAT(&quot;{&quot;;CHAR(34);[.$B$3];[.$R17];[.F$1];CHAR(34);&quot;, &quot;; CHAR(34); [.F17]; CHAR(34); &quot;},&quot;) ; &quot;&quot;)" office:value-type="string" office:string-value="{&quot;D4&quot;, &quot;call nc,nn&quot;}," calcext:value-type="string">
            <text:p>{"D4", "call nc,nn"},</text:p>
          </table:table-cell>
          <table:table-cell table:formula="of:=IF( AND([.G17]&lt;&gt;&quot;&quot;; [.G17]&lt;&gt;&quot;-&quot;) ; COM.MICROSOFT.CONCAT(&quot;{&quot;;CHAR(34);[.$B$3];[.$R17];[.G$1];CHAR(34);&quot;, &quot;; CHAR(34); [.G17]; CHAR(34); &quot;},&quot;) ; &quot;&quot;)" office:value-type="string" office:string-value="{&quot;D5&quot;, &quot;push de&quot;}," calcext:value-type="string">
            <text:p>{"D5", "push de"},</text:p>
          </table:table-cell>
          <table:table-cell table:formula="of:=IF( AND([.H17]&lt;&gt;&quot;&quot;; [.H17]&lt;&gt;&quot;-&quot;) ; COM.MICROSOFT.CONCAT(&quot;{&quot;;CHAR(34);[.$B$3];[.$R17];[.H$1];CHAR(34);&quot;, &quot;; CHAR(34); [.H17]; CHAR(34); &quot;},&quot;) ; &quot;&quot;)" office:value-type="string" office:string-value="{&quot;D6&quot;, &quot;sub n&quot;}," calcext:value-type="string">
            <text:p>{"D6", "sub n"},</text:p>
          </table:table-cell>
          <table:table-cell table:formula="of:=IF( AND([.I17]&lt;&gt;&quot;&quot;; [.I17]&lt;&gt;&quot;-&quot;) ; COM.MICROSOFT.CONCAT(&quot;{&quot;;CHAR(34);[.$B$3];[.$R17];[.I$1];CHAR(34);&quot;, &quot;; CHAR(34); [.I17]; CHAR(34); &quot;},&quot;) ; &quot;&quot;)" office:value-type="string" office:string-value="{&quot;D7&quot;, &quot;rst 10h&quot;}," calcext:value-type="string">
            <text:p>{"D7", "rst 10h"},</text:p>
          </table:table-cell>
          <table:table-cell table:formula="of:=IF( AND([.J17]&lt;&gt;&quot;&quot;; [.J17]&lt;&gt;&quot;-&quot;) ; COM.MICROSOFT.CONCAT(&quot;{&quot;;CHAR(34);[.$B$3];[.$R17];[.J$1];CHAR(34);&quot;, &quot;; CHAR(34); [.J17]; CHAR(34); &quot;},&quot;) ; &quot;&quot;)" office:value-type="string" office:string-value="{&quot;D8&quot;, &quot;ret c&quot;}," calcext:value-type="string">
            <text:p>{"D8", "ret c"},</text:p>
          </table:table-cell>
          <table:table-cell table:formula="of:=IF( AND([.K17]&lt;&gt;&quot;&quot;; [.K17]&lt;&gt;&quot;-&quot;) ; COM.MICROSOFT.CONCAT(&quot;{&quot;;CHAR(34);[.$B$3];[.$R17];[.K$1];CHAR(34);&quot;, &quot;; CHAR(34); [.K17]; CHAR(34); &quot;},&quot;) ; &quot;&quot;)" office:value-type="string" office:string-value="{&quot;D9&quot;, &quot;exx&quot;}," calcext:value-type="string">
            <text:p>{"D9", "exx"},</text:p>
          </table:table-cell>
          <table:table-cell table:formula="of:=IF( AND([.L17]&lt;&gt;&quot;&quot;; [.L17]&lt;&gt;&quot;-&quot;) ; COM.MICROSOFT.CONCAT(&quot;{&quot;;CHAR(34);[.$B$3];[.$R17];[.L$1];CHAR(34);&quot;, &quot;; CHAR(34); [.L17]; CHAR(34); &quot;},&quot;) ; &quot;&quot;)" office:value-type="string" office:string-value="{&quot;DA&quot;, &quot;jp c,nn&quot;}," calcext:value-type="string">
            <text:p>{"DA", "jp c,nn"},</text:p>
          </table:table-cell>
          <table:table-cell table:formula="of:=IF( AND([.M17]&lt;&gt;&quot;&quot;; [.M17]&lt;&gt;&quot;-&quot;) ; COM.MICROSOFT.CONCAT(&quot;{&quot;;CHAR(34);[.$B$3];[.$R17];[.M$1];CHAR(34);&quot;, &quot;; CHAR(34); [.M17]; CHAR(34); &quot;},&quot;) ; &quot;&quot;)" office:value-type="string" office:string-value="{&quot;DB&quot;, &quot;in a,(n)&quot;}," calcext:value-type="string">
            <text:p>{"DB", "in a,(n)"},</text:p>
          </table:table-cell>
          <table:table-cell table:formula="of:=IF( AND([.N17]&lt;&gt;&quot;&quot;; [.N17]&lt;&gt;&quot;-&quot;) ; COM.MICROSOFT.CONCAT(&quot;{&quot;;CHAR(34);[.$B$3];[.$R17];[.N$1];CHAR(34);&quot;, &quot;; CHAR(34); [.N17]; CHAR(34); &quot;},&quot;) ; &quot;&quot;)" office:value-type="string" office:string-value="{&quot;DC&quot;, &quot;call c,nn&quot;}," calcext:value-type="string">
            <text:p>{"DC", "call c,nn"},</text:p>
          </table:table-cell>
          <table:table-cell table:formula="of:=IF( AND([.O17]&lt;&gt;&quot;&quot;; [.O17]&lt;&gt;&quot;-&quot;) ; COM.MICROSOFT.CONCAT(&quot;{&quot;;CHAR(34);[.$B$3];[.$R17];[.O$1];CHAR(34);&quot;, &quot;; CHAR(34); [.O17]; CHAR(34); &quot;},&quot;) ; &quot;&quot;)">
            <text:p/>
          </table:table-cell>
          <table:table-cell table:formula="of:=IF( AND([.P17]&lt;&gt;&quot;&quot;; [.P17]&lt;&gt;&quot;-&quot;) ; COM.MICROSOFT.CONCAT(&quot;{&quot;;CHAR(34);[.$B$3];[.$R17];[.P$1];CHAR(34);&quot;, &quot;; CHAR(34); [.P17]; CHAR(34); &quot;},&quot;) ; &quot;&quot;)" office:value-type="string" office:string-value="{&quot;DE&quot;, &quot;sbc a,n&quot;}," calcext:value-type="string">
            <text:p>{"DE", "sbc a,n"},</text:p>
          </table:table-cell>
          <table:table-cell table:formula="of:=IF( AND([.Q17]&lt;&gt;&quot;&quot;; [.Q17]&lt;&gt;&quot;-&quot;) ; COM.MICROSOFT.CONCAT(&quot;{&quot;;CHAR(34);[.$B$3];[.$R17];[.Q$1];CHAR(34);&quot;, &quot;; CHAR(34); [.Q17]; CHAR(34); &quot;},&quot;) ; &quot;&quot;)" office:value-type="string" office:string-value="{&quot;DF&quot;, &quot;rst 18h&quot;}," calcext:value-type="string">
            <text:p>{"DF", "rst 18h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6" office:value-type="string" calcext:value-type="string">
            <text:p>ret po</text:p>
          </table:table-cell>
          <table:table-cell table:style-name="ce236" office:value-type="string" calcext:value-type="string">
            <text:p>pop hl</text:p>
          </table:table-cell>
          <table:table-cell table:style-name="ce236" office:value-type="string" calcext:value-type="string">
            <text:p>jp po,nn</text:p>
          </table:table-cell>
          <table:table-cell table:style-name="ce236" office:value-type="string" calcext:value-type="string">
            <text:p>ex (sp),hl</text:p>
          </table:table-cell>
          <table:table-cell table:style-name="ce236" office:value-type="string" calcext:value-type="string">
            <text:p>call po,nn</text:p>
          </table:table-cell>
          <table:table-cell table:style-name="ce236" office:value-type="string" calcext:value-type="string">
            <text:p>push hl</text:p>
          </table:table-cell>
          <table:table-cell table:style-name="ce236" office:value-type="string" calcext:value-type="string">
            <text:p>and n</text:p>
          </table:table-cell>
          <table:table-cell table:style-name="ce236" office:value-type="string" calcext:value-type="string">
            <text:p>rst 20h</text:p>
          </table:table-cell>
          <table:table-cell table:style-name="ce236" office:value-type="string" calcext:value-type="string">
            <text:p>ret pe</text:p>
          </table:table-cell>
          <table:table-cell table:style-name="ce236" office:value-type="string" calcext:value-type="string">
            <text:p>jp (hl)</text:p>
          </table:table-cell>
          <table:table-cell table:style-name="ce236" office:value-type="string" calcext:value-type="string">
            <text:p>jp pe,nn</text:p>
          </table:table-cell>
          <table:table-cell table:style-name="ce236" office:value-type="string" calcext:value-type="string">
            <text:p>ex de,hl</text:p>
          </table:table-cell>
          <table:table-cell table:style-name="ce236" office:value-type="string" calcext:value-type="string">
            <text:p>call pe,nn</text:p>
          </table:table-cell>
          <table:table-cell table:style-name="ce236"/>
          <table:table-cell table:style-name="ce236" office:value-type="string" calcext:value-type="string">
            <text:p>xor n</text:p>
          </table:table-cell>
          <table:table-cell table:style-name="ce236" office:value-type="string" calcext:value-type="string">
            <text:p>rst 28h</text:p>
          </table:table-cell>
          <table:table-cell table:style-name="ce234" office:value-type="string" calcext:value-type="string">
            <text:p>E</text:p>
          </table:table-cell>
          <table:table-cell table:formula="of:=IF( AND([.B18]&lt;&gt;&quot;&quot;; [.B18]&lt;&gt;&quot;-&quot;) ; COM.MICROSOFT.CONCAT(&quot;{&quot;;CHAR(34);[.$B$3];[.$R18];[.B$1];CHAR(34);&quot;, &quot;; CHAR(34); [.B18]; CHAR(34); &quot;},&quot;) ; &quot;&quot;)" office:value-type="string" office:string-value="{&quot;E0&quot;, &quot;ret po&quot;}," calcext:value-type="string">
            <text:p>{"E0", "ret po"},</text:p>
          </table:table-cell>
          <table:table-cell table:formula="of:=IF( AND([.C18]&lt;&gt;&quot;&quot;; [.C18]&lt;&gt;&quot;-&quot;) ; COM.MICROSOFT.CONCAT(&quot;{&quot;;CHAR(34);[.$B$3];[.$R18];[.C$1];CHAR(34);&quot;, &quot;; CHAR(34); [.C18]; CHAR(34); &quot;},&quot;) ; &quot;&quot;)" office:value-type="string" office:string-value="{&quot;E1&quot;, &quot;pop hl&quot;}," calcext:value-type="string">
            <text:p>{"E1", "pop hl"},</text:p>
          </table:table-cell>
          <table:table-cell table:formula="of:=IF( AND([.D18]&lt;&gt;&quot;&quot;; [.D18]&lt;&gt;&quot;-&quot;) ; COM.MICROSOFT.CONCAT(&quot;{&quot;;CHAR(34);[.$B$3];[.$R18];[.D$1];CHAR(34);&quot;, &quot;; CHAR(34); [.D18]; CHAR(34); &quot;},&quot;) ; &quot;&quot;)" office:value-type="string" office:string-value="{&quot;E2&quot;, &quot;jp po,nn&quot;}," calcext:value-type="string">
            <text:p>{"E2", "jp po,nn"},</text:p>
          </table:table-cell>
          <table:table-cell table:formula="of:=IF( AND([.E18]&lt;&gt;&quot;&quot;; [.E18]&lt;&gt;&quot;-&quot;) ; COM.MICROSOFT.CONCAT(&quot;{&quot;;CHAR(34);[.$B$3];[.$R18];[.E$1];CHAR(34);&quot;, &quot;; CHAR(34); [.E18]; CHAR(34); &quot;},&quot;) ; &quot;&quot;)" office:value-type="string" office:string-value="{&quot;E3&quot;, &quot;ex (sp),hl&quot;}," calcext:value-type="string">
            <text:p>{"E3", "ex (sp),hl"},</text:p>
          </table:table-cell>
          <table:table-cell table:formula="of:=IF( AND([.F18]&lt;&gt;&quot;&quot;; [.F18]&lt;&gt;&quot;-&quot;) ; COM.MICROSOFT.CONCAT(&quot;{&quot;;CHAR(34);[.$B$3];[.$R18];[.F$1];CHAR(34);&quot;, &quot;; CHAR(34); [.F18]; CHAR(34); &quot;},&quot;) ; &quot;&quot;)" office:value-type="string" office:string-value="{&quot;E4&quot;, &quot;call po,nn&quot;}," calcext:value-type="string">
            <text:p>{"E4", "call po,nn"},</text:p>
          </table:table-cell>
          <table:table-cell table:formula="of:=IF( AND([.G18]&lt;&gt;&quot;&quot;; [.G18]&lt;&gt;&quot;-&quot;) ; COM.MICROSOFT.CONCAT(&quot;{&quot;;CHAR(34);[.$B$3];[.$R18];[.G$1];CHAR(34);&quot;, &quot;; CHAR(34); [.G18]; CHAR(34); &quot;},&quot;) ; &quot;&quot;)" office:value-type="string" office:string-value="{&quot;E5&quot;, &quot;push hl&quot;}," calcext:value-type="string">
            <text:p>{"E5", "push hl"},</text:p>
          </table:table-cell>
          <table:table-cell table:formula="of:=IF( AND([.H18]&lt;&gt;&quot;&quot;; [.H18]&lt;&gt;&quot;-&quot;) ; COM.MICROSOFT.CONCAT(&quot;{&quot;;CHAR(34);[.$B$3];[.$R18];[.H$1];CHAR(34);&quot;, &quot;; CHAR(34); [.H18]; CHAR(34); &quot;},&quot;) ; &quot;&quot;)" office:value-type="string" office:string-value="{&quot;E6&quot;, &quot;and n&quot;}," calcext:value-type="string">
            <text:p>{"E6", "and n"},</text:p>
          </table:table-cell>
          <table:table-cell table:formula="of:=IF( AND([.I18]&lt;&gt;&quot;&quot;; [.I18]&lt;&gt;&quot;-&quot;) ; COM.MICROSOFT.CONCAT(&quot;{&quot;;CHAR(34);[.$B$3];[.$R18];[.I$1];CHAR(34);&quot;, &quot;; CHAR(34); [.I18]; CHAR(34); &quot;},&quot;) ; &quot;&quot;)" office:value-type="string" office:string-value="{&quot;E7&quot;, &quot;rst 20h&quot;}," calcext:value-type="string">
            <text:p>{"E7", "rst 20h"},</text:p>
          </table:table-cell>
          <table:table-cell table:formula="of:=IF( AND([.J18]&lt;&gt;&quot;&quot;; [.J18]&lt;&gt;&quot;-&quot;) ; COM.MICROSOFT.CONCAT(&quot;{&quot;;CHAR(34);[.$B$3];[.$R18];[.J$1];CHAR(34);&quot;, &quot;; CHAR(34); [.J18]; CHAR(34); &quot;},&quot;) ; &quot;&quot;)" office:value-type="string" office:string-value="{&quot;E8&quot;, &quot;ret pe&quot;}," calcext:value-type="string">
            <text:p>{"E8", "ret pe"},</text:p>
          </table:table-cell>
          <table:table-cell table:formula="of:=IF( AND([.K18]&lt;&gt;&quot;&quot;; [.K18]&lt;&gt;&quot;-&quot;) ; COM.MICROSOFT.CONCAT(&quot;{&quot;;CHAR(34);[.$B$3];[.$R18];[.K$1];CHAR(34);&quot;, &quot;; CHAR(34); [.K18]; CHAR(34); &quot;},&quot;) ; &quot;&quot;)" office:value-type="string" office:string-value="{&quot;E9&quot;, &quot;jp (hl)&quot;}," calcext:value-type="string">
            <text:p>{"E9", "jp (hl)"},</text:p>
          </table:table-cell>
          <table:table-cell table:formula="of:=IF( AND([.L18]&lt;&gt;&quot;&quot;; [.L18]&lt;&gt;&quot;-&quot;) ; COM.MICROSOFT.CONCAT(&quot;{&quot;;CHAR(34);[.$B$3];[.$R18];[.L$1];CHAR(34);&quot;, &quot;; CHAR(34); [.L18]; CHAR(34); &quot;},&quot;) ; &quot;&quot;)" office:value-type="string" office:string-value="{&quot;EA&quot;, &quot;jp pe,nn&quot;}," calcext:value-type="string">
            <text:p>{"EA", "jp pe,nn"},</text:p>
          </table:table-cell>
          <table:table-cell table:formula="of:=IF( AND([.M18]&lt;&gt;&quot;&quot;; [.M18]&lt;&gt;&quot;-&quot;) ; COM.MICROSOFT.CONCAT(&quot;{&quot;;CHAR(34);[.$B$3];[.$R18];[.M$1];CHAR(34);&quot;, &quot;; CHAR(34); [.M18]; CHAR(34); &quot;},&quot;) ; &quot;&quot;)" office:value-type="string" office:string-value="{&quot;EB&quot;, &quot;ex de,hl&quot;}," calcext:value-type="string">
            <text:p>{"EB", "ex de,hl"},</text:p>
          </table:table-cell>
          <table:table-cell table:formula="of:=IF( AND([.N18]&lt;&gt;&quot;&quot;; [.N18]&lt;&gt;&quot;-&quot;) ; COM.MICROSOFT.CONCAT(&quot;{&quot;;CHAR(34);[.$B$3];[.$R18];[.N$1];CHAR(34);&quot;, &quot;; CHAR(34); [.N18]; CHAR(34); &quot;},&quot;) ; &quot;&quot;)" office:value-type="string" office:string-value="{&quot;EC&quot;, &quot;call pe,nn&quot;}," calcext:value-type="string">
            <text:p>{"EC", "call pe,nn"},</text:p>
          </table:table-cell>
          <table:table-cell table:formula="of:=IF( AND([.O18]&lt;&gt;&quot;&quot;; [.O18]&lt;&gt;&quot;-&quot;) ; COM.MICROSOFT.CONCAT(&quot;{&quot;;CHAR(34);[.$B$3];[.$R18];[.O$1];CHAR(34);&quot;, &quot;; CHAR(34); [.O18]; CHAR(34); &quot;},&quot;) ; &quot;&quot;)">
            <text:p/>
          </table:table-cell>
          <table:table-cell table:formula="of:=IF( AND([.P18]&lt;&gt;&quot;&quot;; [.P18]&lt;&gt;&quot;-&quot;) ; COM.MICROSOFT.CONCAT(&quot;{&quot;;CHAR(34);[.$B$3];[.$R18];[.P$1];CHAR(34);&quot;, &quot;; CHAR(34); [.P18]; CHAR(34); &quot;},&quot;) ; &quot;&quot;)" office:value-type="string" office:string-value="{&quot;EE&quot;, &quot;xor n&quot;}," calcext:value-type="string">
            <text:p>{"EE", "xor n"},</text:p>
          </table:table-cell>
          <table:table-cell table:formula="of:=IF( AND([.Q18]&lt;&gt;&quot;&quot;; [.Q18]&lt;&gt;&quot;-&quot;) ; COM.MICROSOFT.CONCAT(&quot;{&quot;;CHAR(34);[.$B$3];[.$R18];[.Q$1];CHAR(34);&quot;, &quot;; CHAR(34); [.Q18]; CHAR(34); &quot;},&quot;) ; &quot;&quot;)" office:value-type="string" office:string-value="{&quot;EF&quot;, &quot;rst 28h&quot;}," calcext:value-type="string">
            <text:p>{"EF", "rst 28h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6" office:value-type="string" calcext:value-type="string">
            <text:p>ret p</text:p>
          </table:table-cell>
          <table:table-cell table:style-name="ce236" office:value-type="string" calcext:value-type="string">
            <text:p>pop af</text:p>
          </table:table-cell>
          <table:table-cell table:style-name="ce236" office:value-type="string" calcext:value-type="string">
            <text:p>jp p,nn</text:p>
          </table:table-cell>
          <table:table-cell table:style-name="ce236" office:value-type="string" calcext:value-type="string">
            <text:p>di</text:p>
          </table:table-cell>
          <table:table-cell table:style-name="ce236" office:value-type="string" calcext:value-type="string">
            <text:p>call p,nn</text:p>
          </table:table-cell>
          <table:table-cell table:style-name="ce236" office:value-type="string" calcext:value-type="string">
            <text:p>push af</text:p>
          </table:table-cell>
          <table:table-cell table:style-name="ce236" office:value-type="string" calcext:value-type="string">
            <text:p>or n</text:p>
          </table:table-cell>
          <table:table-cell table:style-name="ce236" office:value-type="string" calcext:value-type="string">
            <text:p>rst 30h</text:p>
          </table:table-cell>
          <table:table-cell table:style-name="ce236" office:value-type="string" calcext:value-type="string">
            <text:p>ret m</text:p>
          </table:table-cell>
          <table:table-cell table:style-name="ce236" office:value-type="string" calcext:value-type="string">
            <text:p>ld sp,hl</text:p>
          </table:table-cell>
          <table:table-cell table:style-name="ce236" office:value-type="string" calcext:value-type="string">
            <text:p>jp m,nn</text:p>
          </table:table-cell>
          <table:table-cell table:style-name="ce236" office:value-type="string" calcext:value-type="string">
            <text:p>ei</text:p>
          </table:table-cell>
          <table:table-cell table:style-name="ce236" office:value-type="string" calcext:value-type="string">
            <text:p>call m,nn</text:p>
          </table:table-cell>
          <table:table-cell table:style-name="ce236"/>
          <table:table-cell table:style-name="ce236" office:value-type="string" calcext:value-type="string">
            <text:p>cp n</text:p>
          </table:table-cell>
          <table:table-cell table:style-name="ce236" office:value-type="string" calcext:value-type="string">
            <text:p>rst 38h</text:p>
          </table:table-cell>
          <table:table-cell table:style-name="ce234" office:value-type="string" calcext:value-type="string">
            <text:p>F</text:p>
          </table:table-cell>
          <table:table-cell table:formula="of:=IF( AND([.B19]&lt;&gt;&quot;&quot;; [.B19]&lt;&gt;&quot;-&quot;) ; COM.MICROSOFT.CONCAT(&quot;{&quot;;CHAR(34);[.$B$3];[.$R19];[.B$1];CHAR(34);&quot;, &quot;; CHAR(34); [.B19]; CHAR(34); &quot;},&quot;) ; &quot;&quot;)" office:value-type="string" office:string-value="{&quot;F0&quot;, &quot;ret p&quot;}," calcext:value-type="string">
            <text:p>{"F0", "ret p"},</text:p>
          </table:table-cell>
          <table:table-cell table:formula="of:=IF( AND([.C19]&lt;&gt;&quot;&quot;; [.C19]&lt;&gt;&quot;-&quot;) ; COM.MICROSOFT.CONCAT(&quot;{&quot;;CHAR(34);[.$B$3];[.$R19];[.C$1];CHAR(34);&quot;, &quot;; CHAR(34); [.C19]; CHAR(34); &quot;},&quot;) ; &quot;&quot;)" office:value-type="string" office:string-value="{&quot;F1&quot;, &quot;pop af&quot;}," calcext:value-type="string">
            <text:p>{"F1", "pop af"},</text:p>
          </table:table-cell>
          <table:table-cell table:formula="of:=IF( AND([.D19]&lt;&gt;&quot;&quot;; [.D19]&lt;&gt;&quot;-&quot;) ; COM.MICROSOFT.CONCAT(&quot;{&quot;;CHAR(34);[.$B$3];[.$R19];[.D$1];CHAR(34);&quot;, &quot;; CHAR(34); [.D19]; CHAR(34); &quot;},&quot;) ; &quot;&quot;)" office:value-type="string" office:string-value="{&quot;F2&quot;, &quot;jp p,nn&quot;}," calcext:value-type="string">
            <text:p>{"F2", "jp p,nn"},</text:p>
          </table:table-cell>
          <table:table-cell table:formula="of:=IF( AND([.E19]&lt;&gt;&quot;&quot;; [.E19]&lt;&gt;&quot;-&quot;) ; COM.MICROSOFT.CONCAT(&quot;{&quot;;CHAR(34);[.$B$3];[.$R19];[.E$1];CHAR(34);&quot;, &quot;; CHAR(34); [.E19]; CHAR(34); &quot;},&quot;) ; &quot;&quot;)" office:value-type="string" office:string-value="{&quot;F3&quot;, &quot;di&quot;}," calcext:value-type="string">
            <text:p>{"F3", "di"},</text:p>
          </table:table-cell>
          <table:table-cell table:formula="of:=IF( AND([.F19]&lt;&gt;&quot;&quot;; [.F19]&lt;&gt;&quot;-&quot;) ; COM.MICROSOFT.CONCAT(&quot;{&quot;;CHAR(34);[.$B$3];[.$R19];[.F$1];CHAR(34);&quot;, &quot;; CHAR(34); [.F19]; CHAR(34); &quot;},&quot;) ; &quot;&quot;)" office:value-type="string" office:string-value="{&quot;F4&quot;, &quot;call p,nn&quot;}," calcext:value-type="string">
            <text:p>{"F4", "call p,nn"},</text:p>
          </table:table-cell>
          <table:table-cell table:formula="of:=IF( AND([.G19]&lt;&gt;&quot;&quot;; [.G19]&lt;&gt;&quot;-&quot;) ; COM.MICROSOFT.CONCAT(&quot;{&quot;;CHAR(34);[.$B$3];[.$R19];[.G$1];CHAR(34);&quot;, &quot;; CHAR(34); [.G19]; CHAR(34); &quot;},&quot;) ; &quot;&quot;)" office:value-type="string" office:string-value="{&quot;F5&quot;, &quot;push af&quot;}," calcext:value-type="string">
            <text:p>{"F5", "push af"},</text:p>
          </table:table-cell>
          <table:table-cell table:formula="of:=IF( AND([.H19]&lt;&gt;&quot;&quot;; [.H19]&lt;&gt;&quot;-&quot;) ; COM.MICROSOFT.CONCAT(&quot;{&quot;;CHAR(34);[.$B$3];[.$R19];[.H$1];CHAR(34);&quot;, &quot;; CHAR(34); [.H19]; CHAR(34); &quot;},&quot;) ; &quot;&quot;)" office:value-type="string" office:string-value="{&quot;F6&quot;, &quot;or n&quot;}," calcext:value-type="string">
            <text:p>{"F6", "or n"},</text:p>
          </table:table-cell>
          <table:table-cell table:formula="of:=IF( AND([.I19]&lt;&gt;&quot;&quot;; [.I19]&lt;&gt;&quot;-&quot;) ; COM.MICROSOFT.CONCAT(&quot;{&quot;;CHAR(34);[.$B$3];[.$R19];[.I$1];CHAR(34);&quot;, &quot;; CHAR(34); [.I19]; CHAR(34); &quot;},&quot;) ; &quot;&quot;)" office:value-type="string" office:string-value="{&quot;F7&quot;, &quot;rst 30h&quot;}," calcext:value-type="string">
            <text:p>{"F7", "rst 30h"},</text:p>
          </table:table-cell>
          <table:table-cell table:formula="of:=IF( AND([.J19]&lt;&gt;&quot;&quot;; [.J19]&lt;&gt;&quot;-&quot;) ; COM.MICROSOFT.CONCAT(&quot;{&quot;;CHAR(34);[.$B$3];[.$R19];[.J$1];CHAR(34);&quot;, &quot;; CHAR(34); [.J19]; CHAR(34); &quot;},&quot;) ; &quot;&quot;)" office:value-type="string" office:string-value="{&quot;F8&quot;, &quot;ret m&quot;}," calcext:value-type="string">
            <text:p>{"F8", "ret m"},</text:p>
          </table:table-cell>
          <table:table-cell table:formula="of:=IF( AND([.K19]&lt;&gt;&quot;&quot;; [.K19]&lt;&gt;&quot;-&quot;) ; COM.MICROSOFT.CONCAT(&quot;{&quot;;CHAR(34);[.$B$3];[.$R19];[.K$1];CHAR(34);&quot;, &quot;; CHAR(34); [.K19]; CHAR(34); &quot;},&quot;) ; &quot;&quot;)" office:value-type="string" office:string-value="{&quot;F9&quot;, &quot;ld sp,hl&quot;}," calcext:value-type="string">
            <text:p>{"F9", "ld sp,hl"},</text:p>
          </table:table-cell>
          <table:table-cell table:formula="of:=IF( AND([.L19]&lt;&gt;&quot;&quot;; [.L19]&lt;&gt;&quot;-&quot;) ; COM.MICROSOFT.CONCAT(&quot;{&quot;;CHAR(34);[.$B$3];[.$R19];[.L$1];CHAR(34);&quot;, &quot;; CHAR(34); [.L19]; CHAR(34); &quot;},&quot;) ; &quot;&quot;)" office:value-type="string" office:string-value="{&quot;FA&quot;, &quot;jp m,nn&quot;}," calcext:value-type="string">
            <text:p>{"FA", "jp m,nn"},</text:p>
          </table:table-cell>
          <table:table-cell table:formula="of:=IF( AND([.M19]&lt;&gt;&quot;&quot;; [.M19]&lt;&gt;&quot;-&quot;) ; COM.MICROSOFT.CONCAT(&quot;{&quot;;CHAR(34);[.$B$3];[.$R19];[.M$1];CHAR(34);&quot;, &quot;; CHAR(34); [.M19]; CHAR(34); &quot;},&quot;) ; &quot;&quot;)" office:value-type="string" office:string-value="{&quot;FB&quot;, &quot;ei&quot;}," calcext:value-type="string">
            <text:p>{"FB", "ei"},</text:p>
          </table:table-cell>
          <table:table-cell table:formula="of:=IF( AND([.N19]&lt;&gt;&quot;&quot;; [.N19]&lt;&gt;&quot;-&quot;) ; COM.MICROSOFT.CONCAT(&quot;{&quot;;CHAR(34);[.$B$3];[.$R19];[.N$1];CHAR(34);&quot;, &quot;; CHAR(34); [.N19]; CHAR(34); &quot;},&quot;) ; &quot;&quot;)" office:value-type="string" office:string-value="{&quot;FC&quot;, &quot;call m,nn&quot;}," calcext:value-type="string">
            <text:p>{"FC", "call m,nn"},</text:p>
          </table:table-cell>
          <table:table-cell table:formula="of:=IF( AND([.O19]&lt;&gt;&quot;&quot;; [.O19]&lt;&gt;&quot;-&quot;) ; COM.MICROSOFT.CONCAT(&quot;{&quot;;CHAR(34);[.$B$3];[.$R19];[.O$1];CHAR(34);&quot;, &quot;; CHAR(34); [.O19]; CHAR(34); &quot;},&quot;) ; &quot;&quot;)">
            <text:p/>
          </table:table-cell>
          <table:table-cell table:formula="of:=IF( AND([.P19]&lt;&gt;&quot;&quot;; [.P19]&lt;&gt;&quot;-&quot;) ; COM.MICROSOFT.CONCAT(&quot;{&quot;;CHAR(34);[.$B$3];[.$R19];[.P$1];CHAR(34);&quot;, &quot;; CHAR(34); [.P19]; CHAR(34); &quot;},&quot;) ; &quot;&quot;)" office:value-type="string" office:string-value="{&quot;FE&quot;, &quot;cp n&quot;}," calcext:value-type="string">
            <text:p>{"FE", "cp n"},</text:p>
          </table:table-cell>
          <table:table-cell table:formula="of:=IF( AND([.Q19]&lt;&gt;&quot;&quot;; [.Q19]&lt;&gt;&quot;-&quot;) ; COM.MICROSOFT.CONCAT(&quot;{&quot;;CHAR(34);[.$B$3];[.$R19];[.Q$1];CHAR(34);&quot;, &quot;; CHAR(34); [.Q19]; CHAR(34); &quot;},&quot;) ; &quot;&quot;)" office:value-type="string" office:string-value="{&quot;FF&quot;, &quot;rst 38h&quot;}," calcext:value-type="string">
            <text:p>{"FF", "rst 38h"},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CB</text:p>
          </table:table-cell>
          <table:table-cell table:number-columns-repeated="1022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6" office:value-type="string" calcext:value-type="string">
            <text:p>rlc b</text:p>
          </table:table-cell>
          <table:table-cell table:style-name="ce236" office:value-type="string" calcext:value-type="string">
            <text:p>rlc c</text:p>
          </table:table-cell>
          <table:table-cell table:style-name="ce236" office:value-type="string" calcext:value-type="string">
            <text:p>rlc d</text:p>
          </table:table-cell>
          <table:table-cell table:style-name="ce236" office:value-type="string" calcext:value-type="string">
            <text:p>rlc e</text:p>
          </table:table-cell>
          <table:table-cell table:style-name="ce236" office:value-type="string" calcext:value-type="string">
            <text:p>rlc h</text:p>
          </table:table-cell>
          <table:table-cell table:style-name="ce236" office:value-type="string" calcext:value-type="string">
            <text:p>rlc l</text:p>
          </table:table-cell>
          <table:table-cell table:style-name="ce236" office:value-type="string" calcext:value-type="string">
            <text:p>rlc (hl)</text:p>
          </table:table-cell>
          <table:table-cell table:style-name="ce236" office:value-type="string" calcext:value-type="string">
            <text:p>rlc a</text:p>
          </table:table-cell>
          <table:table-cell table:style-name="ce236" office:value-type="string" calcext:value-type="string">
            <text:p>rrc b</text:p>
          </table:table-cell>
          <table:table-cell table:style-name="ce236" office:value-type="string" calcext:value-type="string">
            <text:p>rrc c</text:p>
          </table:table-cell>
          <table:table-cell table:style-name="ce236" office:value-type="string" calcext:value-type="string">
            <text:p>rrc d</text:p>
          </table:table-cell>
          <table:table-cell table:style-name="ce236" office:value-type="string" calcext:value-type="string">
            <text:p>rrc e</text:p>
          </table:table-cell>
          <table:table-cell table:style-name="ce236" office:value-type="string" calcext:value-type="string">
            <text:p>rrc h</text:p>
          </table:table-cell>
          <table:table-cell table:style-name="ce236" office:value-type="string" calcext:value-type="string">
            <text:p>rrc l</text:p>
          </table:table-cell>
          <table:table-cell table:style-name="ce236" office:value-type="string" calcext:value-type="string">
            <text:p>rrc (hl)</text:p>
          </table:table-cell>
          <table:table-cell table:style-name="ce236" office:value-type="string" calcext:value-type="string">
            <text:p>rrc a</text:p>
          </table:table-cell>
          <table:table-cell table:style-name="ce234" office:value-type="float" office:value="0" calcext:value-type="float">
            <text:p>0</text:p>
          </table:table-cell>
          <table:table-cell table:formula="of:=IF( AND([.B23]&lt;&gt;&quot;&quot;; [.B23]&lt;&gt;&quot;-&quot;) ; COM.MICROSOFT.CONCAT(&quot;{&quot;;CHAR(34);[.$B$22];[.$R23];[.B$1];CHAR(34);&quot;, &quot;; CHAR(34); [.B23]; CHAR(34); &quot;},&quot;) ; &quot;&quot;)" office:value-type="string" office:string-value="{&quot;CB00&quot;, &quot;rlc b&quot;}," calcext:value-type="string">
            <text:p>{"CB00", "rlc b"},</text:p>
          </table:table-cell>
          <table:table-cell table:formula="of:=IF( AND([.C23]&lt;&gt;&quot;&quot;; [.C23]&lt;&gt;&quot;-&quot;) ; COM.MICROSOFT.CONCAT(&quot;{&quot;;CHAR(34);[.$B$22];[.$R23];[.C$1];CHAR(34);&quot;, &quot;; CHAR(34); [.C23]; CHAR(34); &quot;},&quot;) ; &quot;&quot;)" office:value-type="string" office:string-value="{&quot;CB01&quot;, &quot;rlc c&quot;}," calcext:value-type="string">
            <text:p>{"CB01", "rlc c"},</text:p>
          </table:table-cell>
          <table:table-cell table:formula="of:=IF( AND([.D23]&lt;&gt;&quot;&quot;; [.D23]&lt;&gt;&quot;-&quot;) ; COM.MICROSOFT.CONCAT(&quot;{&quot;;CHAR(34);[.$B$22];[.$R23];[.D$1];CHAR(34);&quot;, &quot;; CHAR(34); [.D23]; CHAR(34); &quot;},&quot;) ; &quot;&quot;)" office:value-type="string" office:string-value="{&quot;CB02&quot;, &quot;rlc d&quot;}," calcext:value-type="string">
            <text:p>{"CB02", "rlc d"},</text:p>
          </table:table-cell>
          <table:table-cell table:formula="of:=IF( AND([.E23]&lt;&gt;&quot;&quot;; [.E23]&lt;&gt;&quot;-&quot;) ; COM.MICROSOFT.CONCAT(&quot;{&quot;;CHAR(34);[.$B$22];[.$R23];[.E$1];CHAR(34);&quot;, &quot;; CHAR(34); [.E23]; CHAR(34); &quot;},&quot;) ; &quot;&quot;)" office:value-type="string" office:string-value="{&quot;CB03&quot;, &quot;rlc e&quot;}," calcext:value-type="string">
            <text:p>{"CB03", "rlc e"},</text:p>
          </table:table-cell>
          <table:table-cell table:formula="of:=IF( AND([.F23]&lt;&gt;&quot;&quot;; [.F23]&lt;&gt;&quot;-&quot;) ; COM.MICROSOFT.CONCAT(&quot;{&quot;;CHAR(34);[.$B$22];[.$R23];[.F$1];CHAR(34);&quot;, &quot;; CHAR(34); [.F23]; CHAR(34); &quot;},&quot;) ; &quot;&quot;)" office:value-type="string" office:string-value="{&quot;CB04&quot;, &quot;rlc h&quot;}," calcext:value-type="string">
            <text:p>{"CB04", "rlc h"},</text:p>
          </table:table-cell>
          <table:table-cell table:formula="of:=IF( AND([.G23]&lt;&gt;&quot;&quot;; [.G23]&lt;&gt;&quot;-&quot;) ; COM.MICROSOFT.CONCAT(&quot;{&quot;;CHAR(34);[.$B$22];[.$R23];[.G$1];CHAR(34);&quot;, &quot;; CHAR(34); [.G23]; CHAR(34); &quot;},&quot;) ; &quot;&quot;)" office:value-type="string" office:string-value="{&quot;CB05&quot;, &quot;rlc l&quot;}," calcext:value-type="string">
            <text:p>{"CB05", "rlc l"},</text:p>
          </table:table-cell>
          <table:table-cell table:formula="of:=IF( AND([.H23]&lt;&gt;&quot;&quot;; [.H23]&lt;&gt;&quot;-&quot;) ; COM.MICROSOFT.CONCAT(&quot;{&quot;;CHAR(34);[.$B$22];[.$R23];[.H$1];CHAR(34);&quot;, &quot;; CHAR(34); [.H23]; CHAR(34); &quot;},&quot;) ; &quot;&quot;)" office:value-type="string" office:string-value="{&quot;CB06&quot;, &quot;rlc (hl)&quot;}," calcext:value-type="string">
            <text:p>{"CB06", "rlc (hl)"},</text:p>
          </table:table-cell>
          <table:table-cell table:formula="of:=IF( AND([.I23]&lt;&gt;&quot;&quot;; [.I23]&lt;&gt;&quot;-&quot;) ; COM.MICROSOFT.CONCAT(&quot;{&quot;;CHAR(34);[.$B$22];[.$R23];[.I$1];CHAR(34);&quot;, &quot;; CHAR(34); [.I23]; CHAR(34); &quot;},&quot;) ; &quot;&quot;)" office:value-type="string" office:string-value="{&quot;CB07&quot;, &quot;rlc a&quot;}," calcext:value-type="string">
            <text:p>{"CB07", "rlc a"},</text:p>
          </table:table-cell>
          <table:table-cell table:formula="of:=IF( AND([.J23]&lt;&gt;&quot;&quot;; [.J23]&lt;&gt;&quot;-&quot;) ; COM.MICROSOFT.CONCAT(&quot;{&quot;;CHAR(34);[.$B$22];[.$R23];[.J$1];CHAR(34);&quot;, &quot;; CHAR(34); [.J23]; CHAR(34); &quot;},&quot;) ; &quot;&quot;)" office:value-type="string" office:string-value="{&quot;CB08&quot;, &quot;rrc b&quot;}," calcext:value-type="string">
            <text:p>{"CB08", "rrc b"},</text:p>
          </table:table-cell>
          <table:table-cell table:formula="of:=IF( AND([.K23]&lt;&gt;&quot;&quot;; [.K23]&lt;&gt;&quot;-&quot;) ; COM.MICROSOFT.CONCAT(&quot;{&quot;;CHAR(34);[.$B$22];[.$R23];[.K$1];CHAR(34);&quot;, &quot;; CHAR(34); [.K23]; CHAR(34); &quot;},&quot;) ; &quot;&quot;)" office:value-type="string" office:string-value="{&quot;CB09&quot;, &quot;rrc c&quot;}," calcext:value-type="string">
            <text:p>{"CB09", "rrc c"},</text:p>
          </table:table-cell>
          <table:table-cell table:formula="of:=IF( AND([.L23]&lt;&gt;&quot;&quot;; [.L23]&lt;&gt;&quot;-&quot;) ; COM.MICROSOFT.CONCAT(&quot;{&quot;;CHAR(34);[.$B$22];[.$R23];[.L$1];CHAR(34);&quot;, &quot;; CHAR(34); [.L23]; CHAR(34); &quot;},&quot;) ; &quot;&quot;)" office:value-type="string" office:string-value="{&quot;CB0A&quot;, &quot;rrc d&quot;}," calcext:value-type="string">
            <text:p>{"CB0A", "rrc d"},</text:p>
          </table:table-cell>
          <table:table-cell table:formula="of:=IF( AND([.M23]&lt;&gt;&quot;&quot;; [.M23]&lt;&gt;&quot;-&quot;) ; COM.MICROSOFT.CONCAT(&quot;{&quot;;CHAR(34);[.$B$22];[.$R23];[.M$1];CHAR(34);&quot;, &quot;; CHAR(34); [.M23]; CHAR(34); &quot;},&quot;) ; &quot;&quot;)" office:value-type="string" office:string-value="{&quot;CB0B&quot;, &quot;rrc e&quot;}," calcext:value-type="string">
            <text:p>{"CB0B", "rrc e"},</text:p>
          </table:table-cell>
          <table:table-cell table:formula="of:=IF( AND([.N23]&lt;&gt;&quot;&quot;; [.N23]&lt;&gt;&quot;-&quot;) ; COM.MICROSOFT.CONCAT(&quot;{&quot;;CHAR(34);[.$B$22];[.$R23];[.N$1];CHAR(34);&quot;, &quot;; CHAR(34); [.N23]; CHAR(34); &quot;},&quot;) ; &quot;&quot;)" office:value-type="string" office:string-value="{&quot;CB0C&quot;, &quot;rrc h&quot;}," calcext:value-type="string">
            <text:p>{"CB0C", "rrc h"},</text:p>
          </table:table-cell>
          <table:table-cell table:formula="of:=IF( AND([.O23]&lt;&gt;&quot;&quot;; [.O23]&lt;&gt;&quot;-&quot;) ; COM.MICROSOFT.CONCAT(&quot;{&quot;;CHAR(34);[.$B$22];[.$R23];[.O$1];CHAR(34);&quot;, &quot;; CHAR(34); [.O23]; CHAR(34); &quot;},&quot;) ; &quot;&quot;)" office:value-type="string" office:string-value="{&quot;CB0D&quot;, &quot;rrc l&quot;}," calcext:value-type="string">
            <text:p>{"CB0D", "rrc l"},</text:p>
          </table:table-cell>
          <table:table-cell table:formula="of:=IF( AND([.P23]&lt;&gt;&quot;&quot;; [.P23]&lt;&gt;&quot;-&quot;) ; COM.MICROSOFT.CONCAT(&quot;{&quot;;CHAR(34);[.$B$22];[.$R23];[.P$1];CHAR(34);&quot;, &quot;; CHAR(34); [.P23]; CHAR(34); &quot;},&quot;) ; &quot;&quot;)" office:value-type="string" office:string-value="{&quot;CB0E&quot;, &quot;rrc (hl)&quot;}," calcext:value-type="string">
            <text:p>{"CB0E", "rrc (hl)"},</text:p>
          </table:table-cell>
          <table:table-cell table:formula="of:=IF( AND([.Q23]&lt;&gt;&quot;&quot;; [.Q23]&lt;&gt;&quot;-&quot;) ; COM.MICROSOFT.CONCAT(&quot;{&quot;;CHAR(34);[.$B$22];[.$R23];[.Q$1];CHAR(34);&quot;, &quot;; CHAR(34); [.Q23]; CHAR(34); &quot;},&quot;) ; &quot;&quot;)" office:value-type="string" office:string-value="{&quot;CB0F&quot;, &quot;rrc a&quot;}," calcext:value-type="string">
            <text:p>{"CB0F", "rrc a"},</text:p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l b</text:p>
          </table:table-cell>
          <table:table-cell table:style-name="ce236" office:value-type="string" calcext:value-type="string">
            <text:p>rl c</text:p>
          </table:table-cell>
          <table:table-cell table:style-name="ce236" office:value-type="string" calcext:value-type="string">
            <text:p>rl d</text:p>
          </table:table-cell>
          <table:table-cell table:style-name="ce236" office:value-type="string" calcext:value-type="string">
            <text:p>rl e</text:p>
          </table:table-cell>
          <table:table-cell table:style-name="ce236" office:value-type="string" calcext:value-type="string">
            <text:p>rl h</text:p>
          </table:table-cell>
          <table:table-cell table:style-name="ce236" office:value-type="string" calcext:value-type="string">
            <text:p>rl l</text:p>
          </table:table-cell>
          <table:table-cell table:style-name="ce236" office:value-type="string" calcext:value-type="string">
            <text:p>rl (hl)</text:p>
          </table:table-cell>
          <table:table-cell table:style-name="ce236" office:value-type="string" calcext:value-type="string">
            <text:p>rl a</text:p>
          </table:table-cell>
          <table:table-cell table:style-name="ce236" office:value-type="string" calcext:value-type="string">
            <text:p>rr b</text:p>
          </table:table-cell>
          <table:table-cell table:style-name="ce236" office:value-type="string" calcext:value-type="string">
            <text:p>rr c</text:p>
          </table:table-cell>
          <table:table-cell table:style-name="ce236" office:value-type="string" calcext:value-type="string">
            <text:p>rr d</text:p>
          </table:table-cell>
          <table:table-cell table:style-name="ce236" office:value-type="string" calcext:value-type="string">
            <text:p>rr e</text:p>
          </table:table-cell>
          <table:table-cell table:style-name="ce236" office:value-type="string" calcext:value-type="string">
            <text:p>rr h</text:p>
          </table:table-cell>
          <table:table-cell table:style-name="ce236" office:value-type="string" calcext:value-type="string">
            <text:p>rr l</text:p>
          </table:table-cell>
          <table:table-cell table:style-name="ce236" office:value-type="string" calcext:value-type="string">
            <text:p>rr (hl)</text:p>
          </table:table-cell>
          <table:table-cell table:style-name="ce236" office:value-type="string" calcext:value-type="string">
            <text:p>rr a</text:p>
          </table:table-cell>
          <table:table-cell table:style-name="ce234" office:value-type="float" office:value="1" calcext:value-type="float">
            <text:p>1</text:p>
          </table:table-cell>
          <table:table-cell table:formula="of:=IF( AND([.B24]&lt;&gt;&quot;&quot;; [.B24]&lt;&gt;&quot;-&quot;) ; COM.MICROSOFT.CONCAT(&quot;{&quot;;CHAR(34);[.$B$22];[.$R24];[.B$1];CHAR(34);&quot;, &quot;; CHAR(34); [.B24]; CHAR(34); &quot;},&quot;) ; &quot;&quot;)" office:value-type="string" office:string-value="{&quot;CB10&quot;, &quot;rl b&quot;}," calcext:value-type="string">
            <text:p>{"CB10", "rl b"},</text:p>
          </table:table-cell>
          <table:table-cell table:formula="of:=IF( AND([.C24]&lt;&gt;&quot;&quot;; [.C24]&lt;&gt;&quot;-&quot;) ; COM.MICROSOFT.CONCAT(&quot;{&quot;;CHAR(34);[.$B$22];[.$R24];[.C$1];CHAR(34);&quot;, &quot;; CHAR(34); [.C24]; CHAR(34); &quot;},&quot;) ; &quot;&quot;)" office:value-type="string" office:string-value="{&quot;CB11&quot;, &quot;rl c&quot;}," calcext:value-type="string">
            <text:p>{"CB11", "rl c"},</text:p>
          </table:table-cell>
          <table:table-cell table:formula="of:=IF( AND([.D24]&lt;&gt;&quot;&quot;; [.D24]&lt;&gt;&quot;-&quot;) ; COM.MICROSOFT.CONCAT(&quot;{&quot;;CHAR(34);[.$B$22];[.$R24];[.D$1];CHAR(34);&quot;, &quot;; CHAR(34); [.D24]; CHAR(34); &quot;},&quot;) ; &quot;&quot;)" office:value-type="string" office:string-value="{&quot;CB12&quot;, &quot;rl d&quot;}," calcext:value-type="string">
            <text:p>{"CB12", "rl d"},</text:p>
          </table:table-cell>
          <table:table-cell table:formula="of:=IF( AND([.E24]&lt;&gt;&quot;&quot;; [.E24]&lt;&gt;&quot;-&quot;) ; COM.MICROSOFT.CONCAT(&quot;{&quot;;CHAR(34);[.$B$22];[.$R24];[.E$1];CHAR(34);&quot;, &quot;; CHAR(34); [.E24]; CHAR(34); &quot;},&quot;) ; &quot;&quot;)" office:value-type="string" office:string-value="{&quot;CB13&quot;, &quot;rl e&quot;}," calcext:value-type="string">
            <text:p>{"CB13", "rl e"},</text:p>
          </table:table-cell>
          <table:table-cell table:formula="of:=IF( AND([.F24]&lt;&gt;&quot;&quot;; [.F24]&lt;&gt;&quot;-&quot;) ; COM.MICROSOFT.CONCAT(&quot;{&quot;;CHAR(34);[.$B$22];[.$R24];[.F$1];CHAR(34);&quot;, &quot;; CHAR(34); [.F24]; CHAR(34); &quot;},&quot;) ; &quot;&quot;)" office:value-type="string" office:string-value="{&quot;CB14&quot;, &quot;rl h&quot;}," calcext:value-type="string">
            <text:p>{"CB14", "rl h"},</text:p>
          </table:table-cell>
          <table:table-cell table:formula="of:=IF( AND([.G24]&lt;&gt;&quot;&quot;; [.G24]&lt;&gt;&quot;-&quot;) ; COM.MICROSOFT.CONCAT(&quot;{&quot;;CHAR(34);[.$B$22];[.$R24];[.G$1];CHAR(34);&quot;, &quot;; CHAR(34); [.G24]; CHAR(34); &quot;},&quot;) ; &quot;&quot;)" office:value-type="string" office:string-value="{&quot;CB15&quot;, &quot;rl l&quot;}," calcext:value-type="string">
            <text:p>{"CB15", "rl l"},</text:p>
          </table:table-cell>
          <table:table-cell table:formula="of:=IF( AND([.H24]&lt;&gt;&quot;&quot;; [.H24]&lt;&gt;&quot;-&quot;) ; COM.MICROSOFT.CONCAT(&quot;{&quot;;CHAR(34);[.$B$22];[.$R24];[.H$1];CHAR(34);&quot;, &quot;; CHAR(34); [.H24]; CHAR(34); &quot;},&quot;) ; &quot;&quot;)" office:value-type="string" office:string-value="{&quot;CB16&quot;, &quot;rl (hl)&quot;}," calcext:value-type="string">
            <text:p>{"CB16", "rl (hl)"},</text:p>
          </table:table-cell>
          <table:table-cell table:formula="of:=IF( AND([.I24]&lt;&gt;&quot;&quot;; [.I24]&lt;&gt;&quot;-&quot;) ; COM.MICROSOFT.CONCAT(&quot;{&quot;;CHAR(34);[.$B$22];[.$R24];[.I$1];CHAR(34);&quot;, &quot;; CHAR(34); [.I24]; CHAR(34); &quot;},&quot;) ; &quot;&quot;)" office:value-type="string" office:string-value="{&quot;CB17&quot;, &quot;rl a&quot;}," calcext:value-type="string">
            <text:p>{"CB17", "rl a"},</text:p>
          </table:table-cell>
          <table:table-cell table:formula="of:=IF( AND([.J24]&lt;&gt;&quot;&quot;; [.J24]&lt;&gt;&quot;-&quot;) ; COM.MICROSOFT.CONCAT(&quot;{&quot;;CHAR(34);[.$B$22];[.$R24];[.J$1];CHAR(34);&quot;, &quot;; CHAR(34); [.J24]; CHAR(34); &quot;},&quot;) ; &quot;&quot;)" office:value-type="string" office:string-value="{&quot;CB18&quot;, &quot;rr b&quot;}," calcext:value-type="string">
            <text:p>{"CB18", "rr b"},</text:p>
          </table:table-cell>
          <table:table-cell table:formula="of:=IF( AND([.K24]&lt;&gt;&quot;&quot;; [.K24]&lt;&gt;&quot;-&quot;) ; COM.MICROSOFT.CONCAT(&quot;{&quot;;CHAR(34);[.$B$22];[.$R24];[.K$1];CHAR(34);&quot;, &quot;; CHAR(34); [.K24]; CHAR(34); &quot;},&quot;) ; &quot;&quot;)" office:value-type="string" office:string-value="{&quot;CB19&quot;, &quot;rr c&quot;}," calcext:value-type="string">
            <text:p>{"CB19", "rr c"},</text:p>
          </table:table-cell>
          <table:table-cell table:formula="of:=IF( AND([.L24]&lt;&gt;&quot;&quot;; [.L24]&lt;&gt;&quot;-&quot;) ; COM.MICROSOFT.CONCAT(&quot;{&quot;;CHAR(34);[.$B$22];[.$R24];[.L$1];CHAR(34);&quot;, &quot;; CHAR(34); [.L24]; CHAR(34); &quot;},&quot;) ; &quot;&quot;)" office:value-type="string" office:string-value="{&quot;CB1A&quot;, &quot;rr d&quot;}," calcext:value-type="string">
            <text:p>{"CB1A", "rr d"},</text:p>
          </table:table-cell>
          <table:table-cell table:formula="of:=IF( AND([.M24]&lt;&gt;&quot;&quot;; [.M24]&lt;&gt;&quot;-&quot;) ; COM.MICROSOFT.CONCAT(&quot;{&quot;;CHAR(34);[.$B$22];[.$R24];[.M$1];CHAR(34);&quot;, &quot;; CHAR(34); [.M24]; CHAR(34); &quot;},&quot;) ; &quot;&quot;)" office:value-type="string" office:string-value="{&quot;CB1B&quot;, &quot;rr e&quot;}," calcext:value-type="string">
            <text:p>{"CB1B", "rr e"},</text:p>
          </table:table-cell>
          <table:table-cell table:formula="of:=IF( AND([.N24]&lt;&gt;&quot;&quot;; [.N24]&lt;&gt;&quot;-&quot;) ; COM.MICROSOFT.CONCAT(&quot;{&quot;;CHAR(34);[.$B$22];[.$R24];[.N$1];CHAR(34);&quot;, &quot;; CHAR(34); [.N24]; CHAR(34); &quot;},&quot;) ; &quot;&quot;)" office:value-type="string" office:string-value="{&quot;CB1C&quot;, &quot;rr h&quot;}," calcext:value-type="string">
            <text:p>{"CB1C", "rr h"},</text:p>
          </table:table-cell>
          <table:table-cell table:formula="of:=IF( AND([.O24]&lt;&gt;&quot;&quot;; [.O24]&lt;&gt;&quot;-&quot;) ; COM.MICROSOFT.CONCAT(&quot;{&quot;;CHAR(34);[.$B$22];[.$R24];[.O$1];CHAR(34);&quot;, &quot;; CHAR(34); [.O24]; CHAR(34); &quot;},&quot;) ; &quot;&quot;)" office:value-type="string" office:string-value="{&quot;CB1D&quot;, &quot;rr l&quot;}," calcext:value-type="string">
            <text:p>{"CB1D", "rr l"},</text:p>
          </table:table-cell>
          <table:table-cell table:formula="of:=IF( AND([.P24]&lt;&gt;&quot;&quot;; [.P24]&lt;&gt;&quot;-&quot;) ; COM.MICROSOFT.CONCAT(&quot;{&quot;;CHAR(34);[.$B$22];[.$R24];[.P$1];CHAR(34);&quot;, &quot;; CHAR(34); [.P24]; CHAR(34); &quot;},&quot;) ; &quot;&quot;)" office:value-type="string" office:string-value="{&quot;CB1E&quot;, &quot;rr (hl)&quot;}," calcext:value-type="string">
            <text:p>{"CB1E", "rr (hl)"},</text:p>
          </table:table-cell>
          <table:table-cell table:formula="of:=IF( AND([.Q24]&lt;&gt;&quot;&quot;; [.Q24]&lt;&gt;&quot;-&quot;) ; COM.MICROSOFT.CONCAT(&quot;{&quot;;CHAR(34);[.$B$22];[.$R24];[.Q$1];CHAR(34);&quot;, &quot;; CHAR(34); [.Q24]; CHAR(34); &quot;},&quot;) ; &quot;&quot;)" office:value-type="string" office:string-value="{&quot;CB1F&quot;, &quot;rr a&quot;}," calcext:value-type="string">
            <text:p>{"CB1F", "rr a"},</text:p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6" office:value-type="string" calcext:value-type="string">
            <text:p>sla b</text:p>
          </table:table-cell>
          <table:table-cell table:style-name="ce236" office:value-type="string" calcext:value-type="string">
            <text:p>sla c</text:p>
          </table:table-cell>
          <table:table-cell table:style-name="ce236" office:value-type="string" calcext:value-type="string">
            <text:p>sla d</text:p>
          </table:table-cell>
          <table:table-cell table:style-name="ce236" office:value-type="string" calcext:value-type="string">
            <text:p>sla e</text:p>
          </table:table-cell>
          <table:table-cell table:style-name="ce236" office:value-type="string" calcext:value-type="string">
            <text:p>sla h</text:p>
          </table:table-cell>
          <table:table-cell table:style-name="ce236" office:value-type="string" calcext:value-type="string">
            <text:p>sla l</text:p>
          </table:table-cell>
          <table:table-cell table:style-name="ce236" office:value-type="string" calcext:value-type="string">
            <text:p>sla (hl)</text:p>
          </table:table-cell>
          <table:table-cell table:style-name="ce236" office:value-type="string" calcext:value-type="string">
            <text:p>sla a</text:p>
          </table:table-cell>
          <table:table-cell table:style-name="ce236" office:value-type="string" calcext:value-type="string">
            <text:p>sra b</text:p>
          </table:table-cell>
          <table:table-cell table:style-name="ce236" office:value-type="string" calcext:value-type="string">
            <text:p>sra c</text:p>
          </table:table-cell>
          <table:table-cell table:style-name="ce236" office:value-type="string" calcext:value-type="string">
            <text:p>sra d</text:p>
          </table:table-cell>
          <table:table-cell table:style-name="ce236" office:value-type="string" calcext:value-type="string">
            <text:p>sra e</text:p>
          </table:table-cell>
          <table:table-cell table:style-name="ce236" office:value-type="string" calcext:value-type="string">
            <text:p>sra h</text:p>
          </table:table-cell>
          <table:table-cell table:style-name="ce236" office:value-type="string" calcext:value-type="string">
            <text:p>sra l</text:p>
          </table:table-cell>
          <table:table-cell table:style-name="ce236" office:value-type="string" calcext:value-type="string">
            <text:p>sra (hl)</text:p>
          </table:table-cell>
          <table:table-cell table:style-name="ce236" office:value-type="string" calcext:value-type="string">
            <text:p>sra a</text:p>
          </table:table-cell>
          <table:table-cell table:style-name="ce234" office:value-type="float" office:value="2" calcext:value-type="float">
            <text:p>2</text:p>
          </table:table-cell>
          <table:table-cell table:formula="of:=IF( AND([.B25]&lt;&gt;&quot;&quot;; [.B25]&lt;&gt;&quot;-&quot;) ; COM.MICROSOFT.CONCAT(&quot;{&quot;;CHAR(34);[.$B$22];[.$R25];[.B$1];CHAR(34);&quot;, &quot;; CHAR(34); [.B25]; CHAR(34); &quot;},&quot;) ; &quot;&quot;)" office:value-type="string" office:string-value="{&quot;CB20&quot;, &quot;sla b&quot;}," calcext:value-type="string">
            <text:p>{"CB20", "sla b"},</text:p>
          </table:table-cell>
          <table:table-cell table:formula="of:=IF( AND([.C25]&lt;&gt;&quot;&quot;; [.C25]&lt;&gt;&quot;-&quot;) ; COM.MICROSOFT.CONCAT(&quot;{&quot;;CHAR(34);[.$B$22];[.$R25];[.C$1];CHAR(34);&quot;, &quot;; CHAR(34); [.C25]; CHAR(34); &quot;},&quot;) ; &quot;&quot;)" office:value-type="string" office:string-value="{&quot;CB21&quot;, &quot;sla c&quot;}," calcext:value-type="string">
            <text:p>{"CB21", "sla c"},</text:p>
          </table:table-cell>
          <table:table-cell table:formula="of:=IF( AND([.D25]&lt;&gt;&quot;&quot;; [.D25]&lt;&gt;&quot;-&quot;) ; COM.MICROSOFT.CONCAT(&quot;{&quot;;CHAR(34);[.$B$22];[.$R25];[.D$1];CHAR(34);&quot;, &quot;; CHAR(34); [.D25]; CHAR(34); &quot;},&quot;) ; &quot;&quot;)" office:value-type="string" office:string-value="{&quot;CB22&quot;, &quot;sla d&quot;}," calcext:value-type="string">
            <text:p>{"CB22", "sla d"},</text:p>
          </table:table-cell>
          <table:table-cell table:formula="of:=IF( AND([.E25]&lt;&gt;&quot;&quot;; [.E25]&lt;&gt;&quot;-&quot;) ; COM.MICROSOFT.CONCAT(&quot;{&quot;;CHAR(34);[.$B$22];[.$R25];[.E$1];CHAR(34);&quot;, &quot;; CHAR(34); [.E25]; CHAR(34); &quot;},&quot;) ; &quot;&quot;)" office:value-type="string" office:string-value="{&quot;CB23&quot;, &quot;sla e&quot;}," calcext:value-type="string">
            <text:p>{"CB23", "sla e"},</text:p>
          </table:table-cell>
          <table:table-cell table:formula="of:=IF( AND([.F25]&lt;&gt;&quot;&quot;; [.F25]&lt;&gt;&quot;-&quot;) ; COM.MICROSOFT.CONCAT(&quot;{&quot;;CHAR(34);[.$B$22];[.$R25];[.F$1];CHAR(34);&quot;, &quot;; CHAR(34); [.F25]; CHAR(34); &quot;},&quot;) ; &quot;&quot;)" office:value-type="string" office:string-value="{&quot;CB24&quot;, &quot;sla h&quot;}," calcext:value-type="string">
            <text:p>{"CB24", "sla h"},</text:p>
          </table:table-cell>
          <table:table-cell table:formula="of:=IF( AND([.G25]&lt;&gt;&quot;&quot;; [.G25]&lt;&gt;&quot;-&quot;) ; COM.MICROSOFT.CONCAT(&quot;{&quot;;CHAR(34);[.$B$22];[.$R25];[.G$1];CHAR(34);&quot;, &quot;; CHAR(34); [.G25]; CHAR(34); &quot;},&quot;) ; &quot;&quot;)" office:value-type="string" office:string-value="{&quot;CB25&quot;, &quot;sla l&quot;}," calcext:value-type="string">
            <text:p>{"CB25", "sla l"},</text:p>
          </table:table-cell>
          <table:table-cell table:formula="of:=IF( AND([.H25]&lt;&gt;&quot;&quot;; [.H25]&lt;&gt;&quot;-&quot;) ; COM.MICROSOFT.CONCAT(&quot;{&quot;;CHAR(34);[.$B$22];[.$R25];[.H$1];CHAR(34);&quot;, &quot;; CHAR(34); [.H25]; CHAR(34); &quot;},&quot;) ; &quot;&quot;)" office:value-type="string" office:string-value="{&quot;CB26&quot;, &quot;sla (hl)&quot;}," calcext:value-type="string">
            <text:p>{"CB26", "sla (hl)"},</text:p>
          </table:table-cell>
          <table:table-cell table:formula="of:=IF( AND([.I25]&lt;&gt;&quot;&quot;; [.I25]&lt;&gt;&quot;-&quot;) ; COM.MICROSOFT.CONCAT(&quot;{&quot;;CHAR(34);[.$B$22];[.$R25];[.I$1];CHAR(34);&quot;, &quot;; CHAR(34); [.I25]; CHAR(34); &quot;},&quot;) ; &quot;&quot;)" office:value-type="string" office:string-value="{&quot;CB27&quot;, &quot;sla a&quot;}," calcext:value-type="string">
            <text:p>{"CB27", "sla a"},</text:p>
          </table:table-cell>
          <table:table-cell table:formula="of:=IF( AND([.J25]&lt;&gt;&quot;&quot;; [.J25]&lt;&gt;&quot;-&quot;) ; COM.MICROSOFT.CONCAT(&quot;{&quot;;CHAR(34);[.$B$22];[.$R25];[.J$1];CHAR(34);&quot;, &quot;; CHAR(34); [.J25]; CHAR(34); &quot;},&quot;) ; &quot;&quot;)" office:value-type="string" office:string-value="{&quot;CB28&quot;, &quot;sra b&quot;}," calcext:value-type="string">
            <text:p>{"CB28", "sra b"},</text:p>
          </table:table-cell>
          <table:table-cell table:formula="of:=IF( AND([.K25]&lt;&gt;&quot;&quot;; [.K25]&lt;&gt;&quot;-&quot;) ; COM.MICROSOFT.CONCAT(&quot;{&quot;;CHAR(34);[.$B$22];[.$R25];[.K$1];CHAR(34);&quot;, &quot;; CHAR(34); [.K25]; CHAR(34); &quot;},&quot;) ; &quot;&quot;)" office:value-type="string" office:string-value="{&quot;CB29&quot;, &quot;sra c&quot;}," calcext:value-type="string">
            <text:p>{"CB29", "sra c"},</text:p>
          </table:table-cell>
          <table:table-cell table:formula="of:=IF( AND([.L25]&lt;&gt;&quot;&quot;; [.L25]&lt;&gt;&quot;-&quot;) ; COM.MICROSOFT.CONCAT(&quot;{&quot;;CHAR(34);[.$B$22];[.$R25];[.L$1];CHAR(34);&quot;, &quot;; CHAR(34); [.L25]; CHAR(34); &quot;},&quot;) ; &quot;&quot;)" office:value-type="string" office:string-value="{&quot;CB2A&quot;, &quot;sra d&quot;}," calcext:value-type="string">
            <text:p>{"CB2A", "sra d"},</text:p>
          </table:table-cell>
          <table:table-cell table:formula="of:=IF( AND([.M25]&lt;&gt;&quot;&quot;; [.M25]&lt;&gt;&quot;-&quot;) ; COM.MICROSOFT.CONCAT(&quot;{&quot;;CHAR(34);[.$B$22];[.$R25];[.M$1];CHAR(34);&quot;, &quot;; CHAR(34); [.M25]; CHAR(34); &quot;},&quot;) ; &quot;&quot;)" office:value-type="string" office:string-value="{&quot;CB2B&quot;, &quot;sra e&quot;}," calcext:value-type="string">
            <text:p>{"CB2B", "sra e"},</text:p>
          </table:table-cell>
          <table:table-cell table:formula="of:=IF( AND([.N25]&lt;&gt;&quot;&quot;; [.N25]&lt;&gt;&quot;-&quot;) ; COM.MICROSOFT.CONCAT(&quot;{&quot;;CHAR(34);[.$B$22];[.$R25];[.N$1];CHAR(34);&quot;, &quot;; CHAR(34); [.N25]; CHAR(34); &quot;},&quot;) ; &quot;&quot;)" office:value-type="string" office:string-value="{&quot;CB2C&quot;, &quot;sra h&quot;}," calcext:value-type="string">
            <text:p>{"CB2C", "sra h"},</text:p>
          </table:table-cell>
          <table:table-cell table:formula="of:=IF( AND([.O25]&lt;&gt;&quot;&quot;; [.O25]&lt;&gt;&quot;-&quot;) ; COM.MICROSOFT.CONCAT(&quot;{&quot;;CHAR(34);[.$B$22];[.$R25];[.O$1];CHAR(34);&quot;, &quot;; CHAR(34); [.O25]; CHAR(34); &quot;},&quot;) ; &quot;&quot;)" office:value-type="string" office:string-value="{&quot;CB2D&quot;, &quot;sra l&quot;}," calcext:value-type="string">
            <text:p>{"CB2D", "sra l"},</text:p>
          </table:table-cell>
          <table:table-cell table:formula="of:=IF( AND([.P25]&lt;&gt;&quot;&quot;; [.P25]&lt;&gt;&quot;-&quot;) ; COM.MICROSOFT.CONCAT(&quot;{&quot;;CHAR(34);[.$B$22];[.$R25];[.P$1];CHAR(34);&quot;, &quot;; CHAR(34); [.P25]; CHAR(34); &quot;},&quot;) ; &quot;&quot;)" office:value-type="string" office:string-value="{&quot;CB2E&quot;, &quot;sra (hl)&quot;}," calcext:value-type="string">
            <text:p>{"CB2E", "sra (hl)"},</text:p>
          </table:table-cell>
          <table:table-cell table:formula="of:=IF( AND([.Q25]&lt;&gt;&quot;&quot;; [.Q25]&lt;&gt;&quot;-&quot;) ; COM.MICROSOFT.CONCAT(&quot;{&quot;;CHAR(34);[.$B$22];[.$R25];[.Q$1];CHAR(34);&quot;, &quot;; CHAR(34); [.Q25]; CHAR(34); &quot;},&quot;) ; &quot;&quot;)" office:value-type="string" office:string-value="{&quot;CB2F&quot;, &quot;sra a&quot;}," calcext:value-type="string">
            <text:p>{"CB2F", "sra a"},</text:p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6" office:value-type="string" calcext:value-type="string">
            <text:p>sll b</text:p>
          </table:table-cell>
          <table:table-cell table:style-name="ce236" office:value-type="string" calcext:value-type="string">
            <text:p>sll c</text:p>
          </table:table-cell>
          <table:table-cell table:style-name="ce236" office:value-type="string" calcext:value-type="string">
            <text:p>sll d</text:p>
          </table:table-cell>
          <table:table-cell table:style-name="ce236" office:value-type="string" calcext:value-type="string">
            <text:p>sll e</text:p>
          </table:table-cell>
          <table:table-cell table:style-name="ce236" office:value-type="string" calcext:value-type="string">
            <text:p>sll h</text:p>
          </table:table-cell>
          <table:table-cell table:style-name="ce236" office:value-type="string" calcext:value-type="string">
            <text:p>sll l</text:p>
          </table:table-cell>
          <table:table-cell table:style-name="ce236" office:value-type="string" calcext:value-type="string">
            <text:p>sll (hl)</text:p>
          </table:table-cell>
          <table:table-cell table:style-name="ce236" office:value-type="string" calcext:value-type="string">
            <text:p>sll a</text:p>
          </table:table-cell>
          <table:table-cell table:style-name="ce236" office:value-type="string" calcext:value-type="string">
            <text:p>srl b</text:p>
          </table:table-cell>
          <table:table-cell table:style-name="ce236" office:value-type="string" calcext:value-type="string">
            <text:p>srl c</text:p>
          </table:table-cell>
          <table:table-cell table:style-name="ce236" office:value-type="string" calcext:value-type="string">
            <text:p>srl d</text:p>
          </table:table-cell>
          <table:table-cell table:style-name="ce236" office:value-type="string" calcext:value-type="string">
            <text:p>srl e</text:p>
          </table:table-cell>
          <table:table-cell table:style-name="ce236" office:value-type="string" calcext:value-type="string">
            <text:p>srl h</text:p>
          </table:table-cell>
          <table:table-cell table:style-name="ce236" office:value-type="string" calcext:value-type="string">
            <text:p>srl l</text:p>
          </table:table-cell>
          <table:table-cell table:style-name="ce236" office:value-type="string" calcext:value-type="string">
            <text:p>srl (hl)</text:p>
          </table:table-cell>
          <table:table-cell table:style-name="ce236" office:value-type="string" calcext:value-type="string">
            <text:p>srl a</text:p>
          </table:table-cell>
          <table:table-cell table:style-name="ce234" office:value-type="float" office:value="3" calcext:value-type="float">
            <text:p>3</text:p>
          </table:table-cell>
          <table:table-cell table:formula="of:=IF( AND([.B26]&lt;&gt;&quot;&quot;; [.B26]&lt;&gt;&quot;-&quot;) ; COM.MICROSOFT.CONCAT(&quot;{&quot;;CHAR(34);[.$B$22];[.$R26];[.B$1];CHAR(34);&quot;, &quot;; CHAR(34); [.B26]; CHAR(34); &quot;},&quot;) ; &quot;&quot;)" office:value-type="string" office:string-value="{&quot;CB30&quot;, &quot;sll b&quot;}," calcext:value-type="string">
            <text:p>{"CB30", "sll b"},</text:p>
          </table:table-cell>
          <table:table-cell table:formula="of:=IF( AND([.C26]&lt;&gt;&quot;&quot;; [.C26]&lt;&gt;&quot;-&quot;) ; COM.MICROSOFT.CONCAT(&quot;{&quot;;CHAR(34);[.$B$22];[.$R26];[.C$1];CHAR(34);&quot;, &quot;; CHAR(34); [.C26]; CHAR(34); &quot;},&quot;) ; &quot;&quot;)" office:value-type="string" office:string-value="{&quot;CB31&quot;, &quot;sll c&quot;}," calcext:value-type="string">
            <text:p>{"CB31", "sll c"},</text:p>
          </table:table-cell>
          <table:table-cell table:formula="of:=IF( AND([.D26]&lt;&gt;&quot;&quot;; [.D26]&lt;&gt;&quot;-&quot;) ; COM.MICROSOFT.CONCAT(&quot;{&quot;;CHAR(34);[.$B$22];[.$R26];[.D$1];CHAR(34);&quot;, &quot;; CHAR(34); [.D26]; CHAR(34); &quot;},&quot;) ; &quot;&quot;)" office:value-type="string" office:string-value="{&quot;CB32&quot;, &quot;sll d&quot;}," calcext:value-type="string">
            <text:p>{"CB32", "sll d"},</text:p>
          </table:table-cell>
          <table:table-cell table:formula="of:=IF( AND([.E26]&lt;&gt;&quot;&quot;; [.E26]&lt;&gt;&quot;-&quot;) ; COM.MICROSOFT.CONCAT(&quot;{&quot;;CHAR(34);[.$B$22];[.$R26];[.E$1];CHAR(34);&quot;, &quot;; CHAR(34); [.E26]; CHAR(34); &quot;},&quot;) ; &quot;&quot;)" office:value-type="string" office:string-value="{&quot;CB33&quot;, &quot;sll e&quot;}," calcext:value-type="string">
            <text:p>{"CB33", "sll e"},</text:p>
          </table:table-cell>
          <table:table-cell table:formula="of:=IF( AND([.F26]&lt;&gt;&quot;&quot;; [.F26]&lt;&gt;&quot;-&quot;) ; COM.MICROSOFT.CONCAT(&quot;{&quot;;CHAR(34);[.$B$22];[.$R26];[.F$1];CHAR(34);&quot;, &quot;; CHAR(34); [.F26]; CHAR(34); &quot;},&quot;) ; &quot;&quot;)" office:value-type="string" office:string-value="{&quot;CB34&quot;, &quot;sll h&quot;}," calcext:value-type="string">
            <text:p>{"CB34", "sll h"},</text:p>
          </table:table-cell>
          <table:table-cell table:formula="of:=IF( AND([.G26]&lt;&gt;&quot;&quot;; [.G26]&lt;&gt;&quot;-&quot;) ; COM.MICROSOFT.CONCAT(&quot;{&quot;;CHAR(34);[.$B$22];[.$R26];[.G$1];CHAR(34);&quot;, &quot;; CHAR(34); [.G26]; CHAR(34); &quot;},&quot;) ; &quot;&quot;)" office:value-type="string" office:string-value="{&quot;CB35&quot;, &quot;sll l&quot;}," calcext:value-type="string">
            <text:p>{"CB35", "sll l"},</text:p>
          </table:table-cell>
          <table:table-cell table:formula="of:=IF( AND([.H26]&lt;&gt;&quot;&quot;; [.H26]&lt;&gt;&quot;-&quot;) ; COM.MICROSOFT.CONCAT(&quot;{&quot;;CHAR(34);[.$B$22];[.$R26];[.H$1];CHAR(34);&quot;, &quot;; CHAR(34); [.H26]; CHAR(34); &quot;},&quot;) ; &quot;&quot;)" office:value-type="string" office:string-value="{&quot;CB36&quot;, &quot;sll (hl)&quot;}," calcext:value-type="string">
            <text:p>{"CB36", "sll (hl)"},</text:p>
          </table:table-cell>
          <table:table-cell table:formula="of:=IF( AND([.I26]&lt;&gt;&quot;&quot;; [.I26]&lt;&gt;&quot;-&quot;) ; COM.MICROSOFT.CONCAT(&quot;{&quot;;CHAR(34);[.$B$22];[.$R26];[.I$1];CHAR(34);&quot;, &quot;; CHAR(34); [.I26]; CHAR(34); &quot;},&quot;) ; &quot;&quot;)" office:value-type="string" office:string-value="{&quot;CB37&quot;, &quot;sll a&quot;}," calcext:value-type="string">
            <text:p>{"CB37", "sll a"},</text:p>
          </table:table-cell>
          <table:table-cell table:formula="of:=IF( AND([.J26]&lt;&gt;&quot;&quot;; [.J26]&lt;&gt;&quot;-&quot;) ; COM.MICROSOFT.CONCAT(&quot;{&quot;;CHAR(34);[.$B$22];[.$R26];[.J$1];CHAR(34);&quot;, &quot;; CHAR(34); [.J26]; CHAR(34); &quot;},&quot;) ; &quot;&quot;)" office:value-type="string" office:string-value="{&quot;CB38&quot;, &quot;srl b&quot;}," calcext:value-type="string">
            <text:p>{"CB38", "srl b"},</text:p>
          </table:table-cell>
          <table:table-cell table:formula="of:=IF( AND([.K26]&lt;&gt;&quot;&quot;; [.K26]&lt;&gt;&quot;-&quot;) ; COM.MICROSOFT.CONCAT(&quot;{&quot;;CHAR(34);[.$B$22];[.$R26];[.K$1];CHAR(34);&quot;, &quot;; CHAR(34); [.K26]; CHAR(34); &quot;},&quot;) ; &quot;&quot;)" office:value-type="string" office:string-value="{&quot;CB39&quot;, &quot;srl c&quot;}," calcext:value-type="string">
            <text:p>{"CB39", "srl c"},</text:p>
          </table:table-cell>
          <table:table-cell table:formula="of:=IF( AND([.L26]&lt;&gt;&quot;&quot;; [.L26]&lt;&gt;&quot;-&quot;) ; COM.MICROSOFT.CONCAT(&quot;{&quot;;CHAR(34);[.$B$22];[.$R26];[.L$1];CHAR(34);&quot;, &quot;; CHAR(34); [.L26]; CHAR(34); &quot;},&quot;) ; &quot;&quot;)" office:value-type="string" office:string-value="{&quot;CB3A&quot;, &quot;srl d&quot;}," calcext:value-type="string">
            <text:p>{"CB3A", "srl d"},</text:p>
          </table:table-cell>
          <table:table-cell table:formula="of:=IF( AND([.M26]&lt;&gt;&quot;&quot;; [.M26]&lt;&gt;&quot;-&quot;) ; COM.MICROSOFT.CONCAT(&quot;{&quot;;CHAR(34);[.$B$22];[.$R26];[.M$1];CHAR(34);&quot;, &quot;; CHAR(34); [.M26]; CHAR(34); &quot;},&quot;) ; &quot;&quot;)" office:value-type="string" office:string-value="{&quot;CB3B&quot;, &quot;srl e&quot;}," calcext:value-type="string">
            <text:p>{"CB3B", "srl e"},</text:p>
          </table:table-cell>
          <table:table-cell table:formula="of:=IF( AND([.N26]&lt;&gt;&quot;&quot;; [.N26]&lt;&gt;&quot;-&quot;) ; COM.MICROSOFT.CONCAT(&quot;{&quot;;CHAR(34);[.$B$22];[.$R26];[.N$1];CHAR(34);&quot;, &quot;; CHAR(34); [.N26]; CHAR(34); &quot;},&quot;) ; &quot;&quot;)" office:value-type="string" office:string-value="{&quot;CB3C&quot;, &quot;srl h&quot;}," calcext:value-type="string">
            <text:p>{"CB3C", "srl h"},</text:p>
          </table:table-cell>
          <table:table-cell table:formula="of:=IF( AND([.O26]&lt;&gt;&quot;&quot;; [.O26]&lt;&gt;&quot;-&quot;) ; COM.MICROSOFT.CONCAT(&quot;{&quot;;CHAR(34);[.$B$22];[.$R26];[.O$1];CHAR(34);&quot;, &quot;; CHAR(34); [.O26]; CHAR(34); &quot;},&quot;) ; &quot;&quot;)" office:value-type="string" office:string-value="{&quot;CB3D&quot;, &quot;srl l&quot;}," calcext:value-type="string">
            <text:p>{"CB3D", "srl l"},</text:p>
          </table:table-cell>
          <table:table-cell table:formula="of:=IF( AND([.P26]&lt;&gt;&quot;&quot;; [.P26]&lt;&gt;&quot;-&quot;) ; COM.MICROSOFT.CONCAT(&quot;{&quot;;CHAR(34);[.$B$22];[.$R26];[.P$1];CHAR(34);&quot;, &quot;; CHAR(34); [.P26]; CHAR(34); &quot;},&quot;) ; &quot;&quot;)" office:value-type="string" office:string-value="{&quot;CB3E&quot;, &quot;srl (hl)&quot;}," calcext:value-type="string">
            <text:p>{"CB3E", "srl (hl)"},</text:p>
          </table:table-cell>
          <table:table-cell table:formula="of:=IF( AND([.Q26]&lt;&gt;&quot;&quot;; [.Q26]&lt;&gt;&quot;-&quot;) ; COM.MICROSOFT.CONCAT(&quot;{&quot;;CHAR(34);[.$B$22];[.$R26];[.Q$1];CHAR(34);&quot;, &quot;; CHAR(34); [.Q26]; CHAR(34); &quot;},&quot;) ; &quot;&quot;)" office:value-type="string" office:string-value="{&quot;CB3F&quot;, &quot;srl a&quot;}," calcext:value-type="string">
            <text:p>{"CB3F", "srl a"},</text:p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bit 0,b</text:p>
          </table:table-cell>
          <table:table-cell table:style-name="ce236" office:value-type="string" calcext:value-type="string">
            <text:p>bit 0,c</text:p>
          </table:table-cell>
          <table:table-cell table:style-name="ce236" office:value-type="string" calcext:value-type="string">
            <text:p>bit 0,d</text:p>
          </table:table-cell>
          <table:table-cell table:style-name="ce236" office:value-type="string" calcext:value-type="string">
            <text:p>bit 0,e</text:p>
          </table:table-cell>
          <table:table-cell table:style-name="ce236" office:value-type="string" calcext:value-type="string">
            <text:p>bit 0,h</text:p>
          </table:table-cell>
          <table:table-cell table:style-name="ce236" office:value-type="string" calcext:value-type="string">
            <text:p>bit 0,l</text:p>
          </table:table-cell>
          <table:table-cell table:style-name="ce236" office:value-type="string" calcext:value-type="string">
            <text:p>bit 0,(hl)</text:p>
          </table:table-cell>
          <table:table-cell table:style-name="ce236" office:value-type="string" calcext:value-type="string">
            <text:p>bit 0,a</text:p>
          </table:table-cell>
          <table:table-cell table:style-name="ce236" office:value-type="string" calcext:value-type="string">
            <text:p>bit 1,b</text:p>
          </table:table-cell>
          <table:table-cell table:style-name="ce236" office:value-type="string" calcext:value-type="string">
            <text:p>bit 1,c</text:p>
          </table:table-cell>
          <table:table-cell table:style-name="ce236" office:value-type="string" calcext:value-type="string">
            <text:p>bit 1,d</text:p>
          </table:table-cell>
          <table:table-cell table:style-name="ce236" office:value-type="string" calcext:value-type="string">
            <text:p>bit 1,e</text:p>
          </table:table-cell>
          <table:table-cell table:style-name="ce236" office:value-type="string" calcext:value-type="string">
            <text:p>bit 1,h</text:p>
          </table:table-cell>
          <table:table-cell table:style-name="ce236" office:value-type="string" calcext:value-type="string">
            <text:p>bit 1,l</text:p>
          </table:table-cell>
          <table:table-cell table:style-name="ce236" office:value-type="string" calcext:value-type="string">
            <text:p>bit 1,(hl)</text:p>
          </table:table-cell>
          <table:table-cell table:style-name="ce236" office:value-type="string" calcext:value-type="string">
            <text:p>bit 1,a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27]&lt;&gt;&quot;&quot;; [.B27]&lt;&gt;&quot;-&quot;) ; COM.MICROSOFT.CONCAT(&quot;{&quot;;CHAR(34);[.$B$22];[.$R27];[.B$1];CHAR(34);&quot;, &quot;; CHAR(34); [.B27]; CHAR(34); &quot;},&quot;) ; &quot;&quot;)" office:value-type="string" office:string-value="{&quot;CB40&quot;, &quot;bit 0,b&quot;}," calcext:value-type="string">
            <text:p>{"CB40", "bit 0,b"},</text:p>
          </table:table-cell>
          <table:table-cell table:formula="of:=IF( AND([.C27]&lt;&gt;&quot;&quot;; [.C27]&lt;&gt;&quot;-&quot;) ; COM.MICROSOFT.CONCAT(&quot;{&quot;;CHAR(34);[.$B$22];[.$R27];[.C$1];CHAR(34);&quot;, &quot;; CHAR(34); [.C27]; CHAR(34); &quot;},&quot;) ; &quot;&quot;)" office:value-type="string" office:string-value="{&quot;CB41&quot;, &quot;bit 0,c&quot;}," calcext:value-type="string">
            <text:p>{"CB41", "bit 0,c"},</text:p>
          </table:table-cell>
          <table:table-cell table:formula="of:=IF( AND([.D27]&lt;&gt;&quot;&quot;; [.D27]&lt;&gt;&quot;-&quot;) ; COM.MICROSOFT.CONCAT(&quot;{&quot;;CHAR(34);[.$B$22];[.$R27];[.D$1];CHAR(34);&quot;, &quot;; CHAR(34); [.D27]; CHAR(34); &quot;},&quot;) ; &quot;&quot;)" office:value-type="string" office:string-value="{&quot;CB42&quot;, &quot;bit 0,d&quot;}," calcext:value-type="string">
            <text:p>{"CB42", "bit 0,d"},</text:p>
          </table:table-cell>
          <table:table-cell table:formula="of:=IF( AND([.E27]&lt;&gt;&quot;&quot;; [.E27]&lt;&gt;&quot;-&quot;) ; COM.MICROSOFT.CONCAT(&quot;{&quot;;CHAR(34);[.$B$22];[.$R27];[.E$1];CHAR(34);&quot;, &quot;; CHAR(34); [.E27]; CHAR(34); &quot;},&quot;) ; &quot;&quot;)" office:value-type="string" office:string-value="{&quot;CB43&quot;, &quot;bit 0,e&quot;}," calcext:value-type="string">
            <text:p>{"CB43", "bit 0,e"},</text:p>
          </table:table-cell>
          <table:table-cell table:formula="of:=IF( AND([.F27]&lt;&gt;&quot;&quot;; [.F27]&lt;&gt;&quot;-&quot;) ; COM.MICROSOFT.CONCAT(&quot;{&quot;;CHAR(34);[.$B$22];[.$R27];[.F$1];CHAR(34);&quot;, &quot;; CHAR(34); [.F27]; CHAR(34); &quot;},&quot;) ; &quot;&quot;)" office:value-type="string" office:string-value="{&quot;CB44&quot;, &quot;bit 0,h&quot;}," calcext:value-type="string">
            <text:p>{"CB44", "bit 0,h"},</text:p>
          </table:table-cell>
          <table:table-cell table:formula="of:=IF( AND([.G27]&lt;&gt;&quot;&quot;; [.G27]&lt;&gt;&quot;-&quot;) ; COM.MICROSOFT.CONCAT(&quot;{&quot;;CHAR(34);[.$B$22];[.$R27];[.G$1];CHAR(34);&quot;, &quot;; CHAR(34); [.G27]; CHAR(34); &quot;},&quot;) ; &quot;&quot;)" office:value-type="string" office:string-value="{&quot;CB45&quot;, &quot;bit 0,l&quot;}," calcext:value-type="string">
            <text:p>{"CB45", "bit 0,l"},</text:p>
          </table:table-cell>
          <table:table-cell table:formula="of:=IF( AND([.H27]&lt;&gt;&quot;&quot;; [.H27]&lt;&gt;&quot;-&quot;) ; COM.MICROSOFT.CONCAT(&quot;{&quot;;CHAR(34);[.$B$22];[.$R27];[.H$1];CHAR(34);&quot;, &quot;; CHAR(34); [.H27]; CHAR(34); &quot;},&quot;) ; &quot;&quot;)" office:value-type="string" office:string-value="{&quot;CB46&quot;, &quot;bit 0,(hl)&quot;}," calcext:value-type="string">
            <text:p>{"CB46", "bit 0,(hl)"},</text:p>
          </table:table-cell>
          <table:table-cell table:formula="of:=IF( AND([.I27]&lt;&gt;&quot;&quot;; [.I27]&lt;&gt;&quot;-&quot;) ; COM.MICROSOFT.CONCAT(&quot;{&quot;;CHAR(34);[.$B$22];[.$R27];[.I$1];CHAR(34);&quot;, &quot;; CHAR(34); [.I27]; CHAR(34); &quot;},&quot;) ; &quot;&quot;)" office:value-type="string" office:string-value="{&quot;CB47&quot;, &quot;bit 0,a&quot;}," calcext:value-type="string">
            <text:p>{"CB47", "bit 0,a"},</text:p>
          </table:table-cell>
          <table:table-cell table:formula="of:=IF( AND([.J27]&lt;&gt;&quot;&quot;; [.J27]&lt;&gt;&quot;-&quot;) ; COM.MICROSOFT.CONCAT(&quot;{&quot;;CHAR(34);[.$B$22];[.$R27];[.J$1];CHAR(34);&quot;, &quot;; CHAR(34); [.J27]; CHAR(34); &quot;},&quot;) ; &quot;&quot;)" office:value-type="string" office:string-value="{&quot;CB48&quot;, &quot;bit 1,b&quot;}," calcext:value-type="string">
            <text:p>{"CB48", "bit 1,b"},</text:p>
          </table:table-cell>
          <table:table-cell table:formula="of:=IF( AND([.K27]&lt;&gt;&quot;&quot;; [.K27]&lt;&gt;&quot;-&quot;) ; COM.MICROSOFT.CONCAT(&quot;{&quot;;CHAR(34);[.$B$22];[.$R27];[.K$1];CHAR(34);&quot;, &quot;; CHAR(34); [.K27]; CHAR(34); &quot;},&quot;) ; &quot;&quot;)" office:value-type="string" office:string-value="{&quot;CB49&quot;, &quot;bit 1,c&quot;}," calcext:value-type="string">
            <text:p>{"CB49", "bit 1,c"},</text:p>
          </table:table-cell>
          <table:table-cell table:formula="of:=IF( AND([.L27]&lt;&gt;&quot;&quot;; [.L27]&lt;&gt;&quot;-&quot;) ; COM.MICROSOFT.CONCAT(&quot;{&quot;;CHAR(34);[.$B$22];[.$R27];[.L$1];CHAR(34);&quot;, &quot;; CHAR(34); [.L27]; CHAR(34); &quot;},&quot;) ; &quot;&quot;)" office:value-type="string" office:string-value="{&quot;CB4A&quot;, &quot;bit 1,d&quot;}," calcext:value-type="string">
            <text:p>{"CB4A", "bit 1,d"},</text:p>
          </table:table-cell>
          <table:table-cell table:formula="of:=IF( AND([.M27]&lt;&gt;&quot;&quot;; [.M27]&lt;&gt;&quot;-&quot;) ; COM.MICROSOFT.CONCAT(&quot;{&quot;;CHAR(34);[.$B$22];[.$R27];[.M$1];CHAR(34);&quot;, &quot;; CHAR(34); [.M27]; CHAR(34); &quot;},&quot;) ; &quot;&quot;)" office:value-type="string" office:string-value="{&quot;CB4B&quot;, &quot;bit 1,e&quot;}," calcext:value-type="string">
            <text:p>{"CB4B", "bit 1,e"},</text:p>
          </table:table-cell>
          <table:table-cell table:formula="of:=IF( AND([.N27]&lt;&gt;&quot;&quot;; [.N27]&lt;&gt;&quot;-&quot;) ; COM.MICROSOFT.CONCAT(&quot;{&quot;;CHAR(34);[.$B$22];[.$R27];[.N$1];CHAR(34);&quot;, &quot;; CHAR(34); [.N27]; CHAR(34); &quot;},&quot;) ; &quot;&quot;)" office:value-type="string" office:string-value="{&quot;CB4C&quot;, &quot;bit 1,h&quot;}," calcext:value-type="string">
            <text:p>{"CB4C", "bit 1,h"},</text:p>
          </table:table-cell>
          <table:table-cell table:formula="of:=IF( AND([.O27]&lt;&gt;&quot;&quot;; [.O27]&lt;&gt;&quot;-&quot;) ; COM.MICROSOFT.CONCAT(&quot;{&quot;;CHAR(34);[.$B$22];[.$R27];[.O$1];CHAR(34);&quot;, &quot;; CHAR(34); [.O27]; CHAR(34); &quot;},&quot;) ; &quot;&quot;)" office:value-type="string" office:string-value="{&quot;CB4D&quot;, &quot;bit 1,l&quot;}," calcext:value-type="string">
            <text:p>{"CB4D", "bit 1,l"},</text:p>
          </table:table-cell>
          <table:table-cell table:formula="of:=IF( AND([.P27]&lt;&gt;&quot;&quot;; [.P27]&lt;&gt;&quot;-&quot;) ; COM.MICROSOFT.CONCAT(&quot;{&quot;;CHAR(34);[.$B$22];[.$R27];[.P$1];CHAR(34);&quot;, &quot;; CHAR(34); [.P27]; CHAR(34); &quot;},&quot;) ; &quot;&quot;)" office:value-type="string" office:string-value="{&quot;CB4E&quot;, &quot;bit 1,(hl)&quot;}," calcext:value-type="string">
            <text:p>{"CB4E", "bit 1,(hl)"},</text:p>
          </table:table-cell>
          <table:table-cell table:formula="of:=IF( AND([.Q27]&lt;&gt;&quot;&quot;; [.Q27]&lt;&gt;&quot;-&quot;) ; COM.MICROSOFT.CONCAT(&quot;{&quot;;CHAR(34);[.$B$22];[.$R27];[.Q$1];CHAR(34);&quot;, &quot;; CHAR(34); [.Q27]; CHAR(34); &quot;},&quot;) ; &quot;&quot;)" office:value-type="string" office:string-value="{&quot;CB4F&quot;, &quot;bit 1,a&quot;}," calcext:value-type="string">
            <text:p>{"CB4F", "bit 1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style-name="ce236" office:value-type="string" calcext:value-type="string">
            <text:p>bit 2,b</text:p>
          </table:table-cell>
          <table:table-cell table:style-name="ce236" office:value-type="string" calcext:value-type="string">
            <text:p>bit 2,c</text:p>
          </table:table-cell>
          <table:table-cell table:style-name="ce236" office:value-type="string" calcext:value-type="string">
            <text:p>bit 2,d</text:p>
          </table:table-cell>
          <table:table-cell table:style-name="ce236" office:value-type="string" calcext:value-type="string">
            <text:p>bit 2,e</text:p>
          </table:table-cell>
          <table:table-cell table:style-name="ce236" office:value-type="string" calcext:value-type="string">
            <text:p>bit 2,h</text:p>
          </table:table-cell>
          <table:table-cell table:style-name="ce236" office:value-type="string" calcext:value-type="string">
            <text:p>bit 2,l</text:p>
          </table:table-cell>
          <table:table-cell table:style-name="ce236" office:value-type="string" calcext:value-type="string">
            <text:p>bit 2,(hl)</text:p>
          </table:table-cell>
          <table:table-cell table:style-name="ce236" office:value-type="string" calcext:value-type="string">
            <text:p>bit 2,a</text:p>
          </table:table-cell>
          <table:table-cell table:style-name="ce236" office:value-type="string" calcext:value-type="string">
            <text:p>bit 3,b</text:p>
          </table:table-cell>
          <table:table-cell table:style-name="ce236" office:value-type="string" calcext:value-type="string">
            <text:p>bit 3,c</text:p>
          </table:table-cell>
          <table:table-cell table:style-name="ce236" office:value-type="string" calcext:value-type="string">
            <text:p>bit 3,d</text:p>
          </table:table-cell>
          <table:table-cell table:style-name="ce236" office:value-type="string" calcext:value-type="string">
            <text:p>bit 3,e</text:p>
          </table:table-cell>
          <table:table-cell table:style-name="ce236" office:value-type="string" calcext:value-type="string">
            <text:p>bit 3,h</text:p>
          </table:table-cell>
          <table:table-cell table:style-name="ce236" office:value-type="string" calcext:value-type="string">
            <text:p>bit 3,l</text:p>
          </table:table-cell>
          <table:table-cell table:style-name="ce236" office:value-type="string" calcext:value-type="string">
            <text:p>bit 3,(hl)</text:p>
          </table:table-cell>
          <table:table-cell table:style-name="ce236" office:value-type="string" calcext:value-type="string">
            <text:p>bit 3,a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28]&lt;&gt;&quot;&quot;; [.B28]&lt;&gt;&quot;-&quot;) ; COM.MICROSOFT.CONCAT(&quot;{&quot;;CHAR(34);[.$B$22];[.$R28];[.B$1];CHAR(34);&quot;, &quot;; CHAR(34); [.B28]; CHAR(34); &quot;},&quot;) ; &quot;&quot;)" office:value-type="string" office:string-value="{&quot;CB50&quot;, &quot;bit 2,b&quot;}," calcext:value-type="string">
            <text:p>{"CB50", "bit 2,b"},</text:p>
          </table:table-cell>
          <table:table-cell table:formula="of:=IF( AND([.C28]&lt;&gt;&quot;&quot;; [.C28]&lt;&gt;&quot;-&quot;) ; COM.MICROSOFT.CONCAT(&quot;{&quot;;CHAR(34);[.$B$22];[.$R28];[.C$1];CHAR(34);&quot;, &quot;; CHAR(34); [.C28]; CHAR(34); &quot;},&quot;) ; &quot;&quot;)" office:value-type="string" office:string-value="{&quot;CB51&quot;, &quot;bit 2,c&quot;}," calcext:value-type="string">
            <text:p>{"CB51", "bit 2,c"},</text:p>
          </table:table-cell>
          <table:table-cell table:formula="of:=IF( AND([.D28]&lt;&gt;&quot;&quot;; [.D28]&lt;&gt;&quot;-&quot;) ; COM.MICROSOFT.CONCAT(&quot;{&quot;;CHAR(34);[.$B$22];[.$R28];[.D$1];CHAR(34);&quot;, &quot;; CHAR(34); [.D28]; CHAR(34); &quot;},&quot;) ; &quot;&quot;)" office:value-type="string" office:string-value="{&quot;CB52&quot;, &quot;bit 2,d&quot;}," calcext:value-type="string">
            <text:p>{"CB52", "bit 2,d"},</text:p>
          </table:table-cell>
          <table:table-cell table:formula="of:=IF( AND([.E28]&lt;&gt;&quot;&quot;; [.E28]&lt;&gt;&quot;-&quot;) ; COM.MICROSOFT.CONCAT(&quot;{&quot;;CHAR(34);[.$B$22];[.$R28];[.E$1];CHAR(34);&quot;, &quot;; CHAR(34); [.E28]; CHAR(34); &quot;},&quot;) ; &quot;&quot;)" office:value-type="string" office:string-value="{&quot;CB53&quot;, &quot;bit 2,e&quot;}," calcext:value-type="string">
            <text:p>{"CB53", "bit 2,e"},</text:p>
          </table:table-cell>
          <table:table-cell table:formula="of:=IF( AND([.F28]&lt;&gt;&quot;&quot;; [.F28]&lt;&gt;&quot;-&quot;) ; COM.MICROSOFT.CONCAT(&quot;{&quot;;CHAR(34);[.$B$22];[.$R28];[.F$1];CHAR(34);&quot;, &quot;; CHAR(34); [.F28]; CHAR(34); &quot;},&quot;) ; &quot;&quot;)" office:value-type="string" office:string-value="{&quot;CB54&quot;, &quot;bit 2,h&quot;}," calcext:value-type="string">
            <text:p>{"CB54", "bit 2,h"},</text:p>
          </table:table-cell>
          <table:table-cell table:formula="of:=IF( AND([.G28]&lt;&gt;&quot;&quot;; [.G28]&lt;&gt;&quot;-&quot;) ; COM.MICROSOFT.CONCAT(&quot;{&quot;;CHAR(34);[.$B$22];[.$R28];[.G$1];CHAR(34);&quot;, &quot;; CHAR(34); [.G28]; CHAR(34); &quot;},&quot;) ; &quot;&quot;)" office:value-type="string" office:string-value="{&quot;CB55&quot;, &quot;bit 2,l&quot;}," calcext:value-type="string">
            <text:p>{"CB55", "bit 2,l"},</text:p>
          </table:table-cell>
          <table:table-cell table:formula="of:=IF( AND([.H28]&lt;&gt;&quot;&quot;; [.H28]&lt;&gt;&quot;-&quot;) ; COM.MICROSOFT.CONCAT(&quot;{&quot;;CHAR(34);[.$B$22];[.$R28];[.H$1];CHAR(34);&quot;, &quot;; CHAR(34); [.H28]; CHAR(34); &quot;},&quot;) ; &quot;&quot;)" office:value-type="string" office:string-value="{&quot;CB56&quot;, &quot;bit 2,(hl)&quot;}," calcext:value-type="string">
            <text:p>{"CB56", "bit 2,(hl)"},</text:p>
          </table:table-cell>
          <table:table-cell table:formula="of:=IF( AND([.I28]&lt;&gt;&quot;&quot;; [.I28]&lt;&gt;&quot;-&quot;) ; COM.MICROSOFT.CONCAT(&quot;{&quot;;CHAR(34);[.$B$22];[.$R28];[.I$1];CHAR(34);&quot;, &quot;; CHAR(34); [.I28]; CHAR(34); &quot;},&quot;) ; &quot;&quot;)" office:value-type="string" office:string-value="{&quot;CB57&quot;, &quot;bit 2,a&quot;}," calcext:value-type="string">
            <text:p>{"CB57", "bit 2,a"},</text:p>
          </table:table-cell>
          <table:table-cell table:formula="of:=IF( AND([.J28]&lt;&gt;&quot;&quot;; [.J28]&lt;&gt;&quot;-&quot;) ; COM.MICROSOFT.CONCAT(&quot;{&quot;;CHAR(34);[.$B$22];[.$R28];[.J$1];CHAR(34);&quot;, &quot;; CHAR(34); [.J28]; CHAR(34); &quot;},&quot;) ; &quot;&quot;)" office:value-type="string" office:string-value="{&quot;CB58&quot;, &quot;bit 3,b&quot;}," calcext:value-type="string">
            <text:p>{"CB58", "bit 3,b"},</text:p>
          </table:table-cell>
          <table:table-cell table:formula="of:=IF( AND([.K28]&lt;&gt;&quot;&quot;; [.K28]&lt;&gt;&quot;-&quot;) ; COM.MICROSOFT.CONCAT(&quot;{&quot;;CHAR(34);[.$B$22];[.$R28];[.K$1];CHAR(34);&quot;, &quot;; CHAR(34); [.K28]; CHAR(34); &quot;},&quot;) ; &quot;&quot;)" office:value-type="string" office:string-value="{&quot;CB59&quot;, &quot;bit 3,c&quot;}," calcext:value-type="string">
            <text:p>{"CB59", "bit 3,c"},</text:p>
          </table:table-cell>
          <table:table-cell table:formula="of:=IF( AND([.L28]&lt;&gt;&quot;&quot;; [.L28]&lt;&gt;&quot;-&quot;) ; COM.MICROSOFT.CONCAT(&quot;{&quot;;CHAR(34);[.$B$22];[.$R28];[.L$1];CHAR(34);&quot;, &quot;; CHAR(34); [.L28]; CHAR(34); &quot;},&quot;) ; &quot;&quot;)" office:value-type="string" office:string-value="{&quot;CB5A&quot;, &quot;bit 3,d&quot;}," calcext:value-type="string">
            <text:p>{"CB5A", "bit 3,d"},</text:p>
          </table:table-cell>
          <table:table-cell table:formula="of:=IF( AND([.M28]&lt;&gt;&quot;&quot;; [.M28]&lt;&gt;&quot;-&quot;) ; COM.MICROSOFT.CONCAT(&quot;{&quot;;CHAR(34);[.$B$22];[.$R28];[.M$1];CHAR(34);&quot;, &quot;; CHAR(34); [.M28]; CHAR(34); &quot;},&quot;) ; &quot;&quot;)" office:value-type="string" office:string-value="{&quot;CB5B&quot;, &quot;bit 3,e&quot;}," calcext:value-type="string">
            <text:p>{"CB5B", "bit 3,e"},</text:p>
          </table:table-cell>
          <table:table-cell table:formula="of:=IF( AND([.N28]&lt;&gt;&quot;&quot;; [.N28]&lt;&gt;&quot;-&quot;) ; COM.MICROSOFT.CONCAT(&quot;{&quot;;CHAR(34);[.$B$22];[.$R28];[.N$1];CHAR(34);&quot;, &quot;; CHAR(34); [.N28]; CHAR(34); &quot;},&quot;) ; &quot;&quot;)" office:value-type="string" office:string-value="{&quot;CB5C&quot;, &quot;bit 3,h&quot;}," calcext:value-type="string">
            <text:p>{"CB5C", "bit 3,h"},</text:p>
          </table:table-cell>
          <table:table-cell table:formula="of:=IF( AND([.O28]&lt;&gt;&quot;&quot;; [.O28]&lt;&gt;&quot;-&quot;) ; COM.MICROSOFT.CONCAT(&quot;{&quot;;CHAR(34);[.$B$22];[.$R28];[.O$1];CHAR(34);&quot;, &quot;; CHAR(34); [.O28]; CHAR(34); &quot;},&quot;) ; &quot;&quot;)" office:value-type="string" office:string-value="{&quot;CB5D&quot;, &quot;bit 3,l&quot;}," calcext:value-type="string">
            <text:p>{"CB5D", "bit 3,l"},</text:p>
          </table:table-cell>
          <table:table-cell table:formula="of:=IF( AND([.P28]&lt;&gt;&quot;&quot;; [.P28]&lt;&gt;&quot;-&quot;) ; COM.MICROSOFT.CONCAT(&quot;{&quot;;CHAR(34);[.$B$22];[.$R28];[.P$1];CHAR(34);&quot;, &quot;; CHAR(34); [.P28]; CHAR(34); &quot;},&quot;) ; &quot;&quot;)" office:value-type="string" office:string-value="{&quot;CB5E&quot;, &quot;bit 3,(hl)&quot;}," calcext:value-type="string">
            <text:p>{"CB5E", "bit 3,(hl)"},</text:p>
          </table:table-cell>
          <table:table-cell table:formula="of:=IF( AND([.Q28]&lt;&gt;&quot;&quot;; [.Q28]&lt;&gt;&quot;-&quot;) ; COM.MICROSOFT.CONCAT(&quot;{&quot;;CHAR(34);[.$B$22];[.$R28];[.Q$1];CHAR(34);&quot;, &quot;; CHAR(34); [.Q28]; CHAR(34); &quot;},&quot;) ; &quot;&quot;)" office:value-type="string" office:string-value="{&quot;CB5F&quot;, &quot;bit 3,a&quot;}," calcext:value-type="string">
            <text:p>{"CB5F", "bit 3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6" office:value-type="string" calcext:value-type="string">
            <text:p>bit 4,b</text:p>
          </table:table-cell>
          <table:table-cell table:style-name="ce236" office:value-type="string" calcext:value-type="string">
            <text:p>bit 4,c</text:p>
          </table:table-cell>
          <table:table-cell table:style-name="ce236" office:value-type="string" calcext:value-type="string">
            <text:p>bit 4,d</text:p>
          </table:table-cell>
          <table:table-cell table:style-name="ce236" office:value-type="string" calcext:value-type="string">
            <text:p>bit 4,e</text:p>
          </table:table-cell>
          <table:table-cell table:style-name="ce236" office:value-type="string" calcext:value-type="string">
            <text:p>bit 4,h</text:p>
          </table:table-cell>
          <table:table-cell table:style-name="ce236" office:value-type="string" calcext:value-type="string">
            <text:p>bit 4,l</text:p>
          </table:table-cell>
          <table:table-cell table:style-name="ce236" office:value-type="string" calcext:value-type="string">
            <text:p>bit 4,(hl)</text:p>
          </table:table-cell>
          <table:table-cell table:style-name="ce236" office:value-type="string" calcext:value-type="string">
            <text:p>bit 4,a</text:p>
          </table:table-cell>
          <table:table-cell table:style-name="ce236" office:value-type="string" calcext:value-type="string">
            <text:p>bit 5,b</text:p>
          </table:table-cell>
          <table:table-cell table:style-name="ce236" office:value-type="string" calcext:value-type="string">
            <text:p>bit 5,c</text:p>
          </table:table-cell>
          <table:table-cell table:style-name="ce236" office:value-type="string" calcext:value-type="string">
            <text:p>bit 5,d</text:p>
          </table:table-cell>
          <table:table-cell table:style-name="ce236" office:value-type="string" calcext:value-type="string">
            <text:p>bit 5,e</text:p>
          </table:table-cell>
          <table:table-cell table:style-name="ce236" office:value-type="string" calcext:value-type="string">
            <text:p>bit 5,h</text:p>
          </table:table-cell>
          <table:table-cell table:style-name="ce236" office:value-type="string" calcext:value-type="string">
            <text:p>bit 5,l</text:p>
          </table:table-cell>
          <table:table-cell table:style-name="ce236" office:value-type="string" calcext:value-type="string">
            <text:p>bit 5,(hl)</text:p>
          </table:table-cell>
          <table:table-cell table:style-name="ce236" office:value-type="string" calcext:value-type="string">
            <text:p>bit 5,a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29]&lt;&gt;&quot;&quot;; [.B29]&lt;&gt;&quot;-&quot;) ; COM.MICROSOFT.CONCAT(&quot;{&quot;;CHAR(34);[.$B$22];[.$R29];[.B$1];CHAR(34);&quot;, &quot;; CHAR(34); [.B29]; CHAR(34); &quot;},&quot;) ; &quot;&quot;)" office:value-type="string" office:string-value="{&quot;CB60&quot;, &quot;bit 4,b&quot;}," calcext:value-type="string">
            <text:p>{"CB60", "bit 4,b"},</text:p>
          </table:table-cell>
          <table:table-cell table:formula="of:=IF( AND([.C29]&lt;&gt;&quot;&quot;; [.C29]&lt;&gt;&quot;-&quot;) ; COM.MICROSOFT.CONCAT(&quot;{&quot;;CHAR(34);[.$B$22];[.$R29];[.C$1];CHAR(34);&quot;, &quot;; CHAR(34); [.C29]; CHAR(34); &quot;},&quot;) ; &quot;&quot;)" office:value-type="string" office:string-value="{&quot;CB61&quot;, &quot;bit 4,c&quot;}," calcext:value-type="string">
            <text:p>{"CB61", "bit 4,c"},</text:p>
          </table:table-cell>
          <table:table-cell table:formula="of:=IF( AND([.D29]&lt;&gt;&quot;&quot;; [.D29]&lt;&gt;&quot;-&quot;) ; COM.MICROSOFT.CONCAT(&quot;{&quot;;CHAR(34);[.$B$22];[.$R29];[.D$1];CHAR(34);&quot;, &quot;; CHAR(34); [.D29]; CHAR(34); &quot;},&quot;) ; &quot;&quot;)" office:value-type="string" office:string-value="{&quot;CB62&quot;, &quot;bit 4,d&quot;}," calcext:value-type="string">
            <text:p>{"CB62", "bit 4,d"},</text:p>
          </table:table-cell>
          <table:table-cell table:formula="of:=IF( AND([.E29]&lt;&gt;&quot;&quot;; [.E29]&lt;&gt;&quot;-&quot;) ; COM.MICROSOFT.CONCAT(&quot;{&quot;;CHAR(34);[.$B$22];[.$R29];[.E$1];CHAR(34);&quot;, &quot;; CHAR(34); [.E29]; CHAR(34); &quot;},&quot;) ; &quot;&quot;)" office:value-type="string" office:string-value="{&quot;CB63&quot;, &quot;bit 4,e&quot;}," calcext:value-type="string">
            <text:p>{"CB63", "bit 4,e"},</text:p>
          </table:table-cell>
          <table:table-cell table:formula="of:=IF( AND([.F29]&lt;&gt;&quot;&quot;; [.F29]&lt;&gt;&quot;-&quot;) ; COM.MICROSOFT.CONCAT(&quot;{&quot;;CHAR(34);[.$B$22];[.$R29];[.F$1];CHAR(34);&quot;, &quot;; CHAR(34); [.F29]; CHAR(34); &quot;},&quot;) ; &quot;&quot;)" office:value-type="string" office:string-value="{&quot;CB64&quot;, &quot;bit 4,h&quot;}," calcext:value-type="string">
            <text:p>{"CB64", "bit 4,h"},</text:p>
          </table:table-cell>
          <table:table-cell table:formula="of:=IF( AND([.G29]&lt;&gt;&quot;&quot;; [.G29]&lt;&gt;&quot;-&quot;) ; COM.MICROSOFT.CONCAT(&quot;{&quot;;CHAR(34);[.$B$22];[.$R29];[.G$1];CHAR(34);&quot;, &quot;; CHAR(34); [.G29]; CHAR(34); &quot;},&quot;) ; &quot;&quot;)" office:value-type="string" office:string-value="{&quot;CB65&quot;, &quot;bit 4,l&quot;}," calcext:value-type="string">
            <text:p>{"CB65", "bit 4,l"},</text:p>
          </table:table-cell>
          <table:table-cell table:formula="of:=IF( AND([.H29]&lt;&gt;&quot;&quot;; [.H29]&lt;&gt;&quot;-&quot;) ; COM.MICROSOFT.CONCAT(&quot;{&quot;;CHAR(34);[.$B$22];[.$R29];[.H$1];CHAR(34);&quot;, &quot;; CHAR(34); [.H29]; CHAR(34); &quot;},&quot;) ; &quot;&quot;)" office:value-type="string" office:string-value="{&quot;CB66&quot;, &quot;bit 4,(hl)&quot;}," calcext:value-type="string">
            <text:p>{"CB66", "bit 4,(hl)"},</text:p>
          </table:table-cell>
          <table:table-cell table:formula="of:=IF( AND([.I29]&lt;&gt;&quot;&quot;; [.I29]&lt;&gt;&quot;-&quot;) ; COM.MICROSOFT.CONCAT(&quot;{&quot;;CHAR(34);[.$B$22];[.$R29];[.I$1];CHAR(34);&quot;, &quot;; CHAR(34); [.I29]; CHAR(34); &quot;},&quot;) ; &quot;&quot;)" office:value-type="string" office:string-value="{&quot;CB67&quot;, &quot;bit 4,a&quot;}," calcext:value-type="string">
            <text:p>{"CB67", "bit 4,a"},</text:p>
          </table:table-cell>
          <table:table-cell table:formula="of:=IF( AND([.J29]&lt;&gt;&quot;&quot;; [.J29]&lt;&gt;&quot;-&quot;) ; COM.MICROSOFT.CONCAT(&quot;{&quot;;CHAR(34);[.$B$22];[.$R29];[.J$1];CHAR(34);&quot;, &quot;; CHAR(34); [.J29]; CHAR(34); &quot;},&quot;) ; &quot;&quot;)" office:value-type="string" office:string-value="{&quot;CB68&quot;, &quot;bit 5,b&quot;}," calcext:value-type="string">
            <text:p>{"CB68", "bit 5,b"},</text:p>
          </table:table-cell>
          <table:table-cell table:formula="of:=IF( AND([.K29]&lt;&gt;&quot;&quot;; [.K29]&lt;&gt;&quot;-&quot;) ; COM.MICROSOFT.CONCAT(&quot;{&quot;;CHAR(34);[.$B$22];[.$R29];[.K$1];CHAR(34);&quot;, &quot;; CHAR(34); [.K29]; CHAR(34); &quot;},&quot;) ; &quot;&quot;)" office:value-type="string" office:string-value="{&quot;CB69&quot;, &quot;bit 5,c&quot;}," calcext:value-type="string">
            <text:p>{"CB69", "bit 5,c"},</text:p>
          </table:table-cell>
          <table:table-cell table:formula="of:=IF( AND([.L29]&lt;&gt;&quot;&quot;; [.L29]&lt;&gt;&quot;-&quot;) ; COM.MICROSOFT.CONCAT(&quot;{&quot;;CHAR(34);[.$B$22];[.$R29];[.L$1];CHAR(34);&quot;, &quot;; CHAR(34); [.L29]; CHAR(34); &quot;},&quot;) ; &quot;&quot;)" office:value-type="string" office:string-value="{&quot;CB6A&quot;, &quot;bit 5,d&quot;}," calcext:value-type="string">
            <text:p>{"CB6A", "bit 5,d"},</text:p>
          </table:table-cell>
          <table:table-cell table:formula="of:=IF( AND([.M29]&lt;&gt;&quot;&quot;; [.M29]&lt;&gt;&quot;-&quot;) ; COM.MICROSOFT.CONCAT(&quot;{&quot;;CHAR(34);[.$B$22];[.$R29];[.M$1];CHAR(34);&quot;, &quot;; CHAR(34); [.M29]; CHAR(34); &quot;},&quot;) ; &quot;&quot;)" office:value-type="string" office:string-value="{&quot;CB6B&quot;, &quot;bit 5,e&quot;}," calcext:value-type="string">
            <text:p>{"CB6B", "bit 5,e"},</text:p>
          </table:table-cell>
          <table:table-cell table:formula="of:=IF( AND([.N29]&lt;&gt;&quot;&quot;; [.N29]&lt;&gt;&quot;-&quot;) ; COM.MICROSOFT.CONCAT(&quot;{&quot;;CHAR(34);[.$B$22];[.$R29];[.N$1];CHAR(34);&quot;, &quot;; CHAR(34); [.N29]; CHAR(34); &quot;},&quot;) ; &quot;&quot;)" office:value-type="string" office:string-value="{&quot;CB6C&quot;, &quot;bit 5,h&quot;}," calcext:value-type="string">
            <text:p>{"CB6C", "bit 5,h"},</text:p>
          </table:table-cell>
          <table:table-cell table:formula="of:=IF( AND([.O29]&lt;&gt;&quot;&quot;; [.O29]&lt;&gt;&quot;-&quot;) ; COM.MICROSOFT.CONCAT(&quot;{&quot;;CHAR(34);[.$B$22];[.$R29];[.O$1];CHAR(34);&quot;, &quot;; CHAR(34); [.O29]; CHAR(34); &quot;},&quot;) ; &quot;&quot;)" office:value-type="string" office:string-value="{&quot;CB6D&quot;, &quot;bit 5,l&quot;}," calcext:value-type="string">
            <text:p>{"CB6D", "bit 5,l"},</text:p>
          </table:table-cell>
          <table:table-cell table:formula="of:=IF( AND([.P29]&lt;&gt;&quot;&quot;; [.P29]&lt;&gt;&quot;-&quot;) ; COM.MICROSOFT.CONCAT(&quot;{&quot;;CHAR(34);[.$B$22];[.$R29];[.P$1];CHAR(34);&quot;, &quot;; CHAR(34); [.P29]; CHAR(34); &quot;},&quot;) ; &quot;&quot;)" office:value-type="string" office:string-value="{&quot;CB6E&quot;, &quot;bit 5,(hl)&quot;}," calcext:value-type="string">
            <text:p>{"CB6E", "bit 5,(hl)"},</text:p>
          </table:table-cell>
          <table:table-cell table:formula="of:=IF( AND([.Q29]&lt;&gt;&quot;&quot;; [.Q29]&lt;&gt;&quot;-&quot;) ; COM.MICROSOFT.CONCAT(&quot;{&quot;;CHAR(34);[.$B$22];[.$R29];[.Q$1];CHAR(34);&quot;, &quot;; CHAR(34); [.Q29]; CHAR(34); &quot;},&quot;) ; &quot;&quot;)" office:value-type="string" office:string-value="{&quot;CB6F&quot;, &quot;bit 5,a&quot;}," calcext:value-type="string">
            <text:p>{"CB6F", "bit 5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style-name="ce236" office:value-type="string" calcext:value-type="string">
            <text:p>bit 6,b</text:p>
          </table:table-cell>
          <table:table-cell table:style-name="ce236" office:value-type="string" calcext:value-type="string">
            <text:p>bit 6,c</text:p>
          </table:table-cell>
          <table:table-cell table:style-name="ce236" office:value-type="string" calcext:value-type="string">
            <text:p>bit 6,d</text:p>
          </table:table-cell>
          <table:table-cell table:style-name="ce236" office:value-type="string" calcext:value-type="string">
            <text:p>bit 6,e</text:p>
          </table:table-cell>
          <table:table-cell table:style-name="ce236" office:value-type="string" calcext:value-type="string">
            <text:p>bit 6,h</text:p>
          </table:table-cell>
          <table:table-cell table:style-name="ce236" office:value-type="string" calcext:value-type="string">
            <text:p>bit 6,l</text:p>
          </table:table-cell>
          <table:table-cell table:style-name="ce236" office:value-type="string" calcext:value-type="string">
            <text:p>bit 6,(hl)</text:p>
          </table:table-cell>
          <table:table-cell table:style-name="ce236" office:value-type="string" calcext:value-type="string">
            <text:p>bit 6,a</text:p>
          </table:table-cell>
          <table:table-cell table:style-name="ce236" office:value-type="string" calcext:value-type="string">
            <text:p>bit 7,b</text:p>
          </table:table-cell>
          <table:table-cell table:style-name="ce236" office:value-type="string" calcext:value-type="string">
            <text:p>bit 7,c</text:p>
          </table:table-cell>
          <table:table-cell table:style-name="ce236" office:value-type="string" calcext:value-type="string">
            <text:p>bit 7,d</text:p>
          </table:table-cell>
          <table:table-cell table:style-name="ce236" office:value-type="string" calcext:value-type="string">
            <text:p>bit 7,e</text:p>
          </table:table-cell>
          <table:table-cell table:style-name="ce236" office:value-type="string" calcext:value-type="string">
            <text:p>bit 7,h</text:p>
          </table:table-cell>
          <table:table-cell table:style-name="ce236" office:value-type="string" calcext:value-type="string">
            <text:p>bit 7,l</text:p>
          </table:table-cell>
          <table:table-cell table:style-name="ce236" office:value-type="string" calcext:value-type="string">
            <text:p>bit 7,(hl)</text:p>
          </table:table-cell>
          <table:table-cell table:style-name="ce236" office:value-type="string" calcext:value-type="string">
            <text:p>bit 7,a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30]&lt;&gt;&quot;&quot;; [.B30]&lt;&gt;&quot;-&quot;) ; COM.MICROSOFT.CONCAT(&quot;{&quot;;CHAR(34);[.$B$22];[.$R30];[.B$1];CHAR(34);&quot;, &quot;; CHAR(34); [.B30]; CHAR(34); &quot;},&quot;) ; &quot;&quot;)" office:value-type="string" office:string-value="{&quot;CB70&quot;, &quot;bit 6,b&quot;}," calcext:value-type="string">
            <text:p>{"CB70", "bit 6,b"},</text:p>
          </table:table-cell>
          <table:table-cell table:formula="of:=IF( AND([.C30]&lt;&gt;&quot;&quot;; [.C30]&lt;&gt;&quot;-&quot;) ; COM.MICROSOFT.CONCAT(&quot;{&quot;;CHAR(34);[.$B$22];[.$R30];[.C$1];CHAR(34);&quot;, &quot;; CHAR(34); [.C30]; CHAR(34); &quot;},&quot;) ; &quot;&quot;)" office:value-type="string" office:string-value="{&quot;CB71&quot;, &quot;bit 6,c&quot;}," calcext:value-type="string">
            <text:p>{"CB71", "bit 6,c"},</text:p>
          </table:table-cell>
          <table:table-cell table:formula="of:=IF( AND([.D30]&lt;&gt;&quot;&quot;; [.D30]&lt;&gt;&quot;-&quot;) ; COM.MICROSOFT.CONCAT(&quot;{&quot;;CHAR(34);[.$B$22];[.$R30];[.D$1];CHAR(34);&quot;, &quot;; CHAR(34); [.D30]; CHAR(34); &quot;},&quot;) ; &quot;&quot;)" office:value-type="string" office:string-value="{&quot;CB72&quot;, &quot;bit 6,d&quot;}," calcext:value-type="string">
            <text:p>{"CB72", "bit 6,d"},</text:p>
          </table:table-cell>
          <table:table-cell table:formula="of:=IF( AND([.E30]&lt;&gt;&quot;&quot;; [.E30]&lt;&gt;&quot;-&quot;) ; COM.MICROSOFT.CONCAT(&quot;{&quot;;CHAR(34);[.$B$22];[.$R30];[.E$1];CHAR(34);&quot;, &quot;; CHAR(34); [.E30]; CHAR(34); &quot;},&quot;) ; &quot;&quot;)" office:value-type="string" office:string-value="{&quot;CB73&quot;, &quot;bit 6,e&quot;}," calcext:value-type="string">
            <text:p>{"CB73", "bit 6,e"},</text:p>
          </table:table-cell>
          <table:table-cell table:formula="of:=IF( AND([.F30]&lt;&gt;&quot;&quot;; [.F30]&lt;&gt;&quot;-&quot;) ; COM.MICROSOFT.CONCAT(&quot;{&quot;;CHAR(34);[.$B$22];[.$R30];[.F$1];CHAR(34);&quot;, &quot;; CHAR(34); [.F30]; CHAR(34); &quot;},&quot;) ; &quot;&quot;)" office:value-type="string" office:string-value="{&quot;CB74&quot;, &quot;bit 6,h&quot;}," calcext:value-type="string">
            <text:p>{"CB74", "bit 6,h"},</text:p>
          </table:table-cell>
          <table:table-cell table:formula="of:=IF( AND([.G30]&lt;&gt;&quot;&quot;; [.G30]&lt;&gt;&quot;-&quot;) ; COM.MICROSOFT.CONCAT(&quot;{&quot;;CHAR(34);[.$B$22];[.$R30];[.G$1];CHAR(34);&quot;, &quot;; CHAR(34); [.G30]; CHAR(34); &quot;},&quot;) ; &quot;&quot;)" office:value-type="string" office:string-value="{&quot;CB75&quot;, &quot;bit 6,l&quot;}," calcext:value-type="string">
            <text:p>{"CB75", "bit 6,l"},</text:p>
          </table:table-cell>
          <table:table-cell table:formula="of:=IF( AND([.H30]&lt;&gt;&quot;&quot;; [.H30]&lt;&gt;&quot;-&quot;) ; COM.MICROSOFT.CONCAT(&quot;{&quot;;CHAR(34);[.$B$22];[.$R30];[.H$1];CHAR(34);&quot;, &quot;; CHAR(34); [.H30]; CHAR(34); &quot;},&quot;) ; &quot;&quot;)" office:value-type="string" office:string-value="{&quot;CB76&quot;, &quot;bit 6,(hl)&quot;}," calcext:value-type="string">
            <text:p>{"CB76", "bit 6,(hl)"},</text:p>
          </table:table-cell>
          <table:table-cell table:formula="of:=IF( AND([.I30]&lt;&gt;&quot;&quot;; [.I30]&lt;&gt;&quot;-&quot;) ; COM.MICROSOFT.CONCAT(&quot;{&quot;;CHAR(34);[.$B$22];[.$R30];[.I$1];CHAR(34);&quot;, &quot;; CHAR(34); [.I30]; CHAR(34); &quot;},&quot;) ; &quot;&quot;)" office:value-type="string" office:string-value="{&quot;CB77&quot;, &quot;bit 6,a&quot;}," calcext:value-type="string">
            <text:p>{"CB77", "bit 6,a"},</text:p>
          </table:table-cell>
          <table:table-cell table:formula="of:=IF( AND([.J30]&lt;&gt;&quot;&quot;; [.J30]&lt;&gt;&quot;-&quot;) ; COM.MICROSOFT.CONCAT(&quot;{&quot;;CHAR(34);[.$B$22];[.$R30];[.J$1];CHAR(34);&quot;, &quot;; CHAR(34); [.J30]; CHAR(34); &quot;},&quot;) ; &quot;&quot;)" office:value-type="string" office:string-value="{&quot;CB78&quot;, &quot;bit 7,b&quot;}," calcext:value-type="string">
            <text:p>{"CB78", "bit 7,b"},</text:p>
          </table:table-cell>
          <table:table-cell table:formula="of:=IF( AND([.K30]&lt;&gt;&quot;&quot;; [.K30]&lt;&gt;&quot;-&quot;) ; COM.MICROSOFT.CONCAT(&quot;{&quot;;CHAR(34);[.$B$22];[.$R30];[.K$1];CHAR(34);&quot;, &quot;; CHAR(34); [.K30]; CHAR(34); &quot;},&quot;) ; &quot;&quot;)" office:value-type="string" office:string-value="{&quot;CB79&quot;, &quot;bit 7,c&quot;}," calcext:value-type="string">
            <text:p>{"CB79", "bit 7,c"},</text:p>
          </table:table-cell>
          <table:table-cell table:formula="of:=IF( AND([.L30]&lt;&gt;&quot;&quot;; [.L30]&lt;&gt;&quot;-&quot;) ; COM.MICROSOFT.CONCAT(&quot;{&quot;;CHAR(34);[.$B$22];[.$R30];[.L$1];CHAR(34);&quot;, &quot;; CHAR(34); [.L30]; CHAR(34); &quot;},&quot;) ; &quot;&quot;)" office:value-type="string" office:string-value="{&quot;CB7A&quot;, &quot;bit 7,d&quot;}," calcext:value-type="string">
            <text:p>{"CB7A", "bit 7,d"},</text:p>
          </table:table-cell>
          <table:table-cell table:formula="of:=IF( AND([.M30]&lt;&gt;&quot;&quot;; [.M30]&lt;&gt;&quot;-&quot;) ; COM.MICROSOFT.CONCAT(&quot;{&quot;;CHAR(34);[.$B$22];[.$R30];[.M$1];CHAR(34);&quot;, &quot;; CHAR(34); [.M30]; CHAR(34); &quot;},&quot;) ; &quot;&quot;)" office:value-type="string" office:string-value="{&quot;CB7B&quot;, &quot;bit 7,e&quot;}," calcext:value-type="string">
            <text:p>{"CB7B", "bit 7,e"},</text:p>
          </table:table-cell>
          <table:table-cell table:formula="of:=IF( AND([.N30]&lt;&gt;&quot;&quot;; [.N30]&lt;&gt;&quot;-&quot;) ; COM.MICROSOFT.CONCAT(&quot;{&quot;;CHAR(34);[.$B$22];[.$R30];[.N$1];CHAR(34);&quot;, &quot;; CHAR(34); [.N30]; CHAR(34); &quot;},&quot;) ; &quot;&quot;)" office:value-type="string" office:string-value="{&quot;CB7C&quot;, &quot;bit 7,h&quot;}," calcext:value-type="string">
            <text:p>{"CB7C", "bit 7,h"},</text:p>
          </table:table-cell>
          <table:table-cell table:formula="of:=IF( AND([.O30]&lt;&gt;&quot;&quot;; [.O30]&lt;&gt;&quot;-&quot;) ; COM.MICROSOFT.CONCAT(&quot;{&quot;;CHAR(34);[.$B$22];[.$R30];[.O$1];CHAR(34);&quot;, &quot;; CHAR(34); [.O30]; CHAR(34); &quot;},&quot;) ; &quot;&quot;)" office:value-type="string" office:string-value="{&quot;CB7D&quot;, &quot;bit 7,l&quot;}," calcext:value-type="string">
            <text:p>{"CB7D", "bit 7,l"},</text:p>
          </table:table-cell>
          <table:table-cell table:formula="of:=IF( AND([.P30]&lt;&gt;&quot;&quot;; [.P30]&lt;&gt;&quot;-&quot;) ; COM.MICROSOFT.CONCAT(&quot;{&quot;;CHAR(34);[.$B$22];[.$R30];[.P$1];CHAR(34);&quot;, &quot;; CHAR(34); [.P30]; CHAR(34); &quot;},&quot;) ; &quot;&quot;)" office:value-type="string" office:string-value="{&quot;CB7E&quot;, &quot;bit 7,(hl)&quot;}," calcext:value-type="string">
            <text:p>{"CB7E", "bit 7,(hl)"},</text:p>
          </table:table-cell>
          <table:table-cell table:formula="of:=IF( AND([.Q30]&lt;&gt;&quot;&quot;; [.Q30]&lt;&gt;&quot;-&quot;) ; COM.MICROSOFT.CONCAT(&quot;{&quot;;CHAR(34);[.$B$22];[.$R30];[.Q$1];CHAR(34);&quot;, &quot;; CHAR(34); [.Q30]; CHAR(34); &quot;},&quot;) ; &quot;&quot;)" office:value-type="string" office:string-value="{&quot;CB7F&quot;, &quot;bit 7,a&quot;}," calcext:value-type="string">
            <text:p>{"CB7F", "bit 7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res 0,b</text:p>
          </table:table-cell>
          <table:table-cell table:style-name="ce236" office:value-type="string" calcext:value-type="string">
            <text:p>res 0,c</text:p>
          </table:table-cell>
          <table:table-cell table:style-name="ce236" office:value-type="string" calcext:value-type="string">
            <text:p>res 0,d</text:p>
          </table:table-cell>
          <table:table-cell table:style-name="ce236" office:value-type="string" calcext:value-type="string">
            <text:p>res 0,e</text:p>
          </table:table-cell>
          <table:table-cell table:style-name="ce236" office:value-type="string" calcext:value-type="string">
            <text:p>res 0,h</text:p>
          </table:table-cell>
          <table:table-cell table:style-name="ce236" office:value-type="string" calcext:value-type="string">
            <text:p>res 0,l</text:p>
          </table:table-cell>
          <table:table-cell table:style-name="ce236" office:value-type="string" calcext:value-type="string">
            <text:p>res 0,(hl)</text:p>
          </table:table-cell>
          <table:table-cell table:style-name="ce236" office:value-type="string" calcext:value-type="string">
            <text:p>res 0,a</text:p>
          </table:table-cell>
          <table:table-cell table:style-name="ce236" office:value-type="string" calcext:value-type="string">
            <text:p>res 1,b</text:p>
          </table:table-cell>
          <table:table-cell table:style-name="ce236" office:value-type="string" calcext:value-type="string">
            <text:p>res 1,c</text:p>
          </table:table-cell>
          <table:table-cell table:style-name="ce236" office:value-type="string" calcext:value-type="string">
            <text:p>res 1,d</text:p>
          </table:table-cell>
          <table:table-cell table:style-name="ce236" office:value-type="string" calcext:value-type="string">
            <text:p>res 1,e</text:p>
          </table:table-cell>
          <table:table-cell table:style-name="ce236" office:value-type="string" calcext:value-type="string">
            <text:p>res 1,h</text:p>
          </table:table-cell>
          <table:table-cell table:style-name="ce236" office:value-type="string" calcext:value-type="string">
            <text:p>res 1,l</text:p>
          </table:table-cell>
          <table:table-cell table:style-name="ce236" office:value-type="string" calcext:value-type="string">
            <text:p>res 1,(hl)</text:p>
          </table:table-cell>
          <table:table-cell table:style-name="ce236" office:value-type="string" calcext:value-type="string">
            <text:p>res 1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31]&lt;&gt;&quot;&quot;; [.B31]&lt;&gt;&quot;-&quot;) ; COM.MICROSOFT.CONCAT(&quot;{&quot;;CHAR(34);[.$B$22];[.$R31];[.B$1];CHAR(34);&quot;, &quot;; CHAR(34); [.B31]; CHAR(34); &quot;},&quot;) ; &quot;&quot;)" office:value-type="string" office:string-value="{&quot;CB80&quot;, &quot;res 0,b&quot;}," calcext:value-type="string">
            <text:p>{"CB80", "res 0,b"},</text:p>
          </table:table-cell>
          <table:table-cell table:formula="of:=IF( AND([.C31]&lt;&gt;&quot;&quot;; [.C31]&lt;&gt;&quot;-&quot;) ; COM.MICROSOFT.CONCAT(&quot;{&quot;;CHAR(34);[.$B$22];[.$R31];[.C$1];CHAR(34);&quot;, &quot;; CHAR(34); [.C31]; CHAR(34); &quot;},&quot;) ; &quot;&quot;)" office:value-type="string" office:string-value="{&quot;CB81&quot;, &quot;res 0,c&quot;}," calcext:value-type="string">
            <text:p>{"CB81", "res 0,c"},</text:p>
          </table:table-cell>
          <table:table-cell table:formula="of:=IF( AND([.D31]&lt;&gt;&quot;&quot;; [.D31]&lt;&gt;&quot;-&quot;) ; COM.MICROSOFT.CONCAT(&quot;{&quot;;CHAR(34);[.$B$22];[.$R31];[.D$1];CHAR(34);&quot;, &quot;; CHAR(34); [.D31]; CHAR(34); &quot;},&quot;) ; &quot;&quot;)" office:value-type="string" office:string-value="{&quot;CB82&quot;, &quot;res 0,d&quot;}," calcext:value-type="string">
            <text:p>{"CB82", "res 0,d"},</text:p>
          </table:table-cell>
          <table:table-cell table:formula="of:=IF( AND([.E31]&lt;&gt;&quot;&quot;; [.E31]&lt;&gt;&quot;-&quot;) ; COM.MICROSOFT.CONCAT(&quot;{&quot;;CHAR(34);[.$B$22];[.$R31];[.E$1];CHAR(34);&quot;, &quot;; CHAR(34); [.E31]; CHAR(34); &quot;},&quot;) ; &quot;&quot;)" office:value-type="string" office:string-value="{&quot;CB83&quot;, &quot;res 0,e&quot;}," calcext:value-type="string">
            <text:p>{"CB83", "res 0,e"},</text:p>
          </table:table-cell>
          <table:table-cell table:formula="of:=IF( AND([.F31]&lt;&gt;&quot;&quot;; [.F31]&lt;&gt;&quot;-&quot;) ; COM.MICROSOFT.CONCAT(&quot;{&quot;;CHAR(34);[.$B$22];[.$R31];[.F$1];CHAR(34);&quot;, &quot;; CHAR(34); [.F31]; CHAR(34); &quot;},&quot;) ; &quot;&quot;)" office:value-type="string" office:string-value="{&quot;CB84&quot;, &quot;res 0,h&quot;}," calcext:value-type="string">
            <text:p>{"CB84", "res 0,h"},</text:p>
          </table:table-cell>
          <table:table-cell table:formula="of:=IF( AND([.G31]&lt;&gt;&quot;&quot;; [.G31]&lt;&gt;&quot;-&quot;) ; COM.MICROSOFT.CONCAT(&quot;{&quot;;CHAR(34);[.$B$22];[.$R31];[.G$1];CHAR(34);&quot;, &quot;; CHAR(34); [.G31]; CHAR(34); &quot;},&quot;) ; &quot;&quot;)" office:value-type="string" office:string-value="{&quot;CB85&quot;, &quot;res 0,l&quot;}," calcext:value-type="string">
            <text:p>{"CB85", "res 0,l"},</text:p>
          </table:table-cell>
          <table:table-cell table:formula="of:=IF( AND([.H31]&lt;&gt;&quot;&quot;; [.H31]&lt;&gt;&quot;-&quot;) ; COM.MICROSOFT.CONCAT(&quot;{&quot;;CHAR(34);[.$B$22];[.$R31];[.H$1];CHAR(34);&quot;, &quot;; CHAR(34); [.H31]; CHAR(34); &quot;},&quot;) ; &quot;&quot;)" office:value-type="string" office:string-value="{&quot;CB86&quot;, &quot;res 0,(hl)&quot;}," calcext:value-type="string">
            <text:p>{"CB86", "res 0,(hl)"},</text:p>
          </table:table-cell>
          <table:table-cell table:formula="of:=IF( AND([.I31]&lt;&gt;&quot;&quot;; [.I31]&lt;&gt;&quot;-&quot;) ; COM.MICROSOFT.CONCAT(&quot;{&quot;;CHAR(34);[.$B$22];[.$R31];[.I$1];CHAR(34);&quot;, &quot;; CHAR(34); [.I31]; CHAR(34); &quot;},&quot;) ; &quot;&quot;)" office:value-type="string" office:string-value="{&quot;CB87&quot;, &quot;res 0,a&quot;}," calcext:value-type="string">
            <text:p>{"CB87", "res 0,a"},</text:p>
          </table:table-cell>
          <table:table-cell table:formula="of:=IF( AND([.J31]&lt;&gt;&quot;&quot;; [.J31]&lt;&gt;&quot;-&quot;) ; COM.MICROSOFT.CONCAT(&quot;{&quot;;CHAR(34);[.$B$22];[.$R31];[.J$1];CHAR(34);&quot;, &quot;; CHAR(34); [.J31]; CHAR(34); &quot;},&quot;) ; &quot;&quot;)" office:value-type="string" office:string-value="{&quot;CB88&quot;, &quot;res 1,b&quot;}," calcext:value-type="string">
            <text:p>{"CB88", "res 1,b"},</text:p>
          </table:table-cell>
          <table:table-cell table:formula="of:=IF( AND([.K31]&lt;&gt;&quot;&quot;; [.K31]&lt;&gt;&quot;-&quot;) ; COM.MICROSOFT.CONCAT(&quot;{&quot;;CHAR(34);[.$B$22];[.$R31];[.K$1];CHAR(34);&quot;, &quot;; CHAR(34); [.K31]; CHAR(34); &quot;},&quot;) ; &quot;&quot;)" office:value-type="string" office:string-value="{&quot;CB89&quot;, &quot;res 1,c&quot;}," calcext:value-type="string">
            <text:p>{"CB89", "res 1,c"},</text:p>
          </table:table-cell>
          <table:table-cell table:formula="of:=IF( AND([.L31]&lt;&gt;&quot;&quot;; [.L31]&lt;&gt;&quot;-&quot;) ; COM.MICROSOFT.CONCAT(&quot;{&quot;;CHAR(34);[.$B$22];[.$R31];[.L$1];CHAR(34);&quot;, &quot;; CHAR(34); [.L31]; CHAR(34); &quot;},&quot;) ; &quot;&quot;)" office:value-type="string" office:string-value="{&quot;CB8A&quot;, &quot;res 1,d&quot;}," calcext:value-type="string">
            <text:p>{"CB8A", "res 1,d"},</text:p>
          </table:table-cell>
          <table:table-cell table:formula="of:=IF( AND([.M31]&lt;&gt;&quot;&quot;; [.M31]&lt;&gt;&quot;-&quot;) ; COM.MICROSOFT.CONCAT(&quot;{&quot;;CHAR(34);[.$B$22];[.$R31];[.M$1];CHAR(34);&quot;, &quot;; CHAR(34); [.M31]; CHAR(34); &quot;},&quot;) ; &quot;&quot;)" office:value-type="string" office:string-value="{&quot;CB8B&quot;, &quot;res 1,e&quot;}," calcext:value-type="string">
            <text:p>{"CB8B", "res 1,e"},</text:p>
          </table:table-cell>
          <table:table-cell table:formula="of:=IF( AND([.N31]&lt;&gt;&quot;&quot;; [.N31]&lt;&gt;&quot;-&quot;) ; COM.MICROSOFT.CONCAT(&quot;{&quot;;CHAR(34);[.$B$22];[.$R31];[.N$1];CHAR(34);&quot;, &quot;; CHAR(34); [.N31]; CHAR(34); &quot;},&quot;) ; &quot;&quot;)" office:value-type="string" office:string-value="{&quot;CB8C&quot;, &quot;res 1,h&quot;}," calcext:value-type="string">
            <text:p>{"CB8C", "res 1,h"},</text:p>
          </table:table-cell>
          <table:table-cell table:formula="of:=IF( AND([.O31]&lt;&gt;&quot;&quot;; [.O31]&lt;&gt;&quot;-&quot;) ; COM.MICROSOFT.CONCAT(&quot;{&quot;;CHAR(34);[.$B$22];[.$R31];[.O$1];CHAR(34);&quot;, &quot;; CHAR(34); [.O31]; CHAR(34); &quot;},&quot;) ; &quot;&quot;)" office:value-type="string" office:string-value="{&quot;CB8D&quot;, &quot;res 1,l&quot;}," calcext:value-type="string">
            <text:p>{"CB8D", "res 1,l"},</text:p>
          </table:table-cell>
          <table:table-cell table:formula="of:=IF( AND([.P31]&lt;&gt;&quot;&quot;; [.P31]&lt;&gt;&quot;-&quot;) ; COM.MICROSOFT.CONCAT(&quot;{&quot;;CHAR(34);[.$B$22];[.$R31];[.P$1];CHAR(34);&quot;, &quot;; CHAR(34); [.P31]; CHAR(34); &quot;},&quot;) ; &quot;&quot;)" office:value-type="string" office:string-value="{&quot;CB8E&quot;, &quot;res 1,(hl)&quot;}," calcext:value-type="string">
            <text:p>{"CB8E", "res 1,(hl)"},</text:p>
          </table:table-cell>
          <table:table-cell table:formula="of:=IF( AND([.Q31]&lt;&gt;&quot;&quot;; [.Q31]&lt;&gt;&quot;-&quot;) ; COM.MICROSOFT.CONCAT(&quot;{&quot;;CHAR(34);[.$B$22];[.$R31];[.Q$1];CHAR(34);&quot;, &quot;; CHAR(34); [.Q31]; CHAR(34); &quot;},&quot;) ; &quot;&quot;)" office:value-type="string" office:string-value="{&quot;CB8F&quot;, &quot;res 1,a&quot;}," calcext:value-type="string">
            <text:p>{"CB8F", "res 1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res 2,b</text:p>
          </table:table-cell>
          <table:table-cell table:style-name="ce236" office:value-type="string" calcext:value-type="string">
            <text:p>res 2,c</text:p>
          </table:table-cell>
          <table:table-cell table:style-name="ce236" office:value-type="string" calcext:value-type="string">
            <text:p>res 2,d</text:p>
          </table:table-cell>
          <table:table-cell table:style-name="ce236" office:value-type="string" calcext:value-type="string">
            <text:p>res 2,e</text:p>
          </table:table-cell>
          <table:table-cell table:style-name="ce236" office:value-type="string" calcext:value-type="string">
            <text:p>res 2,h</text:p>
          </table:table-cell>
          <table:table-cell table:style-name="ce236" office:value-type="string" calcext:value-type="string">
            <text:p>res 2,l</text:p>
          </table:table-cell>
          <table:table-cell table:style-name="ce236" office:value-type="string" calcext:value-type="string">
            <text:p>res 2,(hl)</text:p>
          </table:table-cell>
          <table:table-cell table:style-name="ce236" office:value-type="string" calcext:value-type="string">
            <text:p>res 2,a</text:p>
          </table:table-cell>
          <table:table-cell table:style-name="ce236" office:value-type="string" calcext:value-type="string">
            <text:p>res 3,b</text:p>
          </table:table-cell>
          <table:table-cell table:style-name="ce236" office:value-type="string" calcext:value-type="string">
            <text:p>res 3,c</text:p>
          </table:table-cell>
          <table:table-cell table:style-name="ce236" office:value-type="string" calcext:value-type="string">
            <text:p>res 3,d</text:p>
          </table:table-cell>
          <table:table-cell table:style-name="ce236" office:value-type="string" calcext:value-type="string">
            <text:p>res 3,e</text:p>
          </table:table-cell>
          <table:table-cell table:style-name="ce236" office:value-type="string" calcext:value-type="string">
            <text:p>res 3,h</text:p>
          </table:table-cell>
          <table:table-cell table:style-name="ce236" office:value-type="string" calcext:value-type="string">
            <text:p>res 3,l</text:p>
          </table:table-cell>
          <table:table-cell table:style-name="ce236" office:value-type="string" calcext:value-type="string">
            <text:p>res 3,(hl)</text:p>
          </table:table-cell>
          <table:table-cell table:style-name="ce236" office:value-type="string" calcext:value-type="string">
            <text:p>res 3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32]&lt;&gt;&quot;&quot;; [.B32]&lt;&gt;&quot;-&quot;) ; COM.MICROSOFT.CONCAT(&quot;{&quot;;CHAR(34);[.$B$22];[.$R32];[.B$1];CHAR(34);&quot;, &quot;; CHAR(34); [.B32]; CHAR(34); &quot;},&quot;) ; &quot;&quot;)" office:value-type="string" office:string-value="{&quot;CB90&quot;, &quot;res 2,b&quot;}," calcext:value-type="string">
            <text:p>{"CB90", "res 2,b"},</text:p>
          </table:table-cell>
          <table:table-cell table:formula="of:=IF( AND([.C32]&lt;&gt;&quot;&quot;; [.C32]&lt;&gt;&quot;-&quot;) ; COM.MICROSOFT.CONCAT(&quot;{&quot;;CHAR(34);[.$B$22];[.$R32];[.C$1];CHAR(34);&quot;, &quot;; CHAR(34); [.C32]; CHAR(34); &quot;},&quot;) ; &quot;&quot;)" office:value-type="string" office:string-value="{&quot;CB91&quot;, &quot;res 2,c&quot;}," calcext:value-type="string">
            <text:p>{"CB91", "res 2,c"},</text:p>
          </table:table-cell>
          <table:table-cell table:formula="of:=IF( AND([.D32]&lt;&gt;&quot;&quot;; [.D32]&lt;&gt;&quot;-&quot;) ; COM.MICROSOFT.CONCAT(&quot;{&quot;;CHAR(34);[.$B$22];[.$R32];[.D$1];CHAR(34);&quot;, &quot;; CHAR(34); [.D32]; CHAR(34); &quot;},&quot;) ; &quot;&quot;)" office:value-type="string" office:string-value="{&quot;CB92&quot;, &quot;res 2,d&quot;}," calcext:value-type="string">
            <text:p>{"CB92", "res 2,d"},</text:p>
          </table:table-cell>
          <table:table-cell table:formula="of:=IF( AND([.E32]&lt;&gt;&quot;&quot;; [.E32]&lt;&gt;&quot;-&quot;) ; COM.MICROSOFT.CONCAT(&quot;{&quot;;CHAR(34);[.$B$22];[.$R32];[.E$1];CHAR(34);&quot;, &quot;; CHAR(34); [.E32]; CHAR(34); &quot;},&quot;) ; &quot;&quot;)" office:value-type="string" office:string-value="{&quot;CB93&quot;, &quot;res 2,e&quot;}," calcext:value-type="string">
            <text:p>{"CB93", "res 2,e"},</text:p>
          </table:table-cell>
          <table:table-cell table:formula="of:=IF( AND([.F32]&lt;&gt;&quot;&quot;; [.F32]&lt;&gt;&quot;-&quot;) ; COM.MICROSOFT.CONCAT(&quot;{&quot;;CHAR(34);[.$B$22];[.$R32];[.F$1];CHAR(34);&quot;, &quot;; CHAR(34); [.F32]; CHAR(34); &quot;},&quot;) ; &quot;&quot;)" office:value-type="string" office:string-value="{&quot;CB94&quot;, &quot;res 2,h&quot;}," calcext:value-type="string">
            <text:p>{"CB94", "res 2,h"},</text:p>
          </table:table-cell>
          <table:table-cell table:formula="of:=IF( AND([.G32]&lt;&gt;&quot;&quot;; [.G32]&lt;&gt;&quot;-&quot;) ; COM.MICROSOFT.CONCAT(&quot;{&quot;;CHAR(34);[.$B$22];[.$R32];[.G$1];CHAR(34);&quot;, &quot;; CHAR(34); [.G32]; CHAR(34); &quot;},&quot;) ; &quot;&quot;)" office:value-type="string" office:string-value="{&quot;CB95&quot;, &quot;res 2,l&quot;}," calcext:value-type="string">
            <text:p>{"CB95", "res 2,l"},</text:p>
          </table:table-cell>
          <table:table-cell table:formula="of:=IF( AND([.H32]&lt;&gt;&quot;&quot;; [.H32]&lt;&gt;&quot;-&quot;) ; COM.MICROSOFT.CONCAT(&quot;{&quot;;CHAR(34);[.$B$22];[.$R32];[.H$1];CHAR(34);&quot;, &quot;; CHAR(34); [.H32]; CHAR(34); &quot;},&quot;) ; &quot;&quot;)" office:value-type="string" office:string-value="{&quot;CB96&quot;, &quot;res 2,(hl)&quot;}," calcext:value-type="string">
            <text:p>{"CB96", "res 2,(hl)"},</text:p>
          </table:table-cell>
          <table:table-cell table:formula="of:=IF( AND([.I32]&lt;&gt;&quot;&quot;; [.I32]&lt;&gt;&quot;-&quot;) ; COM.MICROSOFT.CONCAT(&quot;{&quot;;CHAR(34);[.$B$22];[.$R32];[.I$1];CHAR(34);&quot;, &quot;; CHAR(34); [.I32]; CHAR(34); &quot;},&quot;) ; &quot;&quot;)" office:value-type="string" office:string-value="{&quot;CB97&quot;, &quot;res 2,a&quot;}," calcext:value-type="string">
            <text:p>{"CB97", "res 2,a"},</text:p>
          </table:table-cell>
          <table:table-cell table:formula="of:=IF( AND([.J32]&lt;&gt;&quot;&quot;; [.J32]&lt;&gt;&quot;-&quot;) ; COM.MICROSOFT.CONCAT(&quot;{&quot;;CHAR(34);[.$B$22];[.$R32];[.J$1];CHAR(34);&quot;, &quot;; CHAR(34); [.J32]; CHAR(34); &quot;},&quot;) ; &quot;&quot;)" office:value-type="string" office:string-value="{&quot;CB98&quot;, &quot;res 3,b&quot;}," calcext:value-type="string">
            <text:p>{"CB98", "res 3,b"},</text:p>
          </table:table-cell>
          <table:table-cell table:formula="of:=IF( AND([.K32]&lt;&gt;&quot;&quot;; [.K32]&lt;&gt;&quot;-&quot;) ; COM.MICROSOFT.CONCAT(&quot;{&quot;;CHAR(34);[.$B$22];[.$R32];[.K$1];CHAR(34);&quot;, &quot;; CHAR(34); [.K32]; CHAR(34); &quot;},&quot;) ; &quot;&quot;)" office:value-type="string" office:string-value="{&quot;CB99&quot;, &quot;res 3,c&quot;}," calcext:value-type="string">
            <text:p>{"CB99", "res 3,c"},</text:p>
          </table:table-cell>
          <table:table-cell table:formula="of:=IF( AND([.L32]&lt;&gt;&quot;&quot;; [.L32]&lt;&gt;&quot;-&quot;) ; COM.MICROSOFT.CONCAT(&quot;{&quot;;CHAR(34);[.$B$22];[.$R32];[.L$1];CHAR(34);&quot;, &quot;; CHAR(34); [.L32]; CHAR(34); &quot;},&quot;) ; &quot;&quot;)" office:value-type="string" office:string-value="{&quot;CB9A&quot;, &quot;res 3,d&quot;}," calcext:value-type="string">
            <text:p>{"CB9A", "res 3,d"},</text:p>
          </table:table-cell>
          <table:table-cell table:formula="of:=IF( AND([.M32]&lt;&gt;&quot;&quot;; [.M32]&lt;&gt;&quot;-&quot;) ; COM.MICROSOFT.CONCAT(&quot;{&quot;;CHAR(34);[.$B$22];[.$R32];[.M$1];CHAR(34);&quot;, &quot;; CHAR(34); [.M32]; CHAR(34); &quot;},&quot;) ; &quot;&quot;)" office:value-type="string" office:string-value="{&quot;CB9B&quot;, &quot;res 3,e&quot;}," calcext:value-type="string">
            <text:p>{"CB9B", "res 3,e"},</text:p>
          </table:table-cell>
          <table:table-cell table:formula="of:=IF( AND([.N32]&lt;&gt;&quot;&quot;; [.N32]&lt;&gt;&quot;-&quot;) ; COM.MICROSOFT.CONCAT(&quot;{&quot;;CHAR(34);[.$B$22];[.$R32];[.N$1];CHAR(34);&quot;, &quot;; CHAR(34); [.N32]; CHAR(34); &quot;},&quot;) ; &quot;&quot;)" office:value-type="string" office:string-value="{&quot;CB9C&quot;, &quot;res 3,h&quot;}," calcext:value-type="string">
            <text:p>{"CB9C", "res 3,h"},</text:p>
          </table:table-cell>
          <table:table-cell table:formula="of:=IF( AND([.O32]&lt;&gt;&quot;&quot;; [.O32]&lt;&gt;&quot;-&quot;) ; COM.MICROSOFT.CONCAT(&quot;{&quot;;CHAR(34);[.$B$22];[.$R32];[.O$1];CHAR(34);&quot;, &quot;; CHAR(34); [.O32]; CHAR(34); &quot;},&quot;) ; &quot;&quot;)" office:value-type="string" office:string-value="{&quot;CB9D&quot;, &quot;res 3,l&quot;}," calcext:value-type="string">
            <text:p>{"CB9D", "res 3,l"},</text:p>
          </table:table-cell>
          <table:table-cell table:formula="of:=IF( AND([.P32]&lt;&gt;&quot;&quot;; [.P32]&lt;&gt;&quot;-&quot;) ; COM.MICROSOFT.CONCAT(&quot;{&quot;;CHAR(34);[.$B$22];[.$R32];[.P$1];CHAR(34);&quot;, &quot;; CHAR(34); [.P32]; CHAR(34); &quot;},&quot;) ; &quot;&quot;)" office:value-type="string" office:string-value="{&quot;CB9E&quot;, &quot;res 3,(hl)&quot;}," calcext:value-type="string">
            <text:p>{"CB9E", "res 3,(hl)"},</text:p>
          </table:table-cell>
          <table:table-cell table:formula="of:=IF( AND([.Q32]&lt;&gt;&quot;&quot;; [.Q32]&lt;&gt;&quot;-&quot;) ; COM.MICROSOFT.CONCAT(&quot;{&quot;;CHAR(34);[.$B$22];[.$R32];[.Q$1];CHAR(34);&quot;, &quot;; CHAR(34); [.Q32]; CHAR(34); &quot;},&quot;) ; &quot;&quot;)" office:value-type="string" office:string-value="{&quot;CB9F&quot;, &quot;res 3,a&quot;}," calcext:value-type="string">
            <text:p>{"CB9F", "res 3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res 4,b</text:p>
          </table:table-cell>
          <table:table-cell table:style-name="ce236" office:value-type="string" calcext:value-type="string">
            <text:p>res 4,c</text:p>
          </table:table-cell>
          <table:table-cell table:style-name="ce236" office:value-type="string" calcext:value-type="string">
            <text:p>res 4,d</text:p>
          </table:table-cell>
          <table:table-cell table:style-name="ce236" office:value-type="string" calcext:value-type="string">
            <text:p>res 4,e</text:p>
          </table:table-cell>
          <table:table-cell table:style-name="ce236" office:value-type="string" calcext:value-type="string">
            <text:p>res 4,h</text:p>
          </table:table-cell>
          <table:table-cell table:style-name="ce236" office:value-type="string" calcext:value-type="string">
            <text:p>res 4,l</text:p>
          </table:table-cell>
          <table:table-cell table:style-name="ce236" office:value-type="string" calcext:value-type="string">
            <text:p>res 4,(hl)</text:p>
          </table:table-cell>
          <table:table-cell table:style-name="ce236" office:value-type="string" calcext:value-type="string">
            <text:p>res 4,a</text:p>
          </table:table-cell>
          <table:table-cell table:style-name="ce236" office:value-type="string" calcext:value-type="string">
            <text:p>res 5,b</text:p>
          </table:table-cell>
          <table:table-cell table:style-name="ce236" office:value-type="string" calcext:value-type="string">
            <text:p>res 5,c</text:p>
          </table:table-cell>
          <table:table-cell table:style-name="ce236" office:value-type="string" calcext:value-type="string">
            <text:p>res 5,d</text:p>
          </table:table-cell>
          <table:table-cell table:style-name="ce236" office:value-type="string" calcext:value-type="string">
            <text:p>res 5,e</text:p>
          </table:table-cell>
          <table:table-cell table:style-name="ce236" office:value-type="string" calcext:value-type="string">
            <text:p>res 5,h</text:p>
          </table:table-cell>
          <table:table-cell table:style-name="ce236" office:value-type="string" calcext:value-type="string">
            <text:p>res 5,l</text:p>
          </table:table-cell>
          <table:table-cell table:style-name="ce236" office:value-type="string" calcext:value-type="string">
            <text:p>res 5,(hl)</text:p>
          </table:table-cell>
          <table:table-cell table:style-name="ce236" office:value-type="string" calcext:value-type="string">
            <text:p>res 5,a</text:p>
          </table:table-cell>
          <table:table-cell table:style-name="ce234" office:value-type="string" calcext:value-type="string">
            <text:p>A</text:p>
          </table:table-cell>
          <table:table-cell table:formula="of:=IF( AND([.B33]&lt;&gt;&quot;&quot;; [.B33]&lt;&gt;&quot;-&quot;) ; COM.MICROSOFT.CONCAT(&quot;{&quot;;CHAR(34);[.$B$22];[.$R33];[.B$1];CHAR(34);&quot;, &quot;; CHAR(34); [.B33]; CHAR(34); &quot;},&quot;) ; &quot;&quot;)" office:value-type="string" office:string-value="{&quot;CBA0&quot;, &quot;res 4,b&quot;}," calcext:value-type="string">
            <text:p>{"CBA0", "res 4,b"},</text:p>
          </table:table-cell>
          <table:table-cell table:formula="of:=IF( AND([.C33]&lt;&gt;&quot;&quot;; [.C33]&lt;&gt;&quot;-&quot;) ; COM.MICROSOFT.CONCAT(&quot;{&quot;;CHAR(34);[.$B$22];[.$R33];[.C$1];CHAR(34);&quot;, &quot;; CHAR(34); [.C33]; CHAR(34); &quot;},&quot;) ; &quot;&quot;)" office:value-type="string" office:string-value="{&quot;CBA1&quot;, &quot;res 4,c&quot;}," calcext:value-type="string">
            <text:p>{"CBA1", "res 4,c"},</text:p>
          </table:table-cell>
          <table:table-cell table:formula="of:=IF( AND([.D33]&lt;&gt;&quot;&quot;; [.D33]&lt;&gt;&quot;-&quot;) ; COM.MICROSOFT.CONCAT(&quot;{&quot;;CHAR(34);[.$B$22];[.$R33];[.D$1];CHAR(34);&quot;, &quot;; CHAR(34); [.D33]; CHAR(34); &quot;},&quot;) ; &quot;&quot;)" office:value-type="string" office:string-value="{&quot;CBA2&quot;, &quot;res 4,d&quot;}," calcext:value-type="string">
            <text:p>{"CBA2", "res 4,d"},</text:p>
          </table:table-cell>
          <table:table-cell table:formula="of:=IF( AND([.E33]&lt;&gt;&quot;&quot;; [.E33]&lt;&gt;&quot;-&quot;) ; COM.MICROSOFT.CONCAT(&quot;{&quot;;CHAR(34);[.$B$22];[.$R33];[.E$1];CHAR(34);&quot;, &quot;; CHAR(34); [.E33]; CHAR(34); &quot;},&quot;) ; &quot;&quot;)" office:value-type="string" office:string-value="{&quot;CBA3&quot;, &quot;res 4,e&quot;}," calcext:value-type="string">
            <text:p>{"CBA3", "res 4,e"},</text:p>
          </table:table-cell>
          <table:table-cell table:formula="of:=IF( AND([.F33]&lt;&gt;&quot;&quot;; [.F33]&lt;&gt;&quot;-&quot;) ; COM.MICROSOFT.CONCAT(&quot;{&quot;;CHAR(34);[.$B$22];[.$R33];[.F$1];CHAR(34);&quot;, &quot;; CHAR(34); [.F33]; CHAR(34); &quot;},&quot;) ; &quot;&quot;)" office:value-type="string" office:string-value="{&quot;CBA4&quot;, &quot;res 4,h&quot;}," calcext:value-type="string">
            <text:p>{"CBA4", "res 4,h"},</text:p>
          </table:table-cell>
          <table:table-cell table:formula="of:=IF( AND([.G33]&lt;&gt;&quot;&quot;; [.G33]&lt;&gt;&quot;-&quot;) ; COM.MICROSOFT.CONCAT(&quot;{&quot;;CHAR(34);[.$B$22];[.$R33];[.G$1];CHAR(34);&quot;, &quot;; CHAR(34); [.G33]; CHAR(34); &quot;},&quot;) ; &quot;&quot;)" office:value-type="string" office:string-value="{&quot;CBA5&quot;, &quot;res 4,l&quot;}," calcext:value-type="string">
            <text:p>{"CBA5", "res 4,l"},</text:p>
          </table:table-cell>
          <table:table-cell table:formula="of:=IF( AND([.H33]&lt;&gt;&quot;&quot;; [.H33]&lt;&gt;&quot;-&quot;) ; COM.MICROSOFT.CONCAT(&quot;{&quot;;CHAR(34);[.$B$22];[.$R33];[.H$1];CHAR(34);&quot;, &quot;; CHAR(34); [.H33]; CHAR(34); &quot;},&quot;) ; &quot;&quot;)" office:value-type="string" office:string-value="{&quot;CBA6&quot;, &quot;res 4,(hl)&quot;}," calcext:value-type="string">
            <text:p>{"CBA6", "res 4,(hl)"},</text:p>
          </table:table-cell>
          <table:table-cell table:formula="of:=IF( AND([.I33]&lt;&gt;&quot;&quot;; [.I33]&lt;&gt;&quot;-&quot;) ; COM.MICROSOFT.CONCAT(&quot;{&quot;;CHAR(34);[.$B$22];[.$R33];[.I$1];CHAR(34);&quot;, &quot;; CHAR(34); [.I33]; CHAR(34); &quot;},&quot;) ; &quot;&quot;)" office:value-type="string" office:string-value="{&quot;CBA7&quot;, &quot;res 4,a&quot;}," calcext:value-type="string">
            <text:p>{"CBA7", "res 4,a"},</text:p>
          </table:table-cell>
          <table:table-cell table:formula="of:=IF( AND([.J33]&lt;&gt;&quot;&quot;; [.J33]&lt;&gt;&quot;-&quot;) ; COM.MICROSOFT.CONCAT(&quot;{&quot;;CHAR(34);[.$B$22];[.$R33];[.J$1];CHAR(34);&quot;, &quot;; CHAR(34); [.J33]; CHAR(34); &quot;},&quot;) ; &quot;&quot;)" office:value-type="string" office:string-value="{&quot;CBA8&quot;, &quot;res 5,b&quot;}," calcext:value-type="string">
            <text:p>{"CBA8", "res 5,b"},</text:p>
          </table:table-cell>
          <table:table-cell table:formula="of:=IF( AND([.K33]&lt;&gt;&quot;&quot;; [.K33]&lt;&gt;&quot;-&quot;) ; COM.MICROSOFT.CONCAT(&quot;{&quot;;CHAR(34);[.$B$22];[.$R33];[.K$1];CHAR(34);&quot;, &quot;; CHAR(34); [.K33]; CHAR(34); &quot;},&quot;) ; &quot;&quot;)" office:value-type="string" office:string-value="{&quot;CBA9&quot;, &quot;res 5,c&quot;}," calcext:value-type="string">
            <text:p>{"CBA9", "res 5,c"},</text:p>
          </table:table-cell>
          <table:table-cell table:formula="of:=IF( AND([.L33]&lt;&gt;&quot;&quot;; [.L33]&lt;&gt;&quot;-&quot;) ; COM.MICROSOFT.CONCAT(&quot;{&quot;;CHAR(34);[.$B$22];[.$R33];[.L$1];CHAR(34);&quot;, &quot;; CHAR(34); [.L33]; CHAR(34); &quot;},&quot;) ; &quot;&quot;)" office:value-type="string" office:string-value="{&quot;CBAA&quot;, &quot;res 5,d&quot;}," calcext:value-type="string">
            <text:p>{"CBAA", "res 5,d"},</text:p>
          </table:table-cell>
          <table:table-cell table:formula="of:=IF( AND([.M33]&lt;&gt;&quot;&quot;; [.M33]&lt;&gt;&quot;-&quot;) ; COM.MICROSOFT.CONCAT(&quot;{&quot;;CHAR(34);[.$B$22];[.$R33];[.M$1];CHAR(34);&quot;, &quot;; CHAR(34); [.M33]; CHAR(34); &quot;},&quot;) ; &quot;&quot;)" office:value-type="string" office:string-value="{&quot;CBAB&quot;, &quot;res 5,e&quot;}," calcext:value-type="string">
            <text:p>{"CBAB", "res 5,e"},</text:p>
          </table:table-cell>
          <table:table-cell table:formula="of:=IF( AND([.N33]&lt;&gt;&quot;&quot;; [.N33]&lt;&gt;&quot;-&quot;) ; COM.MICROSOFT.CONCAT(&quot;{&quot;;CHAR(34);[.$B$22];[.$R33];[.N$1];CHAR(34);&quot;, &quot;; CHAR(34); [.N33]; CHAR(34); &quot;},&quot;) ; &quot;&quot;)" office:value-type="string" office:string-value="{&quot;CBAC&quot;, &quot;res 5,h&quot;}," calcext:value-type="string">
            <text:p>{"CBAC", "res 5,h"},</text:p>
          </table:table-cell>
          <table:table-cell table:formula="of:=IF( AND([.O33]&lt;&gt;&quot;&quot;; [.O33]&lt;&gt;&quot;-&quot;) ; COM.MICROSOFT.CONCAT(&quot;{&quot;;CHAR(34);[.$B$22];[.$R33];[.O$1];CHAR(34);&quot;, &quot;; CHAR(34); [.O33]; CHAR(34); &quot;},&quot;) ; &quot;&quot;)" office:value-type="string" office:string-value="{&quot;CBAD&quot;, &quot;res 5,l&quot;}," calcext:value-type="string">
            <text:p>{"CBAD", "res 5,l"},</text:p>
          </table:table-cell>
          <table:table-cell table:formula="of:=IF( AND([.P33]&lt;&gt;&quot;&quot;; [.P33]&lt;&gt;&quot;-&quot;) ; COM.MICROSOFT.CONCAT(&quot;{&quot;;CHAR(34);[.$B$22];[.$R33];[.P$1];CHAR(34);&quot;, &quot;; CHAR(34); [.P33]; CHAR(34); &quot;},&quot;) ; &quot;&quot;)" office:value-type="string" office:string-value="{&quot;CBAE&quot;, &quot;res 5,(hl)&quot;}," calcext:value-type="string">
            <text:p>{"CBAE", "res 5,(hl)"},</text:p>
          </table:table-cell>
          <table:table-cell table:formula="of:=IF( AND([.Q33]&lt;&gt;&quot;&quot;; [.Q33]&lt;&gt;&quot;-&quot;) ; COM.MICROSOFT.CONCAT(&quot;{&quot;;CHAR(34);[.$B$22];[.$R33];[.Q$1];CHAR(34);&quot;, &quot;; CHAR(34); [.Q33]; CHAR(34); &quot;},&quot;) ; &quot;&quot;)" office:value-type="string" office:string-value="{&quot;CBAF&quot;, &quot;res 5,a&quot;}," calcext:value-type="string">
            <text:p>{"CBAF", "res 5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res 6,b</text:p>
          </table:table-cell>
          <table:table-cell table:style-name="ce236" office:value-type="string" calcext:value-type="string">
            <text:p>res 6,c</text:p>
          </table:table-cell>
          <table:table-cell table:style-name="ce236" office:value-type="string" calcext:value-type="string">
            <text:p>res 6,d</text:p>
          </table:table-cell>
          <table:table-cell table:style-name="ce236" office:value-type="string" calcext:value-type="string">
            <text:p>res 6,e</text:p>
          </table:table-cell>
          <table:table-cell table:style-name="ce236" office:value-type="string" calcext:value-type="string">
            <text:p>res 6,h</text:p>
          </table:table-cell>
          <table:table-cell table:style-name="ce236" office:value-type="string" calcext:value-type="string">
            <text:p>res 6,l</text:p>
          </table:table-cell>
          <table:table-cell table:style-name="ce236" office:value-type="string" calcext:value-type="string">
            <text:p>res 6,(hl)</text:p>
          </table:table-cell>
          <table:table-cell table:style-name="ce236" office:value-type="string" calcext:value-type="string">
            <text:p>res 6,a</text:p>
          </table:table-cell>
          <table:table-cell table:style-name="ce236" office:value-type="string" calcext:value-type="string">
            <text:p>res 7,b</text:p>
          </table:table-cell>
          <table:table-cell table:style-name="ce236" office:value-type="string" calcext:value-type="string">
            <text:p>res 7,c</text:p>
          </table:table-cell>
          <table:table-cell table:style-name="ce236" office:value-type="string" calcext:value-type="string">
            <text:p>res 7,d</text:p>
          </table:table-cell>
          <table:table-cell table:style-name="ce236" office:value-type="string" calcext:value-type="string">
            <text:p>res 7,e</text:p>
          </table:table-cell>
          <table:table-cell table:style-name="ce236" office:value-type="string" calcext:value-type="string">
            <text:p>res 7,h</text:p>
          </table:table-cell>
          <table:table-cell table:style-name="ce236" office:value-type="string" calcext:value-type="string">
            <text:p>res 7,l</text:p>
          </table:table-cell>
          <table:table-cell table:style-name="ce236" office:value-type="string" calcext:value-type="string">
            <text:p>res 7,(hl)</text:p>
          </table:table-cell>
          <table:table-cell table:style-name="ce236" office:value-type="string" calcext:value-type="string">
            <text:p>res 7,a</text:p>
          </table:table-cell>
          <table:table-cell table:style-name="ce234" office:value-type="string" calcext:value-type="string">
            <text:p>B</text:p>
          </table:table-cell>
          <table:table-cell table:formula="of:=IF( AND([.B34]&lt;&gt;&quot;&quot;; [.B34]&lt;&gt;&quot;-&quot;) ; COM.MICROSOFT.CONCAT(&quot;{&quot;;CHAR(34);[.$B$22];[.$R34];[.B$1];CHAR(34);&quot;, &quot;; CHAR(34); [.B34]; CHAR(34); &quot;},&quot;) ; &quot;&quot;)" office:value-type="string" office:string-value="{&quot;CBB0&quot;, &quot;res 6,b&quot;}," calcext:value-type="string">
            <text:p>{"CBB0", "res 6,b"},</text:p>
          </table:table-cell>
          <table:table-cell table:formula="of:=IF( AND([.C34]&lt;&gt;&quot;&quot;; [.C34]&lt;&gt;&quot;-&quot;) ; COM.MICROSOFT.CONCAT(&quot;{&quot;;CHAR(34);[.$B$22];[.$R34];[.C$1];CHAR(34);&quot;, &quot;; CHAR(34); [.C34]; CHAR(34); &quot;},&quot;) ; &quot;&quot;)" office:value-type="string" office:string-value="{&quot;CBB1&quot;, &quot;res 6,c&quot;}," calcext:value-type="string">
            <text:p>{"CBB1", "res 6,c"},</text:p>
          </table:table-cell>
          <table:table-cell table:formula="of:=IF( AND([.D34]&lt;&gt;&quot;&quot;; [.D34]&lt;&gt;&quot;-&quot;) ; COM.MICROSOFT.CONCAT(&quot;{&quot;;CHAR(34);[.$B$22];[.$R34];[.D$1];CHAR(34);&quot;, &quot;; CHAR(34); [.D34]; CHAR(34); &quot;},&quot;) ; &quot;&quot;)" office:value-type="string" office:string-value="{&quot;CBB2&quot;, &quot;res 6,d&quot;}," calcext:value-type="string">
            <text:p>{"CBB2", "res 6,d"},</text:p>
          </table:table-cell>
          <table:table-cell table:formula="of:=IF( AND([.E34]&lt;&gt;&quot;&quot;; [.E34]&lt;&gt;&quot;-&quot;) ; COM.MICROSOFT.CONCAT(&quot;{&quot;;CHAR(34);[.$B$22];[.$R34];[.E$1];CHAR(34);&quot;, &quot;; CHAR(34); [.E34]; CHAR(34); &quot;},&quot;) ; &quot;&quot;)" office:value-type="string" office:string-value="{&quot;CBB3&quot;, &quot;res 6,e&quot;}," calcext:value-type="string">
            <text:p>{"CBB3", "res 6,e"},</text:p>
          </table:table-cell>
          <table:table-cell table:formula="of:=IF( AND([.F34]&lt;&gt;&quot;&quot;; [.F34]&lt;&gt;&quot;-&quot;) ; COM.MICROSOFT.CONCAT(&quot;{&quot;;CHAR(34);[.$B$22];[.$R34];[.F$1];CHAR(34);&quot;, &quot;; CHAR(34); [.F34]; CHAR(34); &quot;},&quot;) ; &quot;&quot;)" office:value-type="string" office:string-value="{&quot;CBB4&quot;, &quot;res 6,h&quot;}," calcext:value-type="string">
            <text:p>{"CBB4", "res 6,h"},</text:p>
          </table:table-cell>
          <table:table-cell table:formula="of:=IF( AND([.G34]&lt;&gt;&quot;&quot;; [.G34]&lt;&gt;&quot;-&quot;) ; COM.MICROSOFT.CONCAT(&quot;{&quot;;CHAR(34);[.$B$22];[.$R34];[.G$1];CHAR(34);&quot;, &quot;; CHAR(34); [.G34]; CHAR(34); &quot;},&quot;) ; &quot;&quot;)" office:value-type="string" office:string-value="{&quot;CBB5&quot;, &quot;res 6,l&quot;}," calcext:value-type="string">
            <text:p>{"CBB5", "res 6,l"},</text:p>
          </table:table-cell>
          <table:table-cell table:formula="of:=IF( AND([.H34]&lt;&gt;&quot;&quot;; [.H34]&lt;&gt;&quot;-&quot;) ; COM.MICROSOFT.CONCAT(&quot;{&quot;;CHAR(34);[.$B$22];[.$R34];[.H$1];CHAR(34);&quot;, &quot;; CHAR(34); [.H34]; CHAR(34); &quot;},&quot;) ; &quot;&quot;)" office:value-type="string" office:string-value="{&quot;CBB6&quot;, &quot;res 6,(hl)&quot;}," calcext:value-type="string">
            <text:p>{"CBB6", "res 6,(hl)"},</text:p>
          </table:table-cell>
          <table:table-cell table:formula="of:=IF( AND([.I34]&lt;&gt;&quot;&quot;; [.I34]&lt;&gt;&quot;-&quot;) ; COM.MICROSOFT.CONCAT(&quot;{&quot;;CHAR(34);[.$B$22];[.$R34];[.I$1];CHAR(34);&quot;, &quot;; CHAR(34); [.I34]; CHAR(34); &quot;},&quot;) ; &quot;&quot;)" office:value-type="string" office:string-value="{&quot;CBB7&quot;, &quot;res 6,a&quot;}," calcext:value-type="string">
            <text:p>{"CBB7", "res 6,a"},</text:p>
          </table:table-cell>
          <table:table-cell table:formula="of:=IF( AND([.J34]&lt;&gt;&quot;&quot;; [.J34]&lt;&gt;&quot;-&quot;) ; COM.MICROSOFT.CONCAT(&quot;{&quot;;CHAR(34);[.$B$22];[.$R34];[.J$1];CHAR(34);&quot;, &quot;; CHAR(34); [.J34]; CHAR(34); &quot;},&quot;) ; &quot;&quot;)" office:value-type="string" office:string-value="{&quot;CBB8&quot;, &quot;res 7,b&quot;}," calcext:value-type="string">
            <text:p>{"CBB8", "res 7,b"},</text:p>
          </table:table-cell>
          <table:table-cell table:formula="of:=IF( AND([.K34]&lt;&gt;&quot;&quot;; [.K34]&lt;&gt;&quot;-&quot;) ; COM.MICROSOFT.CONCAT(&quot;{&quot;;CHAR(34);[.$B$22];[.$R34];[.K$1];CHAR(34);&quot;, &quot;; CHAR(34); [.K34]; CHAR(34); &quot;},&quot;) ; &quot;&quot;)" office:value-type="string" office:string-value="{&quot;CBB9&quot;, &quot;res 7,c&quot;}," calcext:value-type="string">
            <text:p>{"CBB9", "res 7,c"},</text:p>
          </table:table-cell>
          <table:table-cell table:formula="of:=IF( AND([.L34]&lt;&gt;&quot;&quot;; [.L34]&lt;&gt;&quot;-&quot;) ; COM.MICROSOFT.CONCAT(&quot;{&quot;;CHAR(34);[.$B$22];[.$R34];[.L$1];CHAR(34);&quot;, &quot;; CHAR(34); [.L34]; CHAR(34); &quot;},&quot;) ; &quot;&quot;)" office:value-type="string" office:string-value="{&quot;CBBA&quot;, &quot;res 7,d&quot;}," calcext:value-type="string">
            <text:p>{"CBBA", "res 7,d"},</text:p>
          </table:table-cell>
          <table:table-cell table:formula="of:=IF( AND([.M34]&lt;&gt;&quot;&quot;; [.M34]&lt;&gt;&quot;-&quot;) ; COM.MICROSOFT.CONCAT(&quot;{&quot;;CHAR(34);[.$B$22];[.$R34];[.M$1];CHAR(34);&quot;, &quot;; CHAR(34); [.M34]; CHAR(34); &quot;},&quot;) ; &quot;&quot;)" office:value-type="string" office:string-value="{&quot;CBBB&quot;, &quot;res 7,e&quot;}," calcext:value-type="string">
            <text:p>{"CBBB", "res 7,e"},</text:p>
          </table:table-cell>
          <table:table-cell table:formula="of:=IF( AND([.N34]&lt;&gt;&quot;&quot;; [.N34]&lt;&gt;&quot;-&quot;) ; COM.MICROSOFT.CONCAT(&quot;{&quot;;CHAR(34);[.$B$22];[.$R34];[.N$1];CHAR(34);&quot;, &quot;; CHAR(34); [.N34]; CHAR(34); &quot;},&quot;) ; &quot;&quot;)" office:value-type="string" office:string-value="{&quot;CBBC&quot;, &quot;res 7,h&quot;}," calcext:value-type="string">
            <text:p>{"CBBC", "res 7,h"},</text:p>
          </table:table-cell>
          <table:table-cell table:formula="of:=IF( AND([.O34]&lt;&gt;&quot;&quot;; [.O34]&lt;&gt;&quot;-&quot;) ; COM.MICROSOFT.CONCAT(&quot;{&quot;;CHAR(34);[.$B$22];[.$R34];[.O$1];CHAR(34);&quot;, &quot;; CHAR(34); [.O34]; CHAR(34); &quot;},&quot;) ; &quot;&quot;)" office:value-type="string" office:string-value="{&quot;CBBD&quot;, &quot;res 7,l&quot;}," calcext:value-type="string">
            <text:p>{"CBBD", "res 7,l"},</text:p>
          </table:table-cell>
          <table:table-cell table:formula="of:=IF( AND([.P34]&lt;&gt;&quot;&quot;; [.P34]&lt;&gt;&quot;-&quot;) ; COM.MICROSOFT.CONCAT(&quot;{&quot;;CHAR(34);[.$B$22];[.$R34];[.P$1];CHAR(34);&quot;, &quot;; CHAR(34); [.P34]; CHAR(34); &quot;},&quot;) ; &quot;&quot;)" office:value-type="string" office:string-value="{&quot;CBBE&quot;, &quot;res 7,(hl)&quot;}," calcext:value-type="string">
            <text:p>{"CBBE", "res 7,(hl)"},</text:p>
          </table:table-cell>
          <table:table-cell table:formula="of:=IF( AND([.Q34]&lt;&gt;&quot;&quot;; [.Q34]&lt;&gt;&quot;-&quot;) ; COM.MICROSOFT.CONCAT(&quot;{&quot;;CHAR(34);[.$B$22];[.$R34];[.Q$1];CHAR(34);&quot;, &quot;; CHAR(34); [.Q34]; CHAR(34); &quot;},&quot;) ; &quot;&quot;)" office:value-type="string" office:string-value="{&quot;CBBF&quot;, &quot;res 7,a&quot;}," calcext:value-type="string">
            <text:p>{"CBBF", "res 7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style-name="ce236" office:value-type="string" calcext:value-type="string">
            <text:p>set 0,b</text:p>
          </table:table-cell>
          <table:table-cell table:style-name="ce236" office:value-type="string" calcext:value-type="string">
            <text:p>set 0,c</text:p>
          </table:table-cell>
          <table:table-cell table:style-name="ce236" office:value-type="string" calcext:value-type="string">
            <text:p>set 0,d</text:p>
          </table:table-cell>
          <table:table-cell table:style-name="ce236" office:value-type="string" calcext:value-type="string">
            <text:p>set 0,e</text:p>
          </table:table-cell>
          <table:table-cell table:style-name="ce236" office:value-type="string" calcext:value-type="string">
            <text:p>set 0,h</text:p>
          </table:table-cell>
          <table:table-cell table:style-name="ce236" office:value-type="string" calcext:value-type="string">
            <text:p>set 0,l</text:p>
          </table:table-cell>
          <table:table-cell table:style-name="ce236" office:value-type="string" calcext:value-type="string">
            <text:p>set 0,(hl)</text:p>
          </table:table-cell>
          <table:table-cell table:style-name="ce236" office:value-type="string" calcext:value-type="string">
            <text:p>set 0,a</text:p>
          </table:table-cell>
          <table:table-cell table:style-name="ce236" office:value-type="string" calcext:value-type="string">
            <text:p>set 1,b</text:p>
          </table:table-cell>
          <table:table-cell table:style-name="ce236" office:value-type="string" calcext:value-type="string">
            <text:p>set 1,c</text:p>
          </table:table-cell>
          <table:table-cell table:style-name="ce236" office:value-type="string" calcext:value-type="string">
            <text:p>set 1,d</text:p>
          </table:table-cell>
          <table:table-cell table:style-name="ce236" office:value-type="string" calcext:value-type="string">
            <text:p>set 1,e</text:p>
          </table:table-cell>
          <table:table-cell table:style-name="ce236" office:value-type="string" calcext:value-type="string">
            <text:p>set 1,h</text:p>
          </table:table-cell>
          <table:table-cell table:style-name="ce236" office:value-type="string" calcext:value-type="string">
            <text:p>set 1,l</text:p>
          </table:table-cell>
          <table:table-cell table:style-name="ce236" office:value-type="string" calcext:value-type="string">
            <text:p>set 1,(hl)</text:p>
          </table:table-cell>
          <table:table-cell table:style-name="ce236" office:value-type="string" calcext:value-type="string">
            <text:p>set 1,a</text:p>
          </table:table-cell>
          <table:table-cell table:style-name="ce234" office:value-type="string" calcext:value-type="string">
            <text:p>C</text:p>
          </table:table-cell>
          <table:table-cell table:formula="of:=IF( AND([.B35]&lt;&gt;&quot;&quot;; [.B35]&lt;&gt;&quot;-&quot;) ; COM.MICROSOFT.CONCAT(&quot;{&quot;;CHAR(34);[.$B$22];[.$R35];[.B$1];CHAR(34);&quot;, &quot;; CHAR(34); [.B35]; CHAR(34); &quot;},&quot;) ; &quot;&quot;)" office:value-type="string" office:string-value="{&quot;CBC0&quot;, &quot;set 0,b&quot;}," calcext:value-type="string">
            <text:p>{"CBC0", "set 0,b"},</text:p>
          </table:table-cell>
          <table:table-cell table:formula="of:=IF( AND([.C35]&lt;&gt;&quot;&quot;; [.C35]&lt;&gt;&quot;-&quot;) ; COM.MICROSOFT.CONCAT(&quot;{&quot;;CHAR(34);[.$B$22];[.$R35];[.C$1];CHAR(34);&quot;, &quot;; CHAR(34); [.C35]; CHAR(34); &quot;},&quot;) ; &quot;&quot;)" office:value-type="string" office:string-value="{&quot;CBC1&quot;, &quot;set 0,c&quot;}," calcext:value-type="string">
            <text:p>{"CBC1", "set 0,c"},</text:p>
          </table:table-cell>
          <table:table-cell table:formula="of:=IF( AND([.D35]&lt;&gt;&quot;&quot;; [.D35]&lt;&gt;&quot;-&quot;) ; COM.MICROSOFT.CONCAT(&quot;{&quot;;CHAR(34);[.$B$22];[.$R35];[.D$1];CHAR(34);&quot;, &quot;; CHAR(34); [.D35]; CHAR(34); &quot;},&quot;) ; &quot;&quot;)" office:value-type="string" office:string-value="{&quot;CBC2&quot;, &quot;set 0,d&quot;}," calcext:value-type="string">
            <text:p>{"CBC2", "set 0,d"},</text:p>
          </table:table-cell>
          <table:table-cell table:formula="of:=IF( AND([.E35]&lt;&gt;&quot;&quot;; [.E35]&lt;&gt;&quot;-&quot;) ; COM.MICROSOFT.CONCAT(&quot;{&quot;;CHAR(34);[.$B$22];[.$R35];[.E$1];CHAR(34);&quot;, &quot;; CHAR(34); [.E35]; CHAR(34); &quot;},&quot;) ; &quot;&quot;)" office:value-type="string" office:string-value="{&quot;CBC3&quot;, &quot;set 0,e&quot;}," calcext:value-type="string">
            <text:p>{"CBC3", "set 0,e"},</text:p>
          </table:table-cell>
          <table:table-cell table:formula="of:=IF( AND([.F35]&lt;&gt;&quot;&quot;; [.F35]&lt;&gt;&quot;-&quot;) ; COM.MICROSOFT.CONCAT(&quot;{&quot;;CHAR(34);[.$B$22];[.$R35];[.F$1];CHAR(34);&quot;, &quot;; CHAR(34); [.F35]; CHAR(34); &quot;},&quot;) ; &quot;&quot;)" office:value-type="string" office:string-value="{&quot;CBC4&quot;, &quot;set 0,h&quot;}," calcext:value-type="string">
            <text:p>{"CBC4", "set 0,h"},</text:p>
          </table:table-cell>
          <table:table-cell table:formula="of:=IF( AND([.G35]&lt;&gt;&quot;&quot;; [.G35]&lt;&gt;&quot;-&quot;) ; COM.MICROSOFT.CONCAT(&quot;{&quot;;CHAR(34);[.$B$22];[.$R35];[.G$1];CHAR(34);&quot;, &quot;; CHAR(34); [.G35]; CHAR(34); &quot;},&quot;) ; &quot;&quot;)" office:value-type="string" office:string-value="{&quot;CBC5&quot;, &quot;set 0,l&quot;}," calcext:value-type="string">
            <text:p>{"CBC5", "set 0,l"},</text:p>
          </table:table-cell>
          <table:table-cell table:formula="of:=IF( AND([.H35]&lt;&gt;&quot;&quot;; [.H35]&lt;&gt;&quot;-&quot;) ; COM.MICROSOFT.CONCAT(&quot;{&quot;;CHAR(34);[.$B$22];[.$R35];[.H$1];CHAR(34);&quot;, &quot;; CHAR(34); [.H35]; CHAR(34); &quot;},&quot;) ; &quot;&quot;)" office:value-type="string" office:string-value="{&quot;CBC6&quot;, &quot;set 0,(hl)&quot;}," calcext:value-type="string">
            <text:p>{"CBC6", "set 0,(hl)"},</text:p>
          </table:table-cell>
          <table:table-cell table:formula="of:=IF( AND([.I35]&lt;&gt;&quot;&quot;; [.I35]&lt;&gt;&quot;-&quot;) ; COM.MICROSOFT.CONCAT(&quot;{&quot;;CHAR(34);[.$B$22];[.$R35];[.I$1];CHAR(34);&quot;, &quot;; CHAR(34); [.I35]; CHAR(34); &quot;},&quot;) ; &quot;&quot;)" office:value-type="string" office:string-value="{&quot;CBC7&quot;, &quot;set 0,a&quot;}," calcext:value-type="string">
            <text:p>{"CBC7", "set 0,a"},</text:p>
          </table:table-cell>
          <table:table-cell table:formula="of:=IF( AND([.J35]&lt;&gt;&quot;&quot;; [.J35]&lt;&gt;&quot;-&quot;) ; COM.MICROSOFT.CONCAT(&quot;{&quot;;CHAR(34);[.$B$22];[.$R35];[.J$1];CHAR(34);&quot;, &quot;; CHAR(34); [.J35]; CHAR(34); &quot;},&quot;) ; &quot;&quot;)" office:value-type="string" office:string-value="{&quot;CBC8&quot;, &quot;set 1,b&quot;}," calcext:value-type="string">
            <text:p>{"CBC8", "set 1,b"},</text:p>
          </table:table-cell>
          <table:table-cell table:formula="of:=IF( AND([.K35]&lt;&gt;&quot;&quot;; [.K35]&lt;&gt;&quot;-&quot;) ; COM.MICROSOFT.CONCAT(&quot;{&quot;;CHAR(34);[.$B$22];[.$R35];[.K$1];CHAR(34);&quot;, &quot;; CHAR(34); [.K35]; CHAR(34); &quot;},&quot;) ; &quot;&quot;)" office:value-type="string" office:string-value="{&quot;CBC9&quot;, &quot;set 1,c&quot;}," calcext:value-type="string">
            <text:p>{"CBC9", "set 1,c"},</text:p>
          </table:table-cell>
          <table:table-cell table:formula="of:=IF( AND([.L35]&lt;&gt;&quot;&quot;; [.L35]&lt;&gt;&quot;-&quot;) ; COM.MICROSOFT.CONCAT(&quot;{&quot;;CHAR(34);[.$B$22];[.$R35];[.L$1];CHAR(34);&quot;, &quot;; CHAR(34); [.L35]; CHAR(34); &quot;},&quot;) ; &quot;&quot;)" office:value-type="string" office:string-value="{&quot;CBCA&quot;, &quot;set 1,d&quot;}," calcext:value-type="string">
            <text:p>{"CBCA", "set 1,d"},</text:p>
          </table:table-cell>
          <table:table-cell table:formula="of:=IF( AND([.M35]&lt;&gt;&quot;&quot;; [.M35]&lt;&gt;&quot;-&quot;) ; COM.MICROSOFT.CONCAT(&quot;{&quot;;CHAR(34);[.$B$22];[.$R35];[.M$1];CHAR(34);&quot;, &quot;; CHAR(34); [.M35]; CHAR(34); &quot;},&quot;) ; &quot;&quot;)" office:value-type="string" office:string-value="{&quot;CBCB&quot;, &quot;set 1,e&quot;}," calcext:value-type="string">
            <text:p>{"CBCB", "set 1,e"},</text:p>
          </table:table-cell>
          <table:table-cell table:formula="of:=IF( AND([.N35]&lt;&gt;&quot;&quot;; [.N35]&lt;&gt;&quot;-&quot;) ; COM.MICROSOFT.CONCAT(&quot;{&quot;;CHAR(34);[.$B$22];[.$R35];[.N$1];CHAR(34);&quot;, &quot;; CHAR(34); [.N35]; CHAR(34); &quot;},&quot;) ; &quot;&quot;)" office:value-type="string" office:string-value="{&quot;CBCC&quot;, &quot;set 1,h&quot;}," calcext:value-type="string">
            <text:p>{"CBCC", "set 1,h"},</text:p>
          </table:table-cell>
          <table:table-cell table:formula="of:=IF( AND([.O35]&lt;&gt;&quot;&quot;; [.O35]&lt;&gt;&quot;-&quot;) ; COM.MICROSOFT.CONCAT(&quot;{&quot;;CHAR(34);[.$B$22];[.$R35];[.O$1];CHAR(34);&quot;, &quot;; CHAR(34); [.O35]; CHAR(34); &quot;},&quot;) ; &quot;&quot;)" office:value-type="string" office:string-value="{&quot;CBCD&quot;, &quot;set 1,l&quot;}," calcext:value-type="string">
            <text:p>{"CBCD", "set 1,l"},</text:p>
          </table:table-cell>
          <table:table-cell table:formula="of:=IF( AND([.P35]&lt;&gt;&quot;&quot;; [.P35]&lt;&gt;&quot;-&quot;) ; COM.MICROSOFT.CONCAT(&quot;{&quot;;CHAR(34);[.$B$22];[.$R35];[.P$1];CHAR(34);&quot;, &quot;; CHAR(34); [.P35]; CHAR(34); &quot;},&quot;) ; &quot;&quot;)" office:value-type="string" office:string-value="{&quot;CBCE&quot;, &quot;set 1,(hl)&quot;}," calcext:value-type="string">
            <text:p>{"CBCE", "set 1,(hl)"},</text:p>
          </table:table-cell>
          <table:table-cell table:formula="of:=IF( AND([.Q35]&lt;&gt;&quot;&quot;; [.Q35]&lt;&gt;&quot;-&quot;) ; COM.MICROSOFT.CONCAT(&quot;{&quot;;CHAR(34);[.$B$22];[.$R35];[.Q$1];CHAR(34);&quot;, &quot;; CHAR(34); [.Q35]; CHAR(34); &quot;},&quot;) ; &quot;&quot;)" office:value-type="string" office:string-value="{&quot;CBCF&quot;, &quot;set 1,a&quot;}," calcext:value-type="string">
            <text:p>{"CBCF", "set 1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D</text:p>
          </table:table-cell>
          <table:table-cell table:style-name="ce236" office:value-type="string" calcext:value-type="string">
            <text:p>set 2,b</text:p>
          </table:table-cell>
          <table:table-cell table:style-name="ce236" office:value-type="string" calcext:value-type="string">
            <text:p>set 2,c</text:p>
          </table:table-cell>
          <table:table-cell table:style-name="ce236" office:value-type="string" calcext:value-type="string">
            <text:p>set 2,d</text:p>
          </table:table-cell>
          <table:table-cell table:style-name="ce236" office:value-type="string" calcext:value-type="string">
            <text:p>set 2,e</text:p>
          </table:table-cell>
          <table:table-cell table:style-name="ce236" office:value-type="string" calcext:value-type="string">
            <text:p>set 2,h</text:p>
          </table:table-cell>
          <table:table-cell table:style-name="ce236" office:value-type="string" calcext:value-type="string">
            <text:p>set 2,l</text:p>
          </table:table-cell>
          <table:table-cell table:style-name="ce236" office:value-type="string" calcext:value-type="string">
            <text:p>set 2,(hl)</text:p>
          </table:table-cell>
          <table:table-cell table:style-name="ce236" office:value-type="string" calcext:value-type="string">
            <text:p>set 2,a</text:p>
          </table:table-cell>
          <table:table-cell table:style-name="ce236" office:value-type="string" calcext:value-type="string">
            <text:p>set 3,b</text:p>
          </table:table-cell>
          <table:table-cell table:style-name="ce236" office:value-type="string" calcext:value-type="string">
            <text:p>set 3,c</text:p>
          </table:table-cell>
          <table:table-cell table:style-name="ce236" office:value-type="string" calcext:value-type="string">
            <text:p>set 3,d</text:p>
          </table:table-cell>
          <table:table-cell table:style-name="ce236" office:value-type="string" calcext:value-type="string">
            <text:p>set 3,e</text:p>
          </table:table-cell>
          <table:table-cell table:style-name="ce236" office:value-type="string" calcext:value-type="string">
            <text:p>set 3,h</text:p>
          </table:table-cell>
          <table:table-cell table:style-name="ce236" office:value-type="string" calcext:value-type="string">
            <text:p>set 3,l</text:p>
          </table:table-cell>
          <table:table-cell table:style-name="ce236" office:value-type="string" calcext:value-type="string">
            <text:p>set 3,(hl)</text:p>
          </table:table-cell>
          <table:table-cell table:style-name="ce236" office:value-type="string" calcext:value-type="string">
            <text:p>set 3,a</text:p>
          </table:table-cell>
          <table:table-cell table:style-name="ce234" office:value-type="string" calcext:value-type="string">
            <text:p>D</text:p>
          </table:table-cell>
          <table:table-cell table:formula="of:=IF( AND([.B36]&lt;&gt;&quot;&quot;; [.B36]&lt;&gt;&quot;-&quot;) ; COM.MICROSOFT.CONCAT(&quot;{&quot;;CHAR(34);[.$B$22];[.$R36];[.B$1];CHAR(34);&quot;, &quot;; CHAR(34); [.B36]; CHAR(34); &quot;},&quot;) ; &quot;&quot;)" office:value-type="string" office:string-value="{&quot;CBD0&quot;, &quot;set 2,b&quot;}," calcext:value-type="string">
            <text:p>{"CBD0", "set 2,b"},</text:p>
          </table:table-cell>
          <table:table-cell table:formula="of:=IF( AND([.C36]&lt;&gt;&quot;&quot;; [.C36]&lt;&gt;&quot;-&quot;) ; COM.MICROSOFT.CONCAT(&quot;{&quot;;CHAR(34);[.$B$22];[.$R36];[.C$1];CHAR(34);&quot;, &quot;; CHAR(34); [.C36]; CHAR(34); &quot;},&quot;) ; &quot;&quot;)" office:value-type="string" office:string-value="{&quot;CBD1&quot;, &quot;set 2,c&quot;}," calcext:value-type="string">
            <text:p>{"CBD1", "set 2,c"},</text:p>
          </table:table-cell>
          <table:table-cell table:formula="of:=IF( AND([.D36]&lt;&gt;&quot;&quot;; [.D36]&lt;&gt;&quot;-&quot;) ; COM.MICROSOFT.CONCAT(&quot;{&quot;;CHAR(34);[.$B$22];[.$R36];[.D$1];CHAR(34);&quot;, &quot;; CHAR(34); [.D36]; CHAR(34); &quot;},&quot;) ; &quot;&quot;)" office:value-type="string" office:string-value="{&quot;CBD2&quot;, &quot;set 2,d&quot;}," calcext:value-type="string">
            <text:p>{"CBD2", "set 2,d"},</text:p>
          </table:table-cell>
          <table:table-cell table:formula="of:=IF( AND([.E36]&lt;&gt;&quot;&quot;; [.E36]&lt;&gt;&quot;-&quot;) ; COM.MICROSOFT.CONCAT(&quot;{&quot;;CHAR(34);[.$B$22];[.$R36];[.E$1];CHAR(34);&quot;, &quot;; CHAR(34); [.E36]; CHAR(34); &quot;},&quot;) ; &quot;&quot;)" office:value-type="string" office:string-value="{&quot;CBD3&quot;, &quot;set 2,e&quot;}," calcext:value-type="string">
            <text:p>{"CBD3", "set 2,e"},</text:p>
          </table:table-cell>
          <table:table-cell table:formula="of:=IF( AND([.F36]&lt;&gt;&quot;&quot;; [.F36]&lt;&gt;&quot;-&quot;) ; COM.MICROSOFT.CONCAT(&quot;{&quot;;CHAR(34);[.$B$22];[.$R36];[.F$1];CHAR(34);&quot;, &quot;; CHAR(34); [.F36]; CHAR(34); &quot;},&quot;) ; &quot;&quot;)" office:value-type="string" office:string-value="{&quot;CBD4&quot;, &quot;set 2,h&quot;}," calcext:value-type="string">
            <text:p>{"CBD4", "set 2,h"},</text:p>
          </table:table-cell>
          <table:table-cell table:formula="of:=IF( AND([.G36]&lt;&gt;&quot;&quot;; [.G36]&lt;&gt;&quot;-&quot;) ; COM.MICROSOFT.CONCAT(&quot;{&quot;;CHAR(34);[.$B$22];[.$R36];[.G$1];CHAR(34);&quot;, &quot;; CHAR(34); [.G36]; CHAR(34); &quot;},&quot;) ; &quot;&quot;)" office:value-type="string" office:string-value="{&quot;CBD5&quot;, &quot;set 2,l&quot;}," calcext:value-type="string">
            <text:p>{"CBD5", "set 2,l"},</text:p>
          </table:table-cell>
          <table:table-cell table:formula="of:=IF( AND([.H36]&lt;&gt;&quot;&quot;; [.H36]&lt;&gt;&quot;-&quot;) ; COM.MICROSOFT.CONCAT(&quot;{&quot;;CHAR(34);[.$B$22];[.$R36];[.H$1];CHAR(34);&quot;, &quot;; CHAR(34); [.H36]; CHAR(34); &quot;},&quot;) ; &quot;&quot;)" office:value-type="string" office:string-value="{&quot;CBD6&quot;, &quot;set 2,(hl)&quot;}," calcext:value-type="string">
            <text:p>{"CBD6", "set 2,(hl)"},</text:p>
          </table:table-cell>
          <table:table-cell table:formula="of:=IF( AND([.I36]&lt;&gt;&quot;&quot;; [.I36]&lt;&gt;&quot;-&quot;) ; COM.MICROSOFT.CONCAT(&quot;{&quot;;CHAR(34);[.$B$22];[.$R36];[.I$1];CHAR(34);&quot;, &quot;; CHAR(34); [.I36]; CHAR(34); &quot;},&quot;) ; &quot;&quot;)" office:value-type="string" office:string-value="{&quot;CBD7&quot;, &quot;set 2,a&quot;}," calcext:value-type="string">
            <text:p>{"CBD7", "set 2,a"},</text:p>
          </table:table-cell>
          <table:table-cell table:formula="of:=IF( AND([.J36]&lt;&gt;&quot;&quot;; [.J36]&lt;&gt;&quot;-&quot;) ; COM.MICROSOFT.CONCAT(&quot;{&quot;;CHAR(34);[.$B$22];[.$R36];[.J$1];CHAR(34);&quot;, &quot;; CHAR(34); [.J36]; CHAR(34); &quot;},&quot;) ; &quot;&quot;)" office:value-type="string" office:string-value="{&quot;CBD8&quot;, &quot;set 3,b&quot;}," calcext:value-type="string">
            <text:p>{"CBD8", "set 3,b"},</text:p>
          </table:table-cell>
          <table:table-cell table:formula="of:=IF( AND([.K36]&lt;&gt;&quot;&quot;; [.K36]&lt;&gt;&quot;-&quot;) ; COM.MICROSOFT.CONCAT(&quot;{&quot;;CHAR(34);[.$B$22];[.$R36];[.K$1];CHAR(34);&quot;, &quot;; CHAR(34); [.K36]; CHAR(34); &quot;},&quot;) ; &quot;&quot;)" office:value-type="string" office:string-value="{&quot;CBD9&quot;, &quot;set 3,c&quot;}," calcext:value-type="string">
            <text:p>{"CBD9", "set 3,c"},</text:p>
          </table:table-cell>
          <table:table-cell table:formula="of:=IF( AND([.L36]&lt;&gt;&quot;&quot;; [.L36]&lt;&gt;&quot;-&quot;) ; COM.MICROSOFT.CONCAT(&quot;{&quot;;CHAR(34);[.$B$22];[.$R36];[.L$1];CHAR(34);&quot;, &quot;; CHAR(34); [.L36]; CHAR(34); &quot;},&quot;) ; &quot;&quot;)" office:value-type="string" office:string-value="{&quot;CBDA&quot;, &quot;set 3,d&quot;}," calcext:value-type="string">
            <text:p>{"CBDA", "set 3,d"},</text:p>
          </table:table-cell>
          <table:table-cell table:formula="of:=IF( AND([.M36]&lt;&gt;&quot;&quot;; [.M36]&lt;&gt;&quot;-&quot;) ; COM.MICROSOFT.CONCAT(&quot;{&quot;;CHAR(34);[.$B$22];[.$R36];[.M$1];CHAR(34);&quot;, &quot;; CHAR(34); [.M36]; CHAR(34); &quot;},&quot;) ; &quot;&quot;)" office:value-type="string" office:string-value="{&quot;CBDB&quot;, &quot;set 3,e&quot;}," calcext:value-type="string">
            <text:p>{"CBDB", "set 3,e"},</text:p>
          </table:table-cell>
          <table:table-cell table:formula="of:=IF( AND([.N36]&lt;&gt;&quot;&quot;; [.N36]&lt;&gt;&quot;-&quot;) ; COM.MICROSOFT.CONCAT(&quot;{&quot;;CHAR(34);[.$B$22];[.$R36];[.N$1];CHAR(34);&quot;, &quot;; CHAR(34); [.N36]; CHAR(34); &quot;},&quot;) ; &quot;&quot;)" office:value-type="string" office:string-value="{&quot;CBDC&quot;, &quot;set 3,h&quot;}," calcext:value-type="string">
            <text:p>{"CBDC", "set 3,h"},</text:p>
          </table:table-cell>
          <table:table-cell table:formula="of:=IF( AND([.O36]&lt;&gt;&quot;&quot;; [.O36]&lt;&gt;&quot;-&quot;) ; COM.MICROSOFT.CONCAT(&quot;{&quot;;CHAR(34);[.$B$22];[.$R36];[.O$1];CHAR(34);&quot;, &quot;; CHAR(34); [.O36]; CHAR(34); &quot;},&quot;) ; &quot;&quot;)" office:value-type="string" office:string-value="{&quot;CBDD&quot;, &quot;set 3,l&quot;}," calcext:value-type="string">
            <text:p>{"CBDD", "set 3,l"},</text:p>
          </table:table-cell>
          <table:table-cell table:formula="of:=IF( AND([.P36]&lt;&gt;&quot;&quot;; [.P36]&lt;&gt;&quot;-&quot;) ; COM.MICROSOFT.CONCAT(&quot;{&quot;;CHAR(34);[.$B$22];[.$R36];[.P$1];CHAR(34);&quot;, &quot;; CHAR(34); [.P36]; CHAR(34); &quot;},&quot;) ; &quot;&quot;)" office:value-type="string" office:string-value="{&quot;CBDE&quot;, &quot;set 3,(hl)&quot;}," calcext:value-type="string">
            <text:p>{"CBDE", "set 3,(hl)"},</text:p>
          </table:table-cell>
          <table:table-cell table:formula="of:=IF( AND([.Q36]&lt;&gt;&quot;&quot;; [.Q36]&lt;&gt;&quot;-&quot;) ; COM.MICROSOFT.CONCAT(&quot;{&quot;;CHAR(34);[.$B$22];[.$R36];[.Q$1];CHAR(34);&quot;, &quot;; CHAR(34); [.Q36]; CHAR(34); &quot;},&quot;) ; &quot;&quot;)" office:value-type="string" office:string-value="{&quot;CBDF&quot;, &quot;set 3,a&quot;}," calcext:value-type="string">
            <text:p>{"CBDF", "set 3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6" office:value-type="string" calcext:value-type="string">
            <text:p>set 4,b</text:p>
          </table:table-cell>
          <table:table-cell table:style-name="ce236" office:value-type="string" calcext:value-type="string">
            <text:p>set 4,c</text:p>
          </table:table-cell>
          <table:table-cell table:style-name="ce236" office:value-type="string" calcext:value-type="string">
            <text:p>set 4,d</text:p>
          </table:table-cell>
          <table:table-cell table:style-name="ce236" office:value-type="string" calcext:value-type="string">
            <text:p>set 4,e</text:p>
          </table:table-cell>
          <table:table-cell table:style-name="ce236" office:value-type="string" calcext:value-type="string">
            <text:p>set 4,h</text:p>
          </table:table-cell>
          <table:table-cell table:style-name="ce236" office:value-type="string" calcext:value-type="string">
            <text:p>set 4,l</text:p>
          </table:table-cell>
          <table:table-cell table:style-name="ce236" office:value-type="string" calcext:value-type="string">
            <text:p>set 4,(hl)</text:p>
          </table:table-cell>
          <table:table-cell table:style-name="ce236" office:value-type="string" calcext:value-type="string">
            <text:p>set 4,a</text:p>
          </table:table-cell>
          <table:table-cell table:style-name="ce236" office:value-type="string" calcext:value-type="string">
            <text:p>set 5,b</text:p>
          </table:table-cell>
          <table:table-cell table:style-name="ce236" office:value-type="string" calcext:value-type="string">
            <text:p>set 5,c</text:p>
          </table:table-cell>
          <table:table-cell table:style-name="ce236" office:value-type="string" calcext:value-type="string">
            <text:p>set 5,d</text:p>
          </table:table-cell>
          <table:table-cell table:style-name="ce236" office:value-type="string" calcext:value-type="string">
            <text:p>set 5,e</text:p>
          </table:table-cell>
          <table:table-cell table:style-name="ce236" office:value-type="string" calcext:value-type="string">
            <text:p>set 5,h</text:p>
          </table:table-cell>
          <table:table-cell table:style-name="ce236" office:value-type="string" calcext:value-type="string">
            <text:p>set 5,l</text:p>
          </table:table-cell>
          <table:table-cell table:style-name="ce236" office:value-type="string" calcext:value-type="string">
            <text:p>set 5,(hl)</text:p>
          </table:table-cell>
          <table:table-cell table:style-name="ce236" office:value-type="string" calcext:value-type="string">
            <text:p>set 5,a</text:p>
          </table:table-cell>
          <table:table-cell table:style-name="ce234" office:value-type="string" calcext:value-type="string">
            <text:p>E</text:p>
          </table:table-cell>
          <table:table-cell table:formula="of:=IF( AND([.B37]&lt;&gt;&quot;&quot;; [.B37]&lt;&gt;&quot;-&quot;) ; COM.MICROSOFT.CONCAT(&quot;{&quot;;CHAR(34);[.$B$22];[.$R37];[.B$1];CHAR(34);&quot;, &quot;; CHAR(34); [.B37]; CHAR(34); &quot;},&quot;) ; &quot;&quot;)" office:value-type="string" office:string-value="{&quot;CBE0&quot;, &quot;set 4,b&quot;}," calcext:value-type="string">
            <text:p>{"CBE0", "set 4,b"},</text:p>
          </table:table-cell>
          <table:table-cell table:formula="of:=IF( AND([.C37]&lt;&gt;&quot;&quot;; [.C37]&lt;&gt;&quot;-&quot;) ; COM.MICROSOFT.CONCAT(&quot;{&quot;;CHAR(34);[.$B$22];[.$R37];[.C$1];CHAR(34);&quot;, &quot;; CHAR(34); [.C37]; CHAR(34); &quot;},&quot;) ; &quot;&quot;)" office:value-type="string" office:string-value="{&quot;CBE1&quot;, &quot;set 4,c&quot;}," calcext:value-type="string">
            <text:p>{"CBE1", "set 4,c"},</text:p>
          </table:table-cell>
          <table:table-cell table:formula="of:=IF( AND([.D37]&lt;&gt;&quot;&quot;; [.D37]&lt;&gt;&quot;-&quot;) ; COM.MICROSOFT.CONCAT(&quot;{&quot;;CHAR(34);[.$B$22];[.$R37];[.D$1];CHAR(34);&quot;, &quot;; CHAR(34); [.D37]; CHAR(34); &quot;},&quot;) ; &quot;&quot;)" office:value-type="string" office:string-value="{&quot;CBE2&quot;, &quot;set 4,d&quot;}," calcext:value-type="string">
            <text:p>{"CBE2", "set 4,d"},</text:p>
          </table:table-cell>
          <table:table-cell table:formula="of:=IF( AND([.E37]&lt;&gt;&quot;&quot;; [.E37]&lt;&gt;&quot;-&quot;) ; COM.MICROSOFT.CONCAT(&quot;{&quot;;CHAR(34);[.$B$22];[.$R37];[.E$1];CHAR(34);&quot;, &quot;; CHAR(34); [.E37]; CHAR(34); &quot;},&quot;) ; &quot;&quot;)" office:value-type="string" office:string-value="{&quot;CBE3&quot;, &quot;set 4,e&quot;}," calcext:value-type="string">
            <text:p>{"CBE3", "set 4,e"},</text:p>
          </table:table-cell>
          <table:table-cell table:formula="of:=IF( AND([.F37]&lt;&gt;&quot;&quot;; [.F37]&lt;&gt;&quot;-&quot;) ; COM.MICROSOFT.CONCAT(&quot;{&quot;;CHAR(34);[.$B$22];[.$R37];[.F$1];CHAR(34);&quot;, &quot;; CHAR(34); [.F37]; CHAR(34); &quot;},&quot;) ; &quot;&quot;)" office:value-type="string" office:string-value="{&quot;CBE4&quot;, &quot;set 4,h&quot;}," calcext:value-type="string">
            <text:p>{"CBE4", "set 4,h"},</text:p>
          </table:table-cell>
          <table:table-cell table:formula="of:=IF( AND([.G37]&lt;&gt;&quot;&quot;; [.G37]&lt;&gt;&quot;-&quot;) ; COM.MICROSOFT.CONCAT(&quot;{&quot;;CHAR(34);[.$B$22];[.$R37];[.G$1];CHAR(34);&quot;, &quot;; CHAR(34); [.G37]; CHAR(34); &quot;},&quot;) ; &quot;&quot;)" office:value-type="string" office:string-value="{&quot;CBE5&quot;, &quot;set 4,l&quot;}," calcext:value-type="string">
            <text:p>{"CBE5", "set 4,l"},</text:p>
          </table:table-cell>
          <table:table-cell table:formula="of:=IF( AND([.H37]&lt;&gt;&quot;&quot;; [.H37]&lt;&gt;&quot;-&quot;) ; COM.MICROSOFT.CONCAT(&quot;{&quot;;CHAR(34);[.$B$22];[.$R37];[.H$1];CHAR(34);&quot;, &quot;; CHAR(34); [.H37]; CHAR(34); &quot;},&quot;) ; &quot;&quot;)" office:value-type="string" office:string-value="{&quot;CBE6&quot;, &quot;set 4,(hl)&quot;}," calcext:value-type="string">
            <text:p>{"CBE6", "set 4,(hl)"},</text:p>
          </table:table-cell>
          <table:table-cell table:formula="of:=IF( AND([.I37]&lt;&gt;&quot;&quot;; [.I37]&lt;&gt;&quot;-&quot;) ; COM.MICROSOFT.CONCAT(&quot;{&quot;;CHAR(34);[.$B$22];[.$R37];[.I$1];CHAR(34);&quot;, &quot;; CHAR(34); [.I37]; CHAR(34); &quot;},&quot;) ; &quot;&quot;)" office:value-type="string" office:string-value="{&quot;CBE7&quot;, &quot;set 4,a&quot;}," calcext:value-type="string">
            <text:p>{"CBE7", "set 4,a"},</text:p>
          </table:table-cell>
          <table:table-cell table:formula="of:=IF( AND([.J37]&lt;&gt;&quot;&quot;; [.J37]&lt;&gt;&quot;-&quot;) ; COM.MICROSOFT.CONCAT(&quot;{&quot;;CHAR(34);[.$B$22];[.$R37];[.J$1];CHAR(34);&quot;, &quot;; CHAR(34); [.J37]; CHAR(34); &quot;},&quot;) ; &quot;&quot;)" office:value-type="string" office:string-value="{&quot;CBE8&quot;, &quot;set 5,b&quot;}," calcext:value-type="string">
            <text:p>{"CBE8", "set 5,b"},</text:p>
          </table:table-cell>
          <table:table-cell table:formula="of:=IF( AND([.K37]&lt;&gt;&quot;&quot;; [.K37]&lt;&gt;&quot;-&quot;) ; COM.MICROSOFT.CONCAT(&quot;{&quot;;CHAR(34);[.$B$22];[.$R37];[.K$1];CHAR(34);&quot;, &quot;; CHAR(34); [.K37]; CHAR(34); &quot;},&quot;) ; &quot;&quot;)" office:value-type="string" office:string-value="{&quot;CBE9&quot;, &quot;set 5,c&quot;}," calcext:value-type="string">
            <text:p>{"CBE9", "set 5,c"},</text:p>
          </table:table-cell>
          <table:table-cell table:formula="of:=IF( AND([.L37]&lt;&gt;&quot;&quot;; [.L37]&lt;&gt;&quot;-&quot;) ; COM.MICROSOFT.CONCAT(&quot;{&quot;;CHAR(34);[.$B$22];[.$R37];[.L$1];CHAR(34);&quot;, &quot;; CHAR(34); [.L37]; CHAR(34); &quot;},&quot;) ; &quot;&quot;)" office:value-type="string" office:string-value="{&quot;CBEA&quot;, &quot;set 5,d&quot;}," calcext:value-type="string">
            <text:p>{"CBEA", "set 5,d"},</text:p>
          </table:table-cell>
          <table:table-cell table:formula="of:=IF( AND([.M37]&lt;&gt;&quot;&quot;; [.M37]&lt;&gt;&quot;-&quot;) ; COM.MICROSOFT.CONCAT(&quot;{&quot;;CHAR(34);[.$B$22];[.$R37];[.M$1];CHAR(34);&quot;, &quot;; CHAR(34); [.M37]; CHAR(34); &quot;},&quot;) ; &quot;&quot;)" office:value-type="string" office:string-value="{&quot;CBEB&quot;, &quot;set 5,e&quot;}," calcext:value-type="string">
            <text:p>{"CBEB", "set 5,e"},</text:p>
          </table:table-cell>
          <table:table-cell table:formula="of:=IF( AND([.N37]&lt;&gt;&quot;&quot;; [.N37]&lt;&gt;&quot;-&quot;) ; COM.MICROSOFT.CONCAT(&quot;{&quot;;CHAR(34);[.$B$22];[.$R37];[.N$1];CHAR(34);&quot;, &quot;; CHAR(34); [.N37]; CHAR(34); &quot;},&quot;) ; &quot;&quot;)" office:value-type="string" office:string-value="{&quot;CBEC&quot;, &quot;set 5,h&quot;}," calcext:value-type="string">
            <text:p>{"CBEC", "set 5,h"},</text:p>
          </table:table-cell>
          <table:table-cell table:formula="of:=IF( AND([.O37]&lt;&gt;&quot;&quot;; [.O37]&lt;&gt;&quot;-&quot;) ; COM.MICROSOFT.CONCAT(&quot;{&quot;;CHAR(34);[.$B$22];[.$R37];[.O$1];CHAR(34);&quot;, &quot;; CHAR(34); [.O37]; CHAR(34); &quot;},&quot;) ; &quot;&quot;)" office:value-type="string" office:string-value="{&quot;CBED&quot;, &quot;set 5,l&quot;}," calcext:value-type="string">
            <text:p>{"CBED", "set 5,l"},</text:p>
          </table:table-cell>
          <table:table-cell table:formula="of:=IF( AND([.P37]&lt;&gt;&quot;&quot;; [.P37]&lt;&gt;&quot;-&quot;) ; COM.MICROSOFT.CONCAT(&quot;{&quot;;CHAR(34);[.$B$22];[.$R37];[.P$1];CHAR(34);&quot;, &quot;; CHAR(34); [.P37]; CHAR(34); &quot;},&quot;) ; &quot;&quot;)" office:value-type="string" office:string-value="{&quot;CBEE&quot;, &quot;set 5,(hl)&quot;}," calcext:value-type="string">
            <text:p>{"CBEE", "set 5,(hl)"},</text:p>
          </table:table-cell>
          <table:table-cell table:formula="of:=IF( AND([.Q37]&lt;&gt;&quot;&quot;; [.Q37]&lt;&gt;&quot;-&quot;) ; COM.MICROSOFT.CONCAT(&quot;{&quot;;CHAR(34);[.$B$22];[.$R37];[.Q$1];CHAR(34);&quot;, &quot;; CHAR(34); [.Q37]; CHAR(34); &quot;},&quot;) ; &quot;&quot;)" office:value-type="string" office:string-value="{&quot;CBEF&quot;, &quot;set 5,a&quot;}," calcext:value-type="string">
            <text:p>{"CBEF", "set 5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6" office:value-type="string" calcext:value-type="string">
            <text:p>set 6,b</text:p>
          </table:table-cell>
          <table:table-cell table:style-name="ce236" office:value-type="string" calcext:value-type="string">
            <text:p>set 6,c</text:p>
          </table:table-cell>
          <table:table-cell table:style-name="ce236" office:value-type="string" calcext:value-type="string">
            <text:p>set 6,d</text:p>
          </table:table-cell>
          <table:table-cell table:style-name="ce236" office:value-type="string" calcext:value-type="string">
            <text:p>set 6,e</text:p>
          </table:table-cell>
          <table:table-cell table:style-name="ce236" office:value-type="string" calcext:value-type="string">
            <text:p>set 6,h</text:p>
          </table:table-cell>
          <table:table-cell table:style-name="ce236" office:value-type="string" calcext:value-type="string">
            <text:p>set 6,l</text:p>
          </table:table-cell>
          <table:table-cell table:style-name="ce236" office:value-type="string" calcext:value-type="string">
            <text:p>set 6,(hl)</text:p>
          </table:table-cell>
          <table:table-cell table:style-name="ce236" office:value-type="string" calcext:value-type="string">
            <text:p>set 6,a</text:p>
          </table:table-cell>
          <table:table-cell table:style-name="ce236" office:value-type="string" calcext:value-type="string">
            <text:p>set 7,b</text:p>
          </table:table-cell>
          <table:table-cell table:style-name="ce236" office:value-type="string" calcext:value-type="string">
            <text:p>set 7,c</text:p>
          </table:table-cell>
          <table:table-cell table:style-name="ce236" office:value-type="string" calcext:value-type="string">
            <text:p>set 7,d</text:p>
          </table:table-cell>
          <table:table-cell table:style-name="ce236" office:value-type="string" calcext:value-type="string">
            <text:p>set 7,e</text:p>
          </table:table-cell>
          <table:table-cell table:style-name="ce236" office:value-type="string" calcext:value-type="string">
            <text:p>set 7,h</text:p>
          </table:table-cell>
          <table:table-cell table:style-name="ce236" office:value-type="string" calcext:value-type="string">
            <text:p>set 7,l</text:p>
          </table:table-cell>
          <table:table-cell table:style-name="ce236" office:value-type="string" calcext:value-type="string">
            <text:p>set 7,(hl)</text:p>
          </table:table-cell>
          <table:table-cell table:style-name="ce236" office:value-type="string" calcext:value-type="string">
            <text:p>set 7,a</text:p>
          </table:table-cell>
          <table:table-cell table:style-name="ce234" office:value-type="string" calcext:value-type="string">
            <text:p>F</text:p>
          </table:table-cell>
          <table:table-cell table:formula="of:=IF( AND([.B38]&lt;&gt;&quot;&quot;; [.B38]&lt;&gt;&quot;-&quot;) ; COM.MICROSOFT.CONCAT(&quot;{&quot;;CHAR(34);[.$B$22];[.$R38];[.B$1];CHAR(34);&quot;, &quot;; CHAR(34); [.B38]; CHAR(34); &quot;},&quot;) ; &quot;&quot;)" office:value-type="string" office:string-value="{&quot;CBF0&quot;, &quot;set 6,b&quot;}," calcext:value-type="string">
            <text:p>{"CBF0", "set 6,b"},</text:p>
          </table:table-cell>
          <table:table-cell table:formula="of:=IF( AND([.C38]&lt;&gt;&quot;&quot;; [.C38]&lt;&gt;&quot;-&quot;) ; COM.MICROSOFT.CONCAT(&quot;{&quot;;CHAR(34);[.$B$22];[.$R38];[.C$1];CHAR(34);&quot;, &quot;; CHAR(34); [.C38]; CHAR(34); &quot;},&quot;) ; &quot;&quot;)" office:value-type="string" office:string-value="{&quot;CBF1&quot;, &quot;set 6,c&quot;}," calcext:value-type="string">
            <text:p>{"CBF1", "set 6,c"},</text:p>
          </table:table-cell>
          <table:table-cell table:formula="of:=IF( AND([.D38]&lt;&gt;&quot;&quot;; [.D38]&lt;&gt;&quot;-&quot;) ; COM.MICROSOFT.CONCAT(&quot;{&quot;;CHAR(34);[.$B$22];[.$R38];[.D$1];CHAR(34);&quot;, &quot;; CHAR(34); [.D38]; CHAR(34); &quot;},&quot;) ; &quot;&quot;)" office:value-type="string" office:string-value="{&quot;CBF2&quot;, &quot;set 6,d&quot;}," calcext:value-type="string">
            <text:p>{"CBF2", "set 6,d"},</text:p>
          </table:table-cell>
          <table:table-cell table:formula="of:=IF( AND([.E38]&lt;&gt;&quot;&quot;; [.E38]&lt;&gt;&quot;-&quot;) ; COM.MICROSOFT.CONCAT(&quot;{&quot;;CHAR(34);[.$B$22];[.$R38];[.E$1];CHAR(34);&quot;, &quot;; CHAR(34); [.E38]; CHAR(34); &quot;},&quot;) ; &quot;&quot;)" office:value-type="string" office:string-value="{&quot;CBF3&quot;, &quot;set 6,e&quot;}," calcext:value-type="string">
            <text:p>{"CBF3", "set 6,e"},</text:p>
          </table:table-cell>
          <table:table-cell table:formula="of:=IF( AND([.F38]&lt;&gt;&quot;&quot;; [.F38]&lt;&gt;&quot;-&quot;) ; COM.MICROSOFT.CONCAT(&quot;{&quot;;CHAR(34);[.$B$22];[.$R38];[.F$1];CHAR(34);&quot;, &quot;; CHAR(34); [.F38]; CHAR(34); &quot;},&quot;) ; &quot;&quot;)" office:value-type="string" office:string-value="{&quot;CBF4&quot;, &quot;set 6,h&quot;}," calcext:value-type="string">
            <text:p>{"CBF4", "set 6,h"},</text:p>
          </table:table-cell>
          <table:table-cell table:formula="of:=IF( AND([.G38]&lt;&gt;&quot;&quot;; [.G38]&lt;&gt;&quot;-&quot;) ; COM.MICROSOFT.CONCAT(&quot;{&quot;;CHAR(34);[.$B$22];[.$R38];[.G$1];CHAR(34);&quot;, &quot;; CHAR(34); [.G38]; CHAR(34); &quot;},&quot;) ; &quot;&quot;)" office:value-type="string" office:string-value="{&quot;CBF5&quot;, &quot;set 6,l&quot;}," calcext:value-type="string">
            <text:p>{"CBF5", "set 6,l"},</text:p>
          </table:table-cell>
          <table:table-cell table:formula="of:=IF( AND([.H38]&lt;&gt;&quot;&quot;; [.H38]&lt;&gt;&quot;-&quot;) ; COM.MICROSOFT.CONCAT(&quot;{&quot;;CHAR(34);[.$B$22];[.$R38];[.H$1];CHAR(34);&quot;, &quot;; CHAR(34); [.H38]; CHAR(34); &quot;},&quot;) ; &quot;&quot;)" office:value-type="string" office:string-value="{&quot;CBF6&quot;, &quot;set 6,(hl)&quot;}," calcext:value-type="string">
            <text:p>{"CBF6", "set 6,(hl)"},</text:p>
          </table:table-cell>
          <table:table-cell table:formula="of:=IF( AND([.I38]&lt;&gt;&quot;&quot;; [.I38]&lt;&gt;&quot;-&quot;) ; COM.MICROSOFT.CONCAT(&quot;{&quot;;CHAR(34);[.$B$22];[.$R38];[.I$1];CHAR(34);&quot;, &quot;; CHAR(34); [.I38]; CHAR(34); &quot;},&quot;) ; &quot;&quot;)" office:value-type="string" office:string-value="{&quot;CBF7&quot;, &quot;set 6,a&quot;}," calcext:value-type="string">
            <text:p>{"CBF7", "set 6,a"},</text:p>
          </table:table-cell>
          <table:table-cell table:formula="of:=IF( AND([.J38]&lt;&gt;&quot;&quot;; [.J38]&lt;&gt;&quot;-&quot;) ; COM.MICROSOFT.CONCAT(&quot;{&quot;;CHAR(34);[.$B$22];[.$R38];[.J$1];CHAR(34);&quot;, &quot;; CHAR(34); [.J38]; CHAR(34); &quot;},&quot;) ; &quot;&quot;)" office:value-type="string" office:string-value="{&quot;CBF8&quot;, &quot;set 7,b&quot;}," calcext:value-type="string">
            <text:p>{"CBF8", "set 7,b"},</text:p>
          </table:table-cell>
          <table:table-cell table:formula="of:=IF( AND([.K38]&lt;&gt;&quot;&quot;; [.K38]&lt;&gt;&quot;-&quot;) ; COM.MICROSOFT.CONCAT(&quot;{&quot;;CHAR(34);[.$B$22];[.$R38];[.K$1];CHAR(34);&quot;, &quot;; CHAR(34); [.K38]; CHAR(34); &quot;},&quot;) ; &quot;&quot;)" office:value-type="string" office:string-value="{&quot;CBF9&quot;, &quot;set 7,c&quot;}," calcext:value-type="string">
            <text:p>{"CBF9", "set 7,c"},</text:p>
          </table:table-cell>
          <table:table-cell table:formula="of:=IF( AND([.L38]&lt;&gt;&quot;&quot;; [.L38]&lt;&gt;&quot;-&quot;) ; COM.MICROSOFT.CONCAT(&quot;{&quot;;CHAR(34);[.$B$22];[.$R38];[.L$1];CHAR(34);&quot;, &quot;; CHAR(34); [.L38]; CHAR(34); &quot;},&quot;) ; &quot;&quot;)" office:value-type="string" office:string-value="{&quot;CBFA&quot;, &quot;set 7,d&quot;}," calcext:value-type="string">
            <text:p>{"CBFA", "set 7,d"},</text:p>
          </table:table-cell>
          <table:table-cell table:formula="of:=IF( AND([.M38]&lt;&gt;&quot;&quot;; [.M38]&lt;&gt;&quot;-&quot;) ; COM.MICROSOFT.CONCAT(&quot;{&quot;;CHAR(34);[.$B$22];[.$R38];[.M$1];CHAR(34);&quot;, &quot;; CHAR(34); [.M38]; CHAR(34); &quot;},&quot;) ; &quot;&quot;)" office:value-type="string" office:string-value="{&quot;CBFB&quot;, &quot;set 7,e&quot;}," calcext:value-type="string">
            <text:p>{"CBFB", "set 7,e"},</text:p>
          </table:table-cell>
          <table:table-cell table:formula="of:=IF( AND([.N38]&lt;&gt;&quot;&quot;; [.N38]&lt;&gt;&quot;-&quot;) ; COM.MICROSOFT.CONCAT(&quot;{&quot;;CHAR(34);[.$B$22];[.$R38];[.N$1];CHAR(34);&quot;, &quot;; CHAR(34); [.N38]; CHAR(34); &quot;},&quot;) ; &quot;&quot;)" office:value-type="string" office:string-value="{&quot;CBFC&quot;, &quot;set 7,h&quot;}," calcext:value-type="string">
            <text:p>{"CBFC", "set 7,h"},</text:p>
          </table:table-cell>
          <table:table-cell table:formula="of:=IF( AND([.O38]&lt;&gt;&quot;&quot;; [.O38]&lt;&gt;&quot;-&quot;) ; COM.MICROSOFT.CONCAT(&quot;{&quot;;CHAR(34);[.$B$22];[.$R38];[.O$1];CHAR(34);&quot;, &quot;; CHAR(34); [.O38]; CHAR(34); &quot;},&quot;) ; &quot;&quot;)" office:value-type="string" office:string-value="{&quot;CBFD&quot;, &quot;set 7,l&quot;}," calcext:value-type="string">
            <text:p>{"CBFD", "set 7,l"},</text:p>
          </table:table-cell>
          <table:table-cell table:formula="of:=IF( AND([.P38]&lt;&gt;&quot;&quot;; [.P38]&lt;&gt;&quot;-&quot;) ; COM.MICROSOFT.CONCAT(&quot;{&quot;;CHAR(34);[.$B$22];[.$R38];[.P$1];CHAR(34);&quot;, &quot;; CHAR(34); [.P38]; CHAR(34); &quot;},&quot;) ; &quot;&quot;)" office:value-type="string" office:string-value="{&quot;CBFE&quot;, &quot;set 7,(hl)&quot;}," calcext:value-type="string">
            <text:p>{"CBFE", "set 7,(hl)"},</text:p>
          </table:table-cell>
          <table:table-cell table:formula="of:=IF( AND([.Q38]&lt;&gt;&quot;&quot;; [.Q38]&lt;&gt;&quot;-&quot;) ; COM.MICROSOFT.CONCAT(&quot;{&quot;;CHAR(34);[.$B$22];[.$R38];[.Q$1];CHAR(34);&quot;, &quot;; CHAR(34); [.Q38]; CHAR(34); &quot;},&quot;) ; &quot;&quot;)" office:value-type="string" office:string-value="{&quot;CBFF&quot;, &quot;set 7,a&quot;}," calcext:value-type="string">
            <text:p>{"CBFF", "set 7,a"},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DD</text:p>
          </table:table-cell>
          <table:table-cell table:number-columns-repeated="1022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8"/>
          <table:table-cell table:style-name="ce239" table:number-columns-repeated="3"/>
          <table:table-cell table:style-name="ce236" office:value-type="string" calcext:value-type="string">
            <text:p>inc b</text:p>
          </table:table-cell>
          <table:table-cell table:style-name="ce236" office:value-type="string" calcext:value-type="string">
            <text:p>dec b</text:p>
          </table:table-cell>
          <table:table-cell table:style-name="ce236" office:value-type="string" calcext:value-type="string">
            <text:p>ld b,n</text:p>
          </table:table-cell>
          <table:table-cell table:style-name="ce239" table:number-columns-repeated="2"/>
          <table:table-cell table:style-name="ce236" office:value-type="string" calcext:value-type="string">
            <text:p>add ix,bc</text:p>
          </table:table-cell>
          <table:table-cell table:style-name="ce239" table:number-columns-repeated="2"/>
          <table:table-cell table:style-name="ce236" office:value-type="string" calcext:value-type="string">
            <text:p>inc c</text:p>
          </table:table-cell>
          <table:table-cell table:style-name="ce236" office:value-type="string" calcext:value-type="string">
            <text:p>dec c</text:p>
          </table:table-cell>
          <table:table-cell table:style-name="ce236" office:value-type="string" calcext:value-type="string">
            <text:p>ld c,n</text:p>
          </table:table-cell>
          <table:table-cell table:style-name="ce239"/>
          <table:table-cell table:style-name="ce234" office:value-type="float" office:value="0" calcext:value-type="float">
            <text:p>0</text:p>
          </table:table-cell>
          <table:table-cell table:formula="of:=IF( AND([.B42]&lt;&gt;&quot;&quot;; [.B42]&lt;&gt;&quot;-&quot;) ; COM.MICROSOFT.CONCAT(&quot;{&quot;;CHAR(34);[.$B$41];[.$R42];[.B$1];CHAR(34);&quot;, &quot;; CHAR(34); [.B42]; CHAR(34); &quot;},&quot;) ; &quot;&quot;)">
            <text:p/>
          </table:table-cell>
          <table:table-cell table:formula="of:=IF( AND([.C42]&lt;&gt;&quot;&quot;; [.C42]&lt;&gt;&quot;-&quot;) ; COM.MICROSOFT.CONCAT(&quot;{&quot;;CHAR(34);[.$B$41];[.$R42];[.C$1];CHAR(34);&quot;, &quot;; CHAR(34); [.C42]; CHAR(34); &quot;},&quot;) ; &quot;&quot;)">
            <text:p/>
          </table:table-cell>
          <table:table-cell table:formula="of:=IF( AND([.D42]&lt;&gt;&quot;&quot;; [.D42]&lt;&gt;&quot;-&quot;) ; COM.MICROSOFT.CONCAT(&quot;{&quot;;CHAR(34);[.$B$41];[.$R42];[.D$1];CHAR(34);&quot;, &quot;; CHAR(34); [.D42]; CHAR(34); &quot;},&quot;) ; &quot;&quot;)">
            <text:p/>
          </table:table-cell>
          <table:table-cell table:formula="of:=IF( AND([.E42]&lt;&gt;&quot;&quot;; [.E42]&lt;&gt;&quot;-&quot;) ; COM.MICROSOFT.CONCAT(&quot;{&quot;;CHAR(34);[.$B$41];[.$R42];[.E$1];CHAR(34);&quot;, &quot;; CHAR(34); [.E42]; CHAR(34); &quot;},&quot;) ; &quot;&quot;)">
            <text:p/>
          </table:table-cell>
          <table:table-cell table:formula="of:=IF( AND([.F42]&lt;&gt;&quot;&quot;; [.F42]&lt;&gt;&quot;-&quot;) ; COM.MICROSOFT.CONCAT(&quot;{&quot;;CHAR(34);[.$B$41];[.$R42];[.F$1];CHAR(34);&quot;, &quot;; CHAR(34); [.F42]; CHAR(34); &quot;},&quot;) ; &quot;&quot;)" office:value-type="string" office:string-value="{&quot;DD04&quot;, &quot;inc b&quot;}," calcext:value-type="string">
            <text:p>{"DD04", "inc b"},</text:p>
          </table:table-cell>
          <table:table-cell table:formula="of:=IF( AND([.G42]&lt;&gt;&quot;&quot;; [.G42]&lt;&gt;&quot;-&quot;) ; COM.MICROSOFT.CONCAT(&quot;{&quot;;CHAR(34);[.$B$41];[.$R42];[.G$1];CHAR(34);&quot;, &quot;; CHAR(34); [.G42]; CHAR(34); &quot;},&quot;) ; &quot;&quot;)" office:value-type="string" office:string-value="{&quot;DD05&quot;, &quot;dec b&quot;}," calcext:value-type="string">
            <text:p>{"DD05", "dec b"},</text:p>
          </table:table-cell>
          <table:table-cell table:formula="of:=IF( AND([.H42]&lt;&gt;&quot;&quot;; [.H42]&lt;&gt;&quot;-&quot;) ; COM.MICROSOFT.CONCAT(&quot;{&quot;;CHAR(34);[.$B$41];[.$R42];[.H$1];CHAR(34);&quot;, &quot;; CHAR(34); [.H42]; CHAR(34); &quot;},&quot;) ; &quot;&quot;)" office:value-type="string" office:string-value="{&quot;DD06&quot;, &quot;ld b,n&quot;}," calcext:value-type="string">
            <text:p>{"DD06", "ld b,n"},</text:p>
          </table:table-cell>
          <table:table-cell table:formula="of:=IF( AND([.I42]&lt;&gt;&quot;&quot;; [.I42]&lt;&gt;&quot;-&quot;) ; COM.MICROSOFT.CONCAT(&quot;{&quot;;CHAR(34);[.$B$41];[.$R42];[.I$1];CHAR(34);&quot;, &quot;; CHAR(34); [.I42]; CHAR(34); &quot;},&quot;) ; &quot;&quot;)">
            <text:p/>
          </table:table-cell>
          <table:table-cell table:formula="of:=IF( AND([.J42]&lt;&gt;&quot;&quot;; [.J42]&lt;&gt;&quot;-&quot;) ; COM.MICROSOFT.CONCAT(&quot;{&quot;;CHAR(34);[.$B$41];[.$R42];[.J$1];CHAR(34);&quot;, &quot;; CHAR(34); [.J42]; CHAR(34); &quot;},&quot;) ; &quot;&quot;)">
            <text:p/>
          </table:table-cell>
          <table:table-cell table:formula="of:=IF( AND([.K42]&lt;&gt;&quot;&quot;; [.K42]&lt;&gt;&quot;-&quot;) ; COM.MICROSOFT.CONCAT(&quot;{&quot;;CHAR(34);[.$B$41];[.$R42];[.K$1];CHAR(34);&quot;, &quot;; CHAR(34); [.K42]; CHAR(34); &quot;},&quot;) ; &quot;&quot;)" office:value-type="string" office:string-value="{&quot;DD09&quot;, &quot;add ix,bc&quot;}," calcext:value-type="string">
            <text:p>{"DD09", "add ix,bc"},</text:p>
          </table:table-cell>
          <table:table-cell table:formula="of:=IF( AND([.L42]&lt;&gt;&quot;&quot;; [.L42]&lt;&gt;&quot;-&quot;) ; COM.MICROSOFT.CONCAT(&quot;{&quot;;CHAR(34);[.$B$41];[.$R42];[.L$1];CHAR(34);&quot;, &quot;; CHAR(34); [.L42]; CHAR(34); &quot;},&quot;) ; &quot;&quot;)">
            <text:p/>
          </table:table-cell>
          <table:table-cell table:formula="of:=IF( AND([.M42]&lt;&gt;&quot;&quot;; [.M42]&lt;&gt;&quot;-&quot;) ; COM.MICROSOFT.CONCAT(&quot;{&quot;;CHAR(34);[.$B$41];[.$R42];[.M$1];CHAR(34);&quot;, &quot;; CHAR(34); [.M42]; CHAR(34); &quot;},&quot;) ; &quot;&quot;)">
            <text:p/>
          </table:table-cell>
          <table:table-cell table:formula="of:=IF( AND([.N42]&lt;&gt;&quot;&quot;; [.N42]&lt;&gt;&quot;-&quot;) ; COM.MICROSOFT.CONCAT(&quot;{&quot;;CHAR(34);[.$B$41];[.$R42];[.N$1];CHAR(34);&quot;, &quot;; CHAR(34); [.N42]; CHAR(34); &quot;},&quot;) ; &quot;&quot;)" office:value-type="string" office:string-value="{&quot;DD0C&quot;, &quot;inc c&quot;}," calcext:value-type="string">
            <text:p>{"DD0C", "inc c"},</text:p>
          </table:table-cell>
          <table:table-cell table:formula="of:=IF( AND([.O42]&lt;&gt;&quot;&quot;; [.O42]&lt;&gt;&quot;-&quot;) ; COM.MICROSOFT.CONCAT(&quot;{&quot;;CHAR(34);[.$B$41];[.$R42];[.O$1];CHAR(34);&quot;, &quot;; CHAR(34); [.O42]; CHAR(34); &quot;},&quot;) ; &quot;&quot;)" office:value-type="string" office:string-value="{&quot;DD0D&quot;, &quot;dec c&quot;}," calcext:value-type="string">
            <text:p>{"DD0D", "dec c"},</text:p>
          </table:table-cell>
          <table:table-cell table:formula="of:=IF( AND([.P42]&lt;&gt;&quot;&quot;; [.P42]&lt;&gt;&quot;-&quot;) ; COM.MICROSOFT.CONCAT(&quot;{&quot;;CHAR(34);[.$B$41];[.$R42];[.P$1];CHAR(34);&quot;, &quot;; CHAR(34); [.P42]; CHAR(34); &quot;},&quot;) ; &quot;&quot;)" office:value-type="string" office:string-value="{&quot;DD0E&quot;, &quot;ld c,n&quot;}," calcext:value-type="string">
            <text:p>{"DD0E", "ld c,n"},</text:p>
          </table:table-cell>
          <table:table-cell table:formula="of:=IF( AND([.Q42]&lt;&gt;&quot;&quot;; [.Q42]&lt;&gt;&quot;-&quot;) ; COM.MICROSOFT.CONCAT(&quot;{&quot;;CHAR(34);[.$B$41];[.$R42];[.Q$1];CHAR(34);&quot;, &quot;; CHAR(34); [.Q42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8"/>
          <table:table-cell table:style-name="ce239" table:number-columns-repeated="3"/>
          <table:table-cell table:style-name="ce236" office:value-type="string" calcext:value-type="string">
            <text:p>inc d</text:p>
          </table:table-cell>
          <table:table-cell table:style-name="ce236" office:value-type="string" calcext:value-type="string">
            <text:p>dec d</text:p>
          </table:table-cell>
          <table:table-cell table:style-name="ce236" office:value-type="string" calcext:value-type="string">
            <text:p>ld d,n</text:p>
          </table:table-cell>
          <table:table-cell table:style-name="ce239" table:number-columns-repeated="2"/>
          <table:table-cell table:style-name="ce236" office:value-type="string" calcext:value-type="string">
            <text:p>add ix,de</text:p>
          </table:table-cell>
          <table:table-cell table:style-name="ce239" table:number-columns-repeated="2"/>
          <table:table-cell table:style-name="ce236" office:value-type="string" calcext:value-type="string">
            <text:p>inc e</text:p>
          </table:table-cell>
          <table:table-cell table:style-name="ce236" office:value-type="string" calcext:value-type="string">
            <text:p>dec e</text:p>
          </table:table-cell>
          <table:table-cell table:style-name="ce236" office:value-type="string" calcext:value-type="string">
            <text:p>ld e,n</text:p>
          </table:table-cell>
          <table:table-cell table:style-name="ce239"/>
          <table:table-cell table:style-name="ce234" office:value-type="float" office:value="1" calcext:value-type="float">
            <text:p>1</text:p>
          </table:table-cell>
          <table:table-cell table:formula="of:=IF( AND([.B43]&lt;&gt;&quot;&quot;; [.B43]&lt;&gt;&quot;-&quot;) ; COM.MICROSOFT.CONCAT(&quot;{&quot;;CHAR(34);[.$B$41];[.$R43];[.B$1];CHAR(34);&quot;, &quot;; CHAR(34); [.B43]; CHAR(34); &quot;},&quot;) ; &quot;&quot;)">
            <text:p/>
          </table:table-cell>
          <table:table-cell table:formula="of:=IF( AND([.C43]&lt;&gt;&quot;&quot;; [.C43]&lt;&gt;&quot;-&quot;) ; COM.MICROSOFT.CONCAT(&quot;{&quot;;CHAR(34);[.$B$41];[.$R43];[.C$1];CHAR(34);&quot;, &quot;; CHAR(34); [.C43]; CHAR(34); &quot;},&quot;) ; &quot;&quot;)">
            <text:p/>
          </table:table-cell>
          <table:table-cell table:formula="of:=IF( AND([.D43]&lt;&gt;&quot;&quot;; [.D43]&lt;&gt;&quot;-&quot;) ; COM.MICROSOFT.CONCAT(&quot;{&quot;;CHAR(34);[.$B$41];[.$R43];[.D$1];CHAR(34);&quot;, &quot;; CHAR(34); [.D43]; CHAR(34); &quot;},&quot;) ; &quot;&quot;)">
            <text:p/>
          </table:table-cell>
          <table:table-cell table:formula="of:=IF( AND([.E43]&lt;&gt;&quot;&quot;; [.E43]&lt;&gt;&quot;-&quot;) ; COM.MICROSOFT.CONCAT(&quot;{&quot;;CHAR(34);[.$B$41];[.$R43];[.E$1];CHAR(34);&quot;, &quot;; CHAR(34); [.E43]; CHAR(34); &quot;},&quot;) ; &quot;&quot;)">
            <text:p/>
          </table:table-cell>
          <table:table-cell table:formula="of:=IF( AND([.F43]&lt;&gt;&quot;&quot;; [.F43]&lt;&gt;&quot;-&quot;) ; COM.MICROSOFT.CONCAT(&quot;{&quot;;CHAR(34);[.$B$41];[.$R43];[.F$1];CHAR(34);&quot;, &quot;; CHAR(34); [.F43]; CHAR(34); &quot;},&quot;) ; &quot;&quot;)" office:value-type="string" office:string-value="{&quot;DD14&quot;, &quot;inc d&quot;}," calcext:value-type="string">
            <text:p>{"DD14", "inc d"},</text:p>
          </table:table-cell>
          <table:table-cell table:formula="of:=IF( AND([.G43]&lt;&gt;&quot;&quot;; [.G43]&lt;&gt;&quot;-&quot;) ; COM.MICROSOFT.CONCAT(&quot;{&quot;;CHAR(34);[.$B$41];[.$R43];[.G$1];CHAR(34);&quot;, &quot;; CHAR(34); [.G43]; CHAR(34); &quot;},&quot;) ; &quot;&quot;)" office:value-type="string" office:string-value="{&quot;DD15&quot;, &quot;dec d&quot;}," calcext:value-type="string">
            <text:p>{"DD15", "dec d"},</text:p>
          </table:table-cell>
          <table:table-cell table:formula="of:=IF( AND([.H43]&lt;&gt;&quot;&quot;; [.H43]&lt;&gt;&quot;-&quot;) ; COM.MICROSOFT.CONCAT(&quot;{&quot;;CHAR(34);[.$B$41];[.$R43];[.H$1];CHAR(34);&quot;, &quot;; CHAR(34); [.H43]; CHAR(34); &quot;},&quot;) ; &quot;&quot;)" office:value-type="string" office:string-value="{&quot;DD16&quot;, &quot;ld d,n&quot;}," calcext:value-type="string">
            <text:p>{"DD16", "ld d,n"},</text:p>
          </table:table-cell>
          <table:table-cell table:formula="of:=IF( AND([.I43]&lt;&gt;&quot;&quot;; [.I43]&lt;&gt;&quot;-&quot;) ; COM.MICROSOFT.CONCAT(&quot;{&quot;;CHAR(34);[.$B$41];[.$R43];[.I$1];CHAR(34);&quot;, &quot;; CHAR(34); [.I43]; CHAR(34); &quot;},&quot;) ; &quot;&quot;)">
            <text:p/>
          </table:table-cell>
          <table:table-cell table:formula="of:=IF( AND([.J43]&lt;&gt;&quot;&quot;; [.J43]&lt;&gt;&quot;-&quot;) ; COM.MICROSOFT.CONCAT(&quot;{&quot;;CHAR(34);[.$B$41];[.$R43];[.J$1];CHAR(34);&quot;, &quot;; CHAR(34); [.J43]; CHAR(34); &quot;},&quot;) ; &quot;&quot;)">
            <text:p/>
          </table:table-cell>
          <table:table-cell table:formula="of:=IF( AND([.K43]&lt;&gt;&quot;&quot;; [.K43]&lt;&gt;&quot;-&quot;) ; COM.MICROSOFT.CONCAT(&quot;{&quot;;CHAR(34);[.$B$41];[.$R43];[.K$1];CHAR(34);&quot;, &quot;; CHAR(34); [.K43]; CHAR(34); &quot;},&quot;) ; &quot;&quot;)" office:value-type="string" office:string-value="{&quot;DD19&quot;, &quot;add ix,de&quot;}," calcext:value-type="string">
            <text:p>{"DD19", "add ix,de"},</text:p>
          </table:table-cell>
          <table:table-cell table:formula="of:=IF( AND([.L43]&lt;&gt;&quot;&quot;; [.L43]&lt;&gt;&quot;-&quot;) ; COM.MICROSOFT.CONCAT(&quot;{&quot;;CHAR(34);[.$B$41];[.$R43];[.L$1];CHAR(34);&quot;, &quot;; CHAR(34); [.L43]; CHAR(34); &quot;},&quot;) ; &quot;&quot;)">
            <text:p/>
          </table:table-cell>
          <table:table-cell table:formula="of:=IF( AND([.M43]&lt;&gt;&quot;&quot;; [.M43]&lt;&gt;&quot;-&quot;) ; COM.MICROSOFT.CONCAT(&quot;{&quot;;CHAR(34);[.$B$41];[.$R43];[.M$1];CHAR(34);&quot;, &quot;; CHAR(34); [.M43]; CHAR(34); &quot;},&quot;) ; &quot;&quot;)">
            <text:p/>
          </table:table-cell>
          <table:table-cell table:formula="of:=IF( AND([.N43]&lt;&gt;&quot;&quot;; [.N43]&lt;&gt;&quot;-&quot;) ; COM.MICROSOFT.CONCAT(&quot;{&quot;;CHAR(34);[.$B$41];[.$R43];[.N$1];CHAR(34);&quot;, &quot;; CHAR(34); [.N43]; CHAR(34); &quot;},&quot;) ; &quot;&quot;)" office:value-type="string" office:string-value="{&quot;DD1C&quot;, &quot;inc e&quot;}," calcext:value-type="string">
            <text:p>{"DD1C", "inc e"},</text:p>
          </table:table-cell>
          <table:table-cell table:formula="of:=IF( AND([.O43]&lt;&gt;&quot;&quot;; [.O43]&lt;&gt;&quot;-&quot;) ; COM.MICROSOFT.CONCAT(&quot;{&quot;;CHAR(34);[.$B$41];[.$R43];[.O$1];CHAR(34);&quot;, &quot;; CHAR(34); [.O43]; CHAR(34); &quot;},&quot;) ; &quot;&quot;)" office:value-type="string" office:string-value="{&quot;DD1D&quot;, &quot;dec e&quot;}," calcext:value-type="string">
            <text:p>{"DD1D", "dec e"},</text:p>
          </table:table-cell>
          <table:table-cell table:formula="of:=IF( AND([.P43]&lt;&gt;&quot;&quot;; [.P43]&lt;&gt;&quot;-&quot;) ; COM.MICROSOFT.CONCAT(&quot;{&quot;;CHAR(34);[.$B$41];[.$R43];[.P$1];CHAR(34);&quot;, &quot;; CHAR(34); [.P43]; CHAR(34); &quot;},&quot;) ; &quot;&quot;)" office:value-type="string" office:string-value="{&quot;DD1E&quot;, &quot;ld e,n&quot;}," calcext:value-type="string">
            <text:p>{"DD1E", "ld e,n"},</text:p>
          </table:table-cell>
          <table:table-cell table:formula="of:=IF( AND([.Q43]&lt;&gt;&quot;&quot;; [.Q43]&lt;&gt;&quot;-&quot;) ; COM.MICROSOFT.CONCAT(&quot;{&quot;;CHAR(34);[.$B$41];[.$R43];[.Q$1];CHAR(34);&quot;, &quot;; CHAR(34); [.Q43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8"/>
          <table:table-cell table:style-name="ce236" office:value-type="string" calcext:value-type="string">
            <text:p>ld ix,nn</text:p>
          </table:table-cell>
          <table:table-cell table:style-name="ce236" office:value-type="string" calcext:value-type="string">
            <text:p>ld (nn),ix</text:p>
          </table:table-cell>
          <table:table-cell table:style-name="ce236" office:value-type="string" calcext:value-type="string">
            <text:p>inc ix</text:p>
          </table:table-cell>
          <table:table-cell table:style-name="ce236" office:value-type="string" calcext:value-type="string">
            <text:p>inc ixh</text:p>
          </table:table-cell>
          <table:table-cell table:style-name="ce236" office:value-type="string" calcext:value-type="string">
            <text:p>dec ixh</text:p>
          </table:table-cell>
          <table:table-cell table:style-name="ce236" office:value-type="string" calcext:value-type="string">
            <text:p>ld ixh,n</text:p>
          </table:table-cell>
          <table:table-cell table:style-name="ce239" table:number-columns-repeated="2"/>
          <table:table-cell table:style-name="ce236" office:value-type="string" calcext:value-type="string">
            <text:p>add ix,ix</text:p>
          </table:table-cell>
          <table:table-cell table:style-name="ce236" office:value-type="string" calcext:value-type="string">
            <text:p>ld ix,(nn)</text:p>
          </table:table-cell>
          <table:table-cell table:style-name="ce236" office:value-type="string" calcext:value-type="string">
            <text:p>dec ix</text:p>
          </table:table-cell>
          <table:table-cell table:style-name="ce236" office:value-type="string" calcext:value-type="string">
            <text:p>inc ixl</text:p>
          </table:table-cell>
          <table:table-cell table:style-name="ce236" office:value-type="string" calcext:value-type="string">
            <text:p>dec ixl</text:p>
          </table:table-cell>
          <table:table-cell table:style-name="ce236" office:value-type="string" calcext:value-type="string">
            <text:p>ld ixl,n</text:p>
          </table:table-cell>
          <table:table-cell table:style-name="ce239"/>
          <table:table-cell table:style-name="ce234" office:value-type="float" office:value="2" calcext:value-type="float">
            <text:p>2</text:p>
          </table:table-cell>
          <table:table-cell table:formula="of:=IF( AND([.B44]&lt;&gt;&quot;&quot;; [.B44]&lt;&gt;&quot;-&quot;) ; COM.MICROSOFT.CONCAT(&quot;{&quot;;CHAR(34);[.$B$41];[.$R44];[.B$1];CHAR(34);&quot;, &quot;; CHAR(34); [.B44]; CHAR(34); &quot;},&quot;) ; &quot;&quot;)">
            <text:p/>
          </table:table-cell>
          <table:table-cell table:formula="of:=IF( AND([.C44]&lt;&gt;&quot;&quot;; [.C44]&lt;&gt;&quot;-&quot;) ; COM.MICROSOFT.CONCAT(&quot;{&quot;;CHAR(34);[.$B$41];[.$R44];[.C$1];CHAR(34);&quot;, &quot;; CHAR(34); [.C44]; CHAR(34); &quot;},&quot;) ; &quot;&quot;)" office:value-type="string" office:string-value="{&quot;DD21&quot;, &quot;ld ix,nn&quot;}," calcext:value-type="string">
            <text:p>{"DD21", "ld ix,nn"},</text:p>
          </table:table-cell>
          <table:table-cell table:formula="of:=IF( AND([.D44]&lt;&gt;&quot;&quot;; [.D44]&lt;&gt;&quot;-&quot;) ; COM.MICROSOFT.CONCAT(&quot;{&quot;;CHAR(34);[.$B$41];[.$R44];[.D$1];CHAR(34);&quot;, &quot;; CHAR(34); [.D44]; CHAR(34); &quot;},&quot;) ; &quot;&quot;)" office:value-type="string" office:string-value="{&quot;DD22&quot;, &quot;ld (nn),ix&quot;}," calcext:value-type="string">
            <text:p>{"DD22", "ld (nn),ix"},</text:p>
          </table:table-cell>
          <table:table-cell table:formula="of:=IF( AND([.E44]&lt;&gt;&quot;&quot;; [.E44]&lt;&gt;&quot;-&quot;) ; COM.MICROSOFT.CONCAT(&quot;{&quot;;CHAR(34);[.$B$41];[.$R44];[.E$1];CHAR(34);&quot;, &quot;; CHAR(34); [.E44]; CHAR(34); &quot;},&quot;) ; &quot;&quot;)" office:value-type="string" office:string-value="{&quot;DD23&quot;, &quot;inc ix&quot;}," calcext:value-type="string">
            <text:p>{"DD23", "inc ix"},</text:p>
          </table:table-cell>
          <table:table-cell table:formula="of:=IF( AND([.F44]&lt;&gt;&quot;&quot;; [.F44]&lt;&gt;&quot;-&quot;) ; COM.MICROSOFT.CONCAT(&quot;{&quot;;CHAR(34);[.$B$41];[.$R44];[.F$1];CHAR(34);&quot;, &quot;; CHAR(34); [.F44]; CHAR(34); &quot;},&quot;) ; &quot;&quot;)" office:value-type="string" office:string-value="{&quot;DD24&quot;, &quot;inc ixh&quot;}," calcext:value-type="string">
            <text:p>{"DD24", "inc ixh"},</text:p>
          </table:table-cell>
          <table:table-cell table:formula="of:=IF( AND([.G44]&lt;&gt;&quot;&quot;; [.G44]&lt;&gt;&quot;-&quot;) ; COM.MICROSOFT.CONCAT(&quot;{&quot;;CHAR(34);[.$B$41];[.$R44];[.G$1];CHAR(34);&quot;, &quot;; CHAR(34); [.G44]; CHAR(34); &quot;},&quot;) ; &quot;&quot;)" office:value-type="string" office:string-value="{&quot;DD25&quot;, &quot;dec ixh&quot;}," calcext:value-type="string">
            <text:p>{"DD25", "dec ixh"},</text:p>
          </table:table-cell>
          <table:table-cell table:formula="of:=IF( AND([.H44]&lt;&gt;&quot;&quot;; [.H44]&lt;&gt;&quot;-&quot;) ; COM.MICROSOFT.CONCAT(&quot;{&quot;;CHAR(34);[.$B$41];[.$R44];[.H$1];CHAR(34);&quot;, &quot;; CHAR(34); [.H44]; CHAR(34); &quot;},&quot;) ; &quot;&quot;)" office:value-type="string" office:string-value="{&quot;DD26&quot;, &quot;ld ixh,n&quot;}," calcext:value-type="string">
            <text:p>{"DD26", "ld ixh,n"},</text:p>
          </table:table-cell>
          <table:table-cell table:formula="of:=IF( AND([.I44]&lt;&gt;&quot;&quot;; [.I44]&lt;&gt;&quot;-&quot;) ; COM.MICROSOFT.CONCAT(&quot;{&quot;;CHAR(34);[.$B$41];[.$R44];[.I$1];CHAR(34);&quot;, &quot;; CHAR(34); [.I44]; CHAR(34); &quot;},&quot;) ; &quot;&quot;)">
            <text:p/>
          </table:table-cell>
          <table:table-cell table:formula="of:=IF( AND([.J44]&lt;&gt;&quot;&quot;; [.J44]&lt;&gt;&quot;-&quot;) ; COM.MICROSOFT.CONCAT(&quot;{&quot;;CHAR(34);[.$B$41];[.$R44];[.J$1];CHAR(34);&quot;, &quot;; CHAR(34); [.J44]; CHAR(34); &quot;},&quot;) ; &quot;&quot;)">
            <text:p/>
          </table:table-cell>
          <table:table-cell table:formula="of:=IF( AND([.K44]&lt;&gt;&quot;&quot;; [.K44]&lt;&gt;&quot;-&quot;) ; COM.MICROSOFT.CONCAT(&quot;{&quot;;CHAR(34);[.$B$41];[.$R44];[.K$1];CHAR(34);&quot;, &quot;; CHAR(34); [.K44]; CHAR(34); &quot;},&quot;) ; &quot;&quot;)" office:value-type="string" office:string-value="{&quot;DD29&quot;, &quot;add ix,ix&quot;}," calcext:value-type="string">
            <text:p>{"DD29", "add ix,ix"},</text:p>
          </table:table-cell>
          <table:table-cell table:formula="of:=IF( AND([.L44]&lt;&gt;&quot;&quot;; [.L44]&lt;&gt;&quot;-&quot;) ; COM.MICROSOFT.CONCAT(&quot;{&quot;;CHAR(34);[.$B$41];[.$R44];[.L$1];CHAR(34);&quot;, &quot;; CHAR(34); [.L44]; CHAR(34); &quot;},&quot;) ; &quot;&quot;)" office:value-type="string" office:string-value="{&quot;DD2A&quot;, &quot;ld ix,(nn)&quot;}," calcext:value-type="string">
            <text:p>{"DD2A", "ld ix,(nn)"},</text:p>
          </table:table-cell>
          <table:table-cell table:formula="of:=IF( AND([.M44]&lt;&gt;&quot;&quot;; [.M44]&lt;&gt;&quot;-&quot;) ; COM.MICROSOFT.CONCAT(&quot;{&quot;;CHAR(34);[.$B$41];[.$R44];[.M$1];CHAR(34);&quot;, &quot;; CHAR(34); [.M44]; CHAR(34); &quot;},&quot;) ; &quot;&quot;)" office:value-type="string" office:string-value="{&quot;DD2B&quot;, &quot;dec ix&quot;}," calcext:value-type="string">
            <text:p>{"DD2B", "dec ix"},</text:p>
          </table:table-cell>
          <table:table-cell table:formula="of:=IF( AND([.N44]&lt;&gt;&quot;&quot;; [.N44]&lt;&gt;&quot;-&quot;) ; COM.MICROSOFT.CONCAT(&quot;{&quot;;CHAR(34);[.$B$41];[.$R44];[.N$1];CHAR(34);&quot;, &quot;; CHAR(34); [.N44]; CHAR(34); &quot;},&quot;) ; &quot;&quot;)" office:value-type="string" office:string-value="{&quot;DD2C&quot;, &quot;inc ixl&quot;}," calcext:value-type="string">
            <text:p>{"DD2C", "inc ixl"},</text:p>
          </table:table-cell>
          <table:table-cell table:formula="of:=IF( AND([.O44]&lt;&gt;&quot;&quot;; [.O44]&lt;&gt;&quot;-&quot;) ; COM.MICROSOFT.CONCAT(&quot;{&quot;;CHAR(34);[.$B$41];[.$R44];[.O$1];CHAR(34);&quot;, &quot;; CHAR(34); [.O44]; CHAR(34); &quot;},&quot;) ; &quot;&quot;)" office:value-type="string" office:string-value="{&quot;DD2D&quot;, &quot;dec ixl&quot;}," calcext:value-type="string">
            <text:p>{"DD2D", "dec ixl"},</text:p>
          </table:table-cell>
          <table:table-cell table:formula="of:=IF( AND([.P44]&lt;&gt;&quot;&quot;; [.P44]&lt;&gt;&quot;-&quot;) ; COM.MICROSOFT.CONCAT(&quot;{&quot;;CHAR(34);[.$B$41];[.$R44];[.P$1];CHAR(34);&quot;, &quot;; CHAR(34); [.P44]; CHAR(34); &quot;},&quot;) ; &quot;&quot;)" office:value-type="string" office:string-value="{&quot;DD2E&quot;, &quot;ld ixl,n&quot;}," calcext:value-type="string">
            <text:p>{"DD2E", "ld ixl,n"},</text:p>
          </table:table-cell>
          <table:table-cell table:formula="of:=IF( AND([.Q44]&lt;&gt;&quot;&quot;; [.Q44]&lt;&gt;&quot;-&quot;) ; COM.MICROSOFT.CONCAT(&quot;{&quot;;CHAR(34);[.$B$41];[.$R44];[.Q$1];CHAR(34);&quot;, &quot;; CHAR(34); [.Q44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8"/>
          <table:table-cell table:style-name="ce239" table:number-columns-repeated="3"/>
          <table:table-cell table:style-name="ce236" office:value-type="string" calcext:value-type="string">
            <text:p>inc (ix+d)</text:p>
          </table:table-cell>
          <table:table-cell table:style-name="ce236" office:value-type="string" calcext:value-type="string">
            <text:p>dec (ix+d)</text:p>
          </table:table-cell>
          <table:table-cell table:style-name="ce236" office:value-type="string" calcext:value-type="string">
            <text:p>ld (ix+d),n</text:p>
          </table:table-cell>
          <table:table-cell/>
          <table:table-cell table:style-name="ce239"/>
          <table:table-cell table:style-name="ce236" office:value-type="string" calcext:value-type="string">
            <text:p>add ix,sp</text:p>
          </table:table-cell>
          <table:table-cell table:style-name="ce239" table:number-columns-repeated="2"/>
          <table:table-cell table:style-name="ce236" office:value-type="string" calcext:value-type="string">
            <text:p>inc a</text:p>
          </table:table-cell>
          <table:table-cell table:style-name="ce236" office:value-type="string" calcext:value-type="string">
            <text:p>dec a</text:p>
          </table:table-cell>
          <table:table-cell table:style-name="ce236" office:value-type="string" calcext:value-type="string">
            <text:p>ld a,n</text:p>
          </table:table-cell>
          <table:table-cell table:style-name="ce239"/>
          <table:table-cell table:style-name="ce234" office:value-type="float" office:value="3" calcext:value-type="float">
            <text:p>3</text:p>
          </table:table-cell>
          <table:table-cell table:formula="of:=IF( AND([.B45]&lt;&gt;&quot;&quot;; [.B45]&lt;&gt;&quot;-&quot;) ; COM.MICROSOFT.CONCAT(&quot;{&quot;;CHAR(34);[.$B$41];[.$R45];[.B$1];CHAR(34);&quot;, &quot;; CHAR(34); [.B45]; CHAR(34); &quot;},&quot;) ; &quot;&quot;)">
            <text:p/>
          </table:table-cell>
          <table:table-cell table:formula="of:=IF( AND([.C45]&lt;&gt;&quot;&quot;; [.C45]&lt;&gt;&quot;-&quot;) ; COM.MICROSOFT.CONCAT(&quot;{&quot;;CHAR(34);[.$B$41];[.$R45];[.C$1];CHAR(34);&quot;, &quot;; CHAR(34); [.C45]; CHAR(34); &quot;},&quot;) ; &quot;&quot;)">
            <text:p/>
          </table:table-cell>
          <table:table-cell table:formula="of:=IF( AND([.D45]&lt;&gt;&quot;&quot;; [.D45]&lt;&gt;&quot;-&quot;) ; COM.MICROSOFT.CONCAT(&quot;{&quot;;CHAR(34);[.$B$41];[.$R45];[.D$1];CHAR(34);&quot;, &quot;; CHAR(34); [.D45]; CHAR(34); &quot;},&quot;) ; &quot;&quot;)">
            <text:p/>
          </table:table-cell>
          <table:table-cell table:formula="of:=IF( AND([.E45]&lt;&gt;&quot;&quot;; [.E45]&lt;&gt;&quot;-&quot;) ; COM.MICROSOFT.CONCAT(&quot;{&quot;;CHAR(34);[.$B$41];[.$R45];[.E$1];CHAR(34);&quot;, &quot;; CHAR(34); [.E45]; CHAR(34); &quot;},&quot;) ; &quot;&quot;)">
            <text:p/>
          </table:table-cell>
          <table:table-cell table:formula="of:=IF( AND([.F45]&lt;&gt;&quot;&quot;; [.F45]&lt;&gt;&quot;-&quot;) ; COM.MICROSOFT.CONCAT(&quot;{&quot;;CHAR(34);[.$B$41];[.$R45];[.F$1];CHAR(34);&quot;, &quot;; CHAR(34); [.F45]; CHAR(34); &quot;},&quot;) ; &quot;&quot;)" office:value-type="string" office:string-value="{&quot;DD34&quot;, &quot;inc (ix+d)&quot;}," calcext:value-type="string">
            <text:p>{"DD34", "inc (ix+d)"},</text:p>
          </table:table-cell>
          <table:table-cell table:formula="of:=IF( AND([.G45]&lt;&gt;&quot;&quot;; [.G45]&lt;&gt;&quot;-&quot;) ; COM.MICROSOFT.CONCAT(&quot;{&quot;;CHAR(34);[.$B$41];[.$R45];[.G$1];CHAR(34);&quot;, &quot;; CHAR(34); [.G45]; CHAR(34); &quot;},&quot;) ; &quot;&quot;)" office:value-type="string" office:string-value="{&quot;DD35&quot;, &quot;dec (ix+d)&quot;}," calcext:value-type="string">
            <text:p>{"DD35", "dec (ix+d)"},</text:p>
          </table:table-cell>
          <table:table-cell table:formula="of:=IF( AND([.H45]&lt;&gt;&quot;&quot;; [.H45]&lt;&gt;&quot;-&quot;) ; COM.MICROSOFT.CONCAT(&quot;{&quot;;CHAR(34);[.$B$41];[.$R45];[.H$1];CHAR(34);&quot;, &quot;; CHAR(34); [.H45]; CHAR(34); &quot;},&quot;) ; &quot;&quot;)" office:value-type="string" office:string-value="{&quot;DD36&quot;, &quot;ld (ix+d),n&quot;}," calcext:value-type="string">
            <text:p>{"DD36", "ld (ix+d),n"},</text:p>
          </table:table-cell>
          <table:table-cell table:formula="of:=IF( AND([.H45]&lt;&gt;&quot;&quot;; [.H45]&lt;&gt;&quot;-&quot;) ; COM.MICROSOFT.CONCAT(&quot;{&quot;;CHAR(34);[.$B$41];[.$R45];[.I$1];CHAR(34);&quot;, &quot;; CHAR(34); [.H45]; CHAR(34); &quot;},&quot;) ; &quot;&quot;)" office:value-type="string" office:string-value="{&quot;DD37&quot;, &quot;ld (ix+d),n&quot;}," calcext:value-type="string">
            <text:p>{"DD37", "ld (ix+d),n"},</text:p>
          </table:table-cell>
          <table:table-cell table:formula="of:=IF( AND([.J45]&lt;&gt;&quot;&quot;; [.J45]&lt;&gt;&quot;-&quot;) ; COM.MICROSOFT.CONCAT(&quot;{&quot;;CHAR(34);[.$B$41];[.$R45];[.J$1];CHAR(34);&quot;, &quot;; CHAR(34); [.J45]; CHAR(34); &quot;},&quot;) ; &quot;&quot;)">
            <text:p/>
          </table:table-cell>
          <table:table-cell table:formula="of:=IF( AND([.K45]&lt;&gt;&quot;&quot;; [.K45]&lt;&gt;&quot;-&quot;) ; COM.MICROSOFT.CONCAT(&quot;{&quot;;CHAR(34);[.$B$41];[.$R45];[.K$1];CHAR(34);&quot;, &quot;; CHAR(34); [.K45]; CHAR(34); &quot;},&quot;) ; &quot;&quot;)" office:value-type="string" office:string-value="{&quot;DD39&quot;, &quot;add ix,sp&quot;}," calcext:value-type="string">
            <text:p>{"DD39", "add ix,sp"},</text:p>
          </table:table-cell>
          <table:table-cell table:formula="of:=IF( AND([.L45]&lt;&gt;&quot;&quot;; [.L45]&lt;&gt;&quot;-&quot;) ; COM.MICROSOFT.CONCAT(&quot;{&quot;;CHAR(34);[.$B$41];[.$R45];[.L$1];CHAR(34);&quot;, &quot;; CHAR(34); [.L45]; CHAR(34); &quot;},&quot;) ; &quot;&quot;)">
            <text:p/>
          </table:table-cell>
          <table:table-cell table:formula="of:=IF( AND([.M45]&lt;&gt;&quot;&quot;; [.M45]&lt;&gt;&quot;-&quot;) ; COM.MICROSOFT.CONCAT(&quot;{&quot;;CHAR(34);[.$B$41];[.$R45];[.M$1];CHAR(34);&quot;, &quot;; CHAR(34); [.M45]; CHAR(34); &quot;},&quot;) ; &quot;&quot;)">
            <text:p/>
          </table:table-cell>
          <table:table-cell table:formula="of:=IF( AND([.N45]&lt;&gt;&quot;&quot;; [.N45]&lt;&gt;&quot;-&quot;) ; COM.MICROSOFT.CONCAT(&quot;{&quot;;CHAR(34);[.$B$41];[.$R45];[.N$1];CHAR(34);&quot;, &quot;; CHAR(34); [.N45]; CHAR(34); &quot;},&quot;) ; &quot;&quot;)" office:value-type="string" office:string-value="{&quot;DD3C&quot;, &quot;inc a&quot;}," calcext:value-type="string">
            <text:p>{"DD3C", "inc a"},</text:p>
          </table:table-cell>
          <table:table-cell table:formula="of:=IF( AND([.O45]&lt;&gt;&quot;&quot;; [.O45]&lt;&gt;&quot;-&quot;) ; COM.MICROSOFT.CONCAT(&quot;{&quot;;CHAR(34);[.$B$41];[.$R45];[.O$1];CHAR(34);&quot;, &quot;; CHAR(34); [.O45]; CHAR(34); &quot;},&quot;) ; &quot;&quot;)" office:value-type="string" office:string-value="{&quot;DD3D&quot;, &quot;dec a&quot;}," calcext:value-type="string">
            <text:p>{"DD3D", "dec a"},</text:p>
          </table:table-cell>
          <table:table-cell table:formula="of:=IF( AND([.P45]&lt;&gt;&quot;&quot;; [.P45]&lt;&gt;&quot;-&quot;) ; COM.MICROSOFT.CONCAT(&quot;{&quot;;CHAR(34);[.$B$41];[.$R45];[.P$1];CHAR(34);&quot;, &quot;; CHAR(34); [.P45]; CHAR(34); &quot;},&quot;) ; &quot;&quot;)" office:value-type="string" office:string-value="{&quot;DD3E&quot;, &quot;ld a,n&quot;}," calcext:value-type="string">
            <text:p>{"DD3E", "ld a,n"},</text:p>
          </table:table-cell>
          <table:table-cell table:formula="of:=IF( AND([.Q45]&lt;&gt;&quot;&quot;; [.Q45]&lt;&gt;&quot;-&quot;) ; COM.MICROSOFT.CONCAT(&quot;{&quot;;CHAR(34);[.$B$41];[.$R45];[.Q$1];CHAR(34);&quot;, &quot;; CHAR(34); [.Q45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d b,b</text:p>
          </table:table-cell>
          <table:table-cell table:style-name="ce236" office:value-type="string" calcext:value-type="string">
            <text:p>ld b,c</text:p>
          </table:table-cell>
          <table:table-cell table:style-name="ce236" office:value-type="string" calcext:value-type="string">
            <text:p>ld b,d</text:p>
          </table:table-cell>
          <table:table-cell table:style-name="ce236" office:value-type="string" calcext:value-type="string">
            <text:p>ld b,e</text:p>
          </table:table-cell>
          <table:table-cell table:style-name="ce236" office:value-type="string" calcext:value-type="string">
            <text:p>ld b,ixh</text:p>
          </table:table-cell>
          <table:table-cell table:style-name="ce236" office:value-type="string" calcext:value-type="string">
            <text:p>ld b,ixl</text:p>
          </table:table-cell>
          <table:table-cell table:style-name="ce236" office:value-type="string" calcext:value-type="string">
            <text:p>ld b,(ix+d)</text:p>
          </table:table-cell>
          <table:table-cell table:style-name="ce236" office:value-type="string" calcext:value-type="string">
            <text:p>ld b,a</text:p>
          </table:table-cell>
          <table:table-cell table:style-name="ce236" office:value-type="string" calcext:value-type="string">
            <text:p>ld c,b</text:p>
          </table:table-cell>
          <table:table-cell table:style-name="ce236" office:value-type="string" calcext:value-type="string">
            <text:p>ld c,c</text:p>
          </table:table-cell>
          <table:table-cell table:style-name="ce236" office:value-type="string" calcext:value-type="string">
            <text:p>ld c,d</text:p>
          </table:table-cell>
          <table:table-cell table:style-name="ce236" office:value-type="string" calcext:value-type="string">
            <text:p>ld c,e</text:p>
          </table:table-cell>
          <table:table-cell table:style-name="ce236" office:value-type="string" calcext:value-type="string">
            <text:p>ld c,ixh</text:p>
          </table:table-cell>
          <table:table-cell table:style-name="ce236" office:value-type="string" calcext:value-type="string">
            <text:p>ld c,ixl</text:p>
          </table:table-cell>
          <table:table-cell table:style-name="ce236" office:value-type="string" calcext:value-type="string">
            <text:p>ld c,(ix+d)</text:p>
          </table:table-cell>
          <table:table-cell table:style-name="ce236" office:value-type="string" calcext:value-type="string">
            <text:p>ld c,a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46]&lt;&gt;&quot;&quot;; [.B46]&lt;&gt;&quot;-&quot;) ; COM.MICROSOFT.CONCAT(&quot;{&quot;;CHAR(34);[.$B$41];[.$R46];[.B$1];CHAR(34);&quot;, &quot;; CHAR(34); [.B46]; CHAR(34); &quot;},&quot;) ; &quot;&quot;)" office:value-type="string" office:string-value="{&quot;DD40&quot;, &quot;ld b,b&quot;}," calcext:value-type="string">
            <text:p>{"DD40", "ld b,b"},</text:p>
          </table:table-cell>
          <table:table-cell table:formula="of:=IF( AND([.C46]&lt;&gt;&quot;&quot;; [.C46]&lt;&gt;&quot;-&quot;) ; COM.MICROSOFT.CONCAT(&quot;{&quot;;CHAR(34);[.$B$41];[.$R46];[.C$1];CHAR(34);&quot;, &quot;; CHAR(34); [.C46]; CHAR(34); &quot;},&quot;) ; &quot;&quot;)" office:value-type="string" office:string-value="{&quot;DD41&quot;, &quot;ld b,c&quot;}," calcext:value-type="string">
            <text:p>{"DD41", "ld b,c"},</text:p>
          </table:table-cell>
          <table:table-cell table:formula="of:=IF( AND([.D46]&lt;&gt;&quot;&quot;; [.D46]&lt;&gt;&quot;-&quot;) ; COM.MICROSOFT.CONCAT(&quot;{&quot;;CHAR(34);[.$B$41];[.$R46];[.D$1];CHAR(34);&quot;, &quot;; CHAR(34); [.D46]; CHAR(34); &quot;},&quot;) ; &quot;&quot;)" office:value-type="string" office:string-value="{&quot;DD42&quot;, &quot;ld b,d&quot;}," calcext:value-type="string">
            <text:p>{"DD42", "ld b,d"},</text:p>
          </table:table-cell>
          <table:table-cell table:formula="of:=IF( AND([.E46]&lt;&gt;&quot;&quot;; [.E46]&lt;&gt;&quot;-&quot;) ; COM.MICROSOFT.CONCAT(&quot;{&quot;;CHAR(34);[.$B$41];[.$R46];[.E$1];CHAR(34);&quot;, &quot;; CHAR(34); [.E46]; CHAR(34); &quot;},&quot;) ; &quot;&quot;)" office:value-type="string" office:string-value="{&quot;DD43&quot;, &quot;ld b,e&quot;}," calcext:value-type="string">
            <text:p>{"DD43", "ld b,e"},</text:p>
          </table:table-cell>
          <table:table-cell table:formula="of:=IF( AND([.F46]&lt;&gt;&quot;&quot;; [.F46]&lt;&gt;&quot;-&quot;) ; COM.MICROSOFT.CONCAT(&quot;{&quot;;CHAR(34);[.$B$41];[.$R46];[.F$1];CHAR(34);&quot;, &quot;; CHAR(34); [.F46]; CHAR(34); &quot;},&quot;) ; &quot;&quot;)" office:value-type="string" office:string-value="{&quot;DD44&quot;, &quot;ld b,ixh&quot;}," calcext:value-type="string">
            <text:p>{"DD44", "ld b,ixh"},</text:p>
          </table:table-cell>
          <table:table-cell table:formula="of:=IF( AND([.G46]&lt;&gt;&quot;&quot;; [.G46]&lt;&gt;&quot;-&quot;) ; COM.MICROSOFT.CONCAT(&quot;{&quot;;CHAR(34);[.$B$41];[.$R46];[.G$1];CHAR(34);&quot;, &quot;; CHAR(34); [.G46]; CHAR(34); &quot;},&quot;) ; &quot;&quot;)" office:value-type="string" office:string-value="{&quot;DD45&quot;, &quot;ld b,ixl&quot;}," calcext:value-type="string">
            <text:p>{"DD45", "ld b,ixl"},</text:p>
          </table:table-cell>
          <table:table-cell table:formula="of:=IF( AND([.H46]&lt;&gt;&quot;&quot;; [.H46]&lt;&gt;&quot;-&quot;) ; COM.MICROSOFT.CONCAT(&quot;{&quot;;CHAR(34);[.$B$41];[.$R46];[.H$1];CHAR(34);&quot;, &quot;; CHAR(34); [.H46]; CHAR(34); &quot;},&quot;) ; &quot;&quot;)" office:value-type="string" office:string-value="{&quot;DD46&quot;, &quot;ld b,(ix+d)&quot;}," calcext:value-type="string">
            <text:p>{"DD46", "ld b,(ix+d)"},</text:p>
          </table:table-cell>
          <table:table-cell table:formula="of:=IF( AND([.I46]&lt;&gt;&quot;&quot;; [.I46]&lt;&gt;&quot;-&quot;) ; COM.MICROSOFT.CONCAT(&quot;{&quot;;CHAR(34);[.$B$41];[.$R46];[.I$1];CHAR(34);&quot;, &quot;; CHAR(34); [.I46]; CHAR(34); &quot;},&quot;) ; &quot;&quot;)" office:value-type="string" office:string-value="{&quot;DD47&quot;, &quot;ld b,a&quot;}," calcext:value-type="string">
            <text:p>{"DD47", "ld b,a"},</text:p>
          </table:table-cell>
          <table:table-cell table:formula="of:=IF( AND([.J46]&lt;&gt;&quot;&quot;; [.J46]&lt;&gt;&quot;-&quot;) ; COM.MICROSOFT.CONCAT(&quot;{&quot;;CHAR(34);[.$B$41];[.$R46];[.J$1];CHAR(34);&quot;, &quot;; CHAR(34); [.J46]; CHAR(34); &quot;},&quot;) ; &quot;&quot;)" office:value-type="string" office:string-value="{&quot;DD48&quot;, &quot;ld c,b&quot;}," calcext:value-type="string">
            <text:p>{"DD48", "ld c,b"},</text:p>
          </table:table-cell>
          <table:table-cell table:formula="of:=IF( AND([.K46]&lt;&gt;&quot;&quot;; [.K46]&lt;&gt;&quot;-&quot;) ; COM.MICROSOFT.CONCAT(&quot;{&quot;;CHAR(34);[.$B$41];[.$R46];[.K$1];CHAR(34);&quot;, &quot;; CHAR(34); [.K46]; CHAR(34); &quot;},&quot;) ; &quot;&quot;)" office:value-type="string" office:string-value="{&quot;DD49&quot;, &quot;ld c,c&quot;}," calcext:value-type="string">
            <text:p>{"DD49", "ld c,c"},</text:p>
          </table:table-cell>
          <table:table-cell table:formula="of:=IF( AND([.L46]&lt;&gt;&quot;&quot;; [.L46]&lt;&gt;&quot;-&quot;) ; COM.MICROSOFT.CONCAT(&quot;{&quot;;CHAR(34);[.$B$41];[.$R46];[.L$1];CHAR(34);&quot;, &quot;; CHAR(34); [.L46]; CHAR(34); &quot;},&quot;) ; &quot;&quot;)" office:value-type="string" office:string-value="{&quot;DD4A&quot;, &quot;ld c,d&quot;}," calcext:value-type="string">
            <text:p>{"DD4A", "ld c,d"},</text:p>
          </table:table-cell>
          <table:table-cell table:formula="of:=IF( AND([.M46]&lt;&gt;&quot;&quot;; [.M46]&lt;&gt;&quot;-&quot;) ; COM.MICROSOFT.CONCAT(&quot;{&quot;;CHAR(34);[.$B$41];[.$R46];[.M$1];CHAR(34);&quot;, &quot;; CHAR(34); [.M46]; CHAR(34); &quot;},&quot;) ; &quot;&quot;)" office:value-type="string" office:string-value="{&quot;DD4B&quot;, &quot;ld c,e&quot;}," calcext:value-type="string">
            <text:p>{"DD4B", "ld c,e"},</text:p>
          </table:table-cell>
          <table:table-cell table:formula="of:=IF( AND([.N46]&lt;&gt;&quot;&quot;; [.N46]&lt;&gt;&quot;-&quot;) ; COM.MICROSOFT.CONCAT(&quot;{&quot;;CHAR(34);[.$B$41];[.$R46];[.N$1];CHAR(34);&quot;, &quot;; CHAR(34); [.N46]; CHAR(34); &quot;},&quot;) ; &quot;&quot;)" office:value-type="string" office:string-value="{&quot;DD4C&quot;, &quot;ld c,ixh&quot;}," calcext:value-type="string">
            <text:p>{"DD4C", "ld c,ixh"},</text:p>
          </table:table-cell>
          <table:table-cell table:formula="of:=IF( AND([.O46]&lt;&gt;&quot;&quot;; [.O46]&lt;&gt;&quot;-&quot;) ; COM.MICROSOFT.CONCAT(&quot;{&quot;;CHAR(34);[.$B$41];[.$R46];[.O$1];CHAR(34);&quot;, &quot;; CHAR(34); [.O46]; CHAR(34); &quot;},&quot;) ; &quot;&quot;)" office:value-type="string" office:string-value="{&quot;DD4D&quot;, &quot;ld c,ixl&quot;}," calcext:value-type="string">
            <text:p>{"DD4D", "ld c,ixl"},</text:p>
          </table:table-cell>
          <table:table-cell table:formula="of:=IF( AND([.P46]&lt;&gt;&quot;&quot;; [.P46]&lt;&gt;&quot;-&quot;) ; COM.MICROSOFT.CONCAT(&quot;{&quot;;CHAR(34);[.$B$41];[.$R46];[.P$1];CHAR(34);&quot;, &quot;; CHAR(34); [.P46]; CHAR(34); &quot;},&quot;) ; &quot;&quot;)" office:value-type="string" office:string-value="{&quot;DD4E&quot;, &quot;ld c,(ix+d)&quot;}," calcext:value-type="string">
            <text:p>{"DD4E", "ld c,(ix+d)"},</text:p>
          </table:table-cell>
          <table:table-cell table:formula="of:=IF( AND([.Q46]&lt;&gt;&quot;&quot;; [.Q46]&lt;&gt;&quot;-&quot;) ; COM.MICROSOFT.CONCAT(&quot;{&quot;;CHAR(34);[.$B$41];[.$R46];[.Q$1];CHAR(34);&quot;, &quot;; CHAR(34); [.Q46]; CHAR(34); &quot;},&quot;) ; &quot;&quot;)" office:value-type="string" office:string-value="{&quot;DD4F&quot;, &quot;ld c,a&quot;}," calcext:value-type="string">
            <text:p>{"DD4F", "ld c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style-name="ce236" office:value-type="string" calcext:value-type="string">
            <text:p>ld d,b</text:p>
          </table:table-cell>
          <table:table-cell table:style-name="ce236" office:value-type="string" calcext:value-type="string">
            <text:p>ld d,c</text:p>
          </table:table-cell>
          <table:table-cell table:style-name="ce236" office:value-type="string" calcext:value-type="string">
            <text:p>ld d,d</text:p>
          </table:table-cell>
          <table:table-cell table:style-name="ce236" office:value-type="string" calcext:value-type="string">
            <text:p>ld d,e</text:p>
          </table:table-cell>
          <table:table-cell table:style-name="ce236" office:value-type="string" calcext:value-type="string">
            <text:p>ld d,ixh</text:p>
          </table:table-cell>
          <table:table-cell table:style-name="ce236" office:value-type="string" calcext:value-type="string">
            <text:p>ld d,ixl</text:p>
          </table:table-cell>
          <table:table-cell table:style-name="ce236" office:value-type="string" calcext:value-type="string">
            <text:p>ld d,(ix+d)</text:p>
          </table:table-cell>
          <table:table-cell table:style-name="ce236" office:value-type="string" calcext:value-type="string">
            <text:p>ld d,a</text:p>
          </table:table-cell>
          <table:table-cell table:style-name="ce236" office:value-type="string" calcext:value-type="string">
            <text:p>ld e,b</text:p>
          </table:table-cell>
          <table:table-cell table:style-name="ce236" office:value-type="string" calcext:value-type="string">
            <text:p>ld e,c</text:p>
          </table:table-cell>
          <table:table-cell table:style-name="ce236" office:value-type="string" calcext:value-type="string">
            <text:p>ld e,d</text:p>
          </table:table-cell>
          <table:table-cell table:style-name="ce236" office:value-type="string" calcext:value-type="string">
            <text:p>ld e,e</text:p>
          </table:table-cell>
          <table:table-cell table:style-name="ce236" office:value-type="string" calcext:value-type="string">
            <text:p>ld e,ixh</text:p>
          </table:table-cell>
          <table:table-cell table:style-name="ce236" office:value-type="string" calcext:value-type="string">
            <text:p>ld e,ixl</text:p>
          </table:table-cell>
          <table:table-cell table:style-name="ce236" office:value-type="string" calcext:value-type="string">
            <text:p>ld e,(ix+d)</text:p>
          </table:table-cell>
          <table:table-cell table:style-name="ce236" office:value-type="string" calcext:value-type="string">
            <text:p>ld e,a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47]&lt;&gt;&quot;&quot;; [.B47]&lt;&gt;&quot;-&quot;) ; COM.MICROSOFT.CONCAT(&quot;{&quot;;CHAR(34);[.$B$41];[.$R47];[.B$1];CHAR(34);&quot;, &quot;; CHAR(34); [.B47]; CHAR(34); &quot;},&quot;) ; &quot;&quot;)" office:value-type="string" office:string-value="{&quot;DD50&quot;, &quot;ld d,b&quot;}," calcext:value-type="string">
            <text:p>{"DD50", "ld d,b"},</text:p>
          </table:table-cell>
          <table:table-cell table:formula="of:=IF( AND([.C47]&lt;&gt;&quot;&quot;; [.C47]&lt;&gt;&quot;-&quot;) ; COM.MICROSOFT.CONCAT(&quot;{&quot;;CHAR(34);[.$B$41];[.$R47];[.C$1];CHAR(34);&quot;, &quot;; CHAR(34); [.C47]; CHAR(34); &quot;},&quot;) ; &quot;&quot;)" office:value-type="string" office:string-value="{&quot;DD51&quot;, &quot;ld d,c&quot;}," calcext:value-type="string">
            <text:p>{"DD51", "ld d,c"},</text:p>
          </table:table-cell>
          <table:table-cell table:formula="of:=IF( AND([.D47]&lt;&gt;&quot;&quot;; [.D47]&lt;&gt;&quot;-&quot;) ; COM.MICROSOFT.CONCAT(&quot;{&quot;;CHAR(34);[.$B$41];[.$R47];[.D$1];CHAR(34);&quot;, &quot;; CHAR(34); [.D47]; CHAR(34); &quot;},&quot;) ; &quot;&quot;)" office:value-type="string" office:string-value="{&quot;DD52&quot;, &quot;ld d,d&quot;}," calcext:value-type="string">
            <text:p>{"DD52", "ld d,d"},</text:p>
          </table:table-cell>
          <table:table-cell table:formula="of:=IF( AND([.E47]&lt;&gt;&quot;&quot;; [.E47]&lt;&gt;&quot;-&quot;) ; COM.MICROSOFT.CONCAT(&quot;{&quot;;CHAR(34);[.$B$41];[.$R47];[.E$1];CHAR(34);&quot;, &quot;; CHAR(34); [.E47]; CHAR(34); &quot;},&quot;) ; &quot;&quot;)" office:value-type="string" office:string-value="{&quot;DD53&quot;, &quot;ld d,e&quot;}," calcext:value-type="string">
            <text:p>{"DD53", "ld d,e"},</text:p>
          </table:table-cell>
          <table:table-cell table:formula="of:=IF( AND([.F47]&lt;&gt;&quot;&quot;; [.F47]&lt;&gt;&quot;-&quot;) ; COM.MICROSOFT.CONCAT(&quot;{&quot;;CHAR(34);[.$B$41];[.$R47];[.F$1];CHAR(34);&quot;, &quot;; CHAR(34); [.F47]; CHAR(34); &quot;},&quot;) ; &quot;&quot;)" office:value-type="string" office:string-value="{&quot;DD54&quot;, &quot;ld d,ixh&quot;}," calcext:value-type="string">
            <text:p>{"DD54", "ld d,ixh"},</text:p>
          </table:table-cell>
          <table:table-cell table:formula="of:=IF( AND([.G47]&lt;&gt;&quot;&quot;; [.G47]&lt;&gt;&quot;-&quot;) ; COM.MICROSOFT.CONCAT(&quot;{&quot;;CHAR(34);[.$B$41];[.$R47];[.G$1];CHAR(34);&quot;, &quot;; CHAR(34); [.G47]; CHAR(34); &quot;},&quot;) ; &quot;&quot;)" office:value-type="string" office:string-value="{&quot;DD55&quot;, &quot;ld d,ixl&quot;}," calcext:value-type="string">
            <text:p>{"DD55", "ld d,ixl"},</text:p>
          </table:table-cell>
          <table:table-cell table:formula="of:=IF( AND([.H47]&lt;&gt;&quot;&quot;; [.H47]&lt;&gt;&quot;-&quot;) ; COM.MICROSOFT.CONCAT(&quot;{&quot;;CHAR(34);[.$B$41];[.$R47];[.H$1];CHAR(34);&quot;, &quot;; CHAR(34); [.H47]; CHAR(34); &quot;},&quot;) ; &quot;&quot;)" office:value-type="string" office:string-value="{&quot;DD56&quot;, &quot;ld d,(ix+d)&quot;}," calcext:value-type="string">
            <text:p>{"DD56", "ld d,(ix+d)"},</text:p>
          </table:table-cell>
          <table:table-cell table:formula="of:=IF( AND([.I47]&lt;&gt;&quot;&quot;; [.I47]&lt;&gt;&quot;-&quot;) ; COM.MICROSOFT.CONCAT(&quot;{&quot;;CHAR(34);[.$B$41];[.$R47];[.I$1];CHAR(34);&quot;, &quot;; CHAR(34); [.I47]; CHAR(34); &quot;},&quot;) ; &quot;&quot;)" office:value-type="string" office:string-value="{&quot;DD57&quot;, &quot;ld d,a&quot;}," calcext:value-type="string">
            <text:p>{"DD57", "ld d,a"},</text:p>
          </table:table-cell>
          <table:table-cell table:formula="of:=IF( AND([.J47]&lt;&gt;&quot;&quot;; [.J47]&lt;&gt;&quot;-&quot;) ; COM.MICROSOFT.CONCAT(&quot;{&quot;;CHAR(34);[.$B$41];[.$R47];[.J$1];CHAR(34);&quot;, &quot;; CHAR(34); [.J47]; CHAR(34); &quot;},&quot;) ; &quot;&quot;)" office:value-type="string" office:string-value="{&quot;DD58&quot;, &quot;ld e,b&quot;}," calcext:value-type="string">
            <text:p>{"DD58", "ld e,b"},</text:p>
          </table:table-cell>
          <table:table-cell table:formula="of:=IF( AND([.K47]&lt;&gt;&quot;&quot;; [.K47]&lt;&gt;&quot;-&quot;) ; COM.MICROSOFT.CONCAT(&quot;{&quot;;CHAR(34);[.$B$41];[.$R47];[.K$1];CHAR(34);&quot;, &quot;; CHAR(34); [.K47]; CHAR(34); &quot;},&quot;) ; &quot;&quot;)" office:value-type="string" office:string-value="{&quot;DD59&quot;, &quot;ld e,c&quot;}," calcext:value-type="string">
            <text:p>{"DD59", "ld e,c"},</text:p>
          </table:table-cell>
          <table:table-cell table:formula="of:=IF( AND([.L47]&lt;&gt;&quot;&quot;; [.L47]&lt;&gt;&quot;-&quot;) ; COM.MICROSOFT.CONCAT(&quot;{&quot;;CHAR(34);[.$B$41];[.$R47];[.L$1];CHAR(34);&quot;, &quot;; CHAR(34); [.L47]; CHAR(34); &quot;},&quot;) ; &quot;&quot;)" office:value-type="string" office:string-value="{&quot;DD5A&quot;, &quot;ld e,d&quot;}," calcext:value-type="string">
            <text:p>{"DD5A", "ld e,d"},</text:p>
          </table:table-cell>
          <table:table-cell table:formula="of:=IF( AND([.M47]&lt;&gt;&quot;&quot;; [.M47]&lt;&gt;&quot;-&quot;) ; COM.MICROSOFT.CONCAT(&quot;{&quot;;CHAR(34);[.$B$41];[.$R47];[.M$1];CHAR(34);&quot;, &quot;; CHAR(34); [.M47]; CHAR(34); &quot;},&quot;) ; &quot;&quot;)" office:value-type="string" office:string-value="{&quot;DD5B&quot;, &quot;ld e,e&quot;}," calcext:value-type="string">
            <text:p>{"DD5B", "ld e,e"},</text:p>
          </table:table-cell>
          <table:table-cell table:formula="of:=IF( AND([.N47]&lt;&gt;&quot;&quot;; [.N47]&lt;&gt;&quot;-&quot;) ; COM.MICROSOFT.CONCAT(&quot;{&quot;;CHAR(34);[.$B$41];[.$R47];[.N$1];CHAR(34);&quot;, &quot;; CHAR(34); [.N47]; CHAR(34); &quot;},&quot;) ; &quot;&quot;)" office:value-type="string" office:string-value="{&quot;DD5C&quot;, &quot;ld e,ixh&quot;}," calcext:value-type="string">
            <text:p>{"DD5C", "ld e,ixh"},</text:p>
          </table:table-cell>
          <table:table-cell table:formula="of:=IF( AND([.O47]&lt;&gt;&quot;&quot;; [.O47]&lt;&gt;&quot;-&quot;) ; COM.MICROSOFT.CONCAT(&quot;{&quot;;CHAR(34);[.$B$41];[.$R47];[.O$1];CHAR(34);&quot;, &quot;; CHAR(34); [.O47]; CHAR(34); &quot;},&quot;) ; &quot;&quot;)" office:value-type="string" office:string-value="{&quot;DD5D&quot;, &quot;ld e,ixl&quot;}," calcext:value-type="string">
            <text:p>{"DD5D", "ld e,ixl"},</text:p>
          </table:table-cell>
          <table:table-cell table:formula="of:=IF( AND([.P47]&lt;&gt;&quot;&quot;; [.P47]&lt;&gt;&quot;-&quot;) ; COM.MICROSOFT.CONCAT(&quot;{&quot;;CHAR(34);[.$B$41];[.$R47];[.P$1];CHAR(34);&quot;, &quot;; CHAR(34); [.P47]; CHAR(34); &quot;},&quot;) ; &quot;&quot;)" office:value-type="string" office:string-value="{&quot;DD5E&quot;, &quot;ld e,(ix+d)&quot;}," calcext:value-type="string">
            <text:p>{"DD5E", "ld e,(ix+d)"},</text:p>
          </table:table-cell>
          <table:table-cell table:formula="of:=IF( AND([.Q47]&lt;&gt;&quot;&quot;; [.Q47]&lt;&gt;&quot;-&quot;) ; COM.MICROSOFT.CONCAT(&quot;{&quot;;CHAR(34);[.$B$41];[.$R47];[.Q$1];CHAR(34);&quot;, &quot;; CHAR(34); [.Q47]; CHAR(34); &quot;},&quot;) ; &quot;&quot;)" office:value-type="string" office:string-value="{&quot;DD5F&quot;, &quot;ld e,a&quot;}," calcext:value-type="string">
            <text:p>{"DD5F", "ld e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6" office:value-type="string" calcext:value-type="string">
            <text:p>ld ixh,b</text:p>
          </table:table-cell>
          <table:table-cell table:style-name="ce236" office:value-type="string" calcext:value-type="string">
            <text:p>ld ixh,c</text:p>
          </table:table-cell>
          <table:table-cell table:style-name="ce236" office:value-type="string" calcext:value-type="string">
            <text:p>ld ixh,d</text:p>
          </table:table-cell>
          <table:table-cell table:style-name="ce236" office:value-type="string" calcext:value-type="string">
            <text:p>ld ixh,e</text:p>
          </table:table-cell>
          <table:table-cell table:style-name="ce236" office:value-type="string" calcext:value-type="string">
            <text:p>ld ixh,ixh</text:p>
          </table:table-cell>
          <table:table-cell table:style-name="ce236" office:value-type="string" calcext:value-type="string">
            <text:p>ld ixh,ixl</text:p>
          </table:table-cell>
          <table:table-cell table:style-name="ce236" office:value-type="string" calcext:value-type="string">
            <text:p>ld h,(ix+d)</text:p>
          </table:table-cell>
          <table:table-cell table:style-name="ce236" office:value-type="string" calcext:value-type="string">
            <text:p>ld ixh,a</text:p>
          </table:table-cell>
          <table:table-cell table:style-name="ce236" office:value-type="string" calcext:value-type="string">
            <text:p>ld ixl,b</text:p>
          </table:table-cell>
          <table:table-cell table:style-name="ce236" office:value-type="string" calcext:value-type="string">
            <text:p>ld ixl,c</text:p>
          </table:table-cell>
          <table:table-cell table:style-name="ce236" office:value-type="string" calcext:value-type="string">
            <text:p>ld ixl,d</text:p>
          </table:table-cell>
          <table:table-cell table:style-name="ce236" office:value-type="string" calcext:value-type="string">
            <text:p>ld ixl,e</text:p>
          </table:table-cell>
          <table:table-cell table:style-name="ce236" office:value-type="string" calcext:value-type="string">
            <text:p>ld ixl,ixh</text:p>
          </table:table-cell>
          <table:table-cell table:style-name="ce236" office:value-type="string" calcext:value-type="string">
            <text:p>ld ixl,ixl</text:p>
          </table:table-cell>
          <table:table-cell table:style-name="ce236" office:value-type="string" calcext:value-type="string">
            <text:p>ld l,(ix+d)</text:p>
          </table:table-cell>
          <table:table-cell table:style-name="ce236" office:value-type="string" calcext:value-type="string">
            <text:p>ld ixl,a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48]&lt;&gt;&quot;&quot;; [.B48]&lt;&gt;&quot;-&quot;) ; COM.MICROSOFT.CONCAT(&quot;{&quot;;CHAR(34);[.$B$41];[.$R48];[.B$1];CHAR(34);&quot;, &quot;; CHAR(34); [.B48]; CHAR(34); &quot;},&quot;) ; &quot;&quot;)" office:value-type="string" office:string-value="{&quot;DD60&quot;, &quot;ld ixh,b&quot;}," calcext:value-type="string">
            <text:p>{"DD60", "ld ixh,b"},</text:p>
          </table:table-cell>
          <table:table-cell table:formula="of:=IF( AND([.C48]&lt;&gt;&quot;&quot;; [.C48]&lt;&gt;&quot;-&quot;) ; COM.MICROSOFT.CONCAT(&quot;{&quot;;CHAR(34);[.$B$41];[.$R48];[.C$1];CHAR(34);&quot;, &quot;; CHAR(34); [.C48]; CHAR(34); &quot;},&quot;) ; &quot;&quot;)" office:value-type="string" office:string-value="{&quot;DD61&quot;, &quot;ld ixh,c&quot;}," calcext:value-type="string">
            <text:p>{"DD61", "ld ixh,c"},</text:p>
          </table:table-cell>
          <table:table-cell table:formula="of:=IF( AND([.D48]&lt;&gt;&quot;&quot;; [.D48]&lt;&gt;&quot;-&quot;) ; COM.MICROSOFT.CONCAT(&quot;{&quot;;CHAR(34);[.$B$41];[.$R48];[.D$1];CHAR(34);&quot;, &quot;; CHAR(34); [.D48]; CHAR(34); &quot;},&quot;) ; &quot;&quot;)" office:value-type="string" office:string-value="{&quot;DD62&quot;, &quot;ld ixh,d&quot;}," calcext:value-type="string">
            <text:p>{"DD62", "ld ixh,d"},</text:p>
          </table:table-cell>
          <table:table-cell table:formula="of:=IF( AND([.E48]&lt;&gt;&quot;&quot;; [.E48]&lt;&gt;&quot;-&quot;) ; COM.MICROSOFT.CONCAT(&quot;{&quot;;CHAR(34);[.$B$41];[.$R48];[.E$1];CHAR(34);&quot;, &quot;; CHAR(34); [.E48]; CHAR(34); &quot;},&quot;) ; &quot;&quot;)" office:value-type="string" office:string-value="{&quot;DD63&quot;, &quot;ld ixh,e&quot;}," calcext:value-type="string">
            <text:p>{"DD63", "ld ixh,e"},</text:p>
          </table:table-cell>
          <table:table-cell table:formula="of:=IF( AND([.F48]&lt;&gt;&quot;&quot;; [.F48]&lt;&gt;&quot;-&quot;) ; COM.MICROSOFT.CONCAT(&quot;{&quot;;CHAR(34);[.$B$41];[.$R48];[.F$1];CHAR(34);&quot;, &quot;; CHAR(34); [.F48]; CHAR(34); &quot;},&quot;) ; &quot;&quot;)" office:value-type="string" office:string-value="{&quot;DD64&quot;, &quot;ld ixh,ixh&quot;}," calcext:value-type="string">
            <text:p>{"DD64", "ld ixh,ixh"},</text:p>
          </table:table-cell>
          <table:table-cell table:formula="of:=IF( AND([.G48]&lt;&gt;&quot;&quot;; [.G48]&lt;&gt;&quot;-&quot;) ; COM.MICROSOFT.CONCAT(&quot;{&quot;;CHAR(34);[.$B$41];[.$R48];[.G$1];CHAR(34);&quot;, &quot;; CHAR(34); [.G48]; CHAR(34); &quot;},&quot;) ; &quot;&quot;)" office:value-type="string" office:string-value="{&quot;DD65&quot;, &quot;ld ixh,ixl&quot;}," calcext:value-type="string">
            <text:p>{"DD65", "ld ixh,ixl"},</text:p>
          </table:table-cell>
          <table:table-cell table:formula="of:=IF( AND([.H48]&lt;&gt;&quot;&quot;; [.H48]&lt;&gt;&quot;-&quot;) ; COM.MICROSOFT.CONCAT(&quot;{&quot;;CHAR(34);[.$B$41];[.$R48];[.H$1];CHAR(34);&quot;, &quot;; CHAR(34); [.H48]; CHAR(34); &quot;},&quot;) ; &quot;&quot;)" office:value-type="string" office:string-value="{&quot;DD66&quot;, &quot;ld h,(ix+d)&quot;}," calcext:value-type="string">
            <text:p>{"DD66", "ld h,(ix+d)"},</text:p>
          </table:table-cell>
          <table:table-cell table:formula="of:=IF( AND([.I48]&lt;&gt;&quot;&quot;; [.I48]&lt;&gt;&quot;-&quot;) ; COM.MICROSOFT.CONCAT(&quot;{&quot;;CHAR(34);[.$B$41];[.$R48];[.I$1];CHAR(34);&quot;, &quot;; CHAR(34); [.I48]; CHAR(34); &quot;},&quot;) ; &quot;&quot;)" office:value-type="string" office:string-value="{&quot;DD67&quot;, &quot;ld ixh,a&quot;}," calcext:value-type="string">
            <text:p>{"DD67", "ld ixh,a"},</text:p>
          </table:table-cell>
          <table:table-cell table:formula="of:=IF( AND([.J48]&lt;&gt;&quot;&quot;; [.J48]&lt;&gt;&quot;-&quot;) ; COM.MICROSOFT.CONCAT(&quot;{&quot;;CHAR(34);[.$B$41];[.$R48];[.J$1];CHAR(34);&quot;, &quot;; CHAR(34); [.J48]; CHAR(34); &quot;},&quot;) ; &quot;&quot;)" office:value-type="string" office:string-value="{&quot;DD68&quot;, &quot;ld ixl,b&quot;}," calcext:value-type="string">
            <text:p>{"DD68", "ld ixl,b"},</text:p>
          </table:table-cell>
          <table:table-cell table:formula="of:=IF( AND([.K48]&lt;&gt;&quot;&quot;; [.K48]&lt;&gt;&quot;-&quot;) ; COM.MICROSOFT.CONCAT(&quot;{&quot;;CHAR(34);[.$B$41];[.$R48];[.K$1];CHAR(34);&quot;, &quot;; CHAR(34); [.K48]; CHAR(34); &quot;},&quot;) ; &quot;&quot;)" office:value-type="string" office:string-value="{&quot;DD69&quot;, &quot;ld ixl,c&quot;}," calcext:value-type="string">
            <text:p>{"DD69", "ld ixl,c"},</text:p>
          </table:table-cell>
          <table:table-cell table:formula="of:=IF( AND([.L48]&lt;&gt;&quot;&quot;; [.L48]&lt;&gt;&quot;-&quot;) ; COM.MICROSOFT.CONCAT(&quot;{&quot;;CHAR(34);[.$B$41];[.$R48];[.L$1];CHAR(34);&quot;, &quot;; CHAR(34); [.L48]; CHAR(34); &quot;},&quot;) ; &quot;&quot;)" office:value-type="string" office:string-value="{&quot;DD6A&quot;, &quot;ld ixl,d&quot;}," calcext:value-type="string">
            <text:p>{"DD6A", "ld ixl,d"},</text:p>
          </table:table-cell>
          <table:table-cell table:formula="of:=IF( AND([.M48]&lt;&gt;&quot;&quot;; [.M48]&lt;&gt;&quot;-&quot;) ; COM.MICROSOFT.CONCAT(&quot;{&quot;;CHAR(34);[.$B$41];[.$R48];[.M$1];CHAR(34);&quot;, &quot;; CHAR(34); [.M48]; CHAR(34); &quot;},&quot;) ; &quot;&quot;)" office:value-type="string" office:string-value="{&quot;DD6B&quot;, &quot;ld ixl,e&quot;}," calcext:value-type="string">
            <text:p>{"DD6B", "ld ixl,e"},</text:p>
          </table:table-cell>
          <table:table-cell table:formula="of:=IF( AND([.N48]&lt;&gt;&quot;&quot;; [.N48]&lt;&gt;&quot;-&quot;) ; COM.MICROSOFT.CONCAT(&quot;{&quot;;CHAR(34);[.$B$41];[.$R48];[.N$1];CHAR(34);&quot;, &quot;; CHAR(34); [.N48]; CHAR(34); &quot;},&quot;) ; &quot;&quot;)" office:value-type="string" office:string-value="{&quot;DD6C&quot;, &quot;ld ixl,ixh&quot;}," calcext:value-type="string">
            <text:p>{"DD6C", "ld ixl,ixh"},</text:p>
          </table:table-cell>
          <table:table-cell table:formula="of:=IF( AND([.O48]&lt;&gt;&quot;&quot;; [.O48]&lt;&gt;&quot;-&quot;) ; COM.MICROSOFT.CONCAT(&quot;{&quot;;CHAR(34);[.$B$41];[.$R48];[.O$1];CHAR(34);&quot;, &quot;; CHAR(34); [.O48]; CHAR(34); &quot;},&quot;) ; &quot;&quot;)" office:value-type="string" office:string-value="{&quot;DD6D&quot;, &quot;ld ixl,ixl&quot;}," calcext:value-type="string">
            <text:p>{"DD6D", "ld ixl,ixl"},</text:p>
          </table:table-cell>
          <table:table-cell table:formula="of:=IF( AND([.P48]&lt;&gt;&quot;&quot;; [.P48]&lt;&gt;&quot;-&quot;) ; COM.MICROSOFT.CONCAT(&quot;{&quot;;CHAR(34);[.$B$41];[.$R48];[.P$1];CHAR(34);&quot;, &quot;; CHAR(34); [.P48]; CHAR(34); &quot;},&quot;) ; &quot;&quot;)" office:value-type="string" office:string-value="{&quot;DD6E&quot;, &quot;ld l,(ix+d)&quot;}," calcext:value-type="string">
            <text:p>{"DD6E", "ld l,(ix+d)"},</text:p>
          </table:table-cell>
          <table:table-cell table:formula="of:=IF( AND([.Q48]&lt;&gt;&quot;&quot;; [.Q48]&lt;&gt;&quot;-&quot;) ; COM.MICROSOFT.CONCAT(&quot;{&quot;;CHAR(34);[.$B$41];[.$R48];[.Q$1];CHAR(34);&quot;, &quot;; CHAR(34); [.Q48]; CHAR(34); &quot;},&quot;) ; &quot;&quot;)" office:value-type="string" office:string-value="{&quot;DD6F&quot;, &quot;ld ixl,a&quot;}," calcext:value-type="string">
            <text:p>{"DD6F", "ld ixl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style-name="ce236" office:value-type="string" calcext:value-type="string">
            <text:p>ld (ix+d),b</text:p>
          </table:table-cell>
          <table:table-cell table:style-name="ce236" office:value-type="string" calcext:value-type="string">
            <text:p>ld (ix+d),c</text:p>
          </table:table-cell>
          <table:table-cell table:style-name="ce236" office:value-type="string" calcext:value-type="string">
            <text:p>ld (ix+d),d</text:p>
          </table:table-cell>
          <table:table-cell table:style-name="ce236" office:value-type="string" calcext:value-type="string">
            <text:p>ld (ix+d),e</text:p>
          </table:table-cell>
          <table:table-cell table:style-name="ce236" office:value-type="string" calcext:value-type="string">
            <text:p>ld (ix+d),h</text:p>
          </table:table-cell>
          <table:table-cell table:style-name="ce236" office:value-type="string" calcext:value-type="string">
            <text:p>ld (ix+d),l</text:p>
          </table:table-cell>
          <table:table-cell table:style-name="ce239"/>
          <table:table-cell table:style-name="ce236" office:value-type="string" calcext:value-type="string">
            <text:p>ld (ix+d),a</text:p>
          </table:table-cell>
          <table:table-cell table:style-name="ce236" office:value-type="string" calcext:value-type="string">
            <text:p>ld a,b</text:p>
          </table:table-cell>
          <table:table-cell table:style-name="ce236" office:value-type="string" calcext:value-type="string">
            <text:p>ld a,c</text:p>
          </table:table-cell>
          <table:table-cell table:style-name="ce236" office:value-type="string" calcext:value-type="string">
            <text:p>ld a,d</text:p>
          </table:table-cell>
          <table:table-cell table:style-name="ce236" office:value-type="string" calcext:value-type="string">
            <text:p>ld a,e</text:p>
          </table:table-cell>
          <table:table-cell table:style-name="ce236" office:value-type="string" calcext:value-type="string">
            <text:p>ld a,ixh</text:p>
          </table:table-cell>
          <table:table-cell table:style-name="ce236" office:value-type="string" calcext:value-type="string">
            <text:p>ld a,ixl</text:p>
          </table:table-cell>
          <table:table-cell table:style-name="ce236" office:value-type="string" calcext:value-type="string">
            <text:p>ld a,(ix+d)</text:p>
          </table:table-cell>
          <table:table-cell table:style-name="ce236" office:value-type="string" calcext:value-type="string">
            <text:p>ld a,a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49]&lt;&gt;&quot;&quot;; [.B49]&lt;&gt;&quot;-&quot;) ; COM.MICROSOFT.CONCAT(&quot;{&quot;;CHAR(34);[.$B$41];[.$R49];[.B$1];CHAR(34);&quot;, &quot;; CHAR(34); [.B49]; CHAR(34); &quot;},&quot;) ; &quot;&quot;)" office:value-type="string" office:string-value="{&quot;DD70&quot;, &quot;ld (ix+d),b&quot;}," calcext:value-type="string">
            <text:p>{"DD70", "ld (ix+d),b"},</text:p>
          </table:table-cell>
          <table:table-cell table:formula="of:=IF( AND([.C49]&lt;&gt;&quot;&quot;; [.C49]&lt;&gt;&quot;-&quot;) ; COM.MICROSOFT.CONCAT(&quot;{&quot;;CHAR(34);[.$B$41];[.$R49];[.C$1];CHAR(34);&quot;, &quot;; CHAR(34); [.C49]; CHAR(34); &quot;},&quot;) ; &quot;&quot;)" office:value-type="string" office:string-value="{&quot;DD71&quot;, &quot;ld (ix+d),c&quot;}," calcext:value-type="string">
            <text:p>{"DD71", "ld (ix+d),c"},</text:p>
          </table:table-cell>
          <table:table-cell table:formula="of:=IF( AND([.D49]&lt;&gt;&quot;&quot;; [.D49]&lt;&gt;&quot;-&quot;) ; COM.MICROSOFT.CONCAT(&quot;{&quot;;CHAR(34);[.$B$41];[.$R49];[.D$1];CHAR(34);&quot;, &quot;; CHAR(34); [.D49]; CHAR(34); &quot;},&quot;) ; &quot;&quot;)" office:value-type="string" office:string-value="{&quot;DD72&quot;, &quot;ld (ix+d),d&quot;}," calcext:value-type="string">
            <text:p>{"DD72", "ld (ix+d),d"},</text:p>
          </table:table-cell>
          <table:table-cell table:formula="of:=IF( AND([.E49]&lt;&gt;&quot;&quot;; [.E49]&lt;&gt;&quot;-&quot;) ; COM.MICROSOFT.CONCAT(&quot;{&quot;;CHAR(34);[.$B$41];[.$R49];[.E$1];CHAR(34);&quot;, &quot;; CHAR(34); [.E49]; CHAR(34); &quot;},&quot;) ; &quot;&quot;)" office:value-type="string" office:string-value="{&quot;DD73&quot;, &quot;ld (ix+d),e&quot;}," calcext:value-type="string">
            <text:p>{"DD73", "ld (ix+d),e"},</text:p>
          </table:table-cell>
          <table:table-cell table:formula="of:=IF( AND([.F49]&lt;&gt;&quot;&quot;; [.F49]&lt;&gt;&quot;-&quot;) ; COM.MICROSOFT.CONCAT(&quot;{&quot;;CHAR(34);[.$B$41];[.$R49];[.F$1];CHAR(34);&quot;, &quot;; CHAR(34); [.F49]; CHAR(34); &quot;},&quot;) ; &quot;&quot;)" office:value-type="string" office:string-value="{&quot;DD74&quot;, &quot;ld (ix+d),h&quot;}," calcext:value-type="string">
            <text:p>{"DD74", "ld (ix+d),h"},</text:p>
          </table:table-cell>
          <table:table-cell table:formula="of:=IF( AND([.G49]&lt;&gt;&quot;&quot;; [.G49]&lt;&gt;&quot;-&quot;) ; COM.MICROSOFT.CONCAT(&quot;{&quot;;CHAR(34);[.$B$41];[.$R49];[.G$1];CHAR(34);&quot;, &quot;; CHAR(34); [.G49]; CHAR(34); &quot;},&quot;) ; &quot;&quot;)" office:value-type="string" office:string-value="{&quot;DD75&quot;, &quot;ld (ix+d),l&quot;}," calcext:value-type="string">
            <text:p>{"DD75", "ld (ix+d),l"},</text:p>
          </table:table-cell>
          <table:table-cell table:formula="of:=IF( AND([.H49]&lt;&gt;&quot;&quot;; [.H49]&lt;&gt;&quot;-&quot;) ; COM.MICROSOFT.CONCAT(&quot;{&quot;;CHAR(34);[.$B$41];[.$R49];[.H$1];CHAR(34);&quot;, &quot;; CHAR(34); [.H49]; CHAR(34); &quot;},&quot;) ; &quot;&quot;)">
            <text:p/>
          </table:table-cell>
          <table:table-cell table:formula="of:=IF( AND([.I49]&lt;&gt;&quot;&quot;; [.I49]&lt;&gt;&quot;-&quot;) ; COM.MICROSOFT.CONCAT(&quot;{&quot;;CHAR(34);[.$B$41];[.$R49];[.I$1];CHAR(34);&quot;, &quot;; CHAR(34); [.I49]; CHAR(34); &quot;},&quot;) ; &quot;&quot;)" office:value-type="string" office:string-value="{&quot;DD77&quot;, &quot;ld (ix+d),a&quot;}," calcext:value-type="string">
            <text:p>{"DD77", "ld (ix+d),a"},</text:p>
          </table:table-cell>
          <table:table-cell table:formula="of:=IF( AND([.J49]&lt;&gt;&quot;&quot;; [.J49]&lt;&gt;&quot;-&quot;) ; COM.MICROSOFT.CONCAT(&quot;{&quot;;CHAR(34);[.$B$41];[.$R49];[.J$1];CHAR(34);&quot;, &quot;; CHAR(34); [.J49]; CHAR(34); &quot;},&quot;) ; &quot;&quot;)" office:value-type="string" office:string-value="{&quot;DD78&quot;, &quot;ld a,b&quot;}," calcext:value-type="string">
            <text:p>{"DD78", "ld a,b"},</text:p>
          </table:table-cell>
          <table:table-cell table:formula="of:=IF( AND([.K49]&lt;&gt;&quot;&quot;; [.K49]&lt;&gt;&quot;-&quot;) ; COM.MICROSOFT.CONCAT(&quot;{&quot;;CHAR(34);[.$B$41];[.$R49];[.K$1];CHAR(34);&quot;, &quot;; CHAR(34); [.K49]; CHAR(34); &quot;},&quot;) ; &quot;&quot;)" office:value-type="string" office:string-value="{&quot;DD79&quot;, &quot;ld a,c&quot;}," calcext:value-type="string">
            <text:p>{"DD79", "ld a,c"},</text:p>
          </table:table-cell>
          <table:table-cell table:formula="of:=IF( AND([.L49]&lt;&gt;&quot;&quot;; [.L49]&lt;&gt;&quot;-&quot;) ; COM.MICROSOFT.CONCAT(&quot;{&quot;;CHAR(34);[.$B$41];[.$R49];[.L$1];CHAR(34);&quot;, &quot;; CHAR(34); [.L49]; CHAR(34); &quot;},&quot;) ; &quot;&quot;)" office:value-type="string" office:string-value="{&quot;DD7A&quot;, &quot;ld a,d&quot;}," calcext:value-type="string">
            <text:p>{"DD7A", "ld a,d"},</text:p>
          </table:table-cell>
          <table:table-cell table:formula="of:=IF( AND([.M49]&lt;&gt;&quot;&quot;; [.M49]&lt;&gt;&quot;-&quot;) ; COM.MICROSOFT.CONCAT(&quot;{&quot;;CHAR(34);[.$B$41];[.$R49];[.M$1];CHAR(34);&quot;, &quot;; CHAR(34); [.M49]; CHAR(34); &quot;},&quot;) ; &quot;&quot;)" office:value-type="string" office:string-value="{&quot;DD7B&quot;, &quot;ld a,e&quot;}," calcext:value-type="string">
            <text:p>{"DD7B", "ld a,e"},</text:p>
          </table:table-cell>
          <table:table-cell table:formula="of:=IF( AND([.N49]&lt;&gt;&quot;&quot;; [.N49]&lt;&gt;&quot;-&quot;) ; COM.MICROSOFT.CONCAT(&quot;{&quot;;CHAR(34);[.$B$41];[.$R49];[.N$1];CHAR(34);&quot;, &quot;; CHAR(34); [.N49]; CHAR(34); &quot;},&quot;) ; &quot;&quot;)" office:value-type="string" office:string-value="{&quot;DD7C&quot;, &quot;ld a,ixh&quot;}," calcext:value-type="string">
            <text:p>{"DD7C", "ld a,ixh"},</text:p>
          </table:table-cell>
          <table:table-cell table:formula="of:=IF( AND([.O49]&lt;&gt;&quot;&quot;; [.O49]&lt;&gt;&quot;-&quot;) ; COM.MICROSOFT.CONCAT(&quot;{&quot;;CHAR(34);[.$B$41];[.$R49];[.O$1];CHAR(34);&quot;, &quot;; CHAR(34); [.O49]; CHAR(34); &quot;},&quot;) ; &quot;&quot;)" office:value-type="string" office:string-value="{&quot;DD7D&quot;, &quot;ld a,ixl&quot;}," calcext:value-type="string">
            <text:p>{"DD7D", "ld a,ixl"},</text:p>
          </table:table-cell>
          <table:table-cell table:formula="of:=IF( AND([.P49]&lt;&gt;&quot;&quot;; [.P49]&lt;&gt;&quot;-&quot;) ; COM.MICROSOFT.CONCAT(&quot;{&quot;;CHAR(34);[.$B$41];[.$R49];[.P$1];CHAR(34);&quot;, &quot;; CHAR(34); [.P49]; CHAR(34); &quot;},&quot;) ; &quot;&quot;)" office:value-type="string" office:string-value="{&quot;DD7E&quot;, &quot;ld a,(ix+d)&quot;}," calcext:value-type="string">
            <text:p>{"DD7E", "ld a,(ix+d)"},</text:p>
          </table:table-cell>
          <table:table-cell table:formula="of:=IF( AND([.Q49]&lt;&gt;&quot;&quot;; [.Q49]&lt;&gt;&quot;-&quot;) ; COM.MICROSOFT.CONCAT(&quot;{&quot;;CHAR(34);[.$B$41];[.$R49];[.Q$1];CHAR(34);&quot;, &quot;; CHAR(34); [.Q49]; CHAR(34); &quot;},&quot;) ; &quot;&quot;)" office:value-type="string" office:string-value="{&quot;DD7F&quot;, &quot;ld a,a&quot;}," calcext:value-type="string">
            <text:p>{"DD7F", "ld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add a,b</text:p>
          </table:table-cell>
          <table:table-cell table:style-name="ce236" office:value-type="string" calcext:value-type="string">
            <text:p>add a,c</text:p>
          </table:table-cell>
          <table:table-cell table:style-name="ce236" office:value-type="string" calcext:value-type="string">
            <text:p>add a,d</text:p>
          </table:table-cell>
          <table:table-cell table:style-name="ce236" office:value-type="string" calcext:value-type="string">
            <text:p>add a,e</text:p>
          </table:table-cell>
          <table:table-cell table:style-name="ce236" office:value-type="string" calcext:value-type="string">
            <text:p>add a,ixh</text:p>
          </table:table-cell>
          <table:table-cell table:style-name="ce236" office:value-type="string" calcext:value-type="string">
            <text:p>add a,ixl</text:p>
          </table:table-cell>
          <table:table-cell table:style-name="ce236" office:value-type="string" calcext:value-type="string">
            <text:p>add a,(ix+d)</text:p>
          </table:table-cell>
          <table:table-cell table:style-name="ce236" office:value-type="string" calcext:value-type="string">
            <text:p>add a,a</text:p>
          </table:table-cell>
          <table:table-cell table:style-name="ce236" office:value-type="string" calcext:value-type="string">
            <text:p>adc a,b</text:p>
          </table:table-cell>
          <table:table-cell table:style-name="ce236" office:value-type="string" calcext:value-type="string">
            <text:p>adc a,c</text:p>
          </table:table-cell>
          <table:table-cell table:style-name="ce236" office:value-type="string" calcext:value-type="string">
            <text:p>adc a,d</text:p>
          </table:table-cell>
          <table:table-cell table:style-name="ce236" office:value-type="string" calcext:value-type="string">
            <text:p>adc a,e</text:p>
          </table:table-cell>
          <table:table-cell table:style-name="ce236" office:value-type="string" calcext:value-type="string">
            <text:p>adc a,ixh</text:p>
          </table:table-cell>
          <table:table-cell table:style-name="ce236" office:value-type="string" calcext:value-type="string">
            <text:p>adc a,ixl</text:p>
          </table:table-cell>
          <table:table-cell table:style-name="ce236" office:value-type="string" calcext:value-type="string">
            <text:p>adc a,(ix+d)</text:p>
          </table:table-cell>
          <table:table-cell table:style-name="ce236" office:value-type="string" calcext:value-type="string">
            <text:p>adc a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50]&lt;&gt;&quot;&quot;; [.B50]&lt;&gt;&quot;-&quot;) ; COM.MICROSOFT.CONCAT(&quot;{&quot;;CHAR(34);[.$B$41];[.$R50];[.B$1];CHAR(34);&quot;, &quot;; CHAR(34); [.B50]; CHAR(34); &quot;},&quot;) ; &quot;&quot;)" office:value-type="string" office:string-value="{&quot;DD80&quot;, &quot;add a,b&quot;}," calcext:value-type="string">
            <text:p>{"DD80", "add a,b"},</text:p>
          </table:table-cell>
          <table:table-cell table:formula="of:=IF( AND([.C50]&lt;&gt;&quot;&quot;; [.C50]&lt;&gt;&quot;-&quot;) ; COM.MICROSOFT.CONCAT(&quot;{&quot;;CHAR(34);[.$B$41];[.$R50];[.C$1];CHAR(34);&quot;, &quot;; CHAR(34); [.C50]; CHAR(34); &quot;},&quot;) ; &quot;&quot;)" office:value-type="string" office:string-value="{&quot;DD81&quot;, &quot;add a,c&quot;}," calcext:value-type="string">
            <text:p>{"DD81", "add a,c"},</text:p>
          </table:table-cell>
          <table:table-cell table:formula="of:=IF( AND([.D50]&lt;&gt;&quot;&quot;; [.D50]&lt;&gt;&quot;-&quot;) ; COM.MICROSOFT.CONCAT(&quot;{&quot;;CHAR(34);[.$B$41];[.$R50];[.D$1];CHAR(34);&quot;, &quot;; CHAR(34); [.D50]; CHAR(34); &quot;},&quot;) ; &quot;&quot;)" office:value-type="string" office:string-value="{&quot;DD82&quot;, &quot;add a,d&quot;}," calcext:value-type="string">
            <text:p>{"DD82", "add a,d"},</text:p>
          </table:table-cell>
          <table:table-cell table:formula="of:=IF( AND([.E50]&lt;&gt;&quot;&quot;; [.E50]&lt;&gt;&quot;-&quot;) ; COM.MICROSOFT.CONCAT(&quot;{&quot;;CHAR(34);[.$B$41];[.$R50];[.E$1];CHAR(34);&quot;, &quot;; CHAR(34); [.E50]; CHAR(34); &quot;},&quot;) ; &quot;&quot;)" office:value-type="string" office:string-value="{&quot;DD83&quot;, &quot;add a,e&quot;}," calcext:value-type="string">
            <text:p>{"DD83", "add a,e"},</text:p>
          </table:table-cell>
          <table:table-cell table:formula="of:=IF( AND([.F50]&lt;&gt;&quot;&quot;; [.F50]&lt;&gt;&quot;-&quot;) ; COM.MICROSOFT.CONCAT(&quot;{&quot;;CHAR(34);[.$B$41];[.$R50];[.F$1];CHAR(34);&quot;, &quot;; CHAR(34); [.F50]; CHAR(34); &quot;},&quot;) ; &quot;&quot;)" office:value-type="string" office:string-value="{&quot;DD84&quot;, &quot;add a,ixh&quot;}," calcext:value-type="string">
            <text:p>{"DD84", "add a,ixh"},</text:p>
          </table:table-cell>
          <table:table-cell table:formula="of:=IF( AND([.G50]&lt;&gt;&quot;&quot;; [.G50]&lt;&gt;&quot;-&quot;) ; COM.MICROSOFT.CONCAT(&quot;{&quot;;CHAR(34);[.$B$41];[.$R50];[.G$1];CHAR(34);&quot;, &quot;; CHAR(34); [.G50]; CHAR(34); &quot;},&quot;) ; &quot;&quot;)" office:value-type="string" office:string-value="{&quot;DD85&quot;, &quot;add a,ixl&quot;}," calcext:value-type="string">
            <text:p>{"DD85", "add a,ixl"},</text:p>
          </table:table-cell>
          <table:table-cell table:formula="of:=IF( AND([.H50]&lt;&gt;&quot;&quot;; [.H50]&lt;&gt;&quot;-&quot;) ; COM.MICROSOFT.CONCAT(&quot;{&quot;;CHAR(34);[.$B$41];[.$R50];[.H$1];CHAR(34);&quot;, &quot;; CHAR(34); [.H50]; CHAR(34); &quot;},&quot;) ; &quot;&quot;)" office:value-type="string" office:string-value="{&quot;DD86&quot;, &quot;add a,(ix+d)&quot;}," calcext:value-type="string">
            <text:p>{"DD86", "add a,(ix+d)"},</text:p>
          </table:table-cell>
          <table:table-cell table:formula="of:=IF( AND([.I50]&lt;&gt;&quot;&quot;; [.I50]&lt;&gt;&quot;-&quot;) ; COM.MICROSOFT.CONCAT(&quot;{&quot;;CHAR(34);[.$B$41];[.$R50];[.I$1];CHAR(34);&quot;, &quot;; CHAR(34); [.I50]; CHAR(34); &quot;},&quot;) ; &quot;&quot;)" office:value-type="string" office:string-value="{&quot;DD87&quot;, &quot;add a,a&quot;}," calcext:value-type="string">
            <text:p>{"DD87", "add a,a"},</text:p>
          </table:table-cell>
          <table:table-cell table:formula="of:=IF( AND([.J50]&lt;&gt;&quot;&quot;; [.J50]&lt;&gt;&quot;-&quot;) ; COM.MICROSOFT.CONCAT(&quot;{&quot;;CHAR(34);[.$B$41];[.$R50];[.J$1];CHAR(34);&quot;, &quot;; CHAR(34); [.J50]; CHAR(34); &quot;},&quot;) ; &quot;&quot;)" office:value-type="string" office:string-value="{&quot;DD88&quot;, &quot;adc a,b&quot;}," calcext:value-type="string">
            <text:p>{"DD88", "adc a,b"},</text:p>
          </table:table-cell>
          <table:table-cell table:formula="of:=IF( AND([.K50]&lt;&gt;&quot;&quot;; [.K50]&lt;&gt;&quot;-&quot;) ; COM.MICROSOFT.CONCAT(&quot;{&quot;;CHAR(34);[.$B$41];[.$R50];[.K$1];CHAR(34);&quot;, &quot;; CHAR(34); [.K50]; CHAR(34); &quot;},&quot;) ; &quot;&quot;)" office:value-type="string" office:string-value="{&quot;DD89&quot;, &quot;adc a,c&quot;}," calcext:value-type="string">
            <text:p>{"DD89", "adc a,c"},</text:p>
          </table:table-cell>
          <table:table-cell table:formula="of:=IF( AND([.L50]&lt;&gt;&quot;&quot;; [.L50]&lt;&gt;&quot;-&quot;) ; COM.MICROSOFT.CONCAT(&quot;{&quot;;CHAR(34);[.$B$41];[.$R50];[.L$1];CHAR(34);&quot;, &quot;; CHAR(34); [.L50]; CHAR(34); &quot;},&quot;) ; &quot;&quot;)" office:value-type="string" office:string-value="{&quot;DD8A&quot;, &quot;adc a,d&quot;}," calcext:value-type="string">
            <text:p>{"DD8A", "adc a,d"},</text:p>
          </table:table-cell>
          <table:table-cell table:formula="of:=IF( AND([.M50]&lt;&gt;&quot;&quot;; [.M50]&lt;&gt;&quot;-&quot;) ; COM.MICROSOFT.CONCAT(&quot;{&quot;;CHAR(34);[.$B$41];[.$R50];[.M$1];CHAR(34);&quot;, &quot;; CHAR(34); [.M50]; CHAR(34); &quot;},&quot;) ; &quot;&quot;)" office:value-type="string" office:string-value="{&quot;DD8B&quot;, &quot;adc a,e&quot;}," calcext:value-type="string">
            <text:p>{"DD8B", "adc a,e"},</text:p>
          </table:table-cell>
          <table:table-cell table:formula="of:=IF( AND([.N50]&lt;&gt;&quot;&quot;; [.N50]&lt;&gt;&quot;-&quot;) ; COM.MICROSOFT.CONCAT(&quot;{&quot;;CHAR(34);[.$B$41];[.$R50];[.N$1];CHAR(34);&quot;, &quot;; CHAR(34); [.N50]; CHAR(34); &quot;},&quot;) ; &quot;&quot;)" office:value-type="string" office:string-value="{&quot;DD8C&quot;, &quot;adc a,ixh&quot;}," calcext:value-type="string">
            <text:p>{"DD8C", "adc a,ixh"},</text:p>
          </table:table-cell>
          <table:table-cell table:formula="of:=IF( AND([.O50]&lt;&gt;&quot;&quot;; [.O50]&lt;&gt;&quot;-&quot;) ; COM.MICROSOFT.CONCAT(&quot;{&quot;;CHAR(34);[.$B$41];[.$R50];[.O$1];CHAR(34);&quot;, &quot;; CHAR(34); [.O50]; CHAR(34); &quot;},&quot;) ; &quot;&quot;)" office:value-type="string" office:string-value="{&quot;DD8D&quot;, &quot;adc a,ixl&quot;}," calcext:value-type="string">
            <text:p>{"DD8D", "adc a,ixl"},</text:p>
          </table:table-cell>
          <table:table-cell table:formula="of:=IF( AND([.P50]&lt;&gt;&quot;&quot;; [.P50]&lt;&gt;&quot;-&quot;) ; COM.MICROSOFT.CONCAT(&quot;{&quot;;CHAR(34);[.$B$41];[.$R50];[.P$1];CHAR(34);&quot;, &quot;; CHAR(34); [.P50]; CHAR(34); &quot;},&quot;) ; &quot;&quot;)" office:value-type="string" office:string-value="{&quot;DD8E&quot;, &quot;adc a,(ix+d)&quot;}," calcext:value-type="string">
            <text:p>{"DD8E", "adc a,(ix+d)"},</text:p>
          </table:table-cell>
          <table:table-cell table:formula="of:=IF( AND([.Q50]&lt;&gt;&quot;&quot;; [.Q50]&lt;&gt;&quot;-&quot;) ; COM.MICROSOFT.CONCAT(&quot;{&quot;;CHAR(34);[.$B$41];[.$R50];[.Q$1];CHAR(34);&quot;, &quot;; CHAR(34); [.Q50]; CHAR(34); &quot;},&quot;) ; &quot;&quot;)" office:value-type="string" office:string-value="{&quot;DD8F&quot;, &quot;adc a,a&quot;}," calcext:value-type="string">
            <text:p>{"DD8F", "adc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sub b</text:p>
          </table:table-cell>
          <table:table-cell table:style-name="ce236" office:value-type="string" calcext:value-type="string">
            <text:p>sub c</text:p>
          </table:table-cell>
          <table:table-cell table:style-name="ce236" office:value-type="string" calcext:value-type="string">
            <text:p>sub d</text:p>
          </table:table-cell>
          <table:table-cell table:style-name="ce236" office:value-type="string" calcext:value-type="string">
            <text:p>sub e</text:p>
          </table:table-cell>
          <table:table-cell table:style-name="ce236" office:value-type="string" calcext:value-type="string">
            <text:p>sub ixh</text:p>
          </table:table-cell>
          <table:table-cell table:style-name="ce236" office:value-type="string" calcext:value-type="string">
            <text:p>sub ixl</text:p>
          </table:table-cell>
          <table:table-cell table:style-name="ce236" office:value-type="string" calcext:value-type="string">
            <text:p>sub (ix+d)</text:p>
          </table:table-cell>
          <table:table-cell table:style-name="ce236" office:value-type="string" calcext:value-type="string">
            <text:p>sub a</text:p>
          </table:table-cell>
          <table:table-cell table:style-name="ce236" office:value-type="string" calcext:value-type="string">
            <text:p>sbc a,b</text:p>
          </table:table-cell>
          <table:table-cell table:style-name="ce236" office:value-type="string" calcext:value-type="string">
            <text:p>sbc a,c</text:p>
          </table:table-cell>
          <table:table-cell table:style-name="ce236" office:value-type="string" calcext:value-type="string">
            <text:p>sbc a,d</text:p>
          </table:table-cell>
          <table:table-cell table:style-name="ce236" office:value-type="string" calcext:value-type="string">
            <text:p>sbc a,e</text:p>
          </table:table-cell>
          <table:table-cell table:style-name="ce236" office:value-type="string" calcext:value-type="string">
            <text:p>sbc a,ixh</text:p>
          </table:table-cell>
          <table:table-cell table:style-name="ce236" office:value-type="string" calcext:value-type="string">
            <text:p>sbc a,ixl</text:p>
          </table:table-cell>
          <table:table-cell table:style-name="ce236" office:value-type="string" calcext:value-type="string">
            <text:p>sbc a,(ix+d)</text:p>
          </table:table-cell>
          <table:table-cell table:style-name="ce236" office:value-type="string" calcext:value-type="string">
            <text:p>sbc a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51]&lt;&gt;&quot;&quot;; [.B51]&lt;&gt;&quot;-&quot;) ; COM.MICROSOFT.CONCAT(&quot;{&quot;;CHAR(34);[.$B$41];[.$R51];[.B$1];CHAR(34);&quot;, &quot;; CHAR(34); [.B51]; CHAR(34); &quot;},&quot;) ; &quot;&quot;)" office:value-type="string" office:string-value="{&quot;DD90&quot;, &quot;sub b&quot;}," calcext:value-type="string">
            <text:p>{"DD90", "sub b"},</text:p>
          </table:table-cell>
          <table:table-cell table:formula="of:=IF( AND([.C51]&lt;&gt;&quot;&quot;; [.C51]&lt;&gt;&quot;-&quot;) ; COM.MICROSOFT.CONCAT(&quot;{&quot;;CHAR(34);[.$B$41];[.$R51];[.C$1];CHAR(34);&quot;, &quot;; CHAR(34); [.C51]; CHAR(34); &quot;},&quot;) ; &quot;&quot;)" office:value-type="string" office:string-value="{&quot;DD91&quot;, &quot;sub c&quot;}," calcext:value-type="string">
            <text:p>{"DD91", "sub c"},</text:p>
          </table:table-cell>
          <table:table-cell table:formula="of:=IF( AND([.D51]&lt;&gt;&quot;&quot;; [.D51]&lt;&gt;&quot;-&quot;) ; COM.MICROSOFT.CONCAT(&quot;{&quot;;CHAR(34);[.$B$41];[.$R51];[.D$1];CHAR(34);&quot;, &quot;; CHAR(34); [.D51]; CHAR(34); &quot;},&quot;) ; &quot;&quot;)" office:value-type="string" office:string-value="{&quot;DD92&quot;, &quot;sub d&quot;}," calcext:value-type="string">
            <text:p>{"DD92", "sub d"},</text:p>
          </table:table-cell>
          <table:table-cell table:formula="of:=IF( AND([.E51]&lt;&gt;&quot;&quot;; [.E51]&lt;&gt;&quot;-&quot;) ; COM.MICROSOFT.CONCAT(&quot;{&quot;;CHAR(34);[.$B$41];[.$R51];[.E$1];CHAR(34);&quot;, &quot;; CHAR(34); [.E51]; CHAR(34); &quot;},&quot;) ; &quot;&quot;)" office:value-type="string" office:string-value="{&quot;DD93&quot;, &quot;sub e&quot;}," calcext:value-type="string">
            <text:p>{"DD93", "sub e"},</text:p>
          </table:table-cell>
          <table:table-cell table:formula="of:=IF( AND([.F51]&lt;&gt;&quot;&quot;; [.F51]&lt;&gt;&quot;-&quot;) ; COM.MICROSOFT.CONCAT(&quot;{&quot;;CHAR(34);[.$B$41];[.$R51];[.F$1];CHAR(34);&quot;, &quot;; CHAR(34); [.F51]; CHAR(34); &quot;},&quot;) ; &quot;&quot;)" office:value-type="string" office:string-value="{&quot;DD94&quot;, &quot;sub ixh&quot;}," calcext:value-type="string">
            <text:p>{"DD94", "sub ixh"},</text:p>
          </table:table-cell>
          <table:table-cell table:formula="of:=IF( AND([.G51]&lt;&gt;&quot;&quot;; [.G51]&lt;&gt;&quot;-&quot;) ; COM.MICROSOFT.CONCAT(&quot;{&quot;;CHAR(34);[.$B$41];[.$R51];[.G$1];CHAR(34);&quot;, &quot;; CHAR(34); [.G51]; CHAR(34); &quot;},&quot;) ; &quot;&quot;)" office:value-type="string" office:string-value="{&quot;DD95&quot;, &quot;sub ixl&quot;}," calcext:value-type="string">
            <text:p>{"DD95", "sub ixl"},</text:p>
          </table:table-cell>
          <table:table-cell table:formula="of:=IF( AND([.H51]&lt;&gt;&quot;&quot;; [.H51]&lt;&gt;&quot;-&quot;) ; COM.MICROSOFT.CONCAT(&quot;{&quot;;CHAR(34);[.$B$41];[.$R51];[.H$1];CHAR(34);&quot;, &quot;; CHAR(34); [.H51]; CHAR(34); &quot;},&quot;) ; &quot;&quot;)" office:value-type="string" office:string-value="{&quot;DD96&quot;, &quot;sub (ix+d)&quot;}," calcext:value-type="string">
            <text:p>{"DD96", "sub (ix+d)"},</text:p>
          </table:table-cell>
          <table:table-cell table:formula="of:=IF( AND([.I51]&lt;&gt;&quot;&quot;; [.I51]&lt;&gt;&quot;-&quot;) ; COM.MICROSOFT.CONCAT(&quot;{&quot;;CHAR(34);[.$B$41];[.$R51];[.I$1];CHAR(34);&quot;, &quot;; CHAR(34); [.I51]; CHAR(34); &quot;},&quot;) ; &quot;&quot;)" office:value-type="string" office:string-value="{&quot;DD97&quot;, &quot;sub a&quot;}," calcext:value-type="string">
            <text:p>{"DD97", "sub a"},</text:p>
          </table:table-cell>
          <table:table-cell table:formula="of:=IF( AND([.J51]&lt;&gt;&quot;&quot;; [.J51]&lt;&gt;&quot;-&quot;) ; COM.MICROSOFT.CONCAT(&quot;{&quot;;CHAR(34);[.$B$41];[.$R51];[.J$1];CHAR(34);&quot;, &quot;; CHAR(34); [.J51]; CHAR(34); &quot;},&quot;) ; &quot;&quot;)" office:value-type="string" office:string-value="{&quot;DD98&quot;, &quot;sbc a,b&quot;}," calcext:value-type="string">
            <text:p>{"DD98", "sbc a,b"},</text:p>
          </table:table-cell>
          <table:table-cell table:formula="of:=IF( AND([.K51]&lt;&gt;&quot;&quot;; [.K51]&lt;&gt;&quot;-&quot;) ; COM.MICROSOFT.CONCAT(&quot;{&quot;;CHAR(34);[.$B$41];[.$R51];[.K$1];CHAR(34);&quot;, &quot;; CHAR(34); [.K51]; CHAR(34); &quot;},&quot;) ; &quot;&quot;)" office:value-type="string" office:string-value="{&quot;DD99&quot;, &quot;sbc a,c&quot;}," calcext:value-type="string">
            <text:p>{"DD99", "sbc a,c"},</text:p>
          </table:table-cell>
          <table:table-cell table:formula="of:=IF( AND([.L51]&lt;&gt;&quot;&quot;; [.L51]&lt;&gt;&quot;-&quot;) ; COM.MICROSOFT.CONCAT(&quot;{&quot;;CHAR(34);[.$B$41];[.$R51];[.L$1];CHAR(34);&quot;, &quot;; CHAR(34); [.L51]; CHAR(34); &quot;},&quot;) ; &quot;&quot;)" office:value-type="string" office:string-value="{&quot;DD9A&quot;, &quot;sbc a,d&quot;}," calcext:value-type="string">
            <text:p>{"DD9A", "sbc a,d"},</text:p>
          </table:table-cell>
          <table:table-cell table:formula="of:=IF( AND([.M51]&lt;&gt;&quot;&quot;; [.M51]&lt;&gt;&quot;-&quot;) ; COM.MICROSOFT.CONCAT(&quot;{&quot;;CHAR(34);[.$B$41];[.$R51];[.M$1];CHAR(34);&quot;, &quot;; CHAR(34); [.M51]; CHAR(34); &quot;},&quot;) ; &quot;&quot;)" office:value-type="string" office:string-value="{&quot;DD9B&quot;, &quot;sbc a,e&quot;}," calcext:value-type="string">
            <text:p>{"DD9B", "sbc a,e"},</text:p>
          </table:table-cell>
          <table:table-cell table:formula="of:=IF( AND([.N51]&lt;&gt;&quot;&quot;; [.N51]&lt;&gt;&quot;-&quot;) ; COM.MICROSOFT.CONCAT(&quot;{&quot;;CHAR(34);[.$B$41];[.$R51];[.N$1];CHAR(34);&quot;, &quot;; CHAR(34); [.N51]; CHAR(34); &quot;},&quot;) ; &quot;&quot;)" office:value-type="string" office:string-value="{&quot;DD9C&quot;, &quot;sbc a,ixh&quot;}," calcext:value-type="string">
            <text:p>{"DD9C", "sbc a,ixh"},</text:p>
          </table:table-cell>
          <table:table-cell table:formula="of:=IF( AND([.O51]&lt;&gt;&quot;&quot;; [.O51]&lt;&gt;&quot;-&quot;) ; COM.MICROSOFT.CONCAT(&quot;{&quot;;CHAR(34);[.$B$41];[.$R51];[.O$1];CHAR(34);&quot;, &quot;; CHAR(34); [.O51]; CHAR(34); &quot;},&quot;) ; &quot;&quot;)" office:value-type="string" office:string-value="{&quot;DD9D&quot;, &quot;sbc a,ixl&quot;}," calcext:value-type="string">
            <text:p>{"DD9D", "sbc a,ixl"},</text:p>
          </table:table-cell>
          <table:table-cell table:formula="of:=IF( AND([.P51]&lt;&gt;&quot;&quot;; [.P51]&lt;&gt;&quot;-&quot;) ; COM.MICROSOFT.CONCAT(&quot;{&quot;;CHAR(34);[.$B$41];[.$R51];[.P$1];CHAR(34);&quot;, &quot;; CHAR(34); [.P51]; CHAR(34); &quot;},&quot;) ; &quot;&quot;)" office:value-type="string" office:string-value="{&quot;DD9E&quot;, &quot;sbc a,(ix+d)&quot;}," calcext:value-type="string">
            <text:p>{"DD9E", "sbc a,(ix+d)"},</text:p>
          </table:table-cell>
          <table:table-cell table:formula="of:=IF( AND([.Q51]&lt;&gt;&quot;&quot;; [.Q51]&lt;&gt;&quot;-&quot;) ; COM.MICROSOFT.CONCAT(&quot;{&quot;;CHAR(34);[.$B$41];[.$R51];[.Q$1];CHAR(34);&quot;, &quot;; CHAR(34); [.Q51]; CHAR(34); &quot;},&quot;) ; &quot;&quot;)" office:value-type="string" office:string-value="{&quot;DD9F&quot;, &quot;sbc a,a&quot;}," calcext:value-type="string">
            <text:p>{"DD9F", "sbc a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and b</text:p>
          </table:table-cell>
          <table:table-cell table:style-name="ce236" office:value-type="string" calcext:value-type="string">
            <text:p>and c</text:p>
          </table:table-cell>
          <table:table-cell table:style-name="ce236" office:value-type="string" calcext:value-type="string">
            <text:p>and d</text:p>
          </table:table-cell>
          <table:table-cell table:style-name="ce236" office:value-type="string" calcext:value-type="string">
            <text:p>and e</text:p>
          </table:table-cell>
          <table:table-cell table:style-name="ce236" office:value-type="string" calcext:value-type="string">
            <text:p>and ixh</text:p>
          </table:table-cell>
          <table:table-cell table:style-name="ce236" office:value-type="string" calcext:value-type="string">
            <text:p>and ixl</text:p>
          </table:table-cell>
          <table:table-cell table:style-name="ce236" office:value-type="string" calcext:value-type="string">
            <text:p>and (ix+d)</text:p>
          </table:table-cell>
          <table:table-cell table:style-name="ce236" office:value-type="string" calcext:value-type="string">
            <text:p>and a</text:p>
          </table:table-cell>
          <table:table-cell table:style-name="ce236" office:value-type="string" calcext:value-type="string">
            <text:p>xor b</text:p>
          </table:table-cell>
          <table:table-cell table:style-name="ce236" office:value-type="string" calcext:value-type="string">
            <text:p>xor c</text:p>
          </table:table-cell>
          <table:table-cell table:style-name="ce236" office:value-type="string" calcext:value-type="string">
            <text:p>xor d</text:p>
          </table:table-cell>
          <table:table-cell table:style-name="ce236" office:value-type="string" calcext:value-type="string">
            <text:p>xor e</text:p>
          </table:table-cell>
          <table:table-cell table:style-name="ce236" office:value-type="string" calcext:value-type="string">
            <text:p>xor ixh</text:p>
          </table:table-cell>
          <table:table-cell table:style-name="ce236" office:value-type="string" calcext:value-type="string">
            <text:p>xor ixl</text:p>
          </table:table-cell>
          <table:table-cell table:style-name="ce236" office:value-type="string" calcext:value-type="string">
            <text:p>xor (ix+d)</text:p>
          </table:table-cell>
          <table:table-cell table:style-name="ce236" office:value-type="string" calcext:value-type="string">
            <text:p>xor a</text:p>
          </table:table-cell>
          <table:table-cell table:style-name="ce234" office:value-type="string" calcext:value-type="string">
            <text:p>A</text:p>
          </table:table-cell>
          <table:table-cell table:formula="of:=IF( AND([.B52]&lt;&gt;&quot;&quot;; [.B52]&lt;&gt;&quot;-&quot;) ; COM.MICROSOFT.CONCAT(&quot;{&quot;;CHAR(34);[.$B$41];[.$R52];[.B$1];CHAR(34);&quot;, &quot;; CHAR(34); [.B52]; CHAR(34); &quot;},&quot;) ; &quot;&quot;)" office:value-type="string" office:string-value="{&quot;DDA0&quot;, &quot;and b&quot;}," calcext:value-type="string">
            <text:p>{"DDA0", "and b"},</text:p>
          </table:table-cell>
          <table:table-cell table:formula="of:=IF( AND([.C52]&lt;&gt;&quot;&quot;; [.C52]&lt;&gt;&quot;-&quot;) ; COM.MICROSOFT.CONCAT(&quot;{&quot;;CHAR(34);[.$B$41];[.$R52];[.C$1];CHAR(34);&quot;, &quot;; CHAR(34); [.C52]; CHAR(34); &quot;},&quot;) ; &quot;&quot;)" office:value-type="string" office:string-value="{&quot;DDA1&quot;, &quot;and c&quot;}," calcext:value-type="string">
            <text:p>{"DDA1", "and c"},</text:p>
          </table:table-cell>
          <table:table-cell table:formula="of:=IF( AND([.D52]&lt;&gt;&quot;&quot;; [.D52]&lt;&gt;&quot;-&quot;) ; COM.MICROSOFT.CONCAT(&quot;{&quot;;CHAR(34);[.$B$41];[.$R52];[.D$1];CHAR(34);&quot;, &quot;; CHAR(34); [.D52]; CHAR(34); &quot;},&quot;) ; &quot;&quot;)" office:value-type="string" office:string-value="{&quot;DDA2&quot;, &quot;and d&quot;}," calcext:value-type="string">
            <text:p>{"DDA2", "and d"},</text:p>
          </table:table-cell>
          <table:table-cell table:formula="of:=IF( AND([.E52]&lt;&gt;&quot;&quot;; [.E52]&lt;&gt;&quot;-&quot;) ; COM.MICROSOFT.CONCAT(&quot;{&quot;;CHAR(34);[.$B$41];[.$R52];[.E$1];CHAR(34);&quot;, &quot;; CHAR(34); [.E52]; CHAR(34); &quot;},&quot;) ; &quot;&quot;)" office:value-type="string" office:string-value="{&quot;DDA3&quot;, &quot;and e&quot;}," calcext:value-type="string">
            <text:p>{"DDA3", "and e"},</text:p>
          </table:table-cell>
          <table:table-cell table:formula="of:=IF( AND([.F52]&lt;&gt;&quot;&quot;; [.F52]&lt;&gt;&quot;-&quot;) ; COM.MICROSOFT.CONCAT(&quot;{&quot;;CHAR(34);[.$B$41];[.$R52];[.F$1];CHAR(34);&quot;, &quot;; CHAR(34); [.F52]; CHAR(34); &quot;},&quot;) ; &quot;&quot;)" office:value-type="string" office:string-value="{&quot;DDA4&quot;, &quot;and ixh&quot;}," calcext:value-type="string">
            <text:p>{"DDA4", "and ixh"},</text:p>
          </table:table-cell>
          <table:table-cell table:formula="of:=IF( AND([.G52]&lt;&gt;&quot;&quot;; [.G52]&lt;&gt;&quot;-&quot;) ; COM.MICROSOFT.CONCAT(&quot;{&quot;;CHAR(34);[.$B$41];[.$R52];[.G$1];CHAR(34);&quot;, &quot;; CHAR(34); [.G52]; CHAR(34); &quot;},&quot;) ; &quot;&quot;)" office:value-type="string" office:string-value="{&quot;DDA5&quot;, &quot;and ixl&quot;}," calcext:value-type="string">
            <text:p>{"DDA5", "and ixl"},</text:p>
          </table:table-cell>
          <table:table-cell table:formula="of:=IF( AND([.H52]&lt;&gt;&quot;&quot;; [.H52]&lt;&gt;&quot;-&quot;) ; COM.MICROSOFT.CONCAT(&quot;{&quot;;CHAR(34);[.$B$41];[.$R52];[.H$1];CHAR(34);&quot;, &quot;; CHAR(34); [.H52]; CHAR(34); &quot;},&quot;) ; &quot;&quot;)" office:value-type="string" office:string-value="{&quot;DDA6&quot;, &quot;and (ix+d)&quot;}," calcext:value-type="string">
            <text:p>{"DDA6", "and (ix+d)"},</text:p>
          </table:table-cell>
          <table:table-cell table:formula="of:=IF( AND([.I52]&lt;&gt;&quot;&quot;; [.I52]&lt;&gt;&quot;-&quot;) ; COM.MICROSOFT.CONCAT(&quot;{&quot;;CHAR(34);[.$B$41];[.$R52];[.I$1];CHAR(34);&quot;, &quot;; CHAR(34); [.I52]; CHAR(34); &quot;},&quot;) ; &quot;&quot;)" office:value-type="string" office:string-value="{&quot;DDA7&quot;, &quot;and a&quot;}," calcext:value-type="string">
            <text:p>{"DDA7", "and a"},</text:p>
          </table:table-cell>
          <table:table-cell table:formula="of:=IF( AND([.J52]&lt;&gt;&quot;&quot;; [.J52]&lt;&gt;&quot;-&quot;) ; COM.MICROSOFT.CONCAT(&quot;{&quot;;CHAR(34);[.$B$41];[.$R52];[.J$1];CHAR(34);&quot;, &quot;; CHAR(34); [.J52]; CHAR(34); &quot;},&quot;) ; &quot;&quot;)" office:value-type="string" office:string-value="{&quot;DDA8&quot;, &quot;xor b&quot;}," calcext:value-type="string">
            <text:p>{"DDA8", "xor b"},</text:p>
          </table:table-cell>
          <table:table-cell table:formula="of:=IF( AND([.K52]&lt;&gt;&quot;&quot;; [.K52]&lt;&gt;&quot;-&quot;) ; COM.MICROSOFT.CONCAT(&quot;{&quot;;CHAR(34);[.$B$41];[.$R52];[.K$1];CHAR(34);&quot;, &quot;; CHAR(34); [.K52]; CHAR(34); &quot;},&quot;) ; &quot;&quot;)" office:value-type="string" office:string-value="{&quot;DDA9&quot;, &quot;xor c&quot;}," calcext:value-type="string">
            <text:p>{"DDA9", "xor c"},</text:p>
          </table:table-cell>
          <table:table-cell table:formula="of:=IF( AND([.L52]&lt;&gt;&quot;&quot;; [.L52]&lt;&gt;&quot;-&quot;) ; COM.MICROSOFT.CONCAT(&quot;{&quot;;CHAR(34);[.$B$41];[.$R52];[.L$1];CHAR(34);&quot;, &quot;; CHAR(34); [.L52]; CHAR(34); &quot;},&quot;) ; &quot;&quot;)" office:value-type="string" office:string-value="{&quot;DDAA&quot;, &quot;xor d&quot;}," calcext:value-type="string">
            <text:p>{"DDAA", "xor d"},</text:p>
          </table:table-cell>
          <table:table-cell table:formula="of:=IF( AND([.M52]&lt;&gt;&quot;&quot;; [.M52]&lt;&gt;&quot;-&quot;) ; COM.MICROSOFT.CONCAT(&quot;{&quot;;CHAR(34);[.$B$41];[.$R52];[.M$1];CHAR(34);&quot;, &quot;; CHAR(34); [.M52]; CHAR(34); &quot;},&quot;) ; &quot;&quot;)" office:value-type="string" office:string-value="{&quot;DDAB&quot;, &quot;xor e&quot;}," calcext:value-type="string">
            <text:p>{"DDAB", "xor e"},</text:p>
          </table:table-cell>
          <table:table-cell table:formula="of:=IF( AND([.N52]&lt;&gt;&quot;&quot;; [.N52]&lt;&gt;&quot;-&quot;) ; COM.MICROSOFT.CONCAT(&quot;{&quot;;CHAR(34);[.$B$41];[.$R52];[.N$1];CHAR(34);&quot;, &quot;; CHAR(34); [.N52]; CHAR(34); &quot;},&quot;) ; &quot;&quot;)" office:value-type="string" office:string-value="{&quot;DDAC&quot;, &quot;xor ixh&quot;}," calcext:value-type="string">
            <text:p>{"DDAC", "xor ixh"},</text:p>
          </table:table-cell>
          <table:table-cell table:formula="of:=IF( AND([.O52]&lt;&gt;&quot;&quot;; [.O52]&lt;&gt;&quot;-&quot;) ; COM.MICROSOFT.CONCAT(&quot;{&quot;;CHAR(34);[.$B$41];[.$R52];[.O$1];CHAR(34);&quot;, &quot;; CHAR(34); [.O52]; CHAR(34); &quot;},&quot;) ; &quot;&quot;)" office:value-type="string" office:string-value="{&quot;DDAD&quot;, &quot;xor ixl&quot;}," calcext:value-type="string">
            <text:p>{"DDAD", "xor ixl"},</text:p>
          </table:table-cell>
          <table:table-cell table:formula="of:=IF( AND([.P52]&lt;&gt;&quot;&quot;; [.P52]&lt;&gt;&quot;-&quot;) ; COM.MICROSOFT.CONCAT(&quot;{&quot;;CHAR(34);[.$B$41];[.$R52];[.P$1];CHAR(34);&quot;, &quot;; CHAR(34); [.P52]; CHAR(34); &quot;},&quot;) ; &quot;&quot;)" office:value-type="string" office:string-value="{&quot;DDAE&quot;, &quot;xor (ix+d)&quot;}," calcext:value-type="string">
            <text:p>{"DDAE", "xor (ix+d)"},</text:p>
          </table:table-cell>
          <table:table-cell table:formula="of:=IF( AND([.Q52]&lt;&gt;&quot;&quot;; [.Q52]&lt;&gt;&quot;-&quot;) ; COM.MICROSOFT.CONCAT(&quot;{&quot;;CHAR(34);[.$B$41];[.$R52];[.Q$1];CHAR(34);&quot;, &quot;; CHAR(34); [.Q52]; CHAR(34); &quot;},&quot;) ; &quot;&quot;)" office:value-type="string" office:string-value="{&quot;DDAF&quot;, &quot;xor a&quot;}," calcext:value-type="string">
            <text:p>{"DDAF", "xor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or b</text:p>
          </table:table-cell>
          <table:table-cell table:style-name="ce236" office:value-type="string" calcext:value-type="string">
            <text:p>or c</text:p>
          </table:table-cell>
          <table:table-cell table:style-name="ce236" office:value-type="string" calcext:value-type="string">
            <text:p>or d</text:p>
          </table:table-cell>
          <table:table-cell table:style-name="ce236" office:value-type="string" calcext:value-type="string">
            <text:p>or e</text:p>
          </table:table-cell>
          <table:table-cell table:style-name="ce236" office:value-type="string" calcext:value-type="string">
            <text:p>or ixh</text:p>
          </table:table-cell>
          <table:table-cell table:style-name="ce236" office:value-type="string" calcext:value-type="string">
            <text:p>or ixl</text:p>
          </table:table-cell>
          <table:table-cell table:style-name="ce236" office:value-type="string" calcext:value-type="string">
            <text:p>or (ix+d)</text:p>
          </table:table-cell>
          <table:table-cell table:style-name="ce236" office:value-type="string" calcext:value-type="string">
            <text:p>or a</text:p>
          </table:table-cell>
          <table:table-cell table:style-name="ce236" office:value-type="string" calcext:value-type="string">
            <text:p>cp b</text:p>
          </table:table-cell>
          <table:table-cell table:style-name="ce236" office:value-type="string" calcext:value-type="string">
            <text:p>cp c</text:p>
          </table:table-cell>
          <table:table-cell table:style-name="ce236" office:value-type="string" calcext:value-type="string">
            <text:p>cp d</text:p>
          </table:table-cell>
          <table:table-cell table:style-name="ce236" office:value-type="string" calcext:value-type="string">
            <text:p>cp e</text:p>
          </table:table-cell>
          <table:table-cell table:style-name="ce236" office:value-type="string" calcext:value-type="string">
            <text:p>cp ixh</text:p>
          </table:table-cell>
          <table:table-cell table:style-name="ce236" office:value-type="string" calcext:value-type="string">
            <text:p>cp ixl</text:p>
          </table:table-cell>
          <table:table-cell table:style-name="ce236" office:value-type="string" calcext:value-type="string">
            <text:p>cp (ix+d)</text:p>
          </table:table-cell>
          <table:table-cell table:style-name="ce236" office:value-type="string" calcext:value-type="string">
            <text:p>cp a</text:p>
          </table:table-cell>
          <table:table-cell table:style-name="ce234" office:value-type="string" calcext:value-type="string">
            <text:p>B</text:p>
          </table:table-cell>
          <table:table-cell table:formula="of:=IF( AND([.B53]&lt;&gt;&quot;&quot;; [.B53]&lt;&gt;&quot;-&quot;) ; COM.MICROSOFT.CONCAT(&quot;{&quot;;CHAR(34);[.$B$41];[.$R53];[.B$1];CHAR(34);&quot;, &quot;; CHAR(34); [.B53]; CHAR(34); &quot;},&quot;) ; &quot;&quot;)" office:value-type="string" office:string-value="{&quot;DDB0&quot;, &quot;or b&quot;}," calcext:value-type="string">
            <text:p>{"DDB0", "or b"},</text:p>
          </table:table-cell>
          <table:table-cell table:formula="of:=IF( AND([.C53]&lt;&gt;&quot;&quot;; [.C53]&lt;&gt;&quot;-&quot;) ; COM.MICROSOFT.CONCAT(&quot;{&quot;;CHAR(34);[.$B$41];[.$R53];[.C$1];CHAR(34);&quot;, &quot;; CHAR(34); [.C53]; CHAR(34); &quot;},&quot;) ; &quot;&quot;)" office:value-type="string" office:string-value="{&quot;DDB1&quot;, &quot;or c&quot;}," calcext:value-type="string">
            <text:p>{"DDB1", "or c"},</text:p>
          </table:table-cell>
          <table:table-cell table:formula="of:=IF( AND([.D53]&lt;&gt;&quot;&quot;; [.D53]&lt;&gt;&quot;-&quot;) ; COM.MICROSOFT.CONCAT(&quot;{&quot;;CHAR(34);[.$B$41];[.$R53];[.D$1];CHAR(34);&quot;, &quot;; CHAR(34); [.D53]; CHAR(34); &quot;},&quot;) ; &quot;&quot;)" office:value-type="string" office:string-value="{&quot;DDB2&quot;, &quot;or d&quot;}," calcext:value-type="string">
            <text:p>{"DDB2", "or d"},</text:p>
          </table:table-cell>
          <table:table-cell table:formula="of:=IF( AND([.E53]&lt;&gt;&quot;&quot;; [.E53]&lt;&gt;&quot;-&quot;) ; COM.MICROSOFT.CONCAT(&quot;{&quot;;CHAR(34);[.$B$41];[.$R53];[.E$1];CHAR(34);&quot;, &quot;; CHAR(34); [.E53]; CHAR(34); &quot;},&quot;) ; &quot;&quot;)" office:value-type="string" office:string-value="{&quot;DDB3&quot;, &quot;or e&quot;}," calcext:value-type="string">
            <text:p>{"DDB3", "or e"},</text:p>
          </table:table-cell>
          <table:table-cell table:formula="of:=IF( AND([.F53]&lt;&gt;&quot;&quot;; [.F53]&lt;&gt;&quot;-&quot;) ; COM.MICROSOFT.CONCAT(&quot;{&quot;;CHAR(34);[.$B$41];[.$R53];[.F$1];CHAR(34);&quot;, &quot;; CHAR(34); [.F53]; CHAR(34); &quot;},&quot;) ; &quot;&quot;)" office:value-type="string" office:string-value="{&quot;DDB4&quot;, &quot;or ixh&quot;}," calcext:value-type="string">
            <text:p>{"DDB4", "or ixh"},</text:p>
          </table:table-cell>
          <table:table-cell table:formula="of:=IF( AND([.G53]&lt;&gt;&quot;&quot;; [.G53]&lt;&gt;&quot;-&quot;) ; COM.MICROSOFT.CONCAT(&quot;{&quot;;CHAR(34);[.$B$41];[.$R53];[.G$1];CHAR(34);&quot;, &quot;; CHAR(34); [.G53]; CHAR(34); &quot;},&quot;) ; &quot;&quot;)" office:value-type="string" office:string-value="{&quot;DDB5&quot;, &quot;or ixl&quot;}," calcext:value-type="string">
            <text:p>{"DDB5", "or ixl"},</text:p>
          </table:table-cell>
          <table:table-cell table:formula="of:=IF( AND([.H53]&lt;&gt;&quot;&quot;; [.H53]&lt;&gt;&quot;-&quot;) ; COM.MICROSOFT.CONCAT(&quot;{&quot;;CHAR(34);[.$B$41];[.$R53];[.H$1];CHAR(34);&quot;, &quot;; CHAR(34); [.H53]; CHAR(34); &quot;},&quot;) ; &quot;&quot;)" office:value-type="string" office:string-value="{&quot;DDB6&quot;, &quot;or (ix+d)&quot;}," calcext:value-type="string">
            <text:p>{"DDB6", "or (ix+d)"},</text:p>
          </table:table-cell>
          <table:table-cell table:formula="of:=IF( AND([.I53]&lt;&gt;&quot;&quot;; [.I53]&lt;&gt;&quot;-&quot;) ; COM.MICROSOFT.CONCAT(&quot;{&quot;;CHAR(34);[.$B$41];[.$R53];[.I$1];CHAR(34);&quot;, &quot;; CHAR(34); [.I53]; CHAR(34); &quot;},&quot;) ; &quot;&quot;)" office:value-type="string" office:string-value="{&quot;DDB7&quot;, &quot;or a&quot;}," calcext:value-type="string">
            <text:p>{"DDB7", "or a"},</text:p>
          </table:table-cell>
          <table:table-cell table:formula="of:=IF( AND([.J53]&lt;&gt;&quot;&quot;; [.J53]&lt;&gt;&quot;-&quot;) ; COM.MICROSOFT.CONCAT(&quot;{&quot;;CHAR(34);[.$B$41];[.$R53];[.J$1];CHAR(34);&quot;, &quot;; CHAR(34); [.J53]; CHAR(34); &quot;},&quot;) ; &quot;&quot;)" office:value-type="string" office:string-value="{&quot;DDB8&quot;, &quot;cp b&quot;}," calcext:value-type="string">
            <text:p>{"DDB8", "cp b"},</text:p>
          </table:table-cell>
          <table:table-cell table:formula="of:=IF( AND([.K53]&lt;&gt;&quot;&quot;; [.K53]&lt;&gt;&quot;-&quot;) ; COM.MICROSOFT.CONCAT(&quot;{&quot;;CHAR(34);[.$B$41];[.$R53];[.K$1];CHAR(34);&quot;, &quot;; CHAR(34); [.K53]; CHAR(34); &quot;},&quot;) ; &quot;&quot;)" office:value-type="string" office:string-value="{&quot;DDB9&quot;, &quot;cp c&quot;}," calcext:value-type="string">
            <text:p>{"DDB9", "cp c"},</text:p>
          </table:table-cell>
          <table:table-cell table:formula="of:=IF( AND([.L53]&lt;&gt;&quot;&quot;; [.L53]&lt;&gt;&quot;-&quot;) ; COM.MICROSOFT.CONCAT(&quot;{&quot;;CHAR(34);[.$B$41];[.$R53];[.L$1];CHAR(34);&quot;, &quot;; CHAR(34); [.L53]; CHAR(34); &quot;},&quot;) ; &quot;&quot;)" office:value-type="string" office:string-value="{&quot;DDBA&quot;, &quot;cp d&quot;}," calcext:value-type="string">
            <text:p>{"DDBA", "cp d"},</text:p>
          </table:table-cell>
          <table:table-cell table:formula="of:=IF( AND([.M53]&lt;&gt;&quot;&quot;; [.M53]&lt;&gt;&quot;-&quot;) ; COM.MICROSOFT.CONCAT(&quot;{&quot;;CHAR(34);[.$B$41];[.$R53];[.M$1];CHAR(34);&quot;, &quot;; CHAR(34); [.M53]; CHAR(34); &quot;},&quot;) ; &quot;&quot;)" office:value-type="string" office:string-value="{&quot;DDBB&quot;, &quot;cp e&quot;}," calcext:value-type="string">
            <text:p>{"DDBB", "cp e"},</text:p>
          </table:table-cell>
          <table:table-cell table:formula="of:=IF( AND([.N53]&lt;&gt;&quot;&quot;; [.N53]&lt;&gt;&quot;-&quot;) ; COM.MICROSOFT.CONCAT(&quot;{&quot;;CHAR(34);[.$B$41];[.$R53];[.N$1];CHAR(34);&quot;, &quot;; CHAR(34); [.N53]; CHAR(34); &quot;},&quot;) ; &quot;&quot;)" office:value-type="string" office:string-value="{&quot;DDBC&quot;, &quot;cp ixh&quot;}," calcext:value-type="string">
            <text:p>{"DDBC", "cp ixh"},</text:p>
          </table:table-cell>
          <table:table-cell table:formula="of:=IF( AND([.O53]&lt;&gt;&quot;&quot;; [.O53]&lt;&gt;&quot;-&quot;) ; COM.MICROSOFT.CONCAT(&quot;{&quot;;CHAR(34);[.$B$41];[.$R53];[.O$1];CHAR(34);&quot;, &quot;; CHAR(34); [.O53]; CHAR(34); &quot;},&quot;) ; &quot;&quot;)" office:value-type="string" office:string-value="{&quot;DDBD&quot;, &quot;cp ixl&quot;}," calcext:value-type="string">
            <text:p>{"DDBD", "cp ixl"},</text:p>
          </table:table-cell>
          <table:table-cell table:formula="of:=IF( AND([.P53]&lt;&gt;&quot;&quot;; [.P53]&lt;&gt;&quot;-&quot;) ; COM.MICROSOFT.CONCAT(&quot;{&quot;;CHAR(34);[.$B$41];[.$R53];[.P$1];CHAR(34);&quot;, &quot;; CHAR(34); [.P53]; CHAR(34); &quot;},&quot;) ; &quot;&quot;)" office:value-type="string" office:string-value="{&quot;DDBE&quot;, &quot;cp (ix+d)&quot;}," calcext:value-type="string">
            <text:p>{"DDBE", "cp (ix+d)"},</text:p>
          </table:table-cell>
          <table:table-cell table:formula="of:=IF( AND([.Q53]&lt;&gt;&quot;&quot;; [.Q53]&lt;&gt;&quot;-&quot;) ; COM.MICROSOFT.CONCAT(&quot;{&quot;;CHAR(34);[.$B$41];[.$R53];[.Q$1];CHAR(34);&quot;, &quot;; CHAR(34); [.Q53]; CHAR(34); &quot;},&quot;) ; &quot;&quot;)" office:value-type="string" office:string-value="{&quot;DDBF&quot;, &quot;cp a&quot;}," calcext:value-type="string">
            <text:p>{"DDBF", "cp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number-columns-repeated="11" table:style-name="ce239" office:value-type="string" calcext:value-type="string">
            <text:p/>
          </table:table-cell>
          <table:table-cell table:style-name="ce236" office:value-type="string" calcext:value-type="string">
            <text:p>-</text:p>
          </table:table-cell>
          <table:table-cell table:style-name="ce239" table:number-columns-repeated="4"/>
          <table:table-cell table:style-name="ce234" office:value-type="string" calcext:value-type="string">
            <text:p>C</text:p>
          </table:table-cell>
          <table:table-cell table:formula="of:=IF( AND([.B54]&lt;&gt;&quot;&quot;; [.B54]&lt;&gt;&quot;-&quot;) ; COM.MICROSOFT.CONCAT(&quot;{&quot;;CHAR(34);[.$B$41];[.$R54];[.B$1];CHAR(34);&quot;, &quot;; CHAR(34); [.B54]; CHAR(34); &quot;},&quot;) ; &quot;&quot;)">
            <text:p/>
          </table:table-cell>
          <table:table-cell table:formula="of:=IF( AND([.C54]&lt;&gt;&quot;&quot;; [.C54]&lt;&gt;&quot;-&quot;) ; COM.MICROSOFT.CONCAT(&quot;{&quot;;CHAR(34);[.$B$41];[.$R54];[.C$1];CHAR(34);&quot;, &quot;; CHAR(34); [.C54]; CHAR(34); &quot;},&quot;) ; &quot;&quot;)">
            <text:p/>
          </table:table-cell>
          <table:table-cell table:formula="of:=IF( AND([.D54]&lt;&gt;&quot;&quot;; [.D54]&lt;&gt;&quot;-&quot;) ; COM.MICROSOFT.CONCAT(&quot;{&quot;;CHAR(34);[.$B$41];[.$R54];[.D$1];CHAR(34);&quot;, &quot;; CHAR(34); [.D54]; CHAR(34); &quot;},&quot;) ; &quot;&quot;)">
            <text:p/>
          </table:table-cell>
          <table:table-cell table:formula="of:=IF( AND([.E54]&lt;&gt;&quot;&quot;; [.E54]&lt;&gt;&quot;-&quot;) ; COM.MICROSOFT.CONCAT(&quot;{&quot;;CHAR(34);[.$B$41];[.$R54];[.E$1];CHAR(34);&quot;, &quot;; CHAR(34); [.E54]; CHAR(34); &quot;},&quot;) ; &quot;&quot;)">
            <text:p/>
          </table:table-cell>
          <table:table-cell table:formula="of:=IF( AND([.F54]&lt;&gt;&quot;&quot;; [.F54]&lt;&gt;&quot;-&quot;) ; COM.MICROSOFT.CONCAT(&quot;{&quot;;CHAR(34);[.$B$41];[.$R54];[.F$1];CHAR(34);&quot;, &quot;; CHAR(34); [.F54]; CHAR(34); &quot;},&quot;) ; &quot;&quot;)">
            <text:p/>
          </table:table-cell>
          <table:table-cell table:formula="of:=IF( AND([.G54]&lt;&gt;&quot;&quot;; [.G54]&lt;&gt;&quot;-&quot;) ; COM.MICROSOFT.CONCAT(&quot;{&quot;;CHAR(34);[.$B$41];[.$R54];[.G$1];CHAR(34);&quot;, &quot;; CHAR(34); [.G54]; CHAR(34); &quot;},&quot;) ; &quot;&quot;)">
            <text:p/>
          </table:table-cell>
          <table:table-cell table:formula="of:=IF( AND([.H54]&lt;&gt;&quot;&quot;; [.H54]&lt;&gt;&quot;-&quot;) ; COM.MICROSOFT.CONCAT(&quot;{&quot;;CHAR(34);[.$B$41];[.$R54];[.H$1];CHAR(34);&quot;, &quot;; CHAR(34); [.H54]; CHAR(34); &quot;},&quot;) ; &quot;&quot;)">
            <text:p/>
          </table:table-cell>
          <table:table-cell table:formula="of:=IF( AND([.I54]&lt;&gt;&quot;&quot;; [.I54]&lt;&gt;&quot;-&quot;) ; COM.MICROSOFT.CONCAT(&quot;{&quot;;CHAR(34);[.$B$41];[.$R54];[.I$1];CHAR(34);&quot;, &quot;; CHAR(34); [.I54]; CHAR(34); &quot;},&quot;) ; &quot;&quot;)">
            <text:p/>
          </table:table-cell>
          <table:table-cell table:formula="of:=IF( AND([.J54]&lt;&gt;&quot;&quot;; [.J54]&lt;&gt;&quot;-&quot;) ; COM.MICROSOFT.CONCAT(&quot;{&quot;;CHAR(34);[.$B$41];[.$R54];[.J$1];CHAR(34);&quot;, &quot;; CHAR(34); [.J54]; CHAR(34); &quot;},&quot;) ; &quot;&quot;)">
            <text:p/>
          </table:table-cell>
          <table:table-cell table:formula="of:=IF( AND([.K54]&lt;&gt;&quot;&quot;; [.K54]&lt;&gt;&quot;-&quot;) ; COM.MICROSOFT.CONCAT(&quot;{&quot;;CHAR(34);[.$B$41];[.$R54];[.K$1];CHAR(34);&quot;, &quot;; CHAR(34); [.K54]; CHAR(34); &quot;},&quot;) ; &quot;&quot;)">
            <text:p/>
          </table:table-cell>
          <table:table-cell table:formula="of:=IF( AND([.L54]&lt;&gt;&quot;&quot;; [.L54]&lt;&gt;&quot;-&quot;) ; COM.MICROSOFT.CONCAT(&quot;{&quot;;CHAR(34);[.$B$41];[.$R54];[.L$1];CHAR(34);&quot;, &quot;; CHAR(34); [.L54]; CHAR(34); &quot;},&quot;) ; &quot;&quot;)">
            <text:p/>
          </table:table-cell>
          <table:table-cell table:formula="of:=IF( AND([.M54]&lt;&gt;&quot;&quot;; [.M54]&lt;&gt;&quot;-&quot;) ; COM.MICROSOFT.CONCAT(&quot;{&quot;;CHAR(34);[.$B$41];[.$R54];[.M$1];CHAR(34);&quot;, &quot;; CHAR(34); [.M54]; CHAR(34); &quot;},&quot;) ; &quot;&quot;)">
            <text:p/>
          </table:table-cell>
          <table:table-cell table:formula="of:=IF( AND([.N54]&lt;&gt;&quot;&quot;; [.N54]&lt;&gt;&quot;-&quot;) ; COM.MICROSOFT.CONCAT(&quot;{&quot;;CHAR(34);[.$B$41];[.$R54];[.N$1];CHAR(34);&quot;, &quot;; CHAR(34); [.N54]; CHAR(34); &quot;},&quot;) ; &quot;&quot;)">
            <text:p/>
          </table:table-cell>
          <table:table-cell table:formula="of:=IF( AND([.O54]&lt;&gt;&quot;&quot;; [.O54]&lt;&gt;&quot;-&quot;) ; COM.MICROSOFT.CONCAT(&quot;{&quot;;CHAR(34);[.$B$41];[.$R54];[.O$1];CHAR(34);&quot;, &quot;; CHAR(34); [.O54]; CHAR(34); &quot;},&quot;) ; &quot;&quot;)">
            <text:p/>
          </table:table-cell>
          <table:table-cell table:formula="of:=IF( AND([.P54]&lt;&gt;&quot;&quot;; [.P54]&lt;&gt;&quot;-&quot;) ; COM.MICROSOFT.CONCAT(&quot;{&quot;;CHAR(34);[.$B$41];[.$R54];[.P$1];CHAR(34);&quot;, &quot;; CHAR(34); [.P54]; CHAR(34); &quot;},&quot;) ; &quot;&quot;)">
            <text:p/>
          </table:table-cell>
          <table:table-cell table:formula="of:=IF( AND([.Q54]&lt;&gt;&quot;&quot;; [.Q54]&lt;&gt;&quot;-&quot;) ; COM.MICROSOFT.CONCAT(&quot;{&quot;;CHAR(34);[.$B$41];[.$R54];[.Q$1];CHAR(34);&quot;, &quot;; CHAR(34); [.Q54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D</text:p>
          </table:table-cell>
          <table:table-cell table:style-name="ce239"/>
          <table:table-cell table:style-name="ce238" table:number-columns-repeated="9"/>
          <table:table-cell table:style-name="ce239" table:number-columns-repeated="6"/>
          <table:table-cell table:style-name="ce234" office:value-type="string" calcext:value-type="string">
            <text:p>D</text:p>
          </table:table-cell>
          <table:table-cell table:formula="of:=IF( AND([.B55]&lt;&gt;&quot;&quot;; [.B55]&lt;&gt;&quot;-&quot;) ; COM.MICROSOFT.CONCAT(&quot;{&quot;;CHAR(34);[.$B$41];[.$R55];[.B$1];CHAR(34);&quot;, &quot;; CHAR(34); [.B55]; CHAR(34); &quot;},&quot;) ; &quot;&quot;)">
            <text:p/>
          </table:table-cell>
          <table:table-cell table:formula="of:=IF( AND([.C55]&lt;&gt;&quot;&quot;; [.C55]&lt;&gt;&quot;-&quot;) ; COM.MICROSOFT.CONCAT(&quot;{&quot;;CHAR(34);[.$B$41];[.$R55];[.C$1];CHAR(34);&quot;, &quot;; CHAR(34); [.C55]; CHAR(34); &quot;},&quot;) ; &quot;&quot;)">
            <text:p/>
          </table:table-cell>
          <table:table-cell table:formula="of:=IF( AND([.D55]&lt;&gt;&quot;&quot;; [.D55]&lt;&gt;&quot;-&quot;) ; COM.MICROSOFT.CONCAT(&quot;{&quot;;CHAR(34);[.$B$41];[.$R55];[.D$1];CHAR(34);&quot;, &quot;; CHAR(34); [.D55]; CHAR(34); &quot;},&quot;) ; &quot;&quot;)">
            <text:p/>
          </table:table-cell>
          <table:table-cell table:formula="of:=IF( AND([.E55]&lt;&gt;&quot;&quot;; [.E55]&lt;&gt;&quot;-&quot;) ; COM.MICROSOFT.CONCAT(&quot;{&quot;;CHAR(34);[.$B$41];[.$R55];[.E$1];CHAR(34);&quot;, &quot;; CHAR(34); [.E55]; CHAR(34); &quot;},&quot;) ; &quot;&quot;)">
            <text:p/>
          </table:table-cell>
          <table:table-cell table:formula="of:=IF( AND([.F55]&lt;&gt;&quot;&quot;; [.F55]&lt;&gt;&quot;-&quot;) ; COM.MICROSOFT.CONCAT(&quot;{&quot;;CHAR(34);[.$B$41];[.$R55];[.F$1];CHAR(34);&quot;, &quot;; CHAR(34); [.F55]; CHAR(34); &quot;},&quot;) ; &quot;&quot;)">
            <text:p/>
          </table:table-cell>
          <table:table-cell table:formula="of:=IF( AND([.G55]&lt;&gt;&quot;&quot;; [.G55]&lt;&gt;&quot;-&quot;) ; COM.MICROSOFT.CONCAT(&quot;{&quot;;CHAR(34);[.$B$41];[.$R55];[.G$1];CHAR(34);&quot;, &quot;; CHAR(34); [.G55]; CHAR(34); &quot;},&quot;) ; &quot;&quot;)">
            <text:p/>
          </table:table-cell>
          <table:table-cell table:formula="of:=IF( AND([.H55]&lt;&gt;&quot;&quot;; [.H55]&lt;&gt;&quot;-&quot;) ; COM.MICROSOFT.CONCAT(&quot;{&quot;;CHAR(34);[.$B$41];[.$R55];[.H$1];CHAR(34);&quot;, &quot;; CHAR(34); [.H55]; CHAR(34); &quot;},&quot;) ; &quot;&quot;)">
            <text:p/>
          </table:table-cell>
          <table:table-cell table:formula="of:=IF( AND([.I55]&lt;&gt;&quot;&quot;; [.I55]&lt;&gt;&quot;-&quot;) ; COM.MICROSOFT.CONCAT(&quot;{&quot;;CHAR(34);[.$B$41];[.$R55];[.I$1];CHAR(34);&quot;, &quot;; CHAR(34); [.I55]; CHAR(34); &quot;},&quot;) ; &quot;&quot;)">
            <text:p/>
          </table:table-cell>
          <table:table-cell table:formula="of:=IF( AND([.J55]&lt;&gt;&quot;&quot;; [.J55]&lt;&gt;&quot;-&quot;) ; COM.MICROSOFT.CONCAT(&quot;{&quot;;CHAR(34);[.$B$41];[.$R55];[.J$1];CHAR(34);&quot;, &quot;; CHAR(34); [.J55]; CHAR(34); &quot;},&quot;) ; &quot;&quot;)">
            <text:p/>
          </table:table-cell>
          <table:table-cell table:formula="of:=IF( AND([.K55]&lt;&gt;&quot;&quot;; [.K55]&lt;&gt;&quot;-&quot;) ; COM.MICROSOFT.CONCAT(&quot;{&quot;;CHAR(34);[.$B$41];[.$R55];[.K$1];CHAR(34);&quot;, &quot;; CHAR(34); [.K55]; CHAR(34); &quot;},&quot;) ; &quot;&quot;)">
            <text:p/>
          </table:table-cell>
          <table:table-cell table:formula="of:=IF( AND([.L55]&lt;&gt;&quot;&quot;; [.L55]&lt;&gt;&quot;-&quot;) ; COM.MICROSOFT.CONCAT(&quot;{&quot;;CHAR(34);[.$B$41];[.$R55];[.L$1];CHAR(34);&quot;, &quot;; CHAR(34); [.L55]; CHAR(34); &quot;},&quot;) ; &quot;&quot;)">
            <text:p/>
          </table:table-cell>
          <table:table-cell table:formula="of:=IF( AND([.M55]&lt;&gt;&quot;&quot;; [.M55]&lt;&gt;&quot;-&quot;) ; COM.MICROSOFT.CONCAT(&quot;{&quot;;CHAR(34);[.$B$41];[.$R55];[.M$1];CHAR(34);&quot;, &quot;; CHAR(34); [.M55]; CHAR(34); &quot;},&quot;) ; &quot;&quot;)">
            <text:p/>
          </table:table-cell>
          <table:table-cell table:formula="of:=IF( AND([.N55]&lt;&gt;&quot;&quot;; [.N55]&lt;&gt;&quot;-&quot;) ; COM.MICROSOFT.CONCAT(&quot;{&quot;;CHAR(34);[.$B$41];[.$R55];[.N$1];CHAR(34);&quot;, &quot;; CHAR(34); [.N55]; CHAR(34); &quot;},&quot;) ; &quot;&quot;)">
            <text:p/>
          </table:table-cell>
          <table:table-cell table:formula="of:=IF( AND([.O55]&lt;&gt;&quot;&quot;; [.O55]&lt;&gt;&quot;-&quot;) ; COM.MICROSOFT.CONCAT(&quot;{&quot;;CHAR(34);[.$B$41];[.$R55];[.O$1];CHAR(34);&quot;, &quot;; CHAR(34); [.O55]; CHAR(34); &quot;},&quot;) ; &quot;&quot;)">
            <text:p/>
          </table:table-cell>
          <table:table-cell table:formula="of:=IF( AND([.P55]&lt;&gt;&quot;&quot;; [.P55]&lt;&gt;&quot;-&quot;) ; COM.MICROSOFT.CONCAT(&quot;{&quot;;CHAR(34);[.$B$41];[.$R55];[.P$1];CHAR(34);&quot;, &quot;; CHAR(34); [.P55]; CHAR(34); &quot;},&quot;) ; &quot;&quot;)">
            <text:p/>
          </table:table-cell>
          <table:table-cell table:formula="of:=IF( AND([.Q55]&lt;&gt;&quot;&quot;; [.Q55]&lt;&gt;&quot;-&quot;) ; COM.MICROSOFT.CONCAT(&quot;{&quot;;CHAR(34);[.$B$41];[.$R55];[.Q$1];CHAR(34);&quot;, &quot;; CHAR(34); [.Q55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9"/>
          <table:table-cell table:style-name="ce236" office:value-type="string" calcext:value-type="string">
            <text:p>pop ix</text:p>
          </table:table-cell>
          <table:table-cell table:style-name="ce239"/>
          <table:table-cell table:style-name="ce236" office:value-type="string" calcext:value-type="string">
            <text:p>ex (sp),ix</text:p>
          </table:table-cell>
          <table:table-cell table:style-name="ce239"/>
          <table:table-cell table:style-name="ce236" office:value-type="string" calcext:value-type="string">
            <text:p>push ix</text:p>
          </table:table-cell>
          <table:table-cell table:style-name="ce239" table:number-columns-repeated="3"/>
          <table:table-cell table:style-name="ce236" office:value-type="string" calcext:value-type="string">
            <text:p>jp (ix)</text:p>
          </table:table-cell>
          <table:table-cell table:style-name="ce239" table:number-columns-repeated="5"/>
          <table:table-cell table:style-name="ce238"/>
          <table:table-cell table:style-name="ce234" office:value-type="string" calcext:value-type="string">
            <text:p>E</text:p>
          </table:table-cell>
          <table:table-cell table:formula="of:=IF( AND([.B56]&lt;&gt;&quot;&quot;; [.B56]&lt;&gt;&quot;-&quot;) ; COM.MICROSOFT.CONCAT(&quot;{&quot;;CHAR(34);[.$B$41];[.$R56];[.B$1];CHAR(34);&quot;, &quot;; CHAR(34); [.B56]; CHAR(34); &quot;},&quot;) ; &quot;&quot;)">
            <text:p/>
          </table:table-cell>
          <table:table-cell table:formula="of:=IF( AND([.C56]&lt;&gt;&quot;&quot;; [.C56]&lt;&gt;&quot;-&quot;) ; COM.MICROSOFT.CONCAT(&quot;{&quot;;CHAR(34);[.$B$41];[.$R56];[.C$1];CHAR(34);&quot;, &quot;; CHAR(34); [.C56]; CHAR(34); &quot;},&quot;) ; &quot;&quot;)" office:value-type="string" office:string-value="{&quot;DDE1&quot;, &quot;pop ix&quot;}," calcext:value-type="string">
            <text:p>{"DDE1", "pop ix"},</text:p>
          </table:table-cell>
          <table:table-cell table:formula="of:=IF( AND([.D56]&lt;&gt;&quot;&quot;; [.D56]&lt;&gt;&quot;-&quot;) ; COM.MICROSOFT.CONCAT(&quot;{&quot;;CHAR(34);[.$B$41];[.$R56];[.D$1];CHAR(34);&quot;, &quot;; CHAR(34); [.D56]; CHAR(34); &quot;},&quot;) ; &quot;&quot;)">
            <text:p/>
          </table:table-cell>
          <table:table-cell table:formula="of:=IF( AND([.E56]&lt;&gt;&quot;&quot;; [.E56]&lt;&gt;&quot;-&quot;) ; COM.MICROSOFT.CONCAT(&quot;{&quot;;CHAR(34);[.$B$41];[.$R56];[.E$1];CHAR(34);&quot;, &quot;; CHAR(34); [.E56]; CHAR(34); &quot;},&quot;) ; &quot;&quot;)" office:value-type="string" office:string-value="{&quot;DDE3&quot;, &quot;ex (sp),ix&quot;}," calcext:value-type="string">
            <text:p>{"DDE3", "ex (sp),ix"},</text:p>
          </table:table-cell>
          <table:table-cell table:formula="of:=IF( AND([.F56]&lt;&gt;&quot;&quot;; [.F56]&lt;&gt;&quot;-&quot;) ; COM.MICROSOFT.CONCAT(&quot;{&quot;;CHAR(34);[.$B$41];[.$R56];[.F$1];CHAR(34);&quot;, &quot;; CHAR(34); [.F56]; CHAR(34); &quot;},&quot;) ; &quot;&quot;)">
            <text:p/>
          </table:table-cell>
          <table:table-cell table:formula="of:=IF( AND([.G56]&lt;&gt;&quot;&quot;; [.G56]&lt;&gt;&quot;-&quot;) ; COM.MICROSOFT.CONCAT(&quot;{&quot;;CHAR(34);[.$B$41];[.$R56];[.G$1];CHAR(34);&quot;, &quot;; CHAR(34); [.G56]; CHAR(34); &quot;},&quot;) ; &quot;&quot;)" office:value-type="string" office:string-value="{&quot;DDE5&quot;, &quot;push ix&quot;}," calcext:value-type="string">
            <text:p>{"DDE5", "push ix"},</text:p>
          </table:table-cell>
          <table:table-cell table:formula="of:=IF( AND([.H56]&lt;&gt;&quot;&quot;; [.H56]&lt;&gt;&quot;-&quot;) ; COM.MICROSOFT.CONCAT(&quot;{&quot;;CHAR(34);[.$B$41];[.$R56];[.H$1];CHAR(34);&quot;, &quot;; CHAR(34); [.H56]; CHAR(34); &quot;},&quot;) ; &quot;&quot;)">
            <text:p/>
          </table:table-cell>
          <table:table-cell table:formula="of:=IF( AND([.I56]&lt;&gt;&quot;&quot;; [.I56]&lt;&gt;&quot;-&quot;) ; COM.MICROSOFT.CONCAT(&quot;{&quot;;CHAR(34);[.$B$41];[.$R56];[.I$1];CHAR(34);&quot;, &quot;; CHAR(34); [.I56]; CHAR(34); &quot;},&quot;) ; &quot;&quot;)">
            <text:p/>
          </table:table-cell>
          <table:table-cell table:formula="of:=IF( AND([.J56]&lt;&gt;&quot;&quot;; [.J56]&lt;&gt;&quot;-&quot;) ; COM.MICROSOFT.CONCAT(&quot;{&quot;;CHAR(34);[.$B$41];[.$R56];[.J$1];CHAR(34);&quot;, &quot;; CHAR(34); [.J56]; CHAR(34); &quot;},&quot;) ; &quot;&quot;)">
            <text:p/>
          </table:table-cell>
          <table:table-cell table:formula="of:=IF( AND([.K56]&lt;&gt;&quot;&quot;; [.K56]&lt;&gt;&quot;-&quot;) ; COM.MICROSOFT.CONCAT(&quot;{&quot;;CHAR(34);[.$B$41];[.$R56];[.K$1];CHAR(34);&quot;, &quot;; CHAR(34); [.K56]; CHAR(34); &quot;},&quot;) ; &quot;&quot;)" office:value-type="string" office:string-value="{&quot;DDE9&quot;, &quot;jp (ix)&quot;}," calcext:value-type="string">
            <text:p>{"DDE9", "jp (ix)"},</text:p>
          </table:table-cell>
          <table:table-cell table:formula="of:=IF( AND([.L56]&lt;&gt;&quot;&quot;; [.L56]&lt;&gt;&quot;-&quot;) ; COM.MICROSOFT.CONCAT(&quot;{&quot;;CHAR(34);[.$B$41];[.$R56];[.L$1];CHAR(34);&quot;, &quot;; CHAR(34); [.L56]; CHAR(34); &quot;},&quot;) ; &quot;&quot;)">
            <text:p/>
          </table:table-cell>
          <table:table-cell table:formula="of:=IF( AND([.M56]&lt;&gt;&quot;&quot;; [.M56]&lt;&gt;&quot;-&quot;) ; COM.MICROSOFT.CONCAT(&quot;{&quot;;CHAR(34);[.$B$41];[.$R56];[.M$1];CHAR(34);&quot;, &quot;; CHAR(34); [.M56]; CHAR(34); &quot;},&quot;) ; &quot;&quot;)">
            <text:p/>
          </table:table-cell>
          <table:table-cell table:formula="of:=IF( AND([.N56]&lt;&gt;&quot;&quot;; [.N56]&lt;&gt;&quot;-&quot;) ; COM.MICROSOFT.CONCAT(&quot;{&quot;;CHAR(34);[.$B$41];[.$R56];[.N$1];CHAR(34);&quot;, &quot;; CHAR(34); [.N56]; CHAR(34); &quot;},&quot;) ; &quot;&quot;)">
            <text:p/>
          </table:table-cell>
          <table:table-cell table:formula="of:=IF( AND([.O56]&lt;&gt;&quot;&quot;; [.O56]&lt;&gt;&quot;-&quot;) ; COM.MICROSOFT.CONCAT(&quot;{&quot;;CHAR(34);[.$B$41];[.$R56];[.O$1];CHAR(34);&quot;, &quot;; CHAR(34); [.O56]; CHAR(34); &quot;},&quot;) ; &quot;&quot;)">
            <text:p/>
          </table:table-cell>
          <table:table-cell table:formula="of:=IF( AND([.P56]&lt;&gt;&quot;&quot;; [.P56]&lt;&gt;&quot;-&quot;) ; COM.MICROSOFT.CONCAT(&quot;{&quot;;CHAR(34);[.$B$41];[.$R56];[.P$1];CHAR(34);&quot;, &quot;; CHAR(34); [.P56]; CHAR(34); &quot;},&quot;) ; &quot;&quot;)">
            <text:p/>
          </table:table-cell>
          <table:table-cell table:formula="of:=IF( AND([.Q56]&lt;&gt;&quot;&quot;; [.Q56]&lt;&gt;&quot;-&quot;) ; COM.MICROSOFT.CONCAT(&quot;{&quot;;CHAR(34);[.$B$41];[.$R56];[.Q$1];CHAR(34);&quot;, &quot;; CHAR(34); [.Q56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8"/>
          <table:table-cell table:style-name="ce239" table:number-columns-repeated="8"/>
          <table:table-cell table:style-name="ce236" office:value-type="string" calcext:value-type="string">
            <text:p>ld sp,ix</text:p>
          </table:table-cell>
          <table:table-cell table:style-name="ce238" table:number-columns-repeated="6"/>
          <table:table-cell table:style-name="ce234" office:value-type="string" calcext:value-type="string">
            <text:p>F</text:p>
          </table:table-cell>
          <table:table-cell table:formula="of:=IF( AND([.B57]&lt;&gt;&quot;&quot;; [.B57]&lt;&gt;&quot;-&quot;) ; COM.MICROSOFT.CONCAT(&quot;{&quot;;CHAR(34);[.$B$41];[.$R57];[.B$1];CHAR(34);&quot;, &quot;; CHAR(34); [.B57]; CHAR(34); &quot;},&quot;) ; &quot;&quot;)">
            <text:p/>
          </table:table-cell>
          <table:table-cell table:formula="of:=IF( AND([.C57]&lt;&gt;&quot;&quot;; [.C57]&lt;&gt;&quot;-&quot;) ; COM.MICROSOFT.CONCAT(&quot;{&quot;;CHAR(34);[.$B$41];[.$R57];[.C$1];CHAR(34);&quot;, &quot;; CHAR(34); [.C57]; CHAR(34); &quot;},&quot;) ; &quot;&quot;)">
            <text:p/>
          </table:table-cell>
          <table:table-cell table:formula="of:=IF( AND([.D57]&lt;&gt;&quot;&quot;; [.D57]&lt;&gt;&quot;-&quot;) ; COM.MICROSOFT.CONCAT(&quot;{&quot;;CHAR(34);[.$B$41];[.$R57];[.D$1];CHAR(34);&quot;, &quot;; CHAR(34); [.D57]; CHAR(34); &quot;},&quot;) ; &quot;&quot;)">
            <text:p/>
          </table:table-cell>
          <table:table-cell table:formula="of:=IF( AND([.E57]&lt;&gt;&quot;&quot;; [.E57]&lt;&gt;&quot;-&quot;) ; COM.MICROSOFT.CONCAT(&quot;{&quot;;CHAR(34);[.$B$41];[.$R57];[.E$1];CHAR(34);&quot;, &quot;; CHAR(34); [.E57]; CHAR(34); &quot;},&quot;) ; &quot;&quot;)">
            <text:p/>
          </table:table-cell>
          <table:table-cell table:formula="of:=IF( AND([.F57]&lt;&gt;&quot;&quot;; [.F57]&lt;&gt;&quot;-&quot;) ; COM.MICROSOFT.CONCAT(&quot;{&quot;;CHAR(34);[.$B$41];[.$R57];[.F$1];CHAR(34);&quot;, &quot;; CHAR(34); [.F57]; CHAR(34); &quot;},&quot;) ; &quot;&quot;)">
            <text:p/>
          </table:table-cell>
          <table:table-cell table:formula="of:=IF( AND([.G57]&lt;&gt;&quot;&quot;; [.G57]&lt;&gt;&quot;-&quot;) ; COM.MICROSOFT.CONCAT(&quot;{&quot;;CHAR(34);[.$B$41];[.$R57];[.G$1];CHAR(34);&quot;, &quot;; CHAR(34); [.G57]; CHAR(34); &quot;},&quot;) ; &quot;&quot;)">
            <text:p/>
          </table:table-cell>
          <table:table-cell table:formula="of:=IF( AND([.H57]&lt;&gt;&quot;&quot;; [.H57]&lt;&gt;&quot;-&quot;) ; COM.MICROSOFT.CONCAT(&quot;{&quot;;CHAR(34);[.$B$41];[.$R57];[.H$1];CHAR(34);&quot;, &quot;; CHAR(34); [.H57]; CHAR(34); &quot;},&quot;) ; &quot;&quot;)">
            <text:p/>
          </table:table-cell>
          <table:table-cell table:formula="of:=IF( AND([.I57]&lt;&gt;&quot;&quot;; [.I57]&lt;&gt;&quot;-&quot;) ; COM.MICROSOFT.CONCAT(&quot;{&quot;;CHAR(34);[.$B$41];[.$R57];[.I$1];CHAR(34);&quot;, &quot;; CHAR(34); [.I57]; CHAR(34); &quot;},&quot;) ; &quot;&quot;)">
            <text:p/>
          </table:table-cell>
          <table:table-cell table:formula="of:=IF( AND([.J57]&lt;&gt;&quot;&quot;; [.J57]&lt;&gt;&quot;-&quot;) ; COM.MICROSOFT.CONCAT(&quot;{&quot;;CHAR(34);[.$B$41];[.$R57];[.J$1];CHAR(34);&quot;, &quot;; CHAR(34); [.J57]; CHAR(34); &quot;},&quot;) ; &quot;&quot;)">
            <text:p/>
          </table:table-cell>
          <table:table-cell table:formula="of:=IF( AND([.K57]&lt;&gt;&quot;&quot;; [.K57]&lt;&gt;&quot;-&quot;) ; COM.MICROSOFT.CONCAT(&quot;{&quot;;CHAR(34);[.$B$41];[.$R57];[.K$1];CHAR(34);&quot;, &quot;; CHAR(34); [.K57]; CHAR(34); &quot;},&quot;) ; &quot;&quot;)" office:value-type="string" office:string-value="{&quot;DDF9&quot;, &quot;ld sp,ix&quot;}," calcext:value-type="string">
            <text:p>{"DDF9", "ld sp,ix"},</text:p>
          </table:table-cell>
          <table:table-cell table:formula="of:=IF( AND([.L57]&lt;&gt;&quot;&quot;; [.L57]&lt;&gt;&quot;-&quot;) ; COM.MICROSOFT.CONCAT(&quot;{&quot;;CHAR(34);[.$B$41];[.$R57];[.L$1];CHAR(34);&quot;, &quot;; CHAR(34); [.L57]; CHAR(34); &quot;},&quot;) ; &quot;&quot;)">
            <text:p/>
          </table:table-cell>
          <table:table-cell table:formula="of:=IF( AND([.M57]&lt;&gt;&quot;&quot;; [.M57]&lt;&gt;&quot;-&quot;) ; COM.MICROSOFT.CONCAT(&quot;{&quot;;CHAR(34);[.$B$41];[.$R57];[.M$1];CHAR(34);&quot;, &quot;; CHAR(34); [.M57]; CHAR(34); &quot;},&quot;) ; &quot;&quot;)">
            <text:p/>
          </table:table-cell>
          <table:table-cell table:formula="of:=IF( AND([.N57]&lt;&gt;&quot;&quot;; [.N57]&lt;&gt;&quot;-&quot;) ; COM.MICROSOFT.CONCAT(&quot;{&quot;;CHAR(34);[.$B$41];[.$R57];[.N$1];CHAR(34);&quot;, &quot;; CHAR(34); [.N57]; CHAR(34); &quot;},&quot;) ; &quot;&quot;)">
            <text:p/>
          </table:table-cell>
          <table:table-cell table:formula="of:=IF( AND([.O57]&lt;&gt;&quot;&quot;; [.O57]&lt;&gt;&quot;-&quot;) ; COM.MICROSOFT.CONCAT(&quot;{&quot;;CHAR(34);[.$B$41];[.$R57];[.O$1];CHAR(34);&quot;, &quot;; CHAR(34); [.O57]; CHAR(34); &quot;},&quot;) ; &quot;&quot;)">
            <text:p/>
          </table:table-cell>
          <table:table-cell table:formula="of:=IF( AND([.P57]&lt;&gt;&quot;&quot;; [.P57]&lt;&gt;&quot;-&quot;) ; COM.MICROSOFT.CONCAT(&quot;{&quot;;CHAR(34);[.$B$41];[.$R57];[.P$1];CHAR(34);&quot;, &quot;; CHAR(34); [.P57]; CHAR(34); &quot;},&quot;) ; &quot;&quot;)">
            <text:p/>
          </table:table-cell>
          <table:table-cell table:formula="of:=IF( AND([.Q57]&lt;&gt;&quot;&quot;; [.Q57]&lt;&gt;&quot;-&quot;) ; COM.MICROSOFT.CONCAT(&quot;{&quot;;CHAR(34);[.$B$41];[.$R57];[.Q$1];CHAR(34);&quot;, &quot;; CHAR(34); [.Q57]; CHAR(34); &quot;},&quot;) ; &quot;&quot;)">
            <text:p/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DDCB</text:p>
          </table:table-cell>
          <table:table-cell table:number-columns-repeated="1022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6" office:value-type="string" calcext:value-type="string">
            <text:p>rlc (ix+d),b</text:p>
          </table:table-cell>
          <table:table-cell table:style-name="ce236" office:value-type="string" calcext:value-type="string">
            <text:p>rlc (ix+d),c</text:p>
          </table:table-cell>
          <table:table-cell table:style-name="ce236" office:value-type="string" calcext:value-type="string">
            <text:p>rlc (ix+d),d</text:p>
          </table:table-cell>
          <table:table-cell table:style-name="ce236" office:value-type="string" calcext:value-type="string">
            <text:p>rlc (ix+d),e</text:p>
          </table:table-cell>
          <table:table-cell table:style-name="ce236" office:value-type="string" calcext:value-type="string">
            <text:p>rlc (ix+d),h</text:p>
          </table:table-cell>
          <table:table-cell table:style-name="ce236" office:value-type="string" calcext:value-type="string">
            <text:p>rlc (ix+d),l</text:p>
          </table:table-cell>
          <table:table-cell table:style-name="ce236" office:value-type="string" calcext:value-type="string">
            <text:p>rlc (ix+d)</text:p>
          </table:table-cell>
          <table:table-cell table:style-name="ce236" office:value-type="string" calcext:value-type="string">
            <text:p>rlc (ix+d),a</text:p>
          </table:table-cell>
          <table:table-cell table:style-name="ce236" office:value-type="string" calcext:value-type="string">
            <text:p>rrc (ix+d),b</text:p>
          </table:table-cell>
          <table:table-cell table:style-name="ce236" office:value-type="string" calcext:value-type="string">
            <text:p>rrc (ix+d),c</text:p>
          </table:table-cell>
          <table:table-cell table:style-name="ce236" office:value-type="string" calcext:value-type="string">
            <text:p>rrc (ix+d),d</text:p>
          </table:table-cell>
          <table:table-cell table:style-name="ce236" office:value-type="string" calcext:value-type="string">
            <text:p>rrc (ix+d),e</text:p>
          </table:table-cell>
          <table:table-cell table:style-name="ce236" office:value-type="string" calcext:value-type="string">
            <text:p>rrc (ix+d),h</text:p>
          </table:table-cell>
          <table:table-cell table:style-name="ce236" office:value-type="string" calcext:value-type="string">
            <text:p>rrc (ix+d),l</text:p>
          </table:table-cell>
          <table:table-cell table:style-name="ce236" office:value-type="string" calcext:value-type="string">
            <text:p>rrc (ix+d)</text:p>
          </table:table-cell>
          <table:table-cell table:style-name="ce236" office:value-type="string" calcext:value-type="string">
            <text:p>rrc (ix+d),a</text:p>
          </table:table-cell>
          <table:table-cell table:style-name="ce234" office:value-type="float" office:value="0" calcext:value-type="float">
            <text:p>0</text:p>
          </table:table-cell>
          <table:table-cell table:formula="of:=IF( AND([.B61]&lt;&gt;&quot;&quot;; [.B61]&lt;&gt;&quot;-&quot;) ; COM.MICROSOFT.CONCAT(&quot;{&quot;;CHAR(34);[.$B$60];[.$R61];[.B$1];CHAR(34);&quot;, &quot;; CHAR(34); [.B61]; CHAR(34); &quot;},&quot;) ; &quot;&quot;)" office:value-type="string" office:string-value="{&quot;DDCB00&quot;, &quot;rlc (ix+d),b&quot;}," calcext:value-type="string">
            <text:p>{"DDCB00", "rlc (ix+d),b"},</text:p>
          </table:table-cell>
          <table:table-cell table:formula="of:=IF( AND([.C61]&lt;&gt;&quot;&quot;; [.C61]&lt;&gt;&quot;-&quot;) ; COM.MICROSOFT.CONCAT(&quot;{&quot;;CHAR(34);[.$B$60];[.$R61];[.C$1];CHAR(34);&quot;, &quot;; CHAR(34); [.C61]; CHAR(34); &quot;},&quot;) ; &quot;&quot;)" office:value-type="string" office:string-value="{&quot;DDCB01&quot;, &quot;rlc (ix+d),c&quot;}," calcext:value-type="string">
            <text:p>{"DDCB01", "rlc (ix+d),c"},</text:p>
          </table:table-cell>
          <table:table-cell table:formula="of:=IF( AND([.D61]&lt;&gt;&quot;&quot;; [.D61]&lt;&gt;&quot;-&quot;) ; COM.MICROSOFT.CONCAT(&quot;{&quot;;CHAR(34);[.$B$60];[.$R61];[.D$1];CHAR(34);&quot;, &quot;; CHAR(34); [.D61]; CHAR(34); &quot;},&quot;) ; &quot;&quot;)" office:value-type="string" office:string-value="{&quot;DDCB02&quot;, &quot;rlc (ix+d),d&quot;}," calcext:value-type="string">
            <text:p>{"DDCB02", "rlc (ix+d),d"},</text:p>
          </table:table-cell>
          <table:table-cell table:formula="of:=IF( AND([.E61]&lt;&gt;&quot;&quot;; [.E61]&lt;&gt;&quot;-&quot;) ; COM.MICROSOFT.CONCAT(&quot;{&quot;;CHAR(34);[.$B$60];[.$R61];[.E$1];CHAR(34);&quot;, &quot;; CHAR(34); [.E61]; CHAR(34); &quot;},&quot;) ; &quot;&quot;)" office:value-type="string" office:string-value="{&quot;DDCB03&quot;, &quot;rlc (ix+d),e&quot;}," calcext:value-type="string">
            <text:p>{"DDCB03", "rlc (ix+d),e"},</text:p>
          </table:table-cell>
          <table:table-cell table:formula="of:=IF( AND([.F61]&lt;&gt;&quot;&quot;; [.F61]&lt;&gt;&quot;-&quot;) ; COM.MICROSOFT.CONCAT(&quot;{&quot;;CHAR(34);[.$B$60];[.$R61];[.F$1];CHAR(34);&quot;, &quot;; CHAR(34); [.F61]; CHAR(34); &quot;},&quot;) ; &quot;&quot;)" office:value-type="string" office:string-value="{&quot;DDCB04&quot;, &quot;rlc (ix+d),h&quot;}," calcext:value-type="string">
            <text:p>{"DDCB04", "rlc (ix+d),h"},</text:p>
          </table:table-cell>
          <table:table-cell table:formula="of:=IF( AND([.G61]&lt;&gt;&quot;&quot;; [.G61]&lt;&gt;&quot;-&quot;) ; COM.MICROSOFT.CONCAT(&quot;{&quot;;CHAR(34);[.$B$60];[.$R61];[.G$1];CHAR(34);&quot;, &quot;; CHAR(34); [.G61]; CHAR(34); &quot;},&quot;) ; &quot;&quot;)" office:value-type="string" office:string-value="{&quot;DDCB05&quot;, &quot;rlc (ix+d),l&quot;}," calcext:value-type="string">
            <text:p>{"DDCB05", "rlc (ix+d),l"},</text:p>
          </table:table-cell>
          <table:table-cell table:formula="of:=IF( AND([.H61]&lt;&gt;&quot;&quot;; [.H61]&lt;&gt;&quot;-&quot;) ; COM.MICROSOFT.CONCAT(&quot;{&quot;;CHAR(34);[.$B$60];[.$R61];[.H$1];CHAR(34);&quot;, &quot;; CHAR(34); [.H61]; CHAR(34); &quot;},&quot;) ; &quot;&quot;)" office:value-type="string" office:string-value="{&quot;DDCB06&quot;, &quot;rlc (ix+d)&quot;}," calcext:value-type="string">
            <text:p>{"DDCB06", "rlc (ix+d)"},</text:p>
          </table:table-cell>
          <table:table-cell table:formula="of:=IF( AND([.I61]&lt;&gt;&quot;&quot;; [.I61]&lt;&gt;&quot;-&quot;) ; COM.MICROSOFT.CONCAT(&quot;{&quot;;CHAR(34);[.$B$60];[.$R61];[.I$1];CHAR(34);&quot;, &quot;; CHAR(34); [.I61]; CHAR(34); &quot;},&quot;) ; &quot;&quot;)" office:value-type="string" office:string-value="{&quot;DDCB07&quot;, &quot;rlc (ix+d),a&quot;}," calcext:value-type="string">
            <text:p>{"DDCB07", "rlc (ix+d),a"},</text:p>
          </table:table-cell>
          <table:table-cell table:formula="of:=IF( AND([.J61]&lt;&gt;&quot;&quot;; [.J61]&lt;&gt;&quot;-&quot;) ; COM.MICROSOFT.CONCAT(&quot;{&quot;;CHAR(34);[.$B$60];[.$R61];[.J$1];CHAR(34);&quot;, &quot;; CHAR(34); [.J61]; CHAR(34); &quot;},&quot;) ; &quot;&quot;)" office:value-type="string" office:string-value="{&quot;DDCB08&quot;, &quot;rrc (ix+d),b&quot;}," calcext:value-type="string">
            <text:p>{"DDCB08", "rrc (ix+d),b"},</text:p>
          </table:table-cell>
          <table:table-cell table:formula="of:=IF( AND([.K61]&lt;&gt;&quot;&quot;; [.K61]&lt;&gt;&quot;-&quot;) ; COM.MICROSOFT.CONCAT(&quot;{&quot;;CHAR(34);[.$B$60];[.$R61];[.K$1];CHAR(34);&quot;, &quot;; CHAR(34); [.K61]; CHAR(34); &quot;},&quot;) ; &quot;&quot;)" office:value-type="string" office:string-value="{&quot;DDCB09&quot;, &quot;rrc (ix+d),c&quot;}," calcext:value-type="string">
            <text:p>{"DDCB09", "rrc (ix+d),c"},</text:p>
          </table:table-cell>
          <table:table-cell table:formula="of:=IF( AND([.L61]&lt;&gt;&quot;&quot;; [.L61]&lt;&gt;&quot;-&quot;) ; COM.MICROSOFT.CONCAT(&quot;{&quot;;CHAR(34);[.$B$60];[.$R61];[.L$1];CHAR(34);&quot;, &quot;; CHAR(34); [.L61]; CHAR(34); &quot;},&quot;) ; &quot;&quot;)" office:value-type="string" office:string-value="{&quot;DDCB0A&quot;, &quot;rrc (ix+d),d&quot;}," calcext:value-type="string">
            <text:p>{"DDCB0A", "rrc (ix+d),d"},</text:p>
          </table:table-cell>
          <table:table-cell table:formula="of:=IF( AND([.M61]&lt;&gt;&quot;&quot;; [.M61]&lt;&gt;&quot;-&quot;) ; COM.MICROSOFT.CONCAT(&quot;{&quot;;CHAR(34);[.$B$60];[.$R61];[.M$1];CHAR(34);&quot;, &quot;; CHAR(34); [.M61]; CHAR(34); &quot;},&quot;) ; &quot;&quot;)" office:value-type="string" office:string-value="{&quot;DDCB0B&quot;, &quot;rrc (ix+d),e&quot;}," calcext:value-type="string">
            <text:p>{"DDCB0B", "rrc (ix+d),e"},</text:p>
          </table:table-cell>
          <table:table-cell table:formula="of:=IF( AND([.N61]&lt;&gt;&quot;&quot;; [.N61]&lt;&gt;&quot;-&quot;) ; COM.MICROSOFT.CONCAT(&quot;{&quot;;CHAR(34);[.$B$60];[.$R61];[.N$1];CHAR(34);&quot;, &quot;; CHAR(34); [.N61]; CHAR(34); &quot;},&quot;) ; &quot;&quot;)" office:value-type="string" office:string-value="{&quot;DDCB0C&quot;, &quot;rrc (ix+d),h&quot;}," calcext:value-type="string">
            <text:p>{"DDCB0C", "rrc (ix+d),h"},</text:p>
          </table:table-cell>
          <table:table-cell table:formula="of:=IF( AND([.O61]&lt;&gt;&quot;&quot;; [.O61]&lt;&gt;&quot;-&quot;) ; COM.MICROSOFT.CONCAT(&quot;{&quot;;CHAR(34);[.$B$60];[.$R61];[.O$1];CHAR(34);&quot;, &quot;; CHAR(34); [.O61]; CHAR(34); &quot;},&quot;) ; &quot;&quot;)" office:value-type="string" office:string-value="{&quot;DDCB0D&quot;, &quot;rrc (ix+d),l&quot;}," calcext:value-type="string">
            <text:p>{"DDCB0D", "rrc (ix+d),l"},</text:p>
          </table:table-cell>
          <table:table-cell table:formula="of:=IF( AND([.P61]&lt;&gt;&quot;&quot;; [.P61]&lt;&gt;&quot;-&quot;) ; COM.MICROSOFT.CONCAT(&quot;{&quot;;CHAR(34);[.$B$60];[.$R61];[.P$1];CHAR(34);&quot;, &quot;; CHAR(34); [.P61]; CHAR(34); &quot;},&quot;) ; &quot;&quot;)" office:value-type="string" office:string-value="{&quot;DDCB0E&quot;, &quot;rrc (ix+d)&quot;}," calcext:value-type="string">
            <text:p>{"DDCB0E", "rrc (ix+d)"},</text:p>
          </table:table-cell>
          <table:table-cell table:formula="of:=IF( AND([.Q61]&lt;&gt;&quot;&quot;; [.Q61]&lt;&gt;&quot;-&quot;) ; COM.MICROSOFT.CONCAT(&quot;{&quot;;CHAR(34);[.$B$60];[.$R61];[.Q$1];CHAR(34);&quot;, &quot;; CHAR(34); [.Q61]; CHAR(34); &quot;},&quot;) ; &quot;&quot;)" office:value-type="string" office:string-value="{&quot;DDCB0F&quot;, &quot;rrc (ix+d),a&quot;}," calcext:value-type="string">
            <text:p>{"DDCB0F", "rrc (ix+d)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l (ix+d),b</text:p>
          </table:table-cell>
          <table:table-cell table:style-name="ce236" office:value-type="string" calcext:value-type="string">
            <text:p>rl (ix+d),c</text:p>
          </table:table-cell>
          <table:table-cell table:style-name="ce236" office:value-type="string" calcext:value-type="string">
            <text:p>rl (ix+d),d</text:p>
          </table:table-cell>
          <table:table-cell table:style-name="ce236" office:value-type="string" calcext:value-type="string">
            <text:p>rl (ix+d),e</text:p>
          </table:table-cell>
          <table:table-cell table:style-name="ce236" office:value-type="string" calcext:value-type="string">
            <text:p>rl (ix+d),h</text:p>
          </table:table-cell>
          <table:table-cell table:style-name="ce236" office:value-type="string" calcext:value-type="string">
            <text:p>rl (ix+d),l</text:p>
          </table:table-cell>
          <table:table-cell table:style-name="ce236" office:value-type="string" calcext:value-type="string">
            <text:p>rl (ix+d)</text:p>
          </table:table-cell>
          <table:table-cell table:style-name="ce236" office:value-type="string" calcext:value-type="string">
            <text:p>rl (ix+d),a</text:p>
          </table:table-cell>
          <table:table-cell table:style-name="ce236" office:value-type="string" calcext:value-type="string">
            <text:p>rr (ix+d),b</text:p>
          </table:table-cell>
          <table:table-cell table:style-name="ce236" office:value-type="string" calcext:value-type="string">
            <text:p>rr (ix+d),c</text:p>
          </table:table-cell>
          <table:table-cell table:style-name="ce236" office:value-type="string" calcext:value-type="string">
            <text:p>rr (ix+d),d</text:p>
          </table:table-cell>
          <table:table-cell table:style-name="ce236" office:value-type="string" calcext:value-type="string">
            <text:p>rr (ix+d),e</text:p>
          </table:table-cell>
          <table:table-cell table:style-name="ce236" office:value-type="string" calcext:value-type="string">
            <text:p>rr (ix+d),h</text:p>
          </table:table-cell>
          <table:table-cell table:style-name="ce236" office:value-type="string" calcext:value-type="string">
            <text:p>rr (ix+d),l</text:p>
          </table:table-cell>
          <table:table-cell table:style-name="ce236" office:value-type="string" calcext:value-type="string">
            <text:p>rr (ix+d)</text:p>
          </table:table-cell>
          <table:table-cell table:style-name="ce236" office:value-type="string" calcext:value-type="string">
            <text:p>rr (ix+d),a</text:p>
          </table:table-cell>
          <table:table-cell table:style-name="ce234" office:value-type="float" office:value="1" calcext:value-type="float">
            <text:p>1</text:p>
          </table:table-cell>
          <table:table-cell table:formula="of:=IF( AND([.B62]&lt;&gt;&quot;&quot;; [.B62]&lt;&gt;&quot;-&quot;) ; COM.MICROSOFT.CONCAT(&quot;{&quot;;CHAR(34);[.$B$60];[.$R62];[.B$1];CHAR(34);&quot;, &quot;; CHAR(34); [.B62]; CHAR(34); &quot;},&quot;) ; &quot;&quot;)" office:value-type="string" office:string-value="{&quot;DDCB10&quot;, &quot;rl (ix+d),b&quot;}," calcext:value-type="string">
            <text:p>{"DDCB10", "rl (ix+d),b"},</text:p>
          </table:table-cell>
          <table:table-cell table:formula="of:=IF( AND([.C62]&lt;&gt;&quot;&quot;; [.C62]&lt;&gt;&quot;-&quot;) ; COM.MICROSOFT.CONCAT(&quot;{&quot;;CHAR(34);[.$B$60];[.$R62];[.C$1];CHAR(34);&quot;, &quot;; CHAR(34); [.C62]; CHAR(34); &quot;},&quot;) ; &quot;&quot;)" office:value-type="string" office:string-value="{&quot;DDCB11&quot;, &quot;rl (ix+d),c&quot;}," calcext:value-type="string">
            <text:p>{"DDCB11", "rl (ix+d),c"},</text:p>
          </table:table-cell>
          <table:table-cell table:formula="of:=IF( AND([.D62]&lt;&gt;&quot;&quot;; [.D62]&lt;&gt;&quot;-&quot;) ; COM.MICROSOFT.CONCAT(&quot;{&quot;;CHAR(34);[.$B$60];[.$R62];[.D$1];CHAR(34);&quot;, &quot;; CHAR(34); [.D62]; CHAR(34); &quot;},&quot;) ; &quot;&quot;)" office:value-type="string" office:string-value="{&quot;DDCB12&quot;, &quot;rl (ix+d),d&quot;}," calcext:value-type="string">
            <text:p>{"DDCB12", "rl (ix+d),d"},</text:p>
          </table:table-cell>
          <table:table-cell table:formula="of:=IF( AND([.E62]&lt;&gt;&quot;&quot;; [.E62]&lt;&gt;&quot;-&quot;) ; COM.MICROSOFT.CONCAT(&quot;{&quot;;CHAR(34);[.$B$60];[.$R62];[.E$1];CHAR(34);&quot;, &quot;; CHAR(34); [.E62]; CHAR(34); &quot;},&quot;) ; &quot;&quot;)" office:value-type="string" office:string-value="{&quot;DDCB13&quot;, &quot;rl (ix+d),e&quot;}," calcext:value-type="string">
            <text:p>{"DDCB13", "rl (ix+d),e"},</text:p>
          </table:table-cell>
          <table:table-cell table:formula="of:=IF( AND([.F62]&lt;&gt;&quot;&quot;; [.F62]&lt;&gt;&quot;-&quot;) ; COM.MICROSOFT.CONCAT(&quot;{&quot;;CHAR(34);[.$B$60];[.$R62];[.F$1];CHAR(34);&quot;, &quot;; CHAR(34); [.F62]; CHAR(34); &quot;},&quot;) ; &quot;&quot;)" office:value-type="string" office:string-value="{&quot;DDCB14&quot;, &quot;rl (ix+d),h&quot;}," calcext:value-type="string">
            <text:p>{"DDCB14", "rl (ix+d),h"},</text:p>
          </table:table-cell>
          <table:table-cell table:formula="of:=IF( AND([.G62]&lt;&gt;&quot;&quot;; [.G62]&lt;&gt;&quot;-&quot;) ; COM.MICROSOFT.CONCAT(&quot;{&quot;;CHAR(34);[.$B$60];[.$R62];[.G$1];CHAR(34);&quot;, &quot;; CHAR(34); [.G62]; CHAR(34); &quot;},&quot;) ; &quot;&quot;)" office:value-type="string" office:string-value="{&quot;DDCB15&quot;, &quot;rl (ix+d),l&quot;}," calcext:value-type="string">
            <text:p>{"DDCB15", "rl (ix+d),l"},</text:p>
          </table:table-cell>
          <table:table-cell table:formula="of:=IF( AND([.H62]&lt;&gt;&quot;&quot;; [.H62]&lt;&gt;&quot;-&quot;) ; COM.MICROSOFT.CONCAT(&quot;{&quot;;CHAR(34);[.$B$60];[.$R62];[.H$1];CHAR(34);&quot;, &quot;; CHAR(34); [.H62]; CHAR(34); &quot;},&quot;) ; &quot;&quot;)" office:value-type="string" office:string-value="{&quot;DDCB16&quot;, &quot;rl (ix+d)&quot;}," calcext:value-type="string">
            <text:p>{"DDCB16", "rl (ix+d)"},</text:p>
          </table:table-cell>
          <table:table-cell table:formula="of:=IF( AND([.I62]&lt;&gt;&quot;&quot;; [.I62]&lt;&gt;&quot;-&quot;) ; COM.MICROSOFT.CONCAT(&quot;{&quot;;CHAR(34);[.$B$60];[.$R62];[.I$1];CHAR(34);&quot;, &quot;; CHAR(34); [.I62]; CHAR(34); &quot;},&quot;) ; &quot;&quot;)" office:value-type="string" office:string-value="{&quot;DDCB17&quot;, &quot;rl (ix+d),a&quot;}," calcext:value-type="string">
            <text:p>{"DDCB17", "rl (ix+d),a"},</text:p>
          </table:table-cell>
          <table:table-cell table:formula="of:=IF( AND([.J62]&lt;&gt;&quot;&quot;; [.J62]&lt;&gt;&quot;-&quot;) ; COM.MICROSOFT.CONCAT(&quot;{&quot;;CHAR(34);[.$B$60];[.$R62];[.J$1];CHAR(34);&quot;, &quot;; CHAR(34); [.J62]; CHAR(34); &quot;},&quot;) ; &quot;&quot;)" office:value-type="string" office:string-value="{&quot;DDCB18&quot;, &quot;rr (ix+d),b&quot;}," calcext:value-type="string">
            <text:p>{"DDCB18", "rr (ix+d),b"},</text:p>
          </table:table-cell>
          <table:table-cell table:formula="of:=IF( AND([.K62]&lt;&gt;&quot;&quot;; [.K62]&lt;&gt;&quot;-&quot;) ; COM.MICROSOFT.CONCAT(&quot;{&quot;;CHAR(34);[.$B$60];[.$R62];[.K$1];CHAR(34);&quot;, &quot;; CHAR(34); [.K62]; CHAR(34); &quot;},&quot;) ; &quot;&quot;)" office:value-type="string" office:string-value="{&quot;DDCB19&quot;, &quot;rr (ix+d),c&quot;}," calcext:value-type="string">
            <text:p>{"DDCB19", "rr (ix+d),c"},</text:p>
          </table:table-cell>
          <table:table-cell table:formula="of:=IF( AND([.L62]&lt;&gt;&quot;&quot;; [.L62]&lt;&gt;&quot;-&quot;) ; COM.MICROSOFT.CONCAT(&quot;{&quot;;CHAR(34);[.$B$60];[.$R62];[.L$1];CHAR(34);&quot;, &quot;; CHAR(34); [.L62]; CHAR(34); &quot;},&quot;) ; &quot;&quot;)" office:value-type="string" office:string-value="{&quot;DDCB1A&quot;, &quot;rr (ix+d),d&quot;}," calcext:value-type="string">
            <text:p>{"DDCB1A", "rr (ix+d),d"},</text:p>
          </table:table-cell>
          <table:table-cell table:formula="of:=IF( AND([.M62]&lt;&gt;&quot;&quot;; [.M62]&lt;&gt;&quot;-&quot;) ; COM.MICROSOFT.CONCAT(&quot;{&quot;;CHAR(34);[.$B$60];[.$R62];[.M$1];CHAR(34);&quot;, &quot;; CHAR(34); [.M62]; CHAR(34); &quot;},&quot;) ; &quot;&quot;)" office:value-type="string" office:string-value="{&quot;DDCB1B&quot;, &quot;rr (ix+d),e&quot;}," calcext:value-type="string">
            <text:p>{"DDCB1B", "rr (ix+d),e"},</text:p>
          </table:table-cell>
          <table:table-cell table:formula="of:=IF( AND([.N62]&lt;&gt;&quot;&quot;; [.N62]&lt;&gt;&quot;-&quot;) ; COM.MICROSOFT.CONCAT(&quot;{&quot;;CHAR(34);[.$B$60];[.$R62];[.N$1];CHAR(34);&quot;, &quot;; CHAR(34); [.N62]; CHAR(34); &quot;},&quot;) ; &quot;&quot;)" office:value-type="string" office:string-value="{&quot;DDCB1C&quot;, &quot;rr (ix+d),h&quot;}," calcext:value-type="string">
            <text:p>{"DDCB1C", "rr (ix+d),h"},</text:p>
          </table:table-cell>
          <table:table-cell table:formula="of:=IF( AND([.O62]&lt;&gt;&quot;&quot;; [.O62]&lt;&gt;&quot;-&quot;) ; COM.MICROSOFT.CONCAT(&quot;{&quot;;CHAR(34);[.$B$60];[.$R62];[.O$1];CHAR(34);&quot;, &quot;; CHAR(34); [.O62]; CHAR(34); &quot;},&quot;) ; &quot;&quot;)" office:value-type="string" office:string-value="{&quot;DDCB1D&quot;, &quot;rr (ix+d),l&quot;}," calcext:value-type="string">
            <text:p>{"DDCB1D", "rr (ix+d),l"},</text:p>
          </table:table-cell>
          <table:table-cell table:formula="of:=IF( AND([.P62]&lt;&gt;&quot;&quot;; [.P62]&lt;&gt;&quot;-&quot;) ; COM.MICROSOFT.CONCAT(&quot;{&quot;;CHAR(34);[.$B$60];[.$R62];[.P$1];CHAR(34);&quot;, &quot;; CHAR(34); [.P62]; CHAR(34); &quot;},&quot;) ; &quot;&quot;)" office:value-type="string" office:string-value="{&quot;DDCB1E&quot;, &quot;rr (ix+d)&quot;}," calcext:value-type="string">
            <text:p>{"DDCB1E", "rr (ix+d)"},</text:p>
          </table:table-cell>
          <table:table-cell table:formula="of:=IF( AND([.Q62]&lt;&gt;&quot;&quot;; [.Q62]&lt;&gt;&quot;-&quot;) ; COM.MICROSOFT.CONCAT(&quot;{&quot;;CHAR(34);[.$B$60];[.$R62];[.Q$1];CHAR(34);&quot;, &quot;; CHAR(34); [.Q62]; CHAR(34); &quot;},&quot;) ; &quot;&quot;)" office:value-type="string" office:string-value="{&quot;DDCB1F&quot;, &quot;rr (ix+d),a&quot;}," calcext:value-type="string">
            <text:p>{"DDCB1F", "rr (ix+d)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6" office:value-type="string" calcext:value-type="string">
            <text:p>sla (ix+d),b</text:p>
          </table:table-cell>
          <table:table-cell table:style-name="ce236" office:value-type="string" calcext:value-type="string">
            <text:p>sla (ix+d),c</text:p>
          </table:table-cell>
          <table:table-cell table:style-name="ce236" office:value-type="string" calcext:value-type="string">
            <text:p>sla (ix+d),d</text:p>
          </table:table-cell>
          <table:table-cell table:style-name="ce236" office:value-type="string" calcext:value-type="string">
            <text:p>sla (ix+d),e</text:p>
          </table:table-cell>
          <table:table-cell table:style-name="ce236" office:value-type="string" calcext:value-type="string">
            <text:p>sla (ix+d),h</text:p>
          </table:table-cell>
          <table:table-cell table:style-name="ce236" office:value-type="string" calcext:value-type="string">
            <text:p>sla (ix+d),l</text:p>
          </table:table-cell>
          <table:table-cell table:style-name="ce236" office:value-type="string" calcext:value-type="string">
            <text:p>sla (ix+d)</text:p>
          </table:table-cell>
          <table:table-cell table:style-name="ce236" office:value-type="string" calcext:value-type="string">
            <text:p>sla (ix+d),a</text:p>
          </table:table-cell>
          <table:table-cell table:style-name="ce236" office:value-type="string" calcext:value-type="string">
            <text:p>sra (ix+d),b</text:p>
          </table:table-cell>
          <table:table-cell table:style-name="ce236" office:value-type="string" calcext:value-type="string">
            <text:p>sra (ix+d),c</text:p>
          </table:table-cell>
          <table:table-cell table:style-name="ce236" office:value-type="string" calcext:value-type="string">
            <text:p>sra (ix+d),d</text:p>
          </table:table-cell>
          <table:table-cell table:style-name="ce236" office:value-type="string" calcext:value-type="string">
            <text:p>sra (ix+d),e</text:p>
          </table:table-cell>
          <table:table-cell table:style-name="ce236" office:value-type="string" calcext:value-type="string">
            <text:p>sra (ix+d),h</text:p>
          </table:table-cell>
          <table:table-cell table:style-name="ce236" office:value-type="string" calcext:value-type="string">
            <text:p>sra (ix+d),l</text:p>
          </table:table-cell>
          <table:table-cell table:style-name="ce236" office:value-type="string" calcext:value-type="string">
            <text:p>sra (ix+d)</text:p>
          </table:table-cell>
          <table:table-cell table:style-name="ce236" office:value-type="string" calcext:value-type="string">
            <text:p>sra (ix+d),a</text:p>
          </table:table-cell>
          <table:table-cell table:style-name="ce234" office:value-type="float" office:value="2" calcext:value-type="float">
            <text:p>2</text:p>
          </table:table-cell>
          <table:table-cell table:formula="of:=IF( AND([.B63]&lt;&gt;&quot;&quot;; [.B63]&lt;&gt;&quot;-&quot;) ; COM.MICROSOFT.CONCAT(&quot;{&quot;;CHAR(34);[.$B$60];[.$R63];[.B$1];CHAR(34);&quot;, &quot;; CHAR(34); [.B63]; CHAR(34); &quot;},&quot;) ; &quot;&quot;)" office:value-type="string" office:string-value="{&quot;DDCB20&quot;, &quot;sla (ix+d),b&quot;}," calcext:value-type="string">
            <text:p>{"DDCB20", "sla (ix+d),b"},</text:p>
          </table:table-cell>
          <table:table-cell table:formula="of:=IF( AND([.C63]&lt;&gt;&quot;&quot;; [.C63]&lt;&gt;&quot;-&quot;) ; COM.MICROSOFT.CONCAT(&quot;{&quot;;CHAR(34);[.$B$60];[.$R63];[.C$1];CHAR(34);&quot;, &quot;; CHAR(34); [.C63]; CHAR(34); &quot;},&quot;) ; &quot;&quot;)" office:value-type="string" office:string-value="{&quot;DDCB21&quot;, &quot;sla (ix+d),c&quot;}," calcext:value-type="string">
            <text:p>{"DDCB21", "sla (ix+d),c"},</text:p>
          </table:table-cell>
          <table:table-cell table:formula="of:=IF( AND([.D63]&lt;&gt;&quot;&quot;; [.D63]&lt;&gt;&quot;-&quot;) ; COM.MICROSOFT.CONCAT(&quot;{&quot;;CHAR(34);[.$B$60];[.$R63];[.D$1];CHAR(34);&quot;, &quot;; CHAR(34); [.D63]; CHAR(34); &quot;},&quot;) ; &quot;&quot;)" office:value-type="string" office:string-value="{&quot;DDCB22&quot;, &quot;sla (ix+d),d&quot;}," calcext:value-type="string">
            <text:p>{"DDCB22", "sla (ix+d),d"},</text:p>
          </table:table-cell>
          <table:table-cell table:formula="of:=IF( AND([.E63]&lt;&gt;&quot;&quot;; [.E63]&lt;&gt;&quot;-&quot;) ; COM.MICROSOFT.CONCAT(&quot;{&quot;;CHAR(34);[.$B$60];[.$R63];[.E$1];CHAR(34);&quot;, &quot;; CHAR(34); [.E63]; CHAR(34); &quot;},&quot;) ; &quot;&quot;)" office:value-type="string" office:string-value="{&quot;DDCB23&quot;, &quot;sla (ix+d),e&quot;}," calcext:value-type="string">
            <text:p>{"DDCB23", "sla (ix+d),e"},</text:p>
          </table:table-cell>
          <table:table-cell table:formula="of:=IF( AND([.F63]&lt;&gt;&quot;&quot;; [.F63]&lt;&gt;&quot;-&quot;) ; COM.MICROSOFT.CONCAT(&quot;{&quot;;CHAR(34);[.$B$60];[.$R63];[.F$1];CHAR(34);&quot;, &quot;; CHAR(34); [.F63]; CHAR(34); &quot;},&quot;) ; &quot;&quot;)" office:value-type="string" office:string-value="{&quot;DDCB24&quot;, &quot;sla (ix+d),h&quot;}," calcext:value-type="string">
            <text:p>{"DDCB24", "sla (ix+d),h"},</text:p>
          </table:table-cell>
          <table:table-cell table:formula="of:=IF( AND([.G63]&lt;&gt;&quot;&quot;; [.G63]&lt;&gt;&quot;-&quot;) ; COM.MICROSOFT.CONCAT(&quot;{&quot;;CHAR(34);[.$B$60];[.$R63];[.G$1];CHAR(34);&quot;, &quot;; CHAR(34); [.G63]; CHAR(34); &quot;},&quot;) ; &quot;&quot;)" office:value-type="string" office:string-value="{&quot;DDCB25&quot;, &quot;sla (ix+d),l&quot;}," calcext:value-type="string">
            <text:p>{"DDCB25", "sla (ix+d),l"},</text:p>
          </table:table-cell>
          <table:table-cell table:formula="of:=IF( AND([.H63]&lt;&gt;&quot;&quot;; [.H63]&lt;&gt;&quot;-&quot;) ; COM.MICROSOFT.CONCAT(&quot;{&quot;;CHAR(34);[.$B$60];[.$R63];[.H$1];CHAR(34);&quot;, &quot;; CHAR(34); [.H63]; CHAR(34); &quot;},&quot;) ; &quot;&quot;)" office:value-type="string" office:string-value="{&quot;DDCB26&quot;, &quot;sla (ix+d)&quot;}," calcext:value-type="string">
            <text:p>{"DDCB26", "sla (ix+d)"},</text:p>
          </table:table-cell>
          <table:table-cell table:formula="of:=IF( AND([.I63]&lt;&gt;&quot;&quot;; [.I63]&lt;&gt;&quot;-&quot;) ; COM.MICROSOFT.CONCAT(&quot;{&quot;;CHAR(34);[.$B$60];[.$R63];[.I$1];CHAR(34);&quot;, &quot;; CHAR(34); [.I63]; CHAR(34); &quot;},&quot;) ; &quot;&quot;)" office:value-type="string" office:string-value="{&quot;DDCB27&quot;, &quot;sla (ix+d),a&quot;}," calcext:value-type="string">
            <text:p>{"DDCB27", "sla (ix+d),a"},</text:p>
          </table:table-cell>
          <table:table-cell table:formula="of:=IF( AND([.J63]&lt;&gt;&quot;&quot;; [.J63]&lt;&gt;&quot;-&quot;) ; COM.MICROSOFT.CONCAT(&quot;{&quot;;CHAR(34);[.$B$60];[.$R63];[.J$1];CHAR(34);&quot;, &quot;; CHAR(34); [.J63]; CHAR(34); &quot;},&quot;) ; &quot;&quot;)" office:value-type="string" office:string-value="{&quot;DDCB28&quot;, &quot;sra (ix+d),b&quot;}," calcext:value-type="string">
            <text:p>{"DDCB28", "sra (ix+d),b"},</text:p>
          </table:table-cell>
          <table:table-cell table:formula="of:=IF( AND([.K63]&lt;&gt;&quot;&quot;; [.K63]&lt;&gt;&quot;-&quot;) ; COM.MICROSOFT.CONCAT(&quot;{&quot;;CHAR(34);[.$B$60];[.$R63];[.K$1];CHAR(34);&quot;, &quot;; CHAR(34); [.K63]; CHAR(34); &quot;},&quot;) ; &quot;&quot;)" office:value-type="string" office:string-value="{&quot;DDCB29&quot;, &quot;sra (ix+d),c&quot;}," calcext:value-type="string">
            <text:p>{"DDCB29", "sra (ix+d),c"},</text:p>
          </table:table-cell>
          <table:table-cell table:formula="of:=IF( AND([.L63]&lt;&gt;&quot;&quot;; [.L63]&lt;&gt;&quot;-&quot;) ; COM.MICROSOFT.CONCAT(&quot;{&quot;;CHAR(34);[.$B$60];[.$R63];[.L$1];CHAR(34);&quot;, &quot;; CHAR(34); [.L63]; CHAR(34); &quot;},&quot;) ; &quot;&quot;)" office:value-type="string" office:string-value="{&quot;DDCB2A&quot;, &quot;sra (ix+d),d&quot;}," calcext:value-type="string">
            <text:p>{"DDCB2A", "sra (ix+d),d"},</text:p>
          </table:table-cell>
          <table:table-cell table:formula="of:=IF( AND([.M63]&lt;&gt;&quot;&quot;; [.M63]&lt;&gt;&quot;-&quot;) ; COM.MICROSOFT.CONCAT(&quot;{&quot;;CHAR(34);[.$B$60];[.$R63];[.M$1];CHAR(34);&quot;, &quot;; CHAR(34); [.M63]; CHAR(34); &quot;},&quot;) ; &quot;&quot;)" office:value-type="string" office:string-value="{&quot;DDCB2B&quot;, &quot;sra (ix+d),e&quot;}," calcext:value-type="string">
            <text:p>{"DDCB2B", "sra (ix+d),e"},</text:p>
          </table:table-cell>
          <table:table-cell table:formula="of:=IF( AND([.N63]&lt;&gt;&quot;&quot;; [.N63]&lt;&gt;&quot;-&quot;) ; COM.MICROSOFT.CONCAT(&quot;{&quot;;CHAR(34);[.$B$60];[.$R63];[.N$1];CHAR(34);&quot;, &quot;; CHAR(34); [.N63]; CHAR(34); &quot;},&quot;) ; &quot;&quot;)" office:value-type="string" office:string-value="{&quot;DDCB2C&quot;, &quot;sra (ix+d),h&quot;}," calcext:value-type="string">
            <text:p>{"DDCB2C", "sra (ix+d),h"},</text:p>
          </table:table-cell>
          <table:table-cell table:formula="of:=IF( AND([.O63]&lt;&gt;&quot;&quot;; [.O63]&lt;&gt;&quot;-&quot;) ; COM.MICROSOFT.CONCAT(&quot;{&quot;;CHAR(34);[.$B$60];[.$R63];[.O$1];CHAR(34);&quot;, &quot;; CHAR(34); [.O63]; CHAR(34); &quot;},&quot;) ; &quot;&quot;)" office:value-type="string" office:string-value="{&quot;DDCB2D&quot;, &quot;sra (ix+d),l&quot;}," calcext:value-type="string">
            <text:p>{"DDCB2D", "sra (ix+d),l"},</text:p>
          </table:table-cell>
          <table:table-cell table:formula="of:=IF( AND([.P63]&lt;&gt;&quot;&quot;; [.P63]&lt;&gt;&quot;-&quot;) ; COM.MICROSOFT.CONCAT(&quot;{&quot;;CHAR(34);[.$B$60];[.$R63];[.P$1];CHAR(34);&quot;, &quot;; CHAR(34); [.P63]; CHAR(34); &quot;},&quot;) ; &quot;&quot;)" office:value-type="string" office:string-value="{&quot;DDCB2E&quot;, &quot;sra (ix+d)&quot;}," calcext:value-type="string">
            <text:p>{"DDCB2E", "sra (ix+d)"},</text:p>
          </table:table-cell>
          <table:table-cell table:formula="of:=IF( AND([.Q63]&lt;&gt;&quot;&quot;; [.Q63]&lt;&gt;&quot;-&quot;) ; COM.MICROSOFT.CONCAT(&quot;{&quot;;CHAR(34);[.$B$60];[.$R63];[.Q$1];CHAR(34);&quot;, &quot;; CHAR(34); [.Q63]; CHAR(34); &quot;},&quot;) ; &quot;&quot;)" office:value-type="string" office:string-value="{&quot;DDCB2F&quot;, &quot;sra (ix+d),a&quot;}," calcext:value-type="string">
            <text:p>{"DDCB2F", "sra (ix+d)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6" office:value-type="string" calcext:value-type="string">
            <text:p>sll (ix+d),b</text:p>
          </table:table-cell>
          <table:table-cell table:style-name="ce236" office:value-type="string" calcext:value-type="string">
            <text:p>sll (ix+d),c</text:p>
          </table:table-cell>
          <table:table-cell table:style-name="ce236" office:value-type="string" calcext:value-type="string">
            <text:p>sll (ix+d),d</text:p>
          </table:table-cell>
          <table:table-cell table:style-name="ce236" office:value-type="string" calcext:value-type="string">
            <text:p>sll (ix+d),e</text:p>
          </table:table-cell>
          <table:table-cell table:style-name="ce236" office:value-type="string" calcext:value-type="string">
            <text:p>sll (ix+d),h</text:p>
          </table:table-cell>
          <table:table-cell table:style-name="ce236" office:value-type="string" calcext:value-type="string">
            <text:p>sll (ix+d),l</text:p>
          </table:table-cell>
          <table:table-cell table:style-name="ce236" office:value-type="string" calcext:value-type="string">
            <text:p>sll (ix+d)</text:p>
          </table:table-cell>
          <table:table-cell table:style-name="ce236" office:value-type="string" calcext:value-type="string">
            <text:p>sll (ix+d),a</text:p>
          </table:table-cell>
          <table:table-cell table:style-name="ce236" office:value-type="string" calcext:value-type="string">
            <text:p>srl (ix+d),b</text:p>
          </table:table-cell>
          <table:table-cell table:style-name="ce236" office:value-type="string" calcext:value-type="string">
            <text:p>srl (ix+d),c</text:p>
          </table:table-cell>
          <table:table-cell table:style-name="ce236" office:value-type="string" calcext:value-type="string">
            <text:p>srl (ix+d),d</text:p>
          </table:table-cell>
          <table:table-cell table:style-name="ce236" office:value-type="string" calcext:value-type="string">
            <text:p>srl (ix+d),e</text:p>
          </table:table-cell>
          <table:table-cell table:style-name="ce236" office:value-type="string" calcext:value-type="string">
            <text:p>srl (ix+d),h</text:p>
          </table:table-cell>
          <table:table-cell table:style-name="ce236" office:value-type="string" calcext:value-type="string">
            <text:p>srl (ix+d),l</text:p>
          </table:table-cell>
          <table:table-cell table:style-name="ce236" office:value-type="string" calcext:value-type="string">
            <text:p>srl (ix+d)</text:p>
          </table:table-cell>
          <table:table-cell table:style-name="ce236" office:value-type="string" calcext:value-type="string">
            <text:p>srl (ix+d),a</text:p>
          </table:table-cell>
          <table:table-cell table:style-name="ce234" office:value-type="float" office:value="3" calcext:value-type="float">
            <text:p>3</text:p>
          </table:table-cell>
          <table:table-cell table:formula="of:=IF( AND([.B64]&lt;&gt;&quot;&quot;; [.B64]&lt;&gt;&quot;-&quot;) ; COM.MICROSOFT.CONCAT(&quot;{&quot;;CHAR(34);[.$B$60];[.$R64];[.B$1];CHAR(34);&quot;, &quot;; CHAR(34); [.B64]; CHAR(34); &quot;},&quot;) ; &quot;&quot;)" office:value-type="string" office:string-value="{&quot;DDCB30&quot;, &quot;sll (ix+d),b&quot;}," calcext:value-type="string">
            <text:p>{"DDCB30", "sll (ix+d),b"},</text:p>
          </table:table-cell>
          <table:table-cell table:formula="of:=IF( AND([.C64]&lt;&gt;&quot;&quot;; [.C64]&lt;&gt;&quot;-&quot;) ; COM.MICROSOFT.CONCAT(&quot;{&quot;;CHAR(34);[.$B$60];[.$R64];[.C$1];CHAR(34);&quot;, &quot;; CHAR(34); [.C64]; CHAR(34); &quot;},&quot;) ; &quot;&quot;)" office:value-type="string" office:string-value="{&quot;DDCB31&quot;, &quot;sll (ix+d),c&quot;}," calcext:value-type="string">
            <text:p>{"DDCB31", "sll (ix+d),c"},</text:p>
          </table:table-cell>
          <table:table-cell table:formula="of:=IF( AND([.D64]&lt;&gt;&quot;&quot;; [.D64]&lt;&gt;&quot;-&quot;) ; COM.MICROSOFT.CONCAT(&quot;{&quot;;CHAR(34);[.$B$60];[.$R64];[.D$1];CHAR(34);&quot;, &quot;; CHAR(34); [.D64]; CHAR(34); &quot;},&quot;) ; &quot;&quot;)" office:value-type="string" office:string-value="{&quot;DDCB32&quot;, &quot;sll (ix+d),d&quot;}," calcext:value-type="string">
            <text:p>{"DDCB32", "sll (ix+d),d"},</text:p>
          </table:table-cell>
          <table:table-cell table:formula="of:=IF( AND([.E64]&lt;&gt;&quot;&quot;; [.E64]&lt;&gt;&quot;-&quot;) ; COM.MICROSOFT.CONCAT(&quot;{&quot;;CHAR(34);[.$B$60];[.$R64];[.E$1];CHAR(34);&quot;, &quot;; CHAR(34); [.E64]; CHAR(34); &quot;},&quot;) ; &quot;&quot;)" office:value-type="string" office:string-value="{&quot;DDCB33&quot;, &quot;sll (ix+d),e&quot;}," calcext:value-type="string">
            <text:p>{"DDCB33", "sll (ix+d),e"},</text:p>
          </table:table-cell>
          <table:table-cell table:formula="of:=IF( AND([.F64]&lt;&gt;&quot;&quot;; [.F64]&lt;&gt;&quot;-&quot;) ; COM.MICROSOFT.CONCAT(&quot;{&quot;;CHAR(34);[.$B$60];[.$R64];[.F$1];CHAR(34);&quot;, &quot;; CHAR(34); [.F64]; CHAR(34); &quot;},&quot;) ; &quot;&quot;)" office:value-type="string" office:string-value="{&quot;DDCB34&quot;, &quot;sll (ix+d),h&quot;}," calcext:value-type="string">
            <text:p>{"DDCB34", "sll (ix+d),h"},</text:p>
          </table:table-cell>
          <table:table-cell table:formula="of:=IF( AND([.G64]&lt;&gt;&quot;&quot;; [.G64]&lt;&gt;&quot;-&quot;) ; COM.MICROSOFT.CONCAT(&quot;{&quot;;CHAR(34);[.$B$60];[.$R64];[.G$1];CHAR(34);&quot;, &quot;; CHAR(34); [.G64]; CHAR(34); &quot;},&quot;) ; &quot;&quot;)" office:value-type="string" office:string-value="{&quot;DDCB35&quot;, &quot;sll (ix+d),l&quot;}," calcext:value-type="string">
            <text:p>{"DDCB35", "sll (ix+d),l"},</text:p>
          </table:table-cell>
          <table:table-cell table:formula="of:=IF( AND([.H64]&lt;&gt;&quot;&quot;; [.H64]&lt;&gt;&quot;-&quot;) ; COM.MICROSOFT.CONCAT(&quot;{&quot;;CHAR(34);[.$B$60];[.$R64];[.H$1];CHAR(34);&quot;, &quot;; CHAR(34); [.H64]; CHAR(34); &quot;},&quot;) ; &quot;&quot;)" office:value-type="string" office:string-value="{&quot;DDCB36&quot;, &quot;sll (ix+d)&quot;}," calcext:value-type="string">
            <text:p>{"DDCB36", "sll (ix+d)"},</text:p>
          </table:table-cell>
          <table:table-cell table:formula="of:=IF( AND([.I64]&lt;&gt;&quot;&quot;; [.I64]&lt;&gt;&quot;-&quot;) ; COM.MICROSOFT.CONCAT(&quot;{&quot;;CHAR(34);[.$B$60];[.$R64];[.I$1];CHAR(34);&quot;, &quot;; CHAR(34); [.I64]; CHAR(34); &quot;},&quot;) ; &quot;&quot;)" office:value-type="string" office:string-value="{&quot;DDCB37&quot;, &quot;sll (ix+d),a&quot;}," calcext:value-type="string">
            <text:p>{"DDCB37", "sll (ix+d),a"},</text:p>
          </table:table-cell>
          <table:table-cell table:formula="of:=IF( AND([.J64]&lt;&gt;&quot;&quot;; [.J64]&lt;&gt;&quot;-&quot;) ; COM.MICROSOFT.CONCAT(&quot;{&quot;;CHAR(34);[.$B$60];[.$R64];[.J$1];CHAR(34);&quot;, &quot;; CHAR(34); [.J64]; CHAR(34); &quot;},&quot;) ; &quot;&quot;)" office:value-type="string" office:string-value="{&quot;DDCB38&quot;, &quot;srl (ix+d),b&quot;}," calcext:value-type="string">
            <text:p>{"DDCB38", "srl (ix+d),b"},</text:p>
          </table:table-cell>
          <table:table-cell table:formula="of:=IF( AND([.K64]&lt;&gt;&quot;&quot;; [.K64]&lt;&gt;&quot;-&quot;) ; COM.MICROSOFT.CONCAT(&quot;{&quot;;CHAR(34);[.$B$60];[.$R64];[.K$1];CHAR(34);&quot;, &quot;; CHAR(34); [.K64]; CHAR(34); &quot;},&quot;) ; &quot;&quot;)" office:value-type="string" office:string-value="{&quot;DDCB39&quot;, &quot;srl (ix+d),c&quot;}," calcext:value-type="string">
            <text:p>{"DDCB39", "srl (ix+d),c"},</text:p>
          </table:table-cell>
          <table:table-cell table:formula="of:=IF( AND([.L64]&lt;&gt;&quot;&quot;; [.L64]&lt;&gt;&quot;-&quot;) ; COM.MICROSOFT.CONCAT(&quot;{&quot;;CHAR(34);[.$B$60];[.$R64];[.L$1];CHAR(34);&quot;, &quot;; CHAR(34); [.L64]; CHAR(34); &quot;},&quot;) ; &quot;&quot;)" office:value-type="string" office:string-value="{&quot;DDCB3A&quot;, &quot;srl (ix+d),d&quot;}," calcext:value-type="string">
            <text:p>{"DDCB3A", "srl (ix+d),d"},</text:p>
          </table:table-cell>
          <table:table-cell table:formula="of:=IF( AND([.M64]&lt;&gt;&quot;&quot;; [.M64]&lt;&gt;&quot;-&quot;) ; COM.MICROSOFT.CONCAT(&quot;{&quot;;CHAR(34);[.$B$60];[.$R64];[.M$1];CHAR(34);&quot;, &quot;; CHAR(34); [.M64]; CHAR(34); &quot;},&quot;) ; &quot;&quot;)" office:value-type="string" office:string-value="{&quot;DDCB3B&quot;, &quot;srl (ix+d),e&quot;}," calcext:value-type="string">
            <text:p>{"DDCB3B", "srl (ix+d),e"},</text:p>
          </table:table-cell>
          <table:table-cell table:formula="of:=IF( AND([.N64]&lt;&gt;&quot;&quot;; [.N64]&lt;&gt;&quot;-&quot;) ; COM.MICROSOFT.CONCAT(&quot;{&quot;;CHAR(34);[.$B$60];[.$R64];[.N$1];CHAR(34);&quot;, &quot;; CHAR(34); [.N64]; CHAR(34); &quot;},&quot;) ; &quot;&quot;)" office:value-type="string" office:string-value="{&quot;DDCB3C&quot;, &quot;srl (ix+d),h&quot;}," calcext:value-type="string">
            <text:p>{"DDCB3C", "srl (ix+d),h"},</text:p>
          </table:table-cell>
          <table:table-cell table:formula="of:=IF( AND([.O64]&lt;&gt;&quot;&quot;; [.O64]&lt;&gt;&quot;-&quot;) ; COM.MICROSOFT.CONCAT(&quot;{&quot;;CHAR(34);[.$B$60];[.$R64];[.O$1];CHAR(34);&quot;, &quot;; CHAR(34); [.O64]; CHAR(34); &quot;},&quot;) ; &quot;&quot;)" office:value-type="string" office:string-value="{&quot;DDCB3D&quot;, &quot;srl (ix+d),l&quot;}," calcext:value-type="string">
            <text:p>{"DDCB3D", "srl (ix+d),l"},</text:p>
          </table:table-cell>
          <table:table-cell table:formula="of:=IF( AND([.P64]&lt;&gt;&quot;&quot;; [.P64]&lt;&gt;&quot;-&quot;) ; COM.MICROSOFT.CONCAT(&quot;{&quot;;CHAR(34);[.$B$60];[.$R64];[.P$1];CHAR(34);&quot;, &quot;; CHAR(34); [.P64]; CHAR(34); &quot;},&quot;) ; &quot;&quot;)" office:value-type="string" office:string-value="{&quot;DDCB3E&quot;, &quot;srl (ix+d)&quot;}," calcext:value-type="string">
            <text:p>{"DDCB3E", "srl (ix+d)"},</text:p>
          </table:table-cell>
          <table:table-cell table:formula="of:=IF( AND([.Q64]&lt;&gt;&quot;&quot;; [.Q64]&lt;&gt;&quot;-&quot;) ; COM.MICROSOFT.CONCAT(&quot;{&quot;;CHAR(34);[.$B$60];[.$R64];[.Q$1];CHAR(34);&quot;, &quot;; CHAR(34); [.Q64]; CHAR(34); &quot;},&quot;) ; &quot;&quot;)" office:value-type="string" office:string-value="{&quot;DDCB3F&quot;, &quot;srl (ix+d),a&quot;}," calcext:value-type="string">
            <text:p>{"DDCB3F", "srl (ix+d)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number-columns-repeated="8" table:style-name="ce236" office:value-type="string" calcext:value-type="string">
            <text:p>bit 0,(ix+d)</text:p>
          </table:table-cell>
          <table:table-cell table:number-columns-repeated="8" table:style-name="ce236" office:value-type="string" calcext:value-type="string">
            <text:p>bit 1,(ix+d)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65]&lt;&gt;&quot;&quot;; [.B65]&lt;&gt;&quot;-&quot;) ; COM.MICROSOFT.CONCAT(&quot;{&quot;;CHAR(34);[.$B$60];[.$R65];[.B$1];CHAR(34);&quot;, &quot;; CHAR(34); [.B65]; CHAR(34); &quot;},&quot;) ; &quot;&quot;)" office:value-type="string" office:string-value="{&quot;DDCB40&quot;, &quot;bit 0,(ix+d)&quot;}," calcext:value-type="string">
            <text:p>{"DDCB40", "bit 0,(ix+d)"},</text:p>
          </table:table-cell>
          <table:table-cell table:formula="of:=IF( AND([.C65]&lt;&gt;&quot;&quot;; [.C65]&lt;&gt;&quot;-&quot;) ; COM.MICROSOFT.CONCAT(&quot;{&quot;;CHAR(34);[.$B$60];[.$R65];[.C$1];CHAR(34);&quot;, &quot;; CHAR(34); [.C65]; CHAR(34); &quot;},&quot;) ; &quot;&quot;)" office:value-type="string" office:string-value="{&quot;DDCB41&quot;, &quot;bit 0,(ix+d)&quot;}," calcext:value-type="string">
            <text:p>{"DDCB41", "bit 0,(ix+d)"},</text:p>
          </table:table-cell>
          <table:table-cell table:formula="of:=IF( AND([.D65]&lt;&gt;&quot;&quot;; [.D65]&lt;&gt;&quot;-&quot;) ; COM.MICROSOFT.CONCAT(&quot;{&quot;;CHAR(34);[.$B$60];[.$R65];[.D$1];CHAR(34);&quot;, &quot;; CHAR(34); [.D65]; CHAR(34); &quot;},&quot;) ; &quot;&quot;)" office:value-type="string" office:string-value="{&quot;DDCB42&quot;, &quot;bit 0,(ix+d)&quot;}," calcext:value-type="string">
            <text:p>{"DDCB42", "bit 0,(ix+d)"},</text:p>
          </table:table-cell>
          <table:table-cell table:formula="of:=IF( AND([.E65]&lt;&gt;&quot;&quot;; [.E65]&lt;&gt;&quot;-&quot;) ; COM.MICROSOFT.CONCAT(&quot;{&quot;;CHAR(34);[.$B$60];[.$R65];[.E$1];CHAR(34);&quot;, &quot;; CHAR(34); [.E65]; CHAR(34); &quot;},&quot;) ; &quot;&quot;)" office:value-type="string" office:string-value="{&quot;DDCB43&quot;, &quot;bit 0,(ix+d)&quot;}," calcext:value-type="string">
            <text:p>{"DDCB43", "bit 0,(ix+d)"},</text:p>
          </table:table-cell>
          <table:table-cell table:formula="of:=IF( AND([.F65]&lt;&gt;&quot;&quot;; [.F65]&lt;&gt;&quot;-&quot;) ; COM.MICROSOFT.CONCAT(&quot;{&quot;;CHAR(34);[.$B$60];[.$R65];[.F$1];CHAR(34);&quot;, &quot;; CHAR(34); [.F65]; CHAR(34); &quot;},&quot;) ; &quot;&quot;)" office:value-type="string" office:string-value="{&quot;DDCB44&quot;, &quot;bit 0,(ix+d)&quot;}," calcext:value-type="string">
            <text:p>{"DDCB44", "bit 0,(ix+d)"},</text:p>
          </table:table-cell>
          <table:table-cell table:formula="of:=IF( AND([.G65]&lt;&gt;&quot;&quot;; [.G65]&lt;&gt;&quot;-&quot;) ; COM.MICROSOFT.CONCAT(&quot;{&quot;;CHAR(34);[.$B$60];[.$R65];[.G$1];CHAR(34);&quot;, &quot;; CHAR(34); [.G65]; CHAR(34); &quot;},&quot;) ; &quot;&quot;)" office:value-type="string" office:string-value="{&quot;DDCB45&quot;, &quot;bit 0,(ix+d)&quot;}," calcext:value-type="string">
            <text:p>{"DDCB45", "bit 0,(ix+d)"},</text:p>
          </table:table-cell>
          <table:table-cell table:formula="of:=IF( AND([.H65]&lt;&gt;&quot;&quot;; [.H65]&lt;&gt;&quot;-&quot;) ; COM.MICROSOFT.CONCAT(&quot;{&quot;;CHAR(34);[.$B$60];[.$R65];[.H$1];CHAR(34);&quot;, &quot;; CHAR(34); [.H65]; CHAR(34); &quot;},&quot;) ; &quot;&quot;)" office:value-type="string" office:string-value="{&quot;DDCB46&quot;, &quot;bit 0,(ix+d)&quot;}," calcext:value-type="string">
            <text:p>{"DDCB46", "bit 0,(ix+d)"},</text:p>
          </table:table-cell>
          <table:table-cell table:formula="of:=IF( AND([.I65]&lt;&gt;&quot;&quot;; [.I65]&lt;&gt;&quot;-&quot;) ; COM.MICROSOFT.CONCAT(&quot;{&quot;;CHAR(34);[.$B$60];[.$R65];[.I$1];CHAR(34);&quot;, &quot;; CHAR(34); [.I65]; CHAR(34); &quot;},&quot;) ; &quot;&quot;)" office:value-type="string" office:string-value="{&quot;DDCB47&quot;, &quot;bit 0,(ix+d)&quot;}," calcext:value-type="string">
            <text:p>{"DDCB47", "bit 0,(ix+d)"},</text:p>
          </table:table-cell>
          <table:table-cell table:formula="of:=IF( AND([.J65]&lt;&gt;&quot;&quot;; [.J65]&lt;&gt;&quot;-&quot;) ; COM.MICROSOFT.CONCAT(&quot;{&quot;;CHAR(34);[.$B$60];[.$R65];[.J$1];CHAR(34);&quot;, &quot;; CHAR(34); [.J65]; CHAR(34); &quot;},&quot;) ; &quot;&quot;)" office:value-type="string" office:string-value="{&quot;DDCB48&quot;, &quot;bit 1,(ix+d)&quot;}," calcext:value-type="string">
            <text:p>{"DDCB48", "bit 1,(ix+d)"},</text:p>
          </table:table-cell>
          <table:table-cell table:formula="of:=IF( AND([.K65]&lt;&gt;&quot;&quot;; [.K65]&lt;&gt;&quot;-&quot;) ; COM.MICROSOFT.CONCAT(&quot;{&quot;;CHAR(34);[.$B$60];[.$R65];[.K$1];CHAR(34);&quot;, &quot;; CHAR(34); [.K65]; CHAR(34); &quot;},&quot;) ; &quot;&quot;)" office:value-type="string" office:string-value="{&quot;DDCB49&quot;, &quot;bit 1,(ix+d)&quot;}," calcext:value-type="string">
            <text:p>{"DDCB49", "bit 1,(ix+d)"},</text:p>
          </table:table-cell>
          <table:table-cell table:formula="of:=IF( AND([.L65]&lt;&gt;&quot;&quot;; [.L65]&lt;&gt;&quot;-&quot;) ; COM.MICROSOFT.CONCAT(&quot;{&quot;;CHAR(34);[.$B$60];[.$R65];[.L$1];CHAR(34);&quot;, &quot;; CHAR(34); [.L65]; CHAR(34); &quot;},&quot;) ; &quot;&quot;)" office:value-type="string" office:string-value="{&quot;DDCB4A&quot;, &quot;bit 1,(ix+d)&quot;}," calcext:value-type="string">
            <text:p>{"DDCB4A", "bit 1,(ix+d)"},</text:p>
          </table:table-cell>
          <table:table-cell table:formula="of:=IF( AND([.M65]&lt;&gt;&quot;&quot;; [.M65]&lt;&gt;&quot;-&quot;) ; COM.MICROSOFT.CONCAT(&quot;{&quot;;CHAR(34);[.$B$60];[.$R65];[.M$1];CHAR(34);&quot;, &quot;; CHAR(34); [.M65]; CHAR(34); &quot;},&quot;) ; &quot;&quot;)" office:value-type="string" office:string-value="{&quot;DDCB4B&quot;, &quot;bit 1,(ix+d)&quot;}," calcext:value-type="string">
            <text:p>{"DDCB4B", "bit 1,(ix+d)"},</text:p>
          </table:table-cell>
          <table:table-cell table:formula="of:=IF( AND([.N65]&lt;&gt;&quot;&quot;; [.N65]&lt;&gt;&quot;-&quot;) ; COM.MICROSOFT.CONCAT(&quot;{&quot;;CHAR(34);[.$B$60];[.$R65];[.N$1];CHAR(34);&quot;, &quot;; CHAR(34); [.N65]; CHAR(34); &quot;},&quot;) ; &quot;&quot;)" office:value-type="string" office:string-value="{&quot;DDCB4C&quot;, &quot;bit 1,(ix+d)&quot;}," calcext:value-type="string">
            <text:p>{"DDCB4C", "bit 1,(ix+d)"},</text:p>
          </table:table-cell>
          <table:table-cell table:formula="of:=IF( AND([.O65]&lt;&gt;&quot;&quot;; [.O65]&lt;&gt;&quot;-&quot;) ; COM.MICROSOFT.CONCAT(&quot;{&quot;;CHAR(34);[.$B$60];[.$R65];[.O$1];CHAR(34);&quot;, &quot;; CHAR(34); [.O65]; CHAR(34); &quot;},&quot;) ; &quot;&quot;)" office:value-type="string" office:string-value="{&quot;DDCB4D&quot;, &quot;bit 1,(ix+d)&quot;}," calcext:value-type="string">
            <text:p>{"DDCB4D", "bit 1,(ix+d)"},</text:p>
          </table:table-cell>
          <table:table-cell table:formula="of:=IF( AND([.P65]&lt;&gt;&quot;&quot;; [.P65]&lt;&gt;&quot;-&quot;) ; COM.MICROSOFT.CONCAT(&quot;{&quot;;CHAR(34);[.$B$60];[.$R65];[.P$1];CHAR(34);&quot;, &quot;; CHAR(34); [.P65]; CHAR(34); &quot;},&quot;) ; &quot;&quot;)" office:value-type="string" office:string-value="{&quot;DDCB4E&quot;, &quot;bit 1,(ix+d)&quot;}," calcext:value-type="string">
            <text:p>{"DDCB4E", "bit 1,(ix+d)"},</text:p>
          </table:table-cell>
          <table:table-cell table:formula="of:=IF( AND([.Q65]&lt;&gt;&quot;&quot;; [.Q65]&lt;&gt;&quot;-&quot;) ; COM.MICROSOFT.CONCAT(&quot;{&quot;;CHAR(34);[.$B$60];[.$R65];[.Q$1];CHAR(34);&quot;, &quot;; CHAR(34); [.Q65]; CHAR(34); &quot;},&quot;) ; &quot;&quot;)" office:value-type="string" office:string-value="{&quot;DDCB4F&quot;, &quot;bit 1,(ix+d)&quot;}," calcext:value-type="string">
            <text:p>{"DDCB4F", "bit 1,(ix+d)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number-columns-repeated="8" table:style-name="ce236" office:value-type="string" calcext:value-type="string">
            <text:p>bit 2,(ix+d)</text:p>
          </table:table-cell>
          <table:table-cell table:number-columns-repeated="8" table:style-name="ce236" office:value-type="string" calcext:value-type="string">
            <text:p>bit 3,(ix+d)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66]&lt;&gt;&quot;&quot;; [.B66]&lt;&gt;&quot;-&quot;) ; COM.MICROSOFT.CONCAT(&quot;{&quot;;CHAR(34);[.$B$60];[.$R66];[.B$1];CHAR(34);&quot;, &quot;; CHAR(34); [.B66]; CHAR(34); &quot;},&quot;) ; &quot;&quot;)" office:value-type="string" office:string-value="{&quot;DDCB50&quot;, &quot;bit 2,(ix+d)&quot;}," calcext:value-type="string">
            <text:p>{"DDCB50", "bit 2,(ix+d)"},</text:p>
          </table:table-cell>
          <table:table-cell table:formula="of:=IF( AND([.C66]&lt;&gt;&quot;&quot;; [.C66]&lt;&gt;&quot;-&quot;) ; COM.MICROSOFT.CONCAT(&quot;{&quot;;CHAR(34);[.$B$60];[.$R66];[.C$1];CHAR(34);&quot;, &quot;; CHAR(34); [.C66]; CHAR(34); &quot;},&quot;) ; &quot;&quot;)" office:value-type="string" office:string-value="{&quot;DDCB51&quot;, &quot;bit 2,(ix+d)&quot;}," calcext:value-type="string">
            <text:p>{"DDCB51", "bit 2,(ix+d)"},</text:p>
          </table:table-cell>
          <table:table-cell table:formula="of:=IF( AND([.D66]&lt;&gt;&quot;&quot;; [.D66]&lt;&gt;&quot;-&quot;) ; COM.MICROSOFT.CONCAT(&quot;{&quot;;CHAR(34);[.$B$60];[.$R66];[.D$1];CHAR(34);&quot;, &quot;; CHAR(34); [.D66]; CHAR(34); &quot;},&quot;) ; &quot;&quot;)" office:value-type="string" office:string-value="{&quot;DDCB52&quot;, &quot;bit 2,(ix+d)&quot;}," calcext:value-type="string">
            <text:p>{"DDCB52", "bit 2,(ix+d)"},</text:p>
          </table:table-cell>
          <table:table-cell table:formula="of:=IF( AND([.E66]&lt;&gt;&quot;&quot;; [.E66]&lt;&gt;&quot;-&quot;) ; COM.MICROSOFT.CONCAT(&quot;{&quot;;CHAR(34);[.$B$60];[.$R66];[.E$1];CHAR(34);&quot;, &quot;; CHAR(34); [.E66]; CHAR(34); &quot;},&quot;) ; &quot;&quot;)" office:value-type="string" office:string-value="{&quot;DDCB53&quot;, &quot;bit 2,(ix+d)&quot;}," calcext:value-type="string">
            <text:p>{"DDCB53", "bit 2,(ix+d)"},</text:p>
          </table:table-cell>
          <table:table-cell table:formula="of:=IF( AND([.F66]&lt;&gt;&quot;&quot;; [.F66]&lt;&gt;&quot;-&quot;) ; COM.MICROSOFT.CONCAT(&quot;{&quot;;CHAR(34);[.$B$60];[.$R66];[.F$1];CHAR(34);&quot;, &quot;; CHAR(34); [.F66]; CHAR(34); &quot;},&quot;) ; &quot;&quot;)" office:value-type="string" office:string-value="{&quot;DDCB54&quot;, &quot;bit 2,(ix+d)&quot;}," calcext:value-type="string">
            <text:p>{"DDCB54", "bit 2,(ix+d)"},</text:p>
          </table:table-cell>
          <table:table-cell table:formula="of:=IF( AND([.G66]&lt;&gt;&quot;&quot;; [.G66]&lt;&gt;&quot;-&quot;) ; COM.MICROSOFT.CONCAT(&quot;{&quot;;CHAR(34);[.$B$60];[.$R66];[.G$1];CHAR(34);&quot;, &quot;; CHAR(34); [.G66]; CHAR(34); &quot;},&quot;) ; &quot;&quot;)" office:value-type="string" office:string-value="{&quot;DDCB55&quot;, &quot;bit 2,(ix+d)&quot;}," calcext:value-type="string">
            <text:p>{"DDCB55", "bit 2,(ix+d)"},</text:p>
          </table:table-cell>
          <table:table-cell table:formula="of:=IF( AND([.H66]&lt;&gt;&quot;&quot;; [.H66]&lt;&gt;&quot;-&quot;) ; COM.MICROSOFT.CONCAT(&quot;{&quot;;CHAR(34);[.$B$60];[.$R66];[.H$1];CHAR(34);&quot;, &quot;; CHAR(34); [.H66]; CHAR(34); &quot;},&quot;) ; &quot;&quot;)" office:value-type="string" office:string-value="{&quot;DDCB56&quot;, &quot;bit 2,(ix+d)&quot;}," calcext:value-type="string">
            <text:p>{"DDCB56", "bit 2,(ix+d)"},</text:p>
          </table:table-cell>
          <table:table-cell table:formula="of:=IF( AND([.I66]&lt;&gt;&quot;&quot;; [.I66]&lt;&gt;&quot;-&quot;) ; COM.MICROSOFT.CONCAT(&quot;{&quot;;CHAR(34);[.$B$60];[.$R66];[.I$1];CHAR(34);&quot;, &quot;; CHAR(34); [.I66]; CHAR(34); &quot;},&quot;) ; &quot;&quot;)" office:value-type="string" office:string-value="{&quot;DDCB57&quot;, &quot;bit 2,(ix+d)&quot;}," calcext:value-type="string">
            <text:p>{"DDCB57", "bit 2,(ix+d)"},</text:p>
          </table:table-cell>
          <table:table-cell table:formula="of:=IF( AND([.J66]&lt;&gt;&quot;&quot;; [.J66]&lt;&gt;&quot;-&quot;) ; COM.MICROSOFT.CONCAT(&quot;{&quot;;CHAR(34);[.$B$60];[.$R66];[.J$1];CHAR(34);&quot;, &quot;; CHAR(34); [.J66]; CHAR(34); &quot;},&quot;) ; &quot;&quot;)" office:value-type="string" office:string-value="{&quot;DDCB58&quot;, &quot;bit 3,(ix+d)&quot;}," calcext:value-type="string">
            <text:p>{"DDCB58", "bit 3,(ix+d)"},</text:p>
          </table:table-cell>
          <table:table-cell table:formula="of:=IF( AND([.K66]&lt;&gt;&quot;&quot;; [.K66]&lt;&gt;&quot;-&quot;) ; COM.MICROSOFT.CONCAT(&quot;{&quot;;CHAR(34);[.$B$60];[.$R66];[.K$1];CHAR(34);&quot;, &quot;; CHAR(34); [.K66]; CHAR(34); &quot;},&quot;) ; &quot;&quot;)" office:value-type="string" office:string-value="{&quot;DDCB59&quot;, &quot;bit 3,(ix+d)&quot;}," calcext:value-type="string">
            <text:p>{"DDCB59", "bit 3,(ix+d)"},</text:p>
          </table:table-cell>
          <table:table-cell table:formula="of:=IF( AND([.L66]&lt;&gt;&quot;&quot;; [.L66]&lt;&gt;&quot;-&quot;) ; COM.MICROSOFT.CONCAT(&quot;{&quot;;CHAR(34);[.$B$60];[.$R66];[.L$1];CHAR(34);&quot;, &quot;; CHAR(34); [.L66]; CHAR(34); &quot;},&quot;) ; &quot;&quot;)" office:value-type="string" office:string-value="{&quot;DDCB5A&quot;, &quot;bit 3,(ix+d)&quot;}," calcext:value-type="string">
            <text:p>{"DDCB5A", "bit 3,(ix+d)"},</text:p>
          </table:table-cell>
          <table:table-cell table:formula="of:=IF( AND([.M66]&lt;&gt;&quot;&quot;; [.M66]&lt;&gt;&quot;-&quot;) ; COM.MICROSOFT.CONCAT(&quot;{&quot;;CHAR(34);[.$B$60];[.$R66];[.M$1];CHAR(34);&quot;, &quot;; CHAR(34); [.M66]; CHAR(34); &quot;},&quot;) ; &quot;&quot;)" office:value-type="string" office:string-value="{&quot;DDCB5B&quot;, &quot;bit 3,(ix+d)&quot;}," calcext:value-type="string">
            <text:p>{"DDCB5B", "bit 3,(ix+d)"},</text:p>
          </table:table-cell>
          <table:table-cell table:formula="of:=IF( AND([.N66]&lt;&gt;&quot;&quot;; [.N66]&lt;&gt;&quot;-&quot;) ; COM.MICROSOFT.CONCAT(&quot;{&quot;;CHAR(34);[.$B$60];[.$R66];[.N$1];CHAR(34);&quot;, &quot;; CHAR(34); [.N66]; CHAR(34); &quot;},&quot;) ; &quot;&quot;)" office:value-type="string" office:string-value="{&quot;DDCB5C&quot;, &quot;bit 3,(ix+d)&quot;}," calcext:value-type="string">
            <text:p>{"DDCB5C", "bit 3,(ix+d)"},</text:p>
          </table:table-cell>
          <table:table-cell table:formula="of:=IF( AND([.O66]&lt;&gt;&quot;&quot;; [.O66]&lt;&gt;&quot;-&quot;) ; COM.MICROSOFT.CONCAT(&quot;{&quot;;CHAR(34);[.$B$60];[.$R66];[.O$1];CHAR(34);&quot;, &quot;; CHAR(34); [.O66]; CHAR(34); &quot;},&quot;) ; &quot;&quot;)" office:value-type="string" office:string-value="{&quot;DDCB5D&quot;, &quot;bit 3,(ix+d)&quot;}," calcext:value-type="string">
            <text:p>{"DDCB5D", "bit 3,(ix+d)"},</text:p>
          </table:table-cell>
          <table:table-cell table:formula="of:=IF( AND([.P66]&lt;&gt;&quot;&quot;; [.P66]&lt;&gt;&quot;-&quot;) ; COM.MICROSOFT.CONCAT(&quot;{&quot;;CHAR(34);[.$B$60];[.$R66];[.P$1];CHAR(34);&quot;, &quot;; CHAR(34); [.P66]; CHAR(34); &quot;},&quot;) ; &quot;&quot;)" office:value-type="string" office:string-value="{&quot;DDCB5E&quot;, &quot;bit 3,(ix+d)&quot;}," calcext:value-type="string">
            <text:p>{"DDCB5E", "bit 3,(ix+d)"},</text:p>
          </table:table-cell>
          <table:table-cell table:formula="of:=IF( AND([.Q66]&lt;&gt;&quot;&quot;; [.Q66]&lt;&gt;&quot;-&quot;) ; COM.MICROSOFT.CONCAT(&quot;{&quot;;CHAR(34);[.$B$60];[.$R66];[.Q$1];CHAR(34);&quot;, &quot;; CHAR(34); [.Q66]; CHAR(34); &quot;},&quot;) ; &quot;&quot;)" office:value-type="string" office:string-value="{&quot;DDCB5F&quot;, &quot;bit 3,(ix+d)&quot;}," calcext:value-type="string">
            <text:p>{"DDCB5F", "bit 3,(ix+d)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number-columns-repeated="8" table:style-name="ce236" office:value-type="string" calcext:value-type="string">
            <text:p>bit 4,(ix+d)</text:p>
          </table:table-cell>
          <table:table-cell table:number-columns-repeated="8" table:style-name="ce236" office:value-type="string" calcext:value-type="string">
            <text:p>bit 5,(ix+d)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67]&lt;&gt;&quot;&quot;; [.B67]&lt;&gt;&quot;-&quot;) ; COM.MICROSOFT.CONCAT(&quot;{&quot;;CHAR(34);[.$B$60];[.$R67];[.B$1];CHAR(34);&quot;, &quot;; CHAR(34); [.B67]; CHAR(34); &quot;},&quot;) ; &quot;&quot;)" office:value-type="string" office:string-value="{&quot;DDCB60&quot;, &quot;bit 4,(ix+d)&quot;}," calcext:value-type="string">
            <text:p>{"DDCB60", "bit 4,(ix+d)"},</text:p>
          </table:table-cell>
          <table:table-cell table:formula="of:=IF( AND([.C67]&lt;&gt;&quot;&quot;; [.C67]&lt;&gt;&quot;-&quot;) ; COM.MICROSOFT.CONCAT(&quot;{&quot;;CHAR(34);[.$B$60];[.$R67];[.C$1];CHAR(34);&quot;, &quot;; CHAR(34); [.C67]; CHAR(34); &quot;},&quot;) ; &quot;&quot;)" office:value-type="string" office:string-value="{&quot;DDCB61&quot;, &quot;bit 4,(ix+d)&quot;}," calcext:value-type="string">
            <text:p>{"DDCB61", "bit 4,(ix+d)"},</text:p>
          </table:table-cell>
          <table:table-cell table:formula="of:=IF( AND([.D67]&lt;&gt;&quot;&quot;; [.D67]&lt;&gt;&quot;-&quot;) ; COM.MICROSOFT.CONCAT(&quot;{&quot;;CHAR(34);[.$B$60];[.$R67];[.D$1];CHAR(34);&quot;, &quot;; CHAR(34); [.D67]; CHAR(34); &quot;},&quot;) ; &quot;&quot;)" office:value-type="string" office:string-value="{&quot;DDCB62&quot;, &quot;bit 4,(ix+d)&quot;}," calcext:value-type="string">
            <text:p>{"DDCB62", "bit 4,(ix+d)"},</text:p>
          </table:table-cell>
          <table:table-cell table:formula="of:=IF( AND([.E67]&lt;&gt;&quot;&quot;; [.E67]&lt;&gt;&quot;-&quot;) ; COM.MICROSOFT.CONCAT(&quot;{&quot;;CHAR(34);[.$B$60];[.$R67];[.E$1];CHAR(34);&quot;, &quot;; CHAR(34); [.E67]; CHAR(34); &quot;},&quot;) ; &quot;&quot;)" office:value-type="string" office:string-value="{&quot;DDCB63&quot;, &quot;bit 4,(ix+d)&quot;}," calcext:value-type="string">
            <text:p>{"DDCB63", "bit 4,(ix+d)"},</text:p>
          </table:table-cell>
          <table:table-cell table:formula="of:=IF( AND([.F67]&lt;&gt;&quot;&quot;; [.F67]&lt;&gt;&quot;-&quot;) ; COM.MICROSOFT.CONCAT(&quot;{&quot;;CHAR(34);[.$B$60];[.$R67];[.F$1];CHAR(34);&quot;, &quot;; CHAR(34); [.F67]; CHAR(34); &quot;},&quot;) ; &quot;&quot;)" office:value-type="string" office:string-value="{&quot;DDCB64&quot;, &quot;bit 4,(ix+d)&quot;}," calcext:value-type="string">
            <text:p>{"DDCB64", "bit 4,(ix+d)"},</text:p>
          </table:table-cell>
          <table:table-cell table:formula="of:=IF( AND([.G67]&lt;&gt;&quot;&quot;; [.G67]&lt;&gt;&quot;-&quot;) ; COM.MICROSOFT.CONCAT(&quot;{&quot;;CHAR(34);[.$B$60];[.$R67];[.G$1];CHAR(34);&quot;, &quot;; CHAR(34); [.G67]; CHAR(34); &quot;},&quot;) ; &quot;&quot;)" office:value-type="string" office:string-value="{&quot;DDCB65&quot;, &quot;bit 4,(ix+d)&quot;}," calcext:value-type="string">
            <text:p>{"DDCB65", "bit 4,(ix+d)"},</text:p>
          </table:table-cell>
          <table:table-cell table:formula="of:=IF( AND([.H67]&lt;&gt;&quot;&quot;; [.H67]&lt;&gt;&quot;-&quot;) ; COM.MICROSOFT.CONCAT(&quot;{&quot;;CHAR(34);[.$B$60];[.$R67];[.H$1];CHAR(34);&quot;, &quot;; CHAR(34); [.H67]; CHAR(34); &quot;},&quot;) ; &quot;&quot;)" office:value-type="string" office:string-value="{&quot;DDCB66&quot;, &quot;bit 4,(ix+d)&quot;}," calcext:value-type="string">
            <text:p>{"DDCB66", "bit 4,(ix+d)"},</text:p>
          </table:table-cell>
          <table:table-cell table:formula="of:=IF( AND([.I67]&lt;&gt;&quot;&quot;; [.I67]&lt;&gt;&quot;-&quot;) ; COM.MICROSOFT.CONCAT(&quot;{&quot;;CHAR(34);[.$B$60];[.$R67];[.I$1];CHAR(34);&quot;, &quot;; CHAR(34); [.I67]; CHAR(34); &quot;},&quot;) ; &quot;&quot;)" office:value-type="string" office:string-value="{&quot;DDCB67&quot;, &quot;bit 4,(ix+d)&quot;}," calcext:value-type="string">
            <text:p>{"DDCB67", "bit 4,(ix+d)"},</text:p>
          </table:table-cell>
          <table:table-cell table:formula="of:=IF( AND([.J67]&lt;&gt;&quot;&quot;; [.J67]&lt;&gt;&quot;-&quot;) ; COM.MICROSOFT.CONCAT(&quot;{&quot;;CHAR(34);[.$B$60];[.$R67];[.J$1];CHAR(34);&quot;, &quot;; CHAR(34); [.J67]; CHAR(34); &quot;},&quot;) ; &quot;&quot;)" office:value-type="string" office:string-value="{&quot;DDCB68&quot;, &quot;bit 5,(ix+d)&quot;}," calcext:value-type="string">
            <text:p>{"DDCB68", "bit 5,(ix+d)"},</text:p>
          </table:table-cell>
          <table:table-cell table:formula="of:=IF( AND([.K67]&lt;&gt;&quot;&quot;; [.K67]&lt;&gt;&quot;-&quot;) ; COM.MICROSOFT.CONCAT(&quot;{&quot;;CHAR(34);[.$B$60];[.$R67];[.K$1];CHAR(34);&quot;, &quot;; CHAR(34); [.K67]; CHAR(34); &quot;},&quot;) ; &quot;&quot;)" office:value-type="string" office:string-value="{&quot;DDCB69&quot;, &quot;bit 5,(ix+d)&quot;}," calcext:value-type="string">
            <text:p>{"DDCB69", "bit 5,(ix+d)"},</text:p>
          </table:table-cell>
          <table:table-cell table:formula="of:=IF( AND([.L67]&lt;&gt;&quot;&quot;; [.L67]&lt;&gt;&quot;-&quot;) ; COM.MICROSOFT.CONCAT(&quot;{&quot;;CHAR(34);[.$B$60];[.$R67];[.L$1];CHAR(34);&quot;, &quot;; CHAR(34); [.L67]; CHAR(34); &quot;},&quot;) ; &quot;&quot;)" office:value-type="string" office:string-value="{&quot;DDCB6A&quot;, &quot;bit 5,(ix+d)&quot;}," calcext:value-type="string">
            <text:p>{"DDCB6A", "bit 5,(ix+d)"},</text:p>
          </table:table-cell>
          <table:table-cell table:formula="of:=IF( AND([.M67]&lt;&gt;&quot;&quot;; [.M67]&lt;&gt;&quot;-&quot;) ; COM.MICROSOFT.CONCAT(&quot;{&quot;;CHAR(34);[.$B$60];[.$R67];[.M$1];CHAR(34);&quot;, &quot;; CHAR(34); [.M67]; CHAR(34); &quot;},&quot;) ; &quot;&quot;)" office:value-type="string" office:string-value="{&quot;DDCB6B&quot;, &quot;bit 5,(ix+d)&quot;}," calcext:value-type="string">
            <text:p>{"DDCB6B", "bit 5,(ix+d)"},</text:p>
          </table:table-cell>
          <table:table-cell table:formula="of:=IF( AND([.N67]&lt;&gt;&quot;&quot;; [.N67]&lt;&gt;&quot;-&quot;) ; COM.MICROSOFT.CONCAT(&quot;{&quot;;CHAR(34);[.$B$60];[.$R67];[.N$1];CHAR(34);&quot;, &quot;; CHAR(34); [.N67]; CHAR(34); &quot;},&quot;) ; &quot;&quot;)" office:value-type="string" office:string-value="{&quot;DDCB6C&quot;, &quot;bit 5,(ix+d)&quot;}," calcext:value-type="string">
            <text:p>{"DDCB6C", "bit 5,(ix+d)"},</text:p>
          </table:table-cell>
          <table:table-cell table:formula="of:=IF( AND([.O67]&lt;&gt;&quot;&quot;; [.O67]&lt;&gt;&quot;-&quot;) ; COM.MICROSOFT.CONCAT(&quot;{&quot;;CHAR(34);[.$B$60];[.$R67];[.O$1];CHAR(34);&quot;, &quot;; CHAR(34); [.O67]; CHAR(34); &quot;},&quot;) ; &quot;&quot;)" office:value-type="string" office:string-value="{&quot;DDCB6D&quot;, &quot;bit 5,(ix+d)&quot;}," calcext:value-type="string">
            <text:p>{"DDCB6D", "bit 5,(ix+d)"},</text:p>
          </table:table-cell>
          <table:table-cell table:formula="of:=IF( AND([.P67]&lt;&gt;&quot;&quot;; [.P67]&lt;&gt;&quot;-&quot;) ; COM.MICROSOFT.CONCAT(&quot;{&quot;;CHAR(34);[.$B$60];[.$R67];[.P$1];CHAR(34);&quot;, &quot;; CHAR(34); [.P67]; CHAR(34); &quot;},&quot;) ; &quot;&quot;)" office:value-type="string" office:string-value="{&quot;DDCB6E&quot;, &quot;bit 5,(ix+d)&quot;}," calcext:value-type="string">
            <text:p>{"DDCB6E", "bit 5,(ix+d)"},</text:p>
          </table:table-cell>
          <table:table-cell table:formula="of:=IF( AND([.Q67]&lt;&gt;&quot;&quot;; [.Q67]&lt;&gt;&quot;-&quot;) ; COM.MICROSOFT.CONCAT(&quot;{&quot;;CHAR(34);[.$B$60];[.$R67];[.Q$1];CHAR(34);&quot;, &quot;; CHAR(34); [.Q67]; CHAR(34); &quot;},&quot;) ; &quot;&quot;)" office:value-type="string" office:string-value="{&quot;DDCB6F&quot;, &quot;bit 5,(ix+d)&quot;}," calcext:value-type="string">
            <text:p>{"DDCB6F", "bit 5,(ix+d)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number-columns-repeated="8" table:style-name="ce236" office:value-type="string" calcext:value-type="string">
            <text:p>bit 6,(ix+d)</text:p>
          </table:table-cell>
          <table:table-cell table:number-columns-repeated="8" table:style-name="ce236" office:value-type="string" calcext:value-type="string">
            <text:p>bit 7,(ix+d)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68]&lt;&gt;&quot;&quot;; [.B68]&lt;&gt;&quot;-&quot;) ; COM.MICROSOFT.CONCAT(&quot;{&quot;;CHAR(34);[.$B$60];[.$R68];[.B$1];CHAR(34);&quot;, &quot;; CHAR(34); [.B68]; CHAR(34); &quot;},&quot;) ; &quot;&quot;)" office:value-type="string" office:string-value="{&quot;DDCB70&quot;, &quot;bit 6,(ix+d)&quot;}," calcext:value-type="string">
            <text:p>{"DDCB70", "bit 6,(ix+d)"},</text:p>
          </table:table-cell>
          <table:table-cell table:formula="of:=IF( AND([.C68]&lt;&gt;&quot;&quot;; [.C68]&lt;&gt;&quot;-&quot;) ; COM.MICROSOFT.CONCAT(&quot;{&quot;;CHAR(34);[.$B$60];[.$R68];[.C$1];CHAR(34);&quot;, &quot;; CHAR(34); [.C68]; CHAR(34); &quot;},&quot;) ; &quot;&quot;)" office:value-type="string" office:string-value="{&quot;DDCB71&quot;, &quot;bit 6,(ix+d)&quot;}," calcext:value-type="string">
            <text:p>{"DDCB71", "bit 6,(ix+d)"},</text:p>
          </table:table-cell>
          <table:table-cell table:formula="of:=IF( AND([.D68]&lt;&gt;&quot;&quot;; [.D68]&lt;&gt;&quot;-&quot;) ; COM.MICROSOFT.CONCAT(&quot;{&quot;;CHAR(34);[.$B$60];[.$R68];[.D$1];CHAR(34);&quot;, &quot;; CHAR(34); [.D68]; CHAR(34); &quot;},&quot;) ; &quot;&quot;)" office:value-type="string" office:string-value="{&quot;DDCB72&quot;, &quot;bit 6,(ix+d)&quot;}," calcext:value-type="string">
            <text:p>{"DDCB72", "bit 6,(ix+d)"},</text:p>
          </table:table-cell>
          <table:table-cell table:formula="of:=IF( AND([.E68]&lt;&gt;&quot;&quot;; [.E68]&lt;&gt;&quot;-&quot;) ; COM.MICROSOFT.CONCAT(&quot;{&quot;;CHAR(34);[.$B$60];[.$R68];[.E$1];CHAR(34);&quot;, &quot;; CHAR(34); [.E68]; CHAR(34); &quot;},&quot;) ; &quot;&quot;)" office:value-type="string" office:string-value="{&quot;DDCB73&quot;, &quot;bit 6,(ix+d)&quot;}," calcext:value-type="string">
            <text:p>{"DDCB73", "bit 6,(ix+d)"},</text:p>
          </table:table-cell>
          <table:table-cell table:formula="of:=IF( AND([.F68]&lt;&gt;&quot;&quot;; [.F68]&lt;&gt;&quot;-&quot;) ; COM.MICROSOFT.CONCAT(&quot;{&quot;;CHAR(34);[.$B$60];[.$R68];[.F$1];CHAR(34);&quot;, &quot;; CHAR(34); [.F68]; CHAR(34); &quot;},&quot;) ; &quot;&quot;)" office:value-type="string" office:string-value="{&quot;DDCB74&quot;, &quot;bit 6,(ix+d)&quot;}," calcext:value-type="string">
            <text:p>{"DDCB74", "bit 6,(ix+d)"},</text:p>
          </table:table-cell>
          <table:table-cell table:formula="of:=IF( AND([.G68]&lt;&gt;&quot;&quot;; [.G68]&lt;&gt;&quot;-&quot;) ; COM.MICROSOFT.CONCAT(&quot;{&quot;;CHAR(34);[.$B$60];[.$R68];[.G$1];CHAR(34);&quot;, &quot;; CHAR(34); [.G68]; CHAR(34); &quot;},&quot;) ; &quot;&quot;)" office:value-type="string" office:string-value="{&quot;DDCB75&quot;, &quot;bit 6,(ix+d)&quot;}," calcext:value-type="string">
            <text:p>{"DDCB75", "bit 6,(ix+d)"},</text:p>
          </table:table-cell>
          <table:table-cell table:formula="of:=IF( AND([.H68]&lt;&gt;&quot;&quot;; [.H68]&lt;&gt;&quot;-&quot;) ; COM.MICROSOFT.CONCAT(&quot;{&quot;;CHAR(34);[.$B$60];[.$R68];[.H$1];CHAR(34);&quot;, &quot;; CHAR(34); [.H68]; CHAR(34); &quot;},&quot;) ; &quot;&quot;)" office:value-type="string" office:string-value="{&quot;DDCB76&quot;, &quot;bit 6,(ix+d)&quot;}," calcext:value-type="string">
            <text:p>{"DDCB76", "bit 6,(ix+d)"},</text:p>
          </table:table-cell>
          <table:table-cell table:formula="of:=IF( AND([.I68]&lt;&gt;&quot;&quot;; [.I68]&lt;&gt;&quot;-&quot;) ; COM.MICROSOFT.CONCAT(&quot;{&quot;;CHAR(34);[.$B$60];[.$R68];[.I$1];CHAR(34);&quot;, &quot;; CHAR(34); [.I68]; CHAR(34); &quot;},&quot;) ; &quot;&quot;)" office:value-type="string" office:string-value="{&quot;DDCB77&quot;, &quot;bit 6,(ix+d)&quot;}," calcext:value-type="string">
            <text:p>{"DDCB77", "bit 6,(ix+d)"},</text:p>
          </table:table-cell>
          <table:table-cell table:formula="of:=IF( AND([.J68]&lt;&gt;&quot;&quot;; [.J68]&lt;&gt;&quot;-&quot;) ; COM.MICROSOFT.CONCAT(&quot;{&quot;;CHAR(34);[.$B$60];[.$R68];[.J$1];CHAR(34);&quot;, &quot;; CHAR(34); [.J68]; CHAR(34); &quot;},&quot;) ; &quot;&quot;)" office:value-type="string" office:string-value="{&quot;DDCB78&quot;, &quot;bit 7,(ix+d)&quot;}," calcext:value-type="string">
            <text:p>{"DDCB78", "bit 7,(ix+d)"},</text:p>
          </table:table-cell>
          <table:table-cell table:formula="of:=IF( AND([.K68]&lt;&gt;&quot;&quot;; [.K68]&lt;&gt;&quot;-&quot;) ; COM.MICROSOFT.CONCAT(&quot;{&quot;;CHAR(34);[.$B$60];[.$R68];[.K$1];CHAR(34);&quot;, &quot;; CHAR(34); [.K68]; CHAR(34); &quot;},&quot;) ; &quot;&quot;)" office:value-type="string" office:string-value="{&quot;DDCB79&quot;, &quot;bit 7,(ix+d)&quot;}," calcext:value-type="string">
            <text:p>{"DDCB79", "bit 7,(ix+d)"},</text:p>
          </table:table-cell>
          <table:table-cell table:formula="of:=IF( AND([.L68]&lt;&gt;&quot;&quot;; [.L68]&lt;&gt;&quot;-&quot;) ; COM.MICROSOFT.CONCAT(&quot;{&quot;;CHAR(34);[.$B$60];[.$R68];[.L$1];CHAR(34);&quot;, &quot;; CHAR(34); [.L68]; CHAR(34); &quot;},&quot;) ; &quot;&quot;)" office:value-type="string" office:string-value="{&quot;DDCB7A&quot;, &quot;bit 7,(ix+d)&quot;}," calcext:value-type="string">
            <text:p>{"DDCB7A", "bit 7,(ix+d)"},</text:p>
          </table:table-cell>
          <table:table-cell table:formula="of:=IF( AND([.M68]&lt;&gt;&quot;&quot;; [.M68]&lt;&gt;&quot;-&quot;) ; COM.MICROSOFT.CONCAT(&quot;{&quot;;CHAR(34);[.$B$60];[.$R68];[.M$1];CHAR(34);&quot;, &quot;; CHAR(34); [.M68]; CHAR(34); &quot;},&quot;) ; &quot;&quot;)" office:value-type="string" office:string-value="{&quot;DDCB7B&quot;, &quot;bit 7,(ix+d)&quot;}," calcext:value-type="string">
            <text:p>{"DDCB7B", "bit 7,(ix+d)"},</text:p>
          </table:table-cell>
          <table:table-cell table:formula="of:=IF( AND([.N68]&lt;&gt;&quot;&quot;; [.N68]&lt;&gt;&quot;-&quot;) ; COM.MICROSOFT.CONCAT(&quot;{&quot;;CHAR(34);[.$B$60];[.$R68];[.N$1];CHAR(34);&quot;, &quot;; CHAR(34); [.N68]; CHAR(34); &quot;},&quot;) ; &quot;&quot;)" office:value-type="string" office:string-value="{&quot;DDCB7C&quot;, &quot;bit 7,(ix+d)&quot;}," calcext:value-type="string">
            <text:p>{"DDCB7C", "bit 7,(ix+d)"},</text:p>
          </table:table-cell>
          <table:table-cell table:formula="of:=IF( AND([.O68]&lt;&gt;&quot;&quot;; [.O68]&lt;&gt;&quot;-&quot;) ; COM.MICROSOFT.CONCAT(&quot;{&quot;;CHAR(34);[.$B$60];[.$R68];[.O$1];CHAR(34);&quot;, &quot;; CHAR(34); [.O68]; CHAR(34); &quot;},&quot;) ; &quot;&quot;)" office:value-type="string" office:string-value="{&quot;DDCB7D&quot;, &quot;bit 7,(ix+d)&quot;}," calcext:value-type="string">
            <text:p>{"DDCB7D", "bit 7,(ix+d)"},</text:p>
          </table:table-cell>
          <table:table-cell table:formula="of:=IF( AND([.P68]&lt;&gt;&quot;&quot;; [.P68]&lt;&gt;&quot;-&quot;) ; COM.MICROSOFT.CONCAT(&quot;{&quot;;CHAR(34);[.$B$60];[.$R68];[.P$1];CHAR(34);&quot;, &quot;; CHAR(34); [.P68]; CHAR(34); &quot;},&quot;) ; &quot;&quot;)" office:value-type="string" office:string-value="{&quot;DDCB7E&quot;, &quot;bit 7,(ix+d)&quot;}," calcext:value-type="string">
            <text:p>{"DDCB7E", "bit 7,(ix+d)"},</text:p>
          </table:table-cell>
          <table:table-cell table:formula="of:=IF( AND([.Q68]&lt;&gt;&quot;&quot;; [.Q68]&lt;&gt;&quot;-&quot;) ; COM.MICROSOFT.CONCAT(&quot;{&quot;;CHAR(34);[.$B$60];[.$R68];[.Q$1];CHAR(34);&quot;, &quot;; CHAR(34); [.Q68]; CHAR(34); &quot;},&quot;) ; &quot;&quot;)" office:value-type="string" office:string-value="{&quot;DDCB7F&quot;, &quot;bit 7,(ix+d)&quot;}," calcext:value-type="string">
            <text:p>{"DDCB7F", "bit 7,(ix+d)"},</text:p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res 0,(ix+d),b</text:p>
          </table:table-cell>
          <table:table-cell table:style-name="ce236" office:value-type="string" calcext:value-type="string">
            <text:p>res 0,(ix+d),c</text:p>
          </table:table-cell>
          <table:table-cell table:style-name="ce236" office:value-type="string" calcext:value-type="string">
            <text:p>res 0,(ix+d),d</text:p>
          </table:table-cell>
          <table:table-cell table:style-name="ce236" office:value-type="string" calcext:value-type="string">
            <text:p>res 0,(ix+d),e</text:p>
          </table:table-cell>
          <table:table-cell table:style-name="ce236" office:value-type="string" calcext:value-type="string">
            <text:p>res 0,(ix+d),h</text:p>
          </table:table-cell>
          <table:table-cell table:style-name="ce236" office:value-type="string" calcext:value-type="string">
            <text:p>res 0,(ix+d),l</text:p>
          </table:table-cell>
          <table:table-cell table:style-name="ce236" office:value-type="string" calcext:value-type="string">
            <text:p>res 0,(ix+d)</text:p>
          </table:table-cell>
          <table:table-cell table:style-name="ce236" office:value-type="string" calcext:value-type="string">
            <text:p>res 0,(ix+d),a</text:p>
          </table:table-cell>
          <table:table-cell table:style-name="ce236" office:value-type="string" calcext:value-type="string">
            <text:p>res 1,(ix+d),b</text:p>
          </table:table-cell>
          <table:table-cell table:style-name="ce236" office:value-type="string" calcext:value-type="string">
            <text:p>res 1,(ix+d),c</text:p>
          </table:table-cell>
          <table:table-cell table:style-name="ce236" office:value-type="string" calcext:value-type="string">
            <text:p>res 1,(ix+d),d</text:p>
          </table:table-cell>
          <table:table-cell table:style-name="ce236" office:value-type="string" calcext:value-type="string">
            <text:p>res 1,(ix+d),e</text:p>
          </table:table-cell>
          <table:table-cell table:style-name="ce236" office:value-type="string" calcext:value-type="string">
            <text:p>res 1,(ix+d),h</text:p>
          </table:table-cell>
          <table:table-cell table:style-name="ce236" office:value-type="string" calcext:value-type="string">
            <text:p>res 1,(ix+d),l</text:p>
          </table:table-cell>
          <table:table-cell table:style-name="ce236" office:value-type="string" calcext:value-type="string">
            <text:p>res 1,(ix+d)</text:p>
          </table:table-cell>
          <table:table-cell table:style-name="ce236" office:value-type="string" calcext:value-type="string">
            <text:p>res 1,(ix+d)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69]&lt;&gt;&quot;&quot;; [.B69]&lt;&gt;&quot;-&quot;) ; COM.MICROSOFT.CONCAT(&quot;{&quot;;CHAR(34);[.$B$60];[.$R69];[.B$1];CHAR(34);&quot;, &quot;; CHAR(34); [.B69]; CHAR(34); &quot;},&quot;) ; &quot;&quot;)" office:value-type="string" office:string-value="{&quot;DDCB80&quot;, &quot;res 0,(ix+d),b&quot;}," calcext:value-type="string">
            <text:p>{"DDCB80", "res 0,(ix+d),b"},</text:p>
          </table:table-cell>
          <table:table-cell table:formula="of:=IF( AND([.C69]&lt;&gt;&quot;&quot;; [.C69]&lt;&gt;&quot;-&quot;) ; COM.MICROSOFT.CONCAT(&quot;{&quot;;CHAR(34);[.$B$60];[.$R69];[.C$1];CHAR(34);&quot;, &quot;; CHAR(34); [.C69]; CHAR(34); &quot;},&quot;) ; &quot;&quot;)" office:value-type="string" office:string-value="{&quot;DDCB81&quot;, &quot;res 0,(ix+d),c&quot;}," calcext:value-type="string">
            <text:p>{"DDCB81", "res 0,(ix+d),c"},</text:p>
          </table:table-cell>
          <table:table-cell table:formula="of:=IF( AND([.D69]&lt;&gt;&quot;&quot;; [.D69]&lt;&gt;&quot;-&quot;) ; COM.MICROSOFT.CONCAT(&quot;{&quot;;CHAR(34);[.$B$60];[.$R69];[.D$1];CHAR(34);&quot;, &quot;; CHAR(34); [.D69]; CHAR(34); &quot;},&quot;) ; &quot;&quot;)" office:value-type="string" office:string-value="{&quot;DDCB82&quot;, &quot;res 0,(ix+d),d&quot;}," calcext:value-type="string">
            <text:p>{"DDCB82", "res 0,(ix+d),d"},</text:p>
          </table:table-cell>
          <table:table-cell table:formula="of:=IF( AND([.E69]&lt;&gt;&quot;&quot;; [.E69]&lt;&gt;&quot;-&quot;) ; COM.MICROSOFT.CONCAT(&quot;{&quot;;CHAR(34);[.$B$60];[.$R69];[.E$1];CHAR(34);&quot;, &quot;; CHAR(34); [.E69]; CHAR(34); &quot;},&quot;) ; &quot;&quot;)" office:value-type="string" office:string-value="{&quot;DDCB83&quot;, &quot;res 0,(ix+d),e&quot;}," calcext:value-type="string">
            <text:p>{"DDCB83", "res 0,(ix+d),e"},</text:p>
          </table:table-cell>
          <table:table-cell table:formula="of:=IF( AND([.F69]&lt;&gt;&quot;&quot;; [.F69]&lt;&gt;&quot;-&quot;) ; COM.MICROSOFT.CONCAT(&quot;{&quot;;CHAR(34);[.$B$60];[.$R69];[.F$1];CHAR(34);&quot;, &quot;; CHAR(34); [.F69]; CHAR(34); &quot;},&quot;) ; &quot;&quot;)" office:value-type="string" office:string-value="{&quot;DDCB84&quot;, &quot;res 0,(ix+d),h&quot;}," calcext:value-type="string">
            <text:p>{"DDCB84", "res 0,(ix+d),h"},</text:p>
          </table:table-cell>
          <table:table-cell table:formula="of:=IF( AND([.G69]&lt;&gt;&quot;&quot;; [.G69]&lt;&gt;&quot;-&quot;) ; COM.MICROSOFT.CONCAT(&quot;{&quot;;CHAR(34);[.$B$60];[.$R69];[.G$1];CHAR(34);&quot;, &quot;; CHAR(34); [.G69]; CHAR(34); &quot;},&quot;) ; &quot;&quot;)" office:value-type="string" office:string-value="{&quot;DDCB85&quot;, &quot;res 0,(ix+d),l&quot;}," calcext:value-type="string">
            <text:p>{"DDCB85", "res 0,(ix+d),l"},</text:p>
          </table:table-cell>
          <table:table-cell table:formula="of:=IF( AND([.H69]&lt;&gt;&quot;&quot;; [.H69]&lt;&gt;&quot;-&quot;) ; COM.MICROSOFT.CONCAT(&quot;{&quot;;CHAR(34);[.$B$60];[.$R69];[.H$1];CHAR(34);&quot;, &quot;; CHAR(34); [.H69]; CHAR(34); &quot;},&quot;) ; &quot;&quot;)" office:value-type="string" office:string-value="{&quot;DDCB86&quot;, &quot;res 0,(ix+d)&quot;}," calcext:value-type="string">
            <text:p>{"DDCB86", "res 0,(ix+d)"},</text:p>
          </table:table-cell>
          <table:table-cell table:formula="of:=IF( AND([.I69]&lt;&gt;&quot;&quot;; [.I69]&lt;&gt;&quot;-&quot;) ; COM.MICROSOFT.CONCAT(&quot;{&quot;;CHAR(34);[.$B$60];[.$R69];[.I$1];CHAR(34);&quot;, &quot;; CHAR(34); [.I69]; CHAR(34); &quot;},&quot;) ; &quot;&quot;)" office:value-type="string" office:string-value="{&quot;DDCB87&quot;, &quot;res 0,(ix+d),a&quot;}," calcext:value-type="string">
            <text:p>{"DDCB87", "res 0,(ix+d),a"},</text:p>
          </table:table-cell>
          <table:table-cell table:formula="of:=IF( AND([.J69]&lt;&gt;&quot;&quot;; [.J69]&lt;&gt;&quot;-&quot;) ; COM.MICROSOFT.CONCAT(&quot;{&quot;;CHAR(34);[.$B$60];[.$R69];[.J$1];CHAR(34);&quot;, &quot;; CHAR(34); [.J69]; CHAR(34); &quot;},&quot;) ; &quot;&quot;)" office:value-type="string" office:string-value="{&quot;DDCB88&quot;, &quot;res 1,(ix+d),b&quot;}," calcext:value-type="string">
            <text:p>{"DDCB88", "res 1,(ix+d),b"},</text:p>
          </table:table-cell>
          <table:table-cell table:formula="of:=IF( AND([.K69]&lt;&gt;&quot;&quot;; [.K69]&lt;&gt;&quot;-&quot;) ; COM.MICROSOFT.CONCAT(&quot;{&quot;;CHAR(34);[.$B$60];[.$R69];[.K$1];CHAR(34);&quot;, &quot;; CHAR(34); [.K69]; CHAR(34); &quot;},&quot;) ; &quot;&quot;)" office:value-type="string" office:string-value="{&quot;DDCB89&quot;, &quot;res 1,(ix+d),c&quot;}," calcext:value-type="string">
            <text:p>{"DDCB89", "res 1,(ix+d),c"},</text:p>
          </table:table-cell>
          <table:table-cell table:formula="of:=IF( AND([.L69]&lt;&gt;&quot;&quot;; [.L69]&lt;&gt;&quot;-&quot;) ; COM.MICROSOFT.CONCAT(&quot;{&quot;;CHAR(34);[.$B$60];[.$R69];[.L$1];CHAR(34);&quot;, &quot;; CHAR(34); [.L69]; CHAR(34); &quot;},&quot;) ; &quot;&quot;)" office:value-type="string" office:string-value="{&quot;DDCB8A&quot;, &quot;res 1,(ix+d),d&quot;}," calcext:value-type="string">
            <text:p>{"DDCB8A", "res 1,(ix+d),d"},</text:p>
          </table:table-cell>
          <table:table-cell table:formula="of:=IF( AND([.M69]&lt;&gt;&quot;&quot;; [.M69]&lt;&gt;&quot;-&quot;) ; COM.MICROSOFT.CONCAT(&quot;{&quot;;CHAR(34);[.$B$60];[.$R69];[.M$1];CHAR(34);&quot;, &quot;; CHAR(34); [.M69]; CHAR(34); &quot;},&quot;) ; &quot;&quot;)" office:value-type="string" office:string-value="{&quot;DDCB8B&quot;, &quot;res 1,(ix+d),e&quot;}," calcext:value-type="string">
            <text:p>{"DDCB8B", "res 1,(ix+d),e"},</text:p>
          </table:table-cell>
          <table:table-cell table:formula="of:=IF( AND([.N69]&lt;&gt;&quot;&quot;; [.N69]&lt;&gt;&quot;-&quot;) ; COM.MICROSOFT.CONCAT(&quot;{&quot;;CHAR(34);[.$B$60];[.$R69];[.N$1];CHAR(34);&quot;, &quot;; CHAR(34); [.N69]; CHAR(34); &quot;},&quot;) ; &quot;&quot;)" office:value-type="string" office:string-value="{&quot;DDCB8C&quot;, &quot;res 1,(ix+d),h&quot;}," calcext:value-type="string">
            <text:p>{"DDCB8C", "res 1,(ix+d),h"},</text:p>
          </table:table-cell>
          <table:table-cell table:formula="of:=IF( AND([.O69]&lt;&gt;&quot;&quot;; [.O69]&lt;&gt;&quot;-&quot;) ; COM.MICROSOFT.CONCAT(&quot;{&quot;;CHAR(34);[.$B$60];[.$R69];[.O$1];CHAR(34);&quot;, &quot;; CHAR(34); [.O69]; CHAR(34); &quot;},&quot;) ; &quot;&quot;)" office:value-type="string" office:string-value="{&quot;DDCB8D&quot;, &quot;res 1,(ix+d),l&quot;}," calcext:value-type="string">
            <text:p>{"DDCB8D", "res 1,(ix+d),l"},</text:p>
          </table:table-cell>
          <table:table-cell table:formula="of:=IF( AND([.P69]&lt;&gt;&quot;&quot;; [.P69]&lt;&gt;&quot;-&quot;) ; COM.MICROSOFT.CONCAT(&quot;{&quot;;CHAR(34);[.$B$60];[.$R69];[.P$1];CHAR(34);&quot;, &quot;; CHAR(34); [.P69]; CHAR(34); &quot;},&quot;) ; &quot;&quot;)" office:value-type="string" office:string-value="{&quot;DDCB8E&quot;, &quot;res 1,(ix+d)&quot;}," calcext:value-type="string">
            <text:p>{"DDCB8E", "res 1,(ix+d)"},</text:p>
          </table:table-cell>
          <table:table-cell table:formula="of:=IF( AND([.Q69]&lt;&gt;&quot;&quot;; [.Q69]&lt;&gt;&quot;-&quot;) ; COM.MICROSOFT.CONCAT(&quot;{&quot;;CHAR(34);[.$B$60];[.$R69];[.Q$1];CHAR(34);&quot;, &quot;; CHAR(34); [.Q69]; CHAR(34); &quot;},&quot;) ; &quot;&quot;)" office:value-type="string" office:string-value="{&quot;DDCB8F&quot;, &quot;res 1,(ix+d),a&quot;}," calcext:value-type="string">
            <text:p>{"DDCB8F", "res 1,(ix+d)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res 2,(ix+d),b</text:p>
          </table:table-cell>
          <table:table-cell table:style-name="ce236" office:value-type="string" calcext:value-type="string">
            <text:p>res 2,(ix+d),c</text:p>
          </table:table-cell>
          <table:table-cell table:style-name="ce236" office:value-type="string" calcext:value-type="string">
            <text:p>res 2,(ix+d),d</text:p>
          </table:table-cell>
          <table:table-cell table:style-name="ce236" office:value-type="string" calcext:value-type="string">
            <text:p>res 2,(ix+d),e</text:p>
          </table:table-cell>
          <table:table-cell table:style-name="ce236" office:value-type="string" calcext:value-type="string">
            <text:p>res 2,(ix+d),h</text:p>
          </table:table-cell>
          <table:table-cell table:style-name="ce236" office:value-type="string" calcext:value-type="string">
            <text:p>res 2,(ix+d),l</text:p>
          </table:table-cell>
          <table:table-cell table:style-name="ce236" office:value-type="string" calcext:value-type="string">
            <text:p>res 2,(ix+d)</text:p>
          </table:table-cell>
          <table:table-cell table:style-name="ce236" office:value-type="string" calcext:value-type="string">
            <text:p>res 2,(ix+d),a</text:p>
          </table:table-cell>
          <table:table-cell table:style-name="ce236" office:value-type="string" calcext:value-type="string">
            <text:p>res 3,(ix+d),b</text:p>
          </table:table-cell>
          <table:table-cell table:style-name="ce236" office:value-type="string" calcext:value-type="string">
            <text:p>res 3,(ix+d),c</text:p>
          </table:table-cell>
          <table:table-cell table:style-name="ce236" office:value-type="string" calcext:value-type="string">
            <text:p>res 3,(ix+d),d</text:p>
          </table:table-cell>
          <table:table-cell table:style-name="ce236" office:value-type="string" calcext:value-type="string">
            <text:p>res 3,(ix+d),e</text:p>
          </table:table-cell>
          <table:table-cell table:style-name="ce236" office:value-type="string" calcext:value-type="string">
            <text:p>res 3,(ix+d),h</text:p>
          </table:table-cell>
          <table:table-cell table:style-name="ce236" office:value-type="string" calcext:value-type="string">
            <text:p>res 3,(ix+d),l</text:p>
          </table:table-cell>
          <table:table-cell table:style-name="ce236" office:value-type="string" calcext:value-type="string">
            <text:p>res 3,(ix+d)</text:p>
          </table:table-cell>
          <table:table-cell table:style-name="ce236" office:value-type="string" calcext:value-type="string">
            <text:p>res 3,(ix+d)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70]&lt;&gt;&quot;&quot;; [.B70]&lt;&gt;&quot;-&quot;) ; COM.MICROSOFT.CONCAT(&quot;{&quot;;CHAR(34);[.$B$60];[.$R70];[.B$1];CHAR(34);&quot;, &quot;; CHAR(34); [.B70]; CHAR(34); &quot;},&quot;) ; &quot;&quot;)" office:value-type="string" office:string-value="{&quot;DDCB90&quot;, &quot;res 2,(ix+d),b&quot;}," calcext:value-type="string">
            <text:p>{"DDCB90", "res 2,(ix+d),b"},</text:p>
          </table:table-cell>
          <table:table-cell table:formula="of:=IF( AND([.C70]&lt;&gt;&quot;&quot;; [.C70]&lt;&gt;&quot;-&quot;) ; COM.MICROSOFT.CONCAT(&quot;{&quot;;CHAR(34);[.$B$60];[.$R70];[.C$1];CHAR(34);&quot;, &quot;; CHAR(34); [.C70]; CHAR(34); &quot;},&quot;) ; &quot;&quot;)" office:value-type="string" office:string-value="{&quot;DDCB91&quot;, &quot;res 2,(ix+d),c&quot;}," calcext:value-type="string">
            <text:p>{"DDCB91", "res 2,(ix+d),c"},</text:p>
          </table:table-cell>
          <table:table-cell table:formula="of:=IF( AND([.D70]&lt;&gt;&quot;&quot;; [.D70]&lt;&gt;&quot;-&quot;) ; COM.MICROSOFT.CONCAT(&quot;{&quot;;CHAR(34);[.$B$60];[.$R70];[.D$1];CHAR(34);&quot;, &quot;; CHAR(34); [.D70]; CHAR(34); &quot;},&quot;) ; &quot;&quot;)" office:value-type="string" office:string-value="{&quot;DDCB92&quot;, &quot;res 2,(ix+d),d&quot;}," calcext:value-type="string">
            <text:p>{"DDCB92", "res 2,(ix+d),d"},</text:p>
          </table:table-cell>
          <table:table-cell table:formula="of:=IF( AND([.E70]&lt;&gt;&quot;&quot;; [.E70]&lt;&gt;&quot;-&quot;) ; COM.MICROSOFT.CONCAT(&quot;{&quot;;CHAR(34);[.$B$60];[.$R70];[.E$1];CHAR(34);&quot;, &quot;; CHAR(34); [.E70]; CHAR(34); &quot;},&quot;) ; &quot;&quot;)" office:value-type="string" office:string-value="{&quot;DDCB93&quot;, &quot;res 2,(ix+d),e&quot;}," calcext:value-type="string">
            <text:p>{"DDCB93", "res 2,(ix+d),e"},</text:p>
          </table:table-cell>
          <table:table-cell table:formula="of:=IF( AND([.F70]&lt;&gt;&quot;&quot;; [.F70]&lt;&gt;&quot;-&quot;) ; COM.MICROSOFT.CONCAT(&quot;{&quot;;CHAR(34);[.$B$60];[.$R70];[.F$1];CHAR(34);&quot;, &quot;; CHAR(34); [.F70]; CHAR(34); &quot;},&quot;) ; &quot;&quot;)" office:value-type="string" office:string-value="{&quot;DDCB94&quot;, &quot;res 2,(ix+d),h&quot;}," calcext:value-type="string">
            <text:p>{"DDCB94", "res 2,(ix+d),h"},</text:p>
          </table:table-cell>
          <table:table-cell table:formula="of:=IF( AND([.G70]&lt;&gt;&quot;&quot;; [.G70]&lt;&gt;&quot;-&quot;) ; COM.MICROSOFT.CONCAT(&quot;{&quot;;CHAR(34);[.$B$60];[.$R70];[.G$1];CHAR(34);&quot;, &quot;; CHAR(34); [.G70]; CHAR(34); &quot;},&quot;) ; &quot;&quot;)" office:value-type="string" office:string-value="{&quot;DDCB95&quot;, &quot;res 2,(ix+d),l&quot;}," calcext:value-type="string">
            <text:p>{"DDCB95", "res 2,(ix+d),l"},</text:p>
          </table:table-cell>
          <table:table-cell table:formula="of:=IF( AND([.H70]&lt;&gt;&quot;&quot;; [.H70]&lt;&gt;&quot;-&quot;) ; COM.MICROSOFT.CONCAT(&quot;{&quot;;CHAR(34);[.$B$60];[.$R70];[.H$1];CHAR(34);&quot;, &quot;; CHAR(34); [.H70]; CHAR(34); &quot;},&quot;) ; &quot;&quot;)" office:value-type="string" office:string-value="{&quot;DDCB96&quot;, &quot;res 2,(ix+d)&quot;}," calcext:value-type="string">
            <text:p>{"DDCB96", "res 2,(ix+d)"},</text:p>
          </table:table-cell>
          <table:table-cell table:formula="of:=IF( AND([.I70]&lt;&gt;&quot;&quot;; [.I70]&lt;&gt;&quot;-&quot;) ; COM.MICROSOFT.CONCAT(&quot;{&quot;;CHAR(34);[.$B$60];[.$R70];[.I$1];CHAR(34);&quot;, &quot;; CHAR(34); [.I70]; CHAR(34); &quot;},&quot;) ; &quot;&quot;)" office:value-type="string" office:string-value="{&quot;DDCB97&quot;, &quot;res 2,(ix+d),a&quot;}," calcext:value-type="string">
            <text:p>{"DDCB97", "res 2,(ix+d),a"},</text:p>
          </table:table-cell>
          <table:table-cell table:formula="of:=IF( AND([.J70]&lt;&gt;&quot;&quot;; [.J70]&lt;&gt;&quot;-&quot;) ; COM.MICROSOFT.CONCAT(&quot;{&quot;;CHAR(34);[.$B$60];[.$R70];[.J$1];CHAR(34);&quot;, &quot;; CHAR(34); [.J70]; CHAR(34); &quot;},&quot;) ; &quot;&quot;)" office:value-type="string" office:string-value="{&quot;DDCB98&quot;, &quot;res 3,(ix+d),b&quot;}," calcext:value-type="string">
            <text:p>{"DDCB98", "res 3,(ix+d),b"},</text:p>
          </table:table-cell>
          <table:table-cell table:formula="of:=IF( AND([.K70]&lt;&gt;&quot;&quot;; [.K70]&lt;&gt;&quot;-&quot;) ; COM.MICROSOFT.CONCAT(&quot;{&quot;;CHAR(34);[.$B$60];[.$R70];[.K$1];CHAR(34);&quot;, &quot;; CHAR(34); [.K70]; CHAR(34); &quot;},&quot;) ; &quot;&quot;)" office:value-type="string" office:string-value="{&quot;DDCB99&quot;, &quot;res 3,(ix+d),c&quot;}," calcext:value-type="string">
            <text:p>{"DDCB99", "res 3,(ix+d),c"},</text:p>
          </table:table-cell>
          <table:table-cell table:formula="of:=IF( AND([.L70]&lt;&gt;&quot;&quot;; [.L70]&lt;&gt;&quot;-&quot;) ; COM.MICROSOFT.CONCAT(&quot;{&quot;;CHAR(34);[.$B$60];[.$R70];[.L$1];CHAR(34);&quot;, &quot;; CHAR(34); [.L70]; CHAR(34); &quot;},&quot;) ; &quot;&quot;)" office:value-type="string" office:string-value="{&quot;DDCB9A&quot;, &quot;res 3,(ix+d),d&quot;}," calcext:value-type="string">
            <text:p>{"DDCB9A", "res 3,(ix+d),d"},</text:p>
          </table:table-cell>
          <table:table-cell table:formula="of:=IF( AND([.M70]&lt;&gt;&quot;&quot;; [.M70]&lt;&gt;&quot;-&quot;) ; COM.MICROSOFT.CONCAT(&quot;{&quot;;CHAR(34);[.$B$60];[.$R70];[.M$1];CHAR(34);&quot;, &quot;; CHAR(34); [.M70]; CHAR(34); &quot;},&quot;) ; &quot;&quot;)" office:value-type="string" office:string-value="{&quot;DDCB9B&quot;, &quot;res 3,(ix+d),e&quot;}," calcext:value-type="string">
            <text:p>{"DDCB9B", "res 3,(ix+d),e"},</text:p>
          </table:table-cell>
          <table:table-cell table:formula="of:=IF( AND([.N70]&lt;&gt;&quot;&quot;; [.N70]&lt;&gt;&quot;-&quot;) ; COM.MICROSOFT.CONCAT(&quot;{&quot;;CHAR(34);[.$B$60];[.$R70];[.N$1];CHAR(34);&quot;, &quot;; CHAR(34); [.N70]; CHAR(34); &quot;},&quot;) ; &quot;&quot;)" office:value-type="string" office:string-value="{&quot;DDCB9C&quot;, &quot;res 3,(ix+d),h&quot;}," calcext:value-type="string">
            <text:p>{"DDCB9C", "res 3,(ix+d),h"},</text:p>
          </table:table-cell>
          <table:table-cell table:formula="of:=IF( AND([.O70]&lt;&gt;&quot;&quot;; [.O70]&lt;&gt;&quot;-&quot;) ; COM.MICROSOFT.CONCAT(&quot;{&quot;;CHAR(34);[.$B$60];[.$R70];[.O$1];CHAR(34);&quot;, &quot;; CHAR(34); [.O70]; CHAR(34); &quot;},&quot;) ; &quot;&quot;)" office:value-type="string" office:string-value="{&quot;DDCB9D&quot;, &quot;res 3,(ix+d),l&quot;}," calcext:value-type="string">
            <text:p>{"DDCB9D", "res 3,(ix+d),l"},</text:p>
          </table:table-cell>
          <table:table-cell table:formula="of:=IF( AND([.P70]&lt;&gt;&quot;&quot;; [.P70]&lt;&gt;&quot;-&quot;) ; COM.MICROSOFT.CONCAT(&quot;{&quot;;CHAR(34);[.$B$60];[.$R70];[.P$1];CHAR(34);&quot;, &quot;; CHAR(34); [.P70]; CHAR(34); &quot;},&quot;) ; &quot;&quot;)" office:value-type="string" office:string-value="{&quot;DDCB9E&quot;, &quot;res 3,(ix+d)&quot;}," calcext:value-type="string">
            <text:p>{"DDCB9E", "res 3,(ix+d)"},</text:p>
          </table:table-cell>
          <table:table-cell table:formula="of:=IF( AND([.Q70]&lt;&gt;&quot;&quot;; [.Q70]&lt;&gt;&quot;-&quot;) ; COM.MICROSOFT.CONCAT(&quot;{&quot;;CHAR(34);[.$B$60];[.$R70];[.Q$1];CHAR(34);&quot;, &quot;; CHAR(34); [.Q70]; CHAR(34); &quot;},&quot;) ; &quot;&quot;)" office:value-type="string" office:string-value="{&quot;DDCB9F&quot;, &quot;res 3,(ix+d),a&quot;}," calcext:value-type="string">
            <text:p>{"DDCB9F", "res 3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res 4,(ix+d),b</text:p>
          </table:table-cell>
          <table:table-cell table:style-name="ce236" office:value-type="string" calcext:value-type="string">
            <text:p>res 4,(ix+d),c</text:p>
          </table:table-cell>
          <table:table-cell table:style-name="ce236" office:value-type="string" calcext:value-type="string">
            <text:p>res 4,(ix+d),d</text:p>
          </table:table-cell>
          <table:table-cell table:style-name="ce236" office:value-type="string" calcext:value-type="string">
            <text:p>res 4,(ix+d),e</text:p>
          </table:table-cell>
          <table:table-cell table:style-name="ce236" office:value-type="string" calcext:value-type="string">
            <text:p>res 4,(ix+d),h</text:p>
          </table:table-cell>
          <table:table-cell table:style-name="ce236" office:value-type="string" calcext:value-type="string">
            <text:p>res 4,(ix+d),l</text:p>
          </table:table-cell>
          <table:table-cell table:style-name="ce236" office:value-type="string" calcext:value-type="string">
            <text:p>res 4,(ix+d)</text:p>
          </table:table-cell>
          <table:table-cell table:style-name="ce236" office:value-type="string" calcext:value-type="string">
            <text:p>res 4,(ix+d),a</text:p>
          </table:table-cell>
          <table:table-cell table:style-name="ce236" office:value-type="string" calcext:value-type="string">
            <text:p>res 5,(ix+d),b</text:p>
          </table:table-cell>
          <table:table-cell table:style-name="ce236" office:value-type="string" calcext:value-type="string">
            <text:p>res 5,(ix+d),c</text:p>
          </table:table-cell>
          <table:table-cell table:style-name="ce236" office:value-type="string" calcext:value-type="string">
            <text:p>res 5,(ix+d),d</text:p>
          </table:table-cell>
          <table:table-cell table:style-name="ce236" office:value-type="string" calcext:value-type="string">
            <text:p>res 5,(ix+d),e</text:p>
          </table:table-cell>
          <table:table-cell table:style-name="ce236" office:value-type="string" calcext:value-type="string">
            <text:p>res 5,(ix+d),h</text:p>
          </table:table-cell>
          <table:table-cell table:style-name="ce236" office:value-type="string" calcext:value-type="string">
            <text:p>res 5,(ix+d),l</text:p>
          </table:table-cell>
          <table:table-cell table:style-name="ce236" office:value-type="string" calcext:value-type="string">
            <text:p>res 5,(ix+d)</text:p>
          </table:table-cell>
          <table:table-cell table:style-name="ce236" office:value-type="string" calcext:value-type="string">
            <text:p>res 5,(ix+d),a</text:p>
          </table:table-cell>
          <table:table-cell table:style-name="ce234" office:value-type="string" calcext:value-type="string">
            <text:p>A</text:p>
          </table:table-cell>
          <table:table-cell table:formula="of:=IF( AND([.B71]&lt;&gt;&quot;&quot;; [.B71]&lt;&gt;&quot;-&quot;) ; COM.MICROSOFT.CONCAT(&quot;{&quot;;CHAR(34);[.$B$60];[.$R71];[.B$1];CHAR(34);&quot;, &quot;; CHAR(34); [.B71]; CHAR(34); &quot;},&quot;) ; &quot;&quot;)" office:value-type="string" office:string-value="{&quot;DDCBA0&quot;, &quot;res 4,(ix+d),b&quot;}," calcext:value-type="string">
            <text:p>{"DDCBA0", "res 4,(ix+d),b"},</text:p>
          </table:table-cell>
          <table:table-cell table:formula="of:=IF( AND([.C71]&lt;&gt;&quot;&quot;; [.C71]&lt;&gt;&quot;-&quot;) ; COM.MICROSOFT.CONCAT(&quot;{&quot;;CHAR(34);[.$B$60];[.$R71];[.C$1];CHAR(34);&quot;, &quot;; CHAR(34); [.C71]; CHAR(34); &quot;},&quot;) ; &quot;&quot;)" office:value-type="string" office:string-value="{&quot;DDCBA1&quot;, &quot;res 4,(ix+d),c&quot;}," calcext:value-type="string">
            <text:p>{"DDCBA1", "res 4,(ix+d),c"},</text:p>
          </table:table-cell>
          <table:table-cell table:formula="of:=IF( AND([.D71]&lt;&gt;&quot;&quot;; [.D71]&lt;&gt;&quot;-&quot;) ; COM.MICROSOFT.CONCAT(&quot;{&quot;;CHAR(34);[.$B$60];[.$R71];[.D$1];CHAR(34);&quot;, &quot;; CHAR(34); [.D71]; CHAR(34); &quot;},&quot;) ; &quot;&quot;)" office:value-type="string" office:string-value="{&quot;DDCBA2&quot;, &quot;res 4,(ix+d),d&quot;}," calcext:value-type="string">
            <text:p>{"DDCBA2", "res 4,(ix+d),d"},</text:p>
          </table:table-cell>
          <table:table-cell table:formula="of:=IF( AND([.E71]&lt;&gt;&quot;&quot;; [.E71]&lt;&gt;&quot;-&quot;) ; COM.MICROSOFT.CONCAT(&quot;{&quot;;CHAR(34);[.$B$60];[.$R71];[.E$1];CHAR(34);&quot;, &quot;; CHAR(34); [.E71]; CHAR(34); &quot;},&quot;) ; &quot;&quot;)" office:value-type="string" office:string-value="{&quot;DDCBA3&quot;, &quot;res 4,(ix+d),e&quot;}," calcext:value-type="string">
            <text:p>{"DDCBA3", "res 4,(ix+d),e"},</text:p>
          </table:table-cell>
          <table:table-cell table:formula="of:=IF( AND([.F71]&lt;&gt;&quot;&quot;; [.F71]&lt;&gt;&quot;-&quot;) ; COM.MICROSOFT.CONCAT(&quot;{&quot;;CHAR(34);[.$B$60];[.$R71];[.F$1];CHAR(34);&quot;, &quot;; CHAR(34); [.F71]; CHAR(34); &quot;},&quot;) ; &quot;&quot;)" office:value-type="string" office:string-value="{&quot;DDCBA4&quot;, &quot;res 4,(ix+d),h&quot;}," calcext:value-type="string">
            <text:p>{"DDCBA4", "res 4,(ix+d),h"},</text:p>
          </table:table-cell>
          <table:table-cell table:formula="of:=IF( AND([.G71]&lt;&gt;&quot;&quot;; [.G71]&lt;&gt;&quot;-&quot;) ; COM.MICROSOFT.CONCAT(&quot;{&quot;;CHAR(34);[.$B$60];[.$R71];[.G$1];CHAR(34);&quot;, &quot;; CHAR(34); [.G71]; CHAR(34); &quot;},&quot;) ; &quot;&quot;)" office:value-type="string" office:string-value="{&quot;DDCBA5&quot;, &quot;res 4,(ix+d),l&quot;}," calcext:value-type="string">
            <text:p>{"DDCBA5", "res 4,(ix+d),l"},</text:p>
          </table:table-cell>
          <table:table-cell table:formula="of:=IF( AND([.H71]&lt;&gt;&quot;&quot;; [.H71]&lt;&gt;&quot;-&quot;) ; COM.MICROSOFT.CONCAT(&quot;{&quot;;CHAR(34);[.$B$60];[.$R71];[.H$1];CHAR(34);&quot;, &quot;; CHAR(34); [.H71]; CHAR(34); &quot;},&quot;) ; &quot;&quot;)" office:value-type="string" office:string-value="{&quot;DDCBA6&quot;, &quot;res 4,(ix+d)&quot;}," calcext:value-type="string">
            <text:p>{"DDCBA6", "res 4,(ix+d)"},</text:p>
          </table:table-cell>
          <table:table-cell table:formula="of:=IF( AND([.I71]&lt;&gt;&quot;&quot;; [.I71]&lt;&gt;&quot;-&quot;) ; COM.MICROSOFT.CONCAT(&quot;{&quot;;CHAR(34);[.$B$60];[.$R71];[.I$1];CHAR(34);&quot;, &quot;; CHAR(34); [.I71]; CHAR(34); &quot;},&quot;) ; &quot;&quot;)" office:value-type="string" office:string-value="{&quot;DDCBA7&quot;, &quot;res 4,(ix+d),a&quot;}," calcext:value-type="string">
            <text:p>{"DDCBA7", "res 4,(ix+d),a"},</text:p>
          </table:table-cell>
          <table:table-cell table:formula="of:=IF( AND([.J71]&lt;&gt;&quot;&quot;; [.J71]&lt;&gt;&quot;-&quot;) ; COM.MICROSOFT.CONCAT(&quot;{&quot;;CHAR(34);[.$B$60];[.$R71];[.J$1];CHAR(34);&quot;, &quot;; CHAR(34); [.J71]; CHAR(34); &quot;},&quot;) ; &quot;&quot;)" office:value-type="string" office:string-value="{&quot;DDCBA8&quot;, &quot;res 5,(ix+d),b&quot;}," calcext:value-type="string">
            <text:p>{"DDCBA8", "res 5,(ix+d),b"},</text:p>
          </table:table-cell>
          <table:table-cell table:formula="of:=IF( AND([.K71]&lt;&gt;&quot;&quot;; [.K71]&lt;&gt;&quot;-&quot;) ; COM.MICROSOFT.CONCAT(&quot;{&quot;;CHAR(34);[.$B$60];[.$R71];[.K$1];CHAR(34);&quot;, &quot;; CHAR(34); [.K71]; CHAR(34); &quot;},&quot;) ; &quot;&quot;)" office:value-type="string" office:string-value="{&quot;DDCBA9&quot;, &quot;res 5,(ix+d),c&quot;}," calcext:value-type="string">
            <text:p>{"DDCBA9", "res 5,(ix+d),c"},</text:p>
          </table:table-cell>
          <table:table-cell table:formula="of:=IF( AND([.L71]&lt;&gt;&quot;&quot;; [.L71]&lt;&gt;&quot;-&quot;) ; COM.MICROSOFT.CONCAT(&quot;{&quot;;CHAR(34);[.$B$60];[.$R71];[.L$1];CHAR(34);&quot;, &quot;; CHAR(34); [.L71]; CHAR(34); &quot;},&quot;) ; &quot;&quot;)" office:value-type="string" office:string-value="{&quot;DDCBAA&quot;, &quot;res 5,(ix+d),d&quot;}," calcext:value-type="string">
            <text:p>{"DDCBAA", "res 5,(ix+d),d"},</text:p>
          </table:table-cell>
          <table:table-cell table:formula="of:=IF( AND([.M71]&lt;&gt;&quot;&quot;; [.M71]&lt;&gt;&quot;-&quot;) ; COM.MICROSOFT.CONCAT(&quot;{&quot;;CHAR(34);[.$B$60];[.$R71];[.M$1];CHAR(34);&quot;, &quot;; CHAR(34); [.M71]; CHAR(34); &quot;},&quot;) ; &quot;&quot;)" office:value-type="string" office:string-value="{&quot;DDCBAB&quot;, &quot;res 5,(ix+d),e&quot;}," calcext:value-type="string">
            <text:p>{"DDCBAB", "res 5,(ix+d),e"},</text:p>
          </table:table-cell>
          <table:table-cell table:formula="of:=IF( AND([.N71]&lt;&gt;&quot;&quot;; [.N71]&lt;&gt;&quot;-&quot;) ; COM.MICROSOFT.CONCAT(&quot;{&quot;;CHAR(34);[.$B$60];[.$R71];[.N$1];CHAR(34);&quot;, &quot;; CHAR(34); [.N71]; CHAR(34); &quot;},&quot;) ; &quot;&quot;)" office:value-type="string" office:string-value="{&quot;DDCBAC&quot;, &quot;res 5,(ix+d),h&quot;}," calcext:value-type="string">
            <text:p>{"DDCBAC", "res 5,(ix+d),h"},</text:p>
          </table:table-cell>
          <table:table-cell table:formula="of:=IF( AND([.O71]&lt;&gt;&quot;&quot;; [.O71]&lt;&gt;&quot;-&quot;) ; COM.MICROSOFT.CONCAT(&quot;{&quot;;CHAR(34);[.$B$60];[.$R71];[.O$1];CHAR(34);&quot;, &quot;; CHAR(34); [.O71]; CHAR(34); &quot;},&quot;) ; &quot;&quot;)" office:value-type="string" office:string-value="{&quot;DDCBAD&quot;, &quot;res 5,(ix+d),l&quot;}," calcext:value-type="string">
            <text:p>{"DDCBAD", "res 5,(ix+d),l"},</text:p>
          </table:table-cell>
          <table:table-cell table:formula="of:=IF( AND([.P71]&lt;&gt;&quot;&quot;; [.P71]&lt;&gt;&quot;-&quot;) ; COM.MICROSOFT.CONCAT(&quot;{&quot;;CHAR(34);[.$B$60];[.$R71];[.P$1];CHAR(34);&quot;, &quot;; CHAR(34); [.P71]; CHAR(34); &quot;},&quot;) ; &quot;&quot;)" office:value-type="string" office:string-value="{&quot;DDCBAE&quot;, &quot;res 5,(ix+d)&quot;}," calcext:value-type="string">
            <text:p>{"DDCBAE", "res 5,(ix+d)"},</text:p>
          </table:table-cell>
          <table:table-cell table:formula="of:=IF( AND([.Q71]&lt;&gt;&quot;&quot;; [.Q71]&lt;&gt;&quot;-&quot;) ; COM.MICROSOFT.CONCAT(&quot;{&quot;;CHAR(34);[.$B$60];[.$R71];[.Q$1];CHAR(34);&quot;, &quot;; CHAR(34); [.Q71]; CHAR(34); &quot;},&quot;) ; &quot;&quot;)" office:value-type="string" office:string-value="{&quot;DDCBAF&quot;, &quot;res 5,(ix+d),a&quot;}," calcext:value-type="string">
            <text:p>{"DDCBAF", "res 5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res 6,(ix+d),b</text:p>
          </table:table-cell>
          <table:table-cell table:style-name="ce236" office:value-type="string" calcext:value-type="string">
            <text:p>res 6,(ix+d),c</text:p>
          </table:table-cell>
          <table:table-cell table:style-name="ce236" office:value-type="string" calcext:value-type="string">
            <text:p>res 6,(ix+d),d</text:p>
          </table:table-cell>
          <table:table-cell table:style-name="ce236" office:value-type="string" calcext:value-type="string">
            <text:p>res 6,(ix+d),e</text:p>
          </table:table-cell>
          <table:table-cell table:style-name="ce236" office:value-type="string" calcext:value-type="string">
            <text:p>res 6,(ix+d),h</text:p>
          </table:table-cell>
          <table:table-cell table:style-name="ce236" office:value-type="string" calcext:value-type="string">
            <text:p>res 6,(ix+d),l</text:p>
          </table:table-cell>
          <table:table-cell table:style-name="ce236" office:value-type="string" calcext:value-type="string">
            <text:p>res 6,(ix+d)</text:p>
          </table:table-cell>
          <table:table-cell table:style-name="ce236" office:value-type="string" calcext:value-type="string">
            <text:p>res 6,(ix+d),a</text:p>
          </table:table-cell>
          <table:table-cell table:style-name="ce236" office:value-type="string" calcext:value-type="string">
            <text:p>res 7,(ix+d),b</text:p>
          </table:table-cell>
          <table:table-cell table:style-name="ce236" office:value-type="string" calcext:value-type="string">
            <text:p>res 7,(ix+d),c</text:p>
          </table:table-cell>
          <table:table-cell table:style-name="ce236" office:value-type="string" calcext:value-type="string">
            <text:p>res 7,(ix+d),d</text:p>
          </table:table-cell>
          <table:table-cell table:style-name="ce236" office:value-type="string" calcext:value-type="string">
            <text:p>res 7,(ix+d),e</text:p>
          </table:table-cell>
          <table:table-cell table:style-name="ce236" office:value-type="string" calcext:value-type="string">
            <text:p>res 7,(ix+d),h</text:p>
          </table:table-cell>
          <table:table-cell table:style-name="ce236" office:value-type="string" calcext:value-type="string">
            <text:p>res 7,(ix+d),l</text:p>
          </table:table-cell>
          <table:table-cell table:style-name="ce236" office:value-type="string" calcext:value-type="string">
            <text:p>res 7,(ix+d)</text:p>
          </table:table-cell>
          <table:table-cell table:style-name="ce236" office:value-type="string" calcext:value-type="string">
            <text:p>res 7,(ix+d),a</text:p>
          </table:table-cell>
          <table:table-cell table:style-name="ce234" office:value-type="string" calcext:value-type="string">
            <text:p>B</text:p>
          </table:table-cell>
          <table:table-cell table:formula="of:=IF( AND([.B72]&lt;&gt;&quot;&quot;; [.B72]&lt;&gt;&quot;-&quot;) ; COM.MICROSOFT.CONCAT(&quot;{&quot;;CHAR(34);[.$B$60];[.$R72];[.B$1];CHAR(34);&quot;, &quot;; CHAR(34); [.B72]; CHAR(34); &quot;},&quot;) ; &quot;&quot;)" office:value-type="string" office:string-value="{&quot;DDCBB0&quot;, &quot;res 6,(ix+d),b&quot;}," calcext:value-type="string">
            <text:p>{"DDCBB0", "res 6,(ix+d),b"},</text:p>
          </table:table-cell>
          <table:table-cell table:formula="of:=IF( AND([.C72]&lt;&gt;&quot;&quot;; [.C72]&lt;&gt;&quot;-&quot;) ; COM.MICROSOFT.CONCAT(&quot;{&quot;;CHAR(34);[.$B$60];[.$R72];[.C$1];CHAR(34);&quot;, &quot;; CHAR(34); [.C72]; CHAR(34); &quot;},&quot;) ; &quot;&quot;)" office:value-type="string" office:string-value="{&quot;DDCBB1&quot;, &quot;res 6,(ix+d),c&quot;}," calcext:value-type="string">
            <text:p>{"DDCBB1", "res 6,(ix+d),c"},</text:p>
          </table:table-cell>
          <table:table-cell table:formula="of:=IF( AND([.D72]&lt;&gt;&quot;&quot;; [.D72]&lt;&gt;&quot;-&quot;) ; COM.MICROSOFT.CONCAT(&quot;{&quot;;CHAR(34);[.$B$60];[.$R72];[.D$1];CHAR(34);&quot;, &quot;; CHAR(34); [.D72]; CHAR(34); &quot;},&quot;) ; &quot;&quot;)" office:value-type="string" office:string-value="{&quot;DDCBB2&quot;, &quot;res 6,(ix+d),d&quot;}," calcext:value-type="string">
            <text:p>{"DDCBB2", "res 6,(ix+d),d"},</text:p>
          </table:table-cell>
          <table:table-cell table:formula="of:=IF( AND([.E72]&lt;&gt;&quot;&quot;; [.E72]&lt;&gt;&quot;-&quot;) ; COM.MICROSOFT.CONCAT(&quot;{&quot;;CHAR(34);[.$B$60];[.$R72];[.E$1];CHAR(34);&quot;, &quot;; CHAR(34); [.E72]; CHAR(34); &quot;},&quot;) ; &quot;&quot;)" office:value-type="string" office:string-value="{&quot;DDCBB3&quot;, &quot;res 6,(ix+d),e&quot;}," calcext:value-type="string">
            <text:p>{"DDCBB3", "res 6,(ix+d),e"},</text:p>
          </table:table-cell>
          <table:table-cell table:formula="of:=IF( AND([.F72]&lt;&gt;&quot;&quot;; [.F72]&lt;&gt;&quot;-&quot;) ; COM.MICROSOFT.CONCAT(&quot;{&quot;;CHAR(34);[.$B$60];[.$R72];[.F$1];CHAR(34);&quot;, &quot;; CHAR(34); [.F72]; CHAR(34); &quot;},&quot;) ; &quot;&quot;)" office:value-type="string" office:string-value="{&quot;DDCBB4&quot;, &quot;res 6,(ix+d),h&quot;}," calcext:value-type="string">
            <text:p>{"DDCBB4", "res 6,(ix+d),h"},</text:p>
          </table:table-cell>
          <table:table-cell table:formula="of:=IF( AND([.G72]&lt;&gt;&quot;&quot;; [.G72]&lt;&gt;&quot;-&quot;) ; COM.MICROSOFT.CONCAT(&quot;{&quot;;CHAR(34);[.$B$60];[.$R72];[.G$1];CHAR(34);&quot;, &quot;; CHAR(34); [.G72]; CHAR(34); &quot;},&quot;) ; &quot;&quot;)" office:value-type="string" office:string-value="{&quot;DDCBB5&quot;, &quot;res 6,(ix+d),l&quot;}," calcext:value-type="string">
            <text:p>{"DDCBB5", "res 6,(ix+d),l"},</text:p>
          </table:table-cell>
          <table:table-cell table:formula="of:=IF( AND([.H72]&lt;&gt;&quot;&quot;; [.H72]&lt;&gt;&quot;-&quot;) ; COM.MICROSOFT.CONCAT(&quot;{&quot;;CHAR(34);[.$B$60];[.$R72];[.H$1];CHAR(34);&quot;, &quot;; CHAR(34); [.H72]; CHAR(34); &quot;},&quot;) ; &quot;&quot;)" office:value-type="string" office:string-value="{&quot;DDCBB6&quot;, &quot;res 6,(ix+d)&quot;}," calcext:value-type="string">
            <text:p>{"DDCBB6", "res 6,(ix+d)"},</text:p>
          </table:table-cell>
          <table:table-cell table:formula="of:=IF( AND([.I72]&lt;&gt;&quot;&quot;; [.I72]&lt;&gt;&quot;-&quot;) ; COM.MICROSOFT.CONCAT(&quot;{&quot;;CHAR(34);[.$B$60];[.$R72];[.I$1];CHAR(34);&quot;, &quot;; CHAR(34); [.I72]; CHAR(34); &quot;},&quot;) ; &quot;&quot;)" office:value-type="string" office:string-value="{&quot;DDCBB7&quot;, &quot;res 6,(ix+d),a&quot;}," calcext:value-type="string">
            <text:p>{"DDCBB7", "res 6,(ix+d),a"},</text:p>
          </table:table-cell>
          <table:table-cell table:formula="of:=IF( AND([.J72]&lt;&gt;&quot;&quot;; [.J72]&lt;&gt;&quot;-&quot;) ; COM.MICROSOFT.CONCAT(&quot;{&quot;;CHAR(34);[.$B$60];[.$R72];[.J$1];CHAR(34);&quot;, &quot;; CHAR(34); [.J72]; CHAR(34); &quot;},&quot;) ; &quot;&quot;)" office:value-type="string" office:string-value="{&quot;DDCBB8&quot;, &quot;res 7,(ix+d),b&quot;}," calcext:value-type="string">
            <text:p>{"DDCBB8", "res 7,(ix+d),b"},</text:p>
          </table:table-cell>
          <table:table-cell table:formula="of:=IF( AND([.K72]&lt;&gt;&quot;&quot;; [.K72]&lt;&gt;&quot;-&quot;) ; COM.MICROSOFT.CONCAT(&quot;{&quot;;CHAR(34);[.$B$60];[.$R72];[.K$1];CHAR(34);&quot;, &quot;; CHAR(34); [.K72]; CHAR(34); &quot;},&quot;) ; &quot;&quot;)" office:value-type="string" office:string-value="{&quot;DDCBB9&quot;, &quot;res 7,(ix+d),c&quot;}," calcext:value-type="string">
            <text:p>{"DDCBB9", "res 7,(ix+d),c"},</text:p>
          </table:table-cell>
          <table:table-cell table:formula="of:=IF( AND([.L72]&lt;&gt;&quot;&quot;; [.L72]&lt;&gt;&quot;-&quot;) ; COM.MICROSOFT.CONCAT(&quot;{&quot;;CHAR(34);[.$B$60];[.$R72];[.L$1];CHAR(34);&quot;, &quot;; CHAR(34); [.L72]; CHAR(34); &quot;},&quot;) ; &quot;&quot;)" office:value-type="string" office:string-value="{&quot;DDCBBA&quot;, &quot;res 7,(ix+d),d&quot;}," calcext:value-type="string">
            <text:p>{"DDCBBA", "res 7,(ix+d),d"},</text:p>
          </table:table-cell>
          <table:table-cell table:formula="of:=IF( AND([.M72]&lt;&gt;&quot;&quot;; [.M72]&lt;&gt;&quot;-&quot;) ; COM.MICROSOFT.CONCAT(&quot;{&quot;;CHAR(34);[.$B$60];[.$R72];[.M$1];CHAR(34);&quot;, &quot;; CHAR(34); [.M72]; CHAR(34); &quot;},&quot;) ; &quot;&quot;)" office:value-type="string" office:string-value="{&quot;DDCBBB&quot;, &quot;res 7,(ix+d),e&quot;}," calcext:value-type="string">
            <text:p>{"DDCBBB", "res 7,(ix+d),e"},</text:p>
          </table:table-cell>
          <table:table-cell table:formula="of:=IF( AND([.N72]&lt;&gt;&quot;&quot;; [.N72]&lt;&gt;&quot;-&quot;) ; COM.MICROSOFT.CONCAT(&quot;{&quot;;CHAR(34);[.$B$60];[.$R72];[.N$1];CHAR(34);&quot;, &quot;; CHAR(34); [.N72]; CHAR(34); &quot;},&quot;) ; &quot;&quot;)" office:value-type="string" office:string-value="{&quot;DDCBBC&quot;, &quot;res 7,(ix+d),h&quot;}," calcext:value-type="string">
            <text:p>{"DDCBBC", "res 7,(ix+d),h"},</text:p>
          </table:table-cell>
          <table:table-cell table:formula="of:=IF( AND([.O72]&lt;&gt;&quot;&quot;; [.O72]&lt;&gt;&quot;-&quot;) ; COM.MICROSOFT.CONCAT(&quot;{&quot;;CHAR(34);[.$B$60];[.$R72];[.O$1];CHAR(34);&quot;, &quot;; CHAR(34); [.O72]; CHAR(34); &quot;},&quot;) ; &quot;&quot;)" office:value-type="string" office:string-value="{&quot;DDCBBD&quot;, &quot;res 7,(ix+d),l&quot;}," calcext:value-type="string">
            <text:p>{"DDCBBD", "res 7,(ix+d),l"},</text:p>
          </table:table-cell>
          <table:table-cell table:formula="of:=IF( AND([.P72]&lt;&gt;&quot;&quot;; [.P72]&lt;&gt;&quot;-&quot;) ; COM.MICROSOFT.CONCAT(&quot;{&quot;;CHAR(34);[.$B$60];[.$R72];[.P$1];CHAR(34);&quot;, &quot;; CHAR(34); [.P72]; CHAR(34); &quot;},&quot;) ; &quot;&quot;)" office:value-type="string" office:string-value="{&quot;DDCBBE&quot;, &quot;res 7,(ix+d)&quot;}," calcext:value-type="string">
            <text:p>{"DDCBBE", "res 7,(ix+d)"},</text:p>
          </table:table-cell>
          <table:table-cell table:formula="of:=IF( AND([.Q72]&lt;&gt;&quot;&quot;; [.Q72]&lt;&gt;&quot;-&quot;) ; COM.MICROSOFT.CONCAT(&quot;{&quot;;CHAR(34);[.$B$60];[.$R72];[.Q$1];CHAR(34);&quot;, &quot;; CHAR(34); [.Q72]; CHAR(34); &quot;},&quot;) ; &quot;&quot;)" office:value-type="string" office:string-value="{&quot;DDCBBF&quot;, &quot;res 7,(ix+d),a&quot;}," calcext:value-type="string">
            <text:p>{"DDCBBF", "res 7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style-name="ce236" office:value-type="string" calcext:value-type="string">
            <text:p>set 0,(ix+d),b</text:p>
          </table:table-cell>
          <table:table-cell table:style-name="ce236" office:value-type="string" calcext:value-type="string">
            <text:p>set 0,(ix+d),c</text:p>
          </table:table-cell>
          <table:table-cell table:style-name="ce236" office:value-type="string" calcext:value-type="string">
            <text:p>set 0,(ix+d),d</text:p>
          </table:table-cell>
          <table:table-cell table:style-name="ce236" office:value-type="string" calcext:value-type="string">
            <text:p>set 0,(ix+d),e</text:p>
          </table:table-cell>
          <table:table-cell table:style-name="ce236" office:value-type="string" calcext:value-type="string">
            <text:p>set 0,(ix+d),h</text:p>
          </table:table-cell>
          <table:table-cell table:style-name="ce236" office:value-type="string" calcext:value-type="string">
            <text:p>set 0,(ix+d),l</text:p>
          </table:table-cell>
          <table:table-cell table:style-name="ce236" office:value-type="string" calcext:value-type="string">
            <text:p>set 0,(ix+d)</text:p>
          </table:table-cell>
          <table:table-cell table:style-name="ce236" office:value-type="string" calcext:value-type="string">
            <text:p>set 0,(ix+d),a</text:p>
          </table:table-cell>
          <table:table-cell table:style-name="ce236" office:value-type="string" calcext:value-type="string">
            <text:p>set 1,(ix+d),b</text:p>
          </table:table-cell>
          <table:table-cell table:style-name="ce236" office:value-type="string" calcext:value-type="string">
            <text:p>set 1,(ix+d),c</text:p>
          </table:table-cell>
          <table:table-cell table:style-name="ce236" office:value-type="string" calcext:value-type="string">
            <text:p>set 1,(ix+d),d</text:p>
          </table:table-cell>
          <table:table-cell table:style-name="ce236" office:value-type="string" calcext:value-type="string">
            <text:p>set 1,(ix+d),e</text:p>
          </table:table-cell>
          <table:table-cell table:style-name="ce236" office:value-type="string" calcext:value-type="string">
            <text:p>set 1,(ix+d),h</text:p>
          </table:table-cell>
          <table:table-cell table:style-name="ce236" office:value-type="string" calcext:value-type="string">
            <text:p>set 1,(ix+d),l</text:p>
          </table:table-cell>
          <table:table-cell table:style-name="ce236" office:value-type="string" calcext:value-type="string">
            <text:p>set 1,(ix+d)</text:p>
          </table:table-cell>
          <table:table-cell table:style-name="ce236" office:value-type="string" calcext:value-type="string">
            <text:p>set 1,(ix+d),a</text:p>
          </table:table-cell>
          <table:table-cell table:style-name="ce234" office:value-type="string" calcext:value-type="string">
            <text:p>C</text:p>
          </table:table-cell>
          <table:table-cell table:formula="of:=IF( AND([.B73]&lt;&gt;&quot;&quot;; [.B73]&lt;&gt;&quot;-&quot;) ; COM.MICROSOFT.CONCAT(&quot;{&quot;;CHAR(34);[.$B$60];[.$R73];[.B$1];CHAR(34);&quot;, &quot;; CHAR(34); [.B73]; CHAR(34); &quot;},&quot;) ; &quot;&quot;)" office:value-type="string" office:string-value="{&quot;DDCBC0&quot;, &quot;set 0,(ix+d),b&quot;}," calcext:value-type="string">
            <text:p>{"DDCBC0", "set 0,(ix+d),b"},</text:p>
          </table:table-cell>
          <table:table-cell table:formula="of:=IF( AND([.C73]&lt;&gt;&quot;&quot;; [.C73]&lt;&gt;&quot;-&quot;) ; COM.MICROSOFT.CONCAT(&quot;{&quot;;CHAR(34);[.$B$60];[.$R73];[.C$1];CHAR(34);&quot;, &quot;; CHAR(34); [.C73]; CHAR(34); &quot;},&quot;) ; &quot;&quot;)" office:value-type="string" office:string-value="{&quot;DDCBC1&quot;, &quot;set 0,(ix+d),c&quot;}," calcext:value-type="string">
            <text:p>{"DDCBC1", "set 0,(ix+d),c"},</text:p>
          </table:table-cell>
          <table:table-cell table:formula="of:=IF( AND([.D73]&lt;&gt;&quot;&quot;; [.D73]&lt;&gt;&quot;-&quot;) ; COM.MICROSOFT.CONCAT(&quot;{&quot;;CHAR(34);[.$B$60];[.$R73];[.D$1];CHAR(34);&quot;, &quot;; CHAR(34); [.D73]; CHAR(34); &quot;},&quot;) ; &quot;&quot;)" office:value-type="string" office:string-value="{&quot;DDCBC2&quot;, &quot;set 0,(ix+d),d&quot;}," calcext:value-type="string">
            <text:p>{"DDCBC2", "set 0,(ix+d),d"},</text:p>
          </table:table-cell>
          <table:table-cell table:formula="of:=IF( AND([.E73]&lt;&gt;&quot;&quot;; [.E73]&lt;&gt;&quot;-&quot;) ; COM.MICROSOFT.CONCAT(&quot;{&quot;;CHAR(34);[.$B$60];[.$R73];[.E$1];CHAR(34);&quot;, &quot;; CHAR(34); [.E73]; CHAR(34); &quot;},&quot;) ; &quot;&quot;)" office:value-type="string" office:string-value="{&quot;DDCBC3&quot;, &quot;set 0,(ix+d),e&quot;}," calcext:value-type="string">
            <text:p>{"DDCBC3", "set 0,(ix+d),e"},</text:p>
          </table:table-cell>
          <table:table-cell table:formula="of:=IF( AND([.F73]&lt;&gt;&quot;&quot;; [.F73]&lt;&gt;&quot;-&quot;) ; COM.MICROSOFT.CONCAT(&quot;{&quot;;CHAR(34);[.$B$60];[.$R73];[.F$1];CHAR(34);&quot;, &quot;; CHAR(34); [.F73]; CHAR(34); &quot;},&quot;) ; &quot;&quot;)" office:value-type="string" office:string-value="{&quot;DDCBC4&quot;, &quot;set 0,(ix+d),h&quot;}," calcext:value-type="string">
            <text:p>{"DDCBC4", "set 0,(ix+d),h"},</text:p>
          </table:table-cell>
          <table:table-cell table:formula="of:=IF( AND([.G73]&lt;&gt;&quot;&quot;; [.G73]&lt;&gt;&quot;-&quot;) ; COM.MICROSOFT.CONCAT(&quot;{&quot;;CHAR(34);[.$B$60];[.$R73];[.G$1];CHAR(34);&quot;, &quot;; CHAR(34); [.G73]; CHAR(34); &quot;},&quot;) ; &quot;&quot;)" office:value-type="string" office:string-value="{&quot;DDCBC5&quot;, &quot;set 0,(ix+d),l&quot;}," calcext:value-type="string">
            <text:p>{"DDCBC5", "set 0,(ix+d),l"},</text:p>
          </table:table-cell>
          <table:table-cell table:formula="of:=IF( AND([.H73]&lt;&gt;&quot;&quot;; [.H73]&lt;&gt;&quot;-&quot;) ; COM.MICROSOFT.CONCAT(&quot;{&quot;;CHAR(34);[.$B$60];[.$R73];[.H$1];CHAR(34);&quot;, &quot;; CHAR(34); [.H73]; CHAR(34); &quot;},&quot;) ; &quot;&quot;)" office:value-type="string" office:string-value="{&quot;DDCBC6&quot;, &quot;set 0,(ix+d)&quot;}," calcext:value-type="string">
            <text:p>{"DDCBC6", "set 0,(ix+d)"},</text:p>
          </table:table-cell>
          <table:table-cell table:formula="of:=IF( AND([.I73]&lt;&gt;&quot;&quot;; [.I73]&lt;&gt;&quot;-&quot;) ; COM.MICROSOFT.CONCAT(&quot;{&quot;;CHAR(34);[.$B$60];[.$R73];[.I$1];CHAR(34);&quot;, &quot;; CHAR(34); [.I73]; CHAR(34); &quot;},&quot;) ; &quot;&quot;)" office:value-type="string" office:string-value="{&quot;DDCBC7&quot;, &quot;set 0,(ix+d),a&quot;}," calcext:value-type="string">
            <text:p>{"DDCBC7", "set 0,(ix+d),a"},</text:p>
          </table:table-cell>
          <table:table-cell table:formula="of:=IF( AND([.J73]&lt;&gt;&quot;&quot;; [.J73]&lt;&gt;&quot;-&quot;) ; COM.MICROSOFT.CONCAT(&quot;{&quot;;CHAR(34);[.$B$60];[.$R73];[.J$1];CHAR(34);&quot;, &quot;; CHAR(34); [.J73]; CHAR(34); &quot;},&quot;) ; &quot;&quot;)" office:value-type="string" office:string-value="{&quot;DDCBC8&quot;, &quot;set 1,(ix+d),b&quot;}," calcext:value-type="string">
            <text:p>{"DDCBC8", "set 1,(ix+d),b"},</text:p>
          </table:table-cell>
          <table:table-cell table:formula="of:=IF( AND([.K73]&lt;&gt;&quot;&quot;; [.K73]&lt;&gt;&quot;-&quot;) ; COM.MICROSOFT.CONCAT(&quot;{&quot;;CHAR(34);[.$B$60];[.$R73];[.K$1];CHAR(34);&quot;, &quot;; CHAR(34); [.K73]; CHAR(34); &quot;},&quot;) ; &quot;&quot;)" office:value-type="string" office:string-value="{&quot;DDCBC9&quot;, &quot;set 1,(ix+d),c&quot;}," calcext:value-type="string">
            <text:p>{"DDCBC9", "set 1,(ix+d),c"},</text:p>
          </table:table-cell>
          <table:table-cell table:formula="of:=IF( AND([.L73]&lt;&gt;&quot;&quot;; [.L73]&lt;&gt;&quot;-&quot;) ; COM.MICROSOFT.CONCAT(&quot;{&quot;;CHAR(34);[.$B$60];[.$R73];[.L$1];CHAR(34);&quot;, &quot;; CHAR(34); [.L73]; CHAR(34); &quot;},&quot;) ; &quot;&quot;)" office:value-type="string" office:string-value="{&quot;DDCBCA&quot;, &quot;set 1,(ix+d),d&quot;}," calcext:value-type="string">
            <text:p>{"DDCBCA", "set 1,(ix+d),d"},</text:p>
          </table:table-cell>
          <table:table-cell table:formula="of:=IF( AND([.M73]&lt;&gt;&quot;&quot;; [.M73]&lt;&gt;&quot;-&quot;) ; COM.MICROSOFT.CONCAT(&quot;{&quot;;CHAR(34);[.$B$60];[.$R73];[.M$1];CHAR(34);&quot;, &quot;; CHAR(34); [.M73]; CHAR(34); &quot;},&quot;) ; &quot;&quot;)" office:value-type="string" office:string-value="{&quot;DDCBCB&quot;, &quot;set 1,(ix+d),e&quot;}," calcext:value-type="string">
            <text:p>{"DDCBCB", "set 1,(ix+d),e"},</text:p>
          </table:table-cell>
          <table:table-cell table:formula="of:=IF( AND([.N73]&lt;&gt;&quot;&quot;; [.N73]&lt;&gt;&quot;-&quot;) ; COM.MICROSOFT.CONCAT(&quot;{&quot;;CHAR(34);[.$B$60];[.$R73];[.N$1];CHAR(34);&quot;, &quot;; CHAR(34); [.N73]; CHAR(34); &quot;},&quot;) ; &quot;&quot;)" office:value-type="string" office:string-value="{&quot;DDCBCC&quot;, &quot;set 1,(ix+d),h&quot;}," calcext:value-type="string">
            <text:p>{"DDCBCC", "set 1,(ix+d),h"},</text:p>
          </table:table-cell>
          <table:table-cell table:formula="of:=IF( AND([.O73]&lt;&gt;&quot;&quot;; [.O73]&lt;&gt;&quot;-&quot;) ; COM.MICROSOFT.CONCAT(&quot;{&quot;;CHAR(34);[.$B$60];[.$R73];[.O$1];CHAR(34);&quot;, &quot;; CHAR(34); [.O73]; CHAR(34); &quot;},&quot;) ; &quot;&quot;)" office:value-type="string" office:string-value="{&quot;DDCBCD&quot;, &quot;set 1,(ix+d),l&quot;}," calcext:value-type="string">
            <text:p>{"DDCBCD", "set 1,(ix+d),l"},</text:p>
          </table:table-cell>
          <table:table-cell table:formula="of:=IF( AND([.P73]&lt;&gt;&quot;&quot;; [.P73]&lt;&gt;&quot;-&quot;) ; COM.MICROSOFT.CONCAT(&quot;{&quot;;CHAR(34);[.$B$60];[.$R73];[.P$1];CHAR(34);&quot;, &quot;; CHAR(34); [.P73]; CHAR(34); &quot;},&quot;) ; &quot;&quot;)" office:value-type="string" office:string-value="{&quot;DDCBCE&quot;, &quot;set 1,(ix+d)&quot;}," calcext:value-type="string">
            <text:p>{"DDCBCE", "set 1,(ix+d)"},</text:p>
          </table:table-cell>
          <table:table-cell table:formula="of:=IF( AND([.Q73]&lt;&gt;&quot;&quot;; [.Q73]&lt;&gt;&quot;-&quot;) ; COM.MICROSOFT.CONCAT(&quot;{&quot;;CHAR(34);[.$B$60];[.$R73];[.Q$1];CHAR(34);&quot;, &quot;; CHAR(34); [.Q73]; CHAR(34); &quot;},&quot;) ; &quot;&quot;)" office:value-type="string" office:string-value="{&quot;DDCBCF&quot;, &quot;set 1,(ix+d),a&quot;}," calcext:value-type="string">
            <text:p>{"DDCBCF", "set 1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D</text:p>
          </table:table-cell>
          <table:table-cell table:style-name="ce236" office:value-type="string" calcext:value-type="string">
            <text:p>set 2,(ix+d),b</text:p>
          </table:table-cell>
          <table:table-cell table:style-name="ce236" office:value-type="string" calcext:value-type="string">
            <text:p>set 2,(ix+d),c</text:p>
          </table:table-cell>
          <table:table-cell table:style-name="ce236" office:value-type="string" calcext:value-type="string">
            <text:p>set 2,(ix+d),d</text:p>
          </table:table-cell>
          <table:table-cell table:style-name="ce236" office:value-type="string" calcext:value-type="string">
            <text:p>set 2,(ix+d),e</text:p>
          </table:table-cell>
          <table:table-cell table:style-name="ce236" office:value-type="string" calcext:value-type="string">
            <text:p>set 2,(ix+d),h</text:p>
          </table:table-cell>
          <table:table-cell table:style-name="ce236" office:value-type="string" calcext:value-type="string">
            <text:p>set 2,(ix+d),l</text:p>
          </table:table-cell>
          <table:table-cell table:style-name="ce236" office:value-type="string" calcext:value-type="string">
            <text:p>set 2,(ix+d)</text:p>
          </table:table-cell>
          <table:table-cell table:style-name="ce236" office:value-type="string" calcext:value-type="string">
            <text:p>set 2,(ix+d),a</text:p>
          </table:table-cell>
          <table:table-cell table:style-name="ce236" office:value-type="string" calcext:value-type="string">
            <text:p>set 3,(ix+d),b</text:p>
          </table:table-cell>
          <table:table-cell table:style-name="ce236" office:value-type="string" calcext:value-type="string">
            <text:p>set 3,(ix+d),c</text:p>
          </table:table-cell>
          <table:table-cell table:style-name="ce236" office:value-type="string" calcext:value-type="string">
            <text:p>set 3,(ix+d),d</text:p>
          </table:table-cell>
          <table:table-cell table:style-name="ce236" office:value-type="string" calcext:value-type="string">
            <text:p>set 3,(ix+d),e</text:p>
          </table:table-cell>
          <table:table-cell table:style-name="ce236" office:value-type="string" calcext:value-type="string">
            <text:p>set 3,(ix+d),h</text:p>
          </table:table-cell>
          <table:table-cell table:style-name="ce236" office:value-type="string" calcext:value-type="string">
            <text:p>set 3,(ix+d),l</text:p>
          </table:table-cell>
          <table:table-cell table:style-name="ce236" office:value-type="string" calcext:value-type="string">
            <text:p>set 3,(ix+d)</text:p>
          </table:table-cell>
          <table:table-cell table:style-name="ce236" office:value-type="string" calcext:value-type="string">
            <text:p>set 3,(ix+d),a</text:p>
          </table:table-cell>
          <table:table-cell table:style-name="ce234" office:value-type="string" calcext:value-type="string">
            <text:p>D</text:p>
          </table:table-cell>
          <table:table-cell table:formula="of:=IF( AND([.B74]&lt;&gt;&quot;&quot;; [.B74]&lt;&gt;&quot;-&quot;) ; COM.MICROSOFT.CONCAT(&quot;{&quot;;CHAR(34);[.$B$60];[.$R74];[.B$1];CHAR(34);&quot;, &quot;; CHAR(34); [.B74]; CHAR(34); &quot;},&quot;) ; &quot;&quot;)" office:value-type="string" office:string-value="{&quot;DDCBD0&quot;, &quot;set 2,(ix+d),b&quot;}," calcext:value-type="string">
            <text:p>{"DDCBD0", "set 2,(ix+d),b"},</text:p>
          </table:table-cell>
          <table:table-cell table:formula="of:=IF( AND([.C74]&lt;&gt;&quot;&quot;; [.C74]&lt;&gt;&quot;-&quot;) ; COM.MICROSOFT.CONCAT(&quot;{&quot;;CHAR(34);[.$B$60];[.$R74];[.C$1];CHAR(34);&quot;, &quot;; CHAR(34); [.C74]; CHAR(34); &quot;},&quot;) ; &quot;&quot;)" office:value-type="string" office:string-value="{&quot;DDCBD1&quot;, &quot;set 2,(ix+d),c&quot;}," calcext:value-type="string">
            <text:p>{"DDCBD1", "set 2,(ix+d),c"},</text:p>
          </table:table-cell>
          <table:table-cell table:formula="of:=IF( AND([.D74]&lt;&gt;&quot;&quot;; [.D74]&lt;&gt;&quot;-&quot;) ; COM.MICROSOFT.CONCAT(&quot;{&quot;;CHAR(34);[.$B$60];[.$R74];[.D$1];CHAR(34);&quot;, &quot;; CHAR(34); [.D74]; CHAR(34); &quot;},&quot;) ; &quot;&quot;)" office:value-type="string" office:string-value="{&quot;DDCBD2&quot;, &quot;set 2,(ix+d),d&quot;}," calcext:value-type="string">
            <text:p>{"DDCBD2", "set 2,(ix+d),d"},</text:p>
          </table:table-cell>
          <table:table-cell table:formula="of:=IF( AND([.E74]&lt;&gt;&quot;&quot;; [.E74]&lt;&gt;&quot;-&quot;) ; COM.MICROSOFT.CONCAT(&quot;{&quot;;CHAR(34);[.$B$60];[.$R74];[.E$1];CHAR(34);&quot;, &quot;; CHAR(34); [.E74]; CHAR(34); &quot;},&quot;) ; &quot;&quot;)" office:value-type="string" office:string-value="{&quot;DDCBD3&quot;, &quot;set 2,(ix+d),e&quot;}," calcext:value-type="string">
            <text:p>{"DDCBD3", "set 2,(ix+d),e"},</text:p>
          </table:table-cell>
          <table:table-cell table:formula="of:=IF( AND([.F74]&lt;&gt;&quot;&quot;; [.F74]&lt;&gt;&quot;-&quot;) ; COM.MICROSOFT.CONCAT(&quot;{&quot;;CHAR(34);[.$B$60];[.$R74];[.F$1];CHAR(34);&quot;, &quot;; CHAR(34); [.F74]; CHAR(34); &quot;},&quot;) ; &quot;&quot;)" office:value-type="string" office:string-value="{&quot;DDCBD4&quot;, &quot;set 2,(ix+d),h&quot;}," calcext:value-type="string">
            <text:p>{"DDCBD4", "set 2,(ix+d),h"},</text:p>
          </table:table-cell>
          <table:table-cell table:formula="of:=IF( AND([.G74]&lt;&gt;&quot;&quot;; [.G74]&lt;&gt;&quot;-&quot;) ; COM.MICROSOFT.CONCAT(&quot;{&quot;;CHAR(34);[.$B$60];[.$R74];[.G$1];CHAR(34);&quot;, &quot;; CHAR(34); [.G74]; CHAR(34); &quot;},&quot;) ; &quot;&quot;)" office:value-type="string" office:string-value="{&quot;DDCBD5&quot;, &quot;set 2,(ix+d),l&quot;}," calcext:value-type="string">
            <text:p>{"DDCBD5", "set 2,(ix+d),l"},</text:p>
          </table:table-cell>
          <table:table-cell table:formula="of:=IF( AND([.H74]&lt;&gt;&quot;&quot;; [.H74]&lt;&gt;&quot;-&quot;) ; COM.MICROSOFT.CONCAT(&quot;{&quot;;CHAR(34);[.$B$60];[.$R74];[.H$1];CHAR(34);&quot;, &quot;; CHAR(34); [.H74]; CHAR(34); &quot;},&quot;) ; &quot;&quot;)" office:value-type="string" office:string-value="{&quot;DDCBD6&quot;, &quot;set 2,(ix+d)&quot;}," calcext:value-type="string">
            <text:p>{"DDCBD6", "set 2,(ix+d)"},</text:p>
          </table:table-cell>
          <table:table-cell table:formula="of:=IF( AND([.I74]&lt;&gt;&quot;&quot;; [.I74]&lt;&gt;&quot;-&quot;) ; COM.MICROSOFT.CONCAT(&quot;{&quot;;CHAR(34);[.$B$60];[.$R74];[.I$1];CHAR(34);&quot;, &quot;; CHAR(34); [.I74]; CHAR(34); &quot;},&quot;) ; &quot;&quot;)" office:value-type="string" office:string-value="{&quot;DDCBD7&quot;, &quot;set 2,(ix+d),a&quot;}," calcext:value-type="string">
            <text:p>{"DDCBD7", "set 2,(ix+d),a"},</text:p>
          </table:table-cell>
          <table:table-cell table:formula="of:=IF( AND([.J74]&lt;&gt;&quot;&quot;; [.J74]&lt;&gt;&quot;-&quot;) ; COM.MICROSOFT.CONCAT(&quot;{&quot;;CHAR(34);[.$B$60];[.$R74];[.J$1];CHAR(34);&quot;, &quot;; CHAR(34); [.J74]; CHAR(34); &quot;},&quot;) ; &quot;&quot;)" office:value-type="string" office:string-value="{&quot;DDCBD8&quot;, &quot;set 3,(ix+d),b&quot;}," calcext:value-type="string">
            <text:p>{"DDCBD8", "set 3,(ix+d),b"},</text:p>
          </table:table-cell>
          <table:table-cell table:formula="of:=IF( AND([.K74]&lt;&gt;&quot;&quot;; [.K74]&lt;&gt;&quot;-&quot;) ; COM.MICROSOFT.CONCAT(&quot;{&quot;;CHAR(34);[.$B$60];[.$R74];[.K$1];CHAR(34);&quot;, &quot;; CHAR(34); [.K74]; CHAR(34); &quot;},&quot;) ; &quot;&quot;)" office:value-type="string" office:string-value="{&quot;DDCBD9&quot;, &quot;set 3,(ix+d),c&quot;}," calcext:value-type="string">
            <text:p>{"DDCBD9", "set 3,(ix+d),c"},</text:p>
          </table:table-cell>
          <table:table-cell table:formula="of:=IF( AND([.L74]&lt;&gt;&quot;&quot;; [.L74]&lt;&gt;&quot;-&quot;) ; COM.MICROSOFT.CONCAT(&quot;{&quot;;CHAR(34);[.$B$60];[.$R74];[.L$1];CHAR(34);&quot;, &quot;; CHAR(34); [.L74]; CHAR(34); &quot;},&quot;) ; &quot;&quot;)" office:value-type="string" office:string-value="{&quot;DDCBDA&quot;, &quot;set 3,(ix+d),d&quot;}," calcext:value-type="string">
            <text:p>{"DDCBDA", "set 3,(ix+d),d"},</text:p>
          </table:table-cell>
          <table:table-cell table:formula="of:=IF( AND([.M74]&lt;&gt;&quot;&quot;; [.M74]&lt;&gt;&quot;-&quot;) ; COM.MICROSOFT.CONCAT(&quot;{&quot;;CHAR(34);[.$B$60];[.$R74];[.M$1];CHAR(34);&quot;, &quot;; CHAR(34); [.M74]; CHAR(34); &quot;},&quot;) ; &quot;&quot;)" office:value-type="string" office:string-value="{&quot;DDCBDB&quot;, &quot;set 3,(ix+d),e&quot;}," calcext:value-type="string">
            <text:p>{"DDCBDB", "set 3,(ix+d),e"},</text:p>
          </table:table-cell>
          <table:table-cell table:formula="of:=IF( AND([.N74]&lt;&gt;&quot;&quot;; [.N74]&lt;&gt;&quot;-&quot;) ; COM.MICROSOFT.CONCAT(&quot;{&quot;;CHAR(34);[.$B$60];[.$R74];[.N$1];CHAR(34);&quot;, &quot;; CHAR(34); [.N74]; CHAR(34); &quot;},&quot;) ; &quot;&quot;)" office:value-type="string" office:string-value="{&quot;DDCBDC&quot;, &quot;set 3,(ix+d),h&quot;}," calcext:value-type="string">
            <text:p>{"DDCBDC", "set 3,(ix+d),h"},</text:p>
          </table:table-cell>
          <table:table-cell table:formula="of:=IF( AND([.O74]&lt;&gt;&quot;&quot;; [.O74]&lt;&gt;&quot;-&quot;) ; COM.MICROSOFT.CONCAT(&quot;{&quot;;CHAR(34);[.$B$60];[.$R74];[.O$1];CHAR(34);&quot;, &quot;; CHAR(34); [.O74]; CHAR(34); &quot;},&quot;) ; &quot;&quot;)" office:value-type="string" office:string-value="{&quot;DDCBDD&quot;, &quot;set 3,(ix+d),l&quot;}," calcext:value-type="string">
            <text:p>{"DDCBDD", "set 3,(ix+d),l"},</text:p>
          </table:table-cell>
          <table:table-cell table:formula="of:=IF( AND([.P74]&lt;&gt;&quot;&quot;; [.P74]&lt;&gt;&quot;-&quot;) ; COM.MICROSOFT.CONCAT(&quot;{&quot;;CHAR(34);[.$B$60];[.$R74];[.P$1];CHAR(34);&quot;, &quot;; CHAR(34); [.P74]; CHAR(34); &quot;},&quot;) ; &quot;&quot;)" office:value-type="string" office:string-value="{&quot;DDCBDE&quot;, &quot;set 3,(ix+d)&quot;}," calcext:value-type="string">
            <text:p>{"DDCBDE", "set 3,(ix+d)"},</text:p>
          </table:table-cell>
          <table:table-cell table:formula="of:=IF( AND([.Q74]&lt;&gt;&quot;&quot;; [.Q74]&lt;&gt;&quot;-&quot;) ; COM.MICROSOFT.CONCAT(&quot;{&quot;;CHAR(34);[.$B$60];[.$R74];[.Q$1];CHAR(34);&quot;, &quot;; CHAR(34); [.Q74]; CHAR(34); &quot;},&quot;) ; &quot;&quot;)" office:value-type="string" office:string-value="{&quot;DDCBDF&quot;, &quot;set 3,(ix+d),a&quot;}," calcext:value-type="string">
            <text:p>{"DDCBDF", "set 3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6" office:value-type="string" calcext:value-type="string">
            <text:p>set 4,(ix+d),b</text:p>
          </table:table-cell>
          <table:table-cell table:style-name="ce236" office:value-type="string" calcext:value-type="string">
            <text:p>set 4,(ix+d),c</text:p>
          </table:table-cell>
          <table:table-cell table:style-name="ce236" office:value-type="string" calcext:value-type="string">
            <text:p>set 4,(ix+d),d</text:p>
          </table:table-cell>
          <table:table-cell table:style-name="ce236" office:value-type="string" calcext:value-type="string">
            <text:p>set 4,(ix+d),e</text:p>
          </table:table-cell>
          <table:table-cell table:style-name="ce236" office:value-type="string" calcext:value-type="string">
            <text:p>set 4,(ix+d),h</text:p>
          </table:table-cell>
          <table:table-cell table:style-name="ce236" office:value-type="string" calcext:value-type="string">
            <text:p>set 4,(ix+d),l</text:p>
          </table:table-cell>
          <table:table-cell table:style-name="ce236" office:value-type="string" calcext:value-type="string">
            <text:p>set 4,(ix+d)</text:p>
          </table:table-cell>
          <table:table-cell table:style-name="ce236" office:value-type="string" calcext:value-type="string">
            <text:p>set 4,(ix+d),a</text:p>
          </table:table-cell>
          <table:table-cell table:style-name="ce236" office:value-type="string" calcext:value-type="string">
            <text:p>set 5,(ix+d),b</text:p>
          </table:table-cell>
          <table:table-cell table:style-name="ce236" office:value-type="string" calcext:value-type="string">
            <text:p>set 5,(ix+d),c</text:p>
          </table:table-cell>
          <table:table-cell table:style-name="ce236" office:value-type="string" calcext:value-type="string">
            <text:p>set 5,(ix+d),d</text:p>
          </table:table-cell>
          <table:table-cell table:style-name="ce236" office:value-type="string" calcext:value-type="string">
            <text:p>set 5,(ix+d),e</text:p>
          </table:table-cell>
          <table:table-cell table:style-name="ce236" office:value-type="string" calcext:value-type="string">
            <text:p>set 5,(ix+d),h</text:p>
          </table:table-cell>
          <table:table-cell table:style-name="ce236" office:value-type="string" calcext:value-type="string">
            <text:p>set 5,(ix+d),l</text:p>
          </table:table-cell>
          <table:table-cell table:style-name="ce236" office:value-type="string" calcext:value-type="string">
            <text:p>set 5,(ix+d)</text:p>
          </table:table-cell>
          <table:table-cell table:style-name="ce236" office:value-type="string" calcext:value-type="string">
            <text:p>set 5,(ix+d),a</text:p>
          </table:table-cell>
          <table:table-cell table:style-name="ce234" office:value-type="string" calcext:value-type="string">
            <text:p>E</text:p>
          </table:table-cell>
          <table:table-cell table:formula="of:=IF( AND([.B75]&lt;&gt;&quot;&quot;; [.B75]&lt;&gt;&quot;-&quot;) ; COM.MICROSOFT.CONCAT(&quot;{&quot;;CHAR(34);[.$B$60];[.$R75];[.B$1];CHAR(34);&quot;, &quot;; CHAR(34); [.B75]; CHAR(34); &quot;},&quot;) ; &quot;&quot;)" office:value-type="string" office:string-value="{&quot;DDCBE0&quot;, &quot;set 4,(ix+d),b&quot;}," calcext:value-type="string">
            <text:p>{"DDCBE0", "set 4,(ix+d),b"},</text:p>
          </table:table-cell>
          <table:table-cell table:formula="of:=IF( AND([.C75]&lt;&gt;&quot;&quot;; [.C75]&lt;&gt;&quot;-&quot;) ; COM.MICROSOFT.CONCAT(&quot;{&quot;;CHAR(34);[.$B$60];[.$R75];[.C$1];CHAR(34);&quot;, &quot;; CHAR(34); [.C75]; CHAR(34); &quot;},&quot;) ; &quot;&quot;)" office:value-type="string" office:string-value="{&quot;DDCBE1&quot;, &quot;set 4,(ix+d),c&quot;}," calcext:value-type="string">
            <text:p>{"DDCBE1", "set 4,(ix+d),c"},</text:p>
          </table:table-cell>
          <table:table-cell table:formula="of:=IF( AND([.D75]&lt;&gt;&quot;&quot;; [.D75]&lt;&gt;&quot;-&quot;) ; COM.MICROSOFT.CONCAT(&quot;{&quot;;CHAR(34);[.$B$60];[.$R75];[.D$1];CHAR(34);&quot;, &quot;; CHAR(34); [.D75]; CHAR(34); &quot;},&quot;) ; &quot;&quot;)" office:value-type="string" office:string-value="{&quot;DDCBE2&quot;, &quot;set 4,(ix+d),d&quot;}," calcext:value-type="string">
            <text:p>{"DDCBE2", "set 4,(ix+d),d"},</text:p>
          </table:table-cell>
          <table:table-cell table:formula="of:=IF( AND([.E75]&lt;&gt;&quot;&quot;; [.E75]&lt;&gt;&quot;-&quot;) ; COM.MICROSOFT.CONCAT(&quot;{&quot;;CHAR(34);[.$B$60];[.$R75];[.E$1];CHAR(34);&quot;, &quot;; CHAR(34); [.E75]; CHAR(34); &quot;},&quot;) ; &quot;&quot;)" office:value-type="string" office:string-value="{&quot;DDCBE3&quot;, &quot;set 4,(ix+d),e&quot;}," calcext:value-type="string">
            <text:p>{"DDCBE3", "set 4,(ix+d),e"},</text:p>
          </table:table-cell>
          <table:table-cell table:formula="of:=IF( AND([.F75]&lt;&gt;&quot;&quot;; [.F75]&lt;&gt;&quot;-&quot;) ; COM.MICROSOFT.CONCAT(&quot;{&quot;;CHAR(34);[.$B$60];[.$R75];[.F$1];CHAR(34);&quot;, &quot;; CHAR(34); [.F75]; CHAR(34); &quot;},&quot;) ; &quot;&quot;)" office:value-type="string" office:string-value="{&quot;DDCBE4&quot;, &quot;set 4,(ix+d),h&quot;}," calcext:value-type="string">
            <text:p>{"DDCBE4", "set 4,(ix+d),h"},</text:p>
          </table:table-cell>
          <table:table-cell table:formula="of:=IF( AND([.G75]&lt;&gt;&quot;&quot;; [.G75]&lt;&gt;&quot;-&quot;) ; COM.MICROSOFT.CONCAT(&quot;{&quot;;CHAR(34);[.$B$60];[.$R75];[.G$1];CHAR(34);&quot;, &quot;; CHAR(34); [.G75]; CHAR(34); &quot;},&quot;) ; &quot;&quot;)" office:value-type="string" office:string-value="{&quot;DDCBE5&quot;, &quot;set 4,(ix+d),l&quot;}," calcext:value-type="string">
            <text:p>{"DDCBE5", "set 4,(ix+d),l"},</text:p>
          </table:table-cell>
          <table:table-cell table:formula="of:=IF( AND([.H75]&lt;&gt;&quot;&quot;; [.H75]&lt;&gt;&quot;-&quot;) ; COM.MICROSOFT.CONCAT(&quot;{&quot;;CHAR(34);[.$B$60];[.$R75];[.H$1];CHAR(34);&quot;, &quot;; CHAR(34); [.H75]; CHAR(34); &quot;},&quot;) ; &quot;&quot;)" office:value-type="string" office:string-value="{&quot;DDCBE6&quot;, &quot;set 4,(ix+d)&quot;}," calcext:value-type="string">
            <text:p>{"DDCBE6", "set 4,(ix+d)"},</text:p>
          </table:table-cell>
          <table:table-cell table:formula="of:=IF( AND([.I75]&lt;&gt;&quot;&quot;; [.I75]&lt;&gt;&quot;-&quot;) ; COM.MICROSOFT.CONCAT(&quot;{&quot;;CHAR(34);[.$B$60];[.$R75];[.I$1];CHAR(34);&quot;, &quot;; CHAR(34); [.I75]; CHAR(34); &quot;},&quot;) ; &quot;&quot;)" office:value-type="string" office:string-value="{&quot;DDCBE7&quot;, &quot;set 4,(ix+d),a&quot;}," calcext:value-type="string">
            <text:p>{"DDCBE7", "set 4,(ix+d),a"},</text:p>
          </table:table-cell>
          <table:table-cell table:formula="of:=IF( AND([.J75]&lt;&gt;&quot;&quot;; [.J75]&lt;&gt;&quot;-&quot;) ; COM.MICROSOFT.CONCAT(&quot;{&quot;;CHAR(34);[.$B$60];[.$R75];[.J$1];CHAR(34);&quot;, &quot;; CHAR(34); [.J75]; CHAR(34); &quot;},&quot;) ; &quot;&quot;)" office:value-type="string" office:string-value="{&quot;DDCBE8&quot;, &quot;set 5,(ix+d),b&quot;}," calcext:value-type="string">
            <text:p>{"DDCBE8", "set 5,(ix+d),b"},</text:p>
          </table:table-cell>
          <table:table-cell table:formula="of:=IF( AND([.K75]&lt;&gt;&quot;&quot;; [.K75]&lt;&gt;&quot;-&quot;) ; COM.MICROSOFT.CONCAT(&quot;{&quot;;CHAR(34);[.$B$60];[.$R75];[.K$1];CHAR(34);&quot;, &quot;; CHAR(34); [.K75]; CHAR(34); &quot;},&quot;) ; &quot;&quot;)" office:value-type="string" office:string-value="{&quot;DDCBE9&quot;, &quot;set 5,(ix+d),c&quot;}," calcext:value-type="string">
            <text:p>{"DDCBE9", "set 5,(ix+d),c"},</text:p>
          </table:table-cell>
          <table:table-cell table:formula="of:=IF( AND([.L75]&lt;&gt;&quot;&quot;; [.L75]&lt;&gt;&quot;-&quot;) ; COM.MICROSOFT.CONCAT(&quot;{&quot;;CHAR(34);[.$B$60];[.$R75];[.L$1];CHAR(34);&quot;, &quot;; CHAR(34); [.L75]; CHAR(34); &quot;},&quot;) ; &quot;&quot;)" office:value-type="string" office:string-value="{&quot;DDCBEA&quot;, &quot;set 5,(ix+d),d&quot;}," calcext:value-type="string">
            <text:p>{"DDCBEA", "set 5,(ix+d),d"},</text:p>
          </table:table-cell>
          <table:table-cell table:formula="of:=IF( AND([.M75]&lt;&gt;&quot;&quot;; [.M75]&lt;&gt;&quot;-&quot;) ; COM.MICROSOFT.CONCAT(&quot;{&quot;;CHAR(34);[.$B$60];[.$R75];[.M$1];CHAR(34);&quot;, &quot;; CHAR(34); [.M75]; CHAR(34); &quot;},&quot;) ; &quot;&quot;)" office:value-type="string" office:string-value="{&quot;DDCBEB&quot;, &quot;set 5,(ix+d),e&quot;}," calcext:value-type="string">
            <text:p>{"DDCBEB", "set 5,(ix+d),e"},</text:p>
          </table:table-cell>
          <table:table-cell table:formula="of:=IF( AND([.N75]&lt;&gt;&quot;&quot;; [.N75]&lt;&gt;&quot;-&quot;) ; COM.MICROSOFT.CONCAT(&quot;{&quot;;CHAR(34);[.$B$60];[.$R75];[.N$1];CHAR(34);&quot;, &quot;; CHAR(34); [.N75]; CHAR(34); &quot;},&quot;) ; &quot;&quot;)" office:value-type="string" office:string-value="{&quot;DDCBEC&quot;, &quot;set 5,(ix+d),h&quot;}," calcext:value-type="string">
            <text:p>{"DDCBEC", "set 5,(ix+d),h"},</text:p>
          </table:table-cell>
          <table:table-cell table:formula="of:=IF( AND([.O75]&lt;&gt;&quot;&quot;; [.O75]&lt;&gt;&quot;-&quot;) ; COM.MICROSOFT.CONCAT(&quot;{&quot;;CHAR(34);[.$B$60];[.$R75];[.O$1];CHAR(34);&quot;, &quot;; CHAR(34); [.O75]; CHAR(34); &quot;},&quot;) ; &quot;&quot;)" office:value-type="string" office:string-value="{&quot;DDCBED&quot;, &quot;set 5,(ix+d),l&quot;}," calcext:value-type="string">
            <text:p>{"DDCBED", "set 5,(ix+d),l"},</text:p>
          </table:table-cell>
          <table:table-cell table:formula="of:=IF( AND([.P75]&lt;&gt;&quot;&quot;; [.P75]&lt;&gt;&quot;-&quot;) ; COM.MICROSOFT.CONCAT(&quot;{&quot;;CHAR(34);[.$B$60];[.$R75];[.P$1];CHAR(34);&quot;, &quot;; CHAR(34); [.P75]; CHAR(34); &quot;},&quot;) ; &quot;&quot;)" office:value-type="string" office:string-value="{&quot;DDCBEE&quot;, &quot;set 5,(ix+d)&quot;}," calcext:value-type="string">
            <text:p>{"DDCBEE", "set 5,(ix+d)"},</text:p>
          </table:table-cell>
          <table:table-cell table:formula="of:=IF( AND([.Q75]&lt;&gt;&quot;&quot;; [.Q75]&lt;&gt;&quot;-&quot;) ; COM.MICROSOFT.CONCAT(&quot;{&quot;;CHAR(34);[.$B$60];[.$R75];[.Q$1];CHAR(34);&quot;, &quot;; CHAR(34); [.Q75]; CHAR(34); &quot;},&quot;) ; &quot;&quot;)" office:value-type="string" office:string-value="{&quot;DDCBEF&quot;, &quot;set 5,(ix+d),a&quot;}," calcext:value-type="string">
            <text:p>{"DDCBEF", "set 5,(ix+d)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6" office:value-type="string" calcext:value-type="string">
            <text:p>set 6,(ix+d),b</text:p>
          </table:table-cell>
          <table:table-cell table:style-name="ce236" office:value-type="string" calcext:value-type="string">
            <text:p>set 6,(ix+d),c</text:p>
          </table:table-cell>
          <table:table-cell table:style-name="ce236" office:value-type="string" calcext:value-type="string">
            <text:p>set 6,(ix+d),d</text:p>
          </table:table-cell>
          <table:table-cell table:style-name="ce236" office:value-type="string" calcext:value-type="string">
            <text:p>set 6,(ix+d),e</text:p>
          </table:table-cell>
          <table:table-cell table:style-name="ce236" office:value-type="string" calcext:value-type="string">
            <text:p>set 6,(ix+d),h</text:p>
          </table:table-cell>
          <table:table-cell table:style-name="ce236" office:value-type="string" calcext:value-type="string">
            <text:p>set 6,(ix+d),l</text:p>
          </table:table-cell>
          <table:table-cell table:style-name="ce236" office:value-type="string" calcext:value-type="string">
            <text:p>set 6,(ix+d)</text:p>
          </table:table-cell>
          <table:table-cell table:style-name="ce236" office:value-type="string" calcext:value-type="string">
            <text:p>set 6,(ix+d),a</text:p>
          </table:table-cell>
          <table:table-cell table:style-name="ce236" office:value-type="string" calcext:value-type="string">
            <text:p>set 7,(ix+d),b</text:p>
          </table:table-cell>
          <table:table-cell table:style-name="ce236" office:value-type="string" calcext:value-type="string">
            <text:p>set 7,(ix+d),c</text:p>
          </table:table-cell>
          <table:table-cell table:style-name="ce236" office:value-type="string" calcext:value-type="string">
            <text:p>set 7,(ix+d),d</text:p>
          </table:table-cell>
          <table:table-cell table:style-name="ce236" office:value-type="string" calcext:value-type="string">
            <text:p>set 7,(ix+d),e</text:p>
          </table:table-cell>
          <table:table-cell table:style-name="ce236" office:value-type="string" calcext:value-type="string">
            <text:p>set 7,(ix+d),h</text:p>
          </table:table-cell>
          <table:table-cell table:style-name="ce236" office:value-type="string" calcext:value-type="string">
            <text:p>set 7,(ix+d),l</text:p>
          </table:table-cell>
          <table:table-cell table:style-name="ce236" office:value-type="string" calcext:value-type="string">
            <text:p>set 7,(ix+d)</text:p>
          </table:table-cell>
          <table:table-cell table:style-name="ce236" office:value-type="string" calcext:value-type="string">
            <text:p>set 7,(ix+d),a</text:p>
          </table:table-cell>
          <table:table-cell table:style-name="ce234" office:value-type="string" calcext:value-type="string">
            <text:p>F</text:p>
          </table:table-cell>
          <table:table-cell table:formula="of:=IF( AND([.B76]&lt;&gt;&quot;&quot;; [.B76]&lt;&gt;&quot;-&quot;) ; COM.MICROSOFT.CONCAT(&quot;{&quot;;CHAR(34);[.$B$60];[.$R76];[.B$1];CHAR(34);&quot;, &quot;; CHAR(34); [.B76]; CHAR(34); &quot;},&quot;) ; &quot;&quot;)" office:value-type="string" office:string-value="{&quot;DDCBF0&quot;, &quot;set 6,(ix+d),b&quot;}," calcext:value-type="string">
            <text:p>{"DDCBF0", "set 6,(ix+d),b"},</text:p>
          </table:table-cell>
          <table:table-cell table:formula="of:=IF( AND([.C76]&lt;&gt;&quot;&quot;; [.C76]&lt;&gt;&quot;-&quot;) ; COM.MICROSOFT.CONCAT(&quot;{&quot;;CHAR(34);[.$B$60];[.$R76];[.C$1];CHAR(34);&quot;, &quot;; CHAR(34); [.C76]; CHAR(34); &quot;},&quot;) ; &quot;&quot;)" office:value-type="string" office:string-value="{&quot;DDCBF1&quot;, &quot;set 6,(ix+d),c&quot;}," calcext:value-type="string">
            <text:p>{"DDCBF1", "set 6,(ix+d),c"},</text:p>
          </table:table-cell>
          <table:table-cell table:formula="of:=IF( AND([.D76]&lt;&gt;&quot;&quot;; [.D76]&lt;&gt;&quot;-&quot;) ; COM.MICROSOFT.CONCAT(&quot;{&quot;;CHAR(34);[.$B$60];[.$R76];[.D$1];CHAR(34);&quot;, &quot;; CHAR(34); [.D76]; CHAR(34); &quot;},&quot;) ; &quot;&quot;)" office:value-type="string" office:string-value="{&quot;DDCBF2&quot;, &quot;set 6,(ix+d),d&quot;}," calcext:value-type="string">
            <text:p>{"DDCBF2", "set 6,(ix+d),d"},</text:p>
          </table:table-cell>
          <table:table-cell table:formula="of:=IF( AND([.E76]&lt;&gt;&quot;&quot;; [.E76]&lt;&gt;&quot;-&quot;) ; COM.MICROSOFT.CONCAT(&quot;{&quot;;CHAR(34);[.$B$60];[.$R76];[.E$1];CHAR(34);&quot;, &quot;; CHAR(34); [.E76]; CHAR(34); &quot;},&quot;) ; &quot;&quot;)" office:value-type="string" office:string-value="{&quot;DDCBF3&quot;, &quot;set 6,(ix+d),e&quot;}," calcext:value-type="string">
            <text:p>{"DDCBF3", "set 6,(ix+d),e"},</text:p>
          </table:table-cell>
          <table:table-cell table:formula="of:=IF( AND([.F76]&lt;&gt;&quot;&quot;; [.F76]&lt;&gt;&quot;-&quot;) ; COM.MICROSOFT.CONCAT(&quot;{&quot;;CHAR(34);[.$B$60];[.$R76];[.F$1];CHAR(34);&quot;, &quot;; CHAR(34); [.F76]; CHAR(34); &quot;},&quot;) ; &quot;&quot;)" office:value-type="string" office:string-value="{&quot;DDCBF4&quot;, &quot;set 6,(ix+d),h&quot;}," calcext:value-type="string">
            <text:p>{"DDCBF4", "set 6,(ix+d),h"},</text:p>
          </table:table-cell>
          <table:table-cell table:formula="of:=IF( AND([.G76]&lt;&gt;&quot;&quot;; [.G76]&lt;&gt;&quot;-&quot;) ; COM.MICROSOFT.CONCAT(&quot;{&quot;;CHAR(34);[.$B$60];[.$R76];[.G$1];CHAR(34);&quot;, &quot;; CHAR(34); [.G76]; CHAR(34); &quot;},&quot;) ; &quot;&quot;)" office:value-type="string" office:string-value="{&quot;DDCBF5&quot;, &quot;set 6,(ix+d),l&quot;}," calcext:value-type="string">
            <text:p>{"DDCBF5", "set 6,(ix+d),l"},</text:p>
          </table:table-cell>
          <table:table-cell table:formula="of:=IF( AND([.H76]&lt;&gt;&quot;&quot;; [.H76]&lt;&gt;&quot;-&quot;) ; COM.MICROSOFT.CONCAT(&quot;{&quot;;CHAR(34);[.$B$60];[.$R76];[.H$1];CHAR(34);&quot;, &quot;; CHAR(34); [.H76]; CHAR(34); &quot;},&quot;) ; &quot;&quot;)" office:value-type="string" office:string-value="{&quot;DDCBF6&quot;, &quot;set 6,(ix+d)&quot;}," calcext:value-type="string">
            <text:p>{"DDCBF6", "set 6,(ix+d)"},</text:p>
          </table:table-cell>
          <table:table-cell table:formula="of:=IF( AND([.I76]&lt;&gt;&quot;&quot;; [.I76]&lt;&gt;&quot;-&quot;) ; COM.MICROSOFT.CONCAT(&quot;{&quot;;CHAR(34);[.$B$60];[.$R76];[.I$1];CHAR(34);&quot;, &quot;; CHAR(34); [.I76]; CHAR(34); &quot;},&quot;) ; &quot;&quot;)" office:value-type="string" office:string-value="{&quot;DDCBF7&quot;, &quot;set 6,(ix+d),a&quot;}," calcext:value-type="string">
            <text:p>{"DDCBF7", "set 6,(ix+d),a"},</text:p>
          </table:table-cell>
          <table:table-cell table:formula="of:=IF( AND([.J76]&lt;&gt;&quot;&quot;; [.J76]&lt;&gt;&quot;-&quot;) ; COM.MICROSOFT.CONCAT(&quot;{&quot;;CHAR(34);[.$B$60];[.$R76];[.J$1];CHAR(34);&quot;, &quot;; CHAR(34); [.J76]; CHAR(34); &quot;},&quot;) ; &quot;&quot;)" office:value-type="string" office:string-value="{&quot;DDCBF8&quot;, &quot;set 7,(ix+d),b&quot;}," calcext:value-type="string">
            <text:p>{"DDCBF8", "set 7,(ix+d),b"},</text:p>
          </table:table-cell>
          <table:table-cell table:formula="of:=IF( AND([.K76]&lt;&gt;&quot;&quot;; [.K76]&lt;&gt;&quot;-&quot;) ; COM.MICROSOFT.CONCAT(&quot;{&quot;;CHAR(34);[.$B$60];[.$R76];[.K$1];CHAR(34);&quot;, &quot;; CHAR(34); [.K76]; CHAR(34); &quot;},&quot;) ; &quot;&quot;)" office:value-type="string" office:string-value="{&quot;DDCBF9&quot;, &quot;set 7,(ix+d),c&quot;}," calcext:value-type="string">
            <text:p>{"DDCBF9", "set 7,(ix+d),c"},</text:p>
          </table:table-cell>
          <table:table-cell table:formula="of:=IF( AND([.L76]&lt;&gt;&quot;&quot;; [.L76]&lt;&gt;&quot;-&quot;) ; COM.MICROSOFT.CONCAT(&quot;{&quot;;CHAR(34);[.$B$60];[.$R76];[.L$1];CHAR(34);&quot;, &quot;; CHAR(34); [.L76]; CHAR(34); &quot;},&quot;) ; &quot;&quot;)" office:value-type="string" office:string-value="{&quot;DDCBFA&quot;, &quot;set 7,(ix+d),d&quot;}," calcext:value-type="string">
            <text:p>{"DDCBFA", "set 7,(ix+d),d"},</text:p>
          </table:table-cell>
          <table:table-cell table:formula="of:=IF( AND([.M76]&lt;&gt;&quot;&quot;; [.M76]&lt;&gt;&quot;-&quot;) ; COM.MICROSOFT.CONCAT(&quot;{&quot;;CHAR(34);[.$B$60];[.$R76];[.M$1];CHAR(34);&quot;, &quot;; CHAR(34); [.M76]; CHAR(34); &quot;},&quot;) ; &quot;&quot;)" office:value-type="string" office:string-value="{&quot;DDCBFB&quot;, &quot;set 7,(ix+d),e&quot;}," calcext:value-type="string">
            <text:p>{"DDCBFB", "set 7,(ix+d),e"},</text:p>
          </table:table-cell>
          <table:table-cell table:formula="of:=IF( AND([.N76]&lt;&gt;&quot;&quot;; [.N76]&lt;&gt;&quot;-&quot;) ; COM.MICROSOFT.CONCAT(&quot;{&quot;;CHAR(34);[.$B$60];[.$R76];[.N$1];CHAR(34);&quot;, &quot;; CHAR(34); [.N76]; CHAR(34); &quot;},&quot;) ; &quot;&quot;)" office:value-type="string" office:string-value="{&quot;DDCBFC&quot;, &quot;set 7,(ix+d),h&quot;}," calcext:value-type="string">
            <text:p>{"DDCBFC", "set 7,(ix+d),h"},</text:p>
          </table:table-cell>
          <table:table-cell table:formula="of:=IF( AND([.O76]&lt;&gt;&quot;&quot;; [.O76]&lt;&gt;&quot;-&quot;) ; COM.MICROSOFT.CONCAT(&quot;{&quot;;CHAR(34);[.$B$60];[.$R76];[.O$1];CHAR(34);&quot;, &quot;; CHAR(34); [.O76]; CHAR(34); &quot;},&quot;) ; &quot;&quot;)" office:value-type="string" office:string-value="{&quot;DDCBFD&quot;, &quot;set 7,(ix+d),l&quot;}," calcext:value-type="string">
            <text:p>{"DDCBFD", "set 7,(ix+d),l"},</text:p>
          </table:table-cell>
          <table:table-cell table:formula="of:=IF( AND([.P76]&lt;&gt;&quot;&quot;; [.P76]&lt;&gt;&quot;-&quot;) ; COM.MICROSOFT.CONCAT(&quot;{&quot;;CHAR(34);[.$B$60];[.$R76];[.P$1];CHAR(34);&quot;, &quot;; CHAR(34); [.P76]; CHAR(34); &quot;},&quot;) ; &quot;&quot;)" office:value-type="string" office:string-value="{&quot;DDCBFE&quot;, &quot;set 7,(ix+d)&quot;}," calcext:value-type="string">
            <text:p>{"DDCBFE", "set 7,(ix+d)"},</text:p>
          </table:table-cell>
          <table:table-cell table:formula="of:=IF( AND([.Q76]&lt;&gt;&quot;&quot;; [.Q76]&lt;&gt;&quot;-&quot;) ; COM.MICROSOFT.CONCAT(&quot;{&quot;;CHAR(34);[.$B$60];[.$R76];[.Q$1];CHAR(34);&quot;, &quot;; CHAR(34); [.Q76]; CHAR(34); &quot;},&quot;) ; &quot;&quot;)" office:value-type="string" office:string-value="{&quot;DDCBFF&quot;, &quot;set 7,(ix+d),a&quot;}," calcext:value-type="string">
            <text:p>{"DDCBFF", "set 7,(ix+d),a"},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ED</text:p>
          </table:table-cell>
          <table:table-cell table:number-columns-repeated="1022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4" office:value-type="float" office:value="0" calcext:value-type="float">
            <text:p>0</text:p>
          </table:table-cell>
          <table:table-cell table:formula="of:=IF( AND([.B80]&lt;&gt;&quot;&quot;; [.B80]&lt;&gt;&quot;-&quot;) ; COM.MICROSOFT.CONCAT(&quot;{&quot;;CHAR(34);[.$B$79];[.$R80];[.B$1];CHAR(34);&quot;, &quot;; CHAR(34); [.B80]; CHAR(34); &quot;},&quot;) ; &quot;&quot;)">
            <text:p/>
          </table:table-cell>
          <table:table-cell table:formula="of:=IF( AND([.C80]&lt;&gt;&quot;&quot;; [.C80]&lt;&gt;&quot;-&quot;) ; COM.MICROSOFT.CONCAT(&quot;{&quot;;CHAR(34);[.$B$79];[.$R80];[.C$1];CHAR(34);&quot;, &quot;; CHAR(34); [.C80]; CHAR(34); &quot;},&quot;) ; &quot;&quot;)">
            <text:p/>
          </table:table-cell>
          <table:table-cell table:formula="of:=IF( AND([.D80]&lt;&gt;&quot;&quot;; [.D80]&lt;&gt;&quot;-&quot;) ; COM.MICROSOFT.CONCAT(&quot;{&quot;;CHAR(34);[.$B$79];[.$R80];[.D$1];CHAR(34);&quot;, &quot;; CHAR(34); [.D80]; CHAR(34); &quot;},&quot;) ; &quot;&quot;)">
            <text:p/>
          </table:table-cell>
          <table:table-cell table:formula="of:=IF( AND([.E80]&lt;&gt;&quot;&quot;; [.E80]&lt;&gt;&quot;-&quot;) ; COM.MICROSOFT.CONCAT(&quot;{&quot;;CHAR(34);[.$B$79];[.$R80];[.E$1];CHAR(34);&quot;, &quot;; CHAR(34); [.E80]; CHAR(34); &quot;},&quot;) ; &quot;&quot;)">
            <text:p/>
          </table:table-cell>
          <table:table-cell table:formula="of:=IF( AND([.F80]&lt;&gt;&quot;&quot;; [.F80]&lt;&gt;&quot;-&quot;) ; COM.MICROSOFT.CONCAT(&quot;{&quot;;CHAR(34);[.$B$79];[.$R80];[.F$1];CHAR(34);&quot;, &quot;; CHAR(34); [.F80]; CHAR(34); &quot;},&quot;) ; &quot;&quot;)">
            <text:p/>
          </table:table-cell>
          <table:table-cell table:formula="of:=IF( AND([.G80]&lt;&gt;&quot;&quot;; [.G80]&lt;&gt;&quot;-&quot;) ; COM.MICROSOFT.CONCAT(&quot;{&quot;;CHAR(34);[.$B$79];[.$R80];[.G$1];CHAR(34);&quot;, &quot;; CHAR(34); [.G80]; CHAR(34); &quot;},&quot;) ; &quot;&quot;)">
            <text:p/>
          </table:table-cell>
          <table:table-cell table:formula="of:=IF( AND([.H80]&lt;&gt;&quot;&quot;; [.H80]&lt;&gt;&quot;-&quot;) ; COM.MICROSOFT.CONCAT(&quot;{&quot;;CHAR(34);[.$B$79];[.$R80];[.H$1];CHAR(34);&quot;, &quot;; CHAR(34); [.H80]; CHAR(34); &quot;},&quot;) ; &quot;&quot;)">
            <text:p/>
          </table:table-cell>
          <table:table-cell table:formula="of:=IF( AND([.I80]&lt;&gt;&quot;&quot;; [.I80]&lt;&gt;&quot;-&quot;) ; COM.MICROSOFT.CONCAT(&quot;{&quot;;CHAR(34);[.$B$79];[.$R80];[.I$1];CHAR(34);&quot;, &quot;; CHAR(34); [.I80]; CHAR(34); &quot;},&quot;) ; &quot;&quot;)">
            <text:p/>
          </table:table-cell>
          <table:table-cell table:formula="of:=IF( AND([.J80]&lt;&gt;&quot;&quot;; [.J80]&lt;&gt;&quot;-&quot;) ; COM.MICROSOFT.CONCAT(&quot;{&quot;;CHAR(34);[.$B$79];[.$R80];[.J$1];CHAR(34);&quot;, &quot;; CHAR(34); [.J80]; CHAR(34); &quot;},&quot;) ; &quot;&quot;)">
            <text:p/>
          </table:table-cell>
          <table:table-cell table:formula="of:=IF( AND([.K80]&lt;&gt;&quot;&quot;; [.K80]&lt;&gt;&quot;-&quot;) ; COM.MICROSOFT.CONCAT(&quot;{&quot;;CHAR(34);[.$B$79];[.$R80];[.K$1];CHAR(34);&quot;, &quot;; CHAR(34); [.K80]; CHAR(34); &quot;},&quot;) ; &quot;&quot;)">
            <text:p/>
          </table:table-cell>
          <table:table-cell table:formula="of:=IF( AND([.L80]&lt;&gt;&quot;&quot;; [.L80]&lt;&gt;&quot;-&quot;) ; COM.MICROSOFT.CONCAT(&quot;{&quot;;CHAR(34);[.$B$79];[.$R80];[.L$1];CHAR(34);&quot;, &quot;; CHAR(34); [.L80]; CHAR(34); &quot;},&quot;) ; &quot;&quot;)">
            <text:p/>
          </table:table-cell>
          <table:table-cell table:formula="of:=IF( AND([.M80]&lt;&gt;&quot;&quot;; [.M80]&lt;&gt;&quot;-&quot;) ; COM.MICROSOFT.CONCAT(&quot;{&quot;;CHAR(34);[.$B$79];[.$R80];[.M$1];CHAR(34);&quot;, &quot;; CHAR(34); [.M80]; CHAR(34); &quot;},&quot;) ; &quot;&quot;)">
            <text:p/>
          </table:table-cell>
          <table:table-cell table:formula="of:=IF( AND([.N80]&lt;&gt;&quot;&quot;; [.N80]&lt;&gt;&quot;-&quot;) ; COM.MICROSOFT.CONCAT(&quot;{&quot;;CHAR(34);[.$B$79];[.$R80];[.N$1];CHAR(34);&quot;, &quot;; CHAR(34); [.N80]; CHAR(34); &quot;},&quot;) ; &quot;&quot;)">
            <text:p/>
          </table:table-cell>
          <table:table-cell table:formula="of:=IF( AND([.O80]&lt;&gt;&quot;&quot;; [.O80]&lt;&gt;&quot;-&quot;) ; COM.MICROSOFT.CONCAT(&quot;{&quot;;CHAR(34);[.$B$79];[.$R80];[.O$1];CHAR(34);&quot;, &quot;; CHAR(34); [.O80]; CHAR(34); &quot;},&quot;) ; &quot;&quot;)">
            <text:p/>
          </table:table-cell>
          <table:table-cell table:formula="of:=IF( AND([.P80]&lt;&gt;&quot;&quot;; [.P80]&lt;&gt;&quot;-&quot;) ; COM.MICROSOFT.CONCAT(&quot;{&quot;;CHAR(34);[.$B$79];[.$R80];[.P$1];CHAR(34);&quot;, &quot;; CHAR(34); [.P80]; CHAR(34); &quot;},&quot;) ; &quot;&quot;)">
            <text:p/>
          </table:table-cell>
          <table:table-cell table:formula="of:=IF( AND([.Q80]&lt;&gt;&quot;&quot;; [.Q80]&lt;&gt;&quot;-&quot;) ; COM.MICROSOFT.CONCAT(&quot;{&quot;;CHAR(34);[.$B$79];[.$R80];[.Q$1];CHAR(34);&quot;, &quot;; CHAR(34); [.Q80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4" office:value-type="float" office:value="1" calcext:value-type="float">
            <text:p>1</text:p>
          </table:table-cell>
          <table:table-cell table:formula="of:=IF( AND([.B81]&lt;&gt;&quot;&quot;; [.B81]&lt;&gt;&quot;-&quot;) ; COM.MICROSOFT.CONCAT(&quot;{&quot;;CHAR(34);[.$B$79];[.$R81];[.B$1];CHAR(34);&quot;, &quot;; CHAR(34); [.B81]; CHAR(34); &quot;},&quot;) ; &quot;&quot;)">
            <text:p/>
          </table:table-cell>
          <table:table-cell table:formula="of:=IF( AND([.C81]&lt;&gt;&quot;&quot;; [.C81]&lt;&gt;&quot;-&quot;) ; COM.MICROSOFT.CONCAT(&quot;{&quot;;CHAR(34);[.$B$79];[.$R81];[.C$1];CHAR(34);&quot;, &quot;; CHAR(34); [.C81]; CHAR(34); &quot;},&quot;) ; &quot;&quot;)">
            <text:p/>
          </table:table-cell>
          <table:table-cell table:formula="of:=IF( AND([.D81]&lt;&gt;&quot;&quot;; [.D81]&lt;&gt;&quot;-&quot;) ; COM.MICROSOFT.CONCAT(&quot;{&quot;;CHAR(34);[.$B$79];[.$R81];[.D$1];CHAR(34);&quot;, &quot;; CHAR(34); [.D81]; CHAR(34); &quot;},&quot;) ; &quot;&quot;)">
            <text:p/>
          </table:table-cell>
          <table:table-cell table:formula="of:=IF( AND([.E81]&lt;&gt;&quot;&quot;; [.E81]&lt;&gt;&quot;-&quot;) ; COM.MICROSOFT.CONCAT(&quot;{&quot;;CHAR(34);[.$B$79];[.$R81];[.E$1];CHAR(34);&quot;, &quot;; CHAR(34); [.E81]; CHAR(34); &quot;},&quot;) ; &quot;&quot;)">
            <text:p/>
          </table:table-cell>
          <table:table-cell table:formula="of:=IF( AND([.F81]&lt;&gt;&quot;&quot;; [.F81]&lt;&gt;&quot;-&quot;) ; COM.MICROSOFT.CONCAT(&quot;{&quot;;CHAR(34);[.$B$79];[.$R81];[.F$1];CHAR(34);&quot;, &quot;; CHAR(34); [.F81]; CHAR(34); &quot;},&quot;) ; &quot;&quot;)">
            <text:p/>
          </table:table-cell>
          <table:table-cell table:formula="of:=IF( AND([.G81]&lt;&gt;&quot;&quot;; [.G81]&lt;&gt;&quot;-&quot;) ; COM.MICROSOFT.CONCAT(&quot;{&quot;;CHAR(34);[.$B$79];[.$R81];[.G$1];CHAR(34);&quot;, &quot;; CHAR(34); [.G81]; CHAR(34); &quot;},&quot;) ; &quot;&quot;)">
            <text:p/>
          </table:table-cell>
          <table:table-cell table:formula="of:=IF( AND([.H81]&lt;&gt;&quot;&quot;; [.H81]&lt;&gt;&quot;-&quot;) ; COM.MICROSOFT.CONCAT(&quot;{&quot;;CHAR(34);[.$B$79];[.$R81];[.H$1];CHAR(34);&quot;, &quot;; CHAR(34); [.H81]; CHAR(34); &quot;},&quot;) ; &quot;&quot;)">
            <text:p/>
          </table:table-cell>
          <table:table-cell table:formula="of:=IF( AND([.I81]&lt;&gt;&quot;&quot;; [.I81]&lt;&gt;&quot;-&quot;) ; COM.MICROSOFT.CONCAT(&quot;{&quot;;CHAR(34);[.$B$79];[.$R81];[.I$1];CHAR(34);&quot;, &quot;; CHAR(34); [.I81]; CHAR(34); &quot;},&quot;) ; &quot;&quot;)">
            <text:p/>
          </table:table-cell>
          <table:table-cell table:formula="of:=IF( AND([.J81]&lt;&gt;&quot;&quot;; [.J81]&lt;&gt;&quot;-&quot;) ; COM.MICROSOFT.CONCAT(&quot;{&quot;;CHAR(34);[.$B$79];[.$R81];[.J$1];CHAR(34);&quot;, &quot;; CHAR(34); [.J81]; CHAR(34); &quot;},&quot;) ; &quot;&quot;)">
            <text:p/>
          </table:table-cell>
          <table:table-cell table:formula="of:=IF( AND([.K81]&lt;&gt;&quot;&quot;; [.K81]&lt;&gt;&quot;-&quot;) ; COM.MICROSOFT.CONCAT(&quot;{&quot;;CHAR(34);[.$B$79];[.$R81];[.K$1];CHAR(34);&quot;, &quot;; CHAR(34); [.K81]; CHAR(34); &quot;},&quot;) ; &quot;&quot;)">
            <text:p/>
          </table:table-cell>
          <table:table-cell table:formula="of:=IF( AND([.L81]&lt;&gt;&quot;&quot;; [.L81]&lt;&gt;&quot;-&quot;) ; COM.MICROSOFT.CONCAT(&quot;{&quot;;CHAR(34);[.$B$79];[.$R81];[.L$1];CHAR(34);&quot;, &quot;; CHAR(34); [.L81]; CHAR(34); &quot;},&quot;) ; &quot;&quot;)">
            <text:p/>
          </table:table-cell>
          <table:table-cell table:formula="of:=IF( AND([.M81]&lt;&gt;&quot;&quot;; [.M81]&lt;&gt;&quot;-&quot;) ; COM.MICROSOFT.CONCAT(&quot;{&quot;;CHAR(34);[.$B$79];[.$R81];[.M$1];CHAR(34);&quot;, &quot;; CHAR(34); [.M81]; CHAR(34); &quot;},&quot;) ; &quot;&quot;)">
            <text:p/>
          </table:table-cell>
          <table:table-cell table:formula="of:=IF( AND([.N81]&lt;&gt;&quot;&quot;; [.N81]&lt;&gt;&quot;-&quot;) ; COM.MICROSOFT.CONCAT(&quot;{&quot;;CHAR(34);[.$B$79];[.$R81];[.N$1];CHAR(34);&quot;, &quot;; CHAR(34); [.N81]; CHAR(34); &quot;},&quot;) ; &quot;&quot;)">
            <text:p/>
          </table:table-cell>
          <table:table-cell table:formula="of:=IF( AND([.O81]&lt;&gt;&quot;&quot;; [.O81]&lt;&gt;&quot;-&quot;) ; COM.MICROSOFT.CONCAT(&quot;{&quot;;CHAR(34);[.$B$79];[.$R81];[.O$1];CHAR(34);&quot;, &quot;; CHAR(34); [.O81]; CHAR(34); &quot;},&quot;) ; &quot;&quot;)">
            <text:p/>
          </table:table-cell>
          <table:table-cell table:formula="of:=IF( AND([.P81]&lt;&gt;&quot;&quot;; [.P81]&lt;&gt;&quot;-&quot;) ; COM.MICROSOFT.CONCAT(&quot;{&quot;;CHAR(34);[.$B$79];[.$R81];[.P$1];CHAR(34);&quot;, &quot;; CHAR(34); [.P81]; CHAR(34); &quot;},&quot;) ; &quot;&quot;)">
            <text:p/>
          </table:table-cell>
          <table:table-cell table:formula="of:=IF( AND([.Q81]&lt;&gt;&quot;&quot;; [.Q81]&lt;&gt;&quot;-&quot;) ; COM.MICROSOFT.CONCAT(&quot;{&quot;;CHAR(34);[.$B$79];[.$R81];[.Q$1];CHAR(34);&quot;, &quot;; CHAR(34); [.Q81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4" office:value-type="float" office:value="2" calcext:value-type="float">
            <text:p>2</text:p>
          </table:table-cell>
          <table:table-cell table:formula="of:=IF( AND([.B82]&lt;&gt;&quot;&quot;; [.B82]&lt;&gt;&quot;-&quot;) ; COM.MICROSOFT.CONCAT(&quot;{&quot;;CHAR(34);[.$B$79];[.$R82];[.B$1];CHAR(34);&quot;, &quot;; CHAR(34); [.B82]; CHAR(34); &quot;},&quot;) ; &quot;&quot;)">
            <text:p/>
          </table:table-cell>
          <table:table-cell table:formula="of:=IF( AND([.C82]&lt;&gt;&quot;&quot;; [.C82]&lt;&gt;&quot;-&quot;) ; COM.MICROSOFT.CONCAT(&quot;{&quot;;CHAR(34);[.$B$79];[.$R82];[.C$1];CHAR(34);&quot;, &quot;; CHAR(34); [.C82]; CHAR(34); &quot;},&quot;) ; &quot;&quot;)">
            <text:p/>
          </table:table-cell>
          <table:table-cell table:formula="of:=IF( AND([.D82]&lt;&gt;&quot;&quot;; [.D82]&lt;&gt;&quot;-&quot;) ; COM.MICROSOFT.CONCAT(&quot;{&quot;;CHAR(34);[.$B$79];[.$R82];[.D$1];CHAR(34);&quot;, &quot;; CHAR(34); [.D82]; CHAR(34); &quot;},&quot;) ; &quot;&quot;)">
            <text:p/>
          </table:table-cell>
          <table:table-cell table:formula="of:=IF( AND([.E82]&lt;&gt;&quot;&quot;; [.E82]&lt;&gt;&quot;-&quot;) ; COM.MICROSOFT.CONCAT(&quot;{&quot;;CHAR(34);[.$B$79];[.$R82];[.E$1];CHAR(34);&quot;, &quot;; CHAR(34); [.E82]; CHAR(34); &quot;},&quot;) ; &quot;&quot;)">
            <text:p/>
          </table:table-cell>
          <table:table-cell table:formula="of:=IF( AND([.F82]&lt;&gt;&quot;&quot;; [.F82]&lt;&gt;&quot;-&quot;) ; COM.MICROSOFT.CONCAT(&quot;{&quot;;CHAR(34);[.$B$79];[.$R82];[.F$1];CHAR(34);&quot;, &quot;; CHAR(34); [.F82]; CHAR(34); &quot;},&quot;) ; &quot;&quot;)">
            <text:p/>
          </table:table-cell>
          <table:table-cell table:formula="of:=IF( AND([.G82]&lt;&gt;&quot;&quot;; [.G82]&lt;&gt;&quot;-&quot;) ; COM.MICROSOFT.CONCAT(&quot;{&quot;;CHAR(34);[.$B$79];[.$R82];[.G$1];CHAR(34);&quot;, &quot;; CHAR(34); [.G82]; CHAR(34); &quot;},&quot;) ; &quot;&quot;)">
            <text:p/>
          </table:table-cell>
          <table:table-cell table:formula="of:=IF( AND([.H82]&lt;&gt;&quot;&quot;; [.H82]&lt;&gt;&quot;-&quot;) ; COM.MICROSOFT.CONCAT(&quot;{&quot;;CHAR(34);[.$B$79];[.$R82];[.H$1];CHAR(34);&quot;, &quot;; CHAR(34); [.H82]; CHAR(34); &quot;},&quot;) ; &quot;&quot;)">
            <text:p/>
          </table:table-cell>
          <table:table-cell table:formula="of:=IF( AND([.I82]&lt;&gt;&quot;&quot;; [.I82]&lt;&gt;&quot;-&quot;) ; COM.MICROSOFT.CONCAT(&quot;{&quot;;CHAR(34);[.$B$79];[.$R82];[.I$1];CHAR(34);&quot;, &quot;; CHAR(34); [.I82]; CHAR(34); &quot;},&quot;) ; &quot;&quot;)">
            <text:p/>
          </table:table-cell>
          <table:table-cell table:formula="of:=IF( AND([.J82]&lt;&gt;&quot;&quot;; [.J82]&lt;&gt;&quot;-&quot;) ; COM.MICROSOFT.CONCAT(&quot;{&quot;;CHAR(34);[.$B$79];[.$R82];[.J$1];CHAR(34);&quot;, &quot;; CHAR(34); [.J82]; CHAR(34); &quot;},&quot;) ; &quot;&quot;)">
            <text:p/>
          </table:table-cell>
          <table:table-cell table:formula="of:=IF( AND([.K82]&lt;&gt;&quot;&quot;; [.K82]&lt;&gt;&quot;-&quot;) ; COM.MICROSOFT.CONCAT(&quot;{&quot;;CHAR(34);[.$B$79];[.$R82];[.K$1];CHAR(34);&quot;, &quot;; CHAR(34); [.K82]; CHAR(34); &quot;},&quot;) ; &quot;&quot;)">
            <text:p/>
          </table:table-cell>
          <table:table-cell table:formula="of:=IF( AND([.L82]&lt;&gt;&quot;&quot;; [.L82]&lt;&gt;&quot;-&quot;) ; COM.MICROSOFT.CONCAT(&quot;{&quot;;CHAR(34);[.$B$79];[.$R82];[.L$1];CHAR(34);&quot;, &quot;; CHAR(34); [.L82]; CHAR(34); &quot;},&quot;) ; &quot;&quot;)">
            <text:p/>
          </table:table-cell>
          <table:table-cell table:formula="of:=IF( AND([.M82]&lt;&gt;&quot;&quot;; [.M82]&lt;&gt;&quot;-&quot;) ; COM.MICROSOFT.CONCAT(&quot;{&quot;;CHAR(34);[.$B$79];[.$R82];[.M$1];CHAR(34);&quot;, &quot;; CHAR(34); [.M82]; CHAR(34); &quot;},&quot;) ; &quot;&quot;)">
            <text:p/>
          </table:table-cell>
          <table:table-cell table:formula="of:=IF( AND([.N82]&lt;&gt;&quot;&quot;; [.N82]&lt;&gt;&quot;-&quot;) ; COM.MICROSOFT.CONCAT(&quot;{&quot;;CHAR(34);[.$B$79];[.$R82];[.N$1];CHAR(34);&quot;, &quot;; CHAR(34); [.N82]; CHAR(34); &quot;},&quot;) ; &quot;&quot;)">
            <text:p/>
          </table:table-cell>
          <table:table-cell table:formula="of:=IF( AND([.O82]&lt;&gt;&quot;&quot;; [.O82]&lt;&gt;&quot;-&quot;) ; COM.MICROSOFT.CONCAT(&quot;{&quot;;CHAR(34);[.$B$79];[.$R82];[.O$1];CHAR(34);&quot;, &quot;; CHAR(34); [.O82]; CHAR(34); &quot;},&quot;) ; &quot;&quot;)">
            <text:p/>
          </table:table-cell>
          <table:table-cell table:formula="of:=IF( AND([.P82]&lt;&gt;&quot;&quot;; [.P82]&lt;&gt;&quot;-&quot;) ; COM.MICROSOFT.CONCAT(&quot;{&quot;;CHAR(34);[.$B$79];[.$R82];[.P$1];CHAR(34);&quot;, &quot;; CHAR(34); [.P82]; CHAR(34); &quot;},&quot;) ; &quot;&quot;)">
            <text:p/>
          </table:table-cell>
          <table:table-cell table:formula="of:=IF( AND([.Q82]&lt;&gt;&quot;&quot;; [.Q82]&lt;&gt;&quot;-&quot;) ; COM.MICROSOFT.CONCAT(&quot;{&quot;;CHAR(34);[.$B$79];[.$R82];[.Q$1];CHAR(34);&quot;, &quot;; CHAR(34); [.Q82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9" table:number-columns-repeated="4"/>
          <table:table-cell table:style-name="ce236"/>
          <table:table-cell table:style-name="ce239" table:number-columns-repeated="3"/>
          <table:table-cell table:style-name="ce236" table:number-columns-repeated="2"/>
          <table:table-cell table:style-name="ce239" table:number-columns-repeated="2"/>
          <table:table-cell table:style-name="ce236"/>
          <table:table-cell table:style-name="ce239" table:number-columns-repeated="3"/>
          <table:table-cell table:style-name="ce234" office:value-type="float" office:value="3" calcext:value-type="float">
            <text:p>3</text:p>
          </table:table-cell>
          <table:table-cell table:formula="of:=IF( AND([.B83]&lt;&gt;&quot;&quot;; [.B83]&lt;&gt;&quot;-&quot;) ; COM.MICROSOFT.CONCAT(&quot;{&quot;;CHAR(34);[.$B$79];[.$R83];[.B$1];CHAR(34);&quot;, &quot;; CHAR(34); [.B83]; CHAR(34); &quot;},&quot;) ; &quot;&quot;)">
            <text:p/>
          </table:table-cell>
          <table:table-cell table:formula="of:=IF( AND([.C83]&lt;&gt;&quot;&quot;; [.C83]&lt;&gt;&quot;-&quot;) ; COM.MICROSOFT.CONCAT(&quot;{&quot;;CHAR(34);[.$B$79];[.$R83];[.C$1];CHAR(34);&quot;, &quot;; CHAR(34); [.C83]; CHAR(34); &quot;},&quot;) ; &quot;&quot;)">
            <text:p/>
          </table:table-cell>
          <table:table-cell table:formula="of:=IF( AND([.D83]&lt;&gt;&quot;&quot;; [.D83]&lt;&gt;&quot;-&quot;) ; COM.MICROSOFT.CONCAT(&quot;{&quot;;CHAR(34);[.$B$79];[.$R83];[.D$1];CHAR(34);&quot;, &quot;; CHAR(34); [.D83]; CHAR(34); &quot;},&quot;) ; &quot;&quot;)">
            <text:p/>
          </table:table-cell>
          <table:table-cell table:formula="of:=IF( AND([.E83]&lt;&gt;&quot;&quot;; [.E83]&lt;&gt;&quot;-&quot;) ; COM.MICROSOFT.CONCAT(&quot;{&quot;;CHAR(34);[.$B$79];[.$R83];[.E$1];CHAR(34);&quot;, &quot;; CHAR(34); [.E83]; CHAR(34); &quot;},&quot;) ; &quot;&quot;)">
            <text:p/>
          </table:table-cell>
          <table:table-cell table:formula="of:=IF( AND([.F83]&lt;&gt;&quot;&quot;; [.F83]&lt;&gt;&quot;-&quot;) ; COM.MICROSOFT.CONCAT(&quot;{&quot;;CHAR(34);[.$B$79];[.$R83];[.F$1];CHAR(34);&quot;, &quot;; CHAR(34); [.F83]; CHAR(34); &quot;},&quot;) ; &quot;&quot;)">
            <text:p/>
          </table:table-cell>
          <table:table-cell table:formula="of:=IF( AND([.G83]&lt;&gt;&quot;&quot;; [.G83]&lt;&gt;&quot;-&quot;) ; COM.MICROSOFT.CONCAT(&quot;{&quot;;CHAR(34);[.$B$79];[.$R83];[.G$1];CHAR(34);&quot;, &quot;; CHAR(34); [.G83]; CHAR(34); &quot;},&quot;) ; &quot;&quot;)">
            <text:p/>
          </table:table-cell>
          <table:table-cell table:formula="of:=IF( AND([.H83]&lt;&gt;&quot;&quot;; [.H83]&lt;&gt;&quot;-&quot;) ; COM.MICROSOFT.CONCAT(&quot;{&quot;;CHAR(34);[.$B$79];[.$R83];[.H$1];CHAR(34);&quot;, &quot;; CHAR(34); [.H83]; CHAR(34); &quot;},&quot;) ; &quot;&quot;)">
            <text:p/>
          </table:table-cell>
          <table:table-cell table:formula="of:=IF( AND([.I83]&lt;&gt;&quot;&quot;; [.I83]&lt;&gt;&quot;-&quot;) ; COM.MICROSOFT.CONCAT(&quot;{&quot;;CHAR(34);[.$B$79];[.$R83];[.I$1];CHAR(34);&quot;, &quot;; CHAR(34); [.I83]; CHAR(34); &quot;},&quot;) ; &quot;&quot;)">
            <text:p/>
          </table:table-cell>
          <table:table-cell table:formula="of:=IF( AND([.J83]&lt;&gt;&quot;&quot;; [.J83]&lt;&gt;&quot;-&quot;) ; COM.MICROSOFT.CONCAT(&quot;{&quot;;CHAR(34);[.$B$79];[.$R83];[.J$1];CHAR(34);&quot;, &quot;; CHAR(34); [.J83]; CHAR(34); &quot;},&quot;) ; &quot;&quot;)">
            <text:p/>
          </table:table-cell>
          <table:table-cell table:formula="of:=IF( AND([.K83]&lt;&gt;&quot;&quot;; [.K83]&lt;&gt;&quot;-&quot;) ; COM.MICROSOFT.CONCAT(&quot;{&quot;;CHAR(34);[.$B$79];[.$R83];[.K$1];CHAR(34);&quot;, &quot;; CHAR(34); [.K83]; CHAR(34); &quot;},&quot;) ; &quot;&quot;)">
            <text:p/>
          </table:table-cell>
          <table:table-cell table:formula="of:=IF( AND([.L83]&lt;&gt;&quot;&quot;; [.L83]&lt;&gt;&quot;-&quot;) ; COM.MICROSOFT.CONCAT(&quot;{&quot;;CHAR(34);[.$B$79];[.$R83];[.L$1];CHAR(34);&quot;, &quot;; CHAR(34); [.L83]; CHAR(34); &quot;},&quot;) ; &quot;&quot;)">
            <text:p/>
          </table:table-cell>
          <table:table-cell table:formula="of:=IF( AND([.M83]&lt;&gt;&quot;&quot;; [.M83]&lt;&gt;&quot;-&quot;) ; COM.MICROSOFT.CONCAT(&quot;{&quot;;CHAR(34);[.$B$79];[.$R83];[.M$1];CHAR(34);&quot;, &quot;; CHAR(34); [.M83]; CHAR(34); &quot;},&quot;) ; &quot;&quot;)">
            <text:p/>
          </table:table-cell>
          <table:table-cell table:formula="of:=IF( AND([.N83]&lt;&gt;&quot;&quot;; [.N83]&lt;&gt;&quot;-&quot;) ; COM.MICROSOFT.CONCAT(&quot;{&quot;;CHAR(34);[.$B$79];[.$R83];[.N$1];CHAR(34);&quot;, &quot;; CHAR(34); [.N83]; CHAR(34); &quot;},&quot;) ; &quot;&quot;)">
            <text:p/>
          </table:table-cell>
          <table:table-cell table:formula="of:=IF( AND([.O83]&lt;&gt;&quot;&quot;; [.O83]&lt;&gt;&quot;-&quot;) ; COM.MICROSOFT.CONCAT(&quot;{&quot;;CHAR(34);[.$B$79];[.$R83];[.O$1];CHAR(34);&quot;, &quot;; CHAR(34); [.O83]; CHAR(34); &quot;},&quot;) ; &quot;&quot;)">
            <text:p/>
          </table:table-cell>
          <table:table-cell table:formula="of:=IF( AND([.P83]&lt;&gt;&quot;&quot;; [.P83]&lt;&gt;&quot;-&quot;) ; COM.MICROSOFT.CONCAT(&quot;{&quot;;CHAR(34);[.$B$79];[.$R83];[.P$1];CHAR(34);&quot;, &quot;; CHAR(34); [.P83]; CHAR(34); &quot;},&quot;) ; &quot;&quot;)">
            <text:p/>
          </table:table-cell>
          <table:table-cell table:formula="of:=IF( AND([.Q83]&lt;&gt;&quot;&quot;; [.Q83]&lt;&gt;&quot;-&quot;) ; COM.MICROSOFT.CONCAT(&quot;{&quot;;CHAR(34);[.$B$79];[.$R83];[.Q$1];CHAR(34);&quot;, &quot;; CHAR(34); [.Q83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in b,(c)</text:p>
          </table:table-cell>
          <table:table-cell table:style-name="ce236" office:value-type="string" calcext:value-type="string">
            <text:p>out (c),b</text:p>
          </table:table-cell>
          <table:table-cell table:style-name="ce236" office:value-type="string" calcext:value-type="string">
            <text:p>sbc hl,bc</text:p>
          </table:table-cell>
          <table:table-cell table:style-name="ce236" office:value-type="string" calcext:value-type="string">
            <text:p>ld (nn),bc</text:p>
          </table:table-cell>
          <table:table-cell table:style-name="ce236" office:value-type="string" calcext:value-type="string">
            <text:p>neg</text:p>
          </table:table-cell>
          <table:table-cell table:style-name="ce236" office:value-type="string" calcext:value-type="string">
            <text:p>retn</text:p>
          </table:table-cell>
          <table:table-cell table:style-name="ce236" office:value-type="string" calcext:value-type="string">
            <text:p>im 0</text:p>
          </table:table-cell>
          <table:table-cell table:style-name="ce236" office:value-type="string" calcext:value-type="string">
            <text:p>ld i,a</text:p>
          </table:table-cell>
          <table:table-cell table:style-name="ce236" office:value-type="string" calcext:value-type="string">
            <text:p>in c,(c)</text:p>
          </table:table-cell>
          <table:table-cell table:style-name="ce236" office:value-type="string" calcext:value-type="string">
            <text:p>out (c),c</text:p>
          </table:table-cell>
          <table:table-cell table:style-name="ce236" office:value-type="string" calcext:value-type="string">
            <text:p>adc hl,bc</text:p>
          </table:table-cell>
          <table:table-cell table:style-name="ce236" office:value-type="string" calcext:value-type="string">
            <text:p>ld bc,(nn)</text:p>
          </table:table-cell>
          <table:table-cell table:style-name="ce236" office:value-type="string" calcext:value-type="string">
            <text:p>neg</text:p>
          </table:table-cell>
          <table:table-cell table:style-name="ce236" office:value-type="string" calcext:value-type="string">
            <text:p>reti</text:p>
          </table:table-cell>
          <table:table-cell table:style-name="ce239"/>
          <table:table-cell table:style-name="ce236" office:value-type="string" calcext:value-type="string">
            <text:p>ld r,a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84]&lt;&gt;&quot;&quot;; [.B84]&lt;&gt;&quot;-&quot;) ; COM.MICROSOFT.CONCAT(&quot;{&quot;;CHAR(34);[.$B$79];[.$R84];[.B$1];CHAR(34);&quot;, &quot;; CHAR(34); [.B84]; CHAR(34); &quot;},&quot;) ; &quot;&quot;)" office:value-type="string" office:string-value="{&quot;ED40&quot;, &quot;in b,(c)&quot;}," calcext:value-type="string">
            <text:p>{"ED40", "in b,(c)"},</text:p>
          </table:table-cell>
          <table:table-cell table:formula="of:=IF( AND([.C84]&lt;&gt;&quot;&quot;; [.C84]&lt;&gt;&quot;-&quot;) ; COM.MICROSOFT.CONCAT(&quot;{&quot;;CHAR(34);[.$B$79];[.$R84];[.C$1];CHAR(34);&quot;, &quot;; CHAR(34); [.C84]; CHAR(34); &quot;},&quot;) ; &quot;&quot;)" office:value-type="string" office:string-value="{&quot;ED41&quot;, &quot;out (c),b&quot;}," calcext:value-type="string">
            <text:p>{"ED41", "out (c),b"},</text:p>
          </table:table-cell>
          <table:table-cell table:formula="of:=IF( AND([.D84]&lt;&gt;&quot;&quot;; [.D84]&lt;&gt;&quot;-&quot;) ; COM.MICROSOFT.CONCAT(&quot;{&quot;;CHAR(34);[.$B$79];[.$R84];[.D$1];CHAR(34);&quot;, &quot;; CHAR(34); [.D84]; CHAR(34); &quot;},&quot;) ; &quot;&quot;)" office:value-type="string" office:string-value="{&quot;ED42&quot;, &quot;sbc hl,bc&quot;}," calcext:value-type="string">
            <text:p>{"ED42", "sbc hl,bc"},</text:p>
          </table:table-cell>
          <table:table-cell table:formula="of:=IF( AND([.E84]&lt;&gt;&quot;&quot;; [.E84]&lt;&gt;&quot;-&quot;) ; COM.MICROSOFT.CONCAT(&quot;{&quot;;CHAR(34);[.$B$79];[.$R84];[.E$1];CHAR(34);&quot;, &quot;; CHAR(34); [.E84]; CHAR(34); &quot;},&quot;) ; &quot;&quot;)" office:value-type="string" office:string-value="{&quot;ED43&quot;, &quot;ld (nn),bc&quot;}," calcext:value-type="string">
            <text:p>{"ED43", "ld (nn),bc"},</text:p>
          </table:table-cell>
          <table:table-cell table:formula="of:=IF( AND([.F84]&lt;&gt;&quot;&quot;; [.F84]&lt;&gt;&quot;-&quot;) ; COM.MICROSOFT.CONCAT(&quot;{&quot;;CHAR(34);[.$B$79];[.$R84];[.F$1];CHAR(34);&quot;, &quot;; CHAR(34); [.F84]; CHAR(34); &quot;},&quot;) ; &quot;&quot;)" office:value-type="string" office:string-value="{&quot;ED44&quot;, &quot;neg&quot;}," calcext:value-type="string">
            <text:p>{"ED44", "neg"},</text:p>
          </table:table-cell>
          <table:table-cell table:formula="of:=IF( AND([.G84]&lt;&gt;&quot;&quot;; [.G84]&lt;&gt;&quot;-&quot;) ; COM.MICROSOFT.CONCAT(&quot;{&quot;;CHAR(34);[.$B$79];[.$R84];[.G$1];CHAR(34);&quot;, &quot;; CHAR(34); [.G84]; CHAR(34); &quot;},&quot;) ; &quot;&quot;)" office:value-type="string" office:string-value="{&quot;ED45&quot;, &quot;retn&quot;}," calcext:value-type="string">
            <text:p>{"ED45", "retn"},</text:p>
          </table:table-cell>
          <table:table-cell table:formula="of:=IF( AND([.H84]&lt;&gt;&quot;&quot;; [.H84]&lt;&gt;&quot;-&quot;) ; COM.MICROSOFT.CONCAT(&quot;{&quot;;CHAR(34);[.$B$79];[.$R84];[.H$1];CHAR(34);&quot;, &quot;; CHAR(34); [.H84]; CHAR(34); &quot;},&quot;) ; &quot;&quot;)" office:value-type="string" office:string-value="{&quot;ED46&quot;, &quot;im 0&quot;}," calcext:value-type="string">
            <text:p>{"ED46", "im 0"},</text:p>
          </table:table-cell>
          <table:table-cell table:formula="of:=IF( AND([.I84]&lt;&gt;&quot;&quot;; [.I84]&lt;&gt;&quot;-&quot;) ; COM.MICROSOFT.CONCAT(&quot;{&quot;;CHAR(34);[.$B$79];[.$R84];[.I$1];CHAR(34);&quot;, &quot;; CHAR(34); [.I84]; CHAR(34); &quot;},&quot;) ; &quot;&quot;)" office:value-type="string" office:string-value="{&quot;ED47&quot;, &quot;ld i,a&quot;}," calcext:value-type="string">
            <text:p>{"ED47", "ld i,a"},</text:p>
          </table:table-cell>
          <table:table-cell table:formula="of:=IF( AND([.J84]&lt;&gt;&quot;&quot;; [.J84]&lt;&gt;&quot;-&quot;) ; COM.MICROSOFT.CONCAT(&quot;{&quot;;CHAR(34);[.$B$79];[.$R84];[.J$1];CHAR(34);&quot;, &quot;; CHAR(34); [.J84]; CHAR(34); &quot;},&quot;) ; &quot;&quot;)" office:value-type="string" office:string-value="{&quot;ED48&quot;, &quot;in c,(c)&quot;}," calcext:value-type="string">
            <text:p>{"ED48", "in c,(c)"},</text:p>
          </table:table-cell>
          <table:table-cell table:formula="of:=IF( AND([.K84]&lt;&gt;&quot;&quot;; [.K84]&lt;&gt;&quot;-&quot;) ; COM.MICROSOFT.CONCAT(&quot;{&quot;;CHAR(34);[.$B$79];[.$R84];[.K$1];CHAR(34);&quot;, &quot;; CHAR(34); [.K84]; CHAR(34); &quot;},&quot;) ; &quot;&quot;)" office:value-type="string" office:string-value="{&quot;ED49&quot;, &quot;out (c),c&quot;}," calcext:value-type="string">
            <text:p>{"ED49", "out (c),c"},</text:p>
          </table:table-cell>
          <table:table-cell table:formula="of:=IF( AND([.L84]&lt;&gt;&quot;&quot;; [.L84]&lt;&gt;&quot;-&quot;) ; COM.MICROSOFT.CONCAT(&quot;{&quot;;CHAR(34);[.$B$79];[.$R84];[.L$1];CHAR(34);&quot;, &quot;; CHAR(34); [.L84]; CHAR(34); &quot;},&quot;) ; &quot;&quot;)" office:value-type="string" office:string-value="{&quot;ED4A&quot;, &quot;adc hl,bc&quot;}," calcext:value-type="string">
            <text:p>{"ED4A", "adc hl,bc"},</text:p>
          </table:table-cell>
          <table:table-cell table:formula="of:=IF( AND([.M84]&lt;&gt;&quot;&quot;; [.M84]&lt;&gt;&quot;-&quot;) ; COM.MICROSOFT.CONCAT(&quot;{&quot;;CHAR(34);[.$B$79];[.$R84];[.M$1];CHAR(34);&quot;, &quot;; CHAR(34); [.M84]; CHAR(34); &quot;},&quot;) ; &quot;&quot;)" office:value-type="string" office:string-value="{&quot;ED4B&quot;, &quot;ld bc,(nn)&quot;}," calcext:value-type="string">
            <text:p>{"ED4B", "ld bc,(nn)"},</text:p>
          </table:table-cell>
          <table:table-cell table:formula="of:=IF( AND([.N84]&lt;&gt;&quot;&quot;; [.N84]&lt;&gt;&quot;-&quot;) ; COM.MICROSOFT.CONCAT(&quot;{&quot;;CHAR(34);[.$B$79];[.$R84];[.N$1];CHAR(34);&quot;, &quot;; CHAR(34); [.N84]; CHAR(34); &quot;},&quot;) ; &quot;&quot;)" office:value-type="string" office:string-value="{&quot;ED4C&quot;, &quot;neg&quot;}," calcext:value-type="string">
            <text:p>{"ED4C", "neg"},</text:p>
          </table:table-cell>
          <table:table-cell table:formula="of:=IF( AND([.O84]&lt;&gt;&quot;&quot;; [.O84]&lt;&gt;&quot;-&quot;) ; COM.MICROSOFT.CONCAT(&quot;{&quot;;CHAR(34);[.$B$79];[.$R84];[.O$1];CHAR(34);&quot;, &quot;; CHAR(34); [.O84]; CHAR(34); &quot;},&quot;) ; &quot;&quot;)" office:value-type="string" office:string-value="{&quot;ED4D&quot;, &quot;reti&quot;}," calcext:value-type="string">
            <text:p>{"ED4D", "reti"},</text:p>
          </table:table-cell>
          <table:table-cell table:formula="of:=IF( AND([.P84]&lt;&gt;&quot;&quot;; [.P84]&lt;&gt;&quot;-&quot;) ; COM.MICROSOFT.CONCAT(&quot;{&quot;;CHAR(34);[.$B$79];[.$R84];[.P$1];CHAR(34);&quot;, &quot;; CHAR(34); [.P84]; CHAR(34); &quot;},&quot;) ; &quot;&quot;)">
            <text:p/>
          </table:table-cell>
          <table:table-cell table:formula="of:=IF( AND([.Q84]&lt;&gt;&quot;&quot;; [.Q84]&lt;&gt;&quot;-&quot;) ; COM.MICROSOFT.CONCAT(&quot;{&quot;;CHAR(34);[.$B$79];[.$R84];[.Q$1];CHAR(34);&quot;, &quot;; CHAR(34); [.Q84]; CHAR(34); &quot;},&quot;) ; &quot;&quot;)" office:value-type="string" office:string-value="{&quot;ED4F&quot;, &quot;ld r,a&quot;}," calcext:value-type="string">
            <text:p>{"ED4F", "ld r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style-name="ce236" office:value-type="string" calcext:value-type="string">
            <text:p>in d,(c)</text:p>
          </table:table-cell>
          <table:table-cell table:style-name="ce236" office:value-type="string" calcext:value-type="string">
            <text:p>out (c),d</text:p>
          </table:table-cell>
          <table:table-cell table:style-name="ce236" office:value-type="string" calcext:value-type="string">
            <text:p>sbc hl,de</text:p>
          </table:table-cell>
          <table:table-cell table:style-name="ce236" office:value-type="string" calcext:value-type="string">
            <text:p>ld (nn),de</text:p>
          </table:table-cell>
          <table:table-cell table:style-name="ce236" office:value-type="string" calcext:value-type="string">
            <text:p>neg</text:p>
          </table:table-cell>
          <table:table-cell table:style-name="ce236" office:value-type="string" calcext:value-type="string">
            <text:p>retn</text:p>
          </table:table-cell>
          <table:table-cell table:style-name="ce236" office:value-type="string" calcext:value-type="string">
            <text:p>im 1</text:p>
          </table:table-cell>
          <table:table-cell table:style-name="ce236" office:value-type="string" calcext:value-type="string">
            <text:p>ld a,i</text:p>
          </table:table-cell>
          <table:table-cell table:style-name="ce236" office:value-type="string" calcext:value-type="string">
            <text:p>in e,(c)</text:p>
          </table:table-cell>
          <table:table-cell table:style-name="ce236" office:value-type="string" calcext:value-type="string">
            <text:p>out (c),e</text:p>
          </table:table-cell>
          <table:table-cell table:style-name="ce236" office:value-type="string" calcext:value-type="string">
            <text:p>adc hl,de</text:p>
          </table:table-cell>
          <table:table-cell table:style-name="ce236" office:value-type="string" calcext:value-type="string">
            <text:p>ld de,(nn)</text:p>
          </table:table-cell>
          <table:table-cell table:style-name="ce236" office:value-type="string" calcext:value-type="string">
            <text:p>neg</text:p>
          </table:table-cell>
          <table:table-cell table:style-name="ce239" office:value-type="string" calcext:value-type="string">
            <text:p>reti</text:p>
          </table:table-cell>
          <table:table-cell table:style-name="ce236" office:value-type="string" calcext:value-type="string">
            <text:p>im 2</text:p>
          </table:table-cell>
          <table:table-cell table:style-name="ce236" office:value-type="string" calcext:value-type="string">
            <text:p>ld a,r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85]&lt;&gt;&quot;&quot;; [.B85]&lt;&gt;&quot;-&quot;) ; COM.MICROSOFT.CONCAT(&quot;{&quot;;CHAR(34);[.$B$79];[.$R85];[.B$1];CHAR(34);&quot;, &quot;; CHAR(34); [.B85]; CHAR(34); &quot;},&quot;) ; &quot;&quot;)" office:value-type="string" office:string-value="{&quot;ED50&quot;, &quot;in d,(c)&quot;}," calcext:value-type="string">
            <text:p>{"ED50", "in d,(c)"},</text:p>
          </table:table-cell>
          <table:table-cell table:formula="of:=IF( AND([.C85]&lt;&gt;&quot;&quot;; [.C85]&lt;&gt;&quot;-&quot;) ; COM.MICROSOFT.CONCAT(&quot;{&quot;;CHAR(34);[.$B$79];[.$R85];[.C$1];CHAR(34);&quot;, &quot;; CHAR(34); [.C85]; CHAR(34); &quot;},&quot;) ; &quot;&quot;)" office:value-type="string" office:string-value="{&quot;ED51&quot;, &quot;out (c),d&quot;}," calcext:value-type="string">
            <text:p>{"ED51", "out (c),d"},</text:p>
          </table:table-cell>
          <table:table-cell table:formula="of:=IF( AND([.D85]&lt;&gt;&quot;&quot;; [.D85]&lt;&gt;&quot;-&quot;) ; COM.MICROSOFT.CONCAT(&quot;{&quot;;CHAR(34);[.$B$79];[.$R85];[.D$1];CHAR(34);&quot;, &quot;; CHAR(34); [.D85]; CHAR(34); &quot;},&quot;) ; &quot;&quot;)" office:value-type="string" office:string-value="{&quot;ED52&quot;, &quot;sbc hl,de&quot;}," calcext:value-type="string">
            <text:p>{"ED52", "sbc hl,de"},</text:p>
          </table:table-cell>
          <table:table-cell table:formula="of:=IF( AND([.E85]&lt;&gt;&quot;&quot;; [.E85]&lt;&gt;&quot;-&quot;) ; COM.MICROSOFT.CONCAT(&quot;{&quot;;CHAR(34);[.$B$79];[.$R85];[.E$1];CHAR(34);&quot;, &quot;; CHAR(34); [.E85]; CHAR(34); &quot;},&quot;) ; &quot;&quot;)" office:value-type="string" office:string-value="{&quot;ED53&quot;, &quot;ld (nn),de&quot;}," calcext:value-type="string">
            <text:p>{"ED53", "ld (nn),de"},</text:p>
          </table:table-cell>
          <table:table-cell table:formula="of:=IF( AND([.F85]&lt;&gt;&quot;&quot;; [.F85]&lt;&gt;&quot;-&quot;) ; COM.MICROSOFT.CONCAT(&quot;{&quot;;CHAR(34);[.$B$79];[.$R85];[.F$1];CHAR(34);&quot;, &quot;; CHAR(34); [.F85]; CHAR(34); &quot;},&quot;) ; &quot;&quot;)" office:value-type="string" office:string-value="{&quot;ED54&quot;, &quot;neg&quot;}," calcext:value-type="string">
            <text:p>{"ED54", "neg"},</text:p>
          </table:table-cell>
          <table:table-cell table:formula="of:=IF( AND([.G85]&lt;&gt;&quot;&quot;; [.G85]&lt;&gt;&quot;-&quot;) ; COM.MICROSOFT.CONCAT(&quot;{&quot;;CHAR(34);[.$B$79];[.$R85];[.G$1];CHAR(34);&quot;, &quot;; CHAR(34); [.G85]; CHAR(34); &quot;},&quot;) ; &quot;&quot;)" office:value-type="string" office:string-value="{&quot;ED55&quot;, &quot;retn&quot;}," calcext:value-type="string">
            <text:p>{"ED55", "retn"},</text:p>
          </table:table-cell>
          <table:table-cell table:formula="of:=IF( AND([.H85]&lt;&gt;&quot;&quot;; [.H85]&lt;&gt;&quot;-&quot;) ; COM.MICROSOFT.CONCAT(&quot;{&quot;;CHAR(34);[.$B$79];[.$R85];[.H$1];CHAR(34);&quot;, &quot;; CHAR(34); [.H85]; CHAR(34); &quot;},&quot;) ; &quot;&quot;)" office:value-type="string" office:string-value="{&quot;ED56&quot;, &quot;im 1&quot;}," calcext:value-type="string">
            <text:p>{"ED56", "im 1"},</text:p>
          </table:table-cell>
          <table:table-cell table:formula="of:=IF( AND([.I85]&lt;&gt;&quot;&quot;; [.I85]&lt;&gt;&quot;-&quot;) ; COM.MICROSOFT.CONCAT(&quot;{&quot;;CHAR(34);[.$B$79];[.$R85];[.I$1];CHAR(34);&quot;, &quot;; CHAR(34); [.I85]; CHAR(34); &quot;},&quot;) ; &quot;&quot;)" office:value-type="string" office:string-value="{&quot;ED57&quot;, &quot;ld a,i&quot;}," calcext:value-type="string">
            <text:p>{"ED57", "ld a,i"},</text:p>
          </table:table-cell>
          <table:table-cell table:formula="of:=IF( AND([.J85]&lt;&gt;&quot;&quot;; [.J85]&lt;&gt;&quot;-&quot;) ; COM.MICROSOFT.CONCAT(&quot;{&quot;;CHAR(34);[.$B$79];[.$R85];[.J$1];CHAR(34);&quot;, &quot;; CHAR(34); [.J85]; CHAR(34); &quot;},&quot;) ; &quot;&quot;)" office:value-type="string" office:string-value="{&quot;ED58&quot;, &quot;in e,(c)&quot;}," calcext:value-type="string">
            <text:p>{"ED58", "in e,(c)"},</text:p>
          </table:table-cell>
          <table:table-cell table:formula="of:=IF( AND([.K85]&lt;&gt;&quot;&quot;; [.K85]&lt;&gt;&quot;-&quot;) ; COM.MICROSOFT.CONCAT(&quot;{&quot;;CHAR(34);[.$B$79];[.$R85];[.K$1];CHAR(34);&quot;, &quot;; CHAR(34); [.K85]; CHAR(34); &quot;},&quot;) ; &quot;&quot;)" office:value-type="string" office:string-value="{&quot;ED59&quot;, &quot;out (c),e&quot;}," calcext:value-type="string">
            <text:p>{"ED59", "out (c),e"},</text:p>
          </table:table-cell>
          <table:table-cell table:formula="of:=IF( AND([.L85]&lt;&gt;&quot;&quot;; [.L85]&lt;&gt;&quot;-&quot;) ; COM.MICROSOFT.CONCAT(&quot;{&quot;;CHAR(34);[.$B$79];[.$R85];[.L$1];CHAR(34);&quot;, &quot;; CHAR(34); [.L85]; CHAR(34); &quot;},&quot;) ; &quot;&quot;)" office:value-type="string" office:string-value="{&quot;ED5A&quot;, &quot;adc hl,de&quot;}," calcext:value-type="string">
            <text:p>{"ED5A", "adc hl,de"},</text:p>
          </table:table-cell>
          <table:table-cell table:formula="of:=IF( AND([.M85]&lt;&gt;&quot;&quot;; [.M85]&lt;&gt;&quot;-&quot;) ; COM.MICROSOFT.CONCAT(&quot;{&quot;;CHAR(34);[.$B$79];[.$R85];[.M$1];CHAR(34);&quot;, &quot;; CHAR(34); [.M85]; CHAR(34); &quot;},&quot;) ; &quot;&quot;)" office:value-type="string" office:string-value="{&quot;ED5B&quot;, &quot;ld de,(nn)&quot;}," calcext:value-type="string">
            <text:p>{"ED5B", "ld de,(nn)"},</text:p>
          </table:table-cell>
          <table:table-cell table:formula="of:=IF( AND([.N85]&lt;&gt;&quot;&quot;; [.N85]&lt;&gt;&quot;-&quot;) ; COM.MICROSOFT.CONCAT(&quot;{&quot;;CHAR(34);[.$B$79];[.$R85];[.N$1];CHAR(34);&quot;, &quot;; CHAR(34); [.N85]; CHAR(34); &quot;},&quot;) ; &quot;&quot;)" office:value-type="string" office:string-value="{&quot;ED5C&quot;, &quot;neg&quot;}," calcext:value-type="string">
            <text:p>{"ED5C", "neg"},</text:p>
          </table:table-cell>
          <table:table-cell table:formula="of:=IF( AND([.O85]&lt;&gt;&quot;&quot;; [.O85]&lt;&gt;&quot;-&quot;) ; COM.MICROSOFT.CONCAT(&quot;{&quot;;CHAR(34);[.$B$79];[.$R85];[.O$1];CHAR(34);&quot;, &quot;; CHAR(34); [.O85]; CHAR(34); &quot;},&quot;) ; &quot;&quot;)" office:value-type="string" office:string-value="{&quot;ED5D&quot;, &quot;reti&quot;}," calcext:value-type="string">
            <text:p>{"ED5D", "reti"},</text:p>
          </table:table-cell>
          <table:table-cell table:formula="of:=IF( AND([.P85]&lt;&gt;&quot;&quot;; [.P85]&lt;&gt;&quot;-&quot;) ; COM.MICROSOFT.CONCAT(&quot;{&quot;;CHAR(34);[.$B$79];[.$R85];[.P$1];CHAR(34);&quot;, &quot;; CHAR(34); [.P85]; CHAR(34); &quot;},&quot;) ; &quot;&quot;)" office:value-type="string" office:string-value="{&quot;ED5E&quot;, &quot;im 2&quot;}," calcext:value-type="string">
            <text:p>{"ED5E", "im 2"},</text:p>
          </table:table-cell>
          <table:table-cell table:formula="of:=IF( AND([.Q85]&lt;&gt;&quot;&quot;; [.Q85]&lt;&gt;&quot;-&quot;) ; COM.MICROSOFT.CONCAT(&quot;{&quot;;CHAR(34);[.$B$79];[.$R85];[.Q$1];CHAR(34);&quot;, &quot;; CHAR(34); [.Q85]; CHAR(34); &quot;},&quot;) ; &quot;&quot;)" office:value-type="string" office:string-value="{&quot;ED5F&quot;, &quot;ld a,r&quot;}," calcext:value-type="string">
            <text:p>{"ED5F", "ld a,r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6" office:value-type="string" calcext:value-type="string">
            <text:p>in h,(c)</text:p>
          </table:table-cell>
          <table:table-cell table:style-name="ce236" office:value-type="string" calcext:value-type="string">
            <text:p>out (c),h</text:p>
          </table:table-cell>
          <table:table-cell table:style-name="ce236" office:value-type="string" calcext:value-type="string">
            <text:p>sbc hl,hl</text:p>
          </table:table-cell>
          <table:table-cell table:style-name="ce236" office:value-type="string" calcext:value-type="string">
            <text:p>ld (nn),hl</text:p>
          </table:table-cell>
          <table:table-cell table:style-name="ce236" office:value-type="string" calcext:value-type="string">
            <text:p>neg</text:p>
          </table:table-cell>
          <table:table-cell table:style-name="ce236" office:value-type="string" calcext:value-type="string">
            <text:p>retn</text:p>
          </table:table-cell>
          <table:table-cell table:style-name="ce239"/>
          <table:table-cell table:style-name="ce236" office:value-type="string" calcext:value-type="string">
            <text:p>rrd</text:p>
          </table:table-cell>
          <table:table-cell table:style-name="ce236" office:value-type="string" calcext:value-type="string">
            <text:p>in l,(c)</text:p>
          </table:table-cell>
          <table:table-cell table:style-name="ce236" office:value-type="string" calcext:value-type="string">
            <text:p>out (c),l</text:p>
          </table:table-cell>
          <table:table-cell table:style-name="ce236" office:value-type="string" calcext:value-type="string">
            <text:p>adc hl,hl</text:p>
          </table:table-cell>
          <table:table-cell table:style-name="ce236" office:value-type="string" calcext:value-type="string">
            <text:p>ld hl,(nn)</text:p>
          </table:table-cell>
          <table:table-cell table:style-name="ce236" office:value-type="string" calcext:value-type="string">
            <text:p>neg</text:p>
          </table:table-cell>
          <table:table-cell table:style-name="ce239" office:value-type="string" calcext:value-type="string">
            <text:p>reti</text:p>
          </table:table-cell>
          <table:table-cell table:style-name="ce239"/>
          <table:table-cell table:style-name="ce236" office:value-type="string" calcext:value-type="string">
            <text:p>rld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86]&lt;&gt;&quot;&quot;; [.B86]&lt;&gt;&quot;-&quot;) ; COM.MICROSOFT.CONCAT(&quot;{&quot;;CHAR(34);[.$B$79];[.$R86];[.B$1];CHAR(34);&quot;, &quot;; CHAR(34); [.B86]; CHAR(34); &quot;},&quot;) ; &quot;&quot;)" office:value-type="string" office:string-value="{&quot;ED60&quot;, &quot;in h,(c)&quot;}," calcext:value-type="string">
            <text:p>{"ED60", "in h,(c)"},</text:p>
          </table:table-cell>
          <table:table-cell table:formula="of:=IF( AND([.C86]&lt;&gt;&quot;&quot;; [.C86]&lt;&gt;&quot;-&quot;) ; COM.MICROSOFT.CONCAT(&quot;{&quot;;CHAR(34);[.$B$79];[.$R86];[.C$1];CHAR(34);&quot;, &quot;; CHAR(34); [.C86]; CHAR(34); &quot;},&quot;) ; &quot;&quot;)" office:value-type="string" office:string-value="{&quot;ED61&quot;, &quot;out (c),h&quot;}," calcext:value-type="string">
            <text:p>{"ED61", "out (c),h"},</text:p>
          </table:table-cell>
          <table:table-cell table:formula="of:=IF( AND([.D86]&lt;&gt;&quot;&quot;; [.D86]&lt;&gt;&quot;-&quot;) ; COM.MICROSOFT.CONCAT(&quot;{&quot;;CHAR(34);[.$B$79];[.$R86];[.D$1];CHAR(34);&quot;, &quot;; CHAR(34); [.D86]; CHAR(34); &quot;},&quot;) ; &quot;&quot;)" office:value-type="string" office:string-value="{&quot;ED62&quot;, &quot;sbc hl,hl&quot;}," calcext:value-type="string">
            <text:p>{"ED62", "sbc hl,hl"},</text:p>
          </table:table-cell>
          <table:table-cell table:formula="of:=IF( AND([.E86]&lt;&gt;&quot;&quot;; [.E86]&lt;&gt;&quot;-&quot;) ; COM.MICROSOFT.CONCAT(&quot;{&quot;;CHAR(34);[.$B$79];[.$R86];[.E$1];CHAR(34);&quot;, &quot;; CHAR(34); [.E86]; CHAR(34); &quot;},&quot;) ; &quot;&quot;)" office:value-type="string" office:string-value="{&quot;ED63&quot;, &quot;ld (nn),hl&quot;}," calcext:value-type="string">
            <text:p>{"ED63", "ld (nn),hl"},</text:p>
          </table:table-cell>
          <table:table-cell table:formula="of:=IF( AND([.F86]&lt;&gt;&quot;&quot;; [.F86]&lt;&gt;&quot;-&quot;) ; COM.MICROSOFT.CONCAT(&quot;{&quot;;CHAR(34);[.$B$79];[.$R86];[.F$1];CHAR(34);&quot;, &quot;; CHAR(34); [.F86]; CHAR(34); &quot;},&quot;) ; &quot;&quot;)" office:value-type="string" office:string-value="{&quot;ED64&quot;, &quot;neg&quot;}," calcext:value-type="string">
            <text:p>{"ED64", "neg"},</text:p>
          </table:table-cell>
          <table:table-cell table:formula="of:=IF( AND([.G86]&lt;&gt;&quot;&quot;; [.G86]&lt;&gt;&quot;-&quot;) ; COM.MICROSOFT.CONCAT(&quot;{&quot;;CHAR(34);[.$B$79];[.$R86];[.G$1];CHAR(34);&quot;, &quot;; CHAR(34); [.G86]; CHAR(34); &quot;},&quot;) ; &quot;&quot;)" office:value-type="string" office:string-value="{&quot;ED65&quot;, &quot;retn&quot;}," calcext:value-type="string">
            <text:p>{"ED65", "retn"},</text:p>
          </table:table-cell>
          <table:table-cell table:formula="of:=IF( AND([.H86]&lt;&gt;&quot;&quot;; [.H86]&lt;&gt;&quot;-&quot;) ; COM.MICROSOFT.CONCAT(&quot;{&quot;;CHAR(34);[.$B$79];[.$R86];[.H$1];CHAR(34);&quot;, &quot;; CHAR(34); [.H86]; CHAR(34); &quot;},&quot;) ; &quot;&quot;)">
            <text:p/>
          </table:table-cell>
          <table:table-cell table:formula="of:=IF( AND([.I86]&lt;&gt;&quot;&quot;; [.I86]&lt;&gt;&quot;-&quot;) ; COM.MICROSOFT.CONCAT(&quot;{&quot;;CHAR(34);[.$B$79];[.$R86];[.I$1];CHAR(34);&quot;, &quot;; CHAR(34); [.I86]; CHAR(34); &quot;},&quot;) ; &quot;&quot;)" office:value-type="string" office:string-value="{&quot;ED67&quot;, &quot;rrd&quot;}," calcext:value-type="string">
            <text:p>{"ED67", "rrd"},</text:p>
          </table:table-cell>
          <table:table-cell table:formula="of:=IF( AND([.J86]&lt;&gt;&quot;&quot;; [.J86]&lt;&gt;&quot;-&quot;) ; COM.MICROSOFT.CONCAT(&quot;{&quot;;CHAR(34);[.$B$79];[.$R86];[.J$1];CHAR(34);&quot;, &quot;; CHAR(34); [.J86]; CHAR(34); &quot;},&quot;) ; &quot;&quot;)" office:value-type="string" office:string-value="{&quot;ED68&quot;, &quot;in l,(c)&quot;}," calcext:value-type="string">
            <text:p>{"ED68", "in l,(c)"},</text:p>
          </table:table-cell>
          <table:table-cell table:formula="of:=IF( AND([.K86]&lt;&gt;&quot;&quot;; [.K86]&lt;&gt;&quot;-&quot;) ; COM.MICROSOFT.CONCAT(&quot;{&quot;;CHAR(34);[.$B$79];[.$R86];[.K$1];CHAR(34);&quot;, &quot;; CHAR(34); [.K86]; CHAR(34); &quot;},&quot;) ; &quot;&quot;)" office:value-type="string" office:string-value="{&quot;ED69&quot;, &quot;out (c),l&quot;}," calcext:value-type="string">
            <text:p>{"ED69", "out (c),l"},</text:p>
          </table:table-cell>
          <table:table-cell table:formula="of:=IF( AND([.L86]&lt;&gt;&quot;&quot;; [.L86]&lt;&gt;&quot;-&quot;) ; COM.MICROSOFT.CONCAT(&quot;{&quot;;CHAR(34);[.$B$79];[.$R86];[.L$1];CHAR(34);&quot;, &quot;; CHAR(34); [.L86]; CHAR(34); &quot;},&quot;) ; &quot;&quot;)" office:value-type="string" office:string-value="{&quot;ED6A&quot;, &quot;adc hl,hl&quot;}," calcext:value-type="string">
            <text:p>{"ED6A", "adc hl,hl"},</text:p>
          </table:table-cell>
          <table:table-cell table:formula="of:=IF( AND([.M86]&lt;&gt;&quot;&quot;; [.M86]&lt;&gt;&quot;-&quot;) ; COM.MICROSOFT.CONCAT(&quot;{&quot;;CHAR(34);[.$B$79];[.$R86];[.M$1];CHAR(34);&quot;, &quot;; CHAR(34); [.M86]; CHAR(34); &quot;},&quot;) ; &quot;&quot;)" office:value-type="string" office:string-value="{&quot;ED6B&quot;, &quot;ld hl,(nn)&quot;}," calcext:value-type="string">
            <text:p>{"ED6B", "ld hl,(nn)"},</text:p>
          </table:table-cell>
          <table:table-cell table:formula="of:=IF( AND([.N86]&lt;&gt;&quot;&quot;; [.N86]&lt;&gt;&quot;-&quot;) ; COM.MICROSOFT.CONCAT(&quot;{&quot;;CHAR(34);[.$B$79];[.$R86];[.N$1];CHAR(34);&quot;, &quot;; CHAR(34); [.N86]; CHAR(34); &quot;},&quot;) ; &quot;&quot;)" office:value-type="string" office:string-value="{&quot;ED6C&quot;, &quot;neg&quot;}," calcext:value-type="string">
            <text:p>{"ED6C", "neg"},</text:p>
          </table:table-cell>
          <table:table-cell table:formula="of:=IF( AND([.O86]&lt;&gt;&quot;&quot;; [.O86]&lt;&gt;&quot;-&quot;) ; COM.MICROSOFT.CONCAT(&quot;{&quot;;CHAR(34);[.$B$79];[.$R86];[.O$1];CHAR(34);&quot;, &quot;; CHAR(34); [.O86]; CHAR(34); &quot;},&quot;) ; &quot;&quot;)" office:value-type="string" office:string-value="{&quot;ED6D&quot;, &quot;reti&quot;}," calcext:value-type="string">
            <text:p>{"ED6D", "reti"},</text:p>
          </table:table-cell>
          <table:table-cell table:formula="of:=IF( AND([.P86]&lt;&gt;&quot;&quot;; [.P86]&lt;&gt;&quot;-&quot;) ; COM.MICROSOFT.CONCAT(&quot;{&quot;;CHAR(34);[.$B$79];[.$R86];[.P$1];CHAR(34);&quot;, &quot;; CHAR(34); [.P86]; CHAR(34); &quot;},&quot;) ; &quot;&quot;)">
            <text:p/>
          </table:table-cell>
          <table:table-cell table:formula="of:=IF( AND([.Q86]&lt;&gt;&quot;&quot;; [.Q86]&lt;&gt;&quot;-&quot;) ; COM.MICROSOFT.CONCAT(&quot;{&quot;;CHAR(34);[.$B$79];[.$R86];[.Q$1];CHAR(34);&quot;, &quot;; CHAR(34); [.Q86]; CHAR(34); &quot;},&quot;) ; &quot;&quot;)" office:value-type="string" office:string-value="{&quot;ED6F&quot;, &quot;rld&quot;}," calcext:value-type="string">
            <text:p>{"ED6F", "rld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style-name="ce236" office:value-type="string" calcext:value-type="string">
            <text:p>in (c)</text:p>
          </table:table-cell>
          <table:table-cell table:style-name="ce236" office:value-type="string" calcext:value-type="string">
            <text:p>out (c),0</text:p>
          </table:table-cell>
          <table:table-cell table:style-name="ce236" office:value-type="string" calcext:value-type="string">
            <text:p>sbc hl,sp</text:p>
          </table:table-cell>
          <table:table-cell table:style-name="ce236" office:value-type="string" calcext:value-type="string">
            <text:p>ld (nn),sp</text:p>
          </table:table-cell>
          <table:table-cell table:style-name="ce236" office:value-type="string" calcext:value-type="string">
            <text:p>neg</text:p>
          </table:table-cell>
          <table:table-cell table:style-name="ce236" office:value-type="string" calcext:value-type="string">
            <text:p>retn</text:p>
          </table:table-cell>
          <table:table-cell table:style-name="ce236" office:value-type="string" calcext:value-type="string">
            <text:p>slp</text:p>
          </table:table-cell>
          <table:table-cell table:style-name="ce239"/>
          <table:table-cell table:style-name="ce236" office:value-type="string" calcext:value-type="string">
            <text:p>in a,(c)</text:p>
          </table:table-cell>
          <table:table-cell table:style-name="ce236" office:value-type="string" calcext:value-type="string">
            <text:p>out (c),a</text:p>
          </table:table-cell>
          <table:table-cell table:style-name="ce236" office:value-type="string" calcext:value-type="string">
            <text:p>adc hl,sp</text:p>
          </table:table-cell>
          <table:table-cell table:style-name="ce236" office:value-type="string" calcext:value-type="string">
            <text:p>ld sp,(nn)</text:p>
          </table:table-cell>
          <table:table-cell table:style-name="ce236" office:value-type="string" calcext:value-type="string">
            <text:p>neg</text:p>
          </table:table-cell>
          <table:table-cell table:style-name="ce239" office:value-type="string" calcext:value-type="string">
            <text:p>reti</text:p>
          </table:table-cell>
          <table:table-cell table:style-name="ce239" table:number-columns-repeated="2"/>
          <table:table-cell table:style-name="ce234" office:value-type="float" office:value="7" calcext:value-type="float">
            <text:p>7</text:p>
          </table:table-cell>
          <table:table-cell table:formula="of:=IF( AND([.B87]&lt;&gt;&quot;&quot;; [.B87]&lt;&gt;&quot;-&quot;) ; COM.MICROSOFT.CONCAT(&quot;{&quot;;CHAR(34);[.$B$79];[.$R87];[.B$1];CHAR(34);&quot;, &quot;; CHAR(34); [.B87]; CHAR(34); &quot;},&quot;) ; &quot;&quot;)" office:value-type="string" office:string-value="{&quot;ED70&quot;, &quot;in (c)&quot;}," calcext:value-type="string">
            <text:p>{"ED70", "in (c)"},</text:p>
          </table:table-cell>
          <table:table-cell table:formula="of:=IF( AND([.C87]&lt;&gt;&quot;&quot;; [.C87]&lt;&gt;&quot;-&quot;) ; COM.MICROSOFT.CONCAT(&quot;{&quot;;CHAR(34);[.$B$79];[.$R87];[.C$1];CHAR(34);&quot;, &quot;; CHAR(34); [.C87]; CHAR(34); &quot;},&quot;) ; &quot;&quot;)" office:value-type="string" office:string-value="{&quot;ED71&quot;, &quot;out (c),0&quot;}," calcext:value-type="string">
            <text:p>{"ED71", "out (c),0"},</text:p>
          </table:table-cell>
          <table:table-cell table:formula="of:=IF( AND([.D87]&lt;&gt;&quot;&quot;; [.D87]&lt;&gt;&quot;-&quot;) ; COM.MICROSOFT.CONCAT(&quot;{&quot;;CHAR(34);[.$B$79];[.$R87];[.D$1];CHAR(34);&quot;, &quot;; CHAR(34); [.D87]; CHAR(34); &quot;},&quot;) ; &quot;&quot;)" office:value-type="string" office:string-value="{&quot;ED72&quot;, &quot;sbc hl,sp&quot;}," calcext:value-type="string">
            <text:p>{"ED72", "sbc hl,sp"},</text:p>
          </table:table-cell>
          <table:table-cell table:formula="of:=IF( AND([.E87]&lt;&gt;&quot;&quot;; [.E87]&lt;&gt;&quot;-&quot;) ; COM.MICROSOFT.CONCAT(&quot;{&quot;;CHAR(34);[.$B$79];[.$R87];[.E$1];CHAR(34);&quot;, &quot;; CHAR(34); [.E87]; CHAR(34); &quot;},&quot;) ; &quot;&quot;)" office:value-type="string" office:string-value="{&quot;ED73&quot;, &quot;ld (nn),sp&quot;}," calcext:value-type="string">
            <text:p>{"ED73", "ld (nn),sp"},</text:p>
          </table:table-cell>
          <table:table-cell table:formula="of:=IF( AND([.F87]&lt;&gt;&quot;&quot;; [.F87]&lt;&gt;&quot;-&quot;) ; COM.MICROSOFT.CONCAT(&quot;{&quot;;CHAR(34);[.$B$79];[.$R87];[.F$1];CHAR(34);&quot;, &quot;; CHAR(34); [.F87]; CHAR(34); &quot;},&quot;) ; &quot;&quot;)" office:value-type="string" office:string-value="{&quot;ED74&quot;, &quot;neg&quot;}," calcext:value-type="string">
            <text:p>{"ED74", "neg"},</text:p>
          </table:table-cell>
          <table:table-cell table:formula="of:=IF( AND([.G87]&lt;&gt;&quot;&quot;; [.G87]&lt;&gt;&quot;-&quot;) ; COM.MICROSOFT.CONCAT(&quot;{&quot;;CHAR(34);[.$B$79];[.$R87];[.G$1];CHAR(34);&quot;, &quot;; CHAR(34); [.G87]; CHAR(34); &quot;},&quot;) ; &quot;&quot;)" office:value-type="string" office:string-value="{&quot;ED75&quot;, &quot;retn&quot;}," calcext:value-type="string">
            <text:p>{"ED75", "retn"},</text:p>
          </table:table-cell>
          <table:table-cell table:formula="of:=IF( AND([.H87]&lt;&gt;&quot;&quot;; [.H87]&lt;&gt;&quot;-&quot;) ; COM.MICROSOFT.CONCAT(&quot;{&quot;;CHAR(34);[.$B$79];[.$R87];[.H$1];CHAR(34);&quot;, &quot;; CHAR(34); [.H87]; CHAR(34); &quot;},&quot;) ; &quot;&quot;)" office:value-type="string" office:string-value="{&quot;ED76&quot;, &quot;slp&quot;}," calcext:value-type="string">
            <text:p>{"ED76", "slp"},</text:p>
          </table:table-cell>
          <table:table-cell table:formula="of:=IF( AND([.I87]&lt;&gt;&quot;&quot;; [.I87]&lt;&gt;&quot;-&quot;) ; COM.MICROSOFT.CONCAT(&quot;{&quot;;CHAR(34);[.$B$79];[.$R87];[.I$1];CHAR(34);&quot;, &quot;; CHAR(34); [.I87]; CHAR(34); &quot;},&quot;) ; &quot;&quot;)">
            <text:p/>
          </table:table-cell>
          <table:table-cell table:formula="of:=IF( AND([.J87]&lt;&gt;&quot;&quot;; [.J87]&lt;&gt;&quot;-&quot;) ; COM.MICROSOFT.CONCAT(&quot;{&quot;;CHAR(34);[.$B$79];[.$R87];[.J$1];CHAR(34);&quot;, &quot;; CHAR(34); [.J87]; CHAR(34); &quot;},&quot;) ; &quot;&quot;)" office:value-type="string" office:string-value="{&quot;ED78&quot;, &quot;in a,(c)&quot;}," calcext:value-type="string">
            <text:p>{"ED78", "in a,(c)"},</text:p>
          </table:table-cell>
          <table:table-cell table:formula="of:=IF( AND([.K87]&lt;&gt;&quot;&quot;; [.K87]&lt;&gt;&quot;-&quot;) ; COM.MICROSOFT.CONCAT(&quot;{&quot;;CHAR(34);[.$B$79];[.$R87];[.K$1];CHAR(34);&quot;, &quot;; CHAR(34); [.K87]; CHAR(34); &quot;},&quot;) ; &quot;&quot;)" office:value-type="string" office:string-value="{&quot;ED79&quot;, &quot;out (c),a&quot;}," calcext:value-type="string">
            <text:p>{"ED79", "out (c),a"},</text:p>
          </table:table-cell>
          <table:table-cell table:formula="of:=IF( AND([.L87]&lt;&gt;&quot;&quot;; [.L87]&lt;&gt;&quot;-&quot;) ; COM.MICROSOFT.CONCAT(&quot;{&quot;;CHAR(34);[.$B$79];[.$R87];[.L$1];CHAR(34);&quot;, &quot;; CHAR(34); [.L87]; CHAR(34); &quot;},&quot;) ; &quot;&quot;)" office:value-type="string" office:string-value="{&quot;ED7A&quot;, &quot;adc hl,sp&quot;}," calcext:value-type="string">
            <text:p>{"ED7A", "adc hl,sp"},</text:p>
          </table:table-cell>
          <table:table-cell table:formula="of:=IF( AND([.M87]&lt;&gt;&quot;&quot;; [.M87]&lt;&gt;&quot;-&quot;) ; COM.MICROSOFT.CONCAT(&quot;{&quot;;CHAR(34);[.$B$79];[.$R87];[.M$1];CHAR(34);&quot;, &quot;; CHAR(34); [.M87]; CHAR(34); &quot;},&quot;) ; &quot;&quot;)" office:value-type="string" office:string-value="{&quot;ED7B&quot;, &quot;ld sp,(nn)&quot;}," calcext:value-type="string">
            <text:p>{"ED7B", "ld sp,(nn)"},</text:p>
          </table:table-cell>
          <table:table-cell table:formula="of:=IF( AND([.N87]&lt;&gt;&quot;&quot;; [.N87]&lt;&gt;&quot;-&quot;) ; COM.MICROSOFT.CONCAT(&quot;{&quot;;CHAR(34);[.$B$79];[.$R87];[.N$1];CHAR(34);&quot;, &quot;; CHAR(34); [.N87]; CHAR(34); &quot;},&quot;) ; &quot;&quot;)" office:value-type="string" office:string-value="{&quot;ED7C&quot;, &quot;neg&quot;}," calcext:value-type="string">
            <text:p>{"ED7C", "neg"},</text:p>
          </table:table-cell>
          <table:table-cell table:formula="of:=IF( AND([.O87]&lt;&gt;&quot;&quot;; [.O87]&lt;&gt;&quot;-&quot;) ; COM.MICROSOFT.CONCAT(&quot;{&quot;;CHAR(34);[.$B$79];[.$R87];[.O$1];CHAR(34);&quot;, &quot;; CHAR(34); [.O87]; CHAR(34); &quot;},&quot;) ; &quot;&quot;)" office:value-type="string" office:string-value="{&quot;ED7D&quot;, &quot;reti&quot;}," calcext:value-type="string">
            <text:p>{"ED7D", "reti"},</text:p>
          </table:table-cell>
          <table:table-cell table:formula="of:=IF( AND([.P87]&lt;&gt;&quot;&quot;; [.P87]&lt;&gt;&quot;-&quot;) ; COM.MICROSOFT.CONCAT(&quot;{&quot;;CHAR(34);[.$B$79];[.$R87];[.P$1];CHAR(34);&quot;, &quot;; CHAR(34); [.P87]; CHAR(34); &quot;},&quot;) ; &quot;&quot;)">
            <text:p/>
          </table:table-cell>
          <table:table-cell table:formula="of:=IF( AND([.Q87]&lt;&gt;&quot;&quot;; [.Q87]&lt;&gt;&quot;-&quot;) ; COM.MICROSOFT.CONCAT(&quot;{&quot;;CHAR(34);[.$B$79];[.$R87];[.Q$1];CHAR(34);&quot;, &quot;; CHAR(34); [.Q87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9" table:number-columns-repeated="3"/>
          <table:table-cell table:style-name="ce236"/>
          <table:table-cell table:style-name="ce239" table:number-columns-repeated="7"/>
          <table:table-cell table:style-name="ce236"/>
          <table:table-cell table:style-name="ce239" table:number-columns-repeated="4"/>
          <table:table-cell table:style-name="ce234" office:value-type="float" office:value="8" calcext:value-type="float">
            <text:p>8</text:p>
          </table:table-cell>
          <table:table-cell table:formula="of:=IF( AND([.B88]&lt;&gt;&quot;&quot;; [.B88]&lt;&gt;&quot;-&quot;) ; COM.MICROSOFT.CONCAT(&quot;{&quot;;CHAR(34);[.$B$79];[.$R88];[.B$1];CHAR(34);&quot;, &quot;; CHAR(34); [.B88]; CHAR(34); &quot;},&quot;) ; &quot;&quot;)">
            <text:p/>
          </table:table-cell>
          <table:table-cell table:formula="of:=IF( AND([.C88]&lt;&gt;&quot;&quot;; [.C88]&lt;&gt;&quot;-&quot;) ; COM.MICROSOFT.CONCAT(&quot;{&quot;;CHAR(34);[.$B$79];[.$R88];[.C$1];CHAR(34);&quot;, &quot;; CHAR(34); [.C88]; CHAR(34); &quot;},&quot;) ; &quot;&quot;)">
            <text:p/>
          </table:table-cell>
          <table:table-cell table:formula="of:=IF( AND([.D88]&lt;&gt;&quot;&quot;; [.D88]&lt;&gt;&quot;-&quot;) ; COM.MICROSOFT.CONCAT(&quot;{&quot;;CHAR(34);[.$B$79];[.$R88];[.D$1];CHAR(34);&quot;, &quot;; CHAR(34); [.D88]; CHAR(34); &quot;},&quot;) ; &quot;&quot;)">
            <text:p/>
          </table:table-cell>
          <table:table-cell table:formula="of:=IF( AND([.E88]&lt;&gt;&quot;&quot;; [.E88]&lt;&gt;&quot;-&quot;) ; COM.MICROSOFT.CONCAT(&quot;{&quot;;CHAR(34);[.$B$79];[.$R88];[.E$1];CHAR(34);&quot;, &quot;; CHAR(34); [.E88]; CHAR(34); &quot;},&quot;) ; &quot;&quot;)">
            <text:p/>
          </table:table-cell>
          <table:table-cell table:formula="of:=IF( AND([.F88]&lt;&gt;&quot;&quot;; [.F88]&lt;&gt;&quot;-&quot;) ; COM.MICROSOFT.CONCAT(&quot;{&quot;;CHAR(34);[.$B$79];[.$R88];[.F$1];CHAR(34);&quot;, &quot;; CHAR(34); [.F88]; CHAR(34); &quot;},&quot;) ; &quot;&quot;)">
            <text:p/>
          </table:table-cell>
          <table:table-cell table:formula="of:=IF( AND([.G88]&lt;&gt;&quot;&quot;; [.G88]&lt;&gt;&quot;-&quot;) ; COM.MICROSOFT.CONCAT(&quot;{&quot;;CHAR(34);[.$B$79];[.$R88];[.G$1];CHAR(34);&quot;, &quot;; CHAR(34); [.G88]; CHAR(34); &quot;},&quot;) ; &quot;&quot;)">
            <text:p/>
          </table:table-cell>
          <table:table-cell table:formula="of:=IF( AND([.H88]&lt;&gt;&quot;&quot;; [.H88]&lt;&gt;&quot;-&quot;) ; COM.MICROSOFT.CONCAT(&quot;{&quot;;CHAR(34);[.$B$79];[.$R88];[.H$1];CHAR(34);&quot;, &quot;; CHAR(34); [.H88]; CHAR(34); &quot;},&quot;) ; &quot;&quot;)">
            <text:p/>
          </table:table-cell>
          <table:table-cell table:formula="of:=IF( AND([.I88]&lt;&gt;&quot;&quot;; [.I88]&lt;&gt;&quot;-&quot;) ; COM.MICROSOFT.CONCAT(&quot;{&quot;;CHAR(34);[.$B$79];[.$R88];[.I$1];CHAR(34);&quot;, &quot;; CHAR(34); [.I88]; CHAR(34); &quot;},&quot;) ; &quot;&quot;)">
            <text:p/>
          </table:table-cell>
          <table:table-cell table:formula="of:=IF( AND([.J88]&lt;&gt;&quot;&quot;; [.J88]&lt;&gt;&quot;-&quot;) ; COM.MICROSOFT.CONCAT(&quot;{&quot;;CHAR(34);[.$B$79];[.$R88];[.J$1];CHAR(34);&quot;, &quot;; CHAR(34); [.J88]; CHAR(34); &quot;},&quot;) ; &quot;&quot;)">
            <text:p/>
          </table:table-cell>
          <table:table-cell table:formula="of:=IF( AND([.K88]&lt;&gt;&quot;&quot;; [.K88]&lt;&gt;&quot;-&quot;) ; COM.MICROSOFT.CONCAT(&quot;{&quot;;CHAR(34);[.$B$79];[.$R88];[.K$1];CHAR(34);&quot;, &quot;; CHAR(34); [.K88]; CHAR(34); &quot;},&quot;) ; &quot;&quot;)">
            <text:p/>
          </table:table-cell>
          <table:table-cell table:formula="of:=IF( AND([.L88]&lt;&gt;&quot;&quot;; [.L88]&lt;&gt;&quot;-&quot;) ; COM.MICROSOFT.CONCAT(&quot;{&quot;;CHAR(34);[.$B$79];[.$R88];[.L$1];CHAR(34);&quot;, &quot;; CHAR(34); [.L88]; CHAR(34); &quot;},&quot;) ; &quot;&quot;)">
            <text:p/>
          </table:table-cell>
          <table:table-cell table:formula="of:=IF( AND([.M88]&lt;&gt;&quot;&quot;; [.M88]&lt;&gt;&quot;-&quot;) ; COM.MICROSOFT.CONCAT(&quot;{&quot;;CHAR(34);[.$B$79];[.$R88];[.M$1];CHAR(34);&quot;, &quot;; CHAR(34); [.M88]; CHAR(34); &quot;},&quot;) ; &quot;&quot;)">
            <text:p/>
          </table:table-cell>
          <table:table-cell table:formula="of:=IF( AND([.N88]&lt;&gt;&quot;&quot;; [.N88]&lt;&gt;&quot;-&quot;) ; COM.MICROSOFT.CONCAT(&quot;{&quot;;CHAR(34);[.$B$79];[.$R88];[.N$1];CHAR(34);&quot;, &quot;; CHAR(34); [.N88]; CHAR(34); &quot;},&quot;) ; &quot;&quot;)">
            <text:p/>
          </table:table-cell>
          <table:table-cell table:formula="of:=IF( AND([.O88]&lt;&gt;&quot;&quot;; [.O88]&lt;&gt;&quot;-&quot;) ; COM.MICROSOFT.CONCAT(&quot;{&quot;;CHAR(34);[.$B$79];[.$R88];[.O$1];CHAR(34);&quot;, &quot;; CHAR(34); [.O88]; CHAR(34); &quot;},&quot;) ; &quot;&quot;)">
            <text:p/>
          </table:table-cell>
          <table:table-cell table:formula="of:=IF( AND([.P88]&lt;&gt;&quot;&quot;; [.P88]&lt;&gt;&quot;-&quot;) ; COM.MICROSOFT.CONCAT(&quot;{&quot;;CHAR(34);[.$B$79];[.$R88];[.P$1];CHAR(34);&quot;, &quot;; CHAR(34); [.P88]; CHAR(34); &quot;},&quot;) ; &quot;&quot;)">
            <text:p/>
          </table:table-cell>
          <table:table-cell table:formula="of:=IF( AND([.Q88]&lt;&gt;&quot;&quot;; [.Q88]&lt;&gt;&quot;-&quot;) ; COM.MICROSOFT.CONCAT(&quot;{&quot;;CHAR(34);[.$B$79];[.$R88];[.Q$1];CHAR(34);&quot;, &quot;; CHAR(34); [.Q88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9" table:number-columns-repeated="3"/>
          <table:table-cell table:style-name="ce236"/>
          <table:table-cell table:style-name="ce239" table:number-columns-repeated="7"/>
          <table:table-cell table:style-name="ce236"/>
          <table:table-cell table:style-name="ce239" table:number-columns-repeated="4"/>
          <table:table-cell table:style-name="ce234" office:value-type="float" office:value="9" calcext:value-type="float">
            <text:p>9</text:p>
          </table:table-cell>
          <table:table-cell table:formula="of:=IF( AND([.B89]&lt;&gt;&quot;&quot;; [.B89]&lt;&gt;&quot;-&quot;) ; COM.MICROSOFT.CONCAT(&quot;{&quot;;CHAR(34);[.$B$79];[.$R89];[.B$1];CHAR(34);&quot;, &quot;; CHAR(34); [.B89]; CHAR(34); &quot;},&quot;) ; &quot;&quot;)">
            <text:p/>
          </table:table-cell>
          <table:table-cell table:formula="of:=IF( AND([.C89]&lt;&gt;&quot;&quot;; [.C89]&lt;&gt;&quot;-&quot;) ; COM.MICROSOFT.CONCAT(&quot;{&quot;;CHAR(34);[.$B$79];[.$R89];[.C$1];CHAR(34);&quot;, &quot;; CHAR(34); [.C89]; CHAR(34); &quot;},&quot;) ; &quot;&quot;)">
            <text:p/>
          </table:table-cell>
          <table:table-cell table:formula="of:=IF( AND([.D89]&lt;&gt;&quot;&quot;; [.D89]&lt;&gt;&quot;-&quot;) ; COM.MICROSOFT.CONCAT(&quot;{&quot;;CHAR(34);[.$B$79];[.$R89];[.D$1];CHAR(34);&quot;, &quot;; CHAR(34); [.D89]; CHAR(34); &quot;},&quot;) ; &quot;&quot;)">
            <text:p/>
          </table:table-cell>
          <table:table-cell table:formula="of:=IF( AND([.E89]&lt;&gt;&quot;&quot;; [.E89]&lt;&gt;&quot;-&quot;) ; COM.MICROSOFT.CONCAT(&quot;{&quot;;CHAR(34);[.$B$79];[.$R89];[.E$1];CHAR(34);&quot;, &quot;; CHAR(34); [.E89]; CHAR(34); &quot;},&quot;) ; &quot;&quot;)">
            <text:p/>
          </table:table-cell>
          <table:table-cell table:formula="of:=IF( AND([.F89]&lt;&gt;&quot;&quot;; [.F89]&lt;&gt;&quot;-&quot;) ; COM.MICROSOFT.CONCAT(&quot;{&quot;;CHAR(34);[.$B$79];[.$R89];[.F$1];CHAR(34);&quot;, &quot;; CHAR(34); [.F89]; CHAR(34); &quot;},&quot;) ; &quot;&quot;)">
            <text:p/>
          </table:table-cell>
          <table:table-cell table:formula="of:=IF( AND([.G89]&lt;&gt;&quot;&quot;; [.G89]&lt;&gt;&quot;-&quot;) ; COM.MICROSOFT.CONCAT(&quot;{&quot;;CHAR(34);[.$B$79];[.$R89];[.G$1];CHAR(34);&quot;, &quot;; CHAR(34); [.G89]; CHAR(34); &quot;},&quot;) ; &quot;&quot;)">
            <text:p/>
          </table:table-cell>
          <table:table-cell table:formula="of:=IF( AND([.H89]&lt;&gt;&quot;&quot;; [.H89]&lt;&gt;&quot;-&quot;) ; COM.MICROSOFT.CONCAT(&quot;{&quot;;CHAR(34);[.$B$79];[.$R89];[.H$1];CHAR(34);&quot;, &quot;; CHAR(34); [.H89]; CHAR(34); &quot;},&quot;) ; &quot;&quot;)">
            <text:p/>
          </table:table-cell>
          <table:table-cell table:formula="of:=IF( AND([.I89]&lt;&gt;&quot;&quot;; [.I89]&lt;&gt;&quot;-&quot;) ; COM.MICROSOFT.CONCAT(&quot;{&quot;;CHAR(34);[.$B$79];[.$R89];[.I$1];CHAR(34);&quot;, &quot;; CHAR(34); [.I89]; CHAR(34); &quot;},&quot;) ; &quot;&quot;)">
            <text:p/>
          </table:table-cell>
          <table:table-cell table:formula="of:=IF( AND([.J89]&lt;&gt;&quot;&quot;; [.J89]&lt;&gt;&quot;-&quot;) ; COM.MICROSOFT.CONCAT(&quot;{&quot;;CHAR(34);[.$B$79];[.$R89];[.J$1];CHAR(34);&quot;, &quot;; CHAR(34); [.J89]; CHAR(34); &quot;},&quot;) ; &quot;&quot;)">
            <text:p/>
          </table:table-cell>
          <table:table-cell table:formula="of:=IF( AND([.K89]&lt;&gt;&quot;&quot;; [.K89]&lt;&gt;&quot;-&quot;) ; COM.MICROSOFT.CONCAT(&quot;{&quot;;CHAR(34);[.$B$79];[.$R89];[.K$1];CHAR(34);&quot;, &quot;; CHAR(34); [.K89]; CHAR(34); &quot;},&quot;) ; &quot;&quot;)">
            <text:p/>
          </table:table-cell>
          <table:table-cell table:formula="of:=IF( AND([.L89]&lt;&gt;&quot;&quot;; [.L89]&lt;&gt;&quot;-&quot;) ; COM.MICROSOFT.CONCAT(&quot;{&quot;;CHAR(34);[.$B$79];[.$R89];[.L$1];CHAR(34);&quot;, &quot;; CHAR(34); [.L89]; CHAR(34); &quot;},&quot;) ; &quot;&quot;)">
            <text:p/>
          </table:table-cell>
          <table:table-cell table:formula="of:=IF( AND([.M89]&lt;&gt;&quot;&quot;; [.M89]&lt;&gt;&quot;-&quot;) ; COM.MICROSOFT.CONCAT(&quot;{&quot;;CHAR(34);[.$B$79];[.$R89];[.M$1];CHAR(34);&quot;, &quot;; CHAR(34); [.M89]; CHAR(34); &quot;},&quot;) ; &quot;&quot;)">
            <text:p/>
          </table:table-cell>
          <table:table-cell table:formula="of:=IF( AND([.N89]&lt;&gt;&quot;&quot;; [.N89]&lt;&gt;&quot;-&quot;) ; COM.MICROSOFT.CONCAT(&quot;{&quot;;CHAR(34);[.$B$79];[.$R89];[.N$1];CHAR(34);&quot;, &quot;; CHAR(34); [.N89]; CHAR(34); &quot;},&quot;) ; &quot;&quot;)">
            <text:p/>
          </table:table-cell>
          <table:table-cell table:formula="of:=IF( AND([.O89]&lt;&gt;&quot;&quot;; [.O89]&lt;&gt;&quot;-&quot;) ; COM.MICROSOFT.CONCAT(&quot;{&quot;;CHAR(34);[.$B$79];[.$R89];[.O$1];CHAR(34);&quot;, &quot;; CHAR(34); [.O89]; CHAR(34); &quot;},&quot;) ; &quot;&quot;)">
            <text:p/>
          </table:table-cell>
          <table:table-cell table:formula="of:=IF( AND([.P89]&lt;&gt;&quot;&quot;; [.P89]&lt;&gt;&quot;-&quot;) ; COM.MICROSOFT.CONCAT(&quot;{&quot;;CHAR(34);[.$B$79];[.$R89];[.P$1];CHAR(34);&quot;, &quot;; CHAR(34); [.P89]; CHAR(34); &quot;},&quot;) ; &quot;&quot;)">
            <text:p/>
          </table:table-cell>
          <table:table-cell table:formula="of:=IF( AND([.Q89]&lt;&gt;&quot;&quot;; [.Q89]&lt;&gt;&quot;-&quot;) ; COM.MICROSOFT.CONCAT(&quot;{&quot;;CHAR(34);[.$B$79];[.$R89];[.Q$1];CHAR(34);&quot;, &quot;; CHAR(34); [.Q89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ldi</text:p>
          </table:table-cell>
          <table:table-cell table:style-name="ce236" office:value-type="string" calcext:value-type="string">
            <text:p>cpi</text:p>
          </table:table-cell>
          <table:table-cell table:style-name="ce236" office:value-type="string" calcext:value-type="string">
            <text:p>ini</text:p>
          </table:table-cell>
          <table:table-cell table:style-name="ce236" office:value-type="string" calcext:value-type="string">
            <text:p>outi</text:p>
          </table:table-cell>
          <table:table-cell table:style-name="ce239" table:number-columns-repeated="4"/>
          <table:table-cell table:style-name="ce236" office:value-type="string" calcext:value-type="string">
            <text:p>ldd</text:p>
          </table:table-cell>
          <table:table-cell table:style-name="ce236" office:value-type="string" calcext:value-type="string">
            <text:p>cpd</text:p>
          </table:table-cell>
          <table:table-cell table:style-name="ce236" office:value-type="string" calcext:value-type="string">
            <text:p>ind</text:p>
          </table:table-cell>
          <table:table-cell table:style-name="ce236" office:value-type="string" calcext:value-type="string">
            <text:p>outd</text:p>
          </table:table-cell>
          <table:table-cell table:style-name="ce239" table:number-columns-repeated="4"/>
          <table:table-cell table:style-name="ce234" office:value-type="string" calcext:value-type="string">
            <text:p>A</text:p>
          </table:table-cell>
          <table:table-cell table:formula="of:=IF( AND([.B90]&lt;&gt;&quot;&quot;; [.B90]&lt;&gt;&quot;-&quot;) ; COM.MICROSOFT.CONCAT(&quot;{&quot;;CHAR(34);[.$B$79];[.$R90];[.B$1];CHAR(34);&quot;, &quot;; CHAR(34); [.B90]; CHAR(34); &quot;},&quot;) ; &quot;&quot;)" office:value-type="string" office:string-value="{&quot;EDA0&quot;, &quot;ldi&quot;}," calcext:value-type="string">
            <text:p>{"EDA0", "ldi"},</text:p>
          </table:table-cell>
          <table:table-cell table:formula="of:=IF( AND([.C90]&lt;&gt;&quot;&quot;; [.C90]&lt;&gt;&quot;-&quot;) ; COM.MICROSOFT.CONCAT(&quot;{&quot;;CHAR(34);[.$B$79];[.$R90];[.C$1];CHAR(34);&quot;, &quot;; CHAR(34); [.C90]; CHAR(34); &quot;},&quot;) ; &quot;&quot;)" office:value-type="string" office:string-value="{&quot;EDA1&quot;, &quot;cpi&quot;}," calcext:value-type="string">
            <text:p>{"EDA1", "cpi"},</text:p>
          </table:table-cell>
          <table:table-cell table:formula="of:=IF( AND([.D90]&lt;&gt;&quot;&quot;; [.D90]&lt;&gt;&quot;-&quot;) ; COM.MICROSOFT.CONCAT(&quot;{&quot;;CHAR(34);[.$B$79];[.$R90];[.D$1];CHAR(34);&quot;, &quot;; CHAR(34); [.D90]; CHAR(34); &quot;},&quot;) ; &quot;&quot;)" office:value-type="string" office:string-value="{&quot;EDA2&quot;, &quot;ini&quot;}," calcext:value-type="string">
            <text:p>{"EDA2", "ini"},</text:p>
          </table:table-cell>
          <table:table-cell table:formula="of:=IF( AND([.E90]&lt;&gt;&quot;&quot;; [.E90]&lt;&gt;&quot;-&quot;) ; COM.MICROSOFT.CONCAT(&quot;{&quot;;CHAR(34);[.$B$79];[.$R90];[.E$1];CHAR(34);&quot;, &quot;; CHAR(34); [.E90]; CHAR(34); &quot;},&quot;) ; &quot;&quot;)" office:value-type="string" office:string-value="{&quot;EDA3&quot;, &quot;outi&quot;}," calcext:value-type="string">
            <text:p>{"EDA3", "outi"},</text:p>
          </table:table-cell>
          <table:table-cell table:formula="of:=IF( AND([.F90]&lt;&gt;&quot;&quot;; [.F90]&lt;&gt;&quot;-&quot;) ; COM.MICROSOFT.CONCAT(&quot;{&quot;;CHAR(34);[.$B$79];[.$R90];[.F$1];CHAR(34);&quot;, &quot;; CHAR(34); [.F90]; CHAR(34); &quot;},&quot;) ; &quot;&quot;)">
            <text:p/>
          </table:table-cell>
          <table:table-cell table:formula="of:=IF( AND([.G90]&lt;&gt;&quot;&quot;; [.G90]&lt;&gt;&quot;-&quot;) ; COM.MICROSOFT.CONCAT(&quot;{&quot;;CHAR(34);[.$B$79];[.$R90];[.G$1];CHAR(34);&quot;, &quot;; CHAR(34); [.G90]; CHAR(34); &quot;},&quot;) ; &quot;&quot;)">
            <text:p/>
          </table:table-cell>
          <table:table-cell table:formula="of:=IF( AND([.H90]&lt;&gt;&quot;&quot;; [.H90]&lt;&gt;&quot;-&quot;) ; COM.MICROSOFT.CONCAT(&quot;{&quot;;CHAR(34);[.$B$79];[.$R90];[.H$1];CHAR(34);&quot;, &quot;; CHAR(34); [.H90]; CHAR(34); &quot;},&quot;) ; &quot;&quot;)">
            <text:p/>
          </table:table-cell>
          <table:table-cell table:formula="of:=IF( AND([.I90]&lt;&gt;&quot;&quot;; [.I90]&lt;&gt;&quot;-&quot;) ; COM.MICROSOFT.CONCAT(&quot;{&quot;;CHAR(34);[.$B$79];[.$R90];[.I$1];CHAR(34);&quot;, &quot;; CHAR(34); [.I90]; CHAR(34); &quot;},&quot;) ; &quot;&quot;)">
            <text:p/>
          </table:table-cell>
          <table:table-cell table:formula="of:=IF( AND([.J90]&lt;&gt;&quot;&quot;; [.J90]&lt;&gt;&quot;-&quot;) ; COM.MICROSOFT.CONCAT(&quot;{&quot;;CHAR(34);[.$B$79];[.$R90];[.J$1];CHAR(34);&quot;, &quot;; CHAR(34); [.J90]; CHAR(34); &quot;},&quot;) ; &quot;&quot;)" office:value-type="string" office:string-value="{&quot;EDA8&quot;, &quot;ldd&quot;}," calcext:value-type="string">
            <text:p>{"EDA8", "ldd"},</text:p>
          </table:table-cell>
          <table:table-cell table:formula="of:=IF( AND([.K90]&lt;&gt;&quot;&quot;; [.K90]&lt;&gt;&quot;-&quot;) ; COM.MICROSOFT.CONCAT(&quot;{&quot;;CHAR(34);[.$B$79];[.$R90];[.K$1];CHAR(34);&quot;, &quot;; CHAR(34); [.K90]; CHAR(34); &quot;},&quot;) ; &quot;&quot;)" office:value-type="string" office:string-value="{&quot;EDA9&quot;, &quot;cpd&quot;}," calcext:value-type="string">
            <text:p>{"EDA9", "cpd"},</text:p>
          </table:table-cell>
          <table:table-cell table:formula="of:=IF( AND([.L90]&lt;&gt;&quot;&quot;; [.L90]&lt;&gt;&quot;-&quot;) ; COM.MICROSOFT.CONCAT(&quot;{&quot;;CHAR(34);[.$B$79];[.$R90];[.L$1];CHAR(34);&quot;, &quot;; CHAR(34); [.L90]; CHAR(34); &quot;},&quot;) ; &quot;&quot;)" office:value-type="string" office:string-value="{&quot;EDAA&quot;, &quot;ind&quot;}," calcext:value-type="string">
            <text:p>{"EDAA", "ind"},</text:p>
          </table:table-cell>
          <table:table-cell table:formula="of:=IF( AND([.M90]&lt;&gt;&quot;&quot;; [.M90]&lt;&gt;&quot;-&quot;) ; COM.MICROSOFT.CONCAT(&quot;{&quot;;CHAR(34);[.$B$79];[.$R90];[.M$1];CHAR(34);&quot;, &quot;; CHAR(34); [.M90]; CHAR(34); &quot;},&quot;) ; &quot;&quot;)" office:value-type="string" office:string-value="{&quot;EDAB&quot;, &quot;outd&quot;}," calcext:value-type="string">
            <text:p>{"EDAB", "outd"},</text:p>
          </table:table-cell>
          <table:table-cell table:formula="of:=IF( AND([.N90]&lt;&gt;&quot;&quot;; [.N90]&lt;&gt;&quot;-&quot;) ; COM.MICROSOFT.CONCAT(&quot;{&quot;;CHAR(34);[.$B$79];[.$R90];[.N$1];CHAR(34);&quot;, &quot;; CHAR(34); [.N90]; CHAR(34); &quot;},&quot;) ; &quot;&quot;)">
            <text:p/>
          </table:table-cell>
          <table:table-cell table:formula="of:=IF( AND([.O90]&lt;&gt;&quot;&quot;; [.O90]&lt;&gt;&quot;-&quot;) ; COM.MICROSOFT.CONCAT(&quot;{&quot;;CHAR(34);[.$B$79];[.$R90];[.O$1];CHAR(34);&quot;, &quot;; CHAR(34); [.O90]; CHAR(34); &quot;},&quot;) ; &quot;&quot;)">
            <text:p/>
          </table:table-cell>
          <table:table-cell table:formula="of:=IF( AND([.P90]&lt;&gt;&quot;&quot;; [.P90]&lt;&gt;&quot;-&quot;) ; COM.MICROSOFT.CONCAT(&quot;{&quot;;CHAR(34);[.$B$79];[.$R90];[.P$1];CHAR(34);&quot;, &quot;; CHAR(34); [.P90]; CHAR(34); &quot;},&quot;) ; &quot;&quot;)">
            <text:p/>
          </table:table-cell>
          <table:table-cell table:formula="of:=IF( AND([.Q90]&lt;&gt;&quot;&quot;; [.Q90]&lt;&gt;&quot;-&quot;) ; COM.MICROSOFT.CONCAT(&quot;{&quot;;CHAR(34);[.$B$79];[.$R90];[.Q$1];CHAR(34);&quot;, &quot;; CHAR(34); [.Q90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ldir</text:p>
          </table:table-cell>
          <table:table-cell table:style-name="ce236" office:value-type="string" calcext:value-type="string">
            <text:p>cpir</text:p>
          </table:table-cell>
          <table:table-cell table:style-name="ce236" office:value-type="string" calcext:value-type="string">
            <text:p>inir</text:p>
          </table:table-cell>
          <table:table-cell table:style-name="ce236" office:value-type="string" calcext:value-type="string">
            <text:p>otir</text:p>
          </table:table-cell>
          <table:table-cell table:style-name="ce239" table:number-columns-repeated="4"/>
          <table:table-cell table:style-name="ce236" office:value-type="string" calcext:value-type="string">
            <text:p>lddr</text:p>
          </table:table-cell>
          <table:table-cell table:style-name="ce236" office:value-type="string" calcext:value-type="string">
            <text:p>cpdr</text:p>
          </table:table-cell>
          <table:table-cell table:style-name="ce236" office:value-type="string" calcext:value-type="string">
            <text:p>indr</text:p>
          </table:table-cell>
          <table:table-cell table:style-name="ce236" office:value-type="string" calcext:value-type="string">
            <text:p>otdr</text:p>
          </table:table-cell>
          <table:table-cell table:style-name="ce239" table:number-columns-repeated="3"/>
          <table:table-cell table:style-name="ce238"/>
          <table:table-cell table:style-name="ce234" office:value-type="string" calcext:value-type="string">
            <text:p>B</text:p>
          </table:table-cell>
          <table:table-cell table:formula="of:=IF( AND([.B91]&lt;&gt;&quot;&quot;; [.B91]&lt;&gt;&quot;-&quot;) ; COM.MICROSOFT.CONCAT(&quot;{&quot;;CHAR(34);[.$B$79];[.$R91];[.B$1];CHAR(34);&quot;, &quot;; CHAR(34); [.B91]; CHAR(34); &quot;},&quot;) ; &quot;&quot;)" office:value-type="string" office:string-value="{&quot;EDB0&quot;, &quot;ldir&quot;}," calcext:value-type="string">
            <text:p>{"EDB0", "ldir"},</text:p>
          </table:table-cell>
          <table:table-cell table:formula="of:=IF( AND([.C91]&lt;&gt;&quot;&quot;; [.C91]&lt;&gt;&quot;-&quot;) ; COM.MICROSOFT.CONCAT(&quot;{&quot;;CHAR(34);[.$B$79];[.$R91];[.C$1];CHAR(34);&quot;, &quot;; CHAR(34); [.C91]; CHAR(34); &quot;},&quot;) ; &quot;&quot;)" office:value-type="string" office:string-value="{&quot;EDB1&quot;, &quot;cpir&quot;}," calcext:value-type="string">
            <text:p>{"EDB1", "cpir"},</text:p>
          </table:table-cell>
          <table:table-cell table:formula="of:=IF( AND([.D91]&lt;&gt;&quot;&quot;; [.D91]&lt;&gt;&quot;-&quot;) ; COM.MICROSOFT.CONCAT(&quot;{&quot;;CHAR(34);[.$B$79];[.$R91];[.D$1];CHAR(34);&quot;, &quot;; CHAR(34); [.D91]; CHAR(34); &quot;},&quot;) ; &quot;&quot;)" office:value-type="string" office:string-value="{&quot;EDB2&quot;, &quot;inir&quot;}," calcext:value-type="string">
            <text:p>{"EDB2", "inir"},</text:p>
          </table:table-cell>
          <table:table-cell table:formula="of:=IF( AND([.E91]&lt;&gt;&quot;&quot;; [.E91]&lt;&gt;&quot;-&quot;) ; COM.MICROSOFT.CONCAT(&quot;{&quot;;CHAR(34);[.$B$79];[.$R91];[.E$1];CHAR(34);&quot;, &quot;; CHAR(34); [.E91]; CHAR(34); &quot;},&quot;) ; &quot;&quot;)" office:value-type="string" office:string-value="{&quot;EDB3&quot;, &quot;otir&quot;}," calcext:value-type="string">
            <text:p>{"EDB3", "otir"},</text:p>
          </table:table-cell>
          <table:table-cell table:formula="of:=IF( AND([.F91]&lt;&gt;&quot;&quot;; [.F91]&lt;&gt;&quot;-&quot;) ; COM.MICROSOFT.CONCAT(&quot;{&quot;;CHAR(34);[.$B$79];[.$R91];[.F$1];CHAR(34);&quot;, &quot;; CHAR(34); [.F91]; CHAR(34); &quot;},&quot;) ; &quot;&quot;)">
            <text:p/>
          </table:table-cell>
          <table:table-cell table:formula="of:=IF( AND([.G91]&lt;&gt;&quot;&quot;; [.G91]&lt;&gt;&quot;-&quot;) ; COM.MICROSOFT.CONCAT(&quot;{&quot;;CHAR(34);[.$B$79];[.$R91];[.G$1];CHAR(34);&quot;, &quot;; CHAR(34); [.G91]; CHAR(34); &quot;},&quot;) ; &quot;&quot;)">
            <text:p/>
          </table:table-cell>
          <table:table-cell table:formula="of:=IF( AND([.H91]&lt;&gt;&quot;&quot;; [.H91]&lt;&gt;&quot;-&quot;) ; COM.MICROSOFT.CONCAT(&quot;{&quot;;CHAR(34);[.$B$79];[.$R91];[.H$1];CHAR(34);&quot;, &quot;; CHAR(34); [.H91]; CHAR(34); &quot;},&quot;) ; &quot;&quot;)">
            <text:p/>
          </table:table-cell>
          <table:table-cell table:formula="of:=IF( AND([.I91]&lt;&gt;&quot;&quot;; [.I91]&lt;&gt;&quot;-&quot;) ; COM.MICROSOFT.CONCAT(&quot;{&quot;;CHAR(34);[.$B$79];[.$R91];[.I$1];CHAR(34);&quot;, &quot;; CHAR(34); [.I91]; CHAR(34); &quot;},&quot;) ; &quot;&quot;)">
            <text:p/>
          </table:table-cell>
          <table:table-cell table:formula="of:=IF( AND([.J91]&lt;&gt;&quot;&quot;; [.J91]&lt;&gt;&quot;-&quot;) ; COM.MICROSOFT.CONCAT(&quot;{&quot;;CHAR(34);[.$B$79];[.$R91];[.J$1];CHAR(34);&quot;, &quot;; CHAR(34); [.J91]; CHAR(34); &quot;},&quot;) ; &quot;&quot;)" office:value-type="string" office:string-value="{&quot;EDB8&quot;, &quot;lddr&quot;}," calcext:value-type="string">
            <text:p>{"EDB8", "lddr"},</text:p>
          </table:table-cell>
          <table:table-cell table:formula="of:=IF( AND([.K91]&lt;&gt;&quot;&quot;; [.K91]&lt;&gt;&quot;-&quot;) ; COM.MICROSOFT.CONCAT(&quot;{&quot;;CHAR(34);[.$B$79];[.$R91];[.K$1];CHAR(34);&quot;, &quot;; CHAR(34); [.K91]; CHAR(34); &quot;},&quot;) ; &quot;&quot;)" office:value-type="string" office:string-value="{&quot;EDB9&quot;, &quot;cpdr&quot;}," calcext:value-type="string">
            <text:p>{"EDB9", "cpdr"},</text:p>
          </table:table-cell>
          <table:table-cell table:formula="of:=IF( AND([.L91]&lt;&gt;&quot;&quot;; [.L91]&lt;&gt;&quot;-&quot;) ; COM.MICROSOFT.CONCAT(&quot;{&quot;;CHAR(34);[.$B$79];[.$R91];[.L$1];CHAR(34);&quot;, &quot;; CHAR(34); [.L91]; CHAR(34); &quot;},&quot;) ; &quot;&quot;)" office:value-type="string" office:string-value="{&quot;EDBA&quot;, &quot;indr&quot;}," calcext:value-type="string">
            <text:p>{"EDBA", "indr"},</text:p>
          </table:table-cell>
          <table:table-cell table:formula="of:=IF( AND([.M91]&lt;&gt;&quot;&quot;; [.M91]&lt;&gt;&quot;-&quot;) ; COM.MICROSOFT.CONCAT(&quot;{&quot;;CHAR(34);[.$B$79];[.$R91];[.M$1];CHAR(34);&quot;, &quot;; CHAR(34); [.M91]; CHAR(34); &quot;},&quot;) ; &quot;&quot;)" office:value-type="string" office:string-value="{&quot;EDBB&quot;, &quot;otdr&quot;}," calcext:value-type="string">
            <text:p>{"EDBB", "otdr"},</text:p>
          </table:table-cell>
          <table:table-cell table:formula="of:=IF( AND([.N91]&lt;&gt;&quot;&quot;; [.N91]&lt;&gt;&quot;-&quot;) ; COM.MICROSOFT.CONCAT(&quot;{&quot;;CHAR(34);[.$B$79];[.$R91];[.N$1];CHAR(34);&quot;, &quot;; CHAR(34); [.N91]; CHAR(34); &quot;},&quot;) ; &quot;&quot;)">
            <text:p/>
          </table:table-cell>
          <table:table-cell table:formula="of:=IF( AND([.O91]&lt;&gt;&quot;&quot;; [.O91]&lt;&gt;&quot;-&quot;) ; COM.MICROSOFT.CONCAT(&quot;{&quot;;CHAR(34);[.$B$79];[.$R91];[.O$1];CHAR(34);&quot;, &quot;; CHAR(34); [.O91]; CHAR(34); &quot;},&quot;) ; &quot;&quot;)">
            <text:p/>
          </table:table-cell>
          <table:table-cell table:formula="of:=IF( AND([.P91]&lt;&gt;&quot;&quot;; [.P91]&lt;&gt;&quot;-&quot;) ; COM.MICROSOFT.CONCAT(&quot;{&quot;;CHAR(34);[.$B$79];[.$R91];[.P$1];CHAR(34);&quot;, &quot;; CHAR(34); [.P91]; CHAR(34); &quot;},&quot;) ; &quot;&quot;)">
            <text:p/>
          </table:table-cell>
          <table:table-cell table:formula="of:=IF( AND([.Q91]&lt;&gt;&quot;&quot;; [.Q91]&lt;&gt;&quot;-&quot;) ; COM.MICROSOFT.CONCAT(&quot;{&quot;;CHAR(34);[.$B$79];[.$R91];[.Q$1];CHAR(34);&quot;, &quot;; CHAR(34); [.Q91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style-name="ce238" table:number-columns-repeated="16"/>
          <table:table-cell table:style-name="ce234" office:value-type="string" calcext:value-type="string">
            <text:p>C</text:p>
          </table:table-cell>
          <table:table-cell table:formula="of:=IF( AND([.B92]&lt;&gt;&quot;&quot;; [.B92]&lt;&gt;&quot;-&quot;) ; COM.MICROSOFT.CONCAT(&quot;{&quot;;CHAR(34);[.$B$79];[.$R92];[.B$1];CHAR(34);&quot;, &quot;; CHAR(34); [.B92]; CHAR(34); &quot;},&quot;) ; &quot;&quot;)">
            <text:p/>
          </table:table-cell>
          <table:table-cell table:formula="of:=IF( AND([.C92]&lt;&gt;&quot;&quot;; [.C92]&lt;&gt;&quot;-&quot;) ; COM.MICROSOFT.CONCAT(&quot;{&quot;;CHAR(34);[.$B$79];[.$R92];[.C$1];CHAR(34);&quot;, &quot;; CHAR(34); [.C92]; CHAR(34); &quot;},&quot;) ; &quot;&quot;)">
            <text:p/>
          </table:table-cell>
          <table:table-cell table:formula="of:=IF( AND([.D92]&lt;&gt;&quot;&quot;; [.D92]&lt;&gt;&quot;-&quot;) ; COM.MICROSOFT.CONCAT(&quot;{&quot;;CHAR(34);[.$B$79];[.$R92];[.D$1];CHAR(34);&quot;, &quot;; CHAR(34); [.D92]; CHAR(34); &quot;},&quot;) ; &quot;&quot;)">
            <text:p/>
          </table:table-cell>
          <table:table-cell table:formula="of:=IF( AND([.E92]&lt;&gt;&quot;&quot;; [.E92]&lt;&gt;&quot;-&quot;) ; COM.MICROSOFT.CONCAT(&quot;{&quot;;CHAR(34);[.$B$79];[.$R92];[.E$1];CHAR(34);&quot;, &quot;; CHAR(34); [.E92]; CHAR(34); &quot;},&quot;) ; &quot;&quot;)">
            <text:p/>
          </table:table-cell>
          <table:table-cell table:formula="of:=IF( AND([.F92]&lt;&gt;&quot;&quot;; [.F92]&lt;&gt;&quot;-&quot;) ; COM.MICROSOFT.CONCAT(&quot;{&quot;;CHAR(34);[.$B$79];[.$R92];[.F$1];CHAR(34);&quot;, &quot;; CHAR(34); [.F92]; CHAR(34); &quot;},&quot;) ; &quot;&quot;)">
            <text:p/>
          </table:table-cell>
          <table:table-cell table:formula="of:=IF( AND([.G92]&lt;&gt;&quot;&quot;; [.G92]&lt;&gt;&quot;-&quot;) ; COM.MICROSOFT.CONCAT(&quot;{&quot;;CHAR(34);[.$B$79];[.$R92];[.G$1];CHAR(34);&quot;, &quot;; CHAR(34); [.G92]; CHAR(34); &quot;},&quot;) ; &quot;&quot;)">
            <text:p/>
          </table:table-cell>
          <table:table-cell table:formula="of:=IF( AND([.H92]&lt;&gt;&quot;&quot;; [.H92]&lt;&gt;&quot;-&quot;) ; COM.MICROSOFT.CONCAT(&quot;{&quot;;CHAR(34);[.$B$79];[.$R92];[.H$1];CHAR(34);&quot;, &quot;; CHAR(34); [.H92]; CHAR(34); &quot;},&quot;) ; &quot;&quot;)">
            <text:p/>
          </table:table-cell>
          <table:table-cell table:formula="of:=IF( AND([.I92]&lt;&gt;&quot;&quot;; [.I92]&lt;&gt;&quot;-&quot;) ; COM.MICROSOFT.CONCAT(&quot;{&quot;;CHAR(34);[.$B$79];[.$R92];[.I$1];CHAR(34);&quot;, &quot;; CHAR(34); [.I92]; CHAR(34); &quot;},&quot;) ; &quot;&quot;)">
            <text:p/>
          </table:table-cell>
          <table:table-cell table:formula="of:=IF( AND([.J92]&lt;&gt;&quot;&quot;; [.J92]&lt;&gt;&quot;-&quot;) ; COM.MICROSOFT.CONCAT(&quot;{&quot;;CHAR(34);[.$B$79];[.$R92];[.J$1];CHAR(34);&quot;, &quot;; CHAR(34); [.J92]; CHAR(34); &quot;},&quot;) ; &quot;&quot;)">
            <text:p/>
          </table:table-cell>
          <table:table-cell table:formula="of:=IF( AND([.K92]&lt;&gt;&quot;&quot;; [.K92]&lt;&gt;&quot;-&quot;) ; COM.MICROSOFT.CONCAT(&quot;{&quot;;CHAR(34);[.$B$79];[.$R92];[.K$1];CHAR(34);&quot;, &quot;; CHAR(34); [.K92]; CHAR(34); &quot;},&quot;) ; &quot;&quot;)">
            <text:p/>
          </table:table-cell>
          <table:table-cell table:formula="of:=IF( AND([.L92]&lt;&gt;&quot;&quot;; [.L92]&lt;&gt;&quot;-&quot;) ; COM.MICROSOFT.CONCAT(&quot;{&quot;;CHAR(34);[.$B$79];[.$R92];[.L$1];CHAR(34);&quot;, &quot;; CHAR(34); [.L92]; CHAR(34); &quot;},&quot;) ; &quot;&quot;)">
            <text:p/>
          </table:table-cell>
          <table:table-cell table:formula="of:=IF( AND([.M92]&lt;&gt;&quot;&quot;; [.M92]&lt;&gt;&quot;-&quot;) ; COM.MICROSOFT.CONCAT(&quot;{&quot;;CHAR(34);[.$B$79];[.$R92];[.M$1];CHAR(34);&quot;, &quot;; CHAR(34); [.M92]; CHAR(34); &quot;},&quot;) ; &quot;&quot;)">
            <text:p/>
          </table:table-cell>
          <table:table-cell table:formula="of:=IF( AND([.N92]&lt;&gt;&quot;&quot;; [.N92]&lt;&gt;&quot;-&quot;) ; COM.MICROSOFT.CONCAT(&quot;{&quot;;CHAR(34);[.$B$79];[.$R92];[.N$1];CHAR(34);&quot;, &quot;; CHAR(34); [.N92]; CHAR(34); &quot;},&quot;) ; &quot;&quot;)">
            <text:p/>
          </table:table-cell>
          <table:table-cell table:formula="of:=IF( AND([.O92]&lt;&gt;&quot;&quot;; [.O92]&lt;&gt;&quot;-&quot;) ; COM.MICROSOFT.CONCAT(&quot;{&quot;;CHAR(34);[.$B$79];[.$R92];[.O$1];CHAR(34);&quot;, &quot;; CHAR(34); [.O92]; CHAR(34); &quot;},&quot;) ; &quot;&quot;)">
            <text:p/>
          </table:table-cell>
          <table:table-cell table:formula="of:=IF( AND([.P92]&lt;&gt;&quot;&quot;; [.P92]&lt;&gt;&quot;-&quot;) ; COM.MICROSOFT.CONCAT(&quot;{&quot;;CHAR(34);[.$B$79];[.$R92];[.P$1];CHAR(34);&quot;, &quot;; CHAR(34); [.P92]; CHAR(34); &quot;},&quot;) ; &quot;&quot;)">
            <text:p/>
          </table:table-cell>
          <table:table-cell table:formula="of:=IF( AND([.Q92]&lt;&gt;&quot;&quot;; [.Q92]&lt;&gt;&quot;-&quot;) ; COM.MICROSOFT.CONCAT(&quot;{&quot;;CHAR(34);[.$B$79];[.$R92];[.Q$1];CHAR(34);&quot;, &quot;; CHAR(34); [.Q92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D</text:p>
          </table:table-cell>
          <table:table-cell table:style-name="ce238" table:number-columns-repeated="16"/>
          <table:table-cell table:style-name="ce234" office:value-type="string" calcext:value-type="string">
            <text:p>D</text:p>
          </table:table-cell>
          <table:table-cell table:formula="of:=IF( AND([.B93]&lt;&gt;&quot;&quot;; [.B93]&lt;&gt;&quot;-&quot;) ; COM.MICROSOFT.CONCAT(&quot;{&quot;;CHAR(34);[.$B$79];[.$R93];[.B$1];CHAR(34);&quot;, &quot;; CHAR(34); [.B93]; CHAR(34); &quot;},&quot;) ; &quot;&quot;)">
            <text:p/>
          </table:table-cell>
          <table:table-cell table:formula="of:=IF( AND([.C93]&lt;&gt;&quot;&quot;; [.C93]&lt;&gt;&quot;-&quot;) ; COM.MICROSOFT.CONCAT(&quot;{&quot;;CHAR(34);[.$B$79];[.$R93];[.C$1];CHAR(34);&quot;, &quot;; CHAR(34); [.C93]; CHAR(34); &quot;},&quot;) ; &quot;&quot;)">
            <text:p/>
          </table:table-cell>
          <table:table-cell table:formula="of:=IF( AND([.D93]&lt;&gt;&quot;&quot;; [.D93]&lt;&gt;&quot;-&quot;) ; COM.MICROSOFT.CONCAT(&quot;{&quot;;CHAR(34);[.$B$79];[.$R93];[.D$1];CHAR(34);&quot;, &quot;; CHAR(34); [.D93]; CHAR(34); &quot;},&quot;) ; &quot;&quot;)">
            <text:p/>
          </table:table-cell>
          <table:table-cell table:formula="of:=IF( AND([.E93]&lt;&gt;&quot;&quot;; [.E93]&lt;&gt;&quot;-&quot;) ; COM.MICROSOFT.CONCAT(&quot;{&quot;;CHAR(34);[.$B$79];[.$R93];[.E$1];CHAR(34);&quot;, &quot;; CHAR(34); [.E93]; CHAR(34); &quot;},&quot;) ; &quot;&quot;)">
            <text:p/>
          </table:table-cell>
          <table:table-cell table:formula="of:=IF( AND([.F93]&lt;&gt;&quot;&quot;; [.F93]&lt;&gt;&quot;-&quot;) ; COM.MICROSOFT.CONCAT(&quot;{&quot;;CHAR(34);[.$B$79];[.$R93];[.F$1];CHAR(34);&quot;, &quot;; CHAR(34); [.F93]; CHAR(34); &quot;},&quot;) ; &quot;&quot;)">
            <text:p/>
          </table:table-cell>
          <table:table-cell table:formula="of:=IF( AND([.G93]&lt;&gt;&quot;&quot;; [.G93]&lt;&gt;&quot;-&quot;) ; COM.MICROSOFT.CONCAT(&quot;{&quot;;CHAR(34);[.$B$79];[.$R93];[.G$1];CHAR(34);&quot;, &quot;; CHAR(34); [.G93]; CHAR(34); &quot;},&quot;) ; &quot;&quot;)">
            <text:p/>
          </table:table-cell>
          <table:table-cell table:formula="of:=IF( AND([.H93]&lt;&gt;&quot;&quot;; [.H93]&lt;&gt;&quot;-&quot;) ; COM.MICROSOFT.CONCAT(&quot;{&quot;;CHAR(34);[.$B$79];[.$R93];[.H$1];CHAR(34);&quot;, &quot;; CHAR(34); [.H93]; CHAR(34); &quot;},&quot;) ; &quot;&quot;)">
            <text:p/>
          </table:table-cell>
          <table:table-cell table:formula="of:=IF( AND([.I93]&lt;&gt;&quot;&quot;; [.I93]&lt;&gt;&quot;-&quot;) ; COM.MICROSOFT.CONCAT(&quot;{&quot;;CHAR(34);[.$B$79];[.$R93];[.I$1];CHAR(34);&quot;, &quot;; CHAR(34); [.I93]; CHAR(34); &quot;},&quot;) ; &quot;&quot;)">
            <text:p/>
          </table:table-cell>
          <table:table-cell table:formula="of:=IF( AND([.J93]&lt;&gt;&quot;&quot;; [.J93]&lt;&gt;&quot;-&quot;) ; COM.MICROSOFT.CONCAT(&quot;{&quot;;CHAR(34);[.$B$79];[.$R93];[.J$1];CHAR(34);&quot;, &quot;; CHAR(34); [.J93]; CHAR(34); &quot;},&quot;) ; &quot;&quot;)">
            <text:p/>
          </table:table-cell>
          <table:table-cell table:formula="of:=IF( AND([.K93]&lt;&gt;&quot;&quot;; [.K93]&lt;&gt;&quot;-&quot;) ; COM.MICROSOFT.CONCAT(&quot;{&quot;;CHAR(34);[.$B$79];[.$R93];[.K$1];CHAR(34);&quot;, &quot;; CHAR(34); [.K93]; CHAR(34); &quot;},&quot;) ; &quot;&quot;)">
            <text:p/>
          </table:table-cell>
          <table:table-cell table:formula="of:=IF( AND([.L93]&lt;&gt;&quot;&quot;; [.L93]&lt;&gt;&quot;-&quot;) ; COM.MICROSOFT.CONCAT(&quot;{&quot;;CHAR(34);[.$B$79];[.$R93];[.L$1];CHAR(34);&quot;, &quot;; CHAR(34); [.L93]; CHAR(34); &quot;},&quot;) ; &quot;&quot;)">
            <text:p/>
          </table:table-cell>
          <table:table-cell table:formula="of:=IF( AND([.M93]&lt;&gt;&quot;&quot;; [.M93]&lt;&gt;&quot;-&quot;) ; COM.MICROSOFT.CONCAT(&quot;{&quot;;CHAR(34);[.$B$79];[.$R93];[.M$1];CHAR(34);&quot;, &quot;; CHAR(34); [.M93]; CHAR(34); &quot;},&quot;) ; &quot;&quot;)">
            <text:p/>
          </table:table-cell>
          <table:table-cell table:formula="of:=IF( AND([.N93]&lt;&gt;&quot;&quot;; [.N93]&lt;&gt;&quot;-&quot;) ; COM.MICROSOFT.CONCAT(&quot;{&quot;;CHAR(34);[.$B$79];[.$R93];[.N$1];CHAR(34);&quot;, &quot;; CHAR(34); [.N93]; CHAR(34); &quot;},&quot;) ; &quot;&quot;)">
            <text:p/>
          </table:table-cell>
          <table:table-cell table:formula="of:=IF( AND([.O93]&lt;&gt;&quot;&quot;; [.O93]&lt;&gt;&quot;-&quot;) ; COM.MICROSOFT.CONCAT(&quot;{&quot;;CHAR(34);[.$B$79];[.$R93];[.O$1];CHAR(34);&quot;, &quot;; CHAR(34); [.O93]; CHAR(34); &quot;},&quot;) ; &quot;&quot;)">
            <text:p/>
          </table:table-cell>
          <table:table-cell table:formula="of:=IF( AND([.P93]&lt;&gt;&quot;&quot;; [.P93]&lt;&gt;&quot;-&quot;) ; COM.MICROSOFT.CONCAT(&quot;{&quot;;CHAR(34);[.$B$79];[.$R93];[.P$1];CHAR(34);&quot;, &quot;; CHAR(34); [.P93]; CHAR(34); &quot;},&quot;) ; &quot;&quot;)">
            <text:p/>
          </table:table-cell>
          <table:table-cell table:formula="of:=IF( AND([.Q93]&lt;&gt;&quot;&quot;; [.Q93]&lt;&gt;&quot;-&quot;) ; COM.MICROSOFT.CONCAT(&quot;{&quot;;CHAR(34);[.$B$79];[.$R93];[.Q$1];CHAR(34);&quot;, &quot;; CHAR(34); [.Q93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8" table:number-columns-repeated="16"/>
          <table:table-cell table:style-name="ce234" office:value-type="string" calcext:value-type="string">
            <text:p>E</text:p>
          </table:table-cell>
          <table:table-cell table:formula="of:=IF( AND([.B94]&lt;&gt;&quot;&quot;; [.B94]&lt;&gt;&quot;-&quot;) ; COM.MICROSOFT.CONCAT(&quot;{&quot;;CHAR(34);[.$B$79];[.$R94];[.B$1];CHAR(34);&quot;, &quot;; CHAR(34); [.B94]; CHAR(34); &quot;},&quot;) ; &quot;&quot;)">
            <text:p/>
          </table:table-cell>
          <table:table-cell table:formula="of:=IF( AND([.C94]&lt;&gt;&quot;&quot;; [.C94]&lt;&gt;&quot;-&quot;) ; COM.MICROSOFT.CONCAT(&quot;{&quot;;CHAR(34);[.$B$79];[.$R94];[.C$1];CHAR(34);&quot;, &quot;; CHAR(34); [.C94]; CHAR(34); &quot;},&quot;) ; &quot;&quot;)">
            <text:p/>
          </table:table-cell>
          <table:table-cell table:formula="of:=IF( AND([.D94]&lt;&gt;&quot;&quot;; [.D94]&lt;&gt;&quot;-&quot;) ; COM.MICROSOFT.CONCAT(&quot;{&quot;;CHAR(34);[.$B$79];[.$R94];[.D$1];CHAR(34);&quot;, &quot;; CHAR(34); [.D94]; CHAR(34); &quot;},&quot;) ; &quot;&quot;)">
            <text:p/>
          </table:table-cell>
          <table:table-cell table:formula="of:=IF( AND([.E94]&lt;&gt;&quot;&quot;; [.E94]&lt;&gt;&quot;-&quot;) ; COM.MICROSOFT.CONCAT(&quot;{&quot;;CHAR(34);[.$B$79];[.$R94];[.E$1];CHAR(34);&quot;, &quot;; CHAR(34); [.E94]; CHAR(34); &quot;},&quot;) ; &quot;&quot;)">
            <text:p/>
          </table:table-cell>
          <table:table-cell table:formula="of:=IF( AND([.F94]&lt;&gt;&quot;&quot;; [.F94]&lt;&gt;&quot;-&quot;) ; COM.MICROSOFT.CONCAT(&quot;{&quot;;CHAR(34);[.$B$79];[.$R94];[.F$1];CHAR(34);&quot;, &quot;; CHAR(34); [.F94]; CHAR(34); &quot;},&quot;) ; &quot;&quot;)">
            <text:p/>
          </table:table-cell>
          <table:table-cell table:formula="of:=IF( AND([.G94]&lt;&gt;&quot;&quot;; [.G94]&lt;&gt;&quot;-&quot;) ; COM.MICROSOFT.CONCAT(&quot;{&quot;;CHAR(34);[.$B$79];[.$R94];[.G$1];CHAR(34);&quot;, &quot;; CHAR(34); [.G94]; CHAR(34); &quot;},&quot;) ; &quot;&quot;)">
            <text:p/>
          </table:table-cell>
          <table:table-cell table:formula="of:=IF( AND([.H94]&lt;&gt;&quot;&quot;; [.H94]&lt;&gt;&quot;-&quot;) ; COM.MICROSOFT.CONCAT(&quot;{&quot;;CHAR(34);[.$B$79];[.$R94];[.H$1];CHAR(34);&quot;, &quot;; CHAR(34); [.H94]; CHAR(34); &quot;},&quot;) ; &quot;&quot;)">
            <text:p/>
          </table:table-cell>
          <table:table-cell table:formula="of:=IF( AND([.I94]&lt;&gt;&quot;&quot;; [.I94]&lt;&gt;&quot;-&quot;) ; COM.MICROSOFT.CONCAT(&quot;{&quot;;CHAR(34);[.$B$79];[.$R94];[.I$1];CHAR(34);&quot;, &quot;; CHAR(34); [.I94]; CHAR(34); &quot;},&quot;) ; &quot;&quot;)">
            <text:p/>
          </table:table-cell>
          <table:table-cell table:formula="of:=IF( AND([.J94]&lt;&gt;&quot;&quot;; [.J94]&lt;&gt;&quot;-&quot;) ; COM.MICROSOFT.CONCAT(&quot;{&quot;;CHAR(34);[.$B$79];[.$R94];[.J$1];CHAR(34);&quot;, &quot;; CHAR(34); [.J94]; CHAR(34); &quot;},&quot;) ; &quot;&quot;)">
            <text:p/>
          </table:table-cell>
          <table:table-cell table:formula="of:=IF( AND([.K94]&lt;&gt;&quot;&quot;; [.K94]&lt;&gt;&quot;-&quot;) ; COM.MICROSOFT.CONCAT(&quot;{&quot;;CHAR(34);[.$B$79];[.$R94];[.K$1];CHAR(34);&quot;, &quot;; CHAR(34); [.K94]; CHAR(34); &quot;},&quot;) ; &quot;&quot;)">
            <text:p/>
          </table:table-cell>
          <table:table-cell table:formula="of:=IF( AND([.L94]&lt;&gt;&quot;&quot;; [.L94]&lt;&gt;&quot;-&quot;) ; COM.MICROSOFT.CONCAT(&quot;{&quot;;CHAR(34);[.$B$79];[.$R94];[.L$1];CHAR(34);&quot;, &quot;; CHAR(34); [.L94]; CHAR(34); &quot;},&quot;) ; &quot;&quot;)">
            <text:p/>
          </table:table-cell>
          <table:table-cell table:formula="of:=IF( AND([.M94]&lt;&gt;&quot;&quot;; [.M94]&lt;&gt;&quot;-&quot;) ; COM.MICROSOFT.CONCAT(&quot;{&quot;;CHAR(34);[.$B$79];[.$R94];[.M$1];CHAR(34);&quot;, &quot;; CHAR(34); [.M94]; CHAR(34); &quot;},&quot;) ; &quot;&quot;)">
            <text:p/>
          </table:table-cell>
          <table:table-cell table:formula="of:=IF( AND([.N94]&lt;&gt;&quot;&quot;; [.N94]&lt;&gt;&quot;-&quot;) ; COM.MICROSOFT.CONCAT(&quot;{&quot;;CHAR(34);[.$B$79];[.$R94];[.N$1];CHAR(34);&quot;, &quot;; CHAR(34); [.N94]; CHAR(34); &quot;},&quot;) ; &quot;&quot;)">
            <text:p/>
          </table:table-cell>
          <table:table-cell table:formula="of:=IF( AND([.O94]&lt;&gt;&quot;&quot;; [.O94]&lt;&gt;&quot;-&quot;) ; COM.MICROSOFT.CONCAT(&quot;{&quot;;CHAR(34);[.$B$79];[.$R94];[.O$1];CHAR(34);&quot;, &quot;; CHAR(34); [.O94]; CHAR(34); &quot;},&quot;) ; &quot;&quot;)">
            <text:p/>
          </table:table-cell>
          <table:table-cell table:formula="of:=IF( AND([.P94]&lt;&gt;&quot;&quot;; [.P94]&lt;&gt;&quot;-&quot;) ; COM.MICROSOFT.CONCAT(&quot;{&quot;;CHAR(34);[.$B$79];[.$R94];[.P$1];CHAR(34);&quot;, &quot;; CHAR(34); [.P94]; CHAR(34); &quot;},&quot;) ; &quot;&quot;)">
            <text:p/>
          </table:table-cell>
          <table:table-cell table:formula="of:=IF( AND([.Q94]&lt;&gt;&quot;&quot;; [.Q94]&lt;&gt;&quot;-&quot;) ; COM.MICROSOFT.CONCAT(&quot;{&quot;;CHAR(34);[.$B$79];[.$R94];[.Q$1];CHAR(34);&quot;, &quot;; CHAR(34); [.Q94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8" table:number-columns-repeated="16"/>
          <table:table-cell table:style-name="ce234" office:value-type="string" calcext:value-type="string">
            <text:p>F</text:p>
          </table:table-cell>
          <table:table-cell table:formula="of:=IF( AND([.B95]&lt;&gt;&quot;&quot;; [.B95]&lt;&gt;&quot;-&quot;) ; COM.MICROSOFT.CONCAT(&quot;{&quot;;CHAR(34);[.$B$79];[.$R95];[.B$1];CHAR(34);&quot;, &quot;; CHAR(34); [.B95]; CHAR(34); &quot;},&quot;) ; &quot;&quot;)">
            <text:p/>
          </table:table-cell>
          <table:table-cell table:formula="of:=IF( AND([.C95]&lt;&gt;&quot;&quot;; [.C95]&lt;&gt;&quot;-&quot;) ; COM.MICROSOFT.CONCAT(&quot;{&quot;;CHAR(34);[.$B$79];[.$R95];[.C$1];CHAR(34);&quot;, &quot;; CHAR(34); [.C95]; CHAR(34); &quot;},&quot;) ; &quot;&quot;)">
            <text:p/>
          </table:table-cell>
          <table:table-cell table:formula="of:=IF( AND([.D95]&lt;&gt;&quot;&quot;; [.D95]&lt;&gt;&quot;-&quot;) ; COM.MICROSOFT.CONCAT(&quot;{&quot;;CHAR(34);[.$B$79];[.$R95];[.D$1];CHAR(34);&quot;, &quot;; CHAR(34); [.D95]; CHAR(34); &quot;},&quot;) ; &quot;&quot;)">
            <text:p/>
          </table:table-cell>
          <table:table-cell table:formula="of:=IF( AND([.E95]&lt;&gt;&quot;&quot;; [.E95]&lt;&gt;&quot;-&quot;) ; COM.MICROSOFT.CONCAT(&quot;{&quot;;CHAR(34);[.$B$79];[.$R95];[.E$1];CHAR(34);&quot;, &quot;; CHAR(34); [.E95]; CHAR(34); &quot;},&quot;) ; &quot;&quot;)">
            <text:p/>
          </table:table-cell>
          <table:table-cell table:formula="of:=IF( AND([.F95]&lt;&gt;&quot;&quot;; [.F95]&lt;&gt;&quot;-&quot;) ; COM.MICROSOFT.CONCAT(&quot;{&quot;;CHAR(34);[.$B$79];[.$R95];[.F$1];CHAR(34);&quot;, &quot;; CHAR(34); [.F95]; CHAR(34); &quot;},&quot;) ; &quot;&quot;)">
            <text:p/>
          </table:table-cell>
          <table:table-cell table:formula="of:=IF( AND([.G95]&lt;&gt;&quot;&quot;; [.G95]&lt;&gt;&quot;-&quot;) ; COM.MICROSOFT.CONCAT(&quot;{&quot;;CHAR(34);[.$B$79];[.$R95];[.G$1];CHAR(34);&quot;, &quot;; CHAR(34); [.G95]; CHAR(34); &quot;},&quot;) ; &quot;&quot;)">
            <text:p/>
          </table:table-cell>
          <table:table-cell table:formula="of:=IF( AND([.H95]&lt;&gt;&quot;&quot;; [.H95]&lt;&gt;&quot;-&quot;) ; COM.MICROSOFT.CONCAT(&quot;{&quot;;CHAR(34);[.$B$79];[.$R95];[.H$1];CHAR(34);&quot;, &quot;; CHAR(34); [.H95]; CHAR(34); &quot;},&quot;) ; &quot;&quot;)">
            <text:p/>
          </table:table-cell>
          <table:table-cell table:formula="of:=IF( AND([.I95]&lt;&gt;&quot;&quot;; [.I95]&lt;&gt;&quot;-&quot;) ; COM.MICROSOFT.CONCAT(&quot;{&quot;;CHAR(34);[.$B$79];[.$R95];[.I$1];CHAR(34);&quot;, &quot;; CHAR(34); [.I95]; CHAR(34); &quot;},&quot;) ; &quot;&quot;)">
            <text:p/>
          </table:table-cell>
          <table:table-cell table:formula="of:=IF( AND([.J95]&lt;&gt;&quot;&quot;; [.J95]&lt;&gt;&quot;-&quot;) ; COM.MICROSOFT.CONCAT(&quot;{&quot;;CHAR(34);[.$B$79];[.$R95];[.J$1];CHAR(34);&quot;, &quot;; CHAR(34); [.J95]; CHAR(34); &quot;},&quot;) ; &quot;&quot;)">
            <text:p/>
          </table:table-cell>
          <table:table-cell table:formula="of:=IF( AND([.K95]&lt;&gt;&quot;&quot;; [.K95]&lt;&gt;&quot;-&quot;) ; COM.MICROSOFT.CONCAT(&quot;{&quot;;CHAR(34);[.$B$79];[.$R95];[.K$1];CHAR(34);&quot;, &quot;; CHAR(34); [.K95]; CHAR(34); &quot;},&quot;) ; &quot;&quot;)">
            <text:p/>
          </table:table-cell>
          <table:table-cell table:formula="of:=IF( AND([.L95]&lt;&gt;&quot;&quot;; [.L95]&lt;&gt;&quot;-&quot;) ; COM.MICROSOFT.CONCAT(&quot;{&quot;;CHAR(34);[.$B$79];[.$R95];[.L$1];CHAR(34);&quot;, &quot;; CHAR(34); [.L95]; CHAR(34); &quot;},&quot;) ; &quot;&quot;)">
            <text:p/>
          </table:table-cell>
          <table:table-cell table:formula="of:=IF( AND([.M95]&lt;&gt;&quot;&quot;; [.M95]&lt;&gt;&quot;-&quot;) ; COM.MICROSOFT.CONCAT(&quot;{&quot;;CHAR(34);[.$B$79];[.$R95];[.M$1];CHAR(34);&quot;, &quot;; CHAR(34); [.M95]; CHAR(34); &quot;},&quot;) ; &quot;&quot;)">
            <text:p/>
          </table:table-cell>
          <table:table-cell table:formula="of:=IF( AND([.N95]&lt;&gt;&quot;&quot;; [.N95]&lt;&gt;&quot;-&quot;) ; COM.MICROSOFT.CONCAT(&quot;{&quot;;CHAR(34);[.$B$79];[.$R95];[.N$1];CHAR(34);&quot;, &quot;; CHAR(34); [.N95]; CHAR(34); &quot;},&quot;) ; &quot;&quot;)">
            <text:p/>
          </table:table-cell>
          <table:table-cell table:formula="of:=IF( AND([.O95]&lt;&gt;&quot;&quot;; [.O95]&lt;&gt;&quot;-&quot;) ; COM.MICROSOFT.CONCAT(&quot;{&quot;;CHAR(34);[.$B$79];[.$R95];[.O$1];CHAR(34);&quot;, &quot;; CHAR(34); [.O95]; CHAR(34); &quot;},&quot;) ; &quot;&quot;)">
            <text:p/>
          </table:table-cell>
          <table:table-cell table:formula="of:=IF( AND([.P95]&lt;&gt;&quot;&quot;; [.P95]&lt;&gt;&quot;-&quot;) ; COM.MICROSOFT.CONCAT(&quot;{&quot;;CHAR(34);[.$B$79];[.$R95];[.P$1];CHAR(34);&quot;, &quot;; CHAR(34); [.P95]; CHAR(34); &quot;},&quot;) ; &quot;&quot;)">
            <text:p/>
          </table:table-cell>
          <table:table-cell table:formula="of:=IF( AND([.Q95]&lt;&gt;&quot;&quot;; [.Q95]&lt;&gt;&quot;-&quot;) ; COM.MICROSOFT.CONCAT(&quot;{&quot;;CHAR(34);[.$B$79];[.$R95];[.Q$1];CHAR(34);&quot;, &quot;; CHAR(34); [.Q95]; CHAR(34); &quot;},&quot;) ; &quot;&quot;)">
            <text:p/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FD</text:p>
          </table:table-cell>
          <table:table-cell table:number-columns-repeated="1022"/>
        </table:table-row>
        <table:table-row table:style-name="ro2">
          <table:table-cell table:style-name="ce234" office:value-type="float" office:value="0" calcext:value-type="float">
            <text:p>0</text:p>
          </table:table-cell>
          <table:table-cell table:style-name="ce239" table:number-columns-repeated="3"/>
          <table:table-cell table:style-name="ce236" office:value-type="string" calcext:value-type="string">
            <text:p>inc b</text:p>
          </table:table-cell>
          <table:table-cell table:style-name="ce236" office:value-type="string" calcext:value-type="string">
            <text:p>dec b</text:p>
          </table:table-cell>
          <table:table-cell table:style-name="ce236" office:value-type="string" calcext:value-type="string">
            <text:p>ld b,n</text:p>
          </table:table-cell>
          <table:table-cell table:style-name="ce239" table:number-columns-repeated="2"/>
          <table:table-cell table:style-name="ce236" office:value-type="string" calcext:value-type="string">
            <text:p>add iy,bc</text:p>
          </table:table-cell>
          <table:table-cell table:style-name="ce239" table:number-columns-repeated="2"/>
          <table:table-cell table:style-name="ce236" office:value-type="string" calcext:value-type="string">
            <text:p>inc c</text:p>
          </table:table-cell>
          <table:table-cell table:style-name="ce236" office:value-type="string" calcext:value-type="string">
            <text:p>dec c</text:p>
          </table:table-cell>
          <table:table-cell table:style-name="ce236" office:value-type="string" calcext:value-type="string">
            <text:p>ld c,n</text:p>
          </table:table-cell>
          <table:table-cell table:style-name="ce239"/>
          <table:table-cell table:style-name="ce238"/>
          <table:table-cell table:style-name="ce234" office:value-type="float" office:value="0" calcext:value-type="float">
            <text:p>0</text:p>
          </table:table-cell>
          <table:table-cell table:formula="of:=IF( AND([.B99]&lt;&gt;&quot;&quot;; [.B99]&lt;&gt;&quot;-&quot;) ; COM.MICROSOFT.CONCAT(&quot;{&quot;;CHAR(34);[.$B$98];[.$R99];[.B$1];CHAR(34);&quot;, &quot;; CHAR(34); [.B99]; CHAR(34); &quot;},&quot;) ; &quot;&quot;)">
            <text:p/>
          </table:table-cell>
          <table:table-cell table:formula="of:=IF( AND([.C99]&lt;&gt;&quot;&quot;; [.C99]&lt;&gt;&quot;-&quot;) ; COM.MICROSOFT.CONCAT(&quot;{&quot;;CHAR(34);[.$B$98];[.$R99];[.C$1];CHAR(34);&quot;, &quot;; CHAR(34); [.C99]; CHAR(34); &quot;},&quot;) ; &quot;&quot;)">
            <text:p/>
          </table:table-cell>
          <table:table-cell table:formula="of:=IF( AND([.D99]&lt;&gt;&quot;&quot;; [.D99]&lt;&gt;&quot;-&quot;) ; COM.MICROSOFT.CONCAT(&quot;{&quot;;CHAR(34);[.$B$98];[.$R99];[.D$1];CHAR(34);&quot;, &quot;; CHAR(34); [.D99]; CHAR(34); &quot;},&quot;) ; &quot;&quot;)">
            <text:p/>
          </table:table-cell>
          <table:table-cell table:formula="of:=IF( AND([.E99]&lt;&gt;&quot;&quot;; [.E99]&lt;&gt;&quot;-&quot;) ; COM.MICROSOFT.CONCAT(&quot;{&quot;;CHAR(34);[.$B$98];[.$R99];[.E$1];CHAR(34);&quot;, &quot;; CHAR(34); [.E99]; CHAR(34); &quot;},&quot;) ; &quot;&quot;)" office:value-type="string" office:string-value="{&quot;FD03&quot;, &quot;inc b&quot;}," calcext:value-type="string">
            <text:p>{"FD03", "inc b"},</text:p>
          </table:table-cell>
          <table:table-cell table:formula="of:=IF( AND([.F99]&lt;&gt;&quot;&quot;; [.F99]&lt;&gt;&quot;-&quot;) ; COM.MICROSOFT.CONCAT(&quot;{&quot;;CHAR(34);[.$B$98];[.$R99];[.F$1];CHAR(34);&quot;, &quot;; CHAR(34); [.F99]; CHAR(34); &quot;},&quot;) ; &quot;&quot;)" office:value-type="string" office:string-value="{&quot;FD04&quot;, &quot;dec b&quot;}," calcext:value-type="string">
            <text:p>{"FD04", "dec b"},</text:p>
          </table:table-cell>
          <table:table-cell table:formula="of:=IF( AND([.G99]&lt;&gt;&quot;&quot;; [.G99]&lt;&gt;&quot;-&quot;) ; COM.MICROSOFT.CONCAT(&quot;{&quot;;CHAR(34);[.$B$98];[.$R99];[.G$1];CHAR(34);&quot;, &quot;; CHAR(34); [.G99]; CHAR(34); &quot;},&quot;) ; &quot;&quot;)" office:value-type="string" office:string-value="{&quot;FD05&quot;, &quot;ld b,n&quot;}," calcext:value-type="string">
            <text:p>{"FD05", "ld b,n"},</text:p>
          </table:table-cell>
          <table:table-cell table:formula="of:=IF( AND([.H99]&lt;&gt;&quot;&quot;; [.H99]&lt;&gt;&quot;-&quot;) ; COM.MICROSOFT.CONCAT(&quot;{&quot;;CHAR(34);[.$B$98];[.$R99];[.H$1];CHAR(34);&quot;, &quot;; CHAR(34); [.H99]; CHAR(34); &quot;},&quot;) ; &quot;&quot;)">
            <text:p/>
          </table:table-cell>
          <table:table-cell table:formula="of:=IF( AND([.I99]&lt;&gt;&quot;&quot;; [.I99]&lt;&gt;&quot;-&quot;) ; COM.MICROSOFT.CONCAT(&quot;{&quot;;CHAR(34);[.$B$98];[.$R99];[.I$1];CHAR(34);&quot;, &quot;; CHAR(34); [.I99]; CHAR(34); &quot;},&quot;) ; &quot;&quot;)">
            <text:p/>
          </table:table-cell>
          <table:table-cell table:formula="of:=IF( AND([.J99]&lt;&gt;&quot;&quot;; [.J99]&lt;&gt;&quot;-&quot;) ; COM.MICROSOFT.CONCAT(&quot;{&quot;;CHAR(34);[.$B$98];[.$R99];[.J$1];CHAR(34);&quot;, &quot;; CHAR(34); [.J99]; CHAR(34); &quot;},&quot;) ; &quot;&quot;)" office:value-type="string" office:string-value="{&quot;FD08&quot;, &quot;add iy,bc&quot;}," calcext:value-type="string">
            <text:p>{"FD08", "add iy,bc"},</text:p>
          </table:table-cell>
          <table:table-cell table:formula="of:=IF( AND([.K99]&lt;&gt;&quot;&quot;; [.K99]&lt;&gt;&quot;-&quot;) ; COM.MICROSOFT.CONCAT(&quot;{&quot;;CHAR(34);[.$B$98];[.$R99];[.K$1];CHAR(34);&quot;, &quot;; CHAR(34); [.K99]; CHAR(34); &quot;},&quot;) ; &quot;&quot;)">
            <text:p/>
          </table:table-cell>
          <table:table-cell table:formula="of:=IF( AND([.L99]&lt;&gt;&quot;&quot;; [.L99]&lt;&gt;&quot;-&quot;) ; COM.MICROSOFT.CONCAT(&quot;{&quot;;CHAR(34);[.$B$98];[.$R99];[.L$1];CHAR(34);&quot;, &quot;; CHAR(34); [.L99]; CHAR(34); &quot;},&quot;) ; &quot;&quot;)">
            <text:p/>
          </table:table-cell>
          <table:table-cell table:formula="of:=IF( AND([.M99]&lt;&gt;&quot;&quot;; [.M99]&lt;&gt;&quot;-&quot;) ; COM.MICROSOFT.CONCAT(&quot;{&quot;;CHAR(34);[.$B$98];[.$R99];[.M$1];CHAR(34);&quot;, &quot;; CHAR(34); [.M99]; CHAR(34); &quot;},&quot;) ; &quot;&quot;)" office:value-type="string" office:string-value="{&quot;FD0B&quot;, &quot;inc c&quot;}," calcext:value-type="string">
            <text:p>{"FD0B", "inc c"},</text:p>
          </table:table-cell>
          <table:table-cell table:formula="of:=IF( AND([.N99]&lt;&gt;&quot;&quot;; [.N99]&lt;&gt;&quot;-&quot;) ; COM.MICROSOFT.CONCAT(&quot;{&quot;;CHAR(34);[.$B$98];[.$R99];[.N$1];CHAR(34);&quot;, &quot;; CHAR(34); [.N99]; CHAR(34); &quot;},&quot;) ; &quot;&quot;)" office:value-type="string" office:string-value="{&quot;FD0C&quot;, &quot;dec c&quot;}," calcext:value-type="string">
            <text:p>{"FD0C", "dec c"},</text:p>
          </table:table-cell>
          <table:table-cell table:formula="of:=IF( AND([.O99]&lt;&gt;&quot;&quot;; [.O99]&lt;&gt;&quot;-&quot;) ; COM.MICROSOFT.CONCAT(&quot;{&quot;;CHAR(34);[.$B$98];[.$R99];[.O$1];CHAR(34);&quot;, &quot;; CHAR(34); [.O99]; CHAR(34); &quot;},&quot;) ; &quot;&quot;)" office:value-type="string" office:string-value="{&quot;FD0D&quot;, &quot;ld c,n&quot;}," calcext:value-type="string">
            <text:p>{"FD0D", "ld c,n"},</text:p>
          </table:table-cell>
          <table:table-cell table:formula="of:=IF( AND([.P99]&lt;&gt;&quot;&quot;; [.P99]&lt;&gt;&quot;-&quot;) ; COM.MICROSOFT.CONCAT(&quot;{&quot;;CHAR(34);[.$B$98];[.$R99];[.P$1];CHAR(34);&quot;, &quot;; CHAR(34); [.P99]; CHAR(34); &quot;},&quot;) ; &quot;&quot;)">
            <text:p/>
          </table:table-cell>
          <table:table-cell table:formula="of:=IF( AND([.Q99]&lt;&gt;&quot;&quot;; [.Q99]&lt;&gt;&quot;-&quot;) ; COM.MICROSOFT.CONCAT(&quot;{&quot;;CHAR(34);[.$B$98];[.$R99];[.Q$1];CHAR(34);&quot;, &quot;; CHAR(34); [.Q99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9" table:number-columns-repeated="4"/>
          <table:table-cell table:style-name="ce236" office:value-type="string" calcext:value-type="string">
            <text:p>inc d</text:p>
          </table:table-cell>
          <table:table-cell table:style-name="ce236" office:value-type="string" calcext:value-type="string">
            <text:p>dec d</text:p>
          </table:table-cell>
          <table:table-cell table:style-name="ce236" office:value-type="string" calcext:value-type="string">
            <text:p>ld d,n</text:p>
          </table:table-cell>
          <table:table-cell table:style-name="ce239" table:number-columns-repeated="2"/>
          <table:table-cell table:style-name="ce236" office:value-type="string" calcext:value-type="string">
            <text:p>add iy,de</text:p>
          </table:table-cell>
          <table:table-cell table:style-name="ce239" table:number-columns-repeated="2"/>
          <table:table-cell table:style-name="ce236" office:value-type="string" calcext:value-type="string">
            <text:p>inc e</text:p>
          </table:table-cell>
          <table:table-cell table:style-name="ce236" office:value-type="string" calcext:value-type="string">
            <text:p>dec e</text:p>
          </table:table-cell>
          <table:table-cell table:style-name="ce236" office:value-type="string" calcext:value-type="string">
            <text:p>ld e,n</text:p>
          </table:table-cell>
          <table:table-cell table:style-name="ce239"/>
          <table:table-cell table:style-name="ce234" office:value-type="float" office:value="1" calcext:value-type="float">
            <text:p>1</text:p>
          </table:table-cell>
          <table:table-cell table:formula="of:=IF( AND([.B100]&lt;&gt;&quot;&quot;; [.B100]&lt;&gt;&quot;-&quot;) ; COM.MICROSOFT.CONCAT(&quot;{&quot;;CHAR(34);[.$B$98];[.$R100];[.B$1];CHAR(34);&quot;, &quot;; CHAR(34); [.B100]; CHAR(34); &quot;},&quot;) ; &quot;&quot;)">
            <text:p/>
          </table:table-cell>
          <table:table-cell table:formula="of:=IF( AND([.C100]&lt;&gt;&quot;&quot;; [.C100]&lt;&gt;&quot;-&quot;) ; COM.MICROSOFT.CONCAT(&quot;{&quot;;CHAR(34);[.$B$98];[.$R100];[.C$1];CHAR(34);&quot;, &quot;; CHAR(34); [.C100]; CHAR(34); &quot;},&quot;) ; &quot;&quot;)">
            <text:p/>
          </table:table-cell>
          <table:table-cell table:formula="of:=IF( AND([.D100]&lt;&gt;&quot;&quot;; [.D100]&lt;&gt;&quot;-&quot;) ; COM.MICROSOFT.CONCAT(&quot;{&quot;;CHAR(34);[.$B$98];[.$R100];[.D$1];CHAR(34);&quot;, &quot;; CHAR(34); [.D100]; CHAR(34); &quot;},&quot;) ; &quot;&quot;)">
            <text:p/>
          </table:table-cell>
          <table:table-cell table:formula="of:=IF( AND([.E100]&lt;&gt;&quot;&quot;; [.E100]&lt;&gt;&quot;-&quot;) ; COM.MICROSOFT.CONCAT(&quot;{&quot;;CHAR(34);[.$B$98];[.$R100];[.E$1];CHAR(34);&quot;, &quot;; CHAR(34); [.E100]; CHAR(34); &quot;},&quot;) ; &quot;&quot;)">
            <text:p/>
          </table:table-cell>
          <table:table-cell table:formula="of:=IF( AND([.F100]&lt;&gt;&quot;&quot;; [.F100]&lt;&gt;&quot;-&quot;) ; COM.MICROSOFT.CONCAT(&quot;{&quot;;CHAR(34);[.$B$98];[.$R100];[.F$1];CHAR(34);&quot;, &quot;; CHAR(34); [.F100]; CHAR(34); &quot;},&quot;) ; &quot;&quot;)" office:value-type="string" office:string-value="{&quot;FD14&quot;, &quot;inc d&quot;}," calcext:value-type="string">
            <text:p>{"FD14", "inc d"},</text:p>
          </table:table-cell>
          <table:table-cell table:formula="of:=IF( AND([.G100]&lt;&gt;&quot;&quot;; [.G100]&lt;&gt;&quot;-&quot;) ; COM.MICROSOFT.CONCAT(&quot;{&quot;;CHAR(34);[.$B$98];[.$R100];[.G$1];CHAR(34);&quot;, &quot;; CHAR(34); [.G100]; CHAR(34); &quot;},&quot;) ; &quot;&quot;)" office:value-type="string" office:string-value="{&quot;FD15&quot;, &quot;dec d&quot;}," calcext:value-type="string">
            <text:p>{"FD15", "dec d"},</text:p>
          </table:table-cell>
          <table:table-cell table:formula="of:=IF( AND([.H100]&lt;&gt;&quot;&quot;; [.H100]&lt;&gt;&quot;-&quot;) ; COM.MICROSOFT.CONCAT(&quot;{&quot;;CHAR(34);[.$B$98];[.$R100];[.H$1];CHAR(34);&quot;, &quot;; CHAR(34); [.H100]; CHAR(34); &quot;},&quot;) ; &quot;&quot;)" office:value-type="string" office:string-value="{&quot;FD16&quot;, &quot;ld d,n&quot;}," calcext:value-type="string">
            <text:p>{"FD16", "ld d,n"},</text:p>
          </table:table-cell>
          <table:table-cell table:formula="of:=IF( AND([.I100]&lt;&gt;&quot;&quot;; [.I100]&lt;&gt;&quot;-&quot;) ; COM.MICROSOFT.CONCAT(&quot;{&quot;;CHAR(34);[.$B$98];[.$R100];[.I$1];CHAR(34);&quot;, &quot;; CHAR(34); [.I100]; CHAR(34); &quot;},&quot;) ; &quot;&quot;)">
            <text:p/>
          </table:table-cell>
          <table:table-cell table:formula="of:=IF( AND([.J100]&lt;&gt;&quot;&quot;; [.J100]&lt;&gt;&quot;-&quot;) ; COM.MICROSOFT.CONCAT(&quot;{&quot;;CHAR(34);[.$B$98];[.$R100];[.J$1];CHAR(34);&quot;, &quot;; CHAR(34); [.J100]; CHAR(34); &quot;},&quot;) ; &quot;&quot;)">
            <text:p/>
          </table:table-cell>
          <table:table-cell table:formula="of:=IF( AND([.K100]&lt;&gt;&quot;&quot;; [.K100]&lt;&gt;&quot;-&quot;) ; COM.MICROSOFT.CONCAT(&quot;{&quot;;CHAR(34);[.$B$98];[.$R100];[.K$1];CHAR(34);&quot;, &quot;; CHAR(34); [.K100]; CHAR(34); &quot;},&quot;) ; &quot;&quot;)" office:value-type="string" office:string-value="{&quot;FD19&quot;, &quot;add iy,de&quot;}," calcext:value-type="string">
            <text:p>{"FD19", "add iy,de"},</text:p>
          </table:table-cell>
          <table:table-cell table:formula="of:=IF( AND([.L100]&lt;&gt;&quot;&quot;; [.L100]&lt;&gt;&quot;-&quot;) ; COM.MICROSOFT.CONCAT(&quot;{&quot;;CHAR(34);[.$B$98];[.$R100];[.L$1];CHAR(34);&quot;, &quot;; CHAR(34); [.L100]; CHAR(34); &quot;},&quot;) ; &quot;&quot;)">
            <text:p/>
          </table:table-cell>
          <table:table-cell table:formula="of:=IF( AND([.M100]&lt;&gt;&quot;&quot;; [.M100]&lt;&gt;&quot;-&quot;) ; COM.MICROSOFT.CONCAT(&quot;{&quot;;CHAR(34);[.$B$98];[.$R100];[.M$1];CHAR(34);&quot;, &quot;; CHAR(34); [.M100]; CHAR(34); &quot;},&quot;) ; &quot;&quot;)">
            <text:p/>
          </table:table-cell>
          <table:table-cell table:formula="of:=IF( AND([.N100]&lt;&gt;&quot;&quot;; [.N100]&lt;&gt;&quot;-&quot;) ; COM.MICROSOFT.CONCAT(&quot;{&quot;;CHAR(34);[.$B$98];[.$R100];[.N$1];CHAR(34);&quot;, &quot;; CHAR(34); [.N100]; CHAR(34); &quot;},&quot;) ; &quot;&quot;)" office:value-type="string" office:string-value="{&quot;FD1C&quot;, &quot;inc e&quot;}," calcext:value-type="string">
            <text:p>{"FD1C", "inc e"},</text:p>
          </table:table-cell>
          <table:table-cell table:formula="of:=IF( AND([.O100]&lt;&gt;&quot;&quot;; [.O100]&lt;&gt;&quot;-&quot;) ; COM.MICROSOFT.CONCAT(&quot;{&quot;;CHAR(34);[.$B$98];[.$R100];[.O$1];CHAR(34);&quot;, &quot;; CHAR(34); [.O100]; CHAR(34); &quot;},&quot;) ; &quot;&quot;)" office:value-type="string" office:string-value="{&quot;FD1D&quot;, &quot;dec e&quot;}," calcext:value-type="string">
            <text:p>{"FD1D", "dec e"},</text:p>
          </table:table-cell>
          <table:table-cell table:formula="of:=IF( AND([.P100]&lt;&gt;&quot;&quot;; [.P100]&lt;&gt;&quot;-&quot;) ; COM.MICROSOFT.CONCAT(&quot;{&quot;;CHAR(34);[.$B$98];[.$R100];[.P$1];CHAR(34);&quot;, &quot;; CHAR(34); [.P100]; CHAR(34); &quot;},&quot;) ; &quot;&quot;)" office:value-type="string" office:string-value="{&quot;FD1E&quot;, &quot;ld e,n&quot;}," calcext:value-type="string">
            <text:p>{"FD1E", "ld e,n"},</text:p>
          </table:table-cell>
          <table:table-cell table:formula="of:=IF( AND([.Q100]&lt;&gt;&quot;&quot;; [.Q100]&lt;&gt;&quot;-&quot;) ; COM.MICROSOFT.CONCAT(&quot;{&quot;;CHAR(34);[.$B$98];[.$R100];[.Q$1];CHAR(34);&quot;, &quot;; CHAR(34); [.Q100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2" calcext:value-type="float">
            <text:p>2</text:p>
          </table:table-cell>
          <table:table-cell table:style-name="ce239"/>
          <table:table-cell table:style-name="ce236" office:value-type="string" calcext:value-type="string">
            <text:p>ld iy,nn</text:p>
          </table:table-cell>
          <table:table-cell table:style-name="ce236" office:value-type="string" calcext:value-type="string">
            <text:p>ld (nn),iy</text:p>
          </table:table-cell>
          <table:table-cell table:style-name="ce236" office:value-type="string" calcext:value-type="string">
            <text:p>inc iy</text:p>
          </table:table-cell>
          <table:table-cell table:style-name="ce236" office:value-type="string" calcext:value-type="string">
            <text:p>inc iyh</text:p>
          </table:table-cell>
          <table:table-cell table:style-name="ce236" office:value-type="string" calcext:value-type="string">
            <text:p>dec iyh</text:p>
          </table:table-cell>
          <table:table-cell table:style-name="ce236" office:value-type="string" calcext:value-type="string">
            <text:p>ld iyh,n</text:p>
          </table:table-cell>
          <table:table-cell table:style-name="ce239" table:number-columns-repeated="2"/>
          <table:table-cell table:style-name="ce236" office:value-type="string" calcext:value-type="string">
            <text:p>add iy,iy</text:p>
          </table:table-cell>
          <table:table-cell table:style-name="ce236" office:value-type="string" calcext:value-type="string">
            <text:p>ld iy,(nn)</text:p>
          </table:table-cell>
          <table:table-cell table:style-name="ce236" office:value-type="string" calcext:value-type="string">
            <text:p>dec iy</text:p>
          </table:table-cell>
          <table:table-cell table:style-name="ce236" office:value-type="string" calcext:value-type="string">
            <text:p>inc iyl</text:p>
          </table:table-cell>
          <table:table-cell table:style-name="ce236" office:value-type="string" calcext:value-type="string">
            <text:p>dec iyl</text:p>
          </table:table-cell>
          <table:table-cell table:style-name="ce236" office:value-type="string" calcext:value-type="string">
            <text:p>ld iyl,n</text:p>
          </table:table-cell>
          <table:table-cell table:style-name="ce239"/>
          <table:table-cell table:style-name="ce234" office:value-type="float" office:value="2" calcext:value-type="float">
            <text:p>2</text:p>
          </table:table-cell>
          <table:table-cell table:formula="of:=IF( AND([.B101]&lt;&gt;&quot;&quot;; [.B101]&lt;&gt;&quot;-&quot;) ; COM.MICROSOFT.CONCAT(&quot;{&quot;;CHAR(34);[.$B$98];[.$R101];[.B$1];CHAR(34);&quot;, &quot;; CHAR(34); [.B101]; CHAR(34); &quot;},&quot;) ; &quot;&quot;)">
            <text:p/>
          </table:table-cell>
          <table:table-cell table:formula="of:=IF( AND([.C101]&lt;&gt;&quot;&quot;; [.C101]&lt;&gt;&quot;-&quot;) ; COM.MICROSOFT.CONCAT(&quot;{&quot;;CHAR(34);[.$B$98];[.$R101];[.C$1];CHAR(34);&quot;, &quot;; CHAR(34); [.C101]; CHAR(34); &quot;},&quot;) ; &quot;&quot;)" office:value-type="string" office:string-value="{&quot;FD21&quot;, &quot;ld iy,nn&quot;}," calcext:value-type="string">
            <text:p>{"FD21", "ld iy,nn"},</text:p>
          </table:table-cell>
          <table:table-cell table:formula="of:=IF( AND([.D101]&lt;&gt;&quot;&quot;; [.D101]&lt;&gt;&quot;-&quot;) ; COM.MICROSOFT.CONCAT(&quot;{&quot;;CHAR(34);[.$B$98];[.$R101];[.D$1];CHAR(34);&quot;, &quot;; CHAR(34); [.D101]; CHAR(34); &quot;},&quot;) ; &quot;&quot;)" office:value-type="string" office:string-value="{&quot;FD22&quot;, &quot;ld (nn),iy&quot;}," calcext:value-type="string">
            <text:p>{"FD22", "ld (nn),iy"},</text:p>
          </table:table-cell>
          <table:table-cell table:formula="of:=IF( AND([.E101]&lt;&gt;&quot;&quot;; [.E101]&lt;&gt;&quot;-&quot;) ; COM.MICROSOFT.CONCAT(&quot;{&quot;;CHAR(34);[.$B$98];[.$R101];[.E$1];CHAR(34);&quot;, &quot;; CHAR(34); [.E101]; CHAR(34); &quot;},&quot;) ; &quot;&quot;)" office:value-type="string" office:string-value="{&quot;FD23&quot;, &quot;inc iy&quot;}," calcext:value-type="string">
            <text:p>{"FD23", "inc iy"},</text:p>
          </table:table-cell>
          <table:table-cell table:formula="of:=IF( AND([.F101]&lt;&gt;&quot;&quot;; [.F101]&lt;&gt;&quot;-&quot;) ; COM.MICROSOFT.CONCAT(&quot;{&quot;;CHAR(34);[.$B$98];[.$R101];[.F$1];CHAR(34);&quot;, &quot;; CHAR(34); [.F101]; CHAR(34); &quot;},&quot;) ; &quot;&quot;)" office:value-type="string" office:string-value="{&quot;FD24&quot;, &quot;inc iyh&quot;}," calcext:value-type="string">
            <text:p>{"FD24", "inc iyh"},</text:p>
          </table:table-cell>
          <table:table-cell table:formula="of:=IF( AND([.G101]&lt;&gt;&quot;&quot;; [.G101]&lt;&gt;&quot;-&quot;) ; COM.MICROSOFT.CONCAT(&quot;{&quot;;CHAR(34);[.$B$98];[.$R101];[.G$1];CHAR(34);&quot;, &quot;; CHAR(34); [.G101]; CHAR(34); &quot;},&quot;) ; &quot;&quot;)" office:value-type="string" office:string-value="{&quot;FD25&quot;, &quot;dec iyh&quot;}," calcext:value-type="string">
            <text:p>{"FD25", "dec iyh"},</text:p>
          </table:table-cell>
          <table:table-cell table:formula="of:=IF( AND([.H101]&lt;&gt;&quot;&quot;; [.H101]&lt;&gt;&quot;-&quot;) ; COM.MICROSOFT.CONCAT(&quot;{&quot;;CHAR(34);[.$B$98];[.$R101];[.H$1];CHAR(34);&quot;, &quot;; CHAR(34); [.H101]; CHAR(34); &quot;},&quot;) ; &quot;&quot;)" office:value-type="string" office:string-value="{&quot;FD26&quot;, &quot;ld iyh,n&quot;}," calcext:value-type="string">
            <text:p>{"FD26", "ld iyh,n"},</text:p>
          </table:table-cell>
          <table:table-cell table:formula="of:=IF( AND([.I101]&lt;&gt;&quot;&quot;; [.I101]&lt;&gt;&quot;-&quot;) ; COM.MICROSOFT.CONCAT(&quot;{&quot;;CHAR(34);[.$B$98];[.$R101];[.I$1];CHAR(34);&quot;, &quot;; CHAR(34); [.I101]; CHAR(34); &quot;},&quot;) ; &quot;&quot;)">
            <text:p/>
          </table:table-cell>
          <table:table-cell table:formula="of:=IF( AND([.J101]&lt;&gt;&quot;&quot;; [.J101]&lt;&gt;&quot;-&quot;) ; COM.MICROSOFT.CONCAT(&quot;{&quot;;CHAR(34);[.$B$98];[.$R101];[.J$1];CHAR(34);&quot;, &quot;; CHAR(34); [.J101]; CHAR(34); &quot;},&quot;) ; &quot;&quot;)">
            <text:p/>
          </table:table-cell>
          <table:table-cell table:formula="of:=IF( AND([.K101]&lt;&gt;&quot;&quot;; [.K101]&lt;&gt;&quot;-&quot;) ; COM.MICROSOFT.CONCAT(&quot;{&quot;;CHAR(34);[.$B$98];[.$R101];[.K$1];CHAR(34);&quot;, &quot;; CHAR(34); [.K101]; CHAR(34); &quot;},&quot;) ; &quot;&quot;)" office:value-type="string" office:string-value="{&quot;FD29&quot;, &quot;add iy,iy&quot;}," calcext:value-type="string">
            <text:p>{"FD29", "add iy,iy"},</text:p>
          </table:table-cell>
          <table:table-cell table:formula="of:=IF( AND([.L101]&lt;&gt;&quot;&quot;; [.L101]&lt;&gt;&quot;-&quot;) ; COM.MICROSOFT.CONCAT(&quot;{&quot;;CHAR(34);[.$B$98];[.$R101];[.L$1];CHAR(34);&quot;, &quot;; CHAR(34); [.L101]; CHAR(34); &quot;},&quot;) ; &quot;&quot;)" office:value-type="string" office:string-value="{&quot;FD2A&quot;, &quot;ld iy,(nn)&quot;}," calcext:value-type="string">
            <text:p>{"FD2A", "ld iy,(nn)"},</text:p>
          </table:table-cell>
          <table:table-cell table:formula="of:=IF( AND([.M101]&lt;&gt;&quot;&quot;; [.M101]&lt;&gt;&quot;-&quot;) ; COM.MICROSOFT.CONCAT(&quot;{&quot;;CHAR(34);[.$B$98];[.$R101];[.M$1];CHAR(34);&quot;, &quot;; CHAR(34); [.M101]; CHAR(34); &quot;},&quot;) ; &quot;&quot;)" office:value-type="string" office:string-value="{&quot;FD2B&quot;, &quot;dec iy&quot;}," calcext:value-type="string">
            <text:p>{"FD2B", "dec iy"},</text:p>
          </table:table-cell>
          <table:table-cell table:formula="of:=IF( AND([.N101]&lt;&gt;&quot;&quot;; [.N101]&lt;&gt;&quot;-&quot;) ; COM.MICROSOFT.CONCAT(&quot;{&quot;;CHAR(34);[.$B$98];[.$R101];[.N$1];CHAR(34);&quot;, &quot;; CHAR(34); [.N101]; CHAR(34); &quot;},&quot;) ; &quot;&quot;)" office:value-type="string" office:string-value="{&quot;FD2C&quot;, &quot;inc iyl&quot;}," calcext:value-type="string">
            <text:p>{"FD2C", "inc iyl"},</text:p>
          </table:table-cell>
          <table:table-cell table:formula="of:=IF( AND([.O101]&lt;&gt;&quot;&quot;; [.O101]&lt;&gt;&quot;-&quot;) ; COM.MICROSOFT.CONCAT(&quot;{&quot;;CHAR(34);[.$B$98];[.$R101];[.O$1];CHAR(34);&quot;, &quot;; CHAR(34); [.O101]; CHAR(34); &quot;},&quot;) ; &quot;&quot;)" office:value-type="string" office:string-value="{&quot;FD2D&quot;, &quot;dec iyl&quot;}," calcext:value-type="string">
            <text:p>{"FD2D", "dec iyl"},</text:p>
          </table:table-cell>
          <table:table-cell table:formula="of:=IF( AND([.P101]&lt;&gt;&quot;&quot;; [.P101]&lt;&gt;&quot;-&quot;) ; COM.MICROSOFT.CONCAT(&quot;{&quot;;CHAR(34);[.$B$98];[.$R101];[.P$1];CHAR(34);&quot;, &quot;; CHAR(34); [.P101]; CHAR(34); &quot;},&quot;) ; &quot;&quot;)" office:value-type="string" office:string-value="{&quot;FD2E&quot;, &quot;ld iyl,n&quot;}," calcext:value-type="string">
            <text:p>{"FD2E", "ld iyl,n"},</text:p>
          </table:table-cell>
          <table:table-cell table:formula="of:=IF( AND([.Q101]&lt;&gt;&quot;&quot;; [.Q101]&lt;&gt;&quot;-&quot;) ; COM.MICROSOFT.CONCAT(&quot;{&quot;;CHAR(34);[.$B$98];[.$R101];[.Q$1];CHAR(34);&quot;, &quot;; CHAR(34); [.Q101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9" table:number-columns-repeated="4"/>
          <table:table-cell table:style-name="ce236" office:value-type="string" calcext:value-type="string">
            <text:p>inc (iy+d)</text:p>
          </table:table-cell>
          <table:table-cell table:style-name="ce236" office:value-type="string" calcext:value-type="string">
            <text:p>dec (iy+d)</text:p>
          </table:table-cell>
          <table:table-cell table:style-name="ce236" office:value-type="string" calcext:value-type="string">
            <text:p>ld (iy+d),n</text:p>
          </table:table-cell>
          <table:table-cell table:style-name="ce239" table:number-columns-repeated="2"/>
          <table:table-cell table:style-name="ce236" office:value-type="string" calcext:value-type="string">
            <text:p>add iy,sp</text:p>
          </table:table-cell>
          <table:table-cell table:style-name="ce239" table:number-columns-repeated="2"/>
          <table:table-cell table:style-name="ce236" office:value-type="string" calcext:value-type="string">
            <text:p>inc a</text:p>
          </table:table-cell>
          <table:table-cell table:style-name="ce236" office:value-type="string" calcext:value-type="string">
            <text:p>dec a</text:p>
          </table:table-cell>
          <table:table-cell table:style-name="ce236" office:value-type="string" calcext:value-type="string">
            <text:p>ld a,n</text:p>
          </table:table-cell>
          <table:table-cell table:style-name="ce239"/>
          <table:table-cell table:style-name="ce234" office:value-type="float" office:value="3" calcext:value-type="float">
            <text:p>3</text:p>
          </table:table-cell>
          <table:table-cell table:formula="of:=IF( AND([.B102]&lt;&gt;&quot;&quot;; [.B102]&lt;&gt;&quot;-&quot;) ; COM.MICROSOFT.CONCAT(&quot;{&quot;;CHAR(34);[.$B$98];[.$R102];[.B$1];CHAR(34);&quot;, &quot;; CHAR(34); [.B102]; CHAR(34); &quot;},&quot;) ; &quot;&quot;)">
            <text:p/>
          </table:table-cell>
          <table:table-cell table:formula="of:=IF( AND([.C102]&lt;&gt;&quot;&quot;; [.C102]&lt;&gt;&quot;-&quot;) ; COM.MICROSOFT.CONCAT(&quot;{&quot;;CHAR(34);[.$B$98];[.$R102];[.C$1];CHAR(34);&quot;, &quot;; CHAR(34); [.C102]; CHAR(34); &quot;},&quot;) ; &quot;&quot;)">
            <text:p/>
          </table:table-cell>
          <table:table-cell table:formula="of:=IF( AND([.D102]&lt;&gt;&quot;&quot;; [.D102]&lt;&gt;&quot;-&quot;) ; COM.MICROSOFT.CONCAT(&quot;{&quot;;CHAR(34);[.$B$98];[.$R102];[.D$1];CHAR(34);&quot;, &quot;; CHAR(34); [.D102]; CHAR(34); &quot;},&quot;) ; &quot;&quot;)">
            <text:p/>
          </table:table-cell>
          <table:table-cell table:formula="of:=IF( AND([.E102]&lt;&gt;&quot;&quot;; [.E102]&lt;&gt;&quot;-&quot;) ; COM.MICROSOFT.CONCAT(&quot;{&quot;;CHAR(34);[.$B$98];[.$R102];[.E$1];CHAR(34);&quot;, &quot;; CHAR(34); [.E102]; CHAR(34); &quot;},&quot;) ; &quot;&quot;)">
            <text:p/>
          </table:table-cell>
          <table:table-cell table:formula="of:=IF( AND([.F102]&lt;&gt;&quot;&quot;; [.F102]&lt;&gt;&quot;-&quot;) ; COM.MICROSOFT.CONCAT(&quot;{&quot;;CHAR(34);[.$B$98];[.$R102];[.F$1];CHAR(34);&quot;, &quot;; CHAR(34); [.F102]; CHAR(34); &quot;},&quot;) ; &quot;&quot;)" office:value-type="string" office:string-value="{&quot;FD34&quot;, &quot;inc (iy+d)&quot;}," calcext:value-type="string">
            <text:p>{"FD34", "inc (iy+d)"},</text:p>
          </table:table-cell>
          <table:table-cell table:formula="of:=IF( AND([.G102]&lt;&gt;&quot;&quot;; [.G102]&lt;&gt;&quot;-&quot;) ; COM.MICROSOFT.CONCAT(&quot;{&quot;;CHAR(34);[.$B$98];[.$R102];[.G$1];CHAR(34);&quot;, &quot;; CHAR(34); [.G102]; CHAR(34); &quot;},&quot;) ; &quot;&quot;)" office:value-type="string" office:string-value="{&quot;FD35&quot;, &quot;dec (iy+d)&quot;}," calcext:value-type="string">
            <text:p>{"FD35", "dec (iy+d)"},</text:p>
          </table:table-cell>
          <table:table-cell table:formula="of:=IF( AND([.H102]&lt;&gt;&quot;&quot;; [.H102]&lt;&gt;&quot;-&quot;) ; COM.MICROSOFT.CONCAT(&quot;{&quot;;CHAR(34);[.$B$98];[.$R102];[.H$1];CHAR(34);&quot;, &quot;; CHAR(34); [.H102]; CHAR(34); &quot;},&quot;) ; &quot;&quot;)" office:value-type="string" office:string-value="{&quot;FD36&quot;, &quot;ld (iy+d),n&quot;}," calcext:value-type="string">
            <text:p>{"FD36", "ld (iy+d),n"},</text:p>
          </table:table-cell>
          <table:table-cell table:formula="of:=IF( AND([.I102]&lt;&gt;&quot;&quot;; [.I102]&lt;&gt;&quot;-&quot;) ; COM.MICROSOFT.CONCAT(&quot;{&quot;;CHAR(34);[.$B$98];[.$R102];[.I$1];CHAR(34);&quot;, &quot;; CHAR(34); [.I102]; CHAR(34); &quot;},&quot;) ; &quot;&quot;)">
            <text:p/>
          </table:table-cell>
          <table:table-cell table:formula="of:=IF( AND([.J102]&lt;&gt;&quot;&quot;; [.J102]&lt;&gt;&quot;-&quot;) ; COM.MICROSOFT.CONCAT(&quot;{&quot;;CHAR(34);[.$B$98];[.$R102];[.J$1];CHAR(34);&quot;, &quot;; CHAR(34); [.J102]; CHAR(34); &quot;},&quot;) ; &quot;&quot;)">
            <text:p/>
          </table:table-cell>
          <table:table-cell table:formula="of:=IF( AND([.K102]&lt;&gt;&quot;&quot;; [.K102]&lt;&gt;&quot;-&quot;) ; COM.MICROSOFT.CONCAT(&quot;{&quot;;CHAR(34);[.$B$98];[.$R102];[.K$1];CHAR(34);&quot;, &quot;; CHAR(34); [.K102]; CHAR(34); &quot;},&quot;) ; &quot;&quot;)" office:value-type="string" office:string-value="{&quot;FD39&quot;, &quot;add iy,sp&quot;}," calcext:value-type="string">
            <text:p>{"FD39", "add iy,sp"},</text:p>
          </table:table-cell>
          <table:table-cell table:formula="of:=IF( AND([.L102]&lt;&gt;&quot;&quot;; [.L102]&lt;&gt;&quot;-&quot;) ; COM.MICROSOFT.CONCAT(&quot;{&quot;;CHAR(34);[.$B$98];[.$R102];[.L$1];CHAR(34);&quot;, &quot;; CHAR(34); [.L102]; CHAR(34); &quot;},&quot;) ; &quot;&quot;)">
            <text:p/>
          </table:table-cell>
          <table:table-cell table:formula="of:=IF( AND([.M102]&lt;&gt;&quot;&quot;; [.M102]&lt;&gt;&quot;-&quot;) ; COM.MICROSOFT.CONCAT(&quot;{&quot;;CHAR(34);[.$B$98];[.$R102];[.M$1];CHAR(34);&quot;, &quot;; CHAR(34); [.M102]; CHAR(34); &quot;},&quot;) ; &quot;&quot;)">
            <text:p/>
          </table:table-cell>
          <table:table-cell table:formula="of:=IF( AND([.N102]&lt;&gt;&quot;&quot;; [.N102]&lt;&gt;&quot;-&quot;) ; COM.MICROSOFT.CONCAT(&quot;{&quot;;CHAR(34);[.$B$98];[.$R102];[.N$1];CHAR(34);&quot;, &quot;; CHAR(34); [.N102]; CHAR(34); &quot;},&quot;) ; &quot;&quot;)" office:value-type="string" office:string-value="{&quot;FD3C&quot;, &quot;inc a&quot;}," calcext:value-type="string">
            <text:p>{"FD3C", "inc a"},</text:p>
          </table:table-cell>
          <table:table-cell table:formula="of:=IF( AND([.O102]&lt;&gt;&quot;&quot;; [.O102]&lt;&gt;&quot;-&quot;) ; COM.MICROSOFT.CONCAT(&quot;{&quot;;CHAR(34);[.$B$98];[.$R102];[.O$1];CHAR(34);&quot;, &quot;; CHAR(34); [.O102]; CHAR(34); &quot;},&quot;) ; &quot;&quot;)" office:value-type="string" office:string-value="{&quot;FD3D&quot;, &quot;dec a&quot;}," calcext:value-type="string">
            <text:p>{"FD3D", "dec a"},</text:p>
          </table:table-cell>
          <table:table-cell table:formula="of:=IF( AND([.P102]&lt;&gt;&quot;&quot;; [.P102]&lt;&gt;&quot;-&quot;) ; COM.MICROSOFT.CONCAT(&quot;{&quot;;CHAR(34);[.$B$98];[.$R102];[.P$1];CHAR(34);&quot;, &quot;; CHAR(34); [.P102]; CHAR(34); &quot;},&quot;) ; &quot;&quot;)" office:value-type="string" office:string-value="{&quot;FD3E&quot;, &quot;ld a,n&quot;}," calcext:value-type="string">
            <text:p>{"FD3E", "ld a,n"},</text:p>
          </table:table-cell>
          <table:table-cell table:formula="of:=IF( AND([.Q102]&lt;&gt;&quot;&quot;; [.Q102]&lt;&gt;&quot;-&quot;) ; COM.MICROSOFT.CONCAT(&quot;{&quot;;CHAR(34);[.$B$98];[.$R102];[.Q$1];CHAR(34);&quot;, &quot;; CHAR(34); [.Q102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float" office:value="4" calcext:value-type="float">
            <text:p>4</text:p>
          </table:table-cell>
          <table:table-cell table:style-name="ce236" office:value-type="string" calcext:value-type="string">
            <text:p>ld b,b</text:p>
          </table:table-cell>
          <table:table-cell table:style-name="ce236" office:value-type="string" calcext:value-type="string">
            <text:p>ld b,c</text:p>
          </table:table-cell>
          <table:table-cell table:style-name="ce236" office:value-type="string" calcext:value-type="string">
            <text:p>ld b,d</text:p>
          </table:table-cell>
          <table:table-cell table:style-name="ce236" office:value-type="string" calcext:value-type="string">
            <text:p>ld b,e</text:p>
          </table:table-cell>
          <table:table-cell table:style-name="ce236" office:value-type="string" calcext:value-type="string">
            <text:p>ld b,iyh</text:p>
          </table:table-cell>
          <table:table-cell table:style-name="ce236" office:value-type="string" calcext:value-type="string">
            <text:p>ld b,iyl</text:p>
          </table:table-cell>
          <table:table-cell table:style-name="ce236" office:value-type="string" calcext:value-type="string">
            <text:p>ld b,(iy+d)</text:p>
          </table:table-cell>
          <table:table-cell table:style-name="ce236" office:value-type="string" calcext:value-type="string">
            <text:p>ld b,a</text:p>
          </table:table-cell>
          <table:table-cell table:style-name="ce236" office:value-type="string" calcext:value-type="string">
            <text:p>ld c,b</text:p>
          </table:table-cell>
          <table:table-cell table:style-name="ce236" office:value-type="string" calcext:value-type="string">
            <text:p>ld c,c</text:p>
          </table:table-cell>
          <table:table-cell table:style-name="ce236" office:value-type="string" calcext:value-type="string">
            <text:p>ld c,d</text:p>
          </table:table-cell>
          <table:table-cell table:style-name="ce236" office:value-type="string" calcext:value-type="string">
            <text:p>ld c,e</text:p>
          </table:table-cell>
          <table:table-cell table:style-name="ce236" office:value-type="string" calcext:value-type="string">
            <text:p>ld c,iyh</text:p>
          </table:table-cell>
          <table:table-cell table:style-name="ce236" office:value-type="string" calcext:value-type="string">
            <text:p>ld c,iyl</text:p>
          </table:table-cell>
          <table:table-cell table:style-name="ce236" office:value-type="string" calcext:value-type="string">
            <text:p>ld c,(iy+d)</text:p>
          </table:table-cell>
          <table:table-cell table:style-name="ce236" office:value-type="string" calcext:value-type="string">
            <text:p>ld c,a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103]&lt;&gt;&quot;&quot;; [.B103]&lt;&gt;&quot;-&quot;) ; COM.MICROSOFT.CONCAT(&quot;{&quot;;CHAR(34);[.$B$98];[.$R103];[.B$1];CHAR(34);&quot;, &quot;; CHAR(34); [.B103]; CHAR(34); &quot;},&quot;) ; &quot;&quot;)" office:value-type="string" office:string-value="{&quot;FD40&quot;, &quot;ld b,b&quot;}," calcext:value-type="string">
            <text:p>{"FD40", "ld b,b"},</text:p>
          </table:table-cell>
          <table:table-cell table:formula="of:=IF( AND([.C103]&lt;&gt;&quot;&quot;; [.C103]&lt;&gt;&quot;-&quot;) ; COM.MICROSOFT.CONCAT(&quot;{&quot;;CHAR(34);[.$B$98];[.$R103];[.C$1];CHAR(34);&quot;, &quot;; CHAR(34); [.C103]; CHAR(34); &quot;},&quot;) ; &quot;&quot;)" office:value-type="string" office:string-value="{&quot;FD41&quot;, &quot;ld b,c&quot;}," calcext:value-type="string">
            <text:p>{"FD41", "ld b,c"},</text:p>
          </table:table-cell>
          <table:table-cell table:formula="of:=IF( AND([.D103]&lt;&gt;&quot;&quot;; [.D103]&lt;&gt;&quot;-&quot;) ; COM.MICROSOFT.CONCAT(&quot;{&quot;;CHAR(34);[.$B$98];[.$R103];[.D$1];CHAR(34);&quot;, &quot;; CHAR(34); [.D103]; CHAR(34); &quot;},&quot;) ; &quot;&quot;)" office:value-type="string" office:string-value="{&quot;FD42&quot;, &quot;ld b,d&quot;}," calcext:value-type="string">
            <text:p>{"FD42", "ld b,d"},</text:p>
          </table:table-cell>
          <table:table-cell table:formula="of:=IF( AND([.E103]&lt;&gt;&quot;&quot;; [.E103]&lt;&gt;&quot;-&quot;) ; COM.MICROSOFT.CONCAT(&quot;{&quot;;CHAR(34);[.$B$98];[.$R103];[.E$1];CHAR(34);&quot;, &quot;; CHAR(34); [.E103]; CHAR(34); &quot;},&quot;) ; &quot;&quot;)" office:value-type="string" office:string-value="{&quot;FD43&quot;, &quot;ld b,e&quot;}," calcext:value-type="string">
            <text:p>{"FD43", "ld b,e"},</text:p>
          </table:table-cell>
          <table:table-cell table:formula="of:=IF( AND([.F103]&lt;&gt;&quot;&quot;; [.F103]&lt;&gt;&quot;-&quot;) ; COM.MICROSOFT.CONCAT(&quot;{&quot;;CHAR(34);[.$B$98];[.$R103];[.F$1];CHAR(34);&quot;, &quot;; CHAR(34); [.F103]; CHAR(34); &quot;},&quot;) ; &quot;&quot;)" office:value-type="string" office:string-value="{&quot;FD44&quot;, &quot;ld b,iyh&quot;}," calcext:value-type="string">
            <text:p>{"FD44", "ld b,iyh"},</text:p>
          </table:table-cell>
          <table:table-cell table:formula="of:=IF( AND([.G103]&lt;&gt;&quot;&quot;; [.G103]&lt;&gt;&quot;-&quot;) ; COM.MICROSOFT.CONCAT(&quot;{&quot;;CHAR(34);[.$B$98];[.$R103];[.G$1];CHAR(34);&quot;, &quot;; CHAR(34); [.G103]; CHAR(34); &quot;},&quot;) ; &quot;&quot;)" office:value-type="string" office:string-value="{&quot;FD45&quot;, &quot;ld b,iyl&quot;}," calcext:value-type="string">
            <text:p>{"FD45", "ld b,iyl"},</text:p>
          </table:table-cell>
          <table:table-cell table:formula="of:=IF( AND([.H103]&lt;&gt;&quot;&quot;; [.H103]&lt;&gt;&quot;-&quot;) ; COM.MICROSOFT.CONCAT(&quot;{&quot;;CHAR(34);[.$B$98];[.$R103];[.H$1];CHAR(34);&quot;, &quot;; CHAR(34); [.H103]; CHAR(34); &quot;},&quot;) ; &quot;&quot;)" office:value-type="string" office:string-value="{&quot;FD46&quot;, &quot;ld b,(iy+d)&quot;}," calcext:value-type="string">
            <text:p>{"FD46", "ld b,(iy+d)"},</text:p>
          </table:table-cell>
          <table:table-cell table:formula="of:=IF( AND([.I103]&lt;&gt;&quot;&quot;; [.I103]&lt;&gt;&quot;-&quot;) ; COM.MICROSOFT.CONCAT(&quot;{&quot;;CHAR(34);[.$B$98];[.$R103];[.I$1];CHAR(34);&quot;, &quot;; CHAR(34); [.I103]; CHAR(34); &quot;},&quot;) ; &quot;&quot;)" office:value-type="string" office:string-value="{&quot;FD47&quot;, &quot;ld b,a&quot;}," calcext:value-type="string">
            <text:p>{"FD47", "ld b,a"},</text:p>
          </table:table-cell>
          <table:table-cell table:formula="of:=IF( AND([.J103]&lt;&gt;&quot;&quot;; [.J103]&lt;&gt;&quot;-&quot;) ; COM.MICROSOFT.CONCAT(&quot;{&quot;;CHAR(34);[.$B$98];[.$R103];[.J$1];CHAR(34);&quot;, &quot;; CHAR(34); [.J103]; CHAR(34); &quot;},&quot;) ; &quot;&quot;)" office:value-type="string" office:string-value="{&quot;FD48&quot;, &quot;ld c,b&quot;}," calcext:value-type="string">
            <text:p>{"FD48", "ld c,b"},</text:p>
          </table:table-cell>
          <table:table-cell table:formula="of:=IF( AND([.K103]&lt;&gt;&quot;&quot;; [.K103]&lt;&gt;&quot;-&quot;) ; COM.MICROSOFT.CONCAT(&quot;{&quot;;CHAR(34);[.$B$98];[.$R103];[.K$1];CHAR(34);&quot;, &quot;; CHAR(34); [.K103]; CHAR(34); &quot;},&quot;) ; &quot;&quot;)" office:value-type="string" office:string-value="{&quot;FD49&quot;, &quot;ld c,c&quot;}," calcext:value-type="string">
            <text:p>{"FD49", "ld c,c"},</text:p>
          </table:table-cell>
          <table:table-cell table:formula="of:=IF( AND([.L103]&lt;&gt;&quot;&quot;; [.L103]&lt;&gt;&quot;-&quot;) ; COM.MICROSOFT.CONCAT(&quot;{&quot;;CHAR(34);[.$B$98];[.$R103];[.L$1];CHAR(34);&quot;, &quot;; CHAR(34); [.L103]; CHAR(34); &quot;},&quot;) ; &quot;&quot;)" office:value-type="string" office:string-value="{&quot;FD4A&quot;, &quot;ld c,d&quot;}," calcext:value-type="string">
            <text:p>{"FD4A", "ld c,d"},</text:p>
          </table:table-cell>
          <table:table-cell table:formula="of:=IF( AND([.M103]&lt;&gt;&quot;&quot;; [.M103]&lt;&gt;&quot;-&quot;) ; COM.MICROSOFT.CONCAT(&quot;{&quot;;CHAR(34);[.$B$98];[.$R103];[.M$1];CHAR(34);&quot;, &quot;; CHAR(34); [.M103]; CHAR(34); &quot;},&quot;) ; &quot;&quot;)" office:value-type="string" office:string-value="{&quot;FD4B&quot;, &quot;ld c,e&quot;}," calcext:value-type="string">
            <text:p>{"FD4B", "ld c,e"},</text:p>
          </table:table-cell>
          <table:table-cell table:formula="of:=IF( AND([.N103]&lt;&gt;&quot;&quot;; [.N103]&lt;&gt;&quot;-&quot;) ; COM.MICROSOFT.CONCAT(&quot;{&quot;;CHAR(34);[.$B$98];[.$R103];[.N$1];CHAR(34);&quot;, &quot;; CHAR(34); [.N103]; CHAR(34); &quot;},&quot;) ; &quot;&quot;)" office:value-type="string" office:string-value="{&quot;FD4C&quot;, &quot;ld c,iyh&quot;}," calcext:value-type="string">
            <text:p>{"FD4C", "ld c,iyh"},</text:p>
          </table:table-cell>
          <table:table-cell table:formula="of:=IF( AND([.O103]&lt;&gt;&quot;&quot;; [.O103]&lt;&gt;&quot;-&quot;) ; COM.MICROSOFT.CONCAT(&quot;{&quot;;CHAR(34);[.$B$98];[.$R103];[.O$1];CHAR(34);&quot;, &quot;; CHAR(34); [.O103]; CHAR(34); &quot;},&quot;) ; &quot;&quot;)" office:value-type="string" office:string-value="{&quot;FD4D&quot;, &quot;ld c,iyl&quot;}," calcext:value-type="string">
            <text:p>{"FD4D", "ld c,iyl"},</text:p>
          </table:table-cell>
          <table:table-cell table:formula="of:=IF( AND([.P103]&lt;&gt;&quot;&quot;; [.P103]&lt;&gt;&quot;-&quot;) ; COM.MICROSOFT.CONCAT(&quot;{&quot;;CHAR(34);[.$B$98];[.$R103];[.P$1];CHAR(34);&quot;, &quot;; CHAR(34); [.P103]; CHAR(34); &quot;},&quot;) ; &quot;&quot;)" office:value-type="string" office:string-value="{&quot;FD4E&quot;, &quot;ld c,(iy+d)&quot;}," calcext:value-type="string">
            <text:p>{"FD4E", "ld c,(iy+d)"},</text:p>
          </table:table-cell>
          <table:table-cell table:formula="of:=IF( AND([.Q103]&lt;&gt;&quot;&quot;; [.Q103]&lt;&gt;&quot;-&quot;) ; COM.MICROSOFT.CONCAT(&quot;{&quot;;CHAR(34);[.$B$98];[.$R103];[.Q$1];CHAR(34);&quot;, &quot;; CHAR(34); [.Q103]; CHAR(34); &quot;},&quot;) ; &quot;&quot;)" office:value-type="string" office:string-value="{&quot;FD4F&quot;, &quot;ld c,a&quot;}," calcext:value-type="string">
            <text:p>{"FD4F", "ld c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5" calcext:value-type="float">
            <text:p>5</text:p>
          </table:table-cell>
          <table:table-cell table:style-name="ce236" office:value-type="string" calcext:value-type="string">
            <text:p>ld d,b</text:p>
          </table:table-cell>
          <table:table-cell table:style-name="ce236" office:value-type="string" calcext:value-type="string">
            <text:p>ld d,c</text:p>
          </table:table-cell>
          <table:table-cell table:style-name="ce236" office:value-type="string" calcext:value-type="string">
            <text:p>ld d,d</text:p>
          </table:table-cell>
          <table:table-cell table:style-name="ce236" office:value-type="string" calcext:value-type="string">
            <text:p>ld d,e</text:p>
          </table:table-cell>
          <table:table-cell table:style-name="ce236" office:value-type="string" calcext:value-type="string">
            <text:p>ld d,iyh</text:p>
          </table:table-cell>
          <table:table-cell table:style-name="ce236" office:value-type="string" calcext:value-type="string">
            <text:p>ld d,iyl</text:p>
          </table:table-cell>
          <table:table-cell table:style-name="ce236" office:value-type="string" calcext:value-type="string">
            <text:p>ld d,(iy+d)</text:p>
          </table:table-cell>
          <table:table-cell table:style-name="ce236" office:value-type="string" calcext:value-type="string">
            <text:p>ld d,a</text:p>
          </table:table-cell>
          <table:table-cell table:style-name="ce236" office:value-type="string" calcext:value-type="string">
            <text:p>ld e,b</text:p>
          </table:table-cell>
          <table:table-cell table:style-name="ce236" office:value-type="string" calcext:value-type="string">
            <text:p>ld e,c</text:p>
          </table:table-cell>
          <table:table-cell table:style-name="ce236" office:value-type="string" calcext:value-type="string">
            <text:p>ld e,d</text:p>
          </table:table-cell>
          <table:table-cell table:style-name="ce236" office:value-type="string" calcext:value-type="string">
            <text:p>ld e,e</text:p>
          </table:table-cell>
          <table:table-cell table:style-name="ce236" office:value-type="string" calcext:value-type="string">
            <text:p>ld e,iyh</text:p>
          </table:table-cell>
          <table:table-cell table:style-name="ce236" office:value-type="string" calcext:value-type="string">
            <text:p>ld e,iyl</text:p>
          </table:table-cell>
          <table:table-cell table:style-name="ce236" office:value-type="string" calcext:value-type="string">
            <text:p>ld e,(iy+d)</text:p>
          </table:table-cell>
          <table:table-cell table:style-name="ce236" office:value-type="string" calcext:value-type="string">
            <text:p>ld e,a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104]&lt;&gt;&quot;&quot;; [.B104]&lt;&gt;&quot;-&quot;) ; COM.MICROSOFT.CONCAT(&quot;{&quot;;CHAR(34);[.$B$98];[.$R104];[.B$1];CHAR(34);&quot;, &quot;; CHAR(34); [.B104]; CHAR(34); &quot;},&quot;) ; &quot;&quot;)" office:value-type="string" office:string-value="{&quot;FD50&quot;, &quot;ld d,b&quot;}," calcext:value-type="string">
            <text:p>{"FD50", "ld d,b"},</text:p>
          </table:table-cell>
          <table:table-cell table:formula="of:=IF( AND([.C104]&lt;&gt;&quot;&quot;; [.C104]&lt;&gt;&quot;-&quot;) ; COM.MICROSOFT.CONCAT(&quot;{&quot;;CHAR(34);[.$B$98];[.$R104];[.C$1];CHAR(34);&quot;, &quot;; CHAR(34); [.C104]; CHAR(34); &quot;},&quot;) ; &quot;&quot;)" office:value-type="string" office:string-value="{&quot;FD51&quot;, &quot;ld d,c&quot;}," calcext:value-type="string">
            <text:p>{"FD51", "ld d,c"},</text:p>
          </table:table-cell>
          <table:table-cell table:formula="of:=IF( AND([.D104]&lt;&gt;&quot;&quot;; [.D104]&lt;&gt;&quot;-&quot;) ; COM.MICROSOFT.CONCAT(&quot;{&quot;;CHAR(34);[.$B$98];[.$R104];[.D$1];CHAR(34);&quot;, &quot;; CHAR(34); [.D104]; CHAR(34); &quot;},&quot;) ; &quot;&quot;)" office:value-type="string" office:string-value="{&quot;FD52&quot;, &quot;ld d,d&quot;}," calcext:value-type="string">
            <text:p>{"FD52", "ld d,d"},</text:p>
          </table:table-cell>
          <table:table-cell table:formula="of:=IF( AND([.E104]&lt;&gt;&quot;&quot;; [.E104]&lt;&gt;&quot;-&quot;) ; COM.MICROSOFT.CONCAT(&quot;{&quot;;CHAR(34);[.$B$98];[.$R104];[.E$1];CHAR(34);&quot;, &quot;; CHAR(34); [.E104]; CHAR(34); &quot;},&quot;) ; &quot;&quot;)" office:value-type="string" office:string-value="{&quot;FD53&quot;, &quot;ld d,e&quot;}," calcext:value-type="string">
            <text:p>{"FD53", "ld d,e"},</text:p>
          </table:table-cell>
          <table:table-cell table:formula="of:=IF( AND([.F104]&lt;&gt;&quot;&quot;; [.F104]&lt;&gt;&quot;-&quot;) ; COM.MICROSOFT.CONCAT(&quot;{&quot;;CHAR(34);[.$B$98];[.$R104];[.F$1];CHAR(34);&quot;, &quot;; CHAR(34); [.F104]; CHAR(34); &quot;},&quot;) ; &quot;&quot;)" office:value-type="string" office:string-value="{&quot;FD54&quot;, &quot;ld d,iyh&quot;}," calcext:value-type="string">
            <text:p>{"FD54", "ld d,iyh"},</text:p>
          </table:table-cell>
          <table:table-cell table:formula="of:=IF( AND([.G104]&lt;&gt;&quot;&quot;; [.G104]&lt;&gt;&quot;-&quot;) ; COM.MICROSOFT.CONCAT(&quot;{&quot;;CHAR(34);[.$B$98];[.$R104];[.G$1];CHAR(34);&quot;, &quot;; CHAR(34); [.G104]; CHAR(34); &quot;},&quot;) ; &quot;&quot;)" office:value-type="string" office:string-value="{&quot;FD55&quot;, &quot;ld d,iyl&quot;}," calcext:value-type="string">
            <text:p>{"FD55", "ld d,iyl"},</text:p>
          </table:table-cell>
          <table:table-cell table:formula="of:=IF( AND([.H104]&lt;&gt;&quot;&quot;; [.H104]&lt;&gt;&quot;-&quot;) ; COM.MICROSOFT.CONCAT(&quot;{&quot;;CHAR(34);[.$B$98];[.$R104];[.H$1];CHAR(34);&quot;, &quot;; CHAR(34); [.H104]; CHAR(34); &quot;},&quot;) ; &quot;&quot;)" office:value-type="string" office:string-value="{&quot;FD56&quot;, &quot;ld d,(iy+d)&quot;}," calcext:value-type="string">
            <text:p>{"FD56", "ld d,(iy+d)"},</text:p>
          </table:table-cell>
          <table:table-cell table:formula="of:=IF( AND([.I104]&lt;&gt;&quot;&quot;; [.I104]&lt;&gt;&quot;-&quot;) ; COM.MICROSOFT.CONCAT(&quot;{&quot;;CHAR(34);[.$B$98];[.$R104];[.I$1];CHAR(34);&quot;, &quot;; CHAR(34); [.I104]; CHAR(34); &quot;},&quot;) ; &quot;&quot;)" office:value-type="string" office:string-value="{&quot;FD57&quot;, &quot;ld d,a&quot;}," calcext:value-type="string">
            <text:p>{"FD57", "ld d,a"},</text:p>
          </table:table-cell>
          <table:table-cell table:formula="of:=IF( AND([.J104]&lt;&gt;&quot;&quot;; [.J104]&lt;&gt;&quot;-&quot;) ; COM.MICROSOFT.CONCAT(&quot;{&quot;;CHAR(34);[.$B$98];[.$R104];[.J$1];CHAR(34);&quot;, &quot;; CHAR(34); [.J104]; CHAR(34); &quot;},&quot;) ; &quot;&quot;)" office:value-type="string" office:string-value="{&quot;FD58&quot;, &quot;ld e,b&quot;}," calcext:value-type="string">
            <text:p>{"FD58", "ld e,b"},</text:p>
          </table:table-cell>
          <table:table-cell table:formula="of:=IF( AND([.K104]&lt;&gt;&quot;&quot;; [.K104]&lt;&gt;&quot;-&quot;) ; COM.MICROSOFT.CONCAT(&quot;{&quot;;CHAR(34);[.$B$98];[.$R104];[.K$1];CHAR(34);&quot;, &quot;; CHAR(34); [.K104]; CHAR(34); &quot;},&quot;) ; &quot;&quot;)" office:value-type="string" office:string-value="{&quot;FD59&quot;, &quot;ld e,c&quot;}," calcext:value-type="string">
            <text:p>{"FD59", "ld e,c"},</text:p>
          </table:table-cell>
          <table:table-cell table:formula="of:=IF( AND([.L104]&lt;&gt;&quot;&quot;; [.L104]&lt;&gt;&quot;-&quot;) ; COM.MICROSOFT.CONCAT(&quot;{&quot;;CHAR(34);[.$B$98];[.$R104];[.L$1];CHAR(34);&quot;, &quot;; CHAR(34); [.L104]; CHAR(34); &quot;},&quot;) ; &quot;&quot;)" office:value-type="string" office:string-value="{&quot;FD5A&quot;, &quot;ld e,d&quot;}," calcext:value-type="string">
            <text:p>{"FD5A", "ld e,d"},</text:p>
          </table:table-cell>
          <table:table-cell table:formula="of:=IF( AND([.M104]&lt;&gt;&quot;&quot;; [.M104]&lt;&gt;&quot;-&quot;) ; COM.MICROSOFT.CONCAT(&quot;{&quot;;CHAR(34);[.$B$98];[.$R104];[.M$1];CHAR(34);&quot;, &quot;; CHAR(34); [.M104]; CHAR(34); &quot;},&quot;) ; &quot;&quot;)" office:value-type="string" office:string-value="{&quot;FD5B&quot;, &quot;ld e,e&quot;}," calcext:value-type="string">
            <text:p>{"FD5B", "ld e,e"},</text:p>
          </table:table-cell>
          <table:table-cell table:formula="of:=IF( AND([.N104]&lt;&gt;&quot;&quot;; [.N104]&lt;&gt;&quot;-&quot;) ; COM.MICROSOFT.CONCAT(&quot;{&quot;;CHAR(34);[.$B$98];[.$R104];[.N$1];CHAR(34);&quot;, &quot;; CHAR(34); [.N104]; CHAR(34); &quot;},&quot;) ; &quot;&quot;)" office:value-type="string" office:string-value="{&quot;FD5C&quot;, &quot;ld e,iyh&quot;}," calcext:value-type="string">
            <text:p>{"FD5C", "ld e,iyh"},</text:p>
          </table:table-cell>
          <table:table-cell table:formula="of:=IF( AND([.O104]&lt;&gt;&quot;&quot;; [.O104]&lt;&gt;&quot;-&quot;) ; COM.MICROSOFT.CONCAT(&quot;{&quot;;CHAR(34);[.$B$98];[.$R104];[.O$1];CHAR(34);&quot;, &quot;; CHAR(34); [.O104]; CHAR(34); &quot;},&quot;) ; &quot;&quot;)" office:value-type="string" office:string-value="{&quot;FD5D&quot;, &quot;ld e,iyl&quot;}," calcext:value-type="string">
            <text:p>{"FD5D", "ld e,iyl"},</text:p>
          </table:table-cell>
          <table:table-cell table:formula="of:=IF( AND([.P104]&lt;&gt;&quot;&quot;; [.P104]&lt;&gt;&quot;-&quot;) ; COM.MICROSOFT.CONCAT(&quot;{&quot;;CHAR(34);[.$B$98];[.$R104];[.P$1];CHAR(34);&quot;, &quot;; CHAR(34); [.P104]; CHAR(34); &quot;},&quot;) ; &quot;&quot;)" office:value-type="string" office:string-value="{&quot;FD5E&quot;, &quot;ld e,(iy+d)&quot;}," calcext:value-type="string">
            <text:p>{"FD5E", "ld e,(iy+d)"},</text:p>
          </table:table-cell>
          <table:table-cell table:formula="of:=IF( AND([.Q104]&lt;&gt;&quot;&quot;; [.Q104]&lt;&gt;&quot;-&quot;) ; COM.MICROSOFT.CONCAT(&quot;{&quot;;CHAR(34);[.$B$98];[.$R104];[.Q$1];CHAR(34);&quot;, &quot;; CHAR(34); [.Q104]; CHAR(34); &quot;},&quot;) ; &quot;&quot;)" office:value-type="string" office:string-value="{&quot;FD5F&quot;, &quot;ld e,a&quot;}," calcext:value-type="string">
            <text:p>{"FD5F", "ld e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6" office:value-type="string" calcext:value-type="string">
            <text:p>ld iyh,b</text:p>
          </table:table-cell>
          <table:table-cell table:style-name="ce236" office:value-type="string" calcext:value-type="string">
            <text:p>ld iyh,c</text:p>
          </table:table-cell>
          <table:table-cell table:style-name="ce236" office:value-type="string" calcext:value-type="string">
            <text:p>ld iyh,d</text:p>
          </table:table-cell>
          <table:table-cell table:style-name="ce236" office:value-type="string" calcext:value-type="string">
            <text:p>ld iyh,e</text:p>
          </table:table-cell>
          <table:table-cell table:style-name="ce236" office:value-type="string" calcext:value-type="string">
            <text:p>ld iyh,iyh</text:p>
          </table:table-cell>
          <table:table-cell table:style-name="ce236" office:value-type="string" calcext:value-type="string">
            <text:p>ld iyh,iyl</text:p>
          </table:table-cell>
          <table:table-cell table:style-name="ce236" office:value-type="string" calcext:value-type="string">
            <text:p>ld h,(iy+d)</text:p>
          </table:table-cell>
          <table:table-cell table:style-name="ce236" office:value-type="string" calcext:value-type="string">
            <text:p>ld iyh,a</text:p>
          </table:table-cell>
          <table:table-cell table:style-name="ce236" office:value-type="string" calcext:value-type="string">
            <text:p>ld iyl,b</text:p>
          </table:table-cell>
          <table:table-cell table:style-name="ce236" office:value-type="string" calcext:value-type="string">
            <text:p>ld iyl,c</text:p>
          </table:table-cell>
          <table:table-cell table:style-name="ce236" office:value-type="string" calcext:value-type="string">
            <text:p>ld iyl,d</text:p>
          </table:table-cell>
          <table:table-cell table:style-name="ce236" office:value-type="string" calcext:value-type="string">
            <text:p>ld iyl,e</text:p>
          </table:table-cell>
          <table:table-cell table:style-name="ce236" office:value-type="string" calcext:value-type="string">
            <text:p>ld iyl,iyh</text:p>
          </table:table-cell>
          <table:table-cell table:style-name="ce236" office:value-type="string" calcext:value-type="string">
            <text:p>ld iyl,iyl</text:p>
          </table:table-cell>
          <table:table-cell table:style-name="ce236" office:value-type="string" calcext:value-type="string">
            <text:p>ld l,(iy+d)</text:p>
          </table:table-cell>
          <table:table-cell table:style-name="ce236" office:value-type="string" calcext:value-type="string">
            <text:p>ld iyl,a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105]&lt;&gt;&quot;&quot;; [.B105]&lt;&gt;&quot;-&quot;) ; COM.MICROSOFT.CONCAT(&quot;{&quot;;CHAR(34);[.$B$98];[.$R105];[.B$1];CHAR(34);&quot;, &quot;; CHAR(34); [.B105]; CHAR(34); &quot;},&quot;) ; &quot;&quot;)" office:value-type="string" office:string-value="{&quot;FD60&quot;, &quot;ld iyh,b&quot;}," calcext:value-type="string">
            <text:p>{"FD60", "ld iyh,b"},</text:p>
          </table:table-cell>
          <table:table-cell table:formula="of:=IF( AND([.C105]&lt;&gt;&quot;&quot;; [.C105]&lt;&gt;&quot;-&quot;) ; COM.MICROSOFT.CONCAT(&quot;{&quot;;CHAR(34);[.$B$98];[.$R105];[.C$1];CHAR(34);&quot;, &quot;; CHAR(34); [.C105]; CHAR(34); &quot;},&quot;) ; &quot;&quot;)" office:value-type="string" office:string-value="{&quot;FD61&quot;, &quot;ld iyh,c&quot;}," calcext:value-type="string">
            <text:p>{"FD61", "ld iyh,c"},</text:p>
          </table:table-cell>
          <table:table-cell table:formula="of:=IF( AND([.D105]&lt;&gt;&quot;&quot;; [.D105]&lt;&gt;&quot;-&quot;) ; COM.MICROSOFT.CONCAT(&quot;{&quot;;CHAR(34);[.$B$98];[.$R105];[.D$1];CHAR(34);&quot;, &quot;; CHAR(34); [.D105]; CHAR(34); &quot;},&quot;) ; &quot;&quot;)" office:value-type="string" office:string-value="{&quot;FD62&quot;, &quot;ld iyh,d&quot;}," calcext:value-type="string">
            <text:p>{"FD62", "ld iyh,d"},</text:p>
          </table:table-cell>
          <table:table-cell table:formula="of:=IF( AND([.E105]&lt;&gt;&quot;&quot;; [.E105]&lt;&gt;&quot;-&quot;) ; COM.MICROSOFT.CONCAT(&quot;{&quot;;CHAR(34);[.$B$98];[.$R105];[.E$1];CHAR(34);&quot;, &quot;; CHAR(34); [.E105]; CHAR(34); &quot;},&quot;) ; &quot;&quot;)" office:value-type="string" office:string-value="{&quot;FD63&quot;, &quot;ld iyh,e&quot;}," calcext:value-type="string">
            <text:p>{"FD63", "ld iyh,e"},</text:p>
          </table:table-cell>
          <table:table-cell table:formula="of:=IF( AND([.F105]&lt;&gt;&quot;&quot;; [.F105]&lt;&gt;&quot;-&quot;) ; COM.MICROSOFT.CONCAT(&quot;{&quot;;CHAR(34);[.$B$98];[.$R105];[.F$1];CHAR(34);&quot;, &quot;; CHAR(34); [.F105]; CHAR(34); &quot;},&quot;) ; &quot;&quot;)" office:value-type="string" office:string-value="{&quot;FD64&quot;, &quot;ld iyh,iyh&quot;}," calcext:value-type="string">
            <text:p>{"FD64", "ld iyh,iyh"},</text:p>
          </table:table-cell>
          <table:table-cell table:formula="of:=IF( AND([.G105]&lt;&gt;&quot;&quot;; [.G105]&lt;&gt;&quot;-&quot;) ; COM.MICROSOFT.CONCAT(&quot;{&quot;;CHAR(34);[.$B$98];[.$R105];[.G$1];CHAR(34);&quot;, &quot;; CHAR(34); [.G105]; CHAR(34); &quot;},&quot;) ; &quot;&quot;)" office:value-type="string" office:string-value="{&quot;FD65&quot;, &quot;ld iyh,iyl&quot;}," calcext:value-type="string">
            <text:p>{"FD65", "ld iyh,iyl"},</text:p>
          </table:table-cell>
          <table:table-cell table:formula="of:=IF( AND([.H105]&lt;&gt;&quot;&quot;; [.H105]&lt;&gt;&quot;-&quot;) ; COM.MICROSOFT.CONCAT(&quot;{&quot;;CHAR(34);[.$B$98];[.$R105];[.H$1];CHAR(34);&quot;, &quot;; CHAR(34); [.H105]; CHAR(34); &quot;},&quot;) ; &quot;&quot;)" office:value-type="string" office:string-value="{&quot;FD66&quot;, &quot;ld h,(iy+d)&quot;}," calcext:value-type="string">
            <text:p>{"FD66", "ld h,(iy+d)"},</text:p>
          </table:table-cell>
          <table:table-cell table:formula="of:=IF( AND([.I105]&lt;&gt;&quot;&quot;; [.I105]&lt;&gt;&quot;-&quot;) ; COM.MICROSOFT.CONCAT(&quot;{&quot;;CHAR(34);[.$B$98];[.$R105];[.I$1];CHAR(34);&quot;, &quot;; CHAR(34); [.I105]; CHAR(34); &quot;},&quot;) ; &quot;&quot;)" office:value-type="string" office:string-value="{&quot;FD67&quot;, &quot;ld iyh,a&quot;}," calcext:value-type="string">
            <text:p>{"FD67", "ld iyh,a"},</text:p>
          </table:table-cell>
          <table:table-cell table:formula="of:=IF( AND([.J105]&lt;&gt;&quot;&quot;; [.J105]&lt;&gt;&quot;-&quot;) ; COM.MICROSOFT.CONCAT(&quot;{&quot;;CHAR(34);[.$B$98];[.$R105];[.J$1];CHAR(34);&quot;, &quot;; CHAR(34); [.J105]; CHAR(34); &quot;},&quot;) ; &quot;&quot;)" office:value-type="string" office:string-value="{&quot;FD68&quot;, &quot;ld iyl,b&quot;}," calcext:value-type="string">
            <text:p>{"FD68", "ld iyl,b"},</text:p>
          </table:table-cell>
          <table:table-cell table:formula="of:=IF( AND([.K105]&lt;&gt;&quot;&quot;; [.K105]&lt;&gt;&quot;-&quot;) ; COM.MICROSOFT.CONCAT(&quot;{&quot;;CHAR(34);[.$B$98];[.$R105];[.K$1];CHAR(34);&quot;, &quot;; CHAR(34); [.K105]; CHAR(34); &quot;},&quot;) ; &quot;&quot;)" office:value-type="string" office:string-value="{&quot;FD69&quot;, &quot;ld iyl,c&quot;}," calcext:value-type="string">
            <text:p>{"FD69", "ld iyl,c"},</text:p>
          </table:table-cell>
          <table:table-cell table:formula="of:=IF( AND([.L105]&lt;&gt;&quot;&quot;; [.L105]&lt;&gt;&quot;-&quot;) ; COM.MICROSOFT.CONCAT(&quot;{&quot;;CHAR(34);[.$B$98];[.$R105];[.L$1];CHAR(34);&quot;, &quot;; CHAR(34); [.L105]; CHAR(34); &quot;},&quot;) ; &quot;&quot;)" office:value-type="string" office:string-value="{&quot;FD6A&quot;, &quot;ld iyl,d&quot;}," calcext:value-type="string">
            <text:p>{"FD6A", "ld iyl,d"},</text:p>
          </table:table-cell>
          <table:table-cell table:formula="of:=IF( AND([.M105]&lt;&gt;&quot;&quot;; [.M105]&lt;&gt;&quot;-&quot;) ; COM.MICROSOFT.CONCAT(&quot;{&quot;;CHAR(34);[.$B$98];[.$R105];[.M$1];CHAR(34);&quot;, &quot;; CHAR(34); [.M105]; CHAR(34); &quot;},&quot;) ; &quot;&quot;)" office:value-type="string" office:string-value="{&quot;FD6B&quot;, &quot;ld iyl,e&quot;}," calcext:value-type="string">
            <text:p>{"FD6B", "ld iyl,e"},</text:p>
          </table:table-cell>
          <table:table-cell table:formula="of:=IF( AND([.N105]&lt;&gt;&quot;&quot;; [.N105]&lt;&gt;&quot;-&quot;) ; COM.MICROSOFT.CONCAT(&quot;{&quot;;CHAR(34);[.$B$98];[.$R105];[.N$1];CHAR(34);&quot;, &quot;; CHAR(34); [.N105]; CHAR(34); &quot;},&quot;) ; &quot;&quot;)" office:value-type="string" office:string-value="{&quot;FD6C&quot;, &quot;ld iyl,iyh&quot;}," calcext:value-type="string">
            <text:p>{"FD6C", "ld iyl,iyh"},</text:p>
          </table:table-cell>
          <table:table-cell table:formula="of:=IF( AND([.O105]&lt;&gt;&quot;&quot;; [.O105]&lt;&gt;&quot;-&quot;) ; COM.MICROSOFT.CONCAT(&quot;{&quot;;CHAR(34);[.$B$98];[.$R105];[.O$1];CHAR(34);&quot;, &quot;; CHAR(34); [.O105]; CHAR(34); &quot;},&quot;) ; &quot;&quot;)" office:value-type="string" office:string-value="{&quot;FD6D&quot;, &quot;ld iyl,iyl&quot;}," calcext:value-type="string">
            <text:p>{"FD6D", "ld iyl,iyl"},</text:p>
          </table:table-cell>
          <table:table-cell table:formula="of:=IF( AND([.P105]&lt;&gt;&quot;&quot;; [.P105]&lt;&gt;&quot;-&quot;) ; COM.MICROSOFT.CONCAT(&quot;{&quot;;CHAR(34);[.$B$98];[.$R105];[.P$1];CHAR(34);&quot;, &quot;; CHAR(34); [.P105]; CHAR(34); &quot;},&quot;) ; &quot;&quot;)" office:value-type="string" office:string-value="{&quot;FD6E&quot;, &quot;ld l,(iy+d)&quot;}," calcext:value-type="string">
            <text:p>{"FD6E", "ld l,(iy+d)"},</text:p>
          </table:table-cell>
          <table:table-cell table:formula="of:=IF( AND([.Q105]&lt;&gt;&quot;&quot;; [.Q105]&lt;&gt;&quot;-&quot;) ; COM.MICROSOFT.CONCAT(&quot;{&quot;;CHAR(34);[.$B$98];[.$R105];[.Q$1];CHAR(34);&quot;, &quot;; CHAR(34); [.Q105]; CHAR(34); &quot;},&quot;) ; &quot;&quot;)" office:value-type="string" office:string-value="{&quot;FD6F&quot;, &quot;ld iyl,a&quot;}," calcext:value-type="string">
            <text:p>{"FD6F", "ld iyl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7" calcext:value-type="float">
            <text:p>7</text:p>
          </table:table-cell>
          <table:table-cell table:style-name="ce236" office:value-type="string" calcext:value-type="string">
            <text:p>ld (iy+d),b</text:p>
          </table:table-cell>
          <table:table-cell table:style-name="ce236" office:value-type="string" calcext:value-type="string">
            <text:p>ld (iy+d),c</text:p>
          </table:table-cell>
          <table:table-cell table:style-name="ce236" office:value-type="string" calcext:value-type="string">
            <text:p>ld (iy+d),d</text:p>
          </table:table-cell>
          <table:table-cell table:style-name="ce236" office:value-type="string" calcext:value-type="string">
            <text:p>ld (iy+d),e</text:p>
          </table:table-cell>
          <table:table-cell table:style-name="ce236" office:value-type="string" calcext:value-type="string">
            <text:p>ld (iy+d),h</text:p>
          </table:table-cell>
          <table:table-cell table:style-name="ce236" office:value-type="string" calcext:value-type="string">
            <text:p>ld (iy+d),l</text:p>
          </table:table-cell>
          <table:table-cell table:style-name="ce239"/>
          <table:table-cell table:style-name="ce236" office:value-type="string" calcext:value-type="string">
            <text:p>ld (iy+d),a</text:p>
          </table:table-cell>
          <table:table-cell table:style-name="ce236" office:value-type="string" calcext:value-type="string">
            <text:p>ld a,b</text:p>
          </table:table-cell>
          <table:table-cell table:style-name="ce236" office:value-type="string" calcext:value-type="string">
            <text:p>ld a,c</text:p>
          </table:table-cell>
          <table:table-cell table:style-name="ce236" office:value-type="string" calcext:value-type="string">
            <text:p>ld a,d</text:p>
          </table:table-cell>
          <table:table-cell table:style-name="ce236" office:value-type="string" calcext:value-type="string">
            <text:p>ld a,e</text:p>
          </table:table-cell>
          <table:table-cell table:style-name="ce236" office:value-type="string" calcext:value-type="string">
            <text:p>ld a,iyh</text:p>
          </table:table-cell>
          <table:table-cell table:style-name="ce236" office:value-type="string" calcext:value-type="string">
            <text:p>ld a,iyl</text:p>
          </table:table-cell>
          <table:table-cell table:style-name="ce236" office:value-type="string" calcext:value-type="string">
            <text:p>ld a,(iy+d)</text:p>
          </table:table-cell>
          <table:table-cell table:style-name="ce236" office:value-type="string" calcext:value-type="string">
            <text:p>ld a,a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106]&lt;&gt;&quot;&quot;; [.B106]&lt;&gt;&quot;-&quot;) ; COM.MICROSOFT.CONCAT(&quot;{&quot;;CHAR(34);[.$B$98];[.$R106];[.B$1];CHAR(34);&quot;, &quot;; CHAR(34); [.B106]; CHAR(34); &quot;},&quot;) ; &quot;&quot;)" office:value-type="string" office:string-value="{&quot;FD70&quot;, &quot;ld (iy+d),b&quot;}," calcext:value-type="string">
            <text:p>{"FD70", "ld (iy+d),b"},</text:p>
          </table:table-cell>
          <table:table-cell table:formula="of:=IF( AND([.C106]&lt;&gt;&quot;&quot;; [.C106]&lt;&gt;&quot;-&quot;) ; COM.MICROSOFT.CONCAT(&quot;{&quot;;CHAR(34);[.$B$98];[.$R106];[.C$1];CHAR(34);&quot;, &quot;; CHAR(34); [.C106]; CHAR(34); &quot;},&quot;) ; &quot;&quot;)" office:value-type="string" office:string-value="{&quot;FD71&quot;, &quot;ld (iy+d),c&quot;}," calcext:value-type="string">
            <text:p>{"FD71", "ld (iy+d),c"},</text:p>
          </table:table-cell>
          <table:table-cell table:formula="of:=IF( AND([.D106]&lt;&gt;&quot;&quot;; [.D106]&lt;&gt;&quot;-&quot;) ; COM.MICROSOFT.CONCAT(&quot;{&quot;;CHAR(34);[.$B$98];[.$R106];[.D$1];CHAR(34);&quot;, &quot;; CHAR(34); [.D106]; CHAR(34); &quot;},&quot;) ; &quot;&quot;)" office:value-type="string" office:string-value="{&quot;FD72&quot;, &quot;ld (iy+d),d&quot;}," calcext:value-type="string">
            <text:p>{"FD72", "ld (iy+d),d"},</text:p>
          </table:table-cell>
          <table:table-cell table:formula="of:=IF( AND([.E106]&lt;&gt;&quot;&quot;; [.E106]&lt;&gt;&quot;-&quot;) ; COM.MICROSOFT.CONCAT(&quot;{&quot;;CHAR(34);[.$B$98];[.$R106];[.E$1];CHAR(34);&quot;, &quot;; CHAR(34); [.E106]; CHAR(34); &quot;},&quot;) ; &quot;&quot;)" office:value-type="string" office:string-value="{&quot;FD73&quot;, &quot;ld (iy+d),e&quot;}," calcext:value-type="string">
            <text:p>{"FD73", "ld (iy+d),e"},</text:p>
          </table:table-cell>
          <table:table-cell table:formula="of:=IF( AND([.F106]&lt;&gt;&quot;&quot;; [.F106]&lt;&gt;&quot;-&quot;) ; COM.MICROSOFT.CONCAT(&quot;{&quot;;CHAR(34);[.$B$98];[.$R106];[.F$1];CHAR(34);&quot;, &quot;; CHAR(34); [.F106]; CHAR(34); &quot;},&quot;) ; &quot;&quot;)" office:value-type="string" office:string-value="{&quot;FD74&quot;, &quot;ld (iy+d),h&quot;}," calcext:value-type="string">
            <text:p>{"FD74", "ld (iy+d),h"},</text:p>
          </table:table-cell>
          <table:table-cell table:formula="of:=IF( AND([.G106]&lt;&gt;&quot;&quot;; [.G106]&lt;&gt;&quot;-&quot;) ; COM.MICROSOFT.CONCAT(&quot;{&quot;;CHAR(34);[.$B$98];[.$R106];[.G$1];CHAR(34);&quot;, &quot;; CHAR(34); [.G106]; CHAR(34); &quot;},&quot;) ; &quot;&quot;)" office:value-type="string" office:string-value="{&quot;FD75&quot;, &quot;ld (iy+d),l&quot;}," calcext:value-type="string">
            <text:p>{"FD75", "ld (iy+d),l"},</text:p>
          </table:table-cell>
          <table:table-cell table:formula="of:=IF( AND([.H106]&lt;&gt;&quot;&quot;; [.H106]&lt;&gt;&quot;-&quot;) ; COM.MICROSOFT.CONCAT(&quot;{&quot;;CHAR(34);[.$B$98];[.$R106];[.H$1];CHAR(34);&quot;, &quot;; CHAR(34); [.H106]; CHAR(34); &quot;},&quot;) ; &quot;&quot;)">
            <text:p/>
          </table:table-cell>
          <table:table-cell table:formula="of:=IF( AND([.I106]&lt;&gt;&quot;&quot;; [.I106]&lt;&gt;&quot;-&quot;) ; COM.MICROSOFT.CONCAT(&quot;{&quot;;CHAR(34);[.$B$98];[.$R106];[.I$1];CHAR(34);&quot;, &quot;; CHAR(34); [.I106]; CHAR(34); &quot;},&quot;) ; &quot;&quot;)" office:value-type="string" office:string-value="{&quot;FD77&quot;, &quot;ld (iy+d),a&quot;}," calcext:value-type="string">
            <text:p>{"FD77", "ld (iy+d),a"},</text:p>
          </table:table-cell>
          <table:table-cell table:formula="of:=IF( AND([.J106]&lt;&gt;&quot;&quot;; [.J106]&lt;&gt;&quot;-&quot;) ; COM.MICROSOFT.CONCAT(&quot;{&quot;;CHAR(34);[.$B$98];[.$R106];[.J$1];CHAR(34);&quot;, &quot;; CHAR(34); [.J106]; CHAR(34); &quot;},&quot;) ; &quot;&quot;)" office:value-type="string" office:string-value="{&quot;FD78&quot;, &quot;ld a,b&quot;}," calcext:value-type="string">
            <text:p>{"FD78", "ld a,b"},</text:p>
          </table:table-cell>
          <table:table-cell table:formula="of:=IF( AND([.K106]&lt;&gt;&quot;&quot;; [.K106]&lt;&gt;&quot;-&quot;) ; COM.MICROSOFT.CONCAT(&quot;{&quot;;CHAR(34);[.$B$98];[.$R106];[.K$1];CHAR(34);&quot;, &quot;; CHAR(34); [.K106]; CHAR(34); &quot;},&quot;) ; &quot;&quot;)" office:value-type="string" office:string-value="{&quot;FD79&quot;, &quot;ld a,c&quot;}," calcext:value-type="string">
            <text:p>{"FD79", "ld a,c"},</text:p>
          </table:table-cell>
          <table:table-cell table:formula="of:=IF( AND([.L106]&lt;&gt;&quot;&quot;; [.L106]&lt;&gt;&quot;-&quot;) ; COM.MICROSOFT.CONCAT(&quot;{&quot;;CHAR(34);[.$B$98];[.$R106];[.L$1];CHAR(34);&quot;, &quot;; CHAR(34); [.L106]; CHAR(34); &quot;},&quot;) ; &quot;&quot;)" office:value-type="string" office:string-value="{&quot;FD7A&quot;, &quot;ld a,d&quot;}," calcext:value-type="string">
            <text:p>{"FD7A", "ld a,d"},</text:p>
          </table:table-cell>
          <table:table-cell table:formula="of:=IF( AND([.M106]&lt;&gt;&quot;&quot;; [.M106]&lt;&gt;&quot;-&quot;) ; COM.MICROSOFT.CONCAT(&quot;{&quot;;CHAR(34);[.$B$98];[.$R106];[.M$1];CHAR(34);&quot;, &quot;; CHAR(34); [.M106]; CHAR(34); &quot;},&quot;) ; &quot;&quot;)" office:value-type="string" office:string-value="{&quot;FD7B&quot;, &quot;ld a,e&quot;}," calcext:value-type="string">
            <text:p>{"FD7B", "ld a,e"},</text:p>
          </table:table-cell>
          <table:table-cell table:formula="of:=IF( AND([.N106]&lt;&gt;&quot;&quot;; [.N106]&lt;&gt;&quot;-&quot;) ; COM.MICROSOFT.CONCAT(&quot;{&quot;;CHAR(34);[.$B$98];[.$R106];[.N$1];CHAR(34);&quot;, &quot;; CHAR(34); [.N106]; CHAR(34); &quot;},&quot;) ; &quot;&quot;)" office:value-type="string" office:string-value="{&quot;FD7C&quot;, &quot;ld a,iyh&quot;}," calcext:value-type="string">
            <text:p>{"FD7C", "ld a,iyh"},</text:p>
          </table:table-cell>
          <table:table-cell table:formula="of:=IF( AND([.O106]&lt;&gt;&quot;&quot;; [.O106]&lt;&gt;&quot;-&quot;) ; COM.MICROSOFT.CONCAT(&quot;{&quot;;CHAR(34);[.$B$98];[.$R106];[.O$1];CHAR(34);&quot;, &quot;; CHAR(34); [.O106]; CHAR(34); &quot;},&quot;) ; &quot;&quot;)" office:value-type="string" office:string-value="{&quot;FD7D&quot;, &quot;ld a,iyl&quot;}," calcext:value-type="string">
            <text:p>{"FD7D", "ld a,iyl"},</text:p>
          </table:table-cell>
          <table:table-cell table:formula="of:=IF( AND([.P106]&lt;&gt;&quot;&quot;; [.P106]&lt;&gt;&quot;-&quot;) ; COM.MICROSOFT.CONCAT(&quot;{&quot;;CHAR(34);[.$B$98];[.$R106];[.P$1];CHAR(34);&quot;, &quot;; CHAR(34); [.P106]; CHAR(34); &quot;},&quot;) ; &quot;&quot;)" office:value-type="string" office:string-value="{&quot;FD7E&quot;, &quot;ld a,(iy+d)&quot;}," calcext:value-type="string">
            <text:p>{"FD7E", "ld a,(iy+d)"},</text:p>
          </table:table-cell>
          <table:table-cell table:formula="of:=IF( AND([.Q106]&lt;&gt;&quot;&quot;; [.Q106]&lt;&gt;&quot;-&quot;) ; COM.MICROSOFT.CONCAT(&quot;{&quot;;CHAR(34);[.$B$98];[.$R106];[.Q$1];CHAR(34);&quot;, &quot;; CHAR(34); [.Q106]; CHAR(34); &quot;},&quot;) ; &quot;&quot;)" office:value-type="string" office:string-value="{&quot;FD7F&quot;, &quot;ld a,a&quot;}," calcext:value-type="string">
            <text:p>{"FD7F", "ld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add a,b</text:p>
          </table:table-cell>
          <table:table-cell table:style-name="ce236" office:value-type="string" calcext:value-type="string">
            <text:p>add a,c</text:p>
          </table:table-cell>
          <table:table-cell table:style-name="ce236" office:value-type="string" calcext:value-type="string">
            <text:p>add a,d</text:p>
          </table:table-cell>
          <table:table-cell table:style-name="ce236" office:value-type="string" calcext:value-type="string">
            <text:p>add a,e</text:p>
          </table:table-cell>
          <table:table-cell table:style-name="ce236" office:value-type="string" calcext:value-type="string">
            <text:p>add a,iyh</text:p>
          </table:table-cell>
          <table:table-cell table:style-name="ce236" office:value-type="string" calcext:value-type="string">
            <text:p>add a,iyl</text:p>
          </table:table-cell>
          <table:table-cell table:style-name="ce236" office:value-type="string" calcext:value-type="string">
            <text:p>add a,(iy+d)</text:p>
          </table:table-cell>
          <table:table-cell table:style-name="ce236" office:value-type="string" calcext:value-type="string">
            <text:p>add a,a</text:p>
          </table:table-cell>
          <table:table-cell table:style-name="ce236" office:value-type="string" calcext:value-type="string">
            <text:p>adc a,b</text:p>
          </table:table-cell>
          <table:table-cell table:style-name="ce236" office:value-type="string" calcext:value-type="string">
            <text:p>adc a,c</text:p>
          </table:table-cell>
          <table:table-cell table:style-name="ce236" office:value-type="string" calcext:value-type="string">
            <text:p>adc a,d</text:p>
          </table:table-cell>
          <table:table-cell table:style-name="ce236" office:value-type="string" calcext:value-type="string">
            <text:p>adc a,e</text:p>
          </table:table-cell>
          <table:table-cell table:style-name="ce236" office:value-type="string" calcext:value-type="string">
            <text:p>adc a,iyh</text:p>
          </table:table-cell>
          <table:table-cell table:style-name="ce236" office:value-type="string" calcext:value-type="string">
            <text:p>adc a,iyl</text:p>
          </table:table-cell>
          <table:table-cell table:style-name="ce236" office:value-type="string" calcext:value-type="string">
            <text:p>adc a,(iy+d)</text:p>
          </table:table-cell>
          <table:table-cell table:style-name="ce236" office:value-type="string" calcext:value-type="string">
            <text:p>adc a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107]&lt;&gt;&quot;&quot;; [.B107]&lt;&gt;&quot;-&quot;) ; COM.MICROSOFT.CONCAT(&quot;{&quot;;CHAR(34);[.$B$98];[.$R107];[.B$1];CHAR(34);&quot;, &quot;; CHAR(34); [.B107]; CHAR(34); &quot;},&quot;) ; &quot;&quot;)" office:value-type="string" office:string-value="{&quot;FD80&quot;, &quot;add a,b&quot;}," calcext:value-type="string">
            <text:p>{"FD80", "add a,b"},</text:p>
          </table:table-cell>
          <table:table-cell table:formula="of:=IF( AND([.C107]&lt;&gt;&quot;&quot;; [.C107]&lt;&gt;&quot;-&quot;) ; COM.MICROSOFT.CONCAT(&quot;{&quot;;CHAR(34);[.$B$98];[.$R107];[.C$1];CHAR(34);&quot;, &quot;; CHAR(34); [.C107]; CHAR(34); &quot;},&quot;) ; &quot;&quot;)" office:value-type="string" office:string-value="{&quot;FD81&quot;, &quot;add a,c&quot;}," calcext:value-type="string">
            <text:p>{"FD81", "add a,c"},</text:p>
          </table:table-cell>
          <table:table-cell table:formula="of:=IF( AND([.D107]&lt;&gt;&quot;&quot;; [.D107]&lt;&gt;&quot;-&quot;) ; COM.MICROSOFT.CONCAT(&quot;{&quot;;CHAR(34);[.$B$98];[.$R107];[.D$1];CHAR(34);&quot;, &quot;; CHAR(34); [.D107]; CHAR(34); &quot;},&quot;) ; &quot;&quot;)" office:value-type="string" office:string-value="{&quot;FD82&quot;, &quot;add a,d&quot;}," calcext:value-type="string">
            <text:p>{"FD82", "add a,d"},</text:p>
          </table:table-cell>
          <table:table-cell table:formula="of:=IF( AND([.E107]&lt;&gt;&quot;&quot;; [.E107]&lt;&gt;&quot;-&quot;) ; COM.MICROSOFT.CONCAT(&quot;{&quot;;CHAR(34);[.$B$98];[.$R107];[.E$1];CHAR(34);&quot;, &quot;; CHAR(34); [.E107]; CHAR(34); &quot;},&quot;) ; &quot;&quot;)" office:value-type="string" office:string-value="{&quot;FD83&quot;, &quot;add a,e&quot;}," calcext:value-type="string">
            <text:p>{"FD83", "add a,e"},</text:p>
          </table:table-cell>
          <table:table-cell table:formula="of:=IF( AND([.F107]&lt;&gt;&quot;&quot;; [.F107]&lt;&gt;&quot;-&quot;) ; COM.MICROSOFT.CONCAT(&quot;{&quot;;CHAR(34);[.$B$98];[.$R107];[.F$1];CHAR(34);&quot;, &quot;; CHAR(34); [.F107]; CHAR(34); &quot;},&quot;) ; &quot;&quot;)" office:value-type="string" office:string-value="{&quot;FD84&quot;, &quot;add a,iyh&quot;}," calcext:value-type="string">
            <text:p>{"FD84", "add a,iyh"},</text:p>
          </table:table-cell>
          <table:table-cell table:formula="of:=IF( AND([.G107]&lt;&gt;&quot;&quot;; [.G107]&lt;&gt;&quot;-&quot;) ; COM.MICROSOFT.CONCAT(&quot;{&quot;;CHAR(34);[.$B$98];[.$R107];[.G$1];CHAR(34);&quot;, &quot;; CHAR(34); [.G107]; CHAR(34); &quot;},&quot;) ; &quot;&quot;)" office:value-type="string" office:string-value="{&quot;FD85&quot;, &quot;add a,iyl&quot;}," calcext:value-type="string">
            <text:p>{"FD85", "add a,iyl"},</text:p>
          </table:table-cell>
          <table:table-cell table:formula="of:=IF( AND([.H107]&lt;&gt;&quot;&quot;; [.H107]&lt;&gt;&quot;-&quot;) ; COM.MICROSOFT.CONCAT(&quot;{&quot;;CHAR(34);[.$B$98];[.$R107];[.H$1];CHAR(34);&quot;, &quot;; CHAR(34); [.H107]; CHAR(34); &quot;},&quot;) ; &quot;&quot;)" office:value-type="string" office:string-value="{&quot;FD86&quot;, &quot;add a,(iy+d)&quot;}," calcext:value-type="string">
            <text:p>{"FD86", "add a,(iy+d)"},</text:p>
          </table:table-cell>
          <table:table-cell table:formula="of:=IF( AND([.I107]&lt;&gt;&quot;&quot;; [.I107]&lt;&gt;&quot;-&quot;) ; COM.MICROSOFT.CONCAT(&quot;{&quot;;CHAR(34);[.$B$98];[.$R107];[.I$1];CHAR(34);&quot;, &quot;; CHAR(34); [.I107]; CHAR(34); &quot;},&quot;) ; &quot;&quot;)" office:value-type="string" office:string-value="{&quot;FD87&quot;, &quot;add a,a&quot;}," calcext:value-type="string">
            <text:p>{"FD87", "add a,a"},</text:p>
          </table:table-cell>
          <table:table-cell table:formula="of:=IF( AND([.J107]&lt;&gt;&quot;&quot;; [.J107]&lt;&gt;&quot;-&quot;) ; COM.MICROSOFT.CONCAT(&quot;{&quot;;CHAR(34);[.$B$98];[.$R107];[.J$1];CHAR(34);&quot;, &quot;; CHAR(34); [.J107]; CHAR(34); &quot;},&quot;) ; &quot;&quot;)" office:value-type="string" office:string-value="{&quot;FD88&quot;, &quot;adc a,b&quot;}," calcext:value-type="string">
            <text:p>{"FD88", "adc a,b"},</text:p>
          </table:table-cell>
          <table:table-cell table:formula="of:=IF( AND([.K107]&lt;&gt;&quot;&quot;; [.K107]&lt;&gt;&quot;-&quot;) ; COM.MICROSOFT.CONCAT(&quot;{&quot;;CHAR(34);[.$B$98];[.$R107];[.K$1];CHAR(34);&quot;, &quot;; CHAR(34); [.K107]; CHAR(34); &quot;},&quot;) ; &quot;&quot;)" office:value-type="string" office:string-value="{&quot;FD89&quot;, &quot;adc a,c&quot;}," calcext:value-type="string">
            <text:p>{"FD89", "adc a,c"},</text:p>
          </table:table-cell>
          <table:table-cell table:formula="of:=IF( AND([.L107]&lt;&gt;&quot;&quot;; [.L107]&lt;&gt;&quot;-&quot;) ; COM.MICROSOFT.CONCAT(&quot;{&quot;;CHAR(34);[.$B$98];[.$R107];[.L$1];CHAR(34);&quot;, &quot;; CHAR(34); [.L107]; CHAR(34); &quot;},&quot;) ; &quot;&quot;)" office:value-type="string" office:string-value="{&quot;FD8A&quot;, &quot;adc a,d&quot;}," calcext:value-type="string">
            <text:p>{"FD8A", "adc a,d"},</text:p>
          </table:table-cell>
          <table:table-cell table:formula="of:=IF( AND([.M107]&lt;&gt;&quot;&quot;; [.M107]&lt;&gt;&quot;-&quot;) ; COM.MICROSOFT.CONCAT(&quot;{&quot;;CHAR(34);[.$B$98];[.$R107];[.M$1];CHAR(34);&quot;, &quot;; CHAR(34); [.M107]; CHAR(34); &quot;},&quot;) ; &quot;&quot;)" office:value-type="string" office:string-value="{&quot;FD8B&quot;, &quot;adc a,e&quot;}," calcext:value-type="string">
            <text:p>{"FD8B", "adc a,e"},</text:p>
          </table:table-cell>
          <table:table-cell table:formula="of:=IF( AND([.N107]&lt;&gt;&quot;&quot;; [.N107]&lt;&gt;&quot;-&quot;) ; COM.MICROSOFT.CONCAT(&quot;{&quot;;CHAR(34);[.$B$98];[.$R107];[.N$1];CHAR(34);&quot;, &quot;; CHAR(34); [.N107]; CHAR(34); &quot;},&quot;) ; &quot;&quot;)" office:value-type="string" office:string-value="{&quot;FD8C&quot;, &quot;adc a,iyh&quot;}," calcext:value-type="string">
            <text:p>{"FD8C", "adc a,iyh"},</text:p>
          </table:table-cell>
          <table:table-cell table:formula="of:=IF( AND([.O107]&lt;&gt;&quot;&quot;; [.O107]&lt;&gt;&quot;-&quot;) ; COM.MICROSOFT.CONCAT(&quot;{&quot;;CHAR(34);[.$B$98];[.$R107];[.O$1];CHAR(34);&quot;, &quot;; CHAR(34); [.O107]; CHAR(34); &quot;},&quot;) ; &quot;&quot;)" office:value-type="string" office:string-value="{&quot;FD8D&quot;, &quot;adc a,iyl&quot;}," calcext:value-type="string">
            <text:p>{"FD8D", "adc a,iyl"},</text:p>
          </table:table-cell>
          <table:table-cell table:formula="of:=IF( AND([.P107]&lt;&gt;&quot;&quot;; [.P107]&lt;&gt;&quot;-&quot;) ; COM.MICROSOFT.CONCAT(&quot;{&quot;;CHAR(34);[.$B$98];[.$R107];[.P$1];CHAR(34);&quot;, &quot;; CHAR(34); [.P107]; CHAR(34); &quot;},&quot;) ; &quot;&quot;)" office:value-type="string" office:string-value="{&quot;FD8E&quot;, &quot;adc a,(iy+d)&quot;}," calcext:value-type="string">
            <text:p>{"FD8E", "adc a,(iy+d)"},</text:p>
          </table:table-cell>
          <table:table-cell table:formula="of:=IF( AND([.Q107]&lt;&gt;&quot;&quot;; [.Q107]&lt;&gt;&quot;-&quot;) ; COM.MICROSOFT.CONCAT(&quot;{&quot;;CHAR(34);[.$B$98];[.$R107];[.Q$1];CHAR(34);&quot;, &quot;; CHAR(34); [.Q107]; CHAR(34); &quot;},&quot;) ; &quot;&quot;)" office:value-type="string" office:string-value="{&quot;FD8F&quot;, &quot;adc a,a&quot;}," calcext:value-type="string">
            <text:p>{"FD8F", "adc a,a"},</text:p>
          </table:table-cell>
          <table:table-cell table:number-columns-repeated="990"/>
        </table:table-row>
        <table:table-row table:style-name="ro2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sub b</text:p>
          </table:table-cell>
          <table:table-cell table:style-name="ce236" office:value-type="string" calcext:value-type="string">
            <text:p>sub c</text:p>
          </table:table-cell>
          <table:table-cell table:style-name="ce236" office:value-type="string" calcext:value-type="string">
            <text:p>sub d</text:p>
          </table:table-cell>
          <table:table-cell table:style-name="ce236" office:value-type="string" calcext:value-type="string">
            <text:p>sub e</text:p>
          </table:table-cell>
          <table:table-cell table:style-name="ce236" office:value-type="string" calcext:value-type="string">
            <text:p>sub iyh</text:p>
          </table:table-cell>
          <table:table-cell table:style-name="ce236" office:value-type="string" calcext:value-type="string">
            <text:p>sub iyl</text:p>
          </table:table-cell>
          <table:table-cell table:style-name="ce236" office:value-type="string" calcext:value-type="string">
            <text:p>sub (iy+d)</text:p>
          </table:table-cell>
          <table:table-cell table:style-name="ce236" office:value-type="string" calcext:value-type="string">
            <text:p>sub a</text:p>
          </table:table-cell>
          <table:table-cell table:style-name="ce236" office:value-type="string" calcext:value-type="string">
            <text:p>sbc a,b</text:p>
          </table:table-cell>
          <table:table-cell table:style-name="ce236" office:value-type="string" calcext:value-type="string">
            <text:p>sbc a,c</text:p>
          </table:table-cell>
          <table:table-cell table:style-name="ce236" office:value-type="string" calcext:value-type="string">
            <text:p>sbc a,d</text:p>
          </table:table-cell>
          <table:table-cell table:style-name="ce236" office:value-type="string" calcext:value-type="string">
            <text:p>sbc a,e</text:p>
          </table:table-cell>
          <table:table-cell table:style-name="ce236" office:value-type="string" calcext:value-type="string">
            <text:p>sbc a,iyh</text:p>
          </table:table-cell>
          <table:table-cell table:style-name="ce236" office:value-type="string" calcext:value-type="string">
            <text:p>sbc a,iyl</text:p>
          </table:table-cell>
          <table:table-cell table:style-name="ce236" office:value-type="string" calcext:value-type="string">
            <text:p>sbc a,(iy+d)</text:p>
          </table:table-cell>
          <table:table-cell table:style-name="ce236" office:value-type="string" calcext:value-type="string">
            <text:p>sbc a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108]&lt;&gt;&quot;&quot;; [.B108]&lt;&gt;&quot;-&quot;) ; COM.MICROSOFT.CONCAT(&quot;{&quot;;CHAR(34);[.$B$98];[.$R108];[.B$1];CHAR(34);&quot;, &quot;; CHAR(34); [.B108]; CHAR(34); &quot;},&quot;) ; &quot;&quot;)" office:value-type="string" office:string-value="{&quot;FD90&quot;, &quot;sub b&quot;}," calcext:value-type="string">
            <text:p>{"FD90", "sub b"},</text:p>
          </table:table-cell>
          <table:table-cell table:formula="of:=IF( AND([.C108]&lt;&gt;&quot;&quot;; [.C108]&lt;&gt;&quot;-&quot;) ; COM.MICROSOFT.CONCAT(&quot;{&quot;;CHAR(34);[.$B$98];[.$R108];[.C$1];CHAR(34);&quot;, &quot;; CHAR(34); [.C108]; CHAR(34); &quot;},&quot;) ; &quot;&quot;)" office:value-type="string" office:string-value="{&quot;FD91&quot;, &quot;sub c&quot;}," calcext:value-type="string">
            <text:p>{"FD91", "sub c"},</text:p>
          </table:table-cell>
          <table:table-cell table:formula="of:=IF( AND([.D108]&lt;&gt;&quot;&quot;; [.D108]&lt;&gt;&quot;-&quot;) ; COM.MICROSOFT.CONCAT(&quot;{&quot;;CHAR(34);[.$B$98];[.$R108];[.D$1];CHAR(34);&quot;, &quot;; CHAR(34); [.D108]; CHAR(34); &quot;},&quot;) ; &quot;&quot;)" office:value-type="string" office:string-value="{&quot;FD92&quot;, &quot;sub d&quot;}," calcext:value-type="string">
            <text:p>{"FD92", "sub d"},</text:p>
          </table:table-cell>
          <table:table-cell table:formula="of:=IF( AND([.E108]&lt;&gt;&quot;&quot;; [.E108]&lt;&gt;&quot;-&quot;) ; COM.MICROSOFT.CONCAT(&quot;{&quot;;CHAR(34);[.$B$98];[.$R108];[.E$1];CHAR(34);&quot;, &quot;; CHAR(34); [.E108]; CHAR(34); &quot;},&quot;) ; &quot;&quot;)" office:value-type="string" office:string-value="{&quot;FD93&quot;, &quot;sub e&quot;}," calcext:value-type="string">
            <text:p>{"FD93", "sub e"},</text:p>
          </table:table-cell>
          <table:table-cell table:formula="of:=IF( AND([.F108]&lt;&gt;&quot;&quot;; [.F108]&lt;&gt;&quot;-&quot;) ; COM.MICROSOFT.CONCAT(&quot;{&quot;;CHAR(34);[.$B$98];[.$R108];[.F$1];CHAR(34);&quot;, &quot;; CHAR(34); [.F108]; CHAR(34); &quot;},&quot;) ; &quot;&quot;)" office:value-type="string" office:string-value="{&quot;FD94&quot;, &quot;sub iyh&quot;}," calcext:value-type="string">
            <text:p>{"FD94", "sub iyh"},</text:p>
          </table:table-cell>
          <table:table-cell table:formula="of:=IF( AND([.G108]&lt;&gt;&quot;&quot;; [.G108]&lt;&gt;&quot;-&quot;) ; COM.MICROSOFT.CONCAT(&quot;{&quot;;CHAR(34);[.$B$98];[.$R108];[.G$1];CHAR(34);&quot;, &quot;; CHAR(34); [.G108]; CHAR(34); &quot;},&quot;) ; &quot;&quot;)" office:value-type="string" office:string-value="{&quot;FD95&quot;, &quot;sub iyl&quot;}," calcext:value-type="string">
            <text:p>{"FD95", "sub iyl"},</text:p>
          </table:table-cell>
          <table:table-cell table:formula="of:=IF( AND([.H108]&lt;&gt;&quot;&quot;; [.H108]&lt;&gt;&quot;-&quot;) ; COM.MICROSOFT.CONCAT(&quot;{&quot;;CHAR(34);[.$B$98];[.$R108];[.H$1];CHAR(34);&quot;, &quot;; CHAR(34); [.H108]; CHAR(34); &quot;},&quot;) ; &quot;&quot;)" office:value-type="string" office:string-value="{&quot;FD96&quot;, &quot;sub (iy+d)&quot;}," calcext:value-type="string">
            <text:p>{"FD96", "sub (iy+d)"},</text:p>
          </table:table-cell>
          <table:table-cell table:formula="of:=IF( AND([.I108]&lt;&gt;&quot;&quot;; [.I108]&lt;&gt;&quot;-&quot;) ; COM.MICROSOFT.CONCAT(&quot;{&quot;;CHAR(34);[.$B$98];[.$R108];[.I$1];CHAR(34);&quot;, &quot;; CHAR(34); [.I108]; CHAR(34); &quot;},&quot;) ; &quot;&quot;)" office:value-type="string" office:string-value="{&quot;FD97&quot;, &quot;sub a&quot;}," calcext:value-type="string">
            <text:p>{"FD97", "sub a"},</text:p>
          </table:table-cell>
          <table:table-cell table:formula="of:=IF( AND([.J108]&lt;&gt;&quot;&quot;; [.J108]&lt;&gt;&quot;-&quot;) ; COM.MICROSOFT.CONCAT(&quot;{&quot;;CHAR(34);[.$B$98];[.$R108];[.J$1];CHAR(34);&quot;, &quot;; CHAR(34); [.J108]; CHAR(34); &quot;},&quot;) ; &quot;&quot;)" office:value-type="string" office:string-value="{&quot;FD98&quot;, &quot;sbc a,b&quot;}," calcext:value-type="string">
            <text:p>{"FD98", "sbc a,b"},</text:p>
          </table:table-cell>
          <table:table-cell table:formula="of:=IF( AND([.K108]&lt;&gt;&quot;&quot;; [.K108]&lt;&gt;&quot;-&quot;) ; COM.MICROSOFT.CONCAT(&quot;{&quot;;CHAR(34);[.$B$98];[.$R108];[.K$1];CHAR(34);&quot;, &quot;; CHAR(34); [.K108]; CHAR(34); &quot;},&quot;) ; &quot;&quot;)" office:value-type="string" office:string-value="{&quot;FD99&quot;, &quot;sbc a,c&quot;}," calcext:value-type="string">
            <text:p>{"FD99", "sbc a,c"},</text:p>
          </table:table-cell>
          <table:table-cell table:formula="of:=IF( AND([.L108]&lt;&gt;&quot;&quot;; [.L108]&lt;&gt;&quot;-&quot;) ; COM.MICROSOFT.CONCAT(&quot;{&quot;;CHAR(34);[.$B$98];[.$R108];[.L$1];CHAR(34);&quot;, &quot;; CHAR(34); [.L108]; CHAR(34); &quot;},&quot;) ; &quot;&quot;)" office:value-type="string" office:string-value="{&quot;FD9A&quot;, &quot;sbc a,d&quot;}," calcext:value-type="string">
            <text:p>{"FD9A", "sbc a,d"},</text:p>
          </table:table-cell>
          <table:table-cell table:formula="of:=IF( AND([.M108]&lt;&gt;&quot;&quot;; [.M108]&lt;&gt;&quot;-&quot;) ; COM.MICROSOFT.CONCAT(&quot;{&quot;;CHAR(34);[.$B$98];[.$R108];[.M$1];CHAR(34);&quot;, &quot;; CHAR(34); [.M108]; CHAR(34); &quot;},&quot;) ; &quot;&quot;)" office:value-type="string" office:string-value="{&quot;FD9B&quot;, &quot;sbc a,e&quot;}," calcext:value-type="string">
            <text:p>{"FD9B", "sbc a,e"},</text:p>
          </table:table-cell>
          <table:table-cell table:formula="of:=IF( AND([.N108]&lt;&gt;&quot;&quot;; [.N108]&lt;&gt;&quot;-&quot;) ; COM.MICROSOFT.CONCAT(&quot;{&quot;;CHAR(34);[.$B$98];[.$R108];[.N$1];CHAR(34);&quot;, &quot;; CHAR(34); [.N108]; CHAR(34); &quot;},&quot;) ; &quot;&quot;)" office:value-type="string" office:string-value="{&quot;FD9C&quot;, &quot;sbc a,iyh&quot;}," calcext:value-type="string">
            <text:p>{"FD9C", "sbc a,iyh"},</text:p>
          </table:table-cell>
          <table:table-cell table:formula="of:=IF( AND([.O108]&lt;&gt;&quot;&quot;; [.O108]&lt;&gt;&quot;-&quot;) ; COM.MICROSOFT.CONCAT(&quot;{&quot;;CHAR(34);[.$B$98];[.$R108];[.O$1];CHAR(34);&quot;, &quot;; CHAR(34); [.O108]; CHAR(34); &quot;},&quot;) ; &quot;&quot;)" office:value-type="string" office:string-value="{&quot;FD9D&quot;, &quot;sbc a,iyl&quot;}," calcext:value-type="string">
            <text:p>{"FD9D", "sbc a,iyl"},</text:p>
          </table:table-cell>
          <table:table-cell table:formula="of:=IF( AND([.P108]&lt;&gt;&quot;&quot;; [.P108]&lt;&gt;&quot;-&quot;) ; COM.MICROSOFT.CONCAT(&quot;{&quot;;CHAR(34);[.$B$98];[.$R108];[.P$1];CHAR(34);&quot;, &quot;; CHAR(34); [.P108]; CHAR(34); &quot;},&quot;) ; &quot;&quot;)" office:value-type="string" office:string-value="{&quot;FD9E&quot;, &quot;sbc a,(iy+d)&quot;}," calcext:value-type="string">
            <text:p>{"FD9E", "sbc a,(iy+d)"},</text:p>
          </table:table-cell>
          <table:table-cell table:formula="of:=IF( AND([.Q108]&lt;&gt;&quot;&quot;; [.Q108]&lt;&gt;&quot;-&quot;) ; COM.MICROSOFT.CONCAT(&quot;{&quot;;CHAR(34);[.$B$98];[.$R108];[.Q$1];CHAR(34);&quot;, &quot;; CHAR(34); [.Q108]; CHAR(34); &quot;},&quot;) ; &quot;&quot;)" office:value-type="string" office:string-value="{&quot;FD9F&quot;, &quot;sbc a,a&quot;}," calcext:value-type="string">
            <text:p>{"FD9F", "sbc a,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and b</text:p>
          </table:table-cell>
          <table:table-cell table:style-name="ce236" office:value-type="string" calcext:value-type="string">
            <text:p>and c</text:p>
          </table:table-cell>
          <table:table-cell table:style-name="ce236" office:value-type="string" calcext:value-type="string">
            <text:p>and d</text:p>
          </table:table-cell>
          <table:table-cell table:style-name="ce236" office:value-type="string" calcext:value-type="string">
            <text:p>and e</text:p>
          </table:table-cell>
          <table:table-cell table:style-name="ce236" office:value-type="string" calcext:value-type="string">
            <text:p>and iyh</text:p>
          </table:table-cell>
          <table:table-cell table:style-name="ce236" office:value-type="string" calcext:value-type="string">
            <text:p>and iyl</text:p>
          </table:table-cell>
          <table:table-cell table:style-name="ce236" office:value-type="string" calcext:value-type="string">
            <text:p>and (iy+d)</text:p>
          </table:table-cell>
          <table:table-cell table:style-name="ce236" office:value-type="string" calcext:value-type="string">
            <text:p>and a</text:p>
          </table:table-cell>
          <table:table-cell table:style-name="ce236" office:value-type="string" calcext:value-type="string">
            <text:p>xor b</text:p>
          </table:table-cell>
          <table:table-cell table:style-name="ce236" office:value-type="string" calcext:value-type="string">
            <text:p>xor c</text:p>
          </table:table-cell>
          <table:table-cell table:style-name="ce236" office:value-type="string" calcext:value-type="string">
            <text:p>xor d</text:p>
          </table:table-cell>
          <table:table-cell table:style-name="ce236" office:value-type="string" calcext:value-type="string">
            <text:p>xor e</text:p>
          </table:table-cell>
          <table:table-cell table:style-name="ce236" office:value-type="string" calcext:value-type="string">
            <text:p>xor iyh</text:p>
          </table:table-cell>
          <table:table-cell table:style-name="ce236" office:value-type="string" calcext:value-type="string">
            <text:p>xor iyl</text:p>
          </table:table-cell>
          <table:table-cell table:style-name="ce236" office:value-type="string" calcext:value-type="string">
            <text:p>xor (iy+d)</text:p>
          </table:table-cell>
          <table:table-cell table:style-name="ce236" office:value-type="string" calcext:value-type="string">
            <text:p>xor a</text:p>
          </table:table-cell>
          <table:table-cell table:style-name="ce234" office:value-type="string" calcext:value-type="string">
            <text:p>A</text:p>
          </table:table-cell>
          <table:table-cell table:formula="of:=IF( AND([.B109]&lt;&gt;&quot;&quot;; [.B109]&lt;&gt;&quot;-&quot;) ; COM.MICROSOFT.CONCAT(&quot;{&quot;;CHAR(34);[.$B$98];[.$R109];[.B$1];CHAR(34);&quot;, &quot;; CHAR(34); [.B109]; CHAR(34); &quot;},&quot;) ; &quot;&quot;)" office:value-type="string" office:string-value="{&quot;FDA0&quot;, &quot;and b&quot;}," calcext:value-type="string">
            <text:p>{"FDA0", "and b"},</text:p>
          </table:table-cell>
          <table:table-cell table:formula="of:=IF( AND([.C109]&lt;&gt;&quot;&quot;; [.C109]&lt;&gt;&quot;-&quot;) ; COM.MICROSOFT.CONCAT(&quot;{&quot;;CHAR(34);[.$B$98];[.$R109];[.C$1];CHAR(34);&quot;, &quot;; CHAR(34); [.C109]; CHAR(34); &quot;},&quot;) ; &quot;&quot;)" office:value-type="string" office:string-value="{&quot;FDA1&quot;, &quot;and c&quot;}," calcext:value-type="string">
            <text:p>{"FDA1", "and c"},</text:p>
          </table:table-cell>
          <table:table-cell table:formula="of:=IF( AND([.D109]&lt;&gt;&quot;&quot;; [.D109]&lt;&gt;&quot;-&quot;) ; COM.MICROSOFT.CONCAT(&quot;{&quot;;CHAR(34);[.$B$98];[.$R109];[.D$1];CHAR(34);&quot;, &quot;; CHAR(34); [.D109]; CHAR(34); &quot;},&quot;) ; &quot;&quot;)" office:value-type="string" office:string-value="{&quot;FDA2&quot;, &quot;and d&quot;}," calcext:value-type="string">
            <text:p>{"FDA2", "and d"},</text:p>
          </table:table-cell>
          <table:table-cell table:formula="of:=IF( AND([.E109]&lt;&gt;&quot;&quot;; [.E109]&lt;&gt;&quot;-&quot;) ; COM.MICROSOFT.CONCAT(&quot;{&quot;;CHAR(34);[.$B$98];[.$R109];[.E$1];CHAR(34);&quot;, &quot;; CHAR(34); [.E109]; CHAR(34); &quot;},&quot;) ; &quot;&quot;)" office:value-type="string" office:string-value="{&quot;FDA3&quot;, &quot;and e&quot;}," calcext:value-type="string">
            <text:p>{"FDA3", "and e"},</text:p>
          </table:table-cell>
          <table:table-cell table:formula="of:=IF( AND([.F109]&lt;&gt;&quot;&quot;; [.F109]&lt;&gt;&quot;-&quot;) ; COM.MICROSOFT.CONCAT(&quot;{&quot;;CHAR(34);[.$B$98];[.$R109];[.F$1];CHAR(34);&quot;, &quot;; CHAR(34); [.F109]; CHAR(34); &quot;},&quot;) ; &quot;&quot;)" office:value-type="string" office:string-value="{&quot;FDA4&quot;, &quot;and iyh&quot;}," calcext:value-type="string">
            <text:p>{"FDA4", "and iyh"},</text:p>
          </table:table-cell>
          <table:table-cell table:formula="of:=IF( AND([.G109]&lt;&gt;&quot;&quot;; [.G109]&lt;&gt;&quot;-&quot;) ; COM.MICROSOFT.CONCAT(&quot;{&quot;;CHAR(34);[.$B$98];[.$R109];[.G$1];CHAR(34);&quot;, &quot;; CHAR(34); [.G109]; CHAR(34); &quot;},&quot;) ; &quot;&quot;)" office:value-type="string" office:string-value="{&quot;FDA5&quot;, &quot;and iyl&quot;}," calcext:value-type="string">
            <text:p>{"FDA5", "and iyl"},</text:p>
          </table:table-cell>
          <table:table-cell table:formula="of:=IF( AND([.H109]&lt;&gt;&quot;&quot;; [.H109]&lt;&gt;&quot;-&quot;) ; COM.MICROSOFT.CONCAT(&quot;{&quot;;CHAR(34);[.$B$98];[.$R109];[.H$1];CHAR(34);&quot;, &quot;; CHAR(34); [.H109]; CHAR(34); &quot;},&quot;) ; &quot;&quot;)" office:value-type="string" office:string-value="{&quot;FDA6&quot;, &quot;and (iy+d)&quot;}," calcext:value-type="string">
            <text:p>{"FDA6", "and (iy+d)"},</text:p>
          </table:table-cell>
          <table:table-cell table:formula="of:=IF( AND([.I109]&lt;&gt;&quot;&quot;; [.I109]&lt;&gt;&quot;-&quot;) ; COM.MICROSOFT.CONCAT(&quot;{&quot;;CHAR(34);[.$B$98];[.$R109];[.I$1];CHAR(34);&quot;, &quot;; CHAR(34); [.I109]; CHAR(34); &quot;},&quot;) ; &quot;&quot;)" office:value-type="string" office:string-value="{&quot;FDA7&quot;, &quot;and a&quot;}," calcext:value-type="string">
            <text:p>{"FDA7", "and a"},</text:p>
          </table:table-cell>
          <table:table-cell table:formula="of:=IF( AND([.J109]&lt;&gt;&quot;&quot;; [.J109]&lt;&gt;&quot;-&quot;) ; COM.MICROSOFT.CONCAT(&quot;{&quot;;CHAR(34);[.$B$98];[.$R109];[.J$1];CHAR(34);&quot;, &quot;; CHAR(34); [.J109]; CHAR(34); &quot;},&quot;) ; &quot;&quot;)" office:value-type="string" office:string-value="{&quot;FDA8&quot;, &quot;xor b&quot;}," calcext:value-type="string">
            <text:p>{"FDA8", "xor b"},</text:p>
          </table:table-cell>
          <table:table-cell table:formula="of:=IF( AND([.K109]&lt;&gt;&quot;&quot;; [.K109]&lt;&gt;&quot;-&quot;) ; COM.MICROSOFT.CONCAT(&quot;{&quot;;CHAR(34);[.$B$98];[.$R109];[.K$1];CHAR(34);&quot;, &quot;; CHAR(34); [.K109]; CHAR(34); &quot;},&quot;) ; &quot;&quot;)" office:value-type="string" office:string-value="{&quot;FDA9&quot;, &quot;xor c&quot;}," calcext:value-type="string">
            <text:p>{"FDA9", "xor c"},</text:p>
          </table:table-cell>
          <table:table-cell table:formula="of:=IF( AND([.L109]&lt;&gt;&quot;&quot;; [.L109]&lt;&gt;&quot;-&quot;) ; COM.MICROSOFT.CONCAT(&quot;{&quot;;CHAR(34);[.$B$98];[.$R109];[.L$1];CHAR(34);&quot;, &quot;; CHAR(34); [.L109]; CHAR(34); &quot;},&quot;) ; &quot;&quot;)" office:value-type="string" office:string-value="{&quot;FDAA&quot;, &quot;xor d&quot;}," calcext:value-type="string">
            <text:p>{"FDAA", "xor d"},</text:p>
          </table:table-cell>
          <table:table-cell table:formula="of:=IF( AND([.M109]&lt;&gt;&quot;&quot;; [.M109]&lt;&gt;&quot;-&quot;) ; COM.MICROSOFT.CONCAT(&quot;{&quot;;CHAR(34);[.$B$98];[.$R109];[.M$1];CHAR(34);&quot;, &quot;; CHAR(34); [.M109]; CHAR(34); &quot;},&quot;) ; &quot;&quot;)" office:value-type="string" office:string-value="{&quot;FDAB&quot;, &quot;xor e&quot;}," calcext:value-type="string">
            <text:p>{"FDAB", "xor e"},</text:p>
          </table:table-cell>
          <table:table-cell table:formula="of:=IF( AND([.N109]&lt;&gt;&quot;&quot;; [.N109]&lt;&gt;&quot;-&quot;) ; COM.MICROSOFT.CONCAT(&quot;{&quot;;CHAR(34);[.$B$98];[.$R109];[.N$1];CHAR(34);&quot;, &quot;; CHAR(34); [.N109]; CHAR(34); &quot;},&quot;) ; &quot;&quot;)" office:value-type="string" office:string-value="{&quot;FDAC&quot;, &quot;xor iyh&quot;}," calcext:value-type="string">
            <text:p>{"FDAC", "xor iyh"},</text:p>
          </table:table-cell>
          <table:table-cell table:formula="of:=IF( AND([.O109]&lt;&gt;&quot;&quot;; [.O109]&lt;&gt;&quot;-&quot;) ; COM.MICROSOFT.CONCAT(&quot;{&quot;;CHAR(34);[.$B$98];[.$R109];[.O$1];CHAR(34);&quot;, &quot;; CHAR(34); [.O109]; CHAR(34); &quot;},&quot;) ; &quot;&quot;)" office:value-type="string" office:string-value="{&quot;FDAD&quot;, &quot;xor iyl&quot;}," calcext:value-type="string">
            <text:p>{"FDAD", "xor iyl"},</text:p>
          </table:table-cell>
          <table:table-cell table:formula="of:=IF( AND([.P109]&lt;&gt;&quot;&quot;; [.P109]&lt;&gt;&quot;-&quot;) ; COM.MICROSOFT.CONCAT(&quot;{&quot;;CHAR(34);[.$B$98];[.$R109];[.P$1];CHAR(34);&quot;, &quot;; CHAR(34); [.P109]; CHAR(34); &quot;},&quot;) ; &quot;&quot;)" office:value-type="string" office:string-value="{&quot;FDAE&quot;, &quot;xor (iy+d)&quot;}," calcext:value-type="string">
            <text:p>{"FDAE", "xor (iy+d)"},</text:p>
          </table:table-cell>
          <table:table-cell table:formula="of:=IF( AND([.Q109]&lt;&gt;&quot;&quot;; [.Q109]&lt;&gt;&quot;-&quot;) ; COM.MICROSOFT.CONCAT(&quot;{&quot;;CHAR(34);[.$B$98];[.$R109];[.Q$1];CHAR(34);&quot;, &quot;; CHAR(34); [.Q109]; CHAR(34); &quot;},&quot;) ; &quot;&quot;)" office:value-type="string" office:string-value="{&quot;FDAF&quot;, &quot;xor a&quot;}," calcext:value-type="string">
            <text:p>{"FDAF", "xor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or b</text:p>
          </table:table-cell>
          <table:table-cell table:style-name="ce236" office:value-type="string" calcext:value-type="string">
            <text:p>or c</text:p>
          </table:table-cell>
          <table:table-cell table:style-name="ce236" office:value-type="string" calcext:value-type="string">
            <text:p>or d</text:p>
          </table:table-cell>
          <table:table-cell table:style-name="ce236" office:value-type="string" calcext:value-type="string">
            <text:p>or e</text:p>
          </table:table-cell>
          <table:table-cell table:style-name="ce236" office:value-type="string" calcext:value-type="string">
            <text:p>or iyh</text:p>
          </table:table-cell>
          <table:table-cell table:style-name="ce236" office:value-type="string" calcext:value-type="string">
            <text:p>or iyl</text:p>
          </table:table-cell>
          <table:table-cell table:style-name="ce236" office:value-type="string" calcext:value-type="string">
            <text:p>or (iy+d)</text:p>
          </table:table-cell>
          <table:table-cell table:style-name="ce236" office:value-type="string" calcext:value-type="string">
            <text:p>or a</text:p>
          </table:table-cell>
          <table:table-cell table:style-name="ce236" office:value-type="string" calcext:value-type="string">
            <text:p>cp b</text:p>
          </table:table-cell>
          <table:table-cell table:style-name="ce236" office:value-type="string" calcext:value-type="string">
            <text:p>cp c</text:p>
          </table:table-cell>
          <table:table-cell table:style-name="ce236" office:value-type="string" calcext:value-type="string">
            <text:p>cp d</text:p>
          </table:table-cell>
          <table:table-cell table:style-name="ce236" office:value-type="string" calcext:value-type="string">
            <text:p>cp e</text:p>
          </table:table-cell>
          <table:table-cell table:style-name="ce236" office:value-type="string" calcext:value-type="string">
            <text:p>cp iyh</text:p>
          </table:table-cell>
          <table:table-cell table:style-name="ce236" office:value-type="string" calcext:value-type="string">
            <text:p>cp iyl</text:p>
          </table:table-cell>
          <table:table-cell table:style-name="ce236" office:value-type="string" calcext:value-type="string">
            <text:p>cp (iy+d)</text:p>
          </table:table-cell>
          <table:table-cell table:style-name="ce236" office:value-type="string" calcext:value-type="string">
            <text:p>cp a</text:p>
          </table:table-cell>
          <table:table-cell table:style-name="ce234" office:value-type="string" calcext:value-type="string">
            <text:p>B</text:p>
          </table:table-cell>
          <table:table-cell table:formula="of:=IF( AND([.B110]&lt;&gt;&quot;&quot;; [.B110]&lt;&gt;&quot;-&quot;) ; COM.MICROSOFT.CONCAT(&quot;{&quot;;CHAR(34);[.$B$98];[.$R110];[.B$1];CHAR(34);&quot;, &quot;; CHAR(34); [.B110]; CHAR(34); &quot;},&quot;) ; &quot;&quot;)" office:value-type="string" office:string-value="{&quot;FDB0&quot;, &quot;or b&quot;}," calcext:value-type="string">
            <text:p>{"FDB0", "or b"},</text:p>
          </table:table-cell>
          <table:table-cell table:formula="of:=IF( AND([.C110]&lt;&gt;&quot;&quot;; [.C110]&lt;&gt;&quot;-&quot;) ; COM.MICROSOFT.CONCAT(&quot;{&quot;;CHAR(34);[.$B$98];[.$R110];[.C$1];CHAR(34);&quot;, &quot;; CHAR(34); [.C110]; CHAR(34); &quot;},&quot;) ; &quot;&quot;)" office:value-type="string" office:string-value="{&quot;FDB1&quot;, &quot;or c&quot;}," calcext:value-type="string">
            <text:p>{"FDB1", "or c"},</text:p>
          </table:table-cell>
          <table:table-cell table:formula="of:=IF( AND([.D110]&lt;&gt;&quot;&quot;; [.D110]&lt;&gt;&quot;-&quot;) ; COM.MICROSOFT.CONCAT(&quot;{&quot;;CHAR(34);[.$B$98];[.$R110];[.D$1];CHAR(34);&quot;, &quot;; CHAR(34); [.D110]; CHAR(34); &quot;},&quot;) ; &quot;&quot;)" office:value-type="string" office:string-value="{&quot;FDB2&quot;, &quot;or d&quot;}," calcext:value-type="string">
            <text:p>{"FDB2", "or d"},</text:p>
          </table:table-cell>
          <table:table-cell table:formula="of:=IF( AND([.E110]&lt;&gt;&quot;&quot;; [.E110]&lt;&gt;&quot;-&quot;) ; COM.MICROSOFT.CONCAT(&quot;{&quot;;CHAR(34);[.$B$98];[.$R110];[.E$1];CHAR(34);&quot;, &quot;; CHAR(34); [.E110]; CHAR(34); &quot;},&quot;) ; &quot;&quot;)" office:value-type="string" office:string-value="{&quot;FDB3&quot;, &quot;or e&quot;}," calcext:value-type="string">
            <text:p>{"FDB3", "or e"},</text:p>
          </table:table-cell>
          <table:table-cell table:formula="of:=IF( AND([.F110]&lt;&gt;&quot;&quot;; [.F110]&lt;&gt;&quot;-&quot;) ; COM.MICROSOFT.CONCAT(&quot;{&quot;;CHAR(34);[.$B$98];[.$R110];[.F$1];CHAR(34);&quot;, &quot;; CHAR(34); [.F110]; CHAR(34); &quot;},&quot;) ; &quot;&quot;)" office:value-type="string" office:string-value="{&quot;FDB4&quot;, &quot;or iyh&quot;}," calcext:value-type="string">
            <text:p>{"FDB4", "or iyh"},</text:p>
          </table:table-cell>
          <table:table-cell table:formula="of:=IF( AND([.G110]&lt;&gt;&quot;&quot;; [.G110]&lt;&gt;&quot;-&quot;) ; COM.MICROSOFT.CONCAT(&quot;{&quot;;CHAR(34);[.$B$98];[.$R110];[.G$1];CHAR(34);&quot;, &quot;; CHAR(34); [.G110]; CHAR(34); &quot;},&quot;) ; &quot;&quot;)" office:value-type="string" office:string-value="{&quot;FDB5&quot;, &quot;or iyl&quot;}," calcext:value-type="string">
            <text:p>{"FDB5", "or iyl"},</text:p>
          </table:table-cell>
          <table:table-cell table:formula="of:=IF( AND([.H110]&lt;&gt;&quot;&quot;; [.H110]&lt;&gt;&quot;-&quot;) ; COM.MICROSOFT.CONCAT(&quot;{&quot;;CHAR(34);[.$B$98];[.$R110];[.H$1];CHAR(34);&quot;, &quot;; CHAR(34); [.H110]; CHAR(34); &quot;},&quot;) ; &quot;&quot;)" office:value-type="string" office:string-value="{&quot;FDB6&quot;, &quot;or (iy+d)&quot;}," calcext:value-type="string">
            <text:p>{"FDB6", "or (iy+d)"},</text:p>
          </table:table-cell>
          <table:table-cell table:formula="of:=IF( AND([.I110]&lt;&gt;&quot;&quot;; [.I110]&lt;&gt;&quot;-&quot;) ; COM.MICROSOFT.CONCAT(&quot;{&quot;;CHAR(34);[.$B$98];[.$R110];[.I$1];CHAR(34);&quot;, &quot;; CHAR(34); [.I110]; CHAR(34); &quot;},&quot;) ; &quot;&quot;)" office:value-type="string" office:string-value="{&quot;FDB7&quot;, &quot;or a&quot;}," calcext:value-type="string">
            <text:p>{"FDB7", "or a"},</text:p>
          </table:table-cell>
          <table:table-cell table:formula="of:=IF( AND([.J110]&lt;&gt;&quot;&quot;; [.J110]&lt;&gt;&quot;-&quot;) ; COM.MICROSOFT.CONCAT(&quot;{&quot;;CHAR(34);[.$B$98];[.$R110];[.J$1];CHAR(34);&quot;, &quot;; CHAR(34); [.J110]; CHAR(34); &quot;},&quot;) ; &quot;&quot;)" office:value-type="string" office:string-value="{&quot;FDB8&quot;, &quot;cp b&quot;}," calcext:value-type="string">
            <text:p>{"FDB8", "cp b"},</text:p>
          </table:table-cell>
          <table:table-cell table:formula="of:=IF( AND([.K110]&lt;&gt;&quot;&quot;; [.K110]&lt;&gt;&quot;-&quot;) ; COM.MICROSOFT.CONCAT(&quot;{&quot;;CHAR(34);[.$B$98];[.$R110];[.K$1];CHAR(34);&quot;, &quot;; CHAR(34); [.K110]; CHAR(34); &quot;},&quot;) ; &quot;&quot;)" office:value-type="string" office:string-value="{&quot;FDB9&quot;, &quot;cp c&quot;}," calcext:value-type="string">
            <text:p>{"FDB9", "cp c"},</text:p>
          </table:table-cell>
          <table:table-cell table:formula="of:=IF( AND([.L110]&lt;&gt;&quot;&quot;; [.L110]&lt;&gt;&quot;-&quot;) ; COM.MICROSOFT.CONCAT(&quot;{&quot;;CHAR(34);[.$B$98];[.$R110];[.L$1];CHAR(34);&quot;, &quot;; CHAR(34); [.L110]; CHAR(34); &quot;},&quot;) ; &quot;&quot;)" office:value-type="string" office:string-value="{&quot;FDBA&quot;, &quot;cp d&quot;}," calcext:value-type="string">
            <text:p>{"FDBA", "cp d"},</text:p>
          </table:table-cell>
          <table:table-cell table:formula="of:=IF( AND([.M110]&lt;&gt;&quot;&quot;; [.M110]&lt;&gt;&quot;-&quot;) ; COM.MICROSOFT.CONCAT(&quot;{&quot;;CHAR(34);[.$B$98];[.$R110];[.M$1];CHAR(34);&quot;, &quot;; CHAR(34); [.M110]; CHAR(34); &quot;},&quot;) ; &quot;&quot;)" office:value-type="string" office:string-value="{&quot;FDBB&quot;, &quot;cp e&quot;}," calcext:value-type="string">
            <text:p>{"FDBB", "cp e"},</text:p>
          </table:table-cell>
          <table:table-cell table:formula="of:=IF( AND([.N110]&lt;&gt;&quot;&quot;; [.N110]&lt;&gt;&quot;-&quot;) ; COM.MICROSOFT.CONCAT(&quot;{&quot;;CHAR(34);[.$B$98];[.$R110];[.N$1];CHAR(34);&quot;, &quot;; CHAR(34); [.N110]; CHAR(34); &quot;},&quot;) ; &quot;&quot;)" office:value-type="string" office:string-value="{&quot;FDBC&quot;, &quot;cp iyh&quot;}," calcext:value-type="string">
            <text:p>{"FDBC", "cp iyh"},</text:p>
          </table:table-cell>
          <table:table-cell table:formula="of:=IF( AND([.O110]&lt;&gt;&quot;&quot;; [.O110]&lt;&gt;&quot;-&quot;) ; COM.MICROSOFT.CONCAT(&quot;{&quot;;CHAR(34);[.$B$98];[.$R110];[.O$1];CHAR(34);&quot;, &quot;; CHAR(34); [.O110]; CHAR(34); &quot;},&quot;) ; &quot;&quot;)" office:value-type="string" office:string-value="{&quot;FDBD&quot;, &quot;cp iyl&quot;}," calcext:value-type="string">
            <text:p>{"FDBD", "cp iyl"},</text:p>
          </table:table-cell>
          <table:table-cell table:formula="of:=IF( AND([.P110]&lt;&gt;&quot;&quot;; [.P110]&lt;&gt;&quot;-&quot;) ; COM.MICROSOFT.CONCAT(&quot;{&quot;;CHAR(34);[.$B$98];[.$R110];[.P$1];CHAR(34);&quot;, &quot;; CHAR(34); [.P110]; CHAR(34); &quot;},&quot;) ; &quot;&quot;)" office:value-type="string" office:string-value="{&quot;FDBE&quot;, &quot;cp (iy+d)&quot;}," calcext:value-type="string">
            <text:p>{"FDBE", "cp (iy+d)"},</text:p>
          </table:table-cell>
          <table:table-cell table:formula="of:=IF( AND([.Q110]&lt;&gt;&quot;&quot;; [.Q110]&lt;&gt;&quot;-&quot;) ; COM.MICROSOFT.CONCAT(&quot;{&quot;;CHAR(34);[.$B$98];[.$R110];[.Q$1];CHAR(34);&quot;, &quot;; CHAR(34); [.Q110]; CHAR(34); &quot;},&quot;) ; &quot;&quot;)" office:value-type="string" office:string-value="{&quot;FDBF&quot;, &quot;cp a&quot;}," calcext:value-type="string">
            <text:p>{"FDBF", "cp a"},</text:p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C</text:p>
          </table:table-cell>
          <table:table-cell table:number-columns-repeated="11" table:style-name="ce239" office:value-type="string" calcext:value-type="string">
            <text:p/>
          </table:table-cell>
          <table:table-cell table:style-name="ce236" office:value-type="string" calcext:value-type="string">
            <text:p>-</text:p>
          </table:table-cell>
          <table:table-cell table:style-name="ce239" table:number-columns-repeated="4"/>
          <table:table-cell table:style-name="ce234" office:value-type="string" calcext:value-type="string">
            <text:p>C</text:p>
          </table:table-cell>
          <table:table-cell table:formula="of:=IF( AND([.B111]&lt;&gt;&quot;&quot;; [.B111]&lt;&gt;&quot;-&quot;) ; COM.MICROSOFT.CONCAT(&quot;{&quot;;CHAR(34);[.$B$98];[.$R111];[.B$1];CHAR(34);&quot;, &quot;; CHAR(34); [.B111]; CHAR(34); &quot;},&quot;) ; &quot;&quot;)">
            <text:p/>
          </table:table-cell>
          <table:table-cell table:formula="of:=IF( AND([.C111]&lt;&gt;&quot;&quot;; [.C111]&lt;&gt;&quot;-&quot;) ; COM.MICROSOFT.CONCAT(&quot;{&quot;;CHAR(34);[.$B$98];[.$R111];[.C$1];CHAR(34);&quot;, &quot;; CHAR(34); [.C111]; CHAR(34); &quot;},&quot;) ; &quot;&quot;)">
            <text:p/>
          </table:table-cell>
          <table:table-cell table:formula="of:=IF( AND([.D111]&lt;&gt;&quot;&quot;; [.D111]&lt;&gt;&quot;-&quot;) ; COM.MICROSOFT.CONCAT(&quot;{&quot;;CHAR(34);[.$B$98];[.$R111];[.D$1];CHAR(34);&quot;, &quot;; CHAR(34); [.D111]; CHAR(34); &quot;},&quot;) ; &quot;&quot;)">
            <text:p/>
          </table:table-cell>
          <table:table-cell table:formula="of:=IF( AND([.E111]&lt;&gt;&quot;&quot;; [.E111]&lt;&gt;&quot;-&quot;) ; COM.MICROSOFT.CONCAT(&quot;{&quot;;CHAR(34);[.$B$98];[.$R111];[.E$1];CHAR(34);&quot;, &quot;; CHAR(34); [.E111]; CHAR(34); &quot;},&quot;) ; &quot;&quot;)">
            <text:p/>
          </table:table-cell>
          <table:table-cell table:formula="of:=IF( AND([.F111]&lt;&gt;&quot;&quot;; [.F111]&lt;&gt;&quot;-&quot;) ; COM.MICROSOFT.CONCAT(&quot;{&quot;;CHAR(34);[.$B$98];[.$R111];[.F$1];CHAR(34);&quot;, &quot;; CHAR(34); [.F111]; CHAR(34); &quot;},&quot;) ; &quot;&quot;)">
            <text:p/>
          </table:table-cell>
          <table:table-cell table:formula="of:=IF( AND([.G111]&lt;&gt;&quot;&quot;; [.G111]&lt;&gt;&quot;-&quot;) ; COM.MICROSOFT.CONCAT(&quot;{&quot;;CHAR(34);[.$B$98];[.$R111];[.G$1];CHAR(34);&quot;, &quot;; CHAR(34); [.G111]; CHAR(34); &quot;},&quot;) ; &quot;&quot;)">
            <text:p/>
          </table:table-cell>
          <table:table-cell table:formula="of:=IF( AND([.H111]&lt;&gt;&quot;&quot;; [.H111]&lt;&gt;&quot;-&quot;) ; COM.MICROSOFT.CONCAT(&quot;{&quot;;CHAR(34);[.$B$98];[.$R111];[.H$1];CHAR(34);&quot;, &quot;; CHAR(34); [.H111]; CHAR(34); &quot;},&quot;) ; &quot;&quot;)">
            <text:p/>
          </table:table-cell>
          <table:table-cell table:formula="of:=IF( AND([.I111]&lt;&gt;&quot;&quot;; [.I111]&lt;&gt;&quot;-&quot;) ; COM.MICROSOFT.CONCAT(&quot;{&quot;;CHAR(34);[.$B$98];[.$R111];[.I$1];CHAR(34);&quot;, &quot;; CHAR(34); [.I111]; CHAR(34); &quot;},&quot;) ; &quot;&quot;)">
            <text:p/>
          </table:table-cell>
          <table:table-cell table:formula="of:=IF( AND([.J111]&lt;&gt;&quot;&quot;; [.J111]&lt;&gt;&quot;-&quot;) ; COM.MICROSOFT.CONCAT(&quot;{&quot;;CHAR(34);[.$B$98];[.$R111];[.J$1];CHAR(34);&quot;, &quot;; CHAR(34); [.J111]; CHAR(34); &quot;},&quot;) ; &quot;&quot;)">
            <text:p/>
          </table:table-cell>
          <table:table-cell table:formula="of:=IF( AND([.K111]&lt;&gt;&quot;&quot;; [.K111]&lt;&gt;&quot;-&quot;) ; COM.MICROSOFT.CONCAT(&quot;{&quot;;CHAR(34);[.$B$98];[.$R111];[.K$1];CHAR(34);&quot;, &quot;; CHAR(34); [.K111]; CHAR(34); &quot;},&quot;) ; &quot;&quot;)">
            <text:p/>
          </table:table-cell>
          <table:table-cell table:formula="of:=IF( AND([.L111]&lt;&gt;&quot;&quot;; [.L111]&lt;&gt;&quot;-&quot;) ; COM.MICROSOFT.CONCAT(&quot;{&quot;;CHAR(34);[.$B$98];[.$R111];[.L$1];CHAR(34);&quot;, &quot;; CHAR(34); [.L111]; CHAR(34); &quot;},&quot;) ; &quot;&quot;)">
            <text:p/>
          </table:table-cell>
          <table:table-cell table:formula="of:=IF( AND([.M111]&lt;&gt;&quot;&quot;; [.M111]&lt;&gt;&quot;-&quot;) ; COM.MICROSOFT.CONCAT(&quot;{&quot;;CHAR(34);[.$B$98];[.$R111];[.M$1];CHAR(34);&quot;, &quot;; CHAR(34); [.M111]; CHAR(34); &quot;},&quot;) ; &quot;&quot;)">
            <text:p/>
          </table:table-cell>
          <table:table-cell table:formula="of:=IF( AND([.N111]&lt;&gt;&quot;&quot;; [.N111]&lt;&gt;&quot;-&quot;) ; COM.MICROSOFT.CONCAT(&quot;{&quot;;CHAR(34);[.$B$98];[.$R111];[.N$1];CHAR(34);&quot;, &quot;; CHAR(34); [.N111]; CHAR(34); &quot;},&quot;) ; &quot;&quot;)">
            <text:p/>
          </table:table-cell>
          <table:table-cell table:formula="of:=IF( AND([.O111]&lt;&gt;&quot;&quot;; [.O111]&lt;&gt;&quot;-&quot;) ; COM.MICROSOFT.CONCAT(&quot;{&quot;;CHAR(34);[.$B$98];[.$R111];[.O$1];CHAR(34);&quot;, &quot;; CHAR(34); [.O111]; CHAR(34); &quot;},&quot;) ; &quot;&quot;)">
            <text:p/>
          </table:table-cell>
          <table:table-cell table:formula="of:=IF( AND([.P111]&lt;&gt;&quot;&quot;; [.P111]&lt;&gt;&quot;-&quot;) ; COM.MICROSOFT.CONCAT(&quot;{&quot;;CHAR(34);[.$B$98];[.$R111];[.P$1];CHAR(34);&quot;, &quot;; CHAR(34); [.P111]; CHAR(34); &quot;},&quot;) ; &quot;&quot;)">
            <text:p/>
          </table:table-cell>
          <table:table-cell table:formula="of:=IF( AND([.Q111]&lt;&gt;&quot;&quot;; [.Q111]&lt;&gt;&quot;-&quot;) ; COM.MICROSOFT.CONCAT(&quot;{&quot;;CHAR(34);[.$B$98];[.$R111];[.Q$1];CHAR(34);&quot;, &quot;; CHAR(34); [.Q111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D</text:p>
          </table:table-cell>
          <table:table-cell table:style-name="ce239"/>
          <table:table-cell table:style-name="ce236" office:value-type="string" calcext:value-type="string">
            <text:p>pop iy</text:p>
          </table:table-cell>
          <table:table-cell table:style-name="ce239"/>
          <table:table-cell table:style-name="ce236" office:value-type="string" calcext:value-type="string">
            <text:p>ex (sp),iy</text:p>
          </table:table-cell>
          <table:table-cell table:style-name="ce239"/>
          <table:table-cell table:style-name="ce236" office:value-type="string" calcext:value-type="string">
            <text:p>push iy</text:p>
          </table:table-cell>
          <table:table-cell table:style-name="ce239" table:number-columns-repeated="3"/>
          <table:table-cell table:style-name="ce236" office:value-type="string" calcext:value-type="string">
            <text:p>jp (iy)</text:p>
          </table:table-cell>
          <table:table-cell table:style-name="ce239" table:number-columns-repeated="6"/>
          <table:table-cell table:style-name="ce234" office:value-type="string" calcext:value-type="string">
            <text:p>D</text:p>
          </table:table-cell>
          <table:table-cell table:formula="of:=IF( AND([.B112]&lt;&gt;&quot;&quot;; [.B112]&lt;&gt;&quot;-&quot;) ; COM.MICROSOFT.CONCAT(&quot;{&quot;;CHAR(34);[.$B$98];[.$R112];[.B$1];CHAR(34);&quot;, &quot;; CHAR(34); [.B112]; CHAR(34); &quot;},&quot;) ; &quot;&quot;)">
            <text:p/>
          </table:table-cell>
          <table:table-cell table:formula="of:=IF( AND([.C112]&lt;&gt;&quot;&quot;; [.C112]&lt;&gt;&quot;-&quot;) ; COM.MICROSOFT.CONCAT(&quot;{&quot;;CHAR(34);[.$B$98];[.$R112];[.C$1];CHAR(34);&quot;, &quot;; CHAR(34); [.C112]; CHAR(34); &quot;},&quot;) ; &quot;&quot;)" office:value-type="string" office:string-value="{&quot;FDD1&quot;, &quot;pop iy&quot;}," calcext:value-type="string">
            <text:p>{"FDD1", "pop iy"},</text:p>
          </table:table-cell>
          <table:table-cell table:formula="of:=IF( AND([.D112]&lt;&gt;&quot;&quot;; [.D112]&lt;&gt;&quot;-&quot;) ; COM.MICROSOFT.CONCAT(&quot;{&quot;;CHAR(34);[.$B$98];[.$R112];[.D$1];CHAR(34);&quot;, &quot;; CHAR(34); [.D112]; CHAR(34); &quot;},&quot;) ; &quot;&quot;)">
            <text:p/>
          </table:table-cell>
          <table:table-cell table:formula="of:=IF( AND([.E112]&lt;&gt;&quot;&quot;; [.E112]&lt;&gt;&quot;-&quot;) ; COM.MICROSOFT.CONCAT(&quot;{&quot;;CHAR(34);[.$B$98];[.$R112];[.E$1];CHAR(34);&quot;, &quot;; CHAR(34); [.E112]; CHAR(34); &quot;},&quot;) ; &quot;&quot;)" office:value-type="string" office:string-value="{&quot;FDD3&quot;, &quot;ex (sp),iy&quot;}," calcext:value-type="string">
            <text:p>{"FDD3", "ex (sp),iy"},</text:p>
          </table:table-cell>
          <table:table-cell table:formula="of:=IF( AND([.F112]&lt;&gt;&quot;&quot;; [.F112]&lt;&gt;&quot;-&quot;) ; COM.MICROSOFT.CONCAT(&quot;{&quot;;CHAR(34);[.$B$98];[.$R112];[.F$1];CHAR(34);&quot;, &quot;; CHAR(34); [.F112]; CHAR(34); &quot;},&quot;) ; &quot;&quot;)">
            <text:p/>
          </table:table-cell>
          <table:table-cell table:formula="of:=IF( AND([.G112]&lt;&gt;&quot;&quot;; [.G112]&lt;&gt;&quot;-&quot;) ; COM.MICROSOFT.CONCAT(&quot;{&quot;;CHAR(34);[.$B$98];[.$R112];[.G$1];CHAR(34);&quot;, &quot;; CHAR(34); [.G112]; CHAR(34); &quot;},&quot;) ; &quot;&quot;)" office:value-type="string" office:string-value="{&quot;FDD5&quot;, &quot;push iy&quot;}," calcext:value-type="string">
            <text:p>{"FDD5", "push iy"},</text:p>
          </table:table-cell>
          <table:table-cell table:formula="of:=IF( AND([.H112]&lt;&gt;&quot;&quot;; [.H112]&lt;&gt;&quot;-&quot;) ; COM.MICROSOFT.CONCAT(&quot;{&quot;;CHAR(34);[.$B$98];[.$R112];[.H$1];CHAR(34);&quot;, &quot;; CHAR(34); [.H112]; CHAR(34); &quot;},&quot;) ; &quot;&quot;)">
            <text:p/>
          </table:table-cell>
          <table:table-cell table:formula="of:=IF( AND([.I112]&lt;&gt;&quot;&quot;; [.I112]&lt;&gt;&quot;-&quot;) ; COM.MICROSOFT.CONCAT(&quot;{&quot;;CHAR(34);[.$B$98];[.$R112];[.I$1];CHAR(34);&quot;, &quot;; CHAR(34); [.I112]; CHAR(34); &quot;},&quot;) ; &quot;&quot;)">
            <text:p/>
          </table:table-cell>
          <table:table-cell table:formula="of:=IF( AND([.J112]&lt;&gt;&quot;&quot;; [.J112]&lt;&gt;&quot;-&quot;) ; COM.MICROSOFT.CONCAT(&quot;{&quot;;CHAR(34);[.$B$98];[.$R112];[.J$1];CHAR(34);&quot;, &quot;; CHAR(34); [.J112]; CHAR(34); &quot;},&quot;) ; &quot;&quot;)">
            <text:p/>
          </table:table-cell>
          <table:table-cell table:formula="of:=IF( AND([.K112]&lt;&gt;&quot;&quot;; [.K112]&lt;&gt;&quot;-&quot;) ; COM.MICROSOFT.CONCAT(&quot;{&quot;;CHAR(34);[.$B$98];[.$R112];[.K$1];CHAR(34);&quot;, &quot;; CHAR(34); [.K112]; CHAR(34); &quot;},&quot;) ; &quot;&quot;)" office:value-type="string" office:string-value="{&quot;FDD9&quot;, &quot;jp (iy)&quot;}," calcext:value-type="string">
            <text:p>{"FDD9", "jp (iy)"},</text:p>
          </table:table-cell>
          <table:table-cell table:formula="of:=IF( AND([.L112]&lt;&gt;&quot;&quot;; [.L112]&lt;&gt;&quot;-&quot;) ; COM.MICROSOFT.CONCAT(&quot;{&quot;;CHAR(34);[.$B$98];[.$R112];[.L$1];CHAR(34);&quot;, &quot;; CHAR(34); [.L112]; CHAR(34); &quot;},&quot;) ; &quot;&quot;)">
            <text:p/>
          </table:table-cell>
          <table:table-cell table:formula="of:=IF( AND([.M112]&lt;&gt;&quot;&quot;; [.M112]&lt;&gt;&quot;-&quot;) ; COM.MICROSOFT.CONCAT(&quot;{&quot;;CHAR(34);[.$B$98];[.$R112];[.M$1];CHAR(34);&quot;, &quot;; CHAR(34); [.M112]; CHAR(34); &quot;},&quot;) ; &quot;&quot;)">
            <text:p/>
          </table:table-cell>
          <table:table-cell table:formula="of:=IF( AND([.N112]&lt;&gt;&quot;&quot;; [.N112]&lt;&gt;&quot;-&quot;) ; COM.MICROSOFT.CONCAT(&quot;{&quot;;CHAR(34);[.$B$98];[.$R112];[.N$1];CHAR(34);&quot;, &quot;; CHAR(34); [.N112]; CHAR(34); &quot;},&quot;) ; &quot;&quot;)">
            <text:p/>
          </table:table-cell>
          <table:table-cell table:formula="of:=IF( AND([.O112]&lt;&gt;&quot;&quot;; [.O112]&lt;&gt;&quot;-&quot;) ; COM.MICROSOFT.CONCAT(&quot;{&quot;;CHAR(34);[.$B$98];[.$R112];[.O$1];CHAR(34);&quot;, &quot;; CHAR(34); [.O112]; CHAR(34); &quot;},&quot;) ; &quot;&quot;)">
            <text:p/>
          </table:table-cell>
          <table:table-cell table:formula="of:=IF( AND([.P112]&lt;&gt;&quot;&quot;; [.P112]&lt;&gt;&quot;-&quot;) ; COM.MICROSOFT.CONCAT(&quot;{&quot;;CHAR(34);[.$B$98];[.$R112];[.P$1];CHAR(34);&quot;, &quot;; CHAR(34); [.P112]; CHAR(34); &quot;},&quot;) ; &quot;&quot;)">
            <text:p/>
          </table:table-cell>
          <table:table-cell table:formula="of:=IF( AND([.Q112]&lt;&gt;&quot;&quot;; [.Q112]&lt;&gt;&quot;-&quot;) ; COM.MICROSOFT.CONCAT(&quot;{&quot;;CHAR(34);[.$B$98];[.$R112];[.Q$1];CHAR(34);&quot;, &quot;; CHAR(34); [.Q112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E</text:p>
          </table:table-cell>
          <table:table-cell table:style-name="ce239" table:number-columns-repeated="9"/>
          <table:table-cell table:style-name="ce236" office:value-type="string" calcext:value-type="string">
            <text:p>ld sp,iy</text:p>
          </table:table-cell>
          <table:table-cell table:style-name="ce239" table:number-columns-repeated="5"/>
          <table:table-cell table:style-name="ce238"/>
          <table:table-cell table:style-name="ce234" office:value-type="string" calcext:value-type="string">
            <text:p>E</text:p>
          </table:table-cell>
          <table:table-cell table:formula="of:=IF( AND([.B113]&lt;&gt;&quot;&quot;; [.B113]&lt;&gt;&quot;-&quot;) ; COM.MICROSOFT.CONCAT(&quot;{&quot;;CHAR(34);[.$B$98];[.$R113];[.B$1];CHAR(34);&quot;, &quot;; CHAR(34); [.B113]; CHAR(34); &quot;},&quot;) ; &quot;&quot;)">
            <text:p/>
          </table:table-cell>
          <table:table-cell table:formula="of:=IF( AND([.C113]&lt;&gt;&quot;&quot;; [.C113]&lt;&gt;&quot;-&quot;) ; COM.MICROSOFT.CONCAT(&quot;{&quot;;CHAR(34);[.$B$98];[.$R113];[.C$1];CHAR(34);&quot;, &quot;; CHAR(34); [.C113]; CHAR(34); &quot;},&quot;) ; &quot;&quot;)">
            <text:p/>
          </table:table-cell>
          <table:table-cell table:formula="of:=IF( AND([.D113]&lt;&gt;&quot;&quot;; [.D113]&lt;&gt;&quot;-&quot;) ; COM.MICROSOFT.CONCAT(&quot;{&quot;;CHAR(34);[.$B$98];[.$R113];[.D$1];CHAR(34);&quot;, &quot;; CHAR(34); [.D113]; CHAR(34); &quot;},&quot;) ; &quot;&quot;)">
            <text:p/>
          </table:table-cell>
          <table:table-cell table:formula="of:=IF( AND([.E113]&lt;&gt;&quot;&quot;; [.E113]&lt;&gt;&quot;-&quot;) ; COM.MICROSOFT.CONCAT(&quot;{&quot;;CHAR(34);[.$B$98];[.$R113];[.E$1];CHAR(34);&quot;, &quot;; CHAR(34); [.E113]; CHAR(34); &quot;},&quot;) ; &quot;&quot;)">
            <text:p/>
          </table:table-cell>
          <table:table-cell table:formula="of:=IF( AND([.F113]&lt;&gt;&quot;&quot;; [.F113]&lt;&gt;&quot;-&quot;) ; COM.MICROSOFT.CONCAT(&quot;{&quot;;CHAR(34);[.$B$98];[.$R113];[.F$1];CHAR(34);&quot;, &quot;; CHAR(34); [.F113]; CHAR(34); &quot;},&quot;) ; &quot;&quot;)">
            <text:p/>
          </table:table-cell>
          <table:table-cell table:formula="of:=IF( AND([.G113]&lt;&gt;&quot;&quot;; [.G113]&lt;&gt;&quot;-&quot;) ; COM.MICROSOFT.CONCAT(&quot;{&quot;;CHAR(34);[.$B$98];[.$R113];[.G$1];CHAR(34);&quot;, &quot;; CHAR(34); [.G113]; CHAR(34); &quot;},&quot;) ; &quot;&quot;)">
            <text:p/>
          </table:table-cell>
          <table:table-cell table:formula="of:=IF( AND([.H113]&lt;&gt;&quot;&quot;; [.H113]&lt;&gt;&quot;-&quot;) ; COM.MICROSOFT.CONCAT(&quot;{&quot;;CHAR(34);[.$B$98];[.$R113];[.H$1];CHAR(34);&quot;, &quot;; CHAR(34); [.H113]; CHAR(34); &quot;},&quot;) ; &quot;&quot;)">
            <text:p/>
          </table:table-cell>
          <table:table-cell table:formula="of:=IF( AND([.I113]&lt;&gt;&quot;&quot;; [.I113]&lt;&gt;&quot;-&quot;) ; COM.MICROSOFT.CONCAT(&quot;{&quot;;CHAR(34);[.$B$98];[.$R113];[.I$1];CHAR(34);&quot;, &quot;; CHAR(34); [.I113]; CHAR(34); &quot;},&quot;) ; &quot;&quot;)">
            <text:p/>
          </table:table-cell>
          <table:table-cell table:formula="of:=IF( AND([.J113]&lt;&gt;&quot;&quot;; [.J113]&lt;&gt;&quot;-&quot;) ; COM.MICROSOFT.CONCAT(&quot;{&quot;;CHAR(34);[.$B$98];[.$R113];[.J$1];CHAR(34);&quot;, &quot;; CHAR(34); [.J113]; CHAR(34); &quot;},&quot;) ; &quot;&quot;)">
            <text:p/>
          </table:table-cell>
          <table:table-cell table:formula="of:=IF( AND([.K113]&lt;&gt;&quot;&quot;; [.K113]&lt;&gt;&quot;-&quot;) ; COM.MICROSOFT.CONCAT(&quot;{&quot;;CHAR(34);[.$B$98];[.$R113];[.K$1];CHAR(34);&quot;, &quot;; CHAR(34); [.K113]; CHAR(34); &quot;},&quot;) ; &quot;&quot;)" office:value-type="string" office:string-value="{&quot;FDE9&quot;, &quot;ld sp,iy&quot;}," calcext:value-type="string">
            <text:p>{"FDE9", "ld sp,iy"},</text:p>
          </table:table-cell>
          <table:table-cell table:formula="of:=IF( AND([.L113]&lt;&gt;&quot;&quot;; [.L113]&lt;&gt;&quot;-&quot;) ; COM.MICROSOFT.CONCAT(&quot;{&quot;;CHAR(34);[.$B$98];[.$R113];[.L$1];CHAR(34);&quot;, &quot;; CHAR(34); [.L113]; CHAR(34); &quot;},&quot;) ; &quot;&quot;)">
            <text:p/>
          </table:table-cell>
          <table:table-cell table:formula="of:=IF( AND([.M113]&lt;&gt;&quot;&quot;; [.M113]&lt;&gt;&quot;-&quot;) ; COM.MICROSOFT.CONCAT(&quot;{&quot;;CHAR(34);[.$B$98];[.$R113];[.M$1];CHAR(34);&quot;, &quot;; CHAR(34); [.M113]; CHAR(34); &quot;},&quot;) ; &quot;&quot;)">
            <text:p/>
          </table:table-cell>
          <table:table-cell table:formula="of:=IF( AND([.N113]&lt;&gt;&quot;&quot;; [.N113]&lt;&gt;&quot;-&quot;) ; COM.MICROSOFT.CONCAT(&quot;{&quot;;CHAR(34);[.$B$98];[.$R113];[.N$1];CHAR(34);&quot;, &quot;; CHAR(34); [.N113]; CHAR(34); &quot;},&quot;) ; &quot;&quot;)">
            <text:p/>
          </table:table-cell>
          <table:table-cell table:formula="of:=IF( AND([.O113]&lt;&gt;&quot;&quot;; [.O113]&lt;&gt;&quot;-&quot;) ; COM.MICROSOFT.CONCAT(&quot;{&quot;;CHAR(34);[.$B$98];[.$R113];[.O$1];CHAR(34);&quot;, &quot;; CHAR(34); [.O113]; CHAR(34); &quot;},&quot;) ; &quot;&quot;)">
            <text:p/>
          </table:table-cell>
          <table:table-cell table:formula="of:=IF( AND([.P113]&lt;&gt;&quot;&quot;; [.P113]&lt;&gt;&quot;-&quot;) ; COM.MICROSOFT.CONCAT(&quot;{&quot;;CHAR(34);[.$B$98];[.$R113];[.P$1];CHAR(34);&quot;, &quot;; CHAR(34); [.P113]; CHAR(34); &quot;},&quot;) ; &quot;&quot;)">
            <text:p/>
          </table:table-cell>
          <table:table-cell table:formula="of:=IF( AND([.Q113]&lt;&gt;&quot;&quot;; [.Q113]&lt;&gt;&quot;-&quot;) ; COM.MICROSOFT.CONCAT(&quot;{&quot;;CHAR(34);[.$B$98];[.$R113];[.Q$1];CHAR(34);&quot;, &quot;; CHAR(34); [.Q113]; CHAR(34); &quot;},&quot;) ; &quot;&quot;)">
            <text:p/>
          </table:table-cell>
          <table:table-cell table:number-columns-repeated="990"/>
        </table:table-row>
        <table:table-row table:style-name="ro2">
          <table:table-cell table:style-name="ce234" office:value-type="string" calcext:value-type="string">
            <text:p>F</text:p>
          </table:table-cell>
          <table:table-cell table:style-name="ce238" table:number-columns-repeated="16"/>
          <table:table-cell table:style-name="ce234" office:value-type="string" calcext:value-type="string">
            <text:p>F</text:p>
          </table:table-cell>
          <table:table-cell table:formula="of:=IF( AND([.B114]&lt;&gt;&quot;&quot;; [.B114]&lt;&gt;&quot;-&quot;) ; COM.MICROSOFT.CONCAT(&quot;{&quot;;CHAR(34);[.$B$98];[.$R114];[.B$1];CHAR(34);&quot;, &quot;; CHAR(34); [.B114]; CHAR(34); &quot;},&quot;) ; &quot;&quot;)">
            <text:p/>
          </table:table-cell>
          <table:table-cell table:formula="of:=IF( AND([.C114]&lt;&gt;&quot;&quot;; [.C114]&lt;&gt;&quot;-&quot;) ; COM.MICROSOFT.CONCAT(&quot;{&quot;;CHAR(34);[.$B$98];[.$R114];[.C$1];CHAR(34);&quot;, &quot;; CHAR(34); [.C114]; CHAR(34); &quot;},&quot;) ; &quot;&quot;)">
            <text:p/>
          </table:table-cell>
          <table:table-cell table:formula="of:=IF( AND([.D114]&lt;&gt;&quot;&quot;; [.D114]&lt;&gt;&quot;-&quot;) ; COM.MICROSOFT.CONCAT(&quot;{&quot;;CHAR(34);[.$B$98];[.$R114];[.D$1];CHAR(34);&quot;, &quot;; CHAR(34); [.D114]; CHAR(34); &quot;},&quot;) ; &quot;&quot;)">
            <text:p/>
          </table:table-cell>
          <table:table-cell table:formula="of:=IF( AND([.E114]&lt;&gt;&quot;&quot;; [.E114]&lt;&gt;&quot;-&quot;) ; COM.MICROSOFT.CONCAT(&quot;{&quot;;CHAR(34);[.$B$98];[.$R114];[.E$1];CHAR(34);&quot;, &quot;; CHAR(34); [.E114]; CHAR(34); &quot;},&quot;) ; &quot;&quot;)">
            <text:p/>
          </table:table-cell>
          <table:table-cell table:formula="of:=IF( AND([.F114]&lt;&gt;&quot;&quot;; [.F114]&lt;&gt;&quot;-&quot;) ; COM.MICROSOFT.CONCAT(&quot;{&quot;;CHAR(34);[.$B$98];[.$R114];[.F$1];CHAR(34);&quot;, &quot;; CHAR(34); [.F114]; CHAR(34); &quot;},&quot;) ; &quot;&quot;)">
            <text:p/>
          </table:table-cell>
          <table:table-cell table:formula="of:=IF( AND([.G114]&lt;&gt;&quot;&quot;; [.G114]&lt;&gt;&quot;-&quot;) ; COM.MICROSOFT.CONCAT(&quot;{&quot;;CHAR(34);[.$B$98];[.$R114];[.G$1];CHAR(34);&quot;, &quot;; CHAR(34); [.G114]; CHAR(34); &quot;},&quot;) ; &quot;&quot;)">
            <text:p/>
          </table:table-cell>
          <table:table-cell table:formula="of:=IF( AND([.H114]&lt;&gt;&quot;&quot;; [.H114]&lt;&gt;&quot;-&quot;) ; COM.MICROSOFT.CONCAT(&quot;{&quot;;CHAR(34);[.$B$98];[.$R114];[.H$1];CHAR(34);&quot;, &quot;; CHAR(34); [.H114]; CHAR(34); &quot;},&quot;) ; &quot;&quot;)">
            <text:p/>
          </table:table-cell>
          <table:table-cell table:formula="of:=IF( AND([.I114]&lt;&gt;&quot;&quot;; [.I114]&lt;&gt;&quot;-&quot;) ; COM.MICROSOFT.CONCAT(&quot;{&quot;;CHAR(34);[.$B$98];[.$R114];[.I$1];CHAR(34);&quot;, &quot;; CHAR(34); [.I114]; CHAR(34); &quot;},&quot;) ; &quot;&quot;)">
            <text:p/>
          </table:table-cell>
          <table:table-cell table:formula="of:=IF( AND([.J114]&lt;&gt;&quot;&quot;; [.J114]&lt;&gt;&quot;-&quot;) ; COM.MICROSOFT.CONCAT(&quot;{&quot;;CHAR(34);[.$B$98];[.$R114];[.J$1];CHAR(34);&quot;, &quot;; CHAR(34); [.J114]; CHAR(34); &quot;},&quot;) ; &quot;&quot;)">
            <text:p/>
          </table:table-cell>
          <table:table-cell table:formula="of:=IF( AND([.K114]&lt;&gt;&quot;&quot;; [.K114]&lt;&gt;&quot;-&quot;) ; COM.MICROSOFT.CONCAT(&quot;{&quot;;CHAR(34);[.$B$98];[.$R114];[.K$1];CHAR(34);&quot;, &quot;; CHAR(34); [.K114]; CHAR(34); &quot;},&quot;) ; &quot;&quot;)">
            <text:p/>
          </table:table-cell>
          <table:table-cell table:formula="of:=IF( AND([.L114]&lt;&gt;&quot;&quot;; [.L114]&lt;&gt;&quot;-&quot;) ; COM.MICROSOFT.CONCAT(&quot;{&quot;;CHAR(34);[.$B$98];[.$R114];[.L$1];CHAR(34);&quot;, &quot;; CHAR(34); [.L114]; CHAR(34); &quot;},&quot;) ; &quot;&quot;)">
            <text:p/>
          </table:table-cell>
          <table:table-cell table:formula="of:=IF( AND([.M114]&lt;&gt;&quot;&quot;; [.M114]&lt;&gt;&quot;-&quot;) ; COM.MICROSOFT.CONCAT(&quot;{&quot;;CHAR(34);[.$B$98];[.$R114];[.M$1];CHAR(34);&quot;, &quot;; CHAR(34); [.M114]; CHAR(34); &quot;},&quot;) ; &quot;&quot;)">
            <text:p/>
          </table:table-cell>
          <table:table-cell table:formula="of:=IF( AND([.N114]&lt;&gt;&quot;&quot;; [.N114]&lt;&gt;&quot;-&quot;) ; COM.MICROSOFT.CONCAT(&quot;{&quot;;CHAR(34);[.$B$98];[.$R114];[.N$1];CHAR(34);&quot;, &quot;; CHAR(34); [.N114]; CHAR(34); &quot;},&quot;) ; &quot;&quot;)">
            <text:p/>
          </table:table-cell>
          <table:table-cell table:formula="of:=IF( AND([.O114]&lt;&gt;&quot;&quot;; [.O114]&lt;&gt;&quot;-&quot;) ; COM.MICROSOFT.CONCAT(&quot;{&quot;;CHAR(34);[.$B$98];[.$R114];[.O$1];CHAR(34);&quot;, &quot;; CHAR(34); [.O114]; CHAR(34); &quot;},&quot;) ; &quot;&quot;)">
            <text:p/>
          </table:table-cell>
          <table:table-cell table:formula="of:=IF( AND([.P114]&lt;&gt;&quot;&quot;; [.P114]&lt;&gt;&quot;-&quot;) ; COM.MICROSOFT.CONCAT(&quot;{&quot;;CHAR(34);[.$B$98];[.$R114];[.P$1];CHAR(34);&quot;, &quot;; CHAR(34); [.P114]; CHAR(34); &quot;},&quot;) ; &quot;&quot;)">
            <text:p/>
          </table:table-cell>
          <table:table-cell table:formula="of:=IF( AND([.Q114]&lt;&gt;&quot;&quot;; [.Q114]&lt;&gt;&quot;-&quot;) ; COM.MICROSOFT.CONCAT(&quot;{&quot;;CHAR(34);[.$B$98];[.$R114];[.Q$1];CHAR(34);&quot;, &quot;; CHAR(34); [.Q114]; CHAR(34); &quot;},&quot;) ; &quot;&quot;)">
            <text:p/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7" office:value-type="string" calcext:value-type="string">
            <text:p>FDCB</text:p>
          </table:table-cell>
          <table:table-cell table:number-columns-repeated="1022"/>
        </table:table-row>
        <table:table-row table:style-name="ro8">
          <table:table-cell table:style-name="ce234" office:value-type="float" office:value="0" calcext:value-type="float">
            <text:p>0</text:p>
          </table:table-cell>
          <table:table-cell table:style-name="ce236" office:value-type="string" calcext:value-type="string">
            <text:p>rlc (iy+d),b</text:p>
          </table:table-cell>
          <table:table-cell table:style-name="ce236" office:value-type="string" calcext:value-type="string">
            <text:p>rlc (iy+d),c</text:p>
          </table:table-cell>
          <table:table-cell table:style-name="ce236" office:value-type="string" calcext:value-type="string">
            <text:p>rlc (iy+d),d</text:p>
          </table:table-cell>
          <table:table-cell table:style-name="ce236" office:value-type="string" calcext:value-type="string">
            <text:p>rlc (iy+d),e</text:p>
          </table:table-cell>
          <table:table-cell table:style-name="ce236" office:value-type="string" calcext:value-type="string">
            <text:p>rlc (iy+d),h</text:p>
          </table:table-cell>
          <table:table-cell table:style-name="ce236" office:value-type="string" calcext:value-type="string">
            <text:p>rlc (iy+d),l</text:p>
          </table:table-cell>
          <table:table-cell table:style-name="ce236" office:value-type="string" calcext:value-type="string">
            <text:p>rlc (iy+d)</text:p>
          </table:table-cell>
          <table:table-cell table:style-name="ce236" office:value-type="string" calcext:value-type="string">
            <text:p>rlc (iy+d),a</text:p>
          </table:table-cell>
          <table:table-cell table:style-name="ce236" office:value-type="string" calcext:value-type="string">
            <text:p>rrc (iy+d),b</text:p>
          </table:table-cell>
          <table:table-cell table:style-name="ce236" office:value-type="string" calcext:value-type="string">
            <text:p>rrc (iy+d),c</text:p>
          </table:table-cell>
          <table:table-cell table:style-name="ce236" office:value-type="string" calcext:value-type="string">
            <text:p>rrc (iy+d),d</text:p>
          </table:table-cell>
          <table:table-cell table:style-name="ce236" office:value-type="string" calcext:value-type="string">
            <text:p>rrc (iy+d),e</text:p>
          </table:table-cell>
          <table:table-cell table:style-name="ce236" office:value-type="string" calcext:value-type="string">
            <text:p>rrc (iy+d),h</text:p>
          </table:table-cell>
          <table:table-cell table:style-name="ce236" office:value-type="string" calcext:value-type="string">
            <text:p>rrc (iy+d),l</text:p>
          </table:table-cell>
          <table:table-cell table:style-name="ce236" office:value-type="string" calcext:value-type="string">
            <text:p>rrc (iy+d)</text:p>
          </table:table-cell>
          <table:table-cell table:style-name="ce236" office:value-type="string" calcext:value-type="string">
            <text:p>rrc (iy+d),a</text:p>
          </table:table-cell>
          <table:table-cell table:style-name="ce234" office:value-type="float" office:value="0" calcext:value-type="float">
            <text:p>0</text:p>
          </table:table-cell>
          <table:table-cell table:formula="of:=IF( AND([.B118]&lt;&gt;&quot;&quot;; [.B118]&lt;&gt;&quot;-&quot;) ; COM.MICROSOFT.CONCAT(&quot;{&quot;;CHAR(34);[.$B$117];[.$R118];[.B$1];CHAR(34);&quot;, &quot;; CHAR(34); [.B118]; CHAR(34); &quot;},&quot;) ; &quot;&quot;)" office:value-type="string" office:string-value="{&quot;FDCB00&quot;, &quot;rlc (iy+d),b&quot;}," calcext:value-type="string">
            <text:p>{"FDCB00", "rlc (iy+d),b"},</text:p>
          </table:table-cell>
          <table:table-cell table:formula="of:=IF( AND([.C118]&lt;&gt;&quot;&quot;; [.C118]&lt;&gt;&quot;-&quot;) ; COM.MICROSOFT.CONCAT(&quot;{&quot;;CHAR(34);[.$B$117];[.$R118];[.C$1];CHAR(34);&quot;, &quot;; CHAR(34); [.C118]; CHAR(34); &quot;},&quot;) ; &quot;&quot;)" office:value-type="string" office:string-value="{&quot;FDCB01&quot;, &quot;rlc (iy+d),c&quot;}," calcext:value-type="string">
            <text:p>{"FDCB01", "rlc (iy+d),c"},</text:p>
          </table:table-cell>
          <table:table-cell table:formula="of:=IF( AND([.D118]&lt;&gt;&quot;&quot;; [.D118]&lt;&gt;&quot;-&quot;) ; COM.MICROSOFT.CONCAT(&quot;{&quot;;CHAR(34);[.$B$117];[.$R118];[.D$1];CHAR(34);&quot;, &quot;; CHAR(34); [.D118]; CHAR(34); &quot;},&quot;) ; &quot;&quot;)" office:value-type="string" office:string-value="{&quot;FDCB02&quot;, &quot;rlc (iy+d),d&quot;}," calcext:value-type="string">
            <text:p>{"FDCB02", "rlc (iy+d),d"},</text:p>
          </table:table-cell>
          <table:table-cell table:formula="of:=IF( AND([.E118]&lt;&gt;&quot;&quot;; [.E118]&lt;&gt;&quot;-&quot;) ; COM.MICROSOFT.CONCAT(&quot;{&quot;;CHAR(34);[.$B$117];[.$R118];[.E$1];CHAR(34);&quot;, &quot;; CHAR(34); [.E118]; CHAR(34); &quot;},&quot;) ; &quot;&quot;)" office:value-type="string" office:string-value="{&quot;FDCB03&quot;, &quot;rlc (iy+d),e&quot;}," calcext:value-type="string">
            <text:p>{"FDCB03", "rlc (iy+d),e"},</text:p>
          </table:table-cell>
          <table:table-cell table:formula="of:=IF( AND([.F118]&lt;&gt;&quot;&quot;; [.F118]&lt;&gt;&quot;-&quot;) ; COM.MICROSOFT.CONCAT(&quot;{&quot;;CHAR(34);[.$B$117];[.$R118];[.F$1];CHAR(34);&quot;, &quot;; CHAR(34); [.F118]; CHAR(34); &quot;},&quot;) ; &quot;&quot;)" office:value-type="string" office:string-value="{&quot;FDCB04&quot;, &quot;rlc (iy+d),h&quot;}," calcext:value-type="string">
            <text:p>{"FDCB04", "rlc (iy+d),h"},</text:p>
          </table:table-cell>
          <table:table-cell table:formula="of:=IF( AND([.G118]&lt;&gt;&quot;&quot;; [.G118]&lt;&gt;&quot;-&quot;) ; COM.MICROSOFT.CONCAT(&quot;{&quot;;CHAR(34);[.$B$117];[.$R118];[.G$1];CHAR(34);&quot;, &quot;; CHAR(34); [.G118]; CHAR(34); &quot;},&quot;) ; &quot;&quot;)" office:value-type="string" office:string-value="{&quot;FDCB05&quot;, &quot;rlc (iy+d),l&quot;}," calcext:value-type="string">
            <text:p>{"FDCB05", "rlc (iy+d),l"},</text:p>
          </table:table-cell>
          <table:table-cell table:formula="of:=IF( AND([.H118]&lt;&gt;&quot;&quot;; [.H118]&lt;&gt;&quot;-&quot;) ; COM.MICROSOFT.CONCAT(&quot;{&quot;;CHAR(34);[.$B$117];[.$R118];[.H$1];CHAR(34);&quot;, &quot;; CHAR(34); [.H118]; CHAR(34); &quot;},&quot;) ; &quot;&quot;)" office:value-type="string" office:string-value="{&quot;FDCB06&quot;, &quot;rlc (iy+d)&quot;}," calcext:value-type="string">
            <text:p>{"FDCB06", "rlc (iy+d)"},</text:p>
          </table:table-cell>
          <table:table-cell table:formula="of:=IF( AND([.I118]&lt;&gt;&quot;&quot;; [.I118]&lt;&gt;&quot;-&quot;) ; COM.MICROSOFT.CONCAT(&quot;{&quot;;CHAR(34);[.$B$117];[.$R118];[.I$1];CHAR(34);&quot;, &quot;; CHAR(34); [.I118]; CHAR(34); &quot;},&quot;) ; &quot;&quot;)" office:value-type="string" office:string-value="{&quot;FDCB07&quot;, &quot;rlc (iy+d),a&quot;}," calcext:value-type="string">
            <text:p>{"FDCB07", "rlc (iy+d),a"},</text:p>
          </table:table-cell>
          <table:table-cell table:formula="of:=IF( AND([.J118]&lt;&gt;&quot;&quot;; [.J118]&lt;&gt;&quot;-&quot;) ; COM.MICROSOFT.CONCAT(&quot;{&quot;;CHAR(34);[.$B$117];[.$R118];[.J$1];CHAR(34);&quot;, &quot;; CHAR(34); [.J118]; CHAR(34); &quot;},&quot;) ; &quot;&quot;)" office:value-type="string" office:string-value="{&quot;FDCB08&quot;, &quot;rrc (iy+d),b&quot;}," calcext:value-type="string">
            <text:p>{"FDCB08", "rrc (iy+d),b"},</text:p>
          </table:table-cell>
          <table:table-cell table:formula="of:=IF( AND([.K118]&lt;&gt;&quot;&quot;; [.K118]&lt;&gt;&quot;-&quot;) ; COM.MICROSOFT.CONCAT(&quot;{&quot;;CHAR(34);[.$B$117];[.$R118];[.K$1];CHAR(34);&quot;, &quot;; CHAR(34); [.K118]; CHAR(34); &quot;},&quot;) ; &quot;&quot;)" office:value-type="string" office:string-value="{&quot;FDCB09&quot;, &quot;rrc (iy+d),c&quot;}," calcext:value-type="string">
            <text:p>{"FDCB09", "rrc (iy+d),c"},</text:p>
          </table:table-cell>
          <table:table-cell table:formula="of:=IF( AND([.L118]&lt;&gt;&quot;&quot;; [.L118]&lt;&gt;&quot;-&quot;) ; COM.MICROSOFT.CONCAT(&quot;{&quot;;CHAR(34);[.$B$117];[.$R118];[.L$1];CHAR(34);&quot;, &quot;; CHAR(34); [.L118]; CHAR(34); &quot;},&quot;) ; &quot;&quot;)" office:value-type="string" office:string-value="{&quot;FDCB0A&quot;, &quot;rrc (iy+d),d&quot;}," calcext:value-type="string">
            <text:p>{"FDCB0A", "rrc (iy+d),d"},</text:p>
          </table:table-cell>
          <table:table-cell table:formula="of:=IF( AND([.M118]&lt;&gt;&quot;&quot;; [.M118]&lt;&gt;&quot;-&quot;) ; COM.MICROSOFT.CONCAT(&quot;{&quot;;CHAR(34);[.$B$117];[.$R118];[.M$1];CHAR(34);&quot;, &quot;; CHAR(34); [.M118]; CHAR(34); &quot;},&quot;) ; &quot;&quot;)" office:value-type="string" office:string-value="{&quot;FDCB0B&quot;, &quot;rrc (iy+d),e&quot;}," calcext:value-type="string">
            <text:p>{"FDCB0B", "rrc (iy+d),e"},</text:p>
          </table:table-cell>
          <table:table-cell table:formula="of:=IF( AND([.N118]&lt;&gt;&quot;&quot;; [.N118]&lt;&gt;&quot;-&quot;) ; COM.MICROSOFT.CONCAT(&quot;{&quot;;CHAR(34);[.$B$117];[.$R118];[.N$1];CHAR(34);&quot;, &quot;; CHAR(34); [.N118]; CHAR(34); &quot;},&quot;) ; &quot;&quot;)" office:value-type="string" office:string-value="{&quot;FDCB0C&quot;, &quot;rrc (iy+d),h&quot;}," calcext:value-type="string">
            <text:p>{"FDCB0C", "rrc (iy+d),h"},</text:p>
          </table:table-cell>
          <table:table-cell table:formula="of:=IF( AND([.O118]&lt;&gt;&quot;&quot;; [.O118]&lt;&gt;&quot;-&quot;) ; COM.MICROSOFT.CONCAT(&quot;{&quot;;CHAR(34);[.$B$117];[.$R118];[.O$1];CHAR(34);&quot;, &quot;; CHAR(34); [.O118]; CHAR(34); &quot;},&quot;) ; &quot;&quot;)" office:value-type="string" office:string-value="{&quot;FDCB0D&quot;, &quot;rrc (iy+d),l&quot;}," calcext:value-type="string">
            <text:p>{"FDCB0D", "rrc (iy+d),l"},</text:p>
          </table:table-cell>
          <table:table-cell table:formula="of:=IF( AND([.P118]&lt;&gt;&quot;&quot;; [.P118]&lt;&gt;&quot;-&quot;) ; COM.MICROSOFT.CONCAT(&quot;{&quot;;CHAR(34);[.$B$117];[.$R118];[.P$1];CHAR(34);&quot;, &quot;; CHAR(34); [.P118]; CHAR(34); &quot;},&quot;) ; &quot;&quot;)" office:value-type="string" office:string-value="{&quot;FDCB0E&quot;, &quot;rrc (iy+d)&quot;}," calcext:value-type="string">
            <text:p>{"FDCB0E", "rrc (iy+d)"},</text:p>
          </table:table-cell>
          <table:table-cell table:formula="of:=IF( AND([.Q118]&lt;&gt;&quot;&quot;; [.Q118]&lt;&gt;&quot;-&quot;) ; COM.MICROSOFT.CONCAT(&quot;{&quot;;CHAR(34);[.$B$117];[.$R118];[.Q$1];CHAR(34);&quot;, &quot;; CHAR(34); [.Q118]; CHAR(34); &quot;},&quot;) ; &quot;&quot;)" office:value-type="string" office:string-value="{&quot;FDCB0F&quot;, &quot;rrc (iy+d),a&quot;}," calcext:value-type="string">
            <text:p>{"FDCB0F", "rrc (iy+d),a"},</text:p>
          </table:table-cell>
          <table:table-cell table:number-columns-repeated="990"/>
        </table:table-row>
        <table:table-row table:style-name="ro8"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l (iy+d),b</text:p>
          </table:table-cell>
          <table:table-cell table:style-name="ce236" office:value-type="string" calcext:value-type="string">
            <text:p>rl (iy+d),c</text:p>
          </table:table-cell>
          <table:table-cell table:style-name="ce236" office:value-type="string" calcext:value-type="string">
            <text:p>rl (iy+d),d</text:p>
          </table:table-cell>
          <table:table-cell table:style-name="ce236" office:value-type="string" calcext:value-type="string">
            <text:p>rl (iy+d),e</text:p>
          </table:table-cell>
          <table:table-cell table:style-name="ce236" office:value-type="string" calcext:value-type="string">
            <text:p>rl (iy+d),h</text:p>
          </table:table-cell>
          <table:table-cell table:style-name="ce236" office:value-type="string" calcext:value-type="string">
            <text:p>rl (iy+d),l</text:p>
          </table:table-cell>
          <table:table-cell table:style-name="ce236" office:value-type="string" calcext:value-type="string">
            <text:p>rl (iy+d)</text:p>
          </table:table-cell>
          <table:table-cell table:style-name="ce236" office:value-type="string" calcext:value-type="string">
            <text:p>rl (iy+d),a</text:p>
          </table:table-cell>
          <table:table-cell table:style-name="ce236" office:value-type="string" calcext:value-type="string">
            <text:p>rr (iy+d),b</text:p>
          </table:table-cell>
          <table:table-cell table:style-name="ce236" office:value-type="string" calcext:value-type="string">
            <text:p>rr (iy+d),c</text:p>
          </table:table-cell>
          <table:table-cell table:style-name="ce236" office:value-type="string" calcext:value-type="string">
            <text:p>rr (iy+d),d</text:p>
          </table:table-cell>
          <table:table-cell table:style-name="ce236" office:value-type="string" calcext:value-type="string">
            <text:p>rr (iy+d),e</text:p>
          </table:table-cell>
          <table:table-cell table:style-name="ce236" office:value-type="string" calcext:value-type="string">
            <text:p>rr (iy+d),h</text:p>
          </table:table-cell>
          <table:table-cell table:style-name="ce236" office:value-type="string" calcext:value-type="string">
            <text:p>rr (iy+d),l</text:p>
          </table:table-cell>
          <table:table-cell table:style-name="ce236" office:value-type="string" calcext:value-type="string">
            <text:p>rr (iy+d)</text:p>
          </table:table-cell>
          <table:table-cell table:style-name="ce236" office:value-type="string" calcext:value-type="string">
            <text:p>rr (iy+d),a</text:p>
          </table:table-cell>
          <table:table-cell table:style-name="ce234" office:value-type="float" office:value="1" calcext:value-type="float">
            <text:p>1</text:p>
          </table:table-cell>
          <table:table-cell table:formula="of:=IF( AND([.B119]&lt;&gt;&quot;&quot;; [.B119]&lt;&gt;&quot;-&quot;) ; COM.MICROSOFT.CONCAT(&quot;{&quot;;CHAR(34);[.$B$117];[.$R119];[.B$1];CHAR(34);&quot;, &quot;; CHAR(34); [.B119]; CHAR(34); &quot;},&quot;) ; &quot;&quot;)" office:value-type="string" office:string-value="{&quot;FDCB10&quot;, &quot;rl (iy+d),b&quot;}," calcext:value-type="string">
            <text:p>{"FDCB10", "rl (iy+d),b"},</text:p>
          </table:table-cell>
          <table:table-cell table:formula="of:=IF( AND([.C119]&lt;&gt;&quot;&quot;; [.C119]&lt;&gt;&quot;-&quot;) ; COM.MICROSOFT.CONCAT(&quot;{&quot;;CHAR(34);[.$B$117];[.$R119];[.C$1];CHAR(34);&quot;, &quot;; CHAR(34); [.C119]; CHAR(34); &quot;},&quot;) ; &quot;&quot;)" office:value-type="string" office:string-value="{&quot;FDCB11&quot;, &quot;rl (iy+d),c&quot;}," calcext:value-type="string">
            <text:p>{"FDCB11", "rl (iy+d),c"},</text:p>
          </table:table-cell>
          <table:table-cell table:formula="of:=IF( AND([.D119]&lt;&gt;&quot;&quot;; [.D119]&lt;&gt;&quot;-&quot;) ; COM.MICROSOFT.CONCAT(&quot;{&quot;;CHAR(34);[.$B$117];[.$R119];[.D$1];CHAR(34);&quot;, &quot;; CHAR(34); [.D119]; CHAR(34); &quot;},&quot;) ; &quot;&quot;)" office:value-type="string" office:string-value="{&quot;FDCB12&quot;, &quot;rl (iy+d),d&quot;}," calcext:value-type="string">
            <text:p>{"FDCB12", "rl (iy+d),d"},</text:p>
          </table:table-cell>
          <table:table-cell table:formula="of:=IF( AND([.E119]&lt;&gt;&quot;&quot;; [.E119]&lt;&gt;&quot;-&quot;) ; COM.MICROSOFT.CONCAT(&quot;{&quot;;CHAR(34);[.$B$117];[.$R119];[.E$1];CHAR(34);&quot;, &quot;; CHAR(34); [.E119]; CHAR(34); &quot;},&quot;) ; &quot;&quot;)" office:value-type="string" office:string-value="{&quot;FDCB13&quot;, &quot;rl (iy+d),e&quot;}," calcext:value-type="string">
            <text:p>{"FDCB13", "rl (iy+d),e"},</text:p>
          </table:table-cell>
          <table:table-cell table:formula="of:=IF( AND([.F119]&lt;&gt;&quot;&quot;; [.F119]&lt;&gt;&quot;-&quot;) ; COM.MICROSOFT.CONCAT(&quot;{&quot;;CHAR(34);[.$B$117];[.$R119];[.F$1];CHAR(34);&quot;, &quot;; CHAR(34); [.F119]; CHAR(34); &quot;},&quot;) ; &quot;&quot;)" office:value-type="string" office:string-value="{&quot;FDCB14&quot;, &quot;rl (iy+d),h&quot;}," calcext:value-type="string">
            <text:p>{"FDCB14", "rl (iy+d),h"},</text:p>
          </table:table-cell>
          <table:table-cell table:formula="of:=IF( AND([.G119]&lt;&gt;&quot;&quot;; [.G119]&lt;&gt;&quot;-&quot;) ; COM.MICROSOFT.CONCAT(&quot;{&quot;;CHAR(34);[.$B$117];[.$R119];[.G$1];CHAR(34);&quot;, &quot;; CHAR(34); [.G119]; CHAR(34); &quot;},&quot;) ; &quot;&quot;)" office:value-type="string" office:string-value="{&quot;FDCB15&quot;, &quot;rl (iy+d),l&quot;}," calcext:value-type="string">
            <text:p>{"FDCB15", "rl (iy+d),l"},</text:p>
          </table:table-cell>
          <table:table-cell table:formula="of:=IF( AND([.H119]&lt;&gt;&quot;&quot;; [.H119]&lt;&gt;&quot;-&quot;) ; COM.MICROSOFT.CONCAT(&quot;{&quot;;CHAR(34);[.$B$117];[.$R119];[.H$1];CHAR(34);&quot;, &quot;; CHAR(34); [.H119]; CHAR(34); &quot;},&quot;) ; &quot;&quot;)" office:value-type="string" office:string-value="{&quot;FDCB16&quot;, &quot;rl (iy+d)&quot;}," calcext:value-type="string">
            <text:p>{"FDCB16", "rl (iy+d)"},</text:p>
          </table:table-cell>
          <table:table-cell table:formula="of:=IF( AND([.I119]&lt;&gt;&quot;&quot;; [.I119]&lt;&gt;&quot;-&quot;) ; COM.MICROSOFT.CONCAT(&quot;{&quot;;CHAR(34);[.$B$117];[.$R119];[.I$1];CHAR(34);&quot;, &quot;; CHAR(34); [.I119]; CHAR(34); &quot;},&quot;) ; &quot;&quot;)" office:value-type="string" office:string-value="{&quot;FDCB17&quot;, &quot;rl (iy+d),a&quot;}," calcext:value-type="string">
            <text:p>{"FDCB17", "rl (iy+d),a"},</text:p>
          </table:table-cell>
          <table:table-cell table:formula="of:=IF( AND([.J119]&lt;&gt;&quot;&quot;; [.J119]&lt;&gt;&quot;-&quot;) ; COM.MICROSOFT.CONCAT(&quot;{&quot;;CHAR(34);[.$B$117];[.$R119];[.J$1];CHAR(34);&quot;, &quot;; CHAR(34); [.J119]; CHAR(34); &quot;},&quot;) ; &quot;&quot;)" office:value-type="string" office:string-value="{&quot;FDCB18&quot;, &quot;rr (iy+d),b&quot;}," calcext:value-type="string">
            <text:p>{"FDCB18", "rr (iy+d),b"},</text:p>
          </table:table-cell>
          <table:table-cell table:formula="of:=IF( AND([.K119]&lt;&gt;&quot;&quot;; [.K119]&lt;&gt;&quot;-&quot;) ; COM.MICROSOFT.CONCAT(&quot;{&quot;;CHAR(34);[.$B$117];[.$R119];[.K$1];CHAR(34);&quot;, &quot;; CHAR(34); [.K119]; CHAR(34); &quot;},&quot;) ; &quot;&quot;)" office:value-type="string" office:string-value="{&quot;FDCB19&quot;, &quot;rr (iy+d),c&quot;}," calcext:value-type="string">
            <text:p>{"FDCB19", "rr (iy+d),c"},</text:p>
          </table:table-cell>
          <table:table-cell table:formula="of:=IF( AND([.L119]&lt;&gt;&quot;&quot;; [.L119]&lt;&gt;&quot;-&quot;) ; COM.MICROSOFT.CONCAT(&quot;{&quot;;CHAR(34);[.$B$117];[.$R119];[.L$1];CHAR(34);&quot;, &quot;; CHAR(34); [.L119]; CHAR(34); &quot;},&quot;) ; &quot;&quot;)" office:value-type="string" office:string-value="{&quot;FDCB1A&quot;, &quot;rr (iy+d),d&quot;}," calcext:value-type="string">
            <text:p>{"FDCB1A", "rr (iy+d),d"},</text:p>
          </table:table-cell>
          <table:table-cell table:formula="of:=IF( AND([.M119]&lt;&gt;&quot;&quot;; [.M119]&lt;&gt;&quot;-&quot;) ; COM.MICROSOFT.CONCAT(&quot;{&quot;;CHAR(34);[.$B$117];[.$R119];[.M$1];CHAR(34);&quot;, &quot;; CHAR(34); [.M119]; CHAR(34); &quot;},&quot;) ; &quot;&quot;)" office:value-type="string" office:string-value="{&quot;FDCB1B&quot;, &quot;rr (iy+d),e&quot;}," calcext:value-type="string">
            <text:p>{"FDCB1B", "rr (iy+d),e"},</text:p>
          </table:table-cell>
          <table:table-cell table:formula="of:=IF( AND([.N119]&lt;&gt;&quot;&quot;; [.N119]&lt;&gt;&quot;-&quot;) ; COM.MICROSOFT.CONCAT(&quot;{&quot;;CHAR(34);[.$B$117];[.$R119];[.N$1];CHAR(34);&quot;, &quot;; CHAR(34); [.N119]; CHAR(34); &quot;},&quot;) ; &quot;&quot;)" office:value-type="string" office:string-value="{&quot;FDCB1C&quot;, &quot;rr (iy+d),h&quot;}," calcext:value-type="string">
            <text:p>{"FDCB1C", "rr (iy+d),h"},</text:p>
          </table:table-cell>
          <table:table-cell table:formula="of:=IF( AND([.O119]&lt;&gt;&quot;&quot;; [.O119]&lt;&gt;&quot;-&quot;) ; COM.MICROSOFT.CONCAT(&quot;{&quot;;CHAR(34);[.$B$117];[.$R119];[.O$1];CHAR(34);&quot;, &quot;; CHAR(34); [.O119]; CHAR(34); &quot;},&quot;) ; &quot;&quot;)" office:value-type="string" office:string-value="{&quot;FDCB1D&quot;, &quot;rr (iy+d),l&quot;}," calcext:value-type="string">
            <text:p>{"FDCB1D", "rr (iy+d),l"},</text:p>
          </table:table-cell>
          <table:table-cell table:formula="of:=IF( AND([.P119]&lt;&gt;&quot;&quot;; [.P119]&lt;&gt;&quot;-&quot;) ; COM.MICROSOFT.CONCAT(&quot;{&quot;;CHAR(34);[.$B$117];[.$R119];[.P$1];CHAR(34);&quot;, &quot;; CHAR(34); [.P119]; CHAR(34); &quot;},&quot;) ; &quot;&quot;)" office:value-type="string" office:string-value="{&quot;FDCB1E&quot;, &quot;rr (iy+d)&quot;}," calcext:value-type="string">
            <text:p>{"FDCB1E", "rr (iy+d)"},</text:p>
          </table:table-cell>
          <table:table-cell table:formula="of:=IF( AND([.Q119]&lt;&gt;&quot;&quot;; [.Q119]&lt;&gt;&quot;-&quot;) ; COM.MICROSOFT.CONCAT(&quot;{&quot;;CHAR(34);[.$B$117];[.$R119];[.Q$1];CHAR(34);&quot;, &quot;; CHAR(34); [.Q119]; CHAR(34); &quot;},&quot;) ; &quot;&quot;)" office:value-type="string" office:string-value="{&quot;FDCB1F&quot;, &quot;rr (iy+d),a&quot;}," calcext:value-type="string">
            <text:p>{"FDCB1F", "rr (iy+d),a"},</text:p>
          </table:table-cell>
          <table:table-cell table:number-columns-repeated="990"/>
        </table:table-row>
        <table:table-row table:style-name="ro8">
          <table:table-cell table:style-name="ce234" office:value-type="float" office:value="2" calcext:value-type="float">
            <text:p>2</text:p>
          </table:table-cell>
          <table:table-cell table:style-name="ce236" office:value-type="string" calcext:value-type="string">
            <text:p>sla (iy+d),b</text:p>
          </table:table-cell>
          <table:table-cell table:style-name="ce236" office:value-type="string" calcext:value-type="string">
            <text:p>sla (iy+d),c</text:p>
          </table:table-cell>
          <table:table-cell table:style-name="ce236" office:value-type="string" calcext:value-type="string">
            <text:p>sla (iy+d),d</text:p>
          </table:table-cell>
          <table:table-cell table:style-name="ce236" office:value-type="string" calcext:value-type="string">
            <text:p>sla (iy+d),e</text:p>
          </table:table-cell>
          <table:table-cell table:style-name="ce236" office:value-type="string" calcext:value-type="string">
            <text:p>sla (iy+d),h</text:p>
          </table:table-cell>
          <table:table-cell table:style-name="ce236" office:value-type="string" calcext:value-type="string">
            <text:p>sla (iy+d),l</text:p>
          </table:table-cell>
          <table:table-cell table:style-name="ce236" office:value-type="string" calcext:value-type="string">
            <text:p>sla (iy+d)</text:p>
          </table:table-cell>
          <table:table-cell table:style-name="ce236" office:value-type="string" calcext:value-type="string">
            <text:p>sla (iy+d),a</text:p>
          </table:table-cell>
          <table:table-cell table:style-name="ce236" office:value-type="string" calcext:value-type="string">
            <text:p>sra (iy+d),b</text:p>
          </table:table-cell>
          <table:table-cell table:style-name="ce236" office:value-type="string" calcext:value-type="string">
            <text:p>sra (iy+d),c</text:p>
          </table:table-cell>
          <table:table-cell table:style-name="ce236" office:value-type="string" calcext:value-type="string">
            <text:p>sra (iy+d),d</text:p>
          </table:table-cell>
          <table:table-cell table:style-name="ce236" office:value-type="string" calcext:value-type="string">
            <text:p>sra (iy+d),e</text:p>
          </table:table-cell>
          <table:table-cell table:style-name="ce236" office:value-type="string" calcext:value-type="string">
            <text:p>sra (iy+d),h</text:p>
          </table:table-cell>
          <table:table-cell table:style-name="ce236" office:value-type="string" calcext:value-type="string">
            <text:p>sra (iy+d),l</text:p>
          </table:table-cell>
          <table:table-cell table:style-name="ce236" office:value-type="string" calcext:value-type="string">
            <text:p>sra (iy+d)</text:p>
          </table:table-cell>
          <table:table-cell table:style-name="ce236" office:value-type="string" calcext:value-type="string">
            <text:p>sra (iy+d),a</text:p>
          </table:table-cell>
          <table:table-cell table:style-name="ce234" office:value-type="float" office:value="2" calcext:value-type="float">
            <text:p>2</text:p>
          </table:table-cell>
          <table:table-cell table:formula="of:=IF( AND([.B120]&lt;&gt;&quot;&quot;; [.B120]&lt;&gt;&quot;-&quot;) ; COM.MICROSOFT.CONCAT(&quot;{&quot;;CHAR(34);[.$B$117];[.$R120];[.B$1];CHAR(34);&quot;, &quot;; CHAR(34); [.B120]; CHAR(34); &quot;},&quot;) ; &quot;&quot;)" office:value-type="string" office:string-value="{&quot;FDCB20&quot;, &quot;sla (iy+d),b&quot;}," calcext:value-type="string">
            <text:p>{"FDCB20", "sla (iy+d),b"},</text:p>
          </table:table-cell>
          <table:table-cell table:formula="of:=IF( AND([.C120]&lt;&gt;&quot;&quot;; [.C120]&lt;&gt;&quot;-&quot;) ; COM.MICROSOFT.CONCAT(&quot;{&quot;;CHAR(34);[.$B$117];[.$R120];[.C$1];CHAR(34);&quot;, &quot;; CHAR(34); [.C120]; CHAR(34); &quot;},&quot;) ; &quot;&quot;)" office:value-type="string" office:string-value="{&quot;FDCB21&quot;, &quot;sla (iy+d),c&quot;}," calcext:value-type="string">
            <text:p>{"FDCB21", "sla (iy+d),c"},</text:p>
          </table:table-cell>
          <table:table-cell table:formula="of:=IF( AND([.D120]&lt;&gt;&quot;&quot;; [.D120]&lt;&gt;&quot;-&quot;) ; COM.MICROSOFT.CONCAT(&quot;{&quot;;CHAR(34);[.$B$117];[.$R120];[.D$1];CHAR(34);&quot;, &quot;; CHAR(34); [.D120]; CHAR(34); &quot;},&quot;) ; &quot;&quot;)" office:value-type="string" office:string-value="{&quot;FDCB22&quot;, &quot;sla (iy+d),d&quot;}," calcext:value-type="string">
            <text:p>{"FDCB22", "sla (iy+d),d"},</text:p>
          </table:table-cell>
          <table:table-cell table:formula="of:=IF( AND([.E120]&lt;&gt;&quot;&quot;; [.E120]&lt;&gt;&quot;-&quot;) ; COM.MICROSOFT.CONCAT(&quot;{&quot;;CHAR(34);[.$B$117];[.$R120];[.E$1];CHAR(34);&quot;, &quot;; CHAR(34); [.E120]; CHAR(34); &quot;},&quot;) ; &quot;&quot;)" office:value-type="string" office:string-value="{&quot;FDCB23&quot;, &quot;sla (iy+d),e&quot;}," calcext:value-type="string">
            <text:p>{"FDCB23", "sla (iy+d),e"},</text:p>
          </table:table-cell>
          <table:table-cell table:formula="of:=IF( AND([.F120]&lt;&gt;&quot;&quot;; [.F120]&lt;&gt;&quot;-&quot;) ; COM.MICROSOFT.CONCAT(&quot;{&quot;;CHAR(34);[.$B$117];[.$R120];[.F$1];CHAR(34);&quot;, &quot;; CHAR(34); [.F120]; CHAR(34); &quot;},&quot;) ; &quot;&quot;)" office:value-type="string" office:string-value="{&quot;FDCB24&quot;, &quot;sla (iy+d),h&quot;}," calcext:value-type="string">
            <text:p>{"FDCB24", "sla (iy+d),h"},</text:p>
          </table:table-cell>
          <table:table-cell table:formula="of:=IF( AND([.G120]&lt;&gt;&quot;&quot;; [.G120]&lt;&gt;&quot;-&quot;) ; COM.MICROSOFT.CONCAT(&quot;{&quot;;CHAR(34);[.$B$117];[.$R120];[.G$1];CHAR(34);&quot;, &quot;; CHAR(34); [.G120]; CHAR(34); &quot;},&quot;) ; &quot;&quot;)" office:value-type="string" office:string-value="{&quot;FDCB25&quot;, &quot;sla (iy+d),l&quot;}," calcext:value-type="string">
            <text:p>{"FDCB25", "sla (iy+d),l"},</text:p>
          </table:table-cell>
          <table:table-cell table:formula="of:=IF( AND([.H120]&lt;&gt;&quot;&quot;; [.H120]&lt;&gt;&quot;-&quot;) ; COM.MICROSOFT.CONCAT(&quot;{&quot;;CHAR(34);[.$B$117];[.$R120];[.H$1];CHAR(34);&quot;, &quot;; CHAR(34); [.H120]; CHAR(34); &quot;},&quot;) ; &quot;&quot;)" office:value-type="string" office:string-value="{&quot;FDCB26&quot;, &quot;sla (iy+d)&quot;}," calcext:value-type="string">
            <text:p>{"FDCB26", "sla (iy+d)"},</text:p>
          </table:table-cell>
          <table:table-cell table:formula="of:=IF( AND([.I120]&lt;&gt;&quot;&quot;; [.I120]&lt;&gt;&quot;-&quot;) ; COM.MICROSOFT.CONCAT(&quot;{&quot;;CHAR(34);[.$B$117];[.$R120];[.I$1];CHAR(34);&quot;, &quot;; CHAR(34); [.I120]; CHAR(34); &quot;},&quot;) ; &quot;&quot;)" office:value-type="string" office:string-value="{&quot;FDCB27&quot;, &quot;sla (iy+d),a&quot;}," calcext:value-type="string">
            <text:p>{"FDCB27", "sla (iy+d),a"},</text:p>
          </table:table-cell>
          <table:table-cell table:formula="of:=IF( AND([.J120]&lt;&gt;&quot;&quot;; [.J120]&lt;&gt;&quot;-&quot;) ; COM.MICROSOFT.CONCAT(&quot;{&quot;;CHAR(34);[.$B$117];[.$R120];[.J$1];CHAR(34);&quot;, &quot;; CHAR(34); [.J120]; CHAR(34); &quot;},&quot;) ; &quot;&quot;)" office:value-type="string" office:string-value="{&quot;FDCB28&quot;, &quot;sra (iy+d),b&quot;}," calcext:value-type="string">
            <text:p>{"FDCB28", "sra (iy+d),b"},</text:p>
          </table:table-cell>
          <table:table-cell table:formula="of:=IF( AND([.K120]&lt;&gt;&quot;&quot;; [.K120]&lt;&gt;&quot;-&quot;) ; COM.MICROSOFT.CONCAT(&quot;{&quot;;CHAR(34);[.$B$117];[.$R120];[.K$1];CHAR(34);&quot;, &quot;; CHAR(34); [.K120]; CHAR(34); &quot;},&quot;) ; &quot;&quot;)" office:value-type="string" office:string-value="{&quot;FDCB29&quot;, &quot;sra (iy+d),c&quot;}," calcext:value-type="string">
            <text:p>{"FDCB29", "sra (iy+d),c"},</text:p>
          </table:table-cell>
          <table:table-cell table:formula="of:=IF( AND([.L120]&lt;&gt;&quot;&quot;; [.L120]&lt;&gt;&quot;-&quot;) ; COM.MICROSOFT.CONCAT(&quot;{&quot;;CHAR(34);[.$B$117];[.$R120];[.L$1];CHAR(34);&quot;, &quot;; CHAR(34); [.L120]; CHAR(34); &quot;},&quot;) ; &quot;&quot;)" office:value-type="string" office:string-value="{&quot;FDCB2A&quot;, &quot;sra (iy+d),d&quot;}," calcext:value-type="string">
            <text:p>{"FDCB2A", "sra (iy+d),d"},</text:p>
          </table:table-cell>
          <table:table-cell table:formula="of:=IF( AND([.M120]&lt;&gt;&quot;&quot;; [.M120]&lt;&gt;&quot;-&quot;) ; COM.MICROSOFT.CONCAT(&quot;{&quot;;CHAR(34);[.$B$117];[.$R120];[.M$1];CHAR(34);&quot;, &quot;; CHAR(34); [.M120]; CHAR(34); &quot;},&quot;) ; &quot;&quot;)" office:value-type="string" office:string-value="{&quot;FDCB2B&quot;, &quot;sra (iy+d),e&quot;}," calcext:value-type="string">
            <text:p>{"FDCB2B", "sra (iy+d),e"},</text:p>
          </table:table-cell>
          <table:table-cell table:formula="of:=IF( AND([.N120]&lt;&gt;&quot;&quot;; [.N120]&lt;&gt;&quot;-&quot;) ; COM.MICROSOFT.CONCAT(&quot;{&quot;;CHAR(34);[.$B$117];[.$R120];[.N$1];CHAR(34);&quot;, &quot;; CHAR(34); [.N120]; CHAR(34); &quot;},&quot;) ; &quot;&quot;)" office:value-type="string" office:string-value="{&quot;FDCB2C&quot;, &quot;sra (iy+d),h&quot;}," calcext:value-type="string">
            <text:p>{"FDCB2C", "sra (iy+d),h"},</text:p>
          </table:table-cell>
          <table:table-cell table:formula="of:=IF( AND([.O120]&lt;&gt;&quot;&quot;; [.O120]&lt;&gt;&quot;-&quot;) ; COM.MICROSOFT.CONCAT(&quot;{&quot;;CHAR(34);[.$B$117];[.$R120];[.O$1];CHAR(34);&quot;, &quot;; CHAR(34); [.O120]; CHAR(34); &quot;},&quot;) ; &quot;&quot;)" office:value-type="string" office:string-value="{&quot;FDCB2D&quot;, &quot;sra (iy+d),l&quot;}," calcext:value-type="string">
            <text:p>{"FDCB2D", "sra (iy+d),l"},</text:p>
          </table:table-cell>
          <table:table-cell table:formula="of:=IF( AND([.P120]&lt;&gt;&quot;&quot;; [.P120]&lt;&gt;&quot;-&quot;) ; COM.MICROSOFT.CONCAT(&quot;{&quot;;CHAR(34);[.$B$117];[.$R120];[.P$1];CHAR(34);&quot;, &quot;; CHAR(34); [.P120]; CHAR(34); &quot;},&quot;) ; &quot;&quot;)" office:value-type="string" office:string-value="{&quot;FDCB2E&quot;, &quot;sra (iy+d)&quot;}," calcext:value-type="string">
            <text:p>{"FDCB2E", "sra (iy+d)"},</text:p>
          </table:table-cell>
          <table:table-cell table:formula="of:=IF( AND([.Q120]&lt;&gt;&quot;&quot;; [.Q120]&lt;&gt;&quot;-&quot;) ; COM.MICROSOFT.CONCAT(&quot;{&quot;;CHAR(34);[.$B$117];[.$R120];[.Q$1];CHAR(34);&quot;, &quot;; CHAR(34); [.Q120]; CHAR(34); &quot;},&quot;) ; &quot;&quot;)" office:value-type="string" office:string-value="{&quot;FDCB2F&quot;, &quot;sra (iy+d),a&quot;}," calcext:value-type="string">
            <text:p>{"FDCB2F", "sra (iy+d),a"},</text:p>
          </table:table-cell>
          <table:table-cell table:number-columns-repeated="990"/>
        </table:table-row>
        <table:table-row table:style-name="ro8">
          <table:table-cell table:style-name="ce234" office:value-type="float" office:value="3" calcext:value-type="float">
            <text:p>3</text:p>
          </table:table-cell>
          <table:table-cell table:style-name="ce236" office:value-type="string" calcext:value-type="string">
            <text:p>sll (iy+d),b</text:p>
          </table:table-cell>
          <table:table-cell table:style-name="ce236" office:value-type="string" calcext:value-type="string">
            <text:p>sll (iy+d),c</text:p>
          </table:table-cell>
          <table:table-cell table:style-name="ce236" office:value-type="string" calcext:value-type="string">
            <text:p>sll (iy+d),d</text:p>
          </table:table-cell>
          <table:table-cell table:style-name="ce236" office:value-type="string" calcext:value-type="string">
            <text:p>sll (iy+d),e</text:p>
          </table:table-cell>
          <table:table-cell table:style-name="ce236" office:value-type="string" calcext:value-type="string">
            <text:p>sll (iy+d),h</text:p>
          </table:table-cell>
          <table:table-cell table:style-name="ce236" office:value-type="string" calcext:value-type="string">
            <text:p>sll (iy+d),l</text:p>
          </table:table-cell>
          <table:table-cell table:style-name="ce236" office:value-type="string" calcext:value-type="string">
            <text:p>sll (iy+d)</text:p>
          </table:table-cell>
          <table:table-cell table:style-name="ce236" office:value-type="string" calcext:value-type="string">
            <text:p>sll (iy+d),a</text:p>
          </table:table-cell>
          <table:table-cell table:style-name="ce236" office:value-type="string" calcext:value-type="string">
            <text:p>srl (iy+d),b</text:p>
          </table:table-cell>
          <table:table-cell table:style-name="ce236" office:value-type="string" calcext:value-type="string">
            <text:p>srl (iy+d),c</text:p>
          </table:table-cell>
          <table:table-cell table:style-name="ce236" office:value-type="string" calcext:value-type="string">
            <text:p>srl (iy+d),d</text:p>
          </table:table-cell>
          <table:table-cell table:style-name="ce236" office:value-type="string" calcext:value-type="string">
            <text:p>srl (iy+d),e</text:p>
          </table:table-cell>
          <table:table-cell table:style-name="ce236" office:value-type="string" calcext:value-type="string">
            <text:p>srl (iy+d),h</text:p>
          </table:table-cell>
          <table:table-cell table:style-name="ce236" office:value-type="string" calcext:value-type="string">
            <text:p>srl (iy+d),l</text:p>
          </table:table-cell>
          <table:table-cell table:style-name="ce236" office:value-type="string" calcext:value-type="string">
            <text:p>srl (iy+d)</text:p>
          </table:table-cell>
          <table:table-cell table:style-name="ce236" office:value-type="string" calcext:value-type="string">
            <text:p>srl (iy+d),a</text:p>
          </table:table-cell>
          <table:table-cell table:style-name="ce234" office:value-type="float" office:value="3" calcext:value-type="float">
            <text:p>3</text:p>
          </table:table-cell>
          <table:table-cell table:formula="of:=IF( AND([.B121]&lt;&gt;&quot;&quot;; [.B121]&lt;&gt;&quot;-&quot;) ; COM.MICROSOFT.CONCAT(&quot;{&quot;;CHAR(34);[.$B$117];[.$R121];[.B$1];CHAR(34);&quot;, &quot;; CHAR(34); [.B121]; CHAR(34); &quot;},&quot;) ; &quot;&quot;)" office:value-type="string" office:string-value="{&quot;FDCB30&quot;, &quot;sll (iy+d),b&quot;}," calcext:value-type="string">
            <text:p>{"FDCB30", "sll (iy+d),b"},</text:p>
          </table:table-cell>
          <table:table-cell table:formula="of:=IF( AND([.C121]&lt;&gt;&quot;&quot;; [.C121]&lt;&gt;&quot;-&quot;) ; COM.MICROSOFT.CONCAT(&quot;{&quot;;CHAR(34);[.$B$117];[.$R121];[.C$1];CHAR(34);&quot;, &quot;; CHAR(34); [.C121]; CHAR(34); &quot;},&quot;) ; &quot;&quot;)" office:value-type="string" office:string-value="{&quot;FDCB31&quot;, &quot;sll (iy+d),c&quot;}," calcext:value-type="string">
            <text:p>{"FDCB31", "sll (iy+d),c"},</text:p>
          </table:table-cell>
          <table:table-cell table:formula="of:=IF( AND([.D121]&lt;&gt;&quot;&quot;; [.D121]&lt;&gt;&quot;-&quot;) ; COM.MICROSOFT.CONCAT(&quot;{&quot;;CHAR(34);[.$B$117];[.$R121];[.D$1];CHAR(34);&quot;, &quot;; CHAR(34); [.D121]; CHAR(34); &quot;},&quot;) ; &quot;&quot;)" office:value-type="string" office:string-value="{&quot;FDCB32&quot;, &quot;sll (iy+d),d&quot;}," calcext:value-type="string">
            <text:p>{"FDCB32", "sll (iy+d),d"},</text:p>
          </table:table-cell>
          <table:table-cell table:formula="of:=IF( AND([.E121]&lt;&gt;&quot;&quot;; [.E121]&lt;&gt;&quot;-&quot;) ; COM.MICROSOFT.CONCAT(&quot;{&quot;;CHAR(34);[.$B$117];[.$R121];[.E$1];CHAR(34);&quot;, &quot;; CHAR(34); [.E121]; CHAR(34); &quot;},&quot;) ; &quot;&quot;)" office:value-type="string" office:string-value="{&quot;FDCB33&quot;, &quot;sll (iy+d),e&quot;}," calcext:value-type="string">
            <text:p>{"FDCB33", "sll (iy+d),e"},</text:p>
          </table:table-cell>
          <table:table-cell table:formula="of:=IF( AND([.F121]&lt;&gt;&quot;&quot;; [.F121]&lt;&gt;&quot;-&quot;) ; COM.MICROSOFT.CONCAT(&quot;{&quot;;CHAR(34);[.$B$117];[.$R121];[.F$1];CHAR(34);&quot;, &quot;; CHAR(34); [.F121]; CHAR(34); &quot;},&quot;) ; &quot;&quot;)" office:value-type="string" office:string-value="{&quot;FDCB34&quot;, &quot;sll (iy+d),h&quot;}," calcext:value-type="string">
            <text:p>{"FDCB34", "sll (iy+d),h"},</text:p>
          </table:table-cell>
          <table:table-cell table:formula="of:=IF( AND([.G121]&lt;&gt;&quot;&quot;; [.G121]&lt;&gt;&quot;-&quot;) ; COM.MICROSOFT.CONCAT(&quot;{&quot;;CHAR(34);[.$B$117];[.$R121];[.G$1];CHAR(34);&quot;, &quot;; CHAR(34); [.G121]; CHAR(34); &quot;},&quot;) ; &quot;&quot;)" office:value-type="string" office:string-value="{&quot;FDCB35&quot;, &quot;sll (iy+d),l&quot;}," calcext:value-type="string">
            <text:p>{"FDCB35", "sll (iy+d),l"},</text:p>
          </table:table-cell>
          <table:table-cell table:formula="of:=IF( AND([.H121]&lt;&gt;&quot;&quot;; [.H121]&lt;&gt;&quot;-&quot;) ; COM.MICROSOFT.CONCAT(&quot;{&quot;;CHAR(34);[.$B$117];[.$R121];[.H$1];CHAR(34);&quot;, &quot;; CHAR(34); [.H121]; CHAR(34); &quot;},&quot;) ; &quot;&quot;)" office:value-type="string" office:string-value="{&quot;FDCB36&quot;, &quot;sll (iy+d)&quot;}," calcext:value-type="string">
            <text:p>{"FDCB36", "sll (iy+d)"},</text:p>
          </table:table-cell>
          <table:table-cell table:formula="of:=IF( AND([.I121]&lt;&gt;&quot;&quot;; [.I121]&lt;&gt;&quot;-&quot;) ; COM.MICROSOFT.CONCAT(&quot;{&quot;;CHAR(34);[.$B$117];[.$R121];[.I$1];CHAR(34);&quot;, &quot;; CHAR(34); [.I121]; CHAR(34); &quot;},&quot;) ; &quot;&quot;)" office:value-type="string" office:string-value="{&quot;FDCB37&quot;, &quot;sll (iy+d),a&quot;}," calcext:value-type="string">
            <text:p>{"FDCB37", "sll (iy+d),a"},</text:p>
          </table:table-cell>
          <table:table-cell table:formula="of:=IF( AND([.J121]&lt;&gt;&quot;&quot;; [.J121]&lt;&gt;&quot;-&quot;) ; COM.MICROSOFT.CONCAT(&quot;{&quot;;CHAR(34);[.$B$117];[.$R121];[.J$1];CHAR(34);&quot;, &quot;; CHAR(34); [.J121]; CHAR(34); &quot;},&quot;) ; &quot;&quot;)" office:value-type="string" office:string-value="{&quot;FDCB38&quot;, &quot;srl (iy+d),b&quot;}," calcext:value-type="string">
            <text:p>{"FDCB38", "srl (iy+d),b"},</text:p>
          </table:table-cell>
          <table:table-cell table:formula="of:=IF( AND([.K121]&lt;&gt;&quot;&quot;; [.K121]&lt;&gt;&quot;-&quot;) ; COM.MICROSOFT.CONCAT(&quot;{&quot;;CHAR(34);[.$B$117];[.$R121];[.K$1];CHAR(34);&quot;, &quot;; CHAR(34); [.K121]; CHAR(34); &quot;},&quot;) ; &quot;&quot;)" office:value-type="string" office:string-value="{&quot;FDCB39&quot;, &quot;srl (iy+d),c&quot;}," calcext:value-type="string">
            <text:p>{"FDCB39", "srl (iy+d),c"},</text:p>
          </table:table-cell>
          <table:table-cell table:formula="of:=IF( AND([.L121]&lt;&gt;&quot;&quot;; [.L121]&lt;&gt;&quot;-&quot;) ; COM.MICROSOFT.CONCAT(&quot;{&quot;;CHAR(34);[.$B$117];[.$R121];[.L$1];CHAR(34);&quot;, &quot;; CHAR(34); [.L121]; CHAR(34); &quot;},&quot;) ; &quot;&quot;)" office:value-type="string" office:string-value="{&quot;FDCB3A&quot;, &quot;srl (iy+d),d&quot;}," calcext:value-type="string">
            <text:p>{"FDCB3A", "srl (iy+d),d"},</text:p>
          </table:table-cell>
          <table:table-cell table:formula="of:=IF( AND([.M121]&lt;&gt;&quot;&quot;; [.M121]&lt;&gt;&quot;-&quot;) ; COM.MICROSOFT.CONCAT(&quot;{&quot;;CHAR(34);[.$B$117];[.$R121];[.M$1];CHAR(34);&quot;, &quot;; CHAR(34); [.M121]; CHAR(34); &quot;},&quot;) ; &quot;&quot;)" office:value-type="string" office:string-value="{&quot;FDCB3B&quot;, &quot;srl (iy+d),e&quot;}," calcext:value-type="string">
            <text:p>{"FDCB3B", "srl (iy+d),e"},</text:p>
          </table:table-cell>
          <table:table-cell table:formula="of:=IF( AND([.N121]&lt;&gt;&quot;&quot;; [.N121]&lt;&gt;&quot;-&quot;) ; COM.MICROSOFT.CONCAT(&quot;{&quot;;CHAR(34);[.$B$117];[.$R121];[.N$1];CHAR(34);&quot;, &quot;; CHAR(34); [.N121]; CHAR(34); &quot;},&quot;) ; &quot;&quot;)" office:value-type="string" office:string-value="{&quot;FDCB3C&quot;, &quot;srl (iy+d),h&quot;}," calcext:value-type="string">
            <text:p>{"FDCB3C", "srl (iy+d),h"},</text:p>
          </table:table-cell>
          <table:table-cell table:formula="of:=IF( AND([.O121]&lt;&gt;&quot;&quot;; [.O121]&lt;&gt;&quot;-&quot;) ; COM.MICROSOFT.CONCAT(&quot;{&quot;;CHAR(34);[.$B$117];[.$R121];[.O$1];CHAR(34);&quot;, &quot;; CHAR(34); [.O121]; CHAR(34); &quot;},&quot;) ; &quot;&quot;)" office:value-type="string" office:string-value="{&quot;FDCB3D&quot;, &quot;srl (iy+d),l&quot;}," calcext:value-type="string">
            <text:p>{"FDCB3D", "srl (iy+d),l"},</text:p>
          </table:table-cell>
          <table:table-cell table:formula="of:=IF( AND([.P121]&lt;&gt;&quot;&quot;; [.P121]&lt;&gt;&quot;-&quot;) ; COM.MICROSOFT.CONCAT(&quot;{&quot;;CHAR(34);[.$B$117];[.$R121];[.P$1];CHAR(34);&quot;, &quot;; CHAR(34); [.P121]; CHAR(34); &quot;},&quot;) ; &quot;&quot;)" office:value-type="string" office:string-value="{&quot;FDCB3E&quot;, &quot;srl (iy+d)&quot;}," calcext:value-type="string">
            <text:p>{"FDCB3E", "srl (iy+d)"},</text:p>
          </table:table-cell>
          <table:table-cell table:formula="of:=IF( AND([.Q121]&lt;&gt;&quot;&quot;; [.Q121]&lt;&gt;&quot;-&quot;) ; COM.MICROSOFT.CONCAT(&quot;{&quot;;CHAR(34);[.$B$117];[.$R121];[.Q$1];CHAR(34);&quot;, &quot;; CHAR(34); [.Q121]; CHAR(34); &quot;},&quot;) ; &quot;&quot;)" office:value-type="string" office:string-value="{&quot;FDCB3F&quot;, &quot;srl (iy+d),a&quot;}," calcext:value-type="string">
            <text:p>{"FDCB3F", "srl (iy+d),a"},</text:p>
          </table:table-cell>
          <table:table-cell table:number-columns-repeated="990"/>
        </table:table-row>
        <table:table-row table:style-name="ro8">
          <table:table-cell table:style-name="ce234" office:value-type="float" office:value="4" calcext:value-type="float">
            <text:p>4</text:p>
          </table:table-cell>
          <table:table-cell table:number-columns-repeated="8" table:style-name="ce236" office:value-type="string" calcext:value-type="string">
            <text:p>bit 0,(iy+d)</text:p>
          </table:table-cell>
          <table:table-cell table:number-columns-repeated="8" table:style-name="ce236" office:value-type="string" calcext:value-type="string">
            <text:p>bit 1,(iy+d)</text:p>
          </table:table-cell>
          <table:table-cell table:style-name="ce234" office:value-type="float" office:value="4" calcext:value-type="float">
            <text:p>4</text:p>
          </table:table-cell>
          <table:table-cell table:formula="of:=IF( AND([.B122]&lt;&gt;&quot;&quot;; [.B122]&lt;&gt;&quot;-&quot;) ; COM.MICROSOFT.CONCAT(&quot;{&quot;;CHAR(34);[.$B$117];[.$R122];[.B$1];CHAR(34);&quot;, &quot;; CHAR(34); [.B122]; CHAR(34); &quot;},&quot;) ; &quot;&quot;)" office:value-type="string" office:string-value="{&quot;FDCB40&quot;, &quot;bit 0,(iy+d)&quot;}," calcext:value-type="string">
            <text:p>{"FDCB40", "bit 0,(iy+d)"},</text:p>
          </table:table-cell>
          <table:table-cell table:formula="of:=IF( AND([.C122]&lt;&gt;&quot;&quot;; [.C122]&lt;&gt;&quot;-&quot;) ; COM.MICROSOFT.CONCAT(&quot;{&quot;;CHAR(34);[.$B$117];[.$R122];[.C$1];CHAR(34);&quot;, &quot;; CHAR(34); [.C122]; CHAR(34); &quot;},&quot;) ; &quot;&quot;)" office:value-type="string" office:string-value="{&quot;FDCB41&quot;, &quot;bit 0,(iy+d)&quot;}," calcext:value-type="string">
            <text:p>{"FDCB41", "bit 0,(iy+d)"},</text:p>
          </table:table-cell>
          <table:table-cell table:formula="of:=IF( AND([.D122]&lt;&gt;&quot;&quot;; [.D122]&lt;&gt;&quot;-&quot;) ; COM.MICROSOFT.CONCAT(&quot;{&quot;;CHAR(34);[.$B$117];[.$R122];[.D$1];CHAR(34);&quot;, &quot;; CHAR(34); [.D122]; CHAR(34); &quot;},&quot;) ; &quot;&quot;)" office:value-type="string" office:string-value="{&quot;FDCB42&quot;, &quot;bit 0,(iy+d)&quot;}," calcext:value-type="string">
            <text:p>{"FDCB42", "bit 0,(iy+d)"},</text:p>
          </table:table-cell>
          <table:table-cell table:formula="of:=IF( AND([.E122]&lt;&gt;&quot;&quot;; [.E122]&lt;&gt;&quot;-&quot;) ; COM.MICROSOFT.CONCAT(&quot;{&quot;;CHAR(34);[.$B$117];[.$R122];[.E$1];CHAR(34);&quot;, &quot;; CHAR(34); [.E122]; CHAR(34); &quot;},&quot;) ; &quot;&quot;)" office:value-type="string" office:string-value="{&quot;FDCB43&quot;, &quot;bit 0,(iy+d)&quot;}," calcext:value-type="string">
            <text:p>{"FDCB43", "bit 0,(iy+d)"},</text:p>
          </table:table-cell>
          <table:table-cell table:formula="of:=IF( AND([.F122]&lt;&gt;&quot;&quot;; [.F122]&lt;&gt;&quot;-&quot;) ; COM.MICROSOFT.CONCAT(&quot;{&quot;;CHAR(34);[.$B$117];[.$R122];[.F$1];CHAR(34);&quot;, &quot;; CHAR(34); [.F122]; CHAR(34); &quot;},&quot;) ; &quot;&quot;)" office:value-type="string" office:string-value="{&quot;FDCB44&quot;, &quot;bit 0,(iy+d)&quot;}," calcext:value-type="string">
            <text:p>{"FDCB44", "bit 0,(iy+d)"},</text:p>
          </table:table-cell>
          <table:table-cell table:formula="of:=IF( AND([.G122]&lt;&gt;&quot;&quot;; [.G122]&lt;&gt;&quot;-&quot;) ; COM.MICROSOFT.CONCAT(&quot;{&quot;;CHAR(34);[.$B$117];[.$R122];[.G$1];CHAR(34);&quot;, &quot;; CHAR(34); [.G122]; CHAR(34); &quot;},&quot;) ; &quot;&quot;)" office:value-type="string" office:string-value="{&quot;FDCB45&quot;, &quot;bit 0,(iy+d)&quot;}," calcext:value-type="string">
            <text:p>{"FDCB45", "bit 0,(iy+d)"},</text:p>
          </table:table-cell>
          <table:table-cell table:formula="of:=IF( AND([.H122]&lt;&gt;&quot;&quot;; [.H122]&lt;&gt;&quot;-&quot;) ; COM.MICROSOFT.CONCAT(&quot;{&quot;;CHAR(34);[.$B$117];[.$R122];[.H$1];CHAR(34);&quot;, &quot;; CHAR(34); [.H122]; CHAR(34); &quot;},&quot;) ; &quot;&quot;)" office:value-type="string" office:string-value="{&quot;FDCB46&quot;, &quot;bit 0,(iy+d)&quot;}," calcext:value-type="string">
            <text:p>{"FDCB46", "bit 0,(iy+d)"},</text:p>
          </table:table-cell>
          <table:table-cell table:formula="of:=IF( AND([.I122]&lt;&gt;&quot;&quot;; [.I122]&lt;&gt;&quot;-&quot;) ; COM.MICROSOFT.CONCAT(&quot;{&quot;;CHAR(34);[.$B$117];[.$R122];[.I$1];CHAR(34);&quot;, &quot;; CHAR(34); [.I122]; CHAR(34); &quot;},&quot;) ; &quot;&quot;)" office:value-type="string" office:string-value="{&quot;FDCB47&quot;, &quot;bit 0,(iy+d)&quot;}," calcext:value-type="string">
            <text:p>{"FDCB47", "bit 0,(iy+d)"},</text:p>
          </table:table-cell>
          <table:table-cell table:formula="of:=IF( AND([.J122]&lt;&gt;&quot;&quot;; [.J122]&lt;&gt;&quot;-&quot;) ; COM.MICROSOFT.CONCAT(&quot;{&quot;;CHAR(34);[.$B$117];[.$R122];[.J$1];CHAR(34);&quot;, &quot;; CHAR(34); [.J122]; CHAR(34); &quot;},&quot;) ; &quot;&quot;)" office:value-type="string" office:string-value="{&quot;FDCB48&quot;, &quot;bit 1,(iy+d)&quot;}," calcext:value-type="string">
            <text:p>{"FDCB48", "bit 1,(iy+d)"},</text:p>
          </table:table-cell>
          <table:table-cell table:formula="of:=IF( AND([.K122]&lt;&gt;&quot;&quot;; [.K122]&lt;&gt;&quot;-&quot;) ; COM.MICROSOFT.CONCAT(&quot;{&quot;;CHAR(34);[.$B$117];[.$R122];[.K$1];CHAR(34);&quot;, &quot;; CHAR(34); [.K122]; CHAR(34); &quot;},&quot;) ; &quot;&quot;)" office:value-type="string" office:string-value="{&quot;FDCB49&quot;, &quot;bit 1,(iy+d)&quot;}," calcext:value-type="string">
            <text:p>{"FDCB49", "bit 1,(iy+d)"},</text:p>
          </table:table-cell>
          <table:table-cell table:formula="of:=IF( AND([.L122]&lt;&gt;&quot;&quot;; [.L122]&lt;&gt;&quot;-&quot;) ; COM.MICROSOFT.CONCAT(&quot;{&quot;;CHAR(34);[.$B$117];[.$R122];[.L$1];CHAR(34);&quot;, &quot;; CHAR(34); [.L122]; CHAR(34); &quot;},&quot;) ; &quot;&quot;)" office:value-type="string" office:string-value="{&quot;FDCB4A&quot;, &quot;bit 1,(iy+d)&quot;}," calcext:value-type="string">
            <text:p>{"FDCB4A", "bit 1,(iy+d)"},</text:p>
          </table:table-cell>
          <table:table-cell table:formula="of:=IF( AND([.M122]&lt;&gt;&quot;&quot;; [.M122]&lt;&gt;&quot;-&quot;) ; COM.MICROSOFT.CONCAT(&quot;{&quot;;CHAR(34);[.$B$117];[.$R122];[.M$1];CHAR(34);&quot;, &quot;; CHAR(34); [.M122]; CHAR(34); &quot;},&quot;) ; &quot;&quot;)" office:value-type="string" office:string-value="{&quot;FDCB4B&quot;, &quot;bit 1,(iy+d)&quot;}," calcext:value-type="string">
            <text:p>{"FDCB4B", "bit 1,(iy+d)"},</text:p>
          </table:table-cell>
          <table:table-cell table:formula="of:=IF( AND([.N122]&lt;&gt;&quot;&quot;; [.N122]&lt;&gt;&quot;-&quot;) ; COM.MICROSOFT.CONCAT(&quot;{&quot;;CHAR(34);[.$B$117];[.$R122];[.N$1];CHAR(34);&quot;, &quot;; CHAR(34); [.N122]; CHAR(34); &quot;},&quot;) ; &quot;&quot;)" office:value-type="string" office:string-value="{&quot;FDCB4C&quot;, &quot;bit 1,(iy+d)&quot;}," calcext:value-type="string">
            <text:p>{"FDCB4C", "bit 1,(iy+d)"},</text:p>
          </table:table-cell>
          <table:table-cell table:formula="of:=IF( AND([.O122]&lt;&gt;&quot;&quot;; [.O122]&lt;&gt;&quot;-&quot;) ; COM.MICROSOFT.CONCAT(&quot;{&quot;;CHAR(34);[.$B$117];[.$R122];[.O$1];CHAR(34);&quot;, &quot;; CHAR(34); [.O122]; CHAR(34); &quot;},&quot;) ; &quot;&quot;)" office:value-type="string" office:string-value="{&quot;FDCB4D&quot;, &quot;bit 1,(iy+d)&quot;}," calcext:value-type="string">
            <text:p>{"FDCB4D", "bit 1,(iy+d)"},</text:p>
          </table:table-cell>
          <table:table-cell table:formula="of:=IF( AND([.P122]&lt;&gt;&quot;&quot;; [.P122]&lt;&gt;&quot;-&quot;) ; COM.MICROSOFT.CONCAT(&quot;{&quot;;CHAR(34);[.$B$117];[.$R122];[.P$1];CHAR(34);&quot;, &quot;; CHAR(34); [.P122]; CHAR(34); &quot;},&quot;) ; &quot;&quot;)" office:value-type="string" office:string-value="{&quot;FDCB4E&quot;, &quot;bit 1,(iy+d)&quot;}," calcext:value-type="string">
            <text:p>{"FDCB4E", "bit 1,(iy+d)"},</text:p>
          </table:table-cell>
          <table:table-cell table:formula="of:=IF( AND([.Q122]&lt;&gt;&quot;&quot;; [.Q122]&lt;&gt;&quot;-&quot;) ; COM.MICROSOFT.CONCAT(&quot;{&quot;;CHAR(34);[.$B$117];[.$R122];[.Q$1];CHAR(34);&quot;, &quot;; CHAR(34); [.Q122]; CHAR(34); &quot;},&quot;) ; &quot;&quot;)" office:value-type="string" office:string-value="{&quot;FDCB4F&quot;, &quot;bit 1,(iy+d)&quot;}," calcext:value-type="string">
            <text:p>{"FDCB4F", "bit 1,(iy+d)"},</text:p>
          </table:table-cell>
          <table:table-cell table:number-columns-repeated="990"/>
        </table:table-row>
        <table:table-row table:style-name="ro8">
          <table:table-cell table:style-name="ce234" office:value-type="float" office:value="5" calcext:value-type="float">
            <text:p>5</text:p>
          </table:table-cell>
          <table:table-cell table:number-columns-repeated="8" table:style-name="ce236" office:value-type="string" calcext:value-type="string">
            <text:p>bit 2,(iy+d)</text:p>
          </table:table-cell>
          <table:table-cell table:number-columns-repeated="8" table:style-name="ce236" office:value-type="string" calcext:value-type="string">
            <text:p>bit 3,(iy+d)</text:p>
          </table:table-cell>
          <table:table-cell table:style-name="ce234" office:value-type="float" office:value="5" calcext:value-type="float">
            <text:p>5</text:p>
          </table:table-cell>
          <table:table-cell table:formula="of:=IF( AND([.B123]&lt;&gt;&quot;&quot;; [.B123]&lt;&gt;&quot;-&quot;) ; COM.MICROSOFT.CONCAT(&quot;{&quot;;CHAR(34);[.$B$117];[.$R123];[.B$1];CHAR(34);&quot;, &quot;; CHAR(34); [.B123]; CHAR(34); &quot;},&quot;) ; &quot;&quot;)" office:value-type="string" office:string-value="{&quot;FDCB50&quot;, &quot;bit 2,(iy+d)&quot;}," calcext:value-type="string">
            <text:p>{"FDCB50", "bit 2,(iy+d)"},</text:p>
          </table:table-cell>
          <table:table-cell table:formula="of:=IF( AND([.C123]&lt;&gt;&quot;&quot;; [.C123]&lt;&gt;&quot;-&quot;) ; COM.MICROSOFT.CONCAT(&quot;{&quot;;CHAR(34);[.$B$117];[.$R123];[.C$1];CHAR(34);&quot;, &quot;; CHAR(34); [.C123]; CHAR(34); &quot;},&quot;) ; &quot;&quot;)" office:value-type="string" office:string-value="{&quot;FDCB51&quot;, &quot;bit 2,(iy+d)&quot;}," calcext:value-type="string">
            <text:p>{"FDCB51", "bit 2,(iy+d)"},</text:p>
          </table:table-cell>
          <table:table-cell table:formula="of:=IF( AND([.D123]&lt;&gt;&quot;&quot;; [.D123]&lt;&gt;&quot;-&quot;) ; COM.MICROSOFT.CONCAT(&quot;{&quot;;CHAR(34);[.$B$117];[.$R123];[.D$1];CHAR(34);&quot;, &quot;; CHAR(34); [.D123]; CHAR(34); &quot;},&quot;) ; &quot;&quot;)" office:value-type="string" office:string-value="{&quot;FDCB52&quot;, &quot;bit 2,(iy+d)&quot;}," calcext:value-type="string">
            <text:p>{"FDCB52", "bit 2,(iy+d)"},</text:p>
          </table:table-cell>
          <table:table-cell table:formula="of:=IF( AND([.E123]&lt;&gt;&quot;&quot;; [.E123]&lt;&gt;&quot;-&quot;) ; COM.MICROSOFT.CONCAT(&quot;{&quot;;CHAR(34);[.$B$117];[.$R123];[.E$1];CHAR(34);&quot;, &quot;; CHAR(34); [.E123]; CHAR(34); &quot;},&quot;) ; &quot;&quot;)" office:value-type="string" office:string-value="{&quot;FDCB53&quot;, &quot;bit 2,(iy+d)&quot;}," calcext:value-type="string">
            <text:p>{"FDCB53", "bit 2,(iy+d)"},</text:p>
          </table:table-cell>
          <table:table-cell table:formula="of:=IF( AND([.F123]&lt;&gt;&quot;&quot;; [.F123]&lt;&gt;&quot;-&quot;) ; COM.MICROSOFT.CONCAT(&quot;{&quot;;CHAR(34);[.$B$117];[.$R123];[.F$1];CHAR(34);&quot;, &quot;; CHAR(34); [.F123]; CHAR(34); &quot;},&quot;) ; &quot;&quot;)" office:value-type="string" office:string-value="{&quot;FDCB54&quot;, &quot;bit 2,(iy+d)&quot;}," calcext:value-type="string">
            <text:p>{"FDCB54", "bit 2,(iy+d)"},</text:p>
          </table:table-cell>
          <table:table-cell table:formula="of:=IF( AND([.G123]&lt;&gt;&quot;&quot;; [.G123]&lt;&gt;&quot;-&quot;) ; COM.MICROSOFT.CONCAT(&quot;{&quot;;CHAR(34);[.$B$117];[.$R123];[.G$1];CHAR(34);&quot;, &quot;; CHAR(34); [.G123]; CHAR(34); &quot;},&quot;) ; &quot;&quot;)" office:value-type="string" office:string-value="{&quot;FDCB55&quot;, &quot;bit 2,(iy+d)&quot;}," calcext:value-type="string">
            <text:p>{"FDCB55", "bit 2,(iy+d)"},</text:p>
          </table:table-cell>
          <table:table-cell table:formula="of:=IF( AND([.H123]&lt;&gt;&quot;&quot;; [.H123]&lt;&gt;&quot;-&quot;) ; COM.MICROSOFT.CONCAT(&quot;{&quot;;CHAR(34);[.$B$117];[.$R123];[.H$1];CHAR(34);&quot;, &quot;; CHAR(34); [.H123]; CHAR(34); &quot;},&quot;) ; &quot;&quot;)" office:value-type="string" office:string-value="{&quot;FDCB56&quot;, &quot;bit 2,(iy+d)&quot;}," calcext:value-type="string">
            <text:p>{"FDCB56", "bit 2,(iy+d)"},</text:p>
          </table:table-cell>
          <table:table-cell table:formula="of:=IF( AND([.I123]&lt;&gt;&quot;&quot;; [.I123]&lt;&gt;&quot;-&quot;) ; COM.MICROSOFT.CONCAT(&quot;{&quot;;CHAR(34);[.$B$117];[.$R123];[.I$1];CHAR(34);&quot;, &quot;; CHAR(34); [.I123]; CHAR(34); &quot;},&quot;) ; &quot;&quot;)" office:value-type="string" office:string-value="{&quot;FDCB57&quot;, &quot;bit 2,(iy+d)&quot;}," calcext:value-type="string">
            <text:p>{"FDCB57", "bit 2,(iy+d)"},</text:p>
          </table:table-cell>
          <table:table-cell table:formula="of:=IF( AND([.J123]&lt;&gt;&quot;&quot;; [.J123]&lt;&gt;&quot;-&quot;) ; COM.MICROSOFT.CONCAT(&quot;{&quot;;CHAR(34);[.$B$117];[.$R123];[.J$1];CHAR(34);&quot;, &quot;; CHAR(34); [.J123]; CHAR(34); &quot;},&quot;) ; &quot;&quot;)" office:value-type="string" office:string-value="{&quot;FDCB58&quot;, &quot;bit 3,(iy+d)&quot;}," calcext:value-type="string">
            <text:p>{"FDCB58", "bit 3,(iy+d)"},</text:p>
          </table:table-cell>
          <table:table-cell table:formula="of:=IF( AND([.K123]&lt;&gt;&quot;&quot;; [.K123]&lt;&gt;&quot;-&quot;) ; COM.MICROSOFT.CONCAT(&quot;{&quot;;CHAR(34);[.$B$117];[.$R123];[.K$1];CHAR(34);&quot;, &quot;; CHAR(34); [.K123]; CHAR(34); &quot;},&quot;) ; &quot;&quot;)" office:value-type="string" office:string-value="{&quot;FDCB59&quot;, &quot;bit 3,(iy+d)&quot;}," calcext:value-type="string">
            <text:p>{"FDCB59", "bit 3,(iy+d)"},</text:p>
          </table:table-cell>
          <table:table-cell table:formula="of:=IF( AND([.L123]&lt;&gt;&quot;&quot;; [.L123]&lt;&gt;&quot;-&quot;) ; COM.MICROSOFT.CONCAT(&quot;{&quot;;CHAR(34);[.$B$117];[.$R123];[.L$1];CHAR(34);&quot;, &quot;; CHAR(34); [.L123]; CHAR(34); &quot;},&quot;) ; &quot;&quot;)" office:value-type="string" office:string-value="{&quot;FDCB5A&quot;, &quot;bit 3,(iy+d)&quot;}," calcext:value-type="string">
            <text:p>{"FDCB5A", "bit 3,(iy+d)"},</text:p>
          </table:table-cell>
          <table:table-cell table:formula="of:=IF( AND([.M123]&lt;&gt;&quot;&quot;; [.M123]&lt;&gt;&quot;-&quot;) ; COM.MICROSOFT.CONCAT(&quot;{&quot;;CHAR(34);[.$B$117];[.$R123];[.M$1];CHAR(34);&quot;, &quot;; CHAR(34); [.M123]; CHAR(34); &quot;},&quot;) ; &quot;&quot;)" office:value-type="string" office:string-value="{&quot;FDCB5B&quot;, &quot;bit 3,(iy+d)&quot;}," calcext:value-type="string">
            <text:p>{"FDCB5B", "bit 3,(iy+d)"},</text:p>
          </table:table-cell>
          <table:table-cell table:formula="of:=IF( AND([.N123]&lt;&gt;&quot;&quot;; [.N123]&lt;&gt;&quot;-&quot;) ; COM.MICROSOFT.CONCAT(&quot;{&quot;;CHAR(34);[.$B$117];[.$R123];[.N$1];CHAR(34);&quot;, &quot;; CHAR(34); [.N123]; CHAR(34); &quot;},&quot;) ; &quot;&quot;)" office:value-type="string" office:string-value="{&quot;FDCB5C&quot;, &quot;bit 3,(iy+d)&quot;}," calcext:value-type="string">
            <text:p>{"FDCB5C", "bit 3,(iy+d)"},</text:p>
          </table:table-cell>
          <table:table-cell table:formula="of:=IF( AND([.O123]&lt;&gt;&quot;&quot;; [.O123]&lt;&gt;&quot;-&quot;) ; COM.MICROSOFT.CONCAT(&quot;{&quot;;CHAR(34);[.$B$117];[.$R123];[.O$1];CHAR(34);&quot;, &quot;; CHAR(34); [.O123]; CHAR(34); &quot;},&quot;) ; &quot;&quot;)" office:value-type="string" office:string-value="{&quot;FDCB5D&quot;, &quot;bit 3,(iy+d)&quot;}," calcext:value-type="string">
            <text:p>{"FDCB5D", "bit 3,(iy+d)"},</text:p>
          </table:table-cell>
          <table:table-cell table:formula="of:=IF( AND([.P123]&lt;&gt;&quot;&quot;; [.P123]&lt;&gt;&quot;-&quot;) ; COM.MICROSOFT.CONCAT(&quot;{&quot;;CHAR(34);[.$B$117];[.$R123];[.P$1];CHAR(34);&quot;, &quot;; CHAR(34); [.P123]; CHAR(34); &quot;},&quot;) ; &quot;&quot;)" office:value-type="string" office:string-value="{&quot;FDCB5E&quot;, &quot;bit 3,(iy+d)&quot;}," calcext:value-type="string">
            <text:p>{"FDCB5E", "bit 3,(iy+d)"},</text:p>
          </table:table-cell>
          <table:table-cell table:formula="of:=IF( AND([.Q123]&lt;&gt;&quot;&quot;; [.Q123]&lt;&gt;&quot;-&quot;) ; COM.MICROSOFT.CONCAT(&quot;{&quot;;CHAR(34);[.$B$117];[.$R123];[.Q$1];CHAR(34);&quot;, &quot;; CHAR(34); [.Q123]; CHAR(34); &quot;},&quot;) ; &quot;&quot;)" office:value-type="string" office:string-value="{&quot;FDCB5F&quot;, &quot;bit 3,(iy+d)&quot;}," calcext:value-type="string">
            <text:p>{"FDCB5F", "bit 3,(iy+d)"},</text:p>
          </table:table-cell>
          <table:table-cell table:number-columns-repeated="990"/>
        </table:table-row>
        <table:table-row table:style-name="ro8">
          <table:table-cell table:style-name="ce234" office:value-type="float" office:value="6" calcext:value-type="float">
            <text:p>6</text:p>
          </table:table-cell>
          <table:table-cell table:number-columns-repeated="8" table:style-name="ce236" office:value-type="string" calcext:value-type="string">
            <text:p>bit 4,(iy+d)</text:p>
          </table:table-cell>
          <table:table-cell table:number-columns-repeated="8" table:style-name="ce236" office:value-type="string" calcext:value-type="string">
            <text:p>bit 5,(iy+d)</text:p>
          </table:table-cell>
          <table:table-cell table:style-name="ce234" office:value-type="float" office:value="6" calcext:value-type="float">
            <text:p>6</text:p>
          </table:table-cell>
          <table:table-cell table:formula="of:=IF( AND([.B124]&lt;&gt;&quot;&quot;; [.B124]&lt;&gt;&quot;-&quot;) ; COM.MICROSOFT.CONCAT(&quot;{&quot;;CHAR(34);[.$B$117];[.$R124];[.B$1];CHAR(34);&quot;, &quot;; CHAR(34); [.B124]; CHAR(34); &quot;},&quot;) ; &quot;&quot;)" office:value-type="string" office:string-value="{&quot;FDCB60&quot;, &quot;bit 4,(iy+d)&quot;}," calcext:value-type="string">
            <text:p>{"FDCB60", "bit 4,(iy+d)"},</text:p>
          </table:table-cell>
          <table:table-cell table:formula="of:=IF( AND([.C124]&lt;&gt;&quot;&quot;; [.C124]&lt;&gt;&quot;-&quot;) ; COM.MICROSOFT.CONCAT(&quot;{&quot;;CHAR(34);[.$B$117];[.$R124];[.C$1];CHAR(34);&quot;, &quot;; CHAR(34); [.C124]; CHAR(34); &quot;},&quot;) ; &quot;&quot;)" office:value-type="string" office:string-value="{&quot;FDCB61&quot;, &quot;bit 4,(iy+d)&quot;}," calcext:value-type="string">
            <text:p>{"FDCB61", "bit 4,(iy+d)"},</text:p>
          </table:table-cell>
          <table:table-cell table:formula="of:=IF( AND([.D124]&lt;&gt;&quot;&quot;; [.D124]&lt;&gt;&quot;-&quot;) ; COM.MICROSOFT.CONCAT(&quot;{&quot;;CHAR(34);[.$B$117];[.$R124];[.D$1];CHAR(34);&quot;, &quot;; CHAR(34); [.D124]; CHAR(34); &quot;},&quot;) ; &quot;&quot;)" office:value-type="string" office:string-value="{&quot;FDCB62&quot;, &quot;bit 4,(iy+d)&quot;}," calcext:value-type="string">
            <text:p>{"FDCB62", "bit 4,(iy+d)"},</text:p>
          </table:table-cell>
          <table:table-cell table:formula="of:=IF( AND([.E124]&lt;&gt;&quot;&quot;; [.E124]&lt;&gt;&quot;-&quot;) ; COM.MICROSOFT.CONCAT(&quot;{&quot;;CHAR(34);[.$B$117];[.$R124];[.E$1];CHAR(34);&quot;, &quot;; CHAR(34); [.E124]; CHAR(34); &quot;},&quot;) ; &quot;&quot;)" office:value-type="string" office:string-value="{&quot;FDCB63&quot;, &quot;bit 4,(iy+d)&quot;}," calcext:value-type="string">
            <text:p>{"FDCB63", "bit 4,(iy+d)"},</text:p>
          </table:table-cell>
          <table:table-cell table:formula="of:=IF( AND([.F124]&lt;&gt;&quot;&quot;; [.F124]&lt;&gt;&quot;-&quot;) ; COM.MICROSOFT.CONCAT(&quot;{&quot;;CHAR(34);[.$B$117];[.$R124];[.F$1];CHAR(34);&quot;, &quot;; CHAR(34); [.F124]; CHAR(34); &quot;},&quot;) ; &quot;&quot;)" office:value-type="string" office:string-value="{&quot;FDCB64&quot;, &quot;bit 4,(iy+d)&quot;}," calcext:value-type="string">
            <text:p>{"FDCB64", "bit 4,(iy+d)"},</text:p>
          </table:table-cell>
          <table:table-cell table:formula="of:=IF( AND([.G124]&lt;&gt;&quot;&quot;; [.G124]&lt;&gt;&quot;-&quot;) ; COM.MICROSOFT.CONCAT(&quot;{&quot;;CHAR(34);[.$B$117];[.$R124];[.G$1];CHAR(34);&quot;, &quot;; CHAR(34); [.G124]; CHAR(34); &quot;},&quot;) ; &quot;&quot;)" office:value-type="string" office:string-value="{&quot;FDCB65&quot;, &quot;bit 4,(iy+d)&quot;}," calcext:value-type="string">
            <text:p>{"FDCB65", "bit 4,(iy+d)"},</text:p>
          </table:table-cell>
          <table:table-cell table:formula="of:=IF( AND([.H124]&lt;&gt;&quot;&quot;; [.H124]&lt;&gt;&quot;-&quot;) ; COM.MICROSOFT.CONCAT(&quot;{&quot;;CHAR(34);[.$B$117];[.$R124];[.H$1];CHAR(34);&quot;, &quot;; CHAR(34); [.H124]; CHAR(34); &quot;},&quot;) ; &quot;&quot;)" office:value-type="string" office:string-value="{&quot;FDCB66&quot;, &quot;bit 4,(iy+d)&quot;}," calcext:value-type="string">
            <text:p>{"FDCB66", "bit 4,(iy+d)"},</text:p>
          </table:table-cell>
          <table:table-cell table:formula="of:=IF( AND([.I124]&lt;&gt;&quot;&quot;; [.I124]&lt;&gt;&quot;-&quot;) ; COM.MICROSOFT.CONCAT(&quot;{&quot;;CHAR(34);[.$B$117];[.$R124];[.I$1];CHAR(34);&quot;, &quot;; CHAR(34); [.I124]; CHAR(34); &quot;},&quot;) ; &quot;&quot;)" office:value-type="string" office:string-value="{&quot;FDCB67&quot;, &quot;bit 4,(iy+d)&quot;}," calcext:value-type="string">
            <text:p>{"FDCB67", "bit 4,(iy+d)"},</text:p>
          </table:table-cell>
          <table:table-cell table:formula="of:=IF( AND([.J124]&lt;&gt;&quot;&quot;; [.J124]&lt;&gt;&quot;-&quot;) ; COM.MICROSOFT.CONCAT(&quot;{&quot;;CHAR(34);[.$B$117];[.$R124];[.J$1];CHAR(34);&quot;, &quot;; CHAR(34); [.J124]; CHAR(34); &quot;},&quot;) ; &quot;&quot;)" office:value-type="string" office:string-value="{&quot;FDCB68&quot;, &quot;bit 5,(iy+d)&quot;}," calcext:value-type="string">
            <text:p>{"FDCB68", "bit 5,(iy+d)"},</text:p>
          </table:table-cell>
          <table:table-cell table:formula="of:=IF( AND([.K124]&lt;&gt;&quot;&quot;; [.K124]&lt;&gt;&quot;-&quot;) ; COM.MICROSOFT.CONCAT(&quot;{&quot;;CHAR(34);[.$B$117];[.$R124];[.K$1];CHAR(34);&quot;, &quot;; CHAR(34); [.K124]; CHAR(34); &quot;},&quot;) ; &quot;&quot;)" office:value-type="string" office:string-value="{&quot;FDCB69&quot;, &quot;bit 5,(iy+d)&quot;}," calcext:value-type="string">
            <text:p>{"FDCB69", "bit 5,(iy+d)"},</text:p>
          </table:table-cell>
          <table:table-cell table:formula="of:=IF( AND([.L124]&lt;&gt;&quot;&quot;; [.L124]&lt;&gt;&quot;-&quot;) ; COM.MICROSOFT.CONCAT(&quot;{&quot;;CHAR(34);[.$B$117];[.$R124];[.L$1];CHAR(34);&quot;, &quot;; CHAR(34); [.L124]; CHAR(34); &quot;},&quot;) ; &quot;&quot;)" office:value-type="string" office:string-value="{&quot;FDCB6A&quot;, &quot;bit 5,(iy+d)&quot;}," calcext:value-type="string">
            <text:p>{"FDCB6A", "bit 5,(iy+d)"},</text:p>
          </table:table-cell>
          <table:table-cell table:formula="of:=IF( AND([.M124]&lt;&gt;&quot;&quot;; [.M124]&lt;&gt;&quot;-&quot;) ; COM.MICROSOFT.CONCAT(&quot;{&quot;;CHAR(34);[.$B$117];[.$R124];[.M$1];CHAR(34);&quot;, &quot;; CHAR(34); [.M124]; CHAR(34); &quot;},&quot;) ; &quot;&quot;)" office:value-type="string" office:string-value="{&quot;FDCB6B&quot;, &quot;bit 5,(iy+d)&quot;}," calcext:value-type="string">
            <text:p>{"FDCB6B", "bit 5,(iy+d)"},</text:p>
          </table:table-cell>
          <table:table-cell table:formula="of:=IF( AND([.N124]&lt;&gt;&quot;&quot;; [.N124]&lt;&gt;&quot;-&quot;) ; COM.MICROSOFT.CONCAT(&quot;{&quot;;CHAR(34);[.$B$117];[.$R124];[.N$1];CHAR(34);&quot;, &quot;; CHAR(34); [.N124]; CHAR(34); &quot;},&quot;) ; &quot;&quot;)" office:value-type="string" office:string-value="{&quot;FDCB6C&quot;, &quot;bit 5,(iy+d)&quot;}," calcext:value-type="string">
            <text:p>{"FDCB6C", "bit 5,(iy+d)"},</text:p>
          </table:table-cell>
          <table:table-cell table:formula="of:=IF( AND([.O124]&lt;&gt;&quot;&quot;; [.O124]&lt;&gt;&quot;-&quot;) ; COM.MICROSOFT.CONCAT(&quot;{&quot;;CHAR(34);[.$B$117];[.$R124];[.O$1];CHAR(34);&quot;, &quot;; CHAR(34); [.O124]; CHAR(34); &quot;},&quot;) ; &quot;&quot;)" office:value-type="string" office:string-value="{&quot;FDCB6D&quot;, &quot;bit 5,(iy+d)&quot;}," calcext:value-type="string">
            <text:p>{"FDCB6D", "bit 5,(iy+d)"},</text:p>
          </table:table-cell>
          <table:table-cell table:formula="of:=IF( AND([.P124]&lt;&gt;&quot;&quot;; [.P124]&lt;&gt;&quot;-&quot;) ; COM.MICROSOFT.CONCAT(&quot;{&quot;;CHAR(34);[.$B$117];[.$R124];[.P$1];CHAR(34);&quot;, &quot;; CHAR(34); [.P124]; CHAR(34); &quot;},&quot;) ; &quot;&quot;)" office:value-type="string" office:string-value="{&quot;FDCB6E&quot;, &quot;bit 5,(iy+d)&quot;}," calcext:value-type="string">
            <text:p>{"FDCB6E", "bit 5,(iy+d)"},</text:p>
          </table:table-cell>
          <table:table-cell table:formula="of:=IF( AND([.Q124]&lt;&gt;&quot;&quot;; [.Q124]&lt;&gt;&quot;-&quot;) ; COM.MICROSOFT.CONCAT(&quot;{&quot;;CHAR(34);[.$B$117];[.$R124];[.Q$1];CHAR(34);&quot;, &quot;; CHAR(34); [.Q124]; CHAR(34); &quot;},&quot;) ; &quot;&quot;)" office:value-type="string" office:string-value="{&quot;FDCB6F&quot;, &quot;bit 5,(iy+d)&quot;}," calcext:value-type="string">
            <text:p>{"FDCB6F", "bit 5,(iy+d)"},</text:p>
          </table:table-cell>
          <table:table-cell table:number-columns-repeated="990"/>
        </table:table-row>
        <table:table-row table:style-name="ro8">
          <table:table-cell table:style-name="ce234" office:value-type="float" office:value="7" calcext:value-type="float">
            <text:p>7</text:p>
          </table:table-cell>
          <table:table-cell table:number-columns-repeated="8" table:style-name="ce236" office:value-type="string" calcext:value-type="string">
            <text:p>bit 6,(iy+d)</text:p>
          </table:table-cell>
          <table:table-cell table:number-columns-repeated="8" table:style-name="ce236" office:value-type="string" calcext:value-type="string">
            <text:p>bit 7,(iy+d)</text:p>
          </table:table-cell>
          <table:table-cell table:style-name="ce234" office:value-type="float" office:value="7" calcext:value-type="float">
            <text:p>7</text:p>
          </table:table-cell>
          <table:table-cell table:formula="of:=IF( AND([.B125]&lt;&gt;&quot;&quot;; [.B125]&lt;&gt;&quot;-&quot;) ; COM.MICROSOFT.CONCAT(&quot;{&quot;;CHAR(34);[.$B$117];[.$R125];[.B$1];CHAR(34);&quot;, &quot;; CHAR(34); [.B125]; CHAR(34); &quot;},&quot;) ; &quot;&quot;)" office:value-type="string" office:string-value="{&quot;FDCB70&quot;, &quot;bit 6,(iy+d)&quot;}," calcext:value-type="string">
            <text:p>{"FDCB70", "bit 6,(iy+d)"},</text:p>
          </table:table-cell>
          <table:table-cell table:formula="of:=IF( AND([.C125]&lt;&gt;&quot;&quot;; [.C125]&lt;&gt;&quot;-&quot;) ; COM.MICROSOFT.CONCAT(&quot;{&quot;;CHAR(34);[.$B$117];[.$R125];[.C$1];CHAR(34);&quot;, &quot;; CHAR(34); [.C125]; CHAR(34); &quot;},&quot;) ; &quot;&quot;)" office:value-type="string" office:string-value="{&quot;FDCB71&quot;, &quot;bit 6,(iy+d)&quot;}," calcext:value-type="string">
            <text:p>{"FDCB71", "bit 6,(iy+d)"},</text:p>
          </table:table-cell>
          <table:table-cell table:formula="of:=IF( AND([.D125]&lt;&gt;&quot;&quot;; [.D125]&lt;&gt;&quot;-&quot;) ; COM.MICROSOFT.CONCAT(&quot;{&quot;;CHAR(34);[.$B$117];[.$R125];[.D$1];CHAR(34);&quot;, &quot;; CHAR(34); [.D125]; CHAR(34); &quot;},&quot;) ; &quot;&quot;)" office:value-type="string" office:string-value="{&quot;FDCB72&quot;, &quot;bit 6,(iy+d)&quot;}," calcext:value-type="string">
            <text:p>{"FDCB72", "bit 6,(iy+d)"},</text:p>
          </table:table-cell>
          <table:table-cell table:formula="of:=IF( AND([.E125]&lt;&gt;&quot;&quot;; [.E125]&lt;&gt;&quot;-&quot;) ; COM.MICROSOFT.CONCAT(&quot;{&quot;;CHAR(34);[.$B$117];[.$R125];[.E$1];CHAR(34);&quot;, &quot;; CHAR(34); [.E125]; CHAR(34); &quot;},&quot;) ; &quot;&quot;)" office:value-type="string" office:string-value="{&quot;FDCB73&quot;, &quot;bit 6,(iy+d)&quot;}," calcext:value-type="string">
            <text:p>{"FDCB73", "bit 6,(iy+d)"},</text:p>
          </table:table-cell>
          <table:table-cell table:formula="of:=IF( AND([.F125]&lt;&gt;&quot;&quot;; [.F125]&lt;&gt;&quot;-&quot;) ; COM.MICROSOFT.CONCAT(&quot;{&quot;;CHAR(34);[.$B$117];[.$R125];[.F$1];CHAR(34);&quot;, &quot;; CHAR(34); [.F125]; CHAR(34); &quot;},&quot;) ; &quot;&quot;)" office:value-type="string" office:string-value="{&quot;FDCB74&quot;, &quot;bit 6,(iy+d)&quot;}," calcext:value-type="string">
            <text:p>{"FDCB74", "bit 6,(iy+d)"},</text:p>
          </table:table-cell>
          <table:table-cell table:formula="of:=IF( AND([.G125]&lt;&gt;&quot;&quot;; [.G125]&lt;&gt;&quot;-&quot;) ; COM.MICROSOFT.CONCAT(&quot;{&quot;;CHAR(34);[.$B$117];[.$R125];[.G$1];CHAR(34);&quot;, &quot;; CHAR(34); [.G125]; CHAR(34); &quot;},&quot;) ; &quot;&quot;)" office:value-type="string" office:string-value="{&quot;FDCB75&quot;, &quot;bit 6,(iy+d)&quot;}," calcext:value-type="string">
            <text:p>{"FDCB75", "bit 6,(iy+d)"},</text:p>
          </table:table-cell>
          <table:table-cell table:formula="of:=IF( AND([.H125]&lt;&gt;&quot;&quot;; [.H125]&lt;&gt;&quot;-&quot;) ; COM.MICROSOFT.CONCAT(&quot;{&quot;;CHAR(34);[.$B$117];[.$R125];[.H$1];CHAR(34);&quot;, &quot;; CHAR(34); [.H125]; CHAR(34); &quot;},&quot;) ; &quot;&quot;)" office:value-type="string" office:string-value="{&quot;FDCB76&quot;, &quot;bit 6,(iy+d)&quot;}," calcext:value-type="string">
            <text:p>{"FDCB76", "bit 6,(iy+d)"},</text:p>
          </table:table-cell>
          <table:table-cell table:formula="of:=IF( AND([.I125]&lt;&gt;&quot;&quot;; [.I125]&lt;&gt;&quot;-&quot;) ; COM.MICROSOFT.CONCAT(&quot;{&quot;;CHAR(34);[.$B$117];[.$R125];[.I$1];CHAR(34);&quot;, &quot;; CHAR(34); [.I125]; CHAR(34); &quot;},&quot;) ; &quot;&quot;)" office:value-type="string" office:string-value="{&quot;FDCB77&quot;, &quot;bit 6,(iy+d)&quot;}," calcext:value-type="string">
            <text:p>{"FDCB77", "bit 6,(iy+d)"},</text:p>
          </table:table-cell>
          <table:table-cell table:formula="of:=IF( AND([.J125]&lt;&gt;&quot;&quot;; [.J125]&lt;&gt;&quot;-&quot;) ; COM.MICROSOFT.CONCAT(&quot;{&quot;;CHAR(34);[.$B$117];[.$R125];[.J$1];CHAR(34);&quot;, &quot;; CHAR(34); [.J125]; CHAR(34); &quot;},&quot;) ; &quot;&quot;)" office:value-type="string" office:string-value="{&quot;FDCB78&quot;, &quot;bit 7,(iy+d)&quot;}," calcext:value-type="string">
            <text:p>{"FDCB78", "bit 7,(iy+d)"},</text:p>
          </table:table-cell>
          <table:table-cell table:formula="of:=IF( AND([.K125]&lt;&gt;&quot;&quot;; [.K125]&lt;&gt;&quot;-&quot;) ; COM.MICROSOFT.CONCAT(&quot;{&quot;;CHAR(34);[.$B$117];[.$R125];[.K$1];CHAR(34);&quot;, &quot;; CHAR(34); [.K125]; CHAR(34); &quot;},&quot;) ; &quot;&quot;)" office:value-type="string" office:string-value="{&quot;FDCB79&quot;, &quot;bit 7,(iy+d)&quot;}," calcext:value-type="string">
            <text:p>{"FDCB79", "bit 7,(iy+d)"},</text:p>
          </table:table-cell>
          <table:table-cell table:formula="of:=IF( AND([.L125]&lt;&gt;&quot;&quot;; [.L125]&lt;&gt;&quot;-&quot;) ; COM.MICROSOFT.CONCAT(&quot;{&quot;;CHAR(34);[.$B$117];[.$R125];[.L$1];CHAR(34);&quot;, &quot;; CHAR(34); [.L125]; CHAR(34); &quot;},&quot;) ; &quot;&quot;)" office:value-type="string" office:string-value="{&quot;FDCB7A&quot;, &quot;bit 7,(iy+d)&quot;}," calcext:value-type="string">
            <text:p>{"FDCB7A", "bit 7,(iy+d)"},</text:p>
          </table:table-cell>
          <table:table-cell table:formula="of:=IF( AND([.M125]&lt;&gt;&quot;&quot;; [.M125]&lt;&gt;&quot;-&quot;) ; COM.MICROSOFT.CONCAT(&quot;{&quot;;CHAR(34);[.$B$117];[.$R125];[.M$1];CHAR(34);&quot;, &quot;; CHAR(34); [.M125]; CHAR(34); &quot;},&quot;) ; &quot;&quot;)" office:value-type="string" office:string-value="{&quot;FDCB7B&quot;, &quot;bit 7,(iy+d)&quot;}," calcext:value-type="string">
            <text:p>{"FDCB7B", "bit 7,(iy+d)"},</text:p>
          </table:table-cell>
          <table:table-cell table:formula="of:=IF( AND([.N125]&lt;&gt;&quot;&quot;; [.N125]&lt;&gt;&quot;-&quot;) ; COM.MICROSOFT.CONCAT(&quot;{&quot;;CHAR(34);[.$B$117];[.$R125];[.N$1];CHAR(34);&quot;, &quot;; CHAR(34); [.N125]; CHAR(34); &quot;},&quot;) ; &quot;&quot;)" office:value-type="string" office:string-value="{&quot;FDCB7C&quot;, &quot;bit 7,(iy+d)&quot;}," calcext:value-type="string">
            <text:p>{"FDCB7C", "bit 7,(iy+d)"},</text:p>
          </table:table-cell>
          <table:table-cell table:formula="of:=IF( AND([.O125]&lt;&gt;&quot;&quot;; [.O125]&lt;&gt;&quot;-&quot;) ; COM.MICROSOFT.CONCAT(&quot;{&quot;;CHAR(34);[.$B$117];[.$R125];[.O$1];CHAR(34);&quot;, &quot;; CHAR(34); [.O125]; CHAR(34); &quot;},&quot;) ; &quot;&quot;)" office:value-type="string" office:string-value="{&quot;FDCB7D&quot;, &quot;bit 7,(iy+d)&quot;}," calcext:value-type="string">
            <text:p>{"FDCB7D", "bit 7,(iy+d)"},</text:p>
          </table:table-cell>
          <table:table-cell table:formula="of:=IF( AND([.P125]&lt;&gt;&quot;&quot;; [.P125]&lt;&gt;&quot;-&quot;) ; COM.MICROSOFT.CONCAT(&quot;{&quot;;CHAR(34);[.$B$117];[.$R125];[.P$1];CHAR(34);&quot;, &quot;; CHAR(34); [.P125]; CHAR(34); &quot;},&quot;) ; &quot;&quot;)" office:value-type="string" office:string-value="{&quot;FDCB7E&quot;, &quot;bit 7,(iy+d)&quot;}," calcext:value-type="string">
            <text:p>{"FDCB7E", "bit 7,(iy+d)"},</text:p>
          </table:table-cell>
          <table:table-cell table:formula="of:=IF( AND([.Q125]&lt;&gt;&quot;&quot;; [.Q125]&lt;&gt;&quot;-&quot;) ; COM.MICROSOFT.CONCAT(&quot;{&quot;;CHAR(34);[.$B$117];[.$R125];[.Q$1];CHAR(34);&quot;, &quot;; CHAR(34); [.Q125]; CHAR(34); &quot;},&quot;) ; &quot;&quot;)" office:value-type="string" office:string-value="{&quot;FDCB7F&quot;, &quot;bit 7,(iy+d)&quot;}," calcext:value-type="string">
            <text:p>{"FDCB7F", "bit 7,(iy+d)"},</text:p>
          </table:table-cell>
          <table:table-cell table:number-columns-repeated="990"/>
        </table:table-row>
        <table:table-row table:style-name="ro8">
          <table:table-cell table:style-name="ce234" office:value-type="float" office:value="8" calcext:value-type="float">
            <text:p>8</text:p>
          </table:table-cell>
          <table:table-cell table:style-name="ce236" office:value-type="string" calcext:value-type="string">
            <text:p>res 0,(iy+d),b</text:p>
          </table:table-cell>
          <table:table-cell table:style-name="ce236" office:value-type="string" calcext:value-type="string">
            <text:p>res 0,(iy+d),c</text:p>
          </table:table-cell>
          <table:table-cell table:style-name="ce236" office:value-type="string" calcext:value-type="string">
            <text:p>res 0,(iy+d),d</text:p>
          </table:table-cell>
          <table:table-cell table:style-name="ce236" office:value-type="string" calcext:value-type="string">
            <text:p>res 0,(iy+d),e</text:p>
          </table:table-cell>
          <table:table-cell table:style-name="ce236" office:value-type="string" calcext:value-type="string">
            <text:p>res 0,(iy+d),h</text:p>
          </table:table-cell>
          <table:table-cell table:style-name="ce236" office:value-type="string" calcext:value-type="string">
            <text:p>res 0,(iy+d),l</text:p>
          </table:table-cell>
          <table:table-cell table:style-name="ce236" office:value-type="string" calcext:value-type="string">
            <text:p>res 0,(iy+d)</text:p>
          </table:table-cell>
          <table:table-cell table:style-name="ce236" office:value-type="string" calcext:value-type="string">
            <text:p>res 0,(iy+d),a</text:p>
          </table:table-cell>
          <table:table-cell table:style-name="ce236" office:value-type="string" calcext:value-type="string">
            <text:p>res 1,(iy+d),b</text:p>
          </table:table-cell>
          <table:table-cell table:style-name="ce236" office:value-type="string" calcext:value-type="string">
            <text:p>res 1,(iy+d),c</text:p>
          </table:table-cell>
          <table:table-cell table:style-name="ce236" office:value-type="string" calcext:value-type="string">
            <text:p>res 1,(iy+d),d</text:p>
          </table:table-cell>
          <table:table-cell table:style-name="ce236" office:value-type="string" calcext:value-type="string">
            <text:p>res 1,(iy+d),e</text:p>
          </table:table-cell>
          <table:table-cell table:style-name="ce236" office:value-type="string" calcext:value-type="string">
            <text:p>res 1,(iy+d),h</text:p>
          </table:table-cell>
          <table:table-cell table:style-name="ce236" office:value-type="string" calcext:value-type="string">
            <text:p>res 1,(iy+d),l</text:p>
          </table:table-cell>
          <table:table-cell table:style-name="ce236" office:value-type="string" calcext:value-type="string">
            <text:p>res 1,(iy+d)</text:p>
          </table:table-cell>
          <table:table-cell table:style-name="ce236" office:value-type="string" calcext:value-type="string">
            <text:p>res 1,(iy+d),a</text:p>
          </table:table-cell>
          <table:table-cell table:style-name="ce234" office:value-type="float" office:value="8" calcext:value-type="float">
            <text:p>8</text:p>
          </table:table-cell>
          <table:table-cell table:formula="of:=IF( AND([.B126]&lt;&gt;&quot;&quot;; [.B126]&lt;&gt;&quot;-&quot;) ; COM.MICROSOFT.CONCAT(&quot;{&quot;;CHAR(34);[.$B$117];[.$R126];[.B$1];CHAR(34);&quot;, &quot;; CHAR(34); [.B126]; CHAR(34); &quot;},&quot;) ; &quot;&quot;)" office:value-type="string" office:string-value="{&quot;FDCB80&quot;, &quot;res 0,(iy+d),b&quot;}," calcext:value-type="string">
            <text:p>{"FDCB80", "res 0,(iy+d),b"},</text:p>
          </table:table-cell>
          <table:table-cell table:formula="of:=IF( AND([.C126]&lt;&gt;&quot;&quot;; [.C126]&lt;&gt;&quot;-&quot;) ; COM.MICROSOFT.CONCAT(&quot;{&quot;;CHAR(34);[.$B$117];[.$R126];[.C$1];CHAR(34);&quot;, &quot;; CHAR(34); [.C126]; CHAR(34); &quot;},&quot;) ; &quot;&quot;)" office:value-type="string" office:string-value="{&quot;FDCB81&quot;, &quot;res 0,(iy+d),c&quot;}," calcext:value-type="string">
            <text:p>{"FDCB81", "res 0,(iy+d),c"},</text:p>
          </table:table-cell>
          <table:table-cell table:formula="of:=IF( AND([.D126]&lt;&gt;&quot;&quot;; [.D126]&lt;&gt;&quot;-&quot;) ; COM.MICROSOFT.CONCAT(&quot;{&quot;;CHAR(34);[.$B$117];[.$R126];[.D$1];CHAR(34);&quot;, &quot;; CHAR(34); [.D126]; CHAR(34); &quot;},&quot;) ; &quot;&quot;)" office:value-type="string" office:string-value="{&quot;FDCB82&quot;, &quot;res 0,(iy+d),d&quot;}," calcext:value-type="string">
            <text:p>{"FDCB82", "res 0,(iy+d),d"},</text:p>
          </table:table-cell>
          <table:table-cell table:formula="of:=IF( AND([.E126]&lt;&gt;&quot;&quot;; [.E126]&lt;&gt;&quot;-&quot;) ; COM.MICROSOFT.CONCAT(&quot;{&quot;;CHAR(34);[.$B$117];[.$R126];[.E$1];CHAR(34);&quot;, &quot;; CHAR(34); [.E126]; CHAR(34); &quot;},&quot;) ; &quot;&quot;)" office:value-type="string" office:string-value="{&quot;FDCB83&quot;, &quot;res 0,(iy+d),e&quot;}," calcext:value-type="string">
            <text:p>{"FDCB83", "res 0,(iy+d),e"},</text:p>
          </table:table-cell>
          <table:table-cell table:formula="of:=IF( AND([.F126]&lt;&gt;&quot;&quot;; [.F126]&lt;&gt;&quot;-&quot;) ; COM.MICROSOFT.CONCAT(&quot;{&quot;;CHAR(34);[.$B$117];[.$R126];[.F$1];CHAR(34);&quot;, &quot;; CHAR(34); [.F126]; CHAR(34); &quot;},&quot;) ; &quot;&quot;)" office:value-type="string" office:string-value="{&quot;FDCB84&quot;, &quot;res 0,(iy+d),h&quot;}," calcext:value-type="string">
            <text:p>{"FDCB84", "res 0,(iy+d),h"},</text:p>
          </table:table-cell>
          <table:table-cell table:formula="of:=IF( AND([.G126]&lt;&gt;&quot;&quot;; [.G126]&lt;&gt;&quot;-&quot;) ; COM.MICROSOFT.CONCAT(&quot;{&quot;;CHAR(34);[.$B$117];[.$R126];[.G$1];CHAR(34);&quot;, &quot;; CHAR(34); [.G126]; CHAR(34); &quot;},&quot;) ; &quot;&quot;)" office:value-type="string" office:string-value="{&quot;FDCB85&quot;, &quot;res 0,(iy+d),l&quot;}," calcext:value-type="string">
            <text:p>{"FDCB85", "res 0,(iy+d),l"},</text:p>
          </table:table-cell>
          <table:table-cell table:formula="of:=IF( AND([.H126]&lt;&gt;&quot;&quot;; [.H126]&lt;&gt;&quot;-&quot;) ; COM.MICROSOFT.CONCAT(&quot;{&quot;;CHAR(34);[.$B$117];[.$R126];[.H$1];CHAR(34);&quot;, &quot;; CHAR(34); [.H126]; CHAR(34); &quot;},&quot;) ; &quot;&quot;)" office:value-type="string" office:string-value="{&quot;FDCB86&quot;, &quot;res 0,(iy+d)&quot;}," calcext:value-type="string">
            <text:p>{"FDCB86", "res 0,(iy+d)"},</text:p>
          </table:table-cell>
          <table:table-cell table:formula="of:=IF( AND([.I126]&lt;&gt;&quot;&quot;; [.I126]&lt;&gt;&quot;-&quot;) ; COM.MICROSOFT.CONCAT(&quot;{&quot;;CHAR(34);[.$B$117];[.$R126];[.I$1];CHAR(34);&quot;, &quot;; CHAR(34); [.I126]; CHAR(34); &quot;},&quot;) ; &quot;&quot;)" office:value-type="string" office:string-value="{&quot;FDCB87&quot;, &quot;res 0,(iy+d),a&quot;}," calcext:value-type="string">
            <text:p>{"FDCB87", "res 0,(iy+d),a"},</text:p>
          </table:table-cell>
          <table:table-cell table:formula="of:=IF( AND([.J126]&lt;&gt;&quot;&quot;; [.J126]&lt;&gt;&quot;-&quot;) ; COM.MICROSOFT.CONCAT(&quot;{&quot;;CHAR(34);[.$B$117];[.$R126];[.J$1];CHAR(34);&quot;, &quot;; CHAR(34); [.J126]; CHAR(34); &quot;},&quot;) ; &quot;&quot;)" office:value-type="string" office:string-value="{&quot;FDCB88&quot;, &quot;res 1,(iy+d),b&quot;}," calcext:value-type="string">
            <text:p>{"FDCB88", "res 1,(iy+d),b"},</text:p>
          </table:table-cell>
          <table:table-cell table:formula="of:=IF( AND([.K126]&lt;&gt;&quot;&quot;; [.K126]&lt;&gt;&quot;-&quot;) ; COM.MICROSOFT.CONCAT(&quot;{&quot;;CHAR(34);[.$B$117];[.$R126];[.K$1];CHAR(34);&quot;, &quot;; CHAR(34); [.K126]; CHAR(34); &quot;},&quot;) ; &quot;&quot;)" office:value-type="string" office:string-value="{&quot;FDCB89&quot;, &quot;res 1,(iy+d),c&quot;}," calcext:value-type="string">
            <text:p>{"FDCB89", "res 1,(iy+d),c"},</text:p>
          </table:table-cell>
          <table:table-cell table:formula="of:=IF( AND([.L126]&lt;&gt;&quot;&quot;; [.L126]&lt;&gt;&quot;-&quot;) ; COM.MICROSOFT.CONCAT(&quot;{&quot;;CHAR(34);[.$B$117];[.$R126];[.L$1];CHAR(34);&quot;, &quot;; CHAR(34); [.L126]; CHAR(34); &quot;},&quot;) ; &quot;&quot;)" office:value-type="string" office:string-value="{&quot;FDCB8A&quot;, &quot;res 1,(iy+d),d&quot;}," calcext:value-type="string">
            <text:p>{"FDCB8A", "res 1,(iy+d),d"},</text:p>
          </table:table-cell>
          <table:table-cell table:formula="of:=IF( AND([.M126]&lt;&gt;&quot;&quot;; [.M126]&lt;&gt;&quot;-&quot;) ; COM.MICROSOFT.CONCAT(&quot;{&quot;;CHAR(34);[.$B$117];[.$R126];[.M$1];CHAR(34);&quot;, &quot;; CHAR(34); [.M126]; CHAR(34); &quot;},&quot;) ; &quot;&quot;)" office:value-type="string" office:string-value="{&quot;FDCB8B&quot;, &quot;res 1,(iy+d),e&quot;}," calcext:value-type="string">
            <text:p>{"FDCB8B", "res 1,(iy+d),e"},</text:p>
          </table:table-cell>
          <table:table-cell table:formula="of:=IF( AND([.N126]&lt;&gt;&quot;&quot;; [.N126]&lt;&gt;&quot;-&quot;) ; COM.MICROSOFT.CONCAT(&quot;{&quot;;CHAR(34);[.$B$117];[.$R126];[.N$1];CHAR(34);&quot;, &quot;; CHAR(34); [.N126]; CHAR(34); &quot;},&quot;) ; &quot;&quot;)" office:value-type="string" office:string-value="{&quot;FDCB8C&quot;, &quot;res 1,(iy+d),h&quot;}," calcext:value-type="string">
            <text:p>{"FDCB8C", "res 1,(iy+d),h"},</text:p>
          </table:table-cell>
          <table:table-cell table:formula="of:=IF( AND([.O126]&lt;&gt;&quot;&quot;; [.O126]&lt;&gt;&quot;-&quot;) ; COM.MICROSOFT.CONCAT(&quot;{&quot;;CHAR(34);[.$B$117];[.$R126];[.O$1];CHAR(34);&quot;, &quot;; CHAR(34); [.O126]; CHAR(34); &quot;},&quot;) ; &quot;&quot;)" office:value-type="string" office:string-value="{&quot;FDCB8D&quot;, &quot;res 1,(iy+d),l&quot;}," calcext:value-type="string">
            <text:p>{"FDCB8D", "res 1,(iy+d),l"},</text:p>
          </table:table-cell>
          <table:table-cell table:formula="of:=IF( AND([.P126]&lt;&gt;&quot;&quot;; [.P126]&lt;&gt;&quot;-&quot;) ; COM.MICROSOFT.CONCAT(&quot;{&quot;;CHAR(34);[.$B$117];[.$R126];[.P$1];CHAR(34);&quot;, &quot;; CHAR(34); [.P126]; CHAR(34); &quot;},&quot;) ; &quot;&quot;)" office:value-type="string" office:string-value="{&quot;FDCB8E&quot;, &quot;res 1,(iy+d)&quot;}," calcext:value-type="string">
            <text:p>{"FDCB8E", "res 1,(iy+d)"},</text:p>
          </table:table-cell>
          <table:table-cell table:formula="of:=IF( AND([.Q126]&lt;&gt;&quot;&quot;; [.Q126]&lt;&gt;&quot;-&quot;) ; COM.MICROSOFT.CONCAT(&quot;{&quot;;CHAR(34);[.$B$117];[.$R126];[.Q$1];CHAR(34);&quot;, &quot;; CHAR(34); [.Q126]; CHAR(34); &quot;},&quot;) ; &quot;&quot;)" office:value-type="string" office:string-value="{&quot;FDCB8F&quot;, &quot;res 1,(iy+d),a&quot;}," calcext:value-type="string">
            <text:p>{"FDCB8F", "res 1,(iy+d),a"},</text:p>
          </table:table-cell>
          <table:table-cell table:number-columns-repeated="990"/>
        </table:table-row>
        <table:table-row table:style-name="ro8">
          <table:table-cell table:style-name="ce234" office:value-type="float" office:value="9" calcext:value-type="float">
            <text:p>9</text:p>
          </table:table-cell>
          <table:table-cell table:style-name="ce236" office:value-type="string" calcext:value-type="string">
            <text:p>res 2,(iy+d),b</text:p>
          </table:table-cell>
          <table:table-cell table:style-name="ce236" office:value-type="string" calcext:value-type="string">
            <text:p>res 2,(iy+d),c</text:p>
          </table:table-cell>
          <table:table-cell table:style-name="ce236" office:value-type="string" calcext:value-type="string">
            <text:p>res 2,(iy+d),d</text:p>
          </table:table-cell>
          <table:table-cell table:style-name="ce236" office:value-type="string" calcext:value-type="string">
            <text:p>res 2,(iy+d),e</text:p>
          </table:table-cell>
          <table:table-cell table:style-name="ce236" office:value-type="string" calcext:value-type="string">
            <text:p>res 2,(iy+d),h</text:p>
          </table:table-cell>
          <table:table-cell table:style-name="ce236" office:value-type="string" calcext:value-type="string">
            <text:p>res 2,(iy+d),l</text:p>
          </table:table-cell>
          <table:table-cell table:style-name="ce236" office:value-type="string" calcext:value-type="string">
            <text:p>res 2,(iy+d)</text:p>
          </table:table-cell>
          <table:table-cell table:style-name="ce236" office:value-type="string" calcext:value-type="string">
            <text:p>res 2,(iy+d),a</text:p>
          </table:table-cell>
          <table:table-cell table:style-name="ce236" office:value-type="string" calcext:value-type="string">
            <text:p>res 3,(iy+d),b</text:p>
          </table:table-cell>
          <table:table-cell table:style-name="ce236" office:value-type="string" calcext:value-type="string">
            <text:p>res 3,(iy+d),c</text:p>
          </table:table-cell>
          <table:table-cell table:style-name="ce236" office:value-type="string" calcext:value-type="string">
            <text:p>res 3,(iy+d),d</text:p>
          </table:table-cell>
          <table:table-cell table:style-name="ce236" office:value-type="string" calcext:value-type="string">
            <text:p>res 3,(iy+d),e</text:p>
          </table:table-cell>
          <table:table-cell table:style-name="ce236" office:value-type="string" calcext:value-type="string">
            <text:p>res 3,(iy+d),h</text:p>
          </table:table-cell>
          <table:table-cell table:style-name="ce236" office:value-type="string" calcext:value-type="string">
            <text:p>res 3,(iy+d),l</text:p>
          </table:table-cell>
          <table:table-cell table:style-name="ce236" office:value-type="string" calcext:value-type="string">
            <text:p>res 3,(iy+d)</text:p>
          </table:table-cell>
          <table:table-cell table:style-name="ce236" office:value-type="string" calcext:value-type="string">
            <text:p>res 3,(iy+d),a</text:p>
          </table:table-cell>
          <table:table-cell table:style-name="ce234" office:value-type="float" office:value="9" calcext:value-type="float">
            <text:p>9</text:p>
          </table:table-cell>
          <table:table-cell table:formula="of:=IF( AND([.B127]&lt;&gt;&quot;&quot;; [.B127]&lt;&gt;&quot;-&quot;) ; COM.MICROSOFT.CONCAT(&quot;{&quot;;CHAR(34);[.$B$117];[.$R127];[.B$1];CHAR(34);&quot;, &quot;; CHAR(34); [.B127]; CHAR(34); &quot;},&quot;) ; &quot;&quot;)" office:value-type="string" office:string-value="{&quot;FDCB90&quot;, &quot;res 2,(iy+d),b&quot;}," calcext:value-type="string">
            <text:p>{"FDCB90", "res 2,(iy+d),b"},</text:p>
          </table:table-cell>
          <table:table-cell table:formula="of:=IF( AND([.C127]&lt;&gt;&quot;&quot;; [.C127]&lt;&gt;&quot;-&quot;) ; COM.MICROSOFT.CONCAT(&quot;{&quot;;CHAR(34);[.$B$117];[.$R127];[.C$1];CHAR(34);&quot;, &quot;; CHAR(34); [.C127]; CHAR(34); &quot;},&quot;) ; &quot;&quot;)" office:value-type="string" office:string-value="{&quot;FDCB91&quot;, &quot;res 2,(iy+d),c&quot;}," calcext:value-type="string">
            <text:p>{"FDCB91", "res 2,(iy+d),c"},</text:p>
          </table:table-cell>
          <table:table-cell table:formula="of:=IF( AND([.D127]&lt;&gt;&quot;&quot;; [.D127]&lt;&gt;&quot;-&quot;) ; COM.MICROSOFT.CONCAT(&quot;{&quot;;CHAR(34);[.$B$117];[.$R127];[.D$1];CHAR(34);&quot;, &quot;; CHAR(34); [.D127]; CHAR(34); &quot;},&quot;) ; &quot;&quot;)" office:value-type="string" office:string-value="{&quot;FDCB92&quot;, &quot;res 2,(iy+d),d&quot;}," calcext:value-type="string">
            <text:p>{"FDCB92", "res 2,(iy+d),d"},</text:p>
          </table:table-cell>
          <table:table-cell table:formula="of:=IF( AND([.E127]&lt;&gt;&quot;&quot;; [.E127]&lt;&gt;&quot;-&quot;) ; COM.MICROSOFT.CONCAT(&quot;{&quot;;CHAR(34);[.$B$117];[.$R127];[.E$1];CHAR(34);&quot;, &quot;; CHAR(34); [.E127]; CHAR(34); &quot;},&quot;) ; &quot;&quot;)" office:value-type="string" office:string-value="{&quot;FDCB93&quot;, &quot;res 2,(iy+d),e&quot;}," calcext:value-type="string">
            <text:p>{"FDCB93", "res 2,(iy+d),e"},</text:p>
          </table:table-cell>
          <table:table-cell table:formula="of:=IF( AND([.F127]&lt;&gt;&quot;&quot;; [.F127]&lt;&gt;&quot;-&quot;) ; COM.MICROSOFT.CONCAT(&quot;{&quot;;CHAR(34);[.$B$117];[.$R127];[.F$1];CHAR(34);&quot;, &quot;; CHAR(34); [.F127]; CHAR(34); &quot;},&quot;) ; &quot;&quot;)" office:value-type="string" office:string-value="{&quot;FDCB94&quot;, &quot;res 2,(iy+d),h&quot;}," calcext:value-type="string">
            <text:p>{"FDCB94", "res 2,(iy+d),h"},</text:p>
          </table:table-cell>
          <table:table-cell table:formula="of:=IF( AND([.G127]&lt;&gt;&quot;&quot;; [.G127]&lt;&gt;&quot;-&quot;) ; COM.MICROSOFT.CONCAT(&quot;{&quot;;CHAR(34);[.$B$117];[.$R127];[.G$1];CHAR(34);&quot;, &quot;; CHAR(34); [.G127]; CHAR(34); &quot;},&quot;) ; &quot;&quot;)" office:value-type="string" office:string-value="{&quot;FDCB95&quot;, &quot;res 2,(iy+d),l&quot;}," calcext:value-type="string">
            <text:p>{"FDCB95", "res 2,(iy+d),l"},</text:p>
          </table:table-cell>
          <table:table-cell table:formula="of:=IF( AND([.H127]&lt;&gt;&quot;&quot;; [.H127]&lt;&gt;&quot;-&quot;) ; COM.MICROSOFT.CONCAT(&quot;{&quot;;CHAR(34);[.$B$117];[.$R127];[.H$1];CHAR(34);&quot;, &quot;; CHAR(34); [.H127]; CHAR(34); &quot;},&quot;) ; &quot;&quot;)" office:value-type="string" office:string-value="{&quot;FDCB96&quot;, &quot;res 2,(iy+d)&quot;}," calcext:value-type="string">
            <text:p>{"FDCB96", "res 2,(iy+d)"},</text:p>
          </table:table-cell>
          <table:table-cell table:formula="of:=IF( AND([.I127]&lt;&gt;&quot;&quot;; [.I127]&lt;&gt;&quot;-&quot;) ; COM.MICROSOFT.CONCAT(&quot;{&quot;;CHAR(34);[.$B$117];[.$R127];[.I$1];CHAR(34);&quot;, &quot;; CHAR(34); [.I127]; CHAR(34); &quot;},&quot;) ; &quot;&quot;)" office:value-type="string" office:string-value="{&quot;FDCB97&quot;, &quot;res 2,(iy+d),a&quot;}," calcext:value-type="string">
            <text:p>{"FDCB97", "res 2,(iy+d),a"},</text:p>
          </table:table-cell>
          <table:table-cell table:formula="of:=IF( AND([.J127]&lt;&gt;&quot;&quot;; [.J127]&lt;&gt;&quot;-&quot;) ; COM.MICROSOFT.CONCAT(&quot;{&quot;;CHAR(34);[.$B$117];[.$R127];[.J$1];CHAR(34);&quot;, &quot;; CHAR(34); [.J127]; CHAR(34); &quot;},&quot;) ; &quot;&quot;)" office:value-type="string" office:string-value="{&quot;FDCB98&quot;, &quot;res 3,(iy+d),b&quot;}," calcext:value-type="string">
            <text:p>{"FDCB98", "res 3,(iy+d),b"},</text:p>
          </table:table-cell>
          <table:table-cell table:formula="of:=IF( AND([.K127]&lt;&gt;&quot;&quot;; [.K127]&lt;&gt;&quot;-&quot;) ; COM.MICROSOFT.CONCAT(&quot;{&quot;;CHAR(34);[.$B$117];[.$R127];[.K$1];CHAR(34);&quot;, &quot;; CHAR(34); [.K127]; CHAR(34); &quot;},&quot;) ; &quot;&quot;)" office:value-type="string" office:string-value="{&quot;FDCB99&quot;, &quot;res 3,(iy+d),c&quot;}," calcext:value-type="string">
            <text:p>{"FDCB99", "res 3,(iy+d),c"},</text:p>
          </table:table-cell>
          <table:table-cell table:formula="of:=IF( AND([.L127]&lt;&gt;&quot;&quot;; [.L127]&lt;&gt;&quot;-&quot;) ; COM.MICROSOFT.CONCAT(&quot;{&quot;;CHAR(34);[.$B$117];[.$R127];[.L$1];CHAR(34);&quot;, &quot;; CHAR(34); [.L127]; CHAR(34); &quot;},&quot;) ; &quot;&quot;)" office:value-type="string" office:string-value="{&quot;FDCB9A&quot;, &quot;res 3,(iy+d),d&quot;}," calcext:value-type="string">
            <text:p>{"FDCB9A", "res 3,(iy+d),d"},</text:p>
          </table:table-cell>
          <table:table-cell table:formula="of:=IF( AND([.M127]&lt;&gt;&quot;&quot;; [.M127]&lt;&gt;&quot;-&quot;) ; COM.MICROSOFT.CONCAT(&quot;{&quot;;CHAR(34);[.$B$117];[.$R127];[.M$1];CHAR(34);&quot;, &quot;; CHAR(34); [.M127]; CHAR(34); &quot;},&quot;) ; &quot;&quot;)" office:value-type="string" office:string-value="{&quot;FDCB9B&quot;, &quot;res 3,(iy+d),e&quot;}," calcext:value-type="string">
            <text:p>{"FDCB9B", "res 3,(iy+d),e"},</text:p>
          </table:table-cell>
          <table:table-cell table:formula="of:=IF( AND([.N127]&lt;&gt;&quot;&quot;; [.N127]&lt;&gt;&quot;-&quot;) ; COM.MICROSOFT.CONCAT(&quot;{&quot;;CHAR(34);[.$B$117];[.$R127];[.N$1];CHAR(34);&quot;, &quot;; CHAR(34); [.N127]; CHAR(34); &quot;},&quot;) ; &quot;&quot;)" office:value-type="string" office:string-value="{&quot;FDCB9C&quot;, &quot;res 3,(iy+d),h&quot;}," calcext:value-type="string">
            <text:p>{"FDCB9C", "res 3,(iy+d),h"},</text:p>
          </table:table-cell>
          <table:table-cell table:formula="of:=IF( AND([.O127]&lt;&gt;&quot;&quot;; [.O127]&lt;&gt;&quot;-&quot;) ; COM.MICROSOFT.CONCAT(&quot;{&quot;;CHAR(34);[.$B$117];[.$R127];[.O$1];CHAR(34);&quot;, &quot;; CHAR(34); [.O127]; CHAR(34); &quot;},&quot;) ; &quot;&quot;)" office:value-type="string" office:string-value="{&quot;FDCB9D&quot;, &quot;res 3,(iy+d),l&quot;}," calcext:value-type="string">
            <text:p>{"FDCB9D", "res 3,(iy+d),l"},</text:p>
          </table:table-cell>
          <table:table-cell table:formula="of:=IF( AND([.P127]&lt;&gt;&quot;&quot;; [.P127]&lt;&gt;&quot;-&quot;) ; COM.MICROSOFT.CONCAT(&quot;{&quot;;CHAR(34);[.$B$117];[.$R127];[.P$1];CHAR(34);&quot;, &quot;; CHAR(34); [.P127]; CHAR(34); &quot;},&quot;) ; &quot;&quot;)" office:value-type="string" office:string-value="{&quot;FDCB9E&quot;, &quot;res 3,(iy+d)&quot;}," calcext:value-type="string">
            <text:p>{"FDCB9E", "res 3,(iy+d)"},</text:p>
          </table:table-cell>
          <table:table-cell table:formula="of:=IF( AND([.Q127]&lt;&gt;&quot;&quot;; [.Q127]&lt;&gt;&quot;-&quot;) ; COM.MICROSOFT.CONCAT(&quot;{&quot;;CHAR(34);[.$B$117];[.$R127];[.Q$1];CHAR(34);&quot;, &quot;; CHAR(34); [.Q127]; CHAR(34); &quot;},&quot;) ; &quot;&quot;)" office:value-type="string" office:string-value="{&quot;FDCB9F&quot;, &quot;res 3,(iy+d),a&quot;}," calcext:value-type="string">
            <text:p>{"FDCB9F", "res 3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A</text:p>
          </table:table-cell>
          <table:table-cell table:style-name="ce236" office:value-type="string" calcext:value-type="string">
            <text:p>res 4,(iy+d),b</text:p>
          </table:table-cell>
          <table:table-cell table:style-name="ce236" office:value-type="string" calcext:value-type="string">
            <text:p>res 4,(iy+d),c</text:p>
          </table:table-cell>
          <table:table-cell table:style-name="ce236" office:value-type="string" calcext:value-type="string">
            <text:p>res 4,(iy+d),d</text:p>
          </table:table-cell>
          <table:table-cell table:style-name="ce236" office:value-type="string" calcext:value-type="string">
            <text:p>res 4,(iy+d),e</text:p>
          </table:table-cell>
          <table:table-cell table:style-name="ce236" office:value-type="string" calcext:value-type="string">
            <text:p>res 4,(iy+d),h</text:p>
          </table:table-cell>
          <table:table-cell table:style-name="ce236" office:value-type="string" calcext:value-type="string">
            <text:p>res 4,(iy+d),l</text:p>
          </table:table-cell>
          <table:table-cell table:style-name="ce236" office:value-type="string" calcext:value-type="string">
            <text:p>res 4,(iy+d)</text:p>
          </table:table-cell>
          <table:table-cell table:style-name="ce236" office:value-type="string" calcext:value-type="string">
            <text:p>res 4,(iy+d),a</text:p>
          </table:table-cell>
          <table:table-cell table:style-name="ce236" office:value-type="string" calcext:value-type="string">
            <text:p>res 5,(iy+d),b</text:p>
          </table:table-cell>
          <table:table-cell table:style-name="ce236" office:value-type="string" calcext:value-type="string">
            <text:p>res 5,(iy+d),c</text:p>
          </table:table-cell>
          <table:table-cell table:style-name="ce236" office:value-type="string" calcext:value-type="string">
            <text:p>res 5,(iy+d),d</text:p>
          </table:table-cell>
          <table:table-cell table:style-name="ce236" office:value-type="string" calcext:value-type="string">
            <text:p>res 5,(iy+d),e</text:p>
          </table:table-cell>
          <table:table-cell table:style-name="ce236" office:value-type="string" calcext:value-type="string">
            <text:p>res 5,(iy+d),h</text:p>
          </table:table-cell>
          <table:table-cell table:style-name="ce236" office:value-type="string" calcext:value-type="string">
            <text:p>res 5,(iy+d),l</text:p>
          </table:table-cell>
          <table:table-cell table:style-name="ce236" office:value-type="string" calcext:value-type="string">
            <text:p>res 5,(iy+d)</text:p>
          </table:table-cell>
          <table:table-cell table:style-name="ce236" office:value-type="string" calcext:value-type="string">
            <text:p>res 5,(iy+d),a</text:p>
          </table:table-cell>
          <table:table-cell table:style-name="ce234" office:value-type="string" calcext:value-type="string">
            <text:p>A</text:p>
          </table:table-cell>
          <table:table-cell table:formula="of:=IF( AND([.B128]&lt;&gt;&quot;&quot;; [.B128]&lt;&gt;&quot;-&quot;) ; COM.MICROSOFT.CONCAT(&quot;{&quot;;CHAR(34);[.$B$117];[.$R128];[.B$1];CHAR(34);&quot;, &quot;; CHAR(34); [.B128]; CHAR(34); &quot;},&quot;) ; &quot;&quot;)" office:value-type="string" office:string-value="{&quot;FDCBA0&quot;, &quot;res 4,(iy+d),b&quot;}," calcext:value-type="string">
            <text:p>{"FDCBA0", "res 4,(iy+d),b"},</text:p>
          </table:table-cell>
          <table:table-cell table:formula="of:=IF( AND([.C128]&lt;&gt;&quot;&quot;; [.C128]&lt;&gt;&quot;-&quot;) ; COM.MICROSOFT.CONCAT(&quot;{&quot;;CHAR(34);[.$B$117];[.$R128];[.C$1];CHAR(34);&quot;, &quot;; CHAR(34); [.C128]; CHAR(34); &quot;},&quot;) ; &quot;&quot;)" office:value-type="string" office:string-value="{&quot;FDCBA1&quot;, &quot;res 4,(iy+d),c&quot;}," calcext:value-type="string">
            <text:p>{"FDCBA1", "res 4,(iy+d),c"},</text:p>
          </table:table-cell>
          <table:table-cell table:formula="of:=IF( AND([.D128]&lt;&gt;&quot;&quot;; [.D128]&lt;&gt;&quot;-&quot;) ; COM.MICROSOFT.CONCAT(&quot;{&quot;;CHAR(34);[.$B$117];[.$R128];[.D$1];CHAR(34);&quot;, &quot;; CHAR(34); [.D128]; CHAR(34); &quot;},&quot;) ; &quot;&quot;)" office:value-type="string" office:string-value="{&quot;FDCBA2&quot;, &quot;res 4,(iy+d),d&quot;}," calcext:value-type="string">
            <text:p>{"FDCBA2", "res 4,(iy+d),d"},</text:p>
          </table:table-cell>
          <table:table-cell table:formula="of:=IF( AND([.E128]&lt;&gt;&quot;&quot;; [.E128]&lt;&gt;&quot;-&quot;) ; COM.MICROSOFT.CONCAT(&quot;{&quot;;CHAR(34);[.$B$117];[.$R128];[.E$1];CHAR(34);&quot;, &quot;; CHAR(34); [.E128]; CHAR(34); &quot;},&quot;) ; &quot;&quot;)" office:value-type="string" office:string-value="{&quot;FDCBA3&quot;, &quot;res 4,(iy+d),e&quot;}," calcext:value-type="string">
            <text:p>{"FDCBA3", "res 4,(iy+d),e"},</text:p>
          </table:table-cell>
          <table:table-cell table:formula="of:=IF( AND([.F128]&lt;&gt;&quot;&quot;; [.F128]&lt;&gt;&quot;-&quot;) ; COM.MICROSOFT.CONCAT(&quot;{&quot;;CHAR(34);[.$B$117];[.$R128];[.F$1];CHAR(34);&quot;, &quot;; CHAR(34); [.F128]; CHAR(34); &quot;},&quot;) ; &quot;&quot;)" office:value-type="string" office:string-value="{&quot;FDCBA4&quot;, &quot;res 4,(iy+d),h&quot;}," calcext:value-type="string">
            <text:p>{"FDCBA4", "res 4,(iy+d),h"},</text:p>
          </table:table-cell>
          <table:table-cell table:formula="of:=IF( AND([.G128]&lt;&gt;&quot;&quot;; [.G128]&lt;&gt;&quot;-&quot;) ; COM.MICROSOFT.CONCAT(&quot;{&quot;;CHAR(34);[.$B$117];[.$R128];[.G$1];CHAR(34);&quot;, &quot;; CHAR(34); [.G128]; CHAR(34); &quot;},&quot;) ; &quot;&quot;)" office:value-type="string" office:string-value="{&quot;FDCBA5&quot;, &quot;res 4,(iy+d),l&quot;}," calcext:value-type="string">
            <text:p>{"FDCBA5", "res 4,(iy+d),l"},</text:p>
          </table:table-cell>
          <table:table-cell table:formula="of:=IF( AND([.H128]&lt;&gt;&quot;&quot;; [.H128]&lt;&gt;&quot;-&quot;) ; COM.MICROSOFT.CONCAT(&quot;{&quot;;CHAR(34);[.$B$117];[.$R128];[.H$1];CHAR(34);&quot;, &quot;; CHAR(34); [.H128]; CHAR(34); &quot;},&quot;) ; &quot;&quot;)" office:value-type="string" office:string-value="{&quot;FDCBA6&quot;, &quot;res 4,(iy+d)&quot;}," calcext:value-type="string">
            <text:p>{"FDCBA6", "res 4,(iy+d)"},</text:p>
          </table:table-cell>
          <table:table-cell table:formula="of:=IF( AND([.I128]&lt;&gt;&quot;&quot;; [.I128]&lt;&gt;&quot;-&quot;) ; COM.MICROSOFT.CONCAT(&quot;{&quot;;CHAR(34);[.$B$117];[.$R128];[.I$1];CHAR(34);&quot;, &quot;; CHAR(34); [.I128]; CHAR(34); &quot;},&quot;) ; &quot;&quot;)" office:value-type="string" office:string-value="{&quot;FDCBA7&quot;, &quot;res 4,(iy+d),a&quot;}," calcext:value-type="string">
            <text:p>{"FDCBA7", "res 4,(iy+d),a"},</text:p>
          </table:table-cell>
          <table:table-cell table:formula="of:=IF( AND([.J128]&lt;&gt;&quot;&quot;; [.J128]&lt;&gt;&quot;-&quot;) ; COM.MICROSOFT.CONCAT(&quot;{&quot;;CHAR(34);[.$B$117];[.$R128];[.J$1];CHAR(34);&quot;, &quot;; CHAR(34); [.J128]; CHAR(34); &quot;},&quot;) ; &quot;&quot;)" office:value-type="string" office:string-value="{&quot;FDCBA8&quot;, &quot;res 5,(iy+d),b&quot;}," calcext:value-type="string">
            <text:p>{"FDCBA8", "res 5,(iy+d),b"},</text:p>
          </table:table-cell>
          <table:table-cell table:formula="of:=IF( AND([.K128]&lt;&gt;&quot;&quot;; [.K128]&lt;&gt;&quot;-&quot;) ; COM.MICROSOFT.CONCAT(&quot;{&quot;;CHAR(34);[.$B$117];[.$R128];[.K$1];CHAR(34);&quot;, &quot;; CHAR(34); [.K128]; CHAR(34); &quot;},&quot;) ; &quot;&quot;)" office:value-type="string" office:string-value="{&quot;FDCBA9&quot;, &quot;res 5,(iy+d),c&quot;}," calcext:value-type="string">
            <text:p>{"FDCBA9", "res 5,(iy+d),c"},</text:p>
          </table:table-cell>
          <table:table-cell table:formula="of:=IF( AND([.L128]&lt;&gt;&quot;&quot;; [.L128]&lt;&gt;&quot;-&quot;) ; COM.MICROSOFT.CONCAT(&quot;{&quot;;CHAR(34);[.$B$117];[.$R128];[.L$1];CHAR(34);&quot;, &quot;; CHAR(34); [.L128]; CHAR(34); &quot;},&quot;) ; &quot;&quot;)" office:value-type="string" office:string-value="{&quot;FDCBAA&quot;, &quot;res 5,(iy+d),d&quot;}," calcext:value-type="string">
            <text:p>{"FDCBAA", "res 5,(iy+d),d"},</text:p>
          </table:table-cell>
          <table:table-cell table:formula="of:=IF( AND([.M128]&lt;&gt;&quot;&quot;; [.M128]&lt;&gt;&quot;-&quot;) ; COM.MICROSOFT.CONCAT(&quot;{&quot;;CHAR(34);[.$B$117];[.$R128];[.M$1];CHAR(34);&quot;, &quot;; CHAR(34); [.M128]; CHAR(34); &quot;},&quot;) ; &quot;&quot;)" office:value-type="string" office:string-value="{&quot;FDCBAB&quot;, &quot;res 5,(iy+d),e&quot;}," calcext:value-type="string">
            <text:p>{"FDCBAB", "res 5,(iy+d),e"},</text:p>
          </table:table-cell>
          <table:table-cell table:formula="of:=IF( AND([.N128]&lt;&gt;&quot;&quot;; [.N128]&lt;&gt;&quot;-&quot;) ; COM.MICROSOFT.CONCAT(&quot;{&quot;;CHAR(34);[.$B$117];[.$R128];[.N$1];CHAR(34);&quot;, &quot;; CHAR(34); [.N128]; CHAR(34); &quot;},&quot;) ; &quot;&quot;)" office:value-type="string" office:string-value="{&quot;FDCBAC&quot;, &quot;res 5,(iy+d),h&quot;}," calcext:value-type="string">
            <text:p>{"FDCBAC", "res 5,(iy+d),h"},</text:p>
          </table:table-cell>
          <table:table-cell table:formula="of:=IF( AND([.O128]&lt;&gt;&quot;&quot;; [.O128]&lt;&gt;&quot;-&quot;) ; COM.MICROSOFT.CONCAT(&quot;{&quot;;CHAR(34);[.$B$117];[.$R128];[.O$1];CHAR(34);&quot;, &quot;; CHAR(34); [.O128]; CHAR(34); &quot;},&quot;) ; &quot;&quot;)" office:value-type="string" office:string-value="{&quot;FDCBAD&quot;, &quot;res 5,(iy+d),l&quot;}," calcext:value-type="string">
            <text:p>{"FDCBAD", "res 5,(iy+d),l"},</text:p>
          </table:table-cell>
          <table:table-cell table:formula="of:=IF( AND([.P128]&lt;&gt;&quot;&quot;; [.P128]&lt;&gt;&quot;-&quot;) ; COM.MICROSOFT.CONCAT(&quot;{&quot;;CHAR(34);[.$B$117];[.$R128];[.P$1];CHAR(34);&quot;, &quot;; CHAR(34); [.P128]; CHAR(34); &quot;},&quot;) ; &quot;&quot;)" office:value-type="string" office:string-value="{&quot;FDCBAE&quot;, &quot;res 5,(iy+d)&quot;}," calcext:value-type="string">
            <text:p>{"FDCBAE", "res 5,(iy+d)"},</text:p>
          </table:table-cell>
          <table:table-cell table:formula="of:=IF( AND([.Q128]&lt;&gt;&quot;&quot;; [.Q128]&lt;&gt;&quot;-&quot;) ; COM.MICROSOFT.CONCAT(&quot;{&quot;;CHAR(34);[.$B$117];[.$R128];[.Q$1];CHAR(34);&quot;, &quot;; CHAR(34); [.Q128]; CHAR(34); &quot;},&quot;) ; &quot;&quot;)" office:value-type="string" office:string-value="{&quot;FDCBAF&quot;, &quot;res 5,(iy+d),a&quot;}," calcext:value-type="string">
            <text:p>{"FDCBAF", "res 5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B</text:p>
          </table:table-cell>
          <table:table-cell table:style-name="ce236" office:value-type="string" calcext:value-type="string">
            <text:p>res 6,(iy+d),b</text:p>
          </table:table-cell>
          <table:table-cell table:style-name="ce236" office:value-type="string" calcext:value-type="string">
            <text:p>res 6,(iy+d),c</text:p>
          </table:table-cell>
          <table:table-cell table:style-name="ce236" office:value-type="string" calcext:value-type="string">
            <text:p>res 6,(iy+d),d</text:p>
          </table:table-cell>
          <table:table-cell table:style-name="ce236" office:value-type="string" calcext:value-type="string">
            <text:p>res 6,(iy+d),e</text:p>
          </table:table-cell>
          <table:table-cell table:style-name="ce236" office:value-type="string" calcext:value-type="string">
            <text:p>res 6,(iy+d),h</text:p>
          </table:table-cell>
          <table:table-cell table:style-name="ce236" office:value-type="string" calcext:value-type="string">
            <text:p>res 6,(iy+d),l</text:p>
          </table:table-cell>
          <table:table-cell table:style-name="ce236" office:value-type="string" calcext:value-type="string">
            <text:p>res 6,(iy+d)</text:p>
          </table:table-cell>
          <table:table-cell table:style-name="ce236" office:value-type="string" calcext:value-type="string">
            <text:p>res 6,(iy+d),a</text:p>
          </table:table-cell>
          <table:table-cell table:style-name="ce236" office:value-type="string" calcext:value-type="string">
            <text:p>res 7,(iy+d),b</text:p>
          </table:table-cell>
          <table:table-cell table:style-name="ce236" office:value-type="string" calcext:value-type="string">
            <text:p>res 7,(iy+d),c</text:p>
          </table:table-cell>
          <table:table-cell table:style-name="ce236" office:value-type="string" calcext:value-type="string">
            <text:p>res 7,(iy+d),d</text:p>
          </table:table-cell>
          <table:table-cell table:style-name="ce236" office:value-type="string" calcext:value-type="string">
            <text:p>res 7,(iy+d),e</text:p>
          </table:table-cell>
          <table:table-cell table:style-name="ce236" office:value-type="string" calcext:value-type="string">
            <text:p>res 7,(iy+d),h</text:p>
          </table:table-cell>
          <table:table-cell table:style-name="ce236" office:value-type="string" calcext:value-type="string">
            <text:p>res 7,(iy+d),l</text:p>
          </table:table-cell>
          <table:table-cell table:style-name="ce236" office:value-type="string" calcext:value-type="string">
            <text:p>res 7,(iy+d)</text:p>
          </table:table-cell>
          <table:table-cell table:style-name="ce236" office:value-type="string" calcext:value-type="string">
            <text:p>res 7,(iy+d),a</text:p>
          </table:table-cell>
          <table:table-cell table:style-name="ce234" office:value-type="string" calcext:value-type="string">
            <text:p>B</text:p>
          </table:table-cell>
          <table:table-cell table:formula="of:=IF( AND([.B129]&lt;&gt;&quot;&quot;; [.B129]&lt;&gt;&quot;-&quot;) ; COM.MICROSOFT.CONCAT(&quot;{&quot;;CHAR(34);[.$B$117];[.$R129];[.B$1];CHAR(34);&quot;, &quot;; CHAR(34); [.B129]; CHAR(34); &quot;},&quot;) ; &quot;&quot;)" office:value-type="string" office:string-value="{&quot;FDCBB0&quot;, &quot;res 6,(iy+d),b&quot;}," calcext:value-type="string">
            <text:p>{"FDCBB0", "res 6,(iy+d),b"},</text:p>
          </table:table-cell>
          <table:table-cell table:formula="of:=IF( AND([.C129]&lt;&gt;&quot;&quot;; [.C129]&lt;&gt;&quot;-&quot;) ; COM.MICROSOFT.CONCAT(&quot;{&quot;;CHAR(34);[.$B$117];[.$R129];[.C$1];CHAR(34);&quot;, &quot;; CHAR(34); [.C129]; CHAR(34); &quot;},&quot;) ; &quot;&quot;)" office:value-type="string" office:string-value="{&quot;FDCBB1&quot;, &quot;res 6,(iy+d),c&quot;}," calcext:value-type="string">
            <text:p>{"FDCBB1", "res 6,(iy+d),c"},</text:p>
          </table:table-cell>
          <table:table-cell table:formula="of:=IF( AND([.D129]&lt;&gt;&quot;&quot;; [.D129]&lt;&gt;&quot;-&quot;) ; COM.MICROSOFT.CONCAT(&quot;{&quot;;CHAR(34);[.$B$117];[.$R129];[.D$1];CHAR(34);&quot;, &quot;; CHAR(34); [.D129]; CHAR(34); &quot;},&quot;) ; &quot;&quot;)" office:value-type="string" office:string-value="{&quot;FDCBB2&quot;, &quot;res 6,(iy+d),d&quot;}," calcext:value-type="string">
            <text:p>{"FDCBB2", "res 6,(iy+d),d"},</text:p>
          </table:table-cell>
          <table:table-cell table:formula="of:=IF( AND([.E129]&lt;&gt;&quot;&quot;; [.E129]&lt;&gt;&quot;-&quot;) ; COM.MICROSOFT.CONCAT(&quot;{&quot;;CHAR(34);[.$B$117];[.$R129];[.E$1];CHAR(34);&quot;, &quot;; CHAR(34); [.E129]; CHAR(34); &quot;},&quot;) ; &quot;&quot;)" office:value-type="string" office:string-value="{&quot;FDCBB3&quot;, &quot;res 6,(iy+d),e&quot;}," calcext:value-type="string">
            <text:p>{"FDCBB3", "res 6,(iy+d),e"},</text:p>
          </table:table-cell>
          <table:table-cell table:formula="of:=IF( AND([.F129]&lt;&gt;&quot;&quot;; [.F129]&lt;&gt;&quot;-&quot;) ; COM.MICROSOFT.CONCAT(&quot;{&quot;;CHAR(34);[.$B$117];[.$R129];[.F$1];CHAR(34);&quot;, &quot;; CHAR(34); [.F129]; CHAR(34); &quot;},&quot;) ; &quot;&quot;)" office:value-type="string" office:string-value="{&quot;FDCBB4&quot;, &quot;res 6,(iy+d),h&quot;}," calcext:value-type="string">
            <text:p>{"FDCBB4", "res 6,(iy+d),h"},</text:p>
          </table:table-cell>
          <table:table-cell table:formula="of:=IF( AND([.G129]&lt;&gt;&quot;&quot;; [.G129]&lt;&gt;&quot;-&quot;) ; COM.MICROSOFT.CONCAT(&quot;{&quot;;CHAR(34);[.$B$117];[.$R129];[.G$1];CHAR(34);&quot;, &quot;; CHAR(34); [.G129]; CHAR(34); &quot;},&quot;) ; &quot;&quot;)" office:value-type="string" office:string-value="{&quot;FDCBB5&quot;, &quot;res 6,(iy+d),l&quot;}," calcext:value-type="string">
            <text:p>{"FDCBB5", "res 6,(iy+d),l"},</text:p>
          </table:table-cell>
          <table:table-cell table:formula="of:=IF( AND([.H129]&lt;&gt;&quot;&quot;; [.H129]&lt;&gt;&quot;-&quot;) ; COM.MICROSOFT.CONCAT(&quot;{&quot;;CHAR(34);[.$B$117];[.$R129];[.H$1];CHAR(34);&quot;, &quot;; CHAR(34); [.H129]; CHAR(34); &quot;},&quot;) ; &quot;&quot;)" office:value-type="string" office:string-value="{&quot;FDCBB6&quot;, &quot;res 6,(iy+d)&quot;}," calcext:value-type="string">
            <text:p>{"FDCBB6", "res 6,(iy+d)"},</text:p>
          </table:table-cell>
          <table:table-cell table:formula="of:=IF( AND([.I129]&lt;&gt;&quot;&quot;; [.I129]&lt;&gt;&quot;-&quot;) ; COM.MICROSOFT.CONCAT(&quot;{&quot;;CHAR(34);[.$B$117];[.$R129];[.I$1];CHAR(34);&quot;, &quot;; CHAR(34); [.I129]; CHAR(34); &quot;},&quot;) ; &quot;&quot;)" office:value-type="string" office:string-value="{&quot;FDCBB7&quot;, &quot;res 6,(iy+d),a&quot;}," calcext:value-type="string">
            <text:p>{"FDCBB7", "res 6,(iy+d),a"},</text:p>
          </table:table-cell>
          <table:table-cell table:formula="of:=IF( AND([.J129]&lt;&gt;&quot;&quot;; [.J129]&lt;&gt;&quot;-&quot;) ; COM.MICROSOFT.CONCAT(&quot;{&quot;;CHAR(34);[.$B$117];[.$R129];[.J$1];CHAR(34);&quot;, &quot;; CHAR(34); [.J129]; CHAR(34); &quot;},&quot;) ; &quot;&quot;)" office:value-type="string" office:string-value="{&quot;FDCBB8&quot;, &quot;res 7,(iy+d),b&quot;}," calcext:value-type="string">
            <text:p>{"FDCBB8", "res 7,(iy+d),b"},</text:p>
          </table:table-cell>
          <table:table-cell table:formula="of:=IF( AND([.K129]&lt;&gt;&quot;&quot;; [.K129]&lt;&gt;&quot;-&quot;) ; COM.MICROSOFT.CONCAT(&quot;{&quot;;CHAR(34);[.$B$117];[.$R129];[.K$1];CHAR(34);&quot;, &quot;; CHAR(34); [.K129]; CHAR(34); &quot;},&quot;) ; &quot;&quot;)" office:value-type="string" office:string-value="{&quot;FDCBB9&quot;, &quot;res 7,(iy+d),c&quot;}," calcext:value-type="string">
            <text:p>{"FDCBB9", "res 7,(iy+d),c"},</text:p>
          </table:table-cell>
          <table:table-cell table:formula="of:=IF( AND([.L129]&lt;&gt;&quot;&quot;; [.L129]&lt;&gt;&quot;-&quot;) ; COM.MICROSOFT.CONCAT(&quot;{&quot;;CHAR(34);[.$B$117];[.$R129];[.L$1];CHAR(34);&quot;, &quot;; CHAR(34); [.L129]; CHAR(34); &quot;},&quot;) ; &quot;&quot;)" office:value-type="string" office:string-value="{&quot;FDCBBA&quot;, &quot;res 7,(iy+d),d&quot;}," calcext:value-type="string">
            <text:p>{"FDCBBA", "res 7,(iy+d),d"},</text:p>
          </table:table-cell>
          <table:table-cell table:formula="of:=IF( AND([.M129]&lt;&gt;&quot;&quot;; [.M129]&lt;&gt;&quot;-&quot;) ; COM.MICROSOFT.CONCAT(&quot;{&quot;;CHAR(34);[.$B$117];[.$R129];[.M$1];CHAR(34);&quot;, &quot;; CHAR(34); [.M129]; CHAR(34); &quot;},&quot;) ; &quot;&quot;)" office:value-type="string" office:string-value="{&quot;FDCBBB&quot;, &quot;res 7,(iy+d),e&quot;}," calcext:value-type="string">
            <text:p>{"FDCBBB", "res 7,(iy+d),e"},</text:p>
          </table:table-cell>
          <table:table-cell table:formula="of:=IF( AND([.N129]&lt;&gt;&quot;&quot;; [.N129]&lt;&gt;&quot;-&quot;) ; COM.MICROSOFT.CONCAT(&quot;{&quot;;CHAR(34);[.$B$117];[.$R129];[.N$1];CHAR(34);&quot;, &quot;; CHAR(34); [.N129]; CHAR(34); &quot;},&quot;) ; &quot;&quot;)" office:value-type="string" office:string-value="{&quot;FDCBBC&quot;, &quot;res 7,(iy+d),h&quot;}," calcext:value-type="string">
            <text:p>{"FDCBBC", "res 7,(iy+d),h"},</text:p>
          </table:table-cell>
          <table:table-cell table:formula="of:=IF( AND([.O129]&lt;&gt;&quot;&quot;; [.O129]&lt;&gt;&quot;-&quot;) ; COM.MICROSOFT.CONCAT(&quot;{&quot;;CHAR(34);[.$B$117];[.$R129];[.O$1];CHAR(34);&quot;, &quot;; CHAR(34); [.O129]; CHAR(34); &quot;},&quot;) ; &quot;&quot;)" office:value-type="string" office:string-value="{&quot;FDCBBD&quot;, &quot;res 7,(iy+d),l&quot;}," calcext:value-type="string">
            <text:p>{"FDCBBD", "res 7,(iy+d),l"},</text:p>
          </table:table-cell>
          <table:table-cell table:formula="of:=IF( AND([.P129]&lt;&gt;&quot;&quot;; [.P129]&lt;&gt;&quot;-&quot;) ; COM.MICROSOFT.CONCAT(&quot;{&quot;;CHAR(34);[.$B$117];[.$R129];[.P$1];CHAR(34);&quot;, &quot;; CHAR(34); [.P129]; CHAR(34); &quot;},&quot;) ; &quot;&quot;)" office:value-type="string" office:string-value="{&quot;FDCBBE&quot;, &quot;res 7,(iy+d)&quot;}," calcext:value-type="string">
            <text:p>{"FDCBBE", "res 7,(iy+d)"},</text:p>
          </table:table-cell>
          <table:table-cell table:formula="of:=IF( AND([.Q129]&lt;&gt;&quot;&quot;; [.Q129]&lt;&gt;&quot;-&quot;) ; COM.MICROSOFT.CONCAT(&quot;{&quot;;CHAR(34);[.$B$117];[.$R129];[.Q$1];CHAR(34);&quot;, &quot;; CHAR(34); [.Q129]; CHAR(34); &quot;},&quot;) ; &quot;&quot;)" office:value-type="string" office:string-value="{&quot;FDCBBF&quot;, &quot;res 7,(iy+d),a&quot;}," calcext:value-type="string">
            <text:p>{"FDCBBF", "res 7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C</text:p>
          </table:table-cell>
          <table:table-cell table:style-name="ce236" office:value-type="string" calcext:value-type="string">
            <text:p>set 0,(iy+d),b</text:p>
          </table:table-cell>
          <table:table-cell table:style-name="ce236" office:value-type="string" calcext:value-type="string">
            <text:p>set 0,(iy+d),c</text:p>
          </table:table-cell>
          <table:table-cell table:style-name="ce236" office:value-type="string" calcext:value-type="string">
            <text:p>set 0,(iy+d),d</text:p>
          </table:table-cell>
          <table:table-cell table:style-name="ce236" office:value-type="string" calcext:value-type="string">
            <text:p>set 0,(iy+d),e</text:p>
          </table:table-cell>
          <table:table-cell table:style-name="ce236" office:value-type="string" calcext:value-type="string">
            <text:p>set 0,(iy+d),h</text:p>
          </table:table-cell>
          <table:table-cell table:style-name="ce236" office:value-type="string" calcext:value-type="string">
            <text:p>set 0,(iy+d),l</text:p>
          </table:table-cell>
          <table:table-cell table:style-name="ce236" office:value-type="string" calcext:value-type="string">
            <text:p>set 0,(iy+d)</text:p>
          </table:table-cell>
          <table:table-cell table:style-name="ce236" office:value-type="string" calcext:value-type="string">
            <text:p>set 0,(iy+d),a</text:p>
          </table:table-cell>
          <table:table-cell table:style-name="ce236" office:value-type="string" calcext:value-type="string">
            <text:p>set 1,(iy+d),b</text:p>
          </table:table-cell>
          <table:table-cell table:style-name="ce236" office:value-type="string" calcext:value-type="string">
            <text:p>set 1,(iy+d),c</text:p>
          </table:table-cell>
          <table:table-cell table:style-name="ce236" office:value-type="string" calcext:value-type="string">
            <text:p>set 1,(iy+d),d</text:p>
          </table:table-cell>
          <table:table-cell table:style-name="ce236" office:value-type="string" calcext:value-type="string">
            <text:p>set 1,(iy+d),e</text:p>
          </table:table-cell>
          <table:table-cell table:style-name="ce236" office:value-type="string" calcext:value-type="string">
            <text:p>set 1,(iy+d),h</text:p>
          </table:table-cell>
          <table:table-cell table:style-name="ce236" office:value-type="string" calcext:value-type="string">
            <text:p>set 1,(iy+d),l</text:p>
          </table:table-cell>
          <table:table-cell table:style-name="ce236" office:value-type="string" calcext:value-type="string">
            <text:p>set 1,(iy+d)</text:p>
          </table:table-cell>
          <table:table-cell table:style-name="ce236" office:value-type="string" calcext:value-type="string">
            <text:p>set 1,(iy+d),a</text:p>
          </table:table-cell>
          <table:table-cell table:style-name="ce234" office:value-type="string" calcext:value-type="string">
            <text:p>C</text:p>
          </table:table-cell>
          <table:table-cell table:formula="of:=IF( AND([.B130]&lt;&gt;&quot;&quot;; [.B130]&lt;&gt;&quot;-&quot;) ; COM.MICROSOFT.CONCAT(&quot;{&quot;;CHAR(34);[.$B$117];[.$R130];[.B$1];CHAR(34);&quot;, &quot;; CHAR(34); [.B130]; CHAR(34); &quot;},&quot;) ; &quot;&quot;)" office:value-type="string" office:string-value="{&quot;FDCBC0&quot;, &quot;set 0,(iy+d),b&quot;}," calcext:value-type="string">
            <text:p>{"FDCBC0", "set 0,(iy+d),b"},</text:p>
          </table:table-cell>
          <table:table-cell table:formula="of:=IF( AND([.C130]&lt;&gt;&quot;&quot;; [.C130]&lt;&gt;&quot;-&quot;) ; COM.MICROSOFT.CONCAT(&quot;{&quot;;CHAR(34);[.$B$117];[.$R130];[.C$1];CHAR(34);&quot;, &quot;; CHAR(34); [.C130]; CHAR(34); &quot;},&quot;) ; &quot;&quot;)" office:value-type="string" office:string-value="{&quot;FDCBC1&quot;, &quot;set 0,(iy+d),c&quot;}," calcext:value-type="string">
            <text:p>{"FDCBC1", "set 0,(iy+d),c"},</text:p>
          </table:table-cell>
          <table:table-cell table:formula="of:=IF( AND([.D130]&lt;&gt;&quot;&quot;; [.D130]&lt;&gt;&quot;-&quot;) ; COM.MICROSOFT.CONCAT(&quot;{&quot;;CHAR(34);[.$B$117];[.$R130];[.D$1];CHAR(34);&quot;, &quot;; CHAR(34); [.D130]; CHAR(34); &quot;},&quot;) ; &quot;&quot;)" office:value-type="string" office:string-value="{&quot;FDCBC2&quot;, &quot;set 0,(iy+d),d&quot;}," calcext:value-type="string">
            <text:p>{"FDCBC2", "set 0,(iy+d),d"},</text:p>
          </table:table-cell>
          <table:table-cell table:formula="of:=IF( AND([.E130]&lt;&gt;&quot;&quot;; [.E130]&lt;&gt;&quot;-&quot;) ; COM.MICROSOFT.CONCAT(&quot;{&quot;;CHAR(34);[.$B$117];[.$R130];[.E$1];CHAR(34);&quot;, &quot;; CHAR(34); [.E130]; CHAR(34); &quot;},&quot;) ; &quot;&quot;)" office:value-type="string" office:string-value="{&quot;FDCBC3&quot;, &quot;set 0,(iy+d),e&quot;}," calcext:value-type="string">
            <text:p>{"FDCBC3", "set 0,(iy+d),e"},</text:p>
          </table:table-cell>
          <table:table-cell table:formula="of:=IF( AND([.F130]&lt;&gt;&quot;&quot;; [.F130]&lt;&gt;&quot;-&quot;) ; COM.MICROSOFT.CONCAT(&quot;{&quot;;CHAR(34);[.$B$117];[.$R130];[.F$1];CHAR(34);&quot;, &quot;; CHAR(34); [.F130]; CHAR(34); &quot;},&quot;) ; &quot;&quot;)" office:value-type="string" office:string-value="{&quot;FDCBC4&quot;, &quot;set 0,(iy+d),h&quot;}," calcext:value-type="string">
            <text:p>{"FDCBC4", "set 0,(iy+d),h"},</text:p>
          </table:table-cell>
          <table:table-cell table:formula="of:=IF( AND([.G130]&lt;&gt;&quot;&quot;; [.G130]&lt;&gt;&quot;-&quot;) ; COM.MICROSOFT.CONCAT(&quot;{&quot;;CHAR(34);[.$B$117];[.$R130];[.G$1];CHAR(34);&quot;, &quot;; CHAR(34); [.G130]; CHAR(34); &quot;},&quot;) ; &quot;&quot;)" office:value-type="string" office:string-value="{&quot;FDCBC5&quot;, &quot;set 0,(iy+d),l&quot;}," calcext:value-type="string">
            <text:p>{"FDCBC5", "set 0,(iy+d),l"},</text:p>
          </table:table-cell>
          <table:table-cell table:formula="of:=IF( AND([.H130]&lt;&gt;&quot;&quot;; [.H130]&lt;&gt;&quot;-&quot;) ; COM.MICROSOFT.CONCAT(&quot;{&quot;;CHAR(34);[.$B$117];[.$R130];[.H$1];CHAR(34);&quot;, &quot;; CHAR(34); [.H130]; CHAR(34); &quot;},&quot;) ; &quot;&quot;)" office:value-type="string" office:string-value="{&quot;FDCBC6&quot;, &quot;set 0,(iy+d)&quot;}," calcext:value-type="string">
            <text:p>{"FDCBC6", "set 0,(iy+d)"},</text:p>
          </table:table-cell>
          <table:table-cell table:formula="of:=IF( AND([.I130]&lt;&gt;&quot;&quot;; [.I130]&lt;&gt;&quot;-&quot;) ; COM.MICROSOFT.CONCAT(&quot;{&quot;;CHAR(34);[.$B$117];[.$R130];[.I$1];CHAR(34);&quot;, &quot;; CHAR(34); [.I130]; CHAR(34); &quot;},&quot;) ; &quot;&quot;)" office:value-type="string" office:string-value="{&quot;FDCBC7&quot;, &quot;set 0,(iy+d),a&quot;}," calcext:value-type="string">
            <text:p>{"FDCBC7", "set 0,(iy+d),a"},</text:p>
          </table:table-cell>
          <table:table-cell table:formula="of:=IF( AND([.J130]&lt;&gt;&quot;&quot;; [.J130]&lt;&gt;&quot;-&quot;) ; COM.MICROSOFT.CONCAT(&quot;{&quot;;CHAR(34);[.$B$117];[.$R130];[.J$1];CHAR(34);&quot;, &quot;; CHAR(34); [.J130]; CHAR(34); &quot;},&quot;) ; &quot;&quot;)" office:value-type="string" office:string-value="{&quot;FDCBC8&quot;, &quot;set 1,(iy+d),b&quot;}," calcext:value-type="string">
            <text:p>{"FDCBC8", "set 1,(iy+d),b"},</text:p>
          </table:table-cell>
          <table:table-cell table:formula="of:=IF( AND([.K130]&lt;&gt;&quot;&quot;; [.K130]&lt;&gt;&quot;-&quot;) ; COM.MICROSOFT.CONCAT(&quot;{&quot;;CHAR(34);[.$B$117];[.$R130];[.K$1];CHAR(34);&quot;, &quot;; CHAR(34); [.K130]; CHAR(34); &quot;},&quot;) ; &quot;&quot;)" office:value-type="string" office:string-value="{&quot;FDCBC9&quot;, &quot;set 1,(iy+d),c&quot;}," calcext:value-type="string">
            <text:p>{"FDCBC9", "set 1,(iy+d),c"},</text:p>
          </table:table-cell>
          <table:table-cell table:formula="of:=IF( AND([.L130]&lt;&gt;&quot;&quot;; [.L130]&lt;&gt;&quot;-&quot;) ; COM.MICROSOFT.CONCAT(&quot;{&quot;;CHAR(34);[.$B$117];[.$R130];[.L$1];CHAR(34);&quot;, &quot;; CHAR(34); [.L130]; CHAR(34); &quot;},&quot;) ; &quot;&quot;)" office:value-type="string" office:string-value="{&quot;FDCBCA&quot;, &quot;set 1,(iy+d),d&quot;}," calcext:value-type="string">
            <text:p>{"FDCBCA", "set 1,(iy+d),d"},</text:p>
          </table:table-cell>
          <table:table-cell table:formula="of:=IF( AND([.M130]&lt;&gt;&quot;&quot;; [.M130]&lt;&gt;&quot;-&quot;) ; COM.MICROSOFT.CONCAT(&quot;{&quot;;CHAR(34);[.$B$117];[.$R130];[.M$1];CHAR(34);&quot;, &quot;; CHAR(34); [.M130]; CHAR(34); &quot;},&quot;) ; &quot;&quot;)" office:value-type="string" office:string-value="{&quot;FDCBCB&quot;, &quot;set 1,(iy+d),e&quot;}," calcext:value-type="string">
            <text:p>{"FDCBCB", "set 1,(iy+d),e"},</text:p>
          </table:table-cell>
          <table:table-cell table:formula="of:=IF( AND([.N130]&lt;&gt;&quot;&quot;; [.N130]&lt;&gt;&quot;-&quot;) ; COM.MICROSOFT.CONCAT(&quot;{&quot;;CHAR(34);[.$B$117];[.$R130];[.N$1];CHAR(34);&quot;, &quot;; CHAR(34); [.N130]; CHAR(34); &quot;},&quot;) ; &quot;&quot;)" office:value-type="string" office:string-value="{&quot;FDCBCC&quot;, &quot;set 1,(iy+d),h&quot;}," calcext:value-type="string">
            <text:p>{"FDCBCC", "set 1,(iy+d),h"},</text:p>
          </table:table-cell>
          <table:table-cell table:formula="of:=IF( AND([.O130]&lt;&gt;&quot;&quot;; [.O130]&lt;&gt;&quot;-&quot;) ; COM.MICROSOFT.CONCAT(&quot;{&quot;;CHAR(34);[.$B$117];[.$R130];[.O$1];CHAR(34);&quot;, &quot;; CHAR(34); [.O130]; CHAR(34); &quot;},&quot;) ; &quot;&quot;)" office:value-type="string" office:string-value="{&quot;FDCBCD&quot;, &quot;set 1,(iy+d),l&quot;}," calcext:value-type="string">
            <text:p>{"FDCBCD", "set 1,(iy+d),l"},</text:p>
          </table:table-cell>
          <table:table-cell table:formula="of:=IF( AND([.P130]&lt;&gt;&quot;&quot;; [.P130]&lt;&gt;&quot;-&quot;) ; COM.MICROSOFT.CONCAT(&quot;{&quot;;CHAR(34);[.$B$117];[.$R130];[.P$1];CHAR(34);&quot;, &quot;; CHAR(34); [.P130]; CHAR(34); &quot;},&quot;) ; &quot;&quot;)" office:value-type="string" office:string-value="{&quot;FDCBCE&quot;, &quot;set 1,(iy+d)&quot;}," calcext:value-type="string">
            <text:p>{"FDCBCE", "set 1,(iy+d)"},</text:p>
          </table:table-cell>
          <table:table-cell table:formula="of:=IF( AND([.Q130]&lt;&gt;&quot;&quot;; [.Q130]&lt;&gt;&quot;-&quot;) ; COM.MICROSOFT.CONCAT(&quot;{&quot;;CHAR(34);[.$B$117];[.$R130];[.Q$1];CHAR(34);&quot;, &quot;; CHAR(34); [.Q130]; CHAR(34); &quot;},&quot;) ; &quot;&quot;)" office:value-type="string" office:string-value="{&quot;FDCBCF&quot;, &quot;set 1,(iy+d),a&quot;}," calcext:value-type="string">
            <text:p>{"FDCBCF", "set 1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D</text:p>
          </table:table-cell>
          <table:table-cell table:style-name="ce236" office:value-type="string" calcext:value-type="string">
            <text:p>set 2,(iy+d),b</text:p>
          </table:table-cell>
          <table:table-cell table:style-name="ce236" office:value-type="string" calcext:value-type="string">
            <text:p>set 2,(iy+d),c</text:p>
          </table:table-cell>
          <table:table-cell table:style-name="ce236" office:value-type="string" calcext:value-type="string">
            <text:p>set 2,(iy+d),d</text:p>
          </table:table-cell>
          <table:table-cell table:style-name="ce236" office:value-type="string" calcext:value-type="string">
            <text:p>set 2,(iy+d),e</text:p>
          </table:table-cell>
          <table:table-cell table:style-name="ce236" office:value-type="string" calcext:value-type="string">
            <text:p>set 2,(iy+d),h</text:p>
          </table:table-cell>
          <table:table-cell table:style-name="ce236" office:value-type="string" calcext:value-type="string">
            <text:p>set 2,(iy+d),l</text:p>
          </table:table-cell>
          <table:table-cell table:style-name="ce236" office:value-type="string" calcext:value-type="string">
            <text:p>set 2,(iy+d)</text:p>
          </table:table-cell>
          <table:table-cell table:style-name="ce236" office:value-type="string" calcext:value-type="string">
            <text:p>set 2,(iy+d),a</text:p>
          </table:table-cell>
          <table:table-cell table:style-name="ce236" office:value-type="string" calcext:value-type="string">
            <text:p>set 3,(iy+d),b</text:p>
          </table:table-cell>
          <table:table-cell table:style-name="ce236" office:value-type="string" calcext:value-type="string">
            <text:p>set 3,(iy+d),c</text:p>
          </table:table-cell>
          <table:table-cell table:style-name="ce236" office:value-type="string" calcext:value-type="string">
            <text:p>set 3,(iy+d),d</text:p>
          </table:table-cell>
          <table:table-cell table:style-name="ce236" office:value-type="string" calcext:value-type="string">
            <text:p>set 3,(iy+d),e</text:p>
          </table:table-cell>
          <table:table-cell table:style-name="ce236" office:value-type="string" calcext:value-type="string">
            <text:p>set 3,(iy+d),h</text:p>
          </table:table-cell>
          <table:table-cell table:style-name="ce236" office:value-type="string" calcext:value-type="string">
            <text:p>set 3,(iy+d),l</text:p>
          </table:table-cell>
          <table:table-cell table:style-name="ce236" office:value-type="string" calcext:value-type="string">
            <text:p>set 3,(iy+d)</text:p>
          </table:table-cell>
          <table:table-cell table:style-name="ce236" office:value-type="string" calcext:value-type="string">
            <text:p>set 3,(iy+d),a</text:p>
          </table:table-cell>
          <table:table-cell table:style-name="ce234" office:value-type="string" calcext:value-type="string">
            <text:p>D</text:p>
          </table:table-cell>
          <table:table-cell table:formula="of:=IF( AND([.B131]&lt;&gt;&quot;&quot;; [.B131]&lt;&gt;&quot;-&quot;) ; COM.MICROSOFT.CONCAT(&quot;{&quot;;CHAR(34);[.$B$117];[.$R131];[.B$1];CHAR(34);&quot;, &quot;; CHAR(34); [.B131]; CHAR(34); &quot;},&quot;) ; &quot;&quot;)" office:value-type="string" office:string-value="{&quot;FDCBD0&quot;, &quot;set 2,(iy+d),b&quot;}," calcext:value-type="string">
            <text:p>{"FDCBD0", "set 2,(iy+d),b"},</text:p>
          </table:table-cell>
          <table:table-cell table:formula="of:=IF( AND([.C131]&lt;&gt;&quot;&quot;; [.C131]&lt;&gt;&quot;-&quot;) ; COM.MICROSOFT.CONCAT(&quot;{&quot;;CHAR(34);[.$B$117];[.$R131];[.C$1];CHAR(34);&quot;, &quot;; CHAR(34); [.C131]; CHAR(34); &quot;},&quot;) ; &quot;&quot;)" office:value-type="string" office:string-value="{&quot;FDCBD1&quot;, &quot;set 2,(iy+d),c&quot;}," calcext:value-type="string">
            <text:p>{"FDCBD1", "set 2,(iy+d),c"},</text:p>
          </table:table-cell>
          <table:table-cell table:formula="of:=IF( AND([.D131]&lt;&gt;&quot;&quot;; [.D131]&lt;&gt;&quot;-&quot;) ; COM.MICROSOFT.CONCAT(&quot;{&quot;;CHAR(34);[.$B$117];[.$R131];[.D$1];CHAR(34);&quot;, &quot;; CHAR(34); [.D131]; CHAR(34); &quot;},&quot;) ; &quot;&quot;)" office:value-type="string" office:string-value="{&quot;FDCBD2&quot;, &quot;set 2,(iy+d),d&quot;}," calcext:value-type="string">
            <text:p>{"FDCBD2", "set 2,(iy+d),d"},</text:p>
          </table:table-cell>
          <table:table-cell table:formula="of:=IF( AND([.E131]&lt;&gt;&quot;&quot;; [.E131]&lt;&gt;&quot;-&quot;) ; COM.MICROSOFT.CONCAT(&quot;{&quot;;CHAR(34);[.$B$117];[.$R131];[.E$1];CHAR(34);&quot;, &quot;; CHAR(34); [.E131]; CHAR(34); &quot;},&quot;) ; &quot;&quot;)" office:value-type="string" office:string-value="{&quot;FDCBD3&quot;, &quot;set 2,(iy+d),e&quot;}," calcext:value-type="string">
            <text:p>{"FDCBD3", "set 2,(iy+d),e"},</text:p>
          </table:table-cell>
          <table:table-cell table:formula="of:=IF( AND([.F131]&lt;&gt;&quot;&quot;; [.F131]&lt;&gt;&quot;-&quot;) ; COM.MICROSOFT.CONCAT(&quot;{&quot;;CHAR(34);[.$B$117];[.$R131];[.F$1];CHAR(34);&quot;, &quot;; CHAR(34); [.F131]; CHAR(34); &quot;},&quot;) ; &quot;&quot;)" office:value-type="string" office:string-value="{&quot;FDCBD4&quot;, &quot;set 2,(iy+d),h&quot;}," calcext:value-type="string">
            <text:p>{"FDCBD4", "set 2,(iy+d),h"},</text:p>
          </table:table-cell>
          <table:table-cell table:formula="of:=IF( AND([.G131]&lt;&gt;&quot;&quot;; [.G131]&lt;&gt;&quot;-&quot;) ; COM.MICROSOFT.CONCAT(&quot;{&quot;;CHAR(34);[.$B$117];[.$R131];[.G$1];CHAR(34);&quot;, &quot;; CHAR(34); [.G131]; CHAR(34); &quot;},&quot;) ; &quot;&quot;)" office:value-type="string" office:string-value="{&quot;FDCBD5&quot;, &quot;set 2,(iy+d),l&quot;}," calcext:value-type="string">
            <text:p>{"FDCBD5", "set 2,(iy+d),l"},</text:p>
          </table:table-cell>
          <table:table-cell table:formula="of:=IF( AND([.H131]&lt;&gt;&quot;&quot;; [.H131]&lt;&gt;&quot;-&quot;) ; COM.MICROSOFT.CONCAT(&quot;{&quot;;CHAR(34);[.$B$117];[.$R131];[.H$1];CHAR(34);&quot;, &quot;; CHAR(34); [.H131]; CHAR(34); &quot;},&quot;) ; &quot;&quot;)" office:value-type="string" office:string-value="{&quot;FDCBD6&quot;, &quot;set 2,(iy+d)&quot;}," calcext:value-type="string">
            <text:p>{"FDCBD6", "set 2,(iy+d)"},</text:p>
          </table:table-cell>
          <table:table-cell table:formula="of:=IF( AND([.I131]&lt;&gt;&quot;&quot;; [.I131]&lt;&gt;&quot;-&quot;) ; COM.MICROSOFT.CONCAT(&quot;{&quot;;CHAR(34);[.$B$117];[.$R131];[.I$1];CHAR(34);&quot;, &quot;; CHAR(34); [.I131]; CHAR(34); &quot;},&quot;) ; &quot;&quot;)" office:value-type="string" office:string-value="{&quot;FDCBD7&quot;, &quot;set 2,(iy+d),a&quot;}," calcext:value-type="string">
            <text:p>{"FDCBD7", "set 2,(iy+d),a"},</text:p>
          </table:table-cell>
          <table:table-cell table:formula="of:=IF( AND([.J131]&lt;&gt;&quot;&quot;; [.J131]&lt;&gt;&quot;-&quot;) ; COM.MICROSOFT.CONCAT(&quot;{&quot;;CHAR(34);[.$B$117];[.$R131];[.J$1];CHAR(34);&quot;, &quot;; CHAR(34); [.J131]; CHAR(34); &quot;},&quot;) ; &quot;&quot;)" office:value-type="string" office:string-value="{&quot;FDCBD8&quot;, &quot;set 3,(iy+d),b&quot;}," calcext:value-type="string">
            <text:p>{"FDCBD8", "set 3,(iy+d),b"},</text:p>
          </table:table-cell>
          <table:table-cell table:formula="of:=IF( AND([.K131]&lt;&gt;&quot;&quot;; [.K131]&lt;&gt;&quot;-&quot;) ; COM.MICROSOFT.CONCAT(&quot;{&quot;;CHAR(34);[.$B$117];[.$R131];[.K$1];CHAR(34);&quot;, &quot;; CHAR(34); [.K131]; CHAR(34); &quot;},&quot;) ; &quot;&quot;)" office:value-type="string" office:string-value="{&quot;FDCBD9&quot;, &quot;set 3,(iy+d),c&quot;}," calcext:value-type="string">
            <text:p>{"FDCBD9", "set 3,(iy+d),c"},</text:p>
          </table:table-cell>
          <table:table-cell table:formula="of:=IF( AND([.L131]&lt;&gt;&quot;&quot;; [.L131]&lt;&gt;&quot;-&quot;) ; COM.MICROSOFT.CONCAT(&quot;{&quot;;CHAR(34);[.$B$117];[.$R131];[.L$1];CHAR(34);&quot;, &quot;; CHAR(34); [.L131]; CHAR(34); &quot;},&quot;) ; &quot;&quot;)" office:value-type="string" office:string-value="{&quot;FDCBDA&quot;, &quot;set 3,(iy+d),d&quot;}," calcext:value-type="string">
            <text:p>{"FDCBDA", "set 3,(iy+d),d"},</text:p>
          </table:table-cell>
          <table:table-cell table:formula="of:=IF( AND([.M131]&lt;&gt;&quot;&quot;; [.M131]&lt;&gt;&quot;-&quot;) ; COM.MICROSOFT.CONCAT(&quot;{&quot;;CHAR(34);[.$B$117];[.$R131];[.M$1];CHAR(34);&quot;, &quot;; CHAR(34); [.M131]; CHAR(34); &quot;},&quot;) ; &quot;&quot;)" office:value-type="string" office:string-value="{&quot;FDCBDB&quot;, &quot;set 3,(iy+d),e&quot;}," calcext:value-type="string">
            <text:p>{"FDCBDB", "set 3,(iy+d),e"},</text:p>
          </table:table-cell>
          <table:table-cell table:formula="of:=IF( AND([.N131]&lt;&gt;&quot;&quot;; [.N131]&lt;&gt;&quot;-&quot;) ; COM.MICROSOFT.CONCAT(&quot;{&quot;;CHAR(34);[.$B$117];[.$R131];[.N$1];CHAR(34);&quot;, &quot;; CHAR(34); [.N131]; CHAR(34); &quot;},&quot;) ; &quot;&quot;)" office:value-type="string" office:string-value="{&quot;FDCBDC&quot;, &quot;set 3,(iy+d),h&quot;}," calcext:value-type="string">
            <text:p>{"FDCBDC", "set 3,(iy+d),h"},</text:p>
          </table:table-cell>
          <table:table-cell table:formula="of:=IF( AND([.O131]&lt;&gt;&quot;&quot;; [.O131]&lt;&gt;&quot;-&quot;) ; COM.MICROSOFT.CONCAT(&quot;{&quot;;CHAR(34);[.$B$117];[.$R131];[.O$1];CHAR(34);&quot;, &quot;; CHAR(34); [.O131]; CHAR(34); &quot;},&quot;) ; &quot;&quot;)" office:value-type="string" office:string-value="{&quot;FDCBDD&quot;, &quot;set 3,(iy+d),l&quot;}," calcext:value-type="string">
            <text:p>{"FDCBDD", "set 3,(iy+d),l"},</text:p>
          </table:table-cell>
          <table:table-cell table:formula="of:=IF( AND([.P131]&lt;&gt;&quot;&quot;; [.P131]&lt;&gt;&quot;-&quot;) ; COM.MICROSOFT.CONCAT(&quot;{&quot;;CHAR(34);[.$B$117];[.$R131];[.P$1];CHAR(34);&quot;, &quot;; CHAR(34); [.P131]; CHAR(34); &quot;},&quot;) ; &quot;&quot;)" office:value-type="string" office:string-value="{&quot;FDCBDE&quot;, &quot;set 3,(iy+d)&quot;}," calcext:value-type="string">
            <text:p>{"FDCBDE", "set 3,(iy+d)"},</text:p>
          </table:table-cell>
          <table:table-cell table:formula="of:=IF( AND([.Q131]&lt;&gt;&quot;&quot;; [.Q131]&lt;&gt;&quot;-&quot;) ; COM.MICROSOFT.CONCAT(&quot;{&quot;;CHAR(34);[.$B$117];[.$R131];[.Q$1];CHAR(34);&quot;, &quot;; CHAR(34); [.Q131]; CHAR(34); &quot;},&quot;) ; &quot;&quot;)" office:value-type="string" office:string-value="{&quot;FDCBDF&quot;, &quot;set 3,(iy+d),a&quot;}," calcext:value-type="string">
            <text:p>{"FDCBDF", "set 3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E</text:p>
          </table:table-cell>
          <table:table-cell table:style-name="ce236" office:value-type="string" calcext:value-type="string">
            <text:p>set 4,(iy+d),b</text:p>
          </table:table-cell>
          <table:table-cell table:style-name="ce236" office:value-type="string" calcext:value-type="string">
            <text:p>set 4,(iy+d),c</text:p>
          </table:table-cell>
          <table:table-cell table:style-name="ce236" office:value-type="string" calcext:value-type="string">
            <text:p>set 4,(iy+d),d</text:p>
          </table:table-cell>
          <table:table-cell table:style-name="ce236" office:value-type="string" calcext:value-type="string">
            <text:p>set 4,(iy+d),e</text:p>
          </table:table-cell>
          <table:table-cell table:style-name="ce236" office:value-type="string" calcext:value-type="string">
            <text:p>set 4,(iy+d),h</text:p>
          </table:table-cell>
          <table:table-cell table:style-name="ce236" office:value-type="string" calcext:value-type="string">
            <text:p>set 4,(iy+d),l</text:p>
          </table:table-cell>
          <table:table-cell table:style-name="ce236" office:value-type="string" calcext:value-type="string">
            <text:p>set 4,(iy+d)</text:p>
          </table:table-cell>
          <table:table-cell table:style-name="ce236" office:value-type="string" calcext:value-type="string">
            <text:p>set 4,(iy+d),a</text:p>
          </table:table-cell>
          <table:table-cell table:style-name="ce236" office:value-type="string" calcext:value-type="string">
            <text:p>set 5,(iy+d),b</text:p>
          </table:table-cell>
          <table:table-cell table:style-name="ce236" office:value-type="string" calcext:value-type="string">
            <text:p>set 5,(iy+d),c</text:p>
          </table:table-cell>
          <table:table-cell table:style-name="ce236" office:value-type="string" calcext:value-type="string">
            <text:p>set 5,(iy+d),d</text:p>
          </table:table-cell>
          <table:table-cell table:style-name="ce236" office:value-type="string" calcext:value-type="string">
            <text:p>set 5,(iy+d),e</text:p>
          </table:table-cell>
          <table:table-cell table:style-name="ce236" office:value-type="string" calcext:value-type="string">
            <text:p>set 5,(iy+d),h</text:p>
          </table:table-cell>
          <table:table-cell table:style-name="ce236" office:value-type="string" calcext:value-type="string">
            <text:p>set 5,(iy+d),l</text:p>
          </table:table-cell>
          <table:table-cell table:style-name="ce236" office:value-type="string" calcext:value-type="string">
            <text:p>set 5,(iy+d)</text:p>
          </table:table-cell>
          <table:table-cell table:style-name="ce236" office:value-type="string" calcext:value-type="string">
            <text:p>set 5,(iy+d),a</text:p>
          </table:table-cell>
          <table:table-cell table:style-name="ce234" office:value-type="string" calcext:value-type="string">
            <text:p>E</text:p>
          </table:table-cell>
          <table:table-cell table:formula="of:=IF( AND([.B132]&lt;&gt;&quot;&quot;; [.B132]&lt;&gt;&quot;-&quot;) ; COM.MICROSOFT.CONCAT(&quot;{&quot;;CHAR(34);[.$B$117];[.$R132];[.B$1];CHAR(34);&quot;, &quot;; CHAR(34); [.B132]; CHAR(34); &quot;},&quot;) ; &quot;&quot;)" office:value-type="string" office:string-value="{&quot;FDCBE0&quot;, &quot;set 4,(iy+d),b&quot;}," calcext:value-type="string">
            <text:p>{"FDCBE0", "set 4,(iy+d),b"},</text:p>
          </table:table-cell>
          <table:table-cell table:formula="of:=IF( AND([.C132]&lt;&gt;&quot;&quot;; [.C132]&lt;&gt;&quot;-&quot;) ; COM.MICROSOFT.CONCAT(&quot;{&quot;;CHAR(34);[.$B$117];[.$R132];[.C$1];CHAR(34);&quot;, &quot;; CHAR(34); [.C132]; CHAR(34); &quot;},&quot;) ; &quot;&quot;)" office:value-type="string" office:string-value="{&quot;FDCBE1&quot;, &quot;set 4,(iy+d),c&quot;}," calcext:value-type="string">
            <text:p>{"FDCBE1", "set 4,(iy+d),c"},</text:p>
          </table:table-cell>
          <table:table-cell table:formula="of:=IF( AND([.D132]&lt;&gt;&quot;&quot;; [.D132]&lt;&gt;&quot;-&quot;) ; COM.MICROSOFT.CONCAT(&quot;{&quot;;CHAR(34);[.$B$117];[.$R132];[.D$1];CHAR(34);&quot;, &quot;; CHAR(34); [.D132]; CHAR(34); &quot;},&quot;) ; &quot;&quot;)" office:value-type="string" office:string-value="{&quot;FDCBE2&quot;, &quot;set 4,(iy+d),d&quot;}," calcext:value-type="string">
            <text:p>{"FDCBE2", "set 4,(iy+d),d"},</text:p>
          </table:table-cell>
          <table:table-cell table:formula="of:=IF( AND([.E132]&lt;&gt;&quot;&quot;; [.E132]&lt;&gt;&quot;-&quot;) ; COM.MICROSOFT.CONCAT(&quot;{&quot;;CHAR(34);[.$B$117];[.$R132];[.E$1];CHAR(34);&quot;, &quot;; CHAR(34); [.E132]; CHAR(34); &quot;},&quot;) ; &quot;&quot;)" office:value-type="string" office:string-value="{&quot;FDCBE3&quot;, &quot;set 4,(iy+d),e&quot;}," calcext:value-type="string">
            <text:p>{"FDCBE3", "set 4,(iy+d),e"},</text:p>
          </table:table-cell>
          <table:table-cell table:formula="of:=IF( AND([.F132]&lt;&gt;&quot;&quot;; [.F132]&lt;&gt;&quot;-&quot;) ; COM.MICROSOFT.CONCAT(&quot;{&quot;;CHAR(34);[.$B$117];[.$R132];[.F$1];CHAR(34);&quot;, &quot;; CHAR(34); [.F132]; CHAR(34); &quot;},&quot;) ; &quot;&quot;)" office:value-type="string" office:string-value="{&quot;FDCBE4&quot;, &quot;set 4,(iy+d),h&quot;}," calcext:value-type="string">
            <text:p>{"FDCBE4", "set 4,(iy+d),h"},</text:p>
          </table:table-cell>
          <table:table-cell table:formula="of:=IF( AND([.G132]&lt;&gt;&quot;&quot;; [.G132]&lt;&gt;&quot;-&quot;) ; COM.MICROSOFT.CONCAT(&quot;{&quot;;CHAR(34);[.$B$117];[.$R132];[.G$1];CHAR(34);&quot;, &quot;; CHAR(34); [.G132]; CHAR(34); &quot;},&quot;) ; &quot;&quot;)" office:value-type="string" office:string-value="{&quot;FDCBE5&quot;, &quot;set 4,(iy+d),l&quot;}," calcext:value-type="string">
            <text:p>{"FDCBE5", "set 4,(iy+d),l"},</text:p>
          </table:table-cell>
          <table:table-cell table:formula="of:=IF( AND([.H132]&lt;&gt;&quot;&quot;; [.H132]&lt;&gt;&quot;-&quot;) ; COM.MICROSOFT.CONCAT(&quot;{&quot;;CHAR(34);[.$B$117];[.$R132];[.H$1];CHAR(34);&quot;, &quot;; CHAR(34); [.H132]; CHAR(34); &quot;},&quot;) ; &quot;&quot;)" office:value-type="string" office:string-value="{&quot;FDCBE6&quot;, &quot;set 4,(iy+d)&quot;}," calcext:value-type="string">
            <text:p>{"FDCBE6", "set 4,(iy+d)"},</text:p>
          </table:table-cell>
          <table:table-cell table:formula="of:=IF( AND([.I132]&lt;&gt;&quot;&quot;; [.I132]&lt;&gt;&quot;-&quot;) ; COM.MICROSOFT.CONCAT(&quot;{&quot;;CHAR(34);[.$B$117];[.$R132];[.I$1];CHAR(34);&quot;, &quot;; CHAR(34); [.I132]; CHAR(34); &quot;},&quot;) ; &quot;&quot;)" office:value-type="string" office:string-value="{&quot;FDCBE7&quot;, &quot;set 4,(iy+d),a&quot;}," calcext:value-type="string">
            <text:p>{"FDCBE7", "set 4,(iy+d),a"},</text:p>
          </table:table-cell>
          <table:table-cell table:formula="of:=IF( AND([.J132]&lt;&gt;&quot;&quot;; [.J132]&lt;&gt;&quot;-&quot;) ; COM.MICROSOFT.CONCAT(&quot;{&quot;;CHAR(34);[.$B$117];[.$R132];[.J$1];CHAR(34);&quot;, &quot;; CHAR(34); [.J132]; CHAR(34); &quot;},&quot;) ; &quot;&quot;)" office:value-type="string" office:string-value="{&quot;FDCBE8&quot;, &quot;set 5,(iy+d),b&quot;}," calcext:value-type="string">
            <text:p>{"FDCBE8", "set 5,(iy+d),b"},</text:p>
          </table:table-cell>
          <table:table-cell table:formula="of:=IF( AND([.K132]&lt;&gt;&quot;&quot;; [.K132]&lt;&gt;&quot;-&quot;) ; COM.MICROSOFT.CONCAT(&quot;{&quot;;CHAR(34);[.$B$117];[.$R132];[.K$1];CHAR(34);&quot;, &quot;; CHAR(34); [.K132]; CHAR(34); &quot;},&quot;) ; &quot;&quot;)" office:value-type="string" office:string-value="{&quot;FDCBE9&quot;, &quot;set 5,(iy+d),c&quot;}," calcext:value-type="string">
            <text:p>{"FDCBE9", "set 5,(iy+d),c"},</text:p>
          </table:table-cell>
          <table:table-cell table:formula="of:=IF( AND([.L132]&lt;&gt;&quot;&quot;; [.L132]&lt;&gt;&quot;-&quot;) ; COM.MICROSOFT.CONCAT(&quot;{&quot;;CHAR(34);[.$B$117];[.$R132];[.L$1];CHAR(34);&quot;, &quot;; CHAR(34); [.L132]; CHAR(34); &quot;},&quot;) ; &quot;&quot;)" office:value-type="string" office:string-value="{&quot;FDCBEA&quot;, &quot;set 5,(iy+d),d&quot;}," calcext:value-type="string">
            <text:p>{"FDCBEA", "set 5,(iy+d),d"},</text:p>
          </table:table-cell>
          <table:table-cell table:formula="of:=IF( AND([.M132]&lt;&gt;&quot;&quot;; [.M132]&lt;&gt;&quot;-&quot;) ; COM.MICROSOFT.CONCAT(&quot;{&quot;;CHAR(34);[.$B$117];[.$R132];[.M$1];CHAR(34);&quot;, &quot;; CHAR(34); [.M132]; CHAR(34); &quot;},&quot;) ; &quot;&quot;)" office:value-type="string" office:string-value="{&quot;FDCBEB&quot;, &quot;set 5,(iy+d),e&quot;}," calcext:value-type="string">
            <text:p>{"FDCBEB", "set 5,(iy+d),e"},</text:p>
          </table:table-cell>
          <table:table-cell table:formula="of:=IF( AND([.N132]&lt;&gt;&quot;&quot;; [.N132]&lt;&gt;&quot;-&quot;) ; COM.MICROSOFT.CONCAT(&quot;{&quot;;CHAR(34);[.$B$117];[.$R132];[.N$1];CHAR(34);&quot;, &quot;; CHAR(34); [.N132]; CHAR(34); &quot;},&quot;) ; &quot;&quot;)" office:value-type="string" office:string-value="{&quot;FDCBEC&quot;, &quot;set 5,(iy+d),h&quot;}," calcext:value-type="string">
            <text:p>{"FDCBEC", "set 5,(iy+d),h"},</text:p>
          </table:table-cell>
          <table:table-cell table:formula="of:=IF( AND([.O132]&lt;&gt;&quot;&quot;; [.O132]&lt;&gt;&quot;-&quot;) ; COM.MICROSOFT.CONCAT(&quot;{&quot;;CHAR(34);[.$B$117];[.$R132];[.O$1];CHAR(34);&quot;, &quot;; CHAR(34); [.O132]; CHAR(34); &quot;},&quot;) ; &quot;&quot;)" office:value-type="string" office:string-value="{&quot;FDCBED&quot;, &quot;set 5,(iy+d),l&quot;}," calcext:value-type="string">
            <text:p>{"FDCBED", "set 5,(iy+d),l"},</text:p>
          </table:table-cell>
          <table:table-cell table:formula="of:=IF( AND([.P132]&lt;&gt;&quot;&quot;; [.P132]&lt;&gt;&quot;-&quot;) ; COM.MICROSOFT.CONCAT(&quot;{&quot;;CHAR(34);[.$B$117];[.$R132];[.P$1];CHAR(34);&quot;, &quot;; CHAR(34); [.P132]; CHAR(34); &quot;},&quot;) ; &quot;&quot;)" office:value-type="string" office:string-value="{&quot;FDCBEE&quot;, &quot;set 5,(iy+d)&quot;}," calcext:value-type="string">
            <text:p>{"FDCBEE", "set 5,(iy+d)"},</text:p>
          </table:table-cell>
          <table:table-cell table:formula="of:=IF( AND([.Q132]&lt;&gt;&quot;&quot;; [.Q132]&lt;&gt;&quot;-&quot;) ; COM.MICROSOFT.CONCAT(&quot;{&quot;;CHAR(34);[.$B$117];[.$R132];[.Q$1];CHAR(34);&quot;, &quot;; CHAR(34); [.Q132]; CHAR(34); &quot;},&quot;) ; &quot;&quot;)" office:value-type="string" office:string-value="{&quot;FDCBEF&quot;, &quot;set 5,(iy+d),a&quot;}," calcext:value-type="string">
            <text:p>{"FDCBEF", "set 5,(iy+d),a"},</text:p>
          </table:table-cell>
          <table:table-cell table:number-columns-repeated="990"/>
        </table:table-row>
        <table:table-row table:style-name="ro8">
          <table:table-cell table:style-name="ce234" office:value-type="string" calcext:value-type="string">
            <text:p>F</text:p>
          </table:table-cell>
          <table:table-cell table:style-name="ce236" office:value-type="string" calcext:value-type="string">
            <text:p>set 6,(iy+d),b</text:p>
          </table:table-cell>
          <table:table-cell table:style-name="ce236" office:value-type="string" calcext:value-type="string">
            <text:p>set 6,(iy+d),c</text:p>
          </table:table-cell>
          <table:table-cell table:style-name="ce236" office:value-type="string" calcext:value-type="string">
            <text:p>set 6,(iy+d),d</text:p>
          </table:table-cell>
          <table:table-cell table:style-name="ce236" office:value-type="string" calcext:value-type="string">
            <text:p>set 6,(iy+d),e</text:p>
          </table:table-cell>
          <table:table-cell table:style-name="ce236" office:value-type="string" calcext:value-type="string">
            <text:p>set 6,(iy+d),h</text:p>
          </table:table-cell>
          <table:table-cell table:style-name="ce236" office:value-type="string" calcext:value-type="string">
            <text:p>set 6,(iy+d),l</text:p>
          </table:table-cell>
          <table:table-cell table:style-name="ce236" office:value-type="string" calcext:value-type="string">
            <text:p>set 6,(iy+d)</text:p>
          </table:table-cell>
          <table:table-cell table:style-name="ce236" office:value-type="string" calcext:value-type="string">
            <text:p>set 6,(iy+d),a</text:p>
          </table:table-cell>
          <table:table-cell table:style-name="ce236" office:value-type="string" calcext:value-type="string">
            <text:p>set 7,(iy+d),b</text:p>
          </table:table-cell>
          <table:table-cell table:style-name="ce236" office:value-type="string" calcext:value-type="string">
            <text:p>set 7,(iy+d),c</text:p>
          </table:table-cell>
          <table:table-cell table:style-name="ce236" office:value-type="string" calcext:value-type="string">
            <text:p>set 7,(iy+d),d</text:p>
          </table:table-cell>
          <table:table-cell table:style-name="ce236" office:value-type="string" calcext:value-type="string">
            <text:p>set 7,(iy+d),e</text:p>
          </table:table-cell>
          <table:table-cell table:style-name="ce236" office:value-type="string" calcext:value-type="string">
            <text:p>set 7,(iy+d),h</text:p>
          </table:table-cell>
          <table:table-cell table:style-name="ce236" office:value-type="string" calcext:value-type="string">
            <text:p>set 7,(iy+d),l</text:p>
          </table:table-cell>
          <table:table-cell table:style-name="ce236" office:value-type="string" calcext:value-type="string">
            <text:p>set 7,(iy+d)</text:p>
          </table:table-cell>
          <table:table-cell table:style-name="ce236" office:value-type="string" calcext:value-type="string">
            <text:p>set 7,(iy+d),a</text:p>
          </table:table-cell>
          <table:table-cell table:style-name="ce234" office:value-type="string" calcext:value-type="string">
            <text:p>F</text:p>
          </table:table-cell>
          <table:table-cell table:formula="of:=IF( AND([.B133]&lt;&gt;&quot;&quot;; [.B133]&lt;&gt;&quot;-&quot;) ; COM.MICROSOFT.CONCAT(&quot;{&quot;;CHAR(34);[.$B$117];[.$R133];[.B$1];CHAR(34);&quot;, &quot;; CHAR(34); [.B133]; CHAR(34); &quot;},&quot;) ; &quot;&quot;)" office:value-type="string" office:string-value="{&quot;FDCBF0&quot;, &quot;set 6,(iy+d),b&quot;}," calcext:value-type="string">
            <text:p>{"FDCBF0", "set 6,(iy+d),b"},</text:p>
          </table:table-cell>
          <table:table-cell table:formula="of:=IF( AND([.C133]&lt;&gt;&quot;&quot;; [.C133]&lt;&gt;&quot;-&quot;) ; COM.MICROSOFT.CONCAT(&quot;{&quot;;CHAR(34);[.$B$117];[.$R133];[.C$1];CHAR(34);&quot;, &quot;; CHAR(34); [.C133]; CHAR(34); &quot;},&quot;) ; &quot;&quot;)" office:value-type="string" office:string-value="{&quot;FDCBF1&quot;, &quot;set 6,(iy+d),c&quot;}," calcext:value-type="string">
            <text:p>{"FDCBF1", "set 6,(iy+d),c"},</text:p>
          </table:table-cell>
          <table:table-cell table:formula="of:=IF( AND([.D133]&lt;&gt;&quot;&quot;; [.D133]&lt;&gt;&quot;-&quot;) ; COM.MICROSOFT.CONCAT(&quot;{&quot;;CHAR(34);[.$B$117];[.$R133];[.D$1];CHAR(34);&quot;, &quot;; CHAR(34); [.D133]; CHAR(34); &quot;},&quot;) ; &quot;&quot;)" office:value-type="string" office:string-value="{&quot;FDCBF2&quot;, &quot;set 6,(iy+d),d&quot;}," calcext:value-type="string">
            <text:p>{"FDCBF2", "set 6,(iy+d),d"},</text:p>
          </table:table-cell>
          <table:table-cell table:formula="of:=IF( AND([.E133]&lt;&gt;&quot;&quot;; [.E133]&lt;&gt;&quot;-&quot;) ; COM.MICROSOFT.CONCAT(&quot;{&quot;;CHAR(34);[.$B$117];[.$R133];[.E$1];CHAR(34);&quot;, &quot;; CHAR(34); [.E133]; CHAR(34); &quot;},&quot;) ; &quot;&quot;)" office:value-type="string" office:string-value="{&quot;FDCBF3&quot;, &quot;set 6,(iy+d),e&quot;}," calcext:value-type="string">
            <text:p>{"FDCBF3", "set 6,(iy+d),e"},</text:p>
          </table:table-cell>
          <table:table-cell table:formula="of:=IF( AND([.F133]&lt;&gt;&quot;&quot;; [.F133]&lt;&gt;&quot;-&quot;) ; COM.MICROSOFT.CONCAT(&quot;{&quot;;CHAR(34);[.$B$117];[.$R133];[.F$1];CHAR(34);&quot;, &quot;; CHAR(34); [.F133]; CHAR(34); &quot;},&quot;) ; &quot;&quot;)" office:value-type="string" office:string-value="{&quot;FDCBF4&quot;, &quot;set 6,(iy+d),h&quot;}," calcext:value-type="string">
            <text:p>{"FDCBF4", "set 6,(iy+d),h"},</text:p>
          </table:table-cell>
          <table:table-cell table:formula="of:=IF( AND([.G133]&lt;&gt;&quot;&quot;; [.G133]&lt;&gt;&quot;-&quot;) ; COM.MICROSOFT.CONCAT(&quot;{&quot;;CHAR(34);[.$B$117];[.$R133];[.G$1];CHAR(34);&quot;, &quot;; CHAR(34); [.G133]; CHAR(34); &quot;},&quot;) ; &quot;&quot;)" office:value-type="string" office:string-value="{&quot;FDCBF5&quot;, &quot;set 6,(iy+d),l&quot;}," calcext:value-type="string">
            <text:p>{"FDCBF5", "set 6,(iy+d),l"},</text:p>
          </table:table-cell>
          <table:table-cell table:formula="of:=IF( AND([.H133]&lt;&gt;&quot;&quot;; [.H133]&lt;&gt;&quot;-&quot;) ; COM.MICROSOFT.CONCAT(&quot;{&quot;;CHAR(34);[.$B$117];[.$R133];[.H$1];CHAR(34);&quot;, &quot;; CHAR(34); [.H133]; CHAR(34); &quot;},&quot;) ; &quot;&quot;)" office:value-type="string" office:string-value="{&quot;FDCBF6&quot;, &quot;set 6,(iy+d)&quot;}," calcext:value-type="string">
            <text:p>{"FDCBF6", "set 6,(iy+d)"},</text:p>
          </table:table-cell>
          <table:table-cell table:formula="of:=IF( AND([.I133]&lt;&gt;&quot;&quot;; [.I133]&lt;&gt;&quot;-&quot;) ; COM.MICROSOFT.CONCAT(&quot;{&quot;;CHAR(34);[.$B$117];[.$R133];[.I$1];CHAR(34);&quot;, &quot;; CHAR(34); [.I133]; CHAR(34); &quot;},&quot;) ; &quot;&quot;)" office:value-type="string" office:string-value="{&quot;FDCBF7&quot;, &quot;set 6,(iy+d),a&quot;}," calcext:value-type="string">
            <text:p>{"FDCBF7", "set 6,(iy+d),a"},</text:p>
          </table:table-cell>
          <table:table-cell table:formula="of:=IF( AND([.J133]&lt;&gt;&quot;&quot;; [.J133]&lt;&gt;&quot;-&quot;) ; COM.MICROSOFT.CONCAT(&quot;{&quot;;CHAR(34);[.$B$117];[.$R133];[.J$1];CHAR(34);&quot;, &quot;; CHAR(34); [.J133]; CHAR(34); &quot;},&quot;) ; &quot;&quot;)" office:value-type="string" office:string-value="{&quot;FDCBF8&quot;, &quot;set 7,(iy+d),b&quot;}," calcext:value-type="string">
            <text:p>{"FDCBF8", "set 7,(iy+d),b"},</text:p>
          </table:table-cell>
          <table:table-cell table:formula="of:=IF( AND([.K133]&lt;&gt;&quot;&quot;; [.K133]&lt;&gt;&quot;-&quot;) ; COM.MICROSOFT.CONCAT(&quot;{&quot;;CHAR(34);[.$B$117];[.$R133];[.K$1];CHAR(34);&quot;, &quot;; CHAR(34); [.K133]; CHAR(34); &quot;},&quot;) ; &quot;&quot;)" office:value-type="string" office:string-value="{&quot;FDCBF9&quot;, &quot;set 7,(iy+d),c&quot;}," calcext:value-type="string">
            <text:p>{"FDCBF9", "set 7,(iy+d),c"},</text:p>
          </table:table-cell>
          <table:table-cell table:formula="of:=IF( AND([.L133]&lt;&gt;&quot;&quot;; [.L133]&lt;&gt;&quot;-&quot;) ; COM.MICROSOFT.CONCAT(&quot;{&quot;;CHAR(34);[.$B$117];[.$R133];[.L$1];CHAR(34);&quot;, &quot;; CHAR(34); [.L133]; CHAR(34); &quot;},&quot;) ; &quot;&quot;)" office:value-type="string" office:string-value="{&quot;FDCBFA&quot;, &quot;set 7,(iy+d),d&quot;}," calcext:value-type="string">
            <text:p>{"FDCBFA", "set 7,(iy+d),d"},</text:p>
          </table:table-cell>
          <table:table-cell table:formula="of:=IF( AND([.M133]&lt;&gt;&quot;&quot;; [.M133]&lt;&gt;&quot;-&quot;) ; COM.MICROSOFT.CONCAT(&quot;{&quot;;CHAR(34);[.$B$117];[.$R133];[.M$1];CHAR(34);&quot;, &quot;; CHAR(34); [.M133]; CHAR(34); &quot;},&quot;) ; &quot;&quot;)" office:value-type="string" office:string-value="{&quot;FDCBFB&quot;, &quot;set 7,(iy+d),e&quot;}," calcext:value-type="string">
            <text:p>{"FDCBFB", "set 7,(iy+d),e"},</text:p>
          </table:table-cell>
          <table:table-cell table:formula="of:=IF( AND([.N133]&lt;&gt;&quot;&quot;; [.N133]&lt;&gt;&quot;-&quot;) ; COM.MICROSOFT.CONCAT(&quot;{&quot;;CHAR(34);[.$B$117];[.$R133];[.N$1];CHAR(34);&quot;, &quot;; CHAR(34); [.N133]; CHAR(34); &quot;},&quot;) ; &quot;&quot;)" office:value-type="string" office:string-value="{&quot;FDCBFC&quot;, &quot;set 7,(iy+d),h&quot;}," calcext:value-type="string">
            <text:p>{"FDCBFC", "set 7,(iy+d),h"},</text:p>
          </table:table-cell>
          <table:table-cell table:formula="of:=IF( AND([.O133]&lt;&gt;&quot;&quot;; [.O133]&lt;&gt;&quot;-&quot;) ; COM.MICROSOFT.CONCAT(&quot;{&quot;;CHAR(34);[.$B$117];[.$R133];[.O$1];CHAR(34);&quot;, &quot;; CHAR(34); [.O133]; CHAR(34); &quot;},&quot;) ; &quot;&quot;)" office:value-type="string" office:string-value="{&quot;FDCBFD&quot;, &quot;set 7,(iy+d),l&quot;}," calcext:value-type="string">
            <text:p>{"FDCBFD", "set 7,(iy+d),l"},</text:p>
          </table:table-cell>
          <table:table-cell table:formula="of:=IF( AND([.P133]&lt;&gt;&quot;&quot;; [.P133]&lt;&gt;&quot;-&quot;) ; COM.MICROSOFT.CONCAT(&quot;{&quot;;CHAR(34);[.$B$117];[.$R133];[.P$1];CHAR(34);&quot;, &quot;; CHAR(34); [.P133]; CHAR(34); &quot;},&quot;) ; &quot;&quot;)" office:value-type="string" office:string-value="{&quot;FDCBFE&quot;, &quot;set 7,(iy+d)&quot;}," calcext:value-type="string">
            <text:p>{"FDCBFE", "set 7,(iy+d)"},</text:p>
          </table:table-cell>
          <table:table-cell table:formula="of:=IF( AND([.Q133]&lt;&gt;&quot;&quot;; [.Q133]&lt;&gt;&quot;-&quot;) ; COM.MICROSOFT.CONCAT(&quot;{&quot;;CHAR(34);[.$B$117];[.$R133];[.Q$1];CHAR(34);&quot;, &quot;; CHAR(34); [.Q133]; CHAR(34); &quot;},&quot;) ; &quot;&quot;)" office:value-type="string" office:string-value="{&quot;FDCBFF&quot;, &quot;set 7,(iy+d),a&quot;}," calcext:value-type="string">
            <text:p>{"FDCBFF", "set 7,(iy+d),a"},</text:p>
          </table:table-cell>
          <table:table-cell table:number-columns-repeated="990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D,FD  (ix,iy)  indice'.T1:'DD,FD  (ix,iy)  indice'.T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Hoja6.A1:Hoja6.C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Mono" svg:font-family="'Noto Mono'" style:font-family-generic="modern" style:font-pitch="fixed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4T17:52:38.883000000</meta:creation-date>
    <dc:date>2024-05-27T13:08:53.451000000</dc:date>
    <meta:editing-duration>P1DT6H38M51S</meta:editing-duration>
    <meta:editing-cycles>47</meta:editing-cycles>
    <meta:generator>LibreOffice/7.3.6.2$Windows_X86_64 LibreOffice_project/c28ca90fd6e1a19e189fc16c05f8f8924961e12e</meta:generator>
    <meta:document-statistic meta:table-count="7" meta:cell-count="7654" meta:object-count="0"/>
  </office:meta>
</office:document-meta>
</file>